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02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36.85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30.04mm"/>
    </style:style>
    <style:style style:name="co8" style:family="table-column">
      <style:table-column-properties fo:break-before="auto" style:column-width="36.3mm"/>
    </style:style>
    <style:style style:name="co9" style:family="table-column">
      <style:table-column-properties fo:break-before="auto" style:column-width="40.66mm"/>
    </style:style>
    <style:style style:name="co10" style:family="table-column">
      <style:table-column-properties fo:break-before="auto" style:column-width="41.75mm"/>
    </style:style>
    <style:style style:name="co11" style:family="table-column">
      <style:table-column-properties fo:break-before="auto" style:column-width="2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0_TO_4</text:p>
          </table:table-cell>
          <table:table-cell office:value-type="string" calcext:value-type="string">
            <text:p>B5_TO_14</text:p>
          </table:table-cell>
          <table:table-cell office:value-type="string" calcext:value-type="string">
            <text:p>B15_TO_24</text:p>
          </table:table-cell>
          <table:table-cell office:value-type="string" calcext:value-type="string">
            <text:p>B25_TO_64</text:p>
          </table:table-cell>
          <table:table-cell office:value-type="string" calcext:value-type="string">
            <text:p>B65_OLDER</text:p>
          </table:table-cell>
          <table:table-cell office:value-type="string" calcext:value-type="string">
            <text:p>C0_TO_4</text:p>
          </table:table-cell>
          <table:table-cell office:value-type="string" calcext:value-type="string">
            <text:p>C5_TO_14</text:p>
          </table:table-cell>
          <table:table-cell office:value-type="string" calcext:value-type="string">
            <text:p>C15_TO_24</text:p>
          </table:table-cell>
          <table:table-cell office:value-type="string" calcext:value-type="string">
            <text:p>C25_TO_64</text:p>
          </table:table-cell>
          <table:table-cell office:value-type="string" calcext:value-type="string">
            <text:p>C65_OLDER</text:p>
          </table:table-cell>
          <table:table-cell office:value-type="string" calcext:value-type="string">
            <text:p>I_A0_TO_4</text:p>
          </table:table-cell>
          <table:table-cell office:value-type="string" calcext:value-type="string">
            <text:p>I_A5_TO_14</text:p>
          </table:table-cell>
          <table:table-cell office:value-type="string" calcext:value-type="string">
            <text:p>I_A15_TO_24</text:p>
          </table:table-cell>
          <table:table-cell office:value-type="string" calcext:value-type="string">
            <text:p>I_A25_TO_64</text:p>
          </table:table-cell>
          <table:table-cell office:value-type="string" calcext:value-type="string">
            <text:p>I_A65_OLDER</text:p>
          </table:table-cell>
          <table:table-cell office:value-type="string" calcext:value-type="string">
            <text:p>W0_TO_4</text:p>
          </table:table-cell>
          <table:table-cell office:value-type="string" calcext:value-type="string">
            <text:p>W5_TO_14</text:p>
          </table:table-cell>
          <table:table-cell office:value-type="string" calcext:value-type="string">
            <text:p>W15_TO_24</text:p>
          </table:table-cell>
          <table:table-cell office:value-type="string" calcext:value-type="string">
            <text:p>W25_TO_64</text:p>
          </table:table-cell>
          <table:table-cell office:value-type="string" calcext:value-type="string">
            <text:p>W65_OLDER</text:p>
          </table:table-cell>
          <table:table-cell office:value-type="string" calcext:value-type="string">
            <text:p>BLOWER_CLASS</text:p>
          </table:table-cell>
          <table:table-cell office:value-type="string" calcext:value-type="string">
            <text:p>BWORKING_CLASS</text:p>
          </table:table-cell>
          <table:table-cell office:value-type="string" calcext:value-type="string">
            <text:p>BLOWER_MIDDLE_CLASS</text:p>
          </table:table-cell>
          <table:table-cell office:value-type="string" calcext:value-type="string">
            <text:p>BUPPER_MIDDLE_CLASS</text:p>
          </table:table-cell>
          <table:table-cell office:value-type="string" calcext:value-type="string">
            <text:p>BUPPER_CLASS</text:p>
          </table:table-cell>
          <table:table-cell office:value-type="string" calcext:value-type="string">
            <text:p>CLOWER_CLASS</text:p>
          </table:table-cell>
          <table:table-cell office:value-type="string" calcext:value-type="string">
            <text:p>CWORKING_CLASS</text:p>
          </table:table-cell>
          <table:table-cell office:value-type="string" calcext:value-type="string">
            <text:p>CLOWER_MIDDLE_CLASS</text:p>
          </table:table-cell>
          <table:table-cell office:value-type="string" calcext:value-type="string">
            <text:p>CUPPER_MIDDLE_CLASS</text:p>
          </table:table-cell>
          <table:table-cell office:value-type="string" calcext:value-type="string">
            <text:p>CUPPER_CLASS</text:p>
          </table:table-cell>
          <table:table-cell office:value-type="string" calcext:value-type="string">
            <text:p>I_ALOWER_CLASS</text:p>
          </table:table-cell>
          <table:table-cell office:value-type="string" calcext:value-type="string">
            <text:p>I_AWORKING_CLASS</text:p>
          </table:table-cell>
          <table:table-cell office:value-type="string" calcext:value-type="string">
            <text:p>I_ALOWER_MIDDLE_CLASS</text:p>
          </table:table-cell>
          <table:table-cell office:value-type="string" calcext:value-type="string">
            <text:p>I_AUPPER_MIDDLE_CLASS</text:p>
          </table:table-cell>
          <table:table-cell office:value-type="string" calcext:value-type="string">
            <text:p>I_AUPPER_CLASS</text:p>
          </table:table-cell>
          <table:table-cell office:value-type="string" calcext:value-type="string">
            <text:p>WLOWER_CLASS</text:p>
          </table:table-cell>
          <table:table-cell office:value-type="string" calcext:value-type="string">
            <text:p>WWORKING_CLASS</text:p>
          </table:table-cell>
          <table:table-cell office:value-type="string" calcext:value-type="string">
            <text:p>WLOWER_MIDDLE_CLASS</text:p>
          </table:table-cell>
          <table:table-cell office:value-type="string" calcext:value-type="string">
            <text:p>WUPPER_MIDDLE_CLASS</text:p>
          </table:table-cell>
          <table:table-cell office:value-type="string" calcext:value-type="string">
            <text:p>WUPPER_CLASS</text:p>
          </table:table-cell>
          <table:table-cell office:value-type="string" calcext:value-type="string">
            <text:p>BEMPLOYED</text:p>
          </table:table-cell>
          <table:table-cell office:value-type="string" calcext:value-type="string">
            <text:p>BUNEMPLOYED</text:p>
          </table:table-cell>
          <table:table-cell office:value-type="string" calcext:value-type="string">
            <text:p>CEMPLOYED</text:p>
          </table:table-cell>
          <table:table-cell office:value-type="string" calcext:value-type="string">
            <text:p>CUNEMPLOYED</text:p>
          </table:table-cell>
          <table:table-cell office:value-type="string" calcext:value-type="string">
            <text:p>I_AEMPLOYED</text:p>
          </table:table-cell>
          <table:table-cell office:value-type="string" calcext:value-type="string">
            <text:p>I_AUNEMPLOYED</text:p>
          </table:table-cell>
          <table:table-cell office:value-type="string" calcext:value-type="string">
            <text:p>WEMPLOYED</text:p>
          </table:table-cell>
          <table:table-cell office:value-type="string" calcext:value-type="string">
            <text:p>WUNEMPLOYED</text:p>
          </table:table-cell>
          <table:table-cell office:value-type="string" calcext:value-type="string">
            <text:p>BSOME_PRIMARY</text:p>
          </table:table-cell>
          <table:table-cell office:value-type="string" calcext:value-type="string">
            <text:p>BCOMPLETED_PRIMAR</text:p>
          </table:table-cell>
          <table:table-cell office:value-type="string" calcext:value-type="string">
            <text:p>BSOME_SECONDARY</text:p>
          </table:table-cell>
          <table:table-cell office:value-type="string" calcext:value-type="string">
            <text:p>BMATRIC</text:p>
          </table:table-cell>
          <table:table-cell office:value-type="string" calcext:value-type="string">
            <text:p>BHIGHER</text:p>
          </table:table-cell>
          <table:table-cell office:value-type="string" calcext:value-type="string">
            <text:p>BOTHER</text:p>
          </table:table-cell>
          <table:table-cell office:value-type="string" calcext:value-type="string">
            <text:p>CSOME_PRIMARY</text:p>
          </table:table-cell>
          <table:table-cell office:value-type="string" calcext:value-type="string">
            <text:p>CCOMPLETED_PRIMAR</text:p>
          </table:table-cell>
          <table:table-cell office:value-type="string" calcext:value-type="string">
            <text:p>CSOME_SECONDARY</text:p>
          </table:table-cell>
          <table:table-cell office:value-type="string" calcext:value-type="string">
            <text:p>CMATRIC</text:p>
          </table:table-cell>
          <table:table-cell office:value-type="string" calcext:value-type="string">
            <text:p>CHIGHER</text:p>
          </table:table-cell>
          <table:table-cell office:value-type="string" calcext:value-type="string">
            <text:p>COTHER</text:p>
          </table:table-cell>
          <table:table-cell office:value-type="string" calcext:value-type="string">
            <text:p>I_ASOME_PRIMARY</text:p>
          </table:table-cell>
          <table:table-cell office:value-type="string" calcext:value-type="string">
            <text:p>I_ACOMPLETED_PRIMAR</text:p>
          </table:table-cell>
          <table:table-cell office:value-type="string" calcext:value-type="string">
            <text:p>I_ASOME_SECONDARY</text:p>
          </table:table-cell>
          <table:table-cell office:value-type="string" calcext:value-type="string">
            <text:p>I_AMATRIC</text:p>
          </table:table-cell>
          <table:table-cell office:value-type="string" calcext:value-type="string">
            <text:p>I_AHIGHER</text:p>
          </table:table-cell>
          <table:table-cell office:value-type="string" calcext:value-type="string">
            <text:p>I_AOTHER</text:p>
          </table:table-cell>
          <table:table-cell office:value-type="string" calcext:value-type="string">
            <text:p>WSOME_PRIMARY</text:p>
          </table:table-cell>
          <table:table-cell office:value-type="string" calcext:value-type="string">
            <text:p>WCOMPLETED_PRIMAR</text:p>
          </table:table-cell>
          <table:table-cell office:value-type="string" calcext:value-type="string">
            <text:p>WSOME_SECONDARY</text:p>
          </table:table-cell>
          <table:table-cell office:value-type="string" calcext:value-type="string">
            <text:p>WMATRIC</text:p>
          </table:table-cell>
          <table:table-cell office:value-type="string" calcext:value-type="string">
            <text:p>WHIGHER</text:p>
          </table:table-cell>
          <table:table-cell office:value-type="string" calcext:value-type="string">
            <text:p>WOTHER</text:p>
          </table:table-cell>
          <table:table-cell office:value-type="string" calcext:value-type="string">
            <text:p>BFAMILY</text:p>
          </table:table-cell>
          <table:table-cell office:value-type="string" calcext:value-type="string">
            <text:p>BSINGLE</text:p>
          </table:table-cell>
          <table:table-cell office:value-type="string" calcext:value-type="string">
            <text:p>CFAMILY</text:p>
          </table:table-cell>
          <table:table-cell office:value-type="string" calcext:value-type="string">
            <text:p>CSINGLE</text:p>
          </table:table-cell>
          <table:table-cell office:value-type="string" calcext:value-type="string">
            <text:p>I_AFAMILY</text:p>
          </table:table-cell>
          <table:table-cell office:value-type="string" calcext:value-type="string">
            <text:p>I_ASINGLE</text:p>
          </table:table-cell>
          <table:table-cell office:value-type="string" calcext:value-type="string">
            <text:p>WFAMILY</text:p>
          </table:table-cell>
          <table:table-cell office:value-type="string" calcext:value-type="string">
            <text:p>WSINGLE</text:p>
          </table:table-cell>
          <table:table-cell office:value-type="string" calcext:value-type="string">
            <text:p>B_PERCENT_MALE</text:p>
          </table:table-cell>
          <table:table-cell office:value-type="string" calcext:value-type="string">
            <text:p>C_PERCENT_MALE</text:p>
          </table:table-cell>
          <table:table-cell office:value-type="string" calcext:value-type="string">
            <text:p>I_A_PERCENT_MALE</text:p>
          </table:table-cell>
          <table:table-cell office:value-type="string" calcext:value-type="string">
            <text:p>W_PERCENT_MALE</text:p>
          </table:table-cell>
          <table:table-cell office:value-type="string" calcext:value-type="string">
            <text:p>B_HOUSEHOLD</text:p>
          </table:table-cell>
          <table:table-cell office:value-type="string" calcext:value-type="string">
            <text:p>C_HOUSEHOLD</text:p>
          </table:table-cell>
          <table:table-cell office:value-type="string" calcext:value-type="string">
            <text:p>I_A_HOUSEHOLD</text:p>
          </table:table-cell>
          <table:table-cell office:value-type="string" calcext:value-type="string">
            <text:p>W_HOUSEHOLD</text:p>
          </table:table-cell>
        </table:table-row>
        <table:table-row table:style-name="ro1">
          <table:table-cell office:value-type="string" calcext:value-type="string">
            <text:p>19100001</text:p>
          </table:table-cell>
          <table:table-cell office:value-type="float" office:value="159" calcext:value-type="float">
            <text:p>159</text:p>
          </table:table-cell>
          <table:table-cell office:value-type="float" office:value="260" calcext:value-type="float">
            <text:p>260</text:p>
          </table:table-cell>
          <table:table-cell office:value-type="float" office:value="222" calcext:value-type="float">
            <text:p>222</text:p>
          </table:table-cell>
          <table:table-cell office:value-type="float" office:value="674" calcext:value-type="float">
            <text:p>674</text:p>
          </table:table-cell>
          <table:table-cell office:value-type="float" office:value="45" calcext:value-type="float">
            <text:p>45</text:p>
          </table:table-cell>
          <table:table-cell office:value-type="float" office:value="3887" calcext:value-type="float">
            <text:p>3887</text:p>
          </table:table-cell>
          <table:table-cell office:value-type="float" office:value="8481" calcext:value-type="float">
            <text:p>8481</text:p>
          </table:table-cell>
          <table:table-cell office:value-type="float" office:value="8087" calcext:value-type="float">
            <text:p>8087</text:p>
          </table:table-cell>
          <table:table-cell office:value-type="float" office:value="17353" calcext:value-type="float">
            <text:p>17353</text:p>
          </table:table-cell>
          <table:table-cell office:value-type="float" office:value="1039" calcext:value-type="float">
            <text:p>1039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19" calcext:value-type="float">
            <text:p>319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02" calcext:value-type="float">
            <text:p>7702</text:p>
          </table:table-cell>
          <table:table-cell office:value-type="float" office:value="5847" calcext:value-type="float">
            <text:p>5847</text:p>
          </table:table-cell>
          <table:table-cell office:value-type="float" office:value="404" calcext:value-type="float">
            <text:p>404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141" calcext:value-type="float">
            <text:p>141</text:p>
          </table:table-cell>
          <table:table-cell office:value-type="float" office:value="11796" calcext:value-type="float">
            <text:p>11796</text:p>
          </table:table-cell>
          <table:table-cell office:value-type="float" office:value="5002" calcext:value-type="float">
            <text:p>5002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92" calcext:value-type="float">
            <text:p>292</text:p>
          </table:table-cell>
          <table:table-cell office:value-type="float" office:value="106" calcext:value-type="float">
            <text:p>106</text:p>
          </table:table-cell>
          <table:table-cell office:value-type="float" office:value="478" calcext:value-type="float">
            <text:p>478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59" calcext:value-type="float">
            <text:p>159</text:p>
          </table:table-cell>
          <table:table-cell office:value-type="float" office:value="9003" calcext:value-type="float">
            <text:p>9003</text:p>
          </table:table-cell>
          <table:table-cell office:value-type="float" office:value="3440" calcext:value-type="float">
            <text:p>3440</text:p>
          </table:table-cell>
          <table:table-cell office:value-type="float" office:value="14659" calcext:value-type="float">
            <text:p>14659</text:p>
          </table:table-cell>
          <table:table-cell office:value-type="float" office:value="4917" calcext:value-type="float">
            <text:p>4917</text:p>
          </table:table-cell>
          <table:table-cell office:value-type="float" office:value="657" calcext:value-type="float">
            <text:p>657</text:p>
          </table:table-cell>
          <table:table-cell office:value-type="float" office:value="3887" calcext:value-type="float">
            <text:p>3887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778" calcext:value-type="float">
            <text:p>778</text:p>
          </table:table-cell>
          <table:table-cell office:value-type="float" office:value="14727" calcext:value-type="float">
            <text:p>14727</text:p>
          </table:table-cell>
          <table:table-cell office:value-type="float" office:value="24162" calcext:value-type="float">
            <text:p>24162</text:p>
          </table:table-cell>
          <table:table-cell office:value-type="float" office:value="76" calcext:value-type="float">
            <text:p>76</text:p>
          </table:table-cell>
          <table:table-cell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262.824454" calcext:value-type="float">
            <text:p>263</text:p>
          </table:table-cell>
          <table:table-cell office:value-type="float" office:value="8332.815057" calcext:value-type="float">
            <text:p>8,33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100002</text:p>
          </table:table-cell>
          <table:table-cell office:value-type="float" office:value="451" calcext:value-type="float">
            <text:p>451</text:p>
          </table:table-cell>
          <table:table-cell office:value-type="float" office:value="563" calcext:value-type="float">
            <text:p>563</text:p>
          </table:table-cell>
          <table:table-cell office:value-type="float" office:value="1004" calcext:value-type="float">
            <text:p>1004</text:p>
          </table:table-cell>
          <table:table-cell office:value-type="float" office:value="2166" calcext:value-type="float">
            <text:p>2166</text:p>
          </table:table-cell>
          <table:table-cell office:value-type="float" office:value="45" calcext:value-type="float">
            <text:p>45</text:p>
          </table:table-cell>
          <table:table-cell office:value-type="float" office:value="2457" calcext:value-type="float">
            <text:p>2457</text:p>
          </table:table-cell>
          <table:table-cell office:value-type="float" office:value="5570" calcext:value-type="float">
            <text:p>5570</text:p>
          </table:table-cell>
          <table:table-cell office:value-type="float" office:value="5066" calcext:value-type="float">
            <text:p>5066</text:p>
          </table:table-cell>
          <table:table-cell office:value-type="float" office:value="11143" calcext:value-type="float">
            <text:p>11143</text:p>
          </table:table-cell>
          <table:table-cell office:value-type="float" office:value="636" calcext:value-type="float">
            <text:p>63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56" calcext:value-type="float">
            <text:p>456</text:p>
          </table:table-cell>
          <table:table-cell office:value-type="float" office:value="1144" calcext:value-type="float">
            <text:p>1144</text:p>
          </table:table-cell>
          <table:table-cell office:value-type="float" office:value="939" calcext:value-type="float">
            <text:p>939</text:p>
          </table:table-cell>
          <table:table-cell office:value-type="float" office:value="4523" calcext:value-type="float">
            <text:p>4523</text:p>
          </table:table-cell>
          <table:table-cell office:value-type="float" office:value="662" calcext:value-type="float">
            <text:p>662</text:p>
          </table:table-cell>
          <table:table-cell office:value-type="float" office:value="1448" calcext:value-type="float">
            <text:p>1448</text:p>
          </table:table-cell>
          <table:table-cell office:value-type="float" office:value="276" calcext:value-type="float">
            <text:p>27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46" calcext:value-type="float">
            <text:p>5846</text:p>
          </table:table-cell>
          <table:table-cell office:value-type="float" office:value="3407" calcext:value-type="float">
            <text:p>3407</text:p>
          </table:table-cell>
          <table:table-cell office:value-type="float" office:value="258" calcext:value-type="float">
            <text:p>25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508" calcext:value-type="float">
            <text:p>1508</text:p>
          </table:table-cell>
          <table:table-cell office:value-type="float" office:value="1576" calcext:value-type="float">
            <text:p>1576</text:p>
          </table:table-cell>
          <table:table-cell office:value-type="float" office:value="204" calcext:value-type="float">
            <text:p>204</text:p>
          </table:table-cell>
          <table:table-cell office:value-type="float" office:value="42" calcext:value-type="float">
            <text:p>42</text:p>
          </table:table-cell>
          <table:table-cell office:value-type="float" office:value="1715" calcext:value-type="float">
            <text:p>1715</text:p>
          </table:table-cell>
          <table:table-cell office:value-type="float" office:value="830" calcext:value-type="float">
            <text:p>830</text:p>
          </table:table-cell>
          <table:table-cell office:value-type="float" office:value="8081" calcext:value-type="float">
            <text:p>8081</text:p>
          </table:table-cell>
          <table:table-cell office:value-type="float" office:value="3021" calcext:value-type="float">
            <text:p>302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3400" calcext:value-type="float">
            <text:p>3400</text:p>
          </table:table-cell>
          <table:table-cell office:value-type="float" office:value="217" calcext:value-type="float">
            <text:p>217</text:p>
          </table:table-cell>
          <table:table-cell office:value-type="float" office:value="1070" calcext:value-type="float">
            <text:p>1070</text:p>
          </table:table-cell>
          <table:table-cell office:value-type="float" office:value="340" calcext:value-type="float">
            <text:p>340</text:p>
          </table:table-cell>
          <table:table-cell office:value-type="float" office:value="1199" calcext:value-type="float">
            <text:p>1199</text:p>
          </table:table-cell>
          <table:table-cell office:value-type="float" office:value="425" calcext:value-type="float">
            <text:p>425</text:p>
          </table:table-cell>
          <table:table-cell office:value-type="float" office:value="137" calcext:value-type="float">
            <text:p>137</text:p>
          </table:table-cell>
          <table:table-cell office:value-type="float" office:value="451" calcext:value-type="float">
            <text:p>451</text:p>
          </table:table-cell>
          <table:table-cell office:value-type="float" office:value="6778" calcext:value-type="float">
            <text:p>6778</text:p>
          </table:table-cell>
          <table:table-cell office:value-type="float" office:value="2394" calcext:value-type="float">
            <text:p>2394</text:p>
          </table:table-cell>
          <table:table-cell office:value-type="float" office:value="8416" calcext:value-type="float">
            <text:p>8416</text:p>
          </table:table-cell>
          <table:table-cell office:value-type="float" office:value="2670" calcext:value-type="float">
            <text:p>2670</text:p>
          </table:table-cell>
          <table:table-cell office:value-type="float" office:value="461" calcext:value-type="float">
            <text:p>461</text:p>
          </table:table-cell>
          <table:table-cell office:value-type="float" office:value="2457" calcext:value-type="float">
            <text:p>245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93" calcext:value-type="float">
            <text:p>793</text:p>
          </table:table-cell>
          <table:table-cell office:value-type="float" office:value="147" calcext:value-type="float">
            <text:p>147</text:p>
          </table:table-cell>
          <table:table-cell office:value-type="float" office:value="1496" calcext:value-type="float">
            <text:p>1496</text:p>
          </table:table-cell>
          <table:table-cell office:value-type="float" office:value="2614" calcext:value-type="float">
            <text:p>2614</text:p>
          </table:table-cell>
          <table:table-cell office:value-type="float" office:value="1969" calcext:value-type="float">
            <text:p>1969</text:p>
          </table:table-cell>
          <table:table-cell office:value-type="float" office:value="456" calcext:value-type="float">
            <text:p>456</text:p>
          </table:table-cell>
          <table:table-cell office:value-type="float" office:value="1778" calcext:value-type="float">
            <text:p>1778</text:p>
          </table:table-cell>
          <table:table-cell office:value-type="float" office:value="2445" calcext:value-type="float">
            <text:p>2445</text:p>
          </table:table-cell>
          <table:table-cell office:value-type="float" office:value="9491" calcext:value-type="float">
            <text:p>9491</text:p>
          </table:table-cell>
          <table:table-cell office:value-type="float" office:value="15448" calcext:value-type="float">
            <text:p>15448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51" calcext:value-type="float">
            <text:p>4751</text:p>
          </table:table-cell>
          <table:table-cell office:value-type="float" office:value="2904" calcext:value-type="float">
            <text:p>2904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1492.268359" calcext:value-type="float">
            <text:p>1,492</text:p>
          </table:table-cell>
          <table:table-cell office:value-type="float" office:value="5196.148155" calcext:value-type="float">
            <text:p>5,196</text:p>
          </table:table-cell>
          <table:table-cell office:value-type="float" office:value="33" calcext:value-type="float">
            <text:p>33</text:p>
          </table:table-cell>
          <table:table-cell office:value-type="float" office:value="2638.619889" calcext:value-type="float">
            <text:p>2,639</text:p>
          </table:table-cell>
        </table:table-row>
        <table:table-row table:style-name="ro1">
          <table:table-cell office:value-type="string" calcext:value-type="string">
            <text:p>19100003</text:p>
          </table:table-cell>
          <table:table-cell office:value-type="float" office:value="1453" calcext:value-type="float">
            <text:p>1453</text:p>
          </table:table-cell>
          <table:table-cell office:value-type="float" office:value="1799" calcext:value-type="float">
            <text:p>1799</text:p>
          </table:table-cell>
          <table:table-cell office:value-type="float" office:value="3195" calcext:value-type="float">
            <text:p>3195</text:p>
          </table:table-cell>
          <table:table-cell office:value-type="float" office:value="6082" calcext:value-type="float">
            <text:p>6082</text:p>
          </table:table-cell>
          <table:table-cell office:value-type="float" office:value="83" calcext:value-type="float">
            <text:p>83</text:p>
          </table:table-cell>
          <table:table-cell office:value-type="float" office:value="178" calcext:value-type="float">
            <text:p>178</text:p>
          </table:table-cell>
          <table:table-cell office:value-type="float" office:value="280" calcext:value-type="float">
            <text:p>280</text:p>
          </table:table-cell>
          <table:table-cell office:value-type="float" office:value="309" calcext:value-type="float">
            <text:p>309</text:p>
          </table:table-cell>
          <table:table-cell office:value-type="float" office:value="1067" calcext:value-type="float">
            <text:p>106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  <table:table-cell office:value-type="float" office:value="1629" calcext:value-type="float">
            <text:p>1629</text:p>
          </table:table-cell>
          <table:table-cell office:value-type="float" office:value="2560" calcext:value-type="float">
            <text:p>2560</text:p>
          </table:table-cell>
          <table:table-cell office:value-type="float" office:value="2589" calcext:value-type="float">
            <text:p>2589</text:p>
          </table:table-cell>
          <table:table-cell office:value-type="float" office:value="13182" calcext:value-type="float">
            <text:p>13182</text:p>
          </table:table-cell>
          <table:table-cell office:value-type="float" office:value="1491" calcext:value-type="float">
            <text:p>1491</text:p>
          </table:table-cell>
          <table:table-cell office:value-type="float" office:value="3149" calcext:value-type="float">
            <text:p>3149</text:p>
          </table:table-cell>
          <table:table-cell office:value-type="float" office:value="646" calcext:value-type="float">
            <text:p>646</text:p>
          </table:table-cell>
          <table:table-cell office:value-type="float" office:value="249" calcext:value-type="float">
            <text:p>24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85" calcext:value-type="float">
            <text:p>485</text:p>
          </table:table-cell>
          <table:table-cell office:value-type="float" office:value="210" calcext:value-type="float">
            <text:p>210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79" calcext:value-type="float">
            <text:p>1079</text:p>
          </table:table-cell>
          <table:table-cell office:value-type="float" office:value="4920" calcext:value-type="float">
            <text:p>4920</text:p>
          </table:table-cell>
          <table:table-cell office:value-type="float" office:value="5665" calcext:value-type="float">
            <text:p>5665</text:p>
          </table:table-cell>
          <table:table-cell office:value-type="float" office:value="728" calcext:value-type="float">
            <text:p>728</text:p>
          </table:table-cell>
          <table:table-cell office:value-type="float" office:value="129" calcext:value-type="float">
            <text:p>129</text:p>
          </table:table-cell>
          <table:table-cell office:value-type="float" office:value="3714" calcext:value-type="float">
            <text:p>3714</text:p>
          </table:table-cell>
          <table:table-cell office:value-type="float" office:value="4165" calcext:value-type="float">
            <text:p>4165</text:p>
          </table:table-cell>
          <table:table-cell office:value-type="float" office:value="769" calcext:value-type="float">
            <text:p>769</text:p>
          </table:table-cell>
          <table:table-cell office:value-type="float" office:value="320" calcext:value-type="float">
            <text:p>320</text:p>
          </table:table-cell>
          <table:table-cell office:value-type="float" office:value="181" calcext:value-type="float">
            <text:p>181</text:p>
          </table:table-cell>
          <table:table-cell office:value-type="float" office:value="24" calcext:value-type="float">
            <text:p>24</text:p>
          </table:table-cell>
          <table:table-cell office:value-type="float" office:value="11557" calcext:value-type="float">
            <text:p>11557</text:p>
          </table:table-cell>
          <table:table-cell office:value-type="float" office:value="488" calcext:value-type="float">
            <text:p>488</text:p>
          </table:table-cell>
          <table:table-cell office:value-type="float" office:value="3204" calcext:value-type="float">
            <text:p>3204</text:p>
          </table:table-cell>
          <table:table-cell office:value-type="float" office:value="953" calcext:value-type="float">
            <text:p>953</text:p>
          </table:table-cell>
          <table:table-cell office:value-type="float" office:value="3741" calcext:value-type="float">
            <text:p>3741</text:p>
          </table:table-cell>
          <table:table-cell office:value-type="float" office:value="1234" calcext:value-type="float">
            <text:p>1234</text:p>
          </table:table-cell>
          <table:table-cell office:value-type="float" office:value="548" calcext:value-type="float">
            <text:p>548</text:p>
          </table:table-cell>
          <table:table-cell office:value-type="float" office:value="1453" calcext:value-type="float">
            <text:p>1453</text:p>
          </table:table-cell>
          <table:table-cell office:value-type="float" office:value="473" calcext:value-type="float">
            <text:p>473</text:p>
          </table:table-cell>
          <table:table-cell office:value-type="float" office:value="105" calcext:value-type="float">
            <text:p>105</text:p>
          </table:table-cell>
          <table:table-cell office:value-type="float" office:value="441" calcext:value-type="float">
            <text:p>441</text:p>
          </table:table-cell>
          <table:table-cell office:value-type="float" office:value="274" calcext:value-type="float">
            <text:p>274</text:p>
          </table:table-cell>
          <table:table-cell office:value-type="float" office:value="211" calcext:value-type="float">
            <text:p>211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1841" calcext:value-type="float">
            <text:p>1841</text:p>
          </table:table-cell>
          <table:table-cell office:value-type="float" office:value="256" calcext:value-type="float">
            <text:p>256</text:p>
          </table:table-cell>
          <table:table-cell office:value-type="float" office:value="3226" calcext:value-type="float">
            <text:p>3226</text:p>
          </table:table-cell>
          <table:table-cell office:value-type="float" office:value="7195" calcext:value-type="float">
            <text:p>7195</text:p>
          </table:table-cell>
          <table:table-cell office:value-type="float" office:value="6689" calcext:value-type="float">
            <text:p>6689</text:p>
          </table:table-cell>
          <table:table-cell office:value-type="float" office:value="1629" calcext:value-type="float">
            <text:p>1629</text:p>
          </table:table-cell>
          <table:table-cell office:value-type="float" office:value="4517" calcext:value-type="float">
            <text:p>4517</text:p>
          </table:table-cell>
          <table:table-cell office:value-type="float" office:value="8213" calcext:value-type="float">
            <text:p>8213</text:p>
          </table:table-cell>
          <table:table-cell office:value-type="float" office:value="802" calcext:value-type="float">
            <text:p>802</text:p>
          </table:table-cell>
          <table:table-cell office:value-type="float" office:value="1001" calcext:value-type="float">
            <text:p>1001</text:p>
          </table:table-cell>
          <table:table-cell office:value-type="float" office:value="180" calcext:value-type="float">
            <text:p>180</text:p>
          </table:table-cell>
          <table:table-cell office:value-type="float" office:value="152" calcext:value-type="float">
            <text:p>152</text:p>
          </table:table-cell>
          <table:table-cell office:value-type="float" office:value="13224" calcext:value-type="float">
            <text:p>13224</text:p>
          </table:table-cell>
          <table:table-cell office:value-type="float" office:value="8195" calcext:value-type="float">
            <text:p>8195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4450.489192" calcext:value-type="float">
            <text:p>4,450</text:p>
          </table:table-cell>
          <table:table-cell office:value-type="float" office:value="548.697999" calcext:value-type="float">
            <text:p>549</text:p>
          </table:table-cell>
          <table:table-cell office:value-type="float" office:value="132.741384" calcext:value-type="float">
            <text:p>133</text:p>
          </table:table-cell>
          <table:table-cell office:value-type="float" office:value="8621.987988" calcext:value-type="float">
            <text:p>8,622</text:p>
          </table:table-cell>
        </table:table-row>
        <table:table-row table:style-name="ro1">
          <table:table-cell office:value-type="string" calcext:value-type="string">
            <text:p>19100004</text:p>
          </table:table-cell>
          <table:table-cell office:value-type="float" office:value="817" calcext:value-type="float">
            <text:p>817</text:p>
          </table:table-cell>
          <table:table-cell office:value-type="float" office:value="1188" calcext:value-type="float">
            <text:p>1188</text:p>
          </table:table-cell>
          <table:table-cell office:value-type="float" office:value="1618" calcext:value-type="float">
            <text:p>1618</text:p>
          </table:table-cell>
          <table:table-cell office:value-type="float" office:value="3335" calcext:value-type="float">
            <text:p>3335</text:p>
          </table:table-cell>
          <table:table-cell office:value-type="float" office:value="67" calcext:value-type="float">
            <text:p>67</text:p>
          </table:table-cell>
          <table:table-cell office:value-type="float" office:value="325" calcext:value-type="float">
            <text:p>325</text:p>
          </table:table-cell>
          <table:table-cell office:value-type="float" office:value="544" calcext:value-type="float">
            <text:p>544</text:p>
          </table:table-cell>
          <table:table-cell office:value-type="float" office:value="452" calcext:value-type="float">
            <text:p>452</text:p>
          </table:table-cell>
          <table:table-cell office:value-type="float" office:value="1641" calcext:value-type="float">
            <text:p>1641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830" calcext:value-type="float">
            <text:p>830</text:p>
          </table:table-cell>
          <table:table-cell office:value-type="float" office:value="1947" calcext:value-type="float">
            <text:p>1947</text:p>
          </table:table-cell>
          <table:table-cell office:value-type="float" office:value="2168" calcext:value-type="float">
            <text:p>2168</text:p>
          </table:table-cell>
          <table:table-cell office:value-type="float" office:value="8946" calcext:value-type="float">
            <text:p>8946</text:p>
          </table:table-cell>
          <table:table-cell office:value-type="float" office:value="1709" calcext:value-type="float">
            <text:p>1709</text:p>
          </table:table-cell>
          <table:table-cell office:value-type="float" office:value="1705" calcext:value-type="float">
            <text:p>1705</text:p>
          </table:table-cell>
          <table:table-cell office:value-type="float" office:value="645" calcext:value-type="float">
            <text:p>645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16" calcext:value-type="float">
            <text:p>516</text:p>
          </table:table-cell>
          <table:table-cell office:value-type="float" office:value="678" calcext:value-type="float">
            <text:p>678</text:p>
          </table:table-cell>
          <table:table-cell office:value-type="float" office:value="201" calcext:value-type="float">
            <text:p>20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55" calcext:value-type="float">
            <text:p>1055</text:p>
          </table:table-cell>
          <table:table-cell office:value-type="float" office:value="3757" calcext:value-type="float">
            <text:p>3757</text:p>
          </table:table-cell>
          <table:table-cell office:value-type="float" office:value="3103" calcext:value-type="float">
            <text:p>3103</text:p>
          </table:table-cell>
          <table:table-cell office:value-type="float" office:value="415" calcext:value-type="float">
            <text:p>415</text:p>
          </table:table-cell>
          <table:table-cell office:value-type="float" office:value="135" calcext:value-type="float">
            <text:p>135</text:p>
          </table:table-cell>
          <table:table-cell office:value-type="float" office:value="2290" calcext:value-type="float">
            <text:p>2290</text:p>
          </table:table-cell>
          <table:table-cell office:value-type="float" office:value="1087" calcext:value-type="float">
            <text:p>1087</text:p>
          </table:table-cell>
          <table:table-cell office:value-type="float" office:value="1334" calcext:value-type="float">
            <text:p>1334</text:p>
          </table:table-cell>
          <table:table-cell office:value-type="float" office:value="214" calcext:value-type="float">
            <text:p>214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7400" calcext:value-type="float">
            <text:p>7400</text:p>
          </table:table-cell>
          <table:table-cell office:value-type="float" office:value="439" calcext:value-type="float">
            <text:p>439</text:p>
          </table:table-cell>
          <table:table-cell office:value-type="float" office:value="1997" calcext:value-type="float">
            <text:p>1997</text:p>
          </table:table-cell>
          <table:table-cell office:value-type="float" office:value="431" calcext:value-type="float">
            <text:p>431</text:p>
          </table:table-cell>
          <table:table-cell office:value-type="float" office:value="1972" calcext:value-type="float">
            <text:p>1972</text:p>
          </table:table-cell>
          <table:table-cell office:value-type="float" office:value="982" calcext:value-type="float">
            <text:p>982</text:p>
          </table:table-cell>
          <table:table-cell office:value-type="float" office:value="390" calcext:value-type="float">
            <text:p>390</text:p>
          </table:table-cell>
          <table:table-cell office:value-type="float" office:value="817" calcext:value-type="float">
            <text:p>817</text:p>
          </table:table-cell>
          <table:table-cell office:value-type="float" office:value="590" calcext:value-type="float">
            <text:p>590</text:p>
          </table:table-cell>
          <table:table-cell office:value-type="float" office:value="183" calcext:value-type="float">
            <text:p>183</text:p>
          </table:table-cell>
          <table:table-cell office:value-type="float" office:value="1010" calcext:value-type="float">
            <text:p>1010</text:p>
          </table:table-cell>
          <table:table-cell office:value-type="float" office:value="546" calcext:value-type="float">
            <text:p>546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445" calcext:value-type="float">
            <text:p>1445</text:p>
          </table:table-cell>
          <table:table-cell office:value-type="float" office:value="320" calcext:value-type="float">
            <text:p>320</text:p>
          </table:table-cell>
          <table:table-cell office:value-type="float" office:value="3215" calcext:value-type="float">
            <text:p>3215</text:p>
          </table:table-cell>
          <table:table-cell office:value-type="float" office:value="5635" calcext:value-type="float">
            <text:p>5635</text:p>
          </table:table-cell>
          <table:table-cell office:value-type="float" office:value="3827" calcext:value-type="float">
            <text:p>3827</text:p>
          </table:table-cell>
          <table:table-cell office:value-type="float" office:value="830" calcext:value-type="float">
            <text:p>830</text:p>
          </table:table-cell>
          <table:table-cell office:value-type="float" office:value="2519" calcext:value-type="float">
            <text:p>2519</text:p>
          </table:table-cell>
          <table:table-cell office:value-type="float" office:value="4571" calcext:value-type="float">
            <text:p>4571</text:p>
          </table:table-cell>
          <table:table-cell office:value-type="float" office:value="1372" calcext:value-type="float">
            <text:p>1372</text:p>
          </table:table-cell>
          <table:table-cell office:value-type="float" office:value="1622" calcext:value-type="float">
            <text:p>1622</text:p>
          </table:table-cell>
          <table:table-cell office:value-type="float" office:value="179" calcext:value-type="float">
            <text:p>179</text:p>
          </table:table-cell>
          <table:table-cell office:value-type="float" office:value="164" calcext:value-type="float">
            <text:p>164</text:p>
          </table:table-cell>
          <table:table-cell office:value-type="float" office:value="9581" calcext:value-type="float">
            <text:p>9581</text:p>
          </table:table-cell>
          <table:table-cell office:value-type="float" office:value="6001" calcext:value-type="float">
            <text:p>600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966.864229" calcext:value-type="float">
            <text:p>1,967</text:p>
          </table:table-cell>
          <table:table-cell office:value-type="float" office:value="835.569877" calcext:value-type="float">
            <text:p>836</text:p>
          </table:table-cell>
          <table:table-cell office:value-type="float" office:value="99" calcext:value-type="float">
            <text:p>99</text:p>
          </table:table-cell>
          <table:table-cell office:value-type="float" office:value="5657.606432" calcext:value-type="float">
            <text:p>5,658</text:p>
          </table:table-cell>
        </table:table-row>
        <table:table-row table:style-name="ro1">
          <table:table-cell office:value-type="string" calcext:value-type="string">
            <text:p>19100005</text:p>
          </table:table-cell>
          <table:table-cell office:value-type="float" office:value="187" calcext:value-type="float">
            <text:p>187</text:p>
          </table:table-cell>
          <table:table-cell office:value-type="float" office:value="292" calcext:value-type="float">
            <text:p>292</text:p>
          </table:table-cell>
          <table:table-cell office:value-type="float" office:value="416" calcext:value-type="float">
            <text:p>416</text:p>
          </table:table-cell>
          <table:table-cell office:value-type="float" office:value="1327" calcext:value-type="float">
            <text:p>1327</text:p>
          </table:table-cell>
          <table:table-cell office:value-type="float" office:value="24" calcext:value-type="float">
            <text:p>24</text:p>
          </table:table-cell>
          <table:table-cell office:value-type="float" office:value="443" calcext:value-type="float">
            <text:p>443</text:p>
          </table:table-cell>
          <table:table-cell office:value-type="float" office:value="789" calcext:value-type="float">
            <text:p>789</text:p>
          </table:table-cell>
          <table:table-cell office:value-type="float" office:value="850" calcext:value-type="float">
            <text:p>850</text:p>
          </table:table-cell>
          <table:table-cell office:value-type="float" office:value="3137" calcext:value-type="float">
            <text:p>3137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1572" calcext:value-type="float">
            <text:p>1572</text:p>
          </table:table-cell>
          <table:table-cell office:value-type="float" office:value="3773" calcext:value-type="float">
            <text:p>3773</text:p>
          </table:table-cell>
          <table:table-cell office:value-type="float" office:value="3577" calcext:value-type="float">
            <text:p>3577</text:p>
          </table:table-cell>
          <table:table-cell office:value-type="float" office:value="14209" calcext:value-type="float">
            <text:p>14209</text:p>
          </table:table-cell>
          <table:table-cell office:value-type="float" office:value="2090" calcext:value-type="float">
            <text:p>2090</text:p>
          </table:table-cell>
          <table:table-cell office:value-type="float" office:value="210" calcext:value-type="float">
            <text:p>210</text:p>
          </table:table-cell>
          <table:table-cell office:value-type="float" office:value="431" calcext:value-type="float">
            <text:p>431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5" calcext:value-type="float">
            <text:p>395</text:p>
          </table:table-cell>
          <table:table-cell office:value-type="float" office:value="1061" calcext:value-type="float">
            <text:p>1061</text:p>
          </table:table-cell>
          <table:table-cell office:value-type="float" office:value="623" calcext:value-type="float">
            <text:p>6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 office:value-type="float" office:value="6587" calcext:value-type="float">
            <text:p>6587</text:p>
          </table:table-cell>
          <table:table-cell office:value-type="float" office:value="4747" calcext:value-type="float">
            <text:p>4747</text:p>
          </table:table-cell>
          <table:table-cell office:value-type="float" office:value="285" calcext:value-type="float">
            <text:p>285</text:p>
          </table:table-cell>
          <table:table-cell office:value-type="float" office:value="63" calcext:value-type="float">
            <text:p>63</text:p>
          </table:table-cell>
          <table:table-cell office:value-type="float" office:value="927" calcext:value-type="float">
            <text:p>927</text:p>
          </table:table-cell>
          <table:table-cell office:value-type="float" office:value="94" calcext:value-type="float">
            <text:p>94</text:p>
          </table:table-cell>
          <table:table-cell office:value-type="float" office:value="1986" calcext:value-type="float">
            <text:p>1986</text:p>
          </table:table-cell>
          <table:table-cell office:value-type="float" office:value="129" calcext:value-type="float">
            <text:p>12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office:value-type="float" office:value="12013" calcext:value-type="float">
            <text:p>12013</text:p>
          </table:table-cell>
          <table:table-cell office:value-type="float" office:value="627" calcext:value-type="float">
            <text:p>627</text:p>
          </table:table-cell>
          <table:table-cell office:value-type="float" office:value="342" calcext:value-type="float">
            <text:p>342</text:p>
          </table:table-cell>
          <table:table-cell office:value-type="float" office:value="89" calcext:value-type="float">
            <text:p>89</text:p>
          </table:table-cell>
          <table:table-cell office:value-type="float" office:value="485" calcext:value-type="float">
            <text:p>485</text:p>
          </table:table-cell>
          <table:table-cell office:value-type="float" office:value="526" calcext:value-type="float">
            <text:p>526</text:p>
          </table:table-cell>
          <table:table-cell office:value-type="float" office:value="511" calcext:value-type="float">
            <text:p>511</text:p>
          </table:table-cell>
          <table:table-cell office:value-type="float" office:value="187" calcext:value-type="float">
            <text:p>187</text:p>
          </table:table-cell>
          <table:table-cell office:value-type="float" office:value="960" calcext:value-type="float">
            <text:p>960</text:p>
          </table:table-cell>
          <table:table-cell office:value-type="float" office:value="315" calcext:value-type="float">
            <text:p>315</text:p>
          </table:table-cell>
          <table:table-cell office:value-type="float" office:value="1679" calcext:value-type="float">
            <text:p>1679</text:p>
          </table:table-cell>
          <table:table-cell office:value-type="float" office:value="1225" calcext:value-type="float">
            <text:p>1225</text:p>
          </table:table-cell>
          <table:table-cell office:value-type="float" office:value="452" calcext:value-type="float">
            <text:p>452</text:p>
          </table:table-cell>
          <table:table-cell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2749" calcext:value-type="float">
            <text:p>2749</text:p>
          </table:table-cell>
          <table:table-cell office:value-type="float" office:value="523" calcext:value-type="float">
            <text:p>523</text:p>
          </table:table-cell>
          <table:table-cell office:value-type="float" office:value="7122" calcext:value-type="float">
            <text:p>7122</text:p>
          </table:table-cell>
          <table:table-cell office:value-type="float" office:value="9059" calcext:value-type="float">
            <text:p>9059</text:p>
          </table:table-cell>
          <table:table-cell office:value-type="float" office:value="3499" calcext:value-type="float">
            <text:p>3499</text:p>
          </table:table-cell>
          <table:table-cell office:value-type="float" office:value="1572" calcext:value-type="float">
            <text:p>1572</text:p>
          </table:table-cell>
          <table:table-cell office:value-type="float" office:value="817" calcext:value-type="float">
            <text:p>817</text:p>
          </table:table-cell>
          <table:table-cell office:value-type="float" office:value="1458" calcext:value-type="float">
            <text:p>1458</text:p>
          </table:table-cell>
          <table:table-cell office:value-type="float" office:value="2369" calcext:value-type="float">
            <text:p>2369</text:p>
          </table:table-cell>
          <table:table-cell office:value-type="float" office:value="2889" calcext:value-type="float">
            <text:p>2889</text:p>
          </table:table-cell>
          <table:table-cell office:value-type="float" office:value="228" calcext:value-type="float">
            <text:p>228</text:p>
          </table:table-cell>
          <table:table-cell office:value-type="float" office:value="214" calcext:value-type="float">
            <text:p>214</text:p>
          </table:table-cell>
          <table:table-cell office:value-type="float" office:value="15091" calcext:value-type="float">
            <text:p>15091</text:p>
          </table:table-cell>
          <table:table-cell office:value-type="float" office:value="10101" calcext:value-type="float">
            <text:p>10101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456.260652" calcext:value-type="float">
            <text:p>456</text:p>
          </table:table-cell>
          <table:table-cell office:value-type="float" office:value="1044.271342" calcext:value-type="float">
            <text:p>1,044</text:p>
          </table:table-cell>
          <table:table-cell office:value-type="float" office:value="122.889444" calcext:value-type="float">
            <text:p>123</text:p>
          </table:table-cell>
          <table:table-cell office:value-type="float" office:value="8439.273433" calcext:value-type="float">
            <text:p>8,439</text:p>
          </table:table-cell>
        </table:table-row>
        <table:table-row table:style-name="ro1">
          <table:table-cell office:value-type="string" calcext:value-type="string">
            <text:p>19100006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498" calcext:value-type="float">
            <text:p>498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192" calcext:value-type="float">
            <text:p>192</text:p>
          </table:table-cell>
          <table:table-cell office:value-type="float" office:value="258" calcext:value-type="float">
            <text:p>258</text:p>
          </table:table-cell>
          <table:table-cell office:value-type="float" office:value="980" calcext:value-type="float">
            <text:p>98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office:value-type="float" office:value="1013" calcext:value-type="float">
            <text:p>1013</text:p>
          </table:table-cell>
          <table:table-cell office:value-type="float" office:value="3105" calcext:value-type="float">
            <text:p>3105</text:p>
          </table:table-cell>
          <table:table-cell office:value-type="float" office:value="3792" calcext:value-type="float">
            <text:p>3792</text:p>
          </table:table-cell>
          <table:table-cell office:value-type="float" office:value="12715" calcext:value-type="float">
            <text:p>12715</text:p>
          </table:table-cell>
          <table:table-cell office:value-type="float" office:value="2418" calcext:value-type="float">
            <text:p>2418</text:p>
          </table:table-cell>
          <table:table-cell office:value-type="float" office:value="234" calcext:value-type="float">
            <text:p>234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249" calcext:value-type="float">
            <text:p>249</text:p>
          </table:table-cell>
          <table:table-cell office:value-type="float" office:value="204" calcext:value-type="float">
            <text:p>20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49" calcext:value-type="float">
            <text:p>949</text:p>
          </table:table-cell>
          <table:table-cell office:value-type="float" office:value="4254" calcext:value-type="float">
            <text:p>4254</text:p>
          </table:table-cell>
          <table:table-cell office:value-type="float" office:value="5008" calcext:value-type="float">
            <text:p>5008</text:p>
          </table:table-cell>
          <table:table-cell office:value-type="float" office:value="902" calcext:value-type="float">
            <text:p>902</text:p>
          </table:table-cell>
          <table:table-cell office:value-type="float" office:value="108" calcext:value-type="float">
            <text:p>108</text:p>
          </table:table-cell>
          <table:table-cell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float" office:value="956" calcext:value-type="float">
            <text:p>956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float" office:value="10209" calcext:value-type="float">
            <text:p>10209</text:p>
          </table:table-cell>
          <table:table-cell office:value-type="float" office:value="292" calcext:value-type="float">
            <text:p>292</text:p>
          </table:table-cell>
          <table:table-cell office:value-type="float" office:value="133" calcext:value-type="float">
            <text:p>133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office:value-type="float" office:value="271" calcext:value-type="float">
            <text:p>271</text:p>
          </table:table-cell>
          <table:table-cell office:value-type="float" office:value="98" calcext:value-type="float">
            <text:p>98</text:p>
          </table:table-cell>
          <table:table-cell office:value-type="float" office:value="447" calcext:value-type="float">
            <text:p>447</text:p>
          </table:table-cell>
          <table:table-cell office:value-type="float" office:value="336" calcext:value-type="float">
            <text:p>336</text:p>
          </table:table-cell>
          <table:table-cell office:value-type="float" office:value="232" calcext:value-type="float">
            <text:p>232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86" calcext:value-type="float">
            <text:p>186</text:p>
          </table:table-cell>
          <table:table-cell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 office:value-type="float" office:value="2244" calcext:value-type="float">
            <text:p>2244</text:p>
          </table:table-cell>
          <table:table-cell office:value-type="float" office:value="410" calcext:value-type="float">
            <text:p>410</text:p>
          </table:table-cell>
          <table:table-cell office:value-type="float" office:value="4378" calcext:value-type="float">
            <text:p>4378</text:p>
          </table:table-cell>
          <table:table-cell office:value-type="float" office:value="7536" calcext:value-type="float">
            <text:p>7536</text:p>
          </table:table-cell>
          <table:table-cell office:value-type="float" office:value="6951" calcext:value-type="float">
            <text:p>6951</text:p>
          </table:table-cell>
          <table:table-cell office:value-type="float" office:value="1013" calcext:value-type="float">
            <text:p>1013</text:p>
          </table:table-cell>
          <table:table-cell office:value-type="float" office:value="335" calcext:value-type="float">
            <text:p>335</text:p>
          </table:table-cell>
          <table:table-cell office:value-type="float" office:value="403" calcext:value-type="float">
            <text:p>403</text:p>
          </table:table-cell>
          <table:table-cell office:value-type="float" office:value="633" calcext:value-type="float">
            <text:p>633</text:p>
          </table:table-cell>
          <table:table-cell office:value-type="float" office:value="959" calcext:value-type="float">
            <text:p>959</text:p>
          </table:table-cell>
          <table:table-cell office:value-type="float" office:value="289" calcext:value-type="float">
            <text:p>289</text:p>
          </table:table-cell>
          <table:table-cell office:value-type="float" office:value="256" calcext:value-type="float">
            <text:p>256</text:p>
          </table:table-cell>
          <table:table-cell office:value-type="float" office:value="13823" calcext:value-type="float">
            <text:p>13823</text:p>
          </table:table-cell>
          <table:table-cell office:value-type="float" office:value="9218" calcext:value-type="float">
            <text:p>921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242.358919" calcext:value-type="float">
            <text:p>242</text:p>
          </table:table-cell>
          <table:table-cell office:value-type="float" office:value="484.518393" calcext:value-type="float">
            <text:p>485</text:p>
          </table:table-cell>
          <table:table-cell office:value-type="float" office:value="139.794546" calcext:value-type="float">
            <text:p>140</text:p>
          </table:table-cell>
          <table:table-cell office:value-type="float" office:value="7647.960392" calcext:value-type="float">
            <text:p>7,648</text:p>
          </table:table-cell>
        </table:table-row>
        <table:table-row table:style-name="ro1">
          <table:table-cell office:value-type="string" calcext:value-type="string">
            <text:p>19100007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544" calcext:value-type="float">
            <text:p>544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float" office:value="367" calcext:value-type="float">
            <text:p>367</text:p>
          </table:table-cell>
          <table:table-cell office:value-type="float" office:value="430" calcext:value-type="float">
            <text:p>430</text:p>
          </table:table-cell>
          <table:table-cell office:value-type="float" office:value="1311" calcext:value-type="float">
            <text:p>131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1414" calcext:value-type="float">
            <text:p>1414</text:p>
          </table:table-cell>
          <table:table-cell office:value-type="float" office:value="3177" calcext:value-type="float">
            <text:p>3177</text:p>
          </table:table-cell>
          <table:table-cell office:value-type="float" office:value="3175" calcext:value-type="float">
            <text:p>3175</text:p>
          </table:table-cell>
          <table:table-cell office:value-type="float" office:value="13443" calcext:value-type="float">
            <text:p>13443</text:p>
          </table:table-cell>
          <table:table-cell office:value-type="float" office:value="2340" calcext:value-type="float">
            <text:p>2340</text:p>
          </table:table-cell>
          <table:table-cell office:value-type="float" office:value="332" calcext:value-type="float">
            <text:p>332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36" calcext:value-type="float">
            <text:p>936</text:p>
          </table:table-cell>
          <table:table-cell office:value-type="float" office:value="243" calcext:value-type="float">
            <text:p>243</text:p>
          </table:table-cell>
          <table:table-cell office:value-type="float" office:value="171" calcext:value-type="float">
            <text:p>17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4296" calcext:value-type="float">
            <text:p>4296</text:p>
          </table:table-cell>
          <table:table-cell office:value-type="float" office:value="5577" calcext:value-type="float">
            <text:p>5577</text:p>
          </table:table-cell>
          <table:table-cell office:value-type="float" office:value="1236" calcext:value-type="float">
            <text:p>1236</text:p>
          </table:table-cell>
          <table:table-cell office:value-type="float" office:value="201" calcext:value-type="float">
            <text:p>201</text:p>
          </table:table-cell>
          <table:table-cell office:value-type="float" office:value="521" calcext:value-type="float">
            <text:p>521</text:p>
          </table:table-cell>
          <table:table-cell office:value-type="float" office:value="18" calcext:value-type="float">
            <text:p>18</text:p>
          </table:table-cell>
          <table:table-cell office:value-type="float" office:value="1325" calcext:value-type="float">
            <text:p>1325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1068" calcext:value-type="float">
            <text:p>11068</text:p>
          </table:table-cell>
          <table:table-cell office:value-type="float" office:value="271" calcext:value-type="float">
            <text:p>271</text:p>
          </table:table-cell>
          <table:table-cell office:value-type="float" office:value="152" calcext:value-type="float">
            <text:p>152</text:p>
          </table:table-cell>
          <table:table-cell office:value-type="float" office:value="60" calcext:value-type="float">
            <text:p>60</text:p>
          </table:table-cell>
          <table:table-cell office:value-type="float" office:value="190" calcext:value-type="float">
            <text:p>190</text:p>
          </table:table-cell>
          <table:table-cell office:value-type="float" office:value="119" calcext:value-type="float">
            <text:p>119</text:p>
          </table:table-cell>
          <table:table-cell office:value-type="float" office:value="171" calcext:value-type="float">
            <text:p>171</text:p>
          </table:table-cell>
          <table:table-cell office:value-type="float" office:value="35" calcext:value-type="float">
            <text:p>35</text:p>
          </table:table-cell>
          <table:table-cell office:value-type="float" office:value="648" calcext:value-type="float">
            <text:p>648</text:p>
          </table:table-cell>
          <table:table-cell office:value-type="float" office:value="171" calcext:value-type="float">
            <text:p>171</text:p>
          </table:table-cell>
          <table:table-cell office:value-type="float" office:value="589" calcext:value-type="float">
            <text:p>589</text:p>
          </table:table-cell>
          <table:table-cell office:value-type="float" office:value="286" calcext:value-type="float">
            <text:p>286</text:p>
          </table:table-cell>
          <table:table-cell office:value-type="float" office:value="280" calcext:value-type="float">
            <text:p>280</text:p>
          </table:table-cell>
          <table:table-cell office:value-type="float" office:value="159" calcext:value-type="float">
            <text:p>15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2287" calcext:value-type="float">
            <text:p>2287</text:p>
          </table:table-cell>
          <table:table-cell office:value-type="float" office:value="369" calcext:value-type="float">
            <text:p>369</text:p>
          </table:table-cell>
          <table:table-cell office:value-type="float" office:value="3208" calcext:value-type="float">
            <text:p>3208</text:p>
          </table:table-cell>
          <table:table-cell office:value-type="float" office:value="6357" calcext:value-type="float">
            <text:p>6357</text:p>
          </table:table-cell>
          <table:table-cell office:value-type="float" office:value="9194" calcext:value-type="float">
            <text:p>9194</text:p>
          </table:table-cell>
          <table:table-cell office:value-type="float" office:value="1414" calcext:value-type="float">
            <text:p>1414</text:p>
          </table:table-cell>
          <table:table-cell office:value-type="float" office:value="336" calcext:value-type="float">
            <text:p>336</text:p>
          </table:table-cell>
          <table:table-cell office:value-type="float" office:value="459" calcext:value-type="float">
            <text:p>459</text:p>
          </table:table-cell>
          <table:table-cell office:value-type="float" office:value="937" calcext:value-type="float">
            <text:p>937</text:p>
          </table:table-cell>
          <table:table-cell office:value-type="float" office:value="1382" calcext:value-type="float">
            <text:p>1382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4268" calcext:value-type="float">
            <text:p>14268</text:p>
          </table:table-cell>
          <table:table-cell office:value-type="float" office:value="9280" calcext:value-type="float">
            <text:p>928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354.727274" calcext:value-type="float">
            <text:p>355</text:p>
          </table:table-cell>
          <table:table-cell office:value-type="float" office:value="825.203295" calcext:value-type="float">
            <text:p>825</text:p>
          </table:table-cell>
          <table:table-cell office:value-type="float" office:value="51" calcext:value-type="float">
            <text:p>51</text:p>
          </table:table-cell>
          <table:table-cell office:value-type="float" office:value="8906.948515" calcext:value-type="float">
            <text:p>8,907</text:p>
          </table:table-cell>
        </table:table-row>
        <table:table-row table:style-name="ro1">
          <table:table-cell office:value-type="string" calcext:value-type="string">
            <text:p>19100008</text:p>
          </table:table-cell>
          <table:table-cell office:value-type="float" office:value="405" calcext:value-type="float">
            <text:p>405</text:p>
          </table:table-cell>
          <table:table-cell office:value-type="float" office:value="643" calcext:value-type="float">
            <text:p>643</text:p>
          </table:table-cell>
          <table:table-cell office:value-type="float" office:value="634" calcext:value-type="float">
            <text:p>634</text:p>
          </table:table-cell>
          <table:table-cell office:value-type="float" office:value="1622" calcext:value-type="float">
            <text:p>1622</text:p>
          </table:table-cell>
          <table:table-cell office:value-type="float" office:value="57" calcext:value-type="float">
            <text:p>57</text:p>
          </table:table-cell>
          <table:table-cell office:value-type="float" office:value="743" calcext:value-type="float">
            <text:p>743</text:p>
          </table:table-cell>
          <table:table-cell office:value-type="float" office:value="1446" calcext:value-type="float">
            <text:p>1446</text:p>
          </table:table-cell>
          <table:table-cell office:value-type="float" office:value="1322" calcext:value-type="float">
            <text:p>1322</text:p>
          </table:table-cell>
          <table:table-cell office:value-type="float" office:value="3792" calcext:value-type="float">
            <text:p>3792</text:p>
          </table:table-cell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2360" calcext:value-type="float">
            <text:p>2360</text:p>
          </table:table-cell>
          <table:table-cell office:value-type="float" office:value="3826" calcext:value-type="float">
            <text:p>3826</text:p>
          </table:table-cell>
          <table:table-cell office:value-type="float" office:value="3401" calcext:value-type="float">
            <text:p>3401</text:p>
          </table:table-cell>
          <table:table-cell office:value-type="float" office:value="16366" calcext:value-type="float">
            <text:p>16366</text:p>
          </table:table-cell>
          <table:table-cell office:value-type="float" office:value="1550" calcext:value-type="float">
            <text:p>1550</text:p>
          </table:table-cell>
          <table:table-cell office:value-type="float" office:value="848" calcext:value-type="float">
            <text:p>848</text:p>
          </table:table-cell>
          <table:table-cell office:value-type="float" office:value="169" calcext:value-type="float">
            <text:p>169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91" calcext:value-type="float">
            <text:p>2091</text:p>
          </table:table-cell>
          <table:table-cell office:value-type="float" office:value="895" calcext:value-type="float">
            <text:p>895</text:p>
          </table:table-cell>
          <table:table-cell office:value-type="float" office:value="333" calcext:value-type="float">
            <text:p>33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9" calcext:value-type="float">
            <text:p>1419</text:p>
          </table:table-cell>
          <table:table-cell office:value-type="float" office:value="7064" calcext:value-type="float">
            <text:p>7064</text:p>
          </table:table-cell>
          <table:table-cell office:value-type="float" office:value="5908" calcext:value-type="float">
            <text:p>5908</text:p>
          </table:table-cell>
          <table:table-cell office:value-type="float" office:value="570" calcext:value-type="float">
            <text:p>570</text:p>
          </table:table-cell>
          <table:table-cell office:value-type="float" office:value="117" calcext:value-type="float">
            <text:p>117</text:p>
          </table:table-cell>
          <table:table-cell office:value-type="float" office:value="1103" calcext:value-type="float">
            <text:p>1103</text:p>
          </table:table-cell>
          <table:table-cell office:value-type="float" office:value="533" calcext:value-type="float">
            <text:p>533</text:p>
          </table:table-cell>
          <table:table-cell office:value-type="float" office:value="3204" calcext:value-type="float">
            <text:p>3204</text:p>
          </table:table-cell>
          <table:table-cell office:value-type="float" office:value="594" calcext:value-type="float">
            <text:p>594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4154" calcext:value-type="float">
            <text:p>14154</text:p>
          </table:table-cell>
          <table:table-cell office:value-type="float" office:value="583" calcext:value-type="float">
            <text:p>583</text:p>
          </table:table-cell>
          <table:table-cell office:value-type="float" office:value="1009" calcext:value-type="float">
            <text:p>1009</text:p>
          </table:table-cell>
          <table:table-cell office:value-type="float" office:value="270" calcext:value-type="float">
            <text:p>270</text:p>
          </table:table-cell>
          <table:table-cell office:value-type="float" office:value="761" calcext:value-type="float">
            <text:p>761</text:p>
          </table:table-cell>
          <table:table-cell office:value-type="float" office:value="257" calcext:value-type="float">
            <text:p>257</text:p>
          </table:table-cell>
          <table:table-cell office:value-type="float" office:value="127" calcext:value-type="float">
            <text:p>127</text:p>
          </table:table-cell>
          <table:table-cell office:value-type="float" office:value="405" calcext:value-type="float">
            <text:p>405</text:p>
          </table:table-cell>
          <table:table-cell office:value-type="float" office:value="1859" calcext:value-type="float">
            <text:p>1859</text:p>
          </table:table-cell>
          <table:table-cell office:value-type="float" office:value="600" calcext:value-type="float">
            <text:p>600</text:p>
          </table:table-cell>
          <table:table-cell office:value-type="float" office:value="2043" calcext:value-type="float">
            <text:p>2043</text:p>
          </table:table-cell>
          <table:table-cell office:value-type="float" office:value="805" calcext:value-type="float">
            <text:p>805</text:p>
          </table:table-cell>
          <table:table-cell office:value-type="float" office:value="397" calcext:value-type="float">
            <text:p>397</text:p>
          </table:table-cell>
          <table:table-cell office:value-type="float" office:value="743" calcext:value-type="float">
            <text:p>74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699" calcext:value-type="float">
            <text:p>2699</text:p>
          </table:table-cell>
          <table:table-cell office:value-type="float" office:value="399" calcext:value-type="float">
            <text:p>399</text:p>
          </table:table-cell>
          <table:table-cell office:value-type="float" office:value="5091" calcext:value-type="float">
            <text:p>5091</text:p>
          </table:table-cell>
          <table:table-cell office:value-type="float" office:value="9302" calcext:value-type="float">
            <text:p>9302</text:p>
          </table:table-cell>
          <table:table-cell office:value-type="float" office:value="6801" calcext:value-type="float">
            <text:p>6801</text:p>
          </table:table-cell>
          <table:table-cell office:value-type="float" office:value="2360" calcext:value-type="float">
            <text:p>2360</text:p>
          </table:table-cell>
          <table:table-cell office:value-type="float" office:value="1412" calcext:value-type="float">
            <text:p>1412</text:p>
          </table:table-cell>
          <table:table-cell office:value-type="float" office:value="1960" calcext:value-type="float">
            <text:p>1960</text:p>
          </table:table-cell>
          <table:table-cell office:value-type="float" office:value="3262" calcext:value-type="float">
            <text:p>3262</text:p>
          </table:table-cell>
          <table:table-cell office:value-type="float" office:value="4258" calcext:value-type="float">
            <text:p>4258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16835" calcext:value-type="float">
            <text:p>16835</text:p>
          </table:table-cell>
          <table:table-cell office:value-type="float" office:value="10638" calcext:value-type="float">
            <text:p>1063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969.94551" calcext:value-type="float">
            <text:p>970</text:p>
          </table:table-cell>
          <table:table-cell office:value-type="float" office:value="2017.976403" calcext:value-type="float">
            <text:p>2,018</text:p>
          </table:table-cell>
          <table:table-cell office:value-type="float" office:value="51" calcext:value-type="float">
            <text:p>51</text:p>
          </table:table-cell>
          <table:table-cell office:value-type="float" office:value="9544.959358" calcext:value-type="float">
            <text:p>9,545</text:p>
          </table:table-cell>
        </table:table-row>
        <table:table-row table:style-name="ro1">
          <table:table-cell office:value-type="string" calcext:value-type="string">
            <text:p>1910000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340" calcext:value-type="float">
            <text:p>340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139" calcext:value-type="float">
            <text:p>139</text:p>
          </table:table-cell>
          <table:table-cell office:value-type="float" office:value="194" calcext:value-type="float">
            <text:p>194</text:p>
          </table:table-cell>
          <table:table-cell office:value-type="float" office:value="846" calcext:value-type="float">
            <text:p>84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327" calcext:value-type="float">
            <text:p>1327</text:p>
          </table:table-cell>
          <table:table-cell office:value-type="float" office:value="3692" calcext:value-type="float">
            <text:p>3692</text:p>
          </table:table-cell>
          <table:table-cell office:value-type="float" office:value="4303" calcext:value-type="float">
            <text:p>4303</text:p>
          </table:table-cell>
          <table:table-cell office:value-type="float" office:value="14786" calcext:value-type="float">
            <text:p>14786</text:p>
          </table:table-cell>
          <table:table-cell office:value-type="float" office:value="1817" calcext:value-type="float">
            <text:p>1817</text:p>
          </table:table-cell>
          <table:table-cell office:value-type="float" office:value="191" calcext:value-type="float">
            <text:p>191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 office:value-type="float" office:value="5506" calcext:value-type="float">
            <text:p>5506</text:p>
          </table:table-cell>
          <table:table-cell office:value-type="float" office:value="5850" calcext:value-type="float">
            <text:p>5850</text:p>
          </table:table-cell>
          <table:table-cell office:value-type="float" office:value="907" calcext:value-type="float">
            <text:p>907</text:p>
          </table:table-cell>
          <table:table-cell office:value-type="float" office:value="183" calcext:value-type="float">
            <text:p>183</text:p>
          </table:table-cell>
          <table:table-cell office:value-type="float" office:value="332" calcext:value-type="float">
            <text:p>332</text:p>
          </table:table-cell>
          <table:table-cell office:value-type="float" office:value="15" calcext:value-type="float">
            <text:p>15</text:p>
          </table:table-cell>
          <table:table-cell office:value-type="float" office:value="834" calcext:value-type="float">
            <text:p>834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2328" calcext:value-type="float">
            <text:p>12328</text:p>
          </table:table-cell>
          <table:table-cell office:value-type="float" office:value="328" calcext:value-type="float">
            <text:p>328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240" calcext:value-type="float">
            <text:p>240</text:p>
          </table:table-cell>
          <table:table-cell office:value-type="float" office:value="116" calcext:value-type="float">
            <text:p>116</text:p>
          </table:table-cell>
          <table:table-cell office:value-type="float" office:value="345" calcext:value-type="float">
            <text:p>345</text:p>
          </table:table-cell>
          <table:table-cell office:value-type="float" office:value="271" calcext:value-type="float">
            <text:p>271</text:p>
          </table:table-cell>
          <table:table-cell office:value-type="float" office:value="178" calcext:value-type="float">
            <text:p>178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661" calcext:value-type="float">
            <text:p>2661</text:p>
          </table:table-cell>
          <table:table-cell office:value-type="float" office:value="485" calcext:value-type="float">
            <text:p>485</text:p>
          </table:table-cell>
          <table:table-cell office:value-type="float" office:value="4277" calcext:value-type="float">
            <text:p>4277</text:p>
          </table:table-cell>
          <table:table-cell office:value-type="float" office:value="8349" calcext:value-type="float">
            <text:p>8349</text:p>
          </table:table-cell>
          <table:table-cell office:value-type="float" office:value="8271" calcext:value-type="float">
            <text:p>8271</text:p>
          </table:table-cell>
          <table:table-cell office:value-type="float" office:value="1327" calcext:value-type="float">
            <text:p>1327</text:p>
          </table:table-cell>
          <table:table-cell office:value-type="float" office:value="225" calcext:value-type="float">
            <text:p>225</text:p>
          </table:table-cell>
          <table:table-cell office:value-type="float" office:value="245" calcext:value-type="float">
            <text:p>245</text:p>
          </table:table-cell>
          <table:table-cell office:value-type="float" office:value="521" calcext:value-type="float">
            <text:p>521</text:p>
          </table:table-cell>
          <table:table-cell office:value-type="float" office:value="744" calcext:value-type="float">
            <text:p>74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276" calcext:value-type="float">
            <text:p>15276</text:p>
          </table:table-cell>
          <table:table-cell office:value-type="float" office:value="10710" calcext:value-type="float">
            <text:p>1071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253.7828" calcext:value-type="float">
            <text:p>254</text:p>
          </table:table-cell>
          <table:table-cell office:value-type="float" office:value="629.760525" calcext:value-type="float">
            <text:p>630</text:p>
          </table:table-cell>
          <table:table-cell office:value-type="float" office:value="33" calcext:value-type="float">
            <text:p>33</text:p>
          </table:table-cell>
          <table:table-cell office:value-type="float" office:value="9004.188576" calcext:value-type="float">
            <text:p>9,004</text:p>
          </table:table-cell>
        </table:table-row>
        <table:table-row table:style-name="ro1">
          <table:table-cell office:value-type="string" calcext:value-type="string">
            <text:p>19100010</text:p>
          </table:table-cell>
          <table:table-cell office:value-type="float" office:value="3064" calcext:value-type="float">
            <text:p>3064</text:p>
          </table:table-cell>
          <table:table-cell office:value-type="float" office:value="4484" calcext:value-type="float">
            <text:p>4484</text:p>
          </table:table-cell>
          <table:table-cell office:value-type="float" office:value="6077" calcext:value-type="float">
            <text:p>6077</text:p>
          </table:table-cell>
          <table:table-cell office:value-type="float" office:value="12039" calcext:value-type="float">
            <text:p>12039</text:p>
          </table:table-cell>
          <table:table-cell office:value-type="float" office:value="229" calcext:value-type="float">
            <text:p>229</text:p>
          </table:table-cell>
          <table:table-cell office:value-type="float" office:value="583" calcext:value-type="float">
            <text:p>583</text:p>
          </table:table-cell>
          <table:table-cell office:value-type="float" office:value="1006" calcext:value-type="float">
            <text:p>1006</text:p>
          </table:table-cell>
          <table:table-cell office:value-type="float" office:value="842" calcext:value-type="float">
            <text:p>842</text:p>
          </table:table-cell>
          <table:table-cell office:value-type="float" office:value="2430" calcext:value-type="float">
            <text:p>243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27" calcext:value-type="float">
            <text:p>227</text:p>
          </table:table-cell>
          <table:table-cell office:value-type="float" office:value="348" calcext:value-type="float">
            <text:p>348</text:p>
          </table:table-cell>
          <table:table-cell office:value-type="float" office:value="1051" calcext:value-type="float">
            <text:p>1051</text:p>
          </table:table-cell>
          <table:table-cell office:value-type="float" office:value="116" calcext:value-type="float">
            <text:p>116</text:p>
          </table:table-cell>
          <table:table-cell office:value-type="float" office:value="5444" calcext:value-type="float">
            <text:p>5444</text:p>
          </table:table-cell>
          <table:table-cell office:value-type="float" office:value="620" calcext:value-type="float">
            <text:p>6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85" calcext:value-type="float">
            <text:p>1085</text:p>
          </table:table-cell>
          <table:table-cell office:value-type="float" office:value="511" calcext:value-type="float">
            <text:p>511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343" calcext:value-type="float">
            <text:p>5343</text:p>
          </table:table-cell>
          <table:table-cell office:value-type="float" office:value="8020" calcext:value-type="float">
            <text:p>8020</text:p>
          </table:table-cell>
          <table:table-cell office:value-type="float" office:value="1533" calcext:value-type="float">
            <text:p>1533</text:p>
          </table:table-cell>
          <table:table-cell office:value-type="float" office:value="856" calcext:value-type="float">
            <text:p>8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121" calcext:value-type="float">
            <text:p>121</text:p>
          </table:table-cell>
          <table:table-cell office:value-type="float" office:value="7723" calcext:value-type="float">
            <text:p>7723</text:p>
          </table:table-cell>
          <table:table-cell office:value-type="float" office:value="2202" calcext:value-type="float">
            <text:p>2202</text:p>
          </table:table-cell>
          <table:table-cell office:value-type="float" office:value="7432" calcext:value-type="float">
            <text:p>7432</text:p>
          </table:table-cell>
          <table:table-cell office:value-type="float" office:value="1994" calcext:value-type="float">
            <text:p>1994</text:p>
          </table:table-cell>
          <table:table-cell office:value-type="float" office:value="308" calcext:value-type="float">
            <text:p>308</text:p>
          </table:table-cell>
          <table:table-cell office:value-type="float" office:value="3064" calcext:value-type="float">
            <text:p>3064</text:p>
          </table:table-cell>
          <table:table-cell office:value-type="float" office:value="1482" calcext:value-type="float">
            <text:p>1482</text:p>
          </table:table-cell>
          <table:table-cell office:value-type="float" office:value="387" calcext:value-type="float">
            <text:p>387</text:p>
          </table:table-cell>
          <table:table-cell office:value-type="float" office:value="1277" calcext:value-type="float">
            <text:p>1277</text:p>
          </table:table-cell>
          <table:table-cell office:value-type="float" office:value="535" calcext:value-type="float">
            <text:p>535</text:p>
          </table:table-cell>
          <table:table-cell office:value-type="float" office:value="94" calcext:value-type="float">
            <text:p>94</text:p>
          </table:table-cell>
          <table:table-cell office:value-type="float" office:value="583" calcext:value-type="float">
            <text:p>58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39" calcext:value-type="float">
            <text:p>39</text:p>
          </table:table-cell>
          <table:table-cell office:value-type="float" office:value="794" calcext:value-type="float">
            <text:p>794</text:p>
          </table:table-cell>
          <table:table-cell office:value-type="float" office:value="576" calcext:value-type="float">
            <text:p>576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8669" calcext:value-type="float">
            <text:p>8669</text:p>
          </table:table-cell>
          <table:table-cell office:value-type="float" office:value="17263" calcext:value-type="float">
            <text:p>17263</text:p>
          </table:table-cell>
          <table:table-cell office:value-type="float" office:value="1939" calcext:value-type="float">
            <text:p>1939</text:p>
          </table:table-cell>
          <table:table-cell office:value-type="float" office:value="3018" calcext:value-type="float">
            <text:p>301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27" calcext:value-type="float">
            <text:p>1027</text:p>
          </table:table-cell>
          <table:table-cell office:value-type="float" office:value="778" calcext:value-type="float">
            <text:p>778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7821.119579" calcext:value-type="float">
            <text:p>7,821</text:p>
          </table:table-cell>
          <table:table-cell office:value-type="float" office:value="1217.727365" calcext:value-type="float">
            <text:p>1,218</text:p>
          </table:table-cell>
          <table:table-cell office:value-type="float" office:value="9" calcext:value-type="float">
            <text:p>9</text:p>
          </table:table-cell>
          <table:table-cell office:value-type="float" office:value="468.783068" calcext:value-type="float">
            <text:p>469</text:p>
          </table:table-cell>
        </table:table-row>
        <table:table-row table:style-name="ro1">
          <table:table-cell office:value-type="string" calcext:value-type="string">
            <text:p>19100011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121" calcext:value-type="float">
            <text:p>121</text:p>
          </table:table-cell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office:value-type="float" office:value="1517" calcext:value-type="float">
            <text:p>1517</text:p>
          </table:table-cell>
          <table:table-cell office:value-type="float" office:value="3283" calcext:value-type="float">
            <text:p>3283</text:p>
          </table:table-cell>
          <table:table-cell office:value-type="float" office:value="3671" calcext:value-type="float">
            <text:p>3671</text:p>
          </table:table-cell>
          <table:table-cell office:value-type="float" office:value="8754" calcext:value-type="float">
            <text:p>8754</text:p>
          </table:table-cell>
          <table:table-cell office:value-type="float" office:value="796" calcext:value-type="float">
            <text:p>79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596" calcext:value-type="float">
            <text:p>596</text:p>
          </table:table-cell>
          <table:table-cell office:value-type="float" office:value="1505" calcext:value-type="float">
            <text:p>1505</text:p>
          </table:table-cell>
          <table:table-cell office:value-type="float" office:value="1556" calcext:value-type="float">
            <text:p>1556</text:p>
          </table:table-cell>
          <table:table-cell office:value-type="float" office:value="5246" calcext:value-type="float">
            <text:p>5246</text:p>
          </table:table-cell>
          <table:table-cell office:value-type="float" office:value="671" calcext:value-type="float">
            <text:p>671</text:p>
          </table:table-cell>
          <table:table-cell office:value-type="float" office:value="78" calcext:value-type="float">
            <text:p>78</text:p>
          </table:table-cell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1" calcext:value-type="float">
            <text:p>3031</text:p>
          </table:table-cell>
          <table:table-cell office:value-type="float" office:value="3624" calcext:value-type="float">
            <text:p>3624</text:p>
          </table:table-cell>
          <table:table-cell office:value-type="float" office:value="590" calcext:value-type="float">
            <text:p>59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2830" calcext:value-type="float">
            <text:p>2830</text:p>
          </table:table-cell>
          <table:table-cell office:value-type="float" office:value="1049" calcext:value-type="float">
            <text:p>1049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22" calcext:value-type="float">
            <text:p>222</text:p>
          </table:table-cell>
          <table:table-cell office:value-type="float" office:value="34" calcext:value-type="float">
            <text:p>34</text:p>
          </table:table-cell>
          <table:table-cell office:value-type="float" office:value="6554" calcext:value-type="float">
            <text:p>6554</text:p>
          </table:table-cell>
          <table:table-cell office:value-type="float" office:value="1575" calcext:value-type="float">
            <text:p>1575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4112" calcext:value-type="float">
            <text:p>4112</text:p>
          </table:table-cell>
          <table:table-cell office:value-type="float" office:value="287" calcext:value-type="float">
            <text:p>287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3444" calcext:value-type="float">
            <text:p>3444</text:p>
          </table:table-cell>
          <table:table-cell office:value-type="float" office:value="1146" calcext:value-type="float">
            <text:p>1146</text:p>
          </table:table-cell>
          <table:table-cell office:value-type="float" office:value="6447" calcext:value-type="float">
            <text:p>6447</text:p>
          </table:table-cell>
          <table:table-cell office:value-type="float" office:value="3749" calcext:value-type="float">
            <text:p>3749</text:p>
          </table:table-cell>
          <table:table-cell office:value-type="float" office:value="846" calcext:value-type="float">
            <text:p>846</text:p>
          </table:table-cell>
          <table:table-cell office:value-type="float" office:value="1517" calcext:value-type="float">
            <text:p>151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29" calcext:value-type="float">
            <text:p>1129</text:p>
          </table:table-cell>
          <table:table-cell office:value-type="float" office:value="217" calcext:value-type="float">
            <text:p>217</text:p>
          </table:table-cell>
          <table:table-cell office:value-type="float" office:value="3380" calcext:value-type="float">
            <text:p>3380</text:p>
          </table:table-cell>
          <table:table-cell office:value-type="float" office:value="3171" calcext:value-type="float">
            <text:p>3171</text:p>
          </table:table-cell>
          <table:table-cell office:value-type="float" office:value="758" calcext:value-type="float">
            <text:p>758</text:p>
          </table:table-cell>
          <table:table-cell office:value-type="float" office:value="596" calcext:value-type="float">
            <text:p>596</text:p>
          </table:table-cell>
          <table:table-cell office:value-type="float" office:value="214" calcext:value-type="float">
            <text:p>214</text:p>
          </table:table-cell>
          <table:table-cell office:value-type="float" office:value="314" calcext:value-type="float">
            <text:p>314</text:p>
          </table:table-cell>
          <table:table-cell office:value-type="float" office:value="7408" calcext:value-type="float">
            <text:p>7408</text:p>
          </table:table-cell>
          <table:table-cell office:value-type="float" office:value="10632" calcext:value-type="float">
            <text:p>10632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5555" calcext:value-type="float">
            <text:p>5555</text:p>
          </table:table-cell>
          <table:table-cell office:value-type="float" office:value="4000" calcext:value-type="float">
            <text:p>40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26.344528" calcext:value-type="float">
            <text:p>126</text:p>
          </table:table-cell>
          <table:table-cell office:value-type="float" office:value="3902.007932" calcext:value-type="float">
            <text:p>3,902</text:p>
          </table:table-cell>
          <table:table-cell office:value-type="float" office:value="24" calcext:value-type="float">
            <text:p>24</text:p>
          </table:table-cell>
          <table:table-cell office:value-type="float" office:value="2755.514648" calcext:value-type="float">
            <text:p>2,756</text:p>
          </table:table-cell>
        </table:table-row>
        <table:table-row table:style-name="ro1">
          <table:table-cell office:value-type="string" calcext:value-type="string">
            <text:p>19100012</text:p>
          </table:table-cell>
          <table:table-cell office:value-type="float" office:value="1511" calcext:value-type="float">
            <text:p>1511</text:p>
          </table:table-cell>
          <table:table-cell office:value-type="float" office:value="1967" calcext:value-type="float">
            <text:p>1967</text:p>
          </table:table-cell>
          <table:table-cell office:value-type="float" office:value="3134" calcext:value-type="float">
            <text:p>3134</text:p>
          </table:table-cell>
          <table:table-cell office:value-type="float" office:value="5682" calcext:value-type="float">
            <text:p>5682</text:p>
          </table:table-cell>
          <table:table-cell office:value-type="float" office:value="75" calcext:value-type="float">
            <text:p>75</text:p>
          </table:table-cell>
          <table:table-cell office:value-type="float" office:value="1821" calcext:value-type="float">
            <text:p>1821</text:p>
          </table:table-cell>
          <table:table-cell office:value-type="float" office:value="4154" calcext:value-type="float">
            <text:p>4154</text:p>
          </table:table-cell>
          <table:table-cell office:value-type="float" office:value="3898" calcext:value-type="float">
            <text:p>3898</text:p>
          </table:table-cell>
          <table:table-cell office:value-type="float" office:value="8688" calcext:value-type="float">
            <text:p>8688</text:p>
          </table:table-cell>
          <table:table-cell office:value-type="float" office:value="490" calcext:value-type="float">
            <text:p>49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436" calcext:value-type="float">
            <text:p>436</text:p>
          </table:table-cell>
          <table:table-cell office:value-type="float" office:value="350" calcext:value-type="float">
            <text:p>350</text:p>
          </table:table-cell>
          <table:table-cell office:value-type="float" office:value="1500" calcext:value-type="float">
            <text:p>1500</text:p>
          </table:table-cell>
          <table:table-cell office:value-type="float" office:value="147" calcext:value-type="float">
            <text:p>147</text:p>
          </table:table-cell>
          <table:table-cell office:value-type="float" office:value="2532" calcext:value-type="float">
            <text:p>2532</text:p>
          </table:table-cell>
          <table:table-cell office:value-type="float" office:value="441" calcext:value-type="float">
            <text:p>44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55" calcext:value-type="float">
            <text:p>3955</text:p>
          </table:table-cell>
          <table:table-cell office:value-type="float" office:value="2786" calcext:value-type="float">
            <text:p>2786</text:p>
          </table:table-cell>
          <table:table-cell office:value-type="float" office:value="434" calcext:value-type="float">
            <text:p>43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774" calcext:value-type="float">
            <text:p>774</text:p>
          </table:table-cell>
          <table:table-cell office:value-type="float" office:value="459" calcext:value-type="float">
            <text:p>45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777" calcext:value-type="float">
            <text:p>2777</text:p>
          </table:table-cell>
          <table:table-cell office:value-type="float" office:value="3587" calcext:value-type="float">
            <text:p>3587</text:p>
          </table:table-cell>
          <table:table-cell office:value-type="float" office:value="6072" calcext:value-type="float">
            <text:p>6072</text:p>
          </table:table-cell>
          <table:table-cell office:value-type="float" office:value="2251" calcext:value-type="float">
            <text:p>2251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251" calcext:value-type="float">
            <text:p>1251</text:p>
          </table:table-cell>
          <table:table-cell office:value-type="float" office:value="68" calcext:value-type="float">
            <text:p>68</text:p>
          </table:table-cell>
          <table:table-cell office:value-type="float" office:value="3566" calcext:value-type="float">
            <text:p>3566</text:p>
          </table:table-cell>
          <table:table-cell office:value-type="float" office:value="1044" calcext:value-type="float">
            <text:p>1044</text:p>
          </table:table-cell>
          <table:table-cell office:value-type="float" office:value="3956" calcext:value-type="float">
            <text:p>3956</text:p>
          </table:table-cell>
          <table:table-cell office:value-type="float" office:value="1006" calcext:value-type="float">
            <text:p>1006</text:p>
          </table:table-cell>
          <table:table-cell office:value-type="float" office:value="209" calcext:value-type="float">
            <text:p>209</text:p>
          </table:table-cell>
          <table:table-cell office:value-type="float" office:value="1511" calcext:value-type="float">
            <text:p>1511</text:p>
          </table:table-cell>
          <table:table-cell office:value-type="float" office:value="4972" calcext:value-type="float">
            <text:p>4972</text:p>
          </table:table-cell>
          <table:table-cell office:value-type="float" office:value="1446" calcext:value-type="float">
            <text:p>1446</text:p>
          </table:table-cell>
          <table:table-cell office:value-type="float" office:value="5825" calcext:value-type="float">
            <text:p>5825</text:p>
          </table:table-cell>
          <table:table-cell office:value-type="float" office:value="2341" calcext:value-type="float">
            <text:p>2341</text:p>
          </table:table-cell>
          <table:table-cell office:value-type="float" office:value="639" calcext:value-type="float">
            <text:p>639</text:p>
          </table:table-cell>
          <table:table-cell office:value-type="float" office:value="1821" calcext:value-type="float">
            <text:p>182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09" calcext:value-type="float">
            <text:p>309</text:p>
          </table:table-cell>
          <table:table-cell office:value-type="float" office:value="59" calcext:value-type="float">
            <text:p>59</text:p>
          </table:table-cell>
          <table:table-cell office:value-type="float" office:value="595" calcext:value-type="float">
            <text:p>595</text:p>
          </table:table-cell>
          <table:table-cell office:value-type="float" office:value="994" calcext:value-type="float">
            <text:p>994</text:p>
          </table:table-cell>
          <table:table-cell office:value-type="float" office:value="404" calcext:value-type="float">
            <text:p>404</text:p>
          </table:table-cell>
          <table:table-cell office:value-type="float" office:value="207" calcext:value-type="float">
            <text:p>207</text:p>
          </table:table-cell>
          <table:table-cell office:value-type="float" office:value="4274" calcext:value-type="float">
            <text:p>4274</text:p>
          </table:table-cell>
          <table:table-cell office:value-type="float" office:value="8111" calcext:value-type="float">
            <text:p>8111</text:p>
          </table:table-cell>
          <table:table-cell office:value-type="float" office:value="7288" calcext:value-type="float">
            <text:p>7288</text:p>
          </table:table-cell>
          <table:table-cell office:value-type="float" office:value="11759" calcext:value-type="float">
            <text:p>11759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522" calcext:value-type="float">
            <text:p>1522</text:p>
          </table:table-cell>
          <table:table-cell office:value-type="float" office:value="1109" calcext:value-type="float">
            <text:p>110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3701.935805" calcext:value-type="float">
            <text:p>3,702</text:p>
          </table:table-cell>
          <table:table-cell office:value-type="float" office:value="4099.002737" calcext:value-type="float">
            <text:p>4,099</text:p>
          </table:table-cell>
          <table:table-cell office:value-type="float" office:value="27" calcext:value-type="float">
            <text:p>27</text:p>
          </table:table-cell>
          <table:table-cell office:value-type="float" office:value="798.82397" calcext:value-type="float">
            <text:p>799</text:p>
          </table:table-cell>
        </table:table-row>
        <table:table-row table:style-name="ro1">
          <table:table-cell office:value-type="string" calcext:value-type="string">
            <text:p>19100013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220" calcext:value-type="float">
            <text:p>220</text:p>
          </table:table-cell>
          <table:table-cell office:value-type="float" office:value="535" calcext:value-type="float">
            <text:p>535</text:p>
          </table:table-cell>
          <table:table-cell office:value-type="float" office:value="24" calcext:value-type="float">
            <text:p>24</text:p>
          </table:table-cell>
          <table:table-cell office:value-type="float" office:value="1078" calcext:value-type="float">
            <text:p>1078</text:p>
          </table:table-cell>
          <table:table-cell office:value-type="float" office:value="2407" calcext:value-type="float">
            <text:p>2407</text:p>
          </table:table-cell>
          <table:table-cell office:value-type="float" office:value="2413" calcext:value-type="float">
            <text:p>2413</text:p>
          </table:table-cell>
          <table:table-cell office:value-type="float" office:value="5934" calcext:value-type="float">
            <text:p>5934</text:p>
          </table:table-cell>
          <table:table-cell office:value-type="float" office:value="238" calcext:value-type="float">
            <text:p>23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960" calcext:value-type="float">
            <text:p>960</text:p>
          </table:table-cell>
          <table:table-cell office:value-type="float" office:value="2422" calcext:value-type="float">
            <text:p>2422</text:p>
          </table:table-cell>
          <table:table-cell office:value-type="float" office:value="2743" calcext:value-type="float">
            <text:p>2743</text:p>
          </table:table-cell>
          <table:table-cell office:value-type="float" office:value="9382" calcext:value-type="float">
            <text:p>9382</text:p>
          </table:table-cell>
          <table:table-cell office:value-type="float" office:value="1394" calcext:value-type="float">
            <text:p>1394</text:p>
          </table:table-cell>
          <table:table-cell office:value-type="float" office:value="210" calcext:value-type="float">
            <text:p>210</text:p>
          </table:table-cell>
          <table:table-cell office:value-type="float" office:value="246" calcext:value-type="float">
            <text:p>246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76" calcext:value-type="float">
            <text:p>2176</text:p>
          </table:table-cell>
          <table:table-cell office:value-type="float" office:value="2616" calcext:value-type="float">
            <text:p>2616</text:p>
          </table:table-cell>
          <table:table-cell office:value-type="float" office:value="815" calcext:value-type="float">
            <text:p>81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4794" calcext:value-type="float">
            <text:p>4794</text:p>
          </table:table-cell>
          <table:table-cell office:value-type="float" office:value="2870" calcext:value-type="float">
            <text:p>2870</text:p>
          </table:table-cell>
          <table:table-cell office:value-type="float" office:value="216" calcext:value-type="float">
            <text:p>216</text:p>
          </table:table-cell>
          <table:table-cell office:value-type="float" office:value="27" calcext:value-type="float">
            <text:p>27</text:p>
          </table:table-cell>
          <table:table-cell office:value-type="float" office:value="518" calcext:value-type="float">
            <text:p>518</text:p>
          </table:table-cell>
          <table:table-cell office:value-type="float" office:value="71" calcext:value-type="float">
            <text:p>71</text:p>
          </table:table-cell>
          <table:table-cell office:value-type="float" office:value="5213" calcext:value-type="float">
            <text:p>5213</text:p>
          </table:table-cell>
          <table:table-cell office:value-type="float" office:value="602" calcext:value-type="float">
            <text:p>602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7888" calcext:value-type="float">
            <text:p>7888</text:p>
          </table:table-cell>
          <table:table-cell office:value-type="float" office:value="421" calcext:value-type="float">
            <text:p>421</text:p>
          </table:table-cell>
          <table:table-cell office:value-type="float" office:value="219" calcext:value-type="float">
            <text:p>219</text:p>
          </table:table-cell>
          <table:table-cell office:value-type="float" office:value="44" calcext:value-type="float">
            <text:p>44</text:p>
          </table:table-cell>
          <table:table-cell office:value-type="float" office:value="223" calcext:value-type="float">
            <text:p>223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106" calcext:value-type="float">
            <text:p>106</text:p>
          </table:table-cell>
          <table:table-cell office:value-type="float" office:value="2640" calcext:value-type="float">
            <text:p>2640</text:p>
          </table:table-cell>
          <table:table-cell office:value-type="float" office:value="813" calcext:value-type="float">
            <text:p>813</text:p>
          </table:table-cell>
          <table:table-cell office:value-type="float" office:value="3807" calcext:value-type="float">
            <text:p>3807</text:p>
          </table:table-cell>
          <table:table-cell office:value-type="float" office:value="2526" calcext:value-type="float">
            <text:p>2526</text:p>
          </table:table-cell>
          <table:table-cell office:value-type="float" office:value="618" calcext:value-type="float">
            <text:p>618</text:p>
          </table:table-cell>
          <table:table-cell office:value-type="float" office:value="1078" calcext:value-type="float">
            <text:p>107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695" calcext:value-type="float">
            <text:p>1695</text:p>
          </table:table-cell>
          <table:table-cell office:value-type="float" office:value="406" calcext:value-type="float">
            <text:p>406</text:p>
          </table:table-cell>
          <table:table-cell office:value-type="float" office:value="4176" calcext:value-type="float">
            <text:p>4176</text:p>
          </table:table-cell>
          <table:table-cell office:value-type="float" office:value="6085" calcext:value-type="float">
            <text:p>6085</text:p>
          </table:table-cell>
          <table:table-cell office:value-type="float" office:value="3188" calcext:value-type="float">
            <text:p>3188</text:p>
          </table:table-cell>
          <table:table-cell office:value-type="float" office:value="960" calcext:value-type="float">
            <text:p>960</text:p>
          </table:table-cell>
          <table:table-cell office:value-type="float" office:value="441" calcext:value-type="float">
            <text:p>441</text:p>
          </table:table-cell>
          <table:table-cell office:value-type="float" office:value="617" calcext:value-type="float">
            <text:p>617</text:p>
          </table:table-cell>
          <table:table-cell office:value-type="float" office:value="5400" calcext:value-type="float">
            <text:p>5400</text:p>
          </table:table-cell>
          <table:table-cell office:value-type="float" office:value="6657" calcext:value-type="float">
            <text:p>6657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9954" calcext:value-type="float">
            <text:p>9954</text:p>
          </table:table-cell>
          <table:table-cell office:value-type="float" office:value="6934" calcext:value-type="float">
            <text:p>693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302.206063" calcext:value-type="float">
            <text:p>302</text:p>
          </table:table-cell>
          <table:table-cell office:value-type="float" office:value="2904.814926" calcext:value-type="float">
            <text:p>2,905</text:p>
          </table:table-cell>
          <table:table-cell office:value-type="float" office:value="42" calcext:value-type="float">
            <text:p>42</text:p>
          </table:table-cell>
          <table:table-cell office:value-type="float" office:value="5751.176293" calcext:value-type="float">
            <text:p>5,751</text:p>
          </table:table-cell>
        </table:table-row>
        <table:table-row table:style-name="ro1">
          <table:table-cell office:value-type="string" calcext:value-type="string">
            <text:p>19100014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215" calcext:value-type="float">
            <text:p>215</text:p>
          </table:table-cell>
          <table:table-cell office:value-type="float" office:value="480" calcext:value-type="float">
            <text:p>480</text:p>
          </table:table-cell>
          <table:table-cell office:value-type="float" office:value="12" calcext:value-type="float">
            <text:p>12</text:p>
          </table:table-cell>
          <table:table-cell office:value-type="float" office:value="355" calcext:value-type="float">
            <text:p>355</text:p>
          </table:table-cell>
          <table:table-cell office:value-type="float" office:value="719" calcext:value-type="float">
            <text:p>719</text:p>
          </table:table-cell>
          <table:table-cell office:value-type="float" office:value="792" calcext:value-type="float">
            <text:p>792</text:p>
          </table:table-cell>
          <table:table-cell office:value-type="float" office:value="2464" calcext:value-type="float">
            <text:p>2464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164" calcext:value-type="float">
            <text:p>1164</text:p>
          </table:table-cell>
          <table:table-cell office:value-type="float" office:value="2500" calcext:value-type="float">
            <text:p>2500</text:p>
          </table:table-cell>
          <table:table-cell office:value-type="float" office:value="3326" calcext:value-type="float">
            <text:p>3326</text:p>
          </table:table-cell>
          <table:table-cell office:value-type="float" office:value="11433" calcext:value-type="float">
            <text:p>11433</text:p>
          </table:table-cell>
          <table:table-cell office:value-type="float" office:value="2393" calcext:value-type="float">
            <text:p>2393</text:p>
          </table:table-cell>
          <table:table-cell office:value-type="float" office:value="85" calcext:value-type="float">
            <text:p>85</text:p>
          </table:table-cell>
          <table:table-cell office:value-type="float" office:value="259" calcext:value-type="float">
            <text:p>259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1105" calcext:value-type="float">
            <text:p>1105</text:p>
          </table:table-cell>
          <table:table-cell office:value-type="float" office:value="674" calcext:value-type="float">
            <text:p>67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93" calcext:value-type="float">
            <text:p>1493</text:p>
          </table:table-cell>
          <table:table-cell office:value-type="float" office:value="5958" calcext:value-type="float">
            <text:p>5958</text:p>
          </table:table-cell>
          <table:table-cell office:value-type="float" office:value="3280" calcext:value-type="float">
            <text:p>3280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office:value-type="float" office:value="461" calcext:value-type="float">
            <text:p>461</text:p>
          </table:table-cell>
          <table:table-cell office:value-type="float" office:value="44" calcext:value-type="float">
            <text:p>44</text:p>
          </table:table-cell>
          <table:table-cell office:value-type="float" office:value="2221" calcext:value-type="float">
            <text:p>2221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9745" calcext:value-type="float">
            <text:p>9745</text:p>
          </table:table-cell>
          <table:table-cell office:value-type="float" office:value="438" calcext:value-type="float">
            <text:p>438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float" office:value="224" calcext:value-type="float">
            <text:p>224</text:p>
          </table:table-cell>
          <table:table-cell office:value-type="float" office:value="285" calcext:value-type="float">
            <text:p>285</text:p>
          </table:table-cell>
          <table:table-cell office:value-type="float" office:value="70" calcext:value-type="float">
            <text:p>70</text:p>
          </table:table-cell>
          <table:table-cell office:value-type="float" office:value="654" calcext:value-type="float">
            <text:p>654</text:p>
          </table:table-cell>
          <table:table-cell office:value-type="float" office:value="151" calcext:value-type="float">
            <text:p>151</text:p>
          </table:table-cell>
          <table:table-cell office:value-type="float" office:value="1128" calcext:value-type="float">
            <text:p>1128</text:p>
          </table:table-cell>
          <table:table-cell office:value-type="float" office:value="1112" calcext:value-type="float">
            <text:p>1112</text:p>
          </table:table-cell>
          <table:table-cell office:value-type="float" office:value="874" calcext:value-type="float">
            <text:p>874</text:p>
          </table:table-cell>
          <table:table-cell office:value-type="float" office:value="355" calcext:value-type="float">
            <text:p>35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05" calcext:value-type="float">
            <text:p>1905</text:p>
          </table:table-cell>
          <table:table-cell office:value-type="float" office:value="328" calcext:value-type="float">
            <text:p>328</text:p>
          </table:table-cell>
          <table:table-cell office:value-type="float" office:value="5331" calcext:value-type="float">
            <text:p>5331</text:p>
          </table:table-cell>
          <table:table-cell office:value-type="float" office:value="7894" calcext:value-type="float">
            <text:p>7894</text:p>
          </table:table-cell>
          <table:table-cell office:value-type="float" office:value="3759" calcext:value-type="float">
            <text:p>3759</text:p>
          </table:table-cell>
          <table:table-cell office:value-type="float" office:value="1164" calcext:value-type="float">
            <text:p>1164</text:p>
          </table:table-cell>
          <table:table-cell office:value-type="float" office:value="303" calcext:value-type="float">
            <text:p>303</text:p>
          </table:table-cell>
          <table:table-cell office:value-type="float" office:value="581" calcext:value-type="float">
            <text:p>581</text:p>
          </table:table-cell>
          <table:table-cell office:value-type="float" office:value="2092" calcext:value-type="float">
            <text:p>2092</text:p>
          </table:table-cell>
          <table:table-cell office:value-type="float" office:value="2320" calcext:value-type="float">
            <text:p>2320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12453" calcext:value-type="float">
            <text:p>12453</text:p>
          </table:table-cell>
          <table:table-cell office:value-type="float" office:value="8389" calcext:value-type="float">
            <text:p>8389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361.756702" calcext:value-type="float">
            <text:p>362</text:p>
          </table:table-cell>
          <table:table-cell office:value-type="float" office:value="1339.086463" calcext:value-type="float">
            <text:p>1,339</text:p>
          </table:table-cell>
          <table:table-cell office:value-type="float" office:value="54" calcext:value-type="float">
            <text:p>54</text:p>
          </table:table-cell>
          <table:table-cell office:value-type="float" office:value="7681.63713" calcext:value-type="float">
            <text:p>7,682</text:p>
          </table:table-cell>
        </table:table-row>
        <table:table-row table:style-name="ro1">
          <table:table-cell office:value-type="string" calcext:value-type="string">
            <text:p>19100015</text:p>
          </table:table-cell>
          <table:table-cell office:value-type="float" office:value="402" calcext:value-type="float">
            <text:p>402</text:p>
          </table:table-cell>
          <table:table-cell office:value-type="float" office:value="690" calcext:value-type="float">
            <text:p>690</text:p>
          </table:table-cell>
          <table:table-cell office:value-type="float" office:value="1065" calcext:value-type="float">
            <text:p>1065</text:p>
          </table:table-cell>
          <table:table-cell office:value-type="float" office:value="1915" calcext:value-type="float">
            <text:p>1915</text:p>
          </table:table-cell>
          <table:table-cell office:value-type="float" office:value="81" calcext:value-type="float">
            <text:p>81</text:p>
          </table:table-cell>
          <table:table-cell office:value-type="float" office:value="2390" calcext:value-type="float">
            <text:p>2390</text:p>
          </table:table-cell>
          <table:table-cell office:value-type="float" office:value="5376" calcext:value-type="float">
            <text:p>5376</text:p>
          </table:table-cell>
          <table:table-cell office:value-type="float" office:value="4933" calcext:value-type="float">
            <text:p>4933</text:p>
          </table:table-cell>
          <table:table-cell office:value-type="float" office:value="13247" calcext:value-type="float">
            <text:p>13247</text:p>
          </table:table-cell>
          <table:table-cell office:value-type="float" office:value="1003" calcext:value-type="float">
            <text:p>100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436" calcext:value-type="float">
            <text:p>436</text:p>
          </table:table-cell>
          <table:table-cell office:value-type="float" office:value="1085" calcext:value-type="float">
            <text:p>1085</text:p>
          </table:table-cell>
          <table:table-cell office:value-type="float" office:value="1065" calcext:value-type="float">
            <text:p>1065</text:p>
          </table:table-cell>
          <table:table-cell office:value-type="float" office:value="4307" calcext:value-type="float">
            <text:p>4307</text:p>
          </table:table-cell>
          <table:table-cell office:value-type="float" office:value="594" calcext:value-type="float">
            <text:p>594</text:p>
          </table:table-cell>
          <table:table-cell office:value-type="float" office:value="774" calcext:value-type="float">
            <text:p>774</text:p>
          </table:table-cell>
          <table:table-cell office:value-type="float" office:value="403" calcext:value-type="float">
            <text:p>403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45" calcext:value-type="float">
            <text:p>3945</text:p>
          </table:table-cell>
          <table:table-cell office:value-type="float" office:value="5318" calcext:value-type="float">
            <text:p>5318</text:p>
          </table:table-cell>
          <table:table-cell office:value-type="float" office:value="1940" calcext:value-type="float">
            <text:p>1940</text:p>
          </table:table-cell>
          <table:table-cell office:value-type="float" office:value="129" calcext:value-type="float">
            <text:p>12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5" calcext:value-type="float">
            <text:p>555</text:p>
          </table:table-cell>
          <table:table-cell office:value-type="float" office:value="2196" calcext:value-type="float">
            <text:p>2196</text:p>
          </table:table-cell>
          <table:table-cell office:value-type="float" office:value="1170" calcext:value-type="float">
            <text:p>1170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150" calcext:value-type="float">
            <text:p>1150</text:p>
          </table:table-cell>
          <table:table-cell office:value-type="float" office:value="842" calcext:value-type="float">
            <text:p>842</text:p>
          </table:table-cell>
          <table:table-cell office:value-type="float" office:value="10481" calcext:value-type="float">
            <text:p>10481</text:p>
          </table:table-cell>
          <table:table-cell office:value-type="float" office:value="2006" calcext:value-type="float">
            <text:p>2006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3522" calcext:value-type="float">
            <text:p>3522</text:p>
          </table:table-cell>
          <table:table-cell office:value-type="float" office:value="157" calcext:value-type="float">
            <text:p>157</text:p>
          </table:table-cell>
          <table:table-cell office:value-type="float" office:value="853" calcext:value-type="float">
            <text:p>853</text:p>
          </table:table-cell>
          <table:table-cell office:value-type="float" office:value="243" calcext:value-type="float">
            <text:p>243</text:p>
          </table:table-cell>
          <table:table-cell office:value-type="float" office:value="1159" calcext:value-type="float">
            <text:p>1159</text:p>
          </table:table-cell>
          <table:table-cell office:value-type="float" office:value="800" calcext:value-type="float">
            <text:p>800</text:p>
          </table:table-cell>
          <table:table-cell office:value-type="float" office:value="312" calcext:value-type="float">
            <text:p>312</text:p>
          </table:table-cell>
          <table:table-cell office:value-type="float" office:value="402" calcext:value-type="float">
            <text:p>402</text:p>
          </table:table-cell>
          <table:table-cell office:value-type="float" office:value="5430" calcext:value-type="float">
            <text:p>5430</text:p>
          </table:table-cell>
          <table:table-cell office:value-type="float" office:value="1606" calcext:value-type="float">
            <text:p>1606</text:p>
          </table:table-cell>
          <table:table-cell office:value-type="float" office:value="8466" calcext:value-type="float">
            <text:p>8466</text:p>
          </table:table-cell>
          <table:table-cell office:value-type="float" office:value="4536" calcext:value-type="float">
            <text:p>4536</text:p>
          </table:table-cell>
          <table:table-cell office:value-type="float" office:value="3086" calcext:value-type="float">
            <text:p>3086</text:p>
          </table:table-cell>
          <table:table-cell office:value-type="float" office:value="2390" calcext:value-type="float">
            <text:p>239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764" calcext:value-type="float">
            <text:p>764</text:p>
          </table:table-cell>
          <table:table-cell office:value-type="float" office:value="140" calcext:value-type="float">
            <text:p>140</text:p>
          </table:table-cell>
          <table:table-cell office:value-type="float" office:value="1820" calcext:value-type="float">
            <text:p>1820</text:p>
          </table:table-cell>
          <table:table-cell office:value-type="float" office:value="2771" calcext:value-type="float">
            <text:p>2771</text:p>
          </table:table-cell>
          <table:table-cell office:value-type="float" office:value="1338" calcext:value-type="float">
            <text:p>1338</text:p>
          </table:table-cell>
          <table:table-cell office:value-type="float" office:value="436" calcext:value-type="float">
            <text:p>436</text:p>
          </table:table-cell>
          <table:table-cell office:value-type="float" office:value="1541" calcext:value-type="float">
            <text:p>1541</text:p>
          </table:table-cell>
          <table:table-cell office:value-type="float" office:value="2613" calcext:value-type="float">
            <text:p>2613</text:p>
          </table:table-cell>
          <table:table-cell office:value-type="float" office:value="11832" calcext:value-type="float">
            <text:p>11832</text:p>
          </table:table-cell>
          <table:table-cell office:value-type="float" office:value="15095" calcext:value-type="float">
            <text:p>15095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4535" calcext:value-type="float">
            <text:p>4535</text:p>
          </table:table-cell>
          <table:table-cell office:value-type="float" office:value="2951" calcext:value-type="float">
            <text:p>2951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1437.7505" calcext:value-type="float">
            <text:p>1,438</text:p>
          </table:table-cell>
          <table:table-cell office:value-type="float" office:value="6747.444052" calcext:value-type="float">
            <text:p>6,747</text:p>
          </table:table-cell>
          <table:table-cell office:value-type="float" office:value="48" calcext:value-type="float">
            <text:p>48</text:p>
          </table:table-cell>
          <table:table-cell office:value-type="float" office:value="2469.273591" calcext:value-type="float">
            <text:p>2,469</text:p>
          </table:table-cell>
        </table:table-row>
        <table:table-row table:style-name="ro1">
          <table:table-cell office:value-type="string" calcext:value-type="string">
            <text:p>19100016</text:p>
          </table:table-cell>
          <table:table-cell office:value-type="float" office:value="262" calcext:value-type="float">
            <text:p>262</text:p>
          </table:table-cell>
          <table:table-cell office:value-type="float" office:value="495" calcext:value-type="float">
            <text:p>495</text:p>
          </table:table-cell>
          <table:table-cell office:value-type="float" office:value="440" calcext:value-type="float">
            <text:p>440</text:p>
          </table:table-cell>
          <table:table-cell office:value-type="float" office:value="1136" calcext:value-type="float">
            <text:p>1136</text:p>
          </table:table-cell>
          <table:table-cell office:value-type="float" office:value="36" calcext:value-type="float">
            <text:p>36</text:p>
          </table:table-cell>
          <table:table-cell office:value-type="float" office:value="3639" calcext:value-type="float">
            <text:p>3639</text:p>
          </table:table-cell>
          <table:table-cell office:value-type="float" office:value="8279" calcext:value-type="float">
            <text:p>8279</text:p>
          </table:table-cell>
          <table:table-cell office:value-type="float" office:value="6756" calcext:value-type="float">
            <text:p>6756</text:p>
          </table:table-cell>
          <table:table-cell office:value-type="float" office:value="16671" calcext:value-type="float">
            <text:p>16671</text:p>
          </table:table-cell>
          <table:table-cell office:value-type="float" office:value="566" calcext:value-type="float">
            <text:p>566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1" calcext:value-type="float">
            <text:p>121</text:p>
          </table:table-cell>
          <table:table-cell office:value-type="float" office:value="136" calcext:value-type="float">
            <text:p>136</text:p>
          </table:table-cell>
          <table:table-cell office:value-type="float" office:value="576" calcext:value-type="float">
            <text:p>576</text:p>
          </table:table-cell>
          <table:table-cell office:value-type="float" office:value="56" calcext:value-type="float">
            <text:p>56</text:p>
          </table:table-cell>
          <table:table-cell office:value-type="float" office:value="372" calcext:value-type="float">
            <text:p>372</text:p>
          </table:table-cell>
          <table:table-cell office:value-type="float" office:value="496" calcext:value-type="float">
            <text:p>49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08" calcext:value-type="float">
            <text:p>5608</text:p>
          </table:table-cell>
          <table:table-cell office:value-type="float" office:value="7025" calcext:value-type="float">
            <text:p>7025</text:p>
          </table:table-cell>
          <table:table-cell office:value-type="float" office:value="556" calcext:value-type="float">
            <text:p>556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226" calcext:value-type="float">
            <text:p>226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208" calcext:value-type="float">
            <text:p>208</text:p>
          </table:table-cell>
          <table:table-cell office:value-type="float" office:value="12501" calcext:value-type="float">
            <text:p>12501</text:p>
          </table:table-cell>
          <table:table-cell office:value-type="float" office:value="3167" calcext:value-type="float">
            <text:p>3167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366" calcext:value-type="float">
            <text:p>366</text:p>
          </table:table-cell>
          <table:table-cell office:value-type="float" office:value="109" calcext:value-type="float">
            <text:p>109</text:p>
          </table:table-cell>
          <table:table-cell office:value-type="float" office:value="502" calcext:value-type="float">
            <text:p>502</text:p>
          </table:table-cell>
          <table:table-cell office:value-type="float" office:value="148" calcext:value-type="float">
            <text:p>148</text:p>
          </table:table-cell>
          <table:table-cell office:value-type="float" office:value="793" calcext:value-type="float">
            <text:p>793</text:p>
          </table:table-cell>
          <table:table-cell office:value-type="float" office:value="401" calcext:value-type="float">
            <text:p>401</text:p>
          </table:table-cell>
          <table:table-cell office:value-type="float" office:value="135" calcext:value-type="float">
            <text:p>135</text:p>
          </table:table-cell>
          <table:table-cell office:value-type="float" office:value="262" calcext:value-type="float">
            <text:p>262</text:p>
          </table:table-cell>
          <table:table-cell office:value-type="float" office:value="8165" calcext:value-type="float">
            <text:p>8165</text:p>
          </table:table-cell>
          <table:table-cell office:value-type="float" office:value="2580" calcext:value-type="float">
            <text:p>2580</text:p>
          </table:table-cell>
          <table:table-cell office:value-type="float" office:value="13196" calcext:value-type="float">
            <text:p>13196</text:p>
          </table:table-cell>
          <table:table-cell office:value-type="float" office:value="5529" calcext:value-type="float">
            <text:p>5529</text:p>
          </table:table-cell>
          <table:table-cell office:value-type="float" office:value="860" calcext:value-type="float">
            <text:p>860</text:p>
          </table:table-cell>
          <table:table-cell office:value-type="float" office:value="3639" calcext:value-type="float">
            <text:p>3639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46" calcext:value-type="float">
            <text:p>46</text:p>
          </table:table-cell>
          <table:table-cell office:value-type="float" office:value="263" calcext:value-type="float">
            <text:p>263</text:p>
          </table:table-cell>
          <table:table-cell office:value-type="float" office:value="287" calcext:value-type="float">
            <text:p>287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923" calcext:value-type="float">
            <text:p>923</text:p>
          </table:table-cell>
          <table:table-cell office:value-type="float" office:value="1456" calcext:value-type="float">
            <text:p>1456</text:p>
          </table:table-cell>
          <table:table-cell office:value-type="float" office:value="14403" calcext:value-type="float">
            <text:p>14403</text:p>
          </table:table-cell>
          <table:table-cell office:value-type="float" office:value="21513" calcext:value-type="float">
            <text:p>21513</text:p>
          </table:table-cell>
          <table:table-cell office:value-type="float" office:value="113" calcext:value-type="float">
            <text:p>113</text:p>
          </table:table-cell>
          <table:table-cell office:value-type="float" office:value="179" calcext:value-type="float">
            <text:p>179</text:p>
          </table:table-cell>
          <table:table-cell office:value-type="float" office:value="507" calcext:value-type="float">
            <text:p>507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63.697121" calcext:value-type="float">
            <text:p>564</text:p>
          </table:table-cell>
          <table:table-cell office:value-type="float" office:value="7608.933536" calcext:value-type="float">
            <text:p>7,609</text:p>
          </table:table-cell>
          <table:table-cell office:value-type="float" office:value="51.505362" calcext:value-type="float">
            <text:p>52</text:p>
          </table:table-cell>
          <table:table-cell office:value-type="float" office:value="301.932898" calcext:value-type="float">
            <text:p>302</text:p>
          </table:table-cell>
        </table:table-row>
        <table:table-row table:style-name="ro1">
          <table:table-cell office:value-type="string" calcext:value-type="string">
            <text:p>19100017</text:p>
          </table:table-cell>
          <table:table-cell office:value-type="float" office:value="120" calcext:value-type="float">
            <text:p>120</text:p>
          </table:table-cell>
          <table:table-cell office:value-type="float" office:value="215" calcext:value-type="float">
            <text:p>215</text:p>
          </table:table-cell>
          <table:table-cell office:value-type="float" office:value="244" calcext:value-type="float">
            <text:p>244</text:p>
          </table:table-cell>
          <table:table-cell office:value-type="float" office:value="497" calcext:value-type="float">
            <text:p>497</text:p>
          </table:table-cell>
          <table:table-cell office:value-type="float" office:value="15" calcext:value-type="float">
            <text:p>15</text:p>
          </table:table-cell>
          <table:table-cell office:value-type="float" office:value="3457" calcext:value-type="float">
            <text:p>3457</text:p>
          </table:table-cell>
          <table:table-cell office:value-type="float" office:value="7865" calcext:value-type="float">
            <text:p>7865</text:p>
          </table:table-cell>
          <table:table-cell office:value-type="float" office:value="7392" calcext:value-type="float">
            <text:p>7392</text:p>
          </table:table-cell>
          <table:table-cell office:value-type="float" office:value="16939" calcext:value-type="float">
            <text:p>16939</text:p>
          </table:table-cell>
          <table:table-cell office:value-type="float" office:value="810" calcext:value-type="float">
            <text:p>8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183" calcext:value-type="float">
            <text:p>18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80" calcext:value-type="float">
            <text:p>5780</text:p>
          </table:table-cell>
          <table:table-cell office:value-type="float" office:value="7109" calcext:value-type="float">
            <text:p>7109</text:p>
          </table:table-cell>
          <table:table-cell office:value-type="float" office:value="992" calcext:value-type="float">
            <text:p>992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134" calcext:value-type="float">
            <text:p>134</text:p>
          </table:table-cell>
          <table:table-cell office:value-type="float" office:value="12787" calcext:value-type="float">
            <text:p>12787</text:p>
          </table:table-cell>
          <table:table-cell office:value-type="float" office:value="3084" calcext:value-type="float">
            <text:p>3084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18" calcext:value-type="float">
            <text:p>218</text:p>
          </table:table-cell>
          <table:table-cell office:value-type="float" office:value="68" calcext:value-type="float">
            <text:p>68</text:p>
          </table:table-cell>
          <table:table-cell office:value-type="float" office:value="290" calcext:value-type="float">
            <text:p>290</text:p>
          </table:table-cell>
          <table:table-cell office:value-type="float" office:value="208" calcext:value-type="float">
            <text:p>208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7808" calcext:value-type="float">
            <text:p>7808</text:p>
          </table:table-cell>
          <table:table-cell office:value-type="float" office:value="2728" calcext:value-type="float">
            <text:p>2728</text:p>
          </table:table-cell>
          <table:table-cell office:value-type="float" office:value="13075" calcext:value-type="float">
            <text:p>13075</text:p>
          </table:table-cell>
          <table:table-cell office:value-type="float" office:value="6076" calcext:value-type="float">
            <text:p>6076</text:p>
          </table:table-cell>
          <table:table-cell office:value-type="float" office:value="1318" calcext:value-type="float">
            <text:p>1318</text:p>
          </table:table-cell>
          <table:table-cell office:value-type="float" office:value="3457" calcext:value-type="float">
            <text:p>345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88" calcext:value-type="float">
            <text:p>388</text:p>
          </table:table-cell>
          <table:table-cell office:value-type="float" office:value="667" calcext:value-type="float">
            <text:p>667</text:p>
          </table:table-cell>
          <table:table-cell office:value-type="float" office:value="14774" calcext:value-type="float">
            <text:p>14774</text:p>
          </table:table-cell>
          <table:table-cell office:value-type="float" office:value="21723" calcext:value-type="float">
            <text:p>21723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296.156843" calcext:value-type="float">
            <text:p>296</text:p>
          </table:table-cell>
          <table:table-cell office:value-type="float" office:value="7907.087523" calcext:value-type="float">
            <text:p>7,90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100018</text:p>
          </table:table-cell>
          <table:table-cell office:value-type="float" office:value="2271" calcext:value-type="float">
            <text:p>2271</text:p>
          </table:table-cell>
          <table:table-cell office:value-type="float" office:value="3986" calcext:value-type="float">
            <text:p>3986</text:p>
          </table:table-cell>
          <table:table-cell office:value-type="float" office:value="4902" calcext:value-type="float">
            <text:p>4902</text:p>
          </table:table-cell>
          <table:table-cell office:value-type="float" office:value="9808" calcext:value-type="float">
            <text:p>9808</text:p>
          </table:table-cell>
          <table:table-cell office:value-type="float" office:value="302" calcext:value-type="float">
            <text:p>302</text:p>
          </table:table-cell>
          <table:table-cell office:value-type="float" office:value="975" calcext:value-type="float">
            <text:p>975</text:p>
          </table:table-cell>
          <table:table-cell office:value-type="float" office:value="2221" calcext:value-type="float">
            <text:p>2221</text:p>
          </table:table-cell>
          <table:table-cell office:value-type="float" office:value="1581" calcext:value-type="float">
            <text:p>1581</text:p>
          </table:table-cell>
          <table:table-cell office:value-type="float" office:value="4184" calcext:value-type="float">
            <text:p>4184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4211" calcext:value-type="float">
            <text:p>4211</text:p>
          </table:table-cell>
          <table:table-cell office:value-type="float" office:value="1018" calcext:value-type="float">
            <text:p>101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44" calcext:value-type="float">
            <text:p>1144</text:p>
          </table:table-cell>
          <table:table-cell office:value-type="float" office:value="1677" calcext:value-type="float">
            <text:p>1677</text:p>
          </table:table-cell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44" calcext:value-type="float">
            <text:p>4644</text:p>
          </table:table-cell>
          <table:table-cell office:value-type="float" office:value="6434" calcext:value-type="float">
            <text:p>6434</text:p>
          </table:table-cell>
          <table:table-cell office:value-type="float" office:value="3002" calcext:value-type="float">
            <text:p>3002</text:p>
          </table:table-cell>
          <table:table-cell office:value-type="float" office:value="871" calcext:value-type="float">
            <text:p>87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729" calcext:value-type="float">
            <text:p>5729</text:p>
          </table:table-cell>
          <table:table-cell office:value-type="float" office:value="1679" calcext:value-type="float">
            <text:p>1679</text:p>
          </table:table-cell>
          <table:table-cell office:value-type="float" office:value="6766" calcext:value-type="float">
            <text:p>6766</text:p>
          </table:table-cell>
          <table:table-cell office:value-type="float" office:value="2271" calcext:value-type="float">
            <text:p>2271</text:p>
          </table:table-cell>
          <table:table-cell office:value-type="float" office:value="382" calcext:value-type="float">
            <text:p>382</text:p>
          </table:table-cell>
          <table:table-cell office:value-type="float" office:value="2271" calcext:value-type="float">
            <text:p>2271</text:p>
          </table:table-cell>
          <table:table-cell office:value-type="float" office:value="2117" calcext:value-type="float">
            <text:p>2117</text:p>
          </table:table-cell>
          <table:table-cell office:value-type="float" office:value="646" calcext:value-type="float">
            <text:p>646</text:p>
          </table:table-cell>
          <table:table-cell office:value-type="float" office:value="3190" calcext:value-type="float">
            <text:p>3190</text:p>
          </table:table-cell>
          <table:table-cell office:value-type="float" office:value="1398" calcext:value-type="float">
            <text:p>1398</text:p>
          </table:table-cell>
          <table:table-cell office:value-type="float" office:value="276" calcext:value-type="float">
            <text:p>276</text:p>
          </table:table-cell>
          <table:table-cell office:value-type="float" office:value="975" calcext:value-type="float">
            <text:p>97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7497" calcext:value-type="float">
            <text:p>7497</text:p>
          </table:table-cell>
          <table:table-cell office:value-type="float" office:value="13858" calcext:value-type="float">
            <text:p>13858</text:p>
          </table:table-cell>
          <table:table-cell office:value-type="float" office:value="3765" calcext:value-type="float">
            <text:p>3765</text:p>
          </table:table-cell>
          <table:table-cell office:value-type="float" office:value="5297" calcext:value-type="float">
            <text:p>5297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21" calcext:value-type="float">
            <text:p>121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6165.869079" calcext:value-type="float">
            <text:p>6,166</text:p>
          </table:table-cell>
          <table:table-cell office:value-type="float" office:value="1983.586946" calcext:value-type="float">
            <text:p>1,98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9100019</text:p>
          </table:table-cell>
          <table:table-cell office:value-type="float" office:value="885" calcext:value-type="float">
            <text:p>885</text:p>
          </table:table-cell>
          <table:table-cell office:value-type="float" office:value="1137" calcext:value-type="float">
            <text:p>1137</text:p>
          </table:table-cell>
          <table:table-cell office:value-type="float" office:value="1386" calcext:value-type="float">
            <text:p>1386</text:p>
          </table:table-cell>
          <table:table-cell office:value-type="float" office:value="3298" calcext:value-type="float">
            <text:p>3298</text:p>
          </table:table-cell>
          <table:table-cell office:value-type="float" office:value="64" calcext:value-type="float">
            <text:p>64</text:p>
          </table:table-cell>
          <table:table-cell office:value-type="float" office:value="5847" calcext:value-type="float">
            <text:p>5847</text:p>
          </table:table-cell>
          <table:table-cell office:value-type="float" office:value="11902" calcext:value-type="float">
            <text:p>11902</text:p>
          </table:table-cell>
          <table:table-cell office:value-type="float" office:value="8959" calcext:value-type="float">
            <text:p>8959</text:p>
          </table:table-cell>
          <table:table-cell office:value-type="float" office:value="21725" calcext:value-type="float">
            <text:p>21725</text:p>
          </table:table-cell>
          <table:table-cell office:value-type="float" office:value="540" calcext:value-type="float">
            <text:p>540</text:p>
          </table:table-cell>
          <table:table-cell office:value-type="float" office:value="103" calcext:value-type="float">
            <text:p>103</text:p>
          </table:table-cell>
          <table:table-cell office:value-type="float" office:value="219" calcext:value-type="float">
            <text:p>219</text:p>
          </table:table-cell>
          <table:table-cell office:value-type="float" office:value="137" calcext:value-type="float">
            <text:p>137</text:p>
          </table:table-cell>
          <table:table-cell office:value-type="float" office:value="309" calcext:value-type="float">
            <text:p>30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372" calcext:value-type="float">
            <text:p>1372</text:p>
          </table:table-cell>
          <table:table-cell office:value-type="float" office:value="390" calcext:value-type="float">
            <text:p>39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22" calcext:value-type="float">
            <text:p>9422</text:p>
          </table:table-cell>
          <table:table-cell office:value-type="float" office:value="4749" calcext:value-type="float">
            <text:p>4749</text:p>
          </table:table-cell>
          <table:table-cell office:value-type="float" office:value="267" calcext:value-type="float">
            <text:p>267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3" calcext:value-type="float">
            <text:p>1733</text:p>
          </table:table-cell>
          <table:table-cell office:value-type="float" office:value="1897" calcext:value-type="float">
            <text:p>1897</text:p>
          </table:table-cell>
          <table:table-cell office:value-type="float" office:value="12797" calcext:value-type="float">
            <text:p>12797</text:p>
          </table:table-cell>
          <table:table-cell office:value-type="float" office:value="7936" calcext:value-type="float">
            <text:p>7936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89" calcext:value-type="float">
            <text:p>1589</text:p>
          </table:table-cell>
          <table:table-cell office:value-type="float" office:value="490" calcext:value-type="float">
            <text:p>490</text:p>
          </table:table-cell>
          <table:table-cell office:value-type="float" office:value="2025" calcext:value-type="float">
            <text:p>2025</text:p>
          </table:table-cell>
          <table:table-cell office:value-type="float" office:value="807" calcext:value-type="float">
            <text:p>807</text:p>
          </table:table-cell>
          <table:table-cell office:value-type="float" office:value="121" calcext:value-type="float">
            <text:p>121</text:p>
          </table:table-cell>
          <table:table-cell office:value-type="float" office:value="885" calcext:value-type="float">
            <text:p>885</text:p>
          </table:table-cell>
          <table:table-cell office:value-type="float" office:value="13227" calcext:value-type="float">
            <text:p>13227</text:p>
          </table:table-cell>
          <table:table-cell office:value-type="float" office:value="4367" calcext:value-type="float">
            <text:p>4367</text:p>
          </table:table-cell>
          <table:table-cell office:value-type="float" office:value="17187" calcext:value-type="float">
            <text:p>17187</text:p>
          </table:table-cell>
          <table:table-cell office:value-type="float" office:value="4083" calcext:value-type="float">
            <text:p>4083</text:p>
          </table:table-cell>
          <table:table-cell office:value-type="float" office:value="396" calcext:value-type="float">
            <text:p>396</text:p>
          </table:table-cell>
          <table:table-cell office:value-type="float" office:value="5847" calcext:value-type="float">
            <text:p>5847</text:p>
          </table:table-cell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251" calcext:value-type="float">
            <text:p>251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77" calcext:value-type="float">
            <text:p>2577</text:p>
          </table:table-cell>
          <table:table-cell office:value-type="float" office:value="4224" calcext:value-type="float">
            <text:p>4224</text:p>
          </table:table-cell>
          <table:table-cell office:value-type="float" office:value="19559" calcext:value-type="float">
            <text:p>19559</text:p>
          </table:table-cell>
          <table:table-cell office:value-type="float" office:value="29441" calcext:value-type="float">
            <text:p>29441</text:p>
          </table:table-cell>
          <table:table-cell office:value-type="float" office:value="299" calcext:value-type="float">
            <text:p>299</text:p>
          </table:table-cell>
          <table:table-cell office:value-type="float" office:value="453" calcext:value-type="float">
            <text:p>45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004.946379" calcext:value-type="float">
            <text:p>2,005</text:p>
          </table:table-cell>
          <table:table-cell office:value-type="float" office:value="11177.945935" calcext:value-type="float">
            <text:p>11,178</text:p>
          </table:table-cell>
          <table:table-cell office:value-type="float" office:value="136.794546" calcext:value-type="float">
            <text:p>1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100020</text:p>
          </table:table-cell>
          <table:table-cell office:value-type="float" office:value="1727" calcext:value-type="float">
            <text:p>1727</text:p>
          </table:table-cell>
          <table:table-cell office:value-type="float" office:value="3136" calcext:value-type="float">
            <text:p>3136</text:p>
          </table:table-cell>
          <table:table-cell office:value-type="float" office:value="3184" calcext:value-type="float">
            <text:p>3184</text:p>
          </table:table-cell>
          <table:table-cell office:value-type="float" office:value="6759" calcext:value-type="float">
            <text:p>6759</text:p>
          </table:table-cell>
          <table:table-cell office:value-type="float" office:value="157" calcext:value-type="float">
            <text:p>157</text:p>
          </table:table-cell>
          <table:table-cell office:value-type="float" office:value="2699" calcext:value-type="float">
            <text:p>2699</text:p>
          </table:table-cell>
          <table:table-cell office:value-type="float" office:value="5590" calcext:value-type="float">
            <text:p>5590</text:p>
          </table:table-cell>
          <table:table-cell office:value-type="float" office:value="4197" calcext:value-type="float">
            <text:p>4197</text:p>
          </table:table-cell>
          <table:table-cell office:value-type="float" office:value="9271" calcext:value-type="float">
            <text:p>9271</text:p>
          </table:table-cell>
          <table:table-cell office:value-type="float" office:value="269" calcext:value-type="float">
            <text:p>26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50" calcext:value-type="float">
            <text:p>2650</text:p>
          </table:table-cell>
          <table:table-cell office:value-type="float" office:value="618" calcext:value-type="float">
            <text:p>6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152" calcext:value-type="float">
            <text:p>4152</text:p>
          </table:table-cell>
          <table:table-cell office:value-type="float" office:value="1990" calcext:value-type="float">
            <text:p>199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21" calcext:value-type="float">
            <text:p>2721</text:p>
          </table:table-cell>
          <table:table-cell office:value-type="float" office:value="3771" calcext:value-type="float">
            <text:p>3771</text:p>
          </table:table-cell>
          <table:table-cell office:value-type="float" office:value="4908" calcext:value-type="float">
            <text:p>4908</text:p>
          </table:table-cell>
          <table:table-cell office:value-type="float" office:value="3691" calcext:value-type="float">
            <text:p>369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841" calcext:value-type="float">
            <text:p>3841</text:p>
          </table:table-cell>
          <table:table-cell office:value-type="float" office:value="1072" calcext:value-type="float">
            <text:p>1072</text:p>
          </table:table-cell>
          <table:table-cell office:value-type="float" office:value="5128" calcext:value-type="float">
            <text:p>5128</text:p>
          </table:table-cell>
          <table:table-cell office:value-type="float" office:value="1804" calcext:value-type="float">
            <text:p>1804</text:p>
          </table:table-cell>
          <table:table-cell office:value-type="float" office:value="255" calcext:value-type="float">
            <text:p>255</text:p>
          </table:table-cell>
          <table:table-cell office:value-type="float" office:value="1727" calcext:value-type="float">
            <text:p>1727</text:p>
          </table:table-cell>
          <table:table-cell office:value-type="float" office:value="6264" calcext:value-type="float">
            <text:p>6264</text:p>
          </table:table-cell>
          <table:table-cell office:value-type="float" office:value="2081" calcext:value-type="float">
            <text:p>2081</text:p>
          </table:table-cell>
          <table:table-cell office:value-type="float" office:value="7975" calcext:value-type="float">
            <text:p>7975</text:p>
          </table:table-cell>
          <table:table-cell office:value-type="float" office:value="1496" calcext:value-type="float">
            <text:p>1496</text:p>
          </table:table-cell>
          <table:table-cell office:value-type="float" office:value="57" calcext:value-type="float">
            <text:p>57</text:p>
          </table:table-cell>
          <table:table-cell office:value-type="float" office:value="2699" calcext:value-type="float">
            <text:p>269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655" calcext:value-type="float">
            <text:p>4655</text:p>
          </table:table-cell>
          <table:table-cell office:value-type="float" office:value="10316" calcext:value-type="float">
            <text:p>10316</text:p>
          </table:table-cell>
          <table:table-cell office:value-type="float" office:value="8535" calcext:value-type="float">
            <text:p>8535</text:p>
          </table:table-cell>
          <table:table-cell office:value-type="float" office:value="13477" calcext:value-type="float">
            <text:p>13477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838.868585" calcext:value-type="float">
            <text:p>3,839</text:p>
          </table:table-cell>
          <table:table-cell office:value-type="float" office:value="4863.930637" calcext:value-type="float">
            <text:p>4,86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9100021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2536" calcext:value-type="float">
            <text:p>2536</text:p>
          </table:table-cell>
          <table:table-cell office:value-type="float" office:value="924" calcext:value-type="float">
            <text:p>924</text:p>
          </table:table-cell>
          <table:table-cell office:value-type="float" office:value="15" calcext:value-type="float">
            <text:p>15</text:p>
          </table:table-cell>
          <table:table-cell office:value-type="float" office:value="1656" calcext:value-type="float">
            <text:p>1656</text:p>
          </table:table-cell>
          <table:table-cell office:value-type="float" office:value="3630" calcext:value-type="float">
            <text:p>3630</text:p>
          </table:table-cell>
          <table:table-cell office:value-type="float" office:value="3933" calcext:value-type="float">
            <text:p>3933</text:p>
          </table:table-cell>
          <table:table-cell office:value-type="float" office:value="9205" calcext:value-type="float">
            <text:p>9205</text:p>
          </table:table-cell>
          <table:table-cell office:value-type="float" office:value="1033" calcext:value-type="float">
            <text:p>103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42" calcext:value-type="float">
            <text:p>142</text:p>
          </table:table-cell>
          <table:table-cell office:value-type="float" office:value="507" calcext:value-type="float">
            <text:p>507</text:p>
          </table:table-cell>
          <table:table-cell office:value-type="float" office:value="171" calcext:value-type="float">
            <text:p>171</text:p>
          </table:table-cell>
          <table:table-cell office:value-type="float" office:value="216" calcext:value-type="float">
            <text:p>216</text:p>
          </table:table-cell>
          <table:table-cell office:value-type="float" office:value="174" calcext:value-type="float">
            <text:p>17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619" calcext:value-type="float">
            <text:p>3619</text:p>
          </table:table-cell>
          <table:table-cell office:value-type="float" office:value="3148" calcext:value-type="float">
            <text:p>3148</text:p>
          </table:table-cell>
          <table:table-cell office:value-type="float" office:value="640" calcext:value-type="float">
            <text:p>64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76" calcext:value-type="float">
            <text:p>276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452" calcext:value-type="float">
            <text:p>452</text:p>
          </table:table-cell>
          <table:table-cell office:value-type="float" office:value="6458" calcext:value-type="float">
            <text:p>6458</text:p>
          </table:table-cell>
          <table:table-cell office:value-type="float" office:value="1856" calcext:value-type="float">
            <text:p>185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136" calcext:value-type="float">
            <text:p>136</text:p>
          </table:table-cell>
          <table:table-cell office:value-type="float" office:value="2395" calcext:value-type="float">
            <text:p>2395</text:p>
          </table:table-cell>
          <table:table-cell office:value-type="float" office:value="872" calcext:value-type="float">
            <text:p>872</text:p>
          </table:table-cell>
          <table:table-cell office:value-type="float" office:value="55" calcext:value-type="float">
            <text:p>55</text:p>
          </table:table-cell>
          <table:table-cell office:value-type="float" office:value="4280" calcext:value-type="float">
            <text:p>4280</text:p>
          </table:table-cell>
          <table:table-cell office:value-type="float" office:value="1387" calcext:value-type="float">
            <text:p>1387</text:p>
          </table:table-cell>
          <table:table-cell office:value-type="float" office:value="6977" calcext:value-type="float">
            <text:p>6977</text:p>
          </table:table-cell>
          <table:table-cell office:value-type="float" office:value="2716" calcext:value-type="float">
            <text:p>2716</text:p>
          </table:table-cell>
          <table:table-cell office:value-type="float" office:value="1523" calcext:value-type="float">
            <text:p>1523</text:p>
          </table:table-cell>
          <table:table-cell office:value-type="float" office:value="1656" calcext:value-type="float">
            <text:p>165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303" calcext:value-type="float">
            <text:p>303</text:p>
          </table:table-cell>
          <table:table-cell office:value-type="float" office:value="361" calcext:value-type="float">
            <text:p>361</text:p>
          </table:table-cell>
          <table:table-cell office:value-type="float" office:value="143" calcext:value-type="float">
            <text:p>143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office:value-type="float" office:value="3342" calcext:value-type="float">
            <text:p>3342</text:p>
          </table:table-cell>
          <table:table-cell office:value-type="float" office:value="7754" calcext:value-type="float">
            <text:p>7754</text:p>
          </table:table-cell>
          <table:table-cell office:value-type="float" office:value="11750" calcext:value-type="float">
            <text:p>11750</text:p>
          </table:table-cell>
          <table:table-cell office:value-type="float" office:value="87" calcext:value-type="float">
            <text:p>87</text:p>
          </table:table-cell>
          <table:table-cell office:value-type="float" office:value="124" calcext:value-type="float">
            <text:p>124</text:p>
          </table:table-cell>
          <table:table-cell office:value-type="float" office:value="614" calcext:value-type="float">
            <text:p>614</text:p>
          </table:table-cell>
          <table:table-cell office:value-type="float" office:value="326" calcext:value-type="float">
            <text:p>326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float" office:value="4607.992113" calcext:value-type="float">
            <text:p>4,608</text:p>
          </table:table-cell>
          <table:table-cell office:value-type="float" office:value="51" calcext:value-type="float">
            <text:p>51</text:p>
          </table:table-cell>
          <table:table-cell office:value-type="float" office:value="369.705519" calcext:value-type="float">
            <text:p>370</text:p>
          </table:table-cell>
        </table:table-row>
        <table:table-row table:style-name="ro1">
          <table:table-cell office:value-type="string" calcext:value-type="string">
            <text:p>19100022</text:p>
          </table:table-cell>
          <table:table-cell office:value-type="float" office:value="67" calcext:value-type="float">
            <text:p>67</text:p>
          </table:table-cell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office:value-type="float" office:value="263" calcext:value-type="float">
            <text:p>263</text:p>
          </table:table-cell>
          <table:table-cell office:value-type="float" office:value="18" calcext:value-type="float">
            <text:p>18</text:p>
          </table:table-cell>
          <table:table-cell office:value-type="float" office:value="2686" calcext:value-type="float">
            <text:p>2686</text:p>
          </table:table-cell>
          <table:table-cell office:value-type="float" office:value="6433" calcext:value-type="float">
            <text:p>6433</text:p>
          </table:table-cell>
          <table:table-cell office:value-type="float" office:value="6011" calcext:value-type="float">
            <text:p>6011</text:p>
          </table:table-cell>
          <table:table-cell office:value-type="float" office:value="12673" calcext:value-type="float">
            <text:p>12673</text:p>
          </table:table-cell>
          <table:table-cell office:value-type="float" office:value="639" calcext:value-type="float">
            <text:p>639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226" calcext:value-type="float">
            <text:p>22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78" calcext:value-type="float">
            <text:p>5278</text:p>
          </table:table-cell>
          <table:table-cell office:value-type="float" office:value="4214" calcext:value-type="float">
            <text:p>4214</text:p>
          </table:table-cell>
          <table:table-cell office:value-type="float" office:value="207" calcext:value-type="float">
            <text:p>20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68" calcext:value-type="float">
            <text:p>68</text:p>
          </table:table-cell>
          <table:table-cell office:value-type="float" office:value="8361" calcext:value-type="float">
            <text:p>8361</text:p>
          </table:table-cell>
          <table:table-cell office:value-type="float" office:value="3063" calcext:value-type="float">
            <text:p>3063</text:p>
          </table:table-cell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43" calcext:value-type="float">
            <text:p>43</text:p>
          </table:table-cell>
          <table:table-cell office:value-type="float" office:value="151" calcext:value-type="float">
            <text:p>151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7979" calcext:value-type="float">
            <text:p>7979</text:p>
          </table:table-cell>
          <table:table-cell office:value-type="float" office:value="2739" calcext:value-type="float">
            <text:p>2739</text:p>
          </table:table-cell>
          <table:table-cell office:value-type="float" office:value="9989" calcext:value-type="float">
            <text:p>9989</text:p>
          </table:table-cell>
          <table:table-cell office:value-type="float" office:value="3112" calcext:value-type="float">
            <text:p>3112</text:p>
          </table:table-cell>
          <table:table-cell office:value-type="float" office:value="323" calcext:value-type="float">
            <text:p>323</text:p>
          </table:table-cell>
          <table:table-cell office:value-type="float" office:value="2686" calcext:value-type="float">
            <text:p>2686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87" calcext:value-type="float">
            <text:p>187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67" calcext:value-type="float">
            <text:p>267</text:p>
          </table:table-cell>
          <table:table-cell office:value-type="float" office:value="395" calcext:value-type="float">
            <text:p>395</text:p>
          </table:table-cell>
          <table:table-cell office:value-type="float" office:value="10760" calcext:value-type="float">
            <text:p>10760</text:p>
          </table:table-cell>
          <table:table-cell office:value-type="float" office:value="17655" calcext:value-type="float">
            <text:p>17655</text:p>
          </table:table-cell>
          <table:table-cell office:value-type="float" office:value="199" calcext:value-type="float">
            <text:p>199</text:p>
          </table:table-cell>
          <table:table-cell office:value-type="float" office:value="290" calcext:value-type="float">
            <text:p>290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44" calcext:value-type="float">
            <text:p>144</text:p>
          </table:table-cell>
          <table:table-cell office:value-type="float" office:value="5740.479755" calcext:value-type="float">
            <text:p>5,740</text:p>
          </table:table-cell>
          <table:table-cell office:value-type="float" office:value="105" calcext:value-type="float">
            <text:p>105</text:p>
          </table:table-cell>
          <table:table-cell office:value-type="float" office:value="51.505362" calcext:value-type="float">
            <text:p>52</text:p>
          </table:table-cell>
        </table:table-row>
        <table:table-row table:style-name="ro1">
          <table:table-cell office:value-type="string" calcext:value-type="string">
            <text:p>19100023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342" calcext:value-type="float">
            <text:p>342</text:p>
          </table:table-cell>
          <table:table-cell office:value-type="float" office:value="892" calcext:value-type="float">
            <text:p>892</text:p>
          </table:table-cell>
          <table:table-cell office:value-type="float" office:value="39" calcext:value-type="float">
            <text:p>39</text:p>
          </table:table-cell>
          <table:table-cell office:value-type="float" office:value="1436" calcext:value-type="float">
            <text:p>1436</text:p>
          </table:table-cell>
          <table:table-cell office:value-type="float" office:value="2957" calcext:value-type="float">
            <text:p>2957</text:p>
          </table:table-cell>
          <table:table-cell office:value-type="float" office:value="3442" calcext:value-type="float">
            <text:p>3442</text:p>
          </table:table-cell>
          <table:table-cell office:value-type="float" office:value="8490" calcext:value-type="float">
            <text:p>8490</text:p>
          </table:table-cell>
          <table:table-cell office:value-type="float" office:value="882" calcext:value-type="float">
            <text:p>88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464" calcext:value-type="float">
            <text:p>464</text:p>
          </table:table-cell>
          <table:table-cell office:value-type="float" office:value="947" calcext:value-type="float">
            <text:p>947</text:p>
          </table:table-cell>
          <table:table-cell office:value-type="float" office:value="1976" calcext:value-type="float">
            <text:p>1976</text:p>
          </table:table-cell>
          <table:table-cell office:value-type="float" office:value="4909" calcext:value-type="float">
            <text:p>4909</text:p>
          </table:table-cell>
          <table:table-cell office:value-type="float" office:value="1828" calcext:value-type="float">
            <text:p>1828</text:p>
          </table:table-cell>
          <table:table-cell office:value-type="float" office:value="240" calcext:value-type="float">
            <text:p>240</text:p>
          </table:table-cell>
          <table:table-cell office:value-type="float" office:value="369" calcext:value-type="float">
            <text:p>36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31" calcext:value-type="float">
            <text:p>3231</text:p>
          </table:table-cell>
          <table:table-cell office:value-type="float" office:value="3768" calcext:value-type="float">
            <text:p>3768</text:p>
          </table:table-cell>
          <table:table-cell office:value-type="float" office:value="501" calcext:value-type="float">
            <text:p>501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2576" calcext:value-type="float">
            <text:p>2576</text:p>
          </table:table-cell>
          <table:table-cell office:value-type="float" office:value="1423" calcext:value-type="float">
            <text:p>1423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office:value-type="float" office:value="667" calcext:value-type="float">
            <text:p>667</text:p>
          </table:table-cell>
          <table:table-cell office:value-type="float" office:value="110" calcext:value-type="float">
            <text:p>110</text:p>
          </table:table-cell>
          <table:table-cell office:value-type="float" office:value="6217" calcext:value-type="float">
            <text:p>6217</text:p>
          </table:table-cell>
          <table:table-cell office:value-type="float" office:value="1421" calcext:value-type="float">
            <text:p>1421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4227" calcext:value-type="float">
            <text:p>4227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office:value-type="float" office:value="322" calcext:value-type="float">
            <text:p>322</text:p>
          </table:table-cell>
          <table:table-cell office:value-type="float" office:value="484" calcext:value-type="float">
            <text:p>48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3262" calcext:value-type="float">
            <text:p>3262</text:p>
          </table:table-cell>
          <table:table-cell office:value-type="float" office:value="1159" calcext:value-type="float">
            <text:p>1159</text:p>
          </table:table-cell>
          <table:table-cell office:value-type="float" office:value="6144" calcext:value-type="float">
            <text:p>6144</text:p>
          </table:table-cell>
          <table:table-cell office:value-type="float" office:value="3474" calcext:value-type="float">
            <text:p>3474</text:p>
          </table:table-cell>
          <table:table-cell office:value-type="float" office:value="858" calcext:value-type="float">
            <text:p>858</text:p>
          </table:table-cell>
          <table:table-cell office:value-type="float" office:value="1436" calcext:value-type="float">
            <text:p>143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office:value-type="float" office:value="181" calcext:value-type="float">
            <text:p>181</text:p>
          </table:table-cell>
          <table:table-cell office:value-type="float" office:value="2225" calcext:value-type="float">
            <text:p>2225</text:p>
          </table:table-cell>
          <table:table-cell office:value-type="float" office:value="3517" calcext:value-type="float">
            <text:p>3517</text:p>
          </table:table-cell>
          <table:table-cell office:value-type="float" office:value="2777" calcext:value-type="float">
            <text:p>2777</text:p>
          </table:table-cell>
          <table:table-cell office:value-type="float" office:value="464" calcext:value-type="float">
            <text:p>464</text:p>
          </table:table-cell>
          <table:table-cell office:value-type="float" office:value="449" calcext:value-type="float">
            <text:p>449</text:p>
          </table:table-cell>
          <table:table-cell office:value-type="float" office:value="1015" calcext:value-type="float">
            <text:p>1015</text:p>
          </table:table-cell>
          <table:table-cell office:value-type="float" office:value="6621" calcext:value-type="float">
            <text:p>6621</text:p>
          </table:table-cell>
          <table:table-cell office:value-type="float" office:value="10620" calcext:value-type="float">
            <text:p>10620</text:p>
          </table:table-cell>
          <table:table-cell office:value-type="float" office:value="78" calcext:value-type="float">
            <text:p>78</text:p>
          </table:table-cell>
          <table:table-cell office:value-type="float" office:value="126" calcext:value-type="float">
            <text:p>126</text:p>
          </table:table-cell>
          <table:table-cell office:value-type="float" office:value="5819" calcext:value-type="float">
            <text:p>5819</text:p>
          </table:table-cell>
          <table:table-cell office:value-type="float" office:value="4281" calcext:value-type="float">
            <text:p>4281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484.639951" calcext:value-type="float">
            <text:p>485</text:p>
          </table:table-cell>
          <table:table-cell office:value-type="float" office:value="3792.320728" calcext:value-type="float">
            <text:p>3,792</text:p>
          </table:table-cell>
          <table:table-cell office:value-type="float" office:value="33" calcext:value-type="float">
            <text:p>33</text:p>
          </table:table-cell>
          <table:table-cell office:value-type="float" office:value="3958.083971" calcext:value-type="float">
            <text:p>3,958</text:p>
          </table:table-cell>
        </table:table-row>
        <table:table-row table:style-name="ro1">
          <table:table-cell office:value-type="string" calcext:value-type="string">
            <text:p>19100024</text:p>
          </table:table-cell>
          <table:table-cell office:value-type="float" office:value="224" calcext:value-type="float">
            <text:p>224</text:p>
          </table:table-cell>
          <table:table-cell office:value-type="float" office:value="394" calcext:value-type="float">
            <text:p>394</text:p>
          </table:table-cell>
          <table:table-cell office:value-type="float" office:value="722" calcext:value-type="float">
            <text:p>722</text:p>
          </table:table-cell>
          <table:table-cell office:value-type="float" office:value="1423" calcext:value-type="float">
            <text:p>1423</text:p>
          </table:table-cell>
          <table:table-cell office:value-type="float" office:value="69" calcext:value-type="float">
            <text:p>69</text:p>
          </table:table-cell>
          <table:table-cell office:value-type="float" office:value="2453" calcext:value-type="float">
            <text:p>2453</text:p>
          </table:table-cell>
          <table:table-cell office:value-type="float" office:value="5440" calcext:value-type="float">
            <text:p>5440</text:p>
          </table:table-cell>
          <table:table-cell office:value-type="float" office:value="5582" calcext:value-type="float">
            <text:p>5582</text:p>
          </table:table-cell>
          <table:table-cell office:value-type="float" office:value="13108" calcext:value-type="float">
            <text:p>13108</text:p>
          </table:table-cell>
          <table:table-cell office:value-type="float" office:value="946" calcext:value-type="float">
            <text:p>946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18" calcext:value-type="float">
            <text:p>4818</text:p>
          </table:table-cell>
          <table:table-cell office:value-type="float" office:value="4768" calcext:value-type="float">
            <text:p>4768</text:p>
          </table:table-cell>
          <table:table-cell office:value-type="float" office:value="886" calcext:value-type="float">
            <text:p>88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  <table:table-cell office:value-type="float" office:value="462" calcext:value-type="float">
            <text:p>462</text:p>
          </table:table-cell>
          <table:table-cell office:value-type="float" office:value="8734" calcext:value-type="float">
            <text:p>8734</text:p>
          </table:table-cell>
          <table:table-cell office:value-type="float" office:value="2723" calcext:value-type="float">
            <text:p>2723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537" calcext:value-type="float">
            <text:p>537</text:p>
          </table:table-cell>
          <table:table-cell office:value-type="float" office:value="192" calcext:value-type="float">
            <text:p>192</text:p>
          </table:table-cell>
          <table:table-cell office:value-type="float" office:value="813" calcext:value-type="float">
            <text:p>813</text:p>
          </table:table-cell>
          <table:table-cell office:value-type="float" office:value="603" calcext:value-type="float">
            <text:p>603</text:p>
          </table:table-cell>
          <table:table-cell office:value-type="float" office:value="282" calcext:value-type="float">
            <text:p>282</text:p>
          </table:table-cell>
          <table:table-cell office:value-type="float" office:value="224" calcext:value-type="float">
            <text:p>224</text:p>
          </table:table-cell>
          <table:table-cell office:value-type="float" office:value="6158" calcext:value-type="float">
            <text:p>6158</text:p>
          </table:table-cell>
          <table:table-cell office:value-type="float" office:value="2177" calcext:value-type="float">
            <text:p>2177</text:p>
          </table:table-cell>
          <table:table-cell office:value-type="float" office:value="9235" calcext:value-type="float">
            <text:p>9235</text:p>
          </table:table-cell>
          <table:table-cell office:value-type="float" office:value="4568" calcext:value-type="float">
            <text:p>4568</text:p>
          </table:table-cell>
          <table:table-cell office:value-type="float" office:value="1531" calcext:value-type="float">
            <text:p>1531</text:p>
          </table:table-cell>
          <table:table-cell office:value-type="float" office:value="2453" calcext:value-type="float">
            <text:p>245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034" calcext:value-type="float">
            <text:p>1034</text:p>
          </table:table-cell>
          <table:table-cell office:value-type="float" office:value="1842" calcext:value-type="float">
            <text:p>1842</text:p>
          </table:table-cell>
          <table:table-cell office:value-type="float" office:value="11131" calcext:value-type="float">
            <text:p>11131</text:p>
          </table:table-cell>
          <table:table-cell office:value-type="float" office:value="16388" calcext:value-type="float">
            <text:p>16388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1067.056363" calcext:value-type="float">
            <text:p>1,067</text:p>
          </table:table-cell>
          <table:table-cell office:value-type="float" office:value="6062.899853" calcext:value-type="float">
            <text:p>6,063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100025</text:p>
          </table:table-cell>
          <table:table-cell office:value-type="float" office:value="70" calcext:value-type="float">
            <text:p>70</text:p>
          </table:table-cell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office:value-type="float" office:value="337" calcext:value-type="float">
            <text:p>337</text:p>
          </table:table-cell>
          <table:table-cell office:value-type="float" office:value="27" calcext:value-type="float">
            <text:p>27</text:p>
          </table:table-cell>
          <table:table-cell office:value-type="float" office:value="2561" calcext:value-type="float">
            <text:p>2561</text:p>
          </table:table-cell>
          <table:table-cell office:value-type="float" office:value="5646" calcext:value-type="float">
            <text:p>5646</text:p>
          </table:table-cell>
          <table:table-cell office:value-type="float" office:value="5633" calcext:value-type="float">
            <text:p>5633</text:p>
          </table:table-cell>
          <table:table-cell office:value-type="float" office:value="12773" calcext:value-type="float">
            <text:p>12773</text:p>
          </table:table-cell>
          <table:table-cell office:value-type="float" office:value="1208" calcext:value-type="float">
            <text:p>1208</text:p>
          </table:table-cell>
          <table:table-cell office:value-type="float" office:value="182" calcext:value-type="float">
            <text:p>182</text:p>
          </table:table-cell>
          <table:table-cell office:value-type="float" office:value="509" calcext:value-type="float">
            <text:p>509</text:p>
          </table:table-cell>
          <table:table-cell office:value-type="float" office:value="609" calcext:value-type="float">
            <text:p>609</text:p>
          </table:table-cell>
          <table:table-cell office:value-type="float" office:value="1470" calcext:value-type="float">
            <text:p>147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241" calcext:value-type="float">
            <text:p>6241</text:p>
          </table:table-cell>
          <table:table-cell office:value-type="float" office:value="3864" calcext:value-type="float">
            <text:p>3864</text:p>
          </table:table-cell>
          <table:table-cell office:value-type="float" office:value="267" calcext:value-type="float">
            <text:p>26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15" calcext:value-type="float">
            <text:p>415</text:p>
          </table:table-cell>
          <table:table-cell office:value-type="float" office:value="686" calcext:value-type="float">
            <text:p>686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62" calcext:value-type="float">
            <text:p>62</text:p>
          </table:table-cell>
          <table:table-cell office:value-type="float" office:value="8321" calcext:value-type="float">
            <text:p>8321</text:p>
          </table:table-cell>
          <table:table-cell office:value-type="float" office:value="3706" calcext:value-type="float">
            <text:p>3706</text:p>
          </table:table-cell>
          <table:table-cell office:value-type="float" office:value="1016" calcext:value-type="float">
            <text:p>1016</text:p>
          </table:table-cell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55" calcext:value-type="float">
            <text:p>55</text:p>
          </table:table-cell>
          <table:table-cell office:value-type="float" office:value="282" calcext:value-type="float">
            <text:p>282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7147" calcext:value-type="float">
            <text:p>7147</text:p>
          </table:table-cell>
          <table:table-cell office:value-type="float" office:value="2660" calcext:value-type="float">
            <text:p>2660</text:p>
          </table:table-cell>
          <table:table-cell office:value-type="float" office:value="10072" calcext:value-type="float">
            <text:p>10072</text:p>
          </table:table-cell>
          <table:table-cell office:value-type="float" office:value="3745" calcext:value-type="float">
            <text:p>3745</text:p>
          </table:table-cell>
          <table:table-cell office:value-type="float" office:value="417" calcext:value-type="float">
            <text:p>417</text:p>
          </table:table-cell>
          <table:table-cell office:value-type="float" office:value="2561" calcext:value-type="float">
            <text:p>2561</text:p>
          </table:table-cell>
          <table:table-cell office:value-type="float" office:value="431" calcext:value-type="float">
            <text:p>431</text:p>
          </table:table-cell>
          <table:table-cell office:value-type="float" office:value="159" calcext:value-type="float">
            <text:p>159</text:p>
          </table:table-cell>
          <table:table-cell office:value-type="float" office:value="965" calcext:value-type="float">
            <text:p>965</text:p>
          </table:table-cell>
          <table:table-cell office:value-type="float" office:value="644" calcext:value-type="float">
            <text:p>644</text:p>
          </table:table-cell>
          <table:table-cell office:value-type="float" office:value="397" calcext:value-type="float">
            <text:p>397</text:p>
          </table:table-cell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  <table:table-cell office:value-type="float" office:value="454" calcext:value-type="float">
            <text:p>454</text:p>
          </table:table-cell>
          <table:table-cell office:value-type="float" office:value="10376" calcext:value-type="float">
            <text:p>10376</text:p>
          </table:table-cell>
          <table:table-cell office:value-type="float" office:value="17437" calcext:value-type="float">
            <text:p>17437</text:p>
          </table:table-cell>
          <table:table-cell office:value-type="float" office:value="1383" calcext:value-type="float">
            <text:p>1383</text:p>
          </table:table-cell>
          <table:table-cell office:value-type="float" office:value="1544" calcext:value-type="float">
            <text:p>154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office:value-type="float" office:value="5713.25161" calcext:value-type="float">
            <text:p>5,713</text:p>
          </table:table-cell>
          <table:table-cell office:value-type="float" office:value="613.017983" calcext:value-type="float">
            <text:p>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9100026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210" calcext:value-type="float">
            <text:p>210</text:p>
          </table:table-cell>
          <table:table-cell office:value-type="float" office:value="552" calcext:value-type="float">
            <text:p>552</text:p>
          </table:table-cell>
          <table:table-cell office:value-type="float" office:value="36" calcext:value-type="float">
            <text:p>36</text:p>
          </table:table-cell>
          <table:table-cell office:value-type="float" office:value="753" calcext:value-type="float">
            <text:p>753</text:p>
          </table:table-cell>
          <table:table-cell office:value-type="float" office:value="1306" calcext:value-type="float">
            <text:p>1306</text:p>
          </table:table-cell>
          <table:table-cell office:value-type="float" office:value="1395" calcext:value-type="float">
            <text:p>1395</text:p>
          </table:table-cell>
          <table:table-cell office:value-type="float" office:value="4161" calcext:value-type="float">
            <text:p>4161</text:p>
          </table:table-cell>
          <table:table-cell office:value-type="float" office:value="211" calcext:value-type="float">
            <text:p>211</text:p>
          </table:table-cell>
          <table:table-cell office:value-type="float" office:value="74" calcext:value-type="float">
            <text:p>74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454" calcext:value-type="float">
            <text:p>454</text:p>
          </table:table-cell>
          <table:table-cell office:value-type="float" office:value="15" calcext:value-type="float">
            <text:p>15</text:p>
          </table:table-cell>
          <table:table-cell office:value-type="float" office:value="862" calcext:value-type="float">
            <text:p>862</text:p>
          </table:table-cell>
          <table:table-cell office:value-type="float" office:value="2072" calcext:value-type="float">
            <text:p>2072</text:p>
          </table:table-cell>
          <table:table-cell office:value-type="float" office:value="2865" calcext:value-type="float">
            <text:p>2865</text:p>
          </table:table-cell>
          <table:table-cell office:value-type="float" office:value="9773" calcext:value-type="float">
            <text:p>9773</text:p>
          </table:table-cell>
          <table:table-cell office:value-type="float" office:value="2225" calcext:value-type="float">
            <text:p>2225</text:p>
          </table:table-cell>
          <table:table-cell office:value-type="float" office:value="165" calcext:value-type="float">
            <text:p>165</text:p>
          </table:table-cell>
          <table:table-cell office:value-type="float" office:value="294" calcext:value-type="float">
            <text:p>29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76" calcext:value-type="float">
            <text:p>1076</text:p>
          </table:table-cell>
          <table:table-cell office:value-type="float" office:value="2312" calcext:value-type="float">
            <text:p>2312</text:p>
          </table:table-cell>
          <table:table-cell office:value-type="float" office:value="609" calcext:value-type="float">
            <text:p>60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226" calcext:value-type="float">
            <text:p>22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71" calcext:value-type="float">
            <text:p>1771</text:p>
          </table:table-cell>
          <table:table-cell office:value-type="float" office:value="5598" calcext:value-type="float">
            <text:p>5598</text:p>
          </table:table-cell>
          <table:table-cell office:value-type="float" office:value="1766" calcext:value-type="float">
            <text:p>1766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535" calcext:value-type="float">
            <text:p>535</text:p>
          </table:table-cell>
          <table:table-cell office:value-type="float" office:value="67" calcext:value-type="float">
            <text:p>67</text:p>
          </table:table-cell>
          <table:table-cell office:value-type="float" office:value="3777" calcext:value-type="float">
            <text:p>3777</text:p>
          </table:table-cell>
          <table:table-cell office:value-type="float" office:value="351" calcext:value-type="float">
            <text:p>351</text:p>
          </table:table-cell>
          <table:table-cell office:value-type="float" office:value="346" calcext:value-type="float">
            <text:p>346</text:p>
          </table:table-cell>
          <table:table-cell office:value-type="float" office:value="27" calcext:value-type="float">
            <text:p>27</text:p>
          </table:table-cell>
          <table:table-cell office:value-type="float" office:value="7900" calcext:value-type="float">
            <text:p>7900</text:p>
          </table:table-cell>
          <table:table-cell office:value-type="float" office:value="545" calcext:value-type="float">
            <text:p>545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232" calcext:value-type="float">
            <text:p>232</text:p>
          </table:table-cell>
          <table:table-cell office:value-type="float" office:value="319" calcext:value-type="float">
            <text:p>319</text:p>
          </table:table-cell>
          <table:table-cell office:value-type="float" office:value="194" calcext:value-type="float">
            <text:p>194</text:p>
          </table:table-cell>
          <table:table-cell office:value-type="float" office:value="83" calcext:value-type="float">
            <text:p>83</text:p>
          </table:table-cell>
          <table:table-cell office:value-type="float" office:value="1151" calcext:value-type="float">
            <text:p>1151</text:p>
          </table:table-cell>
          <table:table-cell office:value-type="float" office:value="305" calcext:value-type="float">
            <text:p>305</text:p>
          </table:table-cell>
          <table:table-cell office:value-type="float" office:value="2462" calcext:value-type="float">
            <text:p>2462</text:p>
          </table:table-cell>
          <table:table-cell office:value-type="float" office:value="2129" calcext:value-type="float">
            <text:p>2129</text:p>
          </table:table-cell>
          <table:table-cell office:value-type="float" office:value="731" calcext:value-type="float">
            <text:p>731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196" calcext:value-type="float">
            <text:p>196</text:p>
          </table:table-cell>
          <table:table-cell office:value-type="float" office:value="278" calcext:value-type="float">
            <text:p>278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658" calcext:value-type="float">
            <text:p>1658</text:p>
          </table:table-cell>
          <table:table-cell office:value-type="float" office:value="352" calcext:value-type="float">
            <text:p>352</text:p>
          </table:table-cell>
          <table:table-cell office:value-type="float" office:value="6800" calcext:value-type="float">
            <text:p>6800</text:p>
          </table:table-cell>
          <table:table-cell office:value-type="float" office:value="5993" calcext:value-type="float">
            <text:p>5993</text:p>
          </table:table-cell>
          <table:table-cell office:value-type="float" office:value="1761" calcext:value-type="float">
            <text:p>1761</text:p>
          </table:table-cell>
          <table:table-cell office:value-type="float" office:value="862" calcext:value-type="float">
            <text:p>862</text:p>
          </table:table-cell>
          <table:table-cell office:value-type="float" office:value="354" calcext:value-type="float">
            <text:p>354</text:p>
          </table:table-cell>
          <table:table-cell office:value-type="float" office:value="613" calcext:value-type="float">
            <text:p>613</text:p>
          </table:table-cell>
          <table:table-cell office:value-type="float" office:value="3620" calcext:value-type="float">
            <text:p>3620</text:p>
          </table:table-cell>
          <table:table-cell office:value-type="float" office:value="4217" calcext:value-type="float">
            <text:p>4217</text:p>
          </table:table-cell>
          <table:table-cell office:value-type="float" office:value="420" calcext:value-type="float">
            <text:p>420</text:p>
          </table:table-cell>
          <table:table-cell office:value-type="float" office:value="397" calcext:value-type="float">
            <text:p>397</text:p>
          </table:table-cell>
          <table:table-cell office:value-type="float" office:value="10600" calcext:value-type="float">
            <text:p>10600</text:p>
          </table:table-cell>
          <table:table-cell office:value-type="float" office:value="7190" calcext:value-type="float">
            <text:p>719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352.944251" calcext:value-type="float">
            <text:p>353</text:p>
          </table:table-cell>
          <table:table-cell office:value-type="float" office:value="2179.729979" calcext:value-type="float">
            <text:p>2,180</text:p>
          </table:table-cell>
          <table:table-cell office:value-type="float" office:value="216.400644" calcext:value-type="float">
            <text:p>216</text:p>
          </table:table-cell>
          <table:table-cell office:value-type="float" office:value="6455.429804" calcext:value-type="float">
            <text:p>6,455</text:p>
          </table:table-cell>
        </table:table-row>
        <table:table-row table:style-name="ro1">
          <table:table-cell office:value-type="string" calcext:value-type="string">
            <text:p>19100027</text:p>
          </table:table-cell>
          <table:table-cell office:value-type="float" office:value="111" calcext:value-type="float">
            <text:p>111</text:p>
          </table:table-cell>
          <table:table-cell office:value-type="float" office:value="194" calcext:value-type="float">
            <text:p>194</text:p>
          </table:table-cell>
          <table:table-cell office:value-type="float" office:value="218" calcext:value-type="float">
            <text:p>218</text:p>
          </table:table-cell>
          <table:table-cell office:value-type="float" office:value="603" calcext:value-type="float">
            <text:p>603</text:p>
          </table:table-cell>
          <table:table-cell office:value-type="float" office:value="24" calcext:value-type="float">
            <text:p>24</text:p>
          </table:table-cell>
          <table:table-cell office:value-type="float" office:value="883" calcext:value-type="float">
            <text:p>883</text:p>
          </table:table-cell>
          <table:table-cell office:value-type="float" office:value="1806" calcext:value-type="float">
            <text:p>1806</text:p>
          </table:table-cell>
          <table:table-cell office:value-type="float" office:value="1812" calcext:value-type="float">
            <text:p>1812</text:p>
          </table:table-cell>
          <table:table-cell office:value-type="float" office:value="4866" calcext:value-type="float">
            <text:p>4866</text:p>
          </table:table-cell>
          <table:table-cell office:value-type="float" office:value="424" calcext:value-type="float">
            <text:p>424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  <table:table-cell office:value-type="float" office:value="1033" calcext:value-type="float">
            <text:p>1033</text:p>
          </table:table-cell>
          <table:table-cell office:value-type="float" office:value="2651" calcext:value-type="float">
            <text:p>2651</text:p>
          </table:table-cell>
          <table:table-cell office:value-type="float" office:value="3605" calcext:value-type="float">
            <text:p>3605</text:p>
          </table:table-cell>
          <table:table-cell office:value-type="float" office:value="12151" calcext:value-type="float">
            <text:p>12151</text:p>
          </table:table-cell>
          <table:table-cell office:value-type="float" office:value="2576" calcext:value-type="float">
            <text:p>2576</text:p>
          </table:table-cell>
          <table:table-cell office:value-type="float" office:value="197" calcext:value-type="float">
            <text:p>197</text:p>
          </table:table-cell>
          <table:table-cell office:value-type="float" office:value="168" calcext:value-type="float">
            <text:p>168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891" calcext:value-type="float">
            <text:p>1891</text:p>
          </table:table-cell>
          <table:table-cell office:value-type="float" office:value="648" calcext:value-type="float">
            <text:p>64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73" calcext:value-type="float">
            <text:p>1873</text:p>
          </table:table-cell>
          <table:table-cell office:value-type="float" office:value="6613" calcext:value-type="float">
            <text:p>6613</text:p>
          </table:table-cell>
          <table:table-cell office:value-type="float" office:value="2748" calcext:value-type="float">
            <text:p>2748</text:p>
          </table:table-cell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  <table:table-cell office:value-type="float" office:value="432" calcext:value-type="float">
            <text:p>432</text:p>
          </table:table-cell>
          <table:table-cell office:value-type="float" office:value="160" calcext:value-type="float">
            <text:p>160</text:p>
          </table:table-cell>
          <table:table-cell office:value-type="float" office:value="3964" calcext:value-type="float">
            <text:p>3964</text:p>
          </table:table-cell>
          <table:table-cell office:value-type="float" office:value="852" calcext:value-type="float">
            <text:p>852</text:p>
          </table:table-cell>
          <table:table-cell office:value-type="float" office:value="249" calcext:value-type="float">
            <text:p>249</text:p>
          </table:table-cell>
          <table:table-cell office:value-type="float" office:value="30" calcext:value-type="float">
            <text:p>30</text:p>
          </table:table-cell>
          <table:table-cell office:value-type="float" office:value="9613" calcext:value-type="float">
            <text:p>9613</text:p>
          </table:table-cell>
          <table:table-cell office:value-type="float" office:value="690" calcext:value-type="float">
            <text:p>690</text:p>
          </table:table-cell>
          <table:table-cell office:value-type="float" office:value="216" calcext:value-type="float">
            <text:p>216</text:p>
          </table:table-cell>
          <table:table-cell office:value-type="float" office:value="62" calcext:value-type="float">
            <text:p>62</text:p>
          </table:table-cell>
          <table:table-cell office:value-type="float" office:value="267" calcext:value-type="float">
            <text:p>267</text:p>
          </table:table-cell>
          <table:table-cell office:value-type="float" office:value="254" calcext:value-type="float">
            <text:p>254</text:p>
          </table:table-cell>
          <table:table-cell office:value-type="float" office:value="177" calcext:value-type="float">
            <text:p>177</text:p>
          </table:table-cell>
          <table:table-cell office:value-type="float" office:value="111" calcext:value-type="float">
            <text:p>111</text:p>
          </table:table-cell>
          <table:table-cell office:value-type="float" office:value="2005" calcext:value-type="float">
            <text:p>2005</text:p>
          </table:table-cell>
          <table:table-cell office:value-type="float" office:value="617" calcext:value-type="float">
            <text:p>617</text:p>
          </table:table-cell>
          <table:table-cell office:value-type="float" office:value="3199" calcext:value-type="float">
            <text:p>3199</text:p>
          </table:table-cell>
          <table:table-cell office:value-type="float" office:value="1924" calcext:value-type="float">
            <text:p>1924</text:p>
          </table:table-cell>
          <table:table-cell office:value-type="float" office:value="670" calcext:value-type="float">
            <text:p>670</text:p>
          </table:table-cell>
          <table:table-cell office:value-type="float" office:value="883" calcext:value-type="float">
            <text:p>883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2053" calcext:value-type="float">
            <text:p>2053</text:p>
          </table:table-cell>
          <table:table-cell office:value-type="float" office:value="416" calcext:value-type="float">
            <text:p>416</text:p>
          </table:table-cell>
          <table:table-cell office:value-type="float" office:value="8062" calcext:value-type="float">
            <text:p>8062</text:p>
          </table:table-cell>
          <table:table-cell office:value-type="float" office:value="7325" calcext:value-type="float">
            <text:p>7325</text:p>
          </table:table-cell>
          <table:table-cell office:value-type="float" office:value="2594" calcext:value-type="float">
            <text:p>2594</text:p>
          </table:table-cell>
          <table:table-cell office:value-type="float" office:value="1033" calcext:value-type="float">
            <text:p>1033</text:p>
          </table:table-cell>
          <table:table-cell office:value-type="float" office:value="416" calcext:value-type="float">
            <text:p>416</text:p>
          </table:table-cell>
          <table:table-cell office:value-type="float" office:value="746" calcext:value-type="float">
            <text:p>746</text:p>
          </table:table-cell>
          <table:table-cell office:value-type="float" office:value="4136" calcext:value-type="float">
            <text:p>4136</text:p>
          </table:table-cell>
          <table:table-cell office:value-type="float" office:value="5617" calcext:value-type="float">
            <text:p>5617</text:p>
          </table:table-cell>
          <table:table-cell office:value-type="float" office:value="292" calcext:value-type="float">
            <text:p>292</text:p>
          </table:table-cell>
          <table:table-cell office:value-type="float" office:value="286" calcext:value-type="float">
            <text:p>286</text:p>
          </table:table-cell>
          <table:table-cell office:value-type="float" office:value="13170" calcext:value-type="float">
            <text:p>13170</text:p>
          </table:table-cell>
          <table:table-cell office:value-type="float" office:value="8880" calcext:value-type="float">
            <text:p>888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348.530435" calcext:value-type="float">
            <text:p>349</text:p>
          </table:table-cell>
          <table:table-cell office:value-type="float" office:value="2300.543967" calcext:value-type="float">
            <text:p>2,301</text:p>
          </table:table-cell>
          <table:table-cell office:value-type="float" office:value="143.956152" calcext:value-type="float">
            <text:p>144</text:p>
          </table:table-cell>
          <table:table-cell office:value-type="float" office:value="7378.425239" calcext:value-type="float">
            <text:p>7,378</text:p>
          </table:table-cell>
        </table:table-row>
        <table:table-row table:style-name="ro1">
          <table:table-cell office:value-type="string" calcext:value-type="string">
            <text:p>19100028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  <table:table-cell office:value-type="float" office:value="308" calcext:value-type="float">
            <text:p>308</text:p>
          </table:table-cell>
          <table:table-cell office:value-type="float" office:value="27" calcext:value-type="float">
            <text:p>27</text:p>
          </table:table-cell>
          <table:table-cell office:value-type="float" office:value="2295" calcext:value-type="float">
            <text:p>2295</text:p>
          </table:table-cell>
          <table:table-cell office:value-type="float" office:value="5254" calcext:value-type="float">
            <text:p>5254</text:p>
          </table:table-cell>
          <table:table-cell office:value-type="float" office:value="5274" calcext:value-type="float">
            <text:p>5274</text:p>
          </table:table-cell>
          <table:table-cell office:value-type="float" office:value="11863" calcext:value-type="float">
            <text:p>11863</text:p>
          </table:table-cell>
          <table:table-cell office:value-type="float" office:value="1348" calcext:value-type="float">
            <text:p>1348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4" calcext:value-type="float">
            <text:p>5424</text:p>
          </table:table-cell>
          <table:table-cell office:value-type="float" office:value="3464" calcext:value-type="float">
            <text:p>3464</text:p>
          </table:table-cell>
          <table:table-cell office:value-type="float" office:value="286" calcext:value-type="float">
            <text:p>28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99" calcext:value-type="float">
            <text:p>99</text:p>
          </table:table-cell>
          <table:table-cell office:value-type="float" office:value="7460" calcext:value-type="float">
            <text:p>7460</text:p>
          </table:table-cell>
          <table:table-cell office:value-type="float" office:value="3477" calcext:value-type="float">
            <text:p>3477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office:value-type="float" office:value="248" calcext:value-type="float">
            <text:p>248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6393" calcext:value-type="float">
            <text:p>6393</text:p>
          </table:table-cell>
          <table:table-cell office:value-type="float" office:value="2595" calcext:value-type="float">
            <text:p>2595</text:p>
          </table:table-cell>
          <table:table-cell office:value-type="float" office:value="9861" calcext:value-type="float">
            <text:p>9861</text:p>
          </table:table-cell>
          <table:table-cell office:value-type="float" office:value="3277" calcext:value-type="float">
            <text:p>3277</text:p>
          </table:table-cell>
          <table:table-cell office:value-type="float" office:value="443" calcext:value-type="float">
            <text:p>443</text:p>
          </table:table-cell>
          <table:table-cell office:value-type="float" office:value="2295" calcext:value-type="float">
            <text:p>2295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office:value-type="float" office:value="409" calcext:value-type="float">
            <text:p>409</text:p>
          </table:table-cell>
          <table:table-cell office:value-type="float" office:value="9694" calcext:value-type="float">
            <text:p>9694</text:p>
          </table:table-cell>
          <table:table-cell office:value-type="float" office:value="16369" calcext:value-type="float">
            <text:p>16369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65" calcext:value-type="float">
            <text:p>165</text:p>
          </table:table-cell>
          <table:table-cell office:value-type="float" office:value="5458.621946" calcext:value-type="float">
            <text:p>5,459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9100029</text:p>
          </table:table-cell>
          <table:table-cell office:value-type="float" office:value="67" calcext:value-type="float">
            <text:p>6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280" calcext:value-type="float">
            <text:p>280</text:p>
          </table:table-cell>
          <table:table-cell office:value-type="float" office:value="46" calcext:value-type="float">
            <text:p>46</text:p>
          </table:table-cell>
          <table:table-cell office:value-type="float" office:value="2152" calcext:value-type="float">
            <text:p>2152</text:p>
          </table:table-cell>
          <table:table-cell office:value-type="float" office:value="4971" calcext:value-type="float">
            <text:p>4971</text:p>
          </table:table-cell>
          <table:table-cell office:value-type="float" office:value="4908" calcext:value-type="float">
            <text:p>4908</text:p>
          </table:table-cell>
          <table:table-cell office:value-type="float" office:value="10779" calcext:value-type="float">
            <text:p>10779</text:p>
          </table:table-cell>
          <table:table-cell office:value-type="float" office:value="1123" calcext:value-type="float">
            <text:p>112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4" calcext:value-type="float">
            <text:p>4604</text:p>
          </table:table-cell>
          <table:table-cell office:value-type="float" office:value="2998" calcext:value-type="float">
            <text:p>2998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66" calcext:value-type="float">
            <text:p>66</text:p>
          </table:table-cell>
          <table:table-cell office:value-type="float" office:value="6483" calcext:value-type="float">
            <text:p>6483</text:p>
          </table:table-cell>
          <table:table-cell office:value-type="float" office:value="3794" calcext:value-type="float">
            <text:p>379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74" calcext:value-type="float">
            <text:p>74</text:p>
          </table:table-cell>
          <table:table-cell office:value-type="float" office:value="263" calcext:value-type="float">
            <text:p>263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6301" calcext:value-type="float">
            <text:p>6301</text:p>
          </table:table-cell>
          <table:table-cell office:value-type="float" office:value="2508" calcext:value-type="float">
            <text:p>2508</text:p>
          </table:table-cell>
          <table:table-cell office:value-type="float" office:value="9049" calcext:value-type="float">
            <text:p>9049</text:p>
          </table:table-cell>
          <table:table-cell office:value-type="float" office:value="2434" calcext:value-type="float">
            <text:p>2434</text:p>
          </table:table-cell>
          <table:table-cell office:value-type="float" office:value="169" calcext:value-type="float">
            <text:p>169</text:p>
          </table:table-cell>
          <table:table-cell office:value-type="float" office:value="2152" calcext:value-type="float">
            <text:p>215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float" office:value="405" calcext:value-type="float">
            <text:p>405</text:p>
          </table:table-cell>
          <table:table-cell office:value-type="float" office:value="8790" calcext:value-type="float">
            <text:p>8790</text:p>
          </table:table-cell>
          <table:table-cell office:value-type="float" office:value="15134" calcext:value-type="float">
            <text:p>15134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68" calcext:value-type="float">
            <text:p>168</text:p>
          </table:table-cell>
          <table:table-cell office:value-type="float" office:value="4695.48645" calcext:value-type="float">
            <text:p>4,69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9100030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196" calcext:value-type="float">
            <text:p>196</text:p>
          </table:table-cell>
          <table:table-cell office:value-type="float" office:value="524" calcext:value-type="float">
            <text:p>524</text:p>
          </table:table-cell>
          <table:table-cell office:value-type="float" office:value="30" calcext:value-type="float">
            <text:p>30</text:p>
          </table:table-cell>
          <table:table-cell office:value-type="float" office:value="1996" calcext:value-type="float">
            <text:p>1996</text:p>
          </table:table-cell>
          <table:table-cell office:value-type="float" office:value="4320" calcext:value-type="float">
            <text:p>4320</text:p>
          </table:table-cell>
          <table:table-cell office:value-type="float" office:value="4188" calcext:value-type="float">
            <text:p>4188</text:p>
          </table:table-cell>
          <table:table-cell office:value-type="float" office:value="10189" calcext:value-type="float">
            <text:p>10189</text:p>
          </table:table-cell>
          <table:table-cell office:value-type="float" office:value="1143" calcext:value-type="float">
            <text:p>1143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  <table:table-cell office:value-type="float" office:value="732" calcext:value-type="float">
            <text:p>732</text:p>
          </table:table-cell>
          <table:table-cell office:value-type="float" office:value="793" calcext:value-type="float">
            <text:p>793</text:p>
          </table:table-cell>
          <table:table-cell office:value-type="float" office:value="2592" calcext:value-type="float">
            <text:p>2592</text:p>
          </table:table-cell>
          <table:table-cell office:value-type="float" office:value="467" calcext:value-type="float">
            <text:p>467</text:p>
          </table:table-cell>
          <table:table-cell office:value-type="float" office:value="219" calcext:value-type="float">
            <text:p>219</text:p>
          </table:table-cell>
          <table:table-cell office:value-type="float" office:value="201" calcext:value-type="float">
            <text:p>2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8" calcext:value-type="float">
            <text:p>4268</text:p>
          </table:table-cell>
          <table:table-cell office:value-type="float" office:value="3612" calcext:value-type="float">
            <text:p>3612</text:p>
          </table:table-cell>
          <table:table-cell office:value-type="float" office:value="276" calcext:value-type="float">
            <text:p>27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1070" calcext:value-type="float">
            <text:p>1070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  <table:table-cell office:value-type="float" office:value="138" calcext:value-type="float">
            <text:p>138</text:p>
          </table:table-cell>
          <table:table-cell office:value-type="float" office:value="6940" calcext:value-type="float">
            <text:p>6940</text:p>
          </table:table-cell>
          <table:table-cell office:value-type="float" office:value="2635" calcext:value-type="float">
            <text:p>2635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1741" calcext:value-type="float">
            <text:p>1741</text:p>
          </table:table-cell>
          <table:table-cell office:value-type="float" office:value="279" calcext:value-type="float">
            <text:p>279</text:p>
          </table:table-cell>
          <table:table-cell office:value-type="float" office:value="158" calcext:value-type="float">
            <text:p>158</text:p>
          </table:table-cell>
          <table:table-cell office:value-type="float" office:value="47" calcext:value-type="float">
            <text:p>47</text:p>
          </table:table-cell>
          <table:table-cell office:value-type="float" office:value="386" calcext:value-type="float">
            <text:p>386</text:p>
          </table:table-cell>
          <table:table-cell office:value-type="float" office:value="192" calcext:value-type="float">
            <text:p>192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5395" calcext:value-type="float">
            <text:p>5395</text:p>
          </table:table-cell>
          <table:table-cell office:value-type="float" office:value="1960" calcext:value-type="float">
            <text:p>1960</text:p>
          </table:table-cell>
          <table:table-cell office:value-type="float" office:value="8166" calcext:value-type="float">
            <text:p>8166</text:p>
          </table:table-cell>
          <table:table-cell office:value-type="float" office:value="2923" calcext:value-type="float">
            <text:p>2923</text:p>
          </table:table-cell>
          <table:table-cell office:value-type="float" office:value="371" calcext:value-type="float">
            <text:p>371</text:p>
          </table:table-cell>
          <table:table-cell office:value-type="float" office:value="1996" calcext:value-type="float">
            <text:p>1996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630" calcext:value-type="float">
            <text:p>630</text:p>
          </table:table-cell>
          <table:table-cell office:value-type="float" office:value="195" calcext:value-type="float">
            <text:p>195</text:p>
          </table:table-cell>
          <table:table-cell office:value-type="float" office:value="2673" calcext:value-type="float">
            <text:p>2673</text:p>
          </table:table-cell>
          <table:table-cell office:value-type="float" office:value="774" calcext:value-type="float">
            <text:p>774</text:p>
          </table:table-cell>
          <table:table-cell office:value-type="float" office:value="115" calcext:value-type="float">
            <text:p>115</text:p>
          </table:table-cell>
          <table:table-cell office:value-type="float" office:value="287" calcext:value-type="float">
            <text:p>287</text:p>
          </table:table-cell>
          <table:table-cell office:value-type="float" office:value="377" calcext:value-type="float">
            <text:p>377</text:p>
          </table:table-cell>
          <table:table-cell office:value-type="float" office:value="546" calcext:value-type="float">
            <text:p>546</text:p>
          </table:table-cell>
          <table:table-cell office:value-type="float" office:value="8784" calcext:value-type="float">
            <text:p>8784</text:p>
          </table:table-cell>
          <table:table-cell office:value-type="float" office:value="13102" calcext:value-type="float">
            <text:p>13102</text:p>
          </table:table-cell>
          <table:table-cell office:value-type="float" office:value="103" calcext:value-type="float">
            <text:p>103</text:p>
          </table:table-cell>
          <table:table-cell office:value-type="float" office:value="162" calcext:value-type="float">
            <text:p>162</text:p>
          </table:table-cell>
          <table:table-cell office:value-type="float" office:value="2618" calcext:value-type="float">
            <text:p>2618</text:p>
          </table:table-cell>
          <table:table-cell office:value-type="float" office:value="2194" calcext:value-type="float">
            <text:p>219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317.120971" calcext:value-type="float">
            <text:p>317</text:p>
          </table:table-cell>
          <table:table-cell office:value-type="float" office:value="4782.415843" calcext:value-type="float">
            <text:p>4,782</text:p>
          </table:table-cell>
          <table:table-cell office:value-type="float" office:value="48" calcext:value-type="float">
            <text:p>48</text:p>
          </table:table-cell>
          <table:table-cell office:value-type="float" office:value="1331.616541" calcext:value-type="float">
            <text:p>1,332</text:p>
          </table:table-cell>
        </table:table-row>
        <table:table-row table:style-name="ro1">
          <table:table-cell office:value-type="string" calcext:value-type="string">
            <text:p>19100031</text:p>
          </table:table-cell>
          <table:table-cell office:value-type="float" office:value="150" calcext:value-type="float">
            <text:p>150</text:p>
          </table:table-cell>
          <table:table-cell office:value-type="float" office:value="341" calcext:value-type="float">
            <text:p>341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61" calcext:value-type="float">
            <text:p>61</text:p>
          </table:table-cell>
          <table:table-cell office:value-type="float" office:value="1885" calcext:value-type="float">
            <text:p>1885</text:p>
          </table:table-cell>
          <table:table-cell office:value-type="float" office:value="4241" calcext:value-type="float">
            <text:p>4241</text:p>
          </table:table-cell>
          <table:table-cell office:value-type="float" office:value="4438" calcext:value-type="float">
            <text:p>4438</text:p>
          </table:table-cell>
          <table:table-cell office:value-type="float" office:value="9297" calcext:value-type="float">
            <text:p>9297</text:p>
          </table:table-cell>
          <table:table-cell office:value-type="float" office:value="1058" calcext:value-type="float">
            <text:p>1058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54" calcext:value-type="float">
            <text:p>254</text:p>
          </table:table-cell>
          <table:table-cell office:value-type="float" office:value="397" calcext:value-type="float">
            <text:p>397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305" calcext:value-type="float">
            <text:p>4305</text:p>
          </table:table-cell>
          <table:table-cell office:value-type="float" office:value="2226" calcext:value-type="float">
            <text:p>2226</text:p>
          </table:table-cell>
          <table:table-cell office:value-type="float" office:value="308" calcext:value-type="float">
            <text:p>30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133" calcext:value-type="float">
            <text:p>133</text:p>
          </table:table-cell>
          <table:table-cell office:value-type="float" office:value="5180" calcext:value-type="float">
            <text:p>5180</text:p>
          </table:table-cell>
          <table:table-cell office:value-type="float" office:value="2817" calcext:value-type="float">
            <text:p>2817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79" calcext:value-type="float">
            <text:p>79</text:p>
          </table:table-cell>
          <table:table-cell office:value-type="float" office:value="459" calcext:value-type="float">
            <text:p>459</text:p>
          </table:table-cell>
          <table:table-cell office:value-type="float" office:value="474" calcext:value-type="float">
            <text:p>474</text:p>
          </table:table-cell>
          <table:table-cell office:value-type="float" office:value="251" calcext:value-type="float">
            <text:p>251</text:p>
          </table:table-cell>
          <table:table-cell office:value-type="float" office:value="150" calcext:value-type="float">
            <text:p>150</text:p>
          </table:table-cell>
          <table:table-cell office:value-type="float" office:value="5870" calcext:value-type="float">
            <text:p>5870</text:p>
          </table:table-cell>
          <table:table-cell office:value-type="float" office:value="2061" calcext:value-type="float">
            <text:p>2061</text:p>
          </table:table-cell>
          <table:table-cell office:value-type="float" office:value="7316" calcext:value-type="float">
            <text:p>7316</text:p>
          </table:table-cell>
          <table:table-cell office:value-type="float" office:value="2363" calcext:value-type="float">
            <text:p>2363</text:p>
          </table:table-cell>
          <table:table-cell office:value-type="float" office:value="338" calcext:value-type="float">
            <text:p>338</text:p>
          </table:table-cell>
          <table:table-cell office:value-type="float" office:value="1885" calcext:value-type="float">
            <text:p>1885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96" calcext:value-type="float">
            <text:p>696</text:p>
          </table:table-cell>
          <table:table-cell office:value-type="float" office:value="1179" calcext:value-type="float">
            <text:p>1179</text:p>
          </table:table-cell>
          <table:table-cell office:value-type="float" office:value="7737" calcext:value-type="float">
            <text:p>7737</text:p>
          </table:table-cell>
          <table:table-cell office:value-type="float" office:value="13129" calcext:value-type="float">
            <text:p>13129</text:p>
          </table:table-cell>
          <table:table-cell office:value-type="float" office:value="111" calcext:value-type="float">
            <text:p>111</text:p>
          </table:table-cell>
          <table:table-cell office:value-type="float" office:value="177" calcext:value-type="float">
            <text:p>17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09.05929" calcext:value-type="float">
            <text:p>409</text:p>
          </table:table-cell>
          <table:table-cell office:value-type="float" office:value="4142.769398" calcext:value-type="float">
            <text:p>4,14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9100032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296" calcext:value-type="float">
            <text:p>296</text:p>
          </table:table-cell>
          <table:table-cell office:value-type="float" office:value="39" calcext:value-type="float">
            <text:p>39</text:p>
          </table:table-cell>
          <table:table-cell office:value-type="float" office:value="2737" calcext:value-type="float">
            <text:p>2737</text:p>
          </table:table-cell>
          <table:table-cell office:value-type="float" office:value="5766" calcext:value-type="float">
            <text:p>5766</text:p>
          </table:table-cell>
          <table:table-cell office:value-type="float" office:value="5151" calcext:value-type="float">
            <text:p>5151</text:p>
          </table:table-cell>
          <table:table-cell office:value-type="float" office:value="12151" calcext:value-type="float">
            <text:p>12151</text:p>
          </table:table-cell>
          <table:table-cell office:value-type="float" office:value="1317" calcext:value-type="float">
            <text:p>1317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70" calcext:value-type="float">
            <text:p>5370</text:p>
          </table:table-cell>
          <table:table-cell office:value-type="float" office:value="2508" calcext:value-type="float">
            <text:p>2508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66" calcext:value-type="float">
            <text:p>66</text:p>
          </table:table-cell>
          <table:table-cell office:value-type="float" office:value="6314" calcext:value-type="float">
            <text:p>6314</text:p>
          </table:table-cell>
          <table:table-cell office:value-type="float" office:value="4352" calcext:value-type="float">
            <text:p>4352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8110" calcext:value-type="float">
            <text:p>8110</text:p>
          </table:table-cell>
          <table:table-cell office:value-type="float" office:value="3017" calcext:value-type="float">
            <text:p>3017</text:p>
          </table:table-cell>
          <table:table-cell office:value-type="float" office:value="9584" calcext:value-type="float">
            <text:p>9584</text:p>
          </table:table-cell>
          <table:table-cell office:value-type="float" office:value="2085" calcext:value-type="float">
            <text:p>2085</text:p>
          </table:table-cell>
          <table:table-cell office:value-type="float" office:value="181" calcext:value-type="float">
            <text:p>181</text:p>
          </table:table-cell>
          <table:table-cell office:value-type="float" office:value="2737" calcext:value-type="float">
            <text:p>2737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316" calcext:value-type="float">
            <text:p>316</text:p>
          </table:table-cell>
          <table:table-cell office:value-type="float" office:value="10171" calcext:value-type="float">
            <text:p>10171</text:p>
          </table:table-cell>
          <table:table-cell office:value-type="float" office:value="16950" calcext:value-type="float">
            <text:p>16950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38.769473" calcext:value-type="float">
            <text:p>139</text:p>
          </table:table-cell>
          <table:table-cell office:value-type="float" office:value="5232.288515" calcext:value-type="float">
            <text:p>5,23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100033</text:p>
          </table:table-cell>
          <table:table-cell office:value-type="float" office:value="6017" calcext:value-type="float">
            <text:p>6017</text:p>
          </table:table-cell>
          <table:table-cell office:value-type="float" office:value="9670" calcext:value-type="float">
            <text:p>9670</text:p>
          </table:table-cell>
          <table:table-cell office:value-type="float" office:value="12641" calcext:value-type="float">
            <text:p>12641</text:p>
          </table:table-cell>
          <table:table-cell office:value-type="float" office:value="24714" calcext:value-type="float">
            <text:p>24714</text:p>
          </table:table-cell>
          <table:table-cell office:value-type="float" office:value="566" calcext:value-type="float">
            <text:p>566</text:p>
          </table:table-cell>
          <table:table-cell office:value-type="float" office:value="710" calcext:value-type="float">
            <text:p>710</text:p>
          </table:table-cell>
          <table:table-cell office:value-type="float" office:value="1604" calcext:value-type="float">
            <text:p>1604</text:p>
          </table:table-cell>
          <table:table-cell office:value-type="float" office:value="1286" calcext:value-type="float">
            <text:p>1286</text:p>
          </table:table-cell>
          <table:table-cell office:value-type="float" office:value="3072" calcext:value-type="float">
            <text:p>3072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19" calcext:value-type="float">
            <text:p>9419</text:p>
          </table:table-cell>
          <table:table-cell office:value-type="float" office:value="2734" calcext:value-type="float">
            <text:p>2734</text:p>
          </table:table-cell>
          <table:table-cell office:value-type="float" office:value="534" calcext:value-type="float">
            <text:p>53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041" calcext:value-type="float">
            <text:p>1041</text:p>
          </table:table-cell>
          <table:table-cell office:value-type="float" office:value="693" calcext:value-type="float">
            <text:p>693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49" calcext:value-type="float">
            <text:p>11149</text:p>
          </table:table-cell>
          <table:table-cell office:value-type="float" office:value="15586" calcext:value-type="float">
            <text:p>15586</text:p>
          </table:table-cell>
          <table:table-cell office:value-type="float" office:value="1649" calcext:value-type="float">
            <text:p>1649</text:p>
          </table:table-cell>
          <table:table-cell office:value-type="float" office:value="1300" calcext:value-type="float">
            <text:p>1300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883" calcext:value-type="float">
            <text:p>13883</text:p>
          </table:table-cell>
          <table:table-cell office:value-type="float" office:value="3825" calcext:value-type="float">
            <text:p>3825</text:p>
          </table:table-cell>
          <table:table-cell office:value-type="float" office:value="16977" calcext:value-type="float">
            <text:p>16977</text:p>
          </table:table-cell>
          <table:table-cell office:value-type="float" office:value="6339" calcext:value-type="float">
            <text:p>6339</text:p>
          </table:table-cell>
          <table:table-cell office:value-type="float" office:value="1797" calcext:value-type="float">
            <text:p>1797</text:p>
          </table:table-cell>
          <table:table-cell office:value-type="float" office:value="6017" calcext:value-type="float">
            <text:p>6017</text:p>
          </table:table-cell>
          <table:table-cell office:value-type="float" office:value="2154" calcext:value-type="float">
            <text:p>2154</text:p>
          </table:table-cell>
          <table:table-cell office:value-type="float" office:value="592" calcext:value-type="float">
            <text:p>592</text:p>
          </table:table-cell>
          <table:table-cell office:value-type="float" office:value="1956" calcext:value-type="float">
            <text:p>1956</text:p>
          </table:table-cell>
          <table:table-cell office:value-type="float" office:value="663" calcext:value-type="float">
            <text:p>663</text:p>
          </table:table-cell>
          <table:table-cell office:value-type="float" office:value="189" calcext:value-type="float">
            <text:p>189</text:p>
          </table:table-cell>
          <table:table-cell office:value-type="float" office:value="710" calcext:value-type="float">
            <text:p>71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86" calcext:value-type="float">
            <text:p>16586</text:p>
          </table:table-cell>
          <table:table-cell office:value-type="float" office:value="37072" calcext:value-type="float">
            <text:p>37072</text:p>
          </table:table-cell>
          <table:table-cell office:value-type="float" office:value="2768" calcext:value-type="float">
            <text:p>2768</text:p>
          </table:table-cell>
          <table:table-cell office:value-type="float" office:value="4008" calcext:value-type="float">
            <text:p>4008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15337.65612" calcext:value-type="float">
            <text:p>15,338</text:p>
          </table:table-cell>
          <table:table-cell office:value-type="float" office:value="1521.772464" calcext:value-type="float">
            <text:p>1,5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100034</text:p>
          </table:table-cell>
          <table:table-cell office:value-type="float" office:value="3082" calcext:value-type="float">
            <text:p>3082</text:p>
          </table:table-cell>
          <table:table-cell office:value-type="float" office:value="5192" calcext:value-type="float">
            <text:p>5192</text:p>
          </table:table-cell>
          <table:table-cell office:value-type="float" office:value="6580" calcext:value-type="float">
            <text:p>6580</text:p>
          </table:table-cell>
          <table:table-cell office:value-type="float" office:value="12291" calcext:value-type="float">
            <text:p>12291</text:p>
          </table:table-cell>
          <table:table-cell office:value-type="float" office:value="292" calcext:value-type="float">
            <text:p>292</text:p>
          </table:table-cell>
          <table:table-cell office:value-type="float" office:value="120" calcext:value-type="float">
            <text:p>120</text:p>
          </table:table-cell>
          <table:table-cell office:value-type="float" office:value="186" calcext:value-type="float">
            <text:p>186</text:p>
          </table:table-cell>
          <table:table-cell office:value-type="float" office:value="117" calcext:value-type="float">
            <text:p>117</text:p>
          </table:table-cell>
          <table:table-cell office:value-type="float" office:value="399" calcext:value-type="float">
            <text:p>399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994" calcext:value-type="float">
            <text:p>5994</text:p>
          </table:table-cell>
          <table:table-cell office:value-type="float" office:value="852" calcext:value-type="float">
            <text:p>85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30" calcext:value-type="float">
            <text:p>6030</text:p>
          </table:table-cell>
          <table:table-cell office:value-type="float" office:value="7816" calcext:value-type="float">
            <text:p>7816</text:p>
          </table:table-cell>
          <table:table-cell office:value-type="float" office:value="204" calcext:value-type="float">
            <text:p>204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70" calcext:value-type="float">
            <text:p>7270</text:p>
          </table:table-cell>
          <table:table-cell office:value-type="float" office:value="2111" calcext:value-type="float">
            <text:p>2111</text:p>
          </table:table-cell>
          <table:table-cell office:value-type="float" office:value="9182" calcext:value-type="float">
            <text:p>9182</text:p>
          </table:table-cell>
          <table:table-cell office:value-type="float" office:value="3031" calcext:value-type="float">
            <text:p>3031</text:p>
          </table:table-cell>
          <table:table-cell office:value-type="float" office:value="631" calcext:value-type="float">
            <text:p>631</text:p>
          </table:table-cell>
          <table:table-cell office:value-type="float" office:value="3082" calcext:value-type="float">
            <text:p>3082</text:p>
          </table:table-cell>
          <table:table-cell office:value-type="float" office:value="248" calcext:value-type="float">
            <text:p>248</text:p>
          </table:table-cell>
          <table:table-cell office:value-type="float" office:value="94" calcext:value-type="float">
            <text:p>94</text:p>
          </table:table-cell>
          <table:table-cell office:value-type="float" office:value="252" calcext:value-type="float">
            <text:p>25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98" calcext:value-type="float">
            <text:p>8298</text:p>
          </table:table-cell>
          <table:table-cell office:value-type="float" office:value="19115" calcext:value-type="float">
            <text:p>19115</text:p>
          </table:table-cell>
          <table:table-cell office:value-type="float" office:value="356" calcext:value-type="float">
            <text:p>356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2.479395" calcext:value-type="float">
            <text:p>8,012</text:p>
          </table:table-cell>
          <table:table-cell office:value-type="float" office:value="226.586551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9100035</text:p>
          </table:table-cell>
          <table:table-cell office:value-type="float" office:value="2802" calcext:value-type="float">
            <text:p>2802</text:p>
          </table:table-cell>
          <table:table-cell office:value-type="float" office:value="4536" calcext:value-type="float">
            <text:p>4536</text:p>
          </table:table-cell>
          <table:table-cell office:value-type="float" office:value="6069" calcext:value-type="float">
            <text:p>6069</text:p>
          </table:table-cell>
          <table:table-cell office:value-type="float" office:value="12393" calcext:value-type="float">
            <text:p>12393</text:p>
          </table:table-cell>
          <table:table-cell office:value-type="float" office:value="239" calcext:value-type="float">
            <text:p>239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39" calcext:value-type="float">
            <text:p>5739</text:p>
          </table:table-cell>
          <table:table-cell office:value-type="float" office:value="959" calcext:value-type="float">
            <text:p>95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87" calcext:value-type="float">
            <text:p>5987</text:p>
          </table:table-cell>
          <table:table-cell office:value-type="float" office:value="7185" calcext:value-type="float">
            <text:p>7185</text:p>
          </table:table-cell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111" calcext:value-type="float">
            <text:p>6111</text:p>
          </table:table-cell>
          <table:table-cell office:value-type="float" office:value="1823" calcext:value-type="float">
            <text:p>1823</text:p>
          </table:table-cell>
          <table:table-cell office:value-type="float" office:value="8860" calcext:value-type="float">
            <text:p>8860</text:p>
          </table:table-cell>
          <table:table-cell office:value-type="float" office:value="3188" calcext:value-type="float">
            <text:p>3188</text:p>
          </table:table-cell>
          <table:table-cell office:value-type="float" office:value="501" calcext:value-type="float">
            <text:p>501</text:p>
          </table:table-cell>
          <table:table-cell office:value-type="float" office:value="2802" calcext:value-type="float">
            <text:p>2802</text:p>
          </table:table-cell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9" calcext:value-type="float">
            <text:p>8059</text:p>
          </table:table-cell>
          <table:table-cell office:value-type="float" office:value="17990" calcext:value-type="float">
            <text:p>17990</text:p>
          </table:table-cell>
          <table:table-cell office:value-type="float" office:value="200" calcext:value-type="float">
            <text:p>20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35.590272" calcext:value-type="float">
            <text:p>8,036</text:p>
          </table:table-cell>
          <table:table-cell office:value-type="float" office:value="113.161901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100036</text:p>
          </table:table-cell>
          <table:table-cell office:value-type="float" office:value="2649" calcext:value-type="float">
            <text:p>2649</text:p>
          </table:table-cell>
          <table:table-cell office:value-type="float" office:value="5281" calcext:value-type="float">
            <text:p>5281</text:p>
          </table:table-cell>
          <table:table-cell office:value-type="float" office:value="6573" calcext:value-type="float">
            <text:p>6573</text:p>
          </table:table-cell>
          <table:table-cell office:value-type="float" office:value="11748" calcext:value-type="float">
            <text:p>11748</text:p>
          </table:table-cell>
          <table:table-cell office:value-type="float" office:value="429" calcext:value-type="float">
            <text:p>42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593" calcext:value-type="float">
            <text:p>5593</text:p>
          </table:table-cell>
          <table:table-cell office:value-type="float" office:value="993" calcext:value-type="float">
            <text:p>99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659" calcext:value-type="float">
            <text:p>5659</text:p>
          </table:table-cell>
          <table:table-cell office:value-type="float" office:value="6029" calcext:value-type="float">
            <text:p>6029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00" calcext:value-type="float">
            <text:p>7700</text:p>
          </table:table-cell>
          <table:table-cell office:value-type="float" office:value="2013" calcext:value-type="float">
            <text:p>2013</text:p>
          </table:table-cell>
          <table:table-cell office:value-type="float" office:value="8131" calcext:value-type="float">
            <text:p>8131</text:p>
          </table:table-cell>
          <table:table-cell office:value-type="float" office:value="2921" calcext:value-type="float">
            <text:p>2921</text:p>
          </table:table-cell>
          <table:table-cell office:value-type="float" office:value="613" calcext:value-type="float">
            <text:p>613</text:p>
          </table:table-cell>
          <table:table-cell office:value-type="float" office:value="2649" calcext:value-type="float">
            <text:p>264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671" calcext:value-type="float">
            <text:p>7671</text:p>
          </table:table-cell>
          <table:table-cell office:value-type="float" office:value="18998" calcext:value-type="float">
            <text:p>18998</text:p>
          </table:table-cell>
          <table:table-cell office:value-type="float" office:value="94" calcext:value-type="float">
            <text:p>94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72.075002" calcext:value-type="float">
            <text:p>6,87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37</text:p>
          </table:table-cell>
          <table:table-cell office:value-type="float" office:value="1519" calcext:value-type="float">
            <text:p>1519</text:p>
          </table:table-cell>
          <table:table-cell office:value-type="float" office:value="2947" calcext:value-type="float">
            <text:p>2947</text:p>
          </table:table-cell>
          <table:table-cell office:value-type="float" office:value="3934" calcext:value-type="float">
            <text:p>3934</text:p>
          </table:table-cell>
          <table:table-cell office:value-type="float" office:value="7923" calcext:value-type="float">
            <text:p>7923</text:p>
          </table:table-cell>
          <table:table-cell office:value-type="float" office:value="544" calcext:value-type="float">
            <text:p>54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93" calcext:value-type="float">
            <text:p>2993</text:p>
          </table:table-cell>
          <table:table-cell office:value-type="float" office:value="658" calcext:value-type="float">
            <text:p>65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72" calcext:value-type="float">
            <text:p>2972</text:p>
          </table:table-cell>
          <table:table-cell office:value-type="float" office:value="4538" calcext:value-type="float">
            <text:p>453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94" calcext:value-type="float">
            <text:p>4194</text:p>
          </table:table-cell>
          <table:table-cell office:value-type="float" office:value="1291" calcext:value-type="float">
            <text:p>1291</text:p>
          </table:table-cell>
          <table:table-cell office:value-type="float" office:value="5397" calcext:value-type="float">
            <text:p>5397</text:p>
          </table:table-cell>
          <table:table-cell office:value-type="float" office:value="1664" calcext:value-type="float">
            <text:p>1664</text:p>
          </table:table-cell>
          <table:table-cell office:value-type="float" office:value="387" calcext:value-type="float">
            <text:p>387</text:p>
          </table:table-cell>
          <table:table-cell office:value-type="float" office:value="1519" calcext:value-type="float">
            <text:p>151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7" calcext:value-type="float">
            <text:p>4347</text:p>
          </table:table-cell>
          <table:table-cell office:value-type="float" office:value="12514" calcext:value-type="float">
            <text:p>12514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3.782429" calcext:value-type="float">
            <text:p>4,27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38</text:p>
          </table:table-cell>
          <table:table-cell office:value-type="float" office:value="1970" calcext:value-type="float">
            <text:p>1970</text:p>
          </table:table-cell>
          <table:table-cell office:value-type="float" office:value="4346" calcext:value-type="float">
            <text:p>4346</text:p>
          </table:table-cell>
          <table:table-cell office:value-type="float" office:value="5731" calcext:value-type="float">
            <text:p>5731</text:p>
          </table:table-cell>
          <table:table-cell office:value-type="float" office:value="9962" calcext:value-type="float">
            <text:p>9962</text:p>
          </table:table-cell>
          <table:table-cell office:value-type="float" office:value="984" calcext:value-type="float">
            <text:p>98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193" calcext:value-type="float">
            <text:p>4193</text:p>
          </table:table-cell>
          <table:table-cell office:value-type="float" office:value="1308" calcext:value-type="float">
            <text:p>1308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5" calcext:value-type="float">
            <text:p>4615</text:p>
          </table:table-cell>
          <table:table-cell office:value-type="float" office:value="5164" calcext:value-type="float">
            <text:p>516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22" calcext:value-type="float">
            <text:p>5222</text:p>
          </table:table-cell>
          <table:table-cell office:value-type="float" office:value="1587" calcext:value-type="float">
            <text:p>1587</text:p>
          </table:table-cell>
          <table:table-cell office:value-type="float" office:value="7923" calcext:value-type="float">
            <text:p>7923</text:p>
          </table:table-cell>
          <table:table-cell office:value-type="float" office:value="3458" calcext:value-type="float">
            <text:p>3458</text:p>
          </table:table-cell>
          <table:table-cell office:value-type="float" office:value="827" calcext:value-type="float">
            <text:p>827</text:p>
          </table:table-cell>
          <table:table-cell office:value-type="float" office:value="1970" calcext:value-type="float">
            <text:p>197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59" calcext:value-type="float">
            <text:p>5259</text:p>
          </table:table-cell>
          <table:table-cell office:value-type="float" office:value="17742" calcext:value-type="float">
            <text:p>17742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285.053172" calcext:value-type="float">
            <text:p>4,285</text:p>
          </table:table-cell>
          <table:table-cell office:value-type="float" office:value="12.344528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100039</text:p>
          </table:table-cell>
          <table:table-cell office:value-type="float" office:value="1820" calcext:value-type="float">
            <text:p>1820</text:p>
          </table:table-cell>
          <table:table-cell office:value-type="float" office:value="3662" calcext:value-type="float">
            <text:p>3662</text:p>
          </table:table-cell>
          <table:table-cell office:value-type="float" office:value="4475" calcext:value-type="float">
            <text:p>4475</text:p>
          </table:table-cell>
          <table:table-cell office:value-type="float" office:value="8263" calcext:value-type="float">
            <text:p>8263</text:p>
          </table:table-cell>
          <table:table-cell office:value-type="float" office:value="287" calcext:value-type="float">
            <text:p>28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636" calcext:value-type="float">
            <text:p>636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32" calcext:value-type="float">
            <text:p>3832</text:p>
          </table:table-cell>
          <table:table-cell office:value-type="float" office:value="4972" calcext:value-type="float">
            <text:p>497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47" calcext:value-type="float">
            <text:p>4647</text:p>
          </table:table-cell>
          <table:table-cell office:value-type="float" office:value="1331" calcext:value-type="float">
            <text:p>1331</text:p>
          </table:table-cell>
          <table:table-cell office:value-type="float" office:value="5912" calcext:value-type="float">
            <text:p>5912</text:p>
          </table:table-cell>
          <table:table-cell office:value-type="float" office:value="1691" calcext:value-type="float">
            <text:p>1691</text:p>
          </table:table-cell>
          <table:table-cell office:value-type="float" office:value="600" calcext:value-type="float">
            <text:p>600</text:p>
          </table:table-cell>
          <table:table-cell office:value-type="float" office:value="1820" calcext:value-type="float">
            <text:p>182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9" calcext:value-type="float">
            <text:p>4929</text:p>
          </table:table-cell>
          <table:table-cell office:value-type="float" office:value="13584" calcext:value-type="float">
            <text:p>1358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3.925215" calcext:value-type="float">
            <text:p>4,75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9100040</text:p>
          </table:table-cell>
          <table:table-cell office:value-type="float" office:value="2114" calcext:value-type="float">
            <text:p>2114</text:p>
          </table:table-cell>
          <table:table-cell office:value-type="float" office:value="3745" calcext:value-type="float">
            <text:p>3745</text:p>
          </table:table-cell>
          <table:table-cell office:value-type="float" office:value="4879" calcext:value-type="float">
            <text:p>4879</text:p>
          </table:table-cell>
          <table:table-cell office:value-type="float" office:value="11493" calcext:value-type="float">
            <text:p>11493</text:p>
          </table:table-cell>
          <table:table-cell office:value-type="float" office:value="741" calcext:value-type="float">
            <text:p>74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98" calcext:value-type="float">
            <text:p>5298</text:p>
          </table:table-cell>
          <table:table-cell office:value-type="float" office:value="1387" calcext:value-type="float">
            <text:p>1387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936" calcext:value-type="float">
            <text:p>4936</text:p>
          </table:table-cell>
          <table:table-cell office:value-type="float" office:value="6458" calcext:value-type="float">
            <text:p>6458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36" calcext:value-type="float">
            <text:p>4936</text:p>
          </table:table-cell>
          <table:table-cell office:value-type="float" office:value="1591" calcext:value-type="float">
            <text:p>1591</text:p>
          </table:table-cell>
          <table:table-cell office:value-type="float" office:value="8074" calcext:value-type="float">
            <text:p>8074</text:p>
          </table:table-cell>
          <table:table-cell office:value-type="float" office:value="3428" calcext:value-type="float">
            <text:p>3428</text:p>
          </table:table-cell>
          <table:table-cell office:value-type="float" office:value="595" calcext:value-type="float">
            <text:p>595</text:p>
          </table:table-cell>
          <table:table-cell office:value-type="float" office:value="2114" calcext:value-type="float">
            <text:p>2114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47" calcext:value-type="float">
            <text:p>6447</text:p>
          </table:table-cell>
          <table:table-cell office:value-type="float" office:value="16525" calcext:value-type="float">
            <text:p>16525</text:p>
          </table:table-cell>
          <table:table-cell office:value-type="float" office:value="58" calcext:value-type="float">
            <text:p>58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51.679445" calcext:value-type="float">
            <text:p>6,25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100041</text:p>
          </table:table-cell>
          <table:table-cell office:value-type="float" office:value="1404" calcext:value-type="float">
            <text:p>1404</text:p>
          </table:table-cell>
          <table:table-cell office:value-type="float" office:value="3268" calcext:value-type="float">
            <text:p>3268</text:p>
          </table:table-cell>
          <table:table-cell office:value-type="float" office:value="3819" calcext:value-type="float">
            <text:p>3819</text:p>
          </table:table-cell>
          <table:table-cell office:value-type="float" office:value="8471" calcext:value-type="float">
            <text:p>8471</text:p>
          </table:table-cell>
          <table:table-cell office:value-type="float" office:value="975" calcext:value-type="float">
            <text:p>97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84" calcext:value-type="float">
            <text:p>3284</text:p>
          </table:table-cell>
          <table:table-cell office:value-type="float" office:value="1564" calcext:value-type="float">
            <text:p>1564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02" calcext:value-type="float">
            <text:p>4102</text:p>
          </table:table-cell>
          <table:table-cell office:value-type="float" office:value="3673" calcext:value-type="float">
            <text:p>3673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24" calcext:value-type="float">
            <text:p>3724</text:p>
          </table:table-cell>
          <table:table-cell office:value-type="float" office:value="1189" calcext:value-type="float">
            <text:p>1189</text:p>
          </table:table-cell>
          <table:table-cell office:value-type="float" office:value="6910" calcext:value-type="float">
            <text:p>6910</text:p>
          </table:table-cell>
          <table:table-cell office:value-type="float" office:value="2941" calcext:value-type="float">
            <text:p>2941</text:p>
          </table:table-cell>
          <table:table-cell office:value-type="float" office:value="1043" calcext:value-type="float">
            <text:p>1043</text:p>
          </table:table-cell>
          <table:table-cell office:value-type="float" office:value="1404" calcext:value-type="float">
            <text:p>1404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9" calcext:value-type="float">
            <text:p>3849</text:p>
          </table:table-cell>
          <table:table-cell office:value-type="float" office:value="14087" calcext:value-type="float">
            <text:p>14087</text:p>
          </table:table-cell>
          <table:table-cell office:value-type="float" office:value="66" calcext:value-type="float">
            <text:p>6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276.29446" calcext:value-type="float">
            <text:p>3,276</text:p>
          </table:table-cell>
          <table:table-cell office:value-type="float" office:value="48.34452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9100042</text:p>
          </table:table-cell>
          <table:table-cell office:value-type="float" office:value="1177" calcext:value-type="float">
            <text:p>1177</text:p>
          </table:table-cell>
          <table:table-cell office:value-type="float" office:value="2757" calcext:value-type="float">
            <text:p>2757</text:p>
          </table:table-cell>
          <table:table-cell office:value-type="float" office:value="3415" calcext:value-type="float">
            <text:p>3415</text:p>
          </table:table-cell>
          <table:table-cell office:value-type="float" office:value="7674" calcext:value-type="float">
            <text:p>7674</text:p>
          </table:table-cell>
          <table:table-cell office:value-type="float" office:value="1141" calcext:value-type="float">
            <text:p>1141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16" calcext:value-type="float">
            <text:p>3016</text:p>
          </table:table-cell>
          <table:table-cell office:value-type="float" office:value="1905" calcext:value-type="float">
            <text:p>1905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9" calcext:value-type="float">
            <text:p>4419</text:p>
          </table:table-cell>
          <table:table-cell office:value-type="float" office:value="3451" calcext:value-type="float">
            <text:p>3451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04" calcext:value-type="float">
            <text:p>3204</text:p>
          </table:table-cell>
          <table:table-cell office:value-type="float" office:value="977" calcext:value-type="float">
            <text:p>977</text:p>
          </table:table-cell>
          <table:table-cell office:value-type="float" office:value="5778" calcext:value-type="float">
            <text:p>5778</text:p>
          </table:table-cell>
          <table:table-cell office:value-type="float" office:value="2928" calcext:value-type="float">
            <text:p>2928</text:p>
          </table:table-cell>
          <table:table-cell office:value-type="float" office:value="951" calcext:value-type="float">
            <text:p>951</text:p>
          </table:table-cell>
          <table:table-cell office:value-type="float" office:value="1177" calcext:value-type="float">
            <text:p>1177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556" calcext:value-type="float">
            <text:p>3556</text:p>
          </table:table-cell>
          <table:table-cell office:value-type="float" office:value="12629" calcext:value-type="float">
            <text:p>12629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0.293803" calcext:value-type="float">
            <text:p>2,960</text:p>
          </table:table-cell>
          <table:table-cell office:value-type="float" office:value="63.396887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43</text:p>
          </table:table-cell>
          <table:table-cell office:value-type="float" office:value="1859" calcext:value-type="float">
            <text:p>1859</text:p>
          </table:table-cell>
          <table:table-cell office:value-type="float" office:value="2741" calcext:value-type="float">
            <text:p>2741</text:p>
          </table:table-cell>
          <table:table-cell office:value-type="float" office:value="4354" calcext:value-type="float">
            <text:p>4354</text:p>
          </table:table-cell>
          <table:table-cell office:value-type="float" office:value="8463" calcext:value-type="float">
            <text:p>8463</text:p>
          </table:table-cell>
          <table:table-cell office:value-type="float" office:value="220" calcext:value-type="float">
            <text:p>220</text:p>
          </table:table-cell>
          <table:table-cell office:value-type="float" office:value="895" calcext:value-type="float">
            <text:p>895</text:p>
          </table:table-cell>
          <table:table-cell office:value-type="float" office:value="1821" calcext:value-type="float">
            <text:p>1821</text:p>
          </table:table-cell>
          <table:table-cell office:value-type="float" office:value="1622" calcext:value-type="float">
            <text:p>1622</text:p>
          </table:table-cell>
          <table:table-cell office:value-type="float" office:value="4189" calcext:value-type="float">
            <text:p>4189</text:p>
          </table:table-cell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79" calcext:value-type="float">
            <text:p>3679</text:p>
          </table:table-cell>
          <table:table-cell office:value-type="float" office:value="782" calcext:value-type="float">
            <text:p>782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085" calcext:value-type="float">
            <text:p>2085</text:p>
          </table:table-cell>
          <table:table-cell office:value-type="float" office:value="1065" calcext:value-type="float">
            <text:p>106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7" calcext:value-type="float">
            <text:p>4017</text:p>
          </table:table-cell>
          <table:table-cell office:value-type="float" office:value="5689" calcext:value-type="float">
            <text:p>5689</text:p>
          </table:table-cell>
          <table:table-cell office:value-type="float" office:value="2530" calcext:value-type="float">
            <text:p>2530</text:p>
          </table:table-cell>
          <table:table-cell office:value-type="float" office:value="898" calcext:value-type="float">
            <text:p>89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4" calcext:value-type="float">
            <text:p>4454</text:p>
          </table:table-cell>
          <table:table-cell office:value-type="float" office:value="1294" calcext:value-type="float">
            <text:p>1294</text:p>
          </table:table-cell>
          <table:table-cell office:value-type="float" office:value="5866" calcext:value-type="float">
            <text:p>5866</text:p>
          </table:table-cell>
          <table:table-cell office:value-type="float" office:value="1831" calcext:value-type="float">
            <text:p>1831</text:p>
          </table:table-cell>
          <table:table-cell office:value-type="float" office:value="442" calcext:value-type="float">
            <text:p>442</text:p>
          </table:table-cell>
          <table:table-cell office:value-type="float" office:value="1859" calcext:value-type="float">
            <text:p>1859</text:p>
          </table:table-cell>
          <table:table-cell office:value-type="float" office:value="2022" calcext:value-type="float">
            <text:p>2022</text:p>
          </table:table-cell>
          <table:table-cell office:value-type="float" office:value="755" calcext:value-type="float">
            <text:p>755</text:p>
          </table:table-cell>
          <table:table-cell office:value-type="float" office:value="3605" calcext:value-type="float">
            <text:p>3605</text:p>
          </table:table-cell>
          <table:table-cell office:value-type="float" office:value="1097" calcext:value-type="float">
            <text:p>1097</text:p>
          </table:table-cell>
          <table:table-cell office:value-type="float" office:value="155" calcext:value-type="float">
            <text:p>155</text:p>
          </table:table-cell>
          <table:table-cell office:value-type="float" office:value="895" calcext:value-type="float">
            <text:p>89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19" calcext:value-type="float">
            <text:p>5819</text:p>
          </table:table-cell>
          <table:table-cell office:value-type="float" office:value="11819" calcext:value-type="float">
            <text:p>11819</text:p>
          </table:table-cell>
          <table:table-cell office:value-type="float" office:value="3849" calcext:value-type="float">
            <text:p>3849</text:p>
          </table:table-cell>
          <table:table-cell office:value-type="float" office:value="5161" calcext:value-type="float">
            <text:p>516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800.873816" calcext:value-type="float">
            <text:p>5,801</text:p>
          </table:table-cell>
          <table:table-cell office:value-type="float" office:value="1928.963837" calcext:value-type="float">
            <text:p>1,92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100044</text:p>
          </table:table-cell>
          <table:table-cell office:value-type="float" office:value="765" calcext:value-type="float">
            <text:p>765</text:p>
          </table:table-cell>
          <table:table-cell office:value-type="float" office:value="1449" calcext:value-type="float">
            <text:p>1449</text:p>
          </table:table-cell>
          <table:table-cell office:value-type="float" office:value="1932" calcext:value-type="float">
            <text:p>1932</text:p>
          </table:table-cell>
          <table:table-cell office:value-type="float" office:value="3935" calcext:value-type="float">
            <text:p>3935</text:p>
          </table:table-cell>
          <table:table-cell office:value-type="float" office:value="318" calcext:value-type="float">
            <text:p>318</text:p>
          </table:table-cell>
          <table:table-cell office:value-type="float" office:value="1161" calcext:value-type="float">
            <text:p>1161</text:p>
          </table:table-cell>
          <table:table-cell office:value-type="float" office:value="2657" calcext:value-type="float">
            <text:p>2657</text:p>
          </table:table-cell>
          <table:table-cell office:value-type="float" office:value="2160" calcext:value-type="float">
            <text:p>2160</text:p>
          </table:table-cell>
          <table:table-cell office:value-type="float" office:value="5532" calcext:value-type="float">
            <text:p>5532</text:p>
          </table:table-cell>
          <table:table-cell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634" calcext:value-type="float">
            <text:p>1634</text:p>
          </table:table-cell>
          <table:table-cell office:value-type="float" office:value="669" calcext:value-type="float">
            <text:p>66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12" calcext:value-type="float">
            <text:p>2612</text:p>
          </table:table-cell>
          <table:table-cell office:value-type="float" office:value="1404" calcext:value-type="float">
            <text:p>1404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987" calcext:value-type="float">
            <text:p>1987</text:p>
          </table:table-cell>
          <table:table-cell office:value-type="float" office:value="3141" calcext:value-type="float">
            <text:p>3141</text:p>
          </table:table-cell>
          <table:table-cell office:value-type="float" office:value="1605" calcext:value-type="float">
            <text:p>16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1648" calcext:value-type="float">
            <text:p>1648</text:p>
          </table:table-cell>
          <table:table-cell office:value-type="float" office:value="565" calcext:value-type="float">
            <text:p>565</text:p>
          </table:table-cell>
          <table:table-cell office:value-type="float" office:value="3344" calcext:value-type="float">
            <text:p>3344</text:p>
          </table:table-cell>
          <table:table-cell office:value-type="float" office:value="1162" calcext:value-type="float">
            <text:p>1162</text:p>
          </table:table-cell>
          <table:table-cell office:value-type="float" office:value="288" calcext:value-type="float">
            <text:p>288</text:p>
          </table:table-cell>
          <table:table-cell office:value-type="float" office:value="765" calcext:value-type="float">
            <text:p>765</text:p>
          </table:table-cell>
          <table:table-cell office:value-type="float" office:value="3314" calcext:value-type="float">
            <text:p>3314</text:p>
          </table:table-cell>
          <table:table-cell office:value-type="float" office:value="1344" calcext:value-type="float">
            <text:p>1344</text:p>
          </table:table-cell>
          <table:table-cell office:value-type="float" office:value="4498" calcext:value-type="float">
            <text:p>4498</text:p>
          </table:table-cell>
          <table:table-cell office:value-type="float" office:value="1092" calcext:value-type="float">
            <text:p>1092</text:p>
          </table:table-cell>
          <table:table-cell office:value-type="float" office:value="212" calcext:value-type="float">
            <text:p>212</text:p>
          </table:table-cell>
          <table:table-cell office:value-type="float" office:value="1161" calcext:value-type="float">
            <text:p>11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98" calcext:value-type="float">
            <text:p>2198</text:p>
          </table:table-cell>
          <table:table-cell office:value-type="float" office:value="6166" calcext:value-type="float">
            <text:p>6166</text:p>
          </table:table-cell>
          <table:table-cell office:value-type="float" office:value="4831" calcext:value-type="float">
            <text:p>4831</text:p>
          </table:table-cell>
          <table:table-cell office:value-type="float" office:value="7487" calcext:value-type="float">
            <text:p>748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2069.26301" calcext:value-type="float">
            <text:p>2,069</text:p>
          </table:table-cell>
          <table:table-cell office:value-type="float" office:value="2596.888802" calcext:value-type="float">
            <text:p>2,597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9100045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office:value-type="float" office:value="316" calcext:value-type="float">
            <text:p>316</text:p>
          </table:table-cell>
          <table:table-cell office:value-type="float" office:value="33" calcext:value-type="float">
            <text:p>33</text:p>
          </table:table-cell>
          <table:table-cell office:value-type="float" office:value="3348" calcext:value-type="float">
            <text:p>3348</text:p>
          </table:table-cell>
          <table:table-cell office:value-type="float" office:value="7063" calcext:value-type="float">
            <text:p>7063</text:p>
          </table:table-cell>
          <table:table-cell office:value-type="float" office:value="6198" calcext:value-type="float">
            <text:p>6198</text:p>
          </table:table-cell>
          <table:table-cell office:value-type="float" office:value="13750" calcext:value-type="float">
            <text:p>13750</text:p>
          </table:table-cell>
          <table:table-cell office:value-type="float" office:value="1251" calcext:value-type="float">
            <text:p>12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467" calcext:value-type="float">
            <text:p>7467</text:p>
          </table:table-cell>
          <table:table-cell office:value-type="float" office:value="2072" calcext:value-type="float">
            <text:p>2072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73" calcext:value-type="float">
            <text:p>73</text:p>
          </table:table-cell>
          <table:table-cell office:value-type="float" office:value="7364" calcext:value-type="float">
            <text:p>7364</text:p>
          </table:table-cell>
          <table:table-cell office:value-type="float" office:value="4867" calcext:value-type="float">
            <text:p>486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229" calcext:value-type="float">
            <text:p>229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9182" calcext:value-type="float">
            <text:p>9182</text:p>
          </table:table-cell>
          <table:table-cell office:value-type="float" office:value="3594" calcext:value-type="float">
            <text:p>3594</text:p>
          </table:table-cell>
          <table:table-cell office:value-type="float" office:value="11255" calcext:value-type="float">
            <text:p>11255</text:p>
          </table:table-cell>
          <table:table-cell office:value-type="float" office:value="2231" calcext:value-type="float">
            <text:p>2231</text:p>
          </table:table-cell>
          <table:table-cell office:value-type="float" office:value="255" calcext:value-type="float">
            <text:p>255</text:p>
          </table:table-cell>
          <table:table-cell office:value-type="float" office:value="3348" calcext:value-type="float">
            <text:p>334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344" calcext:value-type="float">
            <text:p>344</text:p>
          </table:table-cell>
          <table:table-cell office:value-type="float" office:value="11443" calcext:value-type="float">
            <text:p>11443</text:p>
          </table:table-cell>
          <table:table-cell office:value-type="float" office:value="20227" calcext:value-type="float">
            <text:p>2022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6240.713213" calcext:value-type="float">
            <text:p>6,24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9100046</text:p>
          </table:table-cell>
          <table:table-cell office:value-type="float" office:value="53" calcext:value-type="float">
            <text:p>53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321" calcext:value-type="float">
            <text:p>321</text:p>
          </table:table-cell>
          <table:table-cell office:value-type="float" office:value="30" calcext:value-type="float">
            <text:p>30</text:p>
          </table:table-cell>
          <table:table-cell office:value-type="float" office:value="1884" calcext:value-type="float">
            <text:p>1884</text:p>
          </table:table-cell>
          <table:table-cell office:value-type="float" office:value="4271" calcext:value-type="float">
            <text:p>4271</text:p>
          </table:table-cell>
          <table:table-cell office:value-type="float" office:value="4318" calcext:value-type="float">
            <text:p>4318</text:p>
          </table:table-cell>
          <table:table-cell office:value-type="float" office:value="11966" calcext:value-type="float">
            <text:p>11966</text:p>
          </table:table-cell>
          <table:table-cell office:value-type="float" office:value="2032" calcext:value-type="float">
            <text:p>2032</text:p>
          </table:table-cell>
          <table:table-cell office:value-type="float" office:value="49" calcext:value-type="float">
            <text:p>49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office:value-type="float" office:value="305" calcext:value-type="float">
            <text:p>30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9" calcext:value-type="float">
            <text:p>4209</text:p>
          </table:table-cell>
          <table:table-cell office:value-type="float" office:value="4956" calcext:value-type="float">
            <text:p>4956</text:p>
          </table:table-cell>
          <table:table-cell office:value-type="float" office:value="915" calcext:value-type="float">
            <text:p>91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4" calcext:value-type="float">
            <text:p>74</text:p>
          </table:table-cell>
          <table:table-cell office:value-type="float" office:value="7883" calcext:value-type="float">
            <text:p>7883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  <table:table-cell office:value-type="float" office:value="245" calcext:value-type="float">
            <text:p>245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4570" calcext:value-type="float">
            <text:p>4570</text:p>
          </table:table-cell>
          <table:table-cell office:value-type="float" office:value="1951" calcext:value-type="float">
            <text:p>1951</text:p>
          </table:table-cell>
          <table:table-cell office:value-type="float" office:value="9289" calcext:value-type="float">
            <text:p>9289</text:p>
          </table:table-cell>
          <table:table-cell office:value-type="float" office:value="4469" calcext:value-type="float">
            <text:p>4469</text:p>
          </table:table-cell>
          <table:table-cell office:value-type="float" office:value="1323" calcext:value-type="float">
            <text:p>1323</text:p>
          </table:table-cell>
          <table:table-cell office:value-type="float" office:value="1884" calcext:value-type="float">
            <text:p>1884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8" calcext:value-type="float">
            <text:p>288</text:p>
          </table:table-cell>
          <table:table-cell office:value-type="float" office:value="346" calcext:value-type="float">
            <text:p>346</text:p>
          </table:table-cell>
          <table:table-cell office:value-type="float" office:value="11535" calcext:value-type="float">
            <text:p>11535</text:p>
          </table:table-cell>
          <table:table-cell office:value-type="float" office:value="12960" calcext:value-type="float">
            <text:p>12960</text:p>
          </table:table-cell>
          <table:table-cell office:value-type="float" office:value="315" calcext:value-type="float">
            <text:p>315</text:p>
          </table:table-cell>
          <table:table-cell office:value-type="float" office:value="337" calcext:value-type="float">
            <text:p>33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165" calcext:value-type="float">
            <text:p>165</text:p>
          </table:table-cell>
          <table:table-cell office:value-type="float" office:value="5633.671044" calcext:value-type="float">
            <text:p>5,634</text:p>
          </table:table-cell>
          <table:table-cell office:value-type="float" office:value="162" calcext:value-type="float">
            <text:p>1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100047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238" calcext:value-type="float">
            <text:p>238</text:p>
          </table:table-cell>
          <table:table-cell office:value-type="float" office:value="36" calcext:value-type="float">
            <text:p>36</text:p>
          </table:table-cell>
          <table:table-cell office:value-type="float" office:value="3614" calcext:value-type="float">
            <text:p>3614</text:p>
          </table:table-cell>
          <table:table-cell office:value-type="float" office:value="7735" calcext:value-type="float">
            <text:p>7735</text:p>
          </table:table-cell>
          <table:table-cell office:value-type="float" office:value="6653" calcext:value-type="float">
            <text:p>6653</text:p>
          </table:table-cell>
          <table:table-cell office:value-type="float" office:value="16203" calcext:value-type="float">
            <text:p>16203</text:p>
          </table:table-cell>
          <table:table-cell office:value-type="float" office:value="1823" calcext:value-type="float">
            <text:p>1823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4" calcext:value-type="float">
            <text:p>8024</text:p>
          </table:table-cell>
          <table:table-cell office:value-type="float" office:value="3457" calcext:value-type="float">
            <text:p>3457</text:p>
          </table:table-cell>
          <table:table-cell office:value-type="float" office:value="390" calcext:value-type="float">
            <text:p>39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79" calcext:value-type="float">
            <text:p>79</text:p>
          </table:table-cell>
          <table:table-cell office:value-type="float" office:value="9229" calcext:value-type="float">
            <text:p>9229</text:p>
          </table:table-cell>
          <table:table-cell office:value-type="float" office:value="5045" calcext:value-type="float">
            <text:p>5045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9082" calcext:value-type="float">
            <text:p>9082</text:p>
          </table:table-cell>
          <table:table-cell office:value-type="float" office:value="3673" calcext:value-type="float">
            <text:p>3673</text:p>
          </table:table-cell>
          <table:table-cell office:value-type="float" office:value="13542" calcext:value-type="float">
            <text:p>13542</text:p>
          </table:table-cell>
          <table:table-cell office:value-type="float" office:value="3695" calcext:value-type="float">
            <text:p>3695</text:p>
          </table:table-cell>
          <table:table-cell office:value-type="float" office:value="438" calcext:value-type="float">
            <text:p>438</text:p>
          </table:table-cell>
          <table:table-cell office:value-type="float" office:value="3614" calcext:value-type="float">
            <text:p>3614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14" calcext:value-type="float">
            <text:p>214</text:p>
          </table:table-cell>
          <table:table-cell office:value-type="float" office:value="274" calcext:value-type="float">
            <text:p>274</text:p>
          </table:table-cell>
          <table:table-cell office:value-type="float" office:value="14411" calcext:value-type="float">
            <text:p>14411</text:p>
          </table:table-cell>
          <table:table-cell office:value-type="float" office:value="21642" calcext:value-type="float">
            <text:p>21642</text:p>
          </table:table-cell>
          <table:table-cell office:value-type="float" office:value="136" calcext:value-type="float">
            <text:p>136</text:p>
          </table:table-cell>
          <table:table-cell office:value-type="float" office:value="194" calcext:value-type="float">
            <text:p>19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132.73914" calcext:value-type="float">
            <text:p>133</text:p>
          </table:table-cell>
          <table:table-cell office:value-type="float" office:value="7621.316063" calcext:value-type="float">
            <text:p>7,621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9100048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159" calcext:value-type="float">
            <text:p>159</text:p>
          </table:table-cell>
          <table:table-cell office:value-type="float" office:value="473" calcext:value-type="float">
            <text:p>473</text:p>
          </table:table-cell>
          <table:table-cell office:value-type="float" office:value="27" calcext:value-type="float">
            <text:p>27</text:p>
          </table:table-cell>
          <table:table-cell office:value-type="float" office:value="1396" calcext:value-type="float">
            <text:p>1396</text:p>
          </table:table-cell>
          <table:table-cell office:value-type="float" office:value="3240" calcext:value-type="float">
            <text:p>3240</text:p>
          </table:table-cell>
          <table:table-cell office:value-type="float" office:value="3719" calcext:value-type="float">
            <text:p>3719</text:p>
          </table:table-cell>
          <table:table-cell office:value-type="float" office:value="10104" calcext:value-type="float">
            <text:p>10104</text:p>
          </table:table-cell>
          <table:table-cell office:value-type="float" office:value="2049" calcext:value-type="float">
            <text:p>2049</text:p>
          </table:table-cell>
          <table:table-cell office:value-type="float" office:value="517" calcext:value-type="float">
            <text:p>517</text:p>
          </table:table-cell>
          <table:table-cell office:value-type="float" office:value="1397" calcext:value-type="float">
            <text:p>1397</text:p>
          </table:table-cell>
          <table:table-cell office:value-type="float" office:value="1734" calcext:value-type="float">
            <text:p>1734</text:p>
          </table:table-cell>
          <table:table-cell office:value-type="float" office:value="4530" calcext:value-type="float">
            <text:p>4530</text:p>
          </table:table-cell>
          <table:table-cell office:value-type="float" office:value="643" calcext:value-type="float">
            <text:p>64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262" calcext:value-type="float">
            <text:p>262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1" calcext:value-type="float">
            <text:p>3021</text:p>
          </table:table-cell>
          <table:table-cell office:value-type="float" office:value="4743" calcext:value-type="float">
            <text:p>4743</text:p>
          </table:table-cell>
          <table:table-cell office:value-type="float" office:value="1087" calcext:value-type="float">
            <text:p>108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972" calcext:value-type="float">
            <text:p>972</text:p>
          </table:table-cell>
          <table:table-cell office:value-type="float" office:value="1850" calcext:value-type="float">
            <text:p>1850</text:p>
          </table:table-cell>
          <table:table-cell office:value-type="float" office:value="668" calcext:value-type="float">
            <text:p>66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77" calcext:value-type="float">
            <text:p>77</text:p>
          </table:table-cell>
          <table:table-cell office:value-type="float" office:value="7570" calcext:value-type="float">
            <text:p>7570</text:p>
          </table:table-cell>
          <table:table-cell office:value-type="float" office:value="1225" calcext:value-type="float">
            <text:p>1225</text:p>
          </table:table-cell>
          <table:table-cell office:value-type="float" office:value="3097" calcext:value-type="float">
            <text:p>3097</text:p>
          </table:table-cell>
          <table:table-cell office:value-type="float" office:value="320" calcext:value-type="float">
            <text:p>32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157" calcext:value-type="float">
            <text:p>157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3228" calcext:value-type="float">
            <text:p>3228</text:p>
          </table:table-cell>
          <table:table-cell office:value-type="float" office:value="1341" calcext:value-type="float">
            <text:p>1341</text:p>
          </table:table-cell>
          <table:table-cell office:value-type="float" office:value="7508" calcext:value-type="float">
            <text:p>7508</text:p>
          </table:table-cell>
          <table:table-cell office:value-type="float" office:value="4586" calcext:value-type="float">
            <text:p>4586</text:p>
          </table:table-cell>
          <table:table-cell office:value-type="float" office:value="1768" calcext:value-type="float">
            <text:p>1768</text:p>
          </table:table-cell>
          <table:table-cell office:value-type="float" office:value="1396" calcext:value-type="float">
            <text:p>1396</text:p>
          </table:table-cell>
          <table:table-cell office:value-type="float" office:value="1394" calcext:value-type="float">
            <text:p>1394</text:p>
          </table:table-cell>
          <table:table-cell office:value-type="float" office:value="453" calcext:value-type="float">
            <text:p>453</text:p>
          </table:table-cell>
          <table:table-cell office:value-type="float" office:value="2548" calcext:value-type="float">
            <text:p>2548</text:p>
          </table:table-cell>
          <table:table-cell office:value-type="float" office:value="2392" calcext:value-type="float">
            <text:p>2392</text:p>
          </table:table-cell>
          <table:table-cell office:value-type="float" office:value="1113" calcext:value-type="float">
            <text:p>1113</text:p>
          </table:table-cell>
          <table:table-cell office:value-type="float" office:value="517" calcext:value-type="float">
            <text:p>5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316" calcext:value-type="float">
            <text:p>316</text:p>
          </table:table-cell>
          <table:table-cell office:value-type="float" office:value="513" calcext:value-type="float">
            <text:p>513</text:p>
          </table:table-cell>
          <table:table-cell office:value-type="float" office:value="10082" calcext:value-type="float">
            <text:p>10082</text:p>
          </table:table-cell>
          <table:table-cell office:value-type="float" office:value="10413" calcext:value-type="float">
            <text:p>10413</text:p>
          </table:table-cell>
          <table:table-cell office:value-type="float" office:value="4388" calcext:value-type="float">
            <text:p>4388</text:p>
          </table:table-cell>
          <table:table-cell office:value-type="float" office:value="4483" calcext:value-type="float">
            <text:p>4483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75.483752" calcext:value-type="float">
            <text:p>275</text:p>
          </table:table-cell>
          <table:table-cell office:value-type="float" office:value="5355.638866" calcext:value-type="float">
            <text:p>5,356</text:p>
          </table:table-cell>
          <table:table-cell office:value-type="float" office:value="1973.186182" calcext:value-type="float">
            <text:p>1,97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9100049</text:p>
          </table:table-cell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242" calcext:value-type="float">
            <text:p>242</text:p>
          </table:table-cell>
          <table:table-cell office:value-type="float" office:value="423" calcext:value-type="float">
            <text:p>423</text:p>
          </table:table-cell>
          <table:table-cell office:value-type="float" office:value="49" calcext:value-type="float">
            <text:p>49</text:p>
          </table:table-cell>
          <table:table-cell office:value-type="float" office:value="2558" calcext:value-type="float">
            <text:p>2558</text:p>
          </table:table-cell>
          <table:table-cell office:value-type="float" office:value="5840" calcext:value-type="float">
            <text:p>5840</text:p>
          </table:table-cell>
          <table:table-cell office:value-type="float" office:value="5620" calcext:value-type="float">
            <text:p>5620</text:p>
          </table:table-cell>
          <table:table-cell office:value-type="float" office:value="14727" calcext:value-type="float">
            <text:p>14727</text:p>
          </table:table-cell>
          <table:table-cell office:value-type="float" office:value="2820" calcext:value-type="float">
            <text:p>28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7" calcext:value-type="float">
            <text:p>5947</text:p>
          </table:table-cell>
          <table:table-cell office:value-type="float" office:value="5729" calcext:value-type="float">
            <text:p>5729</text:p>
          </table:table-cell>
          <table:table-cell office:value-type="float" office:value="478" calcext:value-type="float">
            <text:p>478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30" calcext:value-type="float">
            <text:p>130</text:p>
          </table:table-cell>
          <table:table-cell office:value-type="float" office:value="9830" calcext:value-type="float">
            <text:p>9830</text:p>
          </table:table-cell>
          <table:table-cell office:value-type="float" office:value="3044" calcext:value-type="float">
            <text:p>3044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68" calcext:value-type="float">
            <text:p>68</text:p>
          </table:table-cell>
          <table:table-cell office:value-type="float" office:value="359" calcext:value-type="float">
            <text:p>359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6740" calcext:value-type="float">
            <text:p>6740</text:p>
          </table:table-cell>
          <table:table-cell office:value-type="float" office:value="2974" calcext:value-type="float">
            <text:p>2974</text:p>
          </table:table-cell>
          <table:table-cell office:value-type="float" office:value="13234" calcext:value-type="float">
            <text:p>13234</text:p>
          </table:table-cell>
          <table:table-cell office:value-type="float" office:value="4170" calcext:value-type="float">
            <text:p>4170</text:p>
          </table:table-cell>
          <table:table-cell office:value-type="float" office:value="656" calcext:value-type="float">
            <text:p>656</text:p>
          </table:table-cell>
          <table:table-cell office:value-type="float" office:value="2558" calcext:value-type="float">
            <text:p>2558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678" calcext:value-type="float">
            <text:p>678</text:p>
          </table:table-cell>
          <table:table-cell office:value-type="float" office:value="13590" calcext:value-type="float">
            <text:p>13590</text:p>
          </table:table-cell>
          <table:table-cell office:value-type="float" office:value="18001" calcext:value-type="float">
            <text:p>18001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269.769677" calcext:value-type="float">
            <text:p>270</text:p>
          </table:table-cell>
          <table:table-cell office:value-type="float" office:value="7327.732099" calcext:value-type="float">
            <text:p>7,328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91000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2508" calcext:value-type="float">
            <text:p>2508</text:p>
          </table:table-cell>
          <table:table-cell office:value-type="float" office:value="5600" calcext:value-type="float">
            <text:p>5600</text:p>
          </table:table-cell>
          <table:table-cell office:value-type="float" office:value="4709" calcext:value-type="float">
            <text:p>4709</text:p>
          </table:table-cell>
          <table:table-cell office:value-type="float" office:value="12660" calcext:value-type="float">
            <text:p>12660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90" calcext:value-type="float">
            <text:p>5390</text:p>
          </table:table-cell>
          <table:table-cell office:value-type="float" office:value="3837" calcext:value-type="float">
            <text:p>383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office:value-type="float" office:value="7597" calcext:value-type="float">
            <text:p>7597</text:p>
          </table:table-cell>
          <table:table-cell office:value-type="float" office:value="3374" calcext:value-type="float">
            <text:p>337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147" calcext:value-type="float">
            <text:p>14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7241" calcext:value-type="float">
            <text:p>7241</text:p>
          </table:table-cell>
          <table:table-cell office:value-type="float" office:value="3126" calcext:value-type="float">
            <text:p>3126</text:p>
          </table:table-cell>
          <table:table-cell office:value-type="float" office:value="10501" calcext:value-type="float">
            <text:p>10501</text:p>
          </table:table-cell>
          <table:table-cell office:value-type="float" office:value="2611" calcext:value-type="float">
            <text:p>2611</text:p>
          </table:table-cell>
          <table:table-cell office:value-type="float" office:value="130" calcext:value-type="float">
            <text:p>130</text:p>
          </table:table-cell>
          <table:table-cell office:value-type="float" office:value="2508" calcext:value-type="float">
            <text:p>250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float" office:value="235" calcext:value-type="float">
            <text:p>235</text:p>
          </table:table-cell>
          <table:table-cell office:value-type="float" office:value="11580" calcext:value-type="float">
            <text:p>11580</text:p>
          </table:table-cell>
          <table:table-cell office:value-type="float" office:value="15760" calcext:value-type="float">
            <text:p>1576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667.591408" calcext:value-type="float">
            <text:p>5,66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9100051</text:p>
          </table:table-cell>
          <table:table-cell office:value-type="float" office:value="1850" calcext:value-type="float">
            <text:p>1850</text:p>
          </table:table-cell>
          <table:table-cell office:value-type="float" office:value="3394" calcext:value-type="float">
            <text:p>3394</text:p>
          </table:table-cell>
          <table:table-cell office:value-type="float" office:value="5267" calcext:value-type="float">
            <text:p>5267</text:p>
          </table:table-cell>
          <table:table-cell office:value-type="float" office:value="10861" calcext:value-type="float">
            <text:p>10861</text:p>
          </table:table-cell>
          <table:table-cell office:value-type="float" office:value="796" calcext:value-type="float">
            <text:p>7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284" calcext:value-type="float">
            <text:p>5284</text:p>
          </table:table-cell>
          <table:table-cell office:value-type="float" office:value="1977" calcext:value-type="float">
            <text:p>1977</text:p>
          </table:table-cell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142" calcext:value-type="float">
            <text:p>6142</text:p>
          </table:table-cell>
          <table:table-cell office:value-type="float" office:value="4889" calcext:value-type="float">
            <text:p>488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81" calcext:value-type="float">
            <text:p>4381</text:p>
          </table:table-cell>
          <table:table-cell office:value-type="float" office:value="1400" calcext:value-type="float">
            <text:p>1400</text:p>
          </table:table-cell>
          <table:table-cell office:value-type="float" office:value="7986" calcext:value-type="float">
            <text:p>7986</text:p>
          </table:table-cell>
          <table:table-cell office:value-type="float" office:value="4006" calcext:value-type="float">
            <text:p>4006</text:p>
          </table:table-cell>
          <table:table-cell office:value-type="float" office:value="996" calcext:value-type="float">
            <text:p>996</text:p>
          </table:table-cell>
          <table:table-cell office:value-type="float" office:value="1850" calcext:value-type="float">
            <text:p>185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166" calcext:value-type="float">
            <text:p>6166</text:p>
          </table:table-cell>
          <table:table-cell office:value-type="float" office:value="16004" calcext:value-type="float">
            <text:p>1600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641.99906" calcext:value-type="float">
            <text:p>6,64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100052</text:p>
          </table:table-cell>
          <table:table-cell office:value-type="float" office:value="2301" calcext:value-type="float">
            <text:p>2301</text:p>
          </table:table-cell>
          <table:table-cell office:value-type="float" office:value="3452" calcext:value-type="float">
            <text:p>3452</text:p>
          </table:table-cell>
          <table:table-cell office:value-type="float" office:value="6021" calcext:value-type="float">
            <text:p>6021</text:p>
          </table:table-cell>
          <table:table-cell office:value-type="float" office:value="10778" calcext:value-type="float">
            <text:p>10778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528" calcext:value-type="float">
            <text:p>5528</text:p>
          </table:table-cell>
          <table:table-cell office:value-type="float" office:value="1214" calcext:value-type="float">
            <text:p>1214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73" calcext:value-type="float">
            <text:p>5873</text:p>
          </table:table-cell>
          <table:table-cell office:value-type="float" office:value="6651" calcext:value-type="float">
            <text:p>665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93" calcext:value-type="float">
            <text:p>5393</text:p>
          </table:table-cell>
          <table:table-cell office:value-type="float" office:value="1592" calcext:value-type="float">
            <text:p>1592</text:p>
          </table:table-cell>
          <table:table-cell office:value-type="float" office:value="7770" calcext:value-type="float">
            <text:p>7770</text:p>
          </table:table-cell>
          <table:table-cell office:value-type="float" office:value="3068" calcext:value-type="float">
            <text:p>3068</text:p>
          </table:table-cell>
          <table:table-cell office:value-type="float" office:value="781" calcext:value-type="float">
            <text:p>781</text:p>
          </table:table-cell>
          <table:table-cell office:value-type="float" office:value="2301" calcext:value-type="float">
            <text:p>230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965" calcext:value-type="float">
            <text:p>6965</text:p>
          </table:table-cell>
          <table:table-cell office:value-type="float" office:value="15974" calcext:value-type="float">
            <text:p>1597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2.300488" calcext:value-type="float">
            <text:p>7,84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53</text:p>
          </table:table-cell>
          <table:table-cell office:value-type="float" office:value="497" calcext:value-type="float">
            <text:p>497</text:p>
          </table:table-cell>
          <table:table-cell office:value-type="float" office:value="1000" calcext:value-type="float">
            <text:p>1000</text:p>
          </table:table-cell>
          <table:table-cell office:value-type="float" office:value="1191" calcext:value-type="float">
            <text:p>1191</text:p>
          </table:table-cell>
          <table:table-cell office:value-type="float" office:value="2830" calcext:value-type="float">
            <text:p>2830</text:p>
          </table:table-cell>
          <table:table-cell office:value-type="float" office:value="229" calcext:value-type="float">
            <text:p>229</text:p>
          </table:table-cell>
          <table:table-cell office:value-type="float" office:value="437" calcext:value-type="float">
            <text:p>437</text:p>
          </table:table-cell>
          <table:table-cell office:value-type="float" office:value="1049" calcext:value-type="float">
            <text:p>1049</text:p>
          </table:table-cell>
          <table:table-cell office:value-type="float" office:value="1013" calcext:value-type="float">
            <text:p>1013</text:p>
          </table:table-cell>
          <table:table-cell office:value-type="float" office:value="2855" calcext:value-type="float">
            <text:p>2855</text:p>
          </table:table-cell>
          <table:table-cell office:value-type="float" office:value="422" calcext:value-type="float">
            <text:p>42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48" calcext:value-type="float">
            <text:p>248</text:p>
          </table:table-cell>
          <table:table-cell office:value-type="float" office:value="30" calcext:value-type="float">
            <text:p>30</text:p>
          </table:table-cell>
          <table:table-cell office:value-type="float" office:value="446" calcext:value-type="float">
            <text:p>446</text:p>
          </table:table-cell>
          <table:table-cell office:value-type="float" office:value="1336" calcext:value-type="float">
            <text:p>1336</text:p>
          </table:table-cell>
          <table:table-cell office:value-type="float" office:value="1559" calcext:value-type="float">
            <text:p>1559</text:p>
          </table:table-cell>
          <table:table-cell office:value-type="float" office:value="5483" calcext:value-type="float">
            <text:p>5483</text:p>
          </table:table-cell>
          <table:table-cell office:value-type="float" office:value="2413" calcext:value-type="float">
            <text:p>2413</text:p>
          </table:table-cell>
          <table:table-cell office:value-type="float" office:value="1328" calcext:value-type="float">
            <text:p>1328</text:p>
          </table:table-cell>
          <table:table-cell office:value-type="float" office:value="549" calcext:value-type="float">
            <text:p>549</text:p>
          </table:table-cell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1342" calcext:value-type="float">
            <text:p>1342</text:p>
          </table:table-cell>
          <table:table-cell office:value-type="float" office:value="542" calcext:value-type="float">
            <text:p>542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2120" calcext:value-type="float">
            <text:p>2120</text:p>
          </table:table-cell>
          <table:table-cell office:value-type="float" office:value="2053" calcext:value-type="float">
            <text:p>2053</text:p>
          </table:table-cell>
          <table:table-cell office:value-type="float" office:value="375" calcext:value-type="float">
            <text:p>375</text:p>
          </table:table-cell>
          <table:table-cell office:value-type="float" office:value="81" calcext:value-type="float">
            <text:p>81</text:p>
          </table:table-cell>
          <table:table-cell office:value-type="float" office:value="1699" calcext:value-type="float">
            <text:p>1699</text:p>
          </table:table-cell>
          <table:table-cell office:value-type="float" office:value="1227" calcext:value-type="float">
            <text:p>1227</text:p>
          </table:table-cell>
          <table:table-cell office:value-type="float" office:value="2340" calcext:value-type="float">
            <text:p>2340</text:p>
          </table:table-cell>
          <table:table-cell office:value-type="float" office:value="342" calcext:value-type="float">
            <text:p>342</text:p>
          </table:table-cell>
          <table:table-cell office:value-type="float" office:value="209" calcext:value-type="float">
            <text:p>209</text:p>
          </table:table-cell>
          <table:table-cell office:value-type="float" office:value="18" calcext:value-type="float">
            <text:p>18</text:p>
          </table:table-cell>
          <table:table-cell office:value-type="float" office:value="4518" calcext:value-type="float">
            <text:p>4518</text:p>
          </table:table-cell>
          <table:table-cell office:value-type="float" office:value="193" calcext:value-type="float">
            <text:p>193</text:p>
          </table:table-cell>
          <table:table-cell office:value-type="float" office:value="1100" calcext:value-type="float">
            <text:p>1100</text:p>
          </table:table-cell>
          <table:table-cell office:value-type="float" office:value="317" calcext:value-type="float">
            <text:p>317</text:p>
          </table:table-cell>
          <table:table-cell office:value-type="float" office:value="1976" calcext:value-type="float">
            <text:p>1976</text:p>
          </table:table-cell>
          <table:table-cell office:value-type="float" office:value="1074" calcext:value-type="float">
            <text:p>1074</text:p>
          </table:table-cell>
          <table:table-cell office:value-type="float" office:value="583" calcext:value-type="float">
            <text:p>583</text:p>
          </table:table-cell>
          <table:table-cell office:value-type="float" office:value="497" calcext:value-type="float">
            <text:p>497</text:p>
          </table:table-cell>
          <table:table-cell office:value-type="float" office:value="878" calcext:value-type="float">
            <text:p>878</text:p>
          </table:table-cell>
          <table:table-cell office:value-type="float" office:value="287" calcext:value-type="float">
            <text:p>287</text:p>
          </table:table-cell>
          <table:table-cell office:value-type="float" office:value="1970" calcext:value-type="float">
            <text:p>1970</text:p>
          </table:table-cell>
          <table:table-cell office:value-type="float" office:value="1282" calcext:value-type="float">
            <text:p>1282</text:p>
          </table:table-cell>
          <table:table-cell office:value-type="float" office:value="692" calcext:value-type="float">
            <text:p>692</text:p>
          </table:table-cell>
          <table:table-cell office:value-type="float" office:value="437" calcext:value-type="float">
            <text:p>437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949" calcext:value-type="float">
            <text:p>949</text:p>
          </table:table-cell>
          <table:table-cell office:value-type="float" office:value="197" calcext:value-type="float">
            <text:p>197</text:p>
          </table:table-cell>
          <table:table-cell office:value-type="float" office:value="2176" calcext:value-type="float">
            <text:p>2176</text:p>
          </table:table-cell>
          <table:table-cell office:value-type="float" office:value="3519" calcext:value-type="float">
            <text:p>3519</text:p>
          </table:table-cell>
          <table:table-cell office:value-type="float" office:value="3676" calcext:value-type="float">
            <text:p>3676</text:p>
          </table:table-cell>
          <table:table-cell office:value-type="float" office:value="446" calcext:value-type="float">
            <text:p>446</text:p>
          </table:table-cell>
          <table:table-cell office:value-type="float" office:value="1398" calcext:value-type="float">
            <text:p>1398</text:p>
          </table:table-cell>
          <table:table-cell office:value-type="float" office:value="4323" calcext:value-type="float">
            <text:p>4323</text:p>
          </table:table-cell>
          <table:table-cell office:value-type="float" office:value="2704" calcext:value-type="float">
            <text:p>2704</text:p>
          </table:table-cell>
          <table:table-cell office:value-type="float" office:value="3107" calcext:value-type="float">
            <text:p>3107</text:p>
          </table:table-cell>
          <table:table-cell office:value-type="float" office:value="235" calcext:value-type="float">
            <text:p>235</text:p>
          </table:table-cell>
          <table:table-cell office:value-type="float" office:value="200" calcext:value-type="float">
            <text:p>200</text:p>
          </table:table-cell>
          <table:table-cell office:value-type="float" office:value="7131" calcext:value-type="float">
            <text:p>7131</text:p>
          </table:table-cell>
          <table:table-cell office:value-type="float" office:value="4140" calcext:value-type="float">
            <text:p>414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1413.032657" calcext:value-type="float">
            <text:p>1,413</text:p>
          </table:table-cell>
          <table:table-cell office:value-type="float" office:value="1426.094296" calcext:value-type="float">
            <text:p>1,426</text:p>
          </table:table-cell>
          <table:table-cell office:value-type="float" office:value="115.931079" calcext:value-type="float">
            <text:p>116</text:p>
          </table:table-cell>
          <table:table-cell office:value-type="float" office:value="4381.478616" calcext:value-type="float">
            <text:p>4,381</text:p>
          </table:table-cell>
        </table:table-row>
        <table:table-row table:style-name="ro1">
          <table:table-cell office:value-type="string" calcext:value-type="string">
            <text:p>19100054</text:p>
          </table:table-cell>
          <table:table-cell office:value-type="float" office:value="115" calcext:value-type="float">
            <text:p>115</text:p>
          </table:table-cell>
          <table:table-cell office:value-type="float" office:value="204" calcext:value-type="float">
            <text:p>204</text:p>
          </table:table-cell>
          <table:table-cell office:value-type="float" office:value="276" calcext:value-type="float">
            <text:p>276</text:p>
          </table:table-cell>
          <table:table-cell office:value-type="float" office:value="758" calcext:value-type="float">
            <text:p>758</text:p>
          </table:table-cell>
          <table:table-cell office:value-type="float" office:value="55" calcext:value-type="float">
            <text:p>55</text:p>
          </table:table-cell>
          <table:table-cell office:value-type="float" office:value="1500" calcext:value-type="float">
            <text:p>1500</text:p>
          </table:table-cell>
          <table:table-cell office:value-type="float" office:value="3421" calcext:value-type="float">
            <text:p>3421</text:p>
          </table:table-cell>
          <table:table-cell office:value-type="float" office:value="3653" calcext:value-type="float">
            <text:p>3653</text:p>
          </table:table-cell>
          <table:table-cell office:value-type="float" office:value="9117" calcext:value-type="float">
            <text:p>9117</text:p>
          </table:table-cell>
          <table:table-cell office:value-type="float" office:value="1533" calcext:value-type="float">
            <text:p>153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231" calcext:value-type="float">
            <text:p>231</text:p>
          </table:table-cell>
          <table:table-cell office:value-type="float" office:value="24" calcext:value-type="float">
            <text:p>24</text:p>
          </table:table-cell>
          <table:table-cell office:value-type="float" office:value="288" calcext:value-type="float">
            <text:p>288</text:p>
          </table:table-cell>
          <table:table-cell office:value-type="float" office:value="769" calcext:value-type="float">
            <text:p>769</text:p>
          </table:table-cell>
          <table:table-cell office:value-type="float" office:value="1115" calcext:value-type="float">
            <text:p>1115</text:p>
          </table:table-cell>
          <table:table-cell office:value-type="float" office:value="3893" calcext:value-type="float">
            <text:p>3893</text:p>
          </table:table-cell>
          <table:table-cell office:value-type="float" office:value="1003" calcext:value-type="float">
            <text:p>1003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957" calcext:value-type="float">
            <text:p>3957</text:p>
          </table:table-cell>
          <table:table-cell office:value-type="float" office:value="3487" calcext:value-type="float">
            <text:p>3487</text:p>
          </table:table-cell>
          <table:table-cell office:value-type="float" office:value="584" calcext:value-type="float">
            <text:p>58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2225" calcext:value-type="float">
            <text:p>2225</text:p>
          </table:table-cell>
          <table:table-cell office:value-type="float" office:value="798" calcext:value-type="float">
            <text:p>79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77" calcext:value-type="float">
            <text:p>677</text:p>
          </table:table-cell>
          <table:table-cell office:value-type="float" office:value="90" calcext:value-type="float">
            <text:p>90</text:p>
          </table:table-cell>
          <table:table-cell office:value-type="float" office:value="6538" calcext:value-type="float">
            <text:p>6538</text:p>
          </table:table-cell>
          <table:table-cell office:value-type="float" office:value="1718" calcext:value-type="float">
            <text:p>1718</text:p>
          </table:table-cell>
          <table:table-cell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260" calcext:value-type="float">
            <text:p>260</text:p>
          </table:table-cell>
          <table:table-cell office:value-type="float" office:value="199" calcext:value-type="float">
            <text:p>199</text:p>
          </table:table-cell>
          <table:table-cell office:value-type="float" office:value="61" calcext:value-type="float">
            <text:p>61</text:p>
          </table:table-cell>
          <table:table-cell office:value-type="float" office:value="362" calcext:value-type="float">
            <text:p>362</text:p>
          </table:table-cell>
          <table:table-cell office:value-type="float" office:value="341" calcext:value-type="float">
            <text:p>341</text:p>
          </table:table-cell>
          <table:table-cell office:value-type="float" office:value="292" calcext:value-type="float">
            <text:p>292</text:p>
          </table:table-cell>
          <table:table-cell office:value-type="float" office:value="115" calcext:value-type="float">
            <text:p>115</text:p>
          </table:table-cell>
          <table:table-cell office:value-type="float" office:value="3951" calcext:value-type="float">
            <text:p>3951</text:p>
          </table:table-cell>
          <table:table-cell office:value-type="float" office:value="1575" calcext:value-type="float">
            <text:p>1575</text:p>
          </table:table-cell>
          <table:table-cell office:value-type="float" office:value="7195" calcext:value-type="float">
            <text:p>7195</text:p>
          </table:table-cell>
          <table:table-cell office:value-type="float" office:value="3326" calcext:value-type="float">
            <text:p>3326</text:p>
          </table:table-cell>
          <table:table-cell office:value-type="float" office:value="844" calcext:value-type="float">
            <text:p>844</text:p>
          </table:table-cell>
          <table:table-cell office:value-type="float" office:value="1500" calcext:value-type="float">
            <text:p>150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616" calcext:value-type="float">
            <text:p>616</text:p>
          </table:table-cell>
          <table:table-cell office:value-type="float" office:value="127" calcext:value-type="float">
            <text:p>127</text:p>
          </table:table-cell>
          <table:table-cell office:value-type="float" office:value="2562" calcext:value-type="float">
            <text:p>2562</text:p>
          </table:table-cell>
          <table:table-cell office:value-type="float" office:value="2617" calcext:value-type="float">
            <text:p>2617</text:p>
          </table:table-cell>
          <table:table-cell office:value-type="float" office:value="686" calcext:value-type="float">
            <text:p>686</text:p>
          </table:table-cell>
          <table:table-cell office:value-type="float" office:value="288" calcext:value-type="float">
            <text:p>288</text:p>
          </table:table-cell>
          <table:table-cell office:value-type="float" office:value="569" calcext:value-type="float">
            <text:p>569</text:p>
          </table:table-cell>
          <table:table-cell office:value-type="float" office:value="835" calcext:value-type="float">
            <text:p>835</text:p>
          </table:table-cell>
          <table:table-cell office:value-type="float" office:value="8326" calcext:value-type="float">
            <text:p>8326</text:p>
          </table:table-cell>
          <table:table-cell office:value-type="float" office:value="10926" calcext:value-type="float">
            <text:p>10926</text:p>
          </table:table-cell>
          <table:table-cell office:value-type="float" office:value="218" calcext:value-type="float">
            <text:p>218</text:p>
          </table:table-cell>
          <table:table-cell office:value-type="float" office:value="239" calcext:value-type="float">
            <text:p>239</text:p>
          </table:table-cell>
          <table:table-cell office:value-type="float" office:value="4330" calcext:value-type="float">
            <text:p>4330</text:p>
          </table:table-cell>
          <table:table-cell office:value-type="float" office:value="2704" calcext:value-type="float">
            <text:p>270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481.452133" calcext:value-type="float">
            <text:p>481</text:p>
          </table:table-cell>
          <table:table-cell office:value-type="float" office:value="4339.682005" calcext:value-type="float">
            <text:p>4,340</text:p>
          </table:table-cell>
          <table:table-cell office:value-type="float" office:value="132.372586" calcext:value-type="float">
            <text:p>132</text:p>
          </table:table-cell>
          <table:table-cell office:value-type="float" office:value="2377.972519" calcext:value-type="float">
            <text:p>2,378</text:p>
          </table:table-cell>
        </table:table-row>
        <table:table-row table:style-name="ro1">
          <table:table-cell office:value-type="string" calcext:value-type="string">
            <text:p>19100055</text:p>
          </table:table-cell>
          <table:table-cell office:value-type="float" office:value="226" calcext:value-type="float">
            <text:p>226</text:p>
          </table:table-cell>
          <table:table-cell office:value-type="float" office:value="305" calcext:value-type="float">
            <text:p>305</text:p>
          </table:table-cell>
          <table:table-cell office:value-type="float" office:value="486" calcext:value-type="float">
            <text:p>486</text:p>
          </table:table-cell>
          <table:table-cell office:value-type="float" office:value="1133" calcext:value-type="float">
            <text:p>1133</text:p>
          </table:table-cell>
          <table:table-cell office:value-type="float" office:value="51" calcext:value-type="float">
            <text:p>51</text:p>
          </table:table-cell>
          <table:table-cell office:value-type="float" office:value="1000" calcext:value-type="float">
            <text:p>1000</text:p>
          </table:table-cell>
          <table:table-cell office:value-type="float" office:value="2194" calcext:value-type="float">
            <text:p>2194</text:p>
          </table:table-cell>
          <table:table-cell office:value-type="float" office:value="2060" calcext:value-type="float">
            <text:p>2060</text:p>
          </table:table-cell>
          <table:table-cell office:value-type="float" office:value="6037" calcext:value-type="float">
            <text:p>6037</text:p>
          </table:table-cell>
          <table:table-cell office:value-type="float" office:value="692" calcext:value-type="float">
            <text:p>692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office:value-type="float" office:value="413" calcext:value-type="float">
            <text:p>413</text:p>
          </table:table-cell>
          <table:table-cell office:value-type="float" office:value="1012" calcext:value-type="float">
            <text:p>1012</text:p>
          </table:table-cell>
          <table:table-cell office:value-type="float" office:value="1116" calcext:value-type="float">
            <text:p>1116</text:p>
          </table:table-cell>
          <table:table-cell office:value-type="float" office:value="4555" calcext:value-type="float">
            <text:p>4555</text:p>
          </table:table-cell>
          <table:table-cell office:value-type="float" office:value="1617" calcext:value-type="float">
            <text:p>1617</text:p>
          </table:table-cell>
          <table:table-cell office:value-type="float" office:value="473" calcext:value-type="float">
            <text:p>473</text:p>
          </table:table-cell>
          <table:table-cell office:value-type="float" office:value="319" calcext:value-type="float">
            <text:p>319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 office:value-type="float" office:value="2629" calcext:value-type="float">
            <text:p>2629</text:p>
          </table:table-cell>
          <table:table-cell office:value-type="float" office:value="546" calcext:value-type="float">
            <text:p>54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 office:value-type="float" office:value="1973" calcext:value-type="float">
            <text:p>1973</text:p>
          </table:table-cell>
          <table:table-cell office:value-type="float" office:value="544" calcext:value-type="float">
            <text:p>544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office:value-type="float" office:value="851" calcext:value-type="float">
            <text:p>851</text:p>
          </table:table-cell>
          <table:table-cell office:value-type="float" office:value="306" calcext:value-type="float">
            <text:p>306</text:p>
          </table:table-cell>
          <table:table-cell office:value-type="float" office:value="4555" calcext:value-type="float">
            <text:p>4555</text:p>
          </table:table-cell>
          <table:table-cell office:value-type="float" office:value="971" calcext:value-type="float">
            <text:p>971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3097" calcext:value-type="float">
            <text:p>3097</text:p>
          </table:table-cell>
          <table:table-cell office:value-type="float" office:value="447" calcext:value-type="float">
            <text:p>447</text:p>
          </table:table-cell>
          <table:table-cell office:value-type="float" office:value="303" calcext:value-type="float">
            <text:p>303</text:p>
          </table:table-cell>
          <table:table-cell office:value-type="float" office:value="139" calcext:value-type="float">
            <text:p>139</text:p>
          </table:table-cell>
          <table:table-cell office:value-type="float" office:value="615" calcext:value-type="float">
            <text:p>615</text:p>
          </table:table-cell>
          <table:table-cell office:value-type="float" office:value="490" calcext:value-type="float">
            <text:p>490</text:p>
          </table:table-cell>
          <table:table-cell office:value-type="float" office:value="243" calcext:value-type="float">
            <text:p>243</text:p>
          </table:table-cell>
          <table:table-cell office:value-type="float" office:value="226" calcext:value-type="float">
            <text:p>226</text:p>
          </table:table-cell>
          <table:table-cell office:value-type="float" office:value="2279" calcext:value-type="float">
            <text:p>2279</text:p>
          </table:table-cell>
          <table:table-cell office:value-type="float" office:value="736" calcext:value-type="float">
            <text:p>736</text:p>
          </table:table-cell>
          <table:table-cell office:value-type="float" office:value="4588" calcext:value-type="float">
            <text:p>4588</text:p>
          </table:table-cell>
          <table:table-cell office:value-type="float" office:value="2116" calcext:value-type="float">
            <text:p>2116</text:p>
          </table:table-cell>
          <table:table-cell office:value-type="float" office:value="717" calcext:value-type="float">
            <text:p>717</text:p>
          </table:table-cell>
          <table:table-cell office:value-type="float" office:value="1000" calcext:value-type="float">
            <text:p>100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928" calcext:value-type="float">
            <text:p>928</text:p>
          </table:table-cell>
          <table:table-cell office:value-type="float" office:value="292" calcext:value-type="float">
            <text:p>292</text:p>
          </table:table-cell>
          <table:table-cell office:value-type="float" office:value="3604" calcext:value-type="float">
            <text:p>3604</text:p>
          </table:table-cell>
          <table:table-cell office:value-type="float" office:value="2041" calcext:value-type="float">
            <text:p>2041</text:p>
          </table:table-cell>
          <table:table-cell office:value-type="float" office:value="1044" calcext:value-type="float">
            <text:p>1044</text:p>
          </table:table-cell>
          <table:table-cell office:value-type="float" office:value="413" calcext:value-type="float">
            <text:p>413</text:p>
          </table:table-cell>
          <table:table-cell office:value-type="float" office:value="781" calcext:value-type="float">
            <text:p>781</text:p>
          </table:table-cell>
          <table:table-cell office:value-type="float" office:value="1409" calcext:value-type="float">
            <text:p>1409</text:p>
          </table:table-cell>
          <table:table-cell office:value-type="float" office:value="5503" calcext:value-type="float">
            <text:p>5503</text:p>
          </table:table-cell>
          <table:table-cell office:value-type="float" office:value="6507" calcext:value-type="float">
            <text:p>6507</text:p>
          </table:table-cell>
          <table:table-cell office:value-type="float" office:value="190" calcext:value-type="float">
            <text:p>190</text:p>
          </table:table-cell>
          <table:table-cell office:value-type="float" office:value="209" calcext:value-type="float">
            <text:p>209</text:p>
          </table:table-cell>
          <table:table-cell office:value-type="float" office:value="5209" calcext:value-type="float">
            <text:p>5209</text:p>
          </table:table-cell>
          <table:table-cell office:value-type="float" office:value="3472" calcext:value-type="float">
            <text:p>3472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500.697852" calcext:value-type="float">
            <text:p>501</text:p>
          </table:table-cell>
          <table:table-cell office:value-type="float" office:value="2838.862463" calcext:value-type="float">
            <text:p>2,839</text:p>
          </table:table-cell>
          <table:table-cell office:value-type="float" office:value="90" calcext:value-type="float">
            <text:p>90</text:p>
          </table:table-cell>
          <table:table-cell office:value-type="float" office:value="2884.265375" calcext:value-type="float">
            <text:p>2,884</text:p>
          </table:table-cell>
        </table:table-row>
        <table:table-row table:style-name="ro1">
          <table:table-cell office:value-type="string" calcext:value-type="string">
            <text:p>19100056</text:p>
          </table:table-cell>
          <table:table-cell office:value-type="float" office:value="184" calcext:value-type="float">
            <text:p>184</text:p>
          </table:table-cell>
          <table:table-cell office:value-type="float" office:value="287" calcext:value-type="float">
            <text:p>287</text:p>
          </table:table-cell>
          <table:table-cell office:value-type="float" office:value="1143" calcext:value-type="float">
            <text:p>1143</text:p>
          </table:table-cell>
          <table:table-cell office:value-type="float" office:value="1602" calcext:value-type="float">
            <text:p>1602</text:p>
          </table:table-cell>
          <table:table-cell office:value-type="float" office:value="72" calcext:value-type="float">
            <text:p>72</text:p>
          </table:table-cell>
          <table:table-cell office:value-type="float" office:value="942" calcext:value-type="float">
            <text:p>942</text:p>
          </table:table-cell>
          <table:table-cell office:value-type="float" office:value="2149" calcext:value-type="float">
            <text:p>2149</text:p>
          </table:table-cell>
          <table:table-cell office:value-type="float" office:value="2512" calcext:value-type="float">
            <text:p>2512</text:p>
          </table:table-cell>
          <table:table-cell office:value-type="float" office:value="6836" calcext:value-type="float">
            <text:p>6836</text:p>
          </table:table-cell>
          <table:table-cell office:value-type="float" office:value="1023" calcext:value-type="float">
            <text:p>1023</text:p>
          </table:table-cell>
          <table:table-cell office:value-type="float" office:value="92" calcext:value-type="float">
            <text:p>92</text:p>
          </table:table-cell>
          <table:table-cell office:value-type="float" office:value="201" calcext:value-type="float">
            <text:p>201</text:p>
          </table:table-cell>
          <table:table-cell office:value-type="float" office:value="290" calcext:value-type="float">
            <text:p>290</text:p>
          </table:table-cell>
          <table:table-cell office:value-type="float" office:value="691" calcext:value-type="float">
            <text:p>691</text:p>
          </table:table-cell>
          <table:table-cell office:value-type="float" office:value="98" calcext:value-type="float">
            <text:p>98</text:p>
          </table:table-cell>
          <table:table-cell office:value-type="float" office:value="363" calcext:value-type="float">
            <text:p>363</text:p>
          </table:table-cell>
          <table:table-cell office:value-type="float" office:value="412" calcext:value-type="float">
            <text:p>412</text:p>
          </table:table-cell>
          <table:table-cell office:value-type="float" office:value="2015" calcext:value-type="float">
            <text:p>2015</text:p>
          </table:table-cell>
          <table:table-cell office:value-type="float" office:value="5184" calcext:value-type="float">
            <text:p>5184</text:p>
          </table:table-cell>
          <table:table-cell office:value-type="float" office:value="1013" calcext:value-type="float">
            <text:p>1013</text:p>
          </table:table-cell>
          <table:table-cell office:value-type="float" office:value="657" calcext:value-type="float">
            <text:p>657</text:p>
          </table:table-cell>
          <table:table-cell office:value-type="float" office:value="575" calcext:value-type="float">
            <text:p>575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417" calcext:value-type="float">
            <text:p>2417</text:p>
          </table:table-cell>
          <table:table-cell office:value-type="float" office:value="2864" calcext:value-type="float">
            <text:p>2864</text:p>
          </table:table-cell>
          <table:table-cell office:value-type="float" office:value="702" calcext:value-type="float">
            <text:p>70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231" calcext:value-type="float">
            <text:p>231</text:p>
          </table:table-cell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  <table:table-cell office:value-type="float" office:value="2246" calcext:value-type="float">
            <text:p>2246</text:p>
          </table:table-cell>
          <table:table-cell office:value-type="float" office:value="1884" calcext:value-type="float">
            <text:p>1884</text:p>
          </table:table-cell>
          <table:table-cell office:value-type="float" office:value="232" calcext:value-type="float">
            <text:p>232</text:p>
          </table:table-cell>
          <table:table-cell office:value-type="float" office:value="42" calcext:value-type="float">
            <text:p>42</text:p>
          </table:table-cell>
          <table:table-cell office:value-type="float" office:value="1263" calcext:value-type="float">
            <text:p>1263</text:p>
          </table:table-cell>
          <table:table-cell office:value-type="float" office:value="306" calcext:value-type="float">
            <text:p>306</text:p>
          </table:table-cell>
          <table:table-cell office:value-type="float" office:value="5002" calcext:value-type="float">
            <text:p>5002</text:p>
          </table:table-cell>
          <table:table-cell office:value-type="float" office:value="879" calcext:value-type="float">
            <text:p>879</text:p>
          </table:table-cell>
          <table:table-cell office:value-type="float" office:value="490" calcext:value-type="float">
            <text:p>490</text:p>
          </table:table-cell>
          <table:table-cell office:value-type="float" office:value="49" calcext:value-type="float">
            <text:p>49</text:p>
          </table:table-cell>
          <table:table-cell office:value-type="float" office:value="4626" calcext:value-type="float">
            <text:p>4626</text:p>
          </table:table-cell>
          <table:table-cell office:value-type="float" office:value="219" calcext:value-type="float">
            <text:p>219</text:p>
          </table:table-cell>
          <table:table-cell office:value-type="float" office:value="353" calcext:value-type="float">
            <text:p>353</text:p>
          </table:table-cell>
          <table:table-cell office:value-type="float" office:value="83" calcext:value-type="float">
            <text:p>83</text:p>
          </table:table-cell>
          <table:table-cell office:value-type="float" office:value="677" calcext:value-type="float">
            <text:p>677</text:p>
          </table:table-cell>
          <table:table-cell office:value-type="float" office:value="1147" calcext:value-type="float">
            <text:p>1147</text:p>
          </table:table-cell>
          <table:table-cell office:value-type="float" office:value="730" calcext:value-type="float">
            <text:p>730</text:p>
          </table:table-cell>
          <table:table-cell office:value-type="float" office:value="184" calcext:value-type="float">
            <text:p>184</text:p>
          </table:table-cell>
          <table:table-cell office:value-type="float" office:value="2291" calcext:value-type="float">
            <text:p>2291</text:p>
          </table:table-cell>
          <table:table-cell office:value-type="float" office:value="815" calcext:value-type="float">
            <text:p>815</text:p>
          </table:table-cell>
          <table:table-cell office:value-type="float" office:value="4800" calcext:value-type="float">
            <text:p>4800</text:p>
          </table:table-cell>
          <table:table-cell office:value-type="float" office:value="2912" calcext:value-type="float">
            <text:p>2912</text:p>
          </table:table-cell>
          <table:table-cell office:value-type="float" office:value="1143" calcext:value-type="float">
            <text:p>1143</text:p>
          </table:table-cell>
          <table:table-cell office:value-type="float" office:value="942" calcext:value-type="float">
            <text:p>942</text:p>
          </table:table-cell>
          <table:table-cell office:value-type="float" office:value="219" calcext:value-type="float">
            <text:p>219</text:p>
          </table:table-cell>
          <table:table-cell office:value-type="float" office:value="46" calcext:value-type="float">
            <text:p>46</text:p>
          </table:table-cell>
          <table:table-cell office:value-type="float" office:value="332" calcext:value-type="float">
            <text:p>332</text:p>
          </table:table-cell>
          <table:table-cell office:value-type="float" office:value="355" calcext:value-type="float">
            <text:p>355</text:p>
          </table:table-cell>
          <table:table-cell office:value-type="float" office:value="289" calcext:value-type="float">
            <text:p>289</text:p>
          </table:table-cell>
          <table:table-cell office:value-type="float" office:value="92" calcext:value-type="float">
            <text:p>92</text:p>
          </table:table-cell>
          <table:table-cell office:value-type="float" office:value="494" calcext:value-type="float">
            <text:p>494</text:p>
          </table:table-cell>
          <table:table-cell office:value-type="float" office:value="144" calcext:value-type="float">
            <text:p>144</text:p>
          </table:table-cell>
          <table:table-cell office:value-type="float" office:value="1460" calcext:value-type="float">
            <text:p>1460</text:p>
          </table:table-cell>
          <table:table-cell office:value-type="float" office:value="2942" calcext:value-type="float">
            <text:p>2942</text:p>
          </table:table-cell>
          <table:table-cell office:value-type="float" office:value="3399" calcext:value-type="float">
            <text:p>3399</text:p>
          </table:table-cell>
          <table:table-cell office:value-type="float" office:value="363" calcext:value-type="float">
            <text:p>363</text:p>
          </table:table-cell>
          <table:table-cell office:value-type="float" office:value="930" calcext:value-type="float">
            <text:p>930</text:p>
          </table:table-cell>
          <table:table-cell office:value-type="float" office:value="2370" calcext:value-type="float">
            <text:p>2370</text:p>
          </table:table-cell>
          <table:table-cell office:value-type="float" office:value="6174" calcext:value-type="float">
            <text:p>6174</text:p>
          </table:table-cell>
          <table:table-cell office:value-type="float" office:value="7249" calcext:value-type="float">
            <text:p>7249</text:p>
          </table:table-cell>
          <table:table-cell office:value-type="float" office:value="668" calcext:value-type="float">
            <text:p>668</text:p>
          </table:table-cell>
          <table:table-cell office:value-type="float" office:value="722" calcext:value-type="float">
            <text:p>722</text:p>
          </table:table-cell>
          <table:table-cell office:value-type="float" office:value="4266" calcext:value-type="float">
            <text:p>4266</text:p>
          </table:table-cell>
          <table:table-cell office:value-type="float" office:value="4727" calcext:value-type="float">
            <text:p>4727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050.663821" calcext:value-type="float">
            <text:p>1,051</text:p>
          </table:table-cell>
          <table:table-cell office:value-type="float" office:value="3318.254775" calcext:value-type="float">
            <text:p>3,318</text:p>
          </table:table-cell>
          <table:table-cell office:value-type="float" office:value="362.992153" calcext:value-type="float">
            <text:p>363</text:p>
          </table:table-cell>
          <table:table-cell office:value-type="float" office:value="3820.082545" calcext:value-type="float">
            <text:p>3,820</text:p>
          </table:table-cell>
        </table:table-row>
        <table:table-row table:style-name="ro1">
          <table:table-cell office:value-type="string" calcext:value-type="string">
            <text:p>19100057</text:p>
          </table:table-cell>
          <table:table-cell office:value-type="float" office:value="118" calcext:value-type="float">
            <text:p>118</text:p>
          </table:table-cell>
          <table:table-cell office:value-type="float" office:value="213" calcext:value-type="float">
            <text:p>213</text:p>
          </table:table-cell>
          <table:table-cell office:value-type="float" office:value="615" calcext:value-type="float">
            <text:p>615</text:p>
          </table:table-cell>
          <table:table-cell office:value-type="float" office:value="1150" calcext:value-type="float">
            <text:p>1150</text:p>
          </table:table-cell>
          <table:table-cell office:value-type="float" office:value="111" calcext:value-type="float">
            <text:p>111</text:p>
          </table:table-cell>
          <table:table-cell office:value-type="float" office:value="319" calcext:value-type="float">
            <text:p>319</text:p>
          </table:table-cell>
          <table:table-cell office:value-type="float" office:value="685" calcext:value-type="float">
            <text:p>685</text:p>
          </table:table-cell>
          <table:table-cell office:value-type="float" office:value="1031" calcext:value-type="float">
            <text:p>1031</text:p>
          </table:table-cell>
          <table:table-cell office:value-type="float" office:value="2394" calcext:value-type="float">
            <text:p>2394</text:p>
          </table:table-cell>
          <table:table-cell office:value-type="float" office:value="354" calcext:value-type="float">
            <text:p>354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office:value-type="float" office:value="468" calcext:value-type="float">
            <text:p>468</text:p>
          </table:table-cell>
          <table:table-cell office:value-type="float" office:value="910" calcext:value-type="float">
            <text:p>910</text:p>
          </table:table-cell>
          <table:table-cell office:value-type="float" office:value="2205" calcext:value-type="float">
            <text:p>2205</text:p>
          </table:table-cell>
          <table:table-cell office:value-type="float" office:value="7496" calcext:value-type="float">
            <text:p>7496</text:p>
          </table:table-cell>
          <table:table-cell office:value-type="float" office:value="1514" calcext:value-type="float">
            <text:p>1514</text:p>
          </table:table-cell>
          <table:table-cell office:value-type="float" office:value="428" calcext:value-type="float">
            <text:p>428</text:p>
          </table:table-cell>
          <table:table-cell office:value-type="float" office:value="433" calcext:value-type="float">
            <text:p>433</text:p>
          </table:table-cell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49" calcext:value-type="float">
            <text:p>749</text:p>
          </table:table-cell>
          <table:table-cell office:value-type="float" office:value="1078" calcext:value-type="float">
            <text:p>1078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13" calcext:value-type="float">
            <text:p>813</text:p>
          </table:table-cell>
          <table:table-cell office:value-type="float" office:value="2914" calcext:value-type="float">
            <text:p>2914</text:p>
          </table:table-cell>
          <table:table-cell office:value-type="float" office:value="3194" calcext:value-type="float">
            <text:p>3194</text:p>
          </table:table-cell>
          <table:table-cell office:value-type="float" office:value="590" calcext:value-type="float">
            <text:p>590</text:p>
          </table:table-cell>
          <table:table-cell office:value-type="float" office:value="156" calcext:value-type="float">
            <text:p>156</text:p>
          </table:table-cell>
          <table:table-cell office:value-type="float" office:value="978" calcext:value-type="float">
            <text:p>978</text:p>
          </table:table-cell>
          <table:table-cell office:value-type="float" office:value="200" calcext:value-type="float">
            <text:p>200</text:p>
          </table:table-cell>
          <table:table-cell office:value-type="float" office:value="1894" calcext:value-type="float">
            <text:p>1894</text:p>
          </table:table-cell>
          <table:table-cell office:value-type="float" office:value="367" calcext:value-type="float">
            <text:p>367</text:p>
          </table:table-cell>
          <table:table-cell office:value-type="float" office:value="233" calcext:value-type="float">
            <text:p>233</text:p>
          </table:table-cell>
          <table:table-cell office:value-type="float" office:value="21" calcext:value-type="float">
            <text:p>21</text:p>
          </table:table-cell>
          <table:table-cell office:value-type="float" office:value="6944" calcext:value-type="float">
            <text:p>6944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  <table:table-cell office:value-type="float" office:value="81" calcext:value-type="float">
            <text:p>81</text:p>
          </table:table-cell>
          <table:table-cell office:value-type="float" office:value="564" calcext:value-type="float">
            <text:p>564</text:p>
          </table:table-cell>
          <table:table-cell office:value-type="float" office:value="587" calcext:value-type="float">
            <text:p>587</text:p>
          </table:table-cell>
          <table:table-cell office:value-type="float" office:value="526" calcext:value-type="float">
            <text:p>526</text:p>
          </table:table-cell>
          <table:table-cell office:value-type="float" office:value="118" calcext:value-type="float">
            <text:p>118</text:p>
          </table:table-cell>
          <table:table-cell office:value-type="float" office:value="748" calcext:value-type="float">
            <text:p>748</text:p>
          </table:table-cell>
          <table:table-cell office:value-type="float" office:value="281" calcext:value-type="float">
            <text:p>281</text:p>
          </table:table-cell>
          <table:table-cell office:value-type="float" office:value="1579" calcext:value-type="float">
            <text:p>1579</text:p>
          </table:table-cell>
          <table:table-cell office:value-type="float" office:value="980" calcext:value-type="float">
            <text:p>980</text:p>
          </table:table-cell>
          <table:table-cell office:value-type="float" office:value="725" calcext:value-type="float">
            <text:p>725</text:p>
          </table:table-cell>
          <table:table-cell office:value-type="float" office:value="319" calcext:value-type="float">
            <text:p>319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office:value-type="float" office:value="31" calcext:value-type="float">
            <text:p>31</text:p>
          </table:table-cell>
          <table:table-cell office:value-type="float" office:value="687" calcext:value-type="float">
            <text:p>687</text:p>
          </table:table-cell>
          <table:table-cell office:value-type="float" office:value="151" calcext:value-type="float">
            <text:p>151</text:p>
          </table:table-cell>
          <table:table-cell office:value-type="float" office:value="1472" calcext:value-type="float">
            <text:p>1472</text:p>
          </table:table-cell>
          <table:table-cell office:value-type="float" office:value="3357" calcext:value-type="float">
            <text:p>3357</text:p>
          </table:table-cell>
          <table:table-cell office:value-type="float" office:value="6203" calcext:value-type="float">
            <text:p>6203</text:p>
          </table:table-cell>
          <table:table-cell office:value-type="float" office:value="468" calcext:value-type="float">
            <text:p>468</text:p>
          </table:table-cell>
          <table:table-cell office:value-type="float" office:value="755" calcext:value-type="float">
            <text:p>755</text:p>
          </table:table-cell>
          <table:table-cell office:value-type="float" office:value="1493" calcext:value-type="float">
            <text:p>1493</text:p>
          </table:table-cell>
          <table:table-cell office:value-type="float" office:value="2159" calcext:value-type="float">
            <text:p>2159</text:p>
          </table:table-cell>
          <table:table-cell office:value-type="float" office:value="2586" calcext:value-type="float">
            <text:p>2586</text:p>
          </table:table-cell>
          <table:table-cell office:value-type="float" office:value="244" calcext:value-type="float">
            <text:p>244</text:p>
          </table:table-cell>
          <table:table-cell office:value-type="float" office:value="295" calcext:value-type="float">
            <text:p>295</text:p>
          </table:table-cell>
          <table:table-cell office:value-type="float" office:value="6351" calcext:value-type="float">
            <text:p>6351</text:p>
          </table:table-cell>
          <table:table-cell office:value-type="float" office:value="6197" calcext:value-type="float">
            <text:p>6197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733.763211" calcext:value-type="float">
            <text:p>734</text:p>
          </table:table-cell>
          <table:table-cell office:value-type="float" office:value="1250.683059" calcext:value-type="float">
            <text:p>1,251</text:p>
          </table:table-cell>
          <table:table-cell office:value-type="float" office:value="166.352236" calcext:value-type="float">
            <text:p>166</text:p>
          </table:table-cell>
          <table:table-cell office:value-type="float" office:value="6265.891286" calcext:value-type="float">
            <text:p>6,266</text:p>
          </table:table-cell>
        </table:table-row>
        <table:table-row table:style-name="ro1">
          <table:table-cell office:value-type="string" calcext:value-type="string">
            <text:p>19100058</text:p>
          </table:table-cell>
          <table:table-cell office:value-type="float" office:value="125" calcext:value-type="float">
            <text:p>125</text:p>
          </table:table-cell>
          <table:table-cell office:value-type="float" office:value="203" calcext:value-type="float">
            <text:p>203</text:p>
          </table:table-cell>
          <table:table-cell office:value-type="float" office:value="540" calcext:value-type="float">
            <text:p>540</text:p>
          </table:table-cell>
          <table:table-cell office:value-type="float" office:value="1626" calcext:value-type="float">
            <text:p>1626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float" office:value="333" calcext:value-type="float">
            <text:p>333</text:p>
          </table:table-cell>
          <table:table-cell office:value-type="float" office:value="1517" calcext:value-type="float">
            <text:p>151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236" calcext:value-type="float">
            <text:p>236</text:p>
          </table:table-cell>
          <table:table-cell office:value-type="float" office:value="12" calcext:value-type="float">
            <text:p>12</text:p>
          </table:table-cell>
          <table:table-cell office:value-type="float" office:value="590" calcext:value-type="float">
            <text:p>590</text:p>
          </table:table-cell>
          <table:table-cell office:value-type="float" office:value="889" calcext:value-type="float">
            <text:p>889</text:p>
          </table:table-cell>
          <table:table-cell office:value-type="float" office:value="2027" calcext:value-type="float">
            <text:p>2027</text:p>
          </table:table-cell>
          <table:table-cell office:value-type="float" office:value="9510" calcext:value-type="float">
            <text:p>9510</text:p>
          </table:table-cell>
          <table:table-cell office:value-type="float" office:value="3940" calcext:value-type="float">
            <text:p>3940</text:p>
          </table:table-cell>
          <table:table-cell office:value-type="float" office:value="894" calcext:value-type="float">
            <text:p>894</text:p>
          </table:table-cell>
          <table:table-cell office:value-type="float" office:value="519" calcext:value-type="float">
            <text:p>519</text:p>
          </table:table-cell>
          <table:table-cell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701" calcext:value-type="float">
            <text:p>701</text:p>
          </table:table-cell>
          <table:table-cell office:value-type="float" office:value="623" calcext:value-type="float">
            <text:p>623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3577" calcext:value-type="float">
            <text:p>3577</text:p>
          </table:table-cell>
          <table:table-cell office:value-type="float" office:value="3489" calcext:value-type="float">
            <text:p>3489</text:p>
          </table:table-cell>
          <table:table-cell office:value-type="float" office:value="967" calcext:value-type="float">
            <text:p>967</text:p>
          </table:table-cell>
          <table:table-cell office:value-type="float" office:value="219" calcext:value-type="float">
            <text:p>219</text:p>
          </table:table-cell>
          <table:table-cell office:value-type="float" office:value="1478" calcext:value-type="float">
            <text:p>1478</text:p>
          </table:table-cell>
          <table:table-cell office:value-type="float" office:value="203" calcext:value-type="float">
            <text:p>203</text:p>
          </table:table-cell>
          <table:table-cell office:value-type="float" office:value="1316" calcext:value-type="float">
            <text:p>1316</text:p>
          </table:table-cell>
          <table:table-cell office:value-type="float" office:value="123" calcext:value-type="float">
            <text:p>123</text:p>
          </table:table-cell>
          <table:table-cell office:value-type="float" office:value="202" calcext:value-type="float">
            <text:p>202</text:p>
          </table:table-cell>
          <table:table-cell office:value-type="float" office:value="9" calcext:value-type="float">
            <text:p>9</text:p>
          </table:table-cell>
          <table:table-cell office:value-type="float" office:value="7919" calcext:value-type="float">
            <text:p>7919</text:p>
          </table:table-cell>
          <table:table-cell office:value-type="float" office:value="305" calcext:value-type="float">
            <text:p>305</text:p>
          </table:table-cell>
          <table:table-cell office:value-type="float" office:value="269" calcext:value-type="float">
            <text:p>269</text:p>
          </table:table-cell>
          <table:table-cell office:value-type="float" office:value="91" calcext:value-type="float">
            <text:p>91</text:p>
          </table:table-cell>
          <table:table-cell office:value-type="float" office:value="770" calcext:value-type="float">
            <text:p>770</text:p>
          </table:table-cell>
          <table:table-cell office:value-type="float" office:value="686" calcext:value-type="float">
            <text:p>686</text:p>
          </table:table-cell>
          <table:table-cell office:value-type="float" office:value="501" calcext:value-type="float">
            <text:p>501</text:p>
          </table:table-cell>
          <table:table-cell office:value-type="float" office:value="125" calcext:value-type="float">
            <text:p>125</text:p>
          </table:table-cell>
          <table:table-cell office:value-type="float" office:value="333" calcext:value-type="float">
            <text:p>333</text:p>
          </table:table-cell>
          <table:table-cell office:value-type="float" office:value="146" calcext:value-type="float">
            <text:p>146</text:p>
          </table:table-cell>
          <table:table-cell office:value-type="float" office:value="782" calcext:value-type="float">
            <text:p>782</text:p>
          </table:table-cell>
          <table:table-cell office:value-type="float" office:value="468" calcext:value-type="float">
            <text:p>468</text:p>
          </table:table-cell>
          <table:table-cell office:value-type="float" office:value="318" calcext:value-type="float">
            <text:p>318</text:p>
          </table:table-cell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136" calcext:value-type="float">
            <text:p>136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710" calcext:value-type="float">
            <text:p>710</text:p>
          </table:table-cell>
          <table:table-cell office:value-type="float" office:value="138" calcext:value-type="float">
            <text:p>138</text:p>
          </table:table-cell>
          <table:table-cell office:value-type="float" office:value="2482" calcext:value-type="float">
            <text:p>2482</text:p>
          </table:table-cell>
          <table:table-cell office:value-type="float" office:value="6013" calcext:value-type="float">
            <text:p>6013</text:p>
          </table:table-cell>
          <table:table-cell office:value-type="float" office:value="6714" calcext:value-type="float">
            <text:p>6714</text:p>
          </table:table-cell>
          <table:table-cell office:value-type="float" office:value="590" calcext:value-type="float">
            <text:p>590</text:p>
          </table:table-cell>
          <table:table-cell office:value-type="float" office:value="929" calcext:value-type="float">
            <text:p>929</text:p>
          </table:table-cell>
          <table:table-cell office:value-type="float" office:value="1643" calcext:value-type="float">
            <text:p>1643</text:p>
          </table:table-cell>
          <table:table-cell office:value-type="float" office:value="1029" calcext:value-type="float">
            <text:p>1029</text:p>
          </table:table-cell>
          <table:table-cell office:value-type="float" office:value="1293" calcext:value-type="float">
            <text:p>1293</text:p>
          </table:table-cell>
          <table:table-cell office:value-type="float" office:value="205" calcext:value-type="float">
            <text:p>205</text:p>
          </table:table-cell>
          <table:table-cell office:value-type="float" office:value="185" calcext:value-type="float">
            <text:p>185</text:p>
          </table:table-cell>
          <table:table-cell office:value-type="float" office:value="10916" calcext:value-type="float">
            <text:p>10916</text:p>
          </table:table-cell>
          <table:table-cell office:value-type="float" office:value="6018" calcext:value-type="float">
            <text:p>601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1235.245901" calcext:value-type="float">
            <text:p>1,235</text:p>
          </table:table-cell>
          <table:table-cell office:value-type="float" office:value="1018.331839" calcext:value-type="float">
            <text:p>1,018</text:p>
          </table:table-cell>
          <table:table-cell office:value-type="float" office:value="165.457726" calcext:value-type="float">
            <text:p>165</text:p>
          </table:table-cell>
          <table:table-cell office:value-type="float" office:value="8921.278655" calcext:value-type="float">
            <text:p>8,921</text:p>
          </table:table-cell>
        </table:table-row>
        <table:table-row table:style-name="ro1">
          <table:table-cell office:value-type="string" calcext:value-type="string">
            <text:p>19100059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21" calcext:value-type="float">
            <text:p>2421</text:p>
          </table:table-cell>
          <table:table-cell office:value-type="float" office:value="1704" calcext:value-type="float">
            <text:p>1704</text:p>
          </table:table-cell>
          <table:table-cell office:value-type="float" office:value="45" calcext:value-type="float">
            <text:p>45</text:p>
          </table:table-cell>
          <table:table-cell office:value-type="float" office:value="356" calcext:value-type="float">
            <text:p>356</text:p>
          </table:table-cell>
          <table:table-cell office:value-type="float" office:value="683" calcext:value-type="float">
            <text:p>683</text:p>
          </table:table-cell>
          <table:table-cell office:value-type="float" office:value="941" calcext:value-type="float">
            <text:p>941</text:p>
          </table:table-cell>
          <table:table-cell office:value-type="float" office:value="2396" calcext:value-type="float">
            <text:p>2396</text:p>
          </table:table-cell>
          <table:table-cell office:value-type="float" office:value="408" calcext:value-type="float">
            <text:p>408</text:p>
          </table:table-cell>
          <table:table-cell office:value-type="float" office:value="133" calcext:value-type="float">
            <text:p>133</text:p>
          </table:table-cell>
          <table:table-cell office:value-type="float" office:value="306" calcext:value-type="float">
            <text:p>306</text:p>
          </table:table-cell>
          <table:table-cell office:value-type="float" office:value="638" calcext:value-type="float">
            <text:p>638</text:p>
          </table:table-cell>
          <table:table-cell office:value-type="float" office:value="829" calcext:value-type="float">
            <text:p>829</text:p>
          </table:table-cell>
          <table:table-cell office:value-type="float" office:value="75" calcext:value-type="float">
            <text:p>75</text:p>
          </table:table-cell>
          <table:table-cell office:value-type="float" office:value="393" calcext:value-type="float">
            <text:p>393</text:p>
          </table:table-cell>
          <table:table-cell office:value-type="float" office:value="955" calcext:value-type="float">
            <text:p>955</text:p>
          </table:table-cell>
          <table:table-cell office:value-type="float" office:value="3121" calcext:value-type="float">
            <text:p>3121</text:p>
          </table:table-cell>
          <table:table-cell office:value-type="float" office:value="5137" calcext:value-type="float">
            <text:p>5137</text:p>
          </table:table-cell>
          <table:table-cell office:value-type="float" office:value="2033" calcext:value-type="float">
            <text:p>2033</text:p>
          </table:table-cell>
          <table:table-cell office:value-type="float" office:value="516" calcext:value-type="float">
            <text:p>516</text:p>
          </table:table-cell>
          <table:table-cell office:value-type="float" office:value="631" calcext:value-type="float">
            <text:p>631</text:p>
          </table:table-cell>
          <table:table-cell office:value-type="float" office:value="264" calcext:value-type="float">
            <text:p>26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85" calcext:value-type="float">
            <text:p>685</text:p>
          </table:table-cell>
          <table:table-cell office:value-type="float" office:value="1106" calcext:value-type="float">
            <text:p>1106</text:p>
          </table:table-cell>
          <table:table-cell office:value-type="float" office:value="480" calcext:value-type="float">
            <text:p>48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51" calcext:value-type="float">
            <text:p>151</text:p>
          </table:table-cell>
          <table:table-cell office:value-type="float" office:value="330" calcext:value-type="float">
            <text:p>330</text:p>
          </table:table-cell>
          <table:table-cell office:value-type="float" office:value="281" calcext:value-type="float">
            <text:p>28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42" calcext:value-type="float">
            <text:p>1142</text:p>
          </table:table-cell>
          <table:table-cell office:value-type="float" office:value="2045" calcext:value-type="float">
            <text:p>2045</text:p>
          </table:table-cell>
          <table:table-cell office:value-type="float" office:value="2108" calcext:value-type="float">
            <text:p>2108</text:p>
          </table:table-cell>
          <table:table-cell office:value-type="float" office:value="417" calcext:value-type="float">
            <text:p>417</text:p>
          </table:table-cell>
          <table:table-cell office:value-type="float" office:value="96" calcext:value-type="float">
            <text:p>96</text:p>
          </table:table-cell>
          <table:table-cell office:value-type="float" office:value="1120" calcext:value-type="float">
            <text:p>1120</text:p>
          </table:table-cell>
          <table:table-cell office:value-type="float" office:value="120" calcext:value-type="float">
            <text:p>120</text:p>
          </table:table-cell>
          <table:table-cell office:value-type="float" office:value="2027" calcext:value-type="float">
            <text:p>2027</text:p>
          </table:table-cell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 office:value-type="float" office:value="36" calcext:value-type="float">
            <text:p>36</text:p>
          </table:table-cell>
          <table:table-cell office:value-type="float" office:value="4648" calcext:value-type="float">
            <text:p>4648</text:p>
          </table:table-cell>
          <table:table-cell office:value-type="float" office:value="105" calcext:value-type="float">
            <text:p>105</text:p>
          </table:table-cell>
          <table:table-cell office:value-type="float" office:value="239" calcext:value-type="float">
            <text:p>239</text:p>
          </table:table-cell>
          <table:table-cell office:value-type="float" office:value="60" calcext:value-type="float">
            <text:p>60</text:p>
          </table:table-cell>
          <table:table-cell office:value-type="float" office:value="408" calcext:value-type="float">
            <text:p>408</text:p>
          </table:table-cell>
          <table:table-cell office:value-type="float" office:value="2265" calcext:value-type="float">
            <text:p>2265</text:p>
          </table:table-cell>
          <table:table-cell office:value-type="float" office:value="1371" calcext:value-type="float">
            <text:p>1371</text:p>
          </table:table-cell>
          <table:table-cell office:value-type="float" office:value="240" calcext:value-type="float">
            <text:p>240</text:p>
          </table:table-cell>
          <table:table-cell office:value-type="float" office:value="594" calcext:value-type="float">
            <text:p>594</text:p>
          </table:table-cell>
          <table:table-cell office:value-type="float" office:value="173" calcext:value-type="float">
            <text:p>173</text:p>
          </table:table-cell>
          <table:table-cell office:value-type="float" office:value="1418" calcext:value-type="float">
            <text:p>1418</text:p>
          </table:table-cell>
          <table:table-cell office:value-type="float" office:value="1279" calcext:value-type="float">
            <text:p>1279</text:p>
          </table:table-cell>
          <table:table-cell office:value-type="float" office:value="810" calcext:value-type="float">
            <text:p>810</text:p>
          </table:table-cell>
          <table:table-cell office:value-type="float" office:value="356" calcext:value-type="float">
            <text:p>356</text:p>
          </table:table-cell>
          <table:table-cell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office:value-type="float" office:value="357" calcext:value-type="float">
            <text:p>357</text:p>
          </table:table-cell>
          <table:table-cell office:value-type="float" office:value="580" calcext:value-type="float">
            <text:p>580</text:p>
          </table:table-cell>
          <table:table-cell office:value-type="float" office:value="575" calcext:value-type="float">
            <text:p>575</text:p>
          </table:table-cell>
          <table:table-cell office:value-type="float" office:value="133" calcext:value-type="float">
            <text:p>133</text:p>
          </table:table-cell>
          <table:table-cell office:value-type="float" office:value="709" calcext:value-type="float">
            <text:p>709</text:p>
          </table:table-cell>
          <table:table-cell office:value-type="float" office:value="207" calcext:value-type="float">
            <text:p>207</text:p>
          </table:table-cell>
          <table:table-cell office:value-type="float" office:value="1800" calcext:value-type="float">
            <text:p>1800</text:p>
          </table:table-cell>
          <table:table-cell office:value-type="float" office:value="3480" calcext:value-type="float">
            <text:p>3480</text:p>
          </table:table-cell>
          <table:table-cell office:value-type="float" office:value="4901" calcext:value-type="float">
            <text:p>4901</text:p>
          </table:table-cell>
          <table:table-cell office:value-type="float" office:value="393" calcext:value-type="float">
            <text:p>393</text:p>
          </table:table-cell>
          <table:table-cell office:value-type="float" office:value="814" calcext:value-type="float">
            <text:p>814</text:p>
          </table:table-cell>
          <table:table-cell office:value-type="float" office:value="3796" calcext:value-type="float">
            <text:p>3796</text:p>
          </table:table-cell>
          <table:table-cell office:value-type="float" office:value="2136" calcext:value-type="float">
            <text:p>2136</text:p>
          </table:table-cell>
          <table:table-cell office:value-type="float" office:value="2668" calcext:value-type="float">
            <text:p>2668</text:p>
          </table:table-cell>
          <table:table-cell office:value-type="float" office:value="760" calcext:value-type="float">
            <text:p>760</text:p>
          </table:table-cell>
          <table:table-cell office:value-type="float" office:value="1232" calcext:value-type="float">
            <text:p>1232</text:p>
          </table:table-cell>
          <table:table-cell office:value-type="float" office:value="5819" calcext:value-type="float">
            <text:p>5819</text:p>
          </table:table-cell>
          <table:table-cell office:value-type="float" office:value="5829" calcext:value-type="float">
            <text:p>582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1179.622025" calcext:value-type="float">
            <text:p>1,180</text:p>
          </table:table-cell>
          <table:table-cell office:value-type="float" office:value="1407.230705" calcext:value-type="float">
            <text:p>1,407</text:p>
          </table:table-cell>
          <table:table-cell office:value-type="float" office:value="588.018051" calcext:value-type="float">
            <text:p>588</text:p>
          </table:table-cell>
          <table:table-cell office:value-type="float" office:value="4945.334204" calcext:value-type="float">
            <text:p>4,945</text:p>
          </table:table-cell>
        </table:table-row>
        <table:table-row table:style-name="ro1">
          <table:table-cell office:value-type="string" calcext:value-type="string">
            <text:p>19100060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411" calcext:value-type="float">
            <text:p>411</text:p>
          </table:table-cell>
          <table:table-cell office:value-type="float" office:value="762" calcext:value-type="float">
            <text:p>762</text:p>
          </table:table-cell>
          <table:table-cell office:value-type="float" office:value="51" calcext:value-type="float">
            <text:p>51</text:p>
          </table:table-cell>
          <table:table-cell office:value-type="float" office:value="231" calcext:value-type="float">
            <text:p>231</text:p>
          </table:table-cell>
          <table:table-cell office:value-type="float" office:value="562" calcext:value-type="float">
            <text:p>562</text:p>
          </table:table-cell>
          <table:table-cell office:value-type="float" office:value="552" calcext:value-type="float">
            <text:p>552</text:p>
          </table:table-cell>
          <table:table-cell office:value-type="float" office:value="1642" calcext:value-type="float">
            <text:p>1642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227" calcext:value-type="float">
            <text:p>227</text:p>
          </table:table-cell>
          <table:table-cell office:value-type="float" office:value="284" calcext:value-type="float">
            <text:p>284</text:p>
          </table:table-cell>
          <table:table-cell office:value-type="float" office:value="630" calcext:value-type="float">
            <text:p>630</text:p>
          </table:table-cell>
          <table:table-cell office:value-type="float" office:value="48" calcext:value-type="float">
            <text:p>48</text:p>
          </table:table-cell>
          <table:table-cell office:value-type="float" office:value="756" calcext:value-type="float">
            <text:p>756</text:p>
          </table:table-cell>
          <table:table-cell office:value-type="float" office:value="1967" calcext:value-type="float">
            <text:p>1967</text:p>
          </table:table-cell>
          <table:table-cell office:value-type="float" office:value="3136" calcext:value-type="float">
            <text:p>3136</text:p>
          </table:table-cell>
          <table:table-cell office:value-type="float" office:value="8831" calcext:value-type="float">
            <text:p>8831</text:p>
          </table:table-cell>
          <table:table-cell office:value-type="float" office:value="2381" calcext:value-type="float">
            <text:p>2381</text:p>
          </table:table-cell>
          <table:table-cell office:value-type="float" office:value="347" calcext:value-type="float">
            <text:p>347</text:p>
          </table:table-cell>
          <table:table-cell office:value-type="float" office:value="274" calcext:value-type="float">
            <text:p>274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38" calcext:value-type="float">
            <text:p>438</text:p>
          </table:table-cell>
          <table:table-cell office:value-type="float" office:value="630" calcext:value-type="float">
            <text:p>630</text:p>
          </table:table-cell>
          <table:table-cell office:value-type="float" office:value="471" calcext:value-type="float">
            <text:p>47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2845" calcext:value-type="float">
            <text:p>2845</text:p>
          </table:table-cell>
          <table:table-cell office:value-type="float" office:value="3473" calcext:value-type="float">
            <text:p>3473</text:p>
          </table:table-cell>
          <table:table-cell office:value-type="float" office:value="1008" calcext:value-type="float">
            <text:p>1008</text:p>
          </table:table-cell>
          <table:table-cell office:value-type="float" office:value="204" calcext:value-type="float">
            <text:p>204</text:p>
          </table:table-cell>
          <table:table-cell office:value-type="float" office:value="706" calcext:value-type="float">
            <text:p>706</text:p>
          </table:table-cell>
          <table:table-cell office:value-type="float" office:value="21" calcext:value-type="float">
            <text:p>21</text:p>
          </table:table-cell>
          <table:table-cell office:value-type="float" office:value="1457" calcext:value-type="float">
            <text:p>1457</text:p>
          </table:table-cell>
          <table:table-cell office:value-type="float" office:value="76" calcext:value-type="float">
            <text:p>76</text:p>
          </table:table-cell>
          <table:table-cell office:value-type="float" office:value="519" calcext:value-type="float">
            <text:p>519</text:p>
          </table:table-cell>
          <table:table-cell office:value-type="float" office:value="30" calcext:value-type="float">
            <text:p>30</text:p>
          </table:table-cell>
          <table:table-cell office:value-type="float" office:value="7442" calcext:value-type="float">
            <text:p>7442</text:p>
          </table:table-cell>
          <table:table-cell office:value-type="float" office:value="166" calcext:value-type="float">
            <text:p>166</text:p>
          </table:table-cell>
          <table:table-cell office:value-type="float" office:value="234" calcext:value-type="float">
            <text:p>234</text:p>
          </table:table-cell>
          <table:table-cell office:value-type="float" office:value="48" calcext:value-type="float">
            <text:p>48</text:p>
          </table:table-cell>
          <table:table-cell office:value-type="float" office:value="385" calcext:value-type="float">
            <text:p>385</text:p>
          </table:table-cell>
          <table:table-cell office:value-type="float" office:value="318" calcext:value-type="float">
            <text:p>318</text:p>
          </table:table-cell>
          <table:table-cell office:value-type="float" office:value="351" calcext:value-type="float">
            <text:p>351</text:p>
          </table:table-cell>
          <table:table-cell office:value-type="float" office:value="75" calcext:value-type="float">
            <text:p>75</text:p>
          </table:table-cell>
          <table:table-cell office:value-type="float" office:value="491" calcext:value-type="float">
            <text:p>491</text:p>
          </table:table-cell>
          <table:table-cell office:value-type="float" office:value="139" calcext:value-type="float">
            <text:p>139</text:p>
          </table:table-cell>
          <table:table-cell office:value-type="float" office:value="821" calcext:value-type="float">
            <text:p>821</text:p>
          </table:table-cell>
          <table:table-cell office:value-type="float" office:value="699" calcext:value-type="float">
            <text:p>699</text:p>
          </table:table-cell>
          <table:table-cell office:value-type="float" office:value="597" calcext:value-type="float">
            <text:p>597</text:p>
          </table:table-cell>
          <table:table-cell office:value-type="float" office:value="231" calcext:value-type="float">
            <text:p>231</text:p>
          </table:table-cell>
          <table:table-cell office:value-type="float" office:value="166" calcext:value-type="float">
            <text:p>166</text:p>
          </table:table-cell>
          <table:table-cell office:value-type="float" office:value="39" calcext:value-type="float">
            <text:p>39</text:p>
          </table:table-cell>
          <table:table-cell office:value-type="float" office:value="244" calcext:value-type="float">
            <text:p>244</text:p>
          </table:table-cell>
          <table:table-cell office:value-type="float" office:value="337" calcext:value-type="float">
            <text:p>337</text:p>
          </table:table-cell>
          <table:table-cell office:value-type="float" office:value="359" calcext:value-type="float">
            <text:p>359</text:p>
          </table:table-cell>
          <table:table-cell office:value-type="float" office:value="114" calcext:value-type="float">
            <text:p>114</text:p>
          </table:table-cell>
          <table:table-cell office:value-type="float" office:value="1334" calcext:value-type="float">
            <text:p>1334</text:p>
          </table:table-cell>
          <table:table-cell office:value-type="float" office:value="289" calcext:value-type="float">
            <text:p>289</text:p>
          </table:table-cell>
          <table:table-cell office:value-type="float" office:value="2391" calcext:value-type="float">
            <text:p>2391</text:p>
          </table:table-cell>
          <table:table-cell office:value-type="float" office:value="4455" calcext:value-type="float">
            <text:p>4455</text:p>
          </table:table-cell>
          <table:table-cell office:value-type="float" office:value="7498" calcext:value-type="float">
            <text:p>7498</text:p>
          </table:table-cell>
          <table:table-cell office:value-type="float" office:value="756" calcext:value-type="float">
            <text:p>756</text:p>
          </table:table-cell>
          <table:table-cell office:value-type="float" office:value="447" calcext:value-type="float">
            <text:p>447</text:p>
          </table:table-cell>
          <table:table-cell office:value-type="float" office:value="1020" calcext:value-type="float">
            <text:p>1020</text:p>
          </table:table-cell>
          <table:table-cell office:value-type="float" office:value="1408" calcext:value-type="float">
            <text:p>1408</text:p>
          </table:table-cell>
          <table:table-cell office:value-type="float" office:value="1703" calcext:value-type="float">
            <text:p>1703</text:p>
          </table:table-cell>
          <table:table-cell office:value-type="float" office:value="616" calcext:value-type="float">
            <text:p>616</text:p>
          </table:table-cell>
          <table:table-cell office:value-type="float" office:value="687" calcext:value-type="float">
            <text:p>687</text:p>
          </table:table-cell>
          <table:table-cell office:value-type="float" office:value="9764" calcext:value-type="float">
            <text:p>9764</text:p>
          </table:table-cell>
          <table:table-cell office:value-type="float" office:value="7327" calcext:value-type="float">
            <text:p>7327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559.053042" calcext:value-type="float">
            <text:p>559</text:p>
          </table:table-cell>
          <table:table-cell office:value-type="float" office:value="925.054144" calcext:value-type="float">
            <text:p>925</text:p>
          </table:table-cell>
          <table:table-cell office:value-type="float" office:value="361.176547" calcext:value-type="float">
            <text:p>361</text:p>
          </table:table-cell>
          <table:table-cell office:value-type="float" office:value="6593.033846" calcext:value-type="float">
            <text:p>6,593</text:p>
          </table:table-cell>
        </table:table-row>
        <table:table-row table:style-name="ro1">
          <table:table-cell office:value-type="string" calcext:value-type="string">
            <text:p>19100061</text:p>
          </table:table-cell>
          <table:table-cell office:value-type="float" office:value="152" calcext:value-type="float">
            <text:p>152</text:p>
          </table:table-cell>
          <table:table-cell office:value-type="float" office:value="224" calcext:value-type="float">
            <text:p>224</text:p>
          </table:table-cell>
          <table:table-cell office:value-type="float" office:value="593" calcext:value-type="float">
            <text:p>593</text:p>
          </table:table-cell>
          <table:table-cell office:value-type="float" office:value="1151" calcext:value-type="float">
            <text:p>1151</text:p>
          </table:table-cell>
          <table:table-cell office:value-type="float" office:value="45" calcext:value-type="float">
            <text:p>45</text:p>
          </table:table-cell>
          <table:table-cell office:value-type="float" office:value="793" calcext:value-type="float">
            <text:p>793</text:p>
          </table:table-cell>
          <table:table-cell office:value-type="float" office:value="1745" calcext:value-type="float">
            <text:p>1745</text:p>
          </table:table-cell>
          <table:table-cell office:value-type="float" office:value="1758" calcext:value-type="float">
            <text:p>1758</text:p>
          </table:table-cell>
          <table:table-cell office:value-type="float" office:value="5342" calcext:value-type="float">
            <text:p>5342</text:p>
          </table:table-cell>
          <table:table-cell office:value-type="float" office:value="473" calcext:value-type="float">
            <text:p>473</text:p>
          </table:table-cell>
          <table:table-cell office:value-type="float" office:value="206" calcext:value-type="float">
            <text:p>206</text:p>
          </table:table-cell>
          <table:table-cell office:value-type="float" office:value="419" calcext:value-type="float">
            <text:p>419</text:p>
          </table:table-cell>
          <table:table-cell office:value-type="float" office:value="362" calcext:value-type="float">
            <text:p>362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  <table:table-cell office:value-type="float" office:value="597" calcext:value-type="float">
            <text:p>597</text:p>
          </table:table-cell>
          <table:table-cell office:value-type="float" office:value="1293" calcext:value-type="float">
            <text:p>1293</text:p>
          </table:table-cell>
          <table:table-cell office:value-type="float" office:value="2055" calcext:value-type="float">
            <text:p>2055</text:p>
          </table:table-cell>
          <table:table-cell office:value-type="float" office:value="7664" calcext:value-type="float">
            <text:p>7664</text:p>
          </table:table-cell>
          <table:table-cell office:value-type="float" office:value="1990" calcext:value-type="float">
            <text:p>1990</text:p>
          </table:table-cell>
          <table:table-cell office:value-type="float" office:value="349" calcext:value-type="float">
            <text:p>349</text:p>
          </table:table-cell>
          <table:table-cell office:value-type="float" office:value="513" calcext:value-type="float">
            <text:p>513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969" calcext:value-type="float">
            <text:p>969</text:p>
          </table:table-cell>
          <table:table-cell office:value-type="float" office:value="2419" calcext:value-type="float">
            <text:p>2419</text:p>
          </table:table-cell>
          <table:table-cell office:value-type="float" office:value="1493" calcext:value-type="float">
            <text:p>1493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126" calcext:value-type="float">
            <text:p>126</text:p>
          </table:table-cell>
          <table:table-cell office:value-type="float" office:value="384" calcext:value-type="float">
            <text:p>384</text:p>
          </table:table-cell>
          <table:table-cell office:value-type="float" office:value="376" calcext:value-type="float">
            <text:p>37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952" calcext:value-type="float">
            <text:p>952</text:p>
          </table:table-cell>
          <table:table-cell office:value-type="float" office:value="3112" calcext:value-type="float">
            <text:p>3112</text:p>
          </table:table-cell>
          <table:table-cell office:value-type="float" office:value="2928" calcext:value-type="float">
            <text:p>2928</text:p>
          </table:table-cell>
          <table:table-cell office:value-type="float" office:value="434" calcext:value-type="float">
            <text:p>434</text:p>
          </table:table-cell>
          <table:table-cell office:value-type="float" office:value="84" calcext:value-type="float">
            <text:p>84</text:p>
          </table:table-cell>
          <table:table-cell office:value-type="float" office:value="1118" calcext:value-type="float">
            <text:p>1118</text:p>
          </table:table-cell>
          <table:table-cell office:value-type="float" office:value="127" calcext:value-type="float">
            <text:p>127</text:p>
          </table:table-cell>
          <table:table-cell office:value-type="float" office:value="4719" calcext:value-type="float">
            <text:p>4719</text:p>
          </table:table-cell>
          <table:table-cell office:value-type="float" office:value="324" calcext:value-type="float">
            <text:p>324</text:p>
          </table:table-cell>
          <table:table-cell office:value-type="float" office:value="905" calcext:value-type="float">
            <text:p>905</text:p>
          </table:table-cell>
          <table:table-cell office:value-type="float" office:value="43" calcext:value-type="float">
            <text:p>43</text:p>
          </table:table-cell>
          <table:table-cell office:value-type="float" office:value="6684" calcext:value-type="float">
            <text:p>6684</text:p>
          </table:table-cell>
          <table:table-cell office:value-type="float" office:value="314" calcext:value-type="float">
            <text:p>314</text:p>
          </table:table-cell>
          <table:table-cell office:value-type="float" office:value="248" calcext:value-type="float">
            <text:p>248</text:p>
          </table:table-cell>
          <table:table-cell office:value-type="float" office:value="67" calcext:value-type="float">
            <text:p>67</text:p>
          </table:table-cell>
          <table:table-cell office:value-type="float" office:value="415" calcext:value-type="float">
            <text:p>415</text:p>
          </table:table-cell>
          <table:table-cell office:value-type="float" office:value="567" calcext:value-type="float">
            <text:p>567</text:p>
          </table:table-cell>
          <table:table-cell office:value-type="float" office:value="660" calcext:value-type="float">
            <text:p>660</text:p>
          </table:table-cell>
          <table:table-cell office:value-type="float" office:value="152" calcext:value-type="float">
            <text:p>152</text:p>
          </table:table-cell>
          <table:table-cell office:value-type="float" office:value="1458" calcext:value-type="float">
            <text:p>1458</text:p>
          </table:table-cell>
          <table:table-cell office:value-type="float" office:value="391" calcext:value-type="float">
            <text:p>391</text:p>
          </table:table-cell>
          <table:table-cell office:value-type="float" office:value="2824" calcext:value-type="float">
            <text:p>2824</text:p>
          </table:table-cell>
          <table:table-cell office:value-type="float" office:value="2687" calcext:value-type="float">
            <text:p>2687</text:p>
          </table:table-cell>
          <table:table-cell office:value-type="float" office:value="1600" calcext:value-type="float">
            <text:p>1600</text:p>
          </table:table-cell>
          <table:table-cell office:value-type="float" office:value="793" calcext:value-type="float">
            <text:p>793</text:p>
          </table:table-cell>
          <table:table-cell office:value-type="float" office:value="296" calcext:value-type="float">
            <text:p>296</text:p>
          </table:table-cell>
          <table:table-cell office:value-type="float" office:value="58" calcext:value-type="float">
            <text:p>58</text:p>
          </table:table-cell>
          <table:table-cell office:value-type="float" office:value="406" calcext:value-type="float">
            <text:p>406</text:p>
          </table:table-cell>
          <table:table-cell office:value-type="float" office:value="568" calcext:value-type="float">
            <text:p>568</text:p>
          </table:table-cell>
          <table:table-cell office:value-type="float" office:value="523" calcext:value-type="float">
            <text:p>523</text:p>
          </table:table-cell>
          <table:table-cell office:value-type="float" office:value="206" calcext:value-type="float">
            <text:p>206</text:p>
          </table:table-cell>
          <table:table-cell office:value-type="float" office:value="988" calcext:value-type="float">
            <text:p>988</text:p>
          </table:table-cell>
          <table:table-cell office:value-type="float" office:value="211" calcext:value-type="float">
            <text:p>211</text:p>
          </table:table-cell>
          <table:table-cell office:value-type="float" office:value="2676" calcext:value-type="float">
            <text:p>2676</text:p>
          </table:table-cell>
          <table:table-cell office:value-type="float" office:value="4241" calcext:value-type="float">
            <text:p>4241</text:p>
          </table:table-cell>
          <table:table-cell office:value-type="float" office:value="4614" calcext:value-type="float">
            <text:p>4614</text:p>
          </table:table-cell>
          <table:table-cell office:value-type="float" office:value="597" calcext:value-type="float">
            <text:p>597</text:p>
          </table:table-cell>
          <table:table-cell office:value-type="float" office:value="689" calcext:value-type="float">
            <text:p>689</text:p>
          </table:table-cell>
          <table:table-cell office:value-type="float" office:value="1499" calcext:value-type="float">
            <text:p>1499</text:p>
          </table:table-cell>
          <table:table-cell office:value-type="float" office:value="5110" calcext:value-type="float">
            <text:p>5110</text:p>
          </table:table-cell>
          <table:table-cell office:value-type="float" office:value="4998" calcext:value-type="float">
            <text:p>4998</text:p>
          </table:table-cell>
          <table:table-cell office:value-type="float" office:value="1085" calcext:value-type="float">
            <text:p>1085</text:p>
          </table:table-cell>
          <table:table-cell office:value-type="float" office:value="1092" calcext:value-type="float">
            <text:p>1092</text:p>
          </table:table-cell>
          <table:table-cell office:value-type="float" office:value="7842" calcext:value-type="float">
            <text:p>7842</text:p>
          </table:table-cell>
          <table:table-cell office:value-type="float" office:value="5701" calcext:value-type="float">
            <text:p>5701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848.103148" calcext:value-type="float">
            <text:p>848</text:p>
          </table:table-cell>
          <table:table-cell office:value-type="float" office:value="2969.005515" calcext:value-type="float">
            <text:p>2,969</text:p>
          </table:table-cell>
          <table:table-cell office:value-type="float" office:value="602.683067" calcext:value-type="float">
            <text:p>603</text:p>
          </table:table-cell>
          <table:table-cell office:value-type="float" office:value="6271.143075" calcext:value-type="float">
            <text:p>6,271</text:p>
          </table:table-cell>
        </table:table-row>
        <table:table-row table:style-name="ro1">
          <table:table-cell office:value-type="string" calcext:value-type="string">
            <text:p>19100062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62" calcext:value-type="float">
            <text:p>262</text:p>
          </table:table-cell>
          <table:table-cell office:value-type="float" office:value="984" calcext:value-type="float">
            <text:p>984</text:p>
          </table:table-cell>
          <table:table-cell office:value-type="float" office:value="42" calcext:value-type="float">
            <text:p>42</text:p>
          </table:table-cell>
          <table:table-cell office:value-type="float" office:value="452" calcext:value-type="float">
            <text:p>452</text:p>
          </table:table-cell>
          <table:table-cell office:value-type="float" office:value="1017" calcext:value-type="float">
            <text:p>1017</text:p>
          </table:table-cell>
          <table:table-cell office:value-type="float" office:value="1166" calcext:value-type="float">
            <text:p>1166</text:p>
          </table:table-cell>
          <table:table-cell office:value-type="float" office:value="3625" calcext:value-type="float">
            <text:p>3625</text:p>
          </table:table-cell>
          <table:table-cell office:value-type="float" office:value="754" calcext:value-type="float">
            <text:p>754</text:p>
          </table:table-cell>
          <table:table-cell office:value-type="float" office:value="123" calcext:value-type="float">
            <text:p>123</text:p>
          </table:table-cell>
          <table:table-cell office:value-type="float" office:value="300" calcext:value-type="float">
            <text:p>300</text:p>
          </table:table-cell>
          <table:table-cell office:value-type="float" office:value="311" calcext:value-type="float">
            <text:p>311</text:p>
          </table:table-cell>
          <table:table-cell office:value-type="float" office:value="823" calcext:value-type="float">
            <text:p>823</text:p>
          </table:table-cell>
          <table:table-cell office:value-type="float" office:value="147" calcext:value-type="float">
            <text:p>147</text:p>
          </table:table-cell>
          <table:table-cell office:value-type="float" office:value="452" calcext:value-type="float">
            <text:p>452</text:p>
          </table:table-cell>
          <table:table-cell office:value-type="float" office:value="1263" calcext:value-type="float">
            <text:p>1263</text:p>
          </table:table-cell>
          <table:table-cell office:value-type="float" office:value="1445" calcext:value-type="float">
            <text:p>1445</text:p>
          </table:table-cell>
          <table:table-cell office:value-type="float" office:value="5414" calcext:value-type="float">
            <text:p>5414</text:p>
          </table:table-cell>
          <table:table-cell office:value-type="float" office:value="1543" calcext:value-type="float">
            <text:p>1543</text:p>
          </table:table-cell>
          <table:table-cell office:value-type="float" office:value="444" calcext:value-type="float">
            <text:p>444</text:p>
          </table:table-cell>
          <table:table-cell office:value-type="float" office:value="490" calcext:value-type="float">
            <text:p>49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 office:value-type="float" office:value="1722" calcext:value-type="float">
            <text:p>1722</text:p>
          </table:table-cell>
          <table:table-cell office:value-type="float" office:value="447" calcext:value-type="float">
            <text:p>44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float" office:value="427" calcext:value-type="float">
            <text:p>427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1728" calcext:value-type="float">
            <text:p>1728</text:p>
          </table:table-cell>
          <table:table-cell office:value-type="float" office:value="1711" calcext:value-type="float">
            <text:p>1711</text:p>
          </table:table-cell>
          <table:table-cell office:value-type="float" office:value="597" calcext:value-type="float">
            <text:p>597</text:p>
          </table:table-cell>
          <table:table-cell office:value-type="float" office:value="99" calcext:value-type="float">
            <text:p>99</text:p>
          </table:table-cell>
          <table:table-cell office:value-type="float" office:value="935" calcext:value-type="float">
            <text:p>935</text:p>
          </table:table-cell>
          <table:table-cell office:value-type="float" office:value="81" calcext:value-type="float">
            <text:p>81</text:p>
          </table:table-cell>
          <table:table-cell office:value-type="float" office:value="2819" calcext:value-type="float">
            <text:p>2819</text:p>
          </table:table-cell>
          <table:table-cell office:value-type="float" office:value="330" calcext:value-type="float">
            <text:p>330</text:p>
          </table:table-cell>
          <table:table-cell office:value-type="float" office:value="619" calcext:value-type="float">
            <text:p>619</text:p>
          </table:table-cell>
          <table:table-cell office:value-type="float" office:value="82" calcext:value-type="float">
            <text:p>82</text:p>
          </table:table-cell>
          <table:table-cell office:value-type="float" office:value="4213" calcext:value-type="float">
            <text:p>4213</text:p>
          </table:table-cell>
          <table:table-cell office:value-type="float" office:value="182" calcext:value-type="float">
            <text:p>182</text:p>
          </table:table-cell>
          <table:table-cell office:value-type="float" office:value="240" calcext:value-type="float">
            <text:p>240</text:p>
          </table:table-cell>
          <table:table-cell office:value-type="float" office:value="86" calcext:value-type="float">
            <text:p>86</text:p>
          </table:table-cell>
          <table:table-cell office:value-type="float" office:value="445" calcext:value-type="float">
            <text:p>445</text:p>
          </table:table-cell>
          <table:table-cell office:value-type="float" office:value="359" calcext:value-type="float">
            <text:p>359</text:p>
          </table:table-cell>
          <table:table-cell office:value-type="float" office:value="259" calcext:value-type="float">
            <text:p>259</text:p>
          </table:table-cell>
          <table:table-cell office:value-type="float" office:value="102" calcext:value-type="float">
            <text:p>102</text:p>
          </table:table-cell>
          <table:table-cell office:value-type="float" office:value="1059" calcext:value-type="float">
            <text:p>1059</text:p>
          </table:table-cell>
          <table:table-cell office:value-type="float" office:value="375" calcext:value-type="float">
            <text:p>375</text:p>
          </table:table-cell>
          <table:table-cell office:value-type="float" office:value="2600" calcext:value-type="float">
            <text:p>2600</text:p>
          </table:table-cell>
          <table:table-cell office:value-type="float" office:value="1404" calcext:value-type="float">
            <text:p>1404</text:p>
          </table:table-cell>
          <table:table-cell office:value-type="float" office:value="836" calcext:value-type="float">
            <text:p>836</text:p>
          </table:table-cell>
          <table:table-cell office:value-type="float" office:value="452" calcext:value-type="float">
            <text:p>452</text:p>
          </table:table-cell>
          <table:table-cell office:value-type="float" office:value="215" calcext:value-type="float">
            <text:p>215</text:p>
          </table:table-cell>
          <table:table-cell office:value-type="float" office:value="104" calcext:value-type="float">
            <text:p>104</text:p>
          </table:table-cell>
          <table:table-cell office:value-type="float" office:value="598" calcext:value-type="float">
            <text:p>598</text:p>
          </table:table-cell>
          <table:table-cell office:value-type="float" office:value="457" calcext:value-type="float">
            <text:p>457</text:p>
          </table:table-cell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office:value-type="float" office:value="887" calcext:value-type="float">
            <text:p>887</text:p>
          </table:table-cell>
          <table:table-cell office:value-type="float" office:value="172" calcext:value-type="float">
            <text:p>172</text:p>
          </table:table-cell>
          <table:table-cell office:value-type="float" office:value="1680" calcext:value-type="float">
            <text:p>1680</text:p>
          </table:table-cell>
          <table:table-cell office:value-type="float" office:value="2625" calcext:value-type="float">
            <text:p>2625</text:p>
          </table:table-cell>
          <table:table-cell office:value-type="float" office:value="4034" calcext:value-type="float">
            <text:p>4034</text:p>
          </table:table-cell>
          <table:table-cell office:value-type="float" office:value="452" calcext:value-type="float">
            <text:p>452</text:p>
          </table:table-cell>
          <table:table-cell office:value-type="float" office:value="546" calcext:value-type="float">
            <text:p>546</text:p>
          </table:table-cell>
          <table:table-cell office:value-type="float" office:value="961" calcext:value-type="float">
            <text:p>961</text:p>
          </table:table-cell>
          <table:table-cell office:value-type="float" office:value="3434" calcext:value-type="float">
            <text:p>3434</text:p>
          </table:table-cell>
          <table:table-cell office:value-type="float" office:value="3586" calcext:value-type="float">
            <text:p>3586</text:p>
          </table:table-cell>
          <table:table-cell office:value-type="float" office:value="827" calcext:value-type="float">
            <text:p>827</text:p>
          </table:table-cell>
          <table:table-cell office:value-type="float" office:value="871" calcext:value-type="float">
            <text:p>871</text:p>
          </table:table-cell>
          <table:table-cell office:value-type="float" office:value="6129" calcext:value-type="float">
            <text:p>6129</text:p>
          </table:table-cell>
          <table:table-cell office:value-type="float" office:value="4026" calcext:value-type="float">
            <text:p>4026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574.037185" calcext:value-type="float">
            <text:p>574</text:p>
          </table:table-cell>
          <table:table-cell office:value-type="float" office:value="2015.086301" calcext:value-type="float">
            <text:p>2,015</text:p>
          </table:table-cell>
          <table:table-cell office:value-type="float" office:value="418.032893" calcext:value-type="float">
            <text:p>418</text:p>
          </table:table-cell>
          <table:table-cell office:value-type="float" office:value="3999.323087" calcext:value-type="float">
            <text:p>3,999</text:p>
          </table:table-cell>
        </table:table-row>
        <table:table-row table:style-name="ro1">
          <table:table-cell office:value-type="string" calcext:value-type="string">
            <text:p>19100063</text:p>
          </table:table-cell>
          <table:table-cell office:value-type="float" office:value="65" calcext:value-type="float">
            <text:p>65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  <table:table-cell office:value-type="float" office:value="583" calcext:value-type="float">
            <text:p>583</text:p>
          </table:table-cell>
          <table:table-cell office:value-type="float" office:value="9" calcext:value-type="float">
            <text:p>9</text:p>
          </table:table-cell>
          <table:table-cell office:value-type="float" office:value="1502" calcext:value-type="float">
            <text:p>1502</text:p>
          </table:table-cell>
          <table:table-cell office:value-type="float" office:value="3087" calcext:value-type="float">
            <text:p>3087</text:p>
          </table:table-cell>
          <table:table-cell office:value-type="float" office:value="2849" calcext:value-type="float">
            <text:p>2849</text:p>
          </table:table-cell>
          <table:table-cell office:value-type="float" office:value="9164" calcext:value-type="float">
            <text:p>9164</text:p>
          </table:table-cell>
          <table:table-cell office:value-type="float" office:value="969" calcext:value-type="float">
            <text:p>969</text:p>
          </table:table-cell>
          <table:table-cell office:value-type="float" office:value="129" calcext:value-type="float">
            <text:p>129</text:p>
          </table:table-cell>
          <table:table-cell office:value-type="float" office:value="263" calcext:value-type="float">
            <text:p>263</text:p>
          </table:table-cell>
          <table:table-cell office:value-type="float" office:value="211" calcext:value-type="float">
            <text:p>211</text:p>
          </table:table-cell>
          <table:table-cell office:value-type="float" office:value="635" calcext:value-type="float">
            <text:p>635</text:p>
          </table:table-cell>
          <table:table-cell office:value-type="float" office:value="73" calcext:value-type="float">
            <text:p>73</text:p>
          </table:table-cell>
          <table:table-cell office:value-type="float" office:value="261" calcext:value-type="float">
            <text:p>261</text:p>
          </table:table-cell>
          <table:table-cell office:value-type="float" office:value="653" calcext:value-type="float">
            <text:p>653</text:p>
          </table:table-cell>
          <table:table-cell office:value-type="float" office:value="844" calcext:value-type="float">
            <text:p>844</text:p>
          </table:table-cell>
          <table:table-cell office:value-type="float" office:value="2675" calcext:value-type="float">
            <text:p>2675</text:p>
          </table:table-cell>
          <table:table-cell office:value-type="float" office:value="579" calcext:value-type="float">
            <text:p>579</text:p>
          </table:table-cell>
          <table:table-cell office:value-type="float" office:value="179" calcext:value-type="float">
            <text:p>179</text:p>
          </table:table-cell>
          <table:table-cell office:value-type="float" office:value="279" calcext:value-type="float">
            <text:p>279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80" calcext:value-type="float">
            <text:p>1680</text:p>
          </table:table-cell>
          <table:table-cell office:value-type="float" office:value="4752" calcext:value-type="float">
            <text:p>4752</text:p>
          </table:table-cell>
          <table:table-cell office:value-type="float" office:value="2070" calcext:value-type="float">
            <text:p>2070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324" calcext:value-type="float">
            <text:p>324</text:p>
          </table:table-cell>
          <table:table-cell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1367" calcext:value-type="float">
            <text:p>1367</text:p>
          </table:table-cell>
          <table:table-cell office:value-type="float" office:value="663" calcext:value-type="float">
            <text:p>663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516" calcext:value-type="float">
            <text:p>516</text:p>
          </table:table-cell>
          <table:table-cell office:value-type="float" office:value="66" calcext:value-type="float">
            <text:p>66</text:p>
          </table:table-cell>
          <table:table-cell office:value-type="float" office:value="7789" calcext:value-type="float">
            <text:p>7789</text:p>
          </table:table-cell>
          <table:table-cell office:value-type="float" office:value="639" calcext:value-type="float">
            <text:p>639</text:p>
          </table:table-cell>
          <table:table-cell office:value-type="float" office:value="525" calcext:value-type="float">
            <text:p>525</text:p>
          </table:table-cell>
          <table:table-cell office:value-type="float" office:value="15" calcext:value-type="float">
            <text:p>15</text:p>
          </table:table-cell>
          <table:table-cell office:value-type="float" office:value="2161" calcext:value-type="float">
            <text:p>2161</text:p>
          </table:table-cell>
          <table:table-cell office:value-type="float" office:value="153" calcext:value-type="float">
            <text:p>153</text:p>
          </table:table-cell>
          <table:table-cell office:value-type="float" office:value="178" calcext:value-type="float">
            <text:p>178</text:p>
          </table:table-cell>
          <table:table-cell office:value-type="float" office:value="50" calcext:value-type="float">
            <text:p>50</text:p>
          </table:table-cell>
          <table:table-cell office:value-type="float" office:value="214" calcext:value-type="float">
            <text:p>214</text:p>
          </table:table-cell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2446" calcext:value-type="float">
            <text:p>2446</text:p>
          </table:table-cell>
          <table:table-cell office:value-type="float" office:value="611" calcext:value-type="float">
            <text:p>611</text:p>
          </table:table-cell>
          <table:table-cell office:value-type="float" office:value="5165" calcext:value-type="float">
            <text:p>5165</text:p>
          </table:table-cell>
          <table:table-cell office:value-type="float" office:value="4885" calcext:value-type="float">
            <text:p>4885</text:p>
          </table:table-cell>
          <table:table-cell office:value-type="float" office:value="2191" calcext:value-type="float">
            <text:p>2191</text:p>
          </table:table-cell>
          <table:table-cell office:value-type="float" office:value="1502" calcext:value-type="float">
            <text:p>1502</text:p>
          </table:table-cell>
          <table:table-cell office:value-type="float" office:value="209" calcext:value-type="float">
            <text:p>209</text:p>
          </table:table-cell>
          <table:table-cell office:value-type="float" office:value="35" calcext:value-type="float">
            <text:p>35</text:p>
          </table:table-cell>
          <table:table-cell office:value-type="float" office:value="347" calcext:value-type="float">
            <text:p>347</text:p>
          </table:table-cell>
          <table:table-cell office:value-type="float" office:value="344" calcext:value-type="float">
            <text:p>344</text:p>
          </table:table-cell>
          <table:table-cell office:value-type="float" office:value="200" calcext:value-type="float">
            <text:p>200</text:p>
          </table:table-cell>
          <table:table-cell office:value-type="float" office:value="129" calcext:value-type="float">
            <text:p>129</text:p>
          </table:table-cell>
          <table:table-cell office:value-type="float" office:value="505" calcext:value-type="float">
            <text:p>505</text:p>
          </table:table-cell>
          <table:table-cell office:value-type="float" office:value="106" calcext:value-type="float">
            <text:p>106</text:p>
          </table:table-cell>
          <table:table-cell office:value-type="float" office:value="1681" calcext:value-type="float">
            <text:p>1681</text:p>
          </table:table-cell>
          <table:table-cell office:value-type="float" office:value="1590" calcext:value-type="float">
            <text:p>1590</text:p>
          </table:table-cell>
          <table:table-cell office:value-type="float" office:value="754" calcext:value-type="float">
            <text:p>754</text:p>
          </table:table-cell>
          <table:table-cell office:value-type="float" office:value="261" calcext:value-type="float">
            <text:p>261</text:p>
          </table:table-cell>
          <table:table-cell office:value-type="float" office:value="391" calcext:value-type="float">
            <text:p>391</text:p>
          </table:table-cell>
          <table:table-cell office:value-type="float" office:value="611" calcext:value-type="float">
            <text:p>611</text:p>
          </table:table-cell>
          <table:table-cell office:value-type="float" office:value="9064" calcext:value-type="float">
            <text:p>9064</text:p>
          </table:table-cell>
          <table:table-cell office:value-type="float" office:value="8588" calcext:value-type="float">
            <text:p>8588</text:p>
          </table:table-cell>
          <table:table-cell office:value-type="float" office:value="606" calcext:value-type="float">
            <text:p>606</text:p>
          </table:table-cell>
          <table:table-cell office:value-type="float" office:value="680" calcext:value-type="float">
            <text:p>680</text:p>
          </table:table-cell>
          <table:table-cell office:value-type="float" office:value="2858" calcext:value-type="float">
            <text:p>2858</text:p>
          </table:table-cell>
          <table:table-cell office:value-type="float" office:value="2105" calcext:value-type="float">
            <text:p>210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263.070968" calcext:value-type="float">
            <text:p>263</text:p>
          </table:table-cell>
          <table:table-cell office:value-type="float" office:value="4699.914823" calcext:value-type="float">
            <text:p>4,700</text:p>
          </table:table-cell>
          <table:table-cell office:value-type="float" office:value="316.765203" calcext:value-type="float">
            <text:p>317</text:p>
          </table:table-cell>
          <table:table-cell office:value-type="float" office:value="1639.102674" calcext:value-type="float">
            <text:p>1,639</text:p>
          </table:table-cell>
        </table:table-row>
        <table:table-row table:style-name="ro1">
          <table:table-cell office:value-type="string" calcext:value-type="string">
            <text:p>19100064</text:p>
          </table:table-cell>
          <table:table-cell office:value-type="float" office:value="358" calcext:value-type="float">
            <text:p>358</text:p>
          </table:table-cell>
          <table:table-cell office:value-type="float" office:value="548" calcext:value-type="float">
            <text:p>548</text:p>
          </table:table-cell>
          <table:table-cell office:value-type="float" office:value="719" calcext:value-type="float">
            <text:p>719</text:p>
          </table:table-cell>
          <table:table-cell office:value-type="float" office:value="1724" calcext:value-type="float">
            <text:p>1724</text:p>
          </table:table-cell>
          <table:table-cell office:value-type="float" office:value="49" calcext:value-type="float">
            <text:p>49</text:p>
          </table:table-cell>
          <table:table-cell office:value-type="float" office:value="1831" calcext:value-type="float">
            <text:p>1831</text:p>
          </table:table-cell>
          <table:table-cell office:value-type="float" office:value="4041" calcext:value-type="float">
            <text:p>4041</text:p>
          </table:table-cell>
          <table:table-cell office:value-type="float" office:value="3597" calcext:value-type="float">
            <text:p>3597</text:p>
          </table:table-cell>
          <table:table-cell office:value-type="float" office:value="8949" calcext:value-type="float">
            <text:p>8949</text:p>
          </table:table-cell>
          <table:table-cell office:value-type="float" office:value="445" calcext:value-type="float">
            <text:p>44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494" calcext:value-type="float">
            <text:p>494</text:p>
          </table:table-cell>
          <table:table-cell office:value-type="float" office:value="1068" calcext:value-type="float">
            <text:p>1068</text:p>
          </table:table-cell>
          <table:table-cell office:value-type="float" office:value="1086" calcext:value-type="float">
            <text:p>1086</text:p>
          </table:table-cell>
          <table:table-cell office:value-type="float" office:value="5170" calcext:value-type="float">
            <text:p>5170</text:p>
          </table:table-cell>
          <table:table-cell office:value-type="float" office:value="1188" calcext:value-type="float">
            <text:p>1188</text:p>
          </table:table-cell>
          <table:table-cell office:value-type="float" office:value="870" calcext:value-type="float">
            <text:p>870</text:p>
          </table:table-cell>
          <table:table-cell office:value-type="float" office:value="234" calcext:value-type="float">
            <text:p>234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906" calcext:value-type="float">
            <text:p>3906</text:p>
          </table:table-cell>
          <table:table-cell office:value-type="float" office:value="2733" calcext:value-type="float">
            <text:p>2733</text:p>
          </table:table-cell>
          <table:table-cell office:value-type="float" office:value="408" calcext:value-type="float">
            <text:p>40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2218" calcext:value-type="float">
            <text:p>2218</text:p>
          </table:table-cell>
          <table:table-cell office:value-type="float" office:value="1698" calcext:value-type="float">
            <text:p>1698</text:p>
          </table:table-cell>
          <table:table-cell office:value-type="float" office:value="228" calcext:value-type="float">
            <text:p>228</text:p>
          </table:table-cell>
          <table:table-cell office:value-type="float" office:value="30" calcext:value-type="float">
            <text:p>30</text:p>
          </table:table-cell>
          <table:table-cell office:value-type="float" office:value="1103" calcext:value-type="float">
            <text:p>1103</text:p>
          </table:table-cell>
          <table:table-cell office:value-type="float" office:value="518" calcext:value-type="float">
            <text:p>518</text:p>
          </table:table-cell>
          <table:table-cell office:value-type="float" office:value="6325" calcext:value-type="float">
            <text:p>6325</text:p>
          </table:table-cell>
          <table:table-cell office:value-type="float" office:value="1928" calcext:value-type="float">
            <text:p>1928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4213" calcext:value-type="float">
            <text:p>4213</text:p>
          </table:table-cell>
          <table:table-cell office:value-type="float" office:value="253" calcext:value-type="float">
            <text:p>253</text:p>
          </table:table-cell>
          <table:table-cell office:value-type="float" office:value="708" calcext:value-type="float">
            <text:p>708</text:p>
          </table:table-cell>
          <table:table-cell office:value-type="float" office:value="237" calcext:value-type="float">
            <text:p>237</text:p>
          </table:table-cell>
          <table:table-cell office:value-type="float" office:value="1028" calcext:value-type="float">
            <text:p>1028</text:p>
          </table:table-cell>
          <table:table-cell office:value-type="float" office:value="599" calcext:value-type="float">
            <text:p>599</text:p>
          </table:table-cell>
          <table:table-cell office:value-type="float" office:value="206" calcext:value-type="float">
            <text:p>206</text:p>
          </table:table-cell>
          <table:table-cell office:value-type="float" office:value="358" calcext:value-type="float">
            <text:p>358</text:p>
          </table:table-cell>
          <table:table-cell office:value-type="float" office:value="4419" calcext:value-type="float">
            <text:p>4419</text:p>
          </table:table-cell>
          <table:table-cell office:value-type="float" office:value="1691" calcext:value-type="float">
            <text:p>1691</text:p>
          </table:table-cell>
          <table:table-cell office:value-type="float" office:value="7118" calcext:value-type="float">
            <text:p>7118</text:p>
          </table:table-cell>
          <table:table-cell office:value-type="float" office:value="2396" calcext:value-type="float">
            <text:p>2396</text:p>
          </table:table-cell>
          <table:table-cell office:value-type="float" office:value="461" calcext:value-type="float">
            <text:p>461</text:p>
          </table:table-cell>
          <table:table-cell office:value-type="float" office:value="1831" calcext:value-type="float">
            <text:p>18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828" calcext:value-type="float">
            <text:p>828</text:p>
          </table:table-cell>
          <table:table-cell office:value-type="float" office:value="133" calcext:value-type="float">
            <text:p>133</text:p>
          </table:table-cell>
          <table:table-cell office:value-type="float" office:value="1782" calcext:value-type="float">
            <text:p>1782</text:p>
          </table:table-cell>
          <table:table-cell office:value-type="float" office:value="3293" calcext:value-type="float">
            <text:p>3293</text:p>
          </table:table-cell>
          <table:table-cell office:value-type="float" office:value="2284" calcext:value-type="float">
            <text:p>2284</text:p>
          </table:table-cell>
          <table:table-cell office:value-type="float" office:value="494" calcext:value-type="float">
            <text:p>494</text:p>
          </table:table-cell>
          <table:table-cell office:value-type="float" office:value="1341" calcext:value-type="float">
            <text:p>1341</text:p>
          </table:table-cell>
          <table:table-cell office:value-type="float" office:value="2106" calcext:value-type="float">
            <text:p>2106</text:p>
          </table:table-cell>
          <table:table-cell office:value-type="float" office:value="8058" calcext:value-type="float">
            <text:p>8058</text:p>
          </table:table-cell>
          <table:table-cell office:value-type="float" office:value="10789" calcext:value-type="float">
            <text:p>10789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5657" calcext:value-type="float">
            <text:p>5657</text:p>
          </table:table-cell>
          <table:table-cell office:value-type="float" office:value="3331" calcext:value-type="float">
            <text:p>333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030.505509" calcext:value-type="float">
            <text:p>1,031</text:p>
          </table:table-cell>
          <table:table-cell office:value-type="float" office:value="4280.754983" calcext:value-type="float">
            <text:p>4,281</text:p>
          </table:table-cell>
          <table:table-cell office:value-type="float" office:value="72" calcext:value-type="float">
            <text:p>72</text:p>
          </table:table-cell>
          <table:table-cell office:value-type="float" office:value="3803.8076" calcext:value-type="float">
            <text:p>3,804</text:p>
          </table:table-cell>
        </table:table-row>
        <table:table-row table:style-name="ro1">
          <table:table-cell office:value-type="string" calcext:value-type="string">
            <text:p>19100065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  <table:table-cell office:value-type="float" office:value="2565" calcext:value-type="float">
            <text:p>2565</text:p>
          </table:table-cell>
          <table:table-cell office:value-type="float" office:value="5604" calcext:value-type="float">
            <text:p>5604</text:p>
          </table:table-cell>
          <table:table-cell office:value-type="float" office:value="5463" calcext:value-type="float">
            <text:p>5463</text:p>
          </table:table-cell>
          <table:table-cell office:value-type="float" office:value="13503" calcext:value-type="float">
            <text:p>13503</text:p>
          </table:table-cell>
          <table:table-cell office:value-type="float" office:value="1487" calcext:value-type="float">
            <text:p>1487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0" calcext:value-type="float">
            <text:p>6050</text:p>
          </table:table-cell>
          <table:table-cell office:value-type="float" office:value="4223" calcext:value-type="float">
            <text:p>4223</text:p>
          </table:table-cell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57" calcext:value-type="float">
            <text:p>57</text:p>
          </table:table-cell>
          <table:table-cell office:value-type="float" office:value="9012" calcext:value-type="float">
            <text:p>9012</text:p>
          </table:table-cell>
          <table:table-cell office:value-type="float" office:value="3176" calcext:value-type="float">
            <text:p>3176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6795" calcext:value-type="float">
            <text:p>6795</text:p>
          </table:table-cell>
          <table:table-cell office:value-type="float" office:value="2651" calcext:value-type="float">
            <text:p>2651</text:p>
          </table:table-cell>
          <table:table-cell office:value-type="float" office:value="10779" calcext:value-type="float">
            <text:p>10779</text:p>
          </table:table-cell>
          <table:table-cell office:value-type="float" office:value="3531" calcext:value-type="float">
            <text:p>3531</text:p>
          </table:table-cell>
          <table:table-cell office:value-type="float" office:value="951" calcext:value-type="float">
            <text:p>951</text:p>
          </table:table-cell>
          <table:table-cell office:value-type="float" office:value="2565" calcext:value-type="float">
            <text:p>2565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247" calcext:value-type="float">
            <text:p>247</text:p>
          </table:table-cell>
          <table:table-cell office:value-type="float" office:value="11843" calcext:value-type="float">
            <text:p>11843</text:p>
          </table:table-cell>
          <table:table-cell office:value-type="float" office:value="16793" calcext:value-type="float">
            <text:p>16793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6214.829955" calcext:value-type="float">
            <text:p>6,215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9100066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float" office:value="419" calcext:value-type="float">
            <text:p>419</text:p>
          </table:table-cell>
          <table:table-cell office:value-type="float" office:value="24" calcext:value-type="float">
            <text:p>24</text:p>
          </table:table-cell>
          <table:table-cell office:value-type="float" office:value="2196" calcext:value-type="float">
            <text:p>2196</text:p>
          </table:table-cell>
          <table:table-cell office:value-type="float" office:value="4842" calcext:value-type="float">
            <text:p>4842</text:p>
          </table:table-cell>
          <table:table-cell office:value-type="float" office:value="4740" calcext:value-type="float">
            <text:p>4740</text:p>
          </table:table-cell>
          <table:table-cell office:value-type="float" office:value="12385" calcext:value-type="float">
            <text:p>12385</text:p>
          </table:table-cell>
          <table:table-cell office:value-type="float" office:value="1389" calcext:value-type="float">
            <text:p>1389</text:p>
          </table:table-cell>
          <table:table-cell office:value-type="float" office:value="186" calcext:value-type="float">
            <text:p>186</text:p>
          </table:table-cell>
          <table:table-cell office:value-type="float" office:value="534" calcext:value-type="float">
            <text:p>534</text:p>
          </table:table-cell>
          <table:table-cell office:value-type="float" office:value="560" calcext:value-type="float">
            <text:p>560</text:p>
          </table:table-cell>
          <table:table-cell office:value-type="float" office:value="1241" calcext:value-type="float">
            <text:p>124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4" calcext:value-type="float">
            <text:p>4144</text:p>
          </table:table-cell>
          <table:table-cell office:value-type="float" office:value="5434" calcext:value-type="float">
            <text:p>5434</text:p>
          </table:table-cell>
          <table:table-cell office:value-type="float" office:value="710" calcext:value-type="float">
            <text:p>7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53" calcext:value-type="float">
            <text:p>353</text:p>
          </table:table-cell>
          <table:table-cell office:value-type="float" office:value="511" calcext:value-type="float">
            <text:p>511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97" calcext:value-type="float">
            <text:p>97</text:p>
          </table:table-cell>
          <table:table-cell office:value-type="float" office:value="8969" calcext:value-type="float">
            <text:p>8969</text:p>
          </table:table-cell>
          <table:table-cell office:value-type="float" office:value="2127" calcext:value-type="float">
            <text:p>2127</text:p>
          </table:table-cell>
          <table:table-cell office:value-type="float" office:value="879" calcext:value-type="float">
            <text:p>879</text:p>
          </table:table-cell>
          <table:table-cell office:value-type="float" office:value="190" calcext:value-type="float">
            <text:p>19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46" calcext:value-type="float">
            <text:p>46</text:p>
          </table:table-cell>
          <table:table-cell office:value-type="float" office:value="258" calcext:value-type="float">
            <text:p>258</text:p>
          </table:table-cell>
          <table:table-cell office:value-type="float" office:value="141" calcext:value-type="float">
            <text:p>141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5351" calcext:value-type="float">
            <text:p>5351</text:p>
          </table:table-cell>
          <table:table-cell office:value-type="float" office:value="1839" calcext:value-type="float">
            <text:p>1839</text:p>
          </table:table-cell>
          <table:table-cell office:value-type="float" office:value="9573" calcext:value-type="float">
            <text:p>9573</text:p>
          </table:table-cell>
          <table:table-cell office:value-type="float" office:value="4687" calcext:value-type="float">
            <text:p>4687</text:p>
          </table:table-cell>
          <table:table-cell office:value-type="float" office:value="879" calcext:value-type="float">
            <text:p>879</text:p>
          </table:table-cell>
          <table:table-cell office:value-type="float" office:value="2196" calcext:value-type="float">
            <text:p>2196</text:p>
          </table:table-cell>
          <table:table-cell office:value-type="float" office:value="536" calcext:value-type="float">
            <text:p>536</text:p>
          </table:table-cell>
          <table:table-cell office:value-type="float" office:value="164" calcext:value-type="float">
            <text:p>164</text:p>
          </table:table-cell>
          <table:table-cell office:value-type="float" office:value="856" calcext:value-type="float">
            <text:p>856</text:p>
          </table:table-cell>
          <table:table-cell office:value-type="float" office:value="636" calcext:value-type="float">
            <text:p>636</text:p>
          </table:table-cell>
          <table:table-cell office:value-type="float" office:value="112" calcext:value-type="float">
            <text:p>112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445" calcext:value-type="float">
            <text:p>445</text:p>
          </table:table-cell>
          <table:table-cell office:value-type="float" office:value="11742" calcext:value-type="float">
            <text:p>11742</text:p>
          </table:table-cell>
          <table:table-cell office:value-type="float" office:value="13886" calcext:value-type="float">
            <text:p>13886</text:p>
          </table:table-cell>
          <table:table-cell office:value-type="float" office:value="1178" calcext:value-type="float">
            <text:p>1178</text:p>
          </table:table-cell>
          <table:table-cell office:value-type="float" office:value="1362" calcext:value-type="float">
            <text:p>1362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230.143626" calcext:value-type="float">
            <text:p>230</text:p>
          </table:table-cell>
          <table:table-cell office:value-type="float" office:value="5946.207762" calcext:value-type="float">
            <text:p>5,946</text:p>
          </table:table-cell>
          <table:table-cell office:value-type="float" office:value="576.831401" calcext:value-type="float">
            <text:p>5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100067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office:value-type="float" office:value="331" calcext:value-type="float">
            <text:p>331</text:p>
          </table:table-cell>
          <table:table-cell office:value-type="float" office:value="27" calcext:value-type="float">
            <text:p>27</text:p>
          </table:table-cell>
          <table:table-cell office:value-type="float" office:value="2426" calcext:value-type="float">
            <text:p>2426</text:p>
          </table:table-cell>
          <table:table-cell office:value-type="float" office:value="5633" calcext:value-type="float">
            <text:p>5633</text:p>
          </table:table-cell>
          <table:table-cell office:value-type="float" office:value="5372" calcext:value-type="float">
            <text:p>5372</text:p>
          </table:table-cell>
          <table:table-cell office:value-type="float" office:value="13827" calcext:value-type="float">
            <text:p>13827</text:p>
          </table:table-cell>
          <table:table-cell office:value-type="float" office:value="1511" calcext:value-type="float">
            <text:p>1511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  <table:table-cell office:value-type="float" office:value="257" calcext:value-type="float">
            <text:p>257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354" calcext:value-type="float">
            <text:p>354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8" calcext:value-type="float">
            <text:p>4558</text:p>
          </table:table-cell>
          <table:table-cell office:value-type="float" office:value="5819" calcext:value-type="float">
            <text:p>5819</text:p>
          </table:table-cell>
          <table:table-cell office:value-type="float" office:value="1089" calcext:value-type="float">
            <text:p>1089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51" calcext:value-type="float">
            <text:p>51</text:p>
          </table:table-cell>
          <table:table-cell office:value-type="float" office:value="10016" calcext:value-type="float">
            <text:p>10016</text:p>
          </table:table-cell>
          <table:table-cell office:value-type="float" office:value="2520" calcext:value-type="float">
            <text:p>2520</text:p>
          </table:table-cell>
          <table:table-cell office:value-type="float" office:value="189" calcext:value-type="float">
            <text:p>189</text:p>
          </table:table-cell>
          <table:table-cell office:value-type="float" office:value="30" calcext:value-type="float">
            <text:p>30</text:p>
          </table:table-cell>
          <table:table-cell office:value-type="float" office:value="271" calcext:value-type="float">
            <text:p>271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238" calcext:value-type="float">
            <text:p>238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6012" calcext:value-type="float">
            <text:p>6012</text:p>
          </table:table-cell>
          <table:table-cell office:value-type="float" office:value="2132" calcext:value-type="float">
            <text:p>2132</text:p>
          </table:table-cell>
          <table:table-cell office:value-type="float" office:value="10420" calcext:value-type="float">
            <text:p>10420</text:p>
          </table:table-cell>
          <table:table-cell office:value-type="float" office:value="5316" calcext:value-type="float">
            <text:p>5316</text:p>
          </table:table-cell>
          <table:table-cell office:value-type="float" office:value="1201" calcext:value-type="float">
            <text:p>1201</text:p>
          </table:table-cell>
          <table:table-cell office:value-type="float" office:value="2426" calcext:value-type="float">
            <text:p>2426</text:p>
          </table:table-cell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office:value-type="float" office:value="222" calcext:value-type="float">
            <text:p>222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office:value-type="float" office:value="264" calcext:value-type="float">
            <text:p>264</text:p>
          </table:table-cell>
          <table:table-cell office:value-type="float" office:value="324" calcext:value-type="float">
            <text:p>324</text:p>
          </table:table-cell>
          <table:table-cell office:value-type="float" office:value="12743" calcext:value-type="float">
            <text:p>12743</text:p>
          </table:table-cell>
          <table:table-cell office:value-type="float" office:value="16116" calcext:value-type="float">
            <text:p>16116</text:p>
          </table:table-cell>
          <table:table-cell office:value-type="float" office:value="253" calcext:value-type="float">
            <text:p>253</text:p>
          </table:table-cell>
          <table:table-cell office:value-type="float" office:value="290" calcext:value-type="float">
            <text:p>290</text:p>
          </table:table-cell>
          <table:table-cell office:value-type="float" office:value="310" calcext:value-type="float">
            <text:p>310</text:p>
          </table:table-cell>
          <table:table-cell office:value-type="float" office:value="270" calcext:value-type="float">
            <text:p>270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156" calcext:value-type="float">
            <text:p>156</text:p>
          </table:table-cell>
          <table:table-cell office:value-type="float" office:value="6827.544516" calcext:value-type="float">
            <text:p>6,828</text:p>
          </table:table-cell>
          <table:table-cell office:value-type="float" office:value="111" calcext:value-type="float">
            <text:p>1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19100068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float" office:value="253" calcext:value-type="float">
            <text:p>253</text:p>
          </table:table-cell>
          <table:table-cell office:value-type="float" office:value="36" calcext:value-type="float">
            <text:p>36</text:p>
          </table:table-cell>
          <table:table-cell office:value-type="float" office:value="2296" calcext:value-type="float">
            <text:p>2296</text:p>
          </table:table-cell>
          <table:table-cell office:value-type="float" office:value="5497" calcext:value-type="float">
            <text:p>5497</text:p>
          </table:table-cell>
          <table:table-cell office:value-type="float" office:value="5279" calcext:value-type="float">
            <text:p>5279</text:p>
          </table:table-cell>
          <table:table-cell office:value-type="float" office:value="12099" calcext:value-type="float">
            <text:p>12099</text:p>
          </table:table-cell>
          <table:table-cell office:value-type="float" office:value="1757" calcext:value-type="float">
            <text:p>175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47" calcext:value-type="float">
            <text:p>6347</text:p>
          </table:table-cell>
          <table:table-cell office:value-type="float" office:value="2873" calcext:value-type="float">
            <text:p>2873</text:p>
          </table:table-cell>
          <table:table-cell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7703" calcext:value-type="float">
            <text:p>7703</text:p>
          </table:table-cell>
          <table:table-cell office:value-type="float" office:value="2869" calcext:value-type="float">
            <text:p>2869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53" calcext:value-type="float">
            <text:p>53</text:p>
          </table:table-cell>
          <table:table-cell office:value-type="float" office:value="217" calcext:value-type="float">
            <text:p>21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7266" calcext:value-type="float">
            <text:p>7266</text:p>
          </table:table-cell>
          <table:table-cell office:value-type="float" office:value="2881" calcext:value-type="float">
            <text:p>2881</text:p>
          </table:table-cell>
          <table:table-cell office:value-type="float" office:value="9882" calcext:value-type="float">
            <text:p>9882</text:p>
          </table:table-cell>
          <table:table-cell office:value-type="float" office:value="2708" calcext:value-type="float">
            <text:p>2708</text:p>
          </table:table-cell>
          <table:table-cell office:value-type="float" office:value="469" calcext:value-type="float">
            <text:p>469</text:p>
          </table:table-cell>
          <table:table-cell office:value-type="float" office:value="2296" calcext:value-type="float">
            <text:p>229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350" calcext:value-type="float">
            <text:p>350</text:p>
          </table:table-cell>
          <table:table-cell office:value-type="float" office:value="10376" calcext:value-type="float">
            <text:p>10376</text:p>
          </table:table-cell>
          <table:table-cell office:value-type="float" office:value="16596" calcext:value-type="float">
            <text:p>16596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5589.835519" calcext:value-type="float">
            <text:p>5,59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9100069</text:p>
          </table:table-cell>
          <table:table-cell office:value-type="float" office:value="131" calcext:value-type="float">
            <text:p>131</text:p>
          </table:table-cell>
          <table:table-cell office:value-type="float" office:value="206" calcext:value-type="float">
            <text:p>206</text:p>
          </table:table-cell>
          <table:table-cell office:value-type="float" office:value="388" calcext:value-type="float">
            <text:p>388</text:p>
          </table:table-cell>
          <table:table-cell office:value-type="float" office:value="914" calcext:value-type="float">
            <text:p>914</text:p>
          </table:table-cell>
          <table:table-cell office:value-type="float" office:value="27" calcext:value-type="float">
            <text:p>27</text:p>
          </table:table-cell>
          <table:table-cell office:value-type="float" office:value="1671" calcext:value-type="float">
            <text:p>1671</text:p>
          </table:table-cell>
          <table:table-cell office:value-type="float" office:value="3598" calcext:value-type="float">
            <text:p>3598</text:p>
          </table:table-cell>
          <table:table-cell office:value-type="float" office:value="3233" calcext:value-type="float">
            <text:p>3233</text:p>
          </table:table-cell>
          <table:table-cell office:value-type="float" office:value="7894" calcext:value-type="float">
            <text:p>7894</text:p>
          </table:table-cell>
          <table:table-cell office:value-type="float" office:value="603" calcext:value-type="float">
            <text:p>603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  <table:table-cell office:value-type="float" office:value="553" calcext:value-type="float">
            <text:p>553</text:p>
          </table:table-cell>
          <table:table-cell office:value-type="float" office:value="1236" calcext:value-type="float">
            <text:p>1236</text:p>
          </table:table-cell>
          <table:table-cell office:value-type="float" office:value="1260" calcext:value-type="float">
            <text:p>1260</text:p>
          </table:table-cell>
          <table:table-cell office:value-type="float" office:value="6041" calcext:value-type="float">
            <text:p>6041</text:p>
          </table:table-cell>
          <table:table-cell office:value-type="float" office:value="1819" calcext:value-type="float">
            <text:p>1819</text:p>
          </table:table-cell>
          <table:table-cell office:value-type="float" office:value="457" calcext:value-type="float">
            <text:p>457</text:p>
          </table:table-cell>
          <table:table-cell office:value-type="float" office:value="438" calcext:value-type="float">
            <text:p>4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0" calcext:value-type="float">
            <text:p>4030</text:p>
          </table:table-cell>
          <table:table-cell office:value-type="float" office:value="2930" calcext:value-type="float">
            <text:p>2930</text:p>
          </table:table-cell>
          <table:table-cell office:value-type="float" office:value="177" calcext:value-type="float">
            <text:p>17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73" calcext:value-type="float">
            <text:p>673</text:p>
          </table:table-cell>
          <table:table-cell office:value-type="float" office:value="2493" calcext:value-type="float">
            <text:p>2493</text:p>
          </table:table-cell>
          <table:table-cell office:value-type="float" office:value="1886" calcext:value-type="float">
            <text:p>1886</text:p>
          </table:table-cell>
          <table:table-cell office:value-type="float" office:value="306" calcext:value-type="float">
            <text:p>306</text:p>
          </table:table-cell>
          <table:table-cell office:value-type="float" office:value="33" calcext:value-type="float">
            <text:p>33</text:p>
          </table:table-cell>
          <table:table-cell office:value-type="float" office:value="898" calcext:value-type="float">
            <text:p>898</text:p>
          </table:table-cell>
          <table:table-cell office:value-type="float" office:value="177" calcext:value-type="float">
            <text:p>177</text:p>
          </table:table-cell>
          <table:table-cell office:value-type="float" office:value="6452" calcext:value-type="float">
            <text:p>6452</text:p>
          </table:table-cell>
          <table:table-cell office:value-type="float" office:value="1579" calcext:value-type="float">
            <text:p>1579</text:p>
          </table:table-cell>
          <table:table-cell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  <table:table-cell office:value-type="float" office:value="4479" calcext:value-type="float">
            <text:p>4479</text:p>
          </table:table-cell>
          <table:table-cell office:value-type="float" office:value="210" calcext:value-type="float">
            <text:p>210</text:p>
          </table:table-cell>
          <table:table-cell office:value-type="float" office:value="380" calcext:value-type="float">
            <text:p>380</text:p>
          </table:table-cell>
          <table:table-cell office:value-type="float" office:value="119" calcext:value-type="float">
            <text:p>119</text:p>
          </table:table-cell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4317" calcext:value-type="float">
            <text:p>4317</text:p>
          </table:table-cell>
          <table:table-cell office:value-type="float" office:value="1651" calcext:value-type="float">
            <text:p>1651</text:p>
          </table:table-cell>
          <table:table-cell office:value-type="float" office:value="6099" calcext:value-type="float">
            <text:p>6099</text:p>
          </table:table-cell>
          <table:table-cell office:value-type="float" office:value="1934" calcext:value-type="float">
            <text:p>1934</text:p>
          </table:table-cell>
          <table:table-cell office:value-type="float" office:value="287" calcext:value-type="float">
            <text:p>287</text:p>
          </table:table-cell>
          <table:table-cell office:value-type="float" office:value="1671" calcext:value-type="float">
            <text:p>1671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float" office:value="145" calcext:value-type="float">
            <text:p>145</text:p>
          </table:table-cell>
          <table:table-cell office:value-type="float" office:value="2092" calcext:value-type="float">
            <text:p>2092</text:p>
          </table:table-cell>
          <table:table-cell office:value-type="float" office:value="3845" calcext:value-type="float">
            <text:p>3845</text:p>
          </table:table-cell>
          <table:table-cell office:value-type="float" office:value="3152" calcext:value-type="float">
            <text:p>3152</text:p>
          </table:table-cell>
          <table:table-cell office:value-type="float" office:value="553" calcext:value-type="float">
            <text:p>553</text:p>
          </table:table-cell>
          <table:table-cell office:value-type="float" office:value="646" calcext:value-type="float">
            <text:p>646</text:p>
          </table:table-cell>
          <table:table-cell office:value-type="float" office:value="1008" calcext:value-type="float">
            <text:p>1008</text:p>
          </table:table-cell>
          <table:table-cell office:value-type="float" office:value="6914" calcext:value-type="float">
            <text:p>6914</text:p>
          </table:table-cell>
          <table:table-cell office:value-type="float" office:value="10141" calcext:value-type="float">
            <text:p>10141</text:p>
          </table:table-cell>
          <table:table-cell office:value-type="float" office:value="213" calcext:value-type="float">
            <text:p>213</text:p>
          </table:table-cell>
          <table:table-cell office:value-type="float" office:value="192" calcext:value-type="float">
            <text:p>192</text:p>
          </table:table-cell>
          <table:table-cell office:value-type="float" office:value="7130" calcext:value-type="float">
            <text:p>7130</text:p>
          </table:table-cell>
          <table:table-cell office:value-type="float" office:value="3746" calcext:value-type="float">
            <text:p>3746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438.380151" calcext:value-type="float">
            <text:p>438</text:p>
          </table:table-cell>
          <table:table-cell office:value-type="float" office:value="3775.52331" calcext:value-type="float">
            <text:p>3,776</text:p>
          </table:table-cell>
          <table:table-cell office:value-type="float" office:value="78" calcext:value-type="float">
            <text:p>78</text:p>
          </table:table-cell>
          <table:table-cell office:value-type="float" office:value="4420.905702" calcext:value-type="float">
            <text:p>4,421</text:p>
          </table:table-cell>
        </table:table-row>
        <table:table-row table:style-name="ro1">
          <table:table-cell office:value-type="string" calcext:value-type="string">
            <text:p>19100070</text:p>
          </table:table-cell>
          <table:table-cell office:value-type="float" office:value="1041" calcext:value-type="float">
            <text:p>1041</text:p>
          </table:table-cell>
          <table:table-cell office:value-type="float" office:value="1612" calcext:value-type="float">
            <text:p>1612</text:p>
          </table:table-cell>
          <table:table-cell office:value-type="float" office:value="2304" calcext:value-type="float">
            <text:p>2304</text:p>
          </table:table-cell>
          <table:table-cell office:value-type="float" office:value="4613" calcext:value-type="float">
            <text:p>4613</text:p>
          </table:table-cell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550" calcext:value-type="float">
            <text:p>55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41" calcext:value-type="float">
            <text:p>841</text:p>
          </table:table-cell>
          <table:table-cell office:value-type="float" office:value="1896" calcext:value-type="float">
            <text:p>1896</text:p>
          </table:table-cell>
          <table:table-cell office:value-type="float" office:value="1776" calcext:value-type="float">
            <text:p>1776</text:p>
          </table:table-cell>
          <table:table-cell office:value-type="float" office:value="7728" calcext:value-type="float">
            <text:p>7728</text:p>
          </table:table-cell>
          <table:table-cell office:value-type="float" office:value="2978" calcext:value-type="float">
            <text:p>2978</text:p>
          </table:table-cell>
          <table:table-cell office:value-type="float" office:value="2658" calcext:value-type="float">
            <text:p>2658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3192" calcext:value-type="float">
            <text:p>3192</text:p>
          </table:table-cell>
          <table:table-cell office:value-type="float" office:value="2454" calcext:value-type="float">
            <text:p>2454</text:p>
          </table:table-cell>
          <table:table-cell office:value-type="float" office:value="286" calcext:value-type="float">
            <text:p>286</text:p>
          </table:table-cell>
          <table:table-cell office:value-type="float" office:value="81" calcext:value-type="float">
            <text:p>81</text:p>
          </table:table-cell>
          <table:table-cell office:value-type="float" office:value="2527" calcext:value-type="float">
            <text:p>2527</text:p>
          </table:table-cell>
          <table:table-cell office:value-type="float" office:value="3326" calcext:value-type="float">
            <text:p>3326</text:p>
          </table:table-cell>
          <table:table-cell office:value-type="float" office:value="375" calcext:value-type="float">
            <text:p>375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942" calcext:value-type="float">
            <text:p>5942</text:p>
          </table:table-cell>
          <table:table-cell office:value-type="float" office:value="293" calcext:value-type="float">
            <text:p>293</text:p>
          </table:table-cell>
          <table:table-cell office:value-type="float" office:value="2431" calcext:value-type="float">
            <text:p>2431</text:p>
          </table:table-cell>
          <table:table-cell office:value-type="float" office:value="679" calcext:value-type="float">
            <text:p>679</text:p>
          </table:table-cell>
          <table:table-cell office:value-type="float" office:value="3276" calcext:value-type="float">
            <text:p>3276</text:p>
          </table:table-cell>
          <table:table-cell office:value-type="float" office:value="1121" calcext:value-type="float">
            <text:p>1121</text:p>
          </table:table-cell>
          <table:table-cell office:value-type="float" office:value="171" calcext:value-type="float">
            <text:p>171</text:p>
          </table:table-cell>
          <table:table-cell office:value-type="float" office:value="1041" calcext:value-type="float">
            <text:p>1041</text:p>
          </table:table-cell>
          <table:table-cell office:value-type="float" office:value="243" calcext:value-type="float">
            <text:p>243</text:p>
          </table:table-cell>
          <table:table-cell office:value-type="float" office:value="76" calcext:value-type="float">
            <text:p>76</text:p>
          </table:table-cell>
          <table:table-cell office:value-type="float" office:value="329" calcext:value-type="float">
            <text:p>329</text:p>
          </table:table-cell>
          <table:table-cell office:value-type="float" office:value="163" calcext:value-type="float">
            <text:p>163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324" calcext:value-type="float">
            <text:p>1324</text:p>
          </table:table-cell>
          <table:table-cell office:value-type="float" office:value="267" calcext:value-type="float">
            <text:p>267</text:p>
          </table:table-cell>
          <table:table-cell office:value-type="float" office:value="3247" calcext:value-type="float">
            <text:p>3247</text:p>
          </table:table-cell>
          <table:table-cell office:value-type="float" office:value="5449" calcext:value-type="float">
            <text:p>5449</text:p>
          </table:table-cell>
          <table:table-cell office:value-type="float" office:value="3766" calcext:value-type="float">
            <text:p>3766</text:p>
          </table:table-cell>
          <table:table-cell office:value-type="float" office:value="841" calcext:value-type="float">
            <text:p>841</text:p>
          </table:table-cell>
          <table:table-cell office:value-type="float" office:value="3104" calcext:value-type="float">
            <text:p>3104</text:p>
          </table:table-cell>
          <table:table-cell office:value-type="float" office:value="6716" calcext:value-type="float">
            <text:p>6716</text:p>
          </table:table-cell>
          <table:table-cell office:value-type="float" office:value="486" calcext:value-type="float">
            <text:p>486</text:p>
          </table:table-cell>
          <table:table-cell office:value-type="float" office:value="495" calcext:value-type="float">
            <text:p>49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9747" calcext:value-type="float">
            <text:p>9747</text:p>
          </table:table-cell>
          <table:table-cell office:value-type="float" office:value="5427" calcext:value-type="float">
            <text:p>5427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897.031703" calcext:value-type="float">
            <text:p>2,897</text:p>
          </table:table-cell>
          <table:table-cell office:value-type="float" office:value="249.636666" calcext:value-type="float">
            <text:p>250</text:p>
          </table:table-cell>
          <table:table-cell office:value-type="float" office:value="21" calcext:value-type="float">
            <text:p>21</text:p>
          </table:table-cell>
          <table:table-cell office:value-type="float" office:value="6189.935071" calcext:value-type="float">
            <text:p>6,190</text:p>
          </table:table-cell>
        </table:table-row>
        <table:table-row table:style-name="ro1">
          <table:table-cell office:value-type="string" calcext:value-type="string">
            <text:p>19100071</text:p>
          </table:table-cell>
          <table:table-cell office:value-type="float" office:value="243" calcext:value-type="float">
            <text:p>243</text:p>
          </table:table-cell>
          <table:table-cell office:value-type="float" office:value="395" calcext:value-type="float">
            <text:p>395</text:p>
          </table:table-cell>
          <table:table-cell office:value-type="float" office:value="1721" calcext:value-type="float">
            <text:p>1721</text:p>
          </table:table-cell>
          <table:table-cell office:value-type="float" office:value="2620" calcext:value-type="float">
            <text:p>2620</text:p>
          </table:table-cell>
          <table:table-cell office:value-type="float" office:value="66" calcext:value-type="float">
            <text:p>66</text:p>
          </table:table-cell>
          <table:table-cell office:value-type="float" office:value="981" calcext:value-type="float">
            <text:p>981</text:p>
          </table:table-cell>
          <table:table-cell office:value-type="float" office:value="2130" calcext:value-type="float">
            <text:p>2130</text:p>
          </table:table-cell>
          <table:table-cell office:value-type="float" office:value="3690" calcext:value-type="float">
            <text:p>3690</text:p>
          </table:table-cell>
          <table:table-cell office:value-type="float" office:value="8017" calcext:value-type="float">
            <text:p>8017</text:p>
          </table:table-cell>
          <table:table-cell office:value-type="float" office:value="779" calcext:value-type="float">
            <text:p>77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650" calcext:value-type="float">
            <text:p>650</text:p>
          </table:table-cell>
          <table:table-cell office:value-type="float" office:value="1335" calcext:value-type="float">
            <text:p>1335</text:p>
          </table:table-cell>
          <table:table-cell office:value-type="float" office:value="1287" calcext:value-type="float">
            <text:p>1287</text:p>
          </table:table-cell>
          <table:table-cell office:value-type="float" office:value="5283" calcext:value-type="float">
            <text:p>5283</text:p>
          </table:table-cell>
          <table:table-cell office:value-type="float" office:value="951" calcext:value-type="float">
            <text:p>951</text:p>
          </table:table-cell>
          <table:table-cell office:value-type="float" office:value="936" calcext:value-type="float">
            <text:p>936</text:p>
          </table:table-cell>
          <table:table-cell office:value-type="float" office:value="281" calcext:value-type="float">
            <text:p>28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29" calcext:value-type="float">
            <text:p>2829</text:p>
          </table:table-cell>
          <table:table-cell office:value-type="float" office:value="2371" calcext:value-type="float">
            <text:p>2371</text:p>
          </table:table-cell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1734" calcext:value-type="float">
            <text:p>1734</text:p>
          </table:table-cell>
          <table:table-cell office:value-type="float" office:value="2116" calcext:value-type="float">
            <text:p>2116</text:p>
          </table:table-cell>
          <table:table-cell office:value-type="float" office:value="360" calcext:value-type="float">
            <text:p>360</text:p>
          </table:table-cell>
          <table:table-cell office:value-type="float" office:value="42" calcext:value-type="float">
            <text:p>42</text:p>
          </table:table-cell>
          <table:table-cell office:value-type="float" office:value="1204" calcext:value-type="float">
            <text:p>1204</text:p>
          </table:table-cell>
          <table:table-cell office:value-type="float" office:value="321" calcext:value-type="float">
            <text:p>321</text:p>
          </table:table-cell>
          <table:table-cell office:value-type="float" office:value="4861" calcext:value-type="float">
            <text:p>4861</text:p>
          </table:table-cell>
          <table:table-cell office:value-type="float" office:value="894" calcext:value-type="float">
            <text:p>894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4235" calcext:value-type="float">
            <text:p>4235</text:p>
          </table:table-cell>
          <table:table-cell office:value-type="float" office:value="148" calcext:value-type="float">
            <text:p>148</text:p>
          </table:table-cell>
          <table:table-cell office:value-type="float" office:value="867" calcext:value-type="float">
            <text:p>867</text:p>
          </table:table-cell>
          <table:table-cell office:value-type="float" office:value="228" calcext:value-type="float">
            <text:p>228</text:p>
          </table:table-cell>
          <table:table-cell office:value-type="float" office:value="2051" calcext:value-type="float">
            <text:p>2051</text:p>
          </table:table-cell>
          <table:table-cell office:value-type="float" office:value="743" calcext:value-type="float">
            <text:p>743</text:p>
          </table:table-cell>
          <table:table-cell office:value-type="float" office:value="110" calcext:value-type="float">
            <text:p>110</text:p>
          </table:table-cell>
          <table:table-cell office:value-type="float" office:value="243" calcext:value-type="float">
            <text:p>243</text:p>
          </table:table-cell>
          <table:table-cell office:value-type="float" office:value="2982" calcext:value-type="float">
            <text:p>2982</text:p>
          </table:table-cell>
          <table:table-cell office:value-type="float" office:value="1091" calcext:value-type="float">
            <text:p>1091</text:p>
          </table:table-cell>
          <table:table-cell office:value-type="float" office:value="6457" calcext:value-type="float">
            <text:p>6457</text:p>
          </table:table-cell>
          <table:table-cell office:value-type="float" office:value="2391" calcext:value-type="float">
            <text:p>2391</text:p>
          </table:table-cell>
          <table:table-cell office:value-type="float" office:value="573" calcext:value-type="float">
            <text:p>573</text:p>
          </table:table-cell>
          <table:table-cell office:value-type="float" office:value="981" calcext:value-type="float">
            <text:p>98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office:value-type="float" office:value="158" calcext:value-type="float">
            <text:p>158</text:p>
          </table:table-cell>
          <table:table-cell office:value-type="float" office:value="1631" calcext:value-type="float">
            <text:p>1631</text:p>
          </table:table-cell>
          <table:table-cell office:value-type="float" office:value="3067" calcext:value-type="float">
            <text:p>3067</text:p>
          </table:table-cell>
          <table:table-cell office:value-type="float" office:value="2766" calcext:value-type="float">
            <text:p>2766</text:p>
          </table:table-cell>
          <table:table-cell office:value-type="float" office:value="650" calcext:value-type="float">
            <text:p>650</text:p>
          </table:table-cell>
          <table:table-cell office:value-type="float" office:value="1149" calcext:value-type="float">
            <text:p>1149</text:p>
          </table:table-cell>
          <table:table-cell office:value-type="float" office:value="3898" calcext:value-type="float">
            <text:p>3898</text:p>
          </table:table-cell>
          <table:table-cell office:value-type="float" office:value="5805" calcext:value-type="float">
            <text:p>5805</text:p>
          </table:table-cell>
          <table:table-cell office:value-type="float" office:value="9729" calcext:value-type="float">
            <text:p>9729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5719" calcext:value-type="float">
            <text:p>5719</text:p>
          </table:table-cell>
          <table:table-cell office:value-type="float" office:value="3856" calcext:value-type="float">
            <text:p>3856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21.670143" calcext:value-type="float">
            <text:p>722</text:p>
          </table:table-cell>
          <table:table-cell office:value-type="float" office:value="2832.755021" calcext:value-type="float">
            <text:p>2,833</text:p>
          </table:table-cell>
          <table:table-cell office:value-type="float" office:value="63" calcext:value-type="float">
            <text:p>63</text:p>
          </table:table-cell>
          <table:table-cell office:value-type="float" office:value="3330.792897" calcext:value-type="float">
            <text:p>3,331</text:p>
          </table:table-cell>
        </table:table-row>
        <table:table-row table:style-name="ro1">
          <table:table-cell office:value-type="string" calcext:value-type="string">
            <text:p>19100072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213" calcext:value-type="float">
            <text:p>213</text:p>
          </table:table-cell>
          <table:table-cell office:value-type="float" office:value="458" calcext:value-type="float">
            <text:p>458</text:p>
          </table:table-cell>
          <table:table-cell office:value-type="float" office:value="21" calcext:value-type="float">
            <text:p>21</text:p>
          </table:table-cell>
          <table:table-cell office:value-type="float" office:value="903" calcext:value-type="float">
            <text:p>903</text:p>
          </table:table-cell>
          <table:table-cell office:value-type="float" office:value="1873" calcext:value-type="float">
            <text:p>1873</text:p>
          </table:table-cell>
          <table:table-cell office:value-type="float" office:value="1770" calcext:value-type="float">
            <text:p>1770</text:p>
          </table:table-cell>
          <table:table-cell office:value-type="float" office:value="5815" calcext:value-type="float">
            <text:p>5815</text:p>
          </table:table-cell>
          <table:table-cell office:value-type="float" office:value="543" calcext:value-type="float">
            <text:p>543</text:p>
          </table:table-cell>
          <table:table-cell office:value-type="float" office:value="47" calcext:value-type="float">
            <text:p>47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365" calcext:value-type="float">
            <text:p>365</text:p>
          </table:table-cell>
          <table:table-cell office:value-type="float" office:value="33" calcext:value-type="float">
            <text:p>33</text:p>
          </table:table-cell>
          <table:table-cell office:value-type="float" office:value="565" calcext:value-type="float">
            <text:p>565</text:p>
          </table:table-cell>
          <table:table-cell office:value-type="float" office:value="1377" calcext:value-type="float">
            <text:p>1377</text:p>
          </table:table-cell>
          <table:table-cell office:value-type="float" office:value="1788" calcext:value-type="float">
            <text:p>1788</text:p>
          </table:table-cell>
          <table:table-cell office:value-type="float" office:value="6718" calcext:value-type="float">
            <text:p>6718</text:p>
          </table:table-cell>
          <table:table-cell office:value-type="float" office:value="1911" calcext:value-type="float">
            <text:p>1911</text:p>
          </table:table-cell>
          <table:table-cell office:value-type="float" office:value="207" calcext:value-type="float">
            <text:p>207</text:p>
          </table:table-cell>
          <table:table-cell office:value-type="float" office:value="147" calcext:value-type="float">
            <text:p>147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49" calcext:value-type="float">
            <text:p>1349</text:p>
          </table:table-cell>
          <table:table-cell office:value-type="float" office:value="2750" calcext:value-type="float">
            <text:p>2750</text:p>
          </table:table-cell>
          <table:table-cell office:value-type="float" office:value="1185" calcext:value-type="float">
            <text:p>1185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3270" calcext:value-type="float">
            <text:p>3270</text:p>
          </table:table-cell>
          <table:table-cell office:value-type="float" office:value="1913" calcext:value-type="float">
            <text:p>1913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float" office:value="436" calcext:value-type="float">
            <text:p>436</text:p>
          </table:table-cell>
          <table:table-cell office:value-type="float" office:value="39" calcext:value-type="float">
            <text:p>39</text:p>
          </table:table-cell>
          <table:table-cell office:value-type="float" office:value="4966" calcext:value-type="float">
            <text:p>4966</text:p>
          </table:table-cell>
          <table:table-cell office:value-type="float" office:value="451" calcext:value-type="float">
            <text:p>451</text:p>
          </table:table-cell>
          <table:table-cell office:value-type="float" office:value="268" calcext:value-type="float">
            <text:p>268</text:p>
          </table:table-cell>
          <table:table-cell office:value-type="float" office:value="36" calcext:value-type="float">
            <text:p>36</text:p>
          </table:table-cell>
          <table:table-cell office:value-type="float" office:value="5426" calcext:value-type="float">
            <text:p>5426</text:p>
          </table:table-cell>
          <table:table-cell office:value-type="float" office:value="388" calcext:value-type="float">
            <text:p>388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office:value-type="float" office:value="246" calcext:value-type="float">
            <text:p>246</text:p>
          </table:table-cell>
          <table:table-cell office:value-type="float" office:value="192" calcext:value-type="float">
            <text:p>192</text:p>
          </table:table-cell>
          <table:table-cell office:value-type="float" office:value="85" calcext:value-type="float">
            <text:p>85</text:p>
          </table:table-cell>
          <table:table-cell office:value-type="float" office:value="1621" calcext:value-type="float">
            <text:p>1621</text:p>
          </table:table-cell>
          <table:table-cell office:value-type="float" office:value="495" calcext:value-type="float">
            <text:p>495</text:p>
          </table:table-cell>
          <table:table-cell office:value-type="float" office:value="3552" calcext:value-type="float">
            <text:p>3552</text:p>
          </table:table-cell>
          <table:table-cell office:value-type="float" office:value="2767" calcext:value-type="float">
            <text:p>2767</text:p>
          </table:table-cell>
          <table:table-cell office:value-type="float" office:value="1198" calcext:value-type="float">
            <text:p>1198</text:p>
          </table:table-cell>
          <table:table-cell office:value-type="float" office:value="903" calcext:value-type="float">
            <text:p>903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office:value-type="float" office:value="1083" calcext:value-type="float">
            <text:p>1083</text:p>
          </table:table-cell>
          <table:table-cell office:value-type="float" office:value="227" calcext:value-type="float">
            <text:p>227</text:p>
          </table:table-cell>
          <table:table-cell office:value-type="float" office:value="3852" calcext:value-type="float">
            <text:p>3852</text:p>
          </table:table-cell>
          <table:table-cell office:value-type="float" office:value="4187" calcext:value-type="float">
            <text:p>4187</text:p>
          </table:table-cell>
          <table:table-cell office:value-type="float" office:value="2189" calcext:value-type="float">
            <text:p>2189</text:p>
          </table:table-cell>
          <table:table-cell office:value-type="float" office:value="565" calcext:value-type="float">
            <text:p>565</text:p>
          </table:table-cell>
          <table:table-cell office:value-type="float" office:value="358" calcext:value-type="float">
            <text:p>358</text:p>
          </table:table-cell>
          <table:table-cell office:value-type="float" office:value="581" calcext:value-type="float">
            <text:p>581</text:p>
          </table:table-cell>
          <table:table-cell office:value-type="float" office:value="5384" calcext:value-type="float">
            <text:p>5384</text:p>
          </table:table-cell>
          <table:table-cell office:value-type="float" office:value="5506" calcext:value-type="float">
            <text:p>5506</text:p>
          </table:table-cell>
          <table:table-cell office:value-type="float" office:value="309" calcext:value-type="float">
            <text:p>309</text:p>
          </table:table-cell>
          <table:table-cell office:value-type="float" office:value="344" calcext:value-type="float">
            <text:p>344</text:p>
          </table:table-cell>
          <table:table-cell office:value-type="float" office:value="7497" calcext:value-type="float">
            <text:p>7497</text:p>
          </table:table-cell>
          <table:table-cell office:value-type="float" office:value="4837" calcext:value-type="float">
            <text:p>4837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254" calcext:value-type="float">
            <text:p>254</text:p>
          </table:table-cell>
          <table:table-cell office:value-type="float" office:value="2960.822047" calcext:value-type="float">
            <text:p>2,961</text:p>
          </table:table-cell>
          <table:table-cell office:value-type="float" office:value="177" calcext:value-type="float">
            <text:p>177</text:p>
          </table:table-cell>
          <table:table-cell office:value-type="float" office:value="4773.531455" calcext:value-type="float">
            <text:p>4,774</text:p>
          </table:table-cell>
        </table:table-row>
        <table:table-row table:style-name="ro1">
          <table:table-cell office:value-type="string" calcext:value-type="string">
            <text:p>19100073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333" calcext:value-type="float">
            <text:p>333</text:p>
          </table:table-cell>
          <table:table-cell office:value-type="float" office:value="21" calcext:value-type="float">
            <text:p>21</text:p>
          </table:table-cell>
          <table:table-cell office:value-type="float" office:value="376" calcext:value-type="float">
            <text:p>376</text:p>
          </table:table-cell>
          <table:table-cell office:value-type="float" office:value="850" calcext:value-type="float">
            <text:p>850</text:p>
          </table:table-cell>
          <table:table-cell office:value-type="float" office:value="1051" calcext:value-type="float">
            <text:p>1051</text:p>
          </table:table-cell>
          <table:table-cell office:value-type="float" office:value="3535" calcext:value-type="float">
            <text:p>3535</text:p>
          </table:table-cell>
          <table:table-cell office:value-type="float" office:value="767" calcext:value-type="float">
            <text:p>76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94" calcext:value-type="float">
            <text:p>194</text:p>
          </table:table-cell>
          <table:table-cell office:value-type="float" office:value="12" calcext:value-type="float">
            <text:p>12</text:p>
          </table:table-cell>
          <table:table-cell office:value-type="float" office:value="702" calcext:value-type="float">
            <text:p>702</text:p>
          </table:table-cell>
          <table:table-cell office:value-type="float" office:value="1860" calcext:value-type="float">
            <text:p>1860</text:p>
          </table:table-cell>
          <table:table-cell office:value-type="float" office:value="2189" calcext:value-type="float">
            <text:p>2189</text:p>
          </table:table-cell>
          <table:table-cell office:value-type="float" office:value="7870" calcext:value-type="float">
            <text:p>7870</text:p>
          </table:table-cell>
          <table:table-cell office:value-type="float" office:value="2930" calcext:value-type="float">
            <text:p>2930</text:p>
          </table:table-cell>
          <table:table-cell office:value-type="float" office:value="180" calcext:value-type="float">
            <text:p>180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1656" calcext:value-type="float">
            <text:p>1656</text:p>
          </table:table-cell>
          <table:table-cell office:value-type="float" office:value="676" calcext:value-type="float">
            <text:p>676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26" calcext:value-type="float">
            <text:p>1026</text:p>
          </table:table-cell>
          <table:table-cell office:value-type="float" office:value="2958" calcext:value-type="float">
            <text:p>2958</text:p>
          </table:table-cell>
          <table:table-cell office:value-type="float" office:value="2693" calcext:value-type="float">
            <text:p>2693</text:p>
          </table:table-cell>
          <table:table-cell office:value-type="float" office:value="564" calcext:value-type="float">
            <text:p>564</text:p>
          </table:table-cell>
          <table:table-cell office:value-type="float" office:value="60" calcext:value-type="float">
            <text:p>60</text:p>
          </table:table-cell>
          <table:table-cell office:value-type="float" office:value="282" calcext:value-type="float">
            <text:p>282</text:p>
          </table:table-cell>
          <table:table-cell office:value-type="float" office:value="24" calcext:value-type="float">
            <text:p>24</text:p>
          </table:table-cell>
          <table:table-cell office:value-type="float" office:value="2770" calcext:value-type="float">
            <text:p>2770</text:p>
          </table:table-cell>
          <table:table-cell office:value-type="float" office:value="260" calcext:value-type="float">
            <text:p>260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6296" calcext:value-type="float">
            <text:p>6296</text:p>
          </table:table-cell>
          <table:table-cell office:value-type="float" office:value="275" calcext:value-type="float">
            <text:p>275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54" calcext:value-type="float">
            <text:p>154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790" calcext:value-type="float">
            <text:p>790</text:p>
          </table:table-cell>
          <table:table-cell office:value-type="float" office:value="247" calcext:value-type="float">
            <text:p>247</text:p>
          </table:table-cell>
          <table:table-cell office:value-type="float" office:value="2496" calcext:value-type="float">
            <text:p>2496</text:p>
          </table:table-cell>
          <table:table-cell office:value-type="float" office:value="1714" calcext:value-type="float">
            <text:p>1714</text:p>
          </table:table-cell>
          <table:table-cell office:value-type="float" office:value="779" calcext:value-type="float">
            <text:p>779</text:p>
          </table:table-cell>
          <table:table-cell office:value-type="float" office:value="376" calcext:value-type="float">
            <text:p>37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1429" calcext:value-type="float">
            <text:p>1429</text:p>
          </table:table-cell>
          <table:table-cell office:value-type="float" office:value="269" calcext:value-type="float">
            <text:p>269</text:p>
          </table:table-cell>
          <table:table-cell office:value-type="float" office:value="3303" calcext:value-type="float">
            <text:p>3303</text:p>
          </table:table-cell>
          <table:table-cell office:value-type="float" office:value="4984" calcext:value-type="float">
            <text:p>4984</text:p>
          </table:table-cell>
          <table:table-cell office:value-type="float" office:value="4541" calcext:value-type="float">
            <text:p>4541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office:value-type="float" office:value="282" calcext:value-type="float">
            <text:p>282</text:p>
          </table:table-cell>
          <table:table-cell office:value-type="float" office:value="3481" calcext:value-type="float">
            <text:p>3481</text:p>
          </table:table-cell>
          <table:table-cell office:value-type="float" office:value="3090" calcext:value-type="float">
            <text:p>3090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 office:value-type="float" office:value="9679" calcext:value-type="float">
            <text:p>9679</text:p>
          </table:table-cell>
          <table:table-cell office:value-type="float" office:value="5913" calcext:value-type="float">
            <text:p>591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166.962796" calcext:value-type="float">
            <text:p>167</text:p>
          </table:table-cell>
          <table:table-cell office:value-type="float" office:value="2045.343944" calcext:value-type="float">
            <text:p>2,045</text:p>
          </table:table-cell>
          <table:table-cell office:value-type="float" office:value="87" calcext:value-type="float">
            <text:p>87</text:p>
          </table:table-cell>
          <table:table-cell office:value-type="float" office:value="6247.095146" calcext:value-type="float">
            <text:p>6,247</text:p>
          </table:table-cell>
        </table:table-row>
        <table:table-row table:style-name="ro1">
          <table:table-cell office:value-type="string" calcext:value-type="string">
            <text:p>19100074</text:p>
          </table:table-cell>
          <table:table-cell office:value-type="float" office:value="752" calcext:value-type="float">
            <text:p>752</text:p>
          </table:table-cell>
          <table:table-cell office:value-type="float" office:value="1097" calcext:value-type="float">
            <text:p>1097</text:p>
          </table:table-cell>
          <table:table-cell office:value-type="float" office:value="2036" calcext:value-type="float">
            <text:p>2036</text:p>
          </table:table-cell>
          <table:table-cell office:value-type="float" office:value="4404" calcext:value-type="float">
            <text:p>4404</text:p>
          </table:table-cell>
          <table:table-cell office:value-type="float" office:value="57" calcext:value-type="float">
            <text:p>57</text:p>
          </table:table-cell>
          <table:table-cell office:value-type="float" office:value="560" calcext:value-type="float">
            <text:p>560</text:p>
          </table:table-cell>
          <table:table-cell office:value-type="float" office:value="1178" calcext:value-type="float">
            <text:p>1178</text:p>
          </table:table-cell>
          <table:table-cell office:value-type="float" office:value="1177" calcext:value-type="float">
            <text:p>1177</text:p>
          </table:table-cell>
          <table:table-cell office:value-type="float" office:value="2844" calcext:value-type="float">
            <text:p>2844</text:p>
          </table:table-cell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716" calcext:value-type="float">
            <text:p>716</text:p>
          </table:table-cell>
          <table:table-cell office:value-type="float" office:value="1281" calcext:value-type="float">
            <text:p>1281</text:p>
          </table:table-cell>
          <table:table-cell office:value-type="float" office:value="1084" calcext:value-type="float">
            <text:p>1084</text:p>
          </table:table-cell>
          <table:table-cell office:value-type="float" office:value="5903" calcext:value-type="float">
            <text:p>5903</text:p>
          </table:table-cell>
          <table:table-cell office:value-type="float" office:value="950" calcext:value-type="float">
            <text:p>950</text:p>
          </table:table-cell>
          <table:table-cell office:value-type="float" office:value="2758" calcext:value-type="float">
            <text:p>2758</text:p>
          </table:table-cell>
          <table:table-cell office:value-type="float" office:value="507" calcext:value-type="float">
            <text:p>507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757" calcext:value-type="float">
            <text:p>757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1636" calcext:value-type="float">
            <text:p>1636</text:p>
          </table:table-cell>
          <table:table-cell office:value-type="float" office:value="2243" calcext:value-type="float">
            <text:p>2243</text:p>
          </table:table-cell>
          <table:table-cell office:value-type="float" office:value="722" calcext:value-type="float">
            <text:p>722</text:p>
          </table:table-cell>
          <table:table-cell office:value-type="float" office:value="123" calcext:value-type="float">
            <text:p>123</text:p>
          </table:table-cell>
          <table:table-cell office:value-type="float" office:value="3107" calcext:value-type="float">
            <text:p>3107</text:p>
          </table:table-cell>
          <table:table-cell office:value-type="float" office:value="2483" calcext:value-type="float">
            <text:p>2483</text:p>
          </table:table-cell>
          <table:table-cell office:value-type="float" office:value="2164" calcext:value-type="float">
            <text:p>2164</text:p>
          </table:table-cell>
          <table:table-cell office:value-type="float" office:value="686" calcext:value-type="float">
            <text:p>68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4510" calcext:value-type="float">
            <text:p>4510</text:p>
          </table:table-cell>
          <table:table-cell office:value-type="float" office:value="139" calcext:value-type="float">
            <text:p>139</text:p>
          </table:table-cell>
          <table:table-cell office:value-type="float" office:value="2038" calcext:value-type="float">
            <text:p>2038</text:p>
          </table:table-cell>
          <table:table-cell office:value-type="float" office:value="711" calcext:value-type="float">
            <text:p>711</text:p>
          </table:table-cell>
          <table:table-cell office:value-type="float" office:value="2604" calcext:value-type="float">
            <text:p>2604</text:p>
          </table:table-cell>
          <table:table-cell office:value-type="float" office:value="921" calcext:value-type="float">
            <text:p>921</text:p>
          </table:table-cell>
          <table:table-cell office:value-type="float" office:value="228" calcext:value-type="float">
            <text:p>228</text:p>
          </table:table-cell>
          <table:table-cell office:value-type="float" office:value="752" calcext:value-type="float">
            <text:p>752</text:p>
          </table:table-cell>
          <table:table-cell office:value-type="float" office:value="1657" calcext:value-type="float">
            <text:p>1657</text:p>
          </table:table-cell>
          <table:table-cell office:value-type="float" office:value="658" calcext:value-type="float">
            <text:p>658</text:p>
          </table:table-cell>
          <table:table-cell office:value-type="float" office:value="1978" calcext:value-type="float">
            <text:p>1978</text:p>
          </table:table-cell>
          <table:table-cell office:value-type="float" office:value="560" calcext:value-type="float">
            <text:p>560</text:p>
          </table:table-cell>
          <table:table-cell office:value-type="float" office:value="96" calcext:value-type="float">
            <text:p>96</text:p>
          </table:table-cell>
          <table:table-cell office:value-type="float" office:value="560" calcext:value-type="float">
            <text:p>56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16" calcext:value-type="float">
            <text:p>916</text:p>
          </table:table-cell>
          <table:table-cell office:value-type="float" office:value="159" calcext:value-type="float">
            <text:p>159</text:p>
          </table:table-cell>
          <table:table-cell office:value-type="float" office:value="1121" calcext:value-type="float">
            <text:p>1121</text:p>
          </table:table-cell>
          <table:table-cell office:value-type="float" office:value="2685" calcext:value-type="float">
            <text:p>2685</text:p>
          </table:table-cell>
          <table:table-cell office:value-type="float" office:value="4122" calcext:value-type="float">
            <text:p>4122</text:p>
          </table:table-cell>
          <table:table-cell office:value-type="float" office:value="716" calcext:value-type="float">
            <text:p>716</text:p>
          </table:table-cell>
          <table:table-cell office:value-type="float" office:value="2527" calcext:value-type="float">
            <text:p>2527</text:p>
          </table:table-cell>
          <table:table-cell office:value-type="float" office:value="5900" calcext:value-type="float">
            <text:p>5900</text:p>
          </table:table-cell>
          <table:table-cell office:value-type="float" office:value="2284" calcext:value-type="float">
            <text:p>2284</text:p>
          </table:table-cell>
          <table:table-cell office:value-type="float" office:value="3645" calcext:value-type="float">
            <text:p>3645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6075" calcext:value-type="float">
            <text:p>6075</text:p>
          </table:table-cell>
          <table:table-cell office:value-type="float" office:value="3824" calcext:value-type="float">
            <text:p>3824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2858.040631" calcext:value-type="float">
            <text:p>2,858</text:p>
          </table:table-cell>
          <table:table-cell office:value-type="float" office:value="1347.63855" calcext:value-type="float">
            <text:p>1,348</text:p>
          </table:table-cell>
          <table:table-cell office:value-type="float" office:value="42" calcext:value-type="float">
            <text:p>42</text:p>
          </table:table-cell>
          <table:table-cell office:value-type="float" office:value="3848.966506" calcext:value-type="float">
            <text:p>3,849</text:p>
          </table:table-cell>
        </table:table-row>
        <table:table-row table:style-name="ro1">
          <table:table-cell office:value-type="string" calcext:value-type="string">
            <text:p>19100075</text:p>
          </table:table-cell>
          <table:table-cell office:value-type="float" office:value="2036" calcext:value-type="float">
            <text:p>2036</text:p>
          </table:table-cell>
          <table:table-cell office:value-type="float" office:value="3416" calcext:value-type="float">
            <text:p>3416</text:p>
          </table:table-cell>
          <table:table-cell office:value-type="float" office:value="4277" calcext:value-type="float">
            <text:p>4277</text:p>
          </table:table-cell>
          <table:table-cell office:value-type="float" office:value="8193" calcext:value-type="float">
            <text:p>8193</text:p>
          </table:table-cell>
          <table:table-cell office:value-type="float" office:value="122" calcext:value-type="float">
            <text:p>122</text:p>
          </table:table-cell>
          <table:table-cell office:value-type="float" office:value="1699" calcext:value-type="float">
            <text:p>1699</text:p>
          </table:table-cell>
          <table:table-cell office:value-type="float" office:value="3984" calcext:value-type="float">
            <text:p>3984</text:p>
          </table:table-cell>
          <table:table-cell office:value-type="float" office:value="3928" calcext:value-type="float">
            <text:p>3928</text:p>
          </table:table-cell>
          <table:table-cell office:value-type="float" office:value="8051" calcext:value-type="float">
            <text:p>8051</text:p>
          </table:table-cell>
          <table:table-cell office:value-type="float" office:value="317" calcext:value-type="float">
            <text:p>317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342" calcext:value-type="float">
            <text:p>3342</text:p>
          </table:table-cell>
          <table:table-cell office:value-type="float" office:value="822" calcext:value-type="float">
            <text:p>822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07" calcext:value-type="float">
            <text:p>2407</text:p>
          </table:table-cell>
          <table:table-cell office:value-type="float" office:value="3460" calcext:value-type="float">
            <text:p>3460</text:p>
          </table:table-cell>
          <table:table-cell office:value-type="float" office:value="483" calcext:value-type="float">
            <text:p>48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75" calcext:value-type="float">
            <text:p>3975</text:p>
          </table:table-cell>
          <table:table-cell office:value-type="float" office:value="4953" calcext:value-type="float">
            <text:p>4953</text:p>
          </table:table-cell>
          <table:table-cell office:value-type="float" office:value="5908" calcext:value-type="float">
            <text:p>5908</text:p>
          </table:table-cell>
          <table:table-cell office:value-type="float" office:value="1871" calcext:value-type="float">
            <text:p>1871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234" calcext:value-type="float">
            <text:p>4234</text:p>
          </table:table-cell>
          <table:table-cell office:value-type="float" office:value="1181" calcext:value-type="float">
            <text:p>1181</text:p>
          </table:table-cell>
          <table:table-cell office:value-type="float" office:value="6234" calcext:value-type="float">
            <text:p>6234</text:p>
          </table:table-cell>
          <table:table-cell office:value-type="float" office:value="2447" calcext:value-type="float">
            <text:p>2447</text:p>
          </table:table-cell>
          <table:table-cell office:value-type="float" office:value="531" calcext:value-type="float">
            <text:p>531</text:p>
          </table:table-cell>
          <table:table-cell office:value-type="float" office:value="2036" calcext:value-type="float">
            <text:p>2036</text:p>
          </table:table-cell>
          <table:table-cell office:value-type="float" office:value="3745" calcext:value-type="float">
            <text:p>3745</text:p>
          </table:table-cell>
          <table:table-cell office:value-type="float" office:value="1419" calcext:value-type="float">
            <text:p>1419</text:p>
          </table:table-cell>
          <table:table-cell office:value-type="float" office:value="6977" calcext:value-type="float">
            <text:p>6977</text:p>
          </table:table-cell>
          <table:table-cell office:value-type="float" office:value="2596" calcext:value-type="float">
            <text:p>2596</text:p>
          </table:table-cell>
          <table:table-cell office:value-type="float" office:value="786" calcext:value-type="float">
            <text:p>786</text:p>
          </table:table-cell>
          <table:table-cell office:value-type="float" office:value="1699" calcext:value-type="float">
            <text:p>169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732" calcext:value-type="float">
            <text:p>5732</text:p>
          </table:table-cell>
          <table:table-cell office:value-type="float" office:value="12366" calcext:value-type="float">
            <text:p>12366</text:p>
          </table:table-cell>
          <table:table-cell office:value-type="float" office:value="7692" calcext:value-type="float">
            <text:p>7692</text:p>
          </table:table-cell>
          <table:table-cell office:value-type="float" office:value="10227" calcext:value-type="float">
            <text:p>10227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5103.738588" calcext:value-type="float">
            <text:p>5,104</text:p>
          </table:table-cell>
          <table:table-cell office:value-type="float" office:value="3955.446982" calcext:value-type="float">
            <text:p>3,95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9100076</text:p>
          </table:table-cell>
          <table:table-cell office:value-type="float" office:value="170" calcext:value-type="float">
            <text:p>170</text:p>
          </table:table-cell>
          <table:table-cell office:value-type="float" office:value="274" calcext:value-type="float">
            <text:p>274</text:p>
          </table:table-cell>
          <table:table-cell office:value-type="float" office:value="323" calcext:value-type="float">
            <text:p>323</text:p>
          </table:table-cell>
          <table:table-cell office:value-type="float" office:value="822" calcext:value-type="float">
            <text:p>822</text:p>
          </table:table-cell>
          <table:table-cell office:value-type="float" office:value="27" calcext:value-type="float">
            <text:p>27</text:p>
          </table:table-cell>
          <table:table-cell office:value-type="float" office:value="3297" calcext:value-type="float">
            <text:p>3297</text:p>
          </table:table-cell>
          <table:table-cell office:value-type="float" office:value="7146" calcext:value-type="float">
            <text:p>7146</text:p>
          </table:table-cell>
          <table:table-cell office:value-type="float" office:value="7412" calcext:value-type="float">
            <text:p>7412</text:p>
          </table:table-cell>
          <table:table-cell office:value-type="float" office:value="16836" calcext:value-type="float">
            <text:p>16836</text:p>
          </table:table-cell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234" calcext:value-type="float">
            <text:p>234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239" calcext:value-type="float">
            <text:p>6239</text:p>
          </table:table-cell>
          <table:table-cell office:value-type="float" office:value="5973" calcext:value-type="float">
            <text:p>5973</text:p>
          </table:table-cell>
          <table:table-cell office:value-type="float" office:value="375" calcext:value-type="float">
            <text:p>37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float" office:value="96" calcext:value-type="float">
            <text:p>96</text:p>
          </table:table-cell>
          <table:table-cell office:value-type="float" office:value="11250" calcext:value-type="float">
            <text:p>11250</text:p>
          </table:table-cell>
          <table:table-cell office:value-type="float" office:value="3736" calcext:value-type="float">
            <text:p>373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41" calcext:value-type="float">
            <text:p>441</text:p>
          </table:table-cell>
          <table:table-cell office:value-type="float" office:value="331" calcext:value-type="float">
            <text:p>331</text:p>
          </table:table-cell>
          <table:table-cell office:value-type="float" office:value="145" calcext:value-type="float">
            <text:p>145</text:p>
          </table:table-cell>
          <table:table-cell office:value-type="float" office:value="170" calcext:value-type="float">
            <text:p>170</text:p>
          </table:table-cell>
          <table:table-cell office:value-type="float" office:value="7787" calcext:value-type="float">
            <text:p>7787</text:p>
          </table:table-cell>
          <table:table-cell office:value-type="float" office:value="3188" calcext:value-type="float">
            <text:p>3188</text:p>
          </table:table-cell>
          <table:table-cell office:value-type="float" office:value="14033" calcext:value-type="float">
            <text:p>14033</text:p>
          </table:table-cell>
          <table:table-cell office:value-type="float" office:value="4772" calcext:value-type="float">
            <text:p>4772</text:p>
          </table:table-cell>
          <table:table-cell office:value-type="float" office:value="581" calcext:value-type="float">
            <text:p>581</text:p>
          </table:table-cell>
          <table:table-cell office:value-type="float" office:value="3297" calcext:value-type="float">
            <text:p>329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1016" calcext:value-type="float">
            <text:p>1016</text:p>
          </table:table-cell>
          <table:table-cell office:value-type="float" office:value="14834" calcext:value-type="float">
            <text:p>14834</text:p>
          </table:table-cell>
          <table:table-cell office:value-type="float" office:value="20966" calcext:value-type="float">
            <text:p>20966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382.970508" calcext:value-type="float">
            <text:p>383</text:p>
          </table:table-cell>
          <table:table-cell office:value-type="float" office:value="7446.576477" calcext:value-type="float">
            <text:p>7,447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100077</text:p>
          </table:table-cell>
          <table:table-cell office:value-type="float" office:value="114" calcext:value-type="float">
            <text:p>114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446" calcext:value-type="float">
            <text:p>446</text:p>
          </table:table-cell>
          <table:table-cell office:value-type="float" office:value="24" calcext:value-type="float">
            <text:p>24</text:p>
          </table:table-cell>
          <table:table-cell office:value-type="float" office:value="3141" calcext:value-type="float">
            <text:p>3141</text:p>
          </table:table-cell>
          <table:table-cell office:value-type="float" office:value="7388" calcext:value-type="float">
            <text:p>7388</text:p>
          </table:table-cell>
          <table:table-cell office:value-type="float" office:value="7643" calcext:value-type="float">
            <text:p>7643</text:p>
          </table:table-cell>
          <table:table-cell office:value-type="float" office:value="15257" calcext:value-type="float">
            <text:p>15257</text:p>
          </table:table-cell>
          <table:table-cell office:value-type="float" office:value="731" calcext:value-type="float">
            <text:p>73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82" calcext:value-type="float">
            <text:p>5782</text:p>
          </table:table-cell>
          <table:table-cell office:value-type="float" office:value="5753" calcext:value-type="float">
            <text:p>5753</text:p>
          </table:table-cell>
          <table:table-cell office:value-type="float" office:value="333" calcext:value-type="float">
            <text:p>33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64" calcext:value-type="float">
            <text:p>164</text:p>
          </table:table-cell>
          <table:table-cell office:value-type="float" office:value="10660" calcext:value-type="float">
            <text:p>10660</text:p>
          </table:table-cell>
          <table:table-cell office:value-type="float" office:value="4107" calcext:value-type="float">
            <text:p>4107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2" calcext:value-type="float">
            <text:p>182</text:p>
          </table:table-cell>
          <table:table-cell office:value-type="float" office:value="60" calcext:value-type="float">
            <text:p>60</text:p>
          </table:table-cell>
          <table:table-cell office:value-type="float" office:value="316" calcext:value-type="float">
            <text:p>316</text:p>
          </table:table-cell>
          <table:table-cell office:value-type="float" office:value="183" calcext:value-type="float">
            <text:p>183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7715" calcext:value-type="float">
            <text:p>7715</text:p>
          </table:table-cell>
          <table:table-cell office:value-type="float" office:value="2937" calcext:value-type="float">
            <text:p>2937</text:p>
          </table:table-cell>
          <table:table-cell office:value-type="float" office:value="14314" calcext:value-type="float">
            <text:p>14314</text:p>
          </table:table-cell>
          <table:table-cell office:value-type="float" office:value="4264" calcext:value-type="float">
            <text:p>4264</text:p>
          </table:table-cell>
          <table:table-cell office:value-type="float" office:value="387" calcext:value-type="float">
            <text:p>387</text:p>
          </table:table-cell>
          <table:table-cell office:value-type="float" office:value="3141" calcext:value-type="float">
            <text:p>314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62" calcext:value-type="float">
            <text:p>362</text:p>
          </table:table-cell>
          <table:table-cell office:value-type="float" office:value="592" calcext:value-type="float">
            <text:p>592</text:p>
          </table:table-cell>
          <table:table-cell office:value-type="float" office:value="14074" calcext:value-type="float">
            <text:p>14074</text:p>
          </table:table-cell>
          <table:table-cell office:value-type="float" office:value="20113" calcext:value-type="float">
            <text:p>20113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208.701293" calcext:value-type="float">
            <text:p>209</text:p>
          </table:table-cell>
          <table:table-cell office:value-type="float" office:value="7042.400642" calcext:value-type="float">
            <text:p>7,042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9100078</text:p>
          </table:table-cell>
          <table:table-cell office:value-type="float" office:value="78" calcext:value-type="float">
            <text:p>78</text:p>
          </table:table-cell>
          <table:table-cell office:value-type="float" office:value="151" calcext:value-type="float">
            <text:p>151</text:p>
          </table:table-cell>
          <table:table-cell office:value-type="float" office:value="180" calcext:value-type="float">
            <text:p>180</text:p>
          </table:table-cell>
          <table:table-cell office:value-type="float" office:value="433" calcext:value-type="float">
            <text:p>433</text:p>
          </table:table-cell>
          <table:table-cell office:value-type="float" office:value="21" calcext:value-type="float">
            <text:p>21</text:p>
          </table:table-cell>
          <table:table-cell office:value-type="float" office:value="2508" calcext:value-type="float">
            <text:p>2508</text:p>
          </table:table-cell>
          <table:table-cell office:value-type="float" office:value="5618" calcext:value-type="float">
            <text:p>5618</text:p>
          </table:table-cell>
          <table:table-cell office:value-type="float" office:value="6282" calcext:value-type="float">
            <text:p>6282</text:p>
          </table:table-cell>
          <table:table-cell office:value-type="float" office:value="15444" calcext:value-type="float">
            <text:p>15444</text:p>
          </table:table-cell>
          <table:table-cell office:value-type="float" office:value="1090" calcext:value-type="float">
            <text:p>109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float" office:value="201" calcext:value-type="float">
            <text:p>20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0" calcext:value-type="float">
            <text:p>4680</text:p>
          </table:table-cell>
          <table:table-cell office:value-type="float" office:value="7662" calcext:value-type="float">
            <text:p>7662</text:p>
          </table:table-cell>
          <table:table-cell office:value-type="float" office:value="637" calcext:value-type="float">
            <text:p>63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59" calcext:value-type="float">
            <text:p>59</text:p>
          </table:table-cell>
          <table:table-cell office:value-type="float" office:value="11384" calcext:value-type="float">
            <text:p>11384</text:p>
          </table:table-cell>
          <table:table-cell office:value-type="float" office:value="2475" calcext:value-type="float">
            <text:p>2475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office:value-type="float" office:value="363" calcext:value-type="float">
            <text:p>36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5331" calcext:value-type="float">
            <text:p>5331</text:p>
          </table:table-cell>
          <table:table-cell office:value-type="float" office:value="2185" calcext:value-type="float">
            <text:p>2185</text:p>
          </table:table-cell>
          <table:table-cell office:value-type="float" office:value="13016" calcext:value-type="float">
            <text:p>13016</text:p>
          </table:table-cell>
          <table:table-cell office:value-type="float" office:value="6461" calcext:value-type="float">
            <text:p>6461</text:p>
          </table:table-cell>
          <table:table-cell office:value-type="float" office:value="442" calcext:value-type="float">
            <text:p>442</text:p>
          </table:table-cell>
          <table:table-cell office:value-type="float" office:value="2508" calcext:value-type="float">
            <text:p>250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6" calcext:value-type="float">
            <text:p>396</text:p>
          </table:table-cell>
          <table:table-cell office:value-type="float" office:value="504" calcext:value-type="float">
            <text:p>504</text:p>
          </table:table-cell>
          <table:table-cell office:value-type="float" office:value="14242" calcext:value-type="float">
            <text:p>14242</text:p>
          </table:table-cell>
          <table:table-cell office:value-type="float" office:value="16682" calcext:value-type="float">
            <text:p>1668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98" calcext:value-type="float">
            <text:p>198</text:p>
          </table:table-cell>
          <table:table-cell office:value-type="float" office:value="6995.869702" calcext:value-type="float">
            <text:p>6,99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100079</text:p>
          </table:table-cell>
          <table:table-cell office:value-type="float" office:value="143" calcext:value-type="float">
            <text:p>143</text:p>
          </table:table-cell>
          <table:table-cell office:value-type="float" office:value="236" calcext:value-type="float">
            <text:p>236</text:p>
          </table:table-cell>
          <table:table-cell office:value-type="float" office:value="259" calcext:value-type="float">
            <text:p>259</text:p>
          </table:table-cell>
          <table:table-cell office:value-type="float" office:value="600" calcext:value-type="float">
            <text:p>600</text:p>
          </table:table-cell>
          <table:table-cell office:value-type="float" office:value="39" calcext:value-type="float">
            <text:p>39</text:p>
          </table:table-cell>
          <table:table-cell office:value-type="float" office:value="3426" calcext:value-type="float">
            <text:p>3426</text:p>
          </table:table-cell>
          <table:table-cell office:value-type="float" office:value="7066" calcext:value-type="float">
            <text:p>7066</text:p>
          </table:table-cell>
          <table:table-cell office:value-type="float" office:value="7595" calcext:value-type="float">
            <text:p>7595</text:p>
          </table:table-cell>
          <table:table-cell office:value-type="float" office:value="14750" calcext:value-type="float">
            <text:p>14750</text:p>
          </table:table-cell>
          <table:table-cell office:value-type="float" office:value="967" calcext:value-type="float">
            <text:p>96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04" calcext:value-type="float">
            <text:p>304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6" calcext:value-type="float">
            <text:p>6956</text:p>
          </table:table-cell>
          <table:table-cell office:value-type="float" office:value="4805" calcext:value-type="float">
            <text:p>4805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161" calcext:value-type="float">
            <text:p>161</text:p>
          </table:table-cell>
          <table:table-cell office:value-type="float" office:value="10033" calcext:value-type="float">
            <text:p>10033</text:p>
          </table:table-cell>
          <table:table-cell office:value-type="float" office:value="4230" calcext:value-type="float">
            <text:p>423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58" calcext:value-type="float">
            <text:p>58</text:p>
          </table:table-cell>
          <table:table-cell office:value-type="float" office:value="462" calcext:value-type="float">
            <text:p>462</text:p>
          </table:table-cell>
          <table:table-cell office:value-type="float" office:value="243" calcext:value-type="float">
            <text:p>243</text:p>
          </table:table-cell>
          <table:table-cell office:value-type="float" office:value="42" calcext:value-type="float">
            <text:p>42</text:p>
          </table:table-cell>
          <table:table-cell office:value-type="float" office:value="143" calcext:value-type="float">
            <text:p>143</text:p>
          </table:table-cell>
          <table:table-cell office:value-type="float" office:value="8012" calcext:value-type="float">
            <text:p>8012</text:p>
          </table:table-cell>
          <table:table-cell office:value-type="float" office:value="3412" calcext:value-type="float">
            <text:p>3412</text:p>
          </table:table-cell>
          <table:table-cell office:value-type="float" office:value="13669" calcext:value-type="float">
            <text:p>13669</text:p>
          </table:table-cell>
          <table:table-cell office:value-type="float" office:value="3375" calcext:value-type="float">
            <text:p>3375</text:p>
          </table:table-cell>
          <table:table-cell office:value-type="float" office:value="284" calcext:value-type="float">
            <text:p>284</text:p>
          </table:table-cell>
          <table:table-cell office:value-type="float" office:value="3426" calcext:value-type="float">
            <text:p>342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827" calcext:value-type="float">
            <text:p>827</text:p>
          </table:table-cell>
          <table:table-cell office:value-type="float" office:value="13388" calcext:value-type="float">
            <text:p>13388</text:p>
          </table:table-cell>
          <table:table-cell office:value-type="float" office:value="20394" calcext:value-type="float">
            <text:p>2039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288.689025" calcext:value-type="float">
            <text:p>289</text:p>
          </table:table-cell>
          <table:table-cell office:value-type="float" office:value="6685.712855" calcext:value-type="float">
            <text:p>6,68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9100080</text:p>
          </table:table-cell>
          <table:table-cell office:value-type="float" office:value="147" calcext:value-type="float">
            <text:p>147</text:p>
          </table:table-cell>
          <table:table-cell office:value-type="float" office:value="243" calcext:value-type="float">
            <text:p>243</text:p>
          </table:table-cell>
          <table:table-cell office:value-type="float" office:value="347" calcext:value-type="float">
            <text:p>347</text:p>
          </table:table-cell>
          <table:table-cell office:value-type="float" office:value="779" calcext:value-type="float">
            <text:p>779</text:p>
          </table:table-cell>
          <table:table-cell office:value-type="float" office:value="33" calcext:value-type="float">
            <text:p>33</text:p>
          </table:table-cell>
          <table:table-cell office:value-type="float" office:value="3481" calcext:value-type="float">
            <text:p>3481</text:p>
          </table:table-cell>
          <table:table-cell office:value-type="float" office:value="7517" calcext:value-type="float">
            <text:p>7517</text:p>
          </table:table-cell>
          <table:table-cell office:value-type="float" office:value="6717" calcext:value-type="float">
            <text:p>6717</text:p>
          </table:table-cell>
          <table:table-cell office:value-type="float" office:value="18163" calcext:value-type="float">
            <text:p>18163</text:p>
          </table:table-cell>
          <table:table-cell office:value-type="float" office:value="998" calcext:value-type="float">
            <text:p>998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235" calcext:value-type="float">
            <text:p>235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444" calcext:value-type="float">
            <text:p>444</text:p>
          </table:table-cell>
          <table:table-cell office:value-type="float" office:value="63" calcext:value-type="float">
            <text:p>63</text:p>
          </table:table-cell>
          <table:table-cell office:value-type="float" office:value="465" calcext:value-type="float">
            <text:p>465</text:p>
          </table:table-cell>
          <table:table-cell office:value-type="float" office:value="233" calcext:value-type="float">
            <text:p>23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139" calcext:value-type="float">
            <text:p>6139</text:p>
          </table:table-cell>
          <table:table-cell office:value-type="float" office:value="8953" calcext:value-type="float">
            <text:p>8953</text:p>
          </table:table-cell>
          <table:table-cell office:value-type="float" office:value="1427" calcext:value-type="float">
            <text:p>1427</text:p>
          </table:table-cell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86" calcext:value-type="float">
            <text:p>18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62" calcext:value-type="float">
            <text:p>662</text:p>
          </table:table-cell>
          <table:table-cell office:value-type="float" office:value="136" calcext:value-type="float">
            <text:p>136</text:p>
          </table:table-cell>
          <table:table-cell office:value-type="float" office:value="14977" calcext:value-type="float">
            <text:p>14977</text:p>
          </table:table-cell>
          <table:table-cell office:value-type="float" office:value="2416" calcext:value-type="float">
            <text:p>2416</text:p>
          </table:table-cell>
          <table:table-cell office:value-type="float" office:value="191" calcext:value-type="float">
            <text:p>191</text:p>
          </table:table-cell>
          <table:table-cell office:value-type="float" office:value="16" calcext:value-type="float">
            <text:p>16</text:p>
          </table:table-cell>
          <table:table-cell office:value-type="float" office:value="342" calcext:value-type="float">
            <text:p>342</text:p>
          </table:table-cell>
          <table:table-cell office:value-type="float" office:value="46" calcext:value-type="float">
            <text:p>46</text:p>
          </table:table-cell>
          <table:table-cell office:value-type="float" office:value="378" calcext:value-type="float">
            <text:p>378</text:p>
          </table:table-cell>
          <table:table-cell office:value-type="float" office:value="104" calcext:value-type="float">
            <text:p>104</text:p>
          </table:table-cell>
          <table:table-cell office:value-type="float" office:value="489" calcext:value-type="float">
            <text:p>489</text:p>
          </table:table-cell>
          <table:table-cell office:value-type="float" office:value="223" calcext:value-type="float">
            <text:p>223</text:p>
          </table:table-cell>
          <table:table-cell office:value-type="float" office:value="63" calcext:value-type="float">
            <text:p>63</text:p>
          </table:table-cell>
          <table:table-cell office:value-type="float" office:value="147" calcext:value-type="float">
            <text:p>147</text:p>
          </table:table-cell>
          <table:table-cell office:value-type="float" office:value="7198" calcext:value-type="float">
            <text:p>7198</text:p>
          </table:table-cell>
          <table:table-cell office:value-type="float" office:value="2209" calcext:value-type="float">
            <text:p>2209</text:p>
          </table:table-cell>
          <table:table-cell office:value-type="float" office:value="13631" calcext:value-type="float">
            <text:p>13631</text:p>
          </table:table-cell>
          <table:table-cell office:value-type="float" office:value="6971" calcext:value-type="float">
            <text:p>6971</text:p>
          </table:table-cell>
          <table:table-cell office:value-type="float" office:value="1650" calcext:value-type="float">
            <text:p>1650</text:p>
          </table:table-cell>
          <table:table-cell office:value-type="float" office:value="3481" calcext:value-type="float">
            <text:p>3481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305" calcext:value-type="float">
            <text:p>305</text:p>
          </table:table-cell>
          <table:table-cell office:value-type="float" office:value="196" calcext:value-type="float">
            <text:p>196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701" calcext:value-type="float">
            <text:p>701</text:p>
          </table:table-cell>
          <table:table-cell office:value-type="float" office:value="849" calcext:value-type="float">
            <text:p>849</text:p>
          </table:table-cell>
          <table:table-cell office:value-type="float" office:value="17411" calcext:value-type="float">
            <text:p>17411</text:p>
          </table:table-cell>
          <table:table-cell office:value-type="float" office:value="19503" calcext:value-type="float">
            <text:p>19503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440" calcext:value-type="float">
            <text:p>440</text:p>
          </table:table-cell>
          <table:table-cell office:value-type="float" office:value="338" calcext:value-type="float">
            <text:p>338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446.501561" calcext:value-type="float">
            <text:p>447</text:p>
          </table:table-cell>
          <table:table-cell office:value-type="float" office:value="8762.670266" calcext:value-type="float">
            <text:p>8,763</text:p>
          </table:table-cell>
          <table:table-cell office:value-type="float" office:value="141.745172" calcext:value-type="float">
            <text:p>142</text:p>
          </table:table-cell>
          <table:table-cell office:value-type="float" office:value="282.866994" calcext:value-type="float">
            <text:p>283</text:p>
          </table:table-cell>
        </table:table-row>
        <table:table-row table:style-name="ro1">
          <table:table-cell office:value-type="string" calcext:value-type="string">
            <text:p>19100081</text:p>
          </table:table-cell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office:value-type="float" office:value="214" calcext:value-type="float">
            <text:p>214</text:p>
          </table:table-cell>
          <table:table-cell office:value-type="float" office:value="451" calcext:value-type="float">
            <text:p>451</text:p>
          </table:table-cell>
          <table:table-cell office:value-type="float" office:value="30" calcext:value-type="float">
            <text:p>30</text:p>
          </table:table-cell>
          <table:table-cell office:value-type="float" office:value="2862" calcext:value-type="float">
            <text:p>2862</text:p>
          </table:table-cell>
          <table:table-cell office:value-type="float" office:value="6517" calcext:value-type="float">
            <text:p>6517</text:p>
          </table:table-cell>
          <table:table-cell office:value-type="float" office:value="6935" calcext:value-type="float">
            <text:p>6935</text:p>
          </table:table-cell>
          <table:table-cell office:value-type="float" office:value="14112" calcext:value-type="float">
            <text:p>14112</text:p>
          </table:table-cell>
          <table:table-cell office:value-type="float" office:value="786" calcext:value-type="float">
            <text:p>786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10" calcext:value-type="float">
            <text:p>5510</text:p>
          </table:table-cell>
          <table:table-cell office:value-type="float" office:value="5939" calcext:value-type="float">
            <text:p>5939</text:p>
          </table:table-cell>
          <table:table-cell office:value-type="float" office:value="304" calcext:value-type="float">
            <text:p>30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89" calcext:value-type="float">
            <text:p>89</text:p>
          </table:table-cell>
          <table:table-cell office:value-type="float" office:value="10221" calcext:value-type="float">
            <text:p>10221</text:p>
          </table:table-cell>
          <table:table-cell office:value-type="float" office:value="3339" calcext:value-type="float">
            <text:p>3339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76" calcext:value-type="float">
            <text:p>176</text:p>
          </table:table-cell>
          <table:table-cell office:value-type="float" office:value="71" calcext:value-type="float">
            <text:p>71</text:p>
          </table:table-cell>
          <table:table-cell office:value-type="float" office:value="373" calcext:value-type="float">
            <text:p>373</text:p>
          </table:table-cell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7265" calcext:value-type="float">
            <text:p>7265</text:p>
          </table:table-cell>
          <table:table-cell office:value-type="float" office:value="2834" calcext:value-type="float">
            <text:p>2834</text:p>
          </table:table-cell>
          <table:table-cell office:value-type="float" office:value="12491" calcext:value-type="float">
            <text:p>12491</text:p>
          </table:table-cell>
          <table:table-cell office:value-type="float" office:value="4093" calcext:value-type="float">
            <text:p>4093</text:p>
          </table:table-cell>
          <table:table-cell office:value-type="float" office:value="551" calcext:value-type="float">
            <text:p>551</text:p>
          </table:table-cell>
          <table:table-cell office:value-type="float" office:value="2862" calcext:value-type="float">
            <text:p>2862</text:p>
          </table:table-cell>
          <table:table-cell office:value-type="float" office:value="125" calcext:value-type="float">
            <text:p>125</text:p>
          </table:table-cell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548" calcext:value-type="float">
            <text:p>548</text:p>
          </table:table-cell>
          <table:table-cell office:value-type="float" office:value="12974" calcext:value-type="float">
            <text:p>12974</text:p>
          </table:table-cell>
          <table:table-cell office:value-type="float" office:value="18295" calcext:value-type="float">
            <text:p>18295</text:p>
          </table:table-cell>
          <table:table-cell office:value-type="float" office:value="178" calcext:value-type="float">
            <text:p>178</text:p>
          </table:table-cell>
          <table:table-cell office:value-type="float" office:value="241" calcext:value-type="float">
            <text:p>24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207.372586" calcext:value-type="float">
            <text:p>207</text:p>
          </table:table-cell>
          <table:table-cell office:value-type="float" office:value="6495.611665" calcext:value-type="float">
            <text:p>6,496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9100082</text:p>
          </table:table-cell>
          <table:table-cell office:value-type="float" office:value="202" calcext:value-type="float">
            <text:p>202</text:p>
          </table:table-cell>
          <table:table-cell office:value-type="float" office:value="360" calcext:value-type="float">
            <text:p>360</text:p>
          </table:table-cell>
          <table:table-cell office:value-type="float" office:value="301" calcext:value-type="float">
            <text:p>301</text:p>
          </table:table-cell>
          <table:table-cell office:value-type="float" office:value="778" calcext:value-type="float">
            <text:p>778</text:p>
          </table:table-cell>
          <table:table-cell office:value-type="float" office:value="31" calcext:value-type="float">
            <text:p>31</text:p>
          </table:table-cell>
          <table:table-cell office:value-type="float" office:value="3786" calcext:value-type="float">
            <text:p>3786</text:p>
          </table:table-cell>
          <table:table-cell office:value-type="float" office:value="8391" calcext:value-type="float">
            <text:p>8391</text:p>
          </table:table-cell>
          <table:table-cell office:value-type="float" office:value="7788" calcext:value-type="float">
            <text:p>7788</text:p>
          </table:table-cell>
          <table:table-cell office:value-type="float" office:value="14603" calcext:value-type="float">
            <text:p>14603</text:p>
          </table:table-cell>
          <table:table-cell office:value-type="float" office:value="623" calcext:value-type="float">
            <text:p>623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90" calcext:value-type="float">
            <text:p>490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8" calcext:value-type="float">
            <text:p>6888</text:p>
          </table:table-cell>
          <table:table-cell office:value-type="float" office:value="3567" calcext:value-type="float">
            <text:p>3567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317" calcext:value-type="float">
            <text:p>317</text:p>
          </table:table-cell>
          <table:table-cell office:value-type="float" office:value="8670" calcext:value-type="float">
            <text:p>8670</text:p>
          </table:table-cell>
          <table:table-cell office:value-type="float" office:value="5470" calcext:value-type="float">
            <text:p>547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13" calcext:value-type="float">
            <text:p>113</text:p>
          </table:table-cell>
          <table:table-cell office:value-type="float" office:value="634" calcext:value-type="float">
            <text:p>634</text:p>
          </table:table-cell>
          <table:table-cell office:value-type="float" office:value="227" calcext:value-type="float">
            <text:p>227</text:p>
          </table:table-cell>
          <table:table-cell office:value-type="float" office:value="24" calcext:value-type="float">
            <text:p>24</text:p>
          </table:table-cell>
          <table:table-cell office:value-type="float" office:value="202" calcext:value-type="float">
            <text:p>202</text:p>
          </table:table-cell>
          <table:table-cell office:value-type="float" office:value="9478" calcext:value-type="float">
            <text:p>9478</text:p>
          </table:table-cell>
          <table:table-cell office:value-type="float" office:value="3886" calcext:value-type="float">
            <text:p>3886</text:p>
          </table:table-cell>
          <table:table-cell office:value-type="float" office:value="13660" calcext:value-type="float">
            <text:p>13660</text:p>
          </table:table-cell>
          <table:table-cell office:value-type="float" office:value="2510" calcext:value-type="float">
            <text:p>2510</text:p>
          </table:table-cell>
          <table:table-cell office:value-type="float" office:value="87" calcext:value-type="float">
            <text:p>87</text:p>
          </table:table-cell>
          <table:table-cell office:value-type="float" office:value="3786" calcext:value-type="float">
            <text:p>3786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120" calcext:value-type="float">
            <text:p>1120</text:p>
          </table:table-cell>
          <table:table-cell office:value-type="float" office:value="13462" calcext:value-type="float">
            <text:p>13462</text:p>
          </table:table-cell>
          <table:table-cell office:value-type="float" office:value="21761" calcext:value-type="float">
            <text:p>21761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449.902944" calcext:value-type="float">
            <text:p>450</text:p>
          </table:table-cell>
          <table:table-cell office:value-type="float" office:value="6858.202469" calcext:value-type="float">
            <text:p>6,85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9100083</text:p>
          </table:table-cell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579" calcext:value-type="float">
            <text:p>579</text:p>
          </table:table-cell>
          <table:table-cell office:value-type="float" office:value="39" calcext:value-type="float">
            <text:p>39</text:p>
          </table:table-cell>
          <table:table-cell office:value-type="float" office:value="2787" calcext:value-type="float">
            <text:p>2787</text:p>
          </table:table-cell>
          <table:table-cell office:value-type="float" office:value="6410" calcext:value-type="float">
            <text:p>6410</text:p>
          </table:table-cell>
          <table:table-cell office:value-type="float" office:value="5805" calcext:value-type="float">
            <text:p>5805</text:p>
          </table:table-cell>
          <table:table-cell office:value-type="float" office:value="13735" calcext:value-type="float">
            <text:p>13735</text:p>
          </table:table-cell>
          <table:table-cell office:value-type="float" office:value="1129" calcext:value-type="float">
            <text:p>112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201" calcext:value-type="float">
            <text:p>201</text:p>
          </table:table-cell>
          <table:table-cell office:value-type="float" office:value="224" calcext:value-type="float">
            <text:p>224</text:p>
          </table:table-cell>
          <table:table-cell office:value-type="float" office:value="844" calcext:value-type="float">
            <text:p>844</text:p>
          </table:table-cell>
          <table:table-cell office:value-type="float" office:value="115" calcext:value-type="float">
            <text:p>115</text:p>
          </table:table-cell>
          <table:table-cell office:value-type="float" office:value="225" calcext:value-type="float">
            <text:p>225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float" office:value="4339" calcext:value-type="float">
            <text:p>4339</text:p>
          </table:table-cell>
          <table:table-cell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378" calcext:value-type="float">
            <text:p>378</text:p>
          </table:table-cell>
          <table:table-cell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office:value-type="float" office:value="10366" calcext:value-type="float">
            <text:p>10366</text:p>
          </table:table-cell>
          <table:table-cell office:value-type="float" office:value="2500" calcext:value-type="float">
            <text:p>250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 office:value-type="float" office:value="48" calcext:value-type="float">
            <text:p>48</text:p>
          </table:table-cell>
          <table:table-cell office:value-type="float" office:value="260" calcext:value-type="float">
            <text:p>260</text:p>
          </table:table-cell>
          <table:table-cell office:value-type="float" office:value="106" calcext:value-type="float">
            <text:p>106</text:p>
          </table:table-cell>
          <table:table-cell office:value-type="float" office:value="374" calcext:value-type="float">
            <text:p>374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 office:value-type="float" office:value="7489" calcext:value-type="float">
            <text:p>7489</text:p>
          </table:table-cell>
          <table:table-cell office:value-type="float" office:value="2724" calcext:value-type="float">
            <text:p>2724</text:p>
          </table:table-cell>
          <table:table-cell office:value-type="float" office:value="10599" calcext:value-type="float">
            <text:p>10599</text:p>
          </table:table-cell>
          <table:table-cell office:value-type="float" office:value="4174" calcext:value-type="float">
            <text:p>4174</text:p>
          </table:table-cell>
          <table:table-cell office:value-type="float" office:value="433" calcext:value-type="float">
            <text:p>433</text:p>
          </table:table-cell>
          <table:table-cell office:value-type="float" office:value="2787" calcext:value-type="float">
            <text:p>278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40" calcext:value-type="float">
            <text:p>40</text:p>
          </table:table-cell>
          <table:table-cell office:value-type="float" office:value="431" calcext:value-type="float">
            <text:p>431</text:p>
          </table:table-cell>
          <table:table-cell office:value-type="float" office:value="487" calcext:value-type="float">
            <text:p>487</text:p>
          </table:table-cell>
          <table:table-cell office:value-type="float" office:value="237" calcext:value-type="float">
            <text:p>237</text:p>
          </table:table-cell>
          <table:table-cell office:value-type="float" office:value="106" calcext:value-type="float">
            <text:p>106</text:p>
          </table:table-cell>
          <table:table-cell office:value-type="float" office:value="427" calcext:value-type="float">
            <text:p>427</text:p>
          </table:table-cell>
          <table:table-cell office:value-type="float" office:value="655" calcext:value-type="float">
            <text:p>655</text:p>
          </table:table-cell>
          <table:table-cell office:value-type="float" office:value="11755" calcext:value-type="float">
            <text:p>11755</text:p>
          </table:table-cell>
          <table:table-cell office:value-type="float" office:value="18135" calcext:value-type="float">
            <text:p>181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888" calcext:value-type="float">
            <text:p>888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82.245867" calcext:value-type="float">
            <text:p>382</text:p>
          </table:table-cell>
          <table:table-cell office:value-type="float" office:value="6344.68716" calcext:value-type="float">
            <text:p>6,345</text:p>
          </table:table-cell>
          <table:table-cell office:value-type="float" office:value="12" calcext:value-type="float">
            <text:p>12</text:p>
          </table:table-cell>
          <table:table-cell office:value-type="float" office:value="509.068912" calcext:value-type="float">
            <text:p>509</text:p>
          </table:table-cell>
        </table:table-row>
        <table:table-row table:style-name="ro1">
          <table:table-cell office:value-type="string" calcext:value-type="string">
            <text:p>19100084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  <table:table-cell office:value-type="float" office:value="512" calcext:value-type="float">
            <text:p>512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856" calcext:value-type="float">
            <text:p>856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03" calcext:value-type="float">
            <text:p>803</text:p>
          </table:table-cell>
          <table:table-cell office:value-type="float" office:value="2346" calcext:value-type="float">
            <text:p>2346</text:p>
          </table:table-cell>
          <table:table-cell office:value-type="float" office:value="2201" calcext:value-type="float">
            <text:p>2201</text:p>
          </table:table-cell>
          <table:table-cell office:value-type="float" office:value="8872" calcext:value-type="float">
            <text:p>8872</text:p>
          </table:table-cell>
          <table:table-cell office:value-type="float" office:value="3191" calcext:value-type="float">
            <text:p>3191</text:p>
          </table:table-cell>
          <table:table-cell office:value-type="float" office:value="319" calcext:value-type="float">
            <text:p>319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144" calcext:value-type="float">
            <text:p>14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 office:value-type="float" office:value="2804" calcext:value-type="float">
            <text:p>2804</text:p>
          </table:table-cell>
          <table:table-cell office:value-type="float" office:value="3077" calcext:value-type="float">
            <text:p>3077</text:p>
          </table:table-cell>
          <table:table-cell office:value-type="float" office:value="680" calcext:value-type="float">
            <text:p>680</text:p>
          </table:table-cell>
          <table:table-cell office:value-type="float" office:value="114" calcext:value-type="float">
            <text:p>114</text:p>
          </table:table-cell>
          <table:table-cell office:value-type="float" office:value="418" calcext:value-type="float">
            <text:p>418</text:p>
          </table:table-cell>
          <table:table-cell office:value-type="float" office:value="45" calcext:value-type="float">
            <text:p>45</text:p>
          </table:table-cell>
          <table:table-cell office:value-type="float" office:value="752" calcext:value-type="float">
            <text:p>752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08" calcext:value-type="float">
            <text:p>6308</text:p>
          </table:table-cell>
          <table:table-cell office:value-type="float" office:value="243" calcext:value-type="float">
            <text:p>243</text:p>
          </table:table-cell>
          <table:table-cell office:value-type="float" office:value="201" calcext:value-type="float">
            <text:p>201</text:p>
          </table:table-cell>
          <table:table-cell office:value-type="float" office:value="40" calcext:value-type="float">
            <text:p>40</text:p>
          </table:table-cell>
          <table:table-cell office:value-type="float" office:value="225" calcext:value-type="float">
            <text:p>225</text:p>
          </table:table-cell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419" calcext:value-type="float">
            <text:p>419</text:p>
          </table:table-cell>
          <table:table-cell office:value-type="float" office:value="176" calcext:value-type="float">
            <text:p>176</text:p>
          </table:table-cell>
          <table:table-cell office:value-type="float" office:value="508" calcext:value-type="float">
            <text:p>508</text:p>
          </table:table-cell>
          <table:table-cell office:value-type="float" office:value="196" calcext:value-type="float">
            <text:p>196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80" calcext:value-type="float">
            <text:p>1680</text:p>
          </table:table-cell>
          <table:table-cell office:value-type="float" office:value="307" calcext:value-type="float">
            <text:p>307</text:p>
          </table:table-cell>
          <table:table-cell office:value-type="float" office:value="2574" calcext:value-type="float">
            <text:p>2574</text:p>
          </table:table-cell>
          <table:table-cell office:value-type="float" office:value="4548" calcext:value-type="float">
            <text:p>4548</text:p>
          </table:table-cell>
          <table:table-cell office:value-type="float" office:value="7104" calcext:value-type="float">
            <text:p>7104</text:p>
          </table:table-cell>
          <table:table-cell office:value-type="float" office:value="803" calcext:value-type="float">
            <text:p>803</text:p>
          </table:table-cell>
          <table:table-cell office:value-type="float" office:value="326" calcext:value-type="float">
            <text:p>326</text:p>
          </table:table-cell>
          <table:table-cell office:value-type="float" office:value="457" calcext:value-type="float">
            <text:p>457</text:p>
          </table:table-cell>
          <table:table-cell office:value-type="float" office:value="661" calcext:value-type="float">
            <text:p>661</text:p>
          </table:table-cell>
          <table:table-cell office:value-type="float" office:value="967" calcext:value-type="float">
            <text:p>96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1396" calcext:value-type="float">
            <text:p>11396</text:p>
          </table:table-cell>
          <table:table-cell office:value-type="float" office:value="6039" calcext:value-type="float">
            <text:p>6039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227.906445" calcext:value-type="float">
            <text:p>228</text:p>
          </table:table-cell>
          <table:table-cell office:value-type="float" office:value="420.605175" calcext:value-type="float">
            <text:p>421</text:p>
          </table:table-cell>
          <table:table-cell office:value-type="float" office:value="12" calcext:value-type="float">
            <text:p>12</text:p>
          </table:table-cell>
          <table:table-cell office:value-type="float" office:value="6597.627003" calcext:value-type="float">
            <text:p>6,598</text:p>
          </table:table-cell>
        </table:table-row>
        <table:table-row table:style-name="ro1">
          <table:table-cell office:value-type="string" calcext:value-type="string">
            <text:p>19100085</text:p>
          </table:table-cell>
          <table:table-cell office:value-type="float" office:value="304" calcext:value-type="float">
            <text:p>304</text:p>
          </table:table-cell>
          <table:table-cell office:value-type="float" office:value="456" calcext:value-type="float">
            <text:p>456</text:p>
          </table:table-cell>
          <table:table-cell office:value-type="float" office:value="535" calcext:value-type="float">
            <text:p>535</text:p>
          </table:table-cell>
          <table:table-cell office:value-type="float" office:value="1111" calcext:value-type="float">
            <text:p>1111</text:p>
          </table:table-cell>
          <table:table-cell office:value-type="float" office:value="57" calcext:value-type="float">
            <text:p>57</text:p>
          </table:table-cell>
          <table:table-cell office:value-type="float" office:value="713" calcext:value-type="float">
            <text:p>713</text:p>
          </table:table-cell>
          <table:table-cell office:value-type="float" office:value="1483" calcext:value-type="float">
            <text:p>1483</text:p>
          </table:table-cell>
          <table:table-cell office:value-type="float" office:value="1255" calcext:value-type="float">
            <text:p>1255</text:p>
          </table:table-cell>
          <table:table-cell office:value-type="float" office:value="3486" calcext:value-type="float">
            <text:p>3486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1206" calcext:value-type="float">
            <text:p>1206</text:p>
          </table:table-cell>
          <table:table-cell office:value-type="float" office:value="1143" calcext:value-type="float">
            <text:p>1143</text:p>
          </table:table-cell>
          <table:table-cell office:value-type="float" office:value="5201" calcext:value-type="float">
            <text:p>5201</text:p>
          </table:table-cell>
          <table:table-cell office:value-type="float" office:value="2316" calcext:value-type="float">
            <text:p>2316</text:p>
          </table:table-cell>
          <table:table-cell office:value-type="float" office:value="651" calcext:value-type="float">
            <text:p>65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47" calcext:value-type="float">
            <text:p>2047</text:p>
          </table:table-cell>
          <table:table-cell office:value-type="float" office:value="706" calcext:value-type="float">
            <text:p>706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2042" calcext:value-type="float">
            <text:p>2042</text:p>
          </table:table-cell>
          <table:table-cell office:value-type="float" office:value="1517" calcext:value-type="float">
            <text:p>1517</text:p>
          </table:table-cell>
          <table:table-cell office:value-type="float" office:value="268" calcext:value-type="float">
            <text:p>268</text:p>
          </table:table-cell>
          <table:table-cell office:value-type="float" office:value="81" calcext:value-type="float">
            <text:p>81</text:p>
          </table:table-cell>
          <table:table-cell office:value-type="float" office:value="693" calcext:value-type="float">
            <text:p>693</text:p>
          </table:table-cell>
          <table:table-cell office:value-type="float" office:value="326" calcext:value-type="float">
            <text:p>326</text:p>
          </table:table-cell>
          <table:table-cell office:value-type="float" office:value="2551" calcext:value-type="float">
            <text:p>2551</text:p>
          </table:table-cell>
          <table:table-cell office:value-type="float" office:value="681" calcext:value-type="float">
            <text:p>68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789" calcext:value-type="float">
            <text:p>3789</text:p>
          </table:table-cell>
          <table:table-cell office:value-type="float" office:value="221" calcext:value-type="float">
            <text:p>221</text:p>
          </table:table-cell>
          <table:table-cell office:value-type="float" office:value="708" calcext:value-type="float">
            <text:p>708</text:p>
          </table:table-cell>
          <table:table-cell office:value-type="float" office:value="164" calcext:value-type="float">
            <text:p>164</text:p>
          </table:table-cell>
          <table:table-cell office:value-type="float" office:value="623" calcext:value-type="float">
            <text:p>623</text:p>
          </table:table-cell>
          <table:table-cell office:value-type="float" office:value="182" calcext:value-type="float">
            <text:p>182</text:p>
          </table:table-cell>
          <table:table-cell office:value-type="float" office:value="54" calcext:value-type="float">
            <text:p>54</text:p>
          </table:table-cell>
          <table:table-cell office:value-type="float" office:value="304" calcext:value-type="float">
            <text:p>304</text:p>
          </table:table-cell>
          <table:table-cell office:value-type="float" office:value="2084" calcext:value-type="float">
            <text:p>2084</text:p>
          </table:table-cell>
          <table:table-cell office:value-type="float" office:value="698" calcext:value-type="float">
            <text:p>698</text:p>
          </table:table-cell>
          <table:table-cell office:value-type="float" office:value="2207" calcext:value-type="float">
            <text:p>2207</text:p>
          </table:table-cell>
          <table:table-cell office:value-type="float" office:value="765" calcext:value-type="float">
            <text:p>765</text:p>
          </table:table-cell>
          <table:table-cell office:value-type="float" office:value="144" calcext:value-type="float">
            <text:p>144</text:p>
          </table:table-cell>
          <table:table-cell office:value-type="float" office:value="713" calcext:value-type="float">
            <text:p>7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55" calcext:value-type="float">
            <text:p>855</text:p>
          </table:table-cell>
          <table:table-cell office:value-type="float" office:value="159" calcext:value-type="float">
            <text:p>159</text:p>
          </table:table-cell>
          <table:table-cell office:value-type="float" office:value="1974" calcext:value-type="float">
            <text:p>1974</text:p>
          </table:table-cell>
          <table:table-cell office:value-type="float" office:value="3942" calcext:value-type="float">
            <text:p>3942</text:p>
          </table:table-cell>
          <table:table-cell office:value-type="float" office:value="2703" calcext:value-type="float">
            <text:p>2703</text:p>
          </table:table-cell>
          <table:table-cell office:value-type="float" office:value="549" calcext:value-type="float">
            <text:p>549</text:p>
          </table:table-cell>
          <table:table-cell office:value-type="float" office:value="927" calcext:value-type="float">
            <text:p>927</text:p>
          </table:table-cell>
          <table:table-cell office:value-type="float" office:value="1564" calcext:value-type="float">
            <text:p>1564</text:p>
          </table:table-cell>
          <table:table-cell office:value-type="float" office:value="3087" calcext:value-type="float">
            <text:p>3087</text:p>
          </table:table-cell>
          <table:table-cell office:value-type="float" office:value="4147" calcext:value-type="float">
            <text:p>414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6972" calcext:value-type="float">
            <text:p>6972</text:p>
          </table:table-cell>
          <table:table-cell office:value-type="float" office:value="3370" calcext:value-type="float">
            <text:p>337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696.902549" calcext:value-type="float">
            <text:p>697</text:p>
          </table:table-cell>
          <table:table-cell office:value-type="float" office:value="1781.262943" calcext:value-type="float">
            <text:p>1,781</text:p>
          </table:table-cell>
          <table:table-cell office:value-type="float" office:value="33" calcext:value-type="float">
            <text:p>33</text:p>
          </table:table-cell>
          <table:table-cell office:value-type="float" office:value="4332.209109" calcext:value-type="float">
            <text:p>4,332</text:p>
          </table:table-cell>
        </table:table-row>
        <table:table-row table:style-name="ro1">
          <table:table-cell office:value-type="string" calcext:value-type="string">
            <text:p>19100086</text:p>
          </table:table-cell>
          <table:table-cell office:value-type="float" office:value="1272" calcext:value-type="float">
            <text:p>1272</text:p>
          </table:table-cell>
          <table:table-cell office:value-type="float" office:value="1432" calcext:value-type="float">
            <text:p>1432</text:p>
          </table:table-cell>
          <table:table-cell office:value-type="float" office:value="2664" calcext:value-type="float">
            <text:p>2664</text:p>
          </table:table-cell>
          <table:table-cell office:value-type="float" office:value="5124" calcext:value-type="float">
            <text:p>5124</text:p>
          </table:table-cell>
          <table:table-cell office:value-type="float" office:value="72" calcext:value-type="float">
            <text:p>72</text:p>
          </table:table-cell>
          <table:table-cell office:value-type="float" office:value="111" calcext:value-type="float">
            <text:p>111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552" calcext:value-type="float">
            <text:p>55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1531" calcext:value-type="float">
            <text:p>1531</text:p>
          </table:table-cell>
          <table:table-cell office:value-type="float" office:value="1781" calcext:value-type="float">
            <text:p>1781</text:p>
          </table:table-cell>
          <table:table-cell office:value-type="float" office:value="6956" calcext:value-type="float">
            <text:p>6956</text:p>
          </table:table-cell>
          <table:table-cell office:value-type="float" office:value="3439" calcext:value-type="float">
            <text:p>3439</text:p>
          </table:table-cell>
          <table:table-cell office:value-type="float" office:value="2785" calcext:value-type="float">
            <text:p>2785</text:p>
          </table:table-cell>
          <table:table-cell office:value-type="float" office:value="204" calcext:value-type="float">
            <text:p>20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59" calcext:value-type="float">
            <text:p>259</text:p>
          </table:table-cell>
          <table:table-cell office:value-type="float" office:value="111" calcext:value-type="float">
            <text:p>11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 office:value-type="float" office:value="3197" calcext:value-type="float">
            <text:p>3197</text:p>
          </table:table-cell>
          <table:table-cell office:value-type="float" office:value="1613" calcext:value-type="float">
            <text:p>1613</text:p>
          </table:table-cell>
          <table:table-cell office:value-type="float" office:value="168" calcext:value-type="float">
            <text:p>168</text:p>
          </table:table-cell>
          <table:table-cell office:value-type="float" office:value="27" calcext:value-type="float">
            <text:p>27</text:p>
          </table:table-cell>
          <table:table-cell office:value-type="float" office:value="2766" calcext:value-type="float">
            <text:p>2766</text:p>
          </table:table-cell>
          <table:table-cell office:value-type="float" office:value="3498" calcext:value-type="float">
            <text:p>3498</text:p>
          </table:table-cell>
          <table:table-cell office:value-type="float" office:value="381" calcext:value-type="float">
            <text:p>381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18" calcext:value-type="float">
            <text:p>4818</text:p>
          </table:table-cell>
          <table:table-cell office:value-type="float" office:value="363" calcext:value-type="float">
            <text:p>363</text:p>
          </table:table-cell>
          <table:table-cell office:value-type="float" office:value="2808" calcext:value-type="float">
            <text:p>2808</text:p>
          </table:table-cell>
          <table:table-cell office:value-type="float" office:value="898" calcext:value-type="float">
            <text:p>898</text:p>
          </table:table-cell>
          <table:table-cell office:value-type="float" office:value="3459" calcext:value-type="float">
            <text:p>3459</text:p>
          </table:table-cell>
          <table:table-cell office:value-type="float" office:value="1083" calcext:value-type="float">
            <text:p>1083</text:p>
          </table:table-cell>
          <table:table-cell office:value-type="float" office:value="260" calcext:value-type="float">
            <text:p>260</text:p>
          </table:table-cell>
          <table:table-cell office:value-type="float" office:value="1272" calcext:value-type="float">
            <text:p>1272</text:p>
          </table:table-cell>
          <table:table-cell office:value-type="float" office:value="256" calcext:value-type="float">
            <text:p>256</text:p>
          </table:table-cell>
          <table:table-cell office:value-type="float" office:value="71" calcext:value-type="float">
            <text:p>71</text:p>
          </table:table-cell>
          <table:table-cell office:value-type="float" office:value="315" calcext:value-type="float">
            <text:p>315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07" calcext:value-type="float">
            <text:p>1107</text:p>
          </table:table-cell>
          <table:table-cell office:value-type="float" office:value="281" calcext:value-type="float">
            <text:p>281</text:p>
          </table:table-cell>
          <table:table-cell office:value-type="float" office:value="3505" calcext:value-type="float">
            <text:p>3505</text:p>
          </table:table-cell>
          <table:table-cell office:value-type="float" office:value="5331" calcext:value-type="float">
            <text:p>5331</text:p>
          </table:table-cell>
          <table:table-cell office:value-type="float" office:value="3173" calcext:value-type="float">
            <text:p>3173</text:p>
          </table:table-cell>
          <table:table-cell office:value-type="float" office:value="568" calcext:value-type="float">
            <text:p>568</text:p>
          </table:table-cell>
          <table:table-cell office:value-type="float" office:value="3963" calcext:value-type="float">
            <text:p>3963</text:p>
          </table:table-cell>
          <table:table-cell office:value-type="float" office:value="6699" calcext:value-type="float">
            <text:p>6699</text:p>
          </table:table-cell>
          <table:table-cell office:value-type="float" office:value="440" calcext:value-type="float">
            <text:p>440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481" calcext:value-type="float">
            <text:p>9481</text:p>
          </table:table-cell>
          <table:table-cell office:value-type="float" office:value="4727" calcext:value-type="float">
            <text:p>472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4179.338855" calcext:value-type="float">
            <text:p>4,179</text:p>
          </table:table-cell>
          <table:table-cell office:value-type="float" office:value="334.49371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office:value-type="float" office:value="6162.975414" calcext:value-type="float">
            <text:p>6,163</text:p>
          </table:table-cell>
        </table:table-row>
        <table:table-row table:style-name="ro1">
          <table:table-cell office:value-type="string" calcext:value-type="string">
            <text:p>19100087</text:p>
          </table:table-cell>
          <table:table-cell office:value-type="float" office:value="2421" calcext:value-type="float">
            <text:p>2421</text:p>
          </table:table-cell>
          <table:table-cell office:value-type="float" office:value="3770" calcext:value-type="float">
            <text:p>3770</text:p>
          </table:table-cell>
          <table:table-cell office:value-type="float" office:value="5050" calcext:value-type="float">
            <text:p>5050</text:p>
          </table:table-cell>
          <table:table-cell office:value-type="float" office:value="10207" calcext:value-type="float">
            <text:p>10207</text:p>
          </table:table-cell>
          <table:table-cell office:value-type="float" office:value="167" calcext:value-type="float">
            <text:p>167</text:p>
          </table:table-cell>
          <table:table-cell office:value-type="float" office:value="140" calcext:value-type="float">
            <text:p>140</text:p>
          </table:table-cell>
          <table:table-cell office:value-type="float" office:value="246" calcext:value-type="float">
            <text:p>246</text:p>
          </table:table-cell>
          <table:table-cell office:value-type="float" office:value="207" calcext:value-type="float">
            <text:p>207</text:p>
          </table:table-cell>
          <table:table-cell office:value-type="float" office:value="589" calcext:value-type="float">
            <text:p>58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775" calcext:value-type="float">
            <text:p>5775</text:p>
          </table:table-cell>
          <table:table-cell office:value-type="float" office:value="736" calcext:value-type="float">
            <text:p>73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1" calcext:value-type="float">
            <text:p>5791</text:p>
          </table:table-cell>
          <table:table-cell office:value-type="float" office:value="5577" calcext:value-type="float">
            <text:p>5577</text:p>
          </table:table-cell>
          <table:table-cell office:value-type="float" office:value="283" calcext:value-type="float">
            <text:p>283</text:p>
          </table:table-cell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541" calcext:value-type="float">
            <text:p>5541</text:p>
          </table:table-cell>
          <table:table-cell office:value-type="float" office:value="1494" calcext:value-type="float">
            <text:p>1494</text:p>
          </table:table-cell>
          <table:table-cell office:value-type="float" office:value="6801" calcext:value-type="float">
            <text:p>6801</text:p>
          </table:table-cell>
          <table:table-cell office:value-type="float" office:value="2327" calcext:value-type="float">
            <text:p>2327</text:p>
          </table:table-cell>
          <table:table-cell office:value-type="float" office:value="341" calcext:value-type="float">
            <text:p>341</text:p>
          </table:table-cell>
          <table:table-cell office:value-type="float" office:value="2421" calcext:value-type="float">
            <text:p>2421</text:p>
          </table:table-cell>
          <table:table-cell office:value-type="float" office:value="417" calcext:value-type="float">
            <text:p>417</text:p>
          </table:table-cell>
          <table:table-cell office:value-type="float" office:value="94" calcext:value-type="float">
            <text:p>94</text:p>
          </table:table-cell>
          <table:table-cell office:value-type="float" office:value="297" calcext:value-type="float">
            <text:p>29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34" calcext:value-type="float">
            <text:p>7534</text:p>
          </table:table-cell>
          <table:table-cell office:value-type="float" office:value="14087" calcext:value-type="float">
            <text:p>14087</text:p>
          </table:table-cell>
          <table:table-cell office:value-type="float" office:value="455" calcext:value-type="float">
            <text:p>455</text:p>
          </table:table-cell>
          <table:table-cell office:value-type="float" office:value="757" calcext:value-type="float">
            <text:p>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698.771277" calcext:value-type="float">
            <text:p>6,699</text:p>
          </table:table-cell>
          <table:table-cell office:value-type="float" office:value="275.175204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100088</text:p>
          </table:table-cell>
          <table:table-cell office:value-type="float" office:value="3120" calcext:value-type="float">
            <text:p>3120</text:p>
          </table:table-cell>
          <table:table-cell office:value-type="float" office:value="5885" calcext:value-type="float">
            <text:p>5885</text:p>
          </table:table-cell>
          <table:table-cell office:value-type="float" office:value="7199" calcext:value-type="float">
            <text:p>7199</text:p>
          </table:table-cell>
          <table:table-cell office:value-type="float" office:value="13586" calcext:value-type="float">
            <text:p>13586</text:p>
          </table:table-cell>
          <table:table-cell office:value-type="float" office:value="317" calcext:value-type="float">
            <text:p>3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159" calcext:value-type="float">
            <text:p>6159</text:p>
          </table:table-cell>
          <table:table-cell office:value-type="float" office:value="2015" calcext:value-type="float">
            <text:p>2015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344" calcext:value-type="float">
            <text:p>7344</text:p>
          </table:table-cell>
          <table:table-cell office:value-type="float" office:value="7748" calcext:value-type="float">
            <text:p>774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63" calcext:value-type="float">
            <text:p>8063</text:p>
          </table:table-cell>
          <table:table-cell office:value-type="float" office:value="2392" calcext:value-type="float">
            <text:p>2392</text:p>
          </table:table-cell>
          <table:table-cell office:value-type="float" office:value="9649" calcext:value-type="float">
            <text:p>9649</text:p>
          </table:table-cell>
          <table:table-cell office:value-type="float" office:value="3697" calcext:value-type="float">
            <text:p>3697</text:p>
          </table:table-cell>
          <table:table-cell office:value-type="float" office:value="940" calcext:value-type="float">
            <text:p>940</text:p>
          </table:table-cell>
          <table:table-cell office:value-type="float" office:value="3120" calcext:value-type="float">
            <text:p>312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785" calcext:value-type="float">
            <text:p>8785</text:p>
          </table:table-cell>
          <table:table-cell office:value-type="float" office:value="21286" calcext:value-type="float">
            <text:p>21286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6.03618" calcext:value-type="float">
            <text:p>7,54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100089</text:p>
          </table:table-cell>
          <table:table-cell office:value-type="float" office:value="1852" calcext:value-type="float">
            <text:p>1852</text:p>
          </table:table-cell>
          <table:table-cell office:value-type="float" office:value="3856" calcext:value-type="float">
            <text:p>3856</text:p>
          </table:table-cell>
          <table:table-cell office:value-type="float" office:value="5053" calcext:value-type="float">
            <text:p>5053</text:p>
          </table:table-cell>
          <table:table-cell office:value-type="float" office:value="8464" calcext:value-type="float">
            <text:p>8464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80" calcext:value-type="float">
            <text:p>4480</text:p>
          </table:table-cell>
          <table:table-cell office:value-type="float" office:value="710" calcext:value-type="float">
            <text:p>71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097" calcext:value-type="float">
            <text:p>4097</text:p>
          </table:table-cell>
          <table:table-cell office:value-type="float" office:value="5102" calcext:value-type="float">
            <text:p>510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69" calcext:value-type="float">
            <text:p>5869</text:p>
          </table:table-cell>
          <table:table-cell office:value-type="float" office:value="1690" calcext:value-type="float">
            <text:p>1690</text:p>
          </table:table-cell>
          <table:table-cell office:value-type="float" office:value="6214" calcext:value-type="float">
            <text:p>6214</text:p>
          </table:table-cell>
          <table:table-cell office:value-type="float" office:value="2055" calcext:value-type="float">
            <text:p>2055</text:p>
          </table:table-cell>
          <table:table-cell office:value-type="float" office:value="268" calcext:value-type="float">
            <text:p>268</text:p>
          </table:table-cell>
          <table:table-cell office:value-type="float" office:value="1852" calcext:value-type="float">
            <text:p>18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14427" calcext:value-type="float">
            <text:p>1442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1.852868" calcext:value-type="float">
            <text:p>4,3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0</text:p>
          </table:table-cell>
          <table:table-cell office:value-type="float" office:value="3386" calcext:value-type="float">
            <text:p>3386</text:p>
          </table:table-cell>
          <table:table-cell office:value-type="float" office:value="6098" calcext:value-type="float">
            <text:p>6098</text:p>
          </table:table-cell>
          <table:table-cell office:value-type="float" office:value="7533" calcext:value-type="float">
            <text:p>7533</text:p>
          </table:table-cell>
          <table:table-cell office:value-type="float" office:value="14454" calcext:value-type="float">
            <text:p>14454</text:p>
          </table:table-cell>
          <table:table-cell office:value-type="float" office:value="283" calcext:value-type="float">
            <text:p>28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785" calcext:value-type="float">
            <text:p>6785</text:p>
          </table:table-cell>
          <table:table-cell office:value-type="float" office:value="935" calcext:value-type="float">
            <text:p>93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753" calcext:value-type="float">
            <text:p>6753</text:p>
          </table:table-cell>
          <table:table-cell office:value-type="float" office:value="8974" calcext:value-type="float">
            <text:p>897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36" calcext:value-type="float">
            <text:p>9536</text:p>
          </table:table-cell>
          <table:table-cell office:value-type="float" office:value="2720" calcext:value-type="float">
            <text:p>2720</text:p>
          </table:table-cell>
          <table:table-cell office:value-type="float" office:value="9942" calcext:value-type="float">
            <text:p>9942</text:p>
          </table:table-cell>
          <table:table-cell office:value-type="float" office:value="2837" calcext:value-type="float">
            <text:p>2837</text:p>
          </table:table-cell>
          <table:table-cell office:value-type="float" office:value="432" calcext:value-type="float">
            <text:p>432</text:p>
          </table:table-cell>
          <table:table-cell office:value-type="float" office:value="3386" calcext:value-type="float">
            <text:p>338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685" calcext:value-type="float">
            <text:p>9685</text:p>
          </table:table-cell>
          <table:table-cell office:value-type="float" office:value="22070" calcext:value-type="float">
            <text:p>22070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471.940984" calcext:value-type="float">
            <text:p>8,47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1</text:p>
          </table:table-cell>
          <table:table-cell office:value-type="float" office:value="2826" calcext:value-type="float">
            <text:p>2826</text:p>
          </table:table-cell>
          <table:table-cell office:value-type="float" office:value="5459" calcext:value-type="float">
            <text:p>5459</text:p>
          </table:table-cell>
          <table:table-cell office:value-type="float" office:value="6618" calcext:value-type="float">
            <text:p>6618</text:p>
          </table:table-cell>
          <table:table-cell office:value-type="float" office:value="12452" calcext:value-type="float">
            <text:p>12452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475" calcext:value-type="float">
            <text:p>6475</text:p>
          </table:table-cell>
          <table:table-cell office:value-type="float" office:value="950" calcext:value-type="float">
            <text:p>95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66" calcext:value-type="float">
            <text:p>6066</text:p>
          </table:table-cell>
          <table:table-cell office:value-type="float" office:value="6838" calcext:value-type="float">
            <text:p>6838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28" calcext:value-type="float">
            <text:p>7528</text:p>
          </table:table-cell>
          <table:table-cell office:value-type="float" office:value="2194" calcext:value-type="float">
            <text:p>2194</text:p>
          </table:table-cell>
          <table:table-cell office:value-type="float" office:value="8976" calcext:value-type="float">
            <text:p>8976</text:p>
          </table:table-cell>
          <table:table-cell office:value-type="float" office:value="3241" calcext:value-type="float">
            <text:p>3241</text:p>
          </table:table-cell>
          <table:table-cell office:value-type="float" office:value="522" calcext:value-type="float">
            <text:p>522</text:p>
          </table:table-cell>
          <table:table-cell office:value-type="float" office:value="2826" calcext:value-type="float">
            <text:p>282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016" calcext:value-type="float">
            <text:p>8016</text:p>
          </table:table-cell>
          <table:table-cell office:value-type="float" office:value="19611" calcext:value-type="float">
            <text:p>19611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452.099388" calcext:value-type="float">
            <text:p>7,45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2</text:p>
          </table:table-cell>
          <table:table-cell office:value-type="float" office:value="2034" calcext:value-type="float">
            <text:p>2034</text:p>
          </table:table-cell>
          <table:table-cell office:value-type="float" office:value="3742" calcext:value-type="float">
            <text:p>3742</text:p>
          </table:table-cell>
          <table:table-cell office:value-type="float" office:value="4959" calcext:value-type="float">
            <text:p>4959</text:p>
          </table:table-cell>
          <table:table-cell office:value-type="float" office:value="9433" calcext:value-type="float">
            <text:p>9433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59" calcext:value-type="float">
            <text:p>4659</text:p>
          </table:table-cell>
          <table:table-cell office:value-type="float" office:value="615" calcext:value-type="float">
            <text:p>6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695" calcext:value-type="float">
            <text:p>4695</text:p>
          </table:table-cell>
          <table:table-cell office:value-type="float" office:value="5047" calcext:value-type="float">
            <text:p>504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77" calcext:value-type="float">
            <text:p>5477</text:p>
          </table:table-cell>
          <table:table-cell office:value-type="float" office:value="1709" calcext:value-type="float">
            <text:p>1709</text:p>
          </table:table-cell>
          <table:table-cell office:value-type="float" office:value="6914" calcext:value-type="float">
            <text:p>6914</text:p>
          </table:table-cell>
          <table:table-cell office:value-type="float" office:value="2614" calcext:value-type="float">
            <text:p>2614</text:p>
          </table:table-cell>
          <table:table-cell office:value-type="float" office:value="347" calcext:value-type="float">
            <text:p>347</text:p>
          </table:table-cell>
          <table:table-cell office:value-type="float" office:value="2034" calcext:value-type="float">
            <text:p>203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57" calcext:value-type="float">
            <text:p>5857</text:p>
          </table:table-cell>
          <table:table-cell office:value-type="float" office:value="14568" calcext:value-type="float">
            <text:p>1456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1.685687" calcext:value-type="float">
            <text:p>5,79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3</text:p>
          </table:table-cell>
          <table:table-cell office:value-type="float" office:value="2788" calcext:value-type="float">
            <text:p>2788</text:p>
          </table:table-cell>
          <table:table-cell office:value-type="float" office:value="5170" calcext:value-type="float">
            <text:p>5170</text:p>
          </table:table-cell>
          <table:table-cell office:value-type="float" office:value="6619" calcext:value-type="float">
            <text:p>6619</text:p>
          </table:table-cell>
          <table:table-cell office:value-type="float" office:value="12574" calcext:value-type="float">
            <text:p>12574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637" calcext:value-type="float">
            <text:p>6637</text:p>
          </table:table-cell>
          <table:table-cell office:value-type="float" office:value="824" calcext:value-type="float">
            <text:p>82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39" calcext:value-type="float">
            <text:p>6439</text:p>
          </table:table-cell>
          <table:table-cell office:value-type="float" office:value="7728" calcext:value-type="float">
            <text:p>772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514" calcext:value-type="float">
            <text:p>7514</text:p>
          </table:table-cell>
          <table:table-cell office:value-type="float" office:value="2255" calcext:value-type="float">
            <text:p>2255</text:p>
          </table:table-cell>
          <table:table-cell office:value-type="float" office:value="9505" calcext:value-type="float">
            <text:p>9505</text:p>
          </table:table-cell>
          <table:table-cell office:value-type="float" office:value="3246" calcext:value-type="float">
            <text:p>3246</text:p>
          </table:table-cell>
          <table:table-cell office:value-type="float" office:value="505" calcext:value-type="float">
            <text:p>505</text:p>
          </table:table-cell>
          <table:table-cell office:value-type="float" office:value="2788" calcext:value-type="float">
            <text:p>278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25" calcext:value-type="float">
            <text:p>7925</text:p>
          </table:table-cell>
          <table:table-cell office:value-type="float" office:value="19492" calcext:value-type="float">
            <text:p>19492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377.01868" calcext:value-type="float">
            <text:p>7,37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4</text:p>
          </table:table-cell>
          <table:table-cell office:value-type="float" office:value="1597" calcext:value-type="float">
            <text:p>1597</text:p>
          </table:table-cell>
          <table:table-cell office:value-type="float" office:value="3781" calcext:value-type="float">
            <text:p>3781</text:p>
          </table:table-cell>
          <table:table-cell office:value-type="float" office:value="5031" calcext:value-type="float">
            <text:p>5031</text:p>
          </table:table-cell>
          <table:table-cell office:value-type="float" office:value="9011" calcext:value-type="float">
            <text:p>9011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21" calcext:value-type="float">
            <text:p>4221</text:p>
          </table:table-cell>
          <table:table-cell office:value-type="float" office:value="1825" calcext:value-type="float">
            <text:p>1825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4" calcext:value-type="float">
            <text:p>5224</text:p>
          </table:table-cell>
          <table:table-cell office:value-type="float" office:value="3822" calcext:value-type="float">
            <text:p>382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03" calcext:value-type="float">
            <text:p>4103</text:p>
          </table:table-cell>
          <table:table-cell office:value-type="float" office:value="1366" calcext:value-type="float">
            <text:p>1366</text:p>
          </table:table-cell>
          <table:table-cell office:value-type="float" office:value="7266" calcext:value-type="float">
            <text:p>7266</text:p>
          </table:table-cell>
          <table:table-cell office:value-type="float" office:value="3700" calcext:value-type="float">
            <text:p>3700</text:p>
          </table:table-cell>
          <table:table-cell office:value-type="float" office:value="1013" calcext:value-type="float">
            <text:p>1013</text:p>
          </table:table-cell>
          <table:table-cell office:value-type="float" office:value="1597" calcext:value-type="float">
            <text:p>159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2" calcext:value-type="float">
            <text:p>5572</text:p>
          </table:table-cell>
          <table:table-cell office:value-type="float" office:value="14442" calcext:value-type="float">
            <text:p>1444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453.881464" calcext:value-type="float">
            <text:p>4,45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5</text:p>
          </table:table-cell>
          <table:table-cell office:value-type="float" office:value="2417" calcext:value-type="float">
            <text:p>2417</text:p>
          </table:table-cell>
          <table:table-cell office:value-type="float" office:value="5587" calcext:value-type="float">
            <text:p>5587</text:p>
          </table:table-cell>
          <table:table-cell office:value-type="float" office:value="6136" calcext:value-type="float">
            <text:p>6136</text:p>
          </table:table-cell>
          <table:table-cell office:value-type="float" office:value="11752" calcext:value-type="float">
            <text:p>11752</text:p>
          </table:table-cell>
          <table:table-cell office:value-type="float" office:value="291" calcext:value-type="float">
            <text:p>29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73" calcext:value-type="float">
            <text:p>5373</text:p>
          </table:table-cell>
          <table:table-cell office:value-type="float" office:value="2049" calcext:value-type="float">
            <text:p>2049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057" calcext:value-type="float">
            <text:p>7057</text:p>
          </table:table-cell>
          <table:table-cell office:value-type="float" office:value="5254" calcext:value-type="float">
            <text:p>525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519" calcext:value-type="float">
            <text:p>6519</text:p>
          </table:table-cell>
          <table:table-cell office:value-type="float" office:value="1824" calcext:value-type="float">
            <text:p>1824</text:p>
          </table:table-cell>
          <table:table-cell office:value-type="float" office:value="8959" calcext:value-type="float">
            <text:p>8959</text:p>
          </table:table-cell>
          <table:table-cell office:value-type="float" office:value="3533" calcext:value-type="float">
            <text:p>3533</text:p>
          </table:table-cell>
          <table:table-cell office:value-type="float" office:value="930" calcext:value-type="float">
            <text:p>930</text:p>
          </table:table-cell>
          <table:table-cell office:value-type="float" office:value="2417" calcext:value-type="float">
            <text:p>241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897" calcext:value-type="float">
            <text:p>7897</text:p>
          </table:table-cell>
          <table:table-cell office:value-type="float" office:value="18275" calcext:value-type="float">
            <text:p>18275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68.782618" calcext:value-type="float">
            <text:p>6,16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100096</text:p>
          </table:table-cell>
          <table:table-cell office:value-type="float" office:value="3663" calcext:value-type="float">
            <text:p>3663</text:p>
          </table:table-cell>
          <table:table-cell office:value-type="float" office:value="6984" calcext:value-type="float">
            <text:p>6984</text:p>
          </table:table-cell>
          <table:table-cell office:value-type="float" office:value="7426" calcext:value-type="float">
            <text:p>7426</text:p>
          </table:table-cell>
          <table:table-cell office:value-type="float" office:value="15238" calcext:value-type="float">
            <text:p>15238</text:p>
          </table:table-cell>
          <table:table-cell office:value-type="float" office:value="283" calcext:value-type="float">
            <text:p>283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1401" calcext:value-type="float">
            <text:p>140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69" calcext:value-type="float">
            <text:p>7669</text:p>
          </table:table-cell>
          <table:table-cell office:value-type="float" office:value="8676" calcext:value-type="float">
            <text:p>867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86" calcext:value-type="float">
            <text:p>8686</text:p>
          </table:table-cell>
          <table:table-cell office:value-type="float" office:value="2467" calcext:value-type="float">
            <text:p>2467</text:p>
          </table:table-cell>
          <table:table-cell office:value-type="float" office:value="10541" calcext:value-type="float">
            <text:p>10541</text:p>
          </table:table-cell>
          <table:table-cell office:value-type="float" office:value="3336" calcext:value-type="float">
            <text:p>3336</text:p>
          </table:table-cell>
          <table:table-cell office:value-type="float" office:value="656" calcext:value-type="float">
            <text:p>656</text:p>
          </table:table-cell>
          <table:table-cell office:value-type="float" office:value="3663" calcext:value-type="float">
            <text:p>3663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95" calcext:value-type="float">
            <text:p>10295</text:p>
          </table:table-cell>
          <table:table-cell office:value-type="float" office:value="23273" calcext:value-type="float">
            <text:p>23273</text:p>
          </table:table-cell>
          <table:table-cell office:value-type="float" office:value="90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39.857381" calcext:value-type="float">
            <text:p>8,34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7</text:p>
          </table:table-cell>
          <table:table-cell office:value-type="float" office:value="2982" calcext:value-type="float">
            <text:p>2982</text:p>
          </table:table-cell>
          <table:table-cell office:value-type="float" office:value="4760" calcext:value-type="float">
            <text:p>4760</text:p>
          </table:table-cell>
          <table:table-cell office:value-type="float" office:value="6077" calcext:value-type="float">
            <text:p>6077</text:p>
          </table:table-cell>
          <table:table-cell office:value-type="float" office:value="13069" calcext:value-type="float">
            <text:p>13069</text:p>
          </table:table-cell>
          <table:table-cell office:value-type="float" office:value="251" calcext:value-type="float">
            <text:p>251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120" calcext:value-type="float">
            <text:p>7120</text:p>
          </table:table-cell>
          <table:table-cell office:value-type="float" office:value="1269" calcext:value-type="float">
            <text:p>126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47" calcext:value-type="float">
            <text:p>6747</text:p>
          </table:table-cell>
          <table:table-cell office:value-type="float" office:value="7397" calcext:value-type="float">
            <text:p>7397</text:p>
          </table:table-cell>
          <table:table-cell office:value-type="float" office:value="181" calcext:value-type="float">
            <text:p>18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13" calcext:value-type="float">
            <text:p>6613</text:p>
          </table:table-cell>
          <table:table-cell office:value-type="float" office:value="2066" calcext:value-type="float">
            <text:p>2066</text:p>
          </table:table-cell>
          <table:table-cell office:value-type="float" office:value="9829" calcext:value-type="float">
            <text:p>9829</text:p>
          </table:table-cell>
          <table:table-cell office:value-type="float" office:value="3480" calcext:value-type="float">
            <text:p>3480</text:p>
          </table:table-cell>
          <table:table-cell office:value-type="float" office:value="500" calcext:value-type="float">
            <text:p>500</text:p>
          </table:table-cell>
          <table:table-cell office:value-type="float" office:value="2982" calcext:value-type="float">
            <text:p>2982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50" calcext:value-type="float">
            <text:p>8450</text:p>
          </table:table-cell>
          <table:table-cell office:value-type="float" office:value="18734" calcext:value-type="float">
            <text:p>18734</text:p>
          </table:table-cell>
          <table:table-cell office:value-type="float" office:value="170" calcext:value-type="float">
            <text:p>170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00.63418" calcext:value-type="float">
            <text:p>8,50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100098</text:p>
          </table:table-cell>
          <table:table-cell office:value-type="float" office:value="2800" calcext:value-type="float">
            <text:p>2800</text:p>
          </table:table-cell>
          <table:table-cell office:value-type="float" office:value="4868" calcext:value-type="float">
            <text:p>4868</text:p>
          </table:table-cell>
          <table:table-cell office:value-type="float" office:value="5585" calcext:value-type="float">
            <text:p>5585</text:p>
          </table:table-cell>
          <table:table-cell office:value-type="float" office:value="11603" calcext:value-type="float">
            <text:p>11603</text:p>
          </table:table-cell>
          <table:table-cell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91" calcext:value-type="float">
            <text:p>5891</text:p>
          </table:table-cell>
          <table:table-cell office:value-type="float" office:value="934" calcext:value-type="float">
            <text:p>93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906" calcext:value-type="float">
            <text:p>5906</text:p>
          </table:table-cell>
          <table:table-cell office:value-type="float" office:value="6728" calcext:value-type="float">
            <text:p>6728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89" calcext:value-type="float">
            <text:p>6189</text:p>
          </table:table-cell>
          <table:table-cell office:value-type="float" office:value="1973" calcext:value-type="float">
            <text:p>1973</text:p>
          </table:table-cell>
          <table:table-cell office:value-type="float" office:value="8553" calcext:value-type="float">
            <text:p>8553</text:p>
          </table:table-cell>
          <table:table-cell office:value-type="float" office:value="2967" calcext:value-type="float">
            <text:p>2967</text:p>
          </table:table-cell>
          <table:table-cell office:value-type="float" office:value="452" calcext:value-type="float">
            <text:p>452</text:p>
          </table:table-cell>
          <table:table-cell office:value-type="float" office:value="2800" calcext:value-type="float">
            <text:p>280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38" calcext:value-type="float">
            <text:p>8138</text:p>
          </table:table-cell>
          <table:table-cell office:value-type="float" office:value="16919" calcext:value-type="float">
            <text:p>16919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98.219174" calcext:value-type="float">
            <text:p>7,09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9</text:p>
          </table:table-cell>
          <table:table-cell office:value-type="float" office:value="3848" calcext:value-type="float">
            <text:p>3848</text:p>
          </table:table-cell>
          <table:table-cell office:value-type="float" office:value="7321" calcext:value-type="float">
            <text:p>7321</text:p>
          </table:table-cell>
          <table:table-cell office:value-type="float" office:value="8999" calcext:value-type="float">
            <text:p>8999</text:p>
          </table:table-cell>
          <table:table-cell office:value-type="float" office:value="17867" calcext:value-type="float">
            <text:p>17867</text:p>
          </table:table-cell>
          <table:table-cell office:value-type="float" office:value="531" calcext:value-type="float">
            <text:p>531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707" calcext:value-type="float">
            <text:p>7707</text:p>
          </table:table-cell>
          <table:table-cell office:value-type="float" office:value="3846" calcext:value-type="float">
            <text:p>3846</text:p>
          </table:table-cell>
          <table:table-cell office:value-type="float" office:value="322" calcext:value-type="float">
            <text:p>32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15" calcext:value-type="float">
            <text:p>10515</text:p>
          </table:table-cell>
          <table:table-cell office:value-type="float" office:value="8010" calcext:value-type="float">
            <text:p>8010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117" calcext:value-type="float">
            <text:p>8117</text:p>
          </table:table-cell>
          <table:table-cell office:value-type="float" office:value="2524" calcext:value-type="float">
            <text:p>2524</text:p>
          </table:table-cell>
          <table:table-cell office:value-type="float" office:value="13043" calcext:value-type="float">
            <text:p>13043</text:p>
          </table:table-cell>
          <table:table-cell office:value-type="float" office:value="6523" calcext:value-type="float">
            <text:p>6523</text:p>
          </table:table-cell>
          <table:table-cell office:value-type="float" office:value="2270" calcext:value-type="float">
            <text:p>2270</text:p>
          </table:table-cell>
          <table:table-cell office:value-type="float" office:value="3848" calcext:value-type="float">
            <text:p>3848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65" calcext:value-type="float">
            <text:p>12065</text:p>
          </table:table-cell>
          <table:table-cell office:value-type="float" office:value="26484" calcext:value-type="float">
            <text:p>26484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77.650958" calcext:value-type="float">
            <text:p>10,07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100</text:p>
          </table:table-cell>
          <table:table-cell office:value-type="float" office:value="98" calcext:value-type="float">
            <text:p>98</text:p>
          </table:table-cell>
          <table:table-cell office:value-type="float" office:value="195" calcext:value-type="float">
            <text:p>195</text:p>
          </table:table-cell>
          <table:table-cell office:value-type="float" office:value="181" calcext:value-type="float">
            <text:p>181</text:p>
          </table:table-cell>
          <table:table-cell office:value-type="float" office:value="453" calcext:value-type="float">
            <text:p>453</text:p>
          </table:table-cell>
          <table:table-cell office:value-type="float" office:value="33" calcext:value-type="float">
            <text:p>33</text:p>
          </table:table-cell>
          <table:table-cell office:value-type="float" office:value="2260" calcext:value-type="float">
            <text:p>2260</text:p>
          </table:table-cell>
          <table:table-cell office:value-type="float" office:value="4821" calcext:value-type="float">
            <text:p>4821</text:p>
          </table:table-cell>
          <table:table-cell office:value-type="float" office:value="4168" calcext:value-type="float">
            <text:p>4168</text:p>
          </table:table-cell>
          <table:table-cell office:value-type="float" office:value="10157" calcext:value-type="float">
            <text:p>10157</text:p>
          </table:table-cell>
          <table:table-cell office:value-type="float" office:value="704" calcext:value-type="float">
            <text:p>704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243" calcext:value-type="float">
            <text:p>243</text:p>
          </table:table-cell>
          <table:table-cell office:value-type="float" office:value="538" calcext:value-type="float">
            <text:p>538</text:p>
          </table:table-cell>
          <table:table-cell office:value-type="float" office:value="519" calcext:value-type="float">
            <text:p>519</text:p>
          </table:table-cell>
          <table:table-cell office:value-type="float" office:value="2669" calcext:value-type="float">
            <text:p>2669</text:p>
          </table:table-cell>
          <table:table-cell office:value-type="float" office:value="585" calcext:value-type="float">
            <text:p>585</text:p>
          </table:table-cell>
          <table:table-cell office:value-type="float" office:value="249" calcext:value-type="float">
            <text:p>249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77" calcext:value-type="float">
            <text:p>5177</text:p>
          </table:table-cell>
          <table:table-cell office:value-type="float" office:value="2635" calcext:value-type="float">
            <text:p>2635</text:p>
          </table:table-cell>
          <table:table-cell office:value-type="float" office:value="339" calcext:value-type="float">
            <text:p>33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1167" calcext:value-type="float">
            <text:p>1167</text:p>
          </table:table-cell>
          <table:table-cell office:value-type="float" office:value="756" calcext:value-type="float">
            <text:p>756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325" calcext:value-type="float">
            <text:p>325</text:p>
          </table:table-cell>
          <table:table-cell office:value-type="float" office:value="87" calcext:value-type="float">
            <text:p>87</text:p>
          </table:table-cell>
          <table:table-cell office:value-type="float" office:value="7061" calcext:value-type="float">
            <text:p>7061</text:p>
          </table:table-cell>
          <table:table-cell office:value-type="float" office:value="2428" calcext:value-type="float">
            <text:p>2428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office:value-type="float" office:value="1948" calcext:value-type="float">
            <text:p>1948</text:p>
          </table:table-cell>
          <table:table-cell office:value-type="float" office:value="148" calcext:value-type="float">
            <text:p>148</text:p>
          </table:table-cell>
          <table:table-cell office:value-type="float" office:value="272" calcext:value-type="float">
            <text:p>272</text:p>
          </table:table-cell>
          <table:table-cell office:value-type="float" office:value="86" calcext:value-type="float">
            <text:p>86</text:p>
          </table:table-cell>
          <table:table-cell office:value-type="float" office:value="265" calcext:value-type="float">
            <text:p>265</text:p>
          </table:table-cell>
          <table:table-cell office:value-type="float" office:value="136" calcext:value-type="float">
            <text:p>136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5482" calcext:value-type="float">
            <text:p>5482</text:p>
          </table:table-cell>
          <table:table-cell office:value-type="float" office:value="1998" calcext:value-type="float">
            <text:p>1998</text:p>
          </table:table-cell>
          <table:table-cell office:value-type="float" office:value="7748" calcext:value-type="float">
            <text:p>7748</text:p>
          </table:table-cell>
          <table:table-cell office:value-type="float" office:value="2749" calcext:value-type="float">
            <text:p>2749</text:p>
          </table:table-cell>
          <table:table-cell office:value-type="float" office:value="480" calcext:value-type="float">
            <text:p>480</text:p>
          </table:table-cell>
          <table:table-cell office:value-type="float" office:value="2260" calcext:value-type="float">
            <text:p>226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19" calcext:value-type="float">
            <text:p>419</text:p>
          </table:table-cell>
          <table:table-cell office:value-type="float" office:value="82" calcext:value-type="float">
            <text:p>82</text:p>
          </table:table-cell>
          <table:table-cell office:value-type="float" office:value="851" calcext:value-type="float">
            <text:p>851</text:p>
          </table:table-cell>
          <table:table-cell office:value-type="float" office:value="1760" calcext:value-type="float">
            <text:p>1760</text:p>
          </table:table-cell>
          <table:table-cell office:value-type="float" office:value="1073" calcext:value-type="float">
            <text:p>1073</text:p>
          </table:table-cell>
          <table:table-cell office:value-type="float" office:value="243" calcext:value-type="float">
            <text:p>243</text:p>
          </table:table-cell>
          <table:table-cell office:value-type="float" office:value="342" calcext:value-type="float">
            <text:p>342</text:p>
          </table:table-cell>
          <table:table-cell office:value-type="float" office:value="628" calcext:value-type="float">
            <text:p>628</text:p>
          </table:table-cell>
          <table:table-cell office:value-type="float" office:value="9083" calcext:value-type="float">
            <text:p>9083</text:p>
          </table:table-cell>
          <table:table-cell office:value-type="float" office:value="13062" calcext:value-type="float">
            <text:p>13062</text:p>
          </table:table-cell>
          <table:table-cell office:value-type="float" office:value="153" calcext:value-type="float">
            <text:p>153</text:p>
          </table:table-cell>
          <table:table-cell office:value-type="float" office:value="206" calcext:value-type="float">
            <text:p>206</text:p>
          </table:table-cell>
          <table:table-cell office:value-type="float" office:value="2950" calcext:value-type="float">
            <text:p>2950</text:p>
          </table:table-cell>
          <table:table-cell office:value-type="float" office:value="1538" calcext:value-type="float">
            <text:p>153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231.400644" calcext:value-type="float">
            <text:p>231</text:p>
          </table:table-cell>
          <table:table-cell office:value-type="float" office:value="4949.789487" calcext:value-type="float">
            <text:p>4,950</text:p>
          </table:table-cell>
          <table:table-cell office:value-type="float" office:value="93" calcext:value-type="float">
            <text:p>93</text:p>
          </table:table-cell>
          <table:table-cell office:value-type="float" office:value="1820.162067" calcext:value-type="float">
            <text:p>1,820</text:p>
          </table:table-cell>
        </table:table-row>
        <table:table-row table:style-name="ro1">
          <table:table-cell office:value-type="string" calcext:value-type="string">
            <text:p>19100001</text:p>
          </table:table-cell>
          <table:table-cell table:formula="of:=([.B2]/SUM([.$CH2:.$CK2]))" office:value-type="float" office:value="0.0183377477287903" calcext:value-type="float">
            <text:p>0.01833774772879</text:p>
          </table:table-cell>
          <table:table-cell table:formula="of:=([.C2]/SUM([.$CH2:.$CK2]))" office:value-type="float" office:value="0.0299862541477075" calcext:value-type="float">
            <text:p>0.029986254147708</text:p>
          </table:table-cell>
          <table:table-cell table:formula="of:=([.D2]/SUM([.$CH2:.$CK2]))" office:value-type="float" office:value="0.0256036477722733" calcext:value-type="float">
            <text:p>0.025603647772273</text:p>
          </table:table-cell>
          <table:table-cell table:formula="of:=([.E2]/SUM([.$CH2:.$CK2]))" office:value-type="float" office:value="0.0777335972905955" calcext:value-type="float">
            <text:p>0.077733597290596</text:p>
          </table:table-cell>
          <table:table-cell table:formula="of:=([.F2]/SUM([.$CH2:.$CK2]))" office:value-type="float" office:value="0.00518992860248783" calcext:value-type="float">
            <text:p>0.005189928602488</text:p>
          </table:table-cell>
          <table:table-cell table:formula="of:=([.G2]/SUM([.$CH2:.$CK2]))" office:value-type="float" office:value="0.448294499508227" calcext:value-type="float">
            <text:p>0.448294499508227</text:p>
          </table:table-cell>
          <table:table-cell table:formula="of:=([.H2]/SUM([.$CH2:.$CK2]))" office:value-type="float" office:value="0.978128543948873" calcext:value-type="float">
            <text:p>0.978128543948873</text:p>
          </table:table-cell>
          <table:table-cell table:formula="of:=([.I2]/SUM([.$CH2:.$CK2]))" office:value-type="float" office:value="0.932687835740424" calcext:value-type="float">
            <text:p>0.932687835740424</text:p>
          </table:table-cell>
          <table:table-cell table:formula="of:=([.J2]/SUM([.$CH2:.$CK2]))" office:value-type="float" office:value="2.00135180086603" calcext:value-type="float">
            <text:p>2.00135180086603</text:p>
          </table:table-cell>
          <table:table-cell table:formula="of:=([.K2]/SUM([.$CH2:.$CK2]))" office:value-type="float" office:value="0.119829684844108" calcext:value-type="float">
            <text:p>0.119829684844108</text:p>
          </table:table-cell>
          <table:table-cell table:formula="of:=([.L2]/SUM([.$CH2:.$CK2]))" office:value-type="float" office:value="0.00242196668116099" calcext:value-type="float">
            <text:p>0.002421966681161</text:p>
          </table:table-cell>
          <table:table-cell table:formula="of:=([.M2]/SUM([.$CH2:.$CK2]))" office:value-type="float" office:value="0.0064585778164293" calcext:value-type="float">
            <text:p>0.006458577816429</text:p>
          </table:table-cell>
          <table:table-cell table:formula="of:=([.N2]/SUM([.$CH2:.$CK2]))" office:value-type="float" office:value="0.00472860161560002" calcext:value-type="float">
            <text:p>0.0047286016156</text:p>
          </table:table-cell>
          <table:table-cell table:formula="of:=([.O2]/SUM([.$CH2:.$CK2]))" office:value-type="float" office:value="0.0110718476853074" calcext:value-type="float">
            <text:p>0.011071847685307</text:p>
          </table:table-cell>
          <table:table-cell table:formula="of:=([.P2]/SUM([.$CH2:.$CK2]))" office:value-type="float" office:value="0.000345995240165855" calcext:value-type="float">
            <text:p>0.000345995240166</text:p>
          </table:table-cell>
          <table:table-cell table:formula="of:=([.Q2]/SUM([.$CH2:.$CK2]))" office:value-type="float" office:value="0.000691990480331711" calcext:value-type="float">
            <text:p>0.000691990480332</text:p>
          </table:table-cell>
          <table:table-cell table:formula="of:=([.R2]/SUM([.$CH2:.$CK2]))" office:value-type="float" office:value="0.00138398096066342" calcext:value-type="float">
            <text:p>0.001383980960663</text:p>
          </table:table-cell>
          <table:table-cell table:formula="of:=([.S2]/SUM([.$CH2:.$CK2]))" office:value-type="float" office:value="0.00276796192132684" calcext:value-type="float">
            <text:p>0.002767961921327</text:p>
          </table:table-cell>
          <table:table-cell table:formula="of:=([.T2]/SUM([.$CH2:.$CK2]))" office:value-type="float" office:value="0.00691990480331711" calcext:value-type="float">
            <text:p>0.006919904803317</text:p>
          </table:table-cell>
          <table:table-cell table:formula="of:=([.U2]/SUM([.$CH2:.$CK2]))" office:value-type="float" office:value="0.00172997620082928" calcext:value-type="float">
            <text:p>0.001729976200829</text:p>
          </table:table-cell>
          <table:table-cell table:formula="of:=([.V2]/SUM([.$CH2:.$CK2]))" office:value-type="float" office:value="0.0367908272043026" calcext:value-type="float">
            <text:p>0.036790827204303</text:p>
          </table:table-cell>
          <table:table-cell table:formula="of:=([.W2]/SUM([.$CH2:.$CK2]))" office:value-type="float" office:value="0.028717604933766" calcext:value-type="float">
            <text:p>0.028717604933766</text:p>
          </table:table-cell>
          <table:table-cell table:formula="of:=([.X2]/SUM([.$CH2:.$CK2]))" office:value-type="float" office:value="0.000345995240165855" calcext:value-type="float">
            <text:p>0.000345995240166</text:p>
          </table:table-cell>
          <table:table-cell table:formula="of:=([.Y2]/SUM([.$CH2:.$CK2]))" office:value-type="float" office:value="0" calcext:value-type="float">
            <text:p>0</text:p>
          </table:table-cell>
          <table:table-cell table:formula="of:=([.Z2]/SUM([.$CH2:.$CK2]))" office:value-type="float" office:value="0" calcext:value-type="float">
            <text:p>0</text:p>
          </table:table-cell>
          <table:table-cell table:formula="of:=([.AA2]/SUM([.$CH2:.$CK2]))" office:value-type="float" office:value="0.888285113252473" calcext:value-type="float">
            <text:p>0.888285113252473</text:p>
          </table:table-cell>
          <table:table-cell table:formula="of:=([.AB2]/SUM([.$CH2:.$CK2]))" office:value-type="float" office:value="0.674344723083252" calcext:value-type="float">
            <text:p>0.674344723083252</text:p>
          </table:table-cell>
          <table:table-cell table:formula="of:=([.AC2]/SUM([.$CH2:.$CK2]))" office:value-type="float" office:value="0.0465940256756685" calcext:value-type="float">
            <text:p>0.046594025675669</text:p>
          </table:table-cell>
          <table:table-cell table:formula="of:=([.AD2]/SUM([.$CH2:.$CK2]))" office:value-type="float" office:value="0.00172997620082928" calcext:value-type="float">
            <text:p>0.001729976200829</text:p>
          </table:table-cell>
          <table:table-cell table:formula="of:=([.AE2]/SUM([.$CH2:.$CK2]))" office:value-type="float" office:value="0.00945720323120005" calcext:value-type="float">
            <text:p>0.0094572032312</text:p>
          </table:table-cell>
          <table:table-cell table:formula="of:=([.AF2]/SUM([.$CH2:.$CK2]))" office:value-type="float" office:value="0.00484393336232198" calcext:value-type="float">
            <text:p>0.004843933362322</text:p>
          </table:table-cell>
          <table:table-cell table:formula="of:=([.AG2]/SUM([.$CH2:.$CK2]))" office:value-type="float" office:value="0.00138398096066342" calcext:value-type="float">
            <text:p>0.001383980960663</text:p>
          </table:table-cell>
          <table:table-cell table:formula="of:=([.AH2]/SUM([.$CH2:.$CK2]))" office:value-type="float" office:value="0.00103798572049757" calcext:value-type="float">
            <text:p>0.001037985720498</text:p>
          </table:table-cell>
          <table:table-cell table:formula="of:=([.AI2]/SUM([.$CH2:.$CK2]))" office:value-type="float" office:value="0" calcext:value-type="float">
            <text:p>0</text:p>
          </table:table-cell>
          <table:table-cell table:formula="of:=([.AJ2]/SUM([.$CH2:.$CK2]))" office:value-type="float" office:value="0" calcext:value-type="float">
            <text:p>0</text:p>
          </table:table-cell>
          <table:table-cell table:formula="of:=([.AK2]/SUM([.$CH2:.$CK2]))" office:value-type="float" office:value="0.0031139571614927" calcext:value-type="float">
            <text:p>0.003113957161493</text:p>
          </table:table-cell>
          <table:table-cell table:formula="of:=([.AL2]/SUM([.$CH2:.$CK2]))" office:value-type="float" office:value="0.00415194288199027" calcext:value-type="float">
            <text:p>0.00415194288199</text:p>
          </table:table-cell>
          <table:table-cell table:formula="of:=([.AM2]/SUM([.$CH2:.$CK2]))" office:value-type="float" office:value="0.000345995240165855" calcext:value-type="float">
            <text:p>0.000345995240166</text:p>
          </table:table-cell>
          <table:table-cell table:formula="of:=([.AN2]/SUM([.$CH2:.$CK2]))" office:value-type="float" office:value="0" calcext:value-type="float">
            <text:p>0</text:p>
          </table:table-cell>
          <table:table-cell table:formula="of:=([.AO2]/SUM([.$CH2:.$CK2]))" office:value-type="float" office:value="0" calcext:value-type="float">
            <text:p>0</text:p>
          </table:table-cell>
          <table:table-cell table:formula="of:=([.AP2]/SUM([.$CH2:.$CK2]))" office:value-type="float" office:value="0.0559358971601466" calcext:value-type="float">
            <text:p>0.055935897160147</text:p>
          </table:table-cell>
          <table:table-cell table:formula="of:=([.AQ2]/SUM([.$CH2:.$CK2]))" office:value-type="float" office:value="0.0162617762877952" calcext:value-type="float">
            <text:p>0.016261776287795</text:p>
          </table:table-cell>
          <table:table-cell table:formula="of:=([.AR2]/SUM([.$CH2:.$CK2]))" office:value-type="float" office:value="1.36045328433214" calcext:value-type="float">
            <text:p>1.36045328433214</text:p>
          </table:table-cell>
          <table:table-cell table:formula="of:=([.AS2]/SUM([.$CH2:.$CK2]))" office:value-type="float" office:value="0.576889397103203" calcext:value-type="float">
            <text:p>0.576889397103203</text:p>
          </table:table-cell>
          <table:table-cell table:formula="of:=([.AT2]/SUM([.$CH2:.$CK2]))" office:value-type="float" office:value="0.00657390956315125" calcext:value-type="float">
            <text:p>0.006573909563151</text:p>
          </table:table-cell>
          <table:table-cell table:formula="of:=([.AU2]/SUM([.$CH2:.$CK2]))" office:value-type="float" office:value="0.00242196668116099" calcext:value-type="float">
            <text:p>0.002421966681161</text:p>
          </table:table-cell>
          <table:table-cell table:formula="of:=([.AV2]/SUM([.$CH2:.$CK2]))" office:value-type="float" office:value="0.00553592384265369" calcext:value-type="float">
            <text:p>0.005535923842654</text:p>
          </table:table-cell>
          <table:table-cell table:formula="of:=([.AW2]/SUM([.$CH2:.$CK2]))" office:value-type="float" office:value="0.00103798572049757" calcext:value-type="float">
            <text:p>0.001037985720498</text:p>
          </table:table-cell>
          <table:table-cell table:formula="of:=([.AX2]/SUM([.$CH2:.$CK2]))" office:value-type="float" office:value="0.0336768700428099" calcext:value-type="float">
            <text:p>0.03367687004281</text:p>
          </table:table-cell>
          <table:table-cell table:formula="of:=([.AY2]/SUM([.$CH2:.$CK2]))" office:value-type="float" office:value="0.0122251651525269" calcext:value-type="float">
            <text:p>0.012225165152527</text:p>
          </table:table-cell>
          <table:table-cell table:formula="of:=([.AZ2]/SUM([.$CH2:.$CK2]))" office:value-type="float" office:value="0.055128574933093" calcext:value-type="float">
            <text:p>0.055128574933093</text:p>
          </table:table-cell>
          <table:table-cell table:formula="of:=([.BA2]/SUM([.$CH2:.$CK2]))" office:value-type="float" office:value="0.0230663493443904" calcext:value-type="float">
            <text:p>0.02306634934439</text:p>
          </table:table-cell>
          <table:table-cell table:formula="of:=([.BB2]/SUM([.$CH2:.$CK2]))" office:value-type="float" office:value="0.00138398096066342" calcext:value-type="float">
            <text:p>0.001383980960663</text:p>
          </table:table-cell>
          <table:table-cell table:formula="of:=([.BC2]/SUM([.$CH2:.$CK2]))" office:value-type="float" office:value="0.0183377477287903" calcext:value-type="float">
            <text:p>0.01833774772879</text:p>
          </table:table-cell>
          <table:table-cell table:formula="of:=([.BD2]/SUM([.$CH2:.$CK2]))" office:value-type="float" office:value="1.03833171573773" calcext:value-type="float">
            <text:p>1.03833171573773</text:p>
          </table:table-cell>
          <table:table-cell table:formula="of:=([.BE2]/SUM([.$CH2:.$CK2]))" office:value-type="float" office:value="0.396741208723514" calcext:value-type="float">
            <text:p>0.396741208723514</text:p>
          </table:table-cell>
          <table:table-cell table:formula="of:=([.BF2]/SUM([.$CH2:.$CK2]))" office:value-type="float" office:value="1.69064807519709" calcext:value-type="float">
            <text:p>1.69064807519709</text:p>
          </table:table-cell>
          <table:table-cell table:formula="of:=([.BG2]/SUM([.$CH2:.$CK2]))" office:value-type="float" office:value="0.567086198631837" calcext:value-type="float">
            <text:p>0.567086198631837</text:p>
          </table:table-cell>
          <table:table-cell table:formula="of:=([.BH2]/SUM([.$CH2:.$CK2]))" office:value-type="float" office:value="0.0757729575963223" calcext:value-type="float">
            <text:p>0.075772957596322</text:p>
          </table:table-cell>
          <table:table-cell table:formula="of:=([.BI2]/SUM([.$CH2:.$CK2]))" office:value-type="float" office:value="0.448294499508227" calcext:value-type="float">
            <text:p>0.448294499508227</text:p>
          </table:table-cell>
          <table:table-cell table:formula="of:=([.BJ2]/SUM([.$CH2:.$CK2]))" office:value-type="float" office:value="0.00507459685576588" calcext:value-type="float">
            <text:p>0.005074596855766</text:p>
          </table:table-cell>
          <table:table-cell table:formula="of:=([.BK2]/SUM([.$CH2:.$CK2]))" office:value-type="float" office:value="0.00230663493443904" calcext:value-type="float">
            <text:p>0.002306634934439</text:p>
          </table:table-cell>
          <table:table-cell table:formula="of:=([.BL2]/SUM([.$CH2:.$CK2]))" office:value-type="float" office:value="0.00968786672464395" calcext:value-type="float">
            <text:p>0.009687866724644</text:p>
          </table:table-cell>
          <table:table-cell table:formula="of:=([.BM2]/SUM([.$CH2:.$CK2]))" office:value-type="float" office:value="0.0031139571614927" calcext:value-type="float">
            <text:p>0.003113957161493</text:p>
          </table:table-cell>
          <table:table-cell table:formula="of:=([.BN2]/SUM([.$CH2:.$CK2]))" office:value-type="float" office:value="0.000691990480331711" calcext:value-type="float">
            <text:p>0.000691990480332</text:p>
          </table:table-cell>
          <table:table-cell table:formula="of:=([.BO2]/SUM([.$CH2:.$CK2]))" office:value-type="float" office:value="0.00242196668116099" calcext:value-type="float">
            <text:p>0.002421966681161</text:p>
          </table:table-cell>
          <table:table-cell table:formula="of:=([.BP2]/SUM([.$CH2:.$CK2]))" office:value-type="float" office:value="0.00207597144099513" calcext:value-type="float">
            <text:p>0.002075971440995</text:p>
          </table:table-cell>
          <table:table-cell table:formula="of:=([.BQ2]/SUM([.$CH2:.$CK2]))" office:value-type="float" office:value="0.000691990480331711" calcext:value-type="float">
            <text:p>0.000691990480332</text:p>
          </table:table-cell>
          <table:table-cell table:formula="of:=([.BR2]/SUM([.$CH2:.$CK2]))" office:value-type="float" office:value="0.00449793812215612" calcext:value-type="float">
            <text:p>0.004497938122156</text:p>
          </table:table-cell>
          <table:table-cell table:formula="of:=([.BS2]/SUM([.$CH2:.$CK2]))" office:value-type="float" office:value="0.00345995240165855" calcext:value-type="float">
            <text:p>0.003459952401659</text:p>
          </table:table-cell>
          <table:table-cell table:formula="of:=([.BT2]/SUM([.$CH2:.$CK2]))" office:value-type="float" office:value="0.00138398096066342" calcext:value-type="float">
            <text:p>0.001383980960663</text:p>
          </table:table-cell>
          <table:table-cell table:formula="of:=([.BU2]/SUM([.$CH2:.$CK2]))" office:value-type="float" office:value="0.000691990480331711" calcext:value-type="float">
            <text:p>0.0006919904803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02</text:p>
          </table:table-cell>
          <table:table-cell table:formula="of:=([.B3]/SUM([.$CH3:.$CK3]))" office:value-type="float" office:value="0.0481835732877545" calcext:value-type="float">
            <text:p>0.048183573287755</text:p>
          </table:table-cell>
          <table:table-cell table:formula="of:=([.C3]/SUM([.$CH3:.$CK3]))" office:value-type="float" office:value="0.060149338716199" calcext:value-type="float">
            <text:p>0.060149338716199</text:p>
          </table:table-cell>
          <table:table-cell table:formula="of:=([.D3]/SUM([.$CH3:.$CK3]))" office:value-type="float" office:value="0.107264540090699" calcext:value-type="float">
            <text:p>0.107264540090699</text:p>
          </table:table-cell>
          <table:table-cell table:formula="of:=([.E3]/SUM([.$CH3:.$CK3]))" office:value-type="float" office:value="0.231409356410812" calcext:value-type="float">
            <text:p>0.231409356410812</text:p>
          </table:table-cell>
          <table:table-cell table:formula="of:=([.F3]/SUM([.$CH3:.$CK3]))" office:value-type="float" office:value="0.0048076736096429" calcext:value-type="float">
            <text:p>0.004807673609643</text:p>
          </table:table-cell>
          <table:table-cell table:formula="of:=([.G3]/SUM([.$CH3:.$CK3]))" office:value-type="float" office:value="0.262498979086503" calcext:value-type="float">
            <text:p>0.262498979086503</text:p>
          </table:table-cell>
          <table:table-cell table:formula="of:=([.H3]/SUM([.$CH3:.$CK3]))" office:value-type="float" office:value="0.595083155682466" calcext:value-type="float">
            <text:p>0.595083155682466</text:p>
          </table:table-cell>
          <table:table-cell table:formula="of:=([.I3]/SUM([.$CH3:.$CK3]))" office:value-type="float" office:value="0.541237211254466" calcext:value-type="float">
            <text:p>0.541237211254466</text:p>
          </table:table-cell>
          <table:table-cell table:formula="of:=([.J3]/SUM([.$CH3:.$CK3]))" office:value-type="float" office:value="1.19048682293891" calcext:value-type="float">
            <text:p>1.19048682293891</text:p>
          </table:table-cell>
          <table:table-cell table:formula="of:=([.K3]/SUM([.$CH3:.$CK3]))" office:value-type="float" office:value="0.0679484536829531" calcext:value-type="float">
            <text:p>0.067948453682953</text:p>
          </table:table-cell>
          <table:table-cell table:formula="of:=([.L3]/SUM([.$CH3:.$CK3]))" office:value-type="float" office:value="0.000641023147952387" calcext:value-type="float">
            <text:p>0.000641023147952</text:p>
          </table:table-cell>
          <table:table-cell table:formula="of:=([.M3]/SUM([.$CH3:.$CK3]))" office:value-type="float" office:value="0.00192306944385716" calcext:value-type="float">
            <text:p>0.001923069443857</text:p>
          </table:table-cell>
          <table:table-cell table:formula="of:=([.N3]/SUM([.$CH3:.$CK3]))" office:value-type="float" office:value="0.00224358101783336" calcext:value-type="float">
            <text:p>0.002243581017833</text:p>
          </table:table-cell>
          <table:table-cell table:formula="of:=([.O3]/SUM([.$CH3:.$CK3]))" office:value-type="float" office:value="0.0048076736096429" calcext:value-type="float">
            <text:p>0.004807673609643</text:p>
          </table:table-cell>
          <table:table-cell table:formula="of:=([.P3]/SUM([.$CH3:.$CK3]))" office:value-type="float" office:value="0.000320511573976194" calcext:value-type="float">
            <text:p>0.000320511573976</text:p>
          </table:table-cell>
          <table:table-cell table:formula="of:=([.Q3]/SUM([.$CH3:.$CK3]))" office:value-type="float" office:value="0.0487177592443814" calcext:value-type="float">
            <text:p>0.048717759244382</text:p>
          </table:table-cell>
          <table:table-cell table:formula="of:=([.R3]/SUM([.$CH3:.$CK3]))" office:value-type="float" office:value="0.122221746876255" calcext:value-type="float">
            <text:p>0.122221746876255</text:p>
          </table:table-cell>
          <table:table-cell table:formula="of:=([.S3]/SUM([.$CH3:.$CK3]))" office:value-type="float" office:value="0.100320122654549" calcext:value-type="float">
            <text:p>0.100320122654549</text:p>
          </table:table-cell>
          <table:table-cell table:formula="of:=([.T3]/SUM([.$CH3:.$CK3]))" office:value-type="float" office:value="0.483224616364775" calcext:value-type="float">
            <text:p>0.483224616364775</text:p>
          </table:table-cell>
          <table:table-cell table:formula="of:=([.U3]/SUM([.$CH3:.$CK3]))" office:value-type="float" office:value="0.0707262206574134" calcext:value-type="float">
            <text:p>0.070726220657413</text:p>
          </table:table-cell>
          <table:table-cell table:formula="of:=([.V3]/SUM([.$CH3:.$CK3]))" office:value-type="float" office:value="0.154700253039176" calcext:value-type="float">
            <text:p>0.154700253039176</text:p>
          </table:table-cell>
          <table:table-cell table:formula="of:=([.W3]/SUM([.$CH3:.$CK3]))" office:value-type="float" office:value="0.0294870648058098" calcext:value-type="float">
            <text:p>0.02948706480581</text:p>
          </table:table-cell>
          <table:table-cell table:formula="of:=([.X3]/SUM([.$CH3:.$CK3]))" office:value-type="float" office:value="0.00576920833157149" calcext:value-type="float">
            <text:p>0.005769208331571</text:p>
          </table:table-cell>
          <table:table-cell table:formula="of:=([.Y3]/SUM([.$CH3:.$CK3]))" office:value-type="float" office:value="0" calcext:value-type="float">
            <text:p>0</text:p>
          </table:table-cell>
          <table:table-cell table:formula="of:=([.Z3]/SUM([.$CH3:.$CK3]))" office:value-type="float" office:value="0.000320511573976194" calcext:value-type="float">
            <text:p>0.000320511573976</text:p>
          </table:table-cell>
          <table:table-cell table:formula="of:=([.AA3]/SUM([.$CH3:.$CK3]))" office:value-type="float" office:value="0.624570220488276" calcext:value-type="float">
            <text:p>0.624570220488276</text:p>
          </table:table-cell>
          <table:table-cell table:formula="of:=([.AB3]/SUM([.$CH3:.$CK3]))" office:value-type="float" office:value="0.363994310845631" calcext:value-type="float">
            <text:p>0.363994310845631</text:p>
          </table:table-cell>
          <table:table-cell table:formula="of:=([.AC3]/SUM([.$CH3:.$CK3]))" office:value-type="float" office:value="0.0275639953619527" calcext:value-type="float">
            <text:p>0.027563995361953</text:p>
          </table:table-cell>
          <table:table-cell table:formula="of:=([.AD3]/SUM([.$CH3:.$CK3]))" office:value-type="float" office:value="0.00256409259180955" calcext:value-type="float">
            <text:p>0.00256409259181</text:p>
          </table:table-cell>
          <table:table-cell table:formula="of:=([.AE3]/SUM([.$CH3:.$CK3]))" office:value-type="float" office:value="0" calcext:value-type="float">
            <text:p>0</text:p>
          </table:table-cell>
          <table:table-cell table:formula="of:=([.AF3]/SUM([.$CH3:.$CK3]))" office:value-type="float" office:value="0.00256409259180955" calcext:value-type="float">
            <text:p>0.00256409259181</text:p>
          </table:table-cell>
          <table:table-cell table:formula="of:=([.AG3]/SUM([.$CH3:.$CK3]))" office:value-type="float" office:value="0.0051281851836191" calcext:value-type="float">
            <text:p>0.005128185183619</text:p>
          </table:table-cell>
          <table:table-cell table:formula="of:=([.AH3]/SUM([.$CH3:.$CK3]))" office:value-type="float" office:value="0.000641023147952387" calcext:value-type="float">
            <text:p>0.000641023147952</text:p>
          </table:table-cell>
          <table:table-cell table:formula="of:=([.AI3]/SUM([.$CH3:.$CK3]))" office:value-type="float" office:value="0" calcext:value-type="float">
            <text:p>0</text:p>
          </table:table-cell>
          <table:table-cell table:formula="of:=([.AJ3]/SUM([.$CH3:.$CK3]))" office:value-type="float" office:value="0" calcext:value-type="float">
            <text:p>0</text:p>
          </table:table-cell>
          <table:table-cell table:formula="of:=([.AK3]/SUM([.$CH3:.$CK3]))" office:value-type="float" office:value="0.0545938047672783" calcext:value-type="float">
            <text:p>0.054593804767278</text:p>
          </table:table-cell>
          <table:table-cell table:formula="of:=([.AL3]/SUM([.$CH3:.$CK3]))" office:value-type="float" office:value="0.1611104845187" calcext:value-type="float">
            <text:p>0.1611104845187</text:p>
          </table:table-cell>
          <table:table-cell table:formula="of:=([.AM3]/SUM([.$CH3:.$CK3]))" office:value-type="float" office:value="0.168375413528827" calcext:value-type="float">
            <text:p>0.168375413528827</text:p>
          </table:table-cell>
          <table:table-cell table:formula="of:=([.AN3]/SUM([.$CH3:.$CK3]))" office:value-type="float" office:value="0.0217947870303812" calcext:value-type="float">
            <text:p>0.021794787030381</text:p>
          </table:table-cell>
          <table:table-cell table:formula="of:=([.AO3]/SUM([.$CH3:.$CK3]))" office:value-type="float" office:value="0.00448716203566671" calcext:value-type="float">
            <text:p>0.004487162035667</text:p>
          </table:table-cell>
          <table:table-cell table:formula="of:=([.AP3]/SUM([.$CH3:.$CK3]))" office:value-type="float" office:value="0.183225783123057" calcext:value-type="float">
            <text:p>0.183225783123057</text:p>
          </table:table-cell>
          <table:table-cell table:formula="of:=([.AQ3]/SUM([.$CH3:.$CK3]))" office:value-type="float" office:value="0.0886748688000802" calcext:value-type="float">
            <text:p>0.08867486880008</text:p>
          </table:table-cell>
          <table:table-cell table:formula="of:=([.AR3]/SUM([.$CH3:.$CK3]))" office:value-type="float" office:value="0.86335134310054" calcext:value-type="float">
            <text:p>0.86335134310054</text:p>
          </table:table-cell>
          <table:table-cell table:formula="of:=([.AS3]/SUM([.$CH3:.$CK3]))" office:value-type="float" office:value="0.322755154994027" calcext:value-type="float">
            <text:p>0.322755154994027</text:p>
          </table:table-cell>
          <table:table-cell table:formula="of:=([.AT3]/SUM([.$CH3:.$CK3]))" office:value-type="float" office:value="0.0048076736096429" calcext:value-type="float">
            <text:p>0.004807673609643</text:p>
          </table:table-cell>
          <table:table-cell table:formula="of:=([.AU3]/SUM([.$CH3:.$CK3]))" office:value-type="float" office:value="0.000961534721928581" calcext:value-type="float">
            <text:p>0.000961534721929</text:p>
          </table:table-cell>
          <table:table-cell table:formula="of:=([.AV3]/SUM([.$CH3:.$CK3]))" office:value-type="float" office:value="0.363246450506353" calcext:value-type="float">
            <text:p>0.363246450506353</text:p>
          </table:table-cell>
          <table:table-cell table:formula="of:=([.AW3]/SUM([.$CH3:.$CK3]))" office:value-type="float" office:value="0.0231836705176113" calcext:value-type="float">
            <text:p>0.023183670517611</text:p>
          </table:table-cell>
          <table:table-cell table:formula="of:=([.AX3]/SUM([.$CH3:.$CK3]))" office:value-type="float" office:value="0.114315794718176" calcext:value-type="float">
            <text:p>0.114315794718176</text:p>
          </table:table-cell>
          <table:table-cell table:formula="of:=([.AY3]/SUM([.$CH3:.$CK3]))" office:value-type="float" office:value="0.0363246450506353" calcext:value-type="float">
            <text:p>0.036324645050635</text:p>
          </table:table-cell>
          <table:table-cell table:formula="of:=([.AZ3]/SUM([.$CH3:.$CK3]))" office:value-type="float" office:value="0.128097792399152" calcext:value-type="float">
            <text:p>0.128097792399152</text:p>
          </table:table-cell>
          <table:table-cell table:formula="of:=([.BA3]/SUM([.$CH3:.$CK3]))" office:value-type="float" office:value="0.0454058063132941" calcext:value-type="float">
            <text:p>0.045405806313294</text:p>
          </table:table-cell>
          <table:table-cell table:formula="of:=([.BB3]/SUM([.$CH3:.$CK3]))" office:value-type="float" office:value="0.0146366952115795" calcext:value-type="float">
            <text:p>0.01463669521158</text:p>
          </table:table-cell>
          <table:table-cell table:formula="of:=([.BC3]/SUM([.$CH3:.$CK3]))" office:value-type="float" office:value="0.0481835732877545" calcext:value-type="float">
            <text:p>0.048183573287755</text:p>
          </table:table-cell>
          <table:table-cell table:formula="of:=([.BD3]/SUM([.$CH3:.$CK3]))" office:value-type="float" office:value="0.724142482803547" calcext:value-type="float">
            <text:p>0.724142482803547</text:p>
          </table:table-cell>
          <table:table-cell table:formula="of:=([.BE3]/SUM([.$CH3:.$CK3]))" office:value-type="float" office:value="0.255768236033003" calcext:value-type="float">
            <text:p>0.255768236033003</text:p>
          </table:table-cell>
          <table:table-cell table:formula="of:=([.BF3]/SUM([.$CH3:.$CK3]))" office:value-type="float" office:value="0.899141802194549" calcext:value-type="float">
            <text:p>0.899141802194549</text:p>
          </table:table-cell>
          <table:table-cell table:formula="of:=([.BG3]/SUM([.$CH3:.$CK3]))" office:value-type="float" office:value="0.285255300838812" calcext:value-type="float">
            <text:p>0.285255300838812</text:p>
          </table:table-cell>
          <table:table-cell table:formula="of:=([.BH3]/SUM([.$CH3:.$CK3]))" office:value-type="float" office:value="0.0492519452010084" calcext:value-type="float">
            <text:p>0.049251945201009</text:p>
          </table:table-cell>
          <table:table-cell table:formula="of:=([.BI3]/SUM([.$CH3:.$CK3]))" office:value-type="float" office:value="0.262498979086503" calcext:value-type="float">
            <text:p>0.262498979086503</text:p>
          </table:table-cell>
          <table:table-cell table:formula="of:=([.BJ3]/SUM([.$CH3:.$CK3]))" office:value-type="float" office:value="0.00128204629590477" calcext:value-type="float">
            <text:p>0.001282046295905</text:p>
          </table:table-cell>
          <table:table-cell table:formula="of:=([.BK3]/SUM([.$CH3:.$CK3]))" office:value-type="float" office:value="0.000641023147952387" calcext:value-type="float">
            <text:p>0.000641023147952</text:p>
          </table:table-cell>
          <table:table-cell table:formula="of:=([.BL3]/SUM([.$CH3:.$CK3]))" office:value-type="float" office:value="0.00448716203566671" calcext:value-type="float">
            <text:p>0.004487162035667</text:p>
          </table:table-cell>
          <table:table-cell table:formula="of:=([.BM3]/SUM([.$CH3:.$CK3]))" office:value-type="float" office:value="0.00128204629590477" calcext:value-type="float">
            <text:p>0.001282046295905</text:p>
          </table:table-cell>
          <table:table-cell table:formula="of:=([.BN3]/SUM([.$CH3:.$CK3]))" office:value-type="float" office:value="0.000961534721928581" calcext:value-type="float">
            <text:p>0.000961534721929</text:p>
          </table:table-cell>
          <table:table-cell table:formula="of:=([.BO3]/SUM([.$CH3:.$CK3]))" office:value-type="float" office:value="0.000641023147952387" calcext:value-type="float">
            <text:p>0.000641023147952</text:p>
          </table:table-cell>
          <table:table-cell table:formula="of:=([.BP3]/SUM([.$CH3:.$CK3]))" office:value-type="float" office:value="0.0847218927210405" calcext:value-type="float">
            <text:p>0.084721892721041</text:p>
          </table:table-cell>
          <table:table-cell table:formula="of:=([.BQ3]/SUM([.$CH3:.$CK3]))" office:value-type="float" office:value="0.0157050671248335" calcext:value-type="float">
            <text:p>0.015705067124834</text:p>
          </table:table-cell>
          <table:table-cell table:formula="of:=([.BR3]/SUM([.$CH3:.$CK3]))" office:value-type="float" office:value="0.159828438222795" calcext:value-type="float">
            <text:p>0.159828438222795</text:p>
          </table:table-cell>
          <table:table-cell table:formula="of:=([.BS3]/SUM([.$CH3:.$CK3]))" office:value-type="float" office:value="0.27927241812459" calcext:value-type="float">
            <text:p>0.27927241812459</text:p>
          </table:table-cell>
          <table:table-cell table:formula="of:=([.BT3]/SUM([.$CH3:.$CK3]))" office:value-type="float" office:value="0.210362429719708" calcext:value-type="float">
            <text:p>0.210362429719708</text:p>
          </table:table-cell>
          <table:table-cell table:formula="of:=([.BU3]/SUM([.$CH3:.$CK3]))" office:value-type="float" office:value="0.0487177592443814" calcext:value-type="float">
            <text:p>0.0487177592443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03</text:p>
          </table:table-cell>
          <table:table-cell table:formula="of:=([.B4]/SUM([.$CH4:.$CK4]))" office:value-type="float" office:value="0.10564263592443" calcext:value-type="float">
            <text:p>0.10564263592443</text:p>
          </table:table-cell>
          <table:table-cell table:formula="of:=([.C4]/SUM([.$CH4:.$CK4]))" office:value-type="float" office:value="0.130799106695148" calcext:value-type="float">
            <text:p>0.130799106695148</text:p>
          </table:table-cell>
          <table:table-cell table:formula="of:=([.D4]/SUM([.$CH4:.$CK4]))" office:value-type="float" office:value="0.232297468533073" calcext:value-type="float">
            <text:p>0.232297468533073</text:p>
          </table:table-cell>
          <table:table-cell table:formula="of:=([.E4]/SUM([.$CH4:.$CK4]))" office:value-type="float" office:value="0.442201315686431" calcext:value-type="float">
            <text:p>0.442201315686431</text:p>
          </table:table-cell>
          <table:table-cell table:formula="of:=([.F4]/SUM([.$CH4:.$CK4]))" office:value-type="float" office:value="0.00603464472245541" calcext:value-type="float">
            <text:p>0.006034644722455</text:p>
          </table:table-cell>
          <table:table-cell table:formula="of:=([.G4]/SUM([.$CH4:.$CK4]))" office:value-type="float" office:value="0.0129417681999646" calcext:value-type="float">
            <text:p>0.012941768199965</text:p>
          </table:table-cell>
          <table:table-cell table:formula="of:=([.H4]/SUM([.$CH4:.$CK4]))" office:value-type="float" office:value="0.0203578376179219" calcext:value-type="float">
            <text:p>0.020357837617922</text:p>
          </table:table-cell>
          <table:table-cell table:formula="of:=([.I4]/SUM([.$CH4:.$CK4]))" office:value-type="float" office:value="0.0224663279426352" calcext:value-type="float">
            <text:p>0.022466327942635</text:p>
          </table:table-cell>
          <table:table-cell table:formula="of:=([.J4]/SUM([.$CH4:.$CK4]))" office:value-type="float" office:value="0.0775779026368665" calcext:value-type="float">
            <text:p>0.077577902636867</text:p>
          </table:table-cell>
          <table:table-cell table:formula="of:=([.K4]/SUM([.$CH4:.$CK4]))" office:value-type="float" office:value="0.00218119688763449" calcext:value-type="float">
            <text:p>0.002181196887634</text:p>
          </table:table-cell>
          <table:table-cell table:formula="of:=([.L4]/SUM([.$CH4:.$CK4]))" office:value-type="float" office:value="0.00298096907976713" calcext:value-type="float">
            <text:p>0.002980969079767</text:p>
          </table:table-cell>
          <table:table-cell table:formula="of:=([.M4]/SUM([.$CH4:.$CK4]))" office:value-type="float" office:value="0.00305367564268828" calcext:value-type="float">
            <text:p>0.003053675642688</text:p>
          </table:table-cell>
          <table:table-cell table:formula="of:=([.N4]/SUM([.$CH4:.$CK4]))" office:value-type="float" office:value="0.00378074127189977" calcext:value-type="float">
            <text:p>0.0037807412719</text:p>
          </table:table-cell>
          <table:table-cell table:formula="of:=([.O4]/SUM([.$CH4:.$CK4]))" office:value-type="float" office:value="0.015559204465126" calcext:value-type="float">
            <text:p>0.015559204465126</text:p>
          </table:table-cell>
          <table:table-cell table:formula="of:=([.P4]/SUM([.$CH4:.$CK4]))" office:value-type="float" office:value="0.000654359066290346" calcext:value-type="float">
            <text:p>0.00065435906629</text:p>
          </table:table-cell>
          <table:table-cell table:formula="of:=([.Q4]/SUM([.$CH4:.$CK4]))" office:value-type="float" office:value="0.118438990998553" calcext:value-type="float">
            <text:p>0.118438990998553</text:p>
          </table:table-cell>
          <table:table-cell table:formula="of:=([.R4]/SUM([.$CH4:.$CK4]))" office:value-type="float" office:value="0.186128801078143" calcext:value-type="float">
            <text:p>0.186128801078143</text:p>
          </table:table-cell>
          <table:table-cell table:formula="of:=([.S4]/SUM([.$CH4:.$CK4]))" office:value-type="float" office:value="0.188237291402856" calcext:value-type="float">
            <text:p>0.188237291402856</text:p>
          </table:table-cell>
          <table:table-cell table:formula="of:=([.T4]/SUM([.$CH4:.$CK4]))" office:value-type="float" office:value="0.958417912426593" calcext:value-type="float">
            <text:p>0.958417912426593</text:p>
          </table:table-cell>
          <table:table-cell table:formula="of:=([.U4]/SUM([.$CH4:.$CK4]))" office:value-type="float" office:value="0.108405485315434" calcext:value-type="float">
            <text:p>0.108405485315434</text:p>
          </table:table-cell>
          <table:table-cell table:formula="of:=([.V4]/SUM([.$CH4:.$CK4]))" office:value-type="float" office:value="0.2289529666387" calcext:value-type="float">
            <text:p>0.2289529666387</text:p>
          </table:table-cell>
          <table:table-cell table:formula="of:=([.W4]/SUM([.$CH4:.$CK4]))" office:value-type="float" office:value="0.0469684396470626" calcext:value-type="float">
            <text:p>0.046968439647063</text:p>
          </table:table-cell>
          <table:table-cell table:formula="of:=([.X4]/SUM([.$CH4:.$CK4]))" office:value-type="float" office:value="0.0181039341673662" calcext:value-type="float">
            <text:p>0.018103934167366</text:p>
          </table:table-cell>
          <table:table-cell table:formula="of:=([.Y4]/SUM([.$CH4:.$CK4]))" office:value-type="float" office:value="0.00196307719887104" calcext:value-type="float">
            <text:p>0.001963077198871</text:p>
          </table:table-cell>
          <table:table-cell table:formula="of:=([.Z4]/SUM([.$CH4:.$CK4]))" office:value-type="float" office:value="0.000436239377526897" calcext:value-type="float">
            <text:p>0.000436239377527</text:p>
          </table:table-cell>
          <table:table-cell table:formula="of:=([.AA4]/SUM([.$CH4:.$CK4]))" office:value-type="float" office:value="0.0352626830167575" calcext:value-type="float">
            <text:p>0.035262683016758</text:p>
          </table:table-cell>
          <table:table-cell table:formula="of:=([.AB4]/SUM([.$CH4:.$CK4]))" office:value-type="float" office:value="0.0152683782134414" calcext:value-type="float">
            <text:p>0.015268378213441</text:p>
          </table:table-cell>
          <table:table-cell table:formula="of:=([.AC4]/SUM([.$CH4:.$CK4]))" office:value-type="float" office:value="0.0113422238156993" calcext:value-type="float">
            <text:p>0.011342223815699</text:p>
          </table:table-cell>
          <table:table-cell table:formula="of:=([.AD4]/SUM([.$CH4:.$CK4]))" office:value-type="float" office:value="0.00152683782134414" calcext:value-type="float">
            <text:p>0.001526837821344</text:p>
          </table:table-cell>
          <table:table-cell table:formula="of:=([.AE4]/SUM([.$CH4:.$CK4]))" office:value-type="float" office:value="0" calcext:value-type="float">
            <text:p>0</text:p>
          </table:table-cell>
          <table:table-cell table:formula="of:=([.AF4]/SUM([.$CH4:.$CK4]))" office:value-type="float" office:value="0.000218119688763448" calcext:value-type="float">
            <text:p>0.000218119688763</text:p>
          </table:table-cell>
          <table:table-cell table:formula="of:=([.AG4]/SUM([.$CH4:.$CK4]))" office:value-type="float" office:value="0.00501675284155932" calcext:value-type="float">
            <text:p>0.005016752841559</text:p>
          </table:table-cell>
          <table:table-cell table:formula="of:=([.AH4]/SUM([.$CH4:.$CK4]))" office:value-type="float" office:value="0.00523487253032276" calcext:value-type="float">
            <text:p>0.005234872530323</text:p>
          </table:table-cell>
          <table:table-cell table:formula="of:=([.AI4]/SUM([.$CH4:.$CK4]))" office:value-type="float" office:value="0.000654359066290346" calcext:value-type="float">
            <text:p>0.00065435906629</text:p>
          </table:table-cell>
          <table:table-cell table:formula="of:=([.AJ4]/SUM([.$CH4:.$CK4]))" office:value-type="float" office:value="0.000436239377526897" calcext:value-type="float">
            <text:p>0.000436239377527</text:p>
          </table:table-cell>
          <table:table-cell table:formula="of:=([.AK4]/SUM([.$CH4:.$CK4]))" office:value-type="float" office:value="0.0784503813919203" calcext:value-type="float">
            <text:p>0.07845038139192</text:p>
          </table:table-cell>
          <table:table-cell table:formula="of:=([.AL4]/SUM([.$CH4:.$CK4]))" office:value-type="float" office:value="0.357716289572055" calcext:value-type="float">
            <text:p>0.357716289572055</text:p>
          </table:table-cell>
          <table:table-cell table:formula="of:=([.AM4]/SUM([.$CH4:.$CK4]))" office:value-type="float" office:value="0.411882678948312" calcext:value-type="float">
            <text:p>0.411882678948312</text:p>
          </table:table-cell>
          <table:table-cell table:formula="of:=([.AN4]/SUM([.$CH4:.$CK4]))" office:value-type="float" office:value="0.0529303778065968" calcext:value-type="float">
            <text:p>0.052930377806597</text:p>
          </table:table-cell>
          <table:table-cell table:formula="of:=([.AO4]/SUM([.$CH4:.$CK4]))" office:value-type="float" office:value="0.00937914661682829" calcext:value-type="float">
            <text:p>0.009379146616828</text:p>
          </table:table-cell>
          <table:table-cell table:formula="of:=([.AP4]/SUM([.$CH4:.$CK4]))" office:value-type="float" office:value="0.270032174689149" calcext:value-type="float">
            <text:p>0.270032174689149</text:p>
          </table:table-cell>
          <table:table-cell table:formula="of:=([.AQ4]/SUM([.$CH4:.$CK4]))" office:value-type="float" office:value="0.302822834566588" calcext:value-type="float">
            <text:p>0.302822834566588</text:p>
          </table:table-cell>
          <table:table-cell table:formula="of:=([.AR4]/SUM([.$CH4:.$CK4]))" office:value-type="float" office:value="0.055911346886364" calcext:value-type="float">
            <text:p>0.055911346886364</text:p>
          </table:table-cell>
          <table:table-cell table:formula="of:=([.AS4]/SUM([.$CH4:.$CK4]))" office:value-type="float" office:value="0.0232661001347678" calcext:value-type="float">
            <text:p>0.023266100134768</text:p>
          </table:table-cell>
          <table:table-cell table:formula="of:=([.AT4]/SUM([.$CH4:.$CK4]))" office:value-type="float" office:value="0.0131598878887281" calcext:value-type="float">
            <text:p>0.013159887888728</text:p>
          </table:table-cell>
          <table:table-cell table:formula="of:=([.AU4]/SUM([.$CH4:.$CK4]))" office:value-type="float" office:value="0.00174495751010759" calcext:value-type="float">
            <text:p>0.001744957510108</text:p>
          </table:table-cell>
          <table:table-cell table:formula="of:=([.AV4]/SUM([.$CH4:.$CK4]))" office:value-type="float" office:value="0.840269747679725" calcext:value-type="float">
            <text:p>0.840269747679725</text:p>
          </table:table-cell>
          <table:table-cell table:formula="of:=([.AW4]/SUM([.$CH4:.$CK4]))" office:value-type="float" office:value="0.035480802705521" calcext:value-type="float">
            <text:p>0.035480802705521</text:p>
          </table:table-cell>
          <table:table-cell table:formula="of:=([.AX4]/SUM([.$CH4:.$CK4]))" office:value-type="float" office:value="0.232951827599363" calcext:value-type="float">
            <text:p>0.232951827599363</text:p>
          </table:table-cell>
          <table:table-cell table:formula="of:=([.AY4]/SUM([.$CH4:.$CK4]))" office:value-type="float" office:value="0.0692893544638555" calcext:value-type="float">
            <text:p>0.069289354463856</text:p>
          </table:table-cell>
          <table:table-cell table:formula="of:=([.AZ4]/SUM([.$CH4:.$CK4]))" office:value-type="float" office:value="0.27199525188802" calcext:value-type="float">
            <text:p>0.27199525188802</text:p>
          </table:table-cell>
          <table:table-cell table:formula="of:=([.BA4]/SUM([.$CH4:.$CK4]))" office:value-type="float" office:value="0.0897198986446985" calcext:value-type="float">
            <text:p>0.089719898644699</text:p>
          </table:table-cell>
          <table:table-cell table:formula="of:=([.BB4]/SUM([.$CH4:.$CK4]))" office:value-type="float" office:value="0.0398431964807899" calcext:value-type="float">
            <text:p>0.03984319648079</text:p>
          </table:table-cell>
          <table:table-cell table:formula="of:=([.BC4]/SUM([.$CH4:.$CK4]))" office:value-type="float" office:value="0.10564263592443" calcext:value-type="float">
            <text:p>0.10564263592443</text:p>
          </table:table-cell>
          <table:table-cell table:formula="of:=([.BD4]/SUM([.$CH4:.$CK4]))" office:value-type="float" office:value="0.0343902042617037" calcext:value-type="float">
            <text:p>0.034390204261704</text:p>
          </table:table-cell>
          <table:table-cell table:formula="of:=([.BE4]/SUM([.$CH4:.$CK4]))" office:value-type="float" office:value="0.0076341891067207" calcext:value-type="float">
            <text:p>0.007634189106721</text:p>
          </table:table-cell>
          <table:table-cell table:formula="of:=([.BF4]/SUM([.$CH4:.$CK4]))" office:value-type="float" office:value="0.0320635942482269" calcext:value-type="float">
            <text:p>0.032063594248227</text:p>
          </table:table-cell>
          <table:table-cell table:formula="of:=([.BG4]/SUM([.$CH4:.$CK4]))" office:value-type="float" office:value="0.019921598240395" calcext:value-type="float">
            <text:p>0.019921598240395</text:p>
          </table:table-cell>
          <table:table-cell table:formula="of:=([.BH4]/SUM([.$CH4:.$CK4]))" office:value-type="float" office:value="0.0153410847763625" calcext:value-type="float">
            <text:p>0.015341084776363</text:p>
          </table:table-cell>
          <table:table-cell table:formula="of:=([.BI4]/SUM([.$CH4:.$CK4]))" office:value-type="float" office:value="0.0129417681999646" calcext:value-type="float">
            <text:p>0.012941768199965</text:p>
          </table:table-cell>
          <table:table-cell table:formula="of:=([.BJ4]/SUM([.$CH4:.$CK4]))" office:value-type="float" office:value="0.00276284939100368" calcext:value-type="float">
            <text:p>0.002762849391004</text:p>
          </table:table-cell>
          <table:table-cell table:formula="of:=([.BK4]/SUM([.$CH4:.$CK4]))" office:value-type="float" office:value="0.000218119688763448" calcext:value-type="float">
            <text:p>0.000218119688763</text:p>
          </table:table-cell>
          <table:table-cell table:formula="of:=([.BL4]/SUM([.$CH4:.$CK4]))" office:value-type="float" office:value="0.00399886096066322" calcext:value-type="float">
            <text:p>0.003998860960663</text:p>
          </table:table-cell>
          <table:table-cell table:formula="of:=([.BM4]/SUM([.$CH4:.$CK4]))" office:value-type="float" office:value="0.00567111190784966" calcext:value-type="float">
            <text:p>0.00567111190785</text:p>
          </table:table-cell>
          <table:table-cell table:formula="of:=([.BN4]/SUM([.$CH4:.$CK4]))" office:value-type="float" office:value="0.00923373349098599" calcext:value-type="float">
            <text:p>0.009233733490986</text:p>
          </table:table-cell>
          <table:table-cell table:formula="of:=([.BO4]/SUM([.$CH4:.$CK4]))" office:value-type="float" office:value="0.00298096907976713" calcext:value-type="float">
            <text:p>0.002980969079767</text:p>
          </table:table-cell>
          <table:table-cell table:formula="of:=([.BP4]/SUM([.$CH4:.$CK4]))" office:value-type="float" office:value="0.133852782337836" calcext:value-type="float">
            <text:p>0.133852782337836</text:p>
          </table:table-cell>
          <table:table-cell table:formula="of:=([.BQ4]/SUM([.$CH4:.$CK4]))" office:value-type="float" office:value="0.0186128801078143" calcext:value-type="float">
            <text:p>0.018612880107814</text:p>
          </table:table-cell>
          <table:table-cell table:formula="of:=([.BR4]/SUM([.$CH4:.$CK4]))" office:value-type="float" office:value="0.234551371983628" calcext:value-type="float">
            <text:p>0.234551371983628</text:p>
          </table:table-cell>
          <table:table-cell table:formula="of:=([.BS4]/SUM([.$CH4:.$CK4]))" office:value-type="float" office:value="0.523123720217671" calcext:value-type="float">
            <text:p>0.523123720217671</text:p>
          </table:table-cell>
          <table:table-cell table:formula="of:=([.BT4]/SUM([.$CH4:.$CK4]))" office:value-type="float" office:value="0.486334199379569" calcext:value-type="float">
            <text:p>0.486334199379569</text:p>
          </table:table-cell>
          <table:table-cell table:formula="of:=([.BU4]/SUM([.$CH4:.$CK4]))" office:value-type="float" office:value="0.118438990998553" calcext:value-type="float">
            <text:p>0.1184389909985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04</text:p>
          </table:table-cell>
          <table:table-cell table:formula="of:=([.B5]/SUM([.$CH5:.$CK5]))" office:value-type="float" office:value="0.0954546244258015" calcext:value-type="float">
            <text:p>0.095454624425802</text:p>
          </table:table-cell>
          <table:table-cell table:formula="of:=([.C5]/SUM([.$CH5:.$CK5]))" office:value-type="float" office:value="0.138800604428216" calcext:value-type="float">
            <text:p>0.138800604428216</text:p>
          </table:table-cell>
          <table:table-cell table:formula="of:=([.D5]/SUM([.$CH5:.$CK5]))" office:value-type="float" office:value="0.189039880441795" calcext:value-type="float">
            <text:p>0.189039880441795</text:p>
          </table:table-cell>
          <table:table-cell table:formula="of:=([.E5]/SUM([.$CH5:.$CK5]))" office:value-type="float" office:value="0.389646477919275" calcext:value-type="float">
            <text:p>0.389646477919275</text:p>
          </table:table-cell>
          <table:table-cell table:formula="of:=([.F5]/SUM([.$CH5:.$CK5]))" office:value-type="float" office:value="0.0078279802160694" calcext:value-type="float">
            <text:p>0.007827980216069</text:p>
          </table:table-cell>
          <table:table-cell table:formula="of:=([.G5]/SUM([.$CH5:.$CK5]))" office:value-type="float" office:value="0.0379715458242172" calcext:value-type="float">
            <text:p>0.037971545824217</text:p>
          </table:table-cell>
          <table:table-cell table:formula="of:=([.H5]/SUM([.$CH5:.$CK5]))" office:value-type="float" office:value="0.063558525933459" calcext:value-type="float">
            <text:p>0.063558525933459</text:p>
          </table:table-cell>
          <table:table-cell table:formula="of:=([.I5]/SUM([.$CH5:.$CK5]))" office:value-type="float" office:value="0.0528096575770652" calcext:value-type="float">
            <text:p>0.052809657577065</text:p>
          </table:table-cell>
          <table:table-cell table:formula="of:=([.J5]/SUM([.$CH5:.$CK5]))" office:value-type="float" office:value="0.191727097530894" calcext:value-type="float">
            <text:p>0.191727097530894</text:p>
          </table:table-cell>
          <table:table-cell table:formula="of:=([.K5]/SUM([.$CH5:.$CK5]))" office:value-type="float" office:value="0.00665962495993964" calcext:value-type="float">
            <text:p>0.00665962495994</text:p>
          </table:table-cell>
          <table:table-cell table:formula="of:=([.L5]/SUM([.$CH5:.$CK5]))" office:value-type="float" office:value="0.00397240787084119" calcext:value-type="float">
            <text:p>0.003972407870841</text:p>
          </table:table-cell>
          <table:table-cell table:formula="of:=([.M5]/SUM([.$CH5:.$CK5]))" office:value-type="float" office:value="0.00677646048555262" calcext:value-type="float">
            <text:p>0.006776460485553</text:p>
          </table:table-cell>
          <table:table-cell table:formula="of:=([.N5]/SUM([.$CH5:.$CK5]))" office:value-type="float" office:value="0.0078279802160694" calcext:value-type="float">
            <text:p>0.007827980216069</text:p>
          </table:table-cell>
          <table:table-cell table:formula="of:=([.O5]/SUM([.$CH5:.$CK5]))" office:value-type="float" office:value="0.0236007761738212" calcext:value-type="float">
            <text:p>0.023600776173821</text:p>
          </table:table-cell>
          <table:table-cell table:formula="of:=([.P5]/SUM([.$CH5:.$CK5]))" office:value-type="float" office:value="0.000701013153677857" calcext:value-type="float">
            <text:p>0.000701013153678</text:p>
          </table:table-cell>
          <table:table-cell table:formula="of:=([.Q5]/SUM([.$CH5:.$CK5]))" office:value-type="float" office:value="0.0969734862587702" calcext:value-type="float">
            <text:p>0.09697348625877</text:p>
          </table:table-cell>
          <table:table-cell table:formula="of:=([.R5]/SUM([.$CH5:.$CK5]))" office:value-type="float" office:value="0.227478768368465" calcext:value-type="float">
            <text:p>0.227478768368465</text:p>
          </table:table-cell>
          <table:table-cell table:formula="of:=([.S5]/SUM([.$CH5:.$CK5]))" office:value-type="float" office:value="0.253299419528932" calcext:value-type="float">
            <text:p>0.253299419528932</text:p>
          </table:table-cell>
          <table:table-cell table:formula="of:=([.T5]/SUM([.$CH5:.$CK5]))" office:value-type="float" office:value="1.04521061213368" calcext:value-type="float">
            <text:p>1.04521061213368</text:p>
          </table:table-cell>
          <table:table-cell table:formula="of:=([.U5]/SUM([.$CH5:.$CK5]))" office:value-type="float" office:value="0.199671913272576" calcext:value-type="float">
            <text:p>0.199671913272576</text:p>
          </table:table-cell>
          <table:table-cell table:formula="of:=([.V5]/SUM([.$CH5:.$CK5]))" office:value-type="float" office:value="0.199204571170124" calcext:value-type="float">
            <text:p>0.199204571170124</text:p>
          </table:table-cell>
          <table:table-cell table:formula="of:=([.W5]/SUM([.$CH5:.$CK5]))" office:value-type="float" office:value="0.0753589140203696" calcext:value-type="float">
            <text:p>0.07535891402037</text:p>
          </table:table-cell>
          <table:table-cell table:formula="of:=([.X5]/SUM([.$CH5:.$CK5]))" office:value-type="float" office:value="0.0136697564967182" calcext:value-type="float">
            <text:p>0.013669756496718</text:p>
          </table:table-cell>
          <table:table-cell table:formula="of:=([.Y5]/SUM([.$CH5:.$CK5]))" office:value-type="float" office:value="0.0024535460378725" calcext:value-type="float">
            <text:p>0.002453546037873</text:p>
          </table:table-cell>
          <table:table-cell table:formula="of:=([.Z5]/SUM([.$CH5:.$CK5]))" office:value-type="float" office:value="0.000350506576838928" calcext:value-type="float">
            <text:p>0.000350506576839</text:p>
          </table:table-cell>
          <table:table-cell table:formula="of:=([.AA5]/SUM([.$CH5:.$CK5]))" office:value-type="float" office:value="0.0602871312162957" calcext:value-type="float">
            <text:p>0.060287131216296</text:p>
          </table:table-cell>
          <table:table-cell table:formula="of:=([.AB5]/SUM([.$CH5:.$CK5]))" office:value-type="float" office:value="0.0792144863655978" calcext:value-type="float">
            <text:p>0.079214486365598</text:p>
          </table:table-cell>
          <table:table-cell table:formula="of:=([.AC5]/SUM([.$CH5:.$CK5]))" office:value-type="float" office:value="0.0234839406482082" calcext:value-type="float">
            <text:p>0.023483940648208</text:p>
          </table:table-cell>
          <table:table-cell table:formula="of:=([.AD5]/SUM([.$CH5:.$CK5]))" office:value-type="float" office:value="0.0024535460378725" calcext:value-type="float">
            <text:p>0.002453546037873</text:p>
          </table:table-cell>
          <table:table-cell table:formula="of:=([.AE5]/SUM([.$CH5:.$CK5]))" office:value-type="float" office:value="0.000701013153677857" calcext:value-type="float">
            <text:p>0.000701013153678</text:p>
          </table:table-cell>
          <table:table-cell table:formula="of:=([.AF5]/SUM([.$CH5:.$CK5]))" office:value-type="float" office:value="0.00455658549890607" calcext:value-type="float">
            <text:p>0.004556585498906</text:p>
          </table:table-cell>
          <table:table-cell table:formula="of:=([.AG5]/SUM([.$CH5:.$CK5]))" office:value-type="float" office:value="0.00841215784413428" calcext:value-type="float">
            <text:p>0.008412157844134</text:p>
          </table:table-cell>
          <table:table-cell table:formula="of:=([.AH5]/SUM([.$CH5:.$CK5]))" office:value-type="float" office:value="0.004907092075745" calcext:value-type="float">
            <text:p>0.004907092075745</text:p>
          </table:table-cell>
          <table:table-cell table:formula="of:=([.AI5]/SUM([.$CH5:.$CK5]))" office:value-type="float" office:value="0.000701013153677857" calcext:value-type="float">
            <text:p>0.000701013153678</text:p>
          </table:table-cell>
          <table:table-cell table:formula="of:=([.AJ5]/SUM([.$CH5:.$CK5]))" office:value-type="float" office:value="0.000350506576838928" calcext:value-type="float">
            <text:p>0.000350506576839</text:p>
          </table:table-cell>
          <table:table-cell table:formula="of:=([.AK5]/SUM([.$CH5:.$CK5]))" office:value-type="float" office:value="0.12326147952169" calcext:value-type="float">
            <text:p>0.12326147952169</text:p>
          </table:table-cell>
          <table:table-cell table:formula="of:=([.AL5]/SUM([.$CH5:.$CK5]))" office:value-type="float" office:value="0.438951069727951" calcext:value-type="float">
            <text:p>0.438951069727951</text:p>
          </table:table-cell>
          <table:table-cell table:formula="of:=([.AM5]/SUM([.$CH5:.$CK5]))" office:value-type="float" office:value="0.362540635977065" calcext:value-type="float">
            <text:p>0.362540635977065</text:p>
          </table:table-cell>
          <table:table-cell table:formula="of:=([.AN5]/SUM([.$CH5:.$CK5]))" office:value-type="float" office:value="0.0484867431293851" calcext:value-type="float">
            <text:p>0.048486743129385</text:p>
          </table:table-cell>
          <table:table-cell table:formula="of:=([.AO5]/SUM([.$CH5:.$CK5]))" office:value-type="float" office:value="0.0157727959577518" calcext:value-type="float">
            <text:p>0.015772795957752</text:p>
          </table:table-cell>
          <table:table-cell table:formula="of:=([.AP5]/SUM([.$CH5:.$CK5]))" office:value-type="float" office:value="0.267553353653715" calcext:value-type="float">
            <text:p>0.267553353653715</text:p>
          </table:table-cell>
          <table:table-cell table:formula="of:=([.AQ5]/SUM([.$CH5:.$CK5]))" office:value-type="float" office:value="0.127000216341305" calcext:value-type="float">
            <text:p>0.127000216341305</text:p>
          </table:table-cell>
          <table:table-cell table:formula="of:=([.AR5]/SUM([.$CH5:.$CK5]))" office:value-type="float" office:value="0.15585859116771" calcext:value-type="float">
            <text:p>0.15585859116771</text:p>
          </table:table-cell>
          <table:table-cell table:formula="of:=([.AS5]/SUM([.$CH5:.$CK5]))" office:value-type="float" office:value="0.0250028024811769" calcext:value-type="float">
            <text:p>0.025002802481177</text:p>
          </table:table-cell>
          <table:table-cell table:formula="of:=([.AT5]/SUM([.$CH5:.$CK5]))" office:value-type="float" office:value="0.0186936840980762" calcext:value-type="float">
            <text:p>0.018693684098076</text:p>
          </table:table-cell>
          <table:table-cell table:formula="of:=([.AU5]/SUM([.$CH5:.$CK5]))" office:value-type="float" office:value="0.00210303946103357" calcext:value-type="float">
            <text:p>0.002103039461034</text:p>
          </table:table-cell>
          <table:table-cell table:formula="of:=([.AV5]/SUM([.$CH5:.$CK5]))" office:value-type="float" office:value="0.864582889536023" calcext:value-type="float">
            <text:p>0.864582889536023</text:p>
          </table:table-cell>
          <table:table-cell table:formula="of:=([.AW5]/SUM([.$CH5:.$CK5]))" office:value-type="float" office:value="0.0512907957440965" calcext:value-type="float">
            <text:p>0.051290795744097</text:p>
          </table:table-cell>
          <table:table-cell table:formula="of:=([.AX5]/SUM([.$CH5:.$CK5]))" office:value-type="float" office:value="0.233320544649113" calcext:value-type="float">
            <text:p>0.233320544649113</text:p>
          </table:table-cell>
          <table:table-cell table:formula="of:=([.AY5]/SUM([.$CH5:.$CK5]))" office:value-type="float" office:value="0.0503561115391927" calcext:value-type="float">
            <text:p>0.050356111539193</text:p>
          </table:table-cell>
          <table:table-cell table:formula="of:=([.AZ5]/SUM([.$CH5:.$CK5]))" office:value-type="float" office:value="0.230399656508789" calcext:value-type="float">
            <text:p>0.230399656508789</text:p>
          </table:table-cell>
          <table:table-cell table:formula="of:=([.BA5]/SUM([.$CH5:.$CK5]))" office:value-type="float" office:value="0.114732486151943" calcext:value-type="float">
            <text:p>0.114732486151943</text:p>
          </table:table-cell>
          <table:table-cell table:formula="of:=([.BB5]/SUM([.$CH5:.$CK5]))" office:value-type="float" office:value="0.0455658549890607" calcext:value-type="float">
            <text:p>0.045565854989061</text:p>
          </table:table-cell>
          <table:table-cell table:formula="of:=([.BC5]/SUM([.$CH5:.$CK5]))" office:value-type="float" office:value="0.0954546244258015" calcext:value-type="float">
            <text:p>0.095454624425802</text:p>
          </table:table-cell>
          <table:table-cell table:formula="of:=([.BD5]/SUM([.$CH5:.$CK5]))" office:value-type="float" office:value="0.0689329601116559" calcext:value-type="float">
            <text:p>0.068932960111656</text:p>
          </table:table-cell>
          <table:table-cell table:formula="of:=([.BE5]/SUM([.$CH5:.$CK5]))" office:value-type="float" office:value="0.0213809011871746" calcext:value-type="float">
            <text:p>0.021380901187175</text:p>
          </table:table-cell>
          <table:table-cell table:formula="of:=([.BF5]/SUM([.$CH5:.$CK5]))" office:value-type="float" office:value="0.118003880869106" calcext:value-type="float">
            <text:p>0.118003880869106</text:p>
          </table:table-cell>
          <table:table-cell table:formula="of:=([.BG5]/SUM([.$CH5:.$CK5]))" office:value-type="float" office:value="0.063792196984685" calcext:value-type="float">
            <text:p>0.063792196984685</text:p>
          </table:table-cell>
          <table:table-cell table:formula="of:=([.BH5]/SUM([.$CH5:.$CK5]))" office:value-type="float" office:value="0.0262879932629196" calcext:value-type="float">
            <text:p>0.02628799326292</text:p>
          </table:table-cell>
          <table:table-cell table:formula="of:=([.BI5]/SUM([.$CH5:.$CK5]))" office:value-type="float" office:value="0.0379715458242172" calcext:value-type="float">
            <text:p>0.037971545824217</text:p>
          </table:table-cell>
          <table:table-cell table:formula="of:=([.BJ5]/SUM([.$CH5:.$CK5]))" office:value-type="float" office:value="0.00479025655013202" calcext:value-type="float">
            <text:p>0.004790256550132</text:p>
          </table:table-cell>
          <table:table-cell table:formula="of:=([.BK5]/SUM([.$CH5:.$CK5]))" office:value-type="float" office:value="0.00128519078174274" calcext:value-type="float">
            <text:p>0.001285190781743</text:p>
          </table:table-cell>
          <table:table-cell table:formula="of:=([.BL5]/SUM([.$CH5:.$CK5]))" office:value-type="float" office:value="0.0129687433430404" calcext:value-type="float">
            <text:p>0.01296874334304</text:p>
          </table:table-cell>
          <table:table-cell table:formula="of:=([.BM5]/SUM([.$CH5:.$CK5]))" office:value-type="float" office:value="0.00958051310026404" calcext:value-type="float">
            <text:p>0.009580513100264</text:p>
          </table:table-cell>
          <table:table-cell table:formula="of:=([.BN5]/SUM([.$CH5:.$CK5]))" office:value-type="float" office:value="0.0078279802160694" calcext:value-type="float">
            <text:p>0.007827980216069</text:p>
          </table:table-cell>
          <table:table-cell table:formula="of:=([.BO5]/SUM([.$CH5:.$CK5]))" office:value-type="float" office:value="0.00397240787084119" calcext:value-type="float">
            <text:p>0.003972407870841</text:p>
          </table:table-cell>
          <table:table-cell table:formula="of:=([.BP5]/SUM([.$CH5:.$CK5]))" office:value-type="float" office:value="0.168827334510751" calcext:value-type="float">
            <text:p>0.168827334510751</text:p>
          </table:table-cell>
          <table:table-cell table:formula="of:=([.BQ5]/SUM([.$CH5:.$CK5]))" office:value-type="float" office:value="0.0373873681961524" calcext:value-type="float">
            <text:p>0.037387368196152</text:p>
          </table:table-cell>
          <table:table-cell table:formula="of:=([.BR5]/SUM([.$CH5:.$CK5]))" office:value-type="float" office:value="0.375626214845718" calcext:value-type="float">
            <text:p>0.375626214845718</text:p>
          </table:table-cell>
          <table:table-cell table:formula="of:=([.BS5]/SUM([.$CH5:.$CK5]))" office:value-type="float" office:value="0.658368186829121" calcext:value-type="float">
            <text:p>0.658368186829121</text:p>
          </table:table-cell>
          <table:table-cell table:formula="of:=([.BT5]/SUM([.$CH5:.$CK5]))" office:value-type="float" office:value="0.44712955652086" calcext:value-type="float">
            <text:p>0.44712955652086</text:p>
          </table:table-cell>
          <table:table-cell table:formula="of:=([.BU5]/SUM([.$CH5:.$CK5]))" office:value-type="float" office:value="0.0969734862587702" calcext:value-type="float">
            <text:p>0.0969734862587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05</text:p>
          </table:table-cell>
          <table:table-cell table:formula="of:=([.B6]/SUM([.$CH6:.$CK6]))" office:value-type="float" office:value="0.0185834910426352" calcext:value-type="float">
            <text:p>0.018583491042635</text:p>
          </table:table-cell>
          <table:table-cell table:formula="of:=([.C6]/SUM([.$CH6:.$CK6]))" office:value-type="float" office:value="0.0290180715745962" calcext:value-type="float">
            <text:p>0.029018071574596</text:p>
          </table:table-cell>
          <table:table-cell table:formula="of:=([.D6]/SUM([.$CH6:.$CK6]))" office:value-type="float" office:value="0.0413408142980548" calcext:value-type="float">
            <text:p>0.041340814298055</text:p>
          </table:table-cell>
          <table:table-cell table:formula="of:=([.E6]/SUM([.$CH6:.$CK6]))" office:value-type="float" office:value="0.131873222532497" calcext:value-type="float">
            <text:p>0.131873222532497</text:p>
          </table:table-cell>
          <table:table-cell table:formula="of:=([.F6]/SUM([.$CH6:.$CK6]))" office:value-type="float" office:value="0.00238504697873393" calcext:value-type="float">
            <text:p>0.002385046978734</text:p>
          </table:table-cell>
          <table:table-cell table:formula="of:=([.G6]/SUM([.$CH6:.$CK6]))" office:value-type="float" office:value="0.0440239921491305" calcext:value-type="float">
            <text:p>0.044023992149131</text:p>
          </table:table-cell>
          <table:table-cell table:formula="of:=([.H6]/SUM([.$CH6:.$CK6]))" office:value-type="float" office:value="0.0784084194258781" calcext:value-type="float">
            <text:p>0.078408419425878</text:p>
          </table:table-cell>
          <table:table-cell table:formula="of:=([.I6]/SUM([.$CH6:.$CK6]))" office:value-type="float" office:value="0.0844704138301601" calcext:value-type="float">
            <text:p>0.08447041383016</text:p>
          </table:table-cell>
          <table:table-cell table:formula="of:=([.J6]/SUM([.$CH6:.$CK6]))" office:value-type="float" office:value="0.311745515512014" calcext:value-type="float">
            <text:p>0.311745515512014</text:p>
          </table:table-cell>
          <table:table-cell table:formula="of:=([.K6]/SUM([.$CH6:.$CK6]))" office:value-type="float" office:value="0.00685701006386006" calcext:value-type="float">
            <text:p>0.00685701006386</text:p>
          </table:table-cell>
          <table:table-cell table:formula="of:=([.L6]/SUM([.$CH6:.$CK6]))" office:value-type="float" office:value="0.00467071700002062" calcext:value-type="float">
            <text:p>0.004670717000021</text:p>
          </table:table-cell>
          <table:table-cell table:formula="of:=([.M6]/SUM([.$CH6:.$CK6]))" office:value-type="float" office:value="0.00725451789364905" calcext:value-type="float">
            <text:p>0.007254517893649</text:p>
          </table:table-cell>
          <table:table-cell table:formula="of:=([.N6]/SUM([.$CH6:.$CK6]))" office:value-type="float" office:value="0.0054657326595986" calcext:value-type="float">
            <text:p>0.005465732659599</text:p>
          </table:table-cell>
          <table:table-cell table:formula="of:=([.O6]/SUM([.$CH6:.$CK6]))" office:value-type="float" office:value="0.0236517158724448" calcext:value-type="float">
            <text:p>0.023651715872445</text:p>
          </table:table-cell>
          <table:table-cell table:formula="of:=([.P6]/SUM([.$CH6:.$CK6]))" office:value-type="float" office:value="0.000298130872341742" calcext:value-type="float">
            <text:p>0.000298130872342</text:p>
          </table:table-cell>
          <table:table-cell table:formula="of:=([.Q6]/SUM([.$CH6:.$CK6]))" office:value-type="float" office:value="0.156220577107073" calcext:value-type="float">
            <text:p>0.156220577107073</text:p>
          </table:table-cell>
          <table:table-cell table:formula="of:=([.R6]/SUM([.$CH6:.$CK6]))" office:value-type="float" office:value="0.374949260448464" calcext:value-type="float">
            <text:p>0.374949260448464</text:p>
          </table:table-cell>
          <table:table-cell table:formula="of:=([.S6]/SUM([.$CH6:.$CK6]))" office:value-type="float" office:value="0.355471376788803" calcext:value-type="float">
            <text:p>0.355471376788803</text:p>
          </table:table-cell>
          <table:table-cell table:formula="of:=([.T6]/SUM([.$CH6:.$CK6]))" office:value-type="float" office:value="1.41204718836794" calcext:value-type="float">
            <text:p>1.41204718836794</text:p>
          </table:table-cell>
          <table:table-cell table:formula="of:=([.U6]/SUM([.$CH6:.$CK6]))" office:value-type="float" office:value="0.207697841064747" calcext:value-type="float">
            <text:p>0.207697841064747</text:p>
          </table:table-cell>
          <table:table-cell table:formula="of:=([.V6]/SUM([.$CH6:.$CK6]))" office:value-type="float" office:value="0.0208691610639219" calcext:value-type="float">
            <text:p>0.020869161063922</text:p>
          </table:table-cell>
          <table:table-cell table:formula="of:=([.W6]/SUM([.$CH6:.$CK6]))" office:value-type="float" office:value="0.0428314686597636" calcext:value-type="float">
            <text:p>0.042831468659764</text:p>
          </table:table-cell>
          <table:table-cell table:formula="of:=([.X6]/SUM([.$CH6:.$CK6]))" office:value-type="float" office:value="0.0301112181065159" calcext:value-type="float">
            <text:p>0.030111218106516</text:p>
          </table:table-cell>
          <table:table-cell table:formula="of:=([.Y6]/SUM([.$CH6:.$CK6]))" office:value-type="float" office:value="0.000298130872341742" calcext:value-type="float">
            <text:p>0.000298130872342</text:p>
          </table:table-cell>
          <table:table-cell table:formula="of:=([.Z6]/SUM([.$CH6:.$CK6]))" office:value-type="float" office:value="0.000298130872341742" calcext:value-type="float">
            <text:p>0.000298130872342</text:p>
          </table:table-cell>
          <table:table-cell table:formula="of:=([.AA6]/SUM([.$CH6:.$CK6]))" office:value-type="float" office:value="0.0392538981916626" calcext:value-type="float">
            <text:p>0.039253898191663</text:p>
          </table:table-cell>
          <table:table-cell table:formula="of:=([.AB6]/SUM([.$CH6:.$CK6]))" office:value-type="float" office:value="0.105438951851529" calcext:value-type="float">
            <text:p>0.105438951851529</text:p>
          </table:table-cell>
          <table:table-cell table:formula="of:=([.AC6]/SUM([.$CH6:.$CK6]))" office:value-type="float" office:value="0.061911844489635" calcext:value-type="float">
            <text:p>0.061911844489635</text:p>
          </table:table-cell>
          <table:table-cell table:formula="of:=([.AD6]/SUM([.$CH6:.$CK6]))" office:value-type="float" office:value="0.00178878523405045" calcext:value-type="float">
            <text:p>0.00178878523405</text:p>
          </table:table-cell>
          <table:table-cell table:formula="of:=([.AE6]/SUM([.$CH6:.$CK6]))" office:value-type="float" office:value="0" calcext:value-type="float">
            <text:p>0</text:p>
          </table:table-cell>
          <table:table-cell table:formula="of:=([.AF6]/SUM([.$CH6:.$CK6]))" office:value-type="float" office:value="0.000894392617025225" calcext:value-type="float">
            <text:p>0.000894392617025</text:p>
          </table:table-cell>
          <table:table-cell table:formula="of:=([.AG6]/SUM([.$CH6:.$CK6]))" office:value-type="float" office:value="0.00983831878727747" calcext:value-type="float">
            <text:p>0.009838318787277</text:p>
          </table:table-cell>
          <table:table-cell table:formula="of:=([.AH6]/SUM([.$CH6:.$CK6]))" office:value-type="float" office:value="0.00477009395746787" calcext:value-type="float">
            <text:p>0.004770093957468</text:p>
          </table:table-cell>
          <table:table-cell table:formula="of:=([.AI6]/SUM([.$CH6:.$CK6]))" office:value-type="float" office:value="0" calcext:value-type="float">
            <text:p>0</text:p>
          </table:table-cell>
          <table:table-cell table:formula="of:=([.AJ6]/SUM([.$CH6:.$CK6]))" office:value-type="float" office:value="0" calcext:value-type="float">
            <text:p>0</text:p>
          </table:table-cell>
          <table:table-cell table:formula="of:=([.AK6]/SUM([.$CH6:.$CK6]))" office:value-type="float" office:value="0.146779766149584" calcext:value-type="float">
            <text:p>0.146779766149584</text:p>
          </table:table-cell>
          <table:table-cell table:formula="of:=([.AL6]/SUM([.$CH6:.$CK6]))" office:value-type="float" office:value="0.654596018705017" calcext:value-type="float">
            <text:p>0.654596018705017</text:p>
          </table:table-cell>
          <table:table-cell table:formula="of:=([.AM6]/SUM([.$CH6:.$CK6]))" office:value-type="float" office:value="0.471742417002083" calcext:value-type="float">
            <text:p>0.471742417002083</text:p>
          </table:table-cell>
          <table:table-cell table:formula="of:=([.AN6]/SUM([.$CH6:.$CK6]))" office:value-type="float" office:value="0.0283224328724655" calcext:value-type="float">
            <text:p>0.028322432872466</text:p>
          </table:table-cell>
          <table:table-cell table:formula="of:=([.AO6]/SUM([.$CH6:.$CK6]))" office:value-type="float" office:value="0.00626074831917657" calcext:value-type="float">
            <text:p>0.006260748319177</text:p>
          </table:table-cell>
          <table:table-cell table:formula="of:=([.AP6]/SUM([.$CH6:.$CK6]))" office:value-type="float" office:value="0.0921224395535982" calcext:value-type="float">
            <text:p>0.092122439553598</text:p>
          </table:table-cell>
          <table:table-cell table:formula="of:=([.AQ6]/SUM([.$CH6:.$CK6]))" office:value-type="float" office:value="0.00934143400004124" calcext:value-type="float">
            <text:p>0.009341434000041</text:p>
          </table:table-cell>
          <table:table-cell table:formula="of:=([.AR6]/SUM([.$CH6:.$CK6]))" office:value-type="float" office:value="0.197362637490233" calcext:value-type="float">
            <text:p>0.197362637490233</text:p>
          </table:table-cell>
          <table:table-cell table:formula="of:=([.AS6]/SUM([.$CH6:.$CK6]))" office:value-type="float" office:value="0.0128196275106949" calcext:value-type="float">
            <text:p>0.012819627510695</text:p>
          </table:table-cell>
          <table:table-cell table:formula="of:=([.AT6]/SUM([.$CH6:.$CK6]))" office:value-type="float" office:value="0.0193785067022132" calcext:value-type="float">
            <text:p>0.019378506702213</text:p>
          </table:table-cell>
          <table:table-cell table:formula="of:=([.AU6]/SUM([.$CH6:.$CK6]))" office:value-type="float" office:value="0.00327943959575916" calcext:value-type="float">
            <text:p>0.003279439595759</text:p>
          </table:table-cell>
          <table:table-cell table:formula="of:=([.AV6]/SUM([.$CH6:.$CK6]))" office:value-type="float" office:value="1.19381538981378" calcext:value-type="float">
            <text:p>1.19381538981378</text:p>
          </table:table-cell>
          <table:table-cell table:formula="of:=([.AW6]/SUM([.$CH6:.$CK6]))" office:value-type="float" office:value="0.062309352319424" calcext:value-type="float">
            <text:p>0.062309352319424</text:p>
          </table:table-cell>
          <table:table-cell table:formula="of:=([.AX6]/SUM([.$CH6:.$CK6]))" office:value-type="float" office:value="0.0339869194469586" calcext:value-type="float">
            <text:p>0.033986919446959</text:p>
          </table:table-cell>
          <table:table-cell table:formula="of:=([.AY6]/SUM([.$CH6:.$CK6]))" office:value-type="float" office:value="0.008844549212805" calcext:value-type="float">
            <text:p>0.008844549212805</text:p>
          </table:table-cell>
          <table:table-cell table:formula="of:=([.AZ6]/SUM([.$CH6:.$CK6]))" office:value-type="float" office:value="0.0481978243619149" calcext:value-type="float">
            <text:p>0.048197824361915</text:p>
          </table:table-cell>
          <table:table-cell table:formula="of:=([.BA6]/SUM([.$CH6:.$CK6]))" office:value-type="float" office:value="0.052272279617252" calcext:value-type="float">
            <text:p>0.052272279617252</text:p>
          </table:table-cell>
          <table:table-cell table:formula="of:=([.BB6]/SUM([.$CH6:.$CK6]))" office:value-type="float" office:value="0.0507816252555433" calcext:value-type="float">
            <text:p>0.050781625255543</text:p>
          </table:table-cell>
          <table:table-cell table:formula="of:=([.BC6]/SUM([.$CH6:.$CK6]))" office:value-type="float" office:value="0.0185834910426352" calcext:value-type="float">
            <text:p>0.018583491042635</text:p>
          </table:table-cell>
          <table:table-cell table:formula="of:=([.BD6]/SUM([.$CH6:.$CK6]))" office:value-type="float" office:value="0.0954018791493573" calcext:value-type="float">
            <text:p>0.095401879149357</text:p>
          </table:table-cell>
          <table:table-cell table:formula="of:=([.BE6]/SUM([.$CH6:.$CK6]))" office:value-type="float" office:value="0.0313037415958829" calcext:value-type="float">
            <text:p>0.031303741595883</text:p>
          </table:table-cell>
          <table:table-cell table:formula="of:=([.BF6]/SUM([.$CH6:.$CK6]))" office:value-type="float" office:value="0.166853911553928" calcext:value-type="float">
            <text:p>0.166853911553928</text:p>
          </table:table-cell>
          <table:table-cell table:formula="of:=([.BG6]/SUM([.$CH6:.$CK6]))" office:value-type="float" office:value="0.121736772872878" calcext:value-type="float">
            <text:p>0.121736772872878</text:p>
          </table:table-cell>
          <table:table-cell table:formula="of:=([.BH6]/SUM([.$CH6:.$CK6]))" office:value-type="float" office:value="0.0449183847661557" calcext:value-type="float">
            <text:p>0.044918384766156</text:p>
          </table:table-cell>
          <table:table-cell table:formula="of:=([.BI6]/SUM([.$CH6:.$CK6]))" office:value-type="float" office:value="0.0440239921491305" calcext:value-type="float">
            <text:p>0.044023992149131</text:p>
          </table:table-cell>
          <table:table-cell table:formula="of:=([.BJ6]/SUM([.$CH6:.$CK6]))" office:value-type="float" office:value="0.00556510961704584" calcext:value-type="float">
            <text:p>0.005565109617046</text:p>
          </table:table-cell>
          <table:table-cell table:formula="of:=([.BK6]/SUM([.$CH6:.$CK6]))" office:value-type="float" office:value="0.000795015659577978" calcext:value-type="float">
            <text:p>0.000795015659578</text:p>
          </table:table-cell>
          <table:table-cell table:formula="of:=([.BL6]/SUM([.$CH6:.$CK6]))" office:value-type="float" office:value="0.0105339574894082" calcext:value-type="float">
            <text:p>0.010533957489408</text:p>
          </table:table-cell>
          <table:table-cell table:formula="of:=([.BM6]/SUM([.$CH6:.$CK6]))" office:value-type="float" office:value="0.0128196275106949" calcext:value-type="float">
            <text:p>0.012819627510695</text:p>
          </table:table-cell>
          <table:table-cell table:formula="of:=([.BN6]/SUM([.$CH6:.$CK6]))" office:value-type="float" office:value="0.00596261744683483" calcext:value-type="float">
            <text:p>0.005962617446835</text:p>
          </table:table-cell>
          <table:table-cell table:formula="of:=([.BO6]/SUM([.$CH6:.$CK6]))" office:value-type="float" office:value="0.00467071700002062" calcext:value-type="float">
            <text:p>0.004670717000021</text:p>
          </table:table-cell>
          <table:table-cell table:formula="of:=([.BP6]/SUM([.$CH6:.$CK6]))" office:value-type="float" office:value="0.273187256022483" calcext:value-type="float">
            <text:p>0.273187256022483</text:p>
          </table:table-cell>
          <table:table-cell table:formula="of:=([.BQ6]/SUM([.$CH6:.$CK6]))" office:value-type="float" office:value="0.0519741487449103" calcext:value-type="float">
            <text:p>0.05197414874491</text:p>
          </table:table-cell>
          <table:table-cell table:formula="of:=([.BR6]/SUM([.$CH6:.$CK6]))" office:value-type="float" office:value="0.707762690939295" calcext:value-type="float">
            <text:p>0.707762690939295</text:p>
          </table:table-cell>
          <table:table-cell table:formula="of:=([.BS6]/SUM([.$CH6:.$CK6]))" office:value-type="float" office:value="0.900255857514613" calcext:value-type="float">
            <text:p>0.900255857514613</text:p>
          </table:table-cell>
          <table:table-cell table:formula="of:=([.BT6]/SUM([.$CH6:.$CK6]))" office:value-type="float" office:value="0.347719974107918" calcext:value-type="float">
            <text:p>0.347719974107918</text:p>
          </table:table-cell>
          <table:table-cell table:formula="of:=([.BU6]/SUM([.$CH6:.$CK6]))" office:value-type="float" office:value="0.156220577107073" calcext:value-type="float">
            <text:p>0.1562205771070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06</text:p>
          </table:table-cell>
          <table:table-cell table:formula="of:=([.B7]/SUM([.$CH7:.$CK7]))" office:value-type="float" office:value="0.00598968910254462" calcext:value-type="float">
            <text:p>0.005989689102545</text:p>
          </table:table-cell>
          <table:table-cell table:formula="of:=([.C7]/SUM([.$CH7:.$CK7]))" office:value-type="float" office:value="0.0113921537832711" calcext:value-type="float">
            <text:p>0.011392153783271</text:p>
          </table:table-cell>
          <table:table-cell table:formula="of:=([.D7]/SUM([.$CH7:.$CK7]))" office:value-type="float" office:value="0.0105700395927258" calcext:value-type="float">
            <text:p>0.010570039592726</text:p>
          </table:table-cell>
          <table:table-cell table:formula="of:=([.E7]/SUM([.$CH7:.$CK7]))" office:value-type="float" office:value="0.0584875524130828" calcext:value-type="float">
            <text:p>0.058487552413083</text:p>
          </table:table-cell>
          <table:table-cell table:formula="of:=([.F7]/SUM([.$CH7:.$CK7]))" office:value-type="float" office:value="0.0035233465309086" calcext:value-type="float">
            <text:p>0.003523346530909</text:p>
          </table:table-cell>
          <table:table-cell table:formula="of:=([.G7]/SUM([.$CH7:.$CK7]))" office:value-type="float" office:value="0.0101002600552713" calcext:value-type="float">
            <text:p>0.010100260055271</text:p>
          </table:table-cell>
          <table:table-cell table:formula="of:=([.H7]/SUM([.$CH7:.$CK7]))" office:value-type="float" office:value="0.022549417797815" calcext:value-type="float">
            <text:p>0.022549417797815</text:p>
          </table:table-cell>
          <table:table-cell table:formula="of:=([.I7]/SUM([.$CH7:.$CK7]))" office:value-type="float" office:value="0.030300780165814" calcext:value-type="float">
            <text:p>0.030300780165814</text:p>
          </table:table-cell>
          <table:table-cell table:formula="of:=([.J7]/SUM([.$CH7:.$CK7]))" office:value-type="float" office:value="0.115095986676348" calcext:value-type="float">
            <text:p>0.115095986676348</text:p>
          </table:table-cell>
          <table:table-cell table:formula="of:=([.K7]/SUM([.$CH7:.$CK7]))" office:value-type="float" office:value="0.00493268514327204" calcext:value-type="float">
            <text:p>0.004932685143272</text:p>
          </table:table-cell>
          <table:table-cell table:formula="of:=([.L7]/SUM([.$CH7:.$CK7]))" office:value-type="float" office:value="0.0046977953745448" calcext:value-type="float">
            <text:p>0.004697795374545</text:p>
          </table:table-cell>
          <table:table-cell table:formula="of:=([.M7]/SUM([.$CH7:.$CK7]))" office:value-type="float" office:value="0.0102177049396349" calcext:value-type="float">
            <text:p>0.010217704939635</text:p>
          </table:table-cell>
          <table:table-cell table:formula="of:=([.N7]/SUM([.$CH7:.$CK7]))" office:value-type="float" office:value="0.0143282758923616" calcext:value-type="float">
            <text:p>0.014328275892362</text:p>
          </table:table-cell>
          <table:table-cell table:formula="of:=([.O7]/SUM([.$CH7:.$CK7]))" office:value-type="float" office:value="0.0341764613498134" calcext:value-type="float">
            <text:p>0.034176461349814</text:p>
          </table:table-cell>
          <table:table-cell table:formula="of:=([.P7]/SUM([.$CH7:.$CK7]))" office:value-type="float" office:value="0.00105700395927258" calcext:value-type="float">
            <text:p>0.001057003959273</text:p>
          </table:table-cell>
          <table:table-cell table:formula="of:=([.Q7]/SUM([.$CH7:.$CK7]))" office:value-type="float" office:value="0.118971667860347" calcext:value-type="float">
            <text:p>0.118971667860347</text:p>
          </table:table-cell>
          <table:table-cell table:formula="of:=([.R7]/SUM([.$CH7:.$CK7]))" office:value-type="float" office:value="0.36466636594904" calcext:value-type="float">
            <text:p>0.36466636594904</text:p>
          </table:table-cell>
          <table:table-cell table:formula="of:=([.S7]/SUM([.$CH7:.$CK7]))" office:value-type="float" office:value="0.445351001506847" calcext:value-type="float">
            <text:p>0.445351001506847</text:p>
          </table:table-cell>
          <table:table-cell table:formula="of:=([.T7]/SUM([.$CH7:.$CK7]))" office:value-type="float" office:value="1.49331170468343" calcext:value-type="float">
            <text:p>1.49331170468343</text:p>
          </table:table-cell>
          <table:table-cell table:formula="of:=([.U7]/SUM([.$CH7:.$CK7]))" office:value-type="float" office:value="0.283981730391233" calcext:value-type="float">
            <text:p>0.283981730391233</text:p>
          </table:table-cell>
          <table:table-cell table:formula="of:=([.V7]/SUM([.$CH7:.$CK7]))" office:value-type="float" office:value="0.0274821029410871" calcext:value-type="float">
            <text:p>0.027482102941087</text:p>
          </table:table-cell>
          <table:table-cell table:formula="of:=([.W7]/SUM([.$CH7:.$CK7]))" office:value-type="float" office:value="0.0116270435519984" calcext:value-type="float">
            <text:p>0.011627043551998</text:p>
          </table:table-cell>
          <table:table-cell table:formula="of:=([.X7]/SUM([.$CH7:.$CK7]))" office:value-type="float" office:value="0.0112747088989075" calcext:value-type="float">
            <text:p>0.011274708898908</text:p>
          </table:table-cell>
          <table:table-cell table:formula="of:=([.Y7]/SUM([.$CH7:.$CK7]))" office:value-type="float" office:value="0.00211400791854516" calcext:value-type="float">
            <text:p>0.002114007918545</text:p>
          </table:table-cell>
          <table:table-cell table:formula="of:=([.Z7]/SUM([.$CH7:.$CK7]))" office:value-type="float" office:value="0" calcext:value-type="float">
            <text:p>0</text:p>
          </table:table-cell>
          <table:table-cell table:formula="of:=([.AA7]/SUM([.$CH7:.$CK7]))" office:value-type="float" office:value="0.0594271114879917" calcext:value-type="float">
            <text:p>0.059427111487992</text:p>
          </table:table-cell>
          <table:table-cell table:formula="of:=([.AB7]/SUM([.$CH7:.$CK7]))" office:value-type="float" office:value="0.0292437762065414" calcext:value-type="float">
            <text:p>0.029243776206541</text:p>
          </table:table-cell>
          <table:table-cell table:formula="of:=([.AC7]/SUM([.$CH7:.$CK7]))" office:value-type="float" office:value="0.0239587564101785" calcext:value-type="float">
            <text:p>0.023958756410179</text:p>
          </table:table-cell>
          <table:table-cell table:formula="of:=([.AD7]/SUM([.$CH7:.$CK7]))" office:value-type="float" office:value="0.00387568118399946" calcext:value-type="float">
            <text:p>0.003875681183999</text:p>
          </table:table-cell>
          <table:table-cell table:formula="of:=([.AE7]/SUM([.$CH7:.$CK7]))" office:value-type="float" office:value="0" calcext:value-type="float">
            <text:p>0</text:p>
          </table:table-cell>
          <table:table-cell table:formula="of:=([.AF7]/SUM([.$CH7:.$CK7]))" office:value-type="float" office:value="0.00281867722472688" calcext:value-type="float">
            <text:p>0.002818677224727</text:p>
          </table:table-cell>
          <table:table-cell table:formula="of:=([.AG7]/SUM([.$CH7:.$CK7]))" office:value-type="float" office:value="0.012684047511271" calcext:value-type="float">
            <text:p>0.012684047511271</text:p>
          </table:table-cell>
          <table:table-cell table:formula="of:=([.AH7]/SUM([.$CH7:.$CK7]))" office:value-type="float" office:value="0.0109223742458167" calcext:value-type="float">
            <text:p>0.010922374245817</text:p>
          </table:table-cell>
          <table:table-cell table:formula="of:=([.AI7]/SUM([.$CH7:.$CK7]))" office:value-type="float" office:value="0.00211400791854516" calcext:value-type="float">
            <text:p>0.002114007918545</text:p>
          </table:table-cell>
          <table:table-cell table:formula="of:=([.AJ7]/SUM([.$CH7:.$CK7]))" office:value-type="float" office:value="0.00035233465309086" calcext:value-type="float">
            <text:p>0.000352334653091</text:p>
          </table:table-cell>
          <table:table-cell table:formula="of:=([.AK7]/SUM([.$CH7:.$CK7]))" office:value-type="float" office:value="0.111455195261075" calcext:value-type="float">
            <text:p>0.111455195261075</text:p>
          </table:table-cell>
          <table:table-cell table:formula="of:=([.AL7]/SUM([.$CH7:.$CK7]))" office:value-type="float" office:value="0.49961053808284" calcext:value-type="float">
            <text:p>0.49961053808284</text:p>
          </table:table-cell>
          <table:table-cell table:formula="of:=([.AM7]/SUM([.$CH7:.$CK7]))" office:value-type="float" office:value="0.588163980893009" calcext:value-type="float">
            <text:p>0.588163980893009</text:p>
          </table:table-cell>
          <table:table-cell table:formula="of:=([.AN7]/SUM([.$CH7:.$CK7]))" office:value-type="float" office:value="0.105935285695985" calcext:value-type="float">
            <text:p>0.105935285695985</text:p>
          </table:table-cell>
          <table:table-cell table:formula="of:=([.AO7]/SUM([.$CH7:.$CK7]))" office:value-type="float" office:value="0.012684047511271" calcext:value-type="float">
            <text:p>0.012684047511271</text:p>
          </table:table-cell>
          <table:table-cell table:formula="of:=([.AP7]/SUM([.$CH7:.$CK7]))" office:value-type="float" office:value="0.0563735444945376" calcext:value-type="float">
            <text:p>0.056373544494538</text:p>
          </table:table-cell>
          <table:table-cell table:formula="of:=([.AQ7]/SUM([.$CH7:.$CK7]))" office:value-type="float" office:value="0.0017616732654543" calcext:value-type="float">
            <text:p>0.001761673265454</text:p>
          </table:table-cell>
          <table:table-cell table:formula="of:=([.AR7]/SUM([.$CH7:.$CK7]))" office:value-type="float" office:value="0.112277309451621" calcext:value-type="float">
            <text:p>0.112277309451621</text:p>
          </table:table-cell>
          <table:table-cell table:formula="of:=([.AS7]/SUM([.$CH7:.$CK7]))" office:value-type="float" office:value="0.00199656303418154" calcext:value-type="float">
            <text:p>0.001996563034182</text:p>
          </table:table-cell>
          <table:table-cell table:formula="of:=([.AT7]/SUM([.$CH7:.$CK7]))" office:value-type="float" office:value="0.0241936461789057" calcext:value-type="float">
            <text:p>0.024193646178906</text:p>
          </table:table-cell>
          <table:table-cell table:formula="of:=([.AU7]/SUM([.$CH7:.$CK7]))" office:value-type="float" office:value="0.00070466930618172" calcext:value-type="float">
            <text:p>0.000704669306182</text:p>
          </table:table-cell>
          <table:table-cell table:formula="of:=([.AV7]/SUM([.$CH7:.$CK7]))" office:value-type="float" office:value="1.1989948244682" calcext:value-type="float">
            <text:p>1.1989948244682</text:p>
          </table:table-cell>
          <table:table-cell table:formula="of:=([.AW7]/SUM([.$CH7:.$CK7]))" office:value-type="float" office:value="0.0342939062341771" calcext:value-type="float">
            <text:p>0.034293906234177</text:p>
          </table:table-cell>
          <table:table-cell table:formula="of:=([.AX7]/SUM([.$CH7:.$CK7]))" office:value-type="float" office:value="0.0156201696203615" calcext:value-type="float">
            <text:p>0.015620169620362</text:p>
          </table:table-cell>
          <table:table-cell table:formula="of:=([.AY7]/SUM([.$CH7:.$CK7]))" office:value-type="float" office:value="0.0046977953745448" calcext:value-type="float">
            <text:p>0.004697795374545</text:p>
          </table:table-cell>
          <table:table-cell table:formula="of:=([.AZ7]/SUM([.$CH7:.$CK7]))" office:value-type="float" office:value="0.0223145280290878" calcext:value-type="float">
            <text:p>0.022314528029088</text:p>
          </table:table-cell>
          <table:table-cell table:formula="of:=([.BA7]/SUM([.$CH7:.$CK7]))" office:value-type="float" office:value="0.0180865121919975" calcext:value-type="float">
            <text:p>0.018086512191998</text:p>
          </table:table-cell>
          <table:table-cell table:formula="of:=([.BB7]/SUM([.$CH7:.$CK7]))" office:value-type="float" office:value="0.0179690673076339" calcext:value-type="float">
            <text:p>0.017969067307634</text:p>
          </table:table-cell>
          <table:table-cell table:formula="of:=([.BC7]/SUM([.$CH7:.$CK7]))" office:value-type="float" office:value="0.00598968910254462" calcext:value-type="float">
            <text:p>0.005989689102545</text:p>
          </table:table-cell>
          <table:table-cell table:formula="of:=([.BD7]/SUM([.$CH7:.$CK7]))" office:value-type="float" office:value="0.031827563662541" calcext:value-type="float">
            <text:p>0.031827563662541</text:p>
          </table:table-cell>
          <table:table-cell table:formula="of:=([.BE7]/SUM([.$CH7:.$CK7]))" office:value-type="float" office:value="0.0115095986676348" calcext:value-type="float">
            <text:p>0.011509598667635</text:p>
          </table:table-cell>
          <table:table-cell table:formula="of:=([.BF7]/SUM([.$CH7:.$CK7]))" office:value-type="float" office:value="0.0524978633105382" calcext:value-type="float">
            <text:p>0.052497863310538</text:p>
          </table:table-cell>
          <table:table-cell table:formula="of:=([.BG7]/SUM([.$CH7:.$CK7]))" office:value-type="float" office:value="0.0394614811461763" calcext:value-type="float">
            <text:p>0.039461481146176</text:p>
          </table:table-cell>
          <table:table-cell table:formula="of:=([.BH7]/SUM([.$CH7:.$CK7]))" office:value-type="float" office:value="0.0272472131723599" calcext:value-type="float">
            <text:p>0.02724721317236</text:p>
          </table:table-cell>
          <table:table-cell table:formula="of:=([.BI7]/SUM([.$CH7:.$CK7]))" office:value-type="float" office:value="0.0101002600552713" calcext:value-type="float">
            <text:p>0.010100260055271</text:p>
          </table:table-cell>
          <table:table-cell table:formula="of:=([.BJ7]/SUM([.$CH7:.$CK7]))" office:value-type="float" office:value="0.0070466930618172" calcext:value-type="float">
            <text:p>0.007046693061817</text:p>
          </table:table-cell>
          <table:table-cell table:formula="of:=([.BK7]/SUM([.$CH7:.$CK7]))" office:value-type="float" office:value="0.00223145280290878" calcext:value-type="float">
            <text:p>0.002231452802909</text:p>
          </table:table-cell>
          <table:table-cell table:formula="of:=([.BL7]/SUM([.$CH7:.$CK7]))" office:value-type="float" office:value="0.0105700395927258" calcext:value-type="float">
            <text:p>0.010570039592726</text:p>
          </table:table-cell>
          <table:table-cell table:formula="of:=([.BM7]/SUM([.$CH7:.$CK7]))" office:value-type="float" office:value="0.0218447484916333" calcext:value-type="float">
            <text:p>0.021844748491633</text:p>
          </table:table-cell>
          <table:table-cell table:formula="of:=([.BN7]/SUM([.$CH7:.$CK7]))" office:value-type="float" office:value="0.0159725042734523" calcext:value-type="float">
            <text:p>0.015972504273452</text:p>
          </table:table-cell>
          <table:table-cell table:formula="of:=([.BO7]/SUM([.$CH7:.$CK7]))" office:value-type="float" office:value="0.0046977953745448" calcext:value-type="float">
            <text:p>0.004697795374545</text:p>
          </table:table-cell>
          <table:table-cell table:formula="of:=([.BP7]/SUM([.$CH7:.$CK7]))" office:value-type="float" office:value="0.263546320511963" calcext:value-type="float">
            <text:p>0.263546320511963</text:p>
          </table:table-cell>
          <table:table-cell table:formula="of:=([.BQ7]/SUM([.$CH7:.$CK7]))" office:value-type="float" office:value="0.0481524025890842" calcext:value-type="float">
            <text:p>0.048152402589084</text:p>
          </table:table-cell>
          <table:table-cell table:formula="of:=([.BR7]/SUM([.$CH7:.$CK7]))" office:value-type="float" office:value="0.514173703743929" calcext:value-type="float">
            <text:p>0.514173703743929</text:p>
          </table:table-cell>
          <table:table-cell table:formula="of:=([.BS7]/SUM([.$CH7:.$CK7]))" office:value-type="float" office:value="0.885064648564241" calcext:value-type="float">
            <text:p>0.885064648564241</text:p>
          </table:table-cell>
          <table:table-cell table:formula="of:=([.BT7]/SUM([.$CH7:.$CK7]))" office:value-type="float" office:value="0.816359391211523" calcext:value-type="float">
            <text:p>0.816359391211523</text:p>
          </table:table-cell>
          <table:table-cell table:formula="of:=([.BU7]/SUM([.$CH7:.$CK7]))" office:value-type="float" office:value="0.118971667860347" calcext:value-type="float">
            <text:p>0.11897166786034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07</text:p>
          </table:table-cell>
          <table:table-cell table:formula="of:=([.B8]/SUM([.$CH8:.$CK8]))" office:value-type="float" office:value="0.00345239864373983" calcext:value-type="float">
            <text:p>0.00345239864374</text:p>
          </table:table-cell>
          <table:table-cell table:formula="of:=([.C8]/SUM([.$CH8:.$CK8]))" office:value-type="float" office:value="0.00877895655122414" calcext:value-type="float">
            <text:p>0.008778956551224</text:p>
          </table:table-cell>
          <table:table-cell table:formula="of:=([.D8]/SUM([.$CH8:.$CK8]))" office:value-type="float" office:value="0.00917351639622298" calcext:value-type="float">
            <text:p>0.009173516396223</text:p>
          </table:table-cell>
          <table:table-cell table:formula="of:=([.E8]/SUM([.$CH8:.$CK8]))" office:value-type="float" office:value="0.0536601389198419" calcext:value-type="float">
            <text:p>0.053660138919842</text:p>
          </table:table-cell>
          <table:table-cell table:formula="of:=([.F8]/SUM([.$CH8:.$CK8]))" office:value-type="float" office:value="0.00236735906999303" calcext:value-type="float">
            <text:p>0.002367359069993</text:p>
          </table:table-cell>
          <table:table-cell table:formula="of:=([.G8]/SUM([.$CH8:.$CK8]))" office:value-type="float" office:value="0.0156837538387038" calcext:value-type="float">
            <text:p>0.015683753838704</text:p>
          </table:table-cell>
          <table:table-cell table:formula="of:=([.H8]/SUM([.$CH8:.$CK8]))" office:value-type="float" office:value="0.0362008657786434" calcext:value-type="float">
            <text:p>0.036200865778643</text:p>
          </table:table-cell>
          <table:table-cell table:formula="of:=([.I8]/SUM([.$CH8:.$CK8]))" office:value-type="float" office:value="0.0424151833373751" calcext:value-type="float">
            <text:p>0.042415183337375</text:p>
          </table:table-cell>
          <table:table-cell table:formula="of:=([.J8]/SUM([.$CH8:.$CK8]))" office:value-type="float" office:value="0.129316989198369" calcext:value-type="float">
            <text:p>0.129316989198369</text:p>
          </table:table-cell>
          <table:table-cell table:formula="of:=([.K8]/SUM([.$CH8:.$CK8]))" office:value-type="float" office:value="0.00325511872124041" calcext:value-type="float">
            <text:p>0.00325511872124</text:p>
          </table:table-cell>
          <table:table-cell table:formula="of:=([.L8]/SUM([.$CH8:.$CK8]))" office:value-type="float" office:value="0.000789119689997676" calcext:value-type="float">
            <text:p>0.000789119689998</text:p>
          </table:table-cell>
          <table:table-cell table:formula="of:=([.M8]/SUM([.$CH8:.$CK8]))" office:value-type="float" office:value="0.00295919883749128" calcext:value-type="float">
            <text:p>0.002959198837491</text:p>
          </table:table-cell>
          <table:table-cell table:formula="of:=([.N8]/SUM([.$CH8:.$CK8]))" office:value-type="float" office:value="0.00355103860498954" calcext:value-type="float">
            <text:p>0.00355103860499</text:p>
          </table:table-cell>
          <table:table-cell table:formula="of:=([.O8]/SUM([.$CH8:.$CK8]))" office:value-type="float" office:value="0.0124286351174634" calcext:value-type="float">
            <text:p>0.012428635117463</text:p>
          </table:table-cell>
          <table:table-cell table:formula="of:=([.P8]/SUM([.$CH8:.$CK8]))" office:value-type="float" office:value="0.000295919883749128" calcext:value-type="float">
            <text:p>0.000295919883749</text:p>
          </table:table-cell>
          <table:table-cell table:formula="of:=([.Q8]/SUM([.$CH8:.$CK8]))" office:value-type="float" office:value="0.139476905207089" calcext:value-type="float">
            <text:p>0.139476905207089</text:p>
          </table:table-cell>
          <table:table-cell table:formula="of:=([.R8]/SUM([.$CH8:.$CK8]))" office:value-type="float" office:value="0.313379156890327" calcext:value-type="float">
            <text:p>0.313379156890327</text:p>
          </table:table-cell>
          <table:table-cell table:formula="of:=([.S8]/SUM([.$CH8:.$CK8]))" office:value-type="float" office:value="0.313181876967827" calcext:value-type="float">
            <text:p>0.313181876967827</text:p>
          </table:table-cell>
          <table:table-cell table:formula="of:=([.T8]/SUM([.$CH8:.$CK8]))" office:value-type="float" office:value="1.32601699907984" calcext:value-type="float">
            <text:p>1.32601699907984</text:p>
          </table:table-cell>
          <table:table-cell table:formula="of:=([.U8]/SUM([.$CH8:.$CK8]))" office:value-type="float" office:value="0.23081750932432" calcext:value-type="float">
            <text:p>0.23081750932432</text:p>
          </table:table-cell>
          <table:table-cell table:formula="of:=([.V8]/SUM([.$CH8:.$CK8]))" office:value-type="float" office:value="0.0327484671349035" calcext:value-type="float">
            <text:p>0.032748467134904</text:p>
          </table:table-cell>
          <table:table-cell table:formula="of:=([.W8]/SUM([.$CH8:.$CK8]))" office:value-type="float" office:value="0.00976535616372123" calcext:value-type="float">
            <text:p>0.009765356163721</text:p>
          </table:table-cell>
          <table:table-cell table:formula="of:=([.X8]/SUM([.$CH8:.$CK8]))" office:value-type="float" office:value="0.0062143175587317" calcext:value-type="float">
            <text:p>0.006214317558732</text:p>
          </table:table-cell>
          <table:table-cell table:formula="of:=([.Y8]/SUM([.$CH8:.$CK8]))" office:value-type="float" office:value="0.00147959941874564" calcext:value-type="float">
            <text:p>0.001479599418746</text:p>
          </table:table-cell>
          <table:table-cell table:formula="of:=([.Z8]/SUM([.$CH8:.$CK8]))" office:value-type="float" office:value="0.000295919883749128" calcext:value-type="float">
            <text:p>0.000295919883749</text:p>
          </table:table-cell>
          <table:table-cell table:formula="of:=([.AA8]/SUM([.$CH8:.$CK8]))" office:value-type="float" office:value="0.092327003729728" calcext:value-type="float">
            <text:p>0.092327003729728</text:p>
          </table:table-cell>
          <table:table-cell table:formula="of:=([.AB8]/SUM([.$CH8:.$CK8]))" office:value-type="float" office:value="0.0239695105836794" calcext:value-type="float">
            <text:p>0.023969510583679</text:p>
          </table:table-cell>
          <table:table-cell table:formula="of:=([.AC8]/SUM([.$CH8:.$CK8]))" office:value-type="float" office:value="0.0168674333737003" calcext:value-type="float">
            <text:p>0.0168674333737</text:p>
          </table:table-cell>
          <table:table-cell table:formula="of:=([.AD8]/SUM([.$CH8:.$CK8]))" office:value-type="float" office:value="0.00443879825623693" calcext:value-type="float">
            <text:p>0.004438798256237</text:p>
          </table:table-cell>
          <table:table-cell table:formula="of:=([.AE8]/SUM([.$CH8:.$CK8]))" office:value-type="float" office:value="0" calcext:value-type="float">
            <text:p>0</text:p>
          </table:table-cell>
          <table:table-cell table:formula="of:=([.AF8]/SUM([.$CH8:.$CK8]))" office:value-type="float" office:value="0.000591839767498257" calcext:value-type="float">
            <text:p>0.000591839767498</text:p>
          </table:table-cell>
          <table:table-cell table:formula="of:=([.AG8]/SUM([.$CH8:.$CK8]))" office:value-type="float" office:value="0.00236735906999303" calcext:value-type="float">
            <text:p>0.002367359069993</text:p>
          </table:table-cell>
          <table:table-cell table:formula="of:=([.AH8]/SUM([.$CH8:.$CK8]))" office:value-type="float" office:value="0.00384695848873867" calcext:value-type="float">
            <text:p>0.003846958488739</text:p>
          </table:table-cell>
          <table:table-cell table:formula="of:=([.AI8]/SUM([.$CH8:.$CK8]))" office:value-type="float" office:value="0.00118367953499651" calcext:value-type="float">
            <text:p>0.001183679534997</text:p>
          </table:table-cell>
          <table:table-cell table:formula="of:=([.AJ8]/SUM([.$CH8:.$CK8]))" office:value-type="float" office:value="0" calcext:value-type="float">
            <text:p>0</text:p>
          </table:table-cell>
          <table:table-cell table:formula="of:=([.AK8]/SUM([.$CH8:.$CK8]))" office:value-type="float" office:value="0.0907487643497327" calcext:value-type="float">
            <text:p>0.090748764349733</text:p>
          </table:table-cell>
          <table:table-cell table:formula="of:=([.AL8]/SUM([.$CH8:.$CK8]))" office:value-type="float" office:value="0.423757273528752" calcext:value-type="float">
            <text:p>0.423757273528752</text:p>
          </table:table-cell>
          <table:table-cell table:formula="of:=([.AM8]/SUM([.$CH8:.$CK8]))" office:value-type="float" office:value="0.55011506388963" calcext:value-type="float">
            <text:p>0.55011506388963</text:p>
          </table:table-cell>
          <table:table-cell table:formula="of:=([.AN8]/SUM([.$CH8:.$CK8]))" office:value-type="float" office:value="0.121918992104641" calcext:value-type="float">
            <text:p>0.121918992104641</text:p>
          </table:table-cell>
          <table:table-cell table:formula="of:=([.AO8]/SUM([.$CH8:.$CK8]))" office:value-type="float" office:value="0.0198266322111916" calcext:value-type="float">
            <text:p>0.019826632211192</text:p>
          </table:table-cell>
          <table:table-cell table:formula="of:=([.AP8]/SUM([.$CH8:.$CK8]))" office:value-type="float" office:value="0.0513914198110986" calcext:value-type="float">
            <text:p>0.051391419811099</text:p>
          </table:table-cell>
          <table:table-cell table:formula="of:=([.AQ8]/SUM([.$CH8:.$CK8]))" office:value-type="float" office:value="0.00177551930249477" calcext:value-type="float">
            <text:p>0.001775519302495</text:p>
          </table:table-cell>
          <table:table-cell table:formula="of:=([.AR8]/SUM([.$CH8:.$CK8]))" office:value-type="float" office:value="0.130697948655865" calcext:value-type="float">
            <text:p>0.130697948655865</text:p>
          </table:table-cell>
          <table:table-cell table:formula="of:=([.AS8]/SUM([.$CH8:.$CK8]))" office:value-type="float" office:value="0.00710207720997908" calcext:value-type="float">
            <text:p>0.007102077209979</text:p>
          </table:table-cell>
          <table:table-cell table:formula="of:=([.AT8]/SUM([.$CH8:.$CK8]))" office:value-type="float" office:value="0.0100612760474704" calcext:value-type="float">
            <text:p>0.01006127604747</text:p>
          </table:table-cell>
          <table:table-cell table:formula="of:=([.AU8]/SUM([.$CH8:.$CK8]))" office:value-type="float" office:value="0.000295919883749128" calcext:value-type="float">
            <text:p>0.000295919883749</text:p>
          </table:table-cell>
          <table:table-cell table:formula="of:=([.AV8]/SUM([.$CH8:.$CK8]))" office:value-type="float" office:value="1.09174709111178" calcext:value-type="float">
            <text:p>1.09174709111178</text:p>
          </table:table-cell>
          <table:table-cell table:formula="of:=([.AW8]/SUM([.$CH8:.$CK8]))" office:value-type="float" office:value="0.0267314294986713" calcext:value-type="float">
            <text:p>0.026731429498671</text:p>
          </table:table-cell>
          <table:table-cell table:formula="of:=([.AX8]/SUM([.$CH8:.$CK8]))" office:value-type="float" office:value="0.0149932741099558" calcext:value-type="float">
            <text:p>0.014993274109956</text:p>
          </table:table-cell>
          <table:table-cell table:formula="of:=([.AY8]/SUM([.$CH8:.$CK8]))" office:value-type="float" office:value="0.00591839767498257" calcext:value-type="float">
            <text:p>0.005918397674983</text:p>
          </table:table-cell>
          <table:table-cell table:formula="of:=([.AZ8]/SUM([.$CH8:.$CK8]))" office:value-type="float" office:value="0.0187415926374448" calcext:value-type="float">
            <text:p>0.018741592637445</text:p>
          </table:table-cell>
          <table:table-cell table:formula="of:=([.BA8]/SUM([.$CH8:.$CK8]))" office:value-type="float" office:value="0.0117381553887154" calcext:value-type="float">
            <text:p>0.011738155388716</text:p>
          </table:table-cell>
          <table:table-cell table:formula="of:=([.BB8]/SUM([.$CH8:.$CK8]))" office:value-type="float" office:value="0.0168674333737003" calcext:value-type="float">
            <text:p>0.0168674333737</text:p>
          </table:table-cell>
          <table:table-cell table:formula="of:=([.BC8]/SUM([.$CH8:.$CK8]))" office:value-type="float" office:value="0.00345239864373983" calcext:value-type="float">
            <text:p>0.00345239864374</text:p>
          </table:table-cell>
          <table:table-cell table:formula="of:=([.BD8]/SUM([.$CH8:.$CK8]))" office:value-type="float" office:value="0.0639186948898117" calcext:value-type="float">
            <text:p>0.063918694889812</text:p>
          </table:table-cell>
          <table:table-cell table:formula="of:=([.BE8]/SUM([.$CH8:.$CK8]))" office:value-type="float" office:value="0.0168674333737003" calcext:value-type="float">
            <text:p>0.0168674333737</text:p>
          </table:table-cell>
          <table:table-cell table:formula="of:=([.BF8]/SUM([.$CH8:.$CK8]))" office:value-type="float" office:value="0.0580989371760789" calcext:value-type="float">
            <text:p>0.058098937176079</text:p>
          </table:table-cell>
          <table:table-cell table:formula="of:=([.BG8]/SUM([.$CH8:.$CK8]))" office:value-type="float" office:value="0.0282110289174169" calcext:value-type="float">
            <text:p>0.028211028917417</text:p>
          </table:table-cell>
          <table:table-cell table:formula="of:=([.BH8]/SUM([.$CH8:.$CK8]))" office:value-type="float" office:value="0.0276191891499186" calcext:value-type="float">
            <text:p>0.027619189149919</text:p>
          </table:table-cell>
          <table:table-cell table:formula="of:=([.BI8]/SUM([.$CH8:.$CK8]))" office:value-type="float" office:value="0.0156837538387038" calcext:value-type="float">
            <text:p>0.015683753838704</text:p>
          </table:table-cell>
          <table:table-cell table:formula="of:=([.BJ8]/SUM([.$CH8:.$CK8]))" office:value-type="float" office:value="0.00266327895374216" calcext:value-type="float">
            <text:p>0.002663278953742</text:p>
          </table:table-cell>
          <table:table-cell table:formula="of:=([.BK8]/SUM([.$CH8:.$CK8]))" office:value-type="float" office:value="0" calcext:value-type="float">
            <text:p>0</text:p>
          </table:table-cell>
          <table:table-cell table:formula="of:=([.BL8]/SUM([.$CH8:.$CK8]))" office:value-type="float" office:value="0.00226871910874332" calcext:value-type="float">
            <text:p>0.002268719108743</text:p>
          </table:table-cell>
          <table:table-cell table:formula="of:=([.BM8]/SUM([.$CH8:.$CK8]))" office:value-type="float" office:value="0.00542519786873402" calcext:value-type="float">
            <text:p>0.005425197868734</text:p>
          </table:table-cell>
          <table:table-cell table:formula="of:=([.BN8]/SUM([.$CH8:.$CK8]))" office:value-type="float" office:value="0.00828575674497559" calcext:value-type="float">
            <text:p>0.008285756744976</text:p>
          </table:table-cell>
          <table:table-cell table:formula="of:=([.BO8]/SUM([.$CH8:.$CK8]))" office:value-type="float" office:value="0.000789119689997676" calcext:value-type="float">
            <text:p>0.000789119689998</text:p>
          </table:table-cell>
          <table:table-cell table:formula="of:=([.BP8]/SUM([.$CH8:.$CK8]))" office:value-type="float" office:value="0.225589591378086" calcext:value-type="float">
            <text:p>0.225589591378086</text:p>
          </table:table-cell>
          <table:table-cell table:formula="of:=([.BQ8]/SUM([.$CH8:.$CK8]))" office:value-type="float" office:value="0.0363981457011428" calcext:value-type="float">
            <text:p>0.036398145701143</text:p>
          </table:table-cell>
          <table:table-cell table:formula="of:=([.BR8]/SUM([.$CH8:.$CK8]))" office:value-type="float" office:value="0.316436995689068" calcext:value-type="float">
            <text:p>0.316436995689068</text:p>
          </table:table-cell>
          <table:table-cell table:formula="of:=([.BS8]/SUM([.$CH8:.$CK8]))" office:value-type="float" office:value="0.627054233664403" calcext:value-type="float">
            <text:p>0.627054233664403</text:p>
          </table:table-cell>
          <table:table-cell table:formula="of:=([.BT8]/SUM([.$CH8:.$CK8]))" office:value-type="float" office:value="0.906895803729829" calcext:value-type="float">
            <text:p>0.906895803729829</text:p>
          </table:table-cell>
          <table:table-cell table:formula="of:=([.BU8]/SUM([.$CH8:.$CK8]))" office:value-type="float" office:value="0.139476905207089" calcext:value-type="float">
            <text:p>0.13947690520708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08</text:p>
          </table:table-cell>
          <table:table-cell table:formula="of:=([.B9]/SUM([.$CH9:.$CK9]))" office:value-type="float" office:value="0.0321840290191975" calcext:value-type="float">
            <text:p>0.032184029019198</text:p>
          </table:table-cell>
          <table:table-cell table:formula="of:=([.C9]/SUM([.$CH9:.$CK9]))" office:value-type="float" office:value="0.051097112739121" calcext:value-type="float">
            <text:p>0.051097112739121</text:p>
          </table:table-cell>
          <table:table-cell table:formula="of:=([.D9]/SUM([.$CH9:.$CK9]))" office:value-type="float" office:value="0.0503819120942499" calcext:value-type="float">
            <text:p>0.05038191209425</text:p>
          </table:table-cell>
          <table:table-cell table:formula="of:=([.E9]/SUM([.$CH9:.$CK9]))" office:value-type="float" office:value="0.128895049553428" calcext:value-type="float">
            <text:p>0.128895049553428</text:p>
          </table:table-cell>
          <table:table-cell table:formula="of:=([.F9]/SUM([.$CH9:.$CK9]))" office:value-type="float" office:value="0.00452960408418335" calcext:value-type="float">
            <text:p>0.004529604084183</text:p>
          </table:table-cell>
          <table:table-cell table:formula="of:=([.G9]/SUM([.$CH9:.$CK9]))" office:value-type="float" office:value="0.0590437865710216" calcext:value-type="float">
            <text:p>0.059043786571022</text:p>
          </table:table-cell>
          <table:table-cell table:formula="of:=([.H9]/SUM([.$CH9:.$CK9]))" office:value-type="float" office:value="0.114908903609283" calcext:value-type="float">
            <text:p>0.114908903609283</text:p>
          </table:table-cell>
          <table:table-cell table:formula="of:=([.I9]/SUM([.$CH9:.$CK9]))" office:value-type="float" office:value="0.105055028057726" calcext:value-type="float">
            <text:p>0.105055028057726</text:p>
          </table:table-cell>
          <table:table-cell table:formula="of:=([.J9]/SUM([.$CH9:.$CK9]))" office:value-type="float" office:value="0.301337871705671" calcext:value-type="float">
            <text:p>0.301337871705671</text:p>
          </table:table-cell>
          <table:table-cell table:formula="of:=([.K9]/SUM([.$CH9:.$CK9]))" office:value-type="float" office:value="0.0145424131123781" calcext:value-type="float">
            <text:p>0.014542413112378</text:p>
          </table:table-cell>
          <table:table-cell table:formula="of:=([.L9]/SUM([.$CH9:.$CK9]))" office:value-type="float" office:value="0.00166880150469913" calcext:value-type="float">
            <text:p>0.001668801504699</text:p>
          </table:table-cell>
          <table:table-cell table:formula="of:=([.M9]/SUM([.$CH9:.$CK9]))" office:value-type="float" office:value="0.00317866953276025" calcext:value-type="float">
            <text:p>0.00317866953276</text:p>
          </table:table-cell>
          <table:table-cell table:formula="of:=([.N9]/SUM([.$CH9:.$CK9]))" office:value-type="float" office:value="0.00222506867293217" calcext:value-type="float">
            <text:p>0.002225068672932</text:p>
          </table:table-cell>
          <table:table-cell table:formula="of:=([.O9]/SUM([.$CH9:.$CK9]))" office:value-type="float" office:value="0.0089797414300477" calcext:value-type="float">
            <text:p>0.008979741430048</text:p>
          </table:table-cell>
          <table:table-cell table:formula="of:=([.P9]/SUM([.$CH9:.$CK9]))" office:value-type="float" office:value="0.000476800429914037" calcext:value-type="float">
            <text:p>0.000476800429914</text:p>
          </table:table-cell>
          <table:table-cell table:formula="of:=([.Q9]/SUM([.$CH9:.$CK9]))" office:value-type="float" office:value="0.187541502432855" calcext:value-type="float">
            <text:p>0.187541502432855</text:p>
          </table:table-cell>
          <table:table-cell table:formula="of:=([.R9]/SUM([.$CH9:.$CK9]))" office:value-type="float" office:value="0.304039740808518" calcext:value-type="float">
            <text:p>0.304039740808518</text:p>
          </table:table-cell>
          <table:table-cell table:formula="of:=([.S9]/SUM([.$CH9:.$CK9]))" office:value-type="float" office:value="0.27026637702294" calcext:value-type="float">
            <text:p>0.27026637702294</text:p>
          </table:table-cell>
          <table:table-cell table:formula="of:=([.T9]/SUM([.$CH9:.$CK9]))" office:value-type="float" office:value="1.30055263932886" calcext:value-type="float">
            <text:p>1.30055263932886</text:p>
          </table:table-cell>
          <table:table-cell table:formula="of:=([.U9]/SUM([.$CH9:.$CK9]))" office:value-type="float" office:value="0.12317344439446" calcext:value-type="float">
            <text:p>0.12317344439446</text:p>
          </table:table-cell>
          <table:table-cell table:formula="of:=([.V9]/SUM([.$CH9:.$CK9]))" office:value-type="float" office:value="0.0673877940945172" calcext:value-type="float">
            <text:p>0.067387794094517</text:p>
          </table:table-cell>
          <table:table-cell table:formula="of:=([.W9]/SUM([.$CH9:.$CK9]))" office:value-type="float" office:value="0.013429878775912" calcext:value-type="float">
            <text:p>0.013429878775912</text:p>
          </table:table-cell>
          <table:table-cell table:formula="of:=([.X9]/SUM([.$CH9:.$CK9]))" office:value-type="float" office:value="0.00603947211224447" calcext:value-type="float">
            <text:p>0.006039472112244</text:p>
          </table:table-cell>
          <table:table-cell table:formula="of:=([.Y9]/SUM([.$CH9:.$CK9]))" office:value-type="float" office:value="0.00119200107478509" calcext:value-type="float">
            <text:p>0.001192001074785</text:p>
          </table:table-cell>
          <table:table-cell table:formula="of:=([.Z9]/SUM([.$CH9:.$CK9]))" office:value-type="float" office:value="0.000238400214957019" calcext:value-type="float">
            <text:p>0.000238400214957</text:p>
          </table:table-cell>
          <table:table-cell table:formula="of:=([.AA9]/SUM([.$CH9:.$CK9]))" office:value-type="float" office:value="0.166164949825042" calcext:value-type="float">
            <text:p>0.166164949825042</text:p>
          </table:table-cell>
          <table:table-cell table:formula="of:=([.AB9]/SUM([.$CH9:.$CK9]))" office:value-type="float" office:value="0.0711227307955105" calcext:value-type="float">
            <text:p>0.071122730795511</text:p>
          </table:table-cell>
          <table:table-cell table:formula="of:=([.AC9]/SUM([.$CH9:.$CK9]))" office:value-type="float" office:value="0.0264624238602291" calcext:value-type="float">
            <text:p>0.026462423860229</text:p>
          </table:table-cell>
          <table:table-cell table:formula="of:=([.AD9]/SUM([.$CH9:.$CK9]))" office:value-type="float" office:value="0.00214560193461317" calcext:value-type="float">
            <text:p>0.002145601934613</text:p>
          </table:table-cell>
          <table:table-cell table:formula="of:=([.AE9]/SUM([.$CH9:.$CK9]))" office:value-type="float" office:value="0" calcext:value-type="float">
            <text:p>0</text:p>
          </table:table-cell>
          <table:table-cell table:formula="of:=([.AF9]/SUM([.$CH9:.$CK9]))" office:value-type="float" office:value="0.00166880150469913" calcext:value-type="float">
            <text:p>0.001668801504699</text:p>
          </table:table-cell>
          <table:table-cell table:formula="of:=([.AG9]/SUM([.$CH9:.$CK9]))" office:value-type="float" office:value="0.00238400214957019" calcext:value-type="float">
            <text:p>0.00238400214957</text:p>
          </table:table-cell>
          <table:table-cell table:formula="of:=([.AH9]/SUM([.$CH9:.$CK9]))" office:value-type="float" office:value="0.00286080257948422" calcext:value-type="float">
            <text:p>0.002860802579484</text:p>
          </table:table-cell>
          <table:table-cell table:formula="of:=([.AI9]/SUM([.$CH9:.$CK9]))" office:value-type="float" office:value="0" calcext:value-type="float">
            <text:p>0</text:p>
          </table:table-cell>
          <table:table-cell table:formula="of:=([.AJ9]/SUM([.$CH9:.$CK9]))" office:value-type="float" office:value="0" calcext:value-type="float">
            <text:p>0</text:p>
          </table:table-cell>
          <table:table-cell table:formula="of:=([.AK9]/SUM([.$CH9:.$CK9]))" office:value-type="float" office:value="0.11276330167467" calcext:value-type="float">
            <text:p>0.11276330167467</text:p>
          </table:table-cell>
          <table:table-cell table:formula="of:=([.AL9]/SUM([.$CH9:.$CK9]))" office:value-type="float" office:value="0.56135303948546" calcext:value-type="float">
            <text:p>0.56135303948546</text:p>
          </table:table-cell>
          <table:table-cell table:formula="of:=([.AM9]/SUM([.$CH9:.$CK9]))" office:value-type="float" office:value="0.469489489988689" calcext:value-type="float">
            <text:p>0.469489489988689</text:p>
          </table:table-cell>
          <table:table-cell table:formula="of:=([.AN9]/SUM([.$CH9:.$CK9]))" office:value-type="float" office:value="0.0452960408418335" calcext:value-type="float">
            <text:p>0.045296040841834</text:p>
          </table:table-cell>
          <table:table-cell table:formula="of:=([.AO9]/SUM([.$CH9:.$CK9]))" office:value-type="float" office:value="0.00929760838332372" calcext:value-type="float">
            <text:p>0.009297608383324</text:p>
          </table:table-cell>
          <table:table-cell table:formula="of:=([.AP9]/SUM([.$CH9:.$CK9]))" office:value-type="float" office:value="0.0876518123658638" calcext:value-type="float">
            <text:p>0.087651812365864</text:p>
          </table:table-cell>
          <table:table-cell table:formula="of:=([.AQ9]/SUM([.$CH9:.$CK9]))" office:value-type="float" office:value="0.0423557715240303" calcext:value-type="float">
            <text:p>0.04235577152403</text:p>
          </table:table-cell>
          <table:table-cell table:formula="of:=([.AR9]/SUM([.$CH9:.$CK9]))" office:value-type="float" office:value="0.254611429574096" calcext:value-type="float">
            <text:p>0.254611429574096</text:p>
          </table:table-cell>
          <table:table-cell table:formula="of:=([.AS9]/SUM([.$CH9:.$CK9]))" office:value-type="float" office:value="0.0472032425614897" calcext:value-type="float">
            <text:p>0.04720324256149</text:p>
          </table:table-cell>
          <table:table-cell table:formula="of:=([.AT9]/SUM([.$CH9:.$CK9]))" office:value-type="float" office:value="0.00667520601879652" calcext:value-type="float">
            <text:p>0.006675206018797</text:p>
          </table:table-cell>
          <table:table-cell table:formula="of:=([.AU9]/SUM([.$CH9:.$CK9]))" office:value-type="float" office:value="0.000953600859828074" calcext:value-type="float">
            <text:p>0.000953600859828</text:p>
          </table:table-cell>
          <table:table-cell table:formula="of:=([.AV9]/SUM([.$CH9:.$CK9]))" office:value-type="float" office:value="1.12477221416721" calcext:value-type="float">
            <text:p>1.12477221416721</text:p>
          </table:table-cell>
          <table:table-cell table:formula="of:=([.AW9]/SUM([.$CH9:.$CK9]))" office:value-type="float" office:value="0.0463291084399806" calcext:value-type="float">
            <text:p>0.046329108439981</text:p>
          </table:table-cell>
          <table:table-cell table:formula="of:=([.AX9]/SUM([.$CH9:.$CK9]))" office:value-type="float" office:value="0.0801819389638772" calcext:value-type="float">
            <text:p>0.080181938963877</text:p>
          </table:table-cell>
          <table:table-cell table:formula="of:=([.AY9]/SUM([.$CH9:.$CK9]))" office:value-type="float" office:value="0.0214560193461317" calcext:value-type="float">
            <text:p>0.021456019346132</text:p>
          </table:table-cell>
          <table:table-cell table:formula="of:=([.AZ9]/SUM([.$CH9:.$CK9]))" office:value-type="float" office:value="0.0604741878607637" calcext:value-type="float">
            <text:p>0.060474187860764</text:p>
          </table:table-cell>
          <table:table-cell table:formula="of:=([.BA9]/SUM([.$CH9:.$CK9]))" office:value-type="float" office:value="0.0204229517479846" calcext:value-type="float">
            <text:p>0.020422951747985</text:p>
          </table:table-cell>
          <table:table-cell table:formula="of:=([.BB9]/SUM([.$CH9:.$CK9]))" office:value-type="float" office:value="0.0100922757665138" calcext:value-type="float">
            <text:p>0.010092275766514</text:p>
          </table:table-cell>
          <table:table-cell table:formula="of:=([.BC9]/SUM([.$CH9:.$CK9]))" office:value-type="float" office:value="0.0321840290191975" calcext:value-type="float">
            <text:p>0.032184029019198</text:p>
          </table:table-cell>
          <table:table-cell table:formula="of:=([.BD9]/SUM([.$CH9:.$CK9]))" office:value-type="float" office:value="0.147728666535032" calcext:value-type="float">
            <text:p>0.147728666535032</text:p>
          </table:table-cell>
          <table:table-cell table:formula="of:=([.BE9]/SUM([.$CH9:.$CK9]))" office:value-type="float" office:value="0.0476800429914037" calcext:value-type="float">
            <text:p>0.047680042991404</text:p>
          </table:table-cell>
          <table:table-cell table:formula="of:=([.BF9]/SUM([.$CH9:.$CK9]))" office:value-type="float" office:value="0.16235054638573" calcext:value-type="float">
            <text:p>0.16235054638573</text:p>
          </table:table-cell>
          <table:table-cell table:formula="of:=([.BG9]/SUM([.$CH9:.$CK9]))" office:value-type="float" office:value="0.0639707243468" calcext:value-type="float">
            <text:p>0.0639707243468</text:p>
          </table:table-cell>
          <table:table-cell table:formula="of:=([.BH9]/SUM([.$CH9:.$CK9]))" office:value-type="float" office:value="0.0315482951126455" calcext:value-type="float">
            <text:p>0.031548295112646</text:p>
          </table:table-cell>
          <table:table-cell table:formula="of:=([.BI9]/SUM([.$CH9:.$CK9]))" office:value-type="float" office:value="0.0590437865710216" calcext:value-type="float">
            <text:p>0.059043786571022</text:p>
          </table:table-cell>
          <table:table-cell table:formula="of:=([.BJ9]/SUM([.$CH9:.$CK9]))" office:value-type="float" office:value="0.00230453541125118" calcext:value-type="float">
            <text:p>0.002304535411251</text:p>
          </table:table-cell>
          <table:table-cell table:formula="of:=([.BK9]/SUM([.$CH9:.$CK9]))" office:value-type="float" office:value="0.00103306759814708" calcext:value-type="float">
            <text:p>0.001033067598147</text:p>
          </table:table-cell>
          <table:table-cell table:formula="of:=([.BL9]/SUM([.$CH9:.$CK9]))" office:value-type="float" office:value="0.00405280365426932" calcext:value-type="float">
            <text:p>0.004052803654269</text:p>
          </table:table-cell>
          <table:table-cell table:formula="of:=([.BM9]/SUM([.$CH9:.$CK9]))" office:value-type="float" office:value="0.00286080257948422" calcext:value-type="float">
            <text:p>0.002860802579484</text:p>
          </table:table-cell>
          <table:table-cell table:formula="of:=([.BN9]/SUM([.$CH9:.$CK9]))" office:value-type="float" office:value="0.00333760300939826" calcext:value-type="float">
            <text:p>0.003337603009398</text:p>
          </table:table-cell>
          <table:table-cell table:formula="of:=([.BO9]/SUM([.$CH9:.$CK9]))" office:value-type="float" office:value="0.00166880150469913" calcext:value-type="float">
            <text:p>0.001668801504699</text:p>
          </table:table-cell>
          <table:table-cell table:formula="of:=([.BP9]/SUM([.$CH9:.$CK9]))" office:value-type="float" office:value="0.214480726722998" calcext:value-type="float">
            <text:p>0.214480726722998</text:p>
          </table:table-cell>
          <table:table-cell table:formula="of:=([.BQ9]/SUM([.$CH9:.$CK9]))" office:value-type="float" office:value="0.0317072285892835" calcext:value-type="float">
            <text:p>0.031707228589284</text:p>
          </table:table-cell>
          <table:table-cell table:formula="of:=([.BR9]/SUM([.$CH9:.$CK9]))" office:value-type="float" office:value="0.40456516478206" calcext:value-type="float">
            <text:p>0.40456516478206</text:p>
          </table:table-cell>
          <table:table-cell table:formula="of:=([.BS9]/SUM([.$CH9:.$CK9]))" office:value-type="float" office:value="0.739199599843396" calcext:value-type="float">
            <text:p>0.739199599843396</text:p>
          </table:table-cell>
          <table:table-cell table:formula="of:=([.BT9]/SUM([.$CH9:.$CK9]))" office:value-type="float" office:value="0.540453287307561" calcext:value-type="float">
            <text:p>0.540453287307561</text:p>
          </table:table-cell>
          <table:table-cell table:formula="of:=([.BU9]/SUM([.$CH9:.$CK9]))" office:value-type="float" office:value="0.187541502432855" calcext:value-type="float">
            <text:p>0.18754150243285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09</text:p>
          </table:table-cell>
          <table:table-cell table:formula="of:=([.B10]/SUM([.$CH10:.$CK10]))" office:value-type="float" office:value="0.00262077438030346" calcext:value-type="float">
            <text:p>0.002620774380303</text:p>
          </table:table-cell>
          <table:table-cell table:formula="of:=([.C10]/SUM([.$CH10:.$CK10]))" office:value-type="float" office:value="0.00393116157045518" calcext:value-type="float">
            <text:p>0.003931161570455</text:p>
          </table:table-cell>
          <table:table-cell table:formula="of:=([.D10]/SUM([.$CH10:.$CK10]))" office:value-type="float" office:value="0.00715673003852097" calcext:value-type="float">
            <text:p>0.007156730038521</text:p>
          </table:table-cell>
          <table:table-cell table:formula="of:=([.E10]/SUM([.$CH10:.$CK10]))" office:value-type="float" office:value="0.034271664973199" calcext:value-type="float">
            <text:p>0.034271664973199</text:p>
          </table:table-cell>
          <table:table-cell table:formula="of:=([.F10]/SUM([.$CH10:.$CK10]))" office:value-type="float" office:value="0.00241917635104934" calcext:value-type="float">
            <text:p>0.002419176351049</text:p>
          </table:table-cell>
          <table:table-cell table:formula="of:=([.G10]/SUM([.$CH10:.$CK10]))" office:value-type="float" office:value="0.00786232314091037" calcext:value-type="float">
            <text:p>0.00786232314091</text:p>
          </table:table-cell>
          <table:table-cell table:formula="of:=([.H10]/SUM([.$CH10:.$CK10]))" office:value-type="float" office:value="0.0140110630331608" calcext:value-type="float">
            <text:p>0.014011063033161</text:p>
          </table:table-cell>
          <table:table-cell table:formula="of:=([.I10]/SUM([.$CH10:.$CK10]))" office:value-type="float" office:value="0.0195550088376489" calcext:value-type="float">
            <text:p>0.019555008837649</text:p>
          </table:table-cell>
          <table:table-cell table:formula="of:=([.J10]/SUM([.$CH10:.$CK10]))" office:value-type="float" office:value="0.0852759663744894" calcext:value-type="float">
            <text:p>0.085275966374489</text:p>
          </table:table-cell>
          <table:table-cell table:formula="of:=([.K10]/SUM([.$CH10:.$CK10]))" office:value-type="float" office:value="0.00302397043881168" calcext:value-type="float">
            <text:p>0.003023970438812</text:p>
          </table:table-cell>
          <table:table-cell table:formula="of:=([.L10]/SUM([.$CH10:.$CK10]))" office:value-type="float" office:value="0.000302397043881168" calcext:value-type="float">
            <text:p>0.000302397043881</text:p>
          </table:table-cell>
          <table:table-cell table:formula="of:=([.M10]/SUM([.$CH10:.$CK10]))" office:value-type="float" office:value="0.0016127842340329" calcext:value-type="float">
            <text:p>0.001612784234033</text:p>
          </table:table-cell>
          <table:table-cell table:formula="of:=([.N10]/SUM([.$CH10:.$CK10]))" office:value-type="float" office:value="0.00120958817552467" calcext:value-type="float">
            <text:p>0.001209588175525</text:p>
          </table:table-cell>
          <table:table-cell table:formula="of:=([.O10]/SUM([.$CH10:.$CK10]))" office:value-type="float" office:value="0.00635033792150453" calcext:value-type="float">
            <text:p>0.006350337921505</text:p>
          </table:table-cell>
          <table:table-cell table:formula="of:=([.P10]/SUM([.$CH10:.$CK10]))" office:value-type="float" office:value="0.000604794087762336" calcext:value-type="float">
            <text:p>0.000604794087762</text:p>
          </table:table-cell>
          <table:table-cell table:formula="of:=([.Q10]/SUM([.$CH10:.$CK10]))" office:value-type="float" office:value="0.133760292410103" calcext:value-type="float">
            <text:p>0.133760292410103</text:p>
          </table:table-cell>
          <table:table-cell table:formula="of:=([.R10]/SUM([.$CH10:.$CK10]))" office:value-type="float" office:value="0.372149962003091" calcext:value-type="float">
            <text:p>0.372149962003091</text:p>
          </table:table-cell>
          <table:table-cell table:formula="of:=([.S10]/SUM([.$CH10:.$CK10]))" office:value-type="float" office:value="0.433738159940222" calcext:value-type="float">
            <text:p>0.433738159940222</text:p>
          </table:table-cell>
          <table:table-cell table:formula="of:=([.T10]/SUM([.$CH10:.$CK10]))" office:value-type="float" office:value="1.49041423027565" calcext:value-type="float">
            <text:p>1.49041423027565</text:p>
          </table:table-cell>
          <table:table-cell table:formula="of:=([.U10]/SUM([.$CH10:.$CK10]))" office:value-type="float" office:value="0.183151809577361" calcext:value-type="float">
            <text:p>0.183151809577361</text:p>
          </table:table-cell>
          <table:table-cell table:formula="of:=([.V10]/SUM([.$CH10:.$CK10]))" office:value-type="float" office:value="0.0192526117937677" calcext:value-type="float">
            <text:p>0.019252611793768</text:p>
          </table:table-cell>
          <table:table-cell table:formula="of:=([.W10]/SUM([.$CH10:.$CK10]))" office:value-type="float" office:value="0.00786232314091037" calcext:value-type="float">
            <text:p>0.00786232314091</text:p>
          </table:table-cell>
          <table:table-cell table:formula="of:=([.X10]/SUM([.$CH10:.$CK10]))" office:value-type="float" office:value="0.00735832806777509" calcext:value-type="float">
            <text:p>0.007358328067775</text:p>
          </table:table-cell>
          <table:table-cell table:formula="of:=([.Y10]/SUM([.$CH10:.$CK10]))" office:value-type="float" office:value="0.00151198521940584" calcext:value-type="float">
            <text:p>0.001511985219406</text:p>
          </table:table-cell>
          <table:table-cell table:formula="of:=([.Z10]/SUM([.$CH10:.$CK10]))" office:value-type="float" office:value="0" calcext:value-type="float">
            <text:p>0</text:p>
          </table:table-cell>
          <table:table-cell table:formula="of:=([.AA10]/SUM([.$CH10:.$CK10]))" office:value-type="float" office:value="0.0492907181526304" calcext:value-type="float">
            <text:p>0.04929071815263</text:p>
          </table:table-cell>
          <table:table-cell table:formula="of:=([.AB10]/SUM([.$CH10:.$CK10]))" office:value-type="float" office:value="0.0163294403695831" calcext:value-type="float">
            <text:p>0.016329440369583</text:p>
          </table:table-cell>
          <table:table-cell table:formula="of:=([.AC10]/SUM([.$CH10:.$CK10]))" office:value-type="float" office:value="0.0169342344573454" calcext:value-type="float">
            <text:p>0.016934234457345</text:p>
          </table:table-cell>
          <table:table-cell table:formula="of:=([.AD10]/SUM([.$CH10:.$CK10]))" office:value-type="float" office:value="0.00120958817552467" calcext:value-type="float">
            <text:p>0.001209588175525</text:p>
          </table:table-cell>
          <table:table-cell table:formula="of:=([.AE10]/SUM([.$CH10:.$CK10]))" office:value-type="float" office:value="0.000604794087762336" calcext:value-type="float">
            <text:p>0.000604794087762</text:p>
          </table:table-cell>
          <table:table-cell table:formula="of:=([.AF10]/SUM([.$CH10:.$CK10]))" office:value-type="float" office:value="0" calcext:value-type="float">
            <text:p>0</text:p>
          </table:table-cell>
          <table:table-cell table:formula="of:=([.AG10]/SUM([.$CH10:.$CK10]))" office:value-type="float" office:value="0.00241917635104934" calcext:value-type="float">
            <text:p>0.002419176351049</text:p>
          </table:table-cell>
          <table:table-cell table:formula="of:=([.AH10]/SUM([.$CH10:.$CK10]))" office:value-type="float" office:value="0.00181438226328701" calcext:value-type="float">
            <text:p>0.001814382263287</text:p>
          </table:table-cell>
          <table:table-cell table:formula="of:=([.AI10]/SUM([.$CH10:.$CK10]))" office:value-type="float" office:value="0" calcext:value-type="float">
            <text:p>0</text:p>
          </table:table-cell>
          <table:table-cell table:formula="of:=([.AJ10]/SUM([.$CH10:.$CK10]))" office:value-type="float" office:value="0" calcext:value-type="float">
            <text:p>0</text:p>
          </table:table-cell>
          <table:table-cell table:formula="of:=([.AK10]/SUM([.$CH10:.$CK10]))" office:value-type="float" office:value="0.108560538753339" calcext:value-type="float">
            <text:p>0.108560538753339</text:p>
          </table:table-cell>
          <table:table-cell table:formula="of:=([.AL10]/SUM([.$CH10:.$CK10]))" office:value-type="float" office:value="0.55499937453657" calcext:value-type="float">
            <text:p>0.55499937453657</text:p>
          </table:table-cell>
          <table:table-cell table:formula="of:=([.AM10]/SUM([.$CH10:.$CK10]))" office:value-type="float" office:value="0.589674235568277" calcext:value-type="float">
            <text:p>0.589674235568277</text:p>
          </table:table-cell>
          <table:table-cell table:formula="of:=([.AN10]/SUM([.$CH10:.$CK10]))" office:value-type="float" office:value="0.0914247062667398" calcext:value-type="float">
            <text:p>0.09142470626674</text:p>
          </table:table-cell>
          <table:table-cell table:formula="of:=([.AO10]/SUM([.$CH10:.$CK10]))" office:value-type="float" office:value="0.0184462196767512" calcext:value-type="float">
            <text:p>0.018446219676751</text:p>
          </table:table-cell>
          <table:table-cell table:formula="of:=([.AP10]/SUM([.$CH10:.$CK10]))" office:value-type="float" office:value="0.0334652728561826" calcext:value-type="float">
            <text:p>0.033465272856183</text:p>
          </table:table-cell>
          <table:table-cell table:formula="of:=([.AQ10]/SUM([.$CH10:.$CK10]))" office:value-type="float" office:value="0.00151198521940584" calcext:value-type="float">
            <text:p>0.001511985219406</text:p>
          </table:table-cell>
          <table:table-cell table:formula="of:=([.AR10]/SUM([.$CH10:.$CK10]))" office:value-type="float" office:value="0.0840663781989647" calcext:value-type="float">
            <text:p>0.084066378198965</text:p>
          </table:table-cell>
          <table:table-cell table:formula="of:=([.AS10]/SUM([.$CH10:.$CK10]))" office:value-type="float" office:value="0.00241917635104934" calcext:value-type="float">
            <text:p>0.002419176351049</text:p>
          </table:table-cell>
          <table:table-cell table:formula="of:=([.AT10]/SUM([.$CH10:.$CK10]))" office:value-type="float" office:value="0.00393116157045518" calcext:value-type="float">
            <text:p>0.003931161570455</text:p>
          </table:table-cell>
          <table:table-cell table:formula="of:=([.AU10]/SUM([.$CH10:.$CK10]))" office:value-type="float" office:value="0" calcext:value-type="float">
            <text:p>0</text:p>
          </table:table-cell>
          <table:table-cell table:formula="of:=([.AV10]/SUM([.$CH10:.$CK10]))" office:value-type="float" office:value="1.24265025232235" calcext:value-type="float">
            <text:p>1.24265025232235</text:p>
          </table:table-cell>
          <table:table-cell table:formula="of:=([.AW10]/SUM([.$CH10:.$CK10]))" office:value-type="float" office:value="0.0330620767976744" calcext:value-type="float">
            <text:p>0.033062076797674</text:p>
          </table:table-cell>
          <table:table-cell table:formula="of:=([.AX10]/SUM([.$CH10:.$CK10]))" office:value-type="float" office:value="0.00887031328718093" calcext:value-type="float">
            <text:p>0.008870313287181</text:p>
          </table:table-cell>
          <table:table-cell table:formula="of:=([.AY10]/SUM([.$CH10:.$CK10]))" office:value-type="float" office:value="0.00151198521940584" calcext:value-type="float">
            <text:p>0.001511985219406</text:p>
          </table:table-cell>
          <table:table-cell table:formula="of:=([.AZ10]/SUM([.$CH10:.$CK10]))" office:value-type="float" office:value="0.0129022738722632" calcext:value-type="float">
            <text:p>0.012902273872263</text:p>
          </table:table-cell>
          <table:table-cell table:formula="of:=([.BA10]/SUM([.$CH10:.$CK10]))" office:value-type="float" office:value="0.0110878916089762" calcext:value-type="float">
            <text:p>0.011087891608976</text:p>
          </table:table-cell>
          <table:table-cell table:formula="of:=([.BB10]/SUM([.$CH10:.$CK10]))" office:value-type="float" office:value="0.00977750441882443" calcext:value-type="float">
            <text:p>0.009777504418824</text:p>
          </table:table-cell>
          <table:table-cell table:formula="of:=([.BC10]/SUM([.$CH10:.$CK10]))" office:value-type="float" office:value="0.00262077438030346" calcext:value-type="float">
            <text:p>0.002620774380303</text:p>
          </table:table-cell>
          <table:table-cell table:formula="of:=([.BD10]/SUM([.$CH10:.$CK10]))" office:value-type="float" office:value="0.0241917635104934" calcext:value-type="float">
            <text:p>0.024191763510494</text:p>
          </table:table-cell>
          <table:table-cell table:formula="of:=([.BE10]/SUM([.$CH10:.$CK10]))" office:value-type="float" office:value="0.0116926856967385" calcext:value-type="float">
            <text:p>0.011692685696739</text:p>
          </table:table-cell>
          <table:table-cell table:formula="of:=([.BF10]/SUM([.$CH10:.$CK10]))" office:value-type="float" office:value="0.0347756600463343" calcext:value-type="float">
            <text:p>0.034775660046334</text:p>
          </table:table-cell>
          <table:table-cell table:formula="of:=([.BG10]/SUM([.$CH10:.$CK10]))" office:value-type="float" office:value="0.0273165329639322" calcext:value-type="float">
            <text:p>0.027316532963932</text:p>
          </table:table-cell>
          <table:table-cell table:formula="of:=([.BH10]/SUM([.$CH10:.$CK10]))" office:value-type="float" office:value="0.017942224603616" calcext:value-type="float">
            <text:p>0.017942224603616</text:p>
          </table:table-cell>
          <table:table-cell table:formula="of:=([.BI10]/SUM([.$CH10:.$CK10]))" office:value-type="float" office:value="0.00786232314091037" calcext:value-type="float">
            <text:p>0.00786232314091</text:p>
          </table:table-cell>
          <table:table-cell table:formula="of:=([.BJ10]/SUM([.$CH10:.$CK10]))" office:value-type="float" office:value="0.00120958817552467" calcext:value-type="float">
            <text:p>0.001209588175525</text:p>
          </table:table-cell>
          <table:table-cell table:formula="of:=([.BK10]/SUM([.$CH10:.$CK10]))" office:value-type="float" office:value="0.000302397043881168" calcext:value-type="float">
            <text:p>0.000302397043881</text:p>
          </table:table-cell>
          <table:table-cell table:formula="of:=([.BL10]/SUM([.$CH10:.$CK10]))" office:value-type="float" office:value="0.00211677930716818" calcext:value-type="float">
            <text:p>0.002116779307168</text:p>
          </table:table-cell>
          <table:table-cell table:formula="of:=([.BM10]/SUM([.$CH10:.$CK10]))" office:value-type="float" office:value="0.00332636748269285" calcext:value-type="float">
            <text:p>0.003326367482693</text:p>
          </table:table-cell>
          <table:table-cell table:formula="of:=([.BN10]/SUM([.$CH10:.$CK10]))" office:value-type="float" office:value="0.00241917635104934" calcext:value-type="float">
            <text:p>0.002419176351049</text:p>
          </table:table-cell>
          <table:table-cell table:formula="of:=([.BO10]/SUM([.$CH10:.$CK10]))" office:value-type="float" office:value="0.000302397043881168" calcext:value-type="float">
            <text:p>0.000302397043881</text:p>
          </table:table-cell>
          <table:table-cell table:formula="of:=([.BP10]/SUM([.$CH10:.$CK10]))" office:value-type="float" office:value="0.268226177922596" calcext:value-type="float">
            <text:p>0.268226177922596</text:p>
          </table:table-cell>
          <table:table-cell table:formula="of:=([.BQ10]/SUM([.$CH10:.$CK10]))" office:value-type="float" office:value="0.0488875220941222" calcext:value-type="float">
            <text:p>0.048887522094122</text:p>
          </table:table-cell>
          <table:table-cell table:formula="of:=([.BR10]/SUM([.$CH10:.$CK10]))" office:value-type="float" office:value="0.431117385559918" calcext:value-type="float">
            <text:p>0.431117385559918</text:p>
          </table:table-cell>
          <table:table-cell table:formula="of:=([.BS10]/SUM([.$CH10:.$CK10]))" office:value-type="float" office:value="0.84157097312129" calcext:value-type="float">
            <text:p>0.84157097312129</text:p>
          </table:table-cell>
          <table:table-cell table:formula="of:=([.BT10]/SUM([.$CH10:.$CK10]))" office:value-type="float" office:value="0.83370864998038" calcext:value-type="float">
            <text:p>0.83370864998038</text:p>
          </table:table-cell>
          <table:table-cell table:formula="of:=([.BU10]/SUM([.$CH10:.$CK10]))" office:value-type="float" office:value="0.133760292410103" calcext:value-type="float">
            <text:p>0.1337602924101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10</text:p>
          </table:table-cell>
          <table:table-cell table:formula="of:=([.B11]/SUM([.$CH11:.$CK11]))" office:value-type="float" office:value="0.321962711184153" calcext:value-type="float">
            <text:p>0.321962711184153</text:p>
          </table:table-cell>
          <table:table-cell table:formula="of:=([.C11]/SUM([.$CH11:.$CK11]))" office:value-type="float" office:value="0.47117519482694" calcext:value-type="float">
            <text:p>0.47117519482694</text:p>
          </table:table-cell>
          <table:table-cell table:formula="of:=([.D11]/SUM([.$CH11:.$CK11]))" office:value-type="float" office:value="0.638566382462826" calcext:value-type="float">
            <text:p>0.638566382462826</text:p>
          </table:table-cell>
          <table:table-cell table:formula="of:=([.E11]/SUM([.$CH11:.$CK11]))" office:value-type="float" office:value="1.26504865533486" calcext:value-type="float">
            <text:p>1.26504865533486</text:p>
          </table:table-cell>
          <table:table-cell table:formula="of:=([.F11]/SUM([.$CH11:.$CK11]))" office:value-type="float" office:value="0.0240631399677451" calcext:value-type="float">
            <text:p>0.024063139967745</text:p>
          </table:table-cell>
          <table:table-cell table:formula="of:=([.G11]/SUM([.$CH11:.$CK11]))" office:value-type="float" office:value="0.0612611816646088" calcext:value-type="float">
            <text:p>0.061261181664609</text:p>
          </table:table-cell>
          <table:table-cell table:formula="of:=([.H11]/SUM([.$CH11:.$CK11]))" office:value-type="float" office:value="0.105709689115946" calcext:value-type="float">
            <text:p>0.105709689115946</text:p>
          </table:table-cell>
          <table:table-cell table:formula="of:=([.I11]/SUM([.$CH11:.$CK11]))" office:value-type="float" office:value="0.0884766980473424" calcext:value-type="float">
            <text:p>0.088476698047342</text:p>
          </table:table-cell>
          <table:table-cell table:formula="of:=([.J11]/SUM([.$CH11:.$CK11]))" office:value-type="float" office:value="0.255342489614064" calcext:value-type="float">
            <text:p>0.255342489614064</text:p>
          </table:table-cell>
          <table:table-cell table:formula="of:=([.K11]/SUM([.$CH11:.$CK11]))" office:value-type="float" office:value="0.00977236688646418" calcext:value-type="float">
            <text:p>0.009772366886464</text:p>
          </table:table-cell>
          <table:table-cell table:formula="of:=([.L11]/SUM([.$CH11:.$CK11]))" office:value-type="float" office:value="0.000840633710663585" calcext:value-type="float">
            <text:p>0.000840633710664</text:p>
          </table:table-cell>
          <table:table-cell table:formula="of:=([.M11]/SUM([.$CH11:.$CK11]))" office:value-type="float" office:value="0.00126095056599538" calcext:value-type="float">
            <text:p>0.001260950565995</text:p>
          </table:table-cell>
          <table:table-cell table:formula="of:=([.N11]/SUM([.$CH11:.$CK11]))" office:value-type="float" office:value="0.000630475282997689" calcext:value-type="float">
            <text:p>0.000630475282998</text:p>
          </table:table-cell>
          <table:table-cell table:formula="of:=([.O11]/SUM([.$CH11:.$CK11]))" office:value-type="float" office:value="0.00189142584899307" calcext:value-type="float">
            <text:p>0.001891425848993</text:p>
          </table:table-cell>
          <table:table-cell table:formula="of:=([.P11]/SUM([.$CH11:.$CK11]))" office:value-type="float" office:value="0" calcext:value-type="float">
            <text:p>0</text:p>
          </table:table-cell>
          <table:table-cell table:formula="of:=([.Q11]/SUM([.$CH11:.$CK11]))" office:value-type="float" office:value="0.0104028421694619" calcext:value-type="float">
            <text:p>0.010402842169462</text:p>
          </table:table-cell>
          <table:table-cell table:formula="of:=([.R11]/SUM([.$CH11:.$CK11]))" office:value-type="float" office:value="0.0238529815400792" calcext:value-type="float">
            <text:p>0.023852981540079</text:p>
          </table:table-cell>
          <table:table-cell table:formula="of:=([.S11]/SUM([.$CH11:.$CK11]))" office:value-type="float" office:value="0.036567566413866" calcext:value-type="float">
            <text:p>0.036567566413866</text:p>
          </table:table-cell>
          <table:table-cell table:formula="of:=([.T11]/SUM([.$CH11:.$CK11]))" office:value-type="float" office:value="0.110438253738429" calcext:value-type="float">
            <text:p>0.110438253738429</text:p>
          </table:table-cell>
          <table:table-cell table:formula="of:=([.U11]/SUM([.$CH11:.$CK11]))" office:value-type="float" office:value="0.012189188804622" calcext:value-type="float">
            <text:p>0.012189188804622</text:p>
          </table:table-cell>
          <table:table-cell table:formula="of:=([.V11]/SUM([.$CH11:.$CK11]))" office:value-type="float" office:value="0.57205124010657" calcext:value-type="float">
            <text:p>0.57205124010657</text:p>
          </table:table-cell>
          <table:table-cell table:formula="of:=([.W11]/SUM([.$CH11:.$CK11]))" office:value-type="float" office:value="0.0651491125764279" calcext:value-type="float">
            <text:p>0.065149112576428</text:p>
          </table:table-cell>
          <table:table-cell table:formula="of:=([.X11]/SUM([.$CH11:.$CK11]))" office:value-type="float" office:value="0.00315237641498844" calcext:value-type="float">
            <text:p>0.003152376414988</text:p>
          </table:table-cell>
          <table:table-cell table:formula="of:=([.Y11]/SUM([.$CH11:.$CK11]))" office:value-type="float" office:value="0.000315237641498844" calcext:value-type="float">
            <text:p>0.000315237641499</text:p>
          </table:table-cell>
          <table:table-cell table:formula="of:=([.Z11]/SUM([.$CH11:.$CK11]))" office:value-type="float" office:value="0.000315237641498844" calcext:value-type="float">
            <text:p>0.000315237641499</text:p>
          </table:table-cell>
          <table:table-cell table:formula="of:=([.AA11]/SUM([.$CH11:.$CK11]))" office:value-type="float" office:value="0.114010947008749" calcext:value-type="float">
            <text:p>0.114010947008749</text:p>
          </table:table-cell>
          <table:table-cell table:formula="of:=([.AB11]/SUM([.$CH11:.$CK11]))" office:value-type="float" office:value="0.0536954782686365" calcext:value-type="float">
            <text:p>0.053695478268637</text:p>
          </table:table-cell>
          <table:table-cell table:formula="of:=([.AC11]/SUM([.$CH11:.$CK11]))" office:value-type="float" office:value="0.014185693867448" calcext:value-type="float">
            <text:p>0.014185693867448</text:p>
          </table:table-cell>
          <table:table-cell table:formula="of:=([.AD11]/SUM([.$CH11:.$CK11]))" office:value-type="float" office:value="0.000630475282997689" calcext:value-type="float">
            <text:p>0.000630475282998</text:p>
          </table:table-cell>
          <table:table-cell table:formula="of:=([.AE11]/SUM([.$CH11:.$CK11]))" office:value-type="float" office:value="0.000315237641498844" calcext:value-type="float">
            <text:p>0.000315237641499</text:p>
          </table:table-cell>
          <table:table-cell table:formula="of:=([.AF11]/SUM([.$CH11:.$CK11]))" office:value-type="float" office:value="0" calcext:value-type="float">
            <text:p>0</text:p>
          </table:table-cell>
          <table:table-cell table:formula="of:=([.AG11]/SUM([.$CH11:.$CK11]))" office:value-type="float" office:value="0.00157618820749422" calcext:value-type="float">
            <text:p>0.001576188207494</text:p>
          </table:table-cell>
          <table:table-cell table:formula="of:=([.AH11]/SUM([.$CH11:.$CK11]))" office:value-type="float" office:value="0" calcext:value-type="float">
            <text:p>0</text:p>
          </table:table-cell>
          <table:table-cell table:formula="of:=([.AI11]/SUM([.$CH11:.$CK11]))" office:value-type="float" office:value="0" calcext:value-type="float">
            <text:p>0</text:p>
          </table:table-cell>
          <table:table-cell table:formula="of:=([.AJ11]/SUM([.$CH11:.$CK11]))" office:value-type="float" office:value="0" calcext:value-type="float">
            <text:p>0</text:p>
          </table:table-cell>
          <table:table-cell table:formula="of:=([.AK11]/SUM([.$CH11:.$CK11]))" office:value-type="float" office:value="0.0241682191815781" calcext:value-type="float">
            <text:p>0.024168219181578</text:p>
          </table:table-cell>
          <table:table-cell table:formula="of:=([.AL11]/SUM([.$CH11:.$CK11]))" office:value-type="float" office:value="0.0525396069164741" calcext:value-type="float">
            <text:p>0.052539606916474</text:p>
          </table:table-cell>
          <table:table-cell table:formula="of:=([.AM11]/SUM([.$CH11:.$CK11]))" office:value-type="float" office:value="0.0107180798109607" calcext:value-type="float">
            <text:p>0.010718079810961</text:p>
          </table:table-cell>
          <table:table-cell table:formula="of:=([.AN11]/SUM([.$CH11:.$CK11]))" office:value-type="float" office:value="0.000630475282997689" calcext:value-type="float">
            <text:p>0.000630475282998</text:p>
          </table:table-cell>
          <table:table-cell table:formula="of:=([.AO11]/SUM([.$CH11:.$CK11]))" office:value-type="float" office:value="0" calcext:value-type="float">
            <text:p>0</text:p>
          </table:table-cell>
          <table:table-cell table:formula="of:=([.AP11]/SUM([.$CH11:.$CK11]))" office:value-type="float" office:value="0.561438239509442" calcext:value-type="float">
            <text:p>0.561438239509442</text:p>
          </table:table-cell>
          <table:table-cell table:formula="of:=([.AQ11]/SUM([.$CH11:.$CK11]))" office:value-type="float" office:value="0.842735294940244" calcext:value-type="float">
            <text:p>0.842735294940244</text:p>
          </table:table-cell>
          <table:table-cell table:formula="of:=([.AR11]/SUM([.$CH11:.$CK11]))" office:value-type="float" office:value="0.16108643480591" calcext:value-type="float">
            <text:p>0.16108643480591</text:p>
          </table:table-cell>
          <table:table-cell table:formula="of:=([.AS11]/SUM([.$CH11:.$CK11]))" office:value-type="float" office:value="0.0899478070410036" calcext:value-type="float">
            <text:p>0.089947807041004</text:p>
          </table:table-cell>
          <table:table-cell table:formula="of:=([.AT11]/SUM([.$CH11:.$CK11]))" office:value-type="float" office:value="0.00126095056599538" calcext:value-type="float">
            <text:p>0.001260950565995</text:p>
          </table:table-cell>
          <table:table-cell table:formula="of:=([.AU11]/SUM([.$CH11:.$CK11]))" office:value-type="float" office:value="0" calcext:value-type="float">
            <text:p>0</text:p>
          </table:table-cell>
          <table:table-cell table:formula="of:=([.AV11]/SUM([.$CH11:.$CK11]))" office:value-type="float" office:value="0.074921479462892" calcext:value-type="float">
            <text:p>0.074921479462892</text:p>
          </table:table-cell>
          <table:table-cell table:formula="of:=([.AW11]/SUM([.$CH11:.$CK11]))" office:value-type="float" office:value="0.0127145848737867" calcext:value-type="float">
            <text:p>0.012714584873787</text:p>
          </table:table-cell>
          <table:table-cell table:formula="of:=([.AX11]/SUM([.$CH11:.$CK11]))" office:value-type="float" office:value="0.811526768431859" calcext:value-type="float">
            <text:p>0.811526768431859</text:p>
          </table:table-cell>
          <table:table-cell table:formula="of:=([.AY11]/SUM([.$CH11:.$CK11]))" office:value-type="float" office:value="0.231384428860152" calcext:value-type="float">
            <text:p>0.231384428860152</text:p>
          </table:table-cell>
          <table:table-cell table:formula="of:=([.AZ11]/SUM([.$CH11:.$CK11]))" office:value-type="float" office:value="0.780948717206471" calcext:value-type="float">
            <text:p>0.780948717206471</text:p>
          </table:table-cell>
          <table:table-cell table:formula="of:=([.BA11]/SUM([.$CH11:.$CK11]))" office:value-type="float" office:value="0.209527952382899" calcext:value-type="float">
            <text:p>0.209527952382899</text:p>
          </table:table-cell>
          <table:table-cell table:formula="of:=([.BB11]/SUM([.$CH11:.$CK11]))" office:value-type="float" office:value="0.032364397860548" calcext:value-type="float">
            <text:p>0.032364397860548</text:p>
          </table:table-cell>
          <table:table-cell table:formula="of:=([.BC11]/SUM([.$CH11:.$CK11]))" office:value-type="float" office:value="0.321962711184153" calcext:value-type="float">
            <text:p>0.321962711184153</text:p>
          </table:table-cell>
          <table:table-cell table:formula="of:=([.BD11]/SUM([.$CH11:.$CK11]))" office:value-type="float" office:value="0.155727394900429" calcext:value-type="float">
            <text:p>0.155727394900429</text:p>
          </table:table-cell>
          <table:table-cell table:formula="of:=([.BE11]/SUM([.$CH11:.$CK11]))" office:value-type="float" office:value="0.0406656557533509" calcext:value-type="float">
            <text:p>0.040665655753351</text:p>
          </table:table-cell>
          <table:table-cell table:formula="of:=([.BF11]/SUM([.$CH11:.$CK11]))" office:value-type="float" office:value="0.134186156064675" calcext:value-type="float">
            <text:p>0.134186156064675</text:p>
          </table:table-cell>
          <table:table-cell table:formula="of:=([.BG11]/SUM([.$CH11:.$CK11]))" office:value-type="float" office:value="0.0562173794006273" calcext:value-type="float">
            <text:p>0.056217379400627</text:p>
          </table:table-cell>
          <table:table-cell table:formula="of:=([.BH11]/SUM([.$CH11:.$CK11]))" office:value-type="float" office:value="0.00987744610029713" calcext:value-type="float">
            <text:p>0.009877446100297</text:p>
          </table:table-cell>
          <table:table-cell table:formula="of:=([.BI11]/SUM([.$CH11:.$CK11]))" office:value-type="float" office:value="0.0612611816646088" calcext:value-type="float">
            <text:p>0.061261181664609</text:p>
          </table:table-cell>
          <table:table-cell table:formula="of:=([.BJ11]/SUM([.$CH11:.$CK11]))" office:value-type="float" office:value="0.000630475282997689" calcext:value-type="float">
            <text:p>0.000630475282998</text:p>
          </table:table-cell>
          <table:table-cell table:formula="of:=([.BK11]/SUM([.$CH11:.$CK11]))" office:value-type="float" office:value="0.000315237641498844" calcext:value-type="float">
            <text:p>0.000315237641499</text:p>
          </table:table-cell>
          <table:table-cell table:formula="of:=([.BL11]/SUM([.$CH11:.$CK11]))" office:value-type="float" office:value="0.00220666349049191" calcext:value-type="float">
            <text:p>0.002206663490492</text:p>
          </table:table-cell>
          <table:table-cell table:formula="of:=([.BM11]/SUM([.$CH11:.$CK11]))" office:value-type="float" office:value="0.000315237641498844" calcext:value-type="float">
            <text:p>0.000315237641499</text:p>
          </table:table-cell>
          <table:table-cell table:formula="of:=([.BN11]/SUM([.$CH11:.$CK11]))" office:value-type="float" office:value="0.000315237641498844" calcext:value-type="float">
            <text:p>0.000315237641499</text:p>
          </table:table-cell>
          <table:table-cell table:formula="of:=([.BO11]/SUM([.$CH11:.$CK11]))" office:value-type="float" office:value="0.000840633710663585" calcext:value-type="float">
            <text:p>0.000840633710664</text:p>
          </table:table-cell>
          <table:table-cell table:formula="of:=([.BP11]/SUM([.$CH11:.$CK11]))" office:value-type="float" office:value="0.020175209055926" calcext:value-type="float">
            <text:p>0.020175209055926</text:p>
          </table:table-cell>
          <table:table-cell table:formula="of:=([.BQ11]/SUM([.$CH11:.$CK11]))" office:value-type="float" office:value="0.00409808933948498" calcext:value-type="float">
            <text:p>0.004098089339485</text:p>
          </table:table-cell>
          <table:table-cell table:formula="of:=([.BR11]/SUM([.$CH11:.$CK11]))" office:value-type="float" office:value="0.0834328957833608" calcext:value-type="float">
            <text:p>0.083432895783361</text:p>
          </table:table-cell>
          <table:table-cell table:formula="of:=([.BS11]/SUM([.$CH11:.$CK11]))" office:value-type="float" office:value="0.0605256271677781" calcext:value-type="float">
            <text:p>0.060525627167778</text:p>
          </table:table-cell>
          <table:table-cell table:formula="of:=([.BT11]/SUM([.$CH11:.$CK11]))" office:value-type="float" office:value="0.00924697081729944" calcext:value-type="float">
            <text:p>0.009246970817299</text:p>
          </table:table-cell>
          <table:table-cell table:formula="of:=([.BU11]/SUM([.$CH11:.$CK11]))" office:value-type="float" office:value="0.0104028421694619" calcext:value-type="float">
            <text:p>0.0104028421694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11</text:p>
          </table:table-cell>
          <table:table-cell table:formula="of:=([.B12]/SUM([.$CH12:.$CK12]))" office:value-type="float" office:value="0.00528799981387651" calcext:value-type="float">
            <text:p>0.005287999813877</text:p>
          </table:table-cell>
          <table:table-cell table:formula="of:=([.C12]/SUM([.$CH12:.$CK12]))" office:value-type="float" office:value="0.0142482217207228" calcext:value-type="float">
            <text:p>0.014248221720723</text:p>
          </table:table-cell>
          <table:table-cell table:formula="of:=([.D12]/SUM([.$CH12:.$CK12]))" office:value-type="float" office:value="0.0177735549299738" calcext:value-type="float">
            <text:p>0.017773554929974</text:p>
          </table:table-cell>
          <table:table-cell table:formula="of:=([.E12]/SUM([.$CH12:.$CK12]))" office:value-type="float" office:value="0.0370159986971356" calcext:value-type="float">
            <text:p>0.037015998697136</text:p>
          </table:table-cell>
          <table:table-cell table:formula="of:=([.F12]/SUM([.$CH12:.$CK12]))" office:value-type="float" office:value="0.00528799981387651" calcext:value-type="float">
            <text:p>0.005287999813877</text:p>
          </table:table-cell>
          <table:table-cell table:formula="of:=([.G12]/SUM([.$CH12:.$CK12]))" office:value-type="float" office:value="0.222830436601407" calcext:value-type="float">
            <text:p>0.222830436601407</text:p>
          </table:table-cell>
          <table:table-cell table:formula="of:=([.H12]/SUM([.$CH12:.$CK12]))" office:value-type="float" office:value="0.482236205248794" calcext:value-type="float">
            <text:p>0.482236205248794</text:p>
          </table:table-cell>
          <table:table-cell table:formula="of:=([.I12]/SUM([.$CH12:.$CK12]))" office:value-type="float" office:value="0.539229092131685" calcext:value-type="float">
            <text:p>0.539229092131685</text:p>
          </table:table-cell>
          <table:table-cell table:formula="of:=([.J12]/SUM([.$CH12:.$CK12]))" office:value-type="float" office:value="1.2858652880743" calcext:value-type="float">
            <text:p>1.2858652880743</text:p>
          </table:table-cell>
          <table:table-cell table:formula="of:=([.K12]/SUM([.$CH12:.$CK12]))" office:value-type="float" office:value="0.116923551440158" calcext:value-type="float">
            <text:p>0.116923551440158</text:p>
          </table:table-cell>
          <table:table-cell table:formula="of:=([.L12]/SUM([.$CH12:.$CK12]))" office:value-type="float" office:value="0.0017626666046255" calcext:value-type="float">
            <text:p>0.001762666604626</text:p>
          </table:table-cell>
          <table:table-cell table:formula="of:=([.M12]/SUM([.$CH12:.$CK12]))" office:value-type="float" office:value="0.00484733316272013" calcext:value-type="float">
            <text:p>0.00484733316272</text:p>
          </table:table-cell>
          <table:table-cell table:formula="of:=([.N12]/SUM([.$CH12:.$CK12]))" office:value-type="float" office:value="0.00323155544181342" calcext:value-type="float">
            <text:p>0.003231555441813</text:p>
          </table:table-cell>
          <table:table-cell table:formula="of:=([.O12]/SUM([.$CH12:.$CK12]))" office:value-type="float" office:value="0.00969466632544027" calcext:value-type="float">
            <text:p>0.00969466632544</text:p>
          </table:table-cell>
          <table:table-cell table:formula="of:=([.P12]/SUM([.$CH12:.$CK12]))" office:value-type="float" office:value="0.000881333302312751" calcext:value-type="float">
            <text:p>0.000881333302313</text:p>
          </table:table-cell>
          <table:table-cell table:formula="of:=([.Q12]/SUM([.$CH12:.$CK12]))" office:value-type="float" office:value="0.0875457746964" calcext:value-type="float">
            <text:p>0.0875457746964</text:p>
          </table:table-cell>
          <table:table-cell table:formula="of:=([.R12]/SUM([.$CH12:.$CK12]))" office:value-type="float" office:value="0.221067769996782" calcext:value-type="float">
            <text:p>0.221067769996782</text:p>
          </table:table-cell>
          <table:table-cell table:formula="of:=([.S12]/SUM([.$CH12:.$CK12]))" office:value-type="float" office:value="0.22855910306644" calcext:value-type="float">
            <text:p>0.22855910306644</text:p>
          </table:table-cell>
          <table:table-cell table:formula="of:=([.T12]/SUM([.$CH12:.$CK12]))" office:value-type="float" office:value="0.770579083988782" calcext:value-type="float">
            <text:p>0.770579083988782</text:p>
          </table:table-cell>
          <table:table-cell table:formula="of:=([.U12]/SUM([.$CH12:.$CK12]))" office:value-type="float" office:value="0.0985624409753094" calcext:value-type="float">
            <text:p>0.098562440975309</text:p>
          </table:table-cell>
          <table:table-cell table:formula="of:=([.V12]/SUM([.$CH12:.$CK12]))" office:value-type="float" office:value="0.0114573329300658" calcext:value-type="float">
            <text:p>0.011457332930066</text:p>
          </table:table-cell>
          <table:table-cell table:formula="of:=([.W12]/SUM([.$CH12:.$CK12]))" office:value-type="float" office:value="0.0167453327439423" calcext:value-type="float">
            <text:p>0.016745332743942</text:p>
          </table:table-cell>
          <table:table-cell table:formula="of:=([.X12]/SUM([.$CH12:.$CK12]))" office:value-type="float" office:value="0.00440666651156376" calcext:value-type="float">
            <text:p>0.004406666511564</text:p>
          </table:table-cell>
          <table:table-cell table:formula="of:=([.Y12]/SUM([.$CH12:.$CK12]))" office:value-type="float" office:value="0" calcext:value-type="float">
            <text:p>0</text:p>
          </table:table-cell>
          <table:table-cell table:formula="of:=([.Z12]/SUM([.$CH12:.$CK12]))" office:value-type="float" office:value="0" calcext:value-type="float">
            <text:p>0</text:p>
          </table:table-cell>
          <table:table-cell table:formula="of:=([.AA12]/SUM([.$CH12:.$CK12]))" office:value-type="float" office:value="0.445220206551658" calcext:value-type="float">
            <text:p>0.445220206551658</text:p>
          </table:table-cell>
          <table:table-cell table:formula="of:=([.AB12]/SUM([.$CH12:.$CK12]))" office:value-type="float" office:value="0.532325314596902" calcext:value-type="float">
            <text:p>0.532325314596902</text:p>
          </table:table-cell>
          <table:table-cell table:formula="of:=([.AC12]/SUM([.$CH12:.$CK12]))" office:value-type="float" office:value="0.0866644413940872" calcext:value-type="float">
            <text:p>0.086664441394087</text:p>
          </table:table-cell>
          <table:table-cell table:formula="of:=([.AD12]/SUM([.$CH12:.$CK12]))" office:value-type="float" office:value="0.00396599986040738" calcext:value-type="float">
            <text:p>0.003965999860407</text:p>
          </table:table-cell>
          <table:table-cell table:formula="of:=([.AE12]/SUM([.$CH12:.$CK12]))" office:value-type="float" office:value="0.00132199995346913" calcext:value-type="float">
            <text:p>0.001321999953469</text:p>
          </table:table-cell>
          <table:table-cell table:formula="of:=([.AF12]/SUM([.$CH12:.$CK12]))" office:value-type="float" office:value="0.000881333302312751" calcext:value-type="float">
            <text:p>0.000881333302313</text:p>
          </table:table-cell>
          <table:table-cell table:formula="of:=([.AG12]/SUM([.$CH12:.$CK12]))" office:value-type="float" office:value="0.00440666651156376" calcext:value-type="float">
            <text:p>0.004406666511564</text:p>
          </table:table-cell>
          <table:table-cell table:formula="of:=([.AH12]/SUM([.$CH12:.$CK12]))" office:value-type="float" office:value="0.000881333302312751" calcext:value-type="float">
            <text:p>0.000881333302313</text:p>
          </table:table-cell>
          <table:table-cell table:formula="of:=([.AI12]/SUM([.$CH12:.$CK12]))" office:value-type="float" office:value="0.000440666651156376" calcext:value-type="float">
            <text:p>0.000440666651156</text:p>
          </table:table-cell>
          <table:table-cell table:formula="of:=([.AJ12]/SUM([.$CH12:.$CK12]))" office:value-type="float" office:value="0" calcext:value-type="float">
            <text:p>0</text:p>
          </table:table-cell>
          <table:table-cell table:formula="of:=([.AK12]/SUM([.$CH12:.$CK12]))" office:value-type="float" office:value="0.119714440230815" calcext:value-type="float">
            <text:p>0.119714440230815</text:p>
          </table:table-cell>
          <table:table-cell table:formula="of:=([.AL12]/SUM([.$CH12:.$CK12]))" office:value-type="float" office:value="0.415695540924181" calcext:value-type="float">
            <text:p>0.415695540924181</text:p>
          </table:table-cell>
          <table:table-cell table:formula="of:=([.AM12]/SUM([.$CH12:.$CK12]))" office:value-type="float" office:value="0.154086439021013" calcext:value-type="float">
            <text:p>0.154086439021013</text:p>
          </table:table-cell>
          <table:table-cell table:formula="of:=([.AN12]/SUM([.$CH12:.$CK12]))" office:value-type="float" office:value="0.00705066641850201" calcext:value-type="float">
            <text:p>0.007050666418502</text:p>
          </table:table-cell>
          <table:table-cell table:formula="of:=([.AO12]/SUM([.$CH12:.$CK12]))" office:value-type="float" office:value="0.0017626666046255" calcext:value-type="float">
            <text:p>0.001762666604626</text:p>
          </table:table-cell>
          <table:table-cell table:formula="of:=([.AP12]/SUM([.$CH12:.$CK12]))" office:value-type="float" office:value="0.0326093321855718" calcext:value-type="float">
            <text:p>0.032609332185572</text:p>
          </table:table-cell>
          <table:table-cell table:formula="of:=([.AQ12]/SUM([.$CH12:.$CK12]))" office:value-type="float" office:value="0.00499422204643892" calcext:value-type="float">
            <text:p>0.004994222046439</text:p>
          </table:table-cell>
          <table:table-cell table:formula="of:=([.AR12]/SUM([.$CH12:.$CK12]))" office:value-type="float" office:value="0.962709743892962" calcext:value-type="float">
            <text:p>0.962709743892962</text:p>
          </table:table-cell>
          <table:table-cell table:formula="of:=([.AS12]/SUM([.$CH12:.$CK12]))" office:value-type="float" office:value="0.231349991857097" calcext:value-type="float">
            <text:p>0.231349991857097</text:p>
          </table:table-cell>
          <table:table-cell table:formula="of:=([.AT12]/SUM([.$CH12:.$CK12]))" office:value-type="float" office:value="0.00705066641850201" calcext:value-type="float">
            <text:p>0.007050666418502</text:p>
          </table:table-cell>
          <table:table-cell table:formula="of:=([.AU12]/SUM([.$CH12:.$CK12]))" office:value-type="float" office:value="0.00190955548834429" calcext:value-type="float">
            <text:p>0.001909555488344</text:p>
          </table:table-cell>
          <table:table-cell table:formula="of:=([.AV12]/SUM([.$CH12:.$CK12]))" office:value-type="float" office:value="0.604007089851672" calcext:value-type="float">
            <text:p>0.604007089851672</text:p>
          </table:table-cell>
          <table:table-cell table:formula="of:=([.AW12]/SUM([.$CH12:.$CK12]))" office:value-type="float" office:value="0.0421571096272933" calcext:value-type="float">
            <text:p>0.042157109627293</text:p>
          </table:table-cell>
          <table:table-cell table:formula="of:=([.AX12]/SUM([.$CH12:.$CK12]))" office:value-type="float" office:value="0.0133668884184101" calcext:value-type="float">
            <text:p>0.01336688841841</text:p>
          </table:table-cell>
          <table:table-cell table:formula="of:=([.AY12]/SUM([.$CH12:.$CK12]))" office:value-type="float" office:value="0.00293777767437584" calcext:value-type="float">
            <text:p>0.002937777674376</text:p>
          </table:table-cell>
          <table:table-cell table:formula="of:=([.AZ12]/SUM([.$CH12:.$CK12]))" office:value-type="float" office:value="0.0242366658136007" calcext:value-type="float">
            <text:p>0.024236665813601</text:p>
          </table:table-cell>
          <table:table-cell table:formula="of:=([.BA12]/SUM([.$CH12:.$CK12]))" office:value-type="float" office:value="0.018361110464849" calcext:value-type="float">
            <text:p>0.018361110464849</text:p>
          </table:table-cell>
          <table:table-cell table:formula="of:=([.BB12]/SUM([.$CH12:.$CK12]))" office:value-type="float" office:value="0.00925399967428389" calcext:value-type="float">
            <text:p>0.009253999674284</text:p>
          </table:table-cell>
          <table:table-cell table:formula="of:=([.BC12]/SUM([.$CH12:.$CK12]))" office:value-type="float" office:value="0.00528799981387651" calcext:value-type="float">
            <text:p>0.005287999813877</text:p>
          </table:table-cell>
          <table:table-cell table:formula="of:=([.BD12]/SUM([.$CH12:.$CK12]))" office:value-type="float" office:value="0.505885315527519" calcext:value-type="float">
            <text:p>0.505885315527519</text:p>
          </table:table-cell>
          <table:table-cell table:formula="of:=([.BE12]/SUM([.$CH12:.$CK12]))" office:value-type="float" office:value="0.168334660741736" calcext:value-type="float">
            <text:p>0.168334660741736</text:p>
          </table:table-cell>
          <table:table-cell table:formula="of:=([.BF12]/SUM([.$CH12:.$CK12]))" office:value-type="float" office:value="0.946992633335051" calcext:value-type="float">
            <text:p>0.946992633335051</text:p>
          </table:table-cell>
          <table:table-cell table:formula="of:=([.BG12]/SUM([.$CH12:.$CK12]))" office:value-type="float" office:value="0.550686425061751" calcext:value-type="float">
            <text:p>0.550686425061751</text:p>
          </table:table-cell>
          <table:table-cell table:formula="of:=([.BH12]/SUM([.$CH12:.$CK12]))" office:value-type="float" office:value="0.124267995626098" calcext:value-type="float">
            <text:p>0.124267995626098</text:p>
          </table:table-cell>
          <table:table-cell table:formula="of:=([.BI12]/SUM([.$CH12:.$CK12]))" office:value-type="float" office:value="0.222830436601407" calcext:value-type="float">
            <text:p>0.222830436601407</text:p>
          </table:table-cell>
          <table:table-cell table:formula="of:=([.BJ12]/SUM([.$CH12:.$CK12]))" office:value-type="float" office:value="0.00484733316272013" calcext:value-type="float">
            <text:p>0.00484733316272</text:p>
          </table:table-cell>
          <table:table-cell table:formula="of:=([.BK12]/SUM([.$CH12:.$CK12]))" office:value-type="float" office:value="0.00132199995346913" calcext:value-type="float">
            <text:p>0.001321999953469</text:p>
          </table:table-cell>
          <table:table-cell table:formula="of:=([.BL12]/SUM([.$CH12:.$CK12]))" office:value-type="float" office:value="0.00660999976734564" calcext:value-type="float">
            <text:p>0.006609999767346</text:p>
          </table:table-cell>
          <table:table-cell table:formula="of:=([.BM12]/SUM([.$CH12:.$CK12]))" office:value-type="float" office:value="0.00455355539528255" calcext:value-type="float">
            <text:p>0.004553555395283</text:p>
          </table:table-cell>
          <table:table-cell table:formula="of:=([.BN12]/SUM([.$CH12:.$CK12]))" office:value-type="float" office:value="0.000440666651156376" calcext:value-type="float">
            <text:p>0.000440666651156</text:p>
          </table:table-cell>
          <table:table-cell table:formula="of:=([.BO12]/SUM([.$CH12:.$CK12]))" office:value-type="float" office:value="0.0017626666046255" calcext:value-type="float">
            <text:p>0.001762666604626</text:p>
          </table:table-cell>
          <table:table-cell table:formula="of:=([.BP12]/SUM([.$CH12:.$CK12]))" office:value-type="float" office:value="0.165837549718516" calcext:value-type="float">
            <text:p>0.165837549718516</text:p>
          </table:table-cell>
          <table:table-cell table:formula="of:=([.BQ12]/SUM([.$CH12:.$CK12]))" office:value-type="float" office:value="0.0318748877669778" calcext:value-type="float">
            <text:p>0.031874887766978</text:p>
          </table:table-cell>
          <table:table-cell table:formula="of:=([.BR12]/SUM([.$CH12:.$CK12]))" office:value-type="float" office:value="0.496484426969517" calcext:value-type="float">
            <text:p>0.496484426969517</text:p>
          </table:table-cell>
          <table:table-cell table:formula="of:=([.BS12]/SUM([.$CH12:.$CK12]))" office:value-type="float" office:value="0.465784650272289" calcext:value-type="float">
            <text:p>0.465784650272289</text:p>
          </table:table-cell>
          <table:table-cell table:formula="of:=([.BT12]/SUM([.$CH12:.$CK12]))" office:value-type="float" office:value="0.111341773858844" calcext:value-type="float">
            <text:p>0.111341773858844</text:p>
          </table:table-cell>
          <table:table-cell table:formula="of:=([.BU12]/SUM([.$CH12:.$CK12]))" office:value-type="float" office:value="0.0875457746964" calcext:value-type="float">
            <text:p>0.08754577469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12</text:p>
          </table:table-cell>
          <table:table-cell table:formula="of:=([.B13]/SUM([.$CH13:.$CK13]))" office:value-type="float" office:value="0.175152613497609" calcext:value-type="float">
            <text:p>0.175152613497609</text:p>
          </table:table-cell>
          <table:table-cell table:formula="of:=([.C13]/SUM([.$CH13:.$CK13]))" office:value-type="float" office:value="0.228011377068033" calcext:value-type="float">
            <text:p>0.228011377068033</text:p>
          </table:table-cell>
          <table:table-cell table:formula="of:=([.D13]/SUM([.$CH13:.$CK13]))" office:value-type="float" office:value="0.363288081205498" calcext:value-type="float">
            <text:p>0.363288081205498</text:p>
          </table:table-cell>
          <table:table-cell table:formula="of:=([.E13]/SUM([.$CH13:.$CK13]))" office:value-type="float" office:value="0.658648014489355" calcext:value-type="float">
            <text:p>0.658648014489355</text:p>
          </table:table-cell>
          <table:table-cell table:formula="of:=([.F13]/SUM([.$CH13:.$CK13]))" office:value-type="float" office:value="0.00869387558724069" calcext:value-type="float">
            <text:p>0.008693875587241</text:p>
          </table:table-cell>
          <table:table-cell table:formula="of:=([.G13]/SUM([.$CH13:.$CK13]))" office:value-type="float" office:value="0.211087299258204" calcext:value-type="float">
            <text:p>0.211087299258204</text:p>
          </table:table-cell>
          <table:table-cell table:formula="of:=([.H13]/SUM([.$CH13:.$CK13]))" office:value-type="float" office:value="0.481524789191971" calcext:value-type="float">
            <text:p>0.481524789191971</text:p>
          </table:table-cell>
          <table:table-cell table:formula="of:=([.I13]/SUM([.$CH13:.$CK13]))" office:value-type="float" office:value="0.45184969385419" calcext:value-type="float">
            <text:p>0.45184969385419</text:p>
          </table:table-cell>
          <table:table-cell table:formula="of:=([.J13]/SUM([.$CH13:.$CK13]))" office:value-type="float" office:value="1.00709854802596" calcext:value-type="float">
            <text:p>1.00709854802596</text:p>
          </table:table-cell>
          <table:table-cell table:formula="of:=([.K13]/SUM([.$CH13:.$CK13]))" office:value-type="float" office:value="0.0567999871699725" calcext:value-type="float">
            <text:p>0.056799987169973</text:p>
          </table:table-cell>
          <table:table-cell table:formula="of:=([.L13]/SUM([.$CH13:.$CK13]))" office:value-type="float" office:value="0.00104326507046888" calcext:value-type="float">
            <text:p>0.001043265070469</text:p>
          </table:table-cell>
          <table:table-cell table:formula="of:=([.M13]/SUM([.$CH13:.$CK13]))" office:value-type="float" office:value="0.00347755023489628" calcext:value-type="float">
            <text:p>0.003477550234896</text:p>
          </table:table-cell>
          <table:table-cell table:formula="of:=([.N13]/SUM([.$CH13:.$CK13]))" office:value-type="float" office:value="0.00312979521140665" calcext:value-type="float">
            <text:p>0.003129795211407</text:p>
          </table:table-cell>
          <table:table-cell table:formula="of:=([.O13]/SUM([.$CH13:.$CK13]))" office:value-type="float" office:value="0.00765061051677181" calcext:value-type="float">
            <text:p>0.007650610516772</text:p>
          </table:table-cell>
          <table:table-cell table:formula="of:=([.P13]/SUM([.$CH13:.$CK13]))" office:value-type="float" office:value="0.000695510046979255" calcext:value-type="float">
            <text:p>0.000695510046979</text:p>
          </table:table-cell>
          <table:table-cell table:formula="of:=([.Q13]/SUM([.$CH13:.$CK13]))" office:value-type="float" office:value="0.0239950966207843" calcext:value-type="float">
            <text:p>0.023995096620784</text:p>
          </table:table-cell>
          <table:table-cell table:formula="of:=([.R13]/SUM([.$CH13:.$CK13]))" office:value-type="float" office:value="0.0505403967471592" calcext:value-type="float">
            <text:p>0.050540396747159</text:p>
          </table:table-cell>
          <table:table-cell table:formula="of:=([.S13]/SUM([.$CH13:.$CK13]))" office:value-type="float" office:value="0.0405714194071232" calcext:value-type="float">
            <text:p>0.040571419407123</text:p>
          </table:table-cell>
          <table:table-cell table:formula="of:=([.T13]/SUM([.$CH13:.$CK13]))" office:value-type="float" office:value="0.173877511744814" calcext:value-type="float">
            <text:p>0.173877511744814</text:p>
          </table:table-cell>
          <table:table-cell table:formula="of:=([.U13]/SUM([.$CH13:.$CK13]))" office:value-type="float" office:value="0.0170399961509918" calcext:value-type="float">
            <text:p>0.017039996150992</text:p>
          </table:table-cell>
          <table:table-cell table:formula="of:=([.V13]/SUM([.$CH13:.$CK13]))" office:value-type="float" office:value="0.293505239825246" calcext:value-type="float">
            <text:p>0.293505239825246</text:p>
          </table:table-cell>
          <table:table-cell table:formula="of:=([.W13]/SUM([.$CH13:.$CK13]))" office:value-type="float" office:value="0.0511199884529753" calcext:value-type="float">
            <text:p>0.051119988452975</text:p>
          </table:table-cell>
          <table:table-cell table:formula="of:=([.X13]/SUM([.$CH13:.$CK13]))" office:value-type="float" office:value="0.00660734544630293" calcext:value-type="float">
            <text:p>0.006607345446303</text:p>
          </table:table-cell>
          <table:table-cell table:formula="of:=([.Y13]/SUM([.$CH13:.$CK13]))" office:value-type="float" office:value="0.000695510046979255" calcext:value-type="float">
            <text:p>0.000695510046979</text:p>
          </table:table-cell>
          <table:table-cell table:formula="of:=([.Z13]/SUM([.$CH13:.$CK13]))" office:value-type="float" office:value="0.000347755023489628" calcext:value-type="float">
            <text:p>0.00034775502349</text:p>
          </table:table-cell>
          <table:table-cell table:formula="of:=([.AA13]/SUM([.$CH13:.$CK13]))" office:value-type="float" office:value="0.458457039300493" calcext:value-type="float">
            <text:p>0.458457039300493</text:p>
          </table:table-cell>
          <table:table-cell table:formula="of:=([.AB13]/SUM([.$CH13:.$CK13]))" office:value-type="float" office:value="0.322948498480701" calcext:value-type="float">
            <text:p>0.322948498480701</text:p>
          </table:table-cell>
          <table:table-cell table:formula="of:=([.AC13]/SUM([.$CH13:.$CK13]))" office:value-type="float" office:value="0.0503085600648328" calcext:value-type="float">
            <text:p>0.050308560064833</text:p>
          </table:table-cell>
          <table:table-cell table:formula="of:=([.AD13]/SUM([.$CH13:.$CK13]))" office:value-type="float" office:value="0.00312979521140665" calcext:value-type="float">
            <text:p>0.003129795211407</text:p>
          </table:table-cell>
          <table:table-cell table:formula="of:=([.AE13]/SUM([.$CH13:.$CK13]))" office:value-type="float" office:value="0.00173877511744814" calcext:value-type="float">
            <text:p>0.001738775117448</text:p>
          </table:table-cell>
          <table:table-cell table:formula="of:=([.AF13]/SUM([.$CH13:.$CK13]))" office:value-type="float" office:value="0.00278204018791702" calcext:value-type="float">
            <text:p>0.002782040187917</text:p>
          </table:table-cell>
          <table:table-cell table:formula="of:=([.AG13]/SUM([.$CH13:.$CK13]))" office:value-type="float" office:value="0.00347755023489628" calcext:value-type="float">
            <text:p>0.003477550234896</text:p>
          </table:table-cell>
          <table:table-cell table:formula="of:=([.AH13]/SUM([.$CH13:.$CK13]))" office:value-type="float" office:value="0.000347755023489628" calcext:value-type="float">
            <text:p>0.00034775502349</text:p>
          </table:table-cell>
          <table:table-cell table:formula="of:=([.AI13]/SUM([.$CH13:.$CK13]))" office:value-type="float" office:value="0" calcext:value-type="float">
            <text:p>0</text:p>
          </table:table-cell>
          <table:table-cell table:formula="of:=([.AJ13]/SUM([.$CH13:.$CK13]))" office:value-type="float" office:value="0" calcext:value-type="float">
            <text:p>0</text:p>
          </table:table-cell>
          <table:table-cell table:formula="of:=([.AK13]/SUM([.$CH13:.$CK13]))" office:value-type="float" office:value="0.0157648943981965" calcext:value-type="float">
            <text:p>0.015764894398197</text:p>
          </table:table-cell>
          <table:table-cell table:formula="of:=([.AL13]/SUM([.$CH13:.$CK13]))" office:value-type="float" office:value="0.089720796060324" calcext:value-type="float">
            <text:p>0.089720796060324</text:p>
          </table:table-cell>
          <table:table-cell table:formula="of:=([.AM13]/SUM([.$CH13:.$CK13]))" office:value-type="float" office:value="0.053206518593913" calcext:value-type="float">
            <text:p>0.053206518593913</text:p>
          </table:table-cell>
          <table:table-cell table:formula="of:=([.AN13]/SUM([.$CH13:.$CK13]))" office:value-type="float" office:value="0.00312979521140665" calcext:value-type="float">
            <text:p>0.003129795211407</text:p>
          </table:table-cell>
          <table:table-cell table:formula="of:=([.AO13]/SUM([.$CH13:.$CK13]))" office:value-type="float" office:value="0.000347755023489628" calcext:value-type="float">
            <text:p>0.00034775502349</text:p>
          </table:table-cell>
          <table:table-cell table:formula="of:=([.AP13]/SUM([.$CH13:.$CK13]))" office:value-type="float" office:value="0.321905233410232" calcext:value-type="float">
            <text:p>0.321905233410232</text:p>
          </table:table-cell>
          <table:table-cell table:formula="of:=([.AQ13]/SUM([.$CH13:.$CK13]))" office:value-type="float" office:value="0.415799089752432" calcext:value-type="float">
            <text:p>0.415799089752432</text:p>
          </table:table-cell>
          <table:table-cell table:formula="of:=([.AR13]/SUM([.$CH13:.$CK13]))" office:value-type="float" office:value="0.703856167543006" calcext:value-type="float">
            <text:p>0.703856167543006</text:p>
          </table:table-cell>
          <table:table-cell table:formula="of:=([.AS13]/SUM([.$CH13:.$CK13]))" office:value-type="float" office:value="0.260932185958384" calcext:value-type="float">
            <text:p>0.260932185958384</text:p>
          </table:table-cell>
          <table:table-cell table:formula="of:=([.AT13]/SUM([.$CH13:.$CK13]))" office:value-type="float" office:value="0.00660734544630293" calcext:value-type="float">
            <text:p>0.006607345446303</text:p>
          </table:table-cell>
          <table:table-cell table:formula="of:=([.AU13]/SUM([.$CH13:.$CK13]))" office:value-type="float" office:value="0.00139102009395851" calcext:value-type="float">
            <text:p>0.001391020093959</text:p>
          </table:table-cell>
          <table:table-cell table:formula="of:=([.AV13]/SUM([.$CH13:.$CK13]))" office:value-type="float" office:value="0.145013844795175" calcext:value-type="float">
            <text:p>0.145013844795175</text:p>
          </table:table-cell>
          <table:table-cell table:formula="of:=([.AW13]/SUM([.$CH13:.$CK13]))" office:value-type="float" office:value="0.00788244719909823" calcext:value-type="float">
            <text:p>0.007882447199098</text:p>
          </table:table-cell>
          <table:table-cell table:formula="of:=([.AX13]/SUM([.$CH13:.$CK13]))" office:value-type="float" office:value="0.413364804588004" calcext:value-type="float">
            <text:p>0.413364804588004</text:p>
          </table:table-cell>
          <table:table-cell table:formula="of:=([.AY13]/SUM([.$CH13:.$CK13]))" office:value-type="float" office:value="0.12101874817439" calcext:value-type="float">
            <text:p>0.12101874817439</text:p>
          </table:table-cell>
          <table:table-cell table:formula="of:=([.AZ13]/SUM([.$CH13:.$CK13]))" office:value-type="float" office:value="0.458572957641656" calcext:value-type="float">
            <text:p>0.458572957641656</text:p>
          </table:table-cell>
          <table:table-cell table:formula="of:=([.BA13]/SUM([.$CH13:.$CK13]))" office:value-type="float" office:value="0.116613851210188" calcext:value-type="float">
            <text:p>0.116613851210188</text:p>
          </table:table-cell>
          <table:table-cell table:formula="of:=([.BB13]/SUM([.$CH13:.$CK13]))" office:value-type="float" office:value="0.0242269333031107" calcext:value-type="float">
            <text:p>0.024226933303111</text:p>
          </table:table-cell>
          <table:table-cell table:formula="of:=([.BC13]/SUM([.$CH13:.$CK13]))" office:value-type="float" office:value="0.175152613497609" calcext:value-type="float">
            <text:p>0.175152613497609</text:p>
          </table:table-cell>
          <table:table-cell table:formula="of:=([.BD13]/SUM([.$CH13:.$CK13]))" office:value-type="float" office:value="0.576345992263476" calcext:value-type="float">
            <text:p>0.576345992263476</text:p>
          </table:table-cell>
          <table:table-cell table:formula="of:=([.BE13]/SUM([.$CH13:.$CK13]))" office:value-type="float" office:value="0.167617921322001" calcext:value-type="float">
            <text:p>0.167617921322001</text:p>
          </table:table-cell>
          <table:table-cell table:formula="of:=([.BF13]/SUM([.$CH13:.$CK13]))" office:value-type="float" office:value="0.675224337275694" calcext:value-type="float">
            <text:p>0.675224337275694</text:p>
          </table:table-cell>
          <table:table-cell table:formula="of:=([.BG13]/SUM([.$CH13:.$CK13]))" office:value-type="float" office:value="0.271364836663073" calcext:value-type="float">
            <text:p>0.271364836663073</text:p>
          </table:table-cell>
          <table:table-cell table:formula="of:=([.BH13]/SUM([.$CH13:.$CK13]))" office:value-type="float" office:value="0.0740718200032907" calcext:value-type="float">
            <text:p>0.074071820003291</text:p>
          </table:table-cell>
          <table:table-cell table:formula="of:=([.BI13]/SUM([.$CH13:.$CK13]))" office:value-type="float" office:value="0.211087299258204" calcext:value-type="float">
            <text:p>0.211087299258204</text:p>
          </table:table-cell>
          <table:table-cell table:formula="of:=([.BJ13]/SUM([.$CH13:.$CK13]))" office:value-type="float" office:value="0.00312979521140665" calcext:value-type="float">
            <text:p>0.003129795211407</text:p>
          </table:table-cell>
          <table:table-cell table:formula="of:=([.BK13]/SUM([.$CH13:.$CK13]))" office:value-type="float" office:value="0.000463673364652837" calcext:value-type="float">
            <text:p>0.000463673364653</text:p>
          </table:table-cell>
          <table:table-cell table:formula="of:=([.BL13]/SUM([.$CH13:.$CK13]))" office:value-type="float" office:value="0.00452081530536516" calcext:value-type="float">
            <text:p>0.004520815305365</text:p>
          </table:table-cell>
          <table:table-cell table:formula="of:=([.BM13]/SUM([.$CH13:.$CK13]))" office:value-type="float" office:value="0.00486857032885479" calcext:value-type="float">
            <text:p>0.004868570328855</text:p>
          </table:table-cell>
          <table:table-cell table:formula="of:=([.BN13]/SUM([.$CH13:.$CK13]))" office:value-type="float" office:value="0.00173877511744814" calcext:value-type="float">
            <text:p>0.001738775117448</text:p>
          </table:table-cell>
          <table:table-cell table:formula="of:=([.BO13]/SUM([.$CH13:.$CK13]))" office:value-type="float" office:value="0.00104326507046888" calcext:value-type="float">
            <text:p>0.001043265070469</text:p>
          </table:table-cell>
          <table:table-cell table:formula="of:=([.BP13]/SUM([.$CH13:.$CK13]))" office:value-type="float" office:value="0.0358187674194316" calcext:value-type="float">
            <text:p>0.035818767419432</text:p>
          </table:table-cell>
          <table:table-cell table:formula="of:=([.BQ13]/SUM([.$CH13:.$CK13]))" office:value-type="float" office:value="0.00683918212862934" calcext:value-type="float">
            <text:p>0.006839182128629</text:p>
          </table:table-cell>
          <table:table-cell table:formula="of:=([.BR13]/SUM([.$CH13:.$CK13]))" office:value-type="float" office:value="0.0689714129921095" calcext:value-type="float">
            <text:p>0.06897141299211</text:p>
          </table:table-cell>
          <table:table-cell table:formula="of:=([.BS13]/SUM([.$CH13:.$CK13]))" office:value-type="float" office:value="0.11522283111623" calcext:value-type="float">
            <text:p>0.11522283111623</text:p>
          </table:table-cell>
          <table:table-cell table:formula="of:=([.BT13]/SUM([.$CH13:.$CK13]))" office:value-type="float" office:value="0.0468310098299365" calcext:value-type="float">
            <text:p>0.046831009829937</text:p>
          </table:table-cell>
          <table:table-cell table:formula="of:=([.BU13]/SUM([.$CH13:.$CK13]))" office:value-type="float" office:value="0.0239950966207843" calcext:value-type="float">
            <text:p>0.02399509662078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13</text:p>
          </table:table-cell>
          <table:table-cell table:formula="of:=([.B14]/SUM([.$CH14:.$CK14]))" office:value-type="float" office:value="0.0117775196119307" calcext:value-type="float">
            <text:p>0.011777519611931</text:p>
          </table:table-cell>
          <table:table-cell table:formula="of:=([.C14]/SUM([.$CH14:.$CK14]))" office:value-type="float" office:value="0.0147774538527055" calcext:value-type="float">
            <text:p>0.014777453852706</text:p>
          </table:table-cell>
          <table:table-cell table:formula="of:=([.D14]/SUM([.$CH14:.$CK14]))" office:value-type="float" office:value="0.0244439086285353" calcext:value-type="float">
            <text:p>0.024443908628535</text:p>
          </table:table-cell>
          <table:table-cell table:formula="of:=([.E14]/SUM([.$CH14:.$CK14]))" office:value-type="float" office:value="0.0594431414375746" calcext:value-type="float">
            <text:p>0.059443141437575</text:p>
          </table:table-cell>
          <table:table-cell table:formula="of:=([.F14]/SUM([.$CH14:.$CK14]))" office:value-type="float" office:value="0.00266660821402204" calcext:value-type="float">
            <text:p>0.002666608214022</text:p>
          </table:table-cell>
          <table:table-cell table:formula="of:=([.G14]/SUM([.$CH14:.$CK14]))" office:value-type="float" office:value="0.119775152279823" calcext:value-type="float">
            <text:p>0.119775152279823</text:p>
          </table:table-cell>
          <table:table-cell table:formula="of:=([.H14]/SUM([.$CH14:.$CK14]))" office:value-type="float" office:value="0.267438582131293" calcext:value-type="float">
            <text:p>0.267438582131293</text:p>
          </table:table-cell>
          <table:table-cell table:formula="of:=([.I14]/SUM([.$CH14:.$CK14]))" office:value-type="float" office:value="0.268105234184799" calcext:value-type="float">
            <text:p>0.268105234184799</text:p>
          </table:table-cell>
          <table:table-cell table:formula="of:=([.J14]/SUM([.$CH14:.$CK14]))" office:value-type="float" office:value="0.659318880916948" calcext:value-type="float">
            <text:p>0.659318880916948</text:p>
          </table:table-cell>
          <table:table-cell table:formula="of:=([.K14]/SUM([.$CH14:.$CK14]))" office:value-type="float" office:value="0.0264438647890519" calcext:value-type="float">
            <text:p>0.026443864789052</text:p>
          </table:table-cell>
          <table:table-cell table:formula="of:=([.L14]/SUM([.$CH14:.$CK14]))" office:value-type="float" office:value="0.00188884748493228" calcext:value-type="float">
            <text:p>0.001888847484932</text:p>
          </table:table-cell>
          <table:table-cell table:formula="of:=([.M14]/SUM([.$CH14:.$CK14]))" office:value-type="float" office:value="0.00433323834778581" calcext:value-type="float">
            <text:p>0.004333238347786</text:p>
          </table:table-cell>
          <table:table-cell table:formula="of:=([.N14]/SUM([.$CH14:.$CK14]))" office:value-type="float" office:value="0.00299993424077479" calcext:value-type="float">
            <text:p>0.002999934240775</text:p>
          </table:table-cell>
          <table:table-cell table:formula="of:=([.O14]/SUM([.$CH14:.$CK14]))" office:value-type="float" office:value="0.00933312874907713" calcext:value-type="float">
            <text:p>0.009333128749077</text:p>
          </table:table-cell>
          <table:table-cell table:formula="of:=([.P14]/SUM([.$CH14:.$CK14]))" office:value-type="float" office:value="0.000333326026752754" calcext:value-type="float">
            <text:p>0.000333326026753</text:p>
          </table:table-cell>
          <table:table-cell table:formula="of:=([.Q14]/SUM([.$CH14:.$CK14]))" office:value-type="float" office:value="0.106664328560881" calcext:value-type="float">
            <text:p>0.106664328560881</text:p>
          </table:table-cell>
          <table:table-cell table:formula="of:=([.R14]/SUM([.$CH14:.$CK14]))" office:value-type="float" office:value="0.269105212265057" calcext:value-type="float">
            <text:p>0.269105212265057</text:p>
          </table:table-cell>
          <table:table-cell table:formula="of:=([.S14]/SUM([.$CH14:.$CK14]))" office:value-type="float" office:value="0.304771097127602" calcext:value-type="float">
            <text:p>0.304771097127602</text:p>
          </table:table-cell>
          <table:table-cell table:formula="of:=([.T14]/SUM([.$CH14:.$CK14]))" office:value-type="float" office:value="1.04242159433145" calcext:value-type="float">
            <text:p>1.04242159433145</text:p>
          </table:table-cell>
          <table:table-cell table:formula="of:=([.U14]/SUM([.$CH14:.$CK14]))" office:value-type="float" office:value="0.154885493764447" calcext:value-type="float">
            <text:p>0.154885493764447</text:p>
          </table:table-cell>
          <table:table-cell table:formula="of:=([.V14]/SUM([.$CH14:.$CK14]))" office:value-type="float" office:value="0.0233328218726928" calcext:value-type="float">
            <text:p>0.023332821872693</text:p>
          </table:table-cell>
          <table:table-cell table:formula="of:=([.W14]/SUM([.$CH14:.$CK14]))" office:value-type="float" office:value="0.0273327341937259" calcext:value-type="float">
            <text:p>0.027332734193726</text:p>
          </table:table-cell>
          <table:table-cell table:formula="of:=([.X14]/SUM([.$CH14:.$CK14]))" office:value-type="float" office:value="0.0119997369630992" calcext:value-type="float">
            <text:p>0.011999736963099</text:p>
          </table:table-cell>
          <table:table-cell table:formula="of:=([.Y14]/SUM([.$CH14:.$CK14]))" office:value-type="float" office:value="0.000666652053505509" calcext:value-type="float">
            <text:p>0.000666652053506</text:p>
          </table:table-cell>
          <table:table-cell table:formula="of:=([.Z14]/SUM([.$CH14:.$CK14]))" office:value-type="float" office:value="0" calcext:value-type="float">
            <text:p>0</text:p>
          </table:table-cell>
          <table:table-cell table:formula="of:=([.AA14]/SUM([.$CH14:.$CK14]))" office:value-type="float" office:value="0.241772478071331" calcext:value-type="float">
            <text:p>0.241772478071331</text:p>
          </table:table-cell>
          <table:table-cell table:formula="of:=([.AB14]/SUM([.$CH14:.$CK14]))" office:value-type="float" office:value="0.290660295328402" calcext:value-type="float">
            <text:p>0.290660295328402</text:p>
          </table:table-cell>
          <table:table-cell table:formula="of:=([.AC14]/SUM([.$CH14:.$CK14]))" office:value-type="float" office:value="0.090553570601165" calcext:value-type="float">
            <text:p>0.090553570601165</text:p>
          </table:table-cell>
          <table:table-cell table:formula="of:=([.AD14]/SUM([.$CH14:.$CK14]))" office:value-type="float" office:value="0.00533321642804407" calcext:value-type="float">
            <text:p>0.005333216428044</text:p>
          </table:table-cell>
          <table:table-cell table:formula="of:=([.AE14]/SUM([.$CH14:.$CK14]))" office:value-type="float" office:value="0.000666652053505509" calcext:value-type="float">
            <text:p>0.000666652053506</text:p>
          </table:table-cell>
          <table:table-cell table:formula="of:=([.AF14]/SUM([.$CH14:.$CK14]))" office:value-type="float" office:value="0.000333326026752754" calcext:value-type="float">
            <text:p>0.000333326026753</text:p>
          </table:table-cell>
          <table:table-cell table:formula="of:=([.AG14]/SUM([.$CH14:.$CK14]))" office:value-type="float" office:value="0.00499989040129132" calcext:value-type="float">
            <text:p>0.004999890401291</text:p>
          </table:table-cell>
          <table:table-cell table:formula="of:=([.AH14]/SUM([.$CH14:.$CK14]))" office:value-type="float" office:value="0.00299993424077479" calcext:value-type="float">
            <text:p>0.002999934240775</text:p>
          </table:table-cell>
          <table:table-cell table:formula="of:=([.AI14]/SUM([.$CH14:.$CK14]))" office:value-type="float" office:value="0" calcext:value-type="float">
            <text:p>0</text:p>
          </table:table-cell>
          <table:table-cell table:formula="of:=([.AJ14]/SUM([.$CH14:.$CK14]))" office:value-type="float" office:value="0" calcext:value-type="float">
            <text:p>0</text:p>
          </table:table-cell>
          <table:table-cell table:formula="of:=([.AK14]/SUM([.$CH14:.$CK14]))" office:value-type="float" office:value="0.100331134052579" calcext:value-type="float">
            <text:p>0.100331134052579</text:p>
          </table:table-cell>
          <table:table-cell table:formula="of:=([.AL14]/SUM([.$CH14:.$CK14]))" office:value-type="float" office:value="0.532654990750902" calcext:value-type="float">
            <text:p>0.532654990750902</text:p>
          </table:table-cell>
          <table:table-cell table:formula="of:=([.AM14]/SUM([.$CH14:.$CK14]))" office:value-type="float" office:value="0.318881898926802" calcext:value-type="float">
            <text:p>0.318881898926802</text:p>
          </table:table-cell>
          <table:table-cell table:formula="of:=([.AN14]/SUM([.$CH14:.$CK14]))" office:value-type="float" office:value="0.0239994739261983" calcext:value-type="float">
            <text:p>0.023999473926198</text:p>
          </table:table-cell>
          <table:table-cell table:formula="of:=([.AO14]/SUM([.$CH14:.$CK14]))" office:value-type="float" office:value="0.00299993424077479" calcext:value-type="float">
            <text:p>0.002999934240775</text:p>
          </table:table-cell>
          <table:table-cell table:formula="of:=([.AP14]/SUM([.$CH14:.$CK14]))" office:value-type="float" office:value="0.0575542939526423" calcext:value-type="float">
            <text:p>0.057554293952642</text:p>
          </table:table-cell>
          <table:table-cell table:formula="of:=([.AQ14]/SUM([.$CH14:.$CK14]))" office:value-type="float" office:value="0.00788871596648186" calcext:value-type="float">
            <text:p>0.007888715966482</text:p>
          </table:table-cell>
          <table:table-cell table:formula="of:=([.AR14]/SUM([.$CH14:.$CK14]))" office:value-type="float" office:value="0.579209525820703" calcext:value-type="float">
            <text:p>0.579209525820703</text:p>
          </table:table-cell>
          <table:table-cell table:formula="of:=([.AS14]/SUM([.$CH14:.$CK14]))" office:value-type="float" office:value="0.0668874227017194" calcext:value-type="float">
            <text:p>0.066887422701719</text:p>
          </table:table-cell>
          <table:table-cell table:formula="of:=([.AT14]/SUM([.$CH14:.$CK14]))" office:value-type="float" office:value="0.00866647669557162" calcext:value-type="float">
            <text:p>0.008666476695572</text:p>
          </table:table-cell>
          <table:table-cell table:formula="of:=([.AU14]/SUM([.$CH14:.$CK14]))" office:value-type="float" office:value="0.000999978080258263" calcext:value-type="float">
            <text:p>0.000999978080258</text:p>
          </table:table-cell>
          <table:table-cell table:formula="of:=([.AV14]/SUM([.$CH14:.$CK14]))" office:value-type="float" office:value="0.876425233008576" calcext:value-type="float">
            <text:p>0.876425233008576</text:p>
          </table:table-cell>
          <table:table-cell table:formula="of:=([.AW14]/SUM([.$CH14:.$CK14]))" office:value-type="float" office:value="0.0467767524209699" calcext:value-type="float">
            <text:p>0.04677675242097</text:p>
          </table:table-cell>
          <table:table-cell table:formula="of:=([.AX14]/SUM([.$CH14:.$CK14]))" office:value-type="float" office:value="0.0243327999529511" calcext:value-type="float">
            <text:p>0.024332799952951</text:p>
          </table:table-cell>
          <table:table-cell table:formula="of:=([.AY14]/SUM([.$CH14:.$CK14]))" office:value-type="float" office:value="0.00488878172570707" calcext:value-type="float">
            <text:p>0.004888781725707</text:p>
          </table:table-cell>
          <table:table-cell table:formula="of:=([.AZ14]/SUM([.$CH14:.$CK14]))" office:value-type="float" office:value="0.0247772346552881" calcext:value-type="float">
            <text:p>0.024777234655288</text:p>
          </table:table-cell>
          <table:table-cell table:formula="of:=([.BA14]/SUM([.$CH14:.$CK14]))" office:value-type="float" office:value="0.021221757036592" calcext:value-type="float">
            <text:p>0.021221757036592</text:p>
          </table:table-cell>
          <table:table-cell table:formula="of:=([.BB14]/SUM([.$CH14:.$CK14]))" office:value-type="float" office:value="0.0202217789563338" calcext:value-type="float">
            <text:p>0.020221778956334</text:p>
          </table:table-cell>
          <table:table-cell table:formula="of:=([.BC14]/SUM([.$CH14:.$CK14]))" office:value-type="float" office:value="0.0117775196119307" calcext:value-type="float">
            <text:p>0.011777519611931</text:p>
          </table:table-cell>
          <table:table-cell table:formula="of:=([.BD14]/SUM([.$CH14:.$CK14]))" office:value-type="float" office:value="0.293326903542424" calcext:value-type="float">
            <text:p>0.293326903542424</text:p>
          </table:table-cell>
          <table:table-cell table:formula="of:=([.BE14]/SUM([.$CH14:.$CK14]))" office:value-type="float" office:value="0.0903313532499965" calcext:value-type="float">
            <text:p>0.090331353249997</text:p>
          </table:table-cell>
          <table:table-cell table:formula="of:=([.BF14]/SUM([.$CH14:.$CK14]))" office:value-type="float" office:value="0.422990727949246" calcext:value-type="float">
            <text:p>0.422990727949246</text:p>
          </table:table-cell>
          <table:table-cell table:formula="of:=([.BG14]/SUM([.$CH14:.$CK14]))" office:value-type="float" office:value="0.280660514525819" calcext:value-type="float">
            <text:p>0.280660514525819</text:p>
          </table:table-cell>
          <table:table-cell table:formula="of:=([.BH14]/SUM([.$CH14:.$CK14]))" office:value-type="float" office:value="0.0686651615110674" calcext:value-type="float">
            <text:p>0.068665161511068</text:p>
          </table:table-cell>
          <table:table-cell table:formula="of:=([.BI14]/SUM([.$CH14:.$CK14]))" office:value-type="float" office:value="0.119775152279823" calcext:value-type="float">
            <text:p>0.119775152279823</text:p>
          </table:table-cell>
          <table:table-cell table:formula="of:=([.BJ14]/SUM([.$CH14:.$CK14]))" office:value-type="float" office:value="0.00322215159194329" calcext:value-type="float">
            <text:p>0.003222151591943</text:p>
          </table:table-cell>
          <table:table-cell table:formula="of:=([.BK14]/SUM([.$CH14:.$CK14]))" office:value-type="float" office:value="0.000666652053505509" calcext:value-type="float">
            <text:p>0.000666652053506</text:p>
          </table:table-cell>
          <table:table-cell table:formula="of:=([.BL14]/SUM([.$CH14:.$CK14]))" office:value-type="float" office:value="0.0034443689431118" calcext:value-type="float">
            <text:p>0.003444368943112</text:p>
          </table:table-cell>
          <table:table-cell table:formula="of:=([.BM14]/SUM([.$CH14:.$CK14]))" office:value-type="float" office:value="0.00699984656180784" calcext:value-type="float">
            <text:p>0.006999846561808</text:p>
          </table:table-cell>
          <table:table-cell table:formula="of:=([.BN14]/SUM([.$CH14:.$CK14]))" office:value-type="float" office:value="0.00233328218726928" calcext:value-type="float">
            <text:p>0.002333282187269</text:p>
          </table:table-cell>
          <table:table-cell table:formula="of:=([.BO14]/SUM([.$CH14:.$CK14]))" office:value-type="float" office:value="0.00188884748493228" calcext:value-type="float">
            <text:p>0.001888847484932</text:p>
          </table:table-cell>
          <table:table-cell table:formula="of:=([.BP14]/SUM([.$CH14:.$CK14]))" office:value-type="float" office:value="0.188329205115306" calcext:value-type="float">
            <text:p>0.188329205115306</text:p>
          </table:table-cell>
          <table:table-cell table:formula="of:=([.BQ14]/SUM([.$CH14:.$CK14]))" office:value-type="float" office:value="0.0451101222872061" calcext:value-type="float">
            <text:p>0.045110122287206</text:p>
          </table:table-cell>
          <table:table-cell table:formula="of:=([.BR14]/SUM([.$CH14:.$CK14]))" office:value-type="float" office:value="0.463989829239834" calcext:value-type="float">
            <text:p>0.463989829239834</text:p>
          </table:table-cell>
          <table:table-cell table:formula="of:=([.BS14]/SUM([.$CH14:.$CK14]))" office:value-type="float" office:value="0.67609629093017" calcext:value-type="float">
            <text:p>0.67609629093017</text:p>
          </table:table-cell>
          <table:table-cell table:formula="of:=([.BT14]/SUM([.$CH14:.$CK14]))" office:value-type="float" office:value="0.354214457762594" calcext:value-type="float">
            <text:p>0.354214457762594</text:p>
          </table:table-cell>
          <table:table-cell table:formula="of:=([.BU14]/SUM([.$CH14:.$CK14]))" office:value-type="float" office:value="0.106664328560881" calcext:value-type="float">
            <text:p>0.10666432856088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14</text:p>
          </table:table-cell>
          <table:table-cell table:formula="of:=([.B15]/SUM([.$CH15:.$CK15]))" office:value-type="float" office:value="0.00741802004684841" calcext:value-type="float">
            <text:p>0.007418020046848</text:p>
          </table:table-cell>
          <table:table-cell table:formula="of:=([.C15]/SUM([.$CH15:.$CK15]))" office:value-type="float" office:value="0.0116568886450475" calcext:value-type="float">
            <text:p>0.011656888645048</text:p>
          </table:table-cell>
          <table:table-cell table:formula="of:=([.D15]/SUM([.$CH15:.$CK15]))" office:value-type="float" office:value="0.0227839187153201" calcext:value-type="float">
            <text:p>0.02278391871532</text:p>
          </table:table-cell>
          <table:table-cell table:formula="of:=([.E15]/SUM([.$CH15:.$CK15]))" office:value-type="float" office:value="0.0508664231783891" calcext:value-type="float">
            <text:p>0.050866423178389</text:p>
          </table:table-cell>
          <table:table-cell table:formula="of:=([.F15]/SUM([.$CH15:.$CK15]))" office:value-type="float" office:value="0.00127166057945973" calcext:value-type="float">
            <text:p>0.00127166057946</text:p>
          </table:table-cell>
          <table:table-cell table:formula="of:=([.G15]/SUM([.$CH15:.$CK15]))" office:value-type="float" office:value="0.0376199588090169" calcext:value-type="float">
            <text:p>0.037619958809017</text:p>
          </table:table-cell>
          <table:table-cell table:formula="of:=([.H15]/SUM([.$CH15:.$CK15]))" office:value-type="float" office:value="0.0761936630526287" calcext:value-type="float">
            <text:p>0.076193663052629</text:p>
          </table:table-cell>
          <table:table-cell table:formula="of:=([.I15]/SUM([.$CH15:.$CK15]))" office:value-type="float" office:value="0.083929598244342" calcext:value-type="float">
            <text:p>0.083929598244342</text:p>
          </table:table-cell>
          <table:table-cell table:formula="of:=([.J15]/SUM([.$CH15:.$CK15]))" office:value-type="float" office:value="0.261114305649064" calcext:value-type="float">
            <text:p>0.261114305649064</text:p>
          </table:table-cell>
          <table:table-cell table:formula="of:=([.K15]/SUM([.$CH15:.$CK15]))" office:value-type="float" office:value="0.0116568886450475" calcext:value-type="float">
            <text:p>0.011656888645048</text:p>
          </table:table-cell>
          <table:table-cell table:formula="of:=([.L15]/SUM([.$CH15:.$CK15]))" office:value-type="float" office:value="0.00222540601405452" calcext:value-type="float">
            <text:p>0.002225406014055</text:p>
          </table:table-cell>
          <table:table-cell table:formula="of:=([.M15]/SUM([.$CH15:.$CK15]))" office:value-type="float" office:value="0.00254332115891945" calcext:value-type="float">
            <text:p>0.002543321158919</text:p>
          </table:table-cell>
          <table:table-cell table:formula="of:=([.N15]/SUM([.$CH15:.$CK15]))" office:value-type="float" office:value="0.00211943429909955" calcext:value-type="float">
            <text:p>0.0021194342991</text:p>
          </table:table-cell>
          <table:table-cell table:formula="of:=([.O15]/SUM([.$CH15:.$CK15]))" office:value-type="float" office:value="0.00921953920108302" calcext:value-type="float">
            <text:p>0.009219539201083</text:p>
          </table:table-cell>
          <table:table-cell table:formula="of:=([.P15]/SUM([.$CH15:.$CK15]))" office:value-type="float" office:value="0.000317915144864932" calcext:value-type="float">
            <text:p>0.000317915144865</text:p>
          </table:table-cell>
          <table:table-cell table:formula="of:=([.Q15]/SUM([.$CH15:.$CK15]))" office:value-type="float" office:value="0.123351076207594" calcext:value-type="float">
            <text:p>0.123351076207594</text:p>
          </table:table-cell>
          <table:table-cell table:formula="of:=([.R15]/SUM([.$CH15:.$CK15]))" office:value-type="float" office:value="0.264929287387443" calcext:value-type="float">
            <text:p>0.264929287387443</text:p>
          </table:table-cell>
          <table:table-cell table:formula="of:=([.S15]/SUM([.$CH15:.$CK15]))" office:value-type="float" office:value="0.352461923940254" calcext:value-type="float">
            <text:p>0.352461923940254</text:p>
          </table:table-cell>
          <table:table-cell table:formula="of:=([.T15]/SUM([.$CH15:.$CK15]))" office:value-type="float" office:value="1.21157461708026" calcext:value-type="float">
            <text:p>1.21157461708026</text:p>
          </table:table-cell>
          <table:table-cell table:formula="of:=([.U15]/SUM([.$CH15:.$CK15]))" office:value-type="float" office:value="0.253590313887261" calcext:value-type="float">
            <text:p>0.253590313887261</text:p>
          </table:table-cell>
          <table:table-cell table:formula="of:=([.V15]/SUM([.$CH15:.$CK15]))" office:value-type="float" office:value="0.00900759577117307" calcext:value-type="float">
            <text:p>0.009007595771173</text:p>
          </table:table-cell>
          <table:table-cell table:formula="of:=([.W15]/SUM([.$CH15:.$CK15]))" office:value-type="float" office:value="0.0274466741733391" calcext:value-type="float">
            <text:p>0.027446674173339</text:p>
          </table:table-cell>
          <table:table-cell table:formula="of:=([.X15]/SUM([.$CH15:.$CK15]))" office:value-type="float" office:value="0.0127166057945973" calcext:value-type="float">
            <text:p>0.012716605794597</text:p>
          </table:table-cell>
          <table:table-cell table:formula="of:=([.Y15]/SUM([.$CH15:.$CK15]))" office:value-type="float" office:value="0.00190749086918959" calcext:value-type="float">
            <text:p>0.00190749086919</text:p>
          </table:table-cell>
          <table:table-cell table:formula="of:=([.Z15]/SUM([.$CH15:.$CK15]))" office:value-type="float" office:value="0" calcext:value-type="float">
            <text:p>0</text:p>
          </table:table-cell>
          <table:table-cell table:formula="of:=([.AA15]/SUM([.$CH15:.$CK15]))" office:value-type="float" office:value="0.0516082251830739" calcext:value-type="float">
            <text:p>0.051608225183074</text:p>
          </table:table-cell>
          <table:table-cell table:formula="of:=([.AB15]/SUM([.$CH15:.$CK15]))" office:value-type="float" office:value="0.11709874502525" calcext:value-type="float">
            <text:p>0.11709874502525</text:p>
          </table:table-cell>
          <table:table-cell table:formula="of:=([.AC15]/SUM([.$CH15:.$CK15]))" office:value-type="float" office:value="0.0714249358796547" calcext:value-type="float">
            <text:p>0.071424935879655</text:p>
          </table:table-cell>
          <table:table-cell table:formula="of:=([.AD15]/SUM([.$CH15:.$CK15]))" office:value-type="float" office:value="0.00222540601405452" calcext:value-type="float">
            <text:p>0.002225406014055</text:p>
          </table:table-cell>
          <table:table-cell table:formula="of:=([.AE15]/SUM([.$CH15:.$CK15]))" office:value-type="float" office:value="0" calcext:value-type="float">
            <text:p>0</text:p>
          </table:table-cell>
          <table:table-cell table:formula="of:=([.AF15]/SUM([.$CH15:.$CK15]))" office:value-type="float" office:value="0.000635830289729864" calcext:value-type="float">
            <text:p>0.00063583028973</text:p>
          </table:table-cell>
          <table:table-cell table:formula="of:=([.AG15]/SUM([.$CH15:.$CK15]))" office:value-type="float" office:value="0.00254332115891945" calcext:value-type="float">
            <text:p>0.002543321158919</text:p>
          </table:table-cell>
          <table:table-cell table:formula="of:=([.AH15]/SUM([.$CH15:.$CK15]))" office:value-type="float" office:value="0.00190749086918959" calcext:value-type="float">
            <text:p>0.00190749086919</text:p>
          </table:table-cell>
          <table:table-cell table:formula="of:=([.AI15]/SUM([.$CH15:.$CK15]))" office:value-type="float" office:value="0.000317915144864932" calcext:value-type="float">
            <text:p>0.000317915144865</text:p>
          </table:table-cell>
          <table:table-cell table:formula="of:=([.AJ15]/SUM([.$CH15:.$CK15]))" office:value-type="float" office:value="0.000317915144864932" calcext:value-type="float">
            <text:p>0.000317915144865</text:p>
          </table:table-cell>
          <table:table-cell table:formula="of:=([.AK15]/SUM([.$CH15:.$CK15]))" office:value-type="float" office:value="0.158215770427781" calcext:value-type="float">
            <text:p>0.158215770427781</text:p>
          </table:table-cell>
          <table:table-cell table:formula="of:=([.AL15]/SUM([.$CH15:.$CK15]))" office:value-type="float" office:value="0.631379477701755" calcext:value-type="float">
            <text:p>0.631379477701755</text:p>
          </table:table-cell>
          <table:table-cell table:formula="of:=([.AM15]/SUM([.$CH15:.$CK15]))" office:value-type="float" office:value="0.347587225052325" calcext:value-type="float">
            <text:p>0.347587225052325</text:p>
          </table:table-cell>
          <table:table-cell table:formula="of:=([.AN15]/SUM([.$CH15:.$CK15]))" office:value-type="float" office:value="0.0238436358648699" calcext:value-type="float">
            <text:p>0.02384363586487</text:p>
          </table:table-cell>
          <table:table-cell table:formula="of:=([.AO15]/SUM([.$CH15:.$CK15]))" office:value-type="float" office:value="0.00413289688324411" calcext:value-type="float">
            <text:p>0.004132896883244</text:p>
          </table:table-cell>
          <table:table-cell table:formula="of:=([.AP15]/SUM([.$CH15:.$CK15]))" office:value-type="float" office:value="0.0488529605942445" calcext:value-type="float">
            <text:p>0.048852960594245</text:p>
          </table:table-cell>
          <table:table-cell table:formula="of:=([.AQ15]/SUM([.$CH15:.$CK15]))" office:value-type="float" office:value="0.004662755458019" calcext:value-type="float">
            <text:p>0.004662755458019</text:p>
          </table:table-cell>
          <table:table-cell table:formula="of:=([.AR15]/SUM([.$CH15:.$CK15]))" office:value-type="float" office:value="0.235363178915004" calcext:value-type="float">
            <text:p>0.235363178915004</text:p>
          </table:table-cell>
          <table:table-cell table:formula="of:=([.AS15]/SUM([.$CH15:.$CK15]))" office:value-type="float" office:value="0.0133524360843271" calcext:value-type="float">
            <text:p>0.013352436084327</text:p>
          </table:table-cell>
          <table:table-cell table:formula="of:=([.AT15]/SUM([.$CH15:.$CK15]))" office:value-type="float" office:value="0.0079478786216233" calcext:value-type="float">
            <text:p>0.007947878621623</text:p>
          </table:table-cell>
          <table:table-cell table:formula="of:=([.AU15]/SUM([.$CH15:.$CK15]))" office:value-type="float" office:value="0" calcext:value-type="float">
            <text:p>0</text:p>
          </table:table-cell>
          <table:table-cell table:formula="of:=([.AV15]/SUM([.$CH15:.$CK15]))" office:value-type="float" office:value="1.03269436223625" calcext:value-type="float">
            <text:p>1.03269436223625</text:p>
          </table:table-cell>
          <table:table-cell table:formula="of:=([.AW15]/SUM([.$CH15:.$CK15]))" office:value-type="float" office:value="0.04641561115028" calcext:value-type="float">
            <text:p>0.04641561115028</text:p>
          </table:table-cell>
          <table:table-cell table:formula="of:=([.AX15]/SUM([.$CH15:.$CK15]))" office:value-type="float" office:value="0.0114449452151375" calcext:value-type="float">
            <text:p>0.011444945215138</text:p>
          </table:table-cell>
          <table:table-cell table:formula="of:=([.AY15]/SUM([.$CH15:.$CK15]))" office:value-type="float" office:value="0.0023313777290095" calcext:value-type="float">
            <text:p>0.00233137772901</text:p>
          </table:table-cell>
          <table:table-cell table:formula="of:=([.AZ15]/SUM([.$CH15:.$CK15]))" office:value-type="float" office:value="0.0149420118086518" calcext:value-type="float">
            <text:p>0.014942011808652</text:p>
          </table:table-cell>
          <table:table-cell table:formula="of:=([.BA15]/SUM([.$CH15:.$CK15]))" office:value-type="float" office:value="0.0237376641499149" calcext:value-type="float">
            <text:p>0.023737664149915</text:p>
          </table:table-cell>
          <table:table-cell table:formula="of:=([.BB15]/SUM([.$CH15:.$CK15]))" office:value-type="float" office:value="0.0302019387621685" calcext:value-type="float">
            <text:p>0.030201938762169</text:p>
          </table:table-cell>
          <table:table-cell table:formula="of:=([.BC15]/SUM([.$CH15:.$CK15]))" office:value-type="float" office:value="0.00741802004684841" calcext:value-type="float">
            <text:p>0.007418020046848</text:p>
          </table:table-cell>
          <table:table-cell table:formula="of:=([.BD15]/SUM([.$CH15:.$CK15]))" office:value-type="float" office:value="0.0693055015805551" calcext:value-type="float">
            <text:p>0.069305501580555</text:p>
          </table:table-cell>
          <table:table-cell table:formula="of:=([.BE15]/SUM([.$CH15:.$CK15]))" office:value-type="float" office:value="0.0160017289582016" calcext:value-type="float">
            <text:p>0.016001728958202</text:p>
          </table:table-cell>
          <table:table-cell table:formula="of:=([.BF15]/SUM([.$CH15:.$CK15]))" office:value-type="float" office:value="0.119536094469214" calcext:value-type="float">
            <text:p>0.119536094469214</text:p>
          </table:table-cell>
          <table:table-cell table:formula="of:=([.BG15]/SUM([.$CH15:.$CK15]))" office:value-type="float" office:value="0.117840547029935" calcext:value-type="float">
            <text:p>0.117840547029935</text:p>
          </table:table-cell>
          <table:table-cell table:formula="of:=([.BH15]/SUM([.$CH15:.$CK15]))" office:value-type="float" office:value="0.0926192788706501" calcext:value-type="float">
            <text:p>0.09261927887065</text:p>
          </table:table-cell>
          <table:table-cell table:formula="of:=([.BI15]/SUM([.$CH15:.$CK15]))" office:value-type="float" office:value="0.0376199588090169" calcext:value-type="float">
            <text:p>0.037619958809017</text:p>
          </table:table-cell>
          <table:table-cell table:formula="of:=([.BJ15]/SUM([.$CH15:.$CK15]))" office:value-type="float" office:value="0.00169554743927964" calcext:value-type="float">
            <text:p>0.00169554743928</text:p>
          </table:table-cell>
          <table:table-cell table:formula="of:=([.BK15]/SUM([.$CH15:.$CK15]))" office:value-type="float" office:value="0.000317915144864932" calcext:value-type="float">
            <text:p>0.000317915144865</text:p>
          </table:table-cell>
          <table:table-cell table:formula="of:=([.BL15]/SUM([.$CH15:.$CK15]))" office:value-type="float" office:value="0.00264929287387443" calcext:value-type="float">
            <text:p>0.002649292873874</text:p>
          </table:table-cell>
          <table:table-cell table:formula="of:=([.BM15]/SUM([.$CH15:.$CK15]))" office:value-type="float" office:value="0.00646427461225361" calcext:value-type="float">
            <text:p>0.006464274612254</text:p>
          </table:table-cell>
          <table:table-cell table:formula="of:=([.BN15]/SUM([.$CH15:.$CK15]))" office:value-type="float" office:value="0.00222540601405452" calcext:value-type="float">
            <text:p>0.002225406014055</text:p>
          </table:table-cell>
          <table:table-cell table:formula="of:=([.BO15]/SUM([.$CH15:.$CK15]))" office:value-type="float" office:value="0.00222540601405452" calcext:value-type="float">
            <text:p>0.002225406014055</text:p>
          </table:table-cell>
          <table:table-cell table:formula="of:=([.BP15]/SUM([.$CH15:.$CK15]))" office:value-type="float" office:value="0.201876116989232" calcext:value-type="float">
            <text:p>0.201876116989232</text:p>
          </table:table-cell>
          <table:table-cell table:formula="of:=([.BQ15]/SUM([.$CH15:.$CK15]))" office:value-type="float" office:value="0.0347587225052325" calcext:value-type="float">
            <text:p>0.034758722505233</text:p>
          </table:table-cell>
          <table:table-cell table:formula="of:=([.BR15]/SUM([.$CH15:.$CK15]))" office:value-type="float" office:value="0.564935212424984" calcext:value-type="float">
            <text:p>0.564935212424984</text:p>
          </table:table-cell>
          <table:table-cell table:formula="of:=([.BS15]/SUM([.$CH15:.$CK15]))" office:value-type="float" office:value="0.836540717854591" calcext:value-type="float">
            <text:p>0.836540717854591</text:p>
          </table:table-cell>
          <table:table-cell table:formula="of:=([.BT15]/SUM([.$CH15:.$CK15]))" office:value-type="float" office:value="0.39834767651576" calcext:value-type="float">
            <text:p>0.39834767651576</text:p>
          </table:table-cell>
          <table:table-cell table:formula="of:=([.BU15]/SUM([.$CH15:.$CK15]))" office:value-type="float" office:value="0.123351076207594" calcext:value-type="float">
            <text:p>0.12335107620759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15</text:p>
          </table:table-cell>
          <table:table-cell table:formula="of:=([.B16]/SUM([.$CH16:.$CK16]))" office:value-type="float" office:value="0.0375614292543286" calcext:value-type="float">
            <text:p>0.037561429254329</text:p>
          </table:table-cell>
          <table:table-cell table:formula="of:=([.C16]/SUM([.$CH16:.$CK16]))" office:value-type="float" office:value="0.0644711099141461" calcext:value-type="float">
            <text:p>0.064471109914146</text:p>
          </table:table-cell>
          <table:table-cell table:formula="of:=([.D16]/SUM([.$CH16:.$CK16]))" office:value-type="float" office:value="0.0995097566066168" calcext:value-type="float">
            <text:p>0.099509756606617</text:p>
          </table:table-cell>
          <table:table-cell table:formula="of:=([.E16]/SUM([.$CH16:.$CK16]))" office:value-type="float" office:value="0.17893068910955" calcext:value-type="float">
            <text:p>0.17893068910955</text:p>
          </table:table-cell>
          <table:table-cell table:formula="of:=([.F16]/SUM([.$CH16:.$CK16]))" office:value-type="float" office:value="0.00756834768557367" calcext:value-type="float">
            <text:p>0.007568347685574</text:p>
          </table:table-cell>
          <table:table-cell table:formula="of:=([.G16]/SUM([.$CH16:.$CK16]))" office:value-type="float" office:value="0.223312974920013" calcext:value-type="float">
            <text:p>0.223312974920013</text:p>
          </table:table-cell>
          <table:table-cell table:formula="of:=([.H16]/SUM([.$CH16:.$CK16]))" office:value-type="float" office:value="0.50231403898326" calcext:value-type="float">
            <text:p>0.50231403898326</text:p>
          </table:table-cell>
          <table:table-cell table:formula="of:=([.I16]/SUM([.$CH16:.$CK16]))" office:value-type="float" office:value="0.460921717690555" calcext:value-type="float">
            <text:p>0.460921717690555</text:p>
          </table:table-cell>
          <table:table-cell table:formula="of:=([.J16]/SUM([.$CH16:.$CK16]))" office:value-type="float" office:value="1.23775187396043" calcext:value-type="float">
            <text:p>1.23775187396043</text:p>
          </table:table-cell>
          <table:table-cell table:formula="of:=([.K16]/SUM([.$CH16:.$CK16]))" office:value-type="float" office:value="0.0937167003534616" calcext:value-type="float">
            <text:p>0.093716700353462</text:p>
          </table:table-cell>
          <table:table-cell table:formula="of:=([.L16]/SUM([.$CH16:.$CK16]))" office:value-type="float" office:value="0.00158841865005867" calcext:value-type="float">
            <text:p>0.001588418650059</text:p>
          </table:table-cell>
          <table:table-cell table:formula="of:=([.M16]/SUM([.$CH16:.$CK16]))" office:value-type="float" office:value="0.00336371008247719" calcext:value-type="float">
            <text:p>0.003363710082477</text:p>
          </table:table-cell>
          <table:table-cell table:formula="of:=([.N16]/SUM([.$CH16:.$CK16]))" office:value-type="float" office:value="0.00476525595017602" calcext:value-type="float">
            <text:p>0.004765255950176</text:p>
          </table:table-cell>
          <table:table-cell table:formula="of:=([.O16]/SUM([.$CH16:.$CK16]))" office:value-type="float" office:value="0.0089698935532725" calcext:value-type="float">
            <text:p>0.008969893553273</text:p>
          </table:table-cell>
          <table:table-cell table:formula="of:=([.P16]/SUM([.$CH16:.$CK16]))" office:value-type="float" office:value="0.000840927520619297" calcext:value-type="float">
            <text:p>0.000840927520619</text:p>
          </table:table-cell>
          <table:table-cell table:formula="of:=([.Q16]/SUM([.$CH16:.$CK16]))" office:value-type="float" office:value="0.0407382665544459" calcext:value-type="float">
            <text:p>0.040738266554446</text:p>
          </table:table-cell>
          <table:table-cell table:formula="of:=([.R16]/SUM([.$CH16:.$CK16]))" office:value-type="float" office:value="0.101378484430215" calcext:value-type="float">
            <text:p>0.101378484430215</text:p>
          </table:table-cell>
          <table:table-cell table:formula="of:=([.S16]/SUM([.$CH16:.$CK16]))" office:value-type="float" office:value="0.0995097566066168" calcext:value-type="float">
            <text:p>0.099509756606617</text:p>
          </table:table-cell>
          <table:table-cell table:formula="of:=([.T16]/SUM([.$CH16:.$CK16]))" office:value-type="float" office:value="0.402430536811924" calcext:value-type="float">
            <text:p>0.402430536811924</text:p>
          </table:table-cell>
          <table:table-cell table:formula="of:=([.U16]/SUM([.$CH16:.$CK16]))" office:value-type="float" office:value="0.0555012163608736" calcext:value-type="float">
            <text:p>0.055501216360874</text:p>
          </table:table-cell>
          <table:table-cell table:formula="of:=([.V16]/SUM([.$CH16:.$CK16]))" office:value-type="float" office:value="0.0723197667732595" calcext:value-type="float">
            <text:p>0.07231976677326</text:p>
          </table:table-cell>
          <table:table-cell table:formula="of:=([.W16]/SUM([.$CH16:.$CK16]))" office:value-type="float" office:value="0.0376548656455085" calcext:value-type="float">
            <text:p>0.037654865645509</text:p>
          </table:table-cell>
          <table:table-cell table:formula="of:=([.X16]/SUM([.$CH16:.$CK16]))" office:value-type="float" office:value="0.00925020272681227" calcext:value-type="float">
            <text:p>0.009250202726812</text:p>
          </table:table-cell>
          <table:table-cell table:formula="of:=([.Y16]/SUM([.$CH16:.$CK16]))" office:value-type="float" office:value="0.000840927520619297" calcext:value-type="float">
            <text:p>0.000840927520619</text:p>
          </table:table-cell>
          <table:table-cell table:formula="of:=([.Z16]/SUM([.$CH16:.$CK16]))" office:value-type="float" office:value="0" calcext:value-type="float">
            <text:p>0</text:p>
          </table:table-cell>
          <table:table-cell table:formula="of:=([.AA16]/SUM([.$CH16:.$CK16]))" office:value-type="float" office:value="0.368606563204792" calcext:value-type="float">
            <text:p>0.368606563204792</text:p>
          </table:table-cell>
          <table:table-cell table:formula="of:=([.AB16]/SUM([.$CH16:.$CK16]))" office:value-type="float" office:value="0.496894728294824" calcext:value-type="float">
            <text:p>0.496894728294824</text:p>
          </table:table-cell>
          <table:table-cell table:formula="of:=([.AC16]/SUM([.$CH16:.$CK16]))" office:value-type="float" office:value="0.181266598889048" calcext:value-type="float">
            <text:p>0.181266598889048</text:p>
          </table:table-cell>
          <table:table-cell table:formula="of:=([.AD16]/SUM([.$CH16:.$CK16]))" office:value-type="float" office:value="0.0120532944622099" calcext:value-type="float">
            <text:p>0.01205329446221</text:p>
          </table:table-cell>
          <table:table-cell table:formula="of:=([.AE16]/SUM([.$CH16:.$CK16]))" office:value-type="float" office:value="0.00168185504123859" calcext:value-type="float">
            <text:p>0.001681855041239</text:p>
          </table:table-cell>
          <table:table-cell table:formula="of:=([.AF16]/SUM([.$CH16:.$CK16]))" office:value-type="float" office:value="0.00140154586769883" calcext:value-type="float">
            <text:p>0.001401545867699</text:p>
          </table:table-cell>
          <table:table-cell table:formula="of:=([.AG16]/SUM([.$CH16:.$CK16]))" office:value-type="float" office:value="0.00392432842955672" calcext:value-type="float">
            <text:p>0.003924328429557</text:p>
          </table:table-cell>
          <table:table-cell table:formula="of:=([.AH16]/SUM([.$CH16:.$CK16]))" office:value-type="float" office:value="0.00224247338831813" calcext:value-type="float">
            <text:p>0.002242473388318</text:p>
          </table:table-cell>
          <table:table-cell table:formula="of:=([.AI16]/SUM([.$CH16:.$CK16]))" office:value-type="float" office:value="0.000280309173539766" calcext:value-type="float">
            <text:p>0.00028030917354</text:p>
          </table:table-cell>
          <table:table-cell table:formula="of:=([.AJ16]/SUM([.$CH16:.$CK16]))" office:value-type="float" office:value="0.000280309173539766" calcext:value-type="float">
            <text:p>0.00028030917354</text:p>
          </table:table-cell>
          <table:table-cell table:formula="of:=([.AK16]/SUM([.$CH16:.$CK16]))" office:value-type="float" office:value="0.0518571971048566" calcext:value-type="float">
            <text:p>0.051857197104857</text:p>
          </table:table-cell>
          <table:table-cell table:formula="of:=([.AL16]/SUM([.$CH16:.$CK16]))" office:value-type="float" office:value="0.205186315031108" calcext:value-type="float">
            <text:p>0.205186315031108</text:p>
          </table:table-cell>
          <table:table-cell table:formula="of:=([.AM16]/SUM([.$CH16:.$CK16]))" office:value-type="float" office:value="0.109320577680509" calcext:value-type="float">
            <text:p>0.109320577680509</text:p>
          </table:table-cell>
          <table:table-cell table:formula="of:=([.AN16]/SUM([.$CH16:.$CK16]))" office:value-type="float" office:value="0.0114926761151304" calcext:value-type="float">
            <text:p>0.01149267611513</text:p>
          </table:table-cell>
          <table:table-cell table:formula="of:=([.AO16]/SUM([.$CH16:.$CK16]))" office:value-type="float" office:value="0.000373745564719687" calcext:value-type="float">
            <text:p>0.00037374556472</text:p>
          </table:table-cell>
          <table:table-cell table:formula="of:=([.AP16]/SUM([.$CH16:.$CK16]))" office:value-type="float" office:value="0.10745184985691" calcext:value-type="float">
            <text:p>0.10745184985691</text:p>
          </table:table-cell>
          <table:table-cell table:formula="of:=([.AQ16]/SUM([.$CH16:.$CK16]))" office:value-type="float" office:value="0.0786734413734942" calcext:value-type="float">
            <text:p>0.078673441373494</text:p>
          </table:table-cell>
          <table:table-cell table:formula="of:=([.AR16]/SUM([.$CH16:.$CK16]))" office:value-type="float" office:value="0.979306815956761" calcext:value-type="float">
            <text:p>0.979306815956761</text:p>
          </table:table-cell>
          <table:table-cell table:formula="of:=([.AS16]/SUM([.$CH16:.$CK16]))" office:value-type="float" office:value="0.187433400706923" calcext:value-type="float">
            <text:p>0.187433400706923</text:p>
          </table:table-cell>
          <table:table-cell table:formula="of:=([.AT16]/SUM([.$CH16:.$CK16]))" office:value-type="float" office:value="0.00756834768557367" calcext:value-type="float">
            <text:p>0.007568347685574</text:p>
          </table:table-cell>
          <table:table-cell table:formula="of:=([.AU16]/SUM([.$CH16:.$CK16]))" office:value-type="float" office:value="0.00168185504123859" calcext:value-type="float">
            <text:p>0.001681855041239</text:p>
          </table:table-cell>
          <table:table-cell table:formula="of:=([.AV16]/SUM([.$CH16:.$CK16]))" office:value-type="float" office:value="0.329082969735685" calcext:value-type="float">
            <text:p>0.329082969735685</text:p>
          </table:table-cell>
          <table:table-cell table:formula="of:=([.AW16]/SUM([.$CH16:.$CK16]))" office:value-type="float" office:value="0.0146695134152477" calcext:value-type="float">
            <text:p>0.014669513415248</text:p>
          </table:table-cell>
          <table:table-cell table:formula="of:=([.AX16]/SUM([.$CH16:.$CK16]))" office:value-type="float" office:value="0.0797012416764734" calcext:value-type="float">
            <text:p>0.079701241676473</text:p>
          </table:table-cell>
          <table:table-cell table:formula="of:=([.AY16]/SUM([.$CH16:.$CK16]))" office:value-type="float" office:value="0.022705043056721" calcext:value-type="float">
            <text:p>0.022705043056721</text:p>
          </table:table-cell>
          <table:table-cell table:formula="of:=([.AZ16]/SUM([.$CH16:.$CK16]))" office:value-type="float" office:value="0.108292777377529" calcext:value-type="float">
            <text:p>0.108292777377529</text:p>
          </table:table-cell>
          <table:table-cell table:formula="of:=([.BA16]/SUM([.$CH16:.$CK16]))" office:value-type="float" office:value="0.0747491129439375" calcext:value-type="float">
            <text:p>0.074749112943938</text:p>
          </table:table-cell>
          <table:table-cell table:formula="of:=([.BB16]/SUM([.$CH16:.$CK16]))" office:value-type="float" office:value="0.0291521540481356" calcext:value-type="float">
            <text:p>0.029152154048136</text:p>
          </table:table-cell>
          <table:table-cell table:formula="of:=([.BC16]/SUM([.$CH16:.$CK16]))" office:value-type="float" office:value="0.0375614292543286" calcext:value-type="float">
            <text:p>0.037561429254329</text:p>
          </table:table-cell>
          <table:table-cell table:formula="of:=([.BD16]/SUM([.$CH16:.$CK16]))" office:value-type="float" office:value="0.507359604106976" calcext:value-type="float">
            <text:p>0.507359604106976</text:p>
          </table:table-cell>
          <table:table-cell table:formula="of:=([.BE16]/SUM([.$CH16:.$CK16]))" office:value-type="float" office:value="0.150058844234955" calcext:value-type="float">
            <text:p>0.150058844234955</text:p>
          </table:table-cell>
          <table:table-cell table:formula="of:=([.BF16]/SUM([.$CH16:.$CK16]))" office:value-type="float" office:value="0.791032487729219" calcext:value-type="float">
            <text:p>0.791032487729219</text:p>
          </table:table-cell>
          <table:table-cell table:formula="of:=([.BG16]/SUM([.$CH16:.$CK16]))" office:value-type="float" office:value="0.423827470392126" calcext:value-type="float">
            <text:p>0.423827470392126</text:p>
          </table:table-cell>
          <table:table-cell table:formula="of:=([.BH16]/SUM([.$CH16:.$CK16]))" office:value-type="float" office:value="0.288344703181239" calcext:value-type="float">
            <text:p>0.288344703181239</text:p>
          </table:table-cell>
          <table:table-cell table:formula="of:=([.BI16]/SUM([.$CH16:.$CK16]))" office:value-type="float" office:value="0.223312974920013" calcext:value-type="float">
            <text:p>0.223312974920013</text:p>
          </table:table-cell>
          <table:table-cell table:formula="of:=([.BJ16]/SUM([.$CH16:.$CK16]))" office:value-type="float" office:value="0.00308340090893742" calcext:value-type="float">
            <text:p>0.003083400908937</text:p>
          </table:table-cell>
          <table:table-cell table:formula="of:=([.BK16]/SUM([.$CH16:.$CK16]))" office:value-type="float" office:value="0.000747491129439375" calcext:value-type="float">
            <text:p>0.000747491129439</text:p>
          </table:table-cell>
          <table:table-cell table:formula="of:=([.BL16]/SUM([.$CH16:.$CK16]))" office:value-type="float" office:value="0.00523243790607562" calcext:value-type="float">
            <text:p>0.005232437906076</text:p>
          </table:table-cell>
          <table:table-cell table:formula="of:=([.BM16]/SUM([.$CH16:.$CK16]))" office:value-type="float" office:value="0.00569961986197523" calcext:value-type="float">
            <text:p>0.005699619861975</text:p>
          </table:table-cell>
          <table:table-cell table:formula="of:=([.BN16]/SUM([.$CH16:.$CK16]))" office:value-type="float" office:value="0.00252278256185789" calcext:value-type="float">
            <text:p>0.002522782561858</text:p>
          </table:table-cell>
          <table:table-cell table:formula="of:=([.BO16]/SUM([.$CH16:.$CK16]))" office:value-type="float" office:value="0.00158841865005867" calcext:value-type="float">
            <text:p>0.001588418650059</text:p>
          </table:table-cell>
          <table:table-cell table:formula="of:=([.BP16]/SUM([.$CH16:.$CK16]))" office:value-type="float" office:value="0.0713854028614603" calcext:value-type="float">
            <text:p>0.07138540286146</text:p>
          </table:table-cell>
          <table:table-cell table:formula="of:=([.BQ16]/SUM([.$CH16:.$CK16]))" office:value-type="float" office:value="0.0130810947651891" calcext:value-type="float">
            <text:p>0.013081094765189</text:p>
          </table:table-cell>
          <table:table-cell table:formula="of:=([.BR16]/SUM([.$CH16:.$CK16]))" office:value-type="float" office:value="0.170054231947458" calcext:value-type="float">
            <text:p>0.170054231947458</text:p>
          </table:table-cell>
          <table:table-cell table:formula="of:=([.BS16]/SUM([.$CH16:.$CK16]))" office:value-type="float" office:value="0.258912239959563" calcext:value-type="float">
            <text:p>0.258912239959563</text:p>
          </table:table-cell>
          <table:table-cell table:formula="of:=([.BT16]/SUM([.$CH16:.$CK16]))" office:value-type="float" office:value="0.125017891398735" calcext:value-type="float">
            <text:p>0.125017891398735</text:p>
          </table:table-cell>
          <table:table-cell table:formula="of:=([.BU16]/SUM([.$CH16:.$CK16]))" office:value-type="float" office:value="0.0407382665544459" calcext:value-type="float">
            <text:p>0.0407382665544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16</text:p>
          </table:table-cell>
          <table:table-cell table:formula="of:=([.B17]/SUM([.$CH17:.$CK17]))" office:value-type="float" office:value="0.0307292848029415" calcext:value-type="float">
            <text:p>0.030729284802942</text:p>
          </table:table-cell>
          <table:table-cell table:formula="of:=([.C17]/SUM([.$CH17:.$CK17]))" office:value-type="float" office:value="0.0580572365551757" calcext:value-type="float">
            <text:p>0.058057236555176</text:p>
          </table:table-cell>
          <table:table-cell table:formula="of:=([.D17]/SUM([.$CH17:.$CK17]))" office:value-type="float" office:value="0.0516064324934896" calcext:value-type="float">
            <text:p>0.05160643249349</text:p>
          </table:table-cell>
          <table:table-cell table:formula="of:=([.E17]/SUM([.$CH17:.$CK17]))" office:value-type="float" office:value="0.133238425710464" calcext:value-type="float">
            <text:p>0.133238425710464</text:p>
          </table:table-cell>
          <table:table-cell table:formula="of:=([.F17]/SUM([.$CH17:.$CK17]))" office:value-type="float" office:value="0.00422234447674005" calcext:value-type="float">
            <text:p>0.00422234447674</text:p>
          </table:table-cell>
          <table:table-cell table:formula="of:=([.G17]/SUM([.$CH17:.$CK17]))" office:value-type="float" office:value="0.426808654190474" calcext:value-type="float">
            <text:p>0.426808654190474</text:p>
          </table:table-cell>
          <table:table-cell table:formula="of:=([.H17]/SUM([.$CH17:.$CK17]))" office:value-type="float" office:value="0.971021942303636" calcext:value-type="float">
            <text:p>0.971021942303636</text:p>
          </table:table-cell>
          <table:table-cell table:formula="of:=([.I17]/SUM([.$CH17:.$CK17]))" office:value-type="float" office:value="0.792393313468217" calcext:value-type="float">
            <text:p>0.792393313468217</text:p>
          </table:table-cell>
          <table:table-cell table:formula="of:=([.J17]/SUM([.$CH17:.$CK17]))" office:value-type="float" office:value="1.95529735477037" calcext:value-type="float">
            <text:p>1.95529735477037</text:p>
          </table:table-cell>
          <table:table-cell table:formula="of:=([.K17]/SUM([.$CH17:.$CK17]))" office:value-type="float" office:value="0.0663846381620797" calcext:value-type="float">
            <text:p>0.06638463816208</text:p>
          </table:table-cell>
          <table:table-cell table:formula="of:=([.L17]/SUM([.$CH17:.$CK17]))" office:value-type="float" office:value="0.00492606855619673" calcext:value-type="float">
            <text:p>0.004926068556197</text:p>
          </table:table-cell>
          <table:table-cell table:formula="of:=([.M17]/SUM([.$CH17:.$CK17]))" office:value-type="float" office:value="0.00809282691375177" calcext:value-type="float">
            <text:p>0.008092826913752</text:p>
          </table:table-cell>
          <table:table-cell table:formula="of:=([.N17]/SUM([.$CH17:.$CK17]))" office:value-type="float" office:value="0.00398776978358783" calcext:value-type="float">
            <text:p>0.003987769783588</text:p>
          </table:table-cell>
          <table:table-cell table:formula="of:=([.O17]/SUM([.$CH17:.$CK17]))" office:value-type="float" office:value="0.0161856538275035" calcext:value-type="float">
            <text:p>0.016185653827504</text:p>
          </table:table-cell>
          <table:table-cell table:formula="of:=([.P17]/SUM([.$CH17:.$CK17]))" office:value-type="float" office:value="0" calcext:value-type="float">
            <text:p>0</text:p>
          </table:table-cell>
          <table:table-cell table:formula="of:=([.Q17]/SUM([.$CH17:.$CK17]))" office:value-type="float" office:value="0.00621622936853397" calcext:value-type="float">
            <text:p>0.006216229368534</text:p>
          </table:table-cell>
          <table:table-cell table:formula="of:=([.R17]/SUM([.$CH17:.$CK17]))" office:value-type="float" office:value="0.0141917689357096" calcext:value-type="float">
            <text:p>0.01419176893571</text:p>
          </table:table-cell>
          <table:table-cell table:formula="of:=([.S17]/SUM([.$CH17:.$CK17]))" office:value-type="float" office:value="0.0159510791343513" calcext:value-type="float">
            <text:p>0.015951079134351</text:p>
          </table:table-cell>
          <table:table-cell table:formula="of:=([.T17]/SUM([.$CH17:.$CK17]))" office:value-type="float" office:value="0.0675575116278409" calcext:value-type="float">
            <text:p>0.067557511627841</text:p>
          </table:table-cell>
          <table:table-cell table:formula="of:=([.U17]/SUM([.$CH17:.$CK17]))" office:value-type="float" office:value="0.00656809140826231" calcext:value-type="float">
            <text:p>0.006568091408262</text:p>
          </table:table-cell>
          <table:table-cell table:formula="of:=([.V17]/SUM([.$CH17:.$CK17]))" office:value-type="float" office:value="0.0436308929263139" calcext:value-type="float">
            <text:p>0.043630892926314</text:p>
          </table:table-cell>
          <table:table-cell table:formula="of:=([.W17]/SUM([.$CH17:.$CK17]))" office:value-type="float" office:value="0.0581745239017519" calcext:value-type="float">
            <text:p>0.058174523901752</text:p>
          </table:table-cell>
          <table:table-cell table:formula="of:=([.X17]/SUM([.$CH17:.$CK17]))" office:value-type="float" office:value="0.00668537875483842" calcext:value-type="float">
            <text:p>0.006685378754838</text:p>
          </table:table-cell>
          <table:table-cell table:formula="of:=([.Y17]/SUM([.$CH17:.$CK17]))" office:value-type="float" office:value="0" calcext:value-type="float">
            <text:p>0</text:p>
          </table:table-cell>
          <table:table-cell table:formula="of:=([.Z17]/SUM([.$CH17:.$CK17]))" office:value-type="float" office:value="0.000351862039728338" calcext:value-type="float">
            <text:p>0.000351862039728</text:p>
          </table:table-cell>
          <table:table-cell table:formula="of:=([.AA17]/SUM([.$CH17:.$CK17]))" office:value-type="float" office:value="0.657747439598839" calcext:value-type="float">
            <text:p>0.657747439598839</text:p>
          </table:table-cell>
          <table:table-cell table:formula="of:=([.AB17]/SUM([.$CH17:.$CK17]))" office:value-type="float" office:value="0.823943609697191" calcext:value-type="float">
            <text:p>0.823943609697191</text:p>
          </table:table-cell>
          <table:table-cell table:formula="of:=([.AC17]/SUM([.$CH17:.$CK17]))" office:value-type="float" office:value="0.0652117646963186" calcext:value-type="float">
            <text:p>0.065211764696319</text:p>
          </table:table-cell>
          <table:table-cell table:formula="of:=([.AD17]/SUM([.$CH17:.$CK17]))" office:value-type="float" office:value="0.00387048243701172" calcext:value-type="float">
            <text:p>0.003870482437012</text:p>
          </table:table-cell>
          <table:table-cell table:formula="of:=([.AE17]/SUM([.$CH17:.$CK17]))" office:value-type="float" office:value="0.00105558611918501" calcext:value-type="float">
            <text:p>0.001055586119185</text:p>
          </table:table-cell>
          <table:table-cell table:formula="of:=([.AF17]/SUM([.$CH17:.$CK17]))" office:value-type="float" office:value="0.00598165467538174" calcext:value-type="float">
            <text:p>0.005981654675382</text:p>
          </table:table-cell>
          <table:table-cell table:formula="of:=([.AG17]/SUM([.$CH17:.$CK17]))" office:value-type="float" office:value="0.00914841303293678" calcext:value-type="float">
            <text:p>0.009148413032937</text:p>
          </table:table-cell>
          <table:table-cell table:formula="of:=([.AH17]/SUM([.$CH17:.$CK17]))" office:value-type="float" office:value="0.000351862039728338" calcext:value-type="float">
            <text:p>0.000351862039728</text:p>
          </table:table-cell>
          <table:table-cell table:formula="of:=([.AI17]/SUM([.$CH17:.$CK17]))" office:value-type="float" office:value="0" calcext:value-type="float">
            <text:p>0</text:p>
          </table:table-cell>
          <table:table-cell table:formula="of:=([.AJ17]/SUM([.$CH17:.$CK17]))" office:value-type="float" office:value="0.000351862039728338" calcext:value-type="float">
            <text:p>0.000351862039728</text:p>
          </table:table-cell>
          <table:table-cell table:formula="of:=([.AK17]/SUM([.$CH17:.$CK17]))" office:value-type="float" office:value="0.0133707575096768" calcext:value-type="float">
            <text:p>0.013370757509677</text:p>
          </table:table-cell>
          <table:table-cell table:formula="of:=([.AL17]/SUM([.$CH17:.$CK17]))" office:value-type="float" office:value="0.0265069403262014" calcext:value-type="float">
            <text:p>0.026506940326202</text:p>
          </table:table-cell>
          <table:table-cell table:formula="of:=([.AM17]/SUM([.$CH17:.$CK17]))" office:value-type="float" office:value="0.0130188954699485" calcext:value-type="float">
            <text:p>0.013018895469949</text:p>
          </table:table-cell>
          <table:table-cell table:formula="of:=([.AN17]/SUM([.$CH17:.$CK17]))" office:value-type="float" office:value="0" calcext:value-type="float">
            <text:p>0</text:p>
          </table:table-cell>
          <table:table-cell table:formula="of:=([.AO17]/SUM([.$CH17:.$CK17]))" office:value-type="float" office:value="0" calcext:value-type="float">
            <text:p>0</text:p>
          </table:table-cell>
          <table:table-cell table:formula="of:=([.AP17]/SUM([.$CH17:.$CK17]))" office:value-type="float" office:value="0.101101692748609" calcext:value-type="float">
            <text:p>0.101101692748609</text:p>
          </table:table-cell>
          <table:table-cell table:formula="of:=([.AQ17]/SUM([.$CH17:.$CK17]))" office:value-type="float" office:value="0.0243957680878314" calcext:value-type="float">
            <text:p>0.024395768087832</text:p>
          </table:table-cell>
          <table:table-cell table:formula="of:=([.AR17]/SUM([.$CH17:.$CK17]))" office:value-type="float" office:value="1.46620911954798" calcext:value-type="float">
            <text:p>1.46620911954798</text:p>
          </table:table-cell>
          <table:table-cell table:formula="of:=([.AS17]/SUM([.$CH17:.$CK17]))" office:value-type="float" office:value="0.371449026606549" calcext:value-type="float">
            <text:p>0.371449026606549</text:p>
          </table:table-cell>
          <table:table-cell table:formula="of:=([.AT17]/SUM([.$CH17:.$CK17]))" office:value-type="float" office:value="0.0109077232315785" calcext:value-type="float">
            <text:p>0.010907723231579</text:p>
          </table:table-cell>
          <table:table-cell table:formula="of:=([.AU17]/SUM([.$CH17:.$CK17]))" office:value-type="float" office:value="0.00457420651646839" calcext:value-type="float">
            <text:p>0.004574206516468</text:p>
          </table:table-cell>
          <table:table-cell table:formula="of:=([.AV17]/SUM([.$CH17:.$CK17]))" office:value-type="float" office:value="0.0429271688468572" calcext:value-type="float">
            <text:p>0.042927168846857</text:p>
          </table:table-cell>
          <table:table-cell table:formula="of:=([.AW17]/SUM([.$CH17:.$CK17]))" office:value-type="float" office:value="0.0127843207767963" calcext:value-type="float">
            <text:p>0.012784320776796</text:p>
          </table:table-cell>
          <table:table-cell table:formula="of:=([.AX17]/SUM([.$CH17:.$CK17]))" office:value-type="float" office:value="0.0588782479812085" calcext:value-type="float">
            <text:p>0.058878247981209</text:p>
          </table:table-cell>
          <table:table-cell table:formula="of:=([.AY17]/SUM([.$CH17:.$CK17]))" office:value-type="float" office:value="0.0173585272932647" calcext:value-type="float">
            <text:p>0.017358527293265</text:p>
          </table:table-cell>
          <table:table-cell table:formula="of:=([.AZ17]/SUM([.$CH17:.$CK17]))" office:value-type="float" office:value="0.0930088658348573" calcext:value-type="float">
            <text:p>0.093008865834857</text:p>
          </table:table-cell>
          <table:table-cell table:formula="of:=([.BA17]/SUM([.$CH17:.$CK17]))" office:value-type="float" office:value="0.0470322259770212" calcext:value-type="float">
            <text:p>0.047032225977021</text:p>
          </table:table-cell>
          <table:table-cell table:formula="of:=([.BB17]/SUM([.$CH17:.$CK17]))" office:value-type="float" office:value="0.0158337917877752" calcext:value-type="float">
            <text:p>0.015833791787775</text:p>
          </table:table-cell>
          <table:table-cell table:formula="of:=([.BC17]/SUM([.$CH17:.$CK17]))" office:value-type="float" office:value="0.0307292848029415" calcext:value-type="float">
            <text:p>0.030729284802942</text:p>
          </table:table-cell>
          <table:table-cell table:formula="of:=([.BD17]/SUM([.$CH17:.$CK17]))" office:value-type="float" office:value="0.957651184793959" calcext:value-type="float">
            <text:p>0.957651184793959</text:p>
          </table:table-cell>
          <table:table-cell table:formula="of:=([.BE17]/SUM([.$CH17:.$CK17]))" office:value-type="float" office:value="0.302601354166371" calcext:value-type="float">
            <text:p>0.302601354166371</text:p>
          </table:table-cell>
          <table:table-cell table:formula="of:=([.BF17]/SUM([.$CH17:.$CK17]))" office:value-type="float" office:value="1.54772382541838" calcext:value-type="float">
            <text:p>1.54772382541838</text:p>
          </table:table-cell>
          <table:table-cell table:formula="of:=([.BG17]/SUM([.$CH17:.$CK17]))" office:value-type="float" office:value="0.648481739219327" calcext:value-type="float">
            <text:p>0.648481739219327</text:p>
          </table:table-cell>
          <table:table-cell table:formula="of:=([.BH17]/SUM([.$CH17:.$CK17]))" office:value-type="float" office:value="0.100867118055457" calcext:value-type="float">
            <text:p>0.100867118055457</text:p>
          </table:table-cell>
          <table:table-cell table:formula="of:=([.BI17]/SUM([.$CH17:.$CK17]))" office:value-type="float" office:value="0.426808654190474" calcext:value-type="float">
            <text:p>0.426808654190474</text:p>
          </table:table-cell>
          <table:table-cell table:formula="of:=([.BJ17]/SUM([.$CH17:.$CK17]))" office:value-type="float" office:value="0.00703724079456676" calcext:value-type="float">
            <text:p>0.007037240794567</text:p>
          </table:table-cell>
          <table:table-cell table:formula="of:=([.BK17]/SUM([.$CH17:.$CK17]))" office:value-type="float" office:value="0.000703724079456676" calcext:value-type="float">
            <text:p>0.000703724079457</text:p>
          </table:table-cell>
          <table:table-cell table:formula="of:=([.BL17]/SUM([.$CH17:.$CK17]))" office:value-type="float" office:value="0.0111422979247307" calcext:value-type="float">
            <text:p>0.011142297924731</text:p>
          </table:table-cell>
          <table:table-cell table:formula="of:=([.BM17]/SUM([.$CH17:.$CK17]))" office:value-type="float" office:value="0.00668537875483842" calcext:value-type="float">
            <text:p>0.006685378754838</text:p>
          </table:table-cell>
          <table:table-cell table:formula="of:=([.BN17]/SUM([.$CH17:.$CK17]))" office:value-type="float" office:value="0.000351862039728338" calcext:value-type="float">
            <text:p>0.000351862039728</text:p>
          </table:table-cell>
          <table:table-cell table:formula="of:=([.BO17]/SUM([.$CH17:.$CK17]))" office:value-type="float" office:value="0.00492606855619673" calcext:value-type="float">
            <text:p>0.004926068556197</text:p>
          </table:table-cell>
          <table:table-cell table:formula="of:=([.BP17]/SUM([.$CH17:.$CK17]))" office:value-type="float" office:value="0.015599217094623" calcext:value-type="float">
            <text:p>0.015599217094623</text:p>
          </table:table-cell>
          <table:table-cell table:formula="of:=([.BQ17]/SUM([.$CH17:.$CK17]))" office:value-type="float" office:value="0.00539521794250118" calcext:value-type="float">
            <text:p>0.005395217942501</text:p>
          </table:table-cell>
          <table:table-cell table:formula="of:=([.BR17]/SUM([.$CH17:.$CK17]))" office:value-type="float" office:value="0.0308465721495176" calcext:value-type="float">
            <text:p>0.030846572149518</text:p>
          </table:table-cell>
          <table:table-cell table:formula="of:=([.BS17]/SUM([.$CH17:.$CK17]))" office:value-type="float" office:value="0.0336614684673443" calcext:value-type="float">
            <text:p>0.033661468467344</text:p>
          </table:table-cell>
          <table:table-cell table:formula="of:=([.BT17]/SUM([.$CH17:.$CK17]))" office:value-type="float" office:value="0.0116114473110352" calcext:value-type="float">
            <text:p>0.011611447311035</text:p>
          </table:table-cell>
          <table:table-cell table:formula="of:=([.BU17]/SUM([.$CH17:.$CK17]))" office:value-type="float" office:value="0.00621622936853397" calcext:value-type="float">
            <text:p>0.00621622936853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17</text:p>
          </table:table-cell>
          <table:table-cell table:formula="of:=([.B18]/SUM([.$CH18:.$CK18]))" office:value-type="float" office:value="0.0145063412890963" calcext:value-type="float">
            <text:p>0.014506341289096</text:p>
          </table:table-cell>
          <table:table-cell table:formula="of:=([.C18]/SUM([.$CH18:.$CK18]))" office:value-type="float" office:value="0.0259905281429642" calcext:value-type="float">
            <text:p>0.025990528142964</text:p>
          </table:table-cell>
          <table:table-cell table:formula="of:=([.D18]/SUM([.$CH18:.$CK18]))" office:value-type="float" office:value="0.0294962272878291" calcext:value-type="float">
            <text:p>0.029496227287829</text:p>
          </table:table-cell>
          <table:table-cell table:formula="of:=([.E18]/SUM([.$CH18:.$CK18]))" office:value-type="float" office:value="0.0600804301723405" calcext:value-type="float">
            <text:p>0.060080430172341</text:p>
          </table:table-cell>
          <table:table-cell table:formula="of:=([.F18]/SUM([.$CH18:.$CK18]))" office:value-type="float" office:value="0.00181329266113704" calcext:value-type="float">
            <text:p>0.001813292661137</text:p>
          </table:table-cell>
          <table:table-cell table:formula="of:=([.G18]/SUM([.$CH18:.$CK18]))" office:value-type="float" office:value="0.417903515303382" calcext:value-type="float">
            <text:p>0.417903515303382</text:p>
          </table:table-cell>
          <table:table-cell table:formula="of:=([.H18]/SUM([.$CH18:.$CK18]))" office:value-type="float" office:value="0.950769785322853" calcext:value-type="float">
            <text:p>0.950769785322853</text:p>
          </table:table-cell>
          <table:table-cell table:formula="of:=([.I18]/SUM([.$CH18:.$CK18]))" office:value-type="float" office:value="0.893590623408332" calcext:value-type="float">
            <text:p>0.893590623408332</text:p>
          </table:table-cell>
          <table:table-cell table:formula="of:=([.J18]/SUM([.$CH18:.$CK18]))" office:value-type="float" office:value="2.04769095913335" calcext:value-type="float">
            <text:p>2.04769095913335</text:p>
          </table:table-cell>
          <table:table-cell table:formula="of:=([.K18]/SUM([.$CH18:.$CK18]))" office:value-type="float" office:value="0.0979178037014" calcext:value-type="float">
            <text:p>0.0979178037014</text:p>
          </table:table-cell>
          <table:table-cell table:formula="of:=([.L18]/SUM([.$CH18:.$CK18]))" office:value-type="float" office:value="0.00253860972559185" calcext:value-type="float">
            <text:p>0.002538609725592</text:p>
          </table:table-cell>
          <table:table-cell table:formula="of:=([.M18]/SUM([.$CH18:.$CK18]))" office:value-type="float" office:value="0.00265949590300099" calcext:value-type="float">
            <text:p>0.002659495903001</text:p>
          </table:table-cell>
          <table:table-cell table:formula="of:=([.N18]/SUM([.$CH18:.$CK18]))" office:value-type="float" office:value="0.00398924385450148" calcext:value-type="float">
            <text:p>0.003989243854501</text:p>
          </table:table-cell>
          <table:table-cell table:formula="of:=([.O18]/SUM([.$CH18:.$CK18]))" office:value-type="float" office:value="0.0105170974345948" calcext:value-type="float">
            <text:p>0.010517097434595</text:p>
          </table:table-cell>
          <table:table-cell table:formula="of:=([.P18]/SUM([.$CH18:.$CK18]))" office:value-type="float" office:value="0" calcext:value-type="float">
            <text:p>0</text:p>
          </table:table-cell>
          <table:table-cell table:formula="of:=([.Q18]/SUM([.$CH18:.$CK18]))" office:value-type="float" office:value="0.00193417883854617" calcext:value-type="float">
            <text:p>0.001934178838546</text:p>
          </table:table-cell>
          <table:table-cell table:formula="of:=([.R18]/SUM([.$CH18:.$CK18]))" office:value-type="float" office:value="0.00326392679004667" calcext:value-type="float">
            <text:p>0.003263926790047</text:p>
          </table:table-cell>
          <table:table-cell table:formula="of:=([.S18]/SUM([.$CH18:.$CK18]))" office:value-type="float" office:value="0.00145063412890963" calcext:value-type="float">
            <text:p>0.00145063412891</text:p>
          </table:table-cell>
          <table:table-cell table:formula="of:=([.T18]/SUM([.$CH18:.$CK18]))" office:value-type="float" office:value="0.00870380477345778" calcext:value-type="float">
            <text:p>0.008703804773458</text:p>
          </table:table-cell>
          <table:table-cell table:formula="of:=([.U18]/SUM([.$CH18:.$CK18]))" office:value-type="float" office:value="0.000362658532227407" calcext:value-type="float">
            <text:p>0.000362658532227</text:p>
          </table:table-cell>
          <table:table-cell table:formula="of:=([.V18]/SUM([.$CH18:.$CK18]))" office:value-type="float" office:value="0.0239354631270089" calcext:value-type="float">
            <text:p>0.023935463127009</text:p>
          </table:table-cell>
          <table:table-cell table:formula="of:=([.W18]/SUM([.$CH18:.$CK18]))" office:value-type="float" office:value="0.0221221704658718" calcext:value-type="float">
            <text:p>0.022122170465872</text:p>
          </table:table-cell>
          <table:table-cell table:formula="of:=([.X18]/SUM([.$CH18:.$CK18]))" office:value-type="float" office:value="0.00543987798341111" calcext:value-type="float">
            <text:p>0.005439877983411</text:p>
          </table:table-cell>
          <table:table-cell table:formula="of:=([.Y18]/SUM([.$CH18:.$CK18]))" office:value-type="float" office:value="0.000362658532227407" calcext:value-type="float">
            <text:p>0.000362658532227</text:p>
          </table:table-cell>
          <table:table-cell table:formula="of:=([.Z18]/SUM([.$CH18:.$CK18]))" office:value-type="float" office:value="0" calcext:value-type="float">
            <text:p>0</text:p>
          </table:table-cell>
          <table:table-cell table:formula="of:=([.AA18]/SUM([.$CH18:.$CK18]))" office:value-type="float" office:value="0.698722105424805" calcext:value-type="float">
            <text:p>0.698722105424805</text:p>
          </table:table-cell>
          <table:table-cell table:formula="of:=([.AB18]/SUM([.$CH18:.$CK18]))" office:value-type="float" office:value="0.859379835201546" calcext:value-type="float">
            <text:p>0.859379835201546</text:p>
          </table:table-cell>
          <table:table-cell table:formula="of:=([.AC18]/SUM([.$CH18:.$CK18]))" office:value-type="float" office:value="0.119919087989863" calcext:value-type="float">
            <text:p>0.119919087989863</text:p>
          </table:table-cell>
          <table:table-cell table:formula="of:=([.AD18]/SUM([.$CH18:.$CK18]))" office:value-type="float" office:value="0.00761582917677555" calcext:value-type="float">
            <text:p>0.007615829176776</text:p>
          </table:table-cell>
          <table:table-cell table:formula="of:=([.AE18]/SUM([.$CH18:.$CK18]))" office:value-type="float" office:value="0.000725317064454815" calcext:value-type="float">
            <text:p>0.000725317064455</text:p>
          </table:table-cell>
          <table:table-cell table:formula="of:=([.AF18]/SUM([.$CH18:.$CK18]))" office:value-type="float" office:value="0.00326392679004667" calcext:value-type="float">
            <text:p>0.003263926790047</text:p>
          </table:table-cell>
          <table:table-cell table:formula="of:=([.AG18]/SUM([.$CH18:.$CK18]))" office:value-type="float" office:value="0.00398924385450148" calcext:value-type="float">
            <text:p>0.003989243854501</text:p>
          </table:table-cell>
          <table:table-cell table:formula="of:=([.AH18]/SUM([.$CH18:.$CK18]))" office:value-type="float" office:value="0.000725317064454815" calcext:value-type="float">
            <text:p>0.000725317064455</text:p>
          </table:table-cell>
          <table:table-cell table:formula="of:=([.AI18]/SUM([.$CH18:.$CK18]))" office:value-type="float" office:value="0" calcext:value-type="float">
            <text:p>0</text:p>
          </table:table-cell>
          <table:table-cell table:formula="of:=([.AJ18]/SUM([.$CH18:.$CK18]))" office:value-type="float" office:value="0" calcext:value-type="float">
            <text:p>0</text:p>
          </table:table-cell>
          <table:table-cell table:formula="of:=([.AK18]/SUM([.$CH18:.$CK18]))" office:value-type="float" office:value="0.00145063412890963" calcext:value-type="float">
            <text:p>0.00145063412891</text:p>
          </table:table-cell>
          <table:table-cell table:formula="of:=([.AL18]/SUM([.$CH18:.$CK18]))" office:value-type="float" office:value="0.00398924385450148" calcext:value-type="float">
            <text:p>0.003989243854501</text:p>
          </table:table-cell>
          <table:table-cell table:formula="of:=([.AM18]/SUM([.$CH18:.$CK18]))" office:value-type="float" office:value="0.000725317064454815" calcext:value-type="float">
            <text:p>0.000725317064455</text:p>
          </table:table-cell>
          <table:table-cell table:formula="of:=([.AN18]/SUM([.$CH18:.$CK18]))" office:value-type="float" office:value="0" calcext:value-type="float">
            <text:p>0</text:p>
          </table:table-cell>
          <table:table-cell table:formula="of:=([.AO18]/SUM([.$CH18:.$CK18]))" office:value-type="float" office:value="0" calcext:value-type="float">
            <text:p>0</text:p>
          </table:table-cell>
          <table:table-cell table:formula="of:=([.AP18]/SUM([.$CH18:.$CK18]))" office:value-type="float" office:value="0.0476291538991995" calcext:value-type="float">
            <text:p>0.0476291538992</text:p>
          </table:table-cell>
          <table:table-cell table:formula="of:=([.AQ18]/SUM([.$CH18:.$CK18]))" office:value-type="float" office:value="0.0161987477728242" calcext:value-type="float">
            <text:p>0.016198747772824</text:p>
          </table:table-cell>
          <table:table-cell table:formula="of:=([.AR18]/SUM([.$CH18:.$CK18]))" office:value-type="float" office:value="1.54577155053062" calcext:value-type="float">
            <text:p>1.54577155053062</text:p>
          </table:table-cell>
          <table:table-cell table:formula="of:=([.AS18]/SUM([.$CH18:.$CK18]))" office:value-type="float" office:value="0.372812971129775" calcext:value-type="float">
            <text:p>0.372812971129775</text:p>
          </table:table-cell>
          <table:table-cell table:formula="of:=([.AT18]/SUM([.$CH18:.$CK18]))" office:value-type="float" office:value="0.00797848770900296" calcext:value-type="float">
            <text:p>0.007978487709003</text:p>
          </table:table-cell>
          <table:table-cell table:formula="of:=([.AU18]/SUM([.$CH18:.$CK18]))" office:value-type="float" office:value="0.00181329266113704" calcext:value-type="float">
            <text:p>0.001813292661137</text:p>
          </table:table-cell>
          <table:table-cell table:formula="of:=([.AV18]/SUM([.$CH18:.$CK18]))" office:value-type="float" office:value="0.00543987798341111" calcext:value-type="float">
            <text:p>0.005439877983411</text:p>
          </table:table-cell>
          <table:table-cell table:formula="of:=([.AW18]/SUM([.$CH18:.$CK18]))" office:value-type="float" office:value="0.000725317064454815" calcext:value-type="float">
            <text:p>0.000725317064455</text:p>
          </table:table-cell>
          <table:table-cell table:formula="of:=([.AX18]/SUM([.$CH18:.$CK18]))" office:value-type="float" office:value="0.0263531866751916" calcext:value-type="float">
            <text:p>0.026353186675192</text:p>
          </table:table-cell>
          <table:table-cell table:formula="of:=([.AY18]/SUM([.$CH18:.$CK18]))" office:value-type="float" office:value="0.00822026006382123" calcext:value-type="float">
            <text:p>0.008220260063821</text:p>
          </table:table-cell>
          <table:table-cell table:formula="of:=([.AZ18]/SUM([.$CH18:.$CK18]))" office:value-type="float" office:value="0.0350569914486494" calcext:value-type="float">
            <text:p>0.035056991448649</text:p>
          </table:table-cell>
          <table:table-cell table:formula="of:=([.BA18]/SUM([.$CH18:.$CK18]))" office:value-type="float" office:value="0.0251443249011002" calcext:value-type="float">
            <text:p>0.0251443249011</text:p>
          </table:table-cell>
          <table:table-cell table:formula="of:=([.BB18]/SUM([.$CH18:.$CK18]))" office:value-type="float" office:value="0.0141436827568689" calcext:value-type="float">
            <text:p>0.014143682756869</text:p>
          </table:table-cell>
          <table:table-cell table:formula="of:=([.BC18]/SUM([.$CH18:.$CK18]))" office:value-type="float" office:value="0.0145063412890963" calcext:value-type="float">
            <text:p>0.014506341289096</text:p>
          </table:table-cell>
          <table:table-cell table:formula="of:=([.BD18]/SUM([.$CH18:.$CK18]))" office:value-type="float" office:value="0.943879273210532" calcext:value-type="float">
            <text:p>0.943879273210532</text:p>
          </table:table-cell>
          <table:table-cell table:formula="of:=([.BE18]/SUM([.$CH18:.$CK18]))" office:value-type="float" office:value="0.329777491972122" calcext:value-type="float">
            <text:p>0.329777491972122</text:p>
          </table:table-cell>
          <table:table-cell table:formula="of:=([.BF18]/SUM([.$CH18:.$CK18]))" office:value-type="float" office:value="1.58058676962445" calcext:value-type="float">
            <text:p>1.58058676962445</text:p>
          </table:table-cell>
          <table:table-cell table:formula="of:=([.BG18]/SUM([.$CH18:.$CK18]))" office:value-type="float" office:value="0.734504413937909" calcext:value-type="float">
            <text:p>0.734504413937909</text:p>
          </table:table-cell>
          <table:table-cell table:formula="of:=([.BH18]/SUM([.$CH18:.$CK18]))" office:value-type="float" office:value="0.159327981825241" calcext:value-type="float">
            <text:p>0.159327981825241</text:p>
          </table:table-cell>
          <table:table-cell table:formula="of:=([.BI18]/SUM([.$CH18:.$CK18]))" office:value-type="float" office:value="0.417903515303382" calcext:value-type="float">
            <text:p>0.417903515303382</text:p>
          </table:table-cell>
          <table:table-cell table:formula="of:=([.BJ18]/SUM([.$CH18:.$CK18]))" office:value-type="float" office:value="0.00108797559668222" calcext:value-type="float">
            <text:p>0.001087975596682</text:p>
          </table:table-cell>
          <table:table-cell table:formula="of:=([.BK18]/SUM([.$CH18:.$CK18]))" office:value-type="float" office:value="0.000725317064454815" calcext:value-type="float">
            <text:p>0.000725317064455</text:p>
          </table:table-cell>
          <table:table-cell table:formula="of:=([.BL18]/SUM([.$CH18:.$CK18]))" office:value-type="float" office:value="0.00906646330568518" calcext:value-type="float">
            <text:p>0.009066463305685</text:p>
          </table:table-cell>
          <table:table-cell table:formula="of:=([.BM18]/SUM([.$CH18:.$CK18]))" office:value-type="float" office:value="0.00362658532227407" calcext:value-type="float">
            <text:p>0.003626585322274</text:p>
          </table:table-cell>
          <table:table-cell table:formula="of:=([.BN18]/SUM([.$CH18:.$CK18]))" office:value-type="float" office:value="0.00108797559668222" calcext:value-type="float">
            <text:p>0.001087975596682</text:p>
          </table:table-cell>
          <table:table-cell table:formula="of:=([.BO18]/SUM([.$CH18:.$CK18]))" office:value-type="float" office:value="0.00253860972559185" calcext:value-type="float">
            <text:p>0.002538609725592</text:p>
          </table:table-cell>
          <table:table-cell table:formula="of:=([.BP18]/SUM([.$CH18:.$CK18]))" office:value-type="float" office:value="0.00398924385450148" calcext:value-type="float">
            <text:p>0.003989243854501</text:p>
          </table:table-cell>
          <table:table-cell table:formula="of:=([.BQ18]/SUM([.$CH18:.$CK18]))" office:value-type="float" office:value="0.000725317064454815" calcext:value-type="float">
            <text:p>0.000725317064455</text:p>
          </table:table-cell>
          <table:table-cell table:formula="of:=([.BR18]/SUM([.$CH18:.$CK18]))" office:value-type="float" office:value="0.0050772194511837" calcext:value-type="float">
            <text:p>0.005077219451184</text:p>
          </table:table-cell>
          <table:table-cell table:formula="of:=([.BS18]/SUM([.$CH18:.$CK18]))" office:value-type="float" office:value="0.00290126825781926" calcext:value-type="float">
            <text:p>0.002901268257819</text:p>
          </table:table-cell>
          <table:table-cell table:formula="of:=([.BT18]/SUM([.$CH18:.$CK18]))" office:value-type="float" office:value="0.00108797559668222" calcext:value-type="float">
            <text:p>0.001087975596682</text:p>
          </table:table-cell>
          <table:table-cell table:formula="of:=([.BU18]/SUM([.$CH18:.$CK18]))" office:value-type="float" office:value="0.00193417883854617" calcext:value-type="float">
            <text:p>0.0019341788385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18</text:p>
          </table:table-cell>
          <table:table-cell table:formula="of:=([.B19]/SUM([.$CH19:.$CK19]))" office:value-type="float" office:value="0.277748696141248" calcext:value-type="float">
            <text:p>0.277748696141248</text:p>
          </table:table-cell>
          <table:table-cell table:formula="of:=([.C19]/SUM([.$CH19:.$CK19]))" office:value-type="float" office:value="0.487497271166453" calcext:value-type="float">
            <text:p>0.487497271166453</text:p>
          </table:table-cell>
          <table:table-cell table:formula="of:=([.D19]/SUM([.$CH19:.$CK19]))" office:value-type="float" office:value="0.599526247681373" calcext:value-type="float">
            <text:p>0.599526247681373</text:p>
          </table:table-cell>
          <table:table-cell table:formula="of:=([.E19]/SUM([.$CH19:.$CK19]))" office:value-type="float" office:value="1.19954170486718" calcext:value-type="float">
            <text:p>1.19954170486718</text:p>
          </table:table-cell>
          <table:table-cell table:formula="of:=([.F19]/SUM([.$CH19:.$CK19]))" office:value-type="float" office:value="0.0369353175846133" calcext:value-type="float">
            <text:p>0.036935317584613</text:p>
          </table:table-cell>
          <table:table-cell table:formula="of:=([.G19]/SUM([.$CH19:.$CK19]))" office:value-type="float" office:value="0.119244816705291" calcext:value-type="float">
            <text:p>0.119244816705291</text:p>
          </table:table-cell>
          <table:table-cell table:formula="of:=([.H19]/SUM([.$CH19:.$CK19]))" office:value-type="float" office:value="0.271633577335848" calcext:value-type="float">
            <text:p>0.271633577335848</text:p>
          </table:table-cell>
          <table:table-cell table:formula="of:=([.I19]/SUM([.$CH19:.$CK19]))" office:value-type="float" office:value="0.193360056626734" calcext:value-type="float">
            <text:p>0.193360056626734</text:p>
          </table:table-cell>
          <table:table-cell table:formula="of:=([.J19]/SUM([.$CH19:.$CK19]))" office:value-type="float" office:value="0.511713141635835" calcext:value-type="float">
            <text:p>0.511713141635835</text:p>
          </table:table-cell>
          <table:table-cell table:formula="of:=([.K19]/SUM([.$CH19:.$CK19]))" office:value-type="float" office:value="0.0185899611684146" calcext:value-type="float">
            <text:p>0.018589961168415</text:p>
          </table:table-cell>
          <table:table-cell table:formula="of:=([.L19]/SUM([.$CH19:.$CK19]))" office:value-type="float" office:value="0.000733814256647947" calcext:value-type="float">
            <text:p>0.000733814256648</text:p>
          </table:table-cell>
          <table:table-cell table:formula="of:=([.M19]/SUM([.$CH19:.$CK19]))" office:value-type="float" office:value="0.00183453564161987" calcext:value-type="float">
            <text:p>0.00183453564162</text:p>
          </table:table-cell>
          <table:table-cell table:formula="of:=([.N19]/SUM([.$CH19:.$CK19]))" office:value-type="float" office:value="0.00293525702659179" calcext:value-type="float">
            <text:p>0.002935257026592</text:p>
          </table:table-cell>
          <table:table-cell table:formula="of:=([.O19]/SUM([.$CH19:.$CK19]))" office:value-type="float" office:value="0.00476979266821165" calcext:value-type="float">
            <text:p>0.004769792668212</text:p>
          </table:table-cell>
          <table:table-cell table:formula="of:=([.P19]/SUM([.$CH19:.$CK19]))" office:value-type="float" office:value="0.000366907128323973" calcext:value-type="float">
            <text:p>0.000366907128324</text:p>
          </table:table-cell>
          <table:table-cell table:formula="of:=([.Q19]/SUM([.$CH19:.$CK19]))" office:value-type="float" office:value="0.00220144276994384" calcext:value-type="float">
            <text:p>0.002201442769944</text:p>
          </table:table-cell>
          <table:table-cell table:formula="of:=([.R19]/SUM([.$CH19:.$CK19]))" office:value-type="float" office:value="0.0026906522743758" calcext:value-type="float">
            <text:p>0.002690652274376</text:p>
          </table:table-cell>
          <table:table-cell table:formula="of:=([.S19]/SUM([.$CH19:.$CK19]))" office:value-type="float" office:value="0.00293525702659179" calcext:value-type="float">
            <text:p>0.002935257026592</text:p>
          </table:table-cell>
          <table:table-cell table:formula="of:=([.T19]/SUM([.$CH19:.$CK19]))" office:value-type="float" office:value="0.0194460778011706" calcext:value-type="float">
            <text:p>0.019446077801171</text:p>
          </table:table-cell>
          <table:table-cell table:formula="of:=([.U19]/SUM([.$CH19:.$CK19]))" office:value-type="float" office:value="0.00220144276994384" calcext:value-type="float">
            <text:p>0.002201442769944</text:p>
          </table:table-cell>
          <table:table-cell table:formula="of:=([.V19]/SUM([.$CH19:.$CK19]))" office:value-type="float" office:value="0.515015305790751" calcext:value-type="float">
            <text:p>0.515015305790751</text:p>
          </table:table-cell>
          <table:table-cell table:formula="of:=([.W19]/SUM([.$CH19:.$CK19]))" office:value-type="float" office:value="0.124503818877935" calcext:value-type="float">
            <text:p>0.124503818877935</text:p>
          </table:table-cell>
          <table:table-cell table:formula="of:=([.X19]/SUM([.$CH19:.$CK19]))" office:value-type="float" office:value="0.00807195682312741" calcext:value-type="float">
            <text:p>0.008071956823127</text:p>
          </table:table-cell>
          <table:table-cell table:formula="of:=([.Y19]/SUM([.$CH19:.$CK19]))" office:value-type="float" office:value="0" calcext:value-type="float">
            <text:p>0</text:p>
          </table:table-cell>
          <table:table-cell table:formula="of:=([.Z19]/SUM([.$CH19:.$CK19]))" office:value-type="float" office:value="0.000366907128323973" calcext:value-type="float">
            <text:p>0.000366907128324</text:p>
          </table:table-cell>
          <table:table-cell table:formula="of:=([.AA19]/SUM([.$CH19:.$CK19]))" office:value-type="float" office:value="0.139913918267542" calcext:value-type="float">
            <text:p>0.139913918267542</text:p>
          </table:table-cell>
          <table:table-cell table:formula="of:=([.AB19]/SUM([.$CH19:.$CK19]))" office:value-type="float" office:value="0.205101084733101" calcext:value-type="float">
            <text:p>0.205101084733101</text:p>
          </table:table-cell>
          <table:table-cell table:formula="of:=([.AC19]/SUM([.$CH19:.$CK19]))" office:value-type="float" office:value="0.0194460778011706" calcext:value-type="float">
            <text:p>0.019446077801171</text:p>
          </table:table-cell>
          <table:table-cell table:formula="of:=([.AD19]/SUM([.$CH19:.$CK19]))" office:value-type="float" office:value="0.00183453564161987" calcext:value-type="float">
            <text:p>0.00183453564162</text:p>
          </table:table-cell>
          <table:table-cell table:formula="of:=([.AE19]/SUM([.$CH19:.$CK19]))" office:value-type="float" office:value="0.000733814256647947" calcext:value-type="float">
            <text:p>0.000733814256648</text:p>
          </table:table-cell>
          <table:table-cell table:formula="of:=([.AF19]/SUM([.$CH19:.$CK19]))" office:value-type="float" office:value="0.00146762851329589" calcext:value-type="float">
            <text:p>0.001467628513296</text:p>
          </table:table-cell>
          <table:table-cell table:formula="of:=([.AG19]/SUM([.$CH19:.$CK19]))" office:value-type="float" office:value="0.00220144276994384" calcext:value-type="float">
            <text:p>0.002201442769944</text:p>
          </table:table-cell>
          <table:table-cell table:formula="of:=([.AH19]/SUM([.$CH19:.$CK19]))" office:value-type="float" office:value="0" calcext:value-type="float">
            <text:p>0</text:p>
          </table:table-cell>
          <table:table-cell table:formula="of:=([.AI19]/SUM([.$CH19:.$CK19]))" office:value-type="float" office:value="0" calcext:value-type="float">
            <text:p>0</text:p>
          </table:table-cell>
          <table:table-cell table:formula="of:=([.AJ19]/SUM([.$CH19:.$CK19]))" office:value-type="float" office:value="0" calcext:value-type="float">
            <text:p>0</text:p>
          </table:table-cell>
          <table:table-cell table:formula="of:=([.AK19]/SUM([.$CH19:.$CK19]))" office:value-type="float" office:value="0.00697123543815549" calcext:value-type="float">
            <text:p>0.006971235438156</text:p>
          </table:table-cell>
          <table:table-cell table:formula="of:=([.AL19]/SUM([.$CH19:.$CK19]))" office:value-type="float" office:value="0.00330216415491576" calcext:value-type="float">
            <text:p>0.003302164154916</text:p>
          </table:table-cell>
          <table:table-cell table:formula="of:=([.AM19]/SUM([.$CH19:.$CK19]))" office:value-type="float" office:value="0" calcext:value-type="float">
            <text:p>0</text:p>
          </table:table-cell>
          <table:table-cell table:formula="of:=([.AN19]/SUM([.$CH19:.$CK19]))" office:value-type="float" office:value="0" calcext:value-type="float">
            <text:p>0</text:p>
          </table:table-cell>
          <table:table-cell table:formula="of:=([.AO19]/SUM([.$CH19:.$CK19]))" office:value-type="float" office:value="0" calcext:value-type="float">
            <text:p>0</text:p>
          </table:table-cell>
          <table:table-cell table:formula="of:=([.AP19]/SUM([.$CH19:.$CK19]))" office:value-type="float" office:value="0.567972234645511" calcext:value-type="float">
            <text:p>0.567972234645511</text:p>
          </table:table-cell>
          <table:table-cell table:formula="of:=([.AQ19]/SUM([.$CH19:.$CK19]))" office:value-type="float" office:value="0.786893487878815" calcext:value-type="float">
            <text:p>0.786893487878815</text:p>
          </table:table-cell>
          <table:table-cell table:formula="of:=([.AR19]/SUM([.$CH19:.$CK19]))" office:value-type="float" office:value="0.367151733076189" calcext:value-type="float">
            <text:p>0.367151733076189</text:p>
          </table:table-cell>
          <table:table-cell table:formula="of:=([.AS19]/SUM([.$CH19:.$CK19]))" office:value-type="float" office:value="0.10652536959006" calcext:value-type="float">
            <text:p>0.10652536959006</text:p>
          </table:table-cell>
          <table:table-cell table:formula="of:=([.AT19]/SUM([.$CH19:.$CK19]))" office:value-type="float" office:value="0.00256834989826781" calcext:value-type="float">
            <text:p>0.002568349898268</text:p>
          </table:table-cell>
          <table:table-cell table:formula="of:=([.AU19]/SUM([.$CH19:.$CK19]))" office:value-type="float" office:value="0.000733814256647947" calcext:value-type="float">
            <text:p>0.000733814256648</text:p>
          </table:table-cell>
          <table:table-cell table:formula="of:=([.AV19]/SUM([.$CH19:.$CK19]))" office:value-type="float" office:value="0.0157770065179309" calcext:value-type="float">
            <text:p>0.015777006517931</text:p>
          </table:table-cell>
          <table:table-cell table:formula="of:=([.AW19]/SUM([.$CH19:.$CK19]))" office:value-type="float" office:value="0.00146762851329589" calcext:value-type="float">
            <text:p>0.001467628513296</text:p>
          </table:table-cell>
          <table:table-cell table:formula="of:=([.AX19]/SUM([.$CH19:.$CK19]))" office:value-type="float" office:value="0.700670312722681" calcext:value-type="float">
            <text:p>0.700670312722681</text:p>
          </table:table-cell>
          <table:table-cell table:formula="of:=([.AY19]/SUM([.$CH19:.$CK19]))" office:value-type="float" office:value="0.205345689485317" calcext:value-type="float">
            <text:p>0.205345689485317</text:p>
          </table:table-cell>
          <table:table-cell table:formula="of:=([.AZ19]/SUM([.$CH19:.$CK19]))" office:value-type="float" office:value="0.827497876746668" calcext:value-type="float">
            <text:p>0.827497876746668</text:p>
          </table:table-cell>
          <table:table-cell table:formula="of:=([.BA19]/SUM([.$CH19:.$CK19]))" office:value-type="float" office:value="0.277748696141248" calcext:value-type="float">
            <text:p>0.277748696141248</text:p>
          </table:table-cell>
          <table:table-cell table:formula="of:=([.BB19]/SUM([.$CH19:.$CK19]))" office:value-type="float" office:value="0.0467195076732526" calcext:value-type="float">
            <text:p>0.046719507673253</text:p>
          </table:table-cell>
          <table:table-cell table:formula="of:=([.BC19]/SUM([.$CH19:.$CK19]))" office:value-type="float" office:value="0.277748696141248" calcext:value-type="float">
            <text:p>0.277748696141248</text:p>
          </table:table-cell>
          <table:table-cell table:formula="of:=([.BD19]/SUM([.$CH19:.$CK19]))" office:value-type="float" office:value="0.258914130220617" calcext:value-type="float">
            <text:p>0.258914130220617</text:p>
          </table:table-cell>
          <table:table-cell table:formula="of:=([.BE19]/SUM([.$CH19:.$CK19]))" office:value-type="float" office:value="0.0790073349657623" calcext:value-type="float">
            <text:p>0.079007334965762</text:p>
          </table:table-cell>
          <table:table-cell table:formula="of:=([.BF19]/SUM([.$CH19:.$CK19]))" office:value-type="float" office:value="0.390144579784492" calcext:value-type="float">
            <text:p>0.390144579784492</text:p>
          </table:table-cell>
          <table:table-cell table:formula="of:=([.BG19]/SUM([.$CH19:.$CK19]))" office:value-type="float" office:value="0.170978721798972" calcext:value-type="float">
            <text:p>0.170978721798972</text:p>
          </table:table-cell>
          <table:table-cell table:formula="of:=([.BH19]/SUM([.$CH19:.$CK19]))" office:value-type="float" office:value="0.0337554558058055" calcext:value-type="float">
            <text:p>0.033755455805806</text:p>
          </table:table-cell>
          <table:table-cell table:formula="of:=([.BI19]/SUM([.$CH19:.$CK19]))" office:value-type="float" office:value="0.119244816705291" calcext:value-type="float">
            <text:p>0.119244816705291</text:p>
          </table:table-cell>
          <table:table-cell table:formula="of:=([.BJ19]/SUM([.$CH19:.$CK19]))" office:value-type="float" office:value="0.00146762851329589" calcext:value-type="float">
            <text:p>0.001467628513296</text:p>
          </table:table-cell>
          <table:table-cell table:formula="of:=([.BK19]/SUM([.$CH19:.$CK19]))" office:value-type="float" office:value="0.000366907128323973" calcext:value-type="float">
            <text:p>0.000366907128324</text:p>
          </table:table-cell>
          <table:table-cell table:formula="of:=([.BL19]/SUM([.$CH19:.$CK19]))" office:value-type="float" office:value="0.00440288553988768" calcext:value-type="float">
            <text:p>0.004402885539888</text:p>
          </table:table-cell>
          <table:table-cell table:formula="of:=([.BM19]/SUM([.$CH19:.$CK19]))" office:value-type="float" office:value="0.00366907128323973" calcext:value-type="float">
            <text:p>0.00366907128324</text:p>
          </table:table-cell>
          <table:table-cell table:formula="of:=([.BN19]/SUM([.$CH19:.$CK19]))" office:value-type="float" office:value="0" calcext:value-type="float">
            <text:p>0</text:p>
          </table:table-cell>
          <table:table-cell table:formula="of:=([.BO19]/SUM([.$CH19:.$CK19]))" office:value-type="float" office:value="0.000733814256647947" calcext:value-type="float">
            <text:p>0.000733814256648</text:p>
          </table:table-cell>
          <table:table-cell table:formula="of:=([.BP19]/SUM([.$CH19:.$CK19]))" office:value-type="float" office:value="0.00232374514605183" calcext:value-type="float">
            <text:p>0.002323745146052</text:p>
          </table:table-cell>
          <table:table-cell table:formula="of:=([.BQ19]/SUM([.$CH19:.$CK19]))" office:value-type="float" office:value="0.000366907128323973" calcext:value-type="float">
            <text:p>0.000366907128324</text:p>
          </table:table-cell>
          <table:table-cell table:formula="of:=([.BR19]/SUM([.$CH19:.$CK19]))" office:value-type="float" office:value="0.0117410281063671" calcext:value-type="float">
            <text:p>0.011741028106367</text:p>
          </table:table-cell>
          <table:table-cell table:formula="of:=([.BS19]/SUM([.$CH19:.$CK19]))" office:value-type="float" office:value="0.00770504969480344" calcext:value-type="float">
            <text:p>0.007705049694803</text:p>
          </table:table-cell>
          <table:table-cell table:formula="of:=([.BT19]/SUM([.$CH19:.$CK19]))" office:value-type="float" office:value="0.00513669979653563" calcext:value-type="float">
            <text:p>0.005136699796536</text:p>
          </table:table-cell>
          <table:table-cell table:formula="of:=([.BU19]/SUM([.$CH19:.$CK19]))" office:value-type="float" office:value="0.00220144276994384" calcext:value-type="float">
            <text:p>0.0022014427699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19</text:p>
          </table:table-cell>
          <table:table-cell table:formula="of:=([.B20]/SUM([.$CH20:.$CK20]))" office:value-type="float" office:value="0.0662639075980852" calcext:value-type="float">
            <text:p>0.066263907598085</text:p>
          </table:table-cell>
          <table:table-cell table:formula="of:=([.C20]/SUM([.$CH20:.$CK20]))" office:value-type="float" office:value="0.0851322745073704" calcext:value-type="float">
            <text:p>0.085132274507371</text:p>
          </table:table-cell>
          <table:table-cell table:formula="of:=([.D20]/SUM([.$CH20:.$CK20]))" office:value-type="float" office:value="0.103776018001069" calcext:value-type="float">
            <text:p>0.103776018001069</text:p>
          </table:table-cell>
          <table:table-cell table:formula="of:=([.E20]/SUM([.$CH20:.$CK20]))" office:value-type="float" office:value="0.246936008201678" calcext:value-type="float">
            <text:p>0.246936008201678</text:p>
          </table:table-cell>
          <table:table-cell table:formula="of:=([.F20]/SUM([.$CH20:.$CK20]))" office:value-type="float" office:value="0.00479196619918356" calcext:value-type="float">
            <text:p>0.004791966199184</text:p>
          </table:table-cell>
          <table:table-cell table:formula="of:=([.G20]/SUM([.$CH20:.$CK20]))" office:value-type="float" office:value="0.437791036978535" calcext:value-type="float">
            <text:p>0.437791036978535</text:p>
          </table:table-cell>
          <table:table-cell table:formula="of:=([.H20]/SUM([.$CH20:.$CK20]))" office:value-type="float" office:value="0.891155964104417" calcext:value-type="float">
            <text:p>0.891155964104417</text:p>
          </table:table-cell>
          <table:table-cell table:formula="of:=([.I20]/SUM([.$CH20:.$CK20]))" office:value-type="float" office:value="0.670800393413836" calcext:value-type="float">
            <text:p>0.670800393413836</text:p>
          </table:table-cell>
          <table:table-cell table:formula="of:=([.J20]/SUM([.$CH20:.$CK20]))" office:value-type="float" office:value="1.62664790120723" calcext:value-type="float">
            <text:p>1.62664790120723</text:p>
          </table:table-cell>
          <table:table-cell table:formula="of:=([.K20]/SUM([.$CH20:.$CK20]))" office:value-type="float" office:value="0.0404322148056113" calcext:value-type="float">
            <text:p>0.040432214805611</text:p>
          </table:table-cell>
          <table:table-cell table:formula="of:=([.L20]/SUM([.$CH20:.$CK20]))" office:value-type="float" office:value="0.00771207060181104" calcext:value-type="float">
            <text:p>0.007712070601811</text:p>
          </table:table-cell>
          <table:table-cell table:formula="of:=([.M20]/SUM([.$CH20:.$CK20]))" office:value-type="float" office:value="0.0163975093378312" calcext:value-type="float">
            <text:p>0.016397509337831</text:p>
          </table:table-cell>
          <table:table-cell table:formula="of:=([.N20]/SUM([.$CH20:.$CK20]))" office:value-type="float" office:value="0.0102578026451273" calcext:value-type="float">
            <text:p>0.010257802645127</text:p>
          </table:table-cell>
          <table:table-cell table:formula="of:=([.O20]/SUM([.$CH20:.$CK20]))" office:value-type="float" office:value="0.0231362118054331" calcext:value-type="float">
            <text:p>0.023136211805433</text:p>
          </table:table-cell>
          <table:table-cell table:formula="of:=([.P20]/SUM([.$CH20:.$CK20]))" office:value-type="float" office:value="0.000673870246760188" calcext:value-type="float">
            <text:p>0.00067387024676</text:p>
          </table:table-cell>
          <table:table-cell table:formula="of:=([.Q20]/SUM([.$CH20:.$CK20]))" office:value-type="float" office:value="0.000598995774897945" calcext:value-type="float">
            <text:p>0.000598995774898</text:p>
          </table:table-cell>
          <table:table-cell table:formula="of:=([.R20]/SUM([.$CH20:.$CK20]))" office:value-type="float" office:value="0.00209648521214281" calcext:value-type="float">
            <text:p>0.002096485212143</text:p>
          </table:table-cell>
          <table:table-cell table:formula="of:=([.S20]/SUM([.$CH20:.$CK20]))" office:value-type="float" office:value="0.00179698732469383" calcext:value-type="float">
            <text:p>0.001796987324694</text:p>
          </table:table-cell>
          <table:table-cell table:formula="of:=([.T20]/SUM([.$CH20:.$CK20]))" office:value-type="float" office:value="0.00404322148056113" calcext:value-type="float">
            <text:p>0.004043221480561</text:p>
          </table:table-cell>
          <table:table-cell table:formula="of:=([.U20]/SUM([.$CH20:.$CK20]))" office:value-type="float" office:value="0.000449246831173459" calcext:value-type="float">
            <text:p>0.000449246831173</text:p>
          </table:table-cell>
          <table:table-cell table:formula="of:=([.V20]/SUM([.$CH20:.$CK20]))" office:value-type="float" office:value="0.102727775394998" calcext:value-type="float">
            <text:p>0.102727775394998</text:p>
          </table:table-cell>
          <table:table-cell table:formula="of:=([.W20]/SUM([.$CH20:.$CK20]))" office:value-type="float" office:value="0.0292010440262748" calcext:value-type="float">
            <text:p>0.029201044026275</text:p>
          </table:table-cell>
          <table:table-cell table:formula="of:=([.X20]/SUM([.$CH20:.$CK20]))" office:value-type="float" office:value="0.00179698732469383" calcext:value-type="float">
            <text:p>0.001796987324694</text:p>
          </table:table-cell>
          <table:table-cell table:formula="of:=([.Y20]/SUM([.$CH20:.$CK20]))" office:value-type="float" office:value="0.000224623415586729" calcext:value-type="float">
            <text:p>0.000224623415587</text:p>
          </table:table-cell>
          <table:table-cell table:formula="of:=([.Z20]/SUM([.$CH20:.$CK20]))" office:value-type="float" office:value="0" calcext:value-type="float">
            <text:p>0</text:p>
          </table:table-cell>
          <table:table-cell table:formula="of:=([.AA20]/SUM([.$CH20:.$CK20]))" office:value-type="float" office:value="0.705467273886055" calcext:value-type="float">
            <text:p>0.705467273886055</text:p>
          </table:table-cell>
          <table:table-cell table:formula="of:=([.AB20]/SUM([.$CH20:.$CK20]))" office:value-type="float" office:value="0.355578866873793" calcext:value-type="float">
            <text:p>0.355578866873793</text:p>
          </table:table-cell>
          <table:table-cell table:formula="of:=([.AC20]/SUM([.$CH20:.$CK20]))" office:value-type="float" office:value="0.0199914839872189" calcext:value-type="float">
            <text:p>0.019991483987219</text:p>
          </table:table-cell>
          <table:table-cell table:formula="of:=([.AD20]/SUM([.$CH20:.$CK20]))" office:value-type="float" office:value="0.00202161074028056" calcext:value-type="float">
            <text:p>0.002021610740281</text:p>
          </table:table-cell>
          <table:table-cell table:formula="of:=([.AE20]/SUM([.$CH20:.$CK20]))" office:value-type="float" office:value="0.000673870246760188" calcext:value-type="float">
            <text:p>0.00067387024676</text:p>
          </table:table-cell>
          <table:table-cell table:formula="of:=([.AF20]/SUM([.$CH20:.$CK20]))" office:value-type="float" office:value="0.00673870246760188" calcext:value-type="float">
            <text:p>0.006738702467602</text:p>
          </table:table-cell>
          <table:table-cell table:formula="of:=([.AG20]/SUM([.$CH20:.$CK20]))" office:value-type="float" office:value="0.00494171514290805" calcext:value-type="float">
            <text:p>0.004941715142908</text:p>
          </table:table-cell>
          <table:table-cell table:formula="of:=([.AH20]/SUM([.$CH20:.$CK20]))" office:value-type="float" office:value="0.000673870246760188" calcext:value-type="float">
            <text:p>0.00067387024676</text:p>
          </table:table-cell>
          <table:table-cell table:formula="of:=([.AI20]/SUM([.$CH20:.$CK20]))" office:value-type="float" office:value="0" calcext:value-type="float">
            <text:p>0</text:p>
          </table:table-cell>
          <table:table-cell table:formula="of:=([.AJ20]/SUM([.$CH20:.$CK20]))" office:value-type="float" office:value="0" calcext:value-type="float">
            <text:p>0</text:p>
          </table:table-cell>
          <table:table-cell table:formula="of:=([.AK20]/SUM([.$CH20:.$CK20]))" office:value-type="float" office:value="0.00179698732469383" calcext:value-type="float">
            <text:p>0.001796987324694</text:p>
          </table:table-cell>
          <table:table-cell table:formula="of:=([.AL20]/SUM([.$CH20:.$CK20]))" office:value-type="float" office:value="0.000673870246760188" calcext:value-type="float">
            <text:p>0.00067387024676</text:p>
          </table:table-cell>
          <table:table-cell table:formula="of:=([.AM20]/SUM([.$CH20:.$CK20]))" office:value-type="float" office:value="0.000224623415586729" calcext:value-type="float">
            <text:p>0.000224623415587</text:p>
          </table:table-cell>
          <table:table-cell table:formula="of:=([.AN20]/SUM([.$CH20:.$CK20]))" office:value-type="float" office:value="0" calcext:value-type="float">
            <text:p>0</text:p>
          </table:table-cell>
          <table:table-cell table:formula="of:=([.AO20]/SUM([.$CH20:.$CK20]))" office:value-type="float" office:value="0" calcext:value-type="float">
            <text:p>0</text:p>
          </table:table-cell>
          <table:table-cell table:formula="of:=([.AP20]/SUM([.$CH20:.$CK20]))" office:value-type="float" office:value="0.129757459737267" calcext:value-type="float">
            <text:p>0.129757459737267</text:p>
          </table:table-cell>
          <table:table-cell table:formula="of:=([.AQ20]/SUM([.$CH20:.$CK20]))" office:value-type="float" office:value="0.142036873122675" calcext:value-type="float">
            <text:p>0.142036873122675</text:p>
          </table:table-cell>
          <table:table-cell table:formula="of:=([.AR20]/SUM([.$CH20:.$CK20]))" office:value-type="float" office:value="0.958168616421125" calcext:value-type="float">
            <text:p>0.958168616421125</text:p>
          </table:table-cell>
          <table:table-cell table:formula="of:=([.AS20]/SUM([.$CH20:.$CK20]))" office:value-type="float" office:value="0.594203808698761" calcext:value-type="float">
            <text:p>0.594203808698761</text:p>
          </table:table-cell>
          <table:table-cell table:formula="of:=([.AT20]/SUM([.$CH20:.$CK20]))" office:value-type="float" office:value="0.0092095600390559" calcext:value-type="float">
            <text:p>0.009209560039056</text:p>
          </table:table-cell>
          <table:table-cell table:formula="of:=([.AU20]/SUM([.$CH20:.$CK20]))" office:value-type="float" office:value="0.010482426060714" calcext:value-type="float">
            <text:p>0.010482426060714</text:p>
          </table:table-cell>
          <table:table-cell table:formula="of:=([.AV20]/SUM([.$CH20:.$CK20]))" office:value-type="float" office:value="0.00269548098704075" calcext:value-type="float">
            <text:p>0.002695480987041</text:p>
          </table:table-cell>
          <table:table-cell table:formula="of:=([.AW20]/SUM([.$CH20:.$CK20]))" office:value-type="float" office:value="0.000224623415586729" calcext:value-type="float">
            <text:p>0.000224623415587</text:p>
          </table:table-cell>
          <table:table-cell table:formula="of:=([.AX20]/SUM([.$CH20:.$CK20]))" office:value-type="float" office:value="0.118975535789104" calcext:value-type="float">
            <text:p>0.118975535789104</text:p>
          </table:table-cell>
          <table:table-cell table:formula="of:=([.AY20]/SUM([.$CH20:.$CK20]))" office:value-type="float" office:value="0.0366884912124991" calcext:value-type="float">
            <text:p>0.036688491212499</text:p>
          </table:table-cell>
          <table:table-cell table:formula="of:=([.AZ20]/SUM([.$CH20:.$CK20]))" office:value-type="float" office:value="0.151620805521042" calcext:value-type="float">
            <text:p>0.151620805521042</text:p>
          </table:table-cell>
          <table:table-cell table:formula="of:=([.BA20]/SUM([.$CH20:.$CK20]))" office:value-type="float" office:value="0.0604236987928302" calcext:value-type="float">
            <text:p>0.06042369879283</text:p>
          </table:table-cell>
          <table:table-cell table:formula="of:=([.BB20]/SUM([.$CH20:.$CK20]))" office:value-type="float" office:value="0.00905981109533142" calcext:value-type="float">
            <text:p>0.009059811095331</text:p>
          </table:table-cell>
          <table:table-cell table:formula="of:=([.BC20]/SUM([.$CH20:.$CK20]))" office:value-type="float" office:value="0.0662639075980852" calcext:value-type="float">
            <text:p>0.066263907598085</text:p>
          </table:table-cell>
          <table:table-cell table:formula="of:=([.BD20]/SUM([.$CH20:.$CK20]))" office:value-type="float" office:value="0.99036463932189" calcext:value-type="float">
            <text:p>0.99036463932189</text:p>
          </table:table-cell>
          <table:table-cell table:formula="of:=([.BE20]/SUM([.$CH20:.$CK20]))" office:value-type="float" office:value="0.326976818622416" calcext:value-type="float">
            <text:p>0.326976818622416</text:p>
          </table:table-cell>
          <table:table-cell table:formula="of:=([.BF20]/SUM([.$CH20:.$CK20]))" office:value-type="float" office:value="1.28686754789637" calcext:value-type="float">
            <text:p>1.28686754789637</text:p>
          </table:table-cell>
          <table:table-cell table:formula="of:=([.BG20]/SUM([.$CH20:.$CK20]))" office:value-type="float" office:value="0.305712468613539" calcext:value-type="float">
            <text:p>0.305712468613539</text:p>
          </table:table-cell>
          <table:table-cell table:formula="of:=([.BH20]/SUM([.$CH20:.$CK20]))" office:value-type="float" office:value="0.0296502908574483" calcext:value-type="float">
            <text:p>0.029650290857448</text:p>
          </table:table-cell>
          <table:table-cell table:formula="of:=([.BI20]/SUM([.$CH20:.$CK20]))" office:value-type="float" office:value="0.437791036978535" calcext:value-type="float">
            <text:p>0.437791036978535</text:p>
          </table:table-cell>
          <table:table-cell table:formula="of:=([.BJ20]/SUM([.$CH20:.$CK20]))" office:value-type="float" office:value="0.0157236390910711" calcext:value-type="float">
            <text:p>0.015723639091071</text:p>
          </table:table-cell>
          <table:table-cell table:formula="of:=([.BK20]/SUM([.$CH20:.$CK20]))" office:value-type="float" office:value="0.00479196619918356" calcext:value-type="float">
            <text:p>0.004791966199184</text:p>
          </table:table-cell>
          <table:table-cell table:formula="of:=([.BL20]/SUM([.$CH20:.$CK20]))" office:value-type="float" office:value="0.018793492437423" calcext:value-type="float">
            <text:p>0.018793492437423</text:p>
          </table:table-cell>
          <table:table-cell table:formula="of:=([.BM20]/SUM([.$CH20:.$CK20]))" office:value-type="float" office:value="0.00613970669270394" calcext:value-type="float">
            <text:p>0.006139706692704</text:p>
          </table:table-cell>
          <table:table-cell table:formula="of:=([.BN20]/SUM([.$CH20:.$CK20]))" office:value-type="float" office:value="0.000449246831173459" calcext:value-type="float">
            <text:p>0.000449246831173</text:p>
          </table:table-cell>
          <table:table-cell table:formula="of:=([.BO20]/SUM([.$CH20:.$CK20]))" office:value-type="float" office:value="0.00771207060181104" calcext:value-type="float">
            <text:p>0.007712070601811</text:p>
          </table:table-cell>
          <table:table-cell table:formula="of:=([.BP20]/SUM([.$CH20:.$CK20]))" office:value-type="float" office:value="0.00179698732469383" calcext:value-type="float">
            <text:p>0.001796987324694</text:p>
          </table:table-cell>
          <table:table-cell table:formula="of:=([.BQ20]/SUM([.$CH20:.$CK20]))" office:value-type="float" office:value="0.000449246831173459" calcext:value-type="float">
            <text:p>0.000449246831173</text:p>
          </table:table-cell>
          <table:table-cell table:formula="of:=([.BR20]/SUM([.$CH20:.$CK20]))" office:value-type="float" office:value="0.00321960229007645" calcext:value-type="float">
            <text:p>0.003219602290076</text:p>
          </table:table-cell>
          <table:table-cell table:formula="of:=([.BS20]/SUM([.$CH20:.$CK20]))" office:value-type="float" office:value="0.00134774049352038" calcext:value-type="float">
            <text:p>0.00134774049352</text:p>
          </table:table-cell>
          <table:table-cell table:formula="of:=([.BT20]/SUM([.$CH20:.$CK20]))" office:value-type="float" office:value="0.000224623415586729" calcext:value-type="float">
            <text:p>0.000224623415587</text:p>
          </table:table-cell>
          <table:table-cell table:formula="of:=([.BU20]/SUM([.$CH20:.$CK20]))" office:value-type="float" office:value="0.000598995774897945" calcext:value-type="float">
            <text:p>0.0005989957748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20</text:p>
          </table:table-cell>
          <table:table-cell table:formula="of:=([.B21]/SUM([.$CH21:.$CK21]))" office:value-type="float" office:value="0.197692272465554" calcext:value-type="float">
            <text:p>0.197692272465554</text:p>
          </table:table-cell>
          <table:table-cell table:formula="of:=([.C21]/SUM([.$CH21:.$CK21]))" office:value-type="float" office:value="0.358982609410526" calcext:value-type="float">
            <text:p>0.358982609410526</text:p>
          </table:table-cell>
          <table:table-cell table:formula="of:=([.D21]/SUM([.$CH21:.$CK21]))" office:value-type="float" office:value="0.364477241187217" calcext:value-type="float">
            <text:p>0.364477241187217</text:p>
          </table:table-cell>
          <table:table-cell table:formula="of:=([.E21]/SUM([.$CH21:.$CK21]))" office:value-type="float" office:value="0.773712837055403" calcext:value-type="float">
            <text:p>0.773712837055403</text:p>
          </table:table-cell>
          <table:table-cell table:formula="of:=([.F21]/SUM([.$CH21:.$CK21]))" office:value-type="float" office:value="0.0179720247695958" calcext:value-type="float">
            <text:p>0.017972024769596</text:p>
          </table:table-cell>
          <table:table-cell table:formula="of:=([.G21]/SUM([.$CH21:.$CK21]))" office:value-type="float" office:value="0.308958565943561" calcext:value-type="float">
            <text:p>0.308958565943561</text:p>
          </table:table-cell>
          <table:table-cell table:formula="of:=([.H21]/SUM([.$CH21:.$CK21]))" office:value-type="float" office:value="0.63989565899389" calcext:value-type="float">
            <text:p>0.63989565899389</text:p>
          </table:table-cell>
          <table:table-cell table:formula="of:=([.I21]/SUM([.$CH21:.$CK21]))" office:value-type="float" office:value="0.480436865974482" calcext:value-type="float">
            <text:p>0.480436865974482</text:p>
          </table:table-cell>
          <table:table-cell table:formula="of:=([.J21]/SUM([.$CH21:.$CK21]))" office:value-type="float" office:value="1.06126523336894" calcext:value-type="float">
            <text:p>1.06126523336894</text:p>
          </table:table-cell>
          <table:table-cell table:formula="of:=([.K21]/SUM([.$CH21:.$CK21]))" office:value-type="float" office:value="0.0307928322485432" calcext:value-type="float">
            <text:p>0.030792832248543</text:p>
          </table:table-cell>
          <table:table-cell table:formula="of:=([.L21]/SUM([.$CH21:.$CK21]))" office:value-type="float" office:value="0.00148812943952067" calcext:value-type="float">
            <text:p>0.001488129439521</text:p>
          </table:table-cell>
          <table:table-cell table:formula="of:=([.M21]/SUM([.$CH21:.$CK21]))" office:value-type="float" office:value="0.00228942990695488" calcext:value-type="float">
            <text:p>0.002289429906955</text:p>
          </table:table-cell>
          <table:table-cell table:formula="of:=([.N21]/SUM([.$CH21:.$CK21]))" office:value-type="float" office:value="0.00274731588834586" calcext:value-type="float">
            <text:p>0.002747315888346</text:p>
          </table:table-cell>
          <table:table-cell table:formula="of:=([.O21]/SUM([.$CH21:.$CK21]))" office:value-type="float" office:value="0.00412097383251879" calcext:value-type="float">
            <text:p>0.004120973832519</text:p>
          </table:table-cell>
          <table:table-cell table:formula="of:=([.P21]/SUM([.$CH21:.$CK21]))" office:value-type="float" office:value="0.000343414486043232" calcext:value-type="float">
            <text:p>0.000343414486043</text:p>
          </table:table-cell>
          <table:table-cell table:formula="of:=([.Q21]/SUM([.$CH21:.$CK21]))" office:value-type="float" office:value="0.000686828972086465" calcext:value-type="float">
            <text:p>0.000686828972086</text:p>
          </table:table-cell>
          <table:table-cell table:formula="of:=([.R21]/SUM([.$CH21:.$CK21]))" office:value-type="float" office:value="0.00137365794417293" calcext:value-type="float">
            <text:p>0.001373657944173</text:p>
          </table:table-cell>
          <table:table-cell table:formula="of:=([.S21]/SUM([.$CH21:.$CK21]))" office:value-type="float" office:value="0.000686828972086465" calcext:value-type="float">
            <text:p>0.000686828972086</text:p>
          </table:table-cell>
          <table:table-cell table:formula="of:=([.T21]/SUM([.$CH21:.$CK21]))" office:value-type="float" office:value="0.00240390140230263" calcext:value-type="float">
            <text:p>0.002403901402303</text:p>
          </table:table-cell>
          <table:table-cell table:formula="of:=([.U21]/SUM([.$CH21:.$CK21]))" office:value-type="float" office:value="0" calcext:value-type="float">
            <text:p>0</text:p>
          </table:table-cell>
          <table:table-cell table:formula="of:=([.V21]/SUM([.$CH21:.$CK21]))" office:value-type="float" office:value="0.303349462671522" calcext:value-type="float">
            <text:p>0.303349462671522</text:p>
          </table:table-cell>
          <table:table-cell table:formula="of:=([.W21]/SUM([.$CH21:.$CK21]))" office:value-type="float" office:value="0.0707433841249059" calcext:value-type="float">
            <text:p>0.070743384124906</text:p>
          </table:table-cell>
          <table:table-cell table:formula="of:=([.X21]/SUM([.$CH21:.$CK21]))" office:value-type="float" office:value="0.00240390140230263" calcext:value-type="float">
            <text:p>0.002403901402303</text:p>
          </table:table-cell>
          <table:table-cell table:formula="of:=([.Y21]/SUM([.$CH21:.$CK21]))" office:value-type="float" office:value="0.00137365794417293" calcext:value-type="float">
            <text:p>0.001373657944173</text:p>
          </table:table-cell>
          <table:table-cell table:formula="of:=([.Z21]/SUM([.$CH21:.$CK21]))" office:value-type="float" office:value="0.00137365794417293" calcext:value-type="float">
            <text:p>0.001373657944173</text:p>
          </table:table-cell>
          <table:table-cell table:formula="of:=([.AA21]/SUM([.$CH21:.$CK21]))" office:value-type="float" office:value="0.475285648683834" calcext:value-type="float">
            <text:p>0.475285648683834</text:p>
          </table:table-cell>
          <table:table-cell table:formula="of:=([.AB21]/SUM([.$CH21:.$CK21]))" office:value-type="float" office:value="0.227798275742011" calcext:value-type="float">
            <text:p>0.227798275742011</text:p>
          </table:table-cell>
          <table:table-cell table:formula="of:=([.AC21]/SUM([.$CH21:.$CK21]))" office:value-type="float" office:value="0.010302434581297" calcext:value-type="float">
            <text:p>0.010302434581297</text:p>
          </table:table-cell>
          <table:table-cell table:formula="of:=([.AD21]/SUM([.$CH21:.$CK21]))" office:value-type="float" office:value="0.000686828972086465" calcext:value-type="float">
            <text:p>0.000686828972086</text:p>
          </table:table-cell>
          <table:table-cell table:formula="of:=([.AE21]/SUM([.$CH21:.$CK21]))" office:value-type="float" office:value="0.000343414486043232" calcext:value-type="float">
            <text:p>0.000343414486043</text:p>
          </table:table-cell>
          <table:table-cell table:formula="of:=([.AF21]/SUM([.$CH21:.$CK21]))" office:value-type="float" office:value="0.00171707243021616" calcext:value-type="float">
            <text:p>0.001717072430216</text:p>
          </table:table-cell>
          <table:table-cell table:formula="of:=([.AG21]/SUM([.$CH21:.$CK21]))" office:value-type="float" office:value="0.000686828972086465" calcext:value-type="float">
            <text:p>0.000686828972086</text:p>
          </table:table-cell>
          <table:table-cell table:formula="of:=([.AH21]/SUM([.$CH21:.$CK21]))" office:value-type="float" office:value="0" calcext:value-type="float">
            <text:p>0</text:p>
          </table:table-cell>
          <table:table-cell table:formula="of:=([.AI21]/SUM([.$CH21:.$CK21]))" office:value-type="float" office:value="0" calcext:value-type="float">
            <text:p>0</text:p>
          </table:table-cell>
          <table:table-cell table:formula="of:=([.AJ21]/SUM([.$CH21:.$CK21]))" office:value-type="float" office:value="0" calcext:value-type="float">
            <text:p>0</text:p>
          </table:table-cell>
          <table:table-cell table:formula="of:=([.AK21]/SUM([.$CH21:.$CK21]))" office:value-type="float" office:value="0.000686828972086465" calcext:value-type="float">
            <text:p>0.000686828972086</text:p>
          </table:table-cell>
          <table:table-cell table:formula="of:=([.AL21]/SUM([.$CH21:.$CK21]))" office:value-type="float" office:value="0.000686828972086465" calcext:value-type="float">
            <text:p>0.000686828972086</text:p>
          </table:table-cell>
          <table:table-cell table:formula="of:=([.AM21]/SUM([.$CH21:.$CK21]))" office:value-type="float" office:value="0" calcext:value-type="float">
            <text:p>0</text:p>
          </table:table-cell>
          <table:table-cell table:formula="of:=([.AN21]/SUM([.$CH21:.$CK21]))" office:value-type="float" office:value="0" calcext:value-type="float">
            <text:p>0</text:p>
          </table:table-cell>
          <table:table-cell table:formula="of:=([.AO21]/SUM([.$CH21:.$CK21]))" office:value-type="float" office:value="0" calcext:value-type="float">
            <text:p>0</text:p>
          </table:table-cell>
          <table:table-cell table:formula="of:=([.AP21]/SUM([.$CH21:.$CK21]))" office:value-type="float" office:value="0.311476938841212" calcext:value-type="float">
            <text:p>0.311476938841212</text:p>
          </table:table-cell>
          <table:table-cell table:formula="of:=([.AQ21]/SUM([.$CH21:.$CK21]))" office:value-type="float" office:value="0.431672008956343" calcext:value-type="float">
            <text:p>0.431672008956343</text:p>
          </table:table-cell>
          <table:table-cell table:formula="of:=([.AR21]/SUM([.$CH21:.$CK21]))" office:value-type="float" office:value="0.561826099166728" calcext:value-type="float">
            <text:p>0.561826099166728</text:p>
          </table:table-cell>
          <table:table-cell table:formula="of:=([.AS21]/SUM([.$CH21:.$CK21]))" office:value-type="float" office:value="0.422514289328524" calcext:value-type="float">
            <text:p>0.422514289328524</text:p>
          </table:table-cell>
          <table:table-cell table:formula="of:=([.AT21]/SUM([.$CH21:.$CK21]))" office:value-type="float" office:value="0.00171707243021616" calcext:value-type="float">
            <text:p>0.001717072430216</text:p>
          </table:table-cell>
          <table:table-cell table:formula="of:=([.AU21]/SUM([.$CH21:.$CK21]))" office:value-type="float" office:value="0.00206048691625939" calcext:value-type="float">
            <text:p>0.002060486916259</text:p>
          </table:table-cell>
          <table:table-cell table:formula="of:=([.AV21]/SUM([.$CH21:.$CK21]))" office:value-type="float" office:value="0.00206048691625939" calcext:value-type="float">
            <text:p>0.002060486916259</text:p>
          </table:table-cell>
          <table:table-cell table:formula="of:=([.AW21]/SUM([.$CH21:.$CK21]))" office:value-type="float" office:value="0" calcext:value-type="float">
            <text:p>0</text:p>
          </table:table-cell>
          <table:table-cell table:formula="of:=([.AX21]/SUM([.$CH21:.$CK21]))" office:value-type="float" office:value="0.439685013630685" calcext:value-type="float">
            <text:p>0.439685013630685</text:p>
          </table:table-cell>
          <table:table-cell table:formula="of:=([.AY21]/SUM([.$CH21:.$CK21]))" office:value-type="float" office:value="0.122713443012782" calcext:value-type="float">
            <text:p>0.122713443012782</text:p>
          </table:table-cell>
          <table:table-cell table:formula="of:=([.AZ21]/SUM([.$CH21:.$CK21]))" office:value-type="float" office:value="0.587009828143232" calcext:value-type="float">
            <text:p>0.587009828143232</text:p>
          </table:table-cell>
          <table:table-cell table:formula="of:=([.BA21]/SUM([.$CH21:.$CK21]))" office:value-type="float" office:value="0.20650657760733" calcext:value-type="float">
            <text:p>0.20650657760733</text:p>
          </table:table-cell>
          <table:table-cell table:formula="of:=([.BB21]/SUM([.$CH21:.$CK21]))" office:value-type="float" office:value="0.0291902313136748" calcext:value-type="float">
            <text:p>0.029190231313675</text:p>
          </table:table-cell>
          <table:table-cell table:formula="of:=([.BC21]/SUM([.$CH21:.$CK21]))" office:value-type="float" office:value="0.197692272465554" calcext:value-type="float">
            <text:p>0.197692272465554</text:p>
          </table:table-cell>
          <table:table-cell table:formula="of:=([.BD21]/SUM([.$CH21:.$CK21]))" office:value-type="float" office:value="0.717049446858269" calcext:value-type="float">
            <text:p>0.717049446858269</text:p>
          </table:table-cell>
          <table:table-cell table:formula="of:=([.BE21]/SUM([.$CH21:.$CK21]))" office:value-type="float" office:value="0.238215181818656" calcext:value-type="float">
            <text:p>0.238215181818656</text:p>
          </table:table-cell>
          <table:table-cell table:formula="of:=([.BF21]/SUM([.$CH21:.$CK21]))" office:value-type="float" office:value="0.912910175398259" calcext:value-type="float">
            <text:p>0.912910175398259</text:p>
          </table:table-cell>
          <table:table-cell table:formula="of:=([.BG21]/SUM([.$CH21:.$CK21]))" office:value-type="float" office:value="0.171249357040225" calcext:value-type="float">
            <text:p>0.171249357040225</text:p>
          </table:table-cell>
          <table:table-cell table:formula="of:=([.BH21]/SUM([.$CH21:.$CK21]))" office:value-type="float" office:value="0.00652487523482142" calcext:value-type="float">
            <text:p>0.006524875234821</text:p>
          </table:table-cell>
          <table:table-cell table:formula="of:=([.BI21]/SUM([.$CH21:.$CK21]))" office:value-type="float" office:value="0.308958565943561" calcext:value-type="float">
            <text:p>0.308958565943561</text:p>
          </table:table-cell>
          <table:table-cell table:formula="of:=([.BJ21]/SUM([.$CH21:.$CK21]))" office:value-type="float" office:value="0.00183154392556391" calcext:value-type="float">
            <text:p>0.001831543925564</text:p>
          </table:table-cell>
          <table:table-cell table:formula="of:=([.BK21]/SUM([.$CH21:.$CK21]))" office:value-type="float" office:value="0.00148812943952067" calcext:value-type="float">
            <text:p>0.001488129439521</text:p>
          </table:table-cell>
          <table:table-cell table:formula="of:=([.BL21]/SUM([.$CH21:.$CK21]))" office:value-type="float" office:value="0.00240390140230263" calcext:value-type="float">
            <text:p>0.002403901402303</text:p>
          </table:table-cell>
          <table:table-cell table:formula="of:=([.BM21]/SUM([.$CH21:.$CK21]))" office:value-type="float" office:value="0.00240390140230263" calcext:value-type="float">
            <text:p>0.002403901402303</text:p>
          </table:table-cell>
          <table:table-cell table:formula="of:=([.BN21]/SUM([.$CH21:.$CK21]))" office:value-type="float" office:value="0" calcext:value-type="float">
            <text:p>0</text:p>
          </table:table-cell>
          <table:table-cell table:formula="of:=([.BO21]/SUM([.$CH21:.$CK21]))" office:value-type="float" office:value="0.00148812943952067" calcext:value-type="float">
            <text:p>0.001488129439521</text:p>
          </table:table-cell>
          <table:table-cell table:formula="of:=([.BP21]/SUM([.$CH21:.$CK21]))" office:value-type="float" office:value="0.00137365794417293" calcext:value-type="float">
            <text:p>0.001373657944173</text:p>
          </table:table-cell>
          <table:table-cell table:formula="of:=([.BQ21]/SUM([.$CH21:.$CK21]))" office:value-type="float" office:value="0" calcext:value-type="float">
            <text:p>0</text:p>
          </table:table-cell>
          <table:table-cell table:formula="of:=([.BR21]/SUM([.$CH21:.$CK21]))" office:value-type="float" office:value="0.00171707243021616" calcext:value-type="float">
            <text:p>0.001717072430216</text:p>
          </table:table-cell>
          <table:table-cell table:formula="of:=([.BS21]/SUM([.$CH21:.$CK21]))" office:value-type="float" office:value="0.000686828972086465" calcext:value-type="float">
            <text:p>0.000686828972086</text:p>
          </table:table-cell>
          <table:table-cell table:formula="of:=([.BT21]/SUM([.$CH21:.$CK21]))" office:value-type="float" office:value="0.000343414486043232" calcext:value-type="float">
            <text:p>0.000343414486043</text:p>
          </table:table-cell>
          <table:table-cell table:formula="of:=([.BU21]/SUM([.$CH21:.$CK21]))" office:value-type="float" office:value="0.000686828972086465" calcext:value-type="float">
            <text:p>0.00068682897208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21</text:p>
          </table:table-cell>
          <table:table-cell table:formula="of:=([.B22]/SUM([.$CH22:.$CK22]))" office:value-type="float" office:value="0.0106389200907137" calcext:value-type="float">
            <text:p>0.010638920090714</text:p>
          </table:table-cell>
          <table:table-cell table:formula="of:=([.C22]/SUM([.$CH22:.$CK22]))" office:value-type="float" office:value="0.0183763165203237" calcext:value-type="float">
            <text:p>0.018376316520324</text:p>
          </table:table-cell>
          <table:table-cell table:formula="of:=([.D22]/SUM([.$CH22:.$CK22]))" office:value-type="float" office:value="0.490550933637273" calcext:value-type="float">
            <text:p>0.490550933637273</text:p>
          </table:table-cell>
          <table:table-cell table:formula="of:=([.E22]/SUM([.$CH22:.$CK22]))" office:value-type="float" office:value="0.178733857523991" calcext:value-type="float">
            <text:p>0.178733857523991</text:p>
          </table:table-cell>
          <table:table-cell table:formula="of:=([.F22]/SUM([.$CH22:.$CK22]))" office:value-type="float" office:value="0.00290152366110374" calcext:value-type="float">
            <text:p>0.002901523661104</text:p>
          </table:table-cell>
          <table:table-cell table:formula="of:=([.G22]/SUM([.$CH22:.$CK22]))" office:value-type="float" office:value="0.320328212185853" calcext:value-type="float">
            <text:p>0.320328212185853</text:p>
          </table:table-cell>
          <table:table-cell table:formula="of:=([.H22]/SUM([.$CH22:.$CK22]))" office:value-type="float" office:value="0.702168725987106" calcext:value-type="float">
            <text:p>0.702168725987106</text:p>
          </table:table-cell>
          <table:table-cell table:formula="of:=([.I22]/SUM([.$CH22:.$CK22]))" office:value-type="float" office:value="0.760779503941402" calcext:value-type="float">
            <text:p>0.760779503941402</text:p>
          </table:table-cell>
          <table:table-cell table:formula="of:=([.J22]/SUM([.$CH22:.$CK22]))" office:value-type="float" office:value="1.780568353364" calcext:value-type="float">
            <text:p>1.780568353364</text:p>
          </table:table-cell>
          <table:table-cell table:formula="of:=([.K22]/SUM([.$CH22:.$CK22]))" office:value-type="float" office:value="0.199818262794678" calcext:value-type="float">
            <text:p>0.199818262794678</text:p>
          </table:table-cell>
          <table:table-cell table:formula="of:=([.L22]/SUM([.$CH22:.$CK22]))" office:value-type="float" office:value="0.00290152366110374" calcext:value-type="float">
            <text:p>0.002901523661104</text:p>
          </table:table-cell>
          <table:table-cell table:formula="of:=([.M22]/SUM([.$CH22:.$CK22]))" office:value-type="float" office:value="0.00386869821480499" calcext:value-type="float">
            <text:p>0.003868698214805</text:p>
          </table:table-cell>
          <table:table-cell table:formula="of:=([.N22]/SUM([.$CH22:.$CK22]))" office:value-type="float" office:value="0.00909144080479173" calcext:value-type="float">
            <text:p>0.009091440804792</text:p>
          </table:table-cell>
          <table:table-cell table:formula="of:=([.O22]/SUM([.$CH22:.$CK22]))" office:value-type="float" office:value="0.0191500561632847" calcext:value-type="float">
            <text:p>0.019150056163285</text:p>
          </table:table-cell>
          <table:table-cell table:formula="of:=([.P22]/SUM([.$CH22:.$CK22]))" office:value-type="float" office:value="0.002321218928883" calcext:value-type="float">
            <text:p>0.002321218928883</text:p>
          </table:table-cell>
          <table:table-cell table:formula="of:=([.Q22]/SUM([.$CH22:.$CK22]))" office:value-type="float" office:value="0.00580304732220749" calcext:value-type="float">
            <text:p>0.005803047322207</text:p>
          </table:table-cell>
          <table:table-cell table:formula="of:=([.R22]/SUM([.$CH22:.$CK22]))" office:value-type="float" office:value="0.0206975354492067" calcext:value-type="float">
            <text:p>0.020697535449207</text:p>
          </table:table-cell>
          <table:table-cell table:formula="of:=([.S22]/SUM([.$CH22:.$CK22]))" office:value-type="float" office:value="0.0274677573251154" calcext:value-type="float">
            <text:p>0.027467757325116</text:p>
          </table:table-cell>
          <table:table-cell table:formula="of:=([.T22]/SUM([.$CH22:.$CK22]))" office:value-type="float" office:value="0.0980714997453066" calcext:value-type="float">
            <text:p>0.098071499745307</text:p>
          </table:table-cell>
          <table:table-cell table:formula="of:=([.U22]/SUM([.$CH22:.$CK22]))" office:value-type="float" office:value="0.0330773697365827" calcext:value-type="float">
            <text:p>0.033077369736583</text:p>
          </table:table-cell>
          <table:table-cell table:formula="of:=([.V22]/SUM([.$CH22:.$CK22]))" office:value-type="float" office:value="0.0417819407198939" calcext:value-type="float">
            <text:p>0.041781940719894</text:p>
          </table:table-cell>
          <table:table-cell table:formula="of:=([.W22]/SUM([.$CH22:.$CK22]))" office:value-type="float" office:value="0.0336576744688034" calcext:value-type="float">
            <text:p>0.033657674468804</text:p>
          </table:table-cell>
          <table:table-cell table:formula="of:=([.X22]/SUM([.$CH22:.$CK22]))" office:value-type="float" office:value="0.00522274258998674" calcext:value-type="float">
            <text:p>0.005222742589987</text:p>
          </table:table-cell>
          <table:table-cell table:formula="of:=([.Y22]/SUM([.$CH22:.$CK22]))" office:value-type="float" office:value="0.0011606094644415" calcext:value-type="float">
            <text:p>0.001160609464442</text:p>
          </table:table-cell>
          <table:table-cell table:formula="of:=([.Z22]/SUM([.$CH22:.$CK22]))" office:value-type="float" office:value="0.000580304732220749" calcext:value-type="float">
            <text:p>0.000580304732221</text:p>
          </table:table-cell>
          <table:table-cell table:formula="of:=([.AA22]/SUM([.$CH22:.$CK22]))" office:value-type="float" office:value="0.700040941968963" calcext:value-type="float">
            <text:p>0.700040941968963</text:p>
          </table:table-cell>
          <table:table-cell table:formula="of:=([.AB22]/SUM([.$CH22:.$CK22]))" office:value-type="float" office:value="0.608933099010306" calcext:value-type="float">
            <text:p>0.608933099010306</text:p>
          </table:table-cell>
          <table:table-cell table:formula="of:=([.AC22]/SUM([.$CH22:.$CK22]))" office:value-type="float" office:value="0.12379834287376" calcext:value-type="float">
            <text:p>0.12379834287376</text:p>
          </table:table-cell>
          <table:table-cell table:formula="of:=([.AD22]/SUM([.$CH22:.$CK22]))" office:value-type="float" office:value="0.00812426625109048" calcext:value-type="float">
            <text:p>0.00812426625109</text:p>
          </table:table-cell>
          <table:table-cell table:formula="of:=([.AE22]/SUM([.$CH22:.$CK22]))" office:value-type="float" office:value="0.0011606094644415" calcext:value-type="float">
            <text:p>0.001160609464442</text:p>
          </table:table-cell>
          <table:table-cell table:formula="of:=([.AF22]/SUM([.$CH22:.$CK22]))" office:value-type="float" office:value="0.00348182839332449" calcext:value-type="float">
            <text:p>0.003481828393325</text:p>
          </table:table-cell>
          <table:table-cell table:formula="of:=([.AG22]/SUM([.$CH22:.$CK22]))" office:value-type="float" office:value="0.00464243785776599" calcext:value-type="float">
            <text:p>0.004642437857766</text:p>
          </table:table-cell>
          <table:table-cell table:formula="of:=([.AH22]/SUM([.$CH22:.$CK22]))" office:value-type="float" office:value="0.00348182839332449" calcext:value-type="float">
            <text:p>0.003481828393325</text:p>
          </table:table-cell>
          <table:table-cell table:formula="of:=([.AI22]/SUM([.$CH22:.$CK22]))" office:value-type="float" office:value="0" calcext:value-type="float">
            <text:p>0</text:p>
          </table:table-cell>
          <table:table-cell table:formula="of:=([.AJ22]/SUM([.$CH22:.$CK22]))" office:value-type="float" office:value="0" calcext:value-type="float">
            <text:p>0</text:p>
          </table:table-cell>
          <table:table-cell table:formula="of:=([.AK22]/SUM([.$CH22:.$CK22]))" office:value-type="float" office:value="0.0145076183055187" calcext:value-type="float">
            <text:p>0.014507618305519</text:p>
          </table:table-cell>
          <table:table-cell table:formula="of:=([.AL22]/SUM([.$CH22:.$CK22]))" office:value-type="float" office:value="0.0533880353643089" calcext:value-type="float">
            <text:p>0.053388035364309</text:p>
          </table:table-cell>
          <table:table-cell table:formula="of:=([.AM22]/SUM([.$CH22:.$CK22]))" office:value-type="float" office:value="0.0145076183055187" calcext:value-type="float">
            <text:p>0.014507618305519</text:p>
          </table:table-cell>
          <table:table-cell table:formula="of:=([.AN22]/SUM([.$CH22:.$CK22]))" office:value-type="float" office:value="0.00174091419666225" calcext:value-type="float">
            <text:p>0.001740914196662</text:p>
          </table:table-cell>
          <table:table-cell table:formula="of:=([.AO22]/SUM([.$CH22:.$CK22]))" office:value-type="float" office:value="0" calcext:value-type="float">
            <text:p>0</text:p>
          </table:table-cell>
          <table:table-cell table:formula="of:=([.AP22]/SUM([.$CH22:.$CK22]))" office:value-type="float" office:value="0.0719577867953729" calcext:value-type="float">
            <text:p>0.071957786795373</text:p>
          </table:table-cell>
          <table:table-cell table:formula="of:=([.AQ22]/SUM([.$CH22:.$CK22]))" office:value-type="float" office:value="0.0874325796545928" calcext:value-type="float">
            <text:p>0.087432579654593</text:p>
          </table:table-cell>
          <table:table-cell table:formula="of:=([.AR22]/SUM([.$CH22:.$CK22]))" office:value-type="float" office:value="1.24920265356053" calcext:value-type="float">
            <text:p>1.24920265356053</text:p>
          </table:table-cell>
          <table:table-cell table:formula="of:=([.AS22]/SUM([.$CH22:.$CK22]))" office:value-type="float" office:value="0.359015194333903" calcext:value-type="float">
            <text:p>0.359015194333903</text:p>
          </table:table-cell>
          <table:table-cell table:formula="of:=([.AT22]/SUM([.$CH22:.$CK22]))" office:value-type="float" office:value="0.0110257899121942" calcext:value-type="float">
            <text:p>0.011025789912194</text:p>
          </table:table-cell>
          <table:table-cell table:formula="of:=([.AU22]/SUM([.$CH22:.$CK22]))" office:value-type="float" office:value="0.00174091419666225" calcext:value-type="float">
            <text:p>0.001740914196662</text:p>
          </table:table-cell>
          <table:table-cell table:formula="of:=([.AV22]/SUM([.$CH22:.$CK22]))" office:value-type="float" office:value="0.0696365678664899" calcext:value-type="float">
            <text:p>0.06963656786649</text:p>
          </table:table-cell>
          <table:table-cell table:formula="of:=([.AW22]/SUM([.$CH22:.$CK22]))" office:value-type="float" office:value="0.00406213312554524" calcext:value-type="float">
            <text:p>0.004062133125545</text:p>
          </table:table-cell>
          <table:table-cell table:formula="of:=([.AX22]/SUM([.$CH22:.$CK22]))" office:value-type="float" office:value="0.020117230716986" calcext:value-type="float">
            <text:p>0.020117230716986</text:p>
          </table:table-cell>
          <table:table-cell table:formula="of:=([.AY22]/SUM([.$CH22:.$CK22]))" office:value-type="float" office:value="0.00696365678664899" calcext:value-type="float">
            <text:p>0.006963656786649</text:p>
          </table:table-cell>
          <table:table-cell table:formula="of:=([.AZ22]/SUM([.$CH22:.$CK22]))" office:value-type="float" office:value="0.0263071478606739" calcext:value-type="float">
            <text:p>0.026307147860674</text:p>
          </table:table-cell>
          <table:table-cell table:formula="of:=([.BA22]/SUM([.$CH22:.$CK22]))" office:value-type="float" office:value="0.463276611222898" calcext:value-type="float">
            <text:p>0.463276611222898</text:p>
          </table:table-cell>
          <table:table-cell table:formula="of:=([.BB22]/SUM([.$CH22:.$CK22]))" office:value-type="float" office:value="0.168675242165498" calcext:value-type="float">
            <text:p>0.168675242165498</text:p>
          </table:table-cell>
          <table:table-cell table:formula="of:=([.BC22]/SUM([.$CH22:.$CK22]))" office:value-type="float" office:value="0.0106389200907137" calcext:value-type="float">
            <text:p>0.010638920090714</text:p>
          </table:table-cell>
          <table:table-cell table:formula="of:=([.BD22]/SUM([.$CH22:.$CK22]))" office:value-type="float" office:value="0.827901417968268" calcext:value-type="float">
            <text:p>0.827901417968268</text:p>
          </table:table-cell>
          <table:table-cell table:formula="of:=([.BE22]/SUM([.$CH22:.$CK22]))" office:value-type="float" office:value="0.268294221196726" calcext:value-type="float">
            <text:p>0.268294221196726</text:p>
          </table:table-cell>
          <table:table-cell table:formula="of:=([.BF22]/SUM([.$CH22:.$CK22]))" office:value-type="float" office:value="1.34959537223472" calcext:value-type="float">
            <text:p>1.34959537223472</text:p>
          </table:table-cell>
          <table:table-cell table:formula="of:=([.BG22]/SUM([.$CH22:.$CK22]))" office:value-type="float" office:value="0.525369217570518" calcext:value-type="float">
            <text:p>0.525369217570518</text:p>
          </table:table-cell>
          <table:table-cell table:formula="of:=([.BH22]/SUM([.$CH22:.$CK22]))" office:value-type="float" office:value="0.2946013690574" calcext:value-type="float">
            <text:p>0.2946013690574</text:p>
          </table:table-cell>
          <table:table-cell table:formula="of:=([.BI22]/SUM([.$CH22:.$CK22]))" office:value-type="float" office:value="0.320328212185853" calcext:value-type="float">
            <text:p>0.320328212185853</text:p>
          </table:table-cell>
          <table:table-cell table:formula="of:=([.BJ22]/SUM([.$CH22:.$CK22]))" office:value-type="float" office:value="0.00425556803628549" calcext:value-type="float">
            <text:p>0.004255568036286</text:p>
          </table:table-cell>
          <table:table-cell table:formula="of:=([.BK22]/SUM([.$CH22:.$CK22]))" office:value-type="float" office:value="0.000580304732220749" calcext:value-type="float">
            <text:p>0.000580304732221</text:p>
          </table:table-cell>
          <table:table-cell table:formula="of:=([.BL22]/SUM([.$CH22:.$CK22]))" office:value-type="float" office:value="0.011606094644415" calcext:value-type="float">
            <text:p>0.011606094644415</text:p>
          </table:table-cell>
          <table:table-cell table:formula="of:=([.BM22]/SUM([.$CH22:.$CK22]))" office:value-type="float" office:value="0.00677022187590874" calcext:value-type="float">
            <text:p>0.006770221875909</text:p>
          </table:table-cell>
          <table:table-cell table:formula="of:=([.BN22]/SUM([.$CH22:.$CK22]))" office:value-type="float" office:value="0.00928487571553198" calcext:value-type="float">
            <text:p>0.009284875715532</text:p>
          </table:table-cell>
          <table:table-cell table:formula="of:=([.BO22]/SUM([.$CH22:.$CK22]))" office:value-type="float" office:value="0.00290152366110374" calcext:value-type="float">
            <text:p>0.002901523661104</text:p>
          </table:table-cell>
          <table:table-cell table:formula="of:=([.BP22]/SUM([.$CH22:.$CK22]))" office:value-type="float" office:value="0.0168288372344017" calcext:value-type="float">
            <text:p>0.016828837234402</text:p>
          </table:table-cell>
          <table:table-cell table:formula="of:=([.BQ22]/SUM([.$CH22:.$CK22]))" office:value-type="float" office:value="0.00328839348258424" calcext:value-type="float">
            <text:p>0.003288393482584</text:p>
          </table:table-cell>
          <table:table-cell table:formula="of:=([.BR22]/SUM([.$CH22:.$CK22]))" office:value-type="float" office:value="0.0586107779542956" calcext:value-type="float">
            <text:p>0.058610777954296</text:p>
          </table:table-cell>
          <table:table-cell table:formula="of:=([.BS22]/SUM([.$CH22:.$CK22]))" office:value-type="float" office:value="0.0698300027772301" calcext:value-type="float">
            <text:p>0.06983000277723</text:p>
          </table:table-cell>
          <table:table-cell table:formula="of:=([.BT22]/SUM([.$CH22:.$CK22]))" office:value-type="float" office:value="0.0276611922358557" calcext:value-type="float">
            <text:p>0.027661192235856</text:p>
          </table:table-cell>
          <table:table-cell table:formula="of:=([.BU22]/SUM([.$CH22:.$CK22]))" office:value-type="float" office:value="0.00580304732220749" calcext:value-type="float">
            <text:p>0.0058030473222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22</text:p>
          </table:table-cell>
          <table:table-cell table:formula="of:=([.B23]/SUM([.$CH23:.$CK23]))" office:value-type="float" office:value="0.0110909063178213" calcext:value-type="float">
            <text:p>0.011090906317821</text:p>
          </table:table-cell>
          <table:table-cell table:formula="of:=([.C23]/SUM([.$CH23:.$CK23]))" office:value-type="float" office:value="0.0216852048900686" calcext:value-type="float">
            <text:p>0.021685204890069</text:p>
          </table:table-cell>
          <table:table-cell table:formula="of:=([.D23]/SUM([.$CH23:.$CK23]))" office:value-type="float" office:value="0.0258236027698527" calcext:value-type="float">
            <text:p>0.025823602769853</text:p>
          </table:table-cell>
          <table:table-cell table:formula="of:=([.E23]/SUM([.$CH23:.$CK23]))" office:value-type="float" office:value="0.0435359456953286" calcext:value-type="float">
            <text:p>0.043535945695329</text:p>
          </table:table-cell>
          <table:table-cell table:formula="of:=([.F23]/SUM([.$CH23:.$CK23]))" office:value-type="float" office:value="0.00297964647344454" calcext:value-type="float">
            <text:p>0.002979646473445</text:p>
          </table:table-cell>
          <table:table-cell table:formula="of:=([.G23]/SUM([.$CH23:.$CK23]))" office:value-type="float" office:value="0.444629468204002" calcext:value-type="float">
            <text:p>0.444629468204002</text:p>
          </table:table-cell>
          <table:table-cell table:formula="of:=([.H23]/SUM([.$CH23:.$CK23]))" office:value-type="float" office:value="1.06489254242604" calcext:value-type="float">
            <text:p>1.06489254242604</text:p>
          </table:table-cell>
          <table:table-cell table:formula="of:=([.I23]/SUM([.$CH23:.$CK23]))" office:value-type="float" office:value="0.995036386215285" calcext:value-type="float">
            <text:p>0.995036386215285</text:p>
          </table:table-cell>
          <table:table-cell table:formula="of:=([.J23]/SUM([.$CH23:.$CK23]))" office:value-type="float" office:value="2.09783665322015" calcext:value-type="float">
            <text:p>2.09783665322015</text:p>
          </table:table-cell>
          <table:table-cell table:formula="of:=([.K23]/SUM([.$CH23:.$CK23]))" office:value-type="float" office:value="0.105777449807281" calcext:value-type="float">
            <text:p>0.105777449807281</text:p>
          </table:table-cell>
          <table:table-cell table:formula="of:=([.L23]/SUM([.$CH23:.$CK23]))" office:value-type="float" office:value="0.0081112598443768" calcext:value-type="float">
            <text:p>0.008111259844377</text:p>
          </table:table-cell>
          <table:table-cell table:formula="of:=([.M23]/SUM([.$CH23:.$CK23]))" office:value-type="float" office:value="0.0168846633495191" calcext:value-type="float">
            <text:p>0.016884663349519</text:p>
          </table:table-cell>
          <table:table-cell table:formula="of:=([.N23]/SUM([.$CH23:.$CK23]))" office:value-type="float" office:value="0.0178778788406672" calcext:value-type="float">
            <text:p>0.017877878840667</text:p>
          </table:table-cell>
          <table:table-cell table:formula="of:=([.O23]/SUM([.$CH23:.$CK23]))" office:value-type="float" office:value="0.0374111168332481" calcext:value-type="float">
            <text:p>0.037411116833248</text:p>
          </table:table-cell>
          <table:table-cell table:formula="of:=([.P23]/SUM([.$CH23:.$CK23]))" office:value-type="float" office:value="0.00198643098229636" calcext:value-type="float">
            <text:p>0.001986430982296</text:p>
          </table:table-cell>
          <table:table-cell table:formula="of:=([.Q23]/SUM([.$CH23:.$CK23]))" office:value-type="float" office:value="0.00281411055825318" calcext:value-type="float">
            <text:p>0.002814110558253</text:p>
          </table:table-cell>
          <table:table-cell table:formula="of:=([.R23]/SUM([.$CH23:.$CK23]))" office:value-type="float" office:value="0.00695250843803726" calcext:value-type="float">
            <text:p>0.006952508438037</text:p>
          </table:table-cell>
          <table:table-cell table:formula="of:=([.S23]/SUM([.$CH23:.$CK23]))" office:value-type="float" office:value="0.00248303872787045" calcext:value-type="float">
            <text:p>0.00248303872787</text:p>
          </table:table-cell>
          <table:table-cell table:formula="of:=([.T23]/SUM([.$CH23:.$CK23]))" office:value-type="float" office:value="0.0150637682824141" calcext:value-type="float">
            <text:p>0.015063768282414</text:p>
          </table:table-cell>
          <table:table-cell table:formula="of:=([.U23]/SUM([.$CH23:.$CK23]))" office:value-type="float" office:value="0.00099321549114818" calcext:value-type="float">
            <text:p>0.000993215491148</text:p>
          </table:table-cell>
          <table:table-cell table:formula="of:=([.V23]/SUM([.$CH23:.$CK23]))" office:value-type="float" office:value="0.02185074080526" calcext:value-type="float">
            <text:p>0.02185074080526</text:p>
          </table:table-cell>
          <table:table-cell table:formula="of:=([.W23]/SUM([.$CH23:.$CK23]))" office:value-type="float" office:value="0.0129118013849263" calcext:value-type="float">
            <text:p>0.012911801384926</text:p>
          </table:table-cell>
          <table:table-cell table:formula="of:=([.X23]/SUM([.$CH23:.$CK23]))" office:value-type="float" office:value="0.00099321549114818" calcext:value-type="float">
            <text:p>0.000993215491148</text:p>
          </table:table-cell>
          <table:table-cell table:formula="of:=([.Y23]/SUM([.$CH23:.$CK23]))" office:value-type="float" office:value="0" calcext:value-type="float">
            <text:p>0</text:p>
          </table:table-cell>
          <table:table-cell table:formula="of:=([.Z23]/SUM([.$CH23:.$CK23]))" office:value-type="float" office:value="0" calcext:value-type="float">
            <text:p>0</text:p>
          </table:table-cell>
          <table:table-cell table:formula="of:=([.AA23]/SUM([.$CH23:.$CK23]))" office:value-type="float" office:value="0.873698560380016" calcext:value-type="float">
            <text:p>0.873698560380016</text:p>
          </table:table-cell>
          <table:table-cell table:formula="of:=([.AB23]/SUM([.$CH23:.$CK23]))" office:value-type="float" office:value="0.697568346616405" calcext:value-type="float">
            <text:p>0.697568346616405</text:p>
          </table:table-cell>
          <table:table-cell table:formula="of:=([.AC23]/SUM([.$CH23:.$CK23]))" office:value-type="float" office:value="0.0342659344446122" calcext:value-type="float">
            <text:p>0.034265934444612</text:p>
          </table:table-cell>
          <table:table-cell table:formula="of:=([.AD23]/SUM([.$CH23:.$CK23]))" office:value-type="float" office:value="0.00397286196459272" calcext:value-type="float">
            <text:p>0.003972861964593</text:p>
          </table:table-cell>
          <table:table-cell table:formula="of:=([.AE23]/SUM([.$CH23:.$CK23]))" office:value-type="float" office:value="0.00148982323672227" calcext:value-type="float">
            <text:p>0.001489823236722</text:p>
          </table:table-cell>
          <table:table-cell table:formula="of:=([.AF23]/SUM([.$CH23:.$CK23]))" office:value-type="float" office:value="0.0148982323672227" calcext:value-type="float">
            <text:p>0.014898232367223</text:p>
          </table:table-cell>
          <table:table-cell table:formula="of:=([.AG23]/SUM([.$CH23:.$CK23]))" office:value-type="float" office:value="0.00893893942033362" calcext:value-type="float">
            <text:p>0.008938939420334</text:p>
          </table:table-cell>
          <table:table-cell table:formula="of:=([.AH23]/SUM([.$CH23:.$CK23]))" office:value-type="float" office:value="0.00099321549114818" calcext:value-type="float">
            <text:p>0.000993215491148</text:p>
          </table:table-cell>
          <table:table-cell table:formula="of:=([.AI23]/SUM([.$CH23:.$CK23]))" office:value-type="float" office:value="0" calcext:value-type="float">
            <text:p>0</text:p>
          </table:table-cell>
          <table:table-cell table:formula="of:=([.AJ23]/SUM([.$CH23:.$CK23]))" office:value-type="float" office:value="0" calcext:value-type="float">
            <text:p>0</text:p>
          </table:table-cell>
          <table:table-cell table:formula="of:=([.AK23]/SUM([.$CH23:.$CK23]))" office:value-type="float" office:value="0.00198643098229636" calcext:value-type="float">
            <text:p>0.001986430982296</text:p>
          </table:table-cell>
          <table:table-cell table:formula="of:=([.AL23]/SUM([.$CH23:.$CK23]))" office:value-type="float" office:value="0.00695250843803726" calcext:value-type="float">
            <text:p>0.006952508438037</text:p>
          </table:table-cell>
          <table:table-cell table:formula="of:=([.AM23]/SUM([.$CH23:.$CK23]))" office:value-type="float" office:value="0.00645590069246317" calcext:value-type="float">
            <text:p>0.006455900692463</text:p>
          </table:table-cell>
          <table:table-cell table:formula="of:=([.AN23]/SUM([.$CH23:.$CK23]))" office:value-type="float" office:value="0" calcext:value-type="float">
            <text:p>0</text:p>
          </table:table-cell>
          <table:table-cell table:formula="of:=([.AO23]/SUM([.$CH23:.$CK23]))" office:value-type="float" office:value="0" calcext:value-type="float">
            <text:p>0</text:p>
          </table:table-cell>
          <table:table-cell table:formula="of:=([.AP23]/SUM([.$CH23:.$CK23]))" office:value-type="float" office:value="0.0288032492432972" calcext:value-type="float">
            <text:p>0.028803249243297</text:p>
          </table:table-cell>
          <table:table-cell table:formula="of:=([.AQ23]/SUM([.$CH23:.$CK23]))" office:value-type="float" office:value="0.0112564422330127" calcext:value-type="float">
            <text:p>0.011256442233013</text:p>
          </table:table-cell>
          <table:table-cell table:formula="of:=([.AR23]/SUM([.$CH23:.$CK23]))" office:value-type="float" office:value="1.38404578691499" calcext:value-type="float">
            <text:p>1.38404578691499</text:p>
          </table:table-cell>
          <table:table-cell table:formula="of:=([.AS23]/SUM([.$CH23:.$CK23]))" office:value-type="float" office:value="0.507036508231146" calcext:value-type="float">
            <text:p>0.507036508231146</text:p>
          </table:table-cell>
          <table:table-cell table:formula="of:=([.AT23]/SUM([.$CH23:.$CK23]))" office:value-type="float" office:value="0.0228439562964081" calcext:value-type="float">
            <text:p>0.022843956296408</text:p>
          </table:table-cell>
          <table:table-cell table:formula="of:=([.AU23]/SUM([.$CH23:.$CK23]))" office:value-type="float" office:value="0.0115875140633954" calcext:value-type="float">
            <text:p>0.011587514063396</text:p>
          </table:table-cell>
          <table:table-cell table:formula="of:=([.AV23]/SUM([.$CH23:.$CK23]))" office:value-type="float" office:value="0.0125807295545436" calcext:value-type="float">
            <text:p>0.012580729554544</text:p>
          </table:table-cell>
          <table:table-cell table:formula="of:=([.AW23]/SUM([.$CH23:.$CK23]))" office:value-type="float" office:value="0.00099321549114818" calcext:value-type="float">
            <text:p>0.000993215491148</text:p>
          </table:table-cell>
          <table:table-cell table:formula="of:=([.AX23]/SUM([.$CH23:.$CK23]))" office:value-type="float" office:value="0.0311207520559763" calcext:value-type="float">
            <text:p>0.031120752055976</text:p>
          </table:table-cell>
          <table:table-cell table:formula="of:=([.AY23]/SUM([.$CH23:.$CK23]))" office:value-type="float" office:value="0.00711804435322862" calcext:value-type="float">
            <text:p>0.007118044353229</text:p>
          </table:table-cell>
          <table:table-cell table:formula="of:=([.AZ23]/SUM([.$CH23:.$CK23]))" office:value-type="float" office:value="0.0249959231938959" calcext:value-type="float">
            <text:p>0.024995923193896</text:p>
          </table:table-cell>
          <table:table-cell table:formula="of:=([.BA23]/SUM([.$CH23:.$CK23]))" office:value-type="float" office:value="0.0168846633495191" calcext:value-type="float">
            <text:p>0.016884663349519</text:p>
          </table:table-cell>
          <table:table-cell table:formula="of:=([.BB23]/SUM([.$CH23:.$CK23]))" office:value-type="float" office:value="0.0049660774557409" calcext:value-type="float">
            <text:p>0.004966077455741</text:p>
          </table:table-cell>
          <table:table-cell table:formula="of:=([.BC23]/SUM([.$CH23:.$CK23]))" office:value-type="float" office:value="0.0110909063178213" calcext:value-type="float">
            <text:p>0.011090906317821</text:p>
          </table:table-cell>
          <table:table-cell table:formula="of:=([.BD23]/SUM([.$CH23:.$CK23]))" office:value-type="float" office:value="1.32081106731189" calcext:value-type="float">
            <text:p>1.32081106731189</text:p>
          </table:table-cell>
          <table:table-cell table:formula="of:=([.BE23]/SUM([.$CH23:.$CK23]))" office:value-type="float" office:value="0.453402871709144" calcext:value-type="float">
            <text:p>0.453402871709144</text:p>
          </table:table-cell>
          <table:table-cell table:formula="of:=([.BF23]/SUM([.$CH23:.$CK23]))" office:value-type="float" office:value="1.65353825684653" calcext:value-type="float">
            <text:p>1.65353825684653</text:p>
          </table:table-cell>
          <table:table-cell table:formula="of:=([.BG23]/SUM([.$CH23:.$CK23]))" office:value-type="float" office:value="0.515147768075523" calcext:value-type="float">
            <text:p>0.515147768075523</text:p>
          </table:table-cell>
          <table:table-cell table:formula="of:=([.BH23]/SUM([.$CH23:.$CK23]))" office:value-type="float" office:value="0.0534681006068104" calcext:value-type="float">
            <text:p>0.05346810060681</text:p>
          </table:table-cell>
          <table:table-cell table:formula="of:=([.BI23]/SUM([.$CH23:.$CK23]))" office:value-type="float" office:value="0.444629468204002" calcext:value-type="float">
            <text:p>0.444629468204002</text:p>
          </table:table-cell>
          <table:table-cell table:formula="of:=([.BJ23]/SUM([.$CH23:.$CK23]))" office:value-type="float" office:value="0.01820895067105" calcext:value-type="float">
            <text:p>0.01820895067105</text:p>
          </table:table-cell>
          <table:table-cell table:formula="of:=([.BK23]/SUM([.$CH23:.$CK23]))" office:value-type="float" office:value="0.0099321549114818" calcext:value-type="float">
            <text:p>0.009932154911482</text:p>
          </table:table-cell>
          <table:table-cell table:formula="of:=([.BL23]/SUM([.$CH23:.$CK23]))" office:value-type="float" office:value="0.0309552161407849" calcext:value-type="float">
            <text:p>0.030955216140785</text:p>
          </table:table-cell>
          <table:table-cell table:formula="of:=([.BM23]/SUM([.$CH23:.$CK23]))" office:value-type="float" office:value="0.0100976908266732" calcext:value-type="float">
            <text:p>0.010097690826673</text:p>
          </table:table-cell>
          <table:table-cell table:formula="of:=([.BN23]/SUM([.$CH23:.$CK23]))" office:value-type="float" office:value="0.00099321549114818" calcext:value-type="float">
            <text:p>0.000993215491148</text:p>
          </table:table-cell>
          <table:table-cell table:formula="of:=([.BO23]/SUM([.$CH23:.$CK23]))" office:value-type="float" office:value="0.0081112598443768" calcext:value-type="float">
            <text:p>0.008111259844377</text:p>
          </table:table-cell>
          <table:table-cell table:formula="of:=([.BP23]/SUM([.$CH23:.$CK23]))" office:value-type="float" office:value="0.00463500562535817" calcext:value-type="float">
            <text:p>0.004635005625358</text:p>
          </table:table-cell>
          <table:table-cell table:formula="of:=([.BQ23]/SUM([.$CH23:.$CK23]))" office:value-type="float" office:value="0.00049660774557409" calcext:value-type="float">
            <text:p>0.000496607745574</text:p>
          </table:table-cell>
          <table:table-cell table:formula="of:=([.BR23]/SUM([.$CH23:.$CK23]))" office:value-type="float" office:value="0.00595929294688908" calcext:value-type="float">
            <text:p>0.005959292946889</text:p>
          </table:table-cell>
          <table:table-cell table:formula="of:=([.BS23]/SUM([.$CH23:.$CK23]))" office:value-type="float" office:value="0.00612482886208044" calcext:value-type="float">
            <text:p>0.00612482886208</text:p>
          </table:table-cell>
          <table:table-cell table:formula="of:=([.BT23]/SUM([.$CH23:.$CK23]))" office:value-type="float" office:value="0.00546268520131499" calcext:value-type="float">
            <text:p>0.005462685201315</text:p>
          </table:table-cell>
          <table:table-cell table:formula="of:=([.BU23]/SUM([.$CH23:.$CK23]))" office:value-type="float" office:value="0.00281411055825318" calcext:value-type="float">
            <text:p>0.0028141105582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23</text:p>
          </table:table-cell>
          <table:table-cell table:formula="of:=([.B24]/SUM([.$CH24:.$CK24]))" office:value-type="float" office:value="0.0159650806917207" calcext:value-type="float">
            <text:p>0.015965080691721</text:p>
          </table:table-cell>
          <table:table-cell table:formula="of:=([.C24]/SUM([.$CH24:.$CK24]))" office:value-type="float" office:value="0.0128204435857758" calcext:value-type="float">
            <text:p>0.012820443585776</text:p>
          </table:table-cell>
          <table:table-cell table:formula="of:=([.D24]/SUM([.$CH24:.$CK24]))" office:value-type="float" office:value="0.0413640727012765" calcext:value-type="float">
            <text:p>0.041364072701277</text:p>
          </table:table-cell>
          <table:table-cell table:formula="of:=([.E24]/SUM([.$CH24:.$CK24]))" office:value-type="float" office:value="0.107885242250113" calcext:value-type="float">
            <text:p>0.107885242250113</text:p>
          </table:table-cell>
          <table:table-cell table:formula="of:=([.F24]/SUM([.$CH24:.$CK24]))" office:value-type="float" office:value="0.00471695565891749" calcext:value-type="float">
            <text:p>0.004716955658918</text:p>
          </table:table-cell>
          <table:table-cell table:formula="of:=([.G24]/SUM([.$CH24:.$CK24]))" office:value-type="float" office:value="0.173680726312962" calcext:value-type="float">
            <text:p>0.173680726312962</text:p>
          </table:table-cell>
          <table:table-cell table:formula="of:=([.H24]/SUM([.$CH24:.$CK24]))" office:value-type="float" office:value="0.357641997010744" calcext:value-type="float">
            <text:p>0.357641997010744</text:p>
          </table:table-cell>
          <table:table-cell table:formula="of:=([.I24]/SUM([.$CH24:.$CK24]))" office:value-type="float" office:value="0.416301573794718" calcext:value-type="float">
            <text:p>0.416301573794718</text:p>
          </table:table-cell>
          <table:table-cell table:formula="of:=([.J24]/SUM([.$CH24:.$CK24]))" office:value-type="float" office:value="1.02684496267204" calcext:value-type="float">
            <text:p>1.02684496267204</text:p>
          </table:table-cell>
          <table:table-cell table:formula="of:=([.K24]/SUM([.$CH24:.$CK24]))" office:value-type="float" office:value="0.106675766440134" calcext:value-type="float">
            <text:p>0.106675766440134</text:p>
          </table:table-cell>
          <table:table-cell table:formula="of:=([.L24]/SUM([.$CH24:.$CK24]))" office:value-type="float" office:value="0.00108852822898096" calcext:value-type="float">
            <text:p>0.001088528228981</text:p>
          </table:table-cell>
          <table:table-cell table:formula="of:=([.M24]/SUM([.$CH24:.$CK24]))" office:value-type="float" office:value="0.0022980040389598" calcext:value-type="float">
            <text:p>0.00229800403896</text:p>
          </table:table-cell>
          <table:table-cell table:formula="of:=([.N24]/SUM([.$CH24:.$CK24]))" office:value-type="float" office:value="0.00653116937388576" calcext:value-type="float">
            <text:p>0.006531169373886</text:p>
          </table:table-cell>
          <table:table-cell table:formula="of:=([.O24]/SUM([.$CH24:.$CK24]))" office:value-type="float" office:value="0.00943391131783499" calcext:value-type="float">
            <text:p>0.009433911317835</text:p>
          </table:table-cell>
          <table:table-cell table:formula="of:=([.P24]/SUM([.$CH24:.$CK24]))" office:value-type="float" office:value="0.00145137097197461" calcext:value-type="float">
            <text:p>0.001451370971975</text:p>
          </table:table-cell>
          <table:table-cell table:formula="of:=([.Q24]/SUM([.$CH24:.$CK24]))" office:value-type="float" office:value="0.0561196775830184" calcext:value-type="float">
            <text:p>0.056119677583018</text:p>
          </table:table-cell>
          <table:table-cell table:formula="of:=([.R24]/SUM([.$CH24:.$CK24]))" office:value-type="float" office:value="0.114537359204997" calcext:value-type="float">
            <text:p>0.114537359204997</text:p>
          </table:table-cell>
          <table:table-cell table:formula="of:=([.S24]/SUM([.$CH24:.$CK24]))" office:value-type="float" office:value="0.23899242005182" calcext:value-type="float">
            <text:p>0.23899242005182</text:p>
          </table:table-cell>
          <table:table-cell table:formula="of:=([.T24]/SUM([.$CH24:.$CK24]))" office:value-type="float" office:value="0.593731675118615" calcext:value-type="float">
            <text:p>0.593731675118615</text:p>
          </table:table-cell>
          <table:table-cell table:formula="of:=([.U24]/SUM([.$CH24:.$CK24]))" office:value-type="float" office:value="0.221092178064133" calcext:value-type="float">
            <text:p>0.221092178064133</text:p>
          </table:table-cell>
          <table:table-cell table:formula="of:=([.V24]/SUM([.$CH24:.$CK24]))" office:value-type="float" office:value="0.0290274194394923" calcext:value-type="float">
            <text:p>0.029027419439492</text:p>
          </table:table-cell>
          <table:table-cell table:formula="of:=([.W24]/SUM([.$CH24:.$CK24]))" office:value-type="float" office:value="0.0446296573882194" calcext:value-type="float">
            <text:p>0.044629657388219</text:p>
          </table:table-cell>
          <table:table-cell table:formula="of:=([.X24]/SUM([.$CH24:.$CK24]))" office:value-type="float" office:value="0.0108852822898096" calcext:value-type="float">
            <text:p>0.01088528228981</text:p>
          </table:table-cell>
          <table:table-cell table:formula="of:=([.Y24]/SUM([.$CH24:.$CK24]))" office:value-type="float" office:value="0" calcext:value-type="float">
            <text:p>0</text:p>
          </table:table-cell>
          <table:table-cell table:formula="of:=([.Z24]/SUM([.$CH24:.$CK24]))" office:value-type="float" office:value="0.000725685485987307" calcext:value-type="float">
            <text:p>0.000725685485987</text:p>
          </table:table-cell>
          <table:table-cell table:formula="of:=([.AA24]/SUM([.$CH24:.$CK24]))" office:value-type="float" office:value="0.390781634204165" calcext:value-type="float">
            <text:p>0.390781634204165</text:p>
          </table:table-cell>
          <table:table-cell table:formula="of:=([.AB24]/SUM([.$CH24:.$CK24]))" office:value-type="float" office:value="0.455730485200029" calcext:value-type="float">
            <text:p>0.455730485200029</text:p>
          </table:table-cell>
          <table:table-cell table:formula="of:=([.AC24]/SUM([.$CH24:.$CK24]))" office:value-type="float" office:value="0.0605947380799401" calcext:value-type="float">
            <text:p>0.06059473807994</text:p>
          </table:table-cell>
          <table:table-cell table:formula="of:=([.AD24]/SUM([.$CH24:.$CK24]))" office:value-type="float" office:value="0.00399127017293019" calcext:value-type="float">
            <text:p>0.00399127017293</text:p>
          </table:table-cell>
          <table:table-cell table:formula="of:=([.AE24]/SUM([.$CH24:.$CK24]))" office:value-type="float" office:value="0.00108852822898096" calcext:value-type="float">
            <text:p>0.001088528228981</text:p>
          </table:table-cell>
          <table:table-cell table:formula="of:=([.AF24]/SUM([.$CH24:.$CK24]))" office:value-type="float" office:value="0.00217705645796192" calcext:value-type="float">
            <text:p>0.002177056457962</text:p>
          </table:table-cell>
          <table:table-cell table:formula="of:=([.AG24]/SUM([.$CH24:.$CK24]))" office:value-type="float" office:value="0.00399127017293019" calcext:value-type="float">
            <text:p>0.00399127017293</text:p>
          </table:table-cell>
          <table:table-cell table:formula="of:=([.AH24]/SUM([.$CH24:.$CK24]))" office:value-type="float" office:value="0.00181421371496827" calcext:value-type="float">
            <text:p>0.001814213714968</text:p>
          </table:table-cell>
          <table:table-cell table:formula="of:=([.AI24]/SUM([.$CH24:.$CK24]))" office:value-type="float" office:value="0" calcext:value-type="float">
            <text:p>0</text:p>
          </table:table-cell>
          <table:table-cell table:formula="of:=([.AJ24]/SUM([.$CH24:.$CK24]))" office:value-type="float" office:value="0" calcext:value-type="float">
            <text:p>0</text:p>
          </table:table-cell>
          <table:table-cell table:formula="of:=([.AK24]/SUM([.$CH24:.$CK24]))" office:value-type="float" office:value="0.0829700405645487" calcext:value-type="float">
            <text:p>0.082970040564549</text:p>
          </table:table-cell>
          <table:table-cell table:formula="of:=([.AL24]/SUM([.$CH24:.$CK24]))" office:value-type="float" office:value="0.31156096865055" calcext:value-type="float">
            <text:p>0.31156096865055</text:p>
          </table:table-cell>
          <table:table-cell table:formula="of:=([.AM24]/SUM([.$CH24:.$CK24]))" office:value-type="float" office:value="0.17210840775999" calcext:value-type="float">
            <text:p>0.17210840775999</text:p>
          </table:table-cell>
          <table:table-cell table:formula="of:=([.AN24]/SUM([.$CH24:.$CK24]))" office:value-type="float" office:value="0.0158441331107229" calcext:value-type="float">
            <text:p>0.015844133110723</text:p>
          </table:table-cell>
          <table:table-cell table:formula="of:=([.AO24]/SUM([.$CH24:.$CK24]))" office:value-type="float" office:value="0.00181421371496827" calcext:value-type="float">
            <text:p>0.001814213714968</text:p>
          </table:table-cell>
          <table:table-cell table:formula="of:=([.AP24]/SUM([.$CH24:.$CK24]))" office:value-type="float" office:value="0.0806720365255889" calcext:value-type="float">
            <text:p>0.080672036525589</text:p>
          </table:table-cell>
          <table:table-cell table:formula="of:=([.AQ24]/SUM([.$CH24:.$CK24]))" office:value-type="float" office:value="0.0133042339097673" calcext:value-type="float">
            <text:p>0.013304233909767</text:p>
          </table:table-cell>
          <table:table-cell table:formula="of:=([.AR24]/SUM([.$CH24:.$CK24]))" office:value-type="float" office:value="0.751931111063847" calcext:value-type="float">
            <text:p>0.751931111063847</text:p>
          </table:table-cell>
          <table:table-cell table:formula="of:=([.AS24]/SUM([.$CH24:.$CK24]))" office:value-type="float" office:value="0.171866512597994" calcext:value-type="float">
            <text:p>0.171866512597994</text:p>
          </table:table-cell>
          <table:table-cell table:formula="of:=([.AT24]/SUM([.$CH24:.$CK24]))" office:value-type="float" office:value="0.00798254034586037" calcext:value-type="float">
            <text:p>0.00798254034586</text:p>
          </table:table-cell>
          <table:table-cell table:formula="of:=([.AU24]/SUM([.$CH24:.$CK24]))" office:value-type="float" office:value="0.00108852822898096" calcext:value-type="float">
            <text:p>0.001088528228981</text:p>
          </table:table-cell>
          <table:table-cell table:formula="of:=([.AV24]/SUM([.$CH24:.$CK24]))" office:value-type="float" office:value="0.511245424878057" calcext:value-type="float">
            <text:p>0.511245424878057</text:p>
          </table:table-cell>
          <table:table-cell table:formula="of:=([.AW24]/SUM([.$CH24:.$CK24]))" office:value-type="float" office:value="0.0217705645796192" calcext:value-type="float">
            <text:p>0.021770564579619</text:p>
          </table:table-cell>
          <table:table-cell table:formula="of:=([.AX24]/SUM([.$CH24:.$CK24]))" office:value-type="float" office:value="0.0193516129596615" calcext:value-type="float">
            <text:p>0.019351612959662</text:p>
          </table:table-cell>
          <table:table-cell table:formula="of:=([.AY24]/SUM([.$CH24:.$CK24]))" office:value-type="float" office:value="0.0077406451838646" calcext:value-type="float">
            <text:p>0.007740645183865</text:p>
          </table:table-cell>
          <table:table-cell table:formula="of:=([.AZ24]/SUM([.$CH24:.$CK24]))" office:value-type="float" office:value="0.0389451210813188" calcext:value-type="float">
            <text:p>0.038945121081319</text:p>
          </table:table-cell>
          <table:table-cell table:formula="of:=([.BA24]/SUM([.$CH24:.$CK24]))" office:value-type="float" office:value="0.0585386292029761" calcext:value-type="float">
            <text:p>0.058538629202976</text:p>
          </table:table-cell>
          <table:table-cell table:formula="of:=([.BB24]/SUM([.$CH24:.$CK24]))" office:value-type="float" office:value="0.030357842830469" calcext:value-type="float">
            <text:p>0.030357842830469</text:p>
          </table:table-cell>
          <table:table-cell table:formula="of:=([.BC24]/SUM([.$CH24:.$CK24]))" office:value-type="float" office:value="0.0159650806917207" calcext:value-type="float">
            <text:p>0.015965080691721</text:p>
          </table:table-cell>
          <table:table-cell table:formula="of:=([.BD24]/SUM([.$CH24:.$CK24]))" office:value-type="float" office:value="0.394531009215099" calcext:value-type="float">
            <text:p>0.394531009215099</text:p>
          </table:table-cell>
          <table:table-cell table:formula="of:=([.BE24]/SUM([.$CH24:.$CK24]))" office:value-type="float" office:value="0.140178246376548" calcext:value-type="float">
            <text:p>0.140178246376548</text:p>
          </table:table-cell>
          <table:table-cell table:formula="of:=([.BF24]/SUM([.$CH24:.$CK24]))" office:value-type="float" office:value="0.743101937651002" calcext:value-type="float">
            <text:p>0.743101937651002</text:p>
          </table:table-cell>
          <table:table-cell table:formula="of:=([.BG24]/SUM([.$CH24:.$CK24]))" office:value-type="float" office:value="0.420171896386651" calcext:value-type="float">
            <text:p>0.420171896386651</text:p>
          </table:table-cell>
          <table:table-cell table:formula="of:=([.BH24]/SUM([.$CH24:.$CK24]))" office:value-type="float" office:value="0.103773024496185" calcext:value-type="float">
            <text:p>0.103773024496185</text:p>
          </table:table-cell>
          <table:table-cell table:formula="of:=([.BI24]/SUM([.$CH24:.$CK24]))" office:value-type="float" office:value="0.173680726312962" calcext:value-type="float">
            <text:p>0.173680726312962</text:p>
          </table:table-cell>
          <table:table-cell table:formula="of:=([.BJ24]/SUM([.$CH24:.$CK24]))" office:value-type="float" office:value="0.00338653226794076" calcext:value-type="float">
            <text:p>0.003386532267941</text:p>
          </table:table-cell>
          <table:table-cell table:formula="of:=([.BK24]/SUM([.$CH24:.$CK24]))" office:value-type="float" office:value="0.00108852822898096" calcext:value-type="float">
            <text:p>0.001088528228981</text:p>
          </table:table-cell>
          <table:table-cell table:formula="of:=([.BL24]/SUM([.$CH24:.$CK24]))" office:value-type="float" office:value="0.00447506049692172" calcext:value-type="float">
            <text:p>0.004475060496922</text:p>
          </table:table-cell>
          <table:table-cell table:formula="of:=([.BM24]/SUM([.$CH24:.$CK24]))" office:value-type="float" office:value="0.00641022179288787" calcext:value-type="float">
            <text:p>0.006410221792888</text:p>
          </table:table-cell>
          <table:table-cell table:formula="of:=([.BN24]/SUM([.$CH24:.$CK24]))" office:value-type="float" office:value="0.00435411291592384" calcext:value-type="float">
            <text:p>0.004354112915924</text:p>
          </table:table-cell>
          <table:table-cell table:formula="of:=([.BO24]/SUM([.$CH24:.$CK24]))" office:value-type="float" office:value="0.00108852822898096" calcext:value-type="float">
            <text:p>0.001088528228981</text:p>
          </table:table-cell>
          <table:table-cell table:formula="of:=([.BP24]/SUM([.$CH24:.$CK24]))" office:value-type="float" office:value="0.0864775204134874" calcext:value-type="float">
            <text:p>0.086477520413487</text:p>
          </table:table-cell>
          <table:table-cell table:formula="of:=([.BQ24]/SUM([.$CH24:.$CK24]))" office:value-type="float" office:value="0.0218915121606171" calcext:value-type="float">
            <text:p>0.021891512160617</text:p>
          </table:table-cell>
          <table:table-cell table:formula="of:=([.BR24]/SUM([.$CH24:.$CK24]))" office:value-type="float" office:value="0.269108367720293" calcext:value-type="float">
            <text:p>0.269108367720293</text:p>
          </table:table-cell>
          <table:table-cell table:formula="of:=([.BS24]/SUM([.$CH24:.$CK24]))" office:value-type="float" office:value="0.425372642369559" calcext:value-type="float">
            <text:p>0.425372642369559</text:p>
          </table:table-cell>
          <table:table-cell table:formula="of:=([.BT24]/SUM([.$CH24:.$CK24]))" office:value-type="float" office:value="0.335871432431125" calcext:value-type="float">
            <text:p>0.335871432431125</text:p>
          </table:table-cell>
          <table:table-cell table:formula="of:=([.BU24]/SUM([.$CH24:.$CK24]))" office:value-type="float" office:value="0.0561196775830184" calcext:value-type="float">
            <text:p>0.05611967758301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24</text:p>
          </table:table-cell>
          <table:table-cell table:formula="of:=([.B25]/SUM([.$CH25:.$CK25]))" office:value-type="float" office:value="0.030858431065649" calcext:value-type="float">
            <text:p>0.030858431065649</text:p>
          </table:table-cell>
          <table:table-cell table:formula="of:=([.C25]/SUM([.$CH25:.$CK25]))" office:value-type="float" office:value="0.054277776070829" calcext:value-type="float">
            <text:p>0.054277776070829</text:p>
          </table:table-cell>
          <table:table-cell table:formula="of:=([.D25]/SUM([.$CH25:.$CK25]))" office:value-type="float" office:value="0.0994633358455292" calcext:value-type="float">
            <text:p>0.099463335845529</text:p>
          </table:table-cell>
          <table:table-cell table:formula="of:=([.E25]/SUM([.$CH25:.$CK25]))" office:value-type="float" office:value="0.196033693778654" calcext:value-type="float">
            <text:p>0.196033693778654</text:p>
          </table:table-cell>
          <table:table-cell table:formula="of:=([.F25]/SUM([.$CH25:.$CK25]))" office:value-type="float" office:value="0.00950549885504365" calcext:value-type="float">
            <text:p>0.009505498855044</text:p>
          </table:table-cell>
          <table:table-cell table:formula="of:=([.G25]/SUM([.$CH25:.$CK25]))" office:value-type="float" office:value="0.33792737233945" calcext:value-type="float">
            <text:p>0.33792737233945</text:p>
          </table:table-cell>
          <table:table-cell table:formula="of:=([.H25]/SUM([.$CH25:.$CK25]))" office:value-type="float" office:value="0.74941904016576" calcext:value-type="float">
            <text:p>0.74941904016576</text:p>
          </table:table-cell>
          <table:table-cell table:formula="of:=([.I25]/SUM([.$CH25:.$CK25]))" office:value-type="float" office:value="0.768981081287734" calcext:value-type="float">
            <text:p>0.768981081287734</text:p>
          </table:table-cell>
          <table:table-cell table:formula="of:=([.J25]/SUM([.$CH25:.$CK25]))" office:value-type="float" office:value="1.80576926075235" calcext:value-type="float">
            <text:p>1.80576926075235</text:p>
          </table:table-cell>
          <table:table-cell table:formula="of:=([.K25]/SUM([.$CH25:.$CK25]))" office:value-type="float" office:value="0.130321766911178" calcext:value-type="float">
            <text:p>0.130321766911178</text:p>
          </table:table-cell>
          <table:table-cell table:formula="of:=([.L25]/SUM([.$CH25:.$CK25]))" office:value-type="float" office:value="0.0026174562064613" calcext:value-type="float">
            <text:p>0.002617456206461</text:p>
          </table:table-cell>
          <table:table-cell table:formula="of:=([.M25]/SUM([.$CH25:.$CK25]))" office:value-type="float" office:value="0.00633699923669577" calcext:value-type="float">
            <text:p>0.006336999236696</text:p>
          </table:table-cell>
          <table:table-cell table:formula="of:=([.N25]/SUM([.$CH25:.$CK25]))" office:value-type="float" office:value="0.009367738002072" calcext:value-type="float">
            <text:p>0.009367738002072</text:p>
          </table:table-cell>
          <table:table-cell table:formula="of:=([.O25]/SUM([.$CH25:.$CK25]))" office:value-type="float" office:value="0.0208018887987187" calcext:value-type="float">
            <text:p>0.020801888798719</text:p>
          </table:table-cell>
          <table:table-cell table:formula="of:=([.P25]/SUM([.$CH25:.$CK25]))" office:value-type="float" office:value="0.00165313023565977" calcext:value-type="float">
            <text:p>0.00165313023566</text:p>
          </table:table-cell>
          <table:table-cell table:formula="of:=([.Q25]/SUM([.$CH25:.$CK25]))" office:value-type="float" office:value="0.000826565117829883" calcext:value-type="float">
            <text:p>0.00082656511783</text:p>
          </table:table-cell>
          <table:table-cell table:formula="of:=([.R25]/SUM([.$CH25:.$CK25]))" office:value-type="float" office:value="0.00303073876537624" calcext:value-type="float">
            <text:p>0.003030738765376</text:p>
          </table:table-cell>
          <table:table-cell table:formula="of:=([.S25]/SUM([.$CH25:.$CK25]))" office:value-type="float" office:value="0.00289297791240459" calcext:value-type="float">
            <text:p>0.002892977912405</text:p>
          </table:table-cell>
          <table:table-cell table:formula="of:=([.T25]/SUM([.$CH25:.$CK25]))" office:value-type="float" office:value="0.00950549885504365" calcext:value-type="float">
            <text:p>0.009505498855044</text:p>
          </table:table-cell>
          <table:table-cell table:formula="of:=([.U25]/SUM([.$CH25:.$CK25]))" office:value-type="float" office:value="0.000413282558914941" calcext:value-type="float">
            <text:p>0.000413282558915</text:p>
          </table:table-cell>
          <table:table-cell table:formula="of:=([.V25]/SUM([.$CH25:.$CK25]))" office:value-type="float" office:value="0.0757684691344059" calcext:value-type="float">
            <text:p>0.075768469134406</text:p>
          </table:table-cell>
          <table:table-cell table:formula="of:=([.W25]/SUM([.$CH25:.$CK25]))" office:value-type="float" office:value="0.03512901750777" calcext:value-type="float">
            <text:p>0.03512901750777</text:p>
          </table:table-cell>
          <table:table-cell table:formula="of:=([.X25]/SUM([.$CH25:.$CK25]))" office:value-type="float" office:value="0.0119851942085333" calcext:value-type="float">
            <text:p>0.011985194208533</text:p>
          </table:table-cell>
          <table:table-cell table:formula="of:=([.Y25]/SUM([.$CH25:.$CK25]))" office:value-type="float" office:value="0.00123984767674482" calcext:value-type="float">
            <text:p>0.001239847676745</text:p>
          </table:table-cell>
          <table:table-cell table:formula="of:=([.Z25]/SUM([.$CH25:.$CK25]))" office:value-type="float" office:value="0" calcext:value-type="float">
            <text:p>0</text:p>
          </table:table-cell>
          <table:table-cell table:formula="of:=([.AA25]/SUM([.$CH25:.$CK25]))" office:value-type="float" office:value="0.663731789617396" calcext:value-type="float">
            <text:p>0.663731789617396</text:p>
          </table:table-cell>
          <table:table-cell table:formula="of:=([.AB25]/SUM([.$CH25:.$CK25]))" office:value-type="float" office:value="0.656843746968814" calcext:value-type="float">
            <text:p>0.656843746968814</text:p>
          </table:table-cell>
          <table:table-cell table:formula="of:=([.AC25]/SUM([.$CH25:.$CK25]))" office:value-type="float" office:value="0.122056115732879" calcext:value-type="float">
            <text:p>0.122056115732879</text:p>
          </table:table-cell>
          <table:table-cell table:formula="of:=([.AD25]/SUM([.$CH25:.$CK25]))" office:value-type="float" office:value="0.00537267326589424" calcext:value-type="float">
            <text:p>0.005372673265894</text:p>
          </table:table-cell>
          <table:table-cell table:formula="of:=([.AE25]/SUM([.$CH25:.$CK25]))" office:value-type="float" office:value="0.00206641279457471" calcext:value-type="float">
            <text:p>0.002066412794575</text:p>
          </table:table-cell>
          <table:table-cell table:formula="of:=([.AF25]/SUM([.$CH25:.$CK25]))" office:value-type="float" office:value="0.00206641279457471" calcext:value-type="float">
            <text:p>0.002066412794575</text:p>
          </table:table-cell>
          <table:table-cell table:formula="of:=([.AG25]/SUM([.$CH25:.$CK25]))" office:value-type="float" office:value="0.00867893373721377" calcext:value-type="float">
            <text:p>0.008678933737214</text:p>
          </table:table-cell>
          <table:table-cell table:formula="of:=([.AH25]/SUM([.$CH25:.$CK25]))" office:value-type="float" office:value="0.00247969535348965" calcext:value-type="float">
            <text:p>0.00247969535349</text:p>
          </table:table-cell>
          <table:table-cell table:formula="of:=([.AI25]/SUM([.$CH25:.$CK25]))" office:value-type="float" office:value="0" calcext:value-type="float">
            <text:p>0</text:p>
          </table:table-cell>
          <table:table-cell table:formula="of:=([.AJ25]/SUM([.$CH25:.$CK25]))" office:value-type="float" office:value="0.000413282558914941" calcext:value-type="float">
            <text:p>0.000413282558915</text:p>
          </table:table-cell>
          <table:table-cell table:formula="of:=([.AK25]/SUM([.$CH25:.$CK25]))" office:value-type="float" office:value="0.00123984767674482" calcext:value-type="float">
            <text:p>0.001239847676745</text:p>
          </table:table-cell>
          <table:table-cell table:formula="of:=([.AL25]/SUM([.$CH25:.$CK25]))" office:value-type="float" office:value="0.00537267326589424" calcext:value-type="float">
            <text:p>0.005372673265894</text:p>
          </table:table-cell>
          <table:table-cell table:formula="of:=([.AM25]/SUM([.$CH25:.$CK25]))" office:value-type="float" office:value="0.000826565117829883" calcext:value-type="float">
            <text:p>0.00082656511783</text:p>
          </table:table-cell>
          <table:table-cell table:formula="of:=([.AN25]/SUM([.$CH25:.$CK25]))" office:value-type="float" office:value="0" calcext:value-type="float">
            <text:p>0</text:p>
          </table:table-cell>
          <table:table-cell table:formula="of:=([.AO25]/SUM([.$CH25:.$CK25]))" office:value-type="float" office:value="0" calcext:value-type="float">
            <text:p>0</text:p>
          </table:table-cell>
          <table:table-cell table:formula="of:=([.AP25]/SUM([.$CH25:.$CK25]))" office:value-type="float" office:value="0.107177943611941" calcext:value-type="float">
            <text:p>0.107177943611941</text:p>
          </table:table-cell>
          <table:table-cell table:formula="of:=([.AQ25]/SUM([.$CH25:.$CK25]))" office:value-type="float" office:value="0.063645514072901" calcext:value-type="float">
            <text:p>0.063645514072901</text:p>
          </table:table-cell>
          <table:table-cell table:formula="of:=([.AR25]/SUM([.$CH25:.$CK25]))" office:value-type="float" office:value="1.20320328985437" calcext:value-type="float">
            <text:p>1.20320328985437</text:p>
          </table:table-cell>
          <table:table-cell table:formula="of:=([.AS25]/SUM([.$CH25:.$CK25]))" office:value-type="float" office:value="0.375122802641795" calcext:value-type="float">
            <text:p>0.375122802641795</text:p>
          </table:table-cell>
          <table:table-cell table:formula="of:=([.AT25]/SUM([.$CH25:.$CK25]))" office:value-type="float" office:value="0.0152914546798528" calcext:value-type="float">
            <text:p>0.015291454679853</text:p>
          </table:table-cell>
          <table:table-cell table:formula="of:=([.AU25]/SUM([.$CH25:.$CK25]))" office:value-type="float" office:value="0.00206641279457471" calcext:value-type="float">
            <text:p>0.002066412794575</text:p>
          </table:table-cell>
          <table:table-cell table:formula="of:=([.AV25]/SUM([.$CH25:.$CK25]))" office:value-type="float" office:value="0.00619923838372412" calcext:value-type="float">
            <text:p>0.006199238383724</text:p>
          </table:table-cell>
          <table:table-cell table:formula="of:=([.AW25]/SUM([.$CH25:.$CK25]))" office:value-type="float" office:value="0.00123984767674482" calcext:value-type="float">
            <text:p>0.001239847676745</text:p>
          </table:table-cell>
          <table:table-cell table:formula="of:=([.AX25]/SUM([.$CH25:.$CK25]))" office:value-type="float" office:value="0.0739775780457745" calcext:value-type="float">
            <text:p>0.073977578045775</text:p>
          </table:table-cell>
          <table:table-cell table:formula="of:=([.AY25]/SUM([.$CH25:.$CK25]))" office:value-type="float" office:value="0.0264500837705562" calcext:value-type="float">
            <text:p>0.026450083770556</text:p>
          </table:table-cell>
          <table:table-cell table:formula="of:=([.AZ25]/SUM([.$CH25:.$CK25]))" office:value-type="float" office:value="0.111999573465949" calcext:value-type="float">
            <text:p>0.111999573465949</text:p>
          </table:table-cell>
          <table:table-cell table:formula="of:=([.BA25]/SUM([.$CH25:.$CK25]))" office:value-type="float" office:value="0.0830697943419032" calcext:value-type="float">
            <text:p>0.083069794341903</text:p>
          </table:table-cell>
          <table:table-cell table:formula="of:=([.BB25]/SUM([.$CH25:.$CK25]))" office:value-type="float" office:value="0.0388485605380045" calcext:value-type="float">
            <text:p>0.038848560538005</text:p>
          </table:table-cell>
          <table:table-cell table:formula="of:=([.BC25]/SUM([.$CH25:.$CK25]))" office:value-type="float" office:value="0.030858431065649" calcext:value-type="float">
            <text:p>0.030858431065649</text:p>
          </table:table-cell>
          <table:table-cell table:formula="of:=([.BD25]/SUM([.$CH25:.$CK25]))" office:value-type="float" office:value="0.848331332599403" calcext:value-type="float">
            <text:p>0.848331332599403</text:p>
          </table:table-cell>
          <table:table-cell table:formula="of:=([.BE25]/SUM([.$CH25:.$CK25]))" office:value-type="float" office:value="0.299905376919276" calcext:value-type="float">
            <text:p>0.299905376919276</text:p>
          </table:table-cell>
          <table:table-cell table:formula="of:=([.BF25]/SUM([.$CH25:.$CK25]))" office:value-type="float" office:value="1.27222147719316" calcext:value-type="float">
            <text:p>1.27222147719316</text:p>
          </table:table-cell>
          <table:table-cell table:formula="of:=([.BG25]/SUM([.$CH25:.$CK25]))" office:value-type="float" office:value="0.629291576374484" calcext:value-type="float">
            <text:p>0.629291576374484</text:p>
          </table:table-cell>
          <table:table-cell table:formula="of:=([.BH25]/SUM([.$CH25:.$CK25]))" office:value-type="float" office:value="0.210911865899592" calcext:value-type="float">
            <text:p>0.210911865899592</text:p>
          </table:table-cell>
          <table:table-cell table:formula="of:=([.BI25]/SUM([.$CH25:.$CK25]))" office:value-type="float" office:value="0.33792737233945" calcext:value-type="float">
            <text:p>0.33792737233945</text:p>
          </table:table-cell>
          <table:table-cell table:formula="of:=([.BJ25]/SUM([.$CH25:.$CK25]))" office:value-type="float" office:value="0.00661252094263906" calcext:value-type="float">
            <text:p>0.006612520942639</text:p>
          </table:table-cell>
          <table:table-cell table:formula="of:=([.BK25]/SUM([.$CH25:.$CK25]))" office:value-type="float" office:value="0.000551043411886589" calcext:value-type="float">
            <text:p>0.000551043411887</text:p>
          </table:table-cell>
          <table:table-cell table:formula="of:=([.BL25]/SUM([.$CH25:.$CK25]))" office:value-type="float" office:value="0.0152914546798528" calcext:value-type="float">
            <text:p>0.015291454679853</text:p>
          </table:table-cell>
          <table:table-cell table:formula="of:=([.BM25]/SUM([.$CH25:.$CK25]))" office:value-type="float" office:value="0.0112963899436751" calcext:value-type="float">
            <text:p>0.011296389943675</text:p>
          </table:table-cell>
          <table:table-cell table:formula="of:=([.BN25]/SUM([.$CH25:.$CK25]))" office:value-type="float" office:value="0.00371954303023447" calcext:value-type="float">
            <text:p>0.003719543030234</text:p>
          </table:table-cell>
          <table:table-cell table:formula="of:=([.BO25]/SUM([.$CH25:.$CK25]))" office:value-type="float" office:value="0.0026174562064613" calcext:value-type="float">
            <text:p>0.002617456206461</text:p>
          </table:table-cell>
          <table:table-cell table:formula="of:=([.BP25]/SUM([.$CH25:.$CK25]))" office:value-type="float" office:value="0.00247969535348965" calcext:value-type="float">
            <text:p>0.00247969535349</text:p>
          </table:table-cell>
          <table:table-cell table:formula="of:=([.BQ25]/SUM([.$CH25:.$CK25]))" office:value-type="float" office:value="0.00096432597080153" calcext:value-type="float">
            <text:p>0.000964325970802</text:p>
          </table:table-cell>
          <table:table-cell table:formula="of:=([.BR25]/SUM([.$CH25:.$CK25]))" office:value-type="float" office:value="0.00454610814806436" calcext:value-type="float">
            <text:p>0.004546108148064</text:p>
          </table:table-cell>
          <table:table-cell table:formula="of:=([.BS25]/SUM([.$CH25:.$CK25]))" office:value-type="float" office:value="0.00330626047131953" calcext:value-type="float">
            <text:p>0.00330626047132</text:p>
          </table:table-cell>
          <table:table-cell table:formula="of:=([.BT25]/SUM([.$CH25:.$CK25]))" office:value-type="float" office:value="0.00454610814806436" calcext:value-type="float">
            <text:p>0.004546108148064</text:p>
          </table:table-cell>
          <table:table-cell table:formula="of:=([.BU25]/SUM([.$CH25:.$CK25]))" office:value-type="float" office:value="0.000826565117829883" calcext:value-type="float">
            <text:p>0.000826565117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25</text:p>
          </table:table-cell>
          <table:table-cell table:formula="of:=([.B26]/SUM([.$CH26:.$CK26]))" office:value-type="float" office:value="0.0107143902457356" calcext:value-type="float">
            <text:p>0.010714390245736</text:p>
          </table:table-cell>
          <table:table-cell table:formula="of:=([.C26]/SUM([.$CH26:.$CK26]))" office:value-type="float" office:value="0.0223471567982485" calcext:value-type="float">
            <text:p>0.022347156798249</text:p>
          </table:table-cell>
          <table:table-cell table:formula="of:=([.D26]/SUM([.$CH26:.$CK26]))" office:value-type="float" office:value="0.02066346690249" calcext:value-type="float">
            <text:p>0.02066346690249</text:p>
          </table:table-cell>
          <table:table-cell table:formula="of:=([.E26]/SUM([.$CH26:.$CK26]))" office:value-type="float" office:value="0.051582135897327" calcext:value-type="float">
            <text:p>0.051582135897327</text:p>
          </table:table-cell>
          <table:table-cell table:formula="of:=([.F26]/SUM([.$CH26:.$CK26]))" office:value-type="float" office:value="0.00413269338049801" calcext:value-type="float">
            <text:p>0.004132693380498</text:p>
          </table:table-cell>
          <table:table-cell table:formula="of:=([.G26]/SUM([.$CH26:.$CK26]))" office:value-type="float" office:value="0.391993620276126" calcext:value-type="float">
            <text:p>0.391993620276126</text:p>
          </table:table-cell>
          <table:table-cell table:formula="of:=([.H26]/SUM([.$CH26:.$CK26]))" office:value-type="float" office:value="0.864192104677472" calcext:value-type="float">
            <text:p>0.864192104677472</text:p>
          </table:table-cell>
          <table:table-cell table:formula="of:=([.I26]/SUM([.$CH26:.$CK26]))" office:value-type="float" office:value="0.862202289346121" calcext:value-type="float">
            <text:p>0.862202289346121</text:p>
          </table:table-cell>
          <table:table-cell table:formula="of:=([.J26]/SUM([.$CH26:.$CK26]))" office:value-type="float" office:value="1.95507009441115" calcext:value-type="float">
            <text:p>1.95507009441115</text:p>
          </table:table-cell>
          <table:table-cell table:formula="of:=([.K26]/SUM([.$CH26:.$CK26]))" office:value-type="float" office:value="0.184899763097837" calcext:value-type="float">
            <text:p>0.184899763097837</text:p>
          </table:table-cell>
          <table:table-cell table:formula="of:=([.L26]/SUM([.$CH26:.$CK26]))" office:value-type="float" office:value="0.0278574146389125" calcext:value-type="float">
            <text:p>0.027857414638913</text:p>
          </table:table-cell>
          <table:table-cell table:formula="of:=([.M26]/SUM([.$CH26:.$CK26]))" office:value-type="float" office:value="0.0779089233582772" calcext:value-type="float">
            <text:p>0.077908923358277</text:p>
          </table:table-cell>
          <table:table-cell table:formula="of:=([.N26]/SUM([.$CH26:.$CK26]))" office:value-type="float" office:value="0.0932151951378995" calcext:value-type="float">
            <text:p>0.0932151951379</text:p>
          </table:table-cell>
          <table:table-cell table:formula="of:=([.O26]/SUM([.$CH26:.$CK26]))" office:value-type="float" office:value="0.225002195160447" calcext:value-type="float">
            <text:p>0.225002195160447</text:p>
          </table:table-cell>
          <table:table-cell table:formula="of:=([.P26]/SUM([.$CH26:.$CK26]))" office:value-type="float" office:value="0.0229594076694334" calcext:value-type="float">
            <text:p>0.022959407669433</text:p>
          </table:table-cell>
          <table:table-cell table:formula="of:=([.Q26]/SUM([.$CH26:.$CK26]))" office:value-type="float" office:value="0.000918376306777335" calcext:value-type="float">
            <text:p>0.000918376306777</text:p>
          </table:table-cell>
          <table:table-cell table:formula="of:=([.R26]/SUM([.$CH26:.$CK26]))" office:value-type="float" office:value="0.00183675261355467" calcext:value-type="float">
            <text:p>0.001836752613555</text:p>
          </table:table-cell>
          <table:table-cell table:formula="of:=([.S26]/SUM([.$CH26:.$CK26]))" office:value-type="float" office:value="0.000918376306777335" calcext:value-type="float">
            <text:p>0.000918376306777</text:p>
          </table:table-cell>
          <table:table-cell table:formula="of:=([.T26]/SUM([.$CH26:.$CK26]))" office:value-type="float" office:value="0.00642863414744134" calcext:value-type="float">
            <text:p>0.006428634147441</text:p>
          </table:table-cell>
          <table:table-cell table:formula="of:=([.U26]/SUM([.$CH26:.$CK26]))" office:value-type="float" office:value="0.000459188153388667" calcext:value-type="float">
            <text:p>0.000459188153389</text:p>
          </table:table-cell>
          <table:table-cell table:formula="of:=([.V26]/SUM([.$CH26:.$CK26]))" office:value-type="float" office:value="0.0270921010499314" calcext:value-type="float">
            <text:p>0.027092101049931</text:p>
          </table:table-cell>
          <table:table-cell table:formula="of:=([.W26]/SUM([.$CH26:.$CK26]))" office:value-type="float" office:value="0.0133164564482714" calcext:value-type="float">
            <text:p>0.013316456448271</text:p>
          </table:table-cell>
          <table:table-cell table:formula="of:=([.X26]/SUM([.$CH26:.$CK26]))" office:value-type="float" office:value="0.001377564460166" calcext:value-type="float">
            <text:p>0.001377564460166</text:p>
          </table:table-cell>
          <table:table-cell table:formula="of:=([.Y26]/SUM([.$CH26:.$CK26]))" office:value-type="float" office:value="0" calcext:value-type="float">
            <text:p>0</text:p>
          </table:table-cell>
          <table:table-cell table:formula="of:=([.Z26]/SUM([.$CH26:.$CK26]))" office:value-type="float" office:value="0.000459188153388667" calcext:value-type="float">
            <text:p>0.000459188153389</text:p>
          </table:table-cell>
          <table:table-cell table:formula="of:=([.AA26]/SUM([.$CH26:.$CK26]))" office:value-type="float" office:value="0.955264421766224" calcext:value-type="float">
            <text:p>0.955264421766224</text:p>
          </table:table-cell>
          <table:table-cell table:formula="of:=([.AB26]/SUM([.$CH26:.$CK26]))" office:value-type="float" office:value="0.591434341564603" calcext:value-type="float">
            <text:p>0.591434341564603</text:p>
          </table:table-cell>
          <table:table-cell table:formula="of:=([.AC26]/SUM([.$CH26:.$CK26]))" office:value-type="float" office:value="0.0408677456515914" calcext:value-type="float">
            <text:p>0.040867745651591</text:p>
          </table:table-cell>
          <table:table-cell table:formula="of:=([.AD26]/SUM([.$CH26:.$CK26]))" office:value-type="float" office:value="0.00229594076694334" calcext:value-type="float">
            <text:p>0.002295940766943</text:p>
          </table:table-cell>
          <table:table-cell table:formula="of:=([.AE26]/SUM([.$CH26:.$CK26]))" office:value-type="float" office:value="0.00183675261355467" calcext:value-type="float">
            <text:p>0.001836752613555</text:p>
          </table:table-cell>
          <table:table-cell table:formula="of:=([.AF26]/SUM([.$CH26:.$CK26]))" office:value-type="float" office:value="0.0635210278854323" calcext:value-type="float">
            <text:p>0.063521027885432</text:p>
          </table:table-cell>
          <table:table-cell table:formula="of:=([.AG26]/SUM([.$CH26:.$CK26]))" office:value-type="float" office:value="0.105001024408209" calcext:value-type="float">
            <text:p>0.105001024408209</text:p>
          </table:table-cell>
          <table:table-cell table:formula="of:=([.AH26]/SUM([.$CH26:.$CK26]))" office:value-type="float" office:value="0.023418595822822" calcext:value-type="float">
            <text:p>0.023418595822822</text:p>
          </table:table-cell>
          <table:table-cell table:formula="of:=([.AI26]/SUM([.$CH26:.$CK26]))" office:value-type="float" office:value="0.00229594076694334" calcext:value-type="float">
            <text:p>0.002295940766943</text:p>
          </table:table-cell>
          <table:table-cell table:formula="of:=([.AJ26]/SUM([.$CH26:.$CK26]))" office:value-type="float" office:value="0.000918376306777335" calcext:value-type="float">
            <text:p>0.000918376306777</text:p>
          </table:table-cell>
          <table:table-cell table:formula="of:=([.AK26]/SUM([.$CH26:.$CK26]))" office:value-type="float" office:value="0.001377564460166" calcext:value-type="float">
            <text:p>0.001377564460166</text:p>
          </table:table-cell>
          <table:table-cell table:formula="of:=([.AL26]/SUM([.$CH26:.$CK26]))" office:value-type="float" office:value="0.002755128920332" calcext:value-type="float">
            <text:p>0.002755128920332</text:p>
          </table:table-cell>
          <table:table-cell table:formula="of:=([.AM26]/SUM([.$CH26:.$CK26]))" office:value-type="float" office:value="0.000918376306777335" calcext:value-type="float">
            <text:p>0.000918376306777</text:p>
          </table:table-cell>
          <table:table-cell table:formula="of:=([.AN26]/SUM([.$CH26:.$CK26]))" office:value-type="float" office:value="0.000459188153388667" calcext:value-type="float">
            <text:p>0.000459188153389</text:p>
          </table:table-cell>
          <table:table-cell table:formula="of:=([.AO26]/SUM([.$CH26:.$CK26]))" office:value-type="float" office:value="0" calcext:value-type="float">
            <text:p>0</text:p>
          </table:table-cell>
          <table:table-cell table:formula="of:=([.AP26]/SUM([.$CH26:.$CK26]))" office:value-type="float" office:value="0.0319901080194105" calcext:value-type="float">
            <text:p>0.031990108019411</text:p>
          </table:table-cell>
          <table:table-cell table:formula="of:=([.AQ26]/SUM([.$CH26:.$CK26]))" office:value-type="float" office:value="0.00948988850336579" calcext:value-type="float">
            <text:p>0.009489888503366</text:p>
          </table:table-cell>
          <table:table-cell table:formula="of:=([.AR26]/SUM([.$CH26:.$CK26]))" office:value-type="float" office:value="1.27363487478237" calcext:value-type="float">
            <text:p>1.27363487478237</text:p>
          </table:table-cell>
          <table:table-cell table:formula="of:=([.AS26]/SUM([.$CH26:.$CK26]))" office:value-type="float" office:value="0.5672504321528" calcext:value-type="float">
            <text:p>0.5672504321528</text:p>
          </table:table-cell>
          <table:table-cell table:formula="of:=([.AT26]/SUM([.$CH26:.$CK26]))" office:value-type="float" office:value="0.155511721280962" calcext:value-type="float">
            <text:p>0.155511721280962</text:p>
          </table:table-cell>
          <table:table-cell table:formula="of:=([.AU26]/SUM([.$CH26:.$CK26]))" office:value-type="float" office:value="0.0290819163812823" calcext:value-type="float">
            <text:p>0.029081916381282</text:p>
          </table:table-cell>
          <table:table-cell table:formula="of:=([.AV26]/SUM([.$CH26:.$CK26]))" office:value-type="float" office:value="0.00505106968727534" calcext:value-type="float">
            <text:p>0.005051069687275</text:p>
          </table:table-cell>
          <table:table-cell table:formula="of:=([.AW26]/SUM([.$CH26:.$CK26]))" office:value-type="float" office:value="0.000459188153388667" calcext:value-type="float">
            <text:p>0.000459188153389</text:p>
          </table:table-cell>
          <table:table-cell table:formula="of:=([.AX26]/SUM([.$CH26:.$CK26]))" office:value-type="float" office:value="0.0267859756143389" calcext:value-type="float">
            <text:p>0.026785975614339</text:p>
          </table:table-cell>
          <table:table-cell table:formula="of:=([.AY26]/SUM([.$CH26:.$CK26]))" office:value-type="float" office:value="0.00841844947879224" calcext:value-type="float">
            <text:p>0.008418449478792</text:p>
          </table:table-cell>
          <table:table-cell table:formula="of:=([.AZ26]/SUM([.$CH26:.$CK26]))" office:value-type="float" office:value="0.0431636864185347" calcext:value-type="float">
            <text:p>0.043163686418535</text:p>
          </table:table-cell>
          <table:table-cell table:formula="of:=([.BA26]/SUM([.$CH26:.$CK26]))" office:value-type="float" office:value="0.0113266411169205" calcext:value-type="float">
            <text:p>0.011326641116921</text:p>
          </table:table-cell>
          <table:table-cell table:formula="of:=([.BB26]/SUM([.$CH26:.$CK26]))" office:value-type="float" office:value="0.002755128920332" calcext:value-type="float">
            <text:p>0.002755128920332</text:p>
          </table:table-cell>
          <table:table-cell table:formula="of:=([.BC26]/SUM([.$CH26:.$CK26]))" office:value-type="float" office:value="0.0107143902457356" calcext:value-type="float">
            <text:p>0.010714390245736</text:p>
          </table:table-cell>
          <table:table-cell table:formula="of:=([.BD26]/SUM([.$CH26:.$CK26]))" office:value-type="float" office:value="1.0939392440896" calcext:value-type="float">
            <text:p>1.0939392440896</text:p>
          </table:table-cell>
          <table:table-cell table:formula="of:=([.BE26]/SUM([.$CH26:.$CK26]))" office:value-type="float" office:value="0.407146829337952" calcext:value-type="float">
            <text:p>0.407146829337952</text:p>
          </table:table-cell>
          <table:table-cell table:formula="of:=([.BF26]/SUM([.$CH26:.$CK26]))" office:value-type="float" office:value="1.54164769364355" calcext:value-type="float">
            <text:p>1.54164769364355</text:p>
          </table:table-cell>
          <table:table-cell table:formula="of:=([.BG26]/SUM([.$CH26:.$CK26]))" office:value-type="float" office:value="0.573219878146853" calcext:value-type="float">
            <text:p>0.573219878146853</text:p>
          </table:table-cell>
          <table:table-cell table:formula="of:=([.BH26]/SUM([.$CH26:.$CK26]))" office:value-type="float" office:value="0.0638271533210248" calcext:value-type="float">
            <text:p>0.063827153321025</text:p>
          </table:table-cell>
          <table:table-cell table:formula="of:=([.BI26]/SUM([.$CH26:.$CK26]))" office:value-type="float" office:value="0.391993620276126" calcext:value-type="float">
            <text:p>0.391993620276126</text:p>
          </table:table-cell>
          <table:table-cell table:formula="of:=([.BJ26]/SUM([.$CH26:.$CK26]))" office:value-type="float" office:value="0.0659700313701719" calcext:value-type="float">
            <text:p>0.065970031370172</text:p>
          </table:table-cell>
          <table:table-cell table:formula="of:=([.BK26]/SUM([.$CH26:.$CK26]))" office:value-type="float" office:value="0.0243369721295994" calcext:value-type="float">
            <text:p>0.024336972129599</text:p>
          </table:table-cell>
          <table:table-cell table:formula="of:=([.BL26]/SUM([.$CH26:.$CK26]))" office:value-type="float" office:value="0.147705522673355" calcext:value-type="float">
            <text:p>0.147705522673355</text:p>
          </table:table-cell>
          <table:table-cell table:formula="of:=([.BM26]/SUM([.$CH26:.$CK26]))" office:value-type="float" office:value="0.0985723902607672" calcext:value-type="float">
            <text:p>0.098572390260767</text:p>
          </table:table-cell>
          <table:table-cell table:formula="of:=([.BN26]/SUM([.$CH26:.$CK26]))" office:value-type="float" office:value="0.0607658989651003" calcext:value-type="float">
            <text:p>0.0607658989651</text:p>
          </table:table-cell>
          <table:table-cell table:formula="of:=([.BO26]/SUM([.$CH26:.$CK26]))" office:value-type="float" office:value="0.0278574146389125" calcext:value-type="float">
            <text:p>0.027857414638913</text:p>
          </table:table-cell>
          <table:table-cell table:formula="of:=([.BP26]/SUM([.$CH26:.$CK26]))" office:value-type="float" office:value="0.001377564460166" calcext:value-type="float">
            <text:p>0.001377564460166</text:p>
          </table:table-cell>
          <table:table-cell table:formula="of:=([.BQ26]/SUM([.$CH26:.$CK26]))" office:value-type="float" office:value="0.000459188153388667" calcext:value-type="float">
            <text:p>0.000459188153389</text:p>
          </table:table-cell>
          <table:table-cell table:formula="of:=([.BR26]/SUM([.$CH26:.$CK26]))" office:value-type="float" office:value="0.00321431707372067" calcext:value-type="float">
            <text:p>0.003214317073721</text:p>
          </table:table-cell>
          <table:table-cell table:formula="of:=([.BS26]/SUM([.$CH26:.$CK26]))" office:value-type="float" office:value="0.00229594076694334" calcext:value-type="float">
            <text:p>0.002295940766943</text:p>
          </table:table-cell>
          <table:table-cell table:formula="of:=([.BT26]/SUM([.$CH26:.$CK26]))" office:value-type="float" office:value="0.001377564460166" calcext:value-type="float">
            <text:p>0.001377564460166</text:p>
          </table:table-cell>
          <table:table-cell table:formula="of:=([.BU26]/SUM([.$CH26:.$CK26]))" office:value-type="float" office:value="0.000918376306777335" calcext:value-type="float">
            <text:p>0.00091837630677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26</text:p>
          </table:table-cell>
          <table:table-cell table:formula="of:=([.B27]/SUM([.$CH27:.$CK27]))" office:value-type="float" office:value="0.00901732389776292" calcext:value-type="float">
            <text:p>0.009017323897763</text:p>
          </table:table-cell>
          <table:table-cell table:formula="of:=([.C27]/SUM([.$CH27:.$CK27]))" office:value-type="float" office:value="0.0105383182901567" calcext:value-type="float">
            <text:p>0.010538318290157</text:p>
          </table:table-cell>
          <table:table-cell table:formula="of:=([.D27]/SUM([.$CH27:.$CK27]))" office:value-type="float" office:value="0.0228149158859062" calcext:value-type="float">
            <text:p>0.022814915885906</text:p>
          </table:table-cell>
          <table:table-cell table:formula="of:=([.E27]/SUM([.$CH27:.$CK27]))" office:value-type="float" office:value="0.0599706360429534" calcext:value-type="float">
            <text:p>0.059970636042953</text:p>
          </table:table-cell>
          <table:table-cell table:formula="of:=([.F27]/SUM([.$CH27:.$CK27]))" office:value-type="float" office:value="0.00391112843758392" calcext:value-type="float">
            <text:p>0.003911128437584</text:p>
          </table:table-cell>
          <table:table-cell table:formula="of:=([.G27]/SUM([.$CH27:.$CK27]))" office:value-type="float" office:value="0.0818077698194636" calcext:value-type="float">
            <text:p>0.081807769819464</text:p>
          </table:table-cell>
          <table:table-cell table:formula="of:=([.H27]/SUM([.$CH27:.$CK27]))" office:value-type="float" office:value="0.141887048319017" calcext:value-type="float">
            <text:p>0.141887048319017</text:p>
          </table:table-cell>
          <table:table-cell table:formula="of:=([.I27]/SUM([.$CH27:.$CK27]))" office:value-type="float" office:value="0.151556226956377" calcext:value-type="float">
            <text:p>0.151556226956377</text:p>
          </table:table-cell>
          <table:table-cell table:formula="of:=([.J27]/SUM([.$CH27:.$CK27]))" office:value-type="float" office:value="0.452061261910741" calcext:value-type="float">
            <text:p>0.452061261910741</text:p>
          </table:table-cell>
          <table:table-cell table:formula="of:=([.K27]/SUM([.$CH27:.$CK27]))" office:value-type="float" office:value="0.0229235583425057" calcext:value-type="float">
            <text:p>0.022923558342506</text:p>
          </table:table-cell>
          <table:table-cell table:formula="of:=([.L27]/SUM([.$CH27:.$CK27]))" office:value-type="float" office:value="0.00803954178836694" calcext:value-type="float">
            <text:p>0.008039541788367</text:p>
          </table:table-cell>
          <table:table-cell table:formula="of:=([.M27]/SUM([.$CH27:.$CK27]))" office:value-type="float" office:value="0.0156445137503357" calcext:value-type="float">
            <text:p>0.015644513750336</text:p>
          </table:table-cell>
          <table:table-cell table:formula="of:=([.N27]/SUM([.$CH27:.$CK27]))" office:value-type="float" office:value="0.0135803070749442" calcext:value-type="float">
            <text:p>0.013580307074944</text:p>
          </table:table-cell>
          <table:table-cell table:formula="of:=([.O27]/SUM([.$CH27:.$CK27]))" office:value-type="float" office:value="0.0493236752961972" calcext:value-type="float">
            <text:p>0.049323675296197</text:p>
          </table:table-cell>
          <table:table-cell table:formula="of:=([.P27]/SUM([.$CH27:.$CK27]))" office:value-type="float" office:value="0.0016296368489933" calcext:value-type="float">
            <text:p>0.001629636848993</text:p>
          </table:table-cell>
          <table:table-cell table:formula="of:=([.Q27]/SUM([.$CH27:.$CK27]))" office:value-type="float" office:value="0.0936497975888149" calcext:value-type="float">
            <text:p>0.093649797588815</text:p>
          </table:table-cell>
          <table:table-cell table:formula="of:=([.R27]/SUM([.$CH27:.$CK27]))" office:value-type="float" office:value="0.225107170074274" calcext:value-type="float">
            <text:p>0.225107170074274</text:p>
          </table:table-cell>
          <table:table-cell table:formula="of:=([.S27]/SUM([.$CH27:.$CK27]))" office:value-type="float" office:value="0.31126063815772" calcext:value-type="float">
            <text:p>0.31126063815772</text:p>
          </table:table-cell>
          <table:table-cell table:formula="of:=([.T27]/SUM([.$CH27:.$CK27]))" office:value-type="float" office:value="1.06176272834743" calcext:value-type="float">
            <text:p>1.06176272834743</text:p>
          </table:table-cell>
          <table:table-cell table:formula="of:=([.U27]/SUM([.$CH27:.$CK27]))" office:value-type="float" office:value="0.241729465934006" calcext:value-type="float">
            <text:p>0.241729465934006</text:p>
          </table:table-cell>
          <table:table-cell table:formula="of:=([.V27]/SUM([.$CH27:.$CK27]))" office:value-type="float" office:value="0.0179260053389263" calcext:value-type="float">
            <text:p>0.017926005338926</text:p>
          </table:table-cell>
          <table:table-cell table:formula="of:=([.W27]/SUM([.$CH27:.$CK27]))" office:value-type="float" office:value="0.0319408822402687" calcext:value-type="float">
            <text:p>0.031940882240269</text:p>
          </table:table-cell>
          <table:table-cell table:formula="of:=([.X27]/SUM([.$CH27:.$CK27]))" office:value-type="float" office:value="0.0107556032033558" calcext:value-type="float">
            <text:p>0.010755603203356</text:p>
          </table:table-cell>
          <table:table-cell table:formula="of:=([.Y27]/SUM([.$CH27:.$CK27]))" office:value-type="float" office:value="0" calcext:value-type="float">
            <text:p>0</text:p>
          </table:table-cell>
          <table:table-cell table:formula="of:=([.Z27]/SUM([.$CH27:.$CK27]))" office:value-type="float" office:value="0.00032592736979866" calcext:value-type="float">
            <text:p>0.000325927369799</text:p>
          </table:table-cell>
          <table:table-cell table:formula="of:=([.AA27]/SUM([.$CH27:.$CK27]))" office:value-type="float" office:value="0.116899283301119" calcext:value-type="float">
            <text:p>0.116899283301119</text:p>
          </table:table-cell>
          <table:table-cell table:formula="of:=([.AB27]/SUM([.$CH27:.$CK27]))" office:value-type="float" office:value="0.251181359658167" calcext:value-type="float">
            <text:p>0.251181359658167</text:p>
          </table:table-cell>
          <table:table-cell table:formula="of:=([.AC27]/SUM([.$CH27:.$CK27]))" office:value-type="float" office:value="0.0661632560691279" calcext:value-type="float">
            <text:p>0.066163256069128</text:p>
          </table:table-cell>
          <table:table-cell table:formula="of:=([.AD27]/SUM([.$CH27:.$CK27]))" office:value-type="float" office:value="0.00228149158859062" calcext:value-type="float">
            <text:p>0.002281491588591</text:p>
          </table:table-cell>
          <table:table-cell table:formula="of:=([.AE27]/SUM([.$CH27:.$CK27]))" office:value-type="float" office:value="0.00032592736979866" calcext:value-type="float">
            <text:p>0.000325927369799</text:p>
          </table:table-cell>
          <table:table-cell table:formula="of:=([.AF27]/SUM([.$CH27:.$CK27]))" office:value-type="float" office:value="0.0104296758335571" calcext:value-type="float">
            <text:p>0.010429675833557</text:p>
          </table:table-cell>
          <table:table-cell table:formula="of:=([.AG27]/SUM([.$CH27:.$CK27]))" office:value-type="float" office:value="0.024553195191499" calcext:value-type="float">
            <text:p>0.024553195191499</text:p>
          </table:table-cell>
          <table:table-cell table:formula="of:=([.AH27]/SUM([.$CH27:.$CK27]))" office:value-type="float" office:value="0.00847411161476515" calcext:value-type="float">
            <text:p>0.008474111614765</text:p>
          </table:table-cell>
          <table:table-cell table:formula="of:=([.AI27]/SUM([.$CH27:.$CK27]))" office:value-type="float" office:value="0" calcext:value-type="float">
            <text:p>0</text:p>
          </table:table-cell>
          <table:table-cell table:formula="of:=([.AJ27]/SUM([.$CH27:.$CK27]))" office:value-type="float" office:value="0.00032592736979866" calcext:value-type="float">
            <text:p>0.000325927369799</text:p>
          </table:table-cell>
          <table:table-cell table:formula="of:=([.AK27]/SUM([.$CH27:.$CK27]))" office:value-type="float" office:value="0.192405790637809" calcext:value-type="float">
            <text:p>0.192405790637809</text:p>
          </table:table-cell>
          <table:table-cell table:formula="of:=([.AL27]/SUM([.$CH27:.$CK27]))" office:value-type="float" office:value="0.608180472044299" calcext:value-type="float">
            <text:p>0.608180472044299</text:p>
          </table:table-cell>
          <table:table-cell table:formula="of:=([.AM27]/SUM([.$CH27:.$CK27]))" office:value-type="float" office:value="0.191862578354811" calcext:value-type="float">
            <text:p>0.191862578354811</text:p>
          </table:table-cell>
          <table:table-cell table:formula="of:=([.AN27]/SUM([.$CH27:.$CK27]))" office:value-type="float" office:value="0.0133630221617451" calcext:value-type="float">
            <text:p>0.013363022161745</text:p>
          </table:table-cell>
          <table:table-cell table:formula="of:=([.AO27]/SUM([.$CH27:.$CK27]))" office:value-type="float" office:value="0.00260741895838928" calcext:value-type="float">
            <text:p>0.002607418958389</text:p>
          </table:table-cell>
          <table:table-cell table:formula="of:=([.AP27]/SUM([.$CH27:.$CK27]))" office:value-type="float" office:value="0.058123714280761" calcext:value-type="float">
            <text:p>0.058123714280761</text:p>
          </table:table-cell>
          <table:table-cell table:formula="of:=([.AQ27]/SUM([.$CH27:.$CK27]))" office:value-type="float" office:value="0.00727904459217007" calcext:value-type="float">
            <text:p>0.00727904459217</text:p>
          </table:table-cell>
          <table:table-cell table:formula="of:=([.AR27]/SUM([.$CH27:.$CK27]))" office:value-type="float" office:value="0.410342558576513" calcext:value-type="float">
            <text:p>0.410342558576513</text:p>
          </table:table-cell>
          <table:table-cell table:formula="of:=([.AS27]/SUM([.$CH27:.$CK27]))" office:value-type="float" office:value="0.0381335022664432" calcext:value-type="float">
            <text:p>0.038133502266443</text:p>
          </table:table-cell>
          <table:table-cell table:formula="of:=([.AT27]/SUM([.$CH27:.$CK27]))" office:value-type="float" office:value="0.0375902899834454" calcext:value-type="float">
            <text:p>0.037590289983446</text:p>
          </table:table-cell>
          <table:table-cell table:formula="of:=([.AU27]/SUM([.$CH27:.$CK27]))" office:value-type="float" office:value="0.00293334632818794" calcext:value-type="float">
            <text:p>0.002933346328188</text:p>
          </table:table-cell>
          <table:table-cell table:formula="of:=([.AV27]/SUM([.$CH27:.$CK27]))" office:value-type="float" office:value="0.858275407136471" calcext:value-type="float">
            <text:p>0.858275407136471</text:p>
          </table:table-cell>
          <table:table-cell table:formula="of:=([.AW27]/SUM([.$CH27:.$CK27]))" office:value-type="float" office:value="0.0592101388467565" calcext:value-type="float">
            <text:p>0.059210138846757</text:p>
          </table:table-cell>
          <table:table-cell table:formula="of:=([.AX27]/SUM([.$CH27:.$CK27]))" office:value-type="float" office:value="0.010212390920358" calcext:value-type="float">
            <text:p>0.010212390920358</text:p>
          </table:table-cell>
          <table:table-cell table:formula="of:=([.AY27]/SUM([.$CH27:.$CK27]))" office:value-type="float" office:value="0.0032592736979866" calcext:value-type="float">
            <text:p>0.003259273697987</text:p>
          </table:table-cell>
          <table:table-cell table:formula="of:=([.AZ27]/SUM([.$CH27:.$CK27]))" office:value-type="float" office:value="0.0252050499310964" calcext:value-type="float">
            <text:p>0.025205049931096</text:p>
          </table:table-cell>
          <table:table-cell table:formula="of:=([.BA27]/SUM([.$CH27:.$CK27]))" office:value-type="float" office:value="0.0346569436552575" calcext:value-type="float">
            <text:p>0.034656943655258</text:p>
          </table:table-cell>
          <table:table-cell table:formula="of:=([.BB27]/SUM([.$CH27:.$CK27]))" office:value-type="float" office:value="0.0210766365803133" calcext:value-type="float">
            <text:p>0.021076636580313</text:p>
          </table:table-cell>
          <table:table-cell table:formula="of:=([.BC27]/SUM([.$CH27:.$CK27]))" office:value-type="float" office:value="0.00901732389776292" calcext:value-type="float">
            <text:p>0.009017323897763</text:p>
          </table:table-cell>
          <table:table-cell table:formula="of:=([.BD27]/SUM([.$CH27:.$CK27]))" office:value-type="float" office:value="0.125047467546086" calcext:value-type="float">
            <text:p>0.125047467546086</text:p>
          </table:table-cell>
          <table:table-cell table:formula="of:=([.BE27]/SUM([.$CH27:.$CK27]))" office:value-type="float" office:value="0.0331359492628637" calcext:value-type="float">
            <text:p>0.033135949262864</text:p>
          </table:table-cell>
          <table:table-cell table:formula="of:=([.BF27]/SUM([.$CH27:.$CK27]))" office:value-type="float" office:value="0.2674777281481" calcext:value-type="float">
            <text:p>0.2674777281481</text:p>
          </table:table-cell>
          <table:table-cell table:formula="of:=([.BG27]/SUM([.$CH27:.$CK27]))" office:value-type="float" office:value="0.231299790100449" calcext:value-type="float">
            <text:p>0.231299790100449</text:p>
          </table:table-cell>
          <table:table-cell table:formula="of:=([.BH27]/SUM([.$CH27:.$CK27]))" office:value-type="float" office:value="0.0794176357742734" calcext:value-type="float">
            <text:p>0.079417635774274</text:p>
          </table:table-cell>
          <table:table-cell table:formula="of:=([.BI27]/SUM([.$CH27:.$CK27]))" office:value-type="float" office:value="0.0818077698194636" calcext:value-type="float">
            <text:p>0.081807769819464</text:p>
          </table:table-cell>
          <table:table-cell table:formula="of:=([.BJ27]/SUM([.$CH27:.$CK27]))" office:value-type="float" office:value="0.0130370947919464" calcext:value-type="float">
            <text:p>0.013037094791946</text:p>
          </table:table-cell>
          <table:table-cell table:formula="of:=([.BK27]/SUM([.$CH27:.$CK27]))" office:value-type="float" office:value="0.00401977089418347" calcext:value-type="float">
            <text:p>0.004019770894183</text:p>
          </table:table-cell>
          <table:table-cell table:formula="of:=([.BL27]/SUM([.$CH27:.$CK27]))" office:value-type="float" office:value="0.0212939214935124" calcext:value-type="float">
            <text:p>0.021293921493513</text:p>
          </table:table-cell>
          <table:table-cell table:formula="of:=([.BM27]/SUM([.$CH27:.$CK27]))" office:value-type="float" office:value="0.0302026029346758" calcext:value-type="float">
            <text:p>0.030202602934676</text:p>
          </table:table-cell>
          <table:table-cell table:formula="of:=([.BN27]/SUM([.$CH27:.$CK27]))" office:value-type="float" office:value="0.00814818424496649" calcext:value-type="float">
            <text:p>0.008148184244967</text:p>
          </table:table-cell>
          <table:table-cell table:formula="of:=([.BO27]/SUM([.$CH27:.$CK27]))" office:value-type="float" office:value="0.00803954178836694" calcext:value-type="float">
            <text:p>0.008039541788367</text:p>
          </table:table-cell>
          <table:table-cell table:formula="of:=([.BP27]/SUM([.$CH27:.$CK27]))" office:value-type="float" office:value="0.180129193042059" calcext:value-type="float">
            <text:p>0.180129193042059</text:p>
          </table:table-cell>
          <table:table-cell table:formula="of:=([.BQ27]/SUM([.$CH27:.$CK27]))" office:value-type="float" office:value="0.0382421447230427" calcext:value-type="float">
            <text:p>0.038242144723043</text:p>
          </table:table-cell>
          <table:table-cell table:formula="of:=([.BR27]/SUM([.$CH27:.$CK27]))" office:value-type="float" office:value="0.738768704876962" calcext:value-type="float">
            <text:p>0.738768704876962</text:p>
          </table:table-cell>
          <table:table-cell table:formula="of:=([.BS27]/SUM([.$CH27:.$CK27]))" office:value-type="float" office:value="0.651094242401123" calcext:value-type="float">
            <text:p>0.651094242401123</text:p>
          </table:table-cell>
          <table:table-cell table:formula="of:=([.BT27]/SUM([.$CH27:.$CK27]))" office:value-type="float" office:value="0.191319366071813" calcext:value-type="float">
            <text:p>0.191319366071813</text:p>
          </table:table-cell>
          <table:table-cell table:formula="of:=([.BU27]/SUM([.$CH27:.$CK27]))" office:value-type="float" office:value="0.0936497975888149" calcext:value-type="float">
            <text:p>0.0936497975888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27</text:p>
          </table:table-cell>
          <table:table-cell table:formula="of:=([.B28]/SUM([.$CH28:.$CK28]))" office:value-type="float" office:value="0.0109128921423805" calcext:value-type="float">
            <text:p>0.010912892142381</text:p>
          </table:table-cell>
          <table:table-cell table:formula="of:=([.C28]/SUM([.$CH28:.$CK28]))" office:value-type="float" office:value="0.0190729826632596" calcext:value-type="float">
            <text:p>0.01907298266326</text:p>
          </table:table-cell>
          <table:table-cell table:formula="of:=([.D28]/SUM([.$CH28:.$CK28]))" office:value-type="float" office:value="0.0214325269102607" calcext:value-type="float">
            <text:p>0.021432526910261</text:p>
          </table:table-cell>
          <table:table-cell table:formula="of:=([.E28]/SUM([.$CH28:.$CK28]))" office:value-type="float" office:value="0.0592835492059047" calcext:value-type="float">
            <text:p>0.059283549205905</text:p>
          </table:table-cell>
          <table:table-cell table:formula="of:=([.F28]/SUM([.$CH28:.$CK28]))" office:value-type="float" office:value="0.00235954424700118" calcext:value-type="float">
            <text:p>0.002359544247001</text:p>
          </table:table-cell>
          <table:table-cell table:formula="of:=([.G28]/SUM([.$CH28:.$CK28]))" office:value-type="float" office:value="0.0868115654209185" calcext:value-type="float">
            <text:p>0.086811565420919</text:p>
          </table:table-cell>
          <table:table-cell table:formula="of:=([.H28]/SUM([.$CH28:.$CK28]))" office:value-type="float" office:value="0.177555704586839" calcext:value-type="float">
            <text:p>0.177555704586839</text:p>
          </table:table-cell>
          <table:table-cell table:formula="of:=([.I28]/SUM([.$CH28:.$CK28]))" office:value-type="float" office:value="0.178145590648589" calcext:value-type="float">
            <text:p>0.178145590648589</text:p>
          </table:table-cell>
          <table:table-cell table:formula="of:=([.J28]/SUM([.$CH28:.$CK28]))" office:value-type="float" office:value="0.47839759607949" calcext:value-type="float">
            <text:p>0.47839759607949</text:p>
          </table:table-cell>
          <table:table-cell table:formula="of:=([.K28]/SUM([.$CH28:.$CK28]))" office:value-type="float" office:value="0.0416852816970209" calcext:value-type="float">
            <text:p>0.041685281697021</text:p>
          </table:table-cell>
          <table:table-cell table:formula="of:=([.L28]/SUM([.$CH28:.$CK28]))" office:value-type="float" office:value="0.005997174961128" calcext:value-type="float">
            <text:p>0.005997174961128</text:p>
          </table:table-cell>
          <table:table-cell table:formula="of:=([.M28]/SUM([.$CH28:.$CK28]))" office:value-type="float" office:value="0.0116010925477558" calcext:value-type="float">
            <text:p>0.011601092547756</text:p>
          </table:table-cell>
          <table:table-cell table:formula="of:=([.N28]/SUM([.$CH28:.$CK28]))" office:value-type="float" office:value="0.0113061495168807" calcext:value-type="float">
            <text:p>0.011306149516881</text:p>
          </table:table-cell>
          <table:table-cell table:formula="of:=([.O28]/SUM([.$CH28:.$CK28]))" office:value-type="float" office:value="0.0275280162150138" calcext:value-type="float">
            <text:p>0.027528016215014</text:p>
          </table:table-cell>
          <table:table-cell table:formula="of:=([.P28]/SUM([.$CH28:.$CK28]))" office:value-type="float" office:value="0.00117977212350059" calcext:value-type="float">
            <text:p>0.001179772123501</text:p>
          </table:table-cell>
          <table:table-cell table:formula="of:=([.Q28]/SUM([.$CH28:.$CK28]))" office:value-type="float" office:value="0.101558716964676" calcext:value-type="float">
            <text:p>0.101558716964676</text:p>
          </table:table-cell>
          <table:table-cell table:formula="of:=([.R28]/SUM([.$CH28:.$CK28]))" office:value-type="float" office:value="0.260631324950006" calcext:value-type="float">
            <text:p>0.260631324950006</text:p>
          </table:table-cell>
          <table:table-cell table:formula="of:=([.S28]/SUM([.$CH28:.$CK28]))" office:value-type="float" office:value="0.354423208768303" calcext:value-type="float">
            <text:p>0.354423208768303</text:p>
          </table:table-cell>
          <table:table-cell table:formula="of:=([.T28]/SUM([.$CH28:.$CK28]))" office:value-type="float" office:value="1.19461758938797" calcext:value-type="float">
            <text:p>1.19461758938797</text:p>
          </table:table-cell>
          <table:table-cell table:formula="of:=([.U28]/SUM([.$CH28:.$CK28]))" office:value-type="float" office:value="0.253257749178127" calcext:value-type="float">
            <text:p>0.253257749178127</text:p>
          </table:table-cell>
          <table:table-cell table:formula="of:=([.V28]/SUM([.$CH28:.$CK28]))" office:value-type="float" office:value="0.0193679256941347" calcext:value-type="float">
            <text:p>0.019367925694135</text:p>
          </table:table-cell>
          <table:table-cell table:formula="of:=([.W28]/SUM([.$CH28:.$CK28]))" office:value-type="float" office:value="0.0165168097290083" calcext:value-type="float">
            <text:p>0.016516809729008</text:p>
          </table:table-cell>
          <table:table-cell table:formula="of:=([.X28]/SUM([.$CH28:.$CK28]))" office:value-type="float" office:value="0.0150420945746325" calcext:value-type="float">
            <text:p>0.015042094574633</text:p>
          </table:table-cell>
          <table:table-cell table:formula="of:=([.Y28]/SUM([.$CH28:.$CK28]))" office:value-type="float" office:value="0.000294943030875148" calcext:value-type="float">
            <text:p>0.000294943030875</text:p>
          </table:table-cell>
          <table:table-cell table:formula="of:=([.Z28]/SUM([.$CH28:.$CK28]))" office:value-type="float" office:value="0" calcext:value-type="float">
            <text:p>0</text:p>
          </table:table-cell>
          <table:table-cell table:formula="of:=([.AA28]/SUM([.$CH28:.$CK28]))" office:value-type="float" office:value="0.146586686344948" calcext:value-type="float">
            <text:p>0.146586686344948</text:p>
          </table:table-cell>
          <table:table-cell table:formula="of:=([.AB28]/SUM([.$CH28:.$CK28]))" office:value-type="float" office:value="0.185912423794968" calcext:value-type="float">
            <text:p>0.185912423794968</text:p>
          </table:table-cell>
          <table:table-cell table:formula="of:=([.AC28]/SUM([.$CH28:.$CK28]))" office:value-type="float" office:value="0.0637076946690319" calcext:value-type="float">
            <text:p>0.063707694669032</text:p>
          </table:table-cell>
          <table:table-cell table:formula="of:=([.AD28]/SUM([.$CH28:.$CK28]))" office:value-type="float" office:value="0.00235954424700118" calcext:value-type="float">
            <text:p>0.002359544247001</text:p>
          </table:table-cell>
          <table:table-cell table:formula="of:=([.AE28]/SUM([.$CH28:.$CK28]))" office:value-type="float" office:value="0.000884829092625443" calcext:value-type="float">
            <text:p>0.000884829092625</text:p>
          </table:table-cell>
          <table:table-cell table:formula="of:=([.AF28]/SUM([.$CH28:.$CK28]))" office:value-type="float" office:value="0.00324437333962663" calcext:value-type="float">
            <text:p>0.003244373339627</text:p>
          </table:table-cell>
          <table:table-cell table:formula="of:=([.AG28]/SUM([.$CH28:.$CK28]))" office:value-type="float" office:value="0.0112078351732556" calcext:value-type="float">
            <text:p>0.011207835173256</text:p>
          </table:table-cell>
          <table:table-cell table:formula="of:=([.AH28]/SUM([.$CH28:.$CK28]))" office:value-type="float" office:value="0.00914323395712958" calcext:value-type="float">
            <text:p>0.00914323395713</text:p>
          </table:table-cell>
          <table:table-cell table:formula="of:=([.AI28]/SUM([.$CH28:.$CK28]))" office:value-type="float" office:value="0.000589886061750296" calcext:value-type="float">
            <text:p>0.00058988606175</text:p>
          </table:table-cell>
          <table:table-cell table:formula="of:=([.AJ28]/SUM([.$CH28:.$CK28]))" office:value-type="float" office:value="0" calcext:value-type="float">
            <text:p>0</text:p>
          </table:table-cell>
          <table:table-cell table:formula="of:=([.AK28]/SUM([.$CH28:.$CK28]))" office:value-type="float" office:value="0.184142765609717" calcext:value-type="float">
            <text:p>0.184142765609717</text:p>
          </table:table-cell>
          <table:table-cell table:formula="of:=([.AL28]/SUM([.$CH28:.$CK28]))" office:value-type="float" office:value="0.650152754392451" calcext:value-type="float">
            <text:p>0.650152754392451</text:p>
          </table:table-cell>
          <table:table-cell table:formula="of:=([.AM28]/SUM([.$CH28:.$CK28]))" office:value-type="float" office:value="0.270167816281635" calcext:value-type="float">
            <text:p>0.270167816281635</text:p>
          </table:table-cell>
          <table:table-cell table:formula="of:=([.AN28]/SUM([.$CH28:.$CK28]))" office:value-type="float" office:value="0.0150420945746325" calcext:value-type="float">
            <text:p>0.015042094574633</text:p>
          </table:table-cell>
          <table:table-cell table:formula="of:=([.AO28]/SUM([.$CH28:.$CK28]))" office:value-type="float" office:value="0.00471908849400236" calcext:value-type="float">
            <text:p>0.004719088494002</text:p>
          </table:table-cell>
          <table:table-cell table:formula="of:=([.AP28]/SUM([.$CH28:.$CK28]))" office:value-type="float" office:value="0.0424717964460213" calcext:value-type="float">
            <text:p>0.042471796446021</text:p>
          </table:table-cell>
          <table:table-cell table:formula="of:=([.AQ28]/SUM([.$CH28:.$CK28]))" office:value-type="float" office:value="0.0157302949800079" calcext:value-type="float">
            <text:p>0.015730294980008</text:p>
          </table:table-cell>
          <table:table-cell table:formula="of:=([.AR28]/SUM([.$CH28:.$CK28]))" office:value-type="float" office:value="0.389718058129695" calcext:value-type="float">
            <text:p>0.389718058129695</text:p>
          </table:table-cell>
          <table:table-cell table:formula="of:=([.AS28]/SUM([.$CH28:.$CK28]))" office:value-type="float" office:value="0.083763820768542" calcext:value-type="float">
            <text:p>0.083763820768542</text:p>
          </table:table-cell>
          <table:table-cell table:formula="of:=([.AT28]/SUM([.$CH28:.$CK28]))" office:value-type="float" office:value="0.0244802715626373" calcext:value-type="float">
            <text:p>0.024480271562637</text:p>
          </table:table-cell>
          <table:table-cell table:formula="of:=([.AU28]/SUM([.$CH28:.$CK28]))" office:value-type="float" office:value="0.00294943030875148" calcext:value-type="float">
            <text:p>0.002949430308751</text:p>
          </table:table-cell>
          <table:table-cell table:formula="of:=([.AV28]/SUM([.$CH28:.$CK28]))" office:value-type="float" office:value="0.945095785267598" calcext:value-type="float">
            <text:p>0.945095785267598</text:p>
          </table:table-cell>
          <table:table-cell table:formula="of:=([.AW28]/SUM([.$CH28:.$CK28]))" office:value-type="float" office:value="0.067836897101284" calcext:value-type="float">
            <text:p>0.067836897101284</text:p>
          </table:table-cell>
          <table:table-cell table:formula="of:=([.AX28]/SUM([.$CH28:.$CK28]))" office:value-type="float" office:value="0.0212358982230106" calcext:value-type="float">
            <text:p>0.021235898223011</text:p>
          </table:table-cell>
          <table:table-cell table:formula="of:=([.AY28]/SUM([.$CH28:.$CK28]))" office:value-type="float" office:value="0.00609548930475305" calcext:value-type="float">
            <text:p>0.006095489304753</text:p>
          </table:table-cell>
          <table:table-cell table:formula="of:=([.AZ28]/SUM([.$CH28:.$CK28]))" office:value-type="float" office:value="0.0262499297478882" calcext:value-type="float">
            <text:p>0.026249929747888</text:p>
          </table:table-cell>
          <table:table-cell table:formula="of:=([.BA28]/SUM([.$CH28:.$CK28]))" office:value-type="float" office:value="0.0249718432807625" calcext:value-type="float">
            <text:p>0.024971843280763</text:p>
          </table:table-cell>
          <table:table-cell table:formula="of:=([.BB28]/SUM([.$CH28:.$CK28]))" office:value-type="float" office:value="0.0174016388216337" calcext:value-type="float">
            <text:p>0.017401638821634</text:p>
          </table:table-cell>
          <table:table-cell table:formula="of:=([.BC28]/SUM([.$CH28:.$CK28]))" office:value-type="float" office:value="0.0109128921423805" calcext:value-type="float">
            <text:p>0.010912892142381</text:p>
          </table:table-cell>
          <table:table-cell table:formula="of:=([.BD28]/SUM([.$CH28:.$CK28]))" office:value-type="float" office:value="0.197120258968224" calcext:value-type="float">
            <text:p>0.197120258968224</text:p>
          </table:table-cell>
          <table:table-cell table:formula="of:=([.BE28]/SUM([.$CH28:.$CK28]))" office:value-type="float" office:value="0.0606599500166554" calcext:value-type="float">
            <text:p>0.060659950016655</text:p>
          </table:table-cell>
          <table:table-cell table:formula="of:=([.BF28]/SUM([.$CH28:.$CK28]))" office:value-type="float" office:value="0.314507585256533" calcext:value-type="float">
            <text:p>0.314507585256533</text:p>
          </table:table-cell>
          <table:table-cell table:formula="of:=([.BG28]/SUM([.$CH28:.$CK28]))" office:value-type="float" office:value="0.189156797134595" calcext:value-type="float">
            <text:p>0.189156797134595</text:p>
          </table:table-cell>
          <table:table-cell table:formula="of:=([.BH28]/SUM([.$CH28:.$CK28]))" office:value-type="float" office:value="0.065870610228783" calcext:value-type="float">
            <text:p>0.065870610228783</text:p>
          </table:table-cell>
          <table:table-cell table:formula="of:=([.BI28]/SUM([.$CH28:.$CK28]))" office:value-type="float" office:value="0.0868115654209185" calcext:value-type="float">
            <text:p>0.086811565420919</text:p>
          </table:table-cell>
          <table:table-cell table:formula="of:=([.BJ28]/SUM([.$CH28:.$CK28]))" office:value-type="float" office:value="0.00933986264437968" calcext:value-type="float">
            <text:p>0.00933986264438</text:p>
          </table:table-cell>
          <table:table-cell table:formula="of:=([.BK28]/SUM([.$CH28:.$CK28]))" office:value-type="float" office:value="0.00226122990337613" calcext:value-type="float">
            <text:p>0.002261229903376</text:p>
          </table:table-cell>
          <table:table-cell table:formula="of:=([.BL28]/SUM([.$CH28:.$CK28]))" office:value-type="float" office:value="0.015926923667258" calcext:value-type="float">
            <text:p>0.015926923667258</text:p>
          </table:table-cell>
          <table:table-cell table:formula="of:=([.BM28]/SUM([.$CH28:.$CK28]))" office:value-type="float" office:value="0.0150420945746325" calcext:value-type="float">
            <text:p>0.015042094574633</text:p>
          </table:table-cell>
          <table:table-cell table:formula="of:=([.BN28]/SUM([.$CH28:.$CK28]))" office:value-type="float" office:value="0.00648874667925325" calcext:value-type="float">
            <text:p>0.006488746679253</text:p>
          </table:table-cell>
          <table:table-cell table:formula="of:=([.BO28]/SUM([.$CH28:.$CK28]))" office:value-type="float" office:value="0.005997174961128" calcext:value-type="float">
            <text:p>0.005997174961128</text:p>
          </table:table-cell>
          <table:table-cell table:formula="of:=([.BP28]/SUM([.$CH28:.$CK28]))" office:value-type="float" office:value="0.201839347462226" calcext:value-type="float">
            <text:p>0.201839347462226</text:p>
          </table:table-cell>
          <table:table-cell table:formula="of:=([.BQ28]/SUM([.$CH28:.$CK28]))" office:value-type="float" office:value="0.0408987669480205" calcext:value-type="float">
            <text:p>0.040898766948021</text:p>
          </table:table-cell>
          <table:table-cell table:formula="of:=([.BR28]/SUM([.$CH28:.$CK28]))" office:value-type="float" office:value="0.792610238305147" calcext:value-type="float">
            <text:p>0.792610238305147</text:p>
          </table:table-cell>
          <table:table-cell table:formula="of:=([.BS28]/SUM([.$CH28:.$CK28]))" office:value-type="float" office:value="0.720152567053486" calcext:value-type="float">
            <text:p>0.720152567053486</text:p>
          </table:table-cell>
          <table:table-cell table:formula="of:=([.BT28]/SUM([.$CH28:.$CK28]))" office:value-type="float" office:value="0.255027407363378" calcext:value-type="float">
            <text:p>0.255027407363378</text:p>
          </table:table-cell>
          <table:table-cell table:formula="of:=([.BU28]/SUM([.$CH28:.$CK28]))" office:value-type="float" office:value="0.101558716964676" calcext:value-type="float">
            <text:p>0.1015587169646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28</text:p>
          </table:table-cell>
          <table:table-cell table:formula="of:=([.B29]/SUM([.$CH29:.$CK29]))" office:value-type="float" office:value="0.0121273435484601" calcext:value-type="float">
            <text:p>0.01212734354846</text:p>
          </table:table-cell>
          <table:table-cell table:formula="of:=([.C29]/SUM([.$CH29:.$CK29]))" office:value-type="float" office:value="0.0188061704302207" calcext:value-type="float">
            <text:p>0.018806170430221</text:p>
          </table:table-cell>
          <table:table-cell table:formula="of:=([.D29]/SUM([.$CH29:.$CK29]))" office:value-type="float" office:value="0.0277698591399521" calcext:value-type="float">
            <text:p>0.027769859139952</text:p>
          </table:table-cell>
          <table:table-cell table:formula="of:=([.E29]/SUM([.$CH29:.$CK29]))" office:value-type="float" office:value="0.0541336494626914" calcext:value-type="float">
            <text:p>0.054133649462691</text:p>
          </table:table-cell>
          <table:table-cell table:formula="of:=([.F29]/SUM([.$CH29:.$CK29]))" office:value-type="float" office:value="0.00474548225809308" calcext:value-type="float">
            <text:p>0.004745482258093</text:p>
          </table:table-cell>
          <table:table-cell table:formula="of:=([.G29]/SUM([.$CH29:.$CK29]))" office:value-type="float" office:value="0.403365991937911" calcext:value-type="float">
            <text:p>0.403365991937911</text:p>
          </table:table-cell>
          <table:table-cell table:formula="of:=([.H29]/SUM([.$CH29:.$CK29]))" office:value-type="float" office:value="0.923435695704482" calcext:value-type="float">
            <text:p>0.923435695704482</text:p>
          </table:table-cell>
          <table:table-cell table:formula="of:=([.I29]/SUM([.$CH29:.$CK29]))" office:value-type="float" office:value="0.926950867747514" calcext:value-type="float">
            <text:p>0.926950867747514</text:p>
          </table:table-cell>
          <table:table-cell table:formula="of:=([.J29]/SUM([.$CH29:.$CK29]))" office:value-type="float" office:value="2.08502429732438" calcext:value-type="float">
            <text:p>2.08502429732438</text:p>
          </table:table-cell>
          <table:table-cell table:formula="of:=([.K29]/SUM([.$CH29:.$CK29]))" office:value-type="float" office:value="0.236922595700351" calcext:value-type="float">
            <text:p>0.236922595700351</text:p>
          </table:table-cell>
          <table:table-cell table:formula="of:=([.L29]/SUM([.$CH29:.$CK29]))" office:value-type="float" office:value="0.00333941344088031" calcext:value-type="float">
            <text:p>0.00333941344088</text:p>
          </table:table-cell>
          <table:table-cell table:formula="of:=([.M29]/SUM([.$CH29:.$CK29]))" office:value-type="float" office:value="0.0077333784946702" calcext:value-type="float">
            <text:p>0.00773337849467</text:p>
          </table:table-cell>
          <table:table-cell table:formula="of:=([.N29]/SUM([.$CH29:.$CK29]))" office:value-type="float" office:value="0.00703034408606382" calcext:value-type="float">
            <text:p>0.007030344086064</text:p>
          </table:table-cell>
          <table:table-cell table:formula="of:=([.O29]/SUM([.$CH29:.$CK29]))" office:value-type="float" office:value="0.0226728596775558" calcext:value-type="float">
            <text:p>0.022672859677556</text:p>
          </table:table-cell>
          <table:table-cell table:formula="of:=([.P29]/SUM([.$CH29:.$CK29]))" office:value-type="float" office:value="0.00210910322581914" calcext:value-type="float">
            <text:p>0.002109103225819</text:p>
          </table:table-cell>
          <table:table-cell table:formula="of:=([.Q29]/SUM([.$CH29:.$CK29]))" office:value-type="float" office:value="0.000527275806454786" calcext:value-type="float">
            <text:p>0.000527275806455</text:p>
          </table:table-cell>
          <table:table-cell table:formula="of:=([.R29]/SUM([.$CH29:.$CK29]))" office:value-type="float" office:value="0" calcext:value-type="float">
            <text:p>0</text:p>
          </table:table-cell>
          <table:table-cell table:formula="of:=([.S29]/SUM([.$CH29:.$CK29]))" office:value-type="float" office:value="0.00263637903227393" calcext:value-type="float">
            <text:p>0.002636379032274</text:p>
          </table:table-cell>
          <table:table-cell table:formula="of:=([.T29]/SUM([.$CH29:.$CK29]))" office:value-type="float" office:value="0.00474548225809308" calcext:value-type="float">
            <text:p>0.004745482258093</text:p>
          </table:table-cell>
          <table:table-cell table:formula="of:=([.U29]/SUM([.$CH29:.$CK29]))" office:value-type="float" office:value="0.00158182741936436" calcext:value-type="float">
            <text:p>0.001581827419364</text:p>
          </table:table-cell>
          <table:table-cell table:formula="of:=([.V29]/SUM([.$CH29:.$CK29]))" office:value-type="float" office:value="0.0279456177421037" calcext:value-type="float">
            <text:p>0.027945617742104</text:p>
          </table:table-cell>
          <table:table-cell table:formula="of:=([.W29]/SUM([.$CH29:.$CK29]))" office:value-type="float" office:value="0.0110727919355505" calcext:value-type="float">
            <text:p>0.011072791935551</text:p>
          </table:table-cell>
          <table:table-cell table:formula="of:=([.X29]/SUM([.$CH29:.$CK29]))" office:value-type="float" office:value="0" calcext:value-type="float">
            <text:p>0</text:p>
          </table:table-cell>
          <table:table-cell table:formula="of:=([.Y29]/SUM([.$CH29:.$CK29]))" office:value-type="float" office:value="0" calcext:value-type="float">
            <text:p>0</text:p>
          </table:table-cell>
          <table:table-cell table:formula="of:=([.Z29]/SUM([.$CH29:.$CK29]))" office:value-type="float" office:value="0" calcext:value-type="float">
            <text:p>0</text:p>
          </table:table-cell>
          <table:table-cell table:formula="of:=([.AA29]/SUM([.$CH29:.$CK29]))" office:value-type="float" office:value="0.953314658070253" calcext:value-type="float">
            <text:p>0.953314658070253</text:p>
          </table:table-cell>
          <table:table-cell table:formula="of:=([.AB29]/SUM([.$CH29:.$CK29]))" office:value-type="float" office:value="0.608827797853126" calcext:value-type="float">
            <text:p>0.608827797853126</text:p>
          </table:table-cell>
          <table:table-cell table:formula="of:=([.AC29]/SUM([.$CH29:.$CK29]))" office:value-type="float" office:value="0.0502669602153563" calcext:value-type="float">
            <text:p>0.050266960215356</text:p>
          </table:table-cell>
          <table:table-cell table:formula="of:=([.AD29]/SUM([.$CH29:.$CK29]))" office:value-type="float" office:value="0.00316365483872872" calcext:value-type="float">
            <text:p>0.003163654838729</text:p>
          </table:table-cell>
          <table:table-cell table:formula="of:=([.AE29]/SUM([.$CH29:.$CK29]))" office:value-type="float" office:value="0.00210910322581914" calcext:value-type="float">
            <text:p>0.002109103225819</text:p>
          </table:table-cell>
          <table:table-cell table:formula="of:=([.AF29]/SUM([.$CH29:.$CK29]))" office:value-type="float" office:value="0.00632730967745743" calcext:value-type="float">
            <text:p>0.006327309677457</text:p>
          </table:table-cell>
          <table:table-cell table:formula="of:=([.AG29]/SUM([.$CH29:.$CK29]))" office:value-type="float" office:value="0.00949096451618615" calcext:value-type="float">
            <text:p>0.009490964516186</text:p>
          </table:table-cell>
          <table:table-cell table:formula="of:=([.AH29]/SUM([.$CH29:.$CK29]))" office:value-type="float" office:value="0.00158182741936436" calcext:value-type="float">
            <text:p>0.001581827419364</text:p>
          </table:table-cell>
          <table:table-cell table:formula="of:=([.AI29]/SUM([.$CH29:.$CK29]))" office:value-type="float" office:value="0" calcext:value-type="float">
            <text:p>0</text:p>
          </table:table-cell>
          <table:table-cell table:formula="of:=([.AJ29]/SUM([.$CH29:.$CK29]))" office:value-type="float" office:value="0" calcext:value-type="float">
            <text:p>0</text:p>
          </table:table-cell>
          <table:table-cell table:formula="of:=([.AK29]/SUM([.$CH29:.$CK29]))" office:value-type="float" office:value="0.00158182741936436" calcext:value-type="float">
            <text:p>0.001581827419364</text:p>
          </table:table-cell>
          <table:table-cell table:formula="of:=([.AL29]/SUM([.$CH29:.$CK29]))" office:value-type="float" office:value="0.00158182741936436" calcext:value-type="float">
            <text:p>0.001581827419364</text:p>
          </table:table-cell>
          <table:table-cell table:formula="of:=([.AM29]/SUM([.$CH29:.$CK29]))" office:value-type="float" office:value="0" calcext:value-type="float">
            <text:p>0</text:p>
          </table:table-cell>
          <table:table-cell table:formula="of:=([.AN29]/SUM([.$CH29:.$CK29]))" office:value-type="float" office:value="0" calcext:value-type="float">
            <text:p>0</text:p>
          </table:table-cell>
          <table:table-cell table:formula="of:=([.AO29]/SUM([.$CH29:.$CK29]))" office:value-type="float" office:value="0" calcext:value-type="float">
            <text:p>0</text:p>
          </table:table-cell>
          <table:table-cell table:formula="of:=([.AP29]/SUM([.$CH29:.$CK29]))" office:value-type="float" office:value="0.0397214440862606" calcext:value-type="float">
            <text:p>0.039721444086261</text:p>
          </table:table-cell>
          <table:table-cell table:formula="of:=([.AQ29]/SUM([.$CH29:.$CK29]))" office:value-type="float" office:value="0.0174001016130079" calcext:value-type="float">
            <text:p>0.017400101613008</text:p>
          </table:table-cell>
          <table:table-cell table:formula="of:=([.AR29]/SUM([.$CH29:.$CK29]))" office:value-type="float" office:value="1.3111591720509" calcext:value-type="float">
            <text:p>1.3111591720509</text:p>
          </table:table-cell>
          <table:table-cell table:formula="of:=([.AS29]/SUM([.$CH29:.$CK29]))" office:value-type="float" office:value="0.611112659681097" calcext:value-type="float">
            <text:p>0.611112659681097</text:p>
          </table:table-cell>
          <table:table-cell table:formula="of:=([.AT29]/SUM([.$CH29:.$CK29]))" office:value-type="float" office:value="0.0110727919355505" calcext:value-type="float">
            <text:p>0.011072791935551</text:p>
          </table:table-cell>
          <table:table-cell table:formula="of:=([.AU29]/SUM([.$CH29:.$CK29]))" office:value-type="float" office:value="0.00685458548391222" calcext:value-type="float">
            <text:p>0.006854585483912</text:p>
          </table:table-cell>
          <table:table-cell table:formula="of:=([.AV29]/SUM([.$CH29:.$CK29]))" office:value-type="float" office:value="0.00474548225809308" calcext:value-type="float">
            <text:p>0.004745482258093</text:p>
          </table:table-cell>
          <table:table-cell table:formula="of:=([.AW29]/SUM([.$CH29:.$CK29]))" office:value-type="float" office:value="0.000527275806454786" calcext:value-type="float">
            <text:p>0.000527275806455</text:p>
          </table:table-cell>
          <table:table-cell table:formula="of:=([.AX29]/SUM([.$CH29:.$CK29]))" office:value-type="float" office:value="0.0254849973119813" calcext:value-type="float">
            <text:p>0.025484997311981</text:p>
          </table:table-cell>
          <table:table-cell table:formula="of:=([.AY29]/SUM([.$CH29:.$CK29]))" office:value-type="float" office:value="0.0103697575269441" calcext:value-type="float">
            <text:p>0.010369757526944</text:p>
          </table:table-cell>
          <table:table-cell table:formula="of:=([.AZ29]/SUM([.$CH29:.$CK29]))" office:value-type="float" office:value="0.0435881333335957" calcext:value-type="float">
            <text:p>0.043588133333596</text:p>
          </table:table-cell>
          <table:table-cell table:formula="of:=([.BA29]/SUM([.$CH29:.$CK29]))" office:value-type="float" office:value="0.0175758602151595" calcext:value-type="float">
            <text:p>0.01757586021516</text:p>
          </table:table-cell>
          <table:table-cell table:formula="of:=([.BB29]/SUM([.$CH29:.$CK29]))" office:value-type="float" office:value="0.0036909306451835" calcext:value-type="float">
            <text:p>0.003690930645184</text:p>
          </table:table-cell>
          <table:table-cell table:formula="of:=([.BC29]/SUM([.$CH29:.$CK29]))" office:value-type="float" office:value="0.0121273435484601" calcext:value-type="float">
            <text:p>0.01212734354846</text:p>
          </table:table-cell>
          <table:table-cell table:formula="of:=([.BD29]/SUM([.$CH29:.$CK29]))" office:value-type="float" office:value="1.12362474355515" calcext:value-type="float">
            <text:p>1.12362474355515</text:p>
          </table:table-cell>
          <table:table-cell table:formula="of:=([.BE29]/SUM([.$CH29:.$CK29]))" office:value-type="float" office:value="0.45609357258339" calcext:value-type="float">
            <text:p>0.45609357258339</text:p>
          </table:table-cell>
          <table:table-cell table:formula="of:=([.BF29]/SUM([.$CH29:.$CK29]))" office:value-type="float" office:value="1.73315557581688" calcext:value-type="float">
            <text:p>1.73315557581688</text:p>
          </table:table-cell>
          <table:table-cell table:formula="of:=([.BG29]/SUM([.$CH29:.$CK29]))" office:value-type="float" office:value="0.575960939250778" calcext:value-type="float">
            <text:p>0.575960939250778</text:p>
          </table:table-cell>
          <table:table-cell table:formula="of:=([.BH29]/SUM([.$CH29:.$CK29]))" office:value-type="float" office:value="0.0778610607531568" calcext:value-type="float">
            <text:p>0.077861060753157</text:p>
          </table:table-cell>
          <table:table-cell table:formula="of:=([.BI29]/SUM([.$CH29:.$CK29]))" office:value-type="float" office:value="0.403365991937911" calcext:value-type="float">
            <text:p>0.403365991937911</text:p>
          </table:table-cell>
          <table:table-cell table:formula="of:=([.BJ29]/SUM([.$CH29:.$CK29]))" office:value-type="float" office:value="0.00826065430112498" calcext:value-type="float">
            <text:p>0.008260654301125</text:p>
          </table:table-cell>
          <table:table-cell table:formula="of:=([.BK29]/SUM([.$CH29:.$CK29]))" office:value-type="float" office:value="0.00404244784948669" calcext:value-type="float">
            <text:p>0.004042447849487</text:p>
          </table:table-cell>
          <table:table-cell table:formula="of:=([.BL29]/SUM([.$CH29:.$CK29]))" office:value-type="float" office:value="0.013884929569976" calcext:value-type="float">
            <text:p>0.013884929569976</text:p>
          </table:table-cell>
          <table:table-cell table:formula="of:=([.BM29]/SUM([.$CH29:.$CK29]))" office:value-type="float" office:value="0.0075576198925186" calcext:value-type="float">
            <text:p>0.007557619892519</text:p>
          </table:table-cell>
          <table:table-cell table:formula="of:=([.BN29]/SUM([.$CH29:.$CK29]))" office:value-type="float" office:value="0.00263637903227393" calcext:value-type="float">
            <text:p>0.002636379032274</text:p>
          </table:table-cell>
          <table:table-cell table:formula="of:=([.BO29]/SUM([.$CH29:.$CK29]))" office:value-type="float" office:value="0.00333941344088031" calcext:value-type="float">
            <text:p>0.00333941344088</text:p>
          </table:table-cell>
          <table:table-cell table:formula="of:=([.BP29]/SUM([.$CH29:.$CK29]))" office:value-type="float" office:value="0" calcext:value-type="float">
            <text:p>0</text:p>
          </table:table-cell>
          <table:table-cell table:formula="of:=([.BQ29]/SUM([.$CH29:.$CK29]))" office:value-type="float" office:value="0.000527275806454786" calcext:value-type="float">
            <text:p>0.000527275806455</text:p>
          </table:table-cell>
          <table:table-cell table:formula="of:=([.BR29]/SUM([.$CH29:.$CK29]))" office:value-type="float" office:value="0.00632730967745743" calcext:value-type="float">
            <text:p>0.006327309677457</text:p>
          </table:table-cell>
          <table:table-cell table:formula="of:=([.BS29]/SUM([.$CH29:.$CK29]))" office:value-type="float" office:value="0.00158182741936436" calcext:value-type="float">
            <text:p>0.001581827419364</text:p>
          </table:table-cell>
          <table:table-cell table:formula="of:=([.BT29]/SUM([.$CH29:.$CK29]))" office:value-type="float" office:value="0" calcext:value-type="float">
            <text:p>0</text:p>
          </table:table-cell>
          <table:table-cell table:formula="of:=([.BU29]/SUM([.$CH29:.$CK29]))" office:value-type="float" office:value="0.000527275806454786" calcext:value-type="float">
            <text:p>0.00052727580645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29</text:p>
          </table:table-cell>
          <table:table-cell table:formula="of:=([.B30]/SUM([.$CH30:.$CK30]))" office:value-type="float" office:value="0.0136498288591588" calcext:value-type="float">
            <text:p>0.013649828859159</text:p>
          </table:table-cell>
          <table:table-cell table:formula="of:=([.C30]/SUM([.$CH30:.$CK30]))" office:value-type="float" office:value="0.0260772849846616" calcext:value-type="float">
            <text:p>0.026077284984662</text:p>
          </table:table-cell>
          <table:table-cell table:formula="of:=([.D30]/SUM([.$CH30:.$CK30]))" office:value-type="float" office:value="0.0262810137736043" calcext:value-type="float">
            <text:p>0.026281013773604</text:p>
          </table:table-cell>
          <table:table-cell table:formula="of:=([.E30]/SUM([.$CH30:.$CK30]))" office:value-type="float" office:value="0.0570440609039473" calcext:value-type="float">
            <text:p>0.057044060903947</text:p>
          </table:table-cell>
          <table:table-cell table:formula="of:=([.F30]/SUM([.$CH30:.$CK30]))" office:value-type="float" office:value="0.00937152429136277" calcext:value-type="float">
            <text:p>0.009371524291363</text:p>
          </table:table-cell>
          <table:table-cell table:formula="of:=([.G30]/SUM([.$CH30:.$CK30]))" office:value-type="float" office:value="0.438424353804623" calcext:value-type="float">
            <text:p>0.438424353804623</text:p>
          </table:table-cell>
          <table:table-cell table:formula="of:=([.H30]/SUM([.$CH30:.$CK30]))" office:value-type="float" office:value="1.01273580983401" calcext:value-type="float">
            <text:p>1.01273580983401</text:p>
          </table:table-cell>
          <table:table-cell table:formula="of:=([.I30]/SUM([.$CH30:.$CK30]))" office:value-type="float" office:value="0.999900896130619" calcext:value-type="float">
            <text:p>0.999900896130619</text:p>
          </table:table-cell>
          <table:table-cell table:formula="of:=([.J30]/SUM([.$CH30:.$CK30]))" office:value-type="float" office:value="2.19599261601303" calcext:value-type="float">
            <text:p>2.19599261601303</text:p>
          </table:table-cell>
          <table:table-cell table:formula="of:=([.K30]/SUM([.$CH30:.$CK30]))" office:value-type="float" office:value="0.228787429982617" calcext:value-type="float">
            <text:p>0.228787429982617</text:p>
          </table:table-cell>
          <table:table-cell table:formula="of:=([.L30]/SUM([.$CH30:.$CK30]))" office:value-type="float" office:value="0.00224101667836936" calcext:value-type="float">
            <text:p>0.002241016678369</text:p>
          </table:table-cell>
          <table:table-cell table:formula="of:=([.M30]/SUM([.$CH30:.$CK30]))" office:value-type="float" office:value="0.00631559245722274" calcext:value-type="float">
            <text:p>0.006315592457223</text:p>
          </table:table-cell>
          <table:table-cell table:formula="of:=([.N30]/SUM([.$CH30:.$CK30]))" office:value-type="float" office:value="0.00550067730145206" calcext:value-type="float">
            <text:p>0.005500677301452</text:p>
          </table:table-cell>
          <table:table-cell table:formula="of:=([.O30]/SUM([.$CH30:.$CK30]))" office:value-type="float" office:value="0.0140572864370442" calcext:value-type="float">
            <text:p>0.014057286437044</text:p>
          </table:table-cell>
          <table:table-cell table:formula="of:=([.P30]/SUM([.$CH30:.$CK30]))" office:value-type="float" office:value="0.000611186366828007" calcext:value-type="float">
            <text:p>0.000611186366828</text:p>
          </table:table-cell>
          <table:table-cell table:formula="of:=([.Q30]/SUM([.$CH30:.$CK30]))" office:value-type="float" office:value="0.000611186366828007" calcext:value-type="float">
            <text:p>0.000611186366828</text:p>
          </table:table-cell>
          <table:table-cell table:formula="of:=([.R30]/SUM([.$CH30:.$CK30]))" office:value-type="float" office:value="0" calcext:value-type="float">
            <text:p>0</text:p>
          </table:table-cell>
          <table:table-cell table:formula="of:=([.S30]/SUM([.$CH30:.$CK30]))" office:value-type="float" office:value="0.00244474546731203" calcext:value-type="float">
            <text:p>0.002444745467312</text:p>
          </table:table-cell>
          <table:table-cell table:formula="of:=([.T30]/SUM([.$CH30:.$CK30]))" office:value-type="float" office:value="0.00488949093462405" calcext:value-type="float">
            <text:p>0.004889490934624</text:p>
          </table:table-cell>
          <table:table-cell table:formula="of:=([.U30]/SUM([.$CH30:.$CK30]))" office:value-type="float" office:value="0" calcext:value-type="float">
            <text:p>0</text:p>
          </table:table-cell>
          <table:table-cell table:formula="of:=([.V30]/SUM([.$CH30:.$CK30]))" office:value-type="float" office:value="0.0262810137736043" calcext:value-type="float">
            <text:p>0.026281013773604</text:p>
          </table:table-cell>
          <table:table-cell table:formula="of:=([.W30]/SUM([.$CH30:.$CK30]))" office:value-type="float" office:value="0.0140572864370442" calcext:value-type="float">
            <text:p>0.014057286437044</text:p>
          </table:table-cell>
          <table:table-cell table:formula="of:=([.X30]/SUM([.$CH30:.$CK30]))" office:value-type="float" office:value="0" calcext:value-type="float">
            <text:p>0</text:p>
          </table:table-cell>
          <table:table-cell table:formula="of:=([.Y30]/SUM([.$CH30:.$CK30]))" office:value-type="float" office:value="0" calcext:value-type="float">
            <text:p>0</text:p>
          </table:table-cell>
          <table:table-cell table:formula="of:=([.Z30]/SUM([.$CH30:.$CK30]))" office:value-type="float" office:value="0" calcext:value-type="float">
            <text:p>0</text:p>
          </table:table-cell>
          <table:table-cell table:formula="of:=([.AA30]/SUM([.$CH30:.$CK30]))" office:value-type="float" office:value="0.937967344292047" calcext:value-type="float">
            <text:p>0.937967344292047</text:p>
          </table:table-cell>
          <table:table-cell table:formula="of:=([.AB30]/SUM([.$CH30:.$CK30]))" office:value-type="float" office:value="0.610778909250121" calcext:value-type="float">
            <text:p>0.610778909250121</text:p>
          </table:table-cell>
          <table:table-cell table:formula="of:=([.AC30]/SUM([.$CH30:.$CK30]))" office:value-type="float" office:value="0.0232250819394643" calcext:value-type="float">
            <text:p>0.023225081939464</text:p>
          </table:table-cell>
          <table:table-cell table:formula="of:=([.AD30]/SUM([.$CH30:.$CK30]))" office:value-type="float" office:value="0.00366711820096804" calcext:value-type="float">
            <text:p>0.003667118200968</text:p>
          </table:table-cell>
          <table:table-cell table:formula="of:=([.AE30]/SUM([.$CH30:.$CK30]))" office:value-type="float" office:value="0.00244474546731203" calcext:value-type="float">
            <text:p>0.002444745467312</text:p>
          </table:table-cell>
          <table:table-cell table:formula="of:=([.AF30]/SUM([.$CH30:.$CK30]))" office:value-type="float" office:value="0.00550067730145206" calcext:value-type="float">
            <text:p>0.005500677301452</text:p>
          </table:table-cell>
          <table:table-cell table:formula="of:=([.AG30]/SUM([.$CH30:.$CK30]))" office:value-type="float" office:value="0.00305593183414003" calcext:value-type="float">
            <text:p>0.00305593183414</text:p>
          </table:table-cell>
          <table:table-cell table:formula="of:=([.AH30]/SUM([.$CH30:.$CK30]))" office:value-type="float" office:value="0" calcext:value-type="float">
            <text:p>0</text:p>
          </table:table-cell>
          <table:table-cell table:formula="of:=([.AI30]/SUM([.$CH30:.$CK30]))" office:value-type="float" office:value="0" calcext:value-type="float">
            <text:p>0</text:p>
          </table:table-cell>
          <table:table-cell table:formula="of:=([.AJ30]/SUM([.$CH30:.$CK30]))" office:value-type="float" office:value="0" calcext:value-type="float">
            <text:p>0</text:p>
          </table:table-cell>
          <table:table-cell table:formula="of:=([.AK30]/SUM([.$CH30:.$CK30]))" office:value-type="float" office:value="0.000611186366828007" calcext:value-type="float">
            <text:p>0.000611186366828</text:p>
          </table:table-cell>
          <table:table-cell table:formula="of:=([.AL30]/SUM([.$CH30:.$CK30]))" office:value-type="float" office:value="0.00122237273365601" calcext:value-type="float">
            <text:p>0.001222372733656</text:p>
          </table:table-cell>
          <table:table-cell table:formula="of:=([.AM30]/SUM([.$CH30:.$CK30]))" office:value-type="float" office:value="0.000611186366828007" calcext:value-type="float">
            <text:p>0.000611186366828</text:p>
          </table:table-cell>
          <table:table-cell table:formula="of:=([.AN30]/SUM([.$CH30:.$CK30]))" office:value-type="float" office:value="0" calcext:value-type="float">
            <text:p>0</text:p>
          </table:table-cell>
          <table:table-cell table:formula="of:=([.AO30]/SUM([.$CH30:.$CK30]))" office:value-type="float" office:value="0" calcext:value-type="float">
            <text:p>0</text:p>
          </table:table-cell>
          <table:table-cell table:formula="of:=([.AP30]/SUM([.$CH30:.$CK30]))" office:value-type="float" office:value="0.0354488092760244" calcext:value-type="float">
            <text:p>0.035448809276024</text:p>
          </table:table-cell>
          <table:table-cell table:formula="of:=([.AQ30]/SUM([.$CH30:.$CK30]))" office:value-type="float" office:value="0.0134461000702161" calcext:value-type="float">
            <text:p>0.013446100070216</text:p>
          </table:table-cell>
          <table:table-cell table:formula="of:=([.AR30]/SUM([.$CH30:.$CK30]))" office:value-type="float" office:value="1.32077373871532" calcext:value-type="float">
            <text:p>1.32077373871532</text:p>
          </table:table-cell>
          <table:table-cell table:formula="of:=([.AS30]/SUM([.$CH30:.$CK30]))" office:value-type="float" office:value="0.772947025248486" calcext:value-type="float">
            <text:p>0.772947025248486</text:p>
          </table:table-cell>
          <table:table-cell table:formula="of:=([.AT30]/SUM([.$CH30:.$CK30]))" office:value-type="float" office:value="0.0110013546029041" calcext:value-type="float">
            <text:p>0.011001354602904</text:p>
          </table:table-cell>
          <table:table-cell table:formula="of:=([.AU30]/SUM([.$CH30:.$CK30]))" office:value-type="float" office:value="0.00427830456779605" calcext:value-type="float">
            <text:p>0.004278304567796</text:p>
          </table:table-cell>
          <table:table-cell table:formula="of:=([.AV30]/SUM([.$CH30:.$CK30]))" office:value-type="float" office:value="0.00427830456779605" calcext:value-type="float">
            <text:p>0.004278304567796</text:p>
          </table:table-cell>
          <table:table-cell table:formula="of:=([.AW30]/SUM([.$CH30:.$CK30]))" office:value-type="float" office:value="0.000611186366828007" calcext:value-type="float">
            <text:p>0.000611186366828</text:p>
          </table:table-cell>
          <table:table-cell table:formula="of:=([.AX30]/SUM([.$CH30:.$CK30]))" office:value-type="float" office:value="0.0303555895524577" calcext:value-type="float">
            <text:p>0.030355589552458</text:p>
          </table:table-cell>
          <table:table-cell table:formula="of:=([.AY30]/SUM([.$CH30:.$CK30]))" office:value-type="float" office:value="0.0150759303817575" calcext:value-type="float">
            <text:p>0.015075930381758</text:p>
          </table:table-cell>
          <table:table-cell table:formula="of:=([.AZ30]/SUM([.$CH30:.$CK30]))" office:value-type="float" office:value="0.0535806714919219" calcext:value-type="float">
            <text:p>0.053580671491922</text:p>
          </table:table-cell>
          <table:table-cell table:formula="of:=([.BA30]/SUM([.$CH30:.$CK30]))" office:value-type="float" office:value="0.0136498288591588" calcext:value-type="float">
            <text:p>0.013649828859159</text:p>
          </table:table-cell>
          <table:table-cell table:formula="of:=([.BB30]/SUM([.$CH30:.$CK30]))" office:value-type="float" office:value="0.000611186366828007" calcext:value-type="float">
            <text:p>0.000611186366828</text:p>
          </table:table-cell>
          <table:table-cell table:formula="of:=([.BC30]/SUM([.$CH30:.$CK30]))" office:value-type="float" office:value="0.0136498288591588" calcext:value-type="float">
            <text:p>0.013649828859159</text:p>
          </table:table-cell>
          <table:table-cell table:formula="of:=([.BD30]/SUM([.$CH30:.$CK30]))" office:value-type="float" office:value="1.28369509912776" calcext:value-type="float">
            <text:p>1.28369509912776</text:p>
          </table:table-cell>
          <table:table-cell table:formula="of:=([.BE30]/SUM([.$CH30:.$CK30]))" office:value-type="float" office:value="0.510951802668213" calcext:value-type="float">
            <text:p>0.510951802668213</text:p>
          </table:table-cell>
          <table:table-cell table:formula="of:=([.BF30]/SUM([.$CH30:.$CK30]))" office:value-type="float" office:value="1.84354181114221" calcext:value-type="float">
            <text:p>1.84354181114221</text:p>
          </table:table-cell>
          <table:table-cell table:formula="of:=([.BG30]/SUM([.$CH30:.$CK30]))" office:value-type="float" office:value="0.495875872286456" calcext:value-type="float">
            <text:p>0.495875872286456</text:p>
          </table:table-cell>
          <table:table-cell table:formula="of:=([.BH30]/SUM([.$CH30:.$CK30]))" office:value-type="float" office:value="0.034430165331311" calcext:value-type="float">
            <text:p>0.034430165331311</text:p>
          </table:table-cell>
          <table:table-cell table:formula="of:=([.BI30]/SUM([.$CH30:.$CK30]))" office:value-type="float" office:value="0.438424353804623" calcext:value-type="float">
            <text:p>0.438424353804623</text:p>
          </table:table-cell>
          <table:table-cell table:formula="of:=([.BJ30]/SUM([.$CH30:.$CK30]))" office:value-type="float" office:value="0.00509321972356672" calcext:value-type="float">
            <text:p>0.005093219723567</text:p>
          </table:table-cell>
          <table:table-cell table:formula="of:=([.BK30]/SUM([.$CH30:.$CK30]))" office:value-type="float" office:value="0.00244474546731203" calcext:value-type="float">
            <text:p>0.002444745467312</text:p>
          </table:table-cell>
          <table:table-cell table:formula="of:=([.BL30]/SUM([.$CH30:.$CK30]))" office:value-type="float" office:value="0.0116125409697321" calcext:value-type="float">
            <text:p>0.011612540969732</text:p>
          </table:table-cell>
          <table:table-cell table:formula="of:=([.BM30]/SUM([.$CH30:.$CK30]))" office:value-type="float" office:value="0.00488949093462405" calcext:value-type="float">
            <text:p>0.004889490934624</text:p>
          </table:table-cell>
          <table:table-cell table:formula="of:=([.BN30]/SUM([.$CH30:.$CK30]))" office:value-type="float" office:value="0.000611186366828007" calcext:value-type="float">
            <text:p>0.000611186366828</text:p>
          </table:table-cell>
          <table:table-cell table:formula="of:=([.BO30]/SUM([.$CH30:.$CK30]))" office:value-type="float" office:value="0.00224101667836936" calcext:value-type="float">
            <text:p>0.002241016678369</text:p>
          </table:table-cell>
          <table:table-cell table:formula="of:=([.BP30]/SUM([.$CH30:.$CK30]))" office:value-type="float" office:value="0" calcext:value-type="float">
            <text:p>0</text:p>
          </table:table-cell>
          <table:table-cell table:formula="of:=([.BQ30]/SUM([.$CH30:.$CK30]))" office:value-type="float" office:value="0" calcext:value-type="float">
            <text:p>0</text:p>
          </table:table-cell>
          <table:table-cell table:formula="of:=([.BR30]/SUM([.$CH30:.$CK30]))" office:value-type="float" office:value="0.00244474546731203" calcext:value-type="float">
            <text:p>0.002444745467312</text:p>
          </table:table-cell>
          <table:table-cell table:formula="of:=([.BS30]/SUM([.$CH30:.$CK30]))" office:value-type="float" office:value="0.00244474546731203" calcext:value-type="float">
            <text:p>0.002444745467312</text:p>
          </table:table-cell>
          <table:table-cell table:formula="of:=([.BT30]/SUM([.$CH30:.$CK30]))" office:value-type="float" office:value="0.00244474546731203" calcext:value-type="float">
            <text:p>0.002444745467312</text:p>
          </table:table-cell>
          <table:table-cell table:formula="of:=([.BU30]/SUM([.$CH30:.$CK30]))" office:value-type="float" office:value="0.000611186366828007" calcext:value-type="float">
            <text:p>0.0006111863668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30</text:p>
          </table:table-cell>
          <table:table-cell table:formula="of:=([.B31]/SUM([.$CH31:.$CK31]))" office:value-type="float" office:value="0.00956915149294224" calcext:value-type="float">
            <text:p>0.009569151492942</text:p>
          </table:table-cell>
          <table:table-cell table:formula="of:=([.C31]/SUM([.$CH31:.$CK31]))" office:value-type="float" office:value="0.0180579149141007" calcext:value-type="float">
            <text:p>0.018057914914101</text:p>
          </table:table-cell>
          <table:table-cell table:formula="of:=([.D31]/SUM([.$CH31:.$CK31]))" office:value-type="float" office:value="0.0302508660099464" calcext:value-type="float">
            <text:p>0.030250866009947</text:p>
          </table:table-cell>
          <table:table-cell table:formula="of:=([.E31]/SUM([.$CH31:.$CK31]))" office:value-type="float" office:value="0.0808747642306732" calcext:value-type="float">
            <text:p>0.080874764230673</text:p>
          </table:table-cell>
          <table:table-cell table:formula="of:=([.F31]/SUM([.$CH31:.$CK31]))" office:value-type="float" office:value="0.00463023459335915" calcext:value-type="float">
            <text:p>0.004630234593359</text:p>
          </table:table-cell>
          <table:table-cell table:formula="of:=([.G31]/SUM([.$CH31:.$CK31]))" office:value-type="float" office:value="0.308064941611495" calcext:value-type="float">
            <text:p>0.308064941611495</text:p>
          </table:table-cell>
          <table:table-cell table:formula="of:=([.H31]/SUM([.$CH31:.$CK31]))" office:value-type="float" office:value="0.666753781443718" calcext:value-type="float">
            <text:p>0.666753781443718</text:p>
          </table:table-cell>
          <table:table-cell table:formula="of:=([.I31]/SUM([.$CH31:.$CK31]))" office:value-type="float" office:value="0.646380749232937" calcext:value-type="float">
            <text:p>0.646380749232937</text:p>
          </table:table-cell>
          <table:table-cell table:formula="of:=([.J31]/SUM([.$CH31:.$CK31]))" office:value-type="float" office:value="1.57258200905788" calcext:value-type="float">
            <text:p>1.57258200905788</text:p>
          </table:table-cell>
          <table:table-cell table:formula="of:=([.K31]/SUM([.$CH31:.$CK31]))" office:value-type="float" office:value="0.176411938006984" calcext:value-type="float">
            <text:p>0.176411938006984</text:p>
          </table:table-cell>
          <table:table-cell table:formula="of:=([.L31]/SUM([.$CH31:.$CK31]))" office:value-type="float" office:value="0.00524759920580704" calcext:value-type="float">
            <text:p>0.005247599205807</text:p>
          </table:table-cell>
          <table:table-cell table:formula="of:=([.M31]/SUM([.$CH31:.$CK31]))" office:value-type="float" office:value="0.00771705765559858" calcext:value-type="float">
            <text:p>0.007717057655599</text:p>
          </table:table-cell>
          <table:table-cell table:formula="of:=([.N31]/SUM([.$CH31:.$CK31]))" office:value-type="float" office:value="0.0070996930431507" calcext:value-type="float">
            <text:p>0.007099693043151</text:p>
          </table:table-cell>
          <table:table-cell table:formula="of:=([.O31]/SUM([.$CH31:.$CK31]))" office:value-type="float" office:value="0.0175948914547648" calcext:value-type="float">
            <text:p>0.017594891454765</text:p>
          </table:table-cell>
          <table:table-cell table:formula="of:=([.P31]/SUM([.$CH31:.$CK31]))" office:value-type="float" office:value="0.000463023459335915" calcext:value-type="float">
            <text:p>0.000463023459336</text:p>
          </table:table-cell>
          <table:table-cell table:formula="of:=([.Q31]/SUM([.$CH31:.$CK31]))" office:value-type="float" office:value="0.0442959109431359" calcext:value-type="float">
            <text:p>0.044295910943136</text:p>
          </table:table-cell>
          <table:table-cell table:formula="of:=([.R31]/SUM([.$CH31:.$CK31]))" office:value-type="float" office:value="0.112977724077963" calcext:value-type="float">
            <text:p>0.112977724077963</text:p>
          </table:table-cell>
          <table:table-cell table:formula="of:=([.S31]/SUM([.$CH31:.$CK31]))" office:value-type="float" office:value="0.122392534417794" calcext:value-type="float">
            <text:p>0.122392534417794</text:p>
          </table:table-cell>
          <table:table-cell table:formula="of:=([.T31]/SUM([.$CH31:.$CK31]))" office:value-type="float" office:value="0.400052268866231" calcext:value-type="float">
            <text:p>0.400052268866231</text:p>
          </table:table-cell>
          <table:table-cell table:formula="of:=([.U31]/SUM([.$CH31:.$CK31]))" office:value-type="float" office:value="0.0720773185032908" calcext:value-type="float">
            <text:p>0.072077318503291</text:p>
          </table:table-cell>
          <table:table-cell table:formula="of:=([.V31]/SUM([.$CH31:.$CK31]))" office:value-type="float" office:value="0.0338007125315218" calcext:value-type="float">
            <text:p>0.033800712531522</text:p>
          </table:table-cell>
          <table:table-cell table:formula="of:=([.W31]/SUM([.$CH31:.$CK31]))" office:value-type="float" office:value="0.0310225717755063" calcext:value-type="float">
            <text:p>0.031022571775506</text:p>
          </table:table-cell>
          <table:table-cell table:formula="of:=([.X31]/SUM([.$CH31:.$CK31]))" office:value-type="float" office:value="0.00231511729667957" calcext:value-type="float">
            <text:p>0.00231511729668</text:p>
          </table:table-cell>
          <table:table-cell table:formula="of:=([.Y31]/SUM([.$CH31:.$CK31]))" office:value-type="float" office:value="0" calcext:value-type="float">
            <text:p>0</text:p>
          </table:table-cell>
          <table:table-cell table:formula="of:=([.Z31]/SUM([.$CH31:.$CK31]))" office:value-type="float" office:value="0" calcext:value-type="float">
            <text:p>0</text:p>
          </table:table-cell>
          <table:table-cell table:formula="of:=([.AA31]/SUM([.$CH31:.$CK31]))" office:value-type="float" office:value="0.658728041481895" calcext:value-type="float">
            <text:p>0.658728041481895</text:p>
          </table:table-cell>
          <table:table-cell table:formula="of:=([.AB31]/SUM([.$CH31:.$CK31]))" office:value-type="float" office:value="0.557480245040442" calcext:value-type="float">
            <text:p>0.557480245040442</text:p>
          </table:table-cell>
          <table:table-cell table:formula="of:=([.AC31]/SUM([.$CH31:.$CK31]))" office:value-type="float" office:value="0.0425981582589042" calcext:value-type="float">
            <text:p>0.042598158258904</text:p>
          </table:table-cell>
          <table:table-cell table:formula="of:=([.AD31]/SUM([.$CH31:.$CK31]))" office:value-type="float" office:value="0.00370418767468732" calcext:value-type="float">
            <text:p>0.003704187674687</text:p>
          </table:table-cell>
          <table:table-cell table:formula="of:=([.AE31]/SUM([.$CH31:.$CK31]))" office:value-type="float" office:value="0.000463023459335915" calcext:value-type="float">
            <text:p>0.000463023459336</text:p>
          </table:table-cell>
          <table:table-cell table:formula="of:=([.AF31]/SUM([.$CH31:.$CK31]))" office:value-type="float" office:value="0.00370418767468732" calcext:value-type="float">
            <text:p>0.003704187674687</text:p>
          </table:table-cell>
          <table:table-cell table:formula="of:=([.AG31]/SUM([.$CH31:.$CK31]))" office:value-type="float" office:value="0.011112563024062" calcext:value-type="float">
            <text:p>0.011112563024062</text:p>
          </table:table-cell>
          <table:table-cell table:formula="of:=([.AH31]/SUM([.$CH31:.$CK31]))" office:value-type="float" office:value="0" calcext:value-type="float">
            <text:p>0</text:p>
          </table:table-cell>
          <table:table-cell table:formula="of:=([.AI31]/SUM([.$CH31:.$CK31]))" office:value-type="float" office:value="0" calcext:value-type="float">
            <text:p>0</text:p>
          </table:table-cell>
          <table:table-cell table:formula="of:=([.AJ31]/SUM([.$CH31:.$CK31]))" office:value-type="float" office:value="0" calcext:value-type="float">
            <text:p>0</text:p>
          </table:table-cell>
          <table:table-cell table:formula="of:=([.AK31]/SUM([.$CH31:.$CK31]))" office:value-type="float" office:value="0.154649835418196" calcext:value-type="float">
            <text:p>0.154649835418196</text:p>
          </table:table-cell>
          <table:table-cell table:formula="of:=([.AL31]/SUM([.$CH31:.$CK31]))" office:value-type="float" office:value="0.16514503382981" calcext:value-type="float">
            <text:p>0.16514503382981</text:p>
          </table:table-cell>
          <table:table-cell table:formula="of:=([.AM31]/SUM([.$CH31:.$CK31]))" office:value-type="float" office:value="0.0203730322107803" calcext:value-type="float">
            <text:p>0.02037303221078</text:p>
          </table:table-cell>
          <table:table-cell table:formula="of:=([.AN31]/SUM([.$CH31:.$CK31]))" office:value-type="float" office:value="0.00185209383734366" calcext:value-type="float">
            <text:p>0.001852093837344</text:p>
          </table:table-cell>
          <table:table-cell table:formula="of:=([.AO31]/SUM([.$CH31:.$CK31]))" office:value-type="float" office:value="0.000463023459335915" calcext:value-type="float">
            <text:p>0.000463023459336</text:p>
          </table:table-cell>
          <table:table-cell table:formula="of:=([.AP31]/SUM([.$CH31:.$CK31]))" office:value-type="float" office:value="0.0618908023979006" calcext:value-type="float">
            <text:p>0.061890802397901</text:p>
          </table:table-cell>
          <table:table-cell table:formula="of:=([.AQ31]/SUM([.$CH31:.$CK31]))" office:value-type="float" office:value="0.0212990791294521" calcext:value-type="float">
            <text:p>0.021299079129452</text:p>
          </table:table-cell>
          <table:table-cell table:formula="of:=([.AR31]/SUM([.$CH31:.$CK31]))" office:value-type="float" office:value="1.07112760259708" calcext:value-type="float">
            <text:p>1.07112760259708</text:p>
          </table:table-cell>
          <table:table-cell table:formula="of:=([.AS31]/SUM([.$CH31:.$CK31]))" office:value-type="float" office:value="0.406688938450045" calcext:value-type="float">
            <text:p>0.406688938450045</text:p>
          </table:table-cell>
          <table:table-cell table:formula="of:=([.AT31]/SUM([.$CH31:.$CK31]))" office:value-type="float" office:value="0.0145080683925253" calcext:value-type="float">
            <text:p>0.014508068392525</text:p>
          </table:table-cell>
          <table:table-cell table:formula="of:=([.AU31]/SUM([.$CH31:.$CK31]))" office:value-type="float" office:value="0.00231511729667957" calcext:value-type="float">
            <text:p>0.00231511729668</text:p>
          </table:table-cell>
          <table:table-cell table:formula="of:=([.AV31]/SUM([.$CH31:.$CK31]))" office:value-type="float" office:value="0.268707947567943" calcext:value-type="float">
            <text:p>0.268707947567943</text:p>
          </table:table-cell>
          <table:table-cell table:formula="of:=([.AW31]/SUM([.$CH31:.$CK31]))" office:value-type="float" office:value="0.0430611817182401" calcext:value-type="float">
            <text:p>0.04306118171824</text:p>
          </table:table-cell>
          <table:table-cell table:formula="of:=([.AX31]/SUM([.$CH31:.$CK31]))" office:value-type="float" office:value="0.0243859021916915" calcext:value-type="float">
            <text:p>0.024385902191692</text:p>
          </table:table-cell>
          <table:table-cell table:formula="of:=([.AY31]/SUM([.$CH31:.$CK31]))" office:value-type="float" office:value="0.00725403419626267" calcext:value-type="float">
            <text:p>0.007254034196263</text:p>
          </table:table-cell>
          <table:table-cell table:formula="of:=([.AZ31]/SUM([.$CH31:.$CK31]))" office:value-type="float" office:value="0.0595756851012211" calcext:value-type="float">
            <text:p>0.059575685101221</text:p>
          </table:table-cell>
          <table:table-cell table:formula="of:=([.BA31]/SUM([.$CH31:.$CK31]))" office:value-type="float" office:value="0.0296335013974986" calcext:value-type="float">
            <text:p>0.029633501397499</text:p>
          </table:table-cell>
          <table:table-cell table:formula="of:=([.BB31]/SUM([.$CH31:.$CK31]))" office:value-type="float" office:value="0.00648232843070281" calcext:value-type="float">
            <text:p>0.006482328430703</text:p>
          </table:table-cell>
          <table:table-cell table:formula="of:=([.BC31]/SUM([.$CH31:.$CK31]))" office:value-type="float" office:value="0.00956915149294224" calcext:value-type="float">
            <text:p>0.009569151492942</text:p>
          </table:table-cell>
          <table:table-cell table:formula="of:=([.BD31]/SUM([.$CH31:.$CK31]))" office:value-type="float" office:value="0.832670521039087" calcext:value-type="float">
            <text:p>0.832670521039087</text:p>
          </table:table-cell>
          <table:table-cell table:formula="of:=([.BE31]/SUM([.$CH31:.$CK31]))" office:value-type="float" office:value="0.302508660099464" calcext:value-type="float">
            <text:p>0.302508660099464</text:p>
          </table:table-cell>
          <table:table-cell table:formula="of:=([.BF31]/SUM([.$CH31:.$CK31]))" office:value-type="float" office:value="1.26034985631236" calcext:value-type="float">
            <text:p>1.26034985631236</text:p>
          </table:table-cell>
          <table:table-cell table:formula="of:=([.BG31]/SUM([.$CH31:.$CK31]))" office:value-type="float" office:value="0.451139190546293" calcext:value-type="float">
            <text:p>0.451139190546293</text:p>
          </table:table-cell>
          <table:table-cell table:formula="of:=([.BH31]/SUM([.$CH31:.$CK31]))" office:value-type="float" office:value="0.0572605678045415" calcext:value-type="float">
            <text:p>0.057260567804542</text:p>
          </table:table-cell>
          <table:table-cell table:formula="of:=([.BI31]/SUM([.$CH31:.$CK31]))" office:value-type="float" office:value="0.308064941611495" calcext:value-type="float">
            <text:p>0.308064941611495</text:p>
          </table:table-cell>
          <table:table-cell table:formula="of:=([.BJ31]/SUM([.$CH31:.$CK31]))" office:value-type="float" office:value="0.00740837534937464" calcext:value-type="float">
            <text:p>0.007408375349375</text:p>
          </table:table-cell>
          <table:table-cell table:formula="of:=([.BK31]/SUM([.$CH31:.$CK31]))" office:value-type="float" office:value="0.00200643499045563" calcext:value-type="float">
            <text:p>0.002006434990456</text:p>
          </table:table-cell>
          <table:table-cell table:formula="of:=([.BL31]/SUM([.$CH31:.$CK31]))" office:value-type="float" office:value="0.0134276803207415" calcext:value-type="float">
            <text:p>0.013427680320742</text:p>
          </table:table-cell>
          <table:table-cell table:formula="of:=([.BM31]/SUM([.$CH31:.$CK31]))" office:value-type="float" office:value="0.00663666958381478" calcext:value-type="float">
            <text:p>0.006636669583815</text:p>
          </table:table-cell>
          <table:table-cell table:formula="of:=([.BN31]/SUM([.$CH31:.$CK31]))" office:value-type="float" office:value="0.00277814075601549" calcext:value-type="float">
            <text:p>0.002778140756015</text:p>
          </table:table-cell>
          <table:table-cell table:formula="of:=([.BO31]/SUM([.$CH31:.$CK31]))" office:value-type="float" office:value="0.00524759920580704" calcext:value-type="float">
            <text:p>0.005247599205807</text:p>
          </table:table-cell>
          <table:table-cell table:formula="of:=([.BP31]/SUM([.$CH31:.$CK31]))" office:value-type="float" office:value="0.0972349264605422" calcext:value-type="float">
            <text:p>0.097234926460542</text:p>
          </table:table-cell>
          <table:table-cell table:formula="of:=([.BQ31]/SUM([.$CH31:.$CK31]))" office:value-type="float" office:value="0.0300965248568345" calcext:value-type="float">
            <text:p>0.030096524856835</text:p>
          </table:table-cell>
          <table:table-cell table:formula="of:=([.BR31]/SUM([.$CH31:.$CK31]))" office:value-type="float" office:value="0.4125539022683" calcext:value-type="float">
            <text:p>0.4125539022683</text:p>
          </table:table-cell>
          <table:table-cell table:formula="of:=([.BS31]/SUM([.$CH31:.$CK31]))" office:value-type="float" office:value="0.119460052508666" calcext:value-type="float">
            <text:p>0.119460052508666</text:p>
          </table:table-cell>
          <table:table-cell table:formula="of:=([.BT31]/SUM([.$CH31:.$CK31]))" office:value-type="float" office:value="0.0177492326078767" calcext:value-type="float">
            <text:p>0.017749232607877</text:p>
          </table:table-cell>
          <table:table-cell table:formula="of:=([.BU31]/SUM([.$CH31:.$CK31]))" office:value-type="float" office:value="0.0442959109431359" calcext:value-type="float">
            <text:p>0.0442959109431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31</text:p>
          </table:table-cell>
          <table:table-cell table:formula="of:=([.B32]/SUM([.$CH32:.$CK32]))" office:value-type="float" office:value="0.032503915126914" calcext:value-type="float">
            <text:p>0.032503915126914</text:p>
          </table:table-cell>
          <table:table-cell table:formula="of:=([.C32]/SUM([.$CH32:.$CK32]))" office:value-type="float" office:value="0.0738922337218512" calcext:value-type="float">
            <text:p>0.073892233721851</text:p>
          </table:table-cell>
          <table:table-cell table:formula="of:=([.D32]/SUM([.$CH32:.$CK32]))" office:value-type="float" office:value="0.0780093963045937" calcext:value-type="float">
            <text:p>0.078009396304594</text:p>
          </table:table-cell>
          <table:table-cell table:formula="of:=([.E32]/SUM([.$CH32:.$CK32]))" office:value-type="float" office:value="0.194373412458946" calcext:value-type="float">
            <text:p>0.194373412458946</text:p>
          </table:table-cell>
          <table:table-cell table:formula="of:=([.F32]/SUM([.$CH32:.$CK32]))" office:value-type="float" office:value="0.0132182588182784" calcext:value-type="float">
            <text:p>0.013218258818278</text:p>
          </table:table-cell>
          <table:table-cell table:formula="of:=([.G32]/SUM([.$CH32:.$CK32]))" office:value-type="float" office:value="0.408465866761553" calcext:value-type="float">
            <text:p>0.408465866761553</text:p>
          </table:table-cell>
          <table:table-cell table:formula="of:=([.H32]/SUM([.$CH32:.$CK32]))" office:value-type="float" office:value="0.918994027021616" calcext:value-type="float">
            <text:p>0.918994027021616</text:p>
          </table:table-cell>
          <table:table-cell table:formula="of:=([.I32]/SUM([.$CH32:.$CK32]))" office:value-type="float" office:value="0.96168250222163" calcext:value-type="float">
            <text:p>0.96168250222163</text:p>
          </table:table-cell>
          <table:table-cell table:formula="of:=([.J32]/SUM([.$CH32:.$CK32]))" office:value-type="float" office:value="2.01459265956613" calcext:value-type="float">
            <text:p>2.01459265956613</text:p>
          </table:table-cell>
          <table:table-cell table:formula="of:=([.K32]/SUM([.$CH32:.$CK32]))" office:value-type="float" office:value="0.2292609480285" calcext:value-type="float">
            <text:p>0.2292609480285</text:p>
          </table:table-cell>
          <table:table-cell table:formula="of:=([.L32]/SUM([.$CH32:.$CK32]))" office:value-type="float" office:value="0.00758424686294661" calcext:value-type="float">
            <text:p>0.007584246862947</text:p>
          </table:table-cell>
          <table:table-cell table:formula="of:=([.M32]/SUM([.$CH32:.$CK32]))" office:value-type="float" office:value="0.0114847166781763" calcext:value-type="float">
            <text:p>0.011484716678176</text:p>
          </table:table-cell>
          <table:table-cell table:formula="of:=([.N32]/SUM([.$CH32:.$CK32]))" office:value-type="float" office:value="0.0130015660507656" calcext:value-type="float">
            <text:p>0.013001566050766</text:p>
          </table:table-cell>
          <table:table-cell table:formula="of:=([.O32]/SUM([.$CH32:.$CK32]))" office:value-type="float" office:value="0.0247029754964547" calcext:value-type="float">
            <text:p>0.024702975496455</text:p>
          </table:table-cell>
          <table:table-cell table:formula="of:=([.P32]/SUM([.$CH32:.$CK32]))" office:value-type="float" office:value="0.00195023490761484" calcext:value-type="float">
            <text:p>0.001950234907615</text:p>
          </table:table-cell>
          <table:table-cell table:formula="of:=([.Q32]/SUM([.$CH32:.$CK32]))" office:value-type="float" office:value="0.000866771070051041" calcext:value-type="float">
            <text:p>0.000866771070051</text:p>
          </table:table-cell>
          <table:table-cell table:formula="of:=([.R32]/SUM([.$CH32:.$CK32]))" office:value-type="float" office:value="0.00065007830253828" calcext:value-type="float">
            <text:p>0.000650078302538</text:p>
          </table:table-cell>
          <table:table-cell table:formula="of:=([.S32]/SUM([.$CH32:.$CK32]))" office:value-type="float" office:value="0.00065007830253828" calcext:value-type="float">
            <text:p>0.000650078302538</text:p>
          </table:table-cell>
          <table:table-cell table:formula="of:=([.T32]/SUM([.$CH32:.$CK32]))" office:value-type="float" office:value="0.00801763239797212" calcext:value-type="float">
            <text:p>0.008017632397972</text:p>
          </table:table-cell>
          <table:table-cell table:formula="of:=([.U32]/SUM([.$CH32:.$CK32]))" office:value-type="float" office:value="0.00130015660507656" calcext:value-type="float">
            <text:p>0.001300156605077</text:p>
          </table:table-cell>
          <table:table-cell table:formula="of:=([.V32]/SUM([.$CH32:.$CK32]))" office:value-type="float" office:value="0.0550399629482411" calcext:value-type="float">
            <text:p>0.055039962948241</text:p>
          </table:table-cell>
          <table:table-cell table:formula="of:=([.W32]/SUM([.$CH32:.$CK32]))" office:value-type="float" office:value="0.0860270287025658" calcext:value-type="float">
            <text:p>0.086027028702566</text:p>
          </table:table-cell>
          <table:table-cell table:formula="of:=([.X32]/SUM([.$CH32:.$CK32]))" office:value-type="float" office:value="0.0292535236142226" calcext:value-type="float">
            <text:p>0.029253523614223</text:p>
          </table:table-cell>
          <table:table-cell table:formula="of:=([.Y32]/SUM([.$CH32:.$CK32]))" office:value-type="float" office:value="0.00130015660507656" calcext:value-type="float">
            <text:p>0.001300156605077</text:p>
          </table:table-cell>
          <table:table-cell table:formula="of:=([.Z32]/SUM([.$CH32:.$CK32]))" office:value-type="float" office:value="0" calcext:value-type="float">
            <text:p>0</text:p>
          </table:table-cell>
          <table:table-cell table:formula="of:=([.AA32]/SUM([.$CH32:.$CK32]))" office:value-type="float" office:value="0.932862364142432" calcext:value-type="float">
            <text:p>0.932862364142432</text:p>
          </table:table-cell>
          <table:table-cell table:formula="of:=([.AB32]/SUM([.$CH32:.$CK32]))" office:value-type="float" office:value="0.482358100483404" calcext:value-type="float">
            <text:p>0.482358100483404</text:p>
          </table:table-cell>
          <table:table-cell table:formula="of:=([.AC32]/SUM([.$CH32:.$CK32]))" office:value-type="float" office:value="0.0667413723939301" calcext:value-type="float">
            <text:p>0.06674137239393</text:p>
          </table:table-cell>
          <table:table-cell table:formula="of:=([.AD32]/SUM([.$CH32:.$CK32]))" office:value-type="float" office:value="0.00520062642030624" calcext:value-type="float">
            <text:p>0.005200626420306</text:p>
          </table:table-cell>
          <table:table-cell table:formula="of:=([.AE32]/SUM([.$CH32:.$CK32]))" office:value-type="float" office:value="0" calcext:value-type="float">
            <text:p>0</text:p>
          </table:table-cell>
          <table:table-cell table:formula="of:=([.AF32]/SUM([.$CH32:.$CK32]))" office:value-type="float" office:value="0.00845101793299765" calcext:value-type="float">
            <text:p>0.008451017932998</text:p>
          </table:table-cell>
          <table:table-cell table:formula="of:=([.AG32]/SUM([.$CH32:.$CK32]))" office:value-type="float" office:value="0.00780093963045937" calcext:value-type="float">
            <text:p>0.007800939630459</text:p>
          </table:table-cell>
          <table:table-cell table:formula="of:=([.AH32]/SUM([.$CH32:.$CK32]))" office:value-type="float" office:value="0.00065007830253828" calcext:value-type="float">
            <text:p>0.000650078302538</text:p>
          </table:table-cell>
          <table:table-cell table:formula="of:=([.AI32]/SUM([.$CH32:.$CK32]))" office:value-type="float" office:value="0" calcext:value-type="float">
            <text:p>0</text:p>
          </table:table-cell>
          <table:table-cell table:formula="of:=([.AJ32]/SUM([.$CH32:.$CK32]))" office:value-type="float" office:value="0" calcext:value-type="float">
            <text:p>0</text:p>
          </table:table-cell>
          <table:table-cell table:formula="of:=([.AK32]/SUM([.$CH32:.$CK32]))" office:value-type="float" office:value="0.00065007830253828" calcext:value-type="float">
            <text:p>0.000650078302538</text:p>
          </table:table-cell>
          <table:table-cell table:formula="of:=([.AL32]/SUM([.$CH32:.$CK32]))" office:value-type="float" office:value="0.00498393365279348" calcext:value-type="float">
            <text:p>0.004983933652793</text:p>
          </table:table-cell>
          <table:table-cell table:formula="of:=([.AM32]/SUM([.$CH32:.$CK32]))" office:value-type="float" office:value="0.00065007830253828" calcext:value-type="float">
            <text:p>0.000650078302538</text:p>
          </table:table-cell>
          <table:table-cell table:formula="of:=([.AN32]/SUM([.$CH32:.$CK32]))" office:value-type="float" office:value="0" calcext:value-type="float">
            <text:p>0</text:p>
          </table:table-cell>
          <table:table-cell table:formula="of:=([.AO32]/SUM([.$CH32:.$CK32]))" office:value-type="float" office:value="0" calcext:value-type="float">
            <text:p>0</text:p>
          </table:table-cell>
          <table:table-cell table:formula="of:=([.AP32]/SUM([.$CH32:.$CK32]))" office:value-type="float" office:value="0.156668870911726" calcext:value-type="float">
            <text:p>0.156668870911726</text:p>
          </table:table-cell>
          <table:table-cell table:formula="of:=([.AQ32]/SUM([.$CH32:.$CK32]))" office:value-type="float" office:value="0.0288201380791971" calcext:value-type="float">
            <text:p>0.028820138079197</text:p>
          </table:table-cell>
          <table:table-cell table:formula="of:=([.AR32]/SUM([.$CH32:.$CK32]))" office:value-type="float" office:value="1.1224685357161" calcext:value-type="float">
            <text:p>1.1224685357161</text:p>
          </table:table-cell>
          <table:table-cell table:formula="of:=([.AS32]/SUM([.$CH32:.$CK32]))" office:value-type="float" office:value="0.610423526083445" calcext:value-type="float">
            <text:p>0.610423526083445</text:p>
          </table:table-cell>
          <table:table-cell table:formula="of:=([.AT32]/SUM([.$CH32:.$CK32]))" office:value-type="float" office:value="0.0169020358659953" calcext:value-type="float">
            <text:p>0.016902035865995</text:p>
          </table:table-cell>
          <table:table-cell table:formula="of:=([.AU32]/SUM([.$CH32:.$CK32]))" office:value-type="float" office:value="0.00520062642030624" calcext:value-type="float">
            <text:p>0.005200626420306</text:p>
          </table:table-cell>
          <table:table-cell table:formula="of:=([.AV32]/SUM([.$CH32:.$CK32]))" office:value-type="float" office:value="0.00606739749035728" calcext:value-type="float">
            <text:p>0.006067397490357</text:p>
          </table:table-cell>
          <table:table-cell table:formula="of:=([.AW32]/SUM([.$CH32:.$CK32]))" office:value-type="float" office:value="0.00065007830253828" calcext:value-type="float">
            <text:p>0.000650078302538</text:p>
          </table:table-cell>
          <table:table-cell table:formula="of:=([.AX32]/SUM([.$CH32:.$CK32]))" office:value-type="float" office:value="0.0626242098111877" calcext:value-type="float">
            <text:p>0.062624209811188</text:p>
          </table:table-cell>
          <table:table-cell table:formula="of:=([.AY32]/SUM([.$CH32:.$CK32]))" office:value-type="float" office:value="0.0171187286335081" calcext:value-type="float">
            <text:p>0.017118728633508</text:p>
          </table:table-cell>
          <table:table-cell table:formula="of:=([.AZ32]/SUM([.$CH32:.$CK32]))" office:value-type="float" office:value="0.0994619802883569" calcext:value-type="float">
            <text:p>0.099461980288357</text:p>
          </table:table-cell>
          <table:table-cell table:formula="of:=([.BA32]/SUM([.$CH32:.$CK32]))" office:value-type="float" office:value="0.102712371801048" calcext:value-type="float">
            <text:p>0.102712371801048</text:p>
          </table:table-cell>
          <table:table-cell table:formula="of:=([.BB32]/SUM([.$CH32:.$CK32]))" office:value-type="float" office:value="0.0543898846457028" calcext:value-type="float">
            <text:p>0.054389884645703</text:p>
          </table:table-cell>
          <table:table-cell table:formula="of:=([.BC32]/SUM([.$CH32:.$CK32]))" office:value-type="float" office:value="0.032503915126914" calcext:value-type="float">
            <text:p>0.032503915126914</text:p>
          </table:table-cell>
          <table:table-cell table:formula="of:=([.BD32]/SUM([.$CH32:.$CK32]))" office:value-type="float" office:value="1.2719865452999" calcext:value-type="float">
            <text:p>1.2719865452999</text:p>
          </table:table-cell>
          <table:table-cell table:formula="of:=([.BE32]/SUM([.$CH32:.$CK32]))" office:value-type="float" office:value="0.446603793843799" calcext:value-type="float">
            <text:p>0.446603793843799</text:p>
          </table:table-cell>
          <table:table-cell table:formula="of:=([.BF32]/SUM([.$CH32:.$CK32]))" office:value-type="float" office:value="1.58532428712335" calcext:value-type="float">
            <text:p>1.58532428712335</text:p>
          </table:table-cell>
          <table:table-cell table:formula="of:=([.BG32]/SUM([.$CH32:.$CK32]))" office:value-type="float" office:value="0.512045009632652" calcext:value-type="float">
            <text:p>0.512045009632652</text:p>
          </table:table-cell>
          <table:table-cell table:formula="of:=([.BH32]/SUM([.$CH32:.$CK32]))" office:value-type="float" office:value="0.0732421554193129" calcext:value-type="float">
            <text:p>0.073242155419313</text:p>
          </table:table-cell>
          <table:table-cell table:formula="of:=([.BI32]/SUM([.$CH32:.$CK32]))" office:value-type="float" office:value="0.408465866761553" calcext:value-type="float">
            <text:p>0.408465866761553</text:p>
          </table:table-cell>
          <table:table-cell table:formula="of:=([.BJ32]/SUM([.$CH32:.$CK32]))" office:value-type="float" office:value="0.0151684937258932" calcext:value-type="float">
            <text:p>0.015168493725893</text:p>
          </table:table-cell>
          <table:table-cell table:formula="of:=([.BK32]/SUM([.$CH32:.$CK32]))" office:value-type="float" office:value="0.00715086132792109" calcext:value-type="float">
            <text:p>0.007150861327921</text:p>
          </table:table-cell>
          <table:table-cell table:formula="of:=([.BL32]/SUM([.$CH32:.$CK32]))" office:value-type="float" office:value="0.016251957563457" calcext:value-type="float">
            <text:p>0.016251957563457</text:p>
          </table:table-cell>
          <table:table-cell table:formula="of:=([.BM32]/SUM([.$CH32:.$CK32]))" office:value-type="float" office:value="0.00845101793299765" calcext:value-type="float">
            <text:p>0.008451017932998</text:p>
          </table:table-cell>
          <table:table-cell table:formula="of:=([.BN32]/SUM([.$CH32:.$CK32]))" office:value-type="float" office:value="0" calcext:value-type="float">
            <text:p>0</text:p>
          </table:table-cell>
          <table:table-cell table:formula="of:=([.BO32]/SUM([.$CH32:.$CK32]))" office:value-type="float" office:value="0.00758424686294661" calcext:value-type="float">
            <text:p>0.007584246862947</text:p>
          </table:table-cell>
          <table:table-cell table:formula="of:=([.BP32]/SUM([.$CH32:.$CK32]))" office:value-type="float" office:value="0" calcext:value-type="float">
            <text:p>0</text:p>
          </table:table-cell>
          <table:table-cell table:formula="of:=([.BQ32]/SUM([.$CH32:.$CK32]))" office:value-type="float" office:value="0" calcext:value-type="float">
            <text:p>0</text:p>
          </table:table-cell>
          <table:table-cell table:formula="of:=([.BR32]/SUM([.$CH32:.$CK32]))" office:value-type="float" office:value="0.00195023490761484" calcext:value-type="float">
            <text:p>0.001950234907615</text:p>
          </table:table-cell>
          <table:table-cell table:formula="of:=([.BS32]/SUM([.$CH32:.$CK32]))" office:value-type="float" office:value="0.005417319187819" calcext:value-type="float">
            <text:p>0.005417319187819</text:p>
          </table:table-cell>
          <table:table-cell table:formula="of:=([.BT32]/SUM([.$CH32:.$CK32]))" office:value-type="float" office:value="0.00195023490761484" calcext:value-type="float">
            <text:p>0.001950234907615</text:p>
          </table:table-cell>
          <table:table-cell table:formula="of:=([.BU32]/SUM([.$CH32:.$CK32]))" office:value-type="float" office:value="0.000866771070051041" calcext:value-type="float">
            <text:p>0.0008667710700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32</text:p>
          </table:table-cell>
          <table:table-cell table:formula="of:=([.B33]/SUM([.$CH33:.$CK33]))" office:value-type="float" office:value="0.00866829534173547" calcext:value-type="float">
            <text:p>0.008668295341735</text:p>
          </table:table-cell>
          <table:table-cell table:formula="of:=([.C33]/SUM([.$CH33:.$CK33]))" office:value-type="float" office:value="0.0167832952361261" calcext:value-type="float">
            <text:p>0.016783295236126</text:p>
          </table:table-cell>
          <table:table-cell table:formula="of:=([.D33]/SUM([.$CH33:.$CK33]))" office:value-type="float" office:value="0.0188120452097238" calcext:value-type="float">
            <text:p>0.018812045209724</text:p>
          </table:table-cell>
          <table:table-cell table:formula="of:=([.E33]/SUM([.$CH33:.$CK33]))" office:value-type="float" office:value="0.0545918174713553" calcext:value-type="float">
            <text:p>0.054591817471355</text:p>
          </table:table-cell>
          <table:table-cell table:formula="of:=([.F33]/SUM([.$CH33:.$CK33]))" office:value-type="float" office:value="0.00719284081548262" calcext:value-type="float">
            <text:p>0.007192840815483</text:p>
          </table:table-cell>
          <table:table-cell table:formula="of:=([.G33]/SUM([.$CH33:.$CK33]))" office:value-type="float" office:value="0.504789879794255" calcext:value-type="float">
            <text:p>0.504789879794255</text:p>
          </table:table-cell>
          <table:table-cell table:formula="of:=([.H33]/SUM([.$CH33:.$CK33]))" office:value-type="float" office:value="1.06343384979674" calcext:value-type="float">
            <text:p>1.06343384979674</text:p>
          </table:table-cell>
          <table:table-cell table:formula="of:=([.I33]/SUM([.$CH33:.$CK33]))" office:value-type="float" office:value="0.950008283091051" calcext:value-type="float">
            <text:p>0.950008283091051</text:p>
          </table:table-cell>
          <table:table-cell table:formula="of:=([.J33]/SUM([.$CH33:.$CK33]))" office:value-type="float" office:value="2.24103099356229" calcext:value-type="float">
            <text:p>2.24103099356229</text:p>
          </table:table-cell>
          <table:table-cell table:formula="of:=([.K33]/SUM([.$CH33:.$CK33]))" office:value-type="float" office:value="0.242896701384375" calcext:value-type="float">
            <text:p>0.242896701384375</text:p>
          </table:table-cell>
          <table:table-cell table:formula="of:=([.L33]/SUM([.$CH33:.$CK33]))" office:value-type="float" office:value="0.0031353408682873" calcext:value-type="float">
            <text:p>0.003135340868287</text:p>
          </table:table-cell>
          <table:table-cell table:formula="of:=([.M33]/SUM([.$CH33:.$CK33]))" office:value-type="float" office:value="0.00793056807860905" calcext:value-type="float">
            <text:p>0.007930568078609</text:p>
          </table:table-cell>
          <table:table-cell table:formula="of:=([.N33]/SUM([.$CH33:.$CK33]))" office:value-type="float" office:value="0.00903715897329868" calcext:value-type="float">
            <text:p>0.009037158973299</text:p>
          </table:table-cell>
          <table:table-cell table:formula="of:=([.O33]/SUM([.$CH33:.$CK33]))" office:value-type="float" office:value="0.0232384087884823" calcext:value-type="float">
            <text:p>0.023238408788482</text:p>
          </table:table-cell>
          <table:table-cell table:formula="of:=([.P33]/SUM([.$CH33:.$CK33]))" office:value-type="float" office:value="0.000553295447344817" calcext:value-type="float">
            <text:p>0.000553295447345</text:p>
          </table:table-cell>
          <table:table-cell table:formula="of:=([.Q33]/SUM([.$CH33:.$CK33]))" office:value-type="float" office:value="0.000553295447344817" calcext:value-type="float">
            <text:p>0.000553295447345</text:p>
          </table:table-cell>
          <table:table-cell table:formula="of:=([.R33]/SUM([.$CH33:.$CK33]))" office:value-type="float" office:value="0" calcext:value-type="float">
            <text:p>0</text:p>
          </table:table-cell>
          <table:table-cell table:formula="of:=([.S33]/SUM([.$CH33:.$CK33]))" office:value-type="float" office:value="0.000553295447344817" calcext:value-type="float">
            <text:p>0.000553295447345</text:p>
          </table:table-cell>
          <table:table-cell table:formula="of:=([.T33]/SUM([.$CH33:.$CK33]))" office:value-type="float" office:value="0.00110659089468963" calcext:value-type="float">
            <text:p>0.00110659089469</text:p>
          </table:table-cell>
          <table:table-cell table:formula="of:=([.U33]/SUM([.$CH33:.$CK33]))" office:value-type="float" office:value="0" calcext:value-type="float">
            <text:p>0</text:p>
          </table:table-cell>
          <table:table-cell table:formula="of:=([.V33]/SUM([.$CH33:.$CK33]))" office:value-type="float" office:value="0.00940602260486189" calcext:value-type="float">
            <text:p>0.009406022604862</text:p>
          </table:table-cell>
          <table:table-cell table:formula="of:=([.W33]/SUM([.$CH33:.$CK33]))" office:value-type="float" office:value="0.0232384087884823" calcext:value-type="float">
            <text:p>0.023238408788482</text:p>
          </table:table-cell>
          <table:table-cell table:formula="of:=([.X33]/SUM([.$CH33:.$CK33]))" office:value-type="float" office:value="0.00774613626282744" calcext:value-type="float">
            <text:p>0.007746136262827</text:p>
          </table:table-cell>
          <table:table-cell table:formula="of:=([.Y33]/SUM([.$CH33:.$CK33]))" office:value-type="float" office:value="0" calcext:value-type="float">
            <text:p>0</text:p>
          </table:table-cell>
          <table:table-cell table:formula="of:=([.Z33]/SUM([.$CH33:.$CK33]))" office:value-type="float" office:value="0.000553295447344817" calcext:value-type="float">
            <text:p>0.000553295447345</text:p>
          </table:table-cell>
          <table:table-cell table:formula="of:=([.AA33]/SUM([.$CH33:.$CK33]))" office:value-type="float" office:value="0.990398850747223" calcext:value-type="float">
            <text:p>0.990398850747223</text:p>
          </table:table-cell>
          <table:table-cell table:formula="of:=([.AB33]/SUM([.$CH33:.$CK33]))" office:value-type="float" office:value="0.462554993980267" calcext:value-type="float">
            <text:p>0.462554993980267</text:p>
          </table:table-cell>
          <table:table-cell table:formula="of:=([.AC33]/SUM([.$CH33:.$CK33]))" office:value-type="float" office:value="0.0248982951305168" calcext:value-type="float">
            <text:p>0.024898295130517</text:p>
          </table:table-cell>
          <table:table-cell table:formula="of:=([.AD33]/SUM([.$CH33:.$CK33]))" office:value-type="float" office:value="0.00221318178937927" calcext:value-type="float">
            <text:p>0.002213181789379</text:p>
          </table:table-cell>
          <table:table-cell table:formula="of:=([.AE33]/SUM([.$CH33:.$CK33]))" office:value-type="float" office:value="0.00387306813141372" calcext:value-type="float">
            <text:p>0.003873068131414</text:p>
          </table:table-cell>
          <table:table-cell table:formula="of:=([.AF33]/SUM([.$CH33:.$CK33]))" office:value-type="float" office:value="0.00719284081548262" calcext:value-type="float">
            <text:p>0.007192840815483</text:p>
          </table:table-cell>
          <table:table-cell table:formula="of:=([.AG33]/SUM([.$CH33:.$CK33]))" office:value-type="float" office:value="0.00553295447344817" calcext:value-type="float">
            <text:p>0.005532954473448</text:p>
          </table:table-cell>
          <table:table-cell table:formula="of:=([.AH33]/SUM([.$CH33:.$CK33]))" office:value-type="float" office:value="0.000553295447344817" calcext:value-type="float">
            <text:p>0.000553295447345</text:p>
          </table:table-cell>
          <table:table-cell table:formula="of:=([.AI33]/SUM([.$CH33:.$CK33]))" office:value-type="float" office:value="0" calcext:value-type="float">
            <text:p>0</text:p>
          </table:table-cell>
          <table:table-cell table:formula="of:=([.AJ33]/SUM([.$CH33:.$CK33]))" office:value-type="float" office:value="0" calcext:value-type="float">
            <text:p>0</text:p>
          </table:table-cell>
          <table:table-cell table:formula="of:=([.AK33]/SUM([.$CH33:.$CK33]))" office:value-type="float" office:value="0.000553295447344817" calcext:value-type="float">
            <text:p>0.000553295447345</text:p>
          </table:table-cell>
          <table:table-cell table:formula="of:=([.AL33]/SUM([.$CH33:.$CK33]))" office:value-type="float" office:value="0.000553295447344817" calcext:value-type="float">
            <text:p>0.000553295447345</text:p>
          </table:table-cell>
          <table:table-cell table:formula="of:=([.AM33]/SUM([.$CH33:.$CK33]))" office:value-type="float" office:value="0" calcext:value-type="float">
            <text:p>0</text:p>
          </table:table-cell>
          <table:table-cell table:formula="of:=([.AN33]/SUM([.$CH33:.$CK33]))" office:value-type="float" office:value="0" calcext:value-type="float">
            <text:p>0</text:p>
          </table:table-cell>
          <table:table-cell table:formula="of:=([.AO33]/SUM([.$CH33:.$CK33]))" office:value-type="float" office:value="0" calcext:value-type="float">
            <text:p>0</text:p>
          </table:table-cell>
          <table:table-cell table:formula="of:=([.AP33]/SUM([.$CH33:.$CK33]))" office:value-type="float" office:value="0.0361486358931947" calcext:value-type="float">
            <text:p>0.036148635893195</text:p>
          </table:table-cell>
          <table:table-cell table:formula="of:=([.AQ33]/SUM([.$CH33:.$CK33]))" office:value-type="float" office:value="0.012172499841586" calcext:value-type="float">
            <text:p>0.012172499841586</text:p>
          </table:table-cell>
          <table:table-cell table:formula="of:=([.AR33]/SUM([.$CH33:.$CK33]))" office:value-type="float" office:value="1.16450248484506" calcext:value-type="float">
            <text:p>1.16450248484506</text:p>
          </table:table-cell>
          <table:table-cell table:formula="of:=([.AS33]/SUM([.$CH33:.$CK33]))" office:value-type="float" office:value="0.802647262281548" calcext:value-type="float">
            <text:p>0.802647262281548</text:p>
          </table:table-cell>
          <table:table-cell table:formula="of:=([.AT33]/SUM([.$CH33:.$CK33]))" office:value-type="float" office:value="0.0127257952889308" calcext:value-type="float">
            <text:p>0.012725795288931</text:p>
          </table:table-cell>
          <table:table-cell table:formula="of:=([.AU33]/SUM([.$CH33:.$CK33]))" office:value-type="float" office:value="0.00553295447344817" calcext:value-type="float">
            <text:p>0.005532954473448</text:p>
          </table:table-cell>
          <table:table-cell table:formula="of:=([.AV33]/SUM([.$CH33:.$CK33]))" office:value-type="float" office:value="0.00110659089468963" calcext:value-type="float">
            <text:p>0.00110659089469</text:p>
          </table:table-cell>
          <table:table-cell table:formula="of:=([.AW33]/SUM([.$CH33:.$CK33]))" office:value-type="float" office:value="0" calcext:value-type="float">
            <text:p>0</text:p>
          </table:table-cell>
          <table:table-cell table:formula="of:=([.AX33]/SUM([.$CH33:.$CK33]))" office:value-type="float" office:value="0.0206563633675398" calcext:value-type="float">
            <text:p>0.02065636336754</text:p>
          </table:table-cell>
          <table:table-cell table:formula="of:=([.AY33]/SUM([.$CH33:.$CK33]))" office:value-type="float" office:value="0.00700840899970102" calcext:value-type="float">
            <text:p>0.007008408999701</text:p>
          </table:table-cell>
          <table:table-cell table:formula="of:=([.AZ33]/SUM([.$CH33:.$CK33]))" office:value-type="float" office:value="0.0317222723144362" calcext:value-type="float">
            <text:p>0.031722272314436</text:p>
          </table:table-cell>
          <table:table-cell table:formula="of:=([.BA33]/SUM([.$CH33:.$CK33]))" office:value-type="float" office:value="0.0178898861308158" calcext:value-type="float">
            <text:p>0.017889886130816</text:p>
          </table:table-cell>
          <table:table-cell table:formula="of:=([.BB33]/SUM([.$CH33:.$CK33]))" office:value-type="float" office:value="0.0145701134467469" calcext:value-type="float">
            <text:p>0.014570113446747</text:p>
          </table:table-cell>
          <table:table-cell table:formula="of:=([.BC33]/SUM([.$CH33:.$CK33]))" office:value-type="float" office:value="0.00866829534173547" calcext:value-type="float">
            <text:p>0.008668295341735</text:p>
          </table:table-cell>
          <table:table-cell table:formula="of:=([.BD33]/SUM([.$CH33:.$CK33]))" office:value-type="float" office:value="1.49574202598882" calcext:value-type="float">
            <text:p>1.49574202598882</text:p>
          </table:table-cell>
          <table:table-cell table:formula="of:=([.BE33]/SUM([.$CH33:.$CK33]))" office:value-type="float" office:value="0.556430788213105" calcext:value-type="float">
            <text:p>0.556430788213105</text:p>
          </table:table-cell>
          <table:table-cell table:formula="of:=([.BF33]/SUM([.$CH33:.$CK33]))" office:value-type="float" office:value="1.76759452245091" calcext:value-type="float">
            <text:p>1.76759452245091</text:p>
          </table:table-cell>
          <table:table-cell table:formula="of:=([.BG33]/SUM([.$CH33:.$CK33]))" office:value-type="float" office:value="0.384540335904648" calcext:value-type="float">
            <text:p>0.384540335904648</text:p>
          </table:table-cell>
          <table:table-cell table:formula="of:=([.BH33]/SUM([.$CH33:.$CK33]))" office:value-type="float" office:value="0.0333821586564706" calcext:value-type="float">
            <text:p>0.033382158656471</text:p>
          </table:table-cell>
          <table:table-cell table:formula="of:=([.BI33]/SUM([.$CH33:.$CK33]))" office:value-type="float" office:value="0.504789879794255" calcext:value-type="float">
            <text:p>0.504789879794255</text:p>
          </table:table-cell>
          <table:table-cell table:formula="of:=([.BJ33]/SUM([.$CH33:.$CK33]))" office:value-type="float" office:value="0.0132790907362756" calcext:value-type="float">
            <text:p>0.013279090736276</text:p>
          </table:table-cell>
          <table:table-cell table:formula="of:=([.BK33]/SUM([.$CH33:.$CK33]))" office:value-type="float" office:value="0.00387306813141372" calcext:value-type="float">
            <text:p>0.003873068131414</text:p>
          </table:table-cell>
          <table:table-cell table:formula="of:=([.BL33]/SUM([.$CH33:.$CK33]))" office:value-type="float" office:value="0.0151234088940917" calcext:value-type="float">
            <text:p>0.015123408894092</text:p>
          </table:table-cell>
          <table:table-cell table:formula="of:=([.BM33]/SUM([.$CH33:.$CK33]))" office:value-type="float" office:value="0.00442636357875854" calcext:value-type="float">
            <text:p>0.004426363578759</text:p>
          </table:table-cell>
          <table:table-cell table:formula="of:=([.BN33]/SUM([.$CH33:.$CK33]))" office:value-type="float" office:value="0.00165988634203445" calcext:value-type="float">
            <text:p>0.001659886342034</text:p>
          </table:table-cell>
          <table:table-cell table:formula="of:=([.BO33]/SUM([.$CH33:.$CK33]))" office:value-type="float" office:value="0.0031353408682873" calcext:value-type="float">
            <text:p>0.003135340868287</text:p>
          </table:table-cell>
          <table:table-cell table:formula="of:=([.BP33]/SUM([.$CH33:.$CK33]))" office:value-type="float" office:value="0" calcext:value-type="float">
            <text:p>0</text:p>
          </table:table-cell>
          <table:table-cell table:formula="of:=([.BQ33]/SUM([.$CH33:.$CK33]))" office:value-type="float" office:value="0.000553295447344817" calcext:value-type="float">
            <text:p>0.000553295447345</text:p>
          </table:table-cell>
          <table:table-cell table:formula="of:=([.BR33]/SUM([.$CH33:.$CK33]))" office:value-type="float" office:value="0.000553295447344817" calcext:value-type="float">
            <text:p>0.000553295447345</text:p>
          </table:table-cell>
          <table:table-cell table:formula="of:=([.BS33]/SUM([.$CH33:.$CK33]))" office:value-type="float" office:value="0" calcext:value-type="float">
            <text:p>0</text:p>
          </table:table-cell>
          <table:table-cell table:formula="of:=([.BT33]/SUM([.$CH33:.$CK33]))" office:value-type="float" office:value="0.000553295447344817" calcext:value-type="float">
            <text:p>0.000553295447345</text:p>
          </table:table-cell>
          <table:table-cell table:formula="of:=([.BU33]/SUM([.$CH33:.$CK33]))" office:value-type="float" office:value="0.000553295447344817" calcext:value-type="float">
            <text:p>0.00055329544734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33</text:p>
          </table:table-cell>
          <table:table-cell table:formula="of:=([.B34]/SUM([.$CH34:.$CK34]))" office:value-type="float" office:value="0.356321644335212" calcext:value-type="float">
            <text:p>0.356321644335212</text:p>
          </table:table-cell>
          <table:table-cell table:formula="of:=([.C34]/SUM([.$CH34:.$CK34]))" office:value-type="float" office:value="0.572649210689961" calcext:value-type="float">
            <text:p>0.572649210689961</text:p>
          </table:table-cell>
          <table:table-cell table:formula="of:=([.D34]/SUM([.$CH34:.$CK34]))" office:value-type="float" office:value="0.748589314615491" calcext:value-type="float">
            <text:p>0.748589314615491</text:p>
          </table:table-cell>
          <table:table-cell table:formula="of:=([.E34]/SUM([.$CH34:.$CK34]))" office:value-type="float" office:value="1.46354215025767" calcext:value-type="float">
            <text:p>1.46354215025767</text:p>
          </table:table-cell>
          <table:table-cell table:formula="of:=([.F34]/SUM([.$CH34:.$CK34]))" office:value-type="float" office:value="0.0335180406670649" calcext:value-type="float">
            <text:p>0.033518040667065</text:p>
          </table:table-cell>
          <table:table-cell table:formula="of:=([.G34]/SUM([.$CH34:.$CK34]))" office:value-type="float" office:value="0.0420455987166362" calcext:value-type="float">
            <text:p>0.042045598716636</text:p>
          </table:table-cell>
          <table:table-cell table:formula="of:=([.H34]/SUM([.$CH34:.$CK34]))" office:value-type="float" office:value="0.0949875216077247" calcext:value-type="float">
            <text:p>0.094987521607725</text:p>
          </table:table-cell>
          <table:table-cell table:formula="of:=([.I34]/SUM([.$CH34:.$CK34]))" office:value-type="float" office:value="0.0761558309149214" calcext:value-type="float">
            <text:p>0.076155830914922</text:p>
          </table:table-cell>
          <table:table-cell table:formula="of:=([.J34]/SUM([.$CH34:.$CK34]))" office:value-type="float" office:value="0.181921238390854" calcext:value-type="float">
            <text:p>0.181921238390854</text:p>
          </table:table-cell>
          <table:table-cell table:formula="of:=([.K34]/SUM([.$CH34:.$CK34]))" office:value-type="float" office:value="0.00864599635581534" calcext:value-type="float">
            <text:p>0.008645996355815</text:p>
          </table:table-cell>
          <table:table-cell table:formula="of:=([.L34]/SUM([.$CH34:.$CK34]))" office:value-type="float" office:value="0.000769848990586297" calcext:value-type="float">
            <text:p>0.000769848990586</text:p>
          </table:table-cell>
          <table:table-cell table:formula="of:=([.M34]/SUM([.$CH34:.$CK34]))" office:value-type="float" office:value="0.00171735544053866" calcext:value-type="float">
            <text:p>0.001717355440539</text:p>
          </table:table-cell>
          <table:table-cell table:formula="of:=([.N34]/SUM([.$CH34:.$CK34]))" office:value-type="float" office:value="0.00195423205302676" calcext:value-type="float">
            <text:p>0.001954232053027</text:p>
          </table:table-cell>
          <table:table-cell table:formula="of:=([.O34]/SUM([.$CH34:.$CK34]))" office:value-type="float" office:value="0.00373080664668744" calcext:value-type="float">
            <text:p>0.003730806646687</text:p>
          </table:table-cell>
          <table:table-cell table:formula="of:=([.P34]/SUM([.$CH34:.$CK34]))" office:value-type="float" office:value="0" calcext:value-type="float">
            <text:p>0</text:p>
          </table:table-cell>
          <table:table-cell table:formula="of:=([.Q34]/SUM([.$CH34:.$CK34]))" office:value-type="float" office:value="0" calcext:value-type="float">
            <text:p>0</text:p>
          </table:table-cell>
          <table:table-cell table:formula="of:=([.R34]/SUM([.$CH34:.$CK34]))" office:value-type="float" office:value="0.000177657459366069" calcext:value-type="float">
            <text:p>0.000177657459366</text:p>
          </table:table-cell>
          <table:table-cell table:formula="of:=([.S34]/SUM([.$CH34:.$CK34]))" office:value-type="float" office:value="0.000355314918732137" calcext:value-type="float">
            <text:p>0.000355314918732</text:p>
          </table:table-cell>
          <table:table-cell table:formula="of:=([.T34]/SUM([.$CH34:.$CK34]))" office:value-type="float" office:value="0.000355314918732137" calcext:value-type="float">
            <text:p>0.000355314918732</text:p>
          </table:table-cell>
          <table:table-cell table:formula="of:=([.U34]/SUM([.$CH34:.$CK34]))" office:value-type="float" office:value="0" calcext:value-type="float">
            <text:p>0</text:p>
          </table:table-cell>
          <table:table-cell table:formula="of:=([.V34]/SUM([.$CH34:.$CK34]))" office:value-type="float" office:value="0.557785203256334" calcext:value-type="float">
            <text:p>0.557785203256334</text:p>
          </table:table-cell>
          <table:table-cell table:formula="of:=([.W34]/SUM([.$CH34:.$CK34]))" office:value-type="float" office:value="0.161905164635611" calcext:value-type="float">
            <text:p>0.161905164635611</text:p>
          </table:table-cell>
          <table:table-cell table:formula="of:=([.X34]/SUM([.$CH34:.$CK34]))" office:value-type="float" office:value="0.0316230277671602" calcext:value-type="float">
            <text:p>0.03162302776716</text:p>
          </table:table-cell>
          <table:table-cell table:formula="of:=([.Y34]/SUM([.$CH34:.$CK34]))" office:value-type="float" office:value="0.000532972378098206" calcext:value-type="float">
            <text:p>0.000532972378098</text:p>
          </table:table-cell>
          <table:table-cell table:formula="of:=([.Z34]/SUM([.$CH34:.$CK34]))" office:value-type="float" office:value="0.00106594475619641" calcext:value-type="float">
            <text:p>0.001065944756196</text:p>
          </table:table-cell>
          <table:table-cell table:formula="of:=([.AA34]/SUM([.$CH34:.$CK34]))" office:value-type="float" office:value="0.0616471384000258" calcext:value-type="float">
            <text:p>0.061647138400026</text:p>
          </table:table-cell>
          <table:table-cell table:formula="of:=([.AB34]/SUM([.$CH34:.$CK34]))" office:value-type="float" office:value="0.0410388731135619" calcext:value-type="float">
            <text:p>0.041038873113562</text:p>
          </table:table-cell>
          <table:table-cell table:formula="of:=([.AC34]/SUM([.$CH34:.$CK34]))" office:value-type="float" office:value="0.00817224313083916" calcext:value-type="float">
            <text:p>0.008172243130839</text:p>
          </table:table-cell>
          <table:table-cell table:formula="of:=([.AD34]/SUM([.$CH34:.$CK34]))" office:value-type="float" office:value="0" calcext:value-type="float">
            <text:p>0</text:p>
          </table:table-cell>
          <table:table-cell table:formula="of:=([.AE34]/SUM([.$CH34:.$CK34]))" office:value-type="float" office:value="0" calcext:value-type="float">
            <text:p>0</text:p>
          </table:table-cell>
          <table:table-cell table:formula="of:=([.AF34]/SUM([.$CH34:.$CK34]))" office:value-type="float" office:value="0.00213188951239282" calcext:value-type="float">
            <text:p>0.002131889512393</text:p>
          </table:table-cell>
          <table:table-cell table:formula="of:=([.AG34]/SUM([.$CH34:.$CK34]))" office:value-type="float" office:value="0.00106594475619641" calcext:value-type="float">
            <text:p>0.001065944756196</text:p>
          </table:table-cell>
          <table:table-cell table:formula="of:=([.AH34]/SUM([.$CH34:.$CK34]))" office:value-type="float" office:value="0.000532972378098206" calcext:value-type="float">
            <text:p>0.000532972378098</text:p>
          </table:table-cell>
          <table:table-cell table:formula="of:=([.AI34]/SUM([.$CH34:.$CK34]))" office:value-type="float" office:value="0" calcext:value-type="float">
            <text:p>0</text:p>
          </table:table-cell>
          <table:table-cell table:formula="of:=([.AJ34]/SUM([.$CH34:.$CK34]))" office:value-type="float" office:value="0" calcext:value-type="float">
            <text:p>0</text:p>
          </table:table-cell>
          <table:table-cell table:formula="of:=([.AK34]/SUM([.$CH34:.$CK34]))" office:value-type="float" office:value="0.000177657459366069" calcext:value-type="float">
            <text:p>0.000177657459366</text:p>
          </table:table-cell>
          <table:table-cell table:formula="of:=([.AL34]/SUM([.$CH34:.$CK34]))" office:value-type="float" office:value="0.000355314918732137" calcext:value-type="float">
            <text:p>0.000355314918732</text:p>
          </table:table-cell>
          <table:table-cell table:formula="of:=([.AM34]/SUM([.$CH34:.$CK34]))" office:value-type="float" office:value="0" calcext:value-type="float">
            <text:p>0</text:p>
          </table:table-cell>
          <table:table-cell table:formula="of:=([.AN34]/SUM([.$CH34:.$CK34]))" office:value-type="float" office:value="0" calcext:value-type="float">
            <text:p>0</text:p>
          </table:table-cell>
          <table:table-cell table:formula="of:=([.AO34]/SUM([.$CH34:.$CK34]))" office:value-type="float" office:value="0" calcext:value-type="float">
            <text:p>0</text:p>
          </table:table-cell>
          <table:table-cell table:formula="of:=([.AP34]/SUM([.$CH34:.$CK34]))" office:value-type="float" office:value="0.660234338157433" calcext:value-type="float">
            <text:p>0.660234338157433</text:p>
          </table:table-cell>
          <table:table-cell table:formula="of:=([.AQ34]/SUM([.$CH34:.$CK34]))" office:value-type="float" office:value="0.922989720559849" calcext:value-type="float">
            <text:p>0.922989720559849</text:p>
          </table:table-cell>
          <table:table-cell table:formula="of:=([.AR34]/SUM([.$CH34:.$CK34]))" office:value-type="float" office:value="0.0976523834982157" calcext:value-type="float">
            <text:p>0.097652383498216</text:p>
          </table:table-cell>
          <table:table-cell table:formula="of:=([.AS34]/SUM([.$CH34:.$CK34]))" office:value-type="float" office:value="0.0769848990586297" calcext:value-type="float">
            <text:p>0.07698489905863</text:p>
          </table:table-cell>
          <table:table-cell table:formula="of:=([.AT34]/SUM([.$CH34:.$CK34]))" office:value-type="float" office:value="0.00302017680922317" calcext:value-type="float">
            <text:p>0.003020176809223</text:p>
          </table:table-cell>
          <table:table-cell table:formula="of:=([.AU34]/SUM([.$CH34:.$CK34]))" office:value-type="float" office:value="0.00142125967492855" calcext:value-type="float">
            <text:p>0.001421259674929</text:p>
          </table:table-cell>
          <table:table-cell table:formula="of:=([.AV34]/SUM([.$CH34:.$CK34]))" office:value-type="float" office:value="0.000355314918732137" calcext:value-type="float">
            <text:p>0.000355314918732</text:p>
          </table:table-cell>
          <table:table-cell table:formula="of:=([.AW34]/SUM([.$CH34:.$CK34]))" office:value-type="float" office:value="0.000177657459366069" calcext:value-type="float">
            <text:p>0.000177657459366</text:p>
          </table:table-cell>
          <table:table-cell table:formula="of:=([.AX34]/SUM([.$CH34:.$CK34]))" office:value-type="float" office:value="0.822139502793044" calcext:value-type="float">
            <text:p>0.822139502793044</text:p>
          </table:table-cell>
          <table:table-cell table:formula="of:=([.AY34]/SUM([.$CH34:.$CK34]))" office:value-type="float" office:value="0.226513260691737" calcext:value-type="float">
            <text:p>0.226513260691737</text:p>
          </table:table-cell>
          <table:table-cell table:formula="of:=([.AZ34]/SUM([.$CH34:.$CK34]))" office:value-type="float" office:value="1.00536356255258" calcext:value-type="float">
            <text:p>1.00536356255258</text:p>
          </table:table-cell>
          <table:table-cell table:formula="of:=([.BA34]/SUM([.$CH34:.$CK34]))" office:value-type="float" office:value="0.375390211640503" calcext:value-type="float">
            <text:p>0.375390211640503</text:p>
          </table:table-cell>
          <table:table-cell table:formula="of:=([.BB34]/SUM([.$CH34:.$CK34]))" office:value-type="float" office:value="0.106416818160275" calcext:value-type="float">
            <text:p>0.106416818160275</text:p>
          </table:table-cell>
          <table:table-cell table:formula="of:=([.BC34]/SUM([.$CH34:.$CK34]))" office:value-type="float" office:value="0.356321644335212" calcext:value-type="float">
            <text:p>0.356321644335212</text:p>
          </table:table-cell>
          <table:table-cell table:formula="of:=([.BD34]/SUM([.$CH34:.$CK34]))" office:value-type="float" office:value="0.127558055824837" calcext:value-type="float">
            <text:p>0.127558055824837</text:p>
          </table:table-cell>
          <table:table-cell table:formula="of:=([.BE34]/SUM([.$CH34:.$CK34]))" office:value-type="float" office:value="0.0350577386482375" calcext:value-type="float">
            <text:p>0.035057738648238</text:p>
          </table:table-cell>
          <table:table-cell table:formula="of:=([.BF34]/SUM([.$CH34:.$CK34]))" office:value-type="float" office:value="0.115832663506677" calcext:value-type="float">
            <text:p>0.115832663506677</text:p>
          </table:table-cell>
          <table:table-cell table:formula="of:=([.BG34]/SUM([.$CH34:.$CK34]))" office:value-type="float" office:value="0.0392622985199012" calcext:value-type="float">
            <text:p>0.039262298519901</text:p>
          </table:table-cell>
          <table:table-cell table:formula="of:=([.BH34]/SUM([.$CH34:.$CK34]))" office:value-type="float" office:value="0.0111924199400623" calcext:value-type="float">
            <text:p>0.011192419940062</text:p>
          </table:table-cell>
          <table:table-cell table:formula="of:=([.BI34]/SUM([.$CH34:.$CK34]))" office:value-type="float" office:value="0.0420455987166362" calcext:value-type="float">
            <text:p>0.042045598716636</text:p>
          </table:table-cell>
          <table:table-cell table:formula="of:=([.BJ34]/SUM([.$CH34:.$CK34]))" office:value-type="float" office:value="0.00171735544053866" calcext:value-type="float">
            <text:p>0.001717355440539</text:p>
          </table:table-cell>
          <table:table-cell table:formula="of:=([.BK34]/SUM([.$CH34:.$CK34]))" office:value-type="float" office:value="0.000355314918732137" calcext:value-type="float">
            <text:p>0.000355314918732</text:p>
          </table:table-cell>
          <table:table-cell table:formula="of:=([.BL34]/SUM([.$CH34:.$CK34]))" office:value-type="float" office:value="0.00319783426858924" calcext:value-type="float">
            <text:p>0.003197834268589</text:p>
          </table:table-cell>
          <table:table-cell table:formula="of:=([.BM34]/SUM([.$CH34:.$CK34]))" office:value-type="float" office:value="0.00106594475619641" calcext:value-type="float">
            <text:p>0.001065944756196</text:p>
          </table:table-cell>
          <table:table-cell table:formula="of:=([.BN34]/SUM([.$CH34:.$CK34]))" office:value-type="float" office:value="0.000710629837464275" calcext:value-type="float">
            <text:p>0.000710629837464</text:p>
          </table:table-cell>
          <table:table-cell table:formula="of:=([.BO34]/SUM([.$CH34:.$CK34]))" office:value-type="float" office:value="0.000769848990586297" calcext:value-type="float">
            <text:p>0.000769848990586</text:p>
          </table:table-cell>
          <table:table-cell table:formula="of:=([.BP34]/SUM([.$CH34:.$CK34]))" office:value-type="float" office:value="0.000177657459366069" calcext:value-type="float">
            <text:p>0.000177657459366</text:p>
          </table:table-cell>
          <table:table-cell table:formula="of:=([.BQ34]/SUM([.$CH34:.$CK34]))" office:value-type="float" office:value="0.000177657459366069" calcext:value-type="float">
            <text:p>0.000177657459366</text:p>
          </table:table-cell>
          <table:table-cell table:formula="of:=([.BR34]/SUM([.$CH34:.$CK34]))" office:value-type="float" office:value="0.000177657459366069" calcext:value-type="float">
            <text:p>0.000177657459366</text:p>
          </table:table-cell>
          <table:table-cell table:formula="of:=([.BS34]/SUM([.$CH34:.$CK34]))" office:value-type="float" office:value="0.000355314918732137" calcext:value-type="float">
            <text:p>0.000355314918732</text:p>
          </table:table-cell>
          <table:table-cell table:formula="of:=([.BT34]/SUM([.$CH34:.$CK34]))" office:value-type="float" office:value="0" calcext:value-type="float">
            <text:p>0</text:p>
          </table:table-cell>
          <table:table-cell table:formula="of:=([.BU34]/SUM([.$CH34:.$CK34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34</text:p>
          </table:table-cell>
          <table:table-cell table:formula="of:=([.B35]/SUM([.$CH35:.$CK35]))" office:value-type="float" office:value="0.373799314667119" calcext:value-type="float">
            <text:p>0.373799314667119</text:p>
          </table:table-cell>
          <table:table-cell table:formula="of:=([.C35]/SUM([.$CH35:.$CK35]))" office:value-type="float" office:value="0.629709942164725" calcext:value-type="float">
            <text:p>0.629709942164725</text:p>
          </table:table-cell>
          <table:table-cell table:formula="of:=([.D35]/SUM([.$CH35:.$CK35]))" office:value-type="float" office:value="0.798053046888268" calcext:value-type="float">
            <text:p>0.798053046888268</text:p>
          </table:table-cell>
          <table:table-cell table:formula="of:=([.E35]/SUM([.$CH35:.$CK35]))" office:value-type="float" office:value="1.49070972633795" calcext:value-type="float">
            <text:p>1.49070972633795</text:p>
          </table:table-cell>
          <table:table-cell table:formula="of:=([.F35]/SUM([.$CH35:.$CK35]))" office:value-type="float" office:value="0.0354151200138867" calcext:value-type="float">
            <text:p>0.035415120013887</text:p>
          </table:table-cell>
          <table:table-cell table:formula="of:=([.G35]/SUM([.$CH35:.$CK35]))" office:value-type="float" office:value="0.0145541589098164" calcext:value-type="float">
            <text:p>0.014554158909817</text:p>
          </table:table-cell>
          <table:table-cell table:formula="of:=([.H35]/SUM([.$CH35:.$CK35]))" office:value-type="float" office:value="0.0225589463102155" calcext:value-type="float">
            <text:p>0.022558946310216</text:p>
          </table:table-cell>
          <table:table-cell table:formula="of:=([.I35]/SUM([.$CH35:.$CK35]))" office:value-type="float" office:value="0.014190304937071" calcext:value-type="float">
            <text:p>0.014190304937071</text:p>
          </table:table-cell>
          <table:table-cell table:formula="of:=([.J35]/SUM([.$CH35:.$CK35]))" office:value-type="float" office:value="0.0483925783751397" calcext:value-type="float">
            <text:p>0.04839257837514</text:p>
          </table:table-cell>
          <table:table-cell table:formula="of:=([.K35]/SUM([.$CH35:.$CK35]))" office:value-type="float" office:value="0.00109156191823623" calcext:value-type="float">
            <text:p>0.001091561918236</text:p>
          </table:table-cell>
          <table:table-cell table:formula="of:=([.L35]/SUM([.$CH35:.$CK35]))" office:value-type="float" office:value="0" calcext:value-type="float">
            <text:p>0</text:p>
          </table:table-cell>
          <table:table-cell table:formula="of:=([.M35]/SUM([.$CH35:.$CK35]))" office:value-type="float" office:value="0" calcext:value-type="float">
            <text:p>0</text:p>
          </table:table-cell>
          <table:table-cell table:formula="of:=([.N35]/SUM([.$CH35:.$CK35]))" office:value-type="float" office:value="0" calcext:value-type="float">
            <text:p>0</text:p>
          </table:table-cell>
          <table:table-cell table:formula="of:=([.O35]/SUM([.$CH35:.$CK35]))" office:value-type="float" office:value="0" calcext:value-type="float">
            <text:p>0</text:p>
          </table:table-cell>
          <table:table-cell table:formula="of:=([.P35]/SUM([.$CH35:.$CK35]))" office:value-type="float" office:value="0" calcext:value-type="float">
            <text:p>0</text:p>
          </table:table-cell>
          <table:table-cell table:formula="of:=([.Q35]/SUM([.$CH35:.$CK35]))" office:value-type="float" office:value="0" calcext:value-type="float">
            <text:p>0</text:p>
          </table:table-cell>
          <table:table-cell table:formula="of:=([.R35]/SUM([.$CH35:.$CK35]))" office:value-type="float" office:value="0" calcext:value-type="float">
            <text:p>0</text:p>
          </table:table-cell>
          <table:table-cell table:formula="of:=([.S35]/SUM([.$CH35:.$CK35]))" office:value-type="float" office:value="0.000363853972745411" calcext:value-type="float">
            <text:p>0.000363853972745</text:p>
          </table:table-cell>
          <table:table-cell table:formula="of:=([.T35]/SUM([.$CH35:.$CK35]))" office:value-type="float" office:value="0.000363853972745411" calcext:value-type="float">
            <text:p>0.000363853972745</text:p>
          </table:table-cell>
          <table:table-cell table:formula="of:=([.U35]/SUM([.$CH35:.$CK35]))" office:value-type="float" office:value="0.000727707945490822" calcext:value-type="float">
            <text:p>0.000727707945491</text:p>
          </table:table-cell>
          <table:table-cell table:formula="of:=([.V35]/SUM([.$CH35:.$CK35]))" office:value-type="float" office:value="0.726980237545331" calcext:value-type="float">
            <text:p>0.726980237545331</text:p>
          </table:table-cell>
          <table:table-cell table:formula="of:=([.W35]/SUM([.$CH35:.$CK35]))" office:value-type="float" office:value="0.103334528259697" calcext:value-type="float">
            <text:p>0.103334528259697</text:p>
          </table:table-cell>
          <table:table-cell table:formula="of:=([.X35]/SUM([.$CH35:.$CK35]))" office:value-type="float" office:value="0.00473010164569034" calcext:value-type="float">
            <text:p>0.00473010164569</text:p>
          </table:table-cell>
          <table:table-cell table:formula="of:=([.Y35]/SUM([.$CH35:.$CK35]))" office:value-type="float" office:value="0.000363853972745411" calcext:value-type="float">
            <text:p>0.000363853972745</text:p>
          </table:table-cell>
          <table:table-cell table:formula="of:=([.Z35]/SUM([.$CH35:.$CK35]))" office:value-type="float" office:value="0.000363853972745411" calcext:value-type="float">
            <text:p>0.000363853972745</text:p>
          </table:table-cell>
          <table:table-cell table:formula="of:=([.AA35]/SUM([.$CH35:.$CK35]))" office:value-type="float" office:value="0.0269251939831604" calcext:value-type="float">
            <text:p>0.02692519398316</text:p>
          </table:table-cell>
          <table:table-cell table:formula="of:=([.AB35]/SUM([.$CH35:.$CK35]))" office:value-type="float" office:value="0.00473010164569034" calcext:value-type="float">
            <text:p>0.00473010164569</text:p>
          </table:table-cell>
          <table:table-cell table:formula="of:=([.AC35]/SUM([.$CH35:.$CK35]))" office:value-type="float" office:value="0" calcext:value-type="float">
            <text:p>0</text:p>
          </table:table-cell>
          <table:table-cell table:formula="of:=([.AD35]/SUM([.$CH35:.$CK35]))" office:value-type="float" office:value="0.000363853972745411" calcext:value-type="float">
            <text:p>0.000363853972745</text:p>
          </table:table-cell>
          <table:table-cell table:formula="of:=([.AE35]/SUM([.$CH35:.$CK35]))" office:value-type="float" office:value="0" calcext:value-type="float">
            <text:p>0</text:p>
          </table:table-cell>
          <table:table-cell table:formula="of:=([.AF35]/SUM([.$CH35:.$CK35]))" office:value-type="float" office:value="0" calcext:value-type="float">
            <text:p>0</text:p>
          </table:table-cell>
          <table:table-cell table:formula="of:=([.AG35]/SUM([.$CH35:.$CK35]))" office:value-type="float" office:value="0" calcext:value-type="float">
            <text:p>0</text:p>
          </table:table-cell>
          <table:table-cell table:formula="of:=([.AH35]/SUM([.$CH35:.$CK35]))" office:value-type="float" office:value="0" calcext:value-type="float">
            <text:p>0</text:p>
          </table:table-cell>
          <table:table-cell table:formula="of:=([.AI35]/SUM([.$CH35:.$CK35]))" office:value-type="float" office:value="0" calcext:value-type="float">
            <text:p>0</text:p>
          </table:table-cell>
          <table:table-cell table:formula="of:=([.AJ35]/SUM([.$CH35:.$CK35]))" office:value-type="float" office:value="0" calcext:value-type="float">
            <text:p>0</text:p>
          </table:table-cell>
          <table:table-cell table:formula="of:=([.AK35]/SUM([.$CH35:.$CK35]))" office:value-type="float" office:value="0.000363853972745411" calcext:value-type="float">
            <text:p>0.000363853972745</text:p>
          </table:table-cell>
          <table:table-cell table:formula="of:=([.AL35]/SUM([.$CH35:.$CK35]))" office:value-type="float" office:value="0.000363853972745411" calcext:value-type="float">
            <text:p>0.000363853972745</text:p>
          </table:table-cell>
          <table:table-cell table:formula="of:=([.AM35]/SUM([.$CH35:.$CK35]))" office:value-type="float" office:value="0" calcext:value-type="float">
            <text:p>0</text:p>
          </table:table-cell>
          <table:table-cell table:formula="of:=([.AN35]/SUM([.$CH35:.$CK35]))" office:value-type="float" office:value="0" calcext:value-type="float">
            <text:p>0</text:p>
          </table:table-cell>
          <table:table-cell table:formula="of:=([.AO35]/SUM([.$CH35:.$CK35]))" office:value-type="float" office:value="0" calcext:value-type="float">
            <text:p>0</text:p>
          </table:table-cell>
          <table:table-cell table:formula="of:=([.AP35]/SUM([.$CH35:.$CK35]))" office:value-type="float" office:value="0.731346485218276" calcext:value-type="float">
            <text:p>0.731346485218276</text:p>
          </table:table-cell>
          <table:table-cell table:formula="of:=([.AQ35]/SUM([.$CH35:.$CK35]))" office:value-type="float" office:value="0.947960883659377" calcext:value-type="float">
            <text:p>0.947960883659377</text:p>
          </table:table-cell>
          <table:table-cell table:formula="of:=([.AR35]/SUM([.$CH35:.$CK35]))" office:value-type="float" office:value="0.0247420701466879" calcext:value-type="float">
            <text:p>0.024742070146688</text:p>
          </table:table-cell>
          <table:table-cell table:formula="of:=([.AS35]/SUM([.$CH35:.$CK35]))" office:value-type="float" office:value="0.0217099537071428" calcext:value-type="float">
            <text:p>0.021709953707143</text:p>
          </table:table-cell>
          <table:table-cell table:formula="of:=([.AT35]/SUM([.$CH35:.$CK35]))" office:value-type="float" office:value="0" calcext:value-type="float">
            <text:p>0</text:p>
          </table:table-cell>
          <table:table-cell table:formula="of:=([.AU35]/SUM([.$CH35:.$CK35]))" office:value-type="float" office:value="0" calcext:value-type="float">
            <text:p>0</text:p>
          </table:table-cell>
          <table:table-cell table:formula="of:=([.AV35]/SUM([.$CH35:.$CK35]))" office:value-type="float" office:value="0.000363853972745411" calcext:value-type="float">
            <text:p>0.000363853972745</text:p>
          </table:table-cell>
          <table:table-cell table:formula="of:=([.AW35]/SUM([.$CH35:.$CK35]))" office:value-type="float" office:value="0" calcext:value-type="float">
            <text:p>0</text:p>
          </table:table-cell>
          <table:table-cell table:formula="of:=([.AX35]/SUM([.$CH35:.$CK35]))" office:value-type="float" office:value="0.881739460619713" calcext:value-type="float">
            <text:p>0.881739460619713</text:p>
          </table:table-cell>
          <table:table-cell table:formula="of:=([.AY35]/SUM([.$CH35:.$CK35]))" office:value-type="float" office:value="0.256031912155187" calcext:value-type="float">
            <text:p>0.256031912155187</text:p>
          </table:table-cell>
          <table:table-cell table:formula="of:=([.AZ35]/SUM([.$CH35:.$CK35]))" office:value-type="float" office:value="1.11363572591612" calcext:value-type="float">
            <text:p>1.11363572591612</text:p>
          </table:table-cell>
          <table:table-cell table:formula="of:=([.BA35]/SUM([.$CH35:.$CK35]))" office:value-type="float" office:value="0.367613797130447" calcext:value-type="float">
            <text:p>0.367613797130447</text:p>
          </table:table-cell>
          <table:table-cell table:formula="of:=([.BB35]/SUM([.$CH35:.$CK35]))" office:value-type="float" office:value="0.0765306189341181" calcext:value-type="float">
            <text:p>0.076530618934118</text:p>
          </table:table-cell>
          <table:table-cell table:formula="of:=([.BC35]/SUM([.$CH35:.$CK35]))" office:value-type="float" office:value="0.373799314667119" calcext:value-type="float">
            <text:p>0.373799314667119</text:p>
          </table:table-cell>
          <table:table-cell table:formula="of:=([.BD35]/SUM([.$CH35:.$CK35]))" office:value-type="float" office:value="0.0300785950802873" calcext:value-type="float">
            <text:p>0.030078595080287</text:p>
          </table:table-cell>
          <table:table-cell table:formula="of:=([.BE35]/SUM([.$CH35:.$CK35]))" office:value-type="float" office:value="0.0114007578126895" calcext:value-type="float">
            <text:p>0.01140075781269</text:p>
          </table:table-cell>
          <table:table-cell table:formula="of:=([.BF35]/SUM([.$CH35:.$CK35]))" office:value-type="float" office:value="0.0305637337106145" calcext:value-type="float">
            <text:p>0.030563733710615</text:p>
          </table:table-cell>
          <table:table-cell table:formula="of:=([.BG35]/SUM([.$CH35:.$CK35]))" office:value-type="float" office:value="0.00618551753667199" calcext:value-type="float">
            <text:p>0.006185517536672</text:p>
          </table:table-cell>
          <table:table-cell table:formula="of:=([.BH35]/SUM([.$CH35:.$CK35]))" office:value-type="float" office:value="0.000363853972745411" calcext:value-type="float">
            <text:p>0.000363853972745</text:p>
          </table:table-cell>
          <table:table-cell table:formula="of:=([.BI35]/SUM([.$CH35:.$CK35]))" office:value-type="float" office:value="0.0145541589098164" calcext:value-type="float">
            <text:p>0.014554158909817</text:p>
          </table:table-cell>
          <table:table-cell table:formula="of:=([.BJ35]/SUM([.$CH35:.$CK35]))" office:value-type="float" office:value="0" calcext:value-type="float">
            <text:p>0</text:p>
          </table:table-cell>
          <table:table-cell table:formula="of:=([.BK35]/SUM([.$CH35:.$CK35]))" office:value-type="float" office:value="0" calcext:value-type="float">
            <text:p>0</text:p>
          </table:table-cell>
          <table:table-cell table:formula="of:=([.BL35]/SUM([.$CH35:.$CK35]))" office:value-type="float" office:value="0" calcext:value-type="float">
            <text:p>0</text:p>
          </table:table-cell>
          <table:table-cell table:formula="of:=([.BM35]/SUM([.$CH35:.$CK35]))" office:value-type="float" office:value="0" calcext:value-type="float">
            <text:p>0</text:p>
          </table:table-cell>
          <table:table-cell table:formula="of:=([.BN35]/SUM([.$CH35:.$CK35]))" office:value-type="float" office:value="0" calcext:value-type="float">
            <text:p>0</text:p>
          </table:table-cell>
          <table:table-cell table:formula="of:=([.BO35]/SUM([.$CH35:.$CK35]))" office:value-type="float" office:value="0" calcext:value-type="float">
            <text:p>0</text:p>
          </table:table-cell>
          <table:table-cell table:formula="of:=([.BP35]/SUM([.$CH35:.$CK35]))" office:value-type="float" office:value="0" calcext:value-type="float">
            <text:p>0</text:p>
          </table:table-cell>
          <table:table-cell table:formula="of:=([.BQ35]/SUM([.$CH35:.$CK35]))" office:value-type="float" office:value="0" calcext:value-type="float">
            <text:p>0</text:p>
          </table:table-cell>
          <table:table-cell table:formula="of:=([.BR35]/SUM([.$CH35:.$CK35]))" office:value-type="float" office:value="0.00145541589098164" calcext:value-type="float">
            <text:p>0.001455415890982</text:p>
          </table:table-cell>
          <table:table-cell table:formula="of:=([.BS35]/SUM([.$CH35:.$CK35]))" office:value-type="float" office:value="0" calcext:value-type="float">
            <text:p>0</text:p>
          </table:table-cell>
          <table:table-cell table:formula="of:=([.BT35]/SUM([.$CH35:.$CK35]))" office:value-type="float" office:value="0" calcext:value-type="float">
            <text:p>0</text:p>
          </table:table-cell>
          <table:table-cell table:formula="of:=([.BU35]/SUM([.$CH35:.$CK35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35</text:p>
          </table:table-cell>
          <table:table-cell table:formula="of:=([.B36]/SUM([.$CH36:.$CK36]))" office:value-type="float" office:value="0.343729782325903" calcext:value-type="float">
            <text:p>0.343729782325903</text:p>
          </table:table-cell>
          <table:table-cell table:formula="of:=([.C36]/SUM([.$CH36:.$CK36]))" office:value-type="float" office:value="0.556444786805959" calcext:value-type="float">
            <text:p>0.556444786805959</text:p>
          </table:table-cell>
          <table:table-cell table:formula="of:=([.D36]/SUM([.$CH36:.$CK36]))" office:value-type="float" office:value="0.744502515680195" calcext:value-type="float">
            <text:p>0.744502515680195</text:p>
          </table:table-cell>
          <table:table-cell table:formula="of:=([.E36]/SUM([.$CH36:.$CK36]))" office:value-type="float" office:value="1.52028664966628" calcext:value-type="float">
            <text:p>1.52028664966628</text:p>
          </table:table-cell>
          <table:table-cell table:formula="of:=([.F36]/SUM([.$CH36:.$CK36]))" office:value-type="float" office:value="0.0293188500984621" calcext:value-type="float">
            <text:p>0.029318850098462</text:p>
          </table:table-cell>
          <table:table-cell table:formula="of:=([.G36]/SUM([.$CH36:.$CK36]))" office:value-type="float" office:value="0.0052749395574639" calcext:value-type="float">
            <text:p>0.005274939557464</text:p>
          </table:table-cell>
          <table:table-cell table:formula="of:=([.H36]/SUM([.$CH36:.$CK36]))" office:value-type="float" office:value="0.00932314898528503" calcext:value-type="float">
            <text:p>0.009323148985285</text:p>
          </table:table-cell>
          <table:table-cell table:formula="of:=([.I36]/SUM([.$CH36:.$CK36]))" office:value-type="float" office:value="0.012389974309392" calcext:value-type="float">
            <text:p>0.012389974309392</text:p>
          </table:table-cell>
          <table:table-cell table:formula="of:=([.J36]/SUM([.$CH36:.$CK36]))" office:value-type="float" office:value="0.0282147929817836" calcext:value-type="float">
            <text:p>0.028214792981784</text:p>
          </table:table-cell>
          <table:table-cell table:formula="of:=([.K36]/SUM([.$CH36:.$CK36]))" office:value-type="float" office:value="0.00036801903889283" calcext:value-type="float">
            <text:p>0.000368019038893</text:p>
          </table:table-cell>
          <table:table-cell table:formula="of:=([.L36]/SUM([.$CH36:.$CK36]))" office:value-type="float" office:value="0" calcext:value-type="float">
            <text:p>0</text:p>
          </table:table-cell>
          <table:table-cell table:formula="of:=([.M36]/SUM([.$CH36:.$CK36]))" office:value-type="float" office:value="0.00036801903889283" calcext:value-type="float">
            <text:p>0.000368019038893</text:p>
          </table:table-cell>
          <table:table-cell table:formula="of:=([.N36]/SUM([.$CH36:.$CK36]))" office:value-type="float" office:value="0.00036801903889283" calcext:value-type="float">
            <text:p>0.000368019038893</text:p>
          </table:table-cell>
          <table:table-cell table:formula="of:=([.O36]/SUM([.$CH36:.$CK36]))" office:value-type="float" office:value="0" calcext:value-type="float">
            <text:p>0</text:p>
          </table:table-cell>
          <table:table-cell table:formula="of:=([.P36]/SUM([.$CH36:.$CK36]))" office:value-type="float" office:value="0" calcext:value-type="float">
            <text:p>0</text:p>
          </table:table-cell>
          <table:table-cell table:formula="of:=([.Q36]/SUM([.$CH36:.$CK36]))" office:value-type="float" office:value="0" calcext:value-type="float">
            <text:p>0</text:p>
          </table:table-cell>
          <table:table-cell table:formula="of:=([.R36]/SUM([.$CH36:.$CK36]))" office:value-type="float" office:value="0" calcext:value-type="float">
            <text:p>0</text:p>
          </table:table-cell>
          <table:table-cell table:formula="of:=([.S36]/SUM([.$CH36:.$CK36]))" office:value-type="float" office:value="0.00036801903889283" calcext:value-type="float">
            <text:p>0.000368019038893</text:p>
          </table:table-cell>
          <table:table-cell table:formula="of:=([.T36]/SUM([.$CH36:.$CK36]))" office:value-type="float" office:value="0.00036801903889283" calcext:value-type="float">
            <text:p>0.000368019038893</text:p>
          </table:table-cell>
          <table:table-cell table:formula="of:=([.U36]/SUM([.$CH36:.$CK36]))" office:value-type="float" office:value="0" calcext:value-type="float">
            <text:p>0</text:p>
          </table:table-cell>
          <table:table-cell table:formula="of:=([.V36]/SUM([.$CH36:.$CK36]))" office:value-type="float" office:value="0.704020421401984" calcext:value-type="float">
            <text:p>0.704020421401984</text:p>
          </table:table-cell>
          <table:table-cell table:formula="of:=([.W36]/SUM([.$CH36:.$CK36]))" office:value-type="float" office:value="0.117643419432741" calcext:value-type="float">
            <text:p>0.117643419432741</text:p>
          </table:table-cell>
          <table:table-cell table:formula="of:=([.X36]/SUM([.$CH36:.$CK36]))" office:value-type="float" office:value="0.0073603807778566" calcext:value-type="float">
            <text:p>0.007360380777857</text:p>
          </table:table-cell>
          <table:table-cell table:formula="of:=([.Y36]/SUM([.$CH36:.$CK36]))" office:value-type="float" office:value="0.00147207615557132" calcext:value-type="float">
            <text:p>0.001472076155571</text:p>
          </table:table-cell>
          <table:table-cell table:formula="of:=([.Z36]/SUM([.$CH36:.$CK36]))" office:value-type="float" office:value="0.0015947491685356" calcext:value-type="float">
            <text:p>0.001594749168536</text:p>
          </table:table-cell>
          <table:table-cell table:formula="of:=([.AA36]/SUM([.$CH36:.$CK36]))" office:value-type="float" office:value="0.0073603807778566" calcext:value-type="float">
            <text:p>0.007360380777857</text:p>
          </table:table-cell>
          <table:table-cell table:formula="of:=([.AB36]/SUM([.$CH36:.$CK36]))" office:value-type="float" office:value="0.0036801903889283" calcext:value-type="float">
            <text:p>0.003680190388928</text:p>
          </table:table-cell>
          <table:table-cell table:formula="of:=([.AC36]/SUM([.$CH36:.$CK36]))" office:value-type="float" office:value="0" calcext:value-type="float">
            <text:p>0</text:p>
          </table:table-cell>
          <table:table-cell table:formula="of:=([.AD36]/SUM([.$CH36:.$CK36]))" office:value-type="float" office:value="0" calcext:value-type="float">
            <text:p>0</text:p>
          </table:table-cell>
          <table:table-cell table:formula="of:=([.AE36]/SUM([.$CH36:.$CK36]))" office:value-type="float" office:value="0" calcext:value-type="float">
            <text:p>0</text:p>
          </table:table-cell>
          <table:table-cell table:formula="of:=([.AF36]/SUM([.$CH36:.$CK36]))" office:value-type="float" office:value="0" calcext:value-type="float">
            <text:p>0</text:p>
          </table:table-cell>
          <table:table-cell table:formula="of:=([.AG36]/SUM([.$CH36:.$CK36]))" office:value-type="float" office:value="0" calcext:value-type="float">
            <text:p>0</text:p>
          </table:table-cell>
          <table:table-cell table:formula="of:=([.AH36]/SUM([.$CH36:.$CK36]))" office:value-type="float" office:value="0" calcext:value-type="float">
            <text:p>0</text:p>
          </table:table-cell>
          <table:table-cell table:formula="of:=([.AI36]/SUM([.$CH36:.$CK36]))" office:value-type="float" office:value="0" calcext:value-type="float">
            <text:p>0</text:p>
          </table:table-cell>
          <table:table-cell table:formula="of:=([.AJ36]/SUM([.$CH36:.$CK36]))" office:value-type="float" office:value="0" calcext:value-type="float">
            <text:p>0</text:p>
          </table:table-cell>
          <table:table-cell table:formula="of:=([.AK36]/SUM([.$CH36:.$CK36]))" office:value-type="float" office:value="0" calcext:value-type="float">
            <text:p>0</text:p>
          </table:table-cell>
          <table:table-cell table:formula="of:=([.AL36]/SUM([.$CH36:.$CK36]))" office:value-type="float" office:value="0.00036801903889283" calcext:value-type="float">
            <text:p>0.000368019038893</text:p>
          </table:table-cell>
          <table:table-cell table:formula="of:=([.AM36]/SUM([.$CH36:.$CK36]))" office:value-type="float" office:value="0" calcext:value-type="float">
            <text:p>0</text:p>
          </table:table-cell>
          <table:table-cell table:formula="of:=([.AN36]/SUM([.$CH36:.$CK36]))" office:value-type="float" office:value="0" calcext:value-type="float">
            <text:p>0</text:p>
          </table:table-cell>
          <table:table-cell table:formula="of:=([.AO36]/SUM([.$CH36:.$CK36]))" office:value-type="float" office:value="0" calcext:value-type="float">
            <text:p>0</text:p>
          </table:table-cell>
          <table:table-cell table:formula="of:=([.AP36]/SUM([.$CH36:.$CK36]))" office:value-type="float" office:value="0.734443328617125" calcext:value-type="float">
            <text:p>0.734443328617125</text:p>
          </table:table-cell>
          <table:table-cell table:formula="of:=([.AQ36]/SUM([.$CH36:.$CK36]))" office:value-type="float" office:value="0.881405598148328" calcext:value-type="float">
            <text:p>0.881405598148328</text:p>
          </table:table-cell>
          <table:table-cell table:formula="of:=([.AR36]/SUM([.$CH36:.$CK36]))" office:value-type="float" office:value="0.00846443789453509" calcext:value-type="float">
            <text:p>0.008464437894535</text:p>
          </table:table-cell>
          <table:table-cell table:formula="of:=([.AS36]/SUM([.$CH36:.$CK36]))" office:value-type="float" office:value="0.0161928377112845" calcext:value-type="float">
            <text:p>0.016192837711285</text:p>
          </table:table-cell>
          <table:table-cell table:formula="of:=([.AT36]/SUM([.$CH36:.$CK36]))" office:value-type="float" office:value="0" calcext:value-type="float">
            <text:p>0</text:p>
          </table:table-cell>
          <table:table-cell table:formula="of:=([.AU36]/SUM([.$CH36:.$CK36]))" office:value-type="float" office:value="0" calcext:value-type="float">
            <text:p>0</text:p>
          </table:table-cell>
          <table:table-cell table:formula="of:=([.AV36]/SUM([.$CH36:.$CK36]))" office:value-type="float" office:value="0.00036801903889283" calcext:value-type="float">
            <text:p>0.000368019038893</text:p>
          </table:table-cell>
          <table:table-cell table:formula="of:=([.AW36]/SUM([.$CH36:.$CK36]))" office:value-type="float" office:value="0.00036801903889283" calcext:value-type="float">
            <text:p>0.000368019038893</text:p>
          </table:table-cell>
          <table:table-cell table:formula="of:=([.AX36]/SUM([.$CH36:.$CK36]))" office:value-type="float" office:value="0.749654782224695" calcext:value-type="float">
            <text:p>0.749654782224695</text:p>
          </table:table-cell>
          <table:table-cell table:formula="of:=([.AY36]/SUM([.$CH36:.$CK36]))" office:value-type="float" office:value="0.223632902633876" calcext:value-type="float">
            <text:p>0.223632902633876</text:p>
          </table:table-cell>
          <table:table-cell table:formula="of:=([.AZ36]/SUM([.$CH36:.$CK36]))" office:value-type="float" office:value="1.08688289486349" calcext:value-type="float">
            <text:p>1.08688289486349</text:p>
          </table:table-cell>
          <table:table-cell table:formula="of:=([.BA36]/SUM([.$CH36:.$CK36]))" office:value-type="float" office:value="0.391081565330114" calcext:value-type="float">
            <text:p>0.391081565330114</text:p>
          </table:table-cell>
          <table:table-cell table:formula="of:=([.BB36]/SUM([.$CH36:.$CK36]))" office:value-type="float" office:value="0.0614591794951026" calcext:value-type="float">
            <text:p>0.061459179495103</text:p>
          </table:table-cell>
          <table:table-cell table:formula="of:=([.BC36]/SUM([.$CH36:.$CK36]))" office:value-type="float" office:value="0.343729782325903" calcext:value-type="float">
            <text:p>0.343729782325903</text:p>
          </table:table-cell>
          <table:table-cell table:formula="of:=([.BD36]/SUM([.$CH36:.$CK36]))" office:value-type="float" office:value="0.0177875868798201" calcext:value-type="float">
            <text:p>0.01778758687982</text:p>
          </table:table-cell>
          <table:table-cell table:formula="of:=([.BE36]/SUM([.$CH36:.$CK36]))" office:value-type="float" office:value="0.00772839981674943" calcext:value-type="float">
            <text:p>0.007728399816749</text:p>
          </table:table-cell>
          <table:table-cell table:formula="of:=([.BF36]/SUM([.$CH36:.$CK36]))" office:value-type="float" office:value="0.0147207615557132" calcext:value-type="float">
            <text:p>0.014720761555713</text:p>
          </table:table-cell>
          <table:table-cell table:formula="of:=([.BG36]/SUM([.$CH36:.$CK36]))" office:value-type="float" office:value="0.00220811423335698" calcext:value-type="float">
            <text:p>0.002208114233357</text:p>
          </table:table-cell>
          <table:table-cell table:formula="of:=([.BH36]/SUM([.$CH36:.$CK36]))" office:value-type="float" office:value="0.00036801903889283" calcext:value-type="float">
            <text:p>0.000368019038893</text:p>
          </table:table-cell>
          <table:table-cell table:formula="of:=([.BI36]/SUM([.$CH36:.$CK36]))" office:value-type="float" office:value="0.0052749395574639" calcext:value-type="float">
            <text:p>0.005274939557464</text:p>
          </table:table-cell>
          <table:table-cell table:formula="of:=([.BJ36]/SUM([.$CH36:.$CK36]))" office:value-type="float" office:value="0.00073603807778566" calcext:value-type="float">
            <text:p>0.000736038077786</text:p>
          </table:table-cell>
          <table:table-cell table:formula="of:=([.BK36]/SUM([.$CH36:.$CK36]))" office:value-type="float" office:value="0" calcext:value-type="float">
            <text:p>0</text:p>
          </table:table-cell>
          <table:table-cell table:formula="of:=([.BL36]/SUM([.$CH36:.$CK36]))" office:value-type="float" office:value="0" calcext:value-type="float">
            <text:p>0</text:p>
          </table:table-cell>
          <table:table-cell table:formula="of:=([.BM36]/SUM([.$CH36:.$CK36]))" office:value-type="float" office:value="0" calcext:value-type="float">
            <text:p>0</text:p>
          </table:table-cell>
          <table:table-cell table:formula="of:=([.BN36]/SUM([.$CH36:.$CK36]))" office:value-type="float" office:value="0" calcext:value-type="float">
            <text:p>0</text:p>
          </table:table-cell>
          <table:table-cell table:formula="of:=([.BO36]/SUM([.$CH36:.$CK36]))" office:value-type="float" office:value="0" calcext:value-type="float">
            <text:p>0</text:p>
          </table:table-cell>
          <table:table-cell table:formula="of:=([.BP36]/SUM([.$CH36:.$CK36]))" office:value-type="float" office:value="0" calcext:value-type="float">
            <text:p>0</text:p>
          </table:table-cell>
          <table:table-cell table:formula="of:=([.BQ36]/SUM([.$CH36:.$CK36]))" office:value-type="float" office:value="0" calcext:value-type="float">
            <text:p>0</text:p>
          </table:table-cell>
          <table:table-cell table:formula="of:=([.BR36]/SUM([.$CH36:.$CK36]))" office:value-type="float" office:value="0.00036801903889283" calcext:value-type="float">
            <text:p>0.000368019038893</text:p>
          </table:table-cell>
          <table:table-cell table:formula="of:=([.BS36]/SUM([.$CH36:.$CK36]))" office:value-type="float" office:value="0.00036801903889283" calcext:value-type="float">
            <text:p>0.000368019038893</text:p>
          </table:table-cell>
          <table:table-cell table:formula="of:=([.BT36]/SUM([.$CH36:.$CK36]))" office:value-type="float" office:value="0" calcext:value-type="float">
            <text:p>0</text:p>
          </table:table-cell>
          <table:table-cell table:formula="of:=([.BU36]/SUM([.$CH36:.$CK36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36</text:p>
          </table:table-cell>
          <table:table-cell table:formula="of:=([.B37]/SUM([.$CH37:.$CK37]))" office:value-type="float" office:value="0.382799319260904" calcext:value-type="float">
            <text:p>0.382799319260904</text:p>
          </table:table-cell>
          <table:table-cell table:formula="of:=([.C37]/SUM([.$CH37:.$CK37]))" office:value-type="float" office:value="0.7631420177489" calcext:value-type="float">
            <text:p>0.7631420177489</text:p>
          </table:table-cell>
          <table:table-cell table:formula="of:=([.D37]/SUM([.$CH37:.$CK37]))" office:value-type="float" office:value="0.949845196489967" calcext:value-type="float">
            <text:p>0.949845196489967</text:p>
          </table:table-cell>
          <table:table-cell table:formula="of:=([.E37]/SUM([.$CH37:.$CK37]))" office:value-type="float" office:value="1.69766946118426" calcext:value-type="float">
            <text:p>1.69766946118426</text:p>
          </table:table-cell>
          <table:table-cell table:formula="of:=([.F37]/SUM([.$CH37:.$CK37]))" office:value-type="float" office:value="0.0619935477398746" calcext:value-type="float">
            <text:p>0.061993547739875</text:p>
          </table:table-cell>
          <table:table-cell table:formula="of:=([.G37]/SUM([.$CH37:.$CK37]))" office:value-type="float" office:value="0.00202309946004253" calcext:value-type="float">
            <text:p>0.002023099460043</text:p>
          </table:table-cell>
          <table:table-cell table:formula="of:=([.H37]/SUM([.$CH37:.$CK37]))" office:value-type="float" office:value="0.00447972023295131" calcext:value-type="float">
            <text:p>0.004479720232951</text:p>
          </table:table-cell>
          <table:table-cell table:formula="of:=([.I37]/SUM([.$CH37:.$CK37]))" office:value-type="float" office:value="0.00736986231872636" calcext:value-type="float">
            <text:p>0.007369862318726</text:p>
          </table:table-cell>
          <table:table-cell table:formula="of:=([.J37]/SUM([.$CH37:.$CK37]))" office:value-type="float" office:value="0.0153177530546077" calcext:value-type="float">
            <text:p>0.015317753054608</text:p>
          </table:table-cell>
          <table:table-cell table:formula="of:=([.K37]/SUM([.$CH37:.$CK37]))" office:value-type="float" office:value="0.000433521312866256" calcext:value-type="float">
            <text:p>0.000433521312866</text:p>
          </table:table-cell>
          <table:table-cell table:formula="of:=([.L37]/SUM([.$CH37:.$CK37]))" office:value-type="float" office:value="0" calcext:value-type="float">
            <text:p>0</text:p>
          </table:table-cell>
          <table:table-cell table:formula="of:=([.M37]/SUM([.$CH37:.$CK37]))" office:value-type="float" office:value="0" calcext:value-type="float">
            <text:p>0</text:p>
          </table:table-cell>
          <table:table-cell table:formula="of:=([.N37]/SUM([.$CH37:.$CK37]))" office:value-type="float" office:value="0" calcext:value-type="float">
            <text:p>0</text:p>
          </table:table-cell>
          <table:table-cell table:formula="of:=([.O37]/SUM([.$CH37:.$CK37]))" office:value-type="float" office:value="0" calcext:value-type="float">
            <text:p>0</text:p>
          </table:table-cell>
          <table:table-cell table:formula="of:=([.P37]/SUM([.$CH37:.$CK37]))" office:value-type="float" office:value="0" calcext:value-type="float">
            <text:p>0</text:p>
          </table:table-cell>
          <table:table-cell table:formula="of:=([.Q37]/SUM([.$CH37:.$CK37]))" office:value-type="float" office:value="0" calcext:value-type="float">
            <text:p>0</text:p>
          </table:table-cell>
          <table:table-cell table:formula="of:=([.R37]/SUM([.$CH37:.$CK37]))" office:value-type="float" office:value="0" calcext:value-type="float">
            <text:p>0</text:p>
          </table:table-cell>
          <table:table-cell table:formula="of:=([.S37]/SUM([.$CH37:.$CK37]))" office:value-type="float" office:value="0" calcext:value-type="float">
            <text:p>0</text:p>
          </table:table-cell>
          <table:table-cell table:formula="of:=([.T37]/SUM([.$CH37:.$CK37]))" office:value-type="float" office:value="0" calcext:value-type="float">
            <text:p>0</text:p>
          </table:table-cell>
          <table:table-cell table:formula="of:=([.U37]/SUM([.$CH37:.$CK37]))" office:value-type="float" office:value="0" calcext:value-type="float">
            <text:p>0</text:p>
          </table:table-cell>
          <table:table-cell table:formula="of:=([.V37]/SUM([.$CH37:.$CK37]))" office:value-type="float" office:value="0.80822823428699" calcext:value-type="float">
            <text:p>0.80822823428699</text:p>
          </table:table-cell>
          <table:table-cell table:formula="of:=([.W37]/SUM([.$CH37:.$CK37]))" office:value-type="float" office:value="0.143495554558731" calcext:value-type="float">
            <text:p>0.143495554558731</text:p>
          </table:table-cell>
          <table:table-cell table:formula="of:=([.X37]/SUM([.$CH37:.$CK37]))" office:value-type="float" office:value="0.00303464919006379" calcext:value-type="float">
            <text:p>0.003034649190064</text:p>
          </table:table-cell>
          <table:table-cell table:formula="of:=([.Y37]/SUM([.$CH37:.$CK37]))" office:value-type="float" office:value="0.00130056393859877" calcext:value-type="float">
            <text:p>0.001300563938599</text:p>
          </table:table-cell>
          <table:table-cell table:formula="of:=([.Z37]/SUM([.$CH37:.$CK37]))" office:value-type="float" office:value="0.00130056393859877" calcext:value-type="float">
            <text:p>0.001300563938599</text:p>
          </table:table-cell>
          <table:table-cell table:formula="of:=([.AA37]/SUM([.$CH37:.$CK37]))" office:value-type="float" office:value="0.00390169181579631" calcext:value-type="float">
            <text:p>0.003901691815796</text:p>
          </table:table-cell>
          <table:table-cell table:formula="of:=([.AB37]/SUM([.$CH37:.$CK37]))" office:value-type="float" office:value="0.00216760656433128" calcext:value-type="float">
            <text:p>0.002167606564331</text:p>
          </table:table-cell>
          <table:table-cell table:formula="of:=([.AC37]/SUM([.$CH37:.$CK37]))" office:value-type="float" office:value="0" calcext:value-type="float">
            <text:p>0</text:p>
          </table:table-cell>
          <table:table-cell table:formula="of:=([.AD37]/SUM([.$CH37:.$CK37]))" office:value-type="float" office:value="0" calcext:value-type="float">
            <text:p>0</text:p>
          </table:table-cell>
          <table:table-cell table:formula="of:=([.AE37]/SUM([.$CH37:.$CK37]))" office:value-type="float" office:value="0" calcext:value-type="float">
            <text:p>0</text:p>
          </table:table-cell>
          <table:table-cell table:formula="of:=([.AF37]/SUM([.$CH37:.$CK37]))" office:value-type="float" office:value="0" calcext:value-type="float">
            <text:p>0</text:p>
          </table:table-cell>
          <table:table-cell table:formula="of:=([.AG37]/SUM([.$CH37:.$CK37]))" office:value-type="float" office:value="0" calcext:value-type="float">
            <text:p>0</text:p>
          </table:table-cell>
          <table:table-cell table:formula="of:=([.AH37]/SUM([.$CH37:.$CK37]))" office:value-type="float" office:value="0" calcext:value-type="float">
            <text:p>0</text:p>
          </table:table-cell>
          <table:table-cell table:formula="of:=([.AI37]/SUM([.$CH37:.$CK37]))" office:value-type="float" office:value="0" calcext:value-type="float">
            <text:p>0</text:p>
          </table:table-cell>
          <table:table-cell table:formula="of:=([.AJ37]/SUM([.$CH37:.$CK37]))" office:value-type="float" office:value="0" calcext:value-type="float">
            <text:p>0</text:p>
          </table:table-cell>
          <table:table-cell table:formula="of:=([.AK37]/SUM([.$CH37:.$CK37]))" office:value-type="float" office:value="0" calcext:value-type="float">
            <text:p>0</text:p>
          </table:table-cell>
          <table:table-cell table:formula="of:=([.AL37]/SUM([.$CH37:.$CK37]))" office:value-type="float" office:value="0" calcext:value-type="float">
            <text:p>0</text:p>
          </table:table-cell>
          <table:table-cell table:formula="of:=([.AM37]/SUM([.$CH37:.$CK37]))" office:value-type="float" office:value="0" calcext:value-type="float">
            <text:p>0</text:p>
          </table:table-cell>
          <table:table-cell table:formula="of:=([.AN37]/SUM([.$CH37:.$CK37]))" office:value-type="float" office:value="0" calcext:value-type="float">
            <text:p>0</text:p>
          </table:table-cell>
          <table:table-cell table:formula="of:=([.AO37]/SUM([.$CH37:.$CK37]))" office:value-type="float" office:value="0" calcext:value-type="float">
            <text:p>0</text:p>
          </table:table-cell>
          <table:table-cell table:formula="of:=([.AP37]/SUM([.$CH37:.$CK37]))" office:value-type="float" office:value="0.817765703170048" calcext:value-type="float">
            <text:p>0.817765703170048</text:p>
          </table:table-cell>
          <table:table-cell table:formula="of:=([.AQ37]/SUM([.$CH37:.$CK37]))" office:value-type="float" office:value="0.871233331756886" calcext:value-type="float">
            <text:p>0.871233331756886</text:p>
          </table:table-cell>
          <table:table-cell table:formula="of:=([.AR37]/SUM([.$CH37:.$CK37]))" office:value-type="float" office:value="0.0069363410058601" calcext:value-type="float">
            <text:p>0.00693634100586</text:p>
          </table:table-cell>
          <table:table-cell table:formula="of:=([.AS37]/SUM([.$CH37:.$CK37]))" office:value-type="float" office:value="0.0069363410058601" calcext:value-type="float">
            <text:p>0.00693634100586</text:p>
          </table:table-cell>
          <table:table-cell table:formula="of:=([.AT37]/SUM([.$CH37:.$CK37]))" office:value-type="float" office:value="0" calcext:value-type="float">
            <text:p>0</text:p>
          </table:table-cell>
          <table:table-cell table:formula="of:=([.AU37]/SUM([.$CH37:.$CK37]))" office:value-type="float" office:value="0" calcext:value-type="float">
            <text:p>0</text:p>
          </table:table-cell>
          <table:table-cell table:formula="of:=([.AV37]/SUM([.$CH37:.$CK37]))" office:value-type="float" office:value="0" calcext:value-type="float">
            <text:p>0</text:p>
          </table:table-cell>
          <table:table-cell table:formula="of:=([.AW37]/SUM([.$CH37:.$CK37]))" office:value-type="float" office:value="0" calcext:value-type="float">
            <text:p>0</text:p>
          </table:table-cell>
          <table:table-cell table:formula="of:=([.AX37]/SUM([.$CH37:.$CK37]))" office:value-type="float" office:value="1.11270470302339" calcext:value-type="float">
            <text:p>1.11270470302339</text:p>
          </table:table-cell>
          <table:table-cell table:formula="of:=([.AY37]/SUM([.$CH37:.$CK37]))" office:value-type="float" office:value="0.290892800933258" calcext:value-type="float">
            <text:p>0.290892800933258</text:p>
          </table:table-cell>
          <table:table-cell table:formula="of:=([.AZ37]/SUM([.$CH37:.$CK37]))" office:value-type="float" office:value="1.17498726497184" calcext:value-type="float">
            <text:p>1.17498726497184</text:p>
          </table:table-cell>
          <table:table-cell table:formula="of:=([.BA37]/SUM([.$CH37:.$CK37]))" office:value-type="float" office:value="0.422105251627445" calcext:value-type="float">
            <text:p>0.422105251627445</text:p>
          </table:table-cell>
          <table:table-cell table:formula="of:=([.BB37]/SUM([.$CH37:.$CK37]))" office:value-type="float" office:value="0.088582854929005" calcext:value-type="float">
            <text:p>0.088582854929005</text:p>
          </table:table-cell>
          <table:table-cell table:formula="of:=([.BC37]/SUM([.$CH37:.$CK37]))" office:value-type="float" office:value="0.382799319260904" calcext:value-type="float">
            <text:p>0.382799319260904</text:p>
          </table:table-cell>
          <table:table-cell table:formula="of:=([.BD37]/SUM([.$CH37:.$CK37]))" office:value-type="float" office:value="0.00780338363159261" calcext:value-type="float">
            <text:p>0.007803383631593</text:p>
          </table:table-cell>
          <table:table-cell table:formula="of:=([.BE37]/SUM([.$CH37:.$CK37]))" office:value-type="float" office:value="0.00289014208577504" calcext:value-type="float">
            <text:p>0.002890142085775</text:p>
          </table:table-cell>
          <table:table-cell table:formula="of:=([.BF37]/SUM([.$CH37:.$CK37]))" office:value-type="float" office:value="0.00953746888305764" calcext:value-type="float">
            <text:p>0.009537468883058</text:p>
          </table:table-cell>
          <table:table-cell table:formula="of:=([.BG37]/SUM([.$CH37:.$CK37]))" office:value-type="float" office:value="0.00578028417155008" calcext:value-type="float">
            <text:p>0.00578028417155</text:p>
          </table:table-cell>
          <table:table-cell table:formula="of:=([.BH37]/SUM([.$CH37:.$CK37]))" office:value-type="float" office:value="0" calcext:value-type="float">
            <text:p>0</text:p>
          </table:table-cell>
          <table:table-cell table:formula="of:=([.BI37]/SUM([.$CH37:.$CK37]))" office:value-type="float" office:value="0.00202309946004253" calcext:value-type="float">
            <text:p>0.002023099460043</text:p>
          </table:table-cell>
          <table:table-cell table:formula="of:=([.BJ37]/SUM([.$CH37:.$CK37]))" office:value-type="float" office:value="0" calcext:value-type="float">
            <text:p>0</text:p>
          </table:table-cell>
          <table:table-cell table:formula="of:=([.BK37]/SUM([.$CH37:.$CK37]))" office:value-type="float" office:value="0" calcext:value-type="float">
            <text:p>0</text:p>
          </table:table-cell>
          <table:table-cell table:formula="of:=([.BL37]/SUM([.$CH37:.$CK37]))" office:value-type="float" office:value="0" calcext:value-type="float">
            <text:p>0</text:p>
          </table:table-cell>
          <table:table-cell table:formula="of:=([.BM37]/SUM([.$CH37:.$CK37]))" office:value-type="float" office:value="0" calcext:value-type="float">
            <text:p>0</text:p>
          </table:table-cell>
          <table:table-cell table:formula="of:=([.BN37]/SUM([.$CH37:.$CK37]))" office:value-type="float" office:value="0" calcext:value-type="float">
            <text:p>0</text:p>
          </table:table-cell>
          <table:table-cell table:formula="of:=([.BO37]/SUM([.$CH37:.$CK37]))" office:value-type="float" office:value="0" calcext:value-type="float">
            <text:p>0</text:p>
          </table:table-cell>
          <table:table-cell table:formula="of:=([.BP37]/SUM([.$CH37:.$CK37]))" office:value-type="float" office:value="0" calcext:value-type="float">
            <text:p>0</text:p>
          </table:table-cell>
          <table:table-cell table:formula="of:=([.BQ37]/SUM([.$CH37:.$CK37]))" office:value-type="float" office:value="0" calcext:value-type="float">
            <text:p>0</text:p>
          </table:table-cell>
          <table:table-cell table:formula="of:=([.BR37]/SUM([.$CH37:.$CK37]))" office:value-type="float" office:value="0" calcext:value-type="float">
            <text:p>0</text:p>
          </table:table-cell>
          <table:table-cell table:formula="of:=([.BS37]/SUM([.$CH37:.$CK37]))" office:value-type="float" office:value="0" calcext:value-type="float">
            <text:p>0</text:p>
          </table:table-cell>
          <table:table-cell table:formula="of:=([.BT37]/SUM([.$CH37:.$CK37]))" office:value-type="float" office:value="0" calcext:value-type="float">
            <text:p>0</text:p>
          </table:table-cell>
          <table:table-cell table:formula="of:=([.BU37]/SUM([.$CH37:.$CK37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37</text:p>
          </table:table-cell>
          <table:table-cell table:formula="of:=([.B38]/SUM([.$CH38:.$CK38]))" office:value-type="float" office:value="0.352699497836648" calcext:value-type="float">
            <text:p>0.352699497836648</text:p>
          </table:table-cell>
          <table:table-cell table:formula="of:=([.C38]/SUM([.$CH38:.$CK38]))" office:value-type="float" office:value="0.684269532669258" calcext:value-type="float">
            <text:p>0.684269532669258</text:p>
          </table:table-cell>
          <table:table-cell table:formula="of:=([.D38]/SUM([.$CH38:.$CK38]))" office:value-type="float" office:value="0.913442939097679" calcext:value-type="float">
            <text:p>0.913442939097679</text:p>
          </table:table-cell>
          <table:table-cell table:formula="of:=([.E38]/SUM([.$CH38:.$CK38]))" office:value-type="float" office:value="1.83965643275824" calcext:value-type="float">
            <text:p>1.83965643275824</text:p>
          </table:table-cell>
          <table:table-cell table:formula="of:=([.F38]/SUM([.$CH38:.$CK38]))" office:value-type="float" office:value="0.126312394221946" calcext:value-type="float">
            <text:p>0.126312394221946</text:p>
          </table:table-cell>
          <table:table-cell table:formula="of:=([.G38]/SUM([.$CH38:.$CK38]))" office:value-type="float" office:value="0.00255411091257612" calcext:value-type="float">
            <text:p>0.002554110912576</text:p>
          </table:table-cell>
          <table:table-cell table:formula="of:=([.H38]/SUM([.$CH38:.$CK38]))" office:value-type="float" office:value="0.00278630281371941" calcext:value-type="float">
            <text:p>0.002786302813719</text:p>
          </table:table-cell>
          <table:table-cell table:formula="of:=([.I38]/SUM([.$CH38:.$CK38]))" office:value-type="float" office:value="0.00208972711028955" calcext:value-type="float">
            <text:p>0.00208972711029</text:p>
          </table:table-cell>
          <table:table-cell table:formula="of:=([.J38]/SUM([.$CH38:.$CK38]))" office:value-type="float" office:value="0.0111452112548776" calcext:value-type="float">
            <text:p>0.011145211254878</text:p>
          </table:table-cell>
          <table:table-cell table:formula="of:=([.K38]/SUM([.$CH38:.$CK38]))" office:value-type="float" office:value="0.00348287851714926" calcext:value-type="float">
            <text:p>0.003482878517149</text:p>
          </table:table-cell>
          <table:table-cell table:formula="of:=([.L38]/SUM([.$CH38:.$CK38]))" office:value-type="float" office:value="0" calcext:value-type="float">
            <text:p>0</text:p>
          </table:table-cell>
          <table:table-cell table:formula="of:=([.M38]/SUM([.$CH38:.$CK38]))" office:value-type="float" office:value="0" calcext:value-type="float">
            <text:p>0</text:p>
          </table:table-cell>
          <table:table-cell table:formula="of:=([.N38]/SUM([.$CH38:.$CK38]))" office:value-type="float" office:value="0.0013931514068597" calcext:value-type="float">
            <text:p>0.00139315140686</text:p>
          </table:table-cell>
          <table:table-cell table:formula="of:=([.O38]/SUM([.$CH38:.$CK38]))" office:value-type="float" office:value="0" calcext:value-type="float">
            <text:p>0</text:p>
          </table:table-cell>
          <table:table-cell table:formula="of:=([.P38]/SUM([.$CH38:.$CK38]))" office:value-type="float" office:value="0" calcext:value-type="float">
            <text:p>0</text:p>
          </table:table-cell>
          <table:table-cell table:formula="of:=([.Q38]/SUM([.$CH38:.$CK38]))" office:value-type="float" office:value="0" calcext:value-type="float">
            <text:p>0</text:p>
          </table:table-cell>
          <table:table-cell table:formula="of:=([.R38]/SUM([.$CH38:.$CK38]))" office:value-type="float" office:value="0" calcext:value-type="float">
            <text:p>0</text:p>
          </table:table-cell>
          <table:table-cell table:formula="of:=([.S38]/SUM([.$CH38:.$CK38]))" office:value-type="float" office:value="0" calcext:value-type="float">
            <text:p>0</text:p>
          </table:table-cell>
          <table:table-cell table:formula="of:=([.T38]/SUM([.$CH38:.$CK38]))" office:value-type="float" office:value="0.000696575703429852" calcext:value-type="float">
            <text:p>0.00069657570343</text:p>
          </table:table-cell>
          <table:table-cell table:formula="of:=([.U38]/SUM([.$CH38:.$CK38]))" office:value-type="float" office:value="0" calcext:value-type="float">
            <text:p>0</text:p>
          </table:table-cell>
          <table:table-cell table:formula="of:=([.V38]/SUM([.$CH38:.$CK38]))" office:value-type="float" office:value="0.694950360121849" calcext:value-type="float">
            <text:p>0.694950360121849</text:p>
          </table:table-cell>
          <table:table-cell table:formula="of:=([.W38]/SUM([.$CH38:.$CK38]))" office:value-type="float" office:value="0.152782270952281" calcext:value-type="float">
            <text:p>0.152782270952281</text:p>
          </table:table-cell>
          <table:table-cell table:formula="of:=([.X38]/SUM([.$CH38:.$CK38]))" office:value-type="float" office:value="0.00487602992400896" calcext:value-type="float">
            <text:p>0.004876029924009</text:p>
          </table:table-cell>
          <table:table-cell table:formula="of:=([.Y38]/SUM([.$CH38:.$CK38]))" office:value-type="float" office:value="0.000696575703429852" calcext:value-type="float">
            <text:p>0.00069657570343</text:p>
          </table:table-cell>
          <table:table-cell table:formula="of:=([.Z38]/SUM([.$CH38:.$CK38]))" office:value-type="float" office:value="0.0013931514068597" calcext:value-type="float">
            <text:p>0.00139315140686</text:p>
          </table:table-cell>
          <table:table-cell table:formula="of:=([.AA38]/SUM([.$CH38:.$CK38]))" office:value-type="float" office:value="0.00348287851714926" calcext:value-type="float">
            <text:p>0.003482878517149</text:p>
          </table:table-cell>
          <table:table-cell table:formula="of:=([.AB38]/SUM([.$CH38:.$CK38]))" office:value-type="float" office:value="0.000696575703429852" calcext:value-type="float">
            <text:p>0.00069657570343</text:p>
          </table:table-cell>
          <table:table-cell table:formula="of:=([.AC38]/SUM([.$CH38:.$CK38]))" office:value-type="float" office:value="0.000696575703429852" calcext:value-type="float">
            <text:p>0.00069657570343</text:p>
          </table:table-cell>
          <table:table-cell table:formula="of:=([.AD38]/SUM([.$CH38:.$CK38]))" office:value-type="float" office:value="0" calcext:value-type="float">
            <text:p>0</text:p>
          </table:table-cell>
          <table:table-cell table:formula="of:=([.AE38]/SUM([.$CH38:.$CK38]))" office:value-type="float" office:value="0" calcext:value-type="float">
            <text:p>0</text:p>
          </table:table-cell>
          <table:table-cell table:formula="of:=([.AF38]/SUM([.$CH38:.$CK38]))" office:value-type="float" office:value="0" calcext:value-type="float">
            <text:p>0</text:p>
          </table:table-cell>
          <table:table-cell table:formula="of:=([.AG38]/SUM([.$CH38:.$CK38]))" office:value-type="float" office:value="0.000696575703429852" calcext:value-type="float">
            <text:p>0.00069657570343</text:p>
          </table:table-cell>
          <table:table-cell table:formula="of:=([.AH38]/SUM([.$CH38:.$CK38]))" office:value-type="float" office:value="0" calcext:value-type="float">
            <text:p>0</text:p>
          </table:table-cell>
          <table:table-cell table:formula="of:=([.AI38]/SUM([.$CH38:.$CK38]))" office:value-type="float" office:value="0" calcext:value-type="float">
            <text:p>0</text:p>
          </table:table-cell>
          <table:table-cell table:formula="of:=([.AJ38]/SUM([.$CH38:.$CK38]))" office:value-type="float" office:value="0" calcext:value-type="float">
            <text:p>0</text:p>
          </table:table-cell>
          <table:table-cell table:formula="of:=([.AK38]/SUM([.$CH38:.$CK38]))" office:value-type="float" office:value="0" calcext:value-type="float">
            <text:p>0</text:p>
          </table:table-cell>
          <table:table-cell table:formula="of:=([.AL38]/SUM([.$CH38:.$CK38]))" office:value-type="float" office:value="0" calcext:value-type="float">
            <text:p>0</text:p>
          </table:table-cell>
          <table:table-cell table:formula="of:=([.AM38]/SUM([.$CH38:.$CK38]))" office:value-type="float" office:value="0" calcext:value-type="float">
            <text:p>0</text:p>
          </table:table-cell>
          <table:table-cell table:formula="of:=([.AN38]/SUM([.$CH38:.$CK38]))" office:value-type="float" office:value="0" calcext:value-type="float">
            <text:p>0</text:p>
          </table:table-cell>
          <table:table-cell table:formula="of:=([.AO38]/SUM([.$CH38:.$CK38]))" office:value-type="float" office:value="0" calcext:value-type="float">
            <text:p>0</text:p>
          </table:table-cell>
          <table:table-cell table:formula="of:=([.AP38]/SUM([.$CH38:.$CK38]))" office:value-type="float" office:value="0.69007433019784" calcext:value-type="float">
            <text:p>0.69007433019784</text:p>
          </table:table-cell>
          <table:table-cell table:formula="of:=([.AQ38]/SUM([.$CH38:.$CK38]))" office:value-type="float" office:value="1.05368684738822" calcext:value-type="float">
            <text:p>1.05368684738822</text:p>
          </table:table-cell>
          <table:table-cell table:formula="of:=([.AR38]/SUM([.$CH38:.$CK38]))" office:value-type="float" office:value="0.00417945422057911" calcext:value-type="float">
            <text:p>0.004179454220579</text:p>
          </table:table-cell>
          <table:table-cell table:formula="of:=([.AS38]/SUM([.$CH38:.$CK38]))" office:value-type="float" office:value="0.00557260562743881" calcext:value-type="float">
            <text:p>0.005572605627439</text:p>
          </table:table-cell>
          <table:table-cell table:formula="of:=([.AT38]/SUM([.$CH38:.$CK38]))" office:value-type="float" office:value="0" calcext:value-type="float">
            <text:p>0</text:p>
          </table:table-cell>
          <table:table-cell table:formula="of:=([.AU38]/SUM([.$CH38:.$CK38]))" office:value-type="float" office:value="0" calcext:value-type="float">
            <text:p>0</text:p>
          </table:table-cell>
          <table:table-cell table:formula="of:=([.AV38]/SUM([.$CH38:.$CK38]))" office:value-type="float" office:value="0" calcext:value-type="float">
            <text:p>0</text:p>
          </table:table-cell>
          <table:table-cell table:formula="of:=([.AW38]/SUM([.$CH38:.$CK38]))" office:value-type="float" office:value="0" calcext:value-type="float">
            <text:p>0</text:p>
          </table:table-cell>
          <table:table-cell table:formula="of:=([.AX38]/SUM([.$CH38:.$CK38]))" office:value-type="float" office:value="0.973812833394933" calcext:value-type="float">
            <text:p>0.973812833394933</text:p>
          </table:table-cell>
          <table:table-cell table:formula="of:=([.AY38]/SUM([.$CH38:.$CK38]))" office:value-type="float" office:value="0.299759744375979" calcext:value-type="float">
            <text:p>0.299759744375979</text:p>
          </table:table-cell>
          <table:table-cell table:formula="of:=([.AZ38]/SUM([.$CH38:.$CK38]))" office:value-type="float" office:value="1.2531396904703" calcext:value-type="float">
            <text:p>1.2531396904703</text:p>
          </table:table-cell>
          <table:table-cell table:formula="of:=([.BA38]/SUM([.$CH38:.$CK38]))" office:value-type="float" office:value="0.386367323502424" calcext:value-type="float">
            <text:p>0.386367323502424</text:p>
          </table:table-cell>
          <table:table-cell table:formula="of:=([.BB38]/SUM([.$CH38:.$CK38]))" office:value-type="float" office:value="0.0898582657424509" calcext:value-type="float">
            <text:p>0.089858265742451</text:p>
          </table:table-cell>
          <table:table-cell table:formula="of:=([.BC38]/SUM([.$CH38:.$CK38]))" office:value-type="float" office:value="0.352699497836648" calcext:value-type="float">
            <text:p>0.352699497836648</text:p>
          </table:table-cell>
          <table:table-cell table:formula="of:=([.BD38]/SUM([.$CH38:.$CK38]))" office:value-type="float" office:value="0.00487602992400896" calcext:value-type="float">
            <text:p>0.004876029924009</text:p>
          </table:table-cell>
          <table:table-cell table:formula="of:=([.BE38]/SUM([.$CH38:.$CK38]))" office:value-type="float" office:value="0.00208972711028955" calcext:value-type="float">
            <text:p>0.00208972711029</text:p>
          </table:table-cell>
          <table:table-cell table:formula="of:=([.BF38]/SUM([.$CH38:.$CK38]))" office:value-type="float" office:value="0.00626918133086866" calcext:value-type="float">
            <text:p>0.006269181330869</text:p>
          </table:table-cell>
          <table:table-cell table:formula="of:=([.BG38]/SUM([.$CH38:.$CK38]))" office:value-type="float" office:value="0" calcext:value-type="float">
            <text:p>0</text:p>
          </table:table-cell>
          <table:table-cell table:formula="of:=([.BH38]/SUM([.$CH38:.$CK38]))" office:value-type="float" office:value="0" calcext:value-type="float">
            <text:p>0</text:p>
          </table:table-cell>
          <table:table-cell table:formula="of:=([.BI38]/SUM([.$CH38:.$CK38]))" office:value-type="float" office:value="0.00255411091257612" calcext:value-type="float">
            <text:p>0.002554110912576</text:p>
          </table:table-cell>
          <table:table-cell table:formula="of:=([.BJ38]/SUM([.$CH38:.$CK38]))" office:value-type="float" office:value="0.000696575703429852" calcext:value-type="float">
            <text:p>0.00069657570343</text:p>
          </table:table-cell>
          <table:table-cell table:formula="of:=([.BK38]/SUM([.$CH38:.$CK38]))" office:value-type="float" office:value="0" calcext:value-type="float">
            <text:p>0</text:p>
          </table:table-cell>
          <table:table-cell table:formula="of:=([.BL38]/SUM([.$CH38:.$CK38]))" office:value-type="float" office:value="0" calcext:value-type="float">
            <text:p>0</text:p>
          </table:table-cell>
          <table:table-cell table:formula="of:=([.BM38]/SUM([.$CH38:.$CK38]))" office:value-type="float" office:value="0.000696575703429852" calcext:value-type="float">
            <text:p>0.00069657570343</text:p>
          </table:table-cell>
          <table:table-cell table:formula="of:=([.BN38]/SUM([.$CH38:.$CK38]))" office:value-type="float" office:value="0" calcext:value-type="float">
            <text:p>0</text:p>
          </table:table-cell>
          <table:table-cell table:formula="of:=([.BO38]/SUM([.$CH38:.$CK38]))" office:value-type="float" office:value="0" calcext:value-type="float">
            <text:p>0</text:p>
          </table:table-cell>
          <table:table-cell table:formula="of:=([.BP38]/SUM([.$CH38:.$CK38]))" office:value-type="float" office:value="0" calcext:value-type="float">
            <text:p>0</text:p>
          </table:table-cell>
          <table:table-cell table:formula="of:=([.BQ38]/SUM([.$CH38:.$CK38]))" office:value-type="float" office:value="0" calcext:value-type="float">
            <text:p>0</text:p>
          </table:table-cell>
          <table:table-cell table:formula="of:=([.BR38]/SUM([.$CH38:.$CK38]))" office:value-type="float" office:value="0.000696575703429852" calcext:value-type="float">
            <text:p>0.00069657570343</text:p>
          </table:table-cell>
          <table:table-cell table:formula="of:=([.BS38]/SUM([.$CH38:.$CK38]))" office:value-type="float" office:value="0" calcext:value-type="float">
            <text:p>0</text:p>
          </table:table-cell>
          <table:table-cell table:formula="of:=([.BT38]/SUM([.$CH38:.$CK38]))" office:value-type="float" office:value="0" calcext:value-type="float">
            <text:p>0</text:p>
          </table:table-cell>
          <table:table-cell table:formula="of:=([.BU38]/SUM([.$CH38:.$CK38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38</text:p>
          </table:table-cell>
          <table:table-cell table:formula="of:=([.B39]/SUM([.$CH39:.$CK39]))" office:value-type="float" office:value="0.458097166222557" calcext:value-type="float">
            <text:p>0.458097166222557</text:p>
          </table:table-cell>
          <table:table-cell table:formula="of:=([.C39]/SUM([.$CH39:.$CK39]))" office:value-type="float" office:value="1.01060420528083" calcext:value-type="float">
            <text:p>1.01060420528083</text:p>
          </table:table-cell>
          <table:table-cell table:formula="of:=([.D39]/SUM([.$CH39:.$CK39]))" office:value-type="float" office:value="1.33266744143222" calcext:value-type="float">
            <text:p>1.33266744143222</text:p>
          </table:table-cell>
          <table:table-cell table:formula="of:=([.E39]/SUM([.$CH39:.$CK39]))" office:value-type="float" office:value="2.31652993396401" calcext:value-type="float">
            <text:p>2.31652993396401</text:p>
          </table:table-cell>
          <table:table-cell table:formula="of:=([.F39]/SUM([.$CH39:.$CK39]))" office:value-type="float" office:value="0.228816046478678" calcext:value-type="float">
            <text:p>0.228816046478678</text:p>
          </table:table-cell>
          <table:table-cell table:formula="of:=([.G39]/SUM([.$CH39:.$CK39]))" office:value-type="float" office:value="0.00279043959120339" calcext:value-type="float">
            <text:p>0.002790439591203</text:p>
          </table:table-cell>
          <table:table-cell table:formula="of:=([.H39]/SUM([.$CH39:.$CK39]))" office:value-type="float" office:value="0.00488326928460593" calcext:value-type="float">
            <text:p>0.004883269284606</text:p>
          </table:table-cell>
          <table:table-cell table:formula="of:=([.I39]/SUM([.$CH39:.$CK39]))" office:value-type="float" office:value="0.00627848908020763" calcext:value-type="float">
            <text:p>0.006278489080208</text:p>
          </table:table-cell>
          <table:table-cell table:formula="of:=([.J39]/SUM([.$CH39:.$CK39]))" office:value-type="float" office:value="0.0132545880582161" calcext:value-type="float">
            <text:p>0.013254588058216</text:p>
          </table:table-cell>
          <table:table-cell table:formula="of:=([.K39]/SUM([.$CH39:.$CK39]))" office:value-type="float" office:value="0.00279043959120339" calcext:value-type="float">
            <text:p>0.002790439591203</text:p>
          </table:table-cell>
          <table:table-cell table:formula="of:=([.L39]/SUM([.$CH39:.$CK39]))" office:value-type="float" office:value="0" calcext:value-type="float">
            <text:p>0</text:p>
          </table:table-cell>
          <table:table-cell table:formula="of:=([.M39]/SUM([.$CH39:.$CK39]))" office:value-type="float" office:value="0" calcext:value-type="float">
            <text:p>0</text:p>
          </table:table-cell>
          <table:table-cell table:formula="of:=([.N39]/SUM([.$CH39:.$CK39]))" office:value-type="float" office:value="0" calcext:value-type="float">
            <text:p>0</text:p>
          </table:table-cell>
          <table:table-cell table:formula="of:=([.O39]/SUM([.$CH39:.$CK39]))" office:value-type="float" office:value="0" calcext:value-type="float">
            <text:p>0</text:p>
          </table:table-cell>
          <table:table-cell table:formula="of:=([.P39]/SUM([.$CH39:.$CK39]))" office:value-type="float" office:value="0" calcext:value-type="float">
            <text:p>0</text:p>
          </table:table-cell>
          <table:table-cell table:formula="of:=([.Q39]/SUM([.$CH39:.$CK39]))" office:value-type="float" office:value="0" calcext:value-type="float">
            <text:p>0</text:p>
          </table:table-cell>
          <table:table-cell table:formula="of:=([.R39]/SUM([.$CH39:.$CK39]))" office:value-type="float" office:value="0.000697609897800848" calcext:value-type="float">
            <text:p>0.000697609897801</text:p>
          </table:table-cell>
          <table:table-cell table:formula="of:=([.S39]/SUM([.$CH39:.$CK39]))" office:value-type="float" office:value="0.000697609897800848" calcext:value-type="float">
            <text:p>0.000697609897801</text:p>
          </table:table-cell>
          <table:table-cell table:formula="of:=([.T39]/SUM([.$CH39:.$CK39]))" office:value-type="float" office:value="0.00209282969340254" calcext:value-type="float">
            <text:p>0.002092829693403</text:p>
          </table:table-cell>
          <table:table-cell table:formula="of:=([.U39]/SUM([.$CH39:.$CK39]))" office:value-type="float" office:value="0" calcext:value-type="float">
            <text:p>0</text:p>
          </table:table-cell>
          <table:table-cell table:formula="of:=([.V39]/SUM([.$CH39:.$CK39]))" office:value-type="float" office:value="0.975026100492985" calcext:value-type="float">
            <text:p>0.975026100492985</text:p>
          </table:table-cell>
          <table:table-cell table:formula="of:=([.W39]/SUM([.$CH39:.$CK39]))" office:value-type="float" office:value="0.30415791544117" calcext:value-type="float">
            <text:p>0.30415791544117</text:p>
          </table:table-cell>
          <table:table-cell table:formula="of:=([.X39]/SUM([.$CH39:.$CK39]))" office:value-type="float" office:value="0.0111617583648136" calcext:value-type="float">
            <text:p>0.011161758364814</text:p>
          </table:table-cell>
          <table:table-cell table:formula="of:=([.Y39]/SUM([.$CH39:.$CK39]))" office:value-type="float" office:value="0.00976653856921187" calcext:value-type="float">
            <text:p>0.009766538569212</text:p>
          </table:table-cell>
          <table:table-cell table:formula="of:=([.Z39]/SUM([.$CH39:.$CK39]))" office:value-type="float" office:value="0.00209282969340254" calcext:value-type="float">
            <text:p>0.002092829693403</text:p>
          </table:table-cell>
          <table:table-cell table:formula="of:=([.AA39]/SUM([.$CH39:.$CK39]))" office:value-type="float" office:value="0.00558087918240678" calcext:value-type="float">
            <text:p>0.005580879182407</text:p>
          </table:table-cell>
          <table:table-cell table:formula="of:=([.AB39]/SUM([.$CH39:.$CK39]))" office:value-type="float" office:value="0.0013952197956017" calcext:value-type="float">
            <text:p>0.001395219795602</text:p>
          </table:table-cell>
          <table:table-cell table:formula="of:=([.AC39]/SUM([.$CH39:.$CK39]))" office:value-type="float" office:value="0" calcext:value-type="float">
            <text:p>0</text:p>
          </table:table-cell>
          <table:table-cell table:formula="of:=([.AD39]/SUM([.$CH39:.$CK39]))" office:value-type="float" office:value="0" calcext:value-type="float">
            <text:p>0</text:p>
          </table:table-cell>
          <table:table-cell table:formula="of:=([.AE39]/SUM([.$CH39:.$CK39]))" office:value-type="float" office:value="0" calcext:value-type="float">
            <text:p>0</text:p>
          </table:table-cell>
          <table:table-cell table:formula="of:=([.AF39]/SUM([.$CH39:.$CK39]))" office:value-type="float" office:value="0" calcext:value-type="float">
            <text:p>0</text:p>
          </table:table-cell>
          <table:table-cell table:formula="of:=([.AG39]/SUM([.$CH39:.$CK39]))" office:value-type="float" office:value="0" calcext:value-type="float">
            <text:p>0</text:p>
          </table:table-cell>
          <table:table-cell table:formula="of:=([.AH39]/SUM([.$CH39:.$CK39]))" office:value-type="float" office:value="0" calcext:value-type="float">
            <text:p>0</text:p>
          </table:table-cell>
          <table:table-cell table:formula="of:=([.AI39]/SUM([.$CH39:.$CK39]))" office:value-type="float" office:value="0" calcext:value-type="float">
            <text:p>0</text:p>
          </table:table-cell>
          <table:table-cell table:formula="of:=([.AJ39]/SUM([.$CH39:.$CK39]))" office:value-type="float" office:value="0" calcext:value-type="float">
            <text:p>0</text:p>
          </table:table-cell>
          <table:table-cell table:formula="of:=([.AK39]/SUM([.$CH39:.$CK39]))" office:value-type="float" office:value="0.0013952197956017" calcext:value-type="float">
            <text:p>0.001395219795602</text:p>
          </table:table-cell>
          <table:table-cell table:formula="of:=([.AL39]/SUM([.$CH39:.$CK39]))" office:value-type="float" office:value="0" calcext:value-type="float">
            <text:p>0</text:p>
          </table:table-cell>
          <table:table-cell table:formula="of:=([.AM39]/SUM([.$CH39:.$CK39]))" office:value-type="float" office:value="0" calcext:value-type="float">
            <text:p>0</text:p>
          </table:table-cell>
          <table:table-cell table:formula="of:=([.AN39]/SUM([.$CH39:.$CK39]))" office:value-type="float" office:value="0" calcext:value-type="float">
            <text:p>0</text:p>
          </table:table-cell>
          <table:table-cell table:formula="of:=([.AO39]/SUM([.$CH39:.$CK39]))" office:value-type="float" office:value="0" calcext:value-type="float">
            <text:p>0</text:p>
          </table:table-cell>
          <table:table-cell table:formula="of:=([.AP39]/SUM([.$CH39:.$CK39]))" office:value-type="float" office:value="1.0731565594503" calcext:value-type="float">
            <text:p>1.0731565594503</text:p>
          </table:table-cell>
          <table:table-cell table:formula="of:=([.AQ39]/SUM([.$CH39:.$CK39]))" office:value-type="float" office:value="1.20081917074786" calcext:value-type="float">
            <text:p>1.20081917074786</text:p>
          </table:table-cell>
          <table:table-cell table:formula="of:=([.AR39]/SUM([.$CH39:.$CK39]))" office:value-type="float" office:value="0.00697609897800848" calcext:value-type="float">
            <text:p>0.006976098978008</text:p>
          </table:table-cell>
          <table:table-cell table:formula="of:=([.AS39]/SUM([.$CH39:.$CK39]))" office:value-type="float" office:value="0.00418565938680509" calcext:value-type="float">
            <text:p>0.004185659386805</text:p>
          </table:table-cell>
          <table:table-cell table:formula="of:=([.AT39]/SUM([.$CH39:.$CK39]))" office:value-type="float" office:value="0" calcext:value-type="float">
            <text:p>0</text:p>
          </table:table-cell>
          <table:table-cell table:formula="of:=([.AU39]/SUM([.$CH39:.$CK39]))" office:value-type="float" office:value="0" calcext:value-type="float">
            <text:p>0</text:p>
          </table:table-cell>
          <table:table-cell table:formula="of:=([.AV39]/SUM([.$CH39:.$CK39]))" office:value-type="float" office:value="0.0013952197956017" calcext:value-type="float">
            <text:p>0.001395219795602</text:p>
          </table:table-cell>
          <table:table-cell table:formula="of:=([.AW39]/SUM([.$CH39:.$CK39]))" office:value-type="float" office:value="0.0013952197956017" calcext:value-type="float">
            <text:p>0.001395219795602</text:p>
          </table:table-cell>
          <table:table-cell table:formula="of:=([.AX39]/SUM([.$CH39:.$CK39]))" office:value-type="float" office:value="1.21430629543868" calcext:value-type="float">
            <text:p>1.21430629543868</text:p>
          </table:table-cell>
          <table:table-cell table:formula="of:=([.AY39]/SUM([.$CH39:.$CK39]))" office:value-type="float" office:value="0.369035635936648" calcext:value-type="float">
            <text:p>0.369035635936648</text:p>
          </table:table-cell>
          <table:table-cell table:formula="of:=([.AZ39]/SUM([.$CH39:.$CK39]))" office:value-type="float" office:value="1.84238774009204" calcext:value-type="float">
            <text:p>1.84238774009204</text:p>
          </table:table-cell>
          <table:table-cell table:formula="of:=([.BA39]/SUM([.$CH39:.$CK39]))" office:value-type="float" office:value="0.804111675531777" calcext:value-type="float">
            <text:p>0.804111675531777</text:p>
          </table:table-cell>
          <table:table-cell table:formula="of:=([.BB39]/SUM([.$CH39:.$CK39]))" office:value-type="float" office:value="0.192307795160434" calcext:value-type="float">
            <text:p>0.192307795160434</text:p>
          </table:table-cell>
          <table:table-cell table:formula="of:=([.BC39]/SUM([.$CH39:.$CK39]))" office:value-type="float" office:value="0.458097166222557" calcext:value-type="float">
            <text:p>0.458097166222557</text:p>
          </table:table-cell>
          <table:table-cell table:formula="of:=([.BD39]/SUM([.$CH39:.$CK39]))" office:value-type="float" office:value="0.00558087918240678" calcext:value-type="float">
            <text:p>0.005580879182407</text:p>
          </table:table-cell>
          <table:table-cell table:formula="of:=([.BE39]/SUM([.$CH39:.$CK39]))" office:value-type="float" office:value="0.00279043959120339" calcext:value-type="float">
            <text:p>0.002790439591203</text:p>
          </table:table-cell>
          <table:table-cell table:formula="of:=([.BF39]/SUM([.$CH39:.$CK39]))" office:value-type="float" office:value="0.00837131877361017" calcext:value-type="float">
            <text:p>0.00837131877361</text:p>
          </table:table-cell>
          <table:table-cell table:formula="of:=([.BG39]/SUM([.$CH39:.$CK39]))" office:value-type="float" office:value="0.00418565938680509" calcext:value-type="float">
            <text:p>0.004185659386805</text:p>
          </table:table-cell>
          <table:table-cell table:formula="of:=([.BH39]/SUM([.$CH39:.$CK39]))" office:value-type="float" office:value="0" calcext:value-type="float">
            <text:p>0</text:p>
          </table:table-cell>
          <table:table-cell table:formula="of:=([.BI39]/SUM([.$CH39:.$CK39]))" office:value-type="float" office:value="0.00279043959120339" calcext:value-type="float">
            <text:p>0.002790439591203</text:p>
          </table:table-cell>
          <table:table-cell table:formula="of:=([.BJ39]/SUM([.$CH39:.$CK39]))" office:value-type="float" office:value="0" calcext:value-type="float">
            <text:p>0</text:p>
          </table:table-cell>
          <table:table-cell table:formula="of:=([.BK39]/SUM([.$CH39:.$CK39]))" office:value-type="float" office:value="0" calcext:value-type="float">
            <text:p>0</text:p>
          </table:table-cell>
          <table:table-cell table:formula="of:=([.BL39]/SUM([.$CH39:.$CK39]))" office:value-type="float" office:value="0" calcext:value-type="float">
            <text:p>0</text:p>
          </table:table-cell>
          <table:table-cell table:formula="of:=([.BM39]/SUM([.$CH39:.$CK39]))" office:value-type="float" office:value="0" calcext:value-type="float">
            <text:p>0</text:p>
          </table:table-cell>
          <table:table-cell table:formula="of:=([.BN39]/SUM([.$CH39:.$CK39]))" office:value-type="float" office:value="0" calcext:value-type="float">
            <text:p>0</text:p>
          </table:table-cell>
          <table:table-cell table:formula="of:=([.BO39]/SUM([.$CH39:.$CK39]))" office:value-type="float" office:value="0" calcext:value-type="float">
            <text:p>0</text:p>
          </table:table-cell>
          <table:table-cell table:formula="of:=([.BP39]/SUM([.$CH39:.$CK39]))" office:value-type="float" office:value="0.000697609897800848" calcext:value-type="float">
            <text:p>0.000697609897801</text:p>
          </table:table-cell>
          <table:table-cell table:formula="of:=([.BQ39]/SUM([.$CH39:.$CK39]))" office:value-type="float" office:value="0" calcext:value-type="float">
            <text:p>0</text:p>
          </table:table-cell>
          <table:table-cell table:formula="of:=([.BR39]/SUM([.$CH39:.$CK39]))" office:value-type="float" office:value="0.0013952197956017" calcext:value-type="float">
            <text:p>0.001395219795602</text:p>
          </table:table-cell>
          <table:table-cell table:formula="of:=([.BS39]/SUM([.$CH39:.$CK39]))" office:value-type="float" office:value="0.0013952197956017" calcext:value-type="float">
            <text:p>0.001395219795602</text:p>
          </table:table-cell>
          <table:table-cell table:formula="of:=([.BT39]/SUM([.$CH39:.$CK39]))" office:value-type="float" office:value="0" calcext:value-type="float">
            <text:p>0</text:p>
          </table:table-cell>
          <table:table-cell table:formula="of:=([.BU39]/SUM([.$CH39:.$CK39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39</text:p>
          </table:table-cell>
          <table:table-cell table:formula="of:=([.B40]/SUM([.$CH40:.$CK40]))" office:value-type="float" office:value="0.380440729778423" calcext:value-type="float">
            <text:p>0.380440729778423</text:p>
          </table:table-cell>
          <table:table-cell table:formula="of:=([.C40]/SUM([.$CH40:.$CK40]))" office:value-type="float" office:value="0.765480193653069" calcext:value-type="float">
            <text:p>0.765480193653069</text:p>
          </table:table-cell>
          <table:table-cell table:formula="of:=([.D40]/SUM([.$CH40:.$CK40]))" office:value-type="float" office:value="0.935424321845299" calcext:value-type="float">
            <text:p>0.935424321845299</text:p>
          </table:table-cell>
          <table:table-cell table:formula="of:=([.E40]/SUM([.$CH40:.$CK40]))" office:value-type="float" office:value="1.72724271986764" calcext:value-type="float">
            <text:p>1.72724271986764</text:p>
          </table:table-cell>
          <table:table-cell table:formula="of:=([.F40]/SUM([.$CH40:.$CK40]))" office:value-type="float" office:value="0.0599925766189052" calcext:value-type="float">
            <text:p>0.059992576618905</text:p>
          </table:table-cell>
          <table:table-cell table:formula="of:=([.G40]/SUM([.$CH40:.$CK40]))" office:value-type="float" office:value="0.00125420020806074" calcext:value-type="float">
            <text:p>0.001254200208061</text:p>
          </table:table-cell>
          <table:table-cell table:formula="of:=([.H40]/SUM([.$CH40:.$CK40]))" office:value-type="float" office:value="0.00376260062418221" calcext:value-type="float">
            <text:p>0.003762600624182</text:p>
          </table:table-cell>
          <table:table-cell table:formula="of:=([.I40]/SUM([.$CH40:.$CK40]))" office:value-type="float" office:value="0.00438970072821258" calcext:value-type="float">
            <text:p>0.004389700728213</text:p>
          </table:table-cell>
          <table:table-cell table:formula="of:=([.J40]/SUM([.$CH40:.$CK40]))" office:value-type="float" office:value="0.00438970072821258" calcext:value-type="float">
            <text:p>0.004389700728213</text:p>
          </table:table-cell>
          <table:table-cell table:formula="of:=([.K40]/SUM([.$CH40:.$CK40]))" office:value-type="float" office:value="0" calcext:value-type="float">
            <text:p>0</text:p>
          </table:table-cell>
          <table:table-cell table:formula="of:=([.L40]/SUM([.$CH40:.$CK40]))" office:value-type="float" office:value="0" calcext:value-type="float">
            <text:p>0</text:p>
          </table:table-cell>
          <table:table-cell table:formula="of:=([.M40]/SUM([.$CH40:.$CK40]))" office:value-type="float" office:value="0" calcext:value-type="float">
            <text:p>0</text:p>
          </table:table-cell>
          <table:table-cell table:formula="of:=([.N40]/SUM([.$CH40:.$CK40]))" office:value-type="float" office:value="0" calcext:value-type="float">
            <text:p>0</text:p>
          </table:table-cell>
          <table:table-cell table:formula="of:=([.O40]/SUM([.$CH40:.$CK40]))" office:value-type="float" office:value="0" calcext:value-type="float">
            <text:p>0</text:p>
          </table:table-cell>
          <table:table-cell table:formula="of:=([.P40]/SUM([.$CH40:.$CK40]))" office:value-type="float" office:value="0" calcext:value-type="float">
            <text:p>0</text:p>
          </table:table-cell>
          <table:table-cell table:formula="of:=([.Q40]/SUM([.$CH40:.$CK40]))" office:value-type="float" office:value="0" calcext:value-type="float">
            <text:p>0</text:p>
          </table:table-cell>
          <table:table-cell table:formula="of:=([.R40]/SUM([.$CH40:.$CK40]))" office:value-type="float" office:value="0" calcext:value-type="float">
            <text:p>0</text:p>
          </table:table-cell>
          <table:table-cell table:formula="of:=([.S40]/SUM([.$CH40:.$CK40]))" office:value-type="float" office:value="0" calcext:value-type="float">
            <text:p>0</text:p>
          </table:table-cell>
          <table:table-cell table:formula="of:=([.T40]/SUM([.$CH40:.$CK40]))" office:value-type="float" office:value="0" calcext:value-type="float">
            <text:p>0</text:p>
          </table:table-cell>
          <table:table-cell table:formula="of:=([.U40]/SUM([.$CH40:.$CK40]))" office:value-type="float" office:value="0.0018813003120911" calcext:value-type="float">
            <text:p>0.001881300312091</text:p>
          </table:table-cell>
          <table:table-cell table:formula="of:=([.V40]/SUM([.$CH40:.$CK40]))" office:value-type="float" office:value="0.855991642001452" calcext:value-type="float">
            <text:p>0.855991642001452</text:p>
          </table:table-cell>
          <table:table-cell table:formula="of:=([.W40]/SUM([.$CH40:.$CK40]))" office:value-type="float" office:value="0.132945222054438" calcext:value-type="float">
            <text:p>0.132945222054438</text:p>
          </table:table-cell>
          <table:table-cell table:formula="of:=([.X40]/SUM([.$CH40:.$CK40]))" office:value-type="float" office:value="0.0121239353445871" calcext:value-type="float">
            <text:p>0.012123935344587</text:p>
          </table:table-cell>
          <table:table-cell table:formula="of:=([.Y40]/SUM([.$CH40:.$CK40]))" office:value-type="float" office:value="0.00125420020806074" calcext:value-type="float">
            <text:p>0.001254200208061</text:p>
          </table:table-cell>
          <table:table-cell table:formula="of:=([.Z40]/SUM([.$CH40:.$CK40]))" office:value-type="float" office:value="0" calcext:value-type="float">
            <text:p>0</text:p>
          </table:table-cell>
          <table:table-cell table:formula="of:=([.AA40]/SUM([.$CH40:.$CK40]))" office:value-type="float" office:value="0.0018813003120911" calcext:value-type="float">
            <text:p>0.001881300312091</text:p>
          </table:table-cell>
          <table:table-cell table:formula="of:=([.AB40]/SUM([.$CH40:.$CK40]))" office:value-type="float" office:value="0.000627100104030368" calcext:value-type="float">
            <text:p>0.00062710010403</text:p>
          </table:table-cell>
          <table:table-cell table:formula="of:=([.AC40]/SUM([.$CH40:.$CK40]))" office:value-type="float" office:value="0" calcext:value-type="float">
            <text:p>0</text:p>
          </table:table-cell>
          <table:table-cell table:formula="of:=([.AD40]/SUM([.$CH40:.$CK40]))" office:value-type="float" office:value="0" calcext:value-type="float">
            <text:p>0</text:p>
          </table:table-cell>
          <table:table-cell table:formula="of:=([.AE40]/SUM([.$CH40:.$CK40]))" office:value-type="float" office:value="0" calcext:value-type="float">
            <text:p>0</text:p>
          </table:table-cell>
          <table:table-cell table:formula="of:=([.AF40]/SUM([.$CH40:.$CK40]))" office:value-type="float" office:value="0.000627100104030368" calcext:value-type="float">
            <text:p>0.00062710010403</text:p>
          </table:table-cell>
          <table:table-cell table:formula="of:=([.AG40]/SUM([.$CH40:.$CK40]))" office:value-type="float" office:value="0" calcext:value-type="float">
            <text:p>0</text:p>
          </table:table-cell>
          <table:table-cell table:formula="of:=([.AH40]/SUM([.$CH40:.$CK40]))" office:value-type="float" office:value="0" calcext:value-type="float">
            <text:p>0</text:p>
          </table:table-cell>
          <table:table-cell table:formula="of:=([.AI40]/SUM([.$CH40:.$CK40]))" office:value-type="float" office:value="0" calcext:value-type="float">
            <text:p>0</text:p>
          </table:table-cell>
          <table:table-cell table:formula="of:=([.AJ40]/SUM([.$CH40:.$CK40]))" office:value-type="float" office:value="0" calcext:value-type="float">
            <text:p>0</text:p>
          </table:table-cell>
          <table:table-cell table:formula="of:=([.AK40]/SUM([.$CH40:.$CK40]))" office:value-type="float" office:value="0" calcext:value-type="float">
            <text:p>0</text:p>
          </table:table-cell>
          <table:table-cell table:formula="of:=([.AL40]/SUM([.$CH40:.$CK40]))" office:value-type="float" office:value="0" calcext:value-type="float">
            <text:p>0</text:p>
          </table:table-cell>
          <table:table-cell table:formula="of:=([.AM40]/SUM([.$CH40:.$CK40]))" office:value-type="float" office:value="0" calcext:value-type="float">
            <text:p>0</text:p>
          </table:table-cell>
          <table:table-cell table:formula="of:=([.AN40]/SUM([.$CH40:.$CK40]))" office:value-type="float" office:value="0" calcext:value-type="float">
            <text:p>0</text:p>
          </table:table-cell>
          <table:table-cell table:formula="of:=([.AO40]/SUM([.$CH40:.$CK40]))" office:value-type="float" office:value="0.000627100104030368" calcext:value-type="float">
            <text:p>0.00062710010403</text:p>
          </table:table-cell>
          <table:table-cell table:formula="of:=([.AP40]/SUM([.$CH40:.$CK40]))" office:value-type="float" office:value="0.80101586621479" calcext:value-type="float">
            <text:p>0.80101586621479</text:p>
          </table:table-cell>
          <table:table-cell table:formula="of:=([.AQ40]/SUM([.$CH40:.$CK40]))" office:value-type="float" office:value="1.03931390574633" calcext:value-type="float">
            <text:p>1.03931390574633</text:p>
          </table:table-cell>
          <table:table-cell table:formula="of:=([.AR40]/SUM([.$CH40:.$CK40]))" office:value-type="float" office:value="0.00250840041612147" calcext:value-type="float">
            <text:p>0.002508400416121</text:p>
          </table:table-cell>
          <table:table-cell table:formula="of:=([.AS40]/SUM([.$CH40:.$CK40]))" office:value-type="float" office:value="0.00438970072821258" calcext:value-type="float">
            <text:p>0.004389700728213</text:p>
          </table:table-cell>
          <table:table-cell table:formula="of:=([.AT40]/SUM([.$CH40:.$CK40]))" office:value-type="float" office:value="0" calcext:value-type="float">
            <text:p>0</text:p>
          </table:table-cell>
          <table:table-cell table:formula="of:=([.AU40]/SUM([.$CH40:.$CK40]))" office:value-type="float" office:value="0" calcext:value-type="float">
            <text:p>0</text:p>
          </table:table-cell>
          <table:table-cell table:formula="of:=([.AV40]/SUM([.$CH40:.$CK40]))" office:value-type="float" office:value="0" calcext:value-type="float">
            <text:p>0</text:p>
          </table:table-cell>
          <table:table-cell table:formula="of:=([.AW40]/SUM([.$CH40:.$CK40]))" office:value-type="float" office:value="0" calcext:value-type="float">
            <text:p>0</text:p>
          </table:table-cell>
          <table:table-cell table:formula="of:=([.AX40]/SUM([.$CH40:.$CK40]))" office:value-type="float" office:value="0.97137806114304" calcext:value-type="float">
            <text:p>0.97137806114304</text:p>
          </table:table-cell>
          <table:table-cell table:formula="of:=([.AY40]/SUM([.$CH40:.$CK40]))" office:value-type="float" office:value="0.278223412821473" calcext:value-type="float">
            <text:p>0.278223412821473</text:p>
          </table:table-cell>
          <table:table-cell table:formula="of:=([.AZ40]/SUM([.$CH40:.$CK40]))" office:value-type="float" office:value="1.23580527167585" calcext:value-type="float">
            <text:p>1.23580527167585</text:p>
          </table:table-cell>
          <table:table-cell table:formula="of:=([.BA40]/SUM([.$CH40:.$CK40]))" office:value-type="float" office:value="0.353475425305117" calcext:value-type="float">
            <text:p>0.353475425305117</text:p>
          </table:table-cell>
          <table:table-cell table:formula="of:=([.BB40]/SUM([.$CH40:.$CK40]))" office:value-type="float" office:value="0.125420020806074" calcext:value-type="float">
            <text:p>0.125420020806074</text:p>
          </table:table-cell>
          <table:table-cell table:formula="of:=([.BC40]/SUM([.$CH40:.$CK40]))" office:value-type="float" office:value="0.380440729778423" calcext:value-type="float">
            <text:p>0.380440729778423</text:p>
          </table:table-cell>
          <table:table-cell table:formula="of:=([.BD40]/SUM([.$CH40:.$CK40]))" office:value-type="float" office:value="0.00438970072821258" calcext:value-type="float">
            <text:p>0.004389700728213</text:p>
          </table:table-cell>
          <table:table-cell table:formula="of:=([.BE40]/SUM([.$CH40:.$CK40]))" office:value-type="float" office:value="0.00125420020806074" calcext:value-type="float">
            <text:p>0.001254200208061</text:p>
          </table:table-cell>
          <table:table-cell table:formula="of:=([.BF40]/SUM([.$CH40:.$CK40]))" office:value-type="float" office:value="0.00564390093627331" calcext:value-type="float">
            <text:p>0.005643900936273</text:p>
          </table:table-cell>
          <table:table-cell table:formula="of:=([.BG40]/SUM([.$CH40:.$CK40]))" office:value-type="float" office:value="0" calcext:value-type="float">
            <text:p>0</text:p>
          </table:table-cell>
          <table:table-cell table:formula="of:=([.BH40]/SUM([.$CH40:.$CK40]))" office:value-type="float" office:value="0" calcext:value-type="float">
            <text:p>0</text:p>
          </table:table-cell>
          <table:table-cell table:formula="of:=([.BI40]/SUM([.$CH40:.$CK40]))" office:value-type="float" office:value="0.00125420020806074" calcext:value-type="float">
            <text:p>0.001254200208061</text:p>
          </table:table-cell>
          <table:table-cell table:formula="of:=([.BJ40]/SUM([.$CH40:.$CK40]))" office:value-type="float" office:value="0" calcext:value-type="float">
            <text:p>0</text:p>
          </table:table-cell>
          <table:table-cell table:formula="of:=([.BK40]/SUM([.$CH40:.$CK40]))" office:value-type="float" office:value="0" calcext:value-type="float">
            <text:p>0</text:p>
          </table:table-cell>
          <table:table-cell table:formula="of:=([.BL40]/SUM([.$CH40:.$CK40]))" office:value-type="float" office:value="0" calcext:value-type="float">
            <text:p>0</text:p>
          </table:table-cell>
          <table:table-cell table:formula="of:=([.BM40]/SUM([.$CH40:.$CK40]))" office:value-type="float" office:value="0" calcext:value-type="float">
            <text:p>0</text:p>
          </table:table-cell>
          <table:table-cell table:formula="of:=([.BN40]/SUM([.$CH40:.$CK40]))" office:value-type="float" office:value="0" calcext:value-type="float">
            <text:p>0</text:p>
          </table:table-cell>
          <table:table-cell table:formula="of:=([.BO40]/SUM([.$CH40:.$CK40]))" office:value-type="float" office:value="0" calcext:value-type="float">
            <text:p>0</text:p>
          </table:table-cell>
          <table:table-cell table:formula="of:=([.BP40]/SUM([.$CH40:.$CK40]))" office:value-type="float" office:value="0" calcext:value-type="float">
            <text:p>0</text:p>
          </table:table-cell>
          <table:table-cell table:formula="of:=([.BQ40]/SUM([.$CH40:.$CK40]))" office:value-type="float" office:value="0" calcext:value-type="float">
            <text:p>0</text:p>
          </table:table-cell>
          <table:table-cell table:formula="of:=([.BR40]/SUM([.$CH40:.$CK40]))" office:value-type="float" office:value="0.000627100104030368" calcext:value-type="float">
            <text:p>0.00062710010403</text:p>
          </table:table-cell>
          <table:table-cell table:formula="of:=([.BS40]/SUM([.$CH40:.$CK40]))" office:value-type="float" office:value="0.00125420020806074" calcext:value-type="float">
            <text:p>0.001254200208061</text:p>
          </table:table-cell>
          <table:table-cell table:formula="of:=([.BT40]/SUM([.$CH40:.$CK40]))" office:value-type="float" office:value="0" calcext:value-type="float">
            <text:p>0</text:p>
          </table:table-cell>
          <table:table-cell table:formula="of:=([.BU40]/SUM([.$CH40:.$CK40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40</text:p>
          </table:table-cell>
          <table:table-cell table:formula="of:=([.B41]/SUM([.$CH41:.$CK41]))" office:value-type="float" office:value="0.334299045102847" calcext:value-type="float">
            <text:p>0.334299045102847</text:p>
          </table:table-cell>
          <table:table-cell table:formula="of:=([.C41]/SUM([.$CH41:.$CK41]))" office:value-type="float" office:value="0.592218507053056" calcext:value-type="float">
            <text:p>0.592218507053056</text:p>
          </table:table-cell>
          <table:table-cell table:formula="of:=([.D41]/SUM([.$CH41:.$CK41]))" office:value-type="float" office:value="0.771544484889683" calcext:value-type="float">
            <text:p>0.771544484889683</text:p>
          </table:table-cell>
          <table:table-cell table:formula="of:=([.E41]/SUM([.$CH41:.$CK41]))" office:value-type="float" office:value="1.81745455315375" calcext:value-type="float">
            <text:p>1.81745455315375</text:p>
          </table:table-cell>
          <table:table-cell table:formula="of:=([.F41]/SUM([.$CH41:.$CK41]))" office:value-type="float" office:value="0.117178615147214" calcext:value-type="float">
            <text:p>0.117178615147214</text:p>
          </table:table-cell>
          <table:table-cell table:formula="of:=([.G41]/SUM([.$CH41:.$CK41]))" office:value-type="float" office:value="0.00253017252679543" calcext:value-type="float">
            <text:p>0.002530172526795</text:p>
          </table:table-cell>
          <table:table-cell table:formula="of:=([.H41]/SUM([.$CH41:.$CK41]))" office:value-type="float" office:value="0.00474407348774144" calcext:value-type="float">
            <text:p>0.004744073487741</text:p>
          </table:table-cell>
          <table:table-cell table:formula="of:=([.I41]/SUM([.$CH41:.$CK41]))" office:value-type="float" office:value="0.00806492492916045" calcext:value-type="float">
            <text:p>0.00806492492916</text:p>
          </table:table-cell>
          <table:table-cell table:formula="of:=([.J41]/SUM([.$CH41:.$CK41]))" office:value-type="float" office:value="0.0203995159972882" calcext:value-type="float">
            <text:p>0.020399515997288</text:p>
          </table:table-cell>
          <table:table-cell table:formula="of:=([.K41]/SUM([.$CH41:.$CK41]))" office:value-type="float" office:value="0.00142322204632243" calcext:value-type="float">
            <text:p>0.001423222046322</text:p>
          </table:table-cell>
          <table:table-cell table:formula="of:=([.L41]/SUM([.$CH41:.$CK41]))" office:value-type="float" office:value="0" calcext:value-type="float">
            <text:p>0</text:p>
          </table:table-cell>
          <table:table-cell table:formula="of:=([.M41]/SUM([.$CH41:.$CK41]))" office:value-type="float" office:value="0" calcext:value-type="float">
            <text:p>0</text:p>
          </table:table-cell>
          <table:table-cell table:formula="of:=([.N41]/SUM([.$CH41:.$CK41]))" office:value-type="float" office:value="0" calcext:value-type="float">
            <text:p>0</text:p>
          </table:table-cell>
          <table:table-cell table:formula="of:=([.O41]/SUM([.$CH41:.$CK41]))" office:value-type="float" office:value="0.000474407348774144" calcext:value-type="float">
            <text:p>0.000474407348774</text:p>
          </table:table-cell>
          <table:table-cell table:formula="of:=([.P41]/SUM([.$CH41:.$CK41]))" office:value-type="float" office:value="0" calcext:value-type="float">
            <text:p>0</text:p>
          </table:table-cell>
          <table:table-cell table:formula="of:=([.Q41]/SUM([.$CH41:.$CK41]))" office:value-type="float" office:value="0" calcext:value-type="float">
            <text:p>0</text:p>
          </table:table-cell>
          <table:table-cell table:formula="of:=([.R41]/SUM([.$CH41:.$CK41]))" office:value-type="float" office:value="0" calcext:value-type="float">
            <text:p>0</text:p>
          </table:table-cell>
          <table:table-cell table:formula="of:=([.S41]/SUM([.$CH41:.$CK41]))" office:value-type="float" office:value="0" calcext:value-type="float">
            <text:p>0</text:p>
          </table:table-cell>
          <table:table-cell table:formula="of:=([.T41]/SUM([.$CH41:.$CK41]))" office:value-type="float" office:value="0.000474407348774144" calcext:value-type="float">
            <text:p>0.000474407348774</text:p>
          </table:table-cell>
          <table:table-cell table:formula="of:=([.U41]/SUM([.$CH41:.$CK41]))" office:value-type="float" office:value="0" calcext:value-type="float">
            <text:p>0</text:p>
          </table:table-cell>
          <table:table-cell table:formula="of:=([.V41]/SUM([.$CH41:.$CK41]))" office:value-type="float" office:value="0.837803377935138" calcext:value-type="float">
            <text:p>0.837803377935138</text:p>
          </table:table-cell>
          <table:table-cell table:formula="of:=([.W41]/SUM([.$CH41:.$CK41]))" office:value-type="float" office:value="0.219334330916579" calcext:value-type="float">
            <text:p>0.219334330916579</text:p>
          </table:table-cell>
          <table:table-cell table:formula="of:=([.X41]/SUM([.$CH41:.$CK41]))" office:value-type="float" office:value="0.00996255432425702" calcext:value-type="float">
            <text:p>0.009962554324257</text:p>
          </table:table-cell>
          <table:table-cell table:formula="of:=([.Y41]/SUM([.$CH41:.$CK41]))" office:value-type="float" office:value="0.000474407348774144" calcext:value-type="float">
            <text:p>0.000474407348774</text:p>
          </table:table-cell>
          <table:table-cell table:formula="of:=([.Z41]/SUM([.$CH41:.$CK41]))" office:value-type="float" office:value="0.00189762939509658" calcext:value-type="float">
            <text:p>0.001897629395097</text:p>
          </table:table-cell>
          <table:table-cell table:formula="of:=([.AA41]/SUM([.$CH41:.$CK41]))" office:value-type="float" office:value="0.0109113690218053" calcext:value-type="float">
            <text:p>0.010911369021805</text:p>
          </table:table-cell>
          <table:table-cell table:formula="of:=([.AB41]/SUM([.$CH41:.$CK41]))" office:value-type="float" office:value="0.00284644409264486" calcext:value-type="float">
            <text:p>0.002846444092645</text:p>
          </table:table-cell>
          <table:table-cell table:formula="of:=([.AC41]/SUM([.$CH41:.$CK41]))" office:value-type="float" office:value="0" calcext:value-type="float">
            <text:p>0</text:p>
          </table:table-cell>
          <table:table-cell table:formula="of:=([.AD41]/SUM([.$CH41:.$CK41]))" office:value-type="float" office:value="0" calcext:value-type="float">
            <text:p>0</text:p>
          </table:table-cell>
          <table:table-cell table:formula="of:=([.AE41]/SUM([.$CH41:.$CK41]))" office:value-type="float" office:value="0" calcext:value-type="float">
            <text:p>0</text:p>
          </table:table-cell>
          <table:table-cell table:formula="of:=([.AF41]/SUM([.$CH41:.$CK41]))" office:value-type="float" office:value="0" calcext:value-type="float">
            <text:p>0</text:p>
          </table:table-cell>
          <table:table-cell table:formula="of:=([.AG41]/SUM([.$CH41:.$CK41]))" office:value-type="float" office:value="0" calcext:value-type="float">
            <text:p>0</text:p>
          </table:table-cell>
          <table:table-cell table:formula="of:=([.AH41]/SUM([.$CH41:.$CK41]))" office:value-type="float" office:value="0" calcext:value-type="float">
            <text:p>0</text:p>
          </table:table-cell>
          <table:table-cell table:formula="of:=([.AI41]/SUM([.$CH41:.$CK41]))" office:value-type="float" office:value="0" calcext:value-type="float">
            <text:p>0</text:p>
          </table:table-cell>
          <table:table-cell table:formula="of:=([.AJ41]/SUM([.$CH41:.$CK41]))" office:value-type="float" office:value="0" calcext:value-type="float">
            <text:p>0</text:p>
          </table:table-cell>
          <table:table-cell table:formula="of:=([.AK41]/SUM([.$CH41:.$CK41]))" office:value-type="float" office:value="0" calcext:value-type="float">
            <text:p>0</text:p>
          </table:table-cell>
          <table:table-cell table:formula="of:=([.AL41]/SUM([.$CH41:.$CK41]))" office:value-type="float" office:value="0" calcext:value-type="float">
            <text:p>0</text:p>
          </table:table-cell>
          <table:table-cell table:formula="of:=([.AM41]/SUM([.$CH41:.$CK41]))" office:value-type="float" office:value="0" calcext:value-type="float">
            <text:p>0</text:p>
          </table:table-cell>
          <table:table-cell table:formula="of:=([.AN41]/SUM([.$CH41:.$CK41]))" office:value-type="float" office:value="0" calcext:value-type="float">
            <text:p>0</text:p>
          </table:table-cell>
          <table:table-cell table:formula="of:=([.AO41]/SUM([.$CH41:.$CK41]))" office:value-type="float" office:value="0" calcext:value-type="float">
            <text:p>0</text:p>
          </table:table-cell>
          <table:table-cell table:formula="of:=([.AP41]/SUM([.$CH41:.$CK41]))" office:value-type="float" office:value="0.780558224516392" calcext:value-type="float">
            <text:p>0.780558224516392</text:p>
          </table:table-cell>
          <table:table-cell table:formula="of:=([.AQ41]/SUM([.$CH41:.$CK41]))" office:value-type="float" office:value="1.02124088612781" calcext:value-type="float">
            <text:p>1.02124088612781</text:p>
          </table:table-cell>
          <table:table-cell table:formula="of:=([.AR41]/SUM([.$CH41:.$CK41]))" office:value-type="float" office:value="0.0075905175803863" calcext:value-type="float">
            <text:p>0.007590517580386</text:p>
          </table:table-cell>
          <table:table-cell table:formula="of:=([.AS41]/SUM([.$CH41:.$CK41]))" office:value-type="float" office:value="0.0109113690218053" calcext:value-type="float">
            <text:p>0.010911369021805</text:p>
          </table:table-cell>
          <table:table-cell table:formula="of:=([.AT41]/SUM([.$CH41:.$CK41]))" office:value-type="float" office:value="0" calcext:value-type="float">
            <text:p>0</text:p>
          </table:table-cell>
          <table:table-cell table:formula="of:=([.AU41]/SUM([.$CH41:.$CK41]))" office:value-type="float" office:value="0" calcext:value-type="float">
            <text:p>0</text:p>
          </table:table-cell>
          <table:table-cell table:formula="of:=([.AV41]/SUM([.$CH41:.$CK41]))" office:value-type="float" office:value="0" calcext:value-type="float">
            <text:p>0</text:p>
          </table:table-cell>
          <table:table-cell table:formula="of:=([.AW41]/SUM([.$CH41:.$CK41]))" office:value-type="float" office:value="0.000474407348774144" calcext:value-type="float">
            <text:p>0.000474407348774</text:p>
          </table:table-cell>
          <table:table-cell table:formula="of:=([.AX41]/SUM([.$CH41:.$CK41]))" office:value-type="float" office:value="0.780558224516392" calcext:value-type="float">
            <text:p>0.780558224516392</text:p>
          </table:table-cell>
          <table:table-cell table:formula="of:=([.AY41]/SUM([.$CH41:.$CK41]))" office:value-type="float" office:value="0.251594030633221" calcext:value-type="float">
            <text:p>0.251594030633221</text:p>
          </table:table-cell>
          <table:table-cell table:formula="of:=([.AZ41]/SUM([.$CH41:.$CK41]))" office:value-type="float" office:value="1.27678831133415" calcext:value-type="float">
            <text:p>1.27678831133415</text:p>
          </table:table-cell>
          <table:table-cell table:formula="of:=([.BA41]/SUM([.$CH41:.$CK41]))" office:value-type="float" office:value="0.542089463865922" calcext:value-type="float">
            <text:p>0.542089463865922</text:p>
          </table:table-cell>
          <table:table-cell table:formula="of:=([.BB41]/SUM([.$CH41:.$CK41]))" office:value-type="float" office:value="0.0940907908402052" calcext:value-type="float">
            <text:p>0.094090790840205</text:p>
          </table:table-cell>
          <table:table-cell table:formula="of:=([.BC41]/SUM([.$CH41:.$CK41]))" office:value-type="float" office:value="0.334299045102847" calcext:value-type="float">
            <text:p>0.334299045102847</text:p>
          </table:table-cell>
          <table:table-cell table:formula="of:=([.BD41]/SUM([.$CH41:.$CK41]))" office:value-type="float" office:value="0.00917187540963345" calcext:value-type="float">
            <text:p>0.009171875409633</text:p>
          </table:table-cell>
          <table:table-cell table:formula="of:=([.BE41]/SUM([.$CH41:.$CK41]))" office:value-type="float" office:value="0.00237203674387072" calcext:value-type="float">
            <text:p>0.002372036743871</text:p>
          </table:table-cell>
          <table:table-cell table:formula="of:=([.BF41]/SUM([.$CH41:.$CK41]))" office:value-type="float" office:value="0.0156554425095468" calcext:value-type="float">
            <text:p>0.015655442509547</text:p>
          </table:table-cell>
          <table:table-cell table:formula="of:=([.BG41]/SUM([.$CH41:.$CK41]))" office:value-type="float" office:value="0.00332085144141901" calcext:value-type="float">
            <text:p>0.003320851441419</text:p>
          </table:table-cell>
          <table:table-cell table:formula="of:=([.BH41]/SUM([.$CH41:.$CK41]))" office:value-type="float" office:value="0.000948814697548288" calcext:value-type="float">
            <text:p>0.000948814697548</text:p>
          </table:table-cell>
          <table:table-cell table:formula="of:=([.BI41]/SUM([.$CH41:.$CK41]))" office:value-type="float" office:value="0.00253017252679543" calcext:value-type="float">
            <text:p>0.002530172526795</text:p>
          </table:table-cell>
          <table:table-cell table:formula="of:=([.BJ41]/SUM([.$CH41:.$CK41]))" office:value-type="float" office:value="0.000474407348774144" calcext:value-type="float">
            <text:p>0.000474407348774</text:p>
          </table:table-cell>
          <table:table-cell table:formula="of:=([.BK41]/SUM([.$CH41:.$CK41]))" office:value-type="float" office:value="0" calcext:value-type="float">
            <text:p>0</text:p>
          </table:table-cell>
          <table:table-cell table:formula="of:=([.BL41]/SUM([.$CH41:.$CK41]))" office:value-type="float" office:value="0" calcext:value-type="float">
            <text:p>0</text:p>
          </table:table-cell>
          <table:table-cell table:formula="of:=([.BM41]/SUM([.$CH41:.$CK41]))" office:value-type="float" office:value="0" calcext:value-type="float">
            <text:p>0</text:p>
          </table:table-cell>
          <table:table-cell table:formula="of:=([.BN41]/SUM([.$CH41:.$CK41]))" office:value-type="float" office:value="0" calcext:value-type="float">
            <text:p>0</text:p>
          </table:table-cell>
          <table:table-cell table:formula="of:=([.BO41]/SUM([.$CH41:.$CK41]))" office:value-type="float" office:value="0" calcext:value-type="float">
            <text:p>0</text:p>
          </table:table-cell>
          <table:table-cell table:formula="of:=([.BP41]/SUM([.$CH41:.$CK41]))" office:value-type="float" office:value="0.000474407348774144" calcext:value-type="float">
            <text:p>0.000474407348774</text:p>
          </table:table-cell>
          <table:table-cell table:formula="of:=([.BQ41]/SUM([.$CH41:.$CK41]))" office:value-type="float" office:value="0" calcext:value-type="float">
            <text:p>0</text:p>
          </table:table-cell>
          <table:table-cell table:formula="of:=([.BR41]/SUM([.$CH41:.$CK41]))" office:value-type="float" office:value="0" calcext:value-type="float">
            <text:p>0</text:p>
          </table:table-cell>
          <table:table-cell table:formula="of:=([.BS41]/SUM([.$CH41:.$CK41]))" office:value-type="float" office:value="0" calcext:value-type="float">
            <text:p>0</text:p>
          </table:table-cell>
          <table:table-cell table:formula="of:=([.BT41]/SUM([.$CH41:.$CK41]))" office:value-type="float" office:value="0" calcext:value-type="float">
            <text:p>0</text:p>
          </table:table-cell>
          <table:table-cell table:formula="of:=([.BU41]/SUM([.$CH41:.$CK41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41</text:p>
          </table:table-cell>
          <table:table-cell table:formula="of:=([.B42]/SUM([.$CH42:.$CK42]))" office:value-type="float" office:value="0.420782711300021" calcext:value-type="float">
            <text:p>0.420782711300021</text:p>
          </table:table-cell>
          <table:table-cell table:formula="of:=([.C42]/SUM([.$CH42:.$CK42]))" office:value-type="float" office:value="0.979428704080107" calcext:value-type="float">
            <text:p>0.979428704080107</text:p>
          </table:table-cell>
          <table:table-cell table:formula="of:=([.D42]/SUM([.$CH42:.$CK42]))" office:value-type="float" office:value="1.14456493907036" calcext:value-type="float">
            <text:p>1.14456493907036</text:p>
          </table:table-cell>
          <table:table-cell table:formula="of:=([.E42]/SUM([.$CH42:.$CK42]))" office:value-type="float" office:value="2.53878229873396" calcext:value-type="float">
            <text:p>2.53878229873396</text:p>
          </table:table-cell>
          <table:table-cell table:formula="of:=([.F42]/SUM([.$CH42:.$CK42]))" office:value-type="float" office:value="0.29221021618057" calcext:value-type="float">
            <text:p>0.29221021618057</text:p>
          </table:table-cell>
          <table:table-cell table:formula="of:=([.G42]/SUM([.$CH42:.$CK42]))" office:value-type="float" office:value="0.0056943529306983" calcext:value-type="float">
            <text:p>0.005694352930698</text:p>
          </table:table-cell>
          <table:table-cell table:formula="of:=([.H42]/SUM([.$CH42:.$CK42]))" office:value-type="float" office:value="0.00959048914643924" calcext:value-type="float">
            <text:p>0.009590489146439</text:p>
          </table:table-cell>
          <table:table-cell table:formula="of:=([.I42]/SUM([.$CH42:.$CK42]))" office:value-type="float" office:value="0.0155845448629638" calcext:value-type="float">
            <text:p>0.015584544862964</text:p>
          </table:table-cell>
          <table:table-cell table:formula="of:=([.J42]/SUM([.$CH42:.$CK42]))" office:value-type="float" office:value="0.0323679008692324" calcext:value-type="float">
            <text:p>0.032367900869233</text:p>
          </table:table-cell>
          <table:table-cell table:formula="of:=([.K42]/SUM([.$CH42:.$CK42]))" office:value-type="float" office:value="0.00539465014487207" calcext:value-type="float">
            <text:p>0.005394650144872</text:p>
          </table:table-cell>
          <table:table-cell table:formula="of:=([.L42]/SUM([.$CH42:.$CK42]))" office:value-type="float" office:value="0.00179821671495736" calcext:value-type="float">
            <text:p>0.001798216714957</text:p>
          </table:table-cell>
          <table:table-cell table:formula="of:=([.M42]/SUM([.$CH42:.$CK42]))" office:value-type="float" office:value="0" calcext:value-type="float">
            <text:p>0</text:p>
          </table:table-cell>
          <table:table-cell table:formula="of:=([.N42]/SUM([.$CH42:.$CK42]))" office:value-type="float" office:value="0" calcext:value-type="float">
            <text:p>0</text:p>
          </table:table-cell>
          <table:table-cell table:formula="of:=([.O42]/SUM([.$CH42:.$CK42]))" office:value-type="float" office:value="0.00179821671495736" calcext:value-type="float">
            <text:p>0.001798216714957</text:p>
          </table:table-cell>
          <table:table-cell table:formula="of:=([.P42]/SUM([.$CH42:.$CK42]))" office:value-type="float" office:value="0" calcext:value-type="float">
            <text:p>0</text:p>
          </table:table-cell>
          <table:table-cell table:formula="of:=([.Q42]/SUM([.$CH42:.$CK42]))" office:value-type="float" office:value="0" calcext:value-type="float">
            <text:p>0</text:p>
          </table:table-cell>
          <table:table-cell table:formula="of:=([.R42]/SUM([.$CH42:.$CK42]))" office:value-type="float" office:value="0" calcext:value-type="float">
            <text:p>0</text:p>
          </table:table-cell>
          <table:table-cell table:formula="of:=([.S42]/SUM([.$CH42:.$CK42]))" office:value-type="float" office:value="0" calcext:value-type="float">
            <text:p>0</text:p>
          </table:table-cell>
          <table:table-cell table:formula="of:=([.T42]/SUM([.$CH42:.$CK42]))" office:value-type="float" office:value="0.000899108357478678" calcext:value-type="float">
            <text:p>0.000899108357479</text:p>
          </table:table-cell>
          <table:table-cell table:formula="of:=([.U42]/SUM([.$CH42:.$CK42]))" office:value-type="float" office:value="0.000899108357478678" calcext:value-type="float">
            <text:p>0.000899108357479</text:p>
          </table:table-cell>
          <table:table-cell table:formula="of:=([.V42]/SUM([.$CH42:.$CK42]))" office:value-type="float" office:value="0.984223948653327" calcext:value-type="float">
            <text:p>0.984223948653327</text:p>
          </table:table-cell>
          <table:table-cell table:formula="of:=([.W42]/SUM([.$CH42:.$CK42]))" office:value-type="float" office:value="0.468735157032218" calcext:value-type="float">
            <text:p>0.468735157032218</text:p>
          </table:table-cell>
          <table:table-cell table:formula="of:=([.X42]/SUM([.$CH42:.$CK42]))" office:value-type="float" office:value="0.0233768172944456" calcext:value-type="float">
            <text:p>0.023376817294446</text:p>
          </table:table-cell>
          <table:table-cell table:formula="of:=([.Y42]/SUM([.$CH42:.$CK42]))" office:value-type="float" office:value="0.000899108357478678" calcext:value-type="float">
            <text:p>0.000899108357479</text:p>
          </table:table-cell>
          <table:table-cell table:formula="of:=([.Z42]/SUM([.$CH42:.$CK42]))" office:value-type="float" office:value="0" calcext:value-type="float">
            <text:p>0</text:p>
          </table:table-cell>
          <table:table-cell table:formula="of:=([.AA42]/SUM([.$CH42:.$CK42]))" office:value-type="float" office:value="0.022477708936967" calcext:value-type="float">
            <text:p>0.022477708936967</text:p>
          </table:table-cell>
          <table:table-cell table:formula="of:=([.AB42]/SUM([.$CH42:.$CK42]))" office:value-type="float" office:value="0.00989019193226546" calcext:value-type="float">
            <text:p>0.009890191932265</text:p>
          </table:table-cell>
          <table:table-cell table:formula="of:=([.AC42]/SUM([.$CH42:.$CK42]))" office:value-type="float" office:value="0" calcext:value-type="float">
            <text:p>0</text:p>
          </table:table-cell>
          <table:table-cell table:formula="of:=([.AD42]/SUM([.$CH42:.$CK42]))" office:value-type="float" office:value="0" calcext:value-type="float">
            <text:p>0</text:p>
          </table:table-cell>
          <table:table-cell table:formula="of:=([.AE42]/SUM([.$CH42:.$CK42]))" office:value-type="float" office:value="0" calcext:value-type="float">
            <text:p>0</text:p>
          </table:table-cell>
          <table:table-cell table:formula="of:=([.AF42]/SUM([.$CH42:.$CK42]))" office:value-type="float" office:value="0" calcext:value-type="float">
            <text:p>0</text:p>
          </table:table-cell>
          <table:table-cell table:formula="of:=([.AG42]/SUM([.$CH42:.$CK42]))" office:value-type="float" office:value="0" calcext:value-type="float">
            <text:p>0</text:p>
          </table:table-cell>
          <table:table-cell table:formula="of:=([.AH42]/SUM([.$CH42:.$CK42]))" office:value-type="float" office:value="0" calcext:value-type="float">
            <text:p>0</text:p>
          </table:table-cell>
          <table:table-cell table:formula="of:=([.AI42]/SUM([.$CH42:.$CK42]))" office:value-type="float" office:value="0" calcext:value-type="float">
            <text:p>0</text:p>
          </table:table-cell>
          <table:table-cell table:formula="of:=([.AJ42]/SUM([.$CH42:.$CK42]))" office:value-type="float" office:value="0" calcext:value-type="float">
            <text:p>0</text:p>
          </table:table-cell>
          <table:table-cell table:formula="of:=([.AK42]/SUM([.$CH42:.$CK42]))" office:value-type="float" office:value="0" calcext:value-type="float">
            <text:p>0</text:p>
          </table:table-cell>
          <table:table-cell table:formula="of:=([.AL42]/SUM([.$CH42:.$CK42]))" office:value-type="float" office:value="0.000899108357478678" calcext:value-type="float">
            <text:p>0.000899108357479</text:p>
          </table:table-cell>
          <table:table-cell table:formula="of:=([.AM42]/SUM([.$CH42:.$CK42]))" office:value-type="float" office:value="0" calcext:value-type="float">
            <text:p>0</text:p>
          </table:table-cell>
          <table:table-cell table:formula="of:=([.AN42]/SUM([.$CH42:.$CK42]))" office:value-type="float" office:value="0" calcext:value-type="float">
            <text:p>0</text:p>
          </table:table-cell>
          <table:table-cell table:formula="of:=([.AO42]/SUM([.$CH42:.$CK42]))" office:value-type="float" office:value="0" calcext:value-type="float">
            <text:p>0</text:p>
          </table:table-cell>
          <table:table-cell table:formula="of:=([.AP42]/SUM([.$CH42:.$CK42]))" office:value-type="float" office:value="1.22938082745918" calcext:value-type="float">
            <text:p>1.22938082745918</text:p>
          </table:table-cell>
          <table:table-cell table:formula="of:=([.AQ42]/SUM([.$CH42:.$CK42]))" office:value-type="float" office:value="1.10080833233973" calcext:value-type="float">
            <text:p>1.10080833233973</text:p>
          </table:table-cell>
          <table:table-cell table:formula="of:=([.AR42]/SUM([.$CH42:.$CK42]))" office:value-type="float" office:value="0.0152848420771375" calcext:value-type="float">
            <text:p>0.015284842077138</text:p>
          </table:table-cell>
          <table:table-cell table:formula="of:=([.AS42]/SUM([.$CH42:.$CK42]))" office:value-type="float" office:value="0.011988111433049" calcext:value-type="float">
            <text:p>0.011988111433049</text:p>
          </table:table-cell>
          <table:table-cell table:formula="of:=([.AT42]/SUM([.$CH42:.$CK42]))" office:value-type="float" office:value="0" calcext:value-type="float">
            <text:p>0</text:p>
          </table:table-cell>
          <table:table-cell table:formula="of:=([.AU42]/SUM([.$CH42:.$CK42]))" office:value-type="float" office:value="0" calcext:value-type="float">
            <text:p>0</text:p>
          </table:table-cell>
          <table:table-cell table:formula="of:=([.AV42]/SUM([.$CH42:.$CK42]))" office:value-type="float" office:value="0.000899108357478678" calcext:value-type="float">
            <text:p>0.000899108357479</text:p>
          </table:table-cell>
          <table:table-cell table:formula="of:=([.AW42]/SUM([.$CH42:.$CK42]))" office:value-type="float" office:value="0" calcext:value-type="float">
            <text:p>0</text:p>
          </table:table-cell>
          <table:table-cell table:formula="of:=([.AX42]/SUM([.$CH42:.$CK42]))" office:value-type="float" office:value="1.11609317441687" calcext:value-type="float">
            <text:p>1.11609317441687</text:p>
          </table:table-cell>
          <table:table-cell table:formula="of:=([.AY42]/SUM([.$CH42:.$CK42]))" office:value-type="float" office:value="0.356346612347383" calcext:value-type="float">
            <text:p>0.356346612347383</text:p>
          </table:table-cell>
          <table:table-cell table:formula="of:=([.AZ42]/SUM([.$CH42:.$CK42]))" office:value-type="float" office:value="2.07094625005922" calcext:value-type="float">
            <text:p>2.07094625005922</text:p>
          </table:table-cell>
          <table:table-cell table:formula="of:=([.BA42]/SUM([.$CH42:.$CK42]))" office:value-type="float" office:value="0.881425893114931" calcext:value-type="float">
            <text:p>0.881425893114931</text:p>
          </table:table-cell>
          <table:table-cell table:formula="of:=([.BB42]/SUM([.$CH42:.$CK42]))" office:value-type="float" office:value="0.312590005616754" calcext:value-type="float">
            <text:p>0.312590005616754</text:p>
          </table:table-cell>
          <table:table-cell table:formula="of:=([.BC42]/SUM([.$CH42:.$CK42]))" office:value-type="float" office:value="0.420782711300021" calcext:value-type="float">
            <text:p>0.420782711300021</text:p>
          </table:table-cell>
          <table:table-cell table:formula="of:=([.BD42]/SUM([.$CH42:.$CK42]))" office:value-type="float" office:value="0.0167833560062687" calcext:value-type="float">
            <text:p>0.016783356006269</text:p>
          </table:table-cell>
          <table:table-cell table:formula="of:=([.BE42]/SUM([.$CH42:.$CK42]))" office:value-type="float" office:value="0.00539465014487207" calcext:value-type="float">
            <text:p>0.005394650144872</text:p>
          </table:table-cell>
          <table:table-cell table:formula="of:=([.BF42]/SUM([.$CH42:.$CK42]))" office:value-type="float" office:value="0.0299702785826226" calcext:value-type="float">
            <text:p>0.029970278582623</text:p>
          </table:table-cell>
          <table:table-cell table:formula="of:=([.BG42]/SUM([.$CH42:.$CK42]))" office:value-type="float" office:value="0.00359643342991471" calcext:value-type="float">
            <text:p>0.003596433429915</text:p>
          </table:table-cell>
          <table:table-cell table:formula="of:=([.BH42]/SUM([.$CH42:.$CK42]))" office:value-type="float" office:value="0.00449554178739339" calcext:value-type="float">
            <text:p>0.004495541787393</text:p>
          </table:table-cell>
          <table:table-cell table:formula="of:=([.BI42]/SUM([.$CH42:.$CK42]))" office:value-type="float" office:value="0.0056943529306983" calcext:value-type="float">
            <text:p>0.005694352930698</text:p>
          </table:table-cell>
          <table:table-cell table:formula="of:=([.BJ42]/SUM([.$CH42:.$CK42]))" office:value-type="float" office:value="0.000899108357478678" calcext:value-type="float">
            <text:p>0.000899108357479</text:p>
          </table:table-cell>
          <table:table-cell table:formula="of:=([.BK42]/SUM([.$CH42:.$CK42]))" office:value-type="float" office:value="0" calcext:value-type="float">
            <text:p>0</text:p>
          </table:table-cell>
          <table:table-cell table:formula="of:=([.BL42]/SUM([.$CH42:.$CK42]))" office:value-type="float" office:value="0" calcext:value-type="float">
            <text:p>0</text:p>
          </table:table-cell>
          <table:table-cell table:formula="of:=([.BM42]/SUM([.$CH42:.$CK42]))" office:value-type="float" office:value="0" calcext:value-type="float">
            <text:p>0</text:p>
          </table:table-cell>
          <table:table-cell table:formula="of:=([.BN42]/SUM([.$CH42:.$CK42]))" office:value-type="float" office:value="0" calcext:value-type="float">
            <text:p>0</text:p>
          </table:table-cell>
          <table:table-cell table:formula="of:=([.BO42]/SUM([.$CH42:.$CK42]))" office:value-type="float" office:value="0.00179821671495736" calcext:value-type="float">
            <text:p>0.001798216714957</text:p>
          </table:table-cell>
          <table:table-cell table:formula="of:=([.BP42]/SUM([.$CH42:.$CK42]))" office:value-type="float" office:value="0" calcext:value-type="float">
            <text:p>0</text:p>
          </table:table-cell>
          <table:table-cell table:formula="of:=([.BQ42]/SUM([.$CH42:.$CK42]))" office:value-type="float" office:value="0" calcext:value-type="float">
            <text:p>0</text:p>
          </table:table-cell>
          <table:table-cell table:formula="of:=([.BR42]/SUM([.$CH42:.$CK42]))" office:value-type="float" office:value="0" calcext:value-type="float">
            <text:p>0</text:p>
          </table:table-cell>
          <table:table-cell table:formula="of:=([.BS42]/SUM([.$CH42:.$CK42]))" office:value-type="float" office:value="0.00179821671495736" calcext:value-type="float">
            <text:p>0.001798216714957</text:p>
          </table:table-cell>
          <table:table-cell table:formula="of:=([.BT42]/SUM([.$CH42:.$CK42]))" office:value-type="float" office:value="0" calcext:value-type="float">
            <text:p>0</text:p>
          </table:table-cell>
          <table:table-cell table:formula="of:=([.BU42]/SUM([.$CH42:.$CK42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42</text:p>
          </table:table-cell>
          <table:table-cell table:formula="of:=([.B43]/SUM([.$CH43:.$CK43]))" office:value-type="float" office:value="0.389259392137097" calcext:value-type="float">
            <text:p>0.389259392137097</text:p>
          </table:table-cell>
          <table:table-cell table:formula="of:=([.C43]/SUM([.$CH43:.$CK43]))" office:value-type="float" office:value="0.911799612677975" calcext:value-type="float">
            <text:p>0.911799612677975</text:p>
          </table:table-cell>
          <table:table-cell table:formula="of:=([.D43]/SUM([.$CH43:.$CK43]))" office:value-type="float" office:value="1.12941446401715" calcext:value-type="float">
            <text:p>1.12941446401715</text:p>
          </table:table-cell>
          <table:table-cell table:formula="of:=([.E43]/SUM([.$CH43:.$CK43]))" office:value-type="float" office:value="2.53795800786753" calcext:value-type="float">
            <text:p>2.53795800786753</text:p>
          </table:table-cell>
          <table:table-cell table:formula="of:=([.F43]/SUM([.$CH43:.$CK43]))" office:value-type="float" office:value="0.377353412428571" calcext:value-type="float">
            <text:p>0.377353412428571</text:p>
          </table:table-cell>
          <table:table-cell table:formula="of:=([.G43]/SUM([.$CH43:.$CK43]))" office:value-type="float" office:value="0.00429938156141229" calcext:value-type="float">
            <text:p>0.004299381561412</text:p>
          </table:table-cell>
          <table:table-cell table:formula="of:=([.H43]/SUM([.$CH43:.$CK43]))" office:value-type="float" office:value="0.0185204128799299" calcext:value-type="float">
            <text:p>0.01852041287993</text:p>
          </table:table-cell>
          <table:table-cell table:formula="of:=([.I43]/SUM([.$CH43:.$CK43]))" office:value-type="float" office:value="0.016866804587079" calcext:value-type="float">
            <text:p>0.016866804587079</text:p>
          </table:table-cell>
          <table:table-cell table:formula="of:=([.J43]/SUM([.$CH43:.$CK43]))" office:value-type="float" office:value="0.0456395888826843" calcext:value-type="float">
            <text:p>0.045639588882684</text:p>
          </table:table-cell>
          <table:table-cell table:formula="of:=([.K43]/SUM([.$CH43:.$CK43]))" office:value-type="float" office:value="0.00198432995142106" calcext:value-type="float">
            <text:p>0.001984329951421</text:p>
          </table:table-cell>
          <table:table-cell table:formula="of:=([.L43]/SUM([.$CH43:.$CK43]))" office:value-type="float" office:value="0" calcext:value-type="float">
            <text:p>0</text:p>
          </table:table-cell>
          <table:table-cell table:formula="of:=([.M43]/SUM([.$CH43:.$CK43]))" office:value-type="float" office:value="0" calcext:value-type="float">
            <text:p>0</text:p>
          </table:table-cell>
          <table:table-cell table:formula="of:=([.N43]/SUM([.$CH43:.$CK43]))" office:value-type="float" office:value="0" calcext:value-type="float">
            <text:p>0</text:p>
          </table:table-cell>
          <table:table-cell table:formula="of:=([.O43]/SUM([.$CH43:.$CK43]))" office:value-type="float" office:value="0" calcext:value-type="float">
            <text:p>0</text:p>
          </table:table-cell>
          <table:table-cell table:formula="of:=([.P43]/SUM([.$CH43:.$CK43]))" office:value-type="float" office:value="0" calcext:value-type="float">
            <text:p>0</text:p>
          </table:table-cell>
          <table:table-cell table:formula="of:=([.Q43]/SUM([.$CH43:.$CK43]))" office:value-type="float" office:value="0" calcext:value-type="float">
            <text:p>0</text:p>
          </table:table-cell>
          <table:table-cell table:formula="of:=([.R43]/SUM([.$CH43:.$CK43]))" office:value-type="float" office:value="0" calcext:value-type="float">
            <text:p>0</text:p>
          </table:table-cell>
          <table:table-cell table:formula="of:=([.S43]/SUM([.$CH43:.$CK43]))" office:value-type="float" office:value="0" calcext:value-type="float">
            <text:p>0</text:p>
          </table:table-cell>
          <table:table-cell table:formula="of:=([.T43]/SUM([.$CH43:.$CK43]))" office:value-type="float" office:value="0" calcext:value-type="float">
            <text:p>0</text:p>
          </table:table-cell>
          <table:table-cell table:formula="of:=([.U43]/SUM([.$CH43:.$CK43]))" office:value-type="float" office:value="0" calcext:value-type="float">
            <text:p>0</text:p>
          </table:table-cell>
          <table:table-cell table:formula="of:=([.V43]/SUM([.$CH43:.$CK43]))" office:value-type="float" office:value="0.997456522247651" calcext:value-type="float">
            <text:p>0.997456522247651</text:p>
          </table:table-cell>
          <table:table-cell table:formula="of:=([.W43]/SUM([.$CH43:.$CK43]))" office:value-type="float" office:value="0.630024759576185" calcext:value-type="float">
            <text:p>0.630024759576185</text:p>
          </table:table-cell>
          <table:table-cell table:formula="of:=([.X43]/SUM([.$CH43:.$CK43]))" office:value-type="float" office:value="0.0463010321998247" calcext:value-type="float">
            <text:p>0.046301032199825</text:p>
          </table:table-cell>
          <table:table-cell table:formula="of:=([.Y43]/SUM([.$CH43:.$CK43]))" office:value-type="float" office:value="0.00297649492713158" calcext:value-type="float">
            <text:p>0.002976494927132</text:p>
          </table:table-cell>
          <table:table-cell table:formula="of:=([.Z43]/SUM([.$CH43:.$CK43]))" office:value-type="float" office:value="0.0142210313185176" calcext:value-type="float">
            <text:p>0.014221031318518</text:p>
          </table:table-cell>
          <table:table-cell table:formula="of:=([.AA43]/SUM([.$CH43:.$CK43]))" office:value-type="float" office:value="0.0178589695627895" calcext:value-type="float">
            <text:p>0.01785896956279</text:p>
          </table:table-cell>
          <table:table-cell table:formula="of:=([.AB43]/SUM([.$CH43:.$CK43]))" office:value-type="float" office:value="0.00595298985426317" calcext:value-type="float">
            <text:p>0.005952989854263</text:p>
          </table:table-cell>
          <table:table-cell table:formula="of:=([.AC43]/SUM([.$CH43:.$CK43]))" office:value-type="float" office:value="0" calcext:value-type="float">
            <text:p>0</text:p>
          </table:table-cell>
          <table:table-cell table:formula="of:=([.AD43]/SUM([.$CH43:.$CK43]))" office:value-type="float" office:value="0" calcext:value-type="float">
            <text:p>0</text:p>
          </table:table-cell>
          <table:table-cell table:formula="of:=([.AE43]/SUM([.$CH43:.$CK43]))" office:value-type="float" office:value="0" calcext:value-type="float">
            <text:p>0</text:p>
          </table:table-cell>
          <table:table-cell table:formula="of:=([.AF43]/SUM([.$CH43:.$CK43]))" office:value-type="float" office:value="0" calcext:value-type="float">
            <text:p>0</text:p>
          </table:table-cell>
          <table:table-cell table:formula="of:=([.AG43]/SUM([.$CH43:.$CK43]))" office:value-type="float" office:value="0" calcext:value-type="float">
            <text:p>0</text:p>
          </table:table-cell>
          <table:table-cell table:formula="of:=([.AH43]/SUM([.$CH43:.$CK43]))" office:value-type="float" office:value="0" calcext:value-type="float">
            <text:p>0</text:p>
          </table:table-cell>
          <table:table-cell table:formula="of:=([.AI43]/SUM([.$CH43:.$CK43]))" office:value-type="float" office:value="0" calcext:value-type="float">
            <text:p>0</text:p>
          </table:table-cell>
          <table:table-cell table:formula="of:=([.AJ43]/SUM([.$CH43:.$CK43]))" office:value-type="float" office:value="0" calcext:value-type="float">
            <text:p>0</text:p>
          </table:table-cell>
          <table:table-cell table:formula="of:=([.AK43]/SUM([.$CH43:.$CK43]))" office:value-type="float" office:value="0" calcext:value-type="float">
            <text:p>0</text:p>
          </table:table-cell>
          <table:table-cell table:formula="of:=([.AL43]/SUM([.$CH43:.$CK43]))" office:value-type="float" office:value="0" calcext:value-type="float">
            <text:p>0</text:p>
          </table:table-cell>
          <table:table-cell table:formula="of:=([.AM43]/SUM([.$CH43:.$CK43]))" office:value-type="float" office:value="0.000992164975710528" calcext:value-type="float">
            <text:p>0.000992164975711</text:p>
          </table:table-cell>
          <table:table-cell table:formula="of:=([.AN43]/SUM([.$CH43:.$CK43]))" office:value-type="float" office:value="0" calcext:value-type="float">
            <text:p>0</text:p>
          </table:table-cell>
          <table:table-cell table:formula="of:=([.AO43]/SUM([.$CH43:.$CK43]))" office:value-type="float" office:value="0" calcext:value-type="float">
            <text:p>0</text:p>
          </table:table-cell>
          <table:table-cell table:formula="of:=([.AP43]/SUM([.$CH43:.$CK43]))" office:value-type="float" office:value="1.46145900922161" calcext:value-type="float">
            <text:p>1.46145900922161</text:p>
          </table:table-cell>
          <table:table-cell table:formula="of:=([.AQ43]/SUM([.$CH43:.$CK43]))" office:value-type="float" office:value="1.14132044372568" calcext:value-type="float">
            <text:p>1.14132044372568</text:p>
          </table:table-cell>
          <table:table-cell table:formula="of:=([.AR43]/SUM([.$CH43:.$CK43]))" office:value-type="float" office:value="0.0208354644899211" calcext:value-type="float">
            <text:p>0.020835464489921</text:p>
          </table:table-cell>
          <table:table-cell table:formula="of:=([.AS43]/SUM([.$CH43:.$CK43]))" office:value-type="float" office:value="0.0238119594170527" calcext:value-type="float">
            <text:p>0.023811959417053</text:p>
          </table:table-cell>
          <table:table-cell table:formula="of:=([.AT43]/SUM([.$CH43:.$CK43]))" office:value-type="float" office:value="0" calcext:value-type="float">
            <text:p>0</text:p>
          </table:table-cell>
          <table:table-cell table:formula="of:=([.AU43]/SUM([.$CH43:.$CK43]))" office:value-type="float" office:value="0" calcext:value-type="float">
            <text:p>0</text:p>
          </table:table-cell>
          <table:table-cell table:formula="of:=([.AV43]/SUM([.$CH43:.$CK43]))" office:value-type="float" office:value="0" calcext:value-type="float">
            <text:p>0</text:p>
          </table:table-cell>
          <table:table-cell table:formula="of:=([.AW43]/SUM([.$CH43:.$CK43]))" office:value-type="float" office:value="0" calcext:value-type="float">
            <text:p>0</text:p>
          </table:table-cell>
          <table:table-cell table:formula="of:=([.AX43]/SUM([.$CH43:.$CK43]))" office:value-type="float" office:value="1.05963219405884" calcext:value-type="float">
            <text:p>1.05963219405884</text:p>
          </table:table-cell>
          <table:table-cell table:formula="of:=([.AY43]/SUM([.$CH43:.$CK43]))" office:value-type="float" office:value="0.323115060423062" calcext:value-type="float">
            <text:p>0.323115060423062</text:p>
          </table:table-cell>
          <table:table-cell table:formula="of:=([.AZ43]/SUM([.$CH43:.$CK43]))" office:value-type="float" office:value="1.91090974321848" calcext:value-type="float">
            <text:p>1.91090974321848</text:p>
          </table:table-cell>
          <table:table-cell table:formula="of:=([.BA43]/SUM([.$CH43:.$CK43]))" office:value-type="float" office:value="0.968353016293476" calcext:value-type="float">
            <text:p>0.968353016293476</text:p>
          </table:table-cell>
          <table:table-cell table:formula="of:=([.BB43]/SUM([.$CH43:.$CK43]))" office:value-type="float" office:value="0.314516297300237" calcext:value-type="float">
            <text:p>0.314516297300237</text:p>
          </table:table-cell>
          <table:table-cell table:formula="of:=([.BC43]/SUM([.$CH43:.$CK43]))" office:value-type="float" office:value="0.389259392137097" calcext:value-type="float">
            <text:p>0.389259392137097</text:p>
          </table:table-cell>
          <table:table-cell table:formula="of:=([.BD43]/SUM([.$CH43:.$CK43]))" office:value-type="float" office:value="0.030095670929886" calcext:value-type="float">
            <text:p>0.030095670929886</text:p>
          </table:table-cell>
          <table:table-cell table:formula="of:=([.BE43]/SUM([.$CH43:.$CK43]))" office:value-type="float" office:value="0.00992164975710528" calcext:value-type="float">
            <text:p>0.009921649757105</text:p>
          </table:table-cell>
          <table:table-cell table:formula="of:=([.BF43]/SUM([.$CH43:.$CK43]))" office:value-type="float" office:value="0.0261270110270439" calcext:value-type="float">
            <text:p>0.026127011027044</text:p>
          </table:table-cell>
          <table:table-cell table:formula="of:=([.BG43]/SUM([.$CH43:.$CK43]))" office:value-type="float" office:value="0.00992164975710528" calcext:value-type="float">
            <text:p>0.009921649757105</text:p>
          </table:table-cell>
          <table:table-cell table:formula="of:=([.BH43]/SUM([.$CH43:.$CK43]))" office:value-type="float" office:value="0.00297649492713158" calcext:value-type="float">
            <text:p>0.002976494927132</text:p>
          </table:table-cell>
          <table:table-cell table:formula="of:=([.BI43]/SUM([.$CH43:.$CK43]))" office:value-type="float" office:value="0.00429938156141229" calcext:value-type="float">
            <text:p>0.004299381561412</text:p>
          </table:table-cell>
          <table:table-cell table:formula="of:=([.BJ43]/SUM([.$CH43:.$CK43]))" office:value-type="float" office:value="0" calcext:value-type="float">
            <text:p>0</text:p>
          </table:table-cell>
          <table:table-cell table:formula="of:=([.BK43]/SUM([.$CH43:.$CK43]))" office:value-type="float" office:value="0" calcext:value-type="float">
            <text:p>0</text:p>
          </table:table-cell>
          <table:table-cell table:formula="of:=([.BL43]/SUM([.$CH43:.$CK43]))" office:value-type="float" office:value="0" calcext:value-type="float">
            <text:p>0</text:p>
          </table:table-cell>
          <table:table-cell table:formula="of:=([.BM43]/SUM([.$CH43:.$CK43]))" office:value-type="float" office:value="0" calcext:value-type="float">
            <text:p>0</text:p>
          </table:table-cell>
          <table:table-cell table:formula="of:=([.BN43]/SUM([.$CH43:.$CK43]))" office:value-type="float" office:value="0" calcext:value-type="float">
            <text:p>0</text:p>
          </table:table-cell>
          <table:table-cell table:formula="of:=([.BO43]/SUM([.$CH43:.$CK43]))" office:value-type="float" office:value="0" calcext:value-type="float">
            <text:p>0</text:p>
          </table:table-cell>
          <table:table-cell table:formula="of:=([.BP43]/SUM([.$CH43:.$CK43]))" office:value-type="float" office:value="0" calcext:value-type="float">
            <text:p>0</text:p>
          </table:table-cell>
          <table:table-cell table:formula="of:=([.BQ43]/SUM([.$CH43:.$CK43]))" office:value-type="float" office:value="0" calcext:value-type="float">
            <text:p>0</text:p>
          </table:table-cell>
          <table:table-cell table:formula="of:=([.BR43]/SUM([.$CH43:.$CK43]))" office:value-type="float" office:value="0" calcext:value-type="float">
            <text:p>0</text:p>
          </table:table-cell>
          <table:table-cell table:formula="of:=([.BS43]/SUM([.$CH43:.$CK43]))" office:value-type="float" office:value="0" calcext:value-type="float">
            <text:p>0</text:p>
          </table:table-cell>
          <table:table-cell table:formula="of:=([.BT43]/SUM([.$CH43:.$CK43]))" office:value-type="float" office:value="0" calcext:value-type="float">
            <text:p>0</text:p>
          </table:table-cell>
          <table:table-cell table:formula="of:=([.BU43]/SUM([.$CH43:.$CK43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43</text:p>
          </table:table-cell>
          <table:table-cell table:formula="of:=([.B44]/SUM([.$CH44:.$CK44]))" office:value-type="float" office:value="0.240030854524098" calcext:value-type="float">
            <text:p>0.240030854524098</text:p>
          </table:table-cell>
          <table:table-cell table:formula="of:=([.C44]/SUM([.$CH44:.$CK44]))" office:value-type="float" office:value="0.353913164201481" calcext:value-type="float">
            <text:p>0.353913164201481</text:p>
          </table:table-cell>
          <table:table-cell table:formula="of:=([.D44]/SUM([.$CH44:.$CK44]))" office:value-type="float" office:value="0.562180925550254" calcext:value-type="float">
            <text:p>0.562180925550254</text:p>
          </table:table-cell>
          <table:table-cell table:formula="of:=([.E44]/SUM([.$CH44:.$CK44]))" office:value-type="float" office:value="1.09272787619012" calcext:value-type="float">
            <text:p>1.09272787619012</text:p>
          </table:table-cell>
          <table:table-cell table:formula="of:=([.F44]/SUM([.$CH44:.$CK44]))" office:value-type="float" office:value="0.0284060182868755" calcext:value-type="float">
            <text:p>0.028406018286876</text:p>
          </table:table-cell>
          <table:table-cell table:formula="of:=([.G44]/SUM([.$CH44:.$CK44]))" office:value-type="float" office:value="0.115560847121607" calcext:value-type="float">
            <text:p>0.115560847121607</text:p>
          </table:table-cell>
          <table:table-cell table:formula="of:=([.H44]/SUM([.$CH44:.$CK44]))" office:value-type="float" office:value="0.235124360456365" calcext:value-type="float">
            <text:p>0.235124360456365</text:p>
          </table:table-cell>
          <table:table-cell table:formula="of:=([.I44]/SUM([.$CH44:.$CK44]))" office:value-type="float" office:value="0.209429825733237" calcext:value-type="float">
            <text:p>0.209429825733237</text:p>
          </table:table-cell>
          <table:table-cell table:formula="of:=([.J44]/SUM([.$CH44:.$CK44]))" office:value-type="float" office:value="0.540876411835098" calcext:value-type="float">
            <text:p>0.540876411835098</text:p>
          </table:table-cell>
          <table:table-cell table:formula="of:=([.K44]/SUM([.$CH44:.$CK44]))" office:value-type="float" office:value="0.0627514767610068" calcext:value-type="float">
            <text:p>0.062751476761007</text:p>
          </table:table-cell>
          <table:table-cell table:formula="of:=([.L44]/SUM([.$CH44:.$CK44]))" office:value-type="float" office:value="0.00038735479482103" calcext:value-type="float">
            <text:p>0.000387354794821</text:p>
          </table:table-cell>
          <table:table-cell table:formula="of:=([.M44]/SUM([.$CH44:.$CK44]))" office:value-type="float" office:value="0.00206589223904549" calcext:value-type="float">
            <text:p>0.002065892239046</text:p>
          </table:table-cell>
          <table:table-cell table:formula="of:=([.N44]/SUM([.$CH44:.$CK44]))" office:value-type="float" office:value="0.000774709589642059" calcext:value-type="float">
            <text:p>0.000774709589642</text:p>
          </table:table-cell>
          <table:table-cell table:formula="of:=([.O44]/SUM([.$CH44:.$CK44]))" office:value-type="float" office:value="0.00232412876892618" calcext:value-type="float">
            <text:p>0.002324128768926</text:p>
          </table:table-cell>
          <table:table-cell table:formula="of:=([.P44]/SUM([.$CH44:.$CK44]))" office:value-type="float" office:value="0.00038735479482103" calcext:value-type="float">
            <text:p>0.000387354794821</text:p>
          </table:table-cell>
          <table:table-cell table:formula="of:=([.Q44]/SUM([.$CH44:.$CK44]))" office:value-type="float" office:value="0" calcext:value-type="float">
            <text:p>0</text:p>
          </table:table-cell>
          <table:table-cell table:formula="of:=([.R44]/SUM([.$CH44:.$CK44]))" office:value-type="float" office:value="0.00038735479482103" calcext:value-type="float">
            <text:p>0.000387354794821</text:p>
          </table:table-cell>
          <table:table-cell table:formula="of:=([.S44]/SUM([.$CH44:.$CK44]))" office:value-type="float" office:value="0" calcext:value-type="float">
            <text:p>0</text:p>
          </table:table-cell>
          <table:table-cell table:formula="of:=([.T44]/SUM([.$CH44:.$CK44]))" office:value-type="float" office:value="0" calcext:value-type="float">
            <text:p>0</text:p>
          </table:table-cell>
          <table:table-cell table:formula="of:=([.U44]/SUM([.$CH44:.$CK44]))" office:value-type="float" office:value="0" calcext:value-type="float">
            <text:p>0</text:p>
          </table:table-cell>
          <table:table-cell table:formula="of:=([.V44]/SUM([.$CH44:.$CK44]))" office:value-type="float" office:value="0.475026096715523" calcext:value-type="float">
            <text:p>0.475026096715523</text:p>
          </table:table-cell>
          <table:table-cell table:formula="of:=([.W44]/SUM([.$CH44:.$CK44]))" office:value-type="float" office:value="0.100970483183348" calcext:value-type="float">
            <text:p>0.100970483183348</text:p>
          </table:table-cell>
          <table:table-cell table:formula="of:=([.X44]/SUM([.$CH44:.$CK44]))" office:value-type="float" office:value="0.0143321274083781" calcext:value-type="float">
            <text:p>0.014332127408378</text:p>
          </table:table-cell>
          <table:table-cell table:formula="of:=([.Y44]/SUM([.$CH44:.$CK44]))" office:value-type="float" office:value="0.000774709589642059" calcext:value-type="float">
            <text:p>0.000774709589642</text:p>
          </table:table-cell>
          <table:table-cell table:formula="of:=([.Z44]/SUM([.$CH44:.$CK44]))" office:value-type="float" office:value="0.00309883835856824" calcext:value-type="float">
            <text:p>0.003098838358568</text:p>
          </table:table-cell>
          <table:table-cell table:formula="of:=([.AA44]/SUM([.$CH44:.$CK44]))" office:value-type="float" office:value="0.269211582400616" calcext:value-type="float">
            <text:p>0.269211582400616</text:p>
          </table:table-cell>
          <table:table-cell table:formula="of:=([.AB44]/SUM([.$CH44:.$CK44]))" office:value-type="float" office:value="0.137510952161466" calcext:value-type="float">
            <text:p>0.137510952161466</text:p>
          </table:table-cell>
          <table:table-cell table:formula="of:=([.AC44]/SUM([.$CH44:.$CK44]))" office:value-type="float" office:value="0.00735974110159956" calcext:value-type="float">
            <text:p>0.0073597411016</text:p>
          </table:table-cell>
          <table:table-cell table:formula="of:=([.AD44]/SUM([.$CH44:.$CK44]))" office:value-type="float" office:value="0.000774709589642059" calcext:value-type="float">
            <text:p>0.000774709589642</text:p>
          </table:table-cell>
          <table:table-cell table:formula="of:=([.AE44]/SUM([.$CH44:.$CK44]))" office:value-type="float" office:value="0" calcext:value-type="float">
            <text:p>0</text:p>
          </table:table-cell>
          <table:table-cell table:formula="of:=([.AF44]/SUM([.$CH44:.$CK44]))" office:value-type="float" office:value="0.00154941917928412" calcext:value-type="float">
            <text:p>0.001549419179284</text:p>
          </table:table-cell>
          <table:table-cell table:formula="of:=([.AG44]/SUM([.$CH44:.$CK44]))" office:value-type="float" office:value="0.00038735479482103" calcext:value-type="float">
            <text:p>0.000387354794821</text:p>
          </table:table-cell>
          <table:table-cell table:formula="of:=([.AH44]/SUM([.$CH44:.$CK44]))" office:value-type="float" office:value="0" calcext:value-type="float">
            <text:p>0</text:p>
          </table:table-cell>
          <table:table-cell table:formula="of:=([.AI44]/SUM([.$CH44:.$CK44]))" office:value-type="float" office:value="0" calcext:value-type="float">
            <text:p>0</text:p>
          </table:table-cell>
          <table:table-cell table:formula="of:=([.AJ44]/SUM([.$CH44:.$CK44]))" office:value-type="float" office:value="0" calcext:value-type="float">
            <text:p>0</text:p>
          </table:table-cell>
          <table:table-cell table:formula="of:=([.AK44]/SUM([.$CH44:.$CK44]))" office:value-type="float" office:value="0" calcext:value-type="float">
            <text:p>0</text:p>
          </table:table-cell>
          <table:table-cell table:formula="of:=([.AL44]/SUM([.$CH44:.$CK44]))" office:value-type="float" office:value="0" calcext:value-type="float">
            <text:p>0</text:p>
          </table:table-cell>
          <table:table-cell table:formula="of:=([.AM44]/SUM([.$CH44:.$CK44]))" office:value-type="float" office:value="0.00038735479482103" calcext:value-type="float">
            <text:p>0.000387354794821</text:p>
          </table:table-cell>
          <table:table-cell table:formula="of:=([.AN44]/SUM([.$CH44:.$CK44]))" office:value-type="float" office:value="0" calcext:value-type="float">
            <text:p>0</text:p>
          </table:table-cell>
          <table:table-cell table:formula="of:=([.AO44]/SUM([.$CH44:.$CK44]))" office:value-type="float" office:value="0" calcext:value-type="float">
            <text:p>0</text:p>
          </table:table-cell>
          <table:table-cell table:formula="of:=([.AP44]/SUM([.$CH44:.$CK44]))" office:value-type="float" office:value="0.518668070265359" calcext:value-type="float">
            <text:p>0.518668070265359</text:p>
          </table:table-cell>
          <table:table-cell table:formula="of:=([.AQ44]/SUM([.$CH44:.$CK44]))" office:value-type="float" office:value="0.734553809245613" calcext:value-type="float">
            <text:p>0.734553809245613</text:p>
          </table:table-cell>
          <table:table-cell table:formula="of:=([.AR44]/SUM([.$CH44:.$CK44]))" office:value-type="float" office:value="0.326669210299068" calcext:value-type="float">
            <text:p>0.326669210299068</text:p>
          </table:table-cell>
          <table:table-cell table:formula="of:=([.AS44]/SUM([.$CH44:.$CK44]))" office:value-type="float" office:value="0.115948201916428" calcext:value-type="float">
            <text:p>0.115948201916428</text:p>
          </table:table-cell>
          <table:table-cell table:formula="of:=([.AT44]/SUM([.$CH44:.$CK44]))" office:value-type="float" office:value="0.00116206438446309" calcext:value-type="float">
            <text:p>0.001162064384463</text:p>
          </table:table-cell>
          <table:table-cell table:formula="of:=([.AU44]/SUM([.$CH44:.$CK44]))" office:value-type="float" office:value="0.000774709589642059" calcext:value-type="float">
            <text:p>0.000774709589642</text:p>
          </table:table-cell>
          <table:table-cell table:formula="of:=([.AV44]/SUM([.$CH44:.$CK44]))" office:value-type="float" office:value="0" calcext:value-type="float">
            <text:p>0</text:p>
          </table:table-cell>
          <table:table-cell table:formula="of:=([.AW44]/SUM([.$CH44:.$CK44]))" office:value-type="float" office:value="0" calcext:value-type="float">
            <text:p>0</text:p>
          </table:table-cell>
          <table:table-cell table:formula="of:=([.AX44]/SUM([.$CH44:.$CK44]))" office:value-type="float" office:value="0.575092752044289" calcext:value-type="float">
            <text:p>0.575092752044289</text:p>
          </table:table-cell>
          <table:table-cell table:formula="of:=([.AY44]/SUM([.$CH44:.$CK44]))" office:value-type="float" office:value="0.167079034832804" calcext:value-type="float">
            <text:p>0.167079034832804</text:p>
          </table:table-cell>
          <table:table-cell table:formula="of:=([.AZ44]/SUM([.$CH44:.$CK44]))" office:value-type="float" office:value="0.757407742140053" calcext:value-type="float">
            <text:p>0.757407742140053</text:p>
          </table:table-cell>
          <table:table-cell table:formula="of:=([.BA44]/SUM([.$CH44:.$CK44]))" office:value-type="float" office:value="0.236415543105768" calcext:value-type="float">
            <text:p>0.236415543105768</text:p>
          </table:table-cell>
          <table:table-cell table:formula="of:=([.BB44]/SUM([.$CH44:.$CK44]))" office:value-type="float" office:value="0.0570702731036317" calcext:value-type="float">
            <text:p>0.057070273103632</text:p>
          </table:table-cell>
          <table:table-cell table:formula="of:=([.BC44]/SUM([.$CH44:.$CK44]))" office:value-type="float" office:value="0.240030854524098" calcext:value-type="float">
            <text:p>0.240030854524098</text:p>
          </table:table-cell>
          <table:table-cell table:formula="of:=([.BD44]/SUM([.$CH44:.$CK44]))" office:value-type="float" office:value="0.261077131709374" calcext:value-type="float">
            <text:p>0.261077131709374</text:p>
          </table:table-cell>
          <table:table-cell table:formula="of:=([.BE44]/SUM([.$CH44:.$CK44]))" office:value-type="float" office:value="0.0974842900299591" calcext:value-type="float">
            <text:p>0.097484290029959</text:p>
          </table:table-cell>
          <table:table-cell table:formula="of:=([.BF44]/SUM([.$CH44:.$CK44]))" office:value-type="float" office:value="0.465471345109937" calcext:value-type="float">
            <text:p>0.465471345109937</text:p>
          </table:table-cell>
          <table:table-cell table:formula="of:=([.BG44]/SUM([.$CH44:.$CK44]))" office:value-type="float" office:value="0.141642736639557" calcext:value-type="float">
            <text:p>0.141642736639557</text:p>
          </table:table-cell>
          <table:table-cell table:formula="of:=([.BH44]/SUM([.$CH44:.$CK44]))" office:value-type="float" office:value="0.0200133310657532" calcext:value-type="float">
            <text:p>0.020013331065753</text:p>
          </table:table-cell>
          <table:table-cell table:formula="of:=([.BI44]/SUM([.$CH44:.$CK44]))" office:value-type="float" office:value="0.115560847121607" calcext:value-type="float">
            <text:p>0.115560847121607</text:p>
          </table:table-cell>
          <table:table-cell table:formula="of:=([.BJ44]/SUM([.$CH44:.$CK44]))" office:value-type="float" office:value="0.00245324703386652" calcext:value-type="float">
            <text:p>0.002453247033867</text:p>
          </table:table-cell>
          <table:table-cell table:formula="of:=([.BK44]/SUM([.$CH44:.$CK44]))" office:value-type="float" office:value="0.00038735479482103" calcext:value-type="float">
            <text:p>0.000387354794821</text:p>
          </table:table-cell>
          <table:table-cell table:formula="of:=([.BL44]/SUM([.$CH44:.$CK44]))" office:value-type="float" office:value="0.00154941917928412" calcext:value-type="float">
            <text:p>0.001549419179284</text:p>
          </table:table-cell>
          <table:table-cell table:formula="of:=([.BM44]/SUM([.$CH44:.$CK44]))" office:value-type="float" office:value="0.00038735479482103" calcext:value-type="float">
            <text:p>0.000387354794821</text:p>
          </table:table-cell>
          <table:table-cell table:formula="of:=([.BN44]/SUM([.$CH44:.$CK44]))" office:value-type="float" office:value="0.00038735479482103" calcext:value-type="float">
            <text:p>0.000387354794821</text:p>
          </table:table-cell>
          <table:table-cell table:formula="of:=([.BO44]/SUM([.$CH44:.$CK44]))" office:value-type="float" office:value="0.00038735479482103" calcext:value-type="float">
            <text:p>0.000387354794821</text:p>
          </table:table-cell>
          <table:table-cell table:formula="of:=([.BP44]/SUM([.$CH44:.$CK44]))" office:value-type="float" office:value="0.00038735479482103" calcext:value-type="float">
            <text:p>0.000387354794821</text:p>
          </table:table-cell>
          <table:table-cell table:formula="of:=([.BQ44]/SUM([.$CH44:.$CK44]))" office:value-type="float" office:value="0" calcext:value-type="float">
            <text:p>0</text:p>
          </table:table-cell>
          <table:table-cell table:formula="of:=([.BR44]/SUM([.$CH44:.$CK44]))" office:value-type="float" office:value="0" calcext:value-type="float">
            <text:p>0</text:p>
          </table:table-cell>
          <table:table-cell table:formula="of:=([.BS44]/SUM([.$CH44:.$CK44]))" office:value-type="float" office:value="0" calcext:value-type="float">
            <text:p>0</text:p>
          </table:table-cell>
          <table:table-cell table:formula="of:=([.BT44]/SUM([.$CH44:.$CK44]))" office:value-type="float" office:value="0" calcext:value-type="float">
            <text:p>0</text:p>
          </table:table-cell>
          <table:table-cell table:formula="of:=([.BU44]/SUM([.$CH44:.$CK44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44</text:p>
          </table:table-cell>
          <table:table-cell table:formula="of:=([.B45]/SUM([.$CH45:.$CK45]))" office:value-type="float" office:value="0.161865304042417" calcext:value-type="float">
            <text:p>0.161865304042417</text:p>
          </table:table-cell>
          <table:table-cell table:formula="of:=([.C45]/SUM([.$CH45:.$CK45]))" office:value-type="float" office:value="0.306591928833284" calcext:value-type="float">
            <text:p>0.306591928833284</text:p>
          </table:table-cell>
          <table:table-cell table:formula="of:=([.D45]/SUM([.$CH45:.$CK45]))" office:value-type="float" office:value="0.408789238444379" calcext:value-type="float">
            <text:p>0.408789238444379</text:p>
          </table:table-cell>
          <table:table-cell table:formula="of:=([.E45]/SUM([.$CH45:.$CK45]))" office:value-type="float" office:value="0.832601269812955" calcext:value-type="float">
            <text:p>0.832601269812955</text:p>
          </table:table-cell>
          <table:table-cell table:formula="of:=([.F45]/SUM([.$CH45:.$CK45]))" office:value-type="float" office:value="0.067285185209789" calcext:value-type="float">
            <text:p>0.067285185209789</text:p>
          </table:table-cell>
          <table:table-cell table:formula="of:=([.G45]/SUM([.$CH45:.$CK45]))" office:value-type="float" office:value="0.24565440260555" calcext:value-type="float">
            <text:p>0.24565440260555</text:p>
          </table:table-cell>
          <table:table-cell table:formula="of:=([.H45]/SUM([.$CH45:.$CK45]))" office:value-type="float" office:value="0.562190997177388" calcext:value-type="float">
            <text:p>0.562190997177388</text:p>
          </table:table-cell>
          <table:table-cell table:formula="of:=([.I45]/SUM([.$CH45:.$CK45]))" office:value-type="float" office:value="0.457031446708001" calcext:value-type="float">
            <text:p>0.457031446708001</text:p>
          </table:table-cell>
          <table:table-cell table:formula="of:=([.J45]/SUM([.$CH45:.$CK45]))" office:value-type="float" office:value="1.17050831629105" calcext:value-type="float">
            <text:p>1.17050831629105</text:p>
          </table:table-cell>
          <table:table-cell table:formula="of:=([.K45]/SUM([.$CH45:.$CK45]))" office:value-type="float" office:value="0.16482754490071" calcext:value-type="float">
            <text:p>0.16482754490071</text:p>
          </table:table-cell>
          <table:table-cell table:formula="of:=([.L45]/SUM([.$CH45:.$CK45]))" office:value-type="float" office:value="0.00126953179641111" calcext:value-type="float">
            <text:p>0.001269531796411</text:p>
          </table:table-cell>
          <table:table-cell table:formula="of:=([.M45]/SUM([.$CH45:.$CK45]))" office:value-type="float" office:value="0.000634765898205557" calcext:value-type="float">
            <text:p>0.000634765898206</text:p>
          </table:table-cell>
          <table:table-cell table:formula="of:=([.N45]/SUM([.$CH45:.$CK45]))" office:value-type="float" office:value="0.000634765898205557" calcext:value-type="float">
            <text:p>0.000634765898206</text:p>
          </table:table-cell>
          <table:table-cell table:formula="of:=([.O45]/SUM([.$CH45:.$CK45]))" office:value-type="float" office:value="0.00190429769461667" calcext:value-type="float">
            <text:p>0.001904297694617</text:p>
          </table:table-cell>
          <table:table-cell table:formula="of:=([.P45]/SUM([.$CH45:.$CK45]))" office:value-type="float" office:value="0" calcext:value-type="float">
            <text:p>0</text:p>
          </table:table-cell>
          <table:table-cell table:formula="of:=([.Q45]/SUM([.$CH45:.$CK45]))" office:value-type="float" office:value="0" calcext:value-type="float">
            <text:p>0</text:p>
          </table:table-cell>
          <table:table-cell table:formula="of:=([.R45]/SUM([.$CH45:.$CK45]))" office:value-type="float" office:value="0.000634765898205557" calcext:value-type="float">
            <text:p>0.000634765898206</text:p>
          </table:table-cell>
          <table:table-cell table:formula="of:=([.S45]/SUM([.$CH45:.$CK45]))" office:value-type="float" office:value="0.00359700675649816" calcext:value-type="float">
            <text:p>0.003597006756498</text:p>
          </table:table-cell>
          <table:table-cell table:formula="of:=([.T45]/SUM([.$CH45:.$CK45]))" office:value-type="float" office:value="0.0196777428443723" calcext:value-type="float">
            <text:p>0.019677742844372</text:p>
          </table:table-cell>
          <table:table-cell table:formula="of:=([.U45]/SUM([.$CH45:.$CK45]))" office:value-type="float" office:value="0.00126953179641111" calcext:value-type="float">
            <text:p>0.001269531796411</text:p>
          </table:table-cell>
          <table:table-cell table:formula="of:=([.V45]/SUM([.$CH45:.$CK45]))" office:value-type="float" office:value="0.345735825889293" calcext:value-type="float">
            <text:p>0.345735825889293</text:p>
          </table:table-cell>
          <table:table-cell table:formula="of:=([.W45]/SUM([.$CH45:.$CK45]))" office:value-type="float" office:value="0.141552795299839" calcext:value-type="float">
            <text:p>0.141552795299839</text:p>
          </table:table-cell>
          <table:table-cell table:formula="of:=([.X45]/SUM([.$CH45:.$CK45]))" office:value-type="float" office:value="0.00698242488026113" calcext:value-type="float">
            <text:p>0.006982424880261</text:p>
          </table:table-cell>
          <table:table-cell table:formula="of:=([.Y45]/SUM([.$CH45:.$CK45]))" office:value-type="float" office:value="0.000634765898205557" calcext:value-type="float">
            <text:p>0.000634765898206</text:p>
          </table:table-cell>
          <table:table-cell table:formula="of:=([.Z45]/SUM([.$CH45:.$CK45]))" office:value-type="float" office:value="0.000634765898205557" calcext:value-type="float">
            <text:p>0.000634765898206</text:p>
          </table:table-cell>
          <table:table-cell table:formula="of:=([.AA45]/SUM([.$CH45:.$CK45]))" office:value-type="float" office:value="0.552669508704305" calcext:value-type="float">
            <text:p>0.552669508704305</text:p>
          </table:table-cell>
          <table:table-cell table:formula="of:=([.AB45]/SUM([.$CH45:.$CK45]))" office:value-type="float" office:value="0.297070440360201" calcext:value-type="float">
            <text:p>0.297070440360201</text:p>
          </table:table-cell>
          <table:table-cell table:formula="of:=([.AC45]/SUM([.$CH45:.$CK45]))" office:value-type="float" office:value="0.0107910202694945" calcext:value-type="float">
            <text:p>0.010791020269495</text:p>
          </table:table-cell>
          <table:table-cell table:formula="of:=([.AD45]/SUM([.$CH45:.$CK45]))" office:value-type="float" office:value="0" calcext:value-type="float">
            <text:p>0</text:p>
          </table:table-cell>
          <table:table-cell table:formula="of:=([.AE45]/SUM([.$CH45:.$CK45]))" office:value-type="float" office:value="0" calcext:value-type="float">
            <text:p>0</text:p>
          </table:table-cell>
          <table:table-cell table:formula="of:=([.AF45]/SUM([.$CH45:.$CK45]))" office:value-type="float" office:value="0" calcext:value-type="float">
            <text:p>0</text:p>
          </table:table-cell>
          <table:table-cell table:formula="of:=([.AG45]/SUM([.$CH45:.$CK45]))" office:value-type="float" office:value="0.00190429769461667" calcext:value-type="float">
            <text:p>0.001904297694617</text:p>
          </table:table-cell>
          <table:table-cell table:formula="of:=([.AH45]/SUM([.$CH45:.$CK45]))" office:value-type="float" office:value="0" calcext:value-type="float">
            <text:p>0</text:p>
          </table:table-cell>
          <table:table-cell table:formula="of:=([.AI45]/SUM([.$CH45:.$CK45]))" office:value-type="float" office:value="0" calcext:value-type="float">
            <text:p>0</text:p>
          </table:table-cell>
          <table:table-cell table:formula="of:=([.AJ45]/SUM([.$CH45:.$CK45]))" office:value-type="float" office:value="0" calcext:value-type="float">
            <text:p>0</text:p>
          </table:table-cell>
          <table:table-cell table:formula="of:=([.AK45]/SUM([.$CH45:.$CK45]))" office:value-type="float" office:value="0.00253906359282223" calcext:value-type="float">
            <text:p>0.002539063592822</text:p>
          </table:table-cell>
          <table:table-cell table:formula="of:=([.AL45]/SUM([.$CH45:.$CK45]))" office:value-type="float" office:value="0.00655924761479075" calcext:value-type="float">
            <text:p>0.006559247614791</text:p>
          </table:table-cell>
          <table:table-cell table:formula="of:=([.AM45]/SUM([.$CH45:.$CK45]))" office:value-type="float" office:value="0.0114257861677" calcext:value-type="float">
            <text:p>0.0114257861677</text:p>
          </table:table-cell>
          <table:table-cell table:formula="of:=([.AN45]/SUM([.$CH45:.$CK45]))" office:value-type="float" office:value="0.00190429769461667" calcext:value-type="float">
            <text:p>0.001904297694617</text:p>
          </table:table-cell>
          <table:table-cell table:formula="of:=([.AO45]/SUM([.$CH45:.$CK45]))" office:value-type="float" office:value="0" calcext:value-type="float">
            <text:p>0</text:p>
          </table:table-cell>
          <table:table-cell table:formula="of:=([.AP45]/SUM([.$CH45:.$CK45]))" office:value-type="float" office:value="0.425716329063193" calcext:value-type="float">
            <text:p>0.425716329063193</text:p>
          </table:table-cell>
          <table:table-cell table:formula="of:=([.AQ45]/SUM([.$CH45:.$CK45]))" office:value-type="float" office:value="0.420426613244814" calcext:value-type="float">
            <text:p>0.420426613244814</text:p>
          </table:table-cell>
          <table:table-cell table:formula="of:=([.AR45]/SUM([.$CH45:.$CK45]))" office:value-type="float" office:value="0.664599895421218" calcext:value-type="float">
            <text:p>0.664599895421218</text:p>
          </table:table-cell>
          <table:table-cell table:formula="of:=([.AS45]/SUM([.$CH45:.$CK45]))" office:value-type="float" office:value="0.339599755539973" calcext:value-type="float">
            <text:p>0.339599755539973</text:p>
          </table:table-cell>
          <table:table-cell table:formula="of:=([.AT45]/SUM([.$CH45:.$CK45]))" office:value-type="float" office:value="0.000634765898205557" calcext:value-type="float">
            <text:p>0.000634765898206</text:p>
          </table:table-cell>
          <table:table-cell table:formula="of:=([.AU45]/SUM([.$CH45:.$CK45]))" office:value-type="float" office:value="0.000634765898205557" calcext:value-type="float">
            <text:p>0.000634765898206</text:p>
          </table:table-cell>
          <table:table-cell table:formula="of:=([.AV45]/SUM([.$CH45:.$CK45]))" office:value-type="float" office:value="0.0162923247206093" calcext:value-type="float">
            <text:p>0.016292324720609</text:p>
          </table:table-cell>
          <table:table-cell table:formula="of:=([.AW45]/SUM([.$CH45:.$CK45]))" office:value-type="float" office:value="0.00253906359282223" calcext:value-type="float">
            <text:p>0.002539063592822</text:p>
          </table:table-cell>
          <table:table-cell table:formula="of:=([.AX45]/SUM([.$CH45:.$CK45]))" office:value-type="float" office:value="0.348698066747586" calcext:value-type="float">
            <text:p>0.348698066747586</text:p>
          </table:table-cell>
          <table:table-cell table:formula="of:=([.AY45]/SUM([.$CH45:.$CK45]))" office:value-type="float" office:value="0.11954757749538" calcext:value-type="float">
            <text:p>0.11954757749538</text:p>
          </table:table-cell>
          <table:table-cell table:formula="of:=([.AZ45]/SUM([.$CH45:.$CK45]))" office:value-type="float" office:value="0.707552387866461" calcext:value-type="float">
            <text:p>0.707552387866461</text:p>
          </table:table-cell>
          <table:table-cell table:formula="of:=([.BA45]/SUM([.$CH45:.$CK45]))" office:value-type="float" office:value="0.245865991238286" calcext:value-type="float">
            <text:p>0.245865991238286</text:p>
          </table:table-cell>
          <table:table-cell table:formula="of:=([.BB45]/SUM([.$CH45:.$CK45]))" office:value-type="float" office:value="0.0609375262277335" calcext:value-type="float">
            <text:p>0.060937526227734</text:p>
          </table:table-cell>
          <table:table-cell table:formula="of:=([.BC45]/SUM([.$CH45:.$CK45]))" office:value-type="float" office:value="0.161865304042417" calcext:value-type="float">
            <text:p>0.161865304042417</text:p>
          </table:table-cell>
          <table:table-cell table:formula="of:=([.BD45]/SUM([.$CH45:.$CK45]))" office:value-type="float" office:value="0.701204728884405" calcext:value-type="float">
            <text:p>0.701204728884405</text:p>
          </table:table-cell>
          <table:table-cell table:formula="of:=([.BE45]/SUM([.$CH45:.$CK45]))" office:value-type="float" office:value="0.284375122396089" calcext:value-type="float">
            <text:p>0.284375122396089</text:p>
          </table:table-cell>
          <table:table-cell table:formula="of:=([.BF45]/SUM([.$CH45:.$CK45]))" office:value-type="float" office:value="0.951725670042865" calcext:value-type="float">
            <text:p>0.951725670042865</text:p>
          </table:table-cell>
          <table:table-cell table:formula="of:=([.BG45]/SUM([.$CH45:.$CK45]))" office:value-type="float" office:value="0.231054786946823" calcext:value-type="float">
            <text:p>0.231054786946823</text:p>
          </table:table-cell>
          <table:table-cell table:formula="of:=([.BH45]/SUM([.$CH45:.$CK45]))" office:value-type="float" office:value="0.0448567901398593" calcext:value-type="float">
            <text:p>0.044856790139859</text:p>
          </table:table-cell>
          <table:table-cell table:formula="of:=([.BI45]/SUM([.$CH45:.$CK45]))" office:value-type="float" office:value="0.24565440260555" calcext:value-type="float">
            <text:p>0.24565440260555</text:p>
          </table:table-cell>
          <table:table-cell table:formula="of:=([.BJ45]/SUM([.$CH45:.$CK45]))" office:value-type="float" office:value="0.000634765898205557" calcext:value-type="float">
            <text:p>0.000634765898206</text:p>
          </table:table-cell>
          <table:table-cell table:formula="of:=([.BK45]/SUM([.$CH45:.$CK45]))" office:value-type="float" office:value="0" calcext:value-type="float">
            <text:p>0</text:p>
          </table:table-cell>
          <table:table-cell table:formula="of:=([.BL45]/SUM([.$CH45:.$CK45]))" office:value-type="float" office:value="0.00126953179641111" calcext:value-type="float">
            <text:p>0.001269531796411</text:p>
          </table:table-cell>
          <table:table-cell table:formula="of:=([.BM45]/SUM([.$CH45:.$CK45]))" office:value-type="float" office:value="0.000634765898205557" calcext:value-type="float">
            <text:p>0.000634765898206</text:p>
          </table:table-cell>
          <table:table-cell table:formula="of:=([.BN45]/SUM([.$CH45:.$CK45]))" office:value-type="float" office:value="0" calcext:value-type="float">
            <text:p>0</text:p>
          </table:table-cell>
          <table:table-cell table:formula="of:=([.BO45]/SUM([.$CH45:.$CK45]))" office:value-type="float" office:value="0.00126953179641111" calcext:value-type="float">
            <text:p>0.001269531796411</text:p>
          </table:table-cell>
          <table:table-cell table:formula="of:=([.BP45]/SUM([.$CH45:.$CK45]))" office:value-type="float" office:value="0.00126953179641111" calcext:value-type="float">
            <text:p>0.001269531796411</text:p>
          </table:table-cell>
          <table:table-cell table:formula="of:=([.BQ45]/SUM([.$CH45:.$CK45]))" office:value-type="float" office:value="0" calcext:value-type="float">
            <text:p>0</text:p>
          </table:table-cell>
          <table:table-cell table:formula="of:=([.BR45]/SUM([.$CH45:.$CK45]))" office:value-type="float" office:value="0.00380859538923334" calcext:value-type="float">
            <text:p>0.003808595389233</text:p>
          </table:table-cell>
          <table:table-cell table:formula="of:=([.BS45]/SUM([.$CH45:.$CK45]))" office:value-type="float" office:value="0.00677083624752594" calcext:value-type="float">
            <text:p>0.006770836247526</text:p>
          </table:table-cell>
          <table:table-cell table:formula="of:=([.BT45]/SUM([.$CH45:.$CK45]))" office:value-type="float" office:value="0.0126953179641111" calcext:value-type="float">
            <text:p>0.012695317964111</text:p>
          </table:table-cell>
          <table:table-cell table:formula="of:=([.BU45]/SUM([.$CH45:.$CK45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45</text:p>
          </table:table-cell>
          <table:table-cell table:formula="of:=([.B46]/SUM([.$CH46:.$CK46]))" office:value-type="float" office:value="0.00937981710326834" calcext:value-type="float">
            <text:p>0.009379817103268</text:p>
          </table:table-cell>
          <table:table-cell table:formula="of:=([.C46]/SUM([.$CH46:.$CK46]))" office:value-type="float" office:value="0.019853946201918" calcext:value-type="float">
            <text:p>0.019853946201918</text:p>
          </table:table-cell>
          <table:table-cell table:formula="of:=([.D46]/SUM([.$CH46:.$CK46]))" office:value-type="float" office:value="0.0159456890755562" calcext:value-type="float">
            <text:p>0.015945689075556</text:p>
          </table:table-cell>
          <table:table-cell table:formula="of:=([.E46]/SUM([.$CH46:.$CK46]))" office:value-type="float" office:value="0.0494003700772133" calcext:value-type="float">
            <text:p>0.049400370077213</text:p>
          </table:table-cell>
          <table:table-cell table:formula="of:=([.F46]/SUM([.$CH46:.$CK46]))" office:value-type="float" office:value="0.00515889940679759" calcext:value-type="float">
            <text:p>0.005158899406798</text:p>
          </table:table-cell>
          <table:table-cell table:formula="of:=([.G46]/SUM([.$CH46:.$CK46]))" office:value-type="float" office:value="0.523393794362374" calcext:value-type="float">
            <text:p>0.523393794362374</text:p>
          </table:table-cell>
          <table:table-cell table:formula="of:=([.H46]/SUM([.$CH46:.$CK46]))" office:value-type="float" office:value="1.10416080333974" calcext:value-type="float">
            <text:p>1.10416080333974</text:p>
          </table:table-cell>
          <table:table-cell table:formula="of:=([.I46]/SUM([.$CH46:.$CK46]))" office:value-type="float" office:value="0.96893510676762" calcext:value-type="float">
            <text:p>0.96893510676762</text:p>
          </table:table-cell>
          <table:table-cell table:formula="of:=([.J46]/SUM([.$CH46:.$CK46]))" office:value-type="float" office:value="2.149541419499" calcext:value-type="float">
            <text:p>2.149541419499</text:p>
          </table:table-cell>
          <table:table-cell table:formula="of:=([.K46]/SUM([.$CH46:.$CK46]))" office:value-type="float" office:value="0.195569186603145" calcext:value-type="float">
            <text:p>0.195569186603145</text:p>
          </table:table-cell>
          <table:table-cell table:formula="of:=([.L46]/SUM([.$CH46:.$CK46]))" office:value-type="float" office:value="0.000781651425272362" calcext:value-type="float">
            <text:p>0.000781651425272</text:p>
          </table:table-cell>
          <table:table-cell table:formula="of:=([.M46]/SUM([.$CH46:.$CK46]))" office:value-type="float" office:value="0.00187596342065367" calcext:value-type="float">
            <text:p>0.001875963420654</text:p>
          </table:table-cell>
          <table:table-cell table:formula="of:=([.N46]/SUM([.$CH46:.$CK46]))" office:value-type="float" office:value="0.00187596342065367" calcext:value-type="float">
            <text:p>0.001875963420654</text:p>
          </table:table-cell>
          <table:table-cell table:formula="of:=([.O46]/SUM([.$CH46:.$CK46]))" office:value-type="float" office:value="0.00609688111712442" calcext:value-type="float">
            <text:p>0.006096881117124</text:p>
          </table:table-cell>
          <table:table-cell table:formula="of:=([.P46]/SUM([.$CH46:.$CK46]))" office:value-type="float" office:value="0.00140697256549025" calcext:value-type="float">
            <text:p>0.00140697256549</text:p>
          </table:table-cell>
          <table:table-cell table:formula="of:=([.Q46]/SUM([.$CH46:.$CK46]))" office:value-type="float" office:value="0" calcext:value-type="float">
            <text:p>0</text:p>
          </table:table-cell>
          <table:table-cell table:formula="of:=([.R46]/SUM([.$CH46:.$CK46]))" office:value-type="float" office:value="0.000937981710326834" calcext:value-type="float">
            <text:p>0.000937981710327</text:p>
          </table:table-cell>
          <table:table-cell table:formula="of:=([.S46]/SUM([.$CH46:.$CK46]))" office:value-type="float" office:value="0.00187596342065367" calcext:value-type="float">
            <text:p>0.001875963420654</text:p>
          </table:table-cell>
          <table:table-cell table:formula="of:=([.T46]/SUM([.$CH46:.$CK46]))" office:value-type="float" office:value="0.0028139451309805" calcext:value-type="float">
            <text:p>0.002813945130981</text:p>
          </table:table-cell>
          <table:table-cell table:formula="of:=([.U46]/SUM([.$CH46:.$CK46]))" office:value-type="float" office:value="0.00140697256549025" calcext:value-type="float">
            <text:p>0.00140697256549</text:p>
          </table:table-cell>
          <table:table-cell table:formula="of:=([.V46]/SUM([.$CH46:.$CK46]))" office:value-type="float" office:value="0.0257944970339879" calcext:value-type="float">
            <text:p>0.025794497033988</text:p>
          </table:table-cell>
          <table:table-cell table:formula="of:=([.W46]/SUM([.$CH46:.$CK46]))" office:value-type="float" office:value="0.00609688111712442" calcext:value-type="float">
            <text:p>0.006096881117124</text:p>
          </table:table-cell>
          <table:table-cell table:formula="of:=([.X46]/SUM([.$CH46:.$CK46]))" office:value-type="float" office:value="0" calcext:value-type="float">
            <text:p>0</text:p>
          </table:table-cell>
          <table:table-cell table:formula="of:=([.Y46]/SUM([.$CH46:.$CK46]))" office:value-type="float" office:value="0" calcext:value-type="float">
            <text:p>0</text:p>
          </table:table-cell>
          <table:table-cell table:formula="of:=([.Z46]/SUM([.$CH46:.$CK46]))" office:value-type="float" office:value="0.000468990855163417" calcext:value-type="float">
            <text:p>0.000468990855163</text:p>
          </table:table-cell>
          <table:table-cell table:formula="of:=([.AA46]/SUM([.$CH46:.$CK46]))" office:value-type="float" office:value="1.16731823850175" calcext:value-type="float">
            <text:p>1.16731823850175</text:p>
          </table:table-cell>
          <table:table-cell table:formula="of:=([.AB46]/SUM([.$CH46:.$CK46]))" office:value-type="float" office:value="0.323916350632867" calcext:value-type="float">
            <text:p>0.323916350632867</text:p>
          </table:table-cell>
          <table:table-cell table:formula="of:=([.AC46]/SUM([.$CH46:.$CK46]))" office:value-type="float" office:value="0.0211045884823538" calcext:value-type="float">
            <text:p>0.021104588482354</text:p>
          </table:table-cell>
          <table:table-cell table:formula="of:=([.AD46]/SUM([.$CH46:.$CK46]))" office:value-type="float" office:value="0.00187596342065367" calcext:value-type="float">
            <text:p>0.001875963420654</text:p>
          </table:table-cell>
          <table:table-cell table:formula="of:=([.AE46]/SUM([.$CH46:.$CK46]))" office:value-type="float" office:value="0" calcext:value-type="float">
            <text:p>0</text:p>
          </table:table-cell>
          <table:table-cell table:formula="of:=([.AF46]/SUM([.$CH46:.$CK46]))" office:value-type="float" office:value="0.0028139451309805" calcext:value-type="float">
            <text:p>0.002813945130981</text:p>
          </table:table-cell>
          <table:table-cell table:formula="of:=([.AG46]/SUM([.$CH46:.$CK46]))" office:value-type="float" office:value="0.00187596342065367" calcext:value-type="float">
            <text:p>0.001875963420654</text:p>
          </table:table-cell>
          <table:table-cell table:formula="of:=([.AH46]/SUM([.$CH46:.$CK46]))" office:value-type="float" office:value="0.000468990855163417" calcext:value-type="float">
            <text:p>0.000468990855163</text:p>
          </table:table-cell>
          <table:table-cell table:formula="of:=([.AI46]/SUM([.$CH46:.$CK46]))" office:value-type="float" office:value="0" calcext:value-type="float">
            <text:p>0</text:p>
          </table:table-cell>
          <table:table-cell table:formula="of:=([.AJ46]/SUM([.$CH46:.$CK46]))" office:value-type="float" office:value="0" calcext:value-type="float">
            <text:p>0</text:p>
          </table:table-cell>
          <table:table-cell table:formula="of:=([.AK46]/SUM([.$CH46:.$CK46]))" office:value-type="float" office:value="0.00140697256549025" calcext:value-type="float">
            <text:p>0.00140697256549</text:p>
          </table:table-cell>
          <table:table-cell table:formula="of:=([.AL46]/SUM([.$CH46:.$CK46]))" office:value-type="float" office:value="0.000937981710326834" calcext:value-type="float">
            <text:p>0.000937981710327</text:p>
          </table:table-cell>
          <table:table-cell table:formula="of:=([.AM46]/SUM([.$CH46:.$CK46]))" office:value-type="float" office:value="0" calcext:value-type="float">
            <text:p>0</text:p>
          </table:table-cell>
          <table:table-cell table:formula="of:=([.AN46]/SUM([.$CH46:.$CK46]))" office:value-type="float" office:value="0.000937981710326834" calcext:value-type="float">
            <text:p>0.000937981710327</text:p>
          </table:table-cell>
          <table:table-cell table:formula="of:=([.AO46]/SUM([.$CH46:.$CK46]))" office:value-type="float" office:value="0" calcext:value-type="float">
            <text:p>0</text:p>
          </table:table-cell>
          <table:table-cell table:formula="of:=([.AP46]/SUM([.$CH46:.$CK46]))" office:value-type="float" office:value="0.0287647724500229" calcext:value-type="float">
            <text:p>0.028764772450023</text:p>
          </table:table-cell>
          <table:table-cell table:formula="of:=([.AQ46]/SUM([.$CH46:.$CK46]))" office:value-type="float" office:value="0.0114121108089765" calcext:value-type="float">
            <text:p>0.011412110808977</text:p>
          </table:table-cell>
          <table:table-cell table:formula="of:=([.AR46]/SUM([.$CH46:.$CK46]))" office:value-type="float" office:value="1.15121621914113" calcext:value-type="float">
            <text:p>1.15121621914113</text:p>
          </table:table-cell>
          <table:table-cell table:formula="of:=([.AS46]/SUM([.$CH46:.$CK46]))" office:value-type="float" office:value="0.760859497360117" calcext:value-type="float">
            <text:p>0.760859497360117</text:p>
          </table:table-cell>
          <table:table-cell table:formula="of:=([.AT46]/SUM([.$CH46:.$CK46]))" office:value-type="float" office:value="0.00375192684130734" calcext:value-type="float">
            <text:p>0.003751926841307</text:p>
          </table:table-cell>
          <table:table-cell table:formula="of:=([.AU46]/SUM([.$CH46:.$CK46]))" office:value-type="float" office:value="0.00140697256549025" calcext:value-type="float">
            <text:p>0.00140697256549</text:p>
          </table:table-cell>
          <table:table-cell table:formula="of:=([.AV46]/SUM([.$CH46:.$CK46]))" office:value-type="float" office:value="0.000468990855163417" calcext:value-type="float">
            <text:p>0.000468990855163</text:p>
          </table:table-cell>
          <table:table-cell table:formula="of:=([.AW46]/SUM([.$CH46:.$CK46]))" office:value-type="float" office:value="0.00140697256549025" calcext:value-type="float">
            <text:p>0.00140697256549</text:p>
          </table:table-cell>
          <table:table-cell table:formula="of:=([.AX46]/SUM([.$CH46:.$CK46]))" office:value-type="float" office:value="0.0250128456087156" calcext:value-type="float">
            <text:p>0.025012845608716</text:p>
          </table:table-cell>
          <table:table-cell table:formula="of:=([.AY46]/SUM([.$CH46:.$CK46]))" office:value-type="float" office:value="0.0109431199538131" calcext:value-type="float">
            <text:p>0.010943119953813</text:p>
          </table:table-cell>
          <table:table-cell table:formula="of:=([.AZ46]/SUM([.$CH46:.$CK46]))" office:value-type="float" office:value="0.0357996352774742" calcext:value-type="float">
            <text:p>0.035799635277474</text:p>
          </table:table-cell>
          <table:table-cell table:formula="of:=([.BA46]/SUM([.$CH46:.$CK46]))" office:value-type="float" office:value="0.0104741290986497" calcext:value-type="float">
            <text:p>0.01047412909865</text:p>
          </table:table-cell>
          <table:table-cell table:formula="of:=([.BB46]/SUM([.$CH46:.$CK46]))" office:value-type="float" office:value="0.00140697256549025" calcext:value-type="float">
            <text:p>0.00140697256549</text:p>
          </table:table-cell>
          <table:table-cell table:formula="of:=([.BC46]/SUM([.$CH46:.$CK46]))" office:value-type="float" office:value="0.00937981710326834" calcext:value-type="float">
            <text:p>0.009379817103268</text:p>
          </table:table-cell>
          <table:table-cell table:formula="of:=([.BD46]/SUM([.$CH46:.$CK46]))" office:value-type="float" office:value="1.43542467737017" calcext:value-type="float">
            <text:p>1.43542467737017</text:p>
          </table:table-cell>
          <table:table-cell table:formula="of:=([.BE46]/SUM([.$CH46:.$CK46]))" office:value-type="float" office:value="0.561851044485774" calcext:value-type="float">
            <text:p>0.561851044485774</text:p>
          </table:table-cell>
          <table:table-cell table:formula="of:=([.BF46]/SUM([.$CH46:.$CK46]))" office:value-type="float" office:value="1.75949735828809" calcext:value-type="float">
            <text:p>1.75949735828809</text:p>
          </table:table-cell>
          <table:table-cell table:formula="of:=([.BG46]/SUM([.$CH46:.$CK46]))" office:value-type="float" office:value="0.348772865956528" calcext:value-type="float">
            <text:p>0.348772865956528</text:p>
          </table:table-cell>
          <table:table-cell table:formula="of:=([.BH46]/SUM([.$CH46:.$CK46]))" office:value-type="float" office:value="0.0398642226888905" calcext:value-type="float">
            <text:p>0.039864222688891</text:p>
          </table:table-cell>
          <table:table-cell table:formula="of:=([.BI46]/SUM([.$CH46:.$CK46]))" office:value-type="float" office:value="0.523393794362374" calcext:value-type="float">
            <text:p>0.523393794362374</text:p>
          </table:table-cell>
          <table:table-cell table:formula="of:=([.BJ46]/SUM([.$CH46:.$CK46]))" office:value-type="float" office:value="0.00375192684130734" calcext:value-type="float">
            <text:p>0.003751926841307</text:p>
          </table:table-cell>
          <table:table-cell table:formula="of:=([.BK46]/SUM([.$CH46:.$CK46]))" office:value-type="float" office:value="0.000468990855163417" calcext:value-type="float">
            <text:p>0.000468990855163</text:p>
          </table:table-cell>
          <table:table-cell table:formula="of:=([.BL46]/SUM([.$CH46:.$CK46]))" office:value-type="float" office:value="0.00234495427581709" calcext:value-type="float">
            <text:p>0.002344954275817</text:p>
          </table:table-cell>
          <table:table-cell table:formula="of:=([.BM46]/SUM([.$CH46:.$CK46]))" office:value-type="float" office:value="0.00187596342065367" calcext:value-type="float">
            <text:p>0.001875963420654</text:p>
          </table:table-cell>
          <table:table-cell table:formula="of:=([.BN46]/SUM([.$CH46:.$CK46]))" office:value-type="float" office:value="0.00187596342065367" calcext:value-type="float">
            <text:p>0.001875963420654</text:p>
          </table:table-cell>
          <table:table-cell table:formula="of:=([.BO46]/SUM([.$CH46:.$CK46]))" office:value-type="float" office:value="0.000781651425272362" calcext:value-type="float">
            <text:p>0.000781651425272</text:p>
          </table:table-cell>
          <table:table-cell table:formula="of:=([.BP46]/SUM([.$CH46:.$CK46]))" office:value-type="float" office:value="0.00234495427581709" calcext:value-type="float">
            <text:p>0.002344954275817</text:p>
          </table:table-cell>
          <table:table-cell table:formula="of:=([.BQ46]/SUM([.$CH46:.$CK46]))" office:value-type="float" office:value="0.000937981710326834" calcext:value-type="float">
            <text:p>0.000937981710327</text:p>
          </table:table-cell>
          <table:table-cell table:formula="of:=([.BR46]/SUM([.$CH46:.$CK46]))" office:value-type="float" office:value="0.00234495427581709" calcext:value-type="float">
            <text:p>0.002344954275817</text:p>
          </table:table-cell>
          <table:table-cell table:formula="of:=([.BS46]/SUM([.$CH46:.$CK46]))" office:value-type="float" office:value="0.000468990855163417" calcext:value-type="float">
            <text:p>0.000468990855163</text:p>
          </table:table-cell>
          <table:table-cell table:formula="of:=([.BT46]/SUM([.$CH46:.$CK46]))" office:value-type="float" office:value="0.000468990855163417" calcext:value-type="float">
            <text:p>0.000468990855163</text:p>
          </table:table-cell>
          <table:table-cell table:formula="of:=([.BU46]/SUM([.$CH46:.$CK46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46</text:p>
          </table:table-cell>
          <table:table-cell table:formula="of:=([.B47]/SUM([.$CH47:.$CK47]))" office:value-type="float" office:value="0.00884266080185631" calcext:value-type="float">
            <text:p>0.008842660801856</text:p>
          </table:table-cell>
          <table:table-cell table:formula="of:=([.C47]/SUM([.$CH47:.$CK47]))" office:value-type="float" office:value="0.0186863775435454" calcext:value-type="float">
            <text:p>0.018686377543546</text:p>
          </table:table-cell>
          <table:table-cell table:formula="of:=([.D47]/SUM([.$CH47:.$CK47]))" office:value-type="float" office:value="0.0233579719294318" calcext:value-type="float">
            <text:p>0.023357971929432</text:p>
          </table:table-cell>
          <table:table-cell table:formula="of:=([.E47]/SUM([.$CH47:.$CK47]))" office:value-type="float" office:value="0.0535564927810543" calcext:value-type="float">
            <text:p>0.053556492781054</text:p>
          </table:table-cell>
          <table:table-cell table:formula="of:=([.F47]/SUM([.$CH47:.$CK47]))" office:value-type="float" office:value="0.00500527969916395" calcext:value-type="float">
            <text:p>0.005005279699164</text:p>
          </table:table-cell>
          <table:table-cell table:formula="of:=([.G47]/SUM([.$CH47:.$CK47]))" office:value-type="float" office:value="0.314331565107496" calcext:value-type="float">
            <text:p>0.314331565107496</text:p>
          </table:table-cell>
          <table:table-cell table:formula="of:=([.H47]/SUM([.$CH47:.$CK47]))" office:value-type="float" office:value="0.712584986504308" calcext:value-type="float">
            <text:p>0.712584986504308</text:p>
          </table:table-cell>
          <table:table-cell table:formula="of:=([.I47]/SUM([.$CH47:.$CK47]))" office:value-type="float" office:value="0.720426591366331" calcext:value-type="float">
            <text:p>0.720426591366331</text:p>
          </table:table-cell>
          <table:table-cell table:formula="of:=([.J47]/SUM([.$CH47:.$CK47]))" office:value-type="float" office:value="1.99643922933986" calcext:value-type="float">
            <text:p>1.99643922933986</text:p>
          </table:table-cell>
          <table:table-cell table:formula="of:=([.K47]/SUM([.$CH47:.$CK47]))" office:value-type="float" office:value="0.339024278290038" calcext:value-type="float">
            <text:p>0.339024278290038</text:p>
          </table:table-cell>
          <table:table-cell table:formula="of:=([.L47]/SUM([.$CH47:.$CK47]))" office:value-type="float" office:value="0.00817529017530112" calcext:value-type="float">
            <text:p>0.008175290175301</text:p>
          </table:table-cell>
          <table:table-cell table:formula="of:=([.M47]/SUM([.$CH47:.$CK47]))" office:value-type="float" office:value="0.0203548041099334" calcext:value-type="float">
            <text:p>0.020354804109933</text:p>
          </table:table-cell>
          <table:table-cell table:formula="of:=([.N47]/SUM([.$CH47:.$CK47]))" office:value-type="float" office:value="0.0185195348869066" calcext:value-type="float">
            <text:p>0.018519534886907</text:p>
          </table:table-cell>
          <table:table-cell table:formula="of:=([.O47]/SUM([.$CH47:.$CK47]))" office:value-type="float" office:value="0.0508870102748335" calcext:value-type="float">
            <text:p>0.050887010274834</text:p>
          </table:table-cell>
          <table:table-cell table:formula="of:=([.P47]/SUM([.$CH47:.$CK47]))" office:value-type="float" office:value="0.00600633563899674" calcext:value-type="float">
            <text:p>0.006006335638997</text:p>
          </table:table-cell>
          <table:table-cell table:formula="of:=([.Q47]/SUM([.$CH47:.$CK47]))" office:value-type="float" office:value="0.00116789859647159" calcext:value-type="float">
            <text:p>0.001167898596472</text:p>
          </table:table-cell>
          <table:table-cell table:formula="of:=([.R47]/SUM([.$CH47:.$CK47]))" office:value-type="float" office:value="0.00100105593983279" calcext:value-type="float">
            <text:p>0.001001055939833</text:p>
          </table:table-cell>
          <table:table-cell table:formula="of:=([.S47]/SUM([.$CH47:.$CK47]))" office:value-type="float" office:value="0.00250263984958198" calcext:value-type="float">
            <text:p>0.002502639849582</text:p>
          </table:table-cell>
          <table:table-cell table:formula="of:=([.T47]/SUM([.$CH47:.$CK47]))" office:value-type="float" office:value="0.00850897548857872" calcext:value-type="float">
            <text:p>0.008508975488579</text:p>
          </table:table-cell>
          <table:table-cell table:formula="of:=([.U47]/SUM([.$CH47:.$CK47]))" office:value-type="float" office:value="0.00150158390974919" calcext:value-type="float">
            <text:p>0.001501583909749</text:p>
          </table:table-cell>
          <table:table-cell table:formula="of:=([.V47]/SUM([.$CH47:.$CK47]))" office:value-type="float" office:value="0.0210221747364886" calcext:value-type="float">
            <text:p>0.021022174736489</text:p>
          </table:table-cell>
          <table:table-cell table:formula="of:=([.W47]/SUM([.$CH47:.$CK47]))" office:value-type="float" office:value="0.0150158390974919" calcext:value-type="float">
            <text:p>0.015015839097492</text:p>
          </table:table-cell>
          <table:table-cell table:formula="of:=([.X47]/SUM([.$CH47:.$CK47]))" office:value-type="float" office:value="0.00300316781949837" calcext:value-type="float">
            <text:p>0.003003167819498</text:p>
          </table:table-cell>
          <table:table-cell table:formula="of:=([.Y47]/SUM([.$CH47:.$CK47]))" office:value-type="float" office:value="0" calcext:value-type="float">
            <text:p>0</text:p>
          </table:table-cell>
          <table:table-cell table:formula="of:=([.Z47]/SUM([.$CH47:.$CK47]))" office:value-type="float" office:value="0" calcext:value-type="float">
            <text:p>0</text:p>
          </table:table-cell>
          <table:table-cell table:formula="of:=([.AA47]/SUM([.$CH47:.$CK47]))" office:value-type="float" office:value="0.702240741792702" calcext:value-type="float">
            <text:p>0.702240741792702</text:p>
          </table:table-cell>
          <table:table-cell table:formula="of:=([.AB47]/SUM([.$CH47:.$CK47]))" office:value-type="float" office:value="0.826872206301885" calcext:value-type="float">
            <text:p>0.826872206301885</text:p>
          </table:table-cell>
          <table:table-cell table:formula="of:=([.AC47]/SUM([.$CH47:.$CK47]))" office:value-type="float" office:value="0.1526610308245" calcext:value-type="float">
            <text:p>0.1526610308245</text:p>
          </table:table-cell>
          <table:table-cell table:formula="of:=([.AD47]/SUM([.$CH47:.$CK47]))" office:value-type="float" office:value="0.00550580766908035" calcext:value-type="float">
            <text:p>0.00550580766908</text:p>
          </table:table-cell>
          <table:table-cell table:formula="of:=([.AE47]/SUM([.$CH47:.$CK47]))" office:value-type="float" office:value="0.00250263984958198" calcext:value-type="float">
            <text:p>0.002502639849582</text:p>
          </table:table-cell>
          <table:table-cell table:formula="of:=([.AF47]/SUM([.$CH47:.$CK47]))" office:value-type="float" office:value="0.00800844751866232" calcext:value-type="float">
            <text:p>0.008008447518662</text:p>
          </table:table-cell>
          <table:table-cell table:formula="of:=([.AG47]/SUM([.$CH47:.$CK47]))" office:value-type="float" office:value="0.0255269264657361" calcext:value-type="float">
            <text:p>0.025526926465736</text:p>
          </table:table-cell>
          <table:table-cell table:formula="of:=([.AH47]/SUM([.$CH47:.$CK47]))" office:value-type="float" office:value="0.00900950345849511" calcext:value-type="float">
            <text:p>0.009009503458495</text:p>
          </table:table-cell>
          <table:table-cell table:formula="of:=([.AI47]/SUM([.$CH47:.$CK47]))" office:value-type="float" office:value="0.00100105593983279" calcext:value-type="float">
            <text:p>0.001001055939833</text:p>
          </table:table-cell>
          <table:table-cell table:formula="of:=([.AJ47]/SUM([.$CH47:.$CK47]))" office:value-type="float" office:value="0" calcext:value-type="float">
            <text:p>0</text:p>
          </table:table-cell>
          <table:table-cell table:formula="of:=([.AK47]/SUM([.$CH47:.$CK47]))" office:value-type="float" office:value="0.00250263984958198" calcext:value-type="float">
            <text:p>0.002502639849582</text:p>
          </table:table-cell>
          <table:table-cell table:formula="of:=([.AL47]/SUM([.$CH47:.$CK47]))" office:value-type="float" office:value="0.00500527969916395" calcext:value-type="float">
            <text:p>0.005005279699164</text:p>
          </table:table-cell>
          <table:table-cell table:formula="of:=([.AM47]/SUM([.$CH47:.$CK47]))" office:value-type="float" office:value="0.000500527969916395" calcext:value-type="float">
            <text:p>0.000500527969916</text:p>
          </table:table-cell>
          <table:table-cell table:formula="of:=([.AN47]/SUM([.$CH47:.$CK47]))" office:value-type="float" office:value="0.000500527969916395" calcext:value-type="float">
            <text:p>0.000500527969916</text:p>
          </table:table-cell>
          <table:table-cell table:formula="of:=([.AO47]/SUM([.$CH47:.$CK47]))" office:value-type="float" office:value="0" calcext:value-type="float">
            <text:p>0</text:p>
          </table:table-cell>
          <table:table-cell table:formula="of:=([.AP47]/SUM([.$CH47:.$CK47]))" office:value-type="float" office:value="0.0375395977437296" calcext:value-type="float">
            <text:p>0.03753959774373</text:p>
          </table:table-cell>
          <table:table-cell table:formula="of:=([.AQ47]/SUM([.$CH47:.$CK47]))" office:value-type="float" office:value="0.0123463565912711" calcext:value-type="float">
            <text:p>0.012346356591271</text:p>
          </table:table-cell>
          <table:table-cell table:formula="of:=([.AR47]/SUM([.$CH47:.$CK47]))" office:value-type="float" office:value="1.31522066228365" calcext:value-type="float">
            <text:p>1.31522066228365</text:p>
          </table:table-cell>
          <table:table-cell table:formula="of:=([.AS47]/SUM([.$CH47:.$CK47]))" office:value-type="float" office:value="0.331015830771376" calcext:value-type="float">
            <text:p>0.331015830771376</text:p>
          </table:table-cell>
          <table:table-cell table:formula="of:=([.AT47]/SUM([.$CH47:.$CK47]))" office:value-type="float" office:value="0.0330348460144821" calcext:value-type="float">
            <text:p>0.033034846014482</text:p>
          </table:table-cell>
          <table:table-cell table:formula="of:=([.AU47]/SUM([.$CH47:.$CK47]))" office:value-type="float" office:value="0.00517212235580275" calcext:value-type="float">
            <text:p>0.005172122355803</text:p>
          </table:table-cell>
          <table:table-cell table:formula="of:=([.AV47]/SUM([.$CH47:.$CK47]))" office:value-type="float" office:value="0.00500527969916395" calcext:value-type="float">
            <text:p>0.005005279699164</text:p>
          </table:table-cell>
          <table:table-cell table:formula="of:=([.AW47]/SUM([.$CH47:.$CK47]))" office:value-type="float" office:value="0" calcext:value-type="float">
            <text:p>0</text:p>
          </table:table-cell>
          <table:table-cell table:formula="of:=([.AX47]/SUM([.$CH47:.$CK47]))" office:value-type="float" office:value="0.0218563880196826" calcext:value-type="float">
            <text:p>0.021856388019683</text:p>
          </table:table-cell>
          <table:table-cell table:formula="of:=([.AY47]/SUM([.$CH47:.$CK47]))" office:value-type="float" office:value="0.00784160486202352" calcext:value-type="float">
            <text:p>0.007841604862024</text:p>
          </table:table-cell>
          <table:table-cell table:formula="of:=([.AZ47]/SUM([.$CH47:.$CK47]))" office:value-type="float" office:value="0.0408764508765056" calcext:value-type="float">
            <text:p>0.040876450876506</text:p>
          </table:table-cell>
          <table:table-cell table:formula="of:=([.BA47]/SUM([.$CH47:.$CK47]))" office:value-type="float" office:value="0.0230242866161542" calcext:value-type="float">
            <text:p>0.023024286616154</text:p>
          </table:table-cell>
          <table:table-cell table:formula="of:=([.BB47]/SUM([.$CH47:.$CK47]))" office:value-type="float" office:value="0.00400422375933116" calcext:value-type="float">
            <text:p>0.004004223759331</text:p>
          </table:table-cell>
          <table:table-cell table:formula="of:=([.BC47]/SUM([.$CH47:.$CK47]))" office:value-type="float" office:value="0.00884266080185631" calcext:value-type="float">
            <text:p>0.008842660801856</text:p>
          </table:table-cell>
          <table:table-cell table:formula="of:=([.BD47]/SUM([.$CH47:.$CK47]))" office:value-type="float" office:value="0.762470940839308" calcext:value-type="float">
            <text:p>0.762470940839308</text:p>
          </table:table-cell>
          <table:table-cell table:formula="of:=([.BE47]/SUM([.$CH47:.$CK47]))" office:value-type="float" office:value="0.325510023102296" calcext:value-type="float">
            <text:p>0.325510023102296</text:p>
          </table:table-cell>
          <table:table-cell table:formula="of:=([.BF47]/SUM([.$CH47:.$CK47]))" office:value-type="float" office:value="1.5498014375178" calcext:value-type="float">
            <text:p>1.5498014375178</text:p>
          </table:table-cell>
          <table:table-cell table:formula="of:=([.BG47]/SUM([.$CH47:.$CK47]))" office:value-type="float" office:value="0.74561983251879" calcext:value-type="float">
            <text:p>0.74561983251879</text:p>
          </table:table-cell>
          <table:table-cell table:formula="of:=([.BH47]/SUM([.$CH47:.$CK47]))" office:value-type="float" office:value="0.22073283473313" calcext:value-type="float">
            <text:p>0.22073283473313</text:p>
          </table:table-cell>
          <table:table-cell table:formula="of:=([.BI47]/SUM([.$CH47:.$CK47]))" office:value-type="float" office:value="0.314331565107496" calcext:value-type="float">
            <text:p>0.314331565107496</text:p>
          </table:table-cell>
          <table:table-cell table:formula="of:=([.BJ47]/SUM([.$CH47:.$CK47]))" office:value-type="float" office:value="0.019020062856823" calcext:value-type="float">
            <text:p>0.019020062856823</text:p>
          </table:table-cell>
          <table:table-cell table:formula="of:=([.BK47]/SUM([.$CH47:.$CK47]))" office:value-type="float" office:value="0.00367053844605356" calcext:value-type="float">
            <text:p>0.003670538446054</text:p>
          </table:table-cell>
          <table:table-cell table:formula="of:=([.BL47]/SUM([.$CH47:.$CK47]))" office:value-type="float" office:value="0.0293643075684285" calcext:value-type="float">
            <text:p>0.029364307568429</text:p>
          </table:table-cell>
          <table:table-cell table:formula="of:=([.BM47]/SUM([.$CH47:.$CK47]))" office:value-type="float" office:value="0.0280295663153181" calcext:value-type="float">
            <text:p>0.028029566315318</text:p>
          </table:table-cell>
          <table:table-cell table:formula="of:=([.BN47]/SUM([.$CH47:.$CK47]))" office:value-type="float" office:value="0.0116789859647159" calcext:value-type="float">
            <text:p>0.011678985964716</text:p>
          </table:table-cell>
          <table:table-cell table:formula="of:=([.BO47]/SUM([.$CH47:.$CK47]))" office:value-type="float" office:value="0.00817529017530112" calcext:value-type="float">
            <text:p>0.008175290175301</text:p>
          </table:table-cell>
          <table:table-cell table:formula="of:=([.BP47]/SUM([.$CH47:.$CK47]))" office:value-type="float" office:value="0.00150158390974919" calcext:value-type="float">
            <text:p>0.001501583909749</text:p>
          </table:table-cell>
          <table:table-cell table:formula="of:=([.BQ47]/SUM([.$CH47:.$CK47]))" office:value-type="float" office:value="0.000500527969916395" calcext:value-type="float">
            <text:p>0.000500527969916</text:p>
          </table:table-cell>
          <table:table-cell table:formula="of:=([.BR47]/SUM([.$CH47:.$CK47]))" office:value-type="float" office:value="0.00600633563899674" calcext:value-type="float">
            <text:p>0.006006335638997</text:p>
          </table:table-cell>
          <table:table-cell table:formula="of:=([.BS47]/SUM([.$CH47:.$CK47]))" office:value-type="float" office:value="0.00400422375933116" calcext:value-type="float">
            <text:p>0.004004223759331</text:p>
          </table:table-cell>
          <table:table-cell table:formula="of:=([.BT47]/SUM([.$CH47:.$CK47]))" office:value-type="float" office:value="0.00100105593983279" calcext:value-type="float">
            <text:p>0.001001055939833</text:p>
          </table:table-cell>
          <table:table-cell table:formula="of:=([.BU47]/SUM([.$CH47:.$CK47]))" office:value-type="float" office:value="0.00116789859647159" calcext:value-type="float">
            <text:p>0.0011678985964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47</text:p>
          </table:table-cell>
          <table:table-cell table:formula="of:=([.B48]/SUM([.$CH48:.$CK48]))" office:value-type="float" office:value="0.00507224448350086" calcext:value-type="float">
            <text:p>0.005072244483501</text:p>
          </table:table-cell>
          <table:table-cell table:formula="of:=([.C48]/SUM([.$CH48:.$CK48]))" office:value-type="float" office:value="0.00963726451865163" calcext:value-type="float">
            <text:p>0.009637264518652</text:p>
          </table:table-cell>
          <table:table-cell table:formula="of:=([.D48]/SUM([.$CH48:.$CK48]))" office:value-type="float" office:value="0.0102712950790892" calcext:value-type="float">
            <text:p>0.010271295079089</text:p>
          </table:table-cell>
          <table:table-cell table:formula="of:=([.E48]/SUM([.$CH48:.$CK48]))" office:value-type="float" office:value="0.0301798546768301" calcext:value-type="float">
            <text:p>0.03017985467683</text:p>
          </table:table-cell>
          <table:table-cell table:formula="of:=([.F48]/SUM([.$CH48:.$CK48]))" office:value-type="float" office:value="0.00456502003515077" calcext:value-type="float">
            <text:p>0.004565020035151</text:p>
          </table:table-cell>
          <table:table-cell table:formula="of:=([.G48]/SUM([.$CH48:.$CK48]))" office:value-type="float" office:value="0.458277289084303" calcext:value-type="float">
            <text:p>0.458277289084303</text:p>
          </table:table-cell>
          <table:table-cell table:formula="of:=([.H48]/SUM([.$CH48:.$CK48]))" office:value-type="float" office:value="0.980845276996979" calcext:value-type="float">
            <text:p>0.980845276996979</text:p>
          </table:table-cell>
          <table:table-cell table:formula="of:=([.I48]/SUM([.$CH48:.$CK48]))" office:value-type="float" office:value="0.84364106371828" calcext:value-type="float">
            <text:p>0.84364106371828</text:p>
          </table:table-cell>
          <table:table-cell table:formula="of:=([.J48]/SUM([.$CH48:.$CK48]))" office:value-type="float" office:value="2.05463943415411" calcext:value-type="float">
            <text:p>2.05463943415411</text:p>
          </table:table-cell>
          <table:table-cell table:formula="of:=([.K48]/SUM([.$CH48:.$CK48]))" office:value-type="float" office:value="0.231167542335552" calcext:value-type="float">
            <text:p>0.231167542335552</text:p>
          </table:table-cell>
          <table:table-cell table:formula="of:=([.L48]/SUM([.$CH48:.$CK48]))" office:value-type="float" office:value="0.00342376502636308" calcext:value-type="float">
            <text:p>0.003423765026363</text:p>
          </table:table-cell>
          <table:table-cell table:formula="of:=([.M48]/SUM([.$CH48:.$CK48]))" office:value-type="float" office:value="0.00900323395821403" calcext:value-type="float">
            <text:p>0.009003233958214</text:p>
          </table:table-cell>
          <table:table-cell table:formula="of:=([.N48]/SUM([.$CH48:.$CK48]))" office:value-type="float" office:value="0.0082423972856889" calcext:value-type="float">
            <text:p>0.008242397285689</text:p>
          </table:table-cell>
          <table:table-cell table:formula="of:=([.O48]/SUM([.$CH48:.$CK48]))" office:value-type="float" office:value="0.0220642635032287" calcext:value-type="float">
            <text:p>0.022064263503229</text:p>
          </table:table-cell>
          <table:table-cell table:formula="of:=([.P48]/SUM([.$CH48:.$CK48]))" office:value-type="float" office:value="0.00228251001757539" calcext:value-type="float">
            <text:p>0.002282510017575</text:p>
          </table:table-cell>
          <table:table-cell table:formula="of:=([.Q48]/SUM([.$CH48:.$CK48]))" office:value-type="float" office:value="0.00101444889670017" calcext:value-type="float">
            <text:p>0.0010144488967</text:p>
          </table:table-cell>
          <table:table-cell table:formula="of:=([.R48]/SUM([.$CH48:.$CK48]))" office:value-type="float" office:value="0.00152167334505026" calcext:value-type="float">
            <text:p>0.00152167334505</text:p>
          </table:table-cell>
          <table:table-cell table:formula="of:=([.S48]/SUM([.$CH48:.$CK48]))" office:value-type="float" office:value="0.00190209168131282" calcext:value-type="float">
            <text:p>0.001902091681313</text:p>
          </table:table-cell>
          <table:table-cell table:formula="of:=([.T48]/SUM([.$CH48:.$CK48]))" office:value-type="float" office:value="0.0125538050966646" calcext:value-type="float">
            <text:p>0.012553805096665</text:p>
          </table:table-cell>
          <table:table-cell table:formula="of:=([.U48]/SUM([.$CH48:.$CK48]))" office:value-type="float" office:value="0.00304334669010052" calcext:value-type="float">
            <text:p>0.003043346690101</text:p>
          </table:table-cell>
          <table:table-cell table:formula="of:=([.V48]/SUM([.$CH48:.$CK48]))" office:value-type="float" office:value="0.0125538050966646" calcext:value-type="float">
            <text:p>0.012553805096665</text:p>
          </table:table-cell>
          <table:table-cell table:formula="of:=([.W48]/SUM([.$CH48:.$CK48]))" office:value-type="float" office:value="0.00836920339777642" calcext:value-type="float">
            <text:p>0.008369203397776</text:p>
          </table:table-cell>
          <table:table-cell table:formula="of:=([.X48]/SUM([.$CH48:.$CK48]))" office:value-type="float" office:value="0.00342376502636308" calcext:value-type="float">
            <text:p>0.003423765026363</text:p>
          </table:table-cell>
          <table:table-cell table:formula="of:=([.Y48]/SUM([.$CH48:.$CK48]))" office:value-type="float" office:value="0" calcext:value-type="float">
            <text:p>0</text:p>
          </table:table-cell>
          <table:table-cell table:formula="of:=([.Z48]/SUM([.$CH48:.$CK48]))" office:value-type="float" office:value="0" calcext:value-type="float">
            <text:p>0</text:p>
          </table:table-cell>
          <table:table-cell table:formula="of:=([.AA48]/SUM([.$CH48:.$CK48]))" office:value-type="float" office:value="1.01749224339027" calcext:value-type="float">
            <text:p>1.01749224339027</text:p>
          </table:table-cell>
          <table:table-cell table:formula="of:=([.AB48]/SUM([.$CH48:.$CK48]))" office:value-type="float" office:value="0.438368729486562" calcext:value-type="float">
            <text:p>0.438368729486562</text:p>
          </table:table-cell>
          <table:table-cell table:formula="of:=([.AC48]/SUM([.$CH48:.$CK48]))" office:value-type="float" office:value="0.0494543837141334" calcext:value-type="float">
            <text:p>0.049454383714133</text:p>
          </table:table-cell>
          <table:table-cell table:formula="of:=([.AD48]/SUM([.$CH48:.$CK48]))" office:value-type="float" office:value="0.00228251001757539" calcext:value-type="float">
            <text:p>0.002282510017575</text:p>
          </table:table-cell>
          <table:table-cell table:formula="of:=([.AE48]/SUM([.$CH48:.$CK48]))" office:value-type="float" office:value="0.00253612224175043" calcext:value-type="float">
            <text:p>0.00253612224175</text:p>
          </table:table-cell>
          <table:table-cell table:formula="of:=([.AF48]/SUM([.$CH48:.$CK48]))" office:value-type="float" office:value="0.0064671117164636" calcext:value-type="float">
            <text:p>0.006467111716464</text:p>
          </table:table-cell>
          <table:table-cell table:formula="of:=([.AG48]/SUM([.$CH48:.$CK48]))" office:value-type="float" office:value="0.00760836672525129" calcext:value-type="float">
            <text:p>0.007608366725251</text:p>
          </table:table-cell>
          <table:table-cell table:formula="of:=([.AH48]/SUM([.$CH48:.$CK48]))" office:value-type="float" office:value="0.00342376502636308" calcext:value-type="float">
            <text:p>0.003423765026363</text:p>
          </table:table-cell>
          <table:table-cell table:formula="of:=([.AI48]/SUM([.$CH48:.$CK48]))" office:value-type="float" office:value="0" calcext:value-type="float">
            <text:p>0</text:p>
          </table:table-cell>
          <table:table-cell table:formula="of:=([.AJ48]/SUM([.$CH48:.$CK48]))" office:value-type="float" office:value="0.000380418336262564" calcext:value-type="float">
            <text:p>0.000380418336263</text:p>
          </table:table-cell>
          <table:table-cell table:formula="of:=([.AK48]/SUM([.$CH48:.$CK48]))" office:value-type="float" office:value="0.00418460169888821" calcext:value-type="float">
            <text:p>0.004184601698888</text:p>
          </table:table-cell>
          <table:table-cell table:formula="of:=([.AL48]/SUM([.$CH48:.$CK48]))" office:value-type="float" office:value="0.00684753005272616" calcext:value-type="float">
            <text:p>0.006847530052726</text:p>
          </table:table-cell>
          <table:table-cell table:formula="of:=([.AM48]/SUM([.$CH48:.$CK48]))" office:value-type="float" office:value="0.00114125500878769" calcext:value-type="float">
            <text:p>0.001141255008788</text:p>
          </table:table-cell>
          <table:table-cell table:formula="of:=([.AN48]/SUM([.$CH48:.$CK48]))" office:value-type="float" office:value="0" calcext:value-type="float">
            <text:p>0</text:p>
          </table:table-cell>
          <table:table-cell table:formula="of:=([.AO48]/SUM([.$CH48:.$CK48]))" office:value-type="float" office:value="0" calcext:value-type="float">
            <text:p>0</text:p>
          </table:table-cell>
          <table:table-cell table:formula="of:=([.AP48]/SUM([.$CH48:.$CK48]))" office:value-type="float" office:value="0.0197817534856534" calcext:value-type="float">
            <text:p>0.019781753485653</text:p>
          </table:table-cell>
          <table:table-cell table:formula="of:=([.AQ48]/SUM([.$CH48:.$CK48]))" office:value-type="float" office:value="0.0100176828549142" calcext:value-type="float">
            <text:p>0.010017682854914</text:p>
          </table:table-cell>
          <table:table-cell table:formula="of:=([.AR48]/SUM([.$CH48:.$CK48]))" office:value-type="float" office:value="1.17029360845574" calcext:value-type="float">
            <text:p>1.17029360845574</text:p>
          </table:table-cell>
          <table:table-cell table:formula="of:=([.AS48]/SUM([.$CH48:.$CK48]))" office:value-type="float" office:value="0.639736835481546" calcext:value-type="float">
            <text:p>0.639736835481546</text:p>
          </table:table-cell>
          <table:table-cell table:formula="of:=([.AT48]/SUM([.$CH48:.$CK48]))" office:value-type="float" office:value="0.0155971517867651" calcext:value-type="float">
            <text:p>0.015597151786765</text:p>
          </table:table-cell>
          <table:table-cell table:formula="of:=([.AU48]/SUM([.$CH48:.$CK48]))" office:value-type="float" office:value="0.00228251001757539" calcext:value-type="float">
            <text:p>0.002282510017575</text:p>
          </table:table-cell>
          <table:table-cell table:formula="of:=([.AV48]/SUM([.$CH48:.$CK48]))" office:value-type="float" office:value="0.00836920339777642" calcext:value-type="float">
            <text:p>0.008369203397776</text:p>
          </table:table-cell>
          <table:table-cell table:formula="of:=([.AW48]/SUM([.$CH48:.$CK48]))" office:value-type="float" office:value="0.00266292835383795" calcext:value-type="float">
            <text:p>0.002662928353838</text:p>
          </table:table-cell>
          <table:table-cell table:formula="of:=([.AX48]/SUM([.$CH48:.$CK48]))" office:value-type="float" office:value="0.0138218662175398" calcext:value-type="float">
            <text:p>0.01382186621754</text:p>
          </table:table-cell>
          <table:table-cell table:formula="of:=([.AY48]/SUM([.$CH48:.$CK48]))" office:value-type="float" office:value="0.00405779558680069" calcext:value-type="float">
            <text:p>0.004057795586801</text:p>
          </table:table-cell>
          <table:table-cell table:formula="of:=([.AZ48]/SUM([.$CH48:.$CK48]))" office:value-type="float" office:value="0.0202889779340034" calcext:value-type="float">
            <text:p>0.020288977934004</text:p>
          </table:table-cell>
          <table:table-cell table:formula="of:=([.BA48]/SUM([.$CH48:.$CK48]))" office:value-type="float" office:value="0.00760836672525129" calcext:value-type="float">
            <text:p>0.007608366725251</text:p>
          </table:table-cell>
          <table:table-cell table:formula="of:=([.BB48]/SUM([.$CH48:.$CK48]))" office:value-type="float" office:value="0.00380418336262564" calcext:value-type="float">
            <text:p>0.003804183362626</text:p>
          </table:table-cell>
          <table:table-cell table:formula="of:=([.BC48]/SUM([.$CH48:.$CK48]))" office:value-type="float" office:value="0.00507224448350086" calcext:value-type="float">
            <text:p>0.005072244483501</text:p>
          </table:table-cell>
          <table:table-cell table:formula="of:=([.BD48]/SUM([.$CH48:.$CK48]))" office:value-type="float" office:value="1.15165310997887" calcext:value-type="float">
            <text:p>1.15165310997887</text:p>
          </table:table-cell>
          <table:table-cell table:formula="of:=([.BE48]/SUM([.$CH48:.$CK48]))" office:value-type="float" office:value="0.465758849697466" calcext:value-type="float">
            <text:p>0.465758849697466</text:p>
          </table:table-cell>
          <table:table-cell table:formula="of:=([.BF48]/SUM([.$CH48:.$CK48]))" office:value-type="float" office:value="1.71720836988922" calcext:value-type="float">
            <text:p>1.71720836988922</text:p>
          </table:table-cell>
          <table:table-cell table:formula="of:=([.BG48]/SUM([.$CH48:.$CK48]))" office:value-type="float" office:value="0.468548584163392" calcext:value-type="float">
            <text:p>0.468548584163392</text:p>
          </table:table-cell>
          <table:table-cell table:formula="of:=([.BH48]/SUM([.$CH48:.$CK48]))" office:value-type="float" office:value="0.0555410770943344" calcext:value-type="float">
            <text:p>0.055541077094334</text:p>
          </table:table-cell>
          <table:table-cell table:formula="of:=([.BI48]/SUM([.$CH48:.$CK48]))" office:value-type="float" office:value="0.458277289084303" calcext:value-type="float">
            <text:p>0.458277289084303</text:p>
          </table:table-cell>
          <table:table-cell table:formula="of:=([.BJ48]/SUM([.$CH48:.$CK48]))" office:value-type="float" office:value="0.00722794838898872" calcext:value-type="float">
            <text:p>0.007227948388989</text:p>
          </table:table-cell>
          <table:table-cell table:formula="of:=([.BK48]/SUM([.$CH48:.$CK48]))" office:value-type="float" office:value="0.00367737725053812" calcext:value-type="float">
            <text:p>0.003677377250538</text:p>
          </table:table-cell>
          <table:table-cell table:formula="of:=([.BL48]/SUM([.$CH48:.$CK48]))" office:value-type="float" office:value="0.0124269989845771" calcext:value-type="float">
            <text:p>0.012426998984577</text:p>
          </table:table-cell>
          <table:table-cell table:formula="of:=([.BM48]/SUM([.$CH48:.$CK48]))" office:value-type="float" office:value="0.0106517134153518" calcext:value-type="float">
            <text:p>0.010651713415352</text:p>
          </table:table-cell>
          <table:table-cell table:formula="of:=([.BN48]/SUM([.$CH48:.$CK48]))" office:value-type="float" office:value="0.00608669338020103" calcext:value-type="float">
            <text:p>0.006086693380201</text:p>
          </table:table-cell>
          <table:table-cell table:formula="of:=([.BO48]/SUM([.$CH48:.$CK48]))" office:value-type="float" office:value="0.00342376502636308" calcext:value-type="float">
            <text:p>0.003423765026363</text:p>
          </table:table-cell>
          <table:table-cell table:formula="of:=([.BP48]/SUM([.$CH48:.$CK48]))" office:value-type="float" office:value="0.000760836672525129" calcext:value-type="float">
            <text:p>0.000760836672525</text:p>
          </table:table-cell>
          <table:table-cell table:formula="of:=([.BQ48]/SUM([.$CH48:.$CK48]))" office:value-type="float" office:value="0.000380418336262564" calcext:value-type="float">
            <text:p>0.000380418336263</text:p>
          </table:table-cell>
          <table:table-cell table:formula="of:=([.BR48]/SUM([.$CH48:.$CK48]))" office:value-type="float" office:value="0.00836920339777642" calcext:value-type="float">
            <text:p>0.008369203397776</text:p>
          </table:table-cell>
          <table:table-cell table:formula="of:=([.BS48]/SUM([.$CH48:.$CK48]))" office:value-type="float" office:value="0.00570627504393847" calcext:value-type="float">
            <text:p>0.005706275043938</text:p>
          </table:table-cell>
          <table:table-cell table:formula="of:=([.BT48]/SUM([.$CH48:.$CK48]))" office:value-type="float" office:value="0.00304334669010052" calcext:value-type="float">
            <text:p>0.003043346690101</text:p>
          </table:table-cell>
          <table:table-cell table:formula="of:=([.BU48]/SUM([.$CH48:.$CK48]))" office:value-type="float" office:value="0.00101444889670017" calcext:value-type="float">
            <text:p>0.001014448896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48</text:p>
          </table:table-cell>
          <table:table-cell table:formula="of:=([.B49]/SUM([.$CH49:.$CK49]))" office:value-type="float" office:value="0.00822313806225902" calcext:value-type="float">
            <text:p>0.008223138062259</text:p>
          </table:table-cell>
          <table:table-cell table:formula="of:=([.C49]/SUM([.$CH49:.$CK49]))" office:value-type="float" office:value="0.0177515361344004" calcext:value-type="float">
            <text:p>0.017751536134401</text:p>
          </table:table-cell>
          <table:table-cell table:formula="of:=([.D49]/SUM([.$CH49:.$CK49]))" office:value-type="float" office:value="0.0207536341571299" calcext:value-type="float">
            <text:p>0.02075363415713</text:p>
          </table:table-cell>
          <table:table-cell table:formula="of:=([.E49]/SUM([.$CH49:.$CK49]))" office:value-type="float" office:value="0.0617387984674368" calcext:value-type="float">
            <text:p>0.061738798467437</text:p>
          </table:table-cell>
          <table:table-cell table:formula="of:=([.F49]/SUM([.$CH49:.$CK49]))" office:value-type="float" office:value="0.00352420202668244" calcext:value-type="float">
            <text:p>0.003524202026682</text:p>
          </table:table-cell>
          <table:table-cell table:formula="of:=([.G49]/SUM([.$CH49:.$CK49]))" office:value-type="float" office:value="0.182214297379581" calcext:value-type="float">
            <text:p>0.182214297379581</text:p>
          </table:table-cell>
          <table:table-cell table:formula="of:=([.H49]/SUM([.$CH49:.$CK49]))" office:value-type="float" office:value="0.422904243201893" calcext:value-type="float">
            <text:p>0.422904243201893</text:p>
          </table:table-cell>
          <table:table-cell table:formula="of:=([.I49]/SUM([.$CH49:.$CK49]))" office:value-type="float" office:value="0.485426197675259" calcext:value-type="float">
            <text:p>0.485426197675259</text:p>
          </table:table-cell>
          <table:table-cell table:formula="of:=([.J49]/SUM([.$CH49:.$CK49]))" office:value-type="float" office:value="1.31883471398516" calcext:value-type="float">
            <text:p>1.31883471398516</text:p>
          </table:table-cell>
          <table:table-cell table:formula="of:=([.K49]/SUM([.$CH49:.$CK49]))" office:value-type="float" office:value="0.267447776024901" calcext:value-type="float">
            <text:p>0.267447776024901</text:p>
          </table:table-cell>
          <table:table-cell table:formula="of:=([.L49]/SUM([.$CH49:.$CK49]))" office:value-type="float" office:value="0.0674819425109193" calcext:value-type="float">
            <text:p>0.067481942510919</text:p>
          </table:table-cell>
          <table:table-cell table:formula="of:=([.M49]/SUM([.$CH49:.$CK49]))" office:value-type="float" office:value="0.182344823380569" calcext:value-type="float">
            <text:p>0.182344823380569</text:p>
          </table:table-cell>
          <table:table-cell table:formula="of:=([.N49]/SUM([.$CH49:.$CK49]))" office:value-type="float" office:value="0.226332085713605" calcext:value-type="float">
            <text:p>0.226332085713605</text:p>
          </table:table-cell>
          <table:table-cell table:formula="of:=([.O49]/SUM([.$CH49:.$CK49]))" office:value-type="float" office:value="0.59128278447672" calcext:value-type="float">
            <text:p>0.59128278447672</text:p>
          </table:table-cell>
          <table:table-cell table:formula="of:=([.P49]/SUM([.$CH49:.$CK49]))" office:value-type="float" office:value="0.0839282186354373" calcext:value-type="float">
            <text:p>0.083928218635437</text:p>
          </table:table-cell>
          <table:table-cell table:formula="of:=([.Q49]/SUM([.$CH49:.$CK49]))" office:value-type="float" office:value="0.000391578002964715" calcext:value-type="float">
            <text:p>0.000391578002965</text:p>
          </table:table-cell>
          <table:table-cell table:formula="of:=([.R49]/SUM([.$CH49:.$CK49]))" office:value-type="float" office:value="0.00156631201185886" calcext:value-type="float">
            <text:p>0.001566312011859</text:p>
          </table:table-cell>
          <table:table-cell table:formula="of:=([.S49]/SUM([.$CH49:.$CK49]))" office:value-type="float" office:value="0.00352420202668244" calcext:value-type="float">
            <text:p>0.003524202026682</text:p>
          </table:table-cell>
          <table:table-cell table:formula="of:=([.T49]/SUM([.$CH49:.$CK49]))" office:value-type="float" office:value="0.013705230103765" calcext:value-type="float">
            <text:p>0.013705230103765</text:p>
          </table:table-cell>
          <table:table-cell table:formula="of:=([.U49]/SUM([.$CH49:.$CK49]))" office:value-type="float" office:value="0.00274104602075301" calcext:value-type="float">
            <text:p>0.002741046020753</text:p>
          </table:table-cell>
          <table:table-cell table:formula="of:=([.V49]/SUM([.$CH49:.$CK49]))" office:value-type="float" office:value="0.0341978122589185" calcext:value-type="float">
            <text:p>0.034197812258919</text:p>
          </table:table-cell>
          <table:table-cell table:formula="of:=([.W49]/SUM([.$CH49:.$CK49]))" office:value-type="float" office:value="0.0133136521008003" calcext:value-type="float">
            <text:p>0.0133136521008</text:p>
          </table:table-cell>
          <table:table-cell table:formula="of:=([.X49]/SUM([.$CH49:.$CK49]))" office:value-type="float" office:value="0.00195789001482358" calcext:value-type="float">
            <text:p>0.001957890014824</text:p>
          </table:table-cell>
          <table:table-cell table:formula="of:=([.Y49]/SUM([.$CH49:.$CK49]))" office:value-type="float" office:value="0" calcext:value-type="float">
            <text:p>0</text:p>
          </table:table-cell>
          <table:table-cell table:formula="of:=([.Z49]/SUM([.$CH49:.$CK49]))" office:value-type="float" office:value="0" calcext:value-type="float">
            <text:p>0</text:p>
          </table:table-cell>
          <table:table-cell table:formula="of:=([.AA49]/SUM([.$CH49:.$CK49]))" office:value-type="float" office:value="0.394319048985468" calcext:value-type="float">
            <text:p>0.394319048985468</text:p>
          </table:table-cell>
          <table:table-cell table:formula="of:=([.AB49]/SUM([.$CH49:.$CK49]))" office:value-type="float" office:value="0.619084822687215" calcext:value-type="float">
            <text:p>0.619084822687215</text:p>
          </table:table-cell>
          <table:table-cell table:formula="of:=([.AC49]/SUM([.$CH49:.$CK49]))" office:value-type="float" office:value="0.141881763074215" calcext:value-type="float">
            <text:p>0.141881763074215</text:p>
          </table:table-cell>
          <table:table-cell table:formula="of:=([.AD49]/SUM([.$CH49:.$CK49]))" office:value-type="float" office:value="0.00430735803261187" calcext:value-type="float">
            <text:p>0.004307358032612</text:p>
          </table:table-cell>
          <table:table-cell table:formula="of:=([.AE49]/SUM([.$CH49:.$CK49]))" office:value-type="float" office:value="0.00156631201185886" calcext:value-type="float">
            <text:p>0.001566312011859</text:p>
          </table:table-cell>
          <table:table-cell table:formula="of:=([.AF49]/SUM([.$CH49:.$CK49]))" office:value-type="float" office:value="0.126871272960568" calcext:value-type="float">
            <text:p>0.126871272960568</text:p>
          </table:table-cell>
          <table:table-cell table:formula="of:=([.AG49]/SUM([.$CH49:.$CK49]))" office:value-type="float" office:value="0.241473101828241" calcext:value-type="float">
            <text:p>0.241473101828241</text:p>
          </table:table-cell>
          <table:table-cell table:formula="of:=([.AH49]/SUM([.$CH49:.$CK49]))" office:value-type="float" office:value="0.0871913686601433" calcext:value-type="float">
            <text:p>0.087191368660143</text:p>
          </table:table-cell>
          <table:table-cell table:formula="of:=([.AI49]/SUM([.$CH49:.$CK49]))" office:value-type="float" office:value="0.00548209204150601" calcext:value-type="float">
            <text:p>0.005482092041506</text:p>
          </table:table-cell>
          <table:table-cell table:formula="of:=([.AJ49]/SUM([.$CH49:.$CK49]))" office:value-type="float" office:value="0.000391578002964715" calcext:value-type="float">
            <text:p>0.000391578002965</text:p>
          </table:table-cell>
          <table:table-cell table:formula="of:=([.AK49]/SUM([.$CH49:.$CK49]))" office:value-type="float" office:value="0.00626524804743545" calcext:value-type="float">
            <text:p>0.006265248047435</text:p>
          </table:table-cell>
          <table:table-cell table:formula="of:=([.AL49]/SUM([.$CH49:.$CK49]))" office:value-type="float" office:value="0.00469893603557658" calcext:value-type="float">
            <text:p>0.004698936035577</text:p>
          </table:table-cell>
          <table:table-cell table:formula="of:=([.AM49]/SUM([.$CH49:.$CK49]))" office:value-type="float" office:value="0.00234946801778829" calcext:value-type="float">
            <text:p>0.002349468017788</text:p>
          </table:table-cell>
          <table:table-cell table:formula="of:=([.AN49]/SUM([.$CH49:.$CK49]))" office:value-type="float" office:value="0.000391578002964715" calcext:value-type="float">
            <text:p>0.000391578002965</text:p>
          </table:table-cell>
          <table:table-cell table:formula="of:=([.AO49]/SUM([.$CH49:.$CK49]))" office:value-type="float" office:value="0" calcext:value-type="float">
            <text:p>0</text:p>
          </table:table-cell>
          <table:table-cell table:formula="of:=([.AP49]/SUM([.$CH49:.$CK49]))" office:value-type="float" office:value="0.0495998803755306" calcext:value-type="float">
            <text:p>0.049599880375531</text:p>
          </table:table-cell>
          <table:table-cell table:formula="of:=([.AQ49]/SUM([.$CH49:.$CK49]))" office:value-type="float" office:value="0.0100505020760944" calcext:value-type="float">
            <text:p>0.010050502076094</text:p>
          </table:table-cell>
          <table:table-cell table:formula="of:=([.AR49]/SUM([.$CH49:.$CK49]))" office:value-type="float" office:value="0.988081827480965" calcext:value-type="float">
            <text:p>0.988081827480965</text:p>
          </table:table-cell>
          <table:table-cell table:formula="of:=([.AS49]/SUM([.$CH49:.$CK49]))" office:value-type="float" office:value="0.159894351210592" calcext:value-type="float">
            <text:p>0.159894351210592</text:p>
          </table:table-cell>
          <table:table-cell table:formula="of:=([.AT49]/SUM([.$CH49:.$CK49]))" office:value-type="float" office:value="0.404239025060574" calcext:value-type="float">
            <text:p>0.404239025060574</text:p>
          </table:table-cell>
          <table:table-cell table:formula="of:=([.AU49]/SUM([.$CH49:.$CK49]))" office:value-type="float" office:value="0.0417683203162363" calcext:value-type="float">
            <text:p>0.041768320316236</text:p>
          </table:table-cell>
          <table:table-cell table:formula="of:=([.AV49]/SUM([.$CH49:.$CK49]))" office:value-type="float" office:value="0.010964184083012" calcext:value-type="float">
            <text:p>0.010964184083012</text:p>
          </table:table-cell>
          <table:table-cell table:formula="of:=([.AW49]/SUM([.$CH49:.$CK49]))" office:value-type="float" office:value="0.00117473400889415" calcext:value-type="float">
            <text:p>0.001174734008894</text:p>
          </table:table-cell>
          <table:table-cell table:formula="of:=([.AX49]/SUM([.$CH49:.$CK49]))" office:value-type="float" office:value="0.0228420501729417" calcext:value-type="float">
            <text:p>0.022842050172942</text:p>
          </table:table-cell>
          <table:table-cell table:formula="of:=([.AY49]/SUM([.$CH49:.$CK49]))" office:value-type="float" office:value="0.00652630004941192" calcext:value-type="float">
            <text:p>0.006526300049412</text:p>
          </table:table-cell>
          <table:table-cell table:formula="of:=([.AZ49]/SUM([.$CH49:.$CK49]))" office:value-type="float" office:value="0.0365472802767068" calcext:value-type="float">
            <text:p>0.036547280276707</text:p>
          </table:table-cell>
          <table:table-cell table:formula="of:=([.BA49]/SUM([.$CH49:.$CK49]))" office:value-type="float" office:value="0.0204925821551534" calcext:value-type="float">
            <text:p>0.020492582155154</text:p>
          </table:table-cell>
          <table:table-cell table:formula="of:=([.BB49]/SUM([.$CH49:.$CK49]))" office:value-type="float" office:value="0.0105726060800473" calcext:value-type="float">
            <text:p>0.010572606080047</text:p>
          </table:table-cell>
          <table:table-cell table:formula="of:=([.BC49]/SUM([.$CH49:.$CK49]))" office:value-type="float" office:value="0.00822313806225902" calcext:value-type="float">
            <text:p>0.008223138062259</text:p>
          </table:table-cell>
          <table:table-cell table:formula="of:=([.BD49]/SUM([.$CH49:.$CK49]))" office:value-type="float" office:value="0.421337931190034" calcext:value-type="float">
            <text:p>0.421337931190034</text:p>
          </table:table-cell>
          <table:table-cell table:formula="of:=([.BE49]/SUM([.$CH49:.$CK49]))" office:value-type="float" office:value="0.175035367325228" calcext:value-type="float">
            <text:p>0.175035367325228</text:p>
          </table:table-cell>
          <table:table-cell table:formula="of:=([.BF49]/SUM([.$CH49:.$CK49]))" office:value-type="float" office:value="0.979989215419694" calcext:value-type="float">
            <text:p>0.979989215419694</text:p>
          </table:table-cell>
          <table:table-cell table:formula="of:=([.BG49]/SUM([.$CH49:.$CK49]))" office:value-type="float" office:value="0.598592240532062" calcext:value-type="float">
            <text:p>0.598592240532062</text:p>
          </table:table-cell>
          <table:table-cell table:formula="of:=([.BH49]/SUM([.$CH49:.$CK49]))" office:value-type="float" office:value="0.230769969747206" calcext:value-type="float">
            <text:p>0.230769969747206</text:p>
          </table:table-cell>
          <table:table-cell table:formula="of:=([.BI49]/SUM([.$CH49:.$CK49]))" office:value-type="float" office:value="0.182214297379581" calcext:value-type="float">
            <text:p>0.182214297379581</text:p>
          </table:table-cell>
          <table:table-cell table:formula="of:=([.BJ49]/SUM([.$CH49:.$CK49]))" office:value-type="float" office:value="0.181953245377604" calcext:value-type="float">
            <text:p>0.181953245377604</text:p>
          </table:table-cell>
          <table:table-cell table:formula="of:=([.BK49]/SUM([.$CH49:.$CK49]))" office:value-type="float" office:value="0.059128278447672" calcext:value-type="float">
            <text:p>0.059128278447672</text:p>
          </table:table-cell>
          <table:table-cell table:formula="of:=([.BL49]/SUM([.$CH49:.$CK49]))" office:value-type="float" office:value="0.332580250518032" calcext:value-type="float">
            <text:p>0.332580250518032</text:p>
          </table:table-cell>
          <table:table-cell table:formula="of:=([.BM49]/SUM([.$CH49:.$CK49]))" office:value-type="float" office:value="0.312218194363866" calcext:value-type="float">
            <text:p>0.312218194363866</text:p>
          </table:table-cell>
          <table:table-cell table:formula="of:=([.BN49]/SUM([.$CH49:.$CK49]))" office:value-type="float" office:value="0.145275439099909" calcext:value-type="float">
            <text:p>0.145275439099909</text:p>
          </table:table-cell>
          <table:table-cell table:formula="of:=([.BO49]/SUM([.$CH49:.$CK49]))" office:value-type="float" office:value="0.0674819425109193" calcext:value-type="float">
            <text:p>0.067481942510919</text:p>
          </table:table-cell>
          <table:table-cell table:formula="of:=([.BP49]/SUM([.$CH49:.$CK49]))" office:value-type="float" office:value="0.00117473400889415" calcext:value-type="float">
            <text:p>0.001174734008894</text:p>
          </table:table-cell>
          <table:table-cell table:formula="of:=([.BQ49]/SUM([.$CH49:.$CK49]))" office:value-type="float" office:value="0.000391578002964715" calcext:value-type="float">
            <text:p>0.000391578002965</text:p>
          </table:table-cell>
          <table:table-cell table:formula="of:=([.BR49]/SUM([.$CH49:.$CK49]))" office:value-type="float" office:value="0.00861471606522374" calcext:value-type="float">
            <text:p>0.008614716065224</text:p>
          </table:table-cell>
          <table:table-cell table:formula="of:=([.BS49]/SUM([.$CH49:.$CK49]))" office:value-type="float" office:value="0.00665682605040016" calcext:value-type="float">
            <text:p>0.0066568260504</text:p>
          </table:table-cell>
          <table:table-cell table:formula="of:=([.BT49]/SUM([.$CH49:.$CK49]))" office:value-type="float" office:value="0.00430735803261187" calcext:value-type="float">
            <text:p>0.004307358032612</text:p>
          </table:table-cell>
          <table:table-cell table:formula="of:=([.BU49]/SUM([.$CH49:.$CK49]))" office:value-type="float" office:value="0.000391578002964715" calcext:value-type="float">
            <text:p>0.0003915780029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49</text:p>
          </table:table-cell>
          <table:table-cell table:formula="of:=([.B50]/SUM([.$CH50:.$CK50]))" office:value-type="float" office:value="0.0112176325673364" calcext:value-type="float">
            <text:p>0.011217632567336</text:p>
          </table:table-cell>
          <table:table-cell table:formula="of:=([.C50]/SUM([.$CH50:.$CK50]))" office:value-type="float" office:value="0.0234787658386111" calcext:value-type="float">
            <text:p>0.023478765838611</text:p>
          </table:table-cell>
          <table:table-cell table:formula="of:=([.D50]/SUM([.$CH50:.$CK50]))" office:value-type="float" office:value="0.0315658962941327" calcext:value-type="float">
            <text:p>0.031565896294133</text:p>
          </table:table-cell>
          <table:table-cell table:formula="of:=([.E50]/SUM([.$CH50:.$CK50]))" office:value-type="float" office:value="0.055175099720736" calcext:value-type="float">
            <text:p>0.055175099720736</text:p>
          </table:table-cell>
          <table:table-cell table:formula="of:=([.F50]/SUM([.$CH50:.$CK50]))" office:value-type="float" office:value="0.00639144181162191" calcext:value-type="float">
            <text:p>0.006391441811622</text:p>
          </table:table-cell>
          <table:table-cell table:formula="of:=([.G50]/SUM([.$CH50:.$CK50]))" office:value-type="float" office:value="0.333659350084262" calcext:value-type="float">
            <text:p>0.333659350084262</text:p>
          </table:table-cell>
          <table:table-cell table:formula="of:=([.H50]/SUM([.$CH50:.$CK50]))" office:value-type="float" office:value="0.761755513874937" calcext:value-type="float">
            <text:p>0.761755513874937</text:p>
          </table:table-cell>
          <table:table-cell table:formula="of:=([.I50]/SUM([.$CH50:.$CK50]))" office:value-type="float" office:value="0.733059244516635" calcext:value-type="float">
            <text:p>0.733059244516635</text:p>
          </table:table-cell>
          <table:table-cell table:formula="of:=([.J50]/SUM([.$CH50:.$CK50]))" office:value-type="float" office:value="1.92095435836236" calcext:value-type="float">
            <text:p>1.92095435836236</text:p>
          </table:table-cell>
          <table:table-cell table:formula="of:=([.K50]/SUM([.$CH50:.$CK50]))" office:value-type="float" office:value="0.36783399813824" calcext:value-type="float">
            <text:p>0.36783399813824</text:p>
          </table:table-cell>
          <table:table-cell table:formula="of:=([.L50]/SUM([.$CH50:.$CK50]))" office:value-type="float" office:value="0.00326093969980709" calcext:value-type="float">
            <text:p>0.003260939699807</text:p>
          </table:table-cell>
          <table:table-cell table:formula="of:=([.M50]/SUM([.$CH50:.$CK50]))" office:value-type="float" office:value="0.00521750351969135" calcext:value-type="float">
            <text:p>0.005217503519691</text:p>
          </table:table-cell>
          <table:table-cell table:formula="of:=([.N50]/SUM([.$CH50:.$CK50]))" office:value-type="float" office:value="0.0056088162836682" calcext:value-type="float">
            <text:p>0.005608816283668</text:p>
          </table:table-cell>
          <table:table-cell table:formula="of:=([.O50]/SUM([.$CH50:.$CK50]))" office:value-type="float" office:value="0.0172177616149815" calcext:value-type="float">
            <text:p>0.017217761614982</text:p>
          </table:table-cell>
          <table:table-cell table:formula="of:=([.P50]/SUM([.$CH50:.$CK50]))" office:value-type="float" office:value="0.00352181487579166" calcext:value-type="float">
            <text:p>0.003521814875792</text:p>
          </table:table-cell>
          <table:table-cell table:formula="of:=([.Q50]/SUM([.$CH50:.$CK50]))" office:value-type="float" office:value="0.000782625527953703" calcext:value-type="float">
            <text:p>0.000782625527954</text:p>
          </table:table-cell>
          <table:table-cell table:formula="of:=([.R50]/SUM([.$CH50:.$CK50]))" office:value-type="float" office:value="0.00117393829193055" calcext:value-type="float">
            <text:p>0.001173938291931</text:p>
          </table:table-cell>
          <table:table-cell table:formula="of:=([.S50]/SUM([.$CH50:.$CK50]))" office:value-type="float" office:value="0.00313050211181481" calcext:value-type="float">
            <text:p>0.003130502111815</text:p>
          </table:table-cell>
          <table:table-cell table:formula="of:=([.T50]/SUM([.$CH50:.$CK50]))" office:value-type="float" office:value="0.00626100422362962" calcext:value-type="float">
            <text:p>0.00626100422363</text:p>
          </table:table-cell>
          <table:table-cell table:formula="of:=([.U50]/SUM([.$CH50:.$CK50]))" office:value-type="float" office:value="0.000391312763976851" calcext:value-type="float">
            <text:p>0.000391312763977</text:p>
          </table:table-cell>
          <table:table-cell table:formula="of:=([.V50]/SUM([.$CH50:.$CK50]))" office:value-type="float" office:value="0.0277832062423564" calcext:value-type="float">
            <text:p>0.027783206242357</text:p>
          </table:table-cell>
          <table:table-cell table:formula="of:=([.W50]/SUM([.$CH50:.$CK50]))" office:value-type="float" office:value="0.0129133212112361" calcext:value-type="float">
            <text:p>0.012913321211236</text:p>
          </table:table-cell>
          <table:table-cell table:formula="of:=([.X50]/SUM([.$CH50:.$CK50]))" office:value-type="float" office:value="0.00117393829193055" calcext:value-type="float">
            <text:p>0.001173938291931</text:p>
          </table:table-cell>
          <table:table-cell table:formula="of:=([.Y50]/SUM([.$CH50:.$CK50]))" office:value-type="float" office:value="0" calcext:value-type="float">
            <text:p>0</text:p>
          </table:table-cell>
          <table:table-cell table:formula="of:=([.Z50]/SUM([.$CH50:.$CK50]))" office:value-type="float" office:value="0" calcext:value-type="float">
            <text:p>0</text:p>
          </table:table-cell>
          <table:table-cell table:formula="of:=([.AA50]/SUM([.$CH50:.$CK50]))" office:value-type="float" office:value="0.775712335790112" calcext:value-type="float">
            <text:p>0.775712335790112</text:p>
          </table:table-cell>
          <table:table-cell table:formula="of:=([.AB50]/SUM([.$CH50:.$CK50]))" office:value-type="float" office:value="0.747276941607794" calcext:value-type="float">
            <text:p>0.747276941607794</text:p>
          </table:table-cell>
          <table:table-cell table:formula="of:=([.AC50]/SUM([.$CH50:.$CK50]))" office:value-type="float" office:value="0.0623491670603117" calcext:value-type="float">
            <text:p>0.062349167060312</text:p>
          </table:table-cell>
          <table:table-cell table:formula="of:=([.AD50]/SUM([.$CH50:.$CK50]))" office:value-type="float" office:value="0.00547837869567592" calcext:value-type="float">
            <text:p>0.005478378695676</text:p>
          </table:table-cell>
          <table:table-cell table:formula="of:=([.AE50]/SUM([.$CH50:.$CK50]))" office:value-type="float" office:value="0.00273918934783796" calcext:value-type="float">
            <text:p>0.002739189347838</text:p>
          </table:table-cell>
          <table:table-cell table:formula="of:=([.AF50]/SUM([.$CH50:.$CK50]))" office:value-type="float" office:value="0.00469575316772222" calcext:value-type="float">
            <text:p>0.004695753167722</text:p>
          </table:table-cell>
          <table:table-cell table:formula="of:=([.AG50]/SUM([.$CH50:.$CK50]))" office:value-type="float" office:value="0.00704362975158332" calcext:value-type="float">
            <text:p>0.007043629751583</text:p>
          </table:table-cell>
          <table:table-cell table:formula="of:=([.AH50]/SUM([.$CH50:.$CK50]))" office:value-type="float" office:value="0.000391312763976851" calcext:value-type="float">
            <text:p>0.000391312763977</text:p>
          </table:table-cell>
          <table:table-cell table:formula="of:=([.AI50]/SUM([.$CH50:.$CK50]))" office:value-type="float" office:value="0" calcext:value-type="float">
            <text:p>0</text:p>
          </table:table-cell>
          <table:table-cell table:formula="of:=([.AJ50]/SUM([.$CH50:.$CK50]))" office:value-type="float" office:value="0" calcext:value-type="float">
            <text:p>0</text:p>
          </table:table-cell>
          <table:table-cell table:formula="of:=([.AK50]/SUM([.$CH50:.$CK50]))" office:value-type="float" office:value="0.00234787658386111" calcext:value-type="float">
            <text:p>0.002347876583861</text:p>
          </table:table-cell>
          <table:table-cell table:formula="of:=([.AL50]/SUM([.$CH50:.$CK50]))" office:value-type="float" office:value="0.00156525105590741" calcext:value-type="float">
            <text:p>0.001565251055907</text:p>
          </table:table-cell>
          <table:table-cell table:formula="of:=([.AM50]/SUM([.$CH50:.$CK50]))" office:value-type="float" office:value="0.000782625527953703" calcext:value-type="float">
            <text:p>0.000782625527954</text:p>
          </table:table-cell>
          <table:table-cell table:formula="of:=([.AN50]/SUM([.$CH50:.$CK50]))" office:value-type="float" office:value="0.00117393829193055" calcext:value-type="float">
            <text:p>0.001173938291931</text:p>
          </table:table-cell>
          <table:table-cell table:formula="of:=([.AO50]/SUM([.$CH50:.$CK50]))" office:value-type="float" office:value="0" calcext:value-type="float">
            <text:p>0</text:p>
          </table:table-cell>
          <table:table-cell table:formula="of:=([.AP50]/SUM([.$CH50:.$CK50]))" office:value-type="float" office:value="0.0314354587061404" calcext:value-type="float">
            <text:p>0.03143545870614</text:p>
          </table:table-cell>
          <table:table-cell table:formula="of:=([.AQ50]/SUM([.$CH50:.$CK50]))" office:value-type="float" office:value="0.0169568864389969" calcext:value-type="float">
            <text:p>0.016956886438997</text:p>
          </table:table-cell>
          <table:table-cell table:formula="of:=([.AR50]/SUM([.$CH50:.$CK50]))" office:value-type="float" office:value="1.28220148996415" calcext:value-type="float">
            <text:p>1.28220148996415</text:p>
          </table:table-cell>
          <table:table-cell table:formula="of:=([.AS50]/SUM([.$CH50:.$CK50]))" office:value-type="float" office:value="0.397052017848512" calcext:value-type="float">
            <text:p>0.397052017848512</text:p>
          </table:table-cell>
          <table:table-cell table:formula="of:=([.AT50]/SUM([.$CH50:.$CK50]))" office:value-type="float" office:value="0.0113480701553287" calcext:value-type="float">
            <text:p>0.011348070155329</text:p>
          </table:table-cell>
          <table:table-cell table:formula="of:=([.AU50]/SUM([.$CH50:.$CK50]))" office:value-type="float" office:value="0.00234787658386111" calcext:value-type="float">
            <text:p>0.002347876583861</text:p>
          </table:table-cell>
          <table:table-cell table:formula="of:=([.AV50]/SUM([.$CH50:.$CK50]))" office:value-type="float" office:value="0.00586969145965277" calcext:value-type="float">
            <text:p>0.005869691459653</text:p>
          </table:table-cell>
          <table:table-cell table:formula="of:=([.AW50]/SUM([.$CH50:.$CK50]))" office:value-type="float" office:value="0.000391312763976851" calcext:value-type="float">
            <text:p>0.000391312763977</text:p>
          </table:table-cell>
          <table:table-cell table:formula="of:=([.AX50]/SUM([.$CH50:.$CK50]))" office:value-type="float" office:value="0.0258266424224722" calcext:value-type="float">
            <text:p>0.025826642422472</text:p>
          </table:table-cell>
          <table:table-cell table:formula="of:=([.AY50]/SUM([.$CH50:.$CK50]))" office:value-type="float" office:value="0.0088697559834753" calcext:value-type="float">
            <text:p>0.008869755983475</text:p>
          </table:table-cell>
          <table:table-cell table:formula="of:=([.AZ50]/SUM([.$CH50:.$CK50]))" office:value-type="float" office:value="0.0468270940892299" calcext:value-type="float">
            <text:p>0.04682709408923</text:p>
          </table:table-cell>
          <table:table-cell table:formula="of:=([.BA50]/SUM([.$CH50:.$CK50]))" office:value-type="float" office:value="0.0213917644307345" calcext:value-type="float">
            <text:p>0.021391764430735</text:p>
          </table:table-cell>
          <table:table-cell table:formula="of:=([.BB50]/SUM([.$CH50:.$CK50]))" office:value-type="float" office:value="0.00730450492756789" calcext:value-type="float">
            <text:p>0.007304504927568</text:p>
          </table:table-cell>
          <table:table-cell table:formula="of:=([.BC50]/SUM([.$CH50:.$CK50]))" office:value-type="float" office:value="0.0112176325673364" calcext:value-type="float">
            <text:p>0.011217632567336</text:p>
          </table:table-cell>
          <table:table-cell table:formula="of:=([.BD50]/SUM([.$CH50:.$CK50]))" office:value-type="float" office:value="0.879149343067993" calcext:value-type="float">
            <text:p>0.879149343067993</text:p>
          </table:table-cell>
          <table:table-cell table:formula="of:=([.BE50]/SUM([.$CH50:.$CK50]))" office:value-type="float" office:value="0.387921386689052" calcext:value-type="float">
            <text:p>0.387921386689052</text:p>
          </table:table-cell>
          <table:table-cell table:formula="of:=([.BF50]/SUM([.$CH50:.$CK50]))" office:value-type="float" office:value="1.72621103948988" calcext:value-type="float">
            <text:p>1.72621103948988</text:p>
          </table:table-cell>
          <table:table-cell table:formula="of:=([.BG50]/SUM([.$CH50:.$CK50]))" office:value-type="float" office:value="0.543924741927823" calcext:value-type="float">
            <text:p>0.543924741927823</text:p>
          </table:table-cell>
          <table:table-cell table:formula="of:=([.BH50]/SUM([.$CH50:.$CK50]))" office:value-type="float" office:value="0.0855670577229382" calcext:value-type="float">
            <text:p>0.085567057722938</text:p>
          </table:table-cell>
          <table:table-cell table:formula="of:=([.BI50]/SUM([.$CH50:.$CK50]))" office:value-type="float" office:value="0.333659350084262" calcext:value-type="float">
            <text:p>0.333659350084262</text:p>
          </table:table-cell>
          <table:table-cell table:formula="of:=([.BJ50]/SUM([.$CH50:.$CK50]))" office:value-type="float" office:value="0.00691319216359104" calcext:value-type="float">
            <text:p>0.006913192163591</text:p>
          </table:table-cell>
          <table:table-cell table:formula="of:=([.BK50]/SUM([.$CH50:.$CK50]))" office:value-type="float" office:value="0.00156525105590741" calcext:value-type="float">
            <text:p>0.001565251055907</text:p>
          </table:table-cell>
          <table:table-cell table:formula="of:=([.BL50]/SUM([.$CH50:.$CK50]))" office:value-type="float" office:value="0.00952194392343672" calcext:value-type="float">
            <text:p>0.009521943923437</text:p>
          </table:table-cell>
          <table:table-cell table:formula="of:=([.BM50]/SUM([.$CH50:.$CK50]))" office:value-type="float" office:value="0.00821756804351388" calcext:value-type="float">
            <text:p>0.008217568043514</text:p>
          </table:table-cell>
          <table:table-cell table:formula="of:=([.BN50]/SUM([.$CH50:.$CK50]))" office:value-type="float" office:value="0.00430444040374537" calcext:value-type="float">
            <text:p>0.004304440403745</text:p>
          </table:table-cell>
          <table:table-cell table:formula="of:=([.BO50]/SUM([.$CH50:.$CK50]))" office:value-type="float" office:value="0.00326093969980709" calcext:value-type="float">
            <text:p>0.003260939699807</text:p>
          </table:table-cell>
          <table:table-cell table:formula="of:=([.BP50]/SUM([.$CH50:.$CK50]))" office:value-type="float" office:value="0.00195656381988426" calcext:value-type="float">
            <text:p>0.001956563819884</text:p>
          </table:table-cell>
          <table:table-cell table:formula="of:=([.BQ50]/SUM([.$CH50:.$CK50]))" office:value-type="float" office:value="0" calcext:value-type="float">
            <text:p>0</text:p>
          </table:table-cell>
          <table:table-cell table:formula="of:=([.BR50]/SUM([.$CH50:.$CK50]))" office:value-type="float" office:value="0.00391312763976851" calcext:value-type="float">
            <text:p>0.003913127639769</text:p>
          </table:table-cell>
          <table:table-cell table:formula="of:=([.BS50]/SUM([.$CH50:.$CK50]))" office:value-type="float" office:value="0.00313050211181481" calcext:value-type="float">
            <text:p>0.003130502111815</text:p>
          </table:table-cell>
          <table:table-cell table:formula="of:=([.BT50]/SUM([.$CH50:.$CK50]))" office:value-type="float" office:value="0.00195656381988426" calcext:value-type="float">
            <text:p>0.001956563819884</text:p>
          </table:table-cell>
          <table:table-cell table:formula="of:=([.BU50]/SUM([.$CH50:.$CK50]))" office:value-type="float" office:value="0.000782625527953703" calcext:value-type="float">
            <text:p>0.0007826255279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50</text:p>
          </table:table-cell>
          <table:table-cell table:formula="of:=([.B51]/SUM([.$CH51:.$CK51]))" office:value-type="float" office:value="0.00690060713004459" calcext:value-type="float">
            <text:p>0.006900607130045</text:p>
          </table:table-cell>
          <table:table-cell table:formula="of:=([.C51]/SUM([.$CH51:.$CK51]))" office:value-type="float" office:value="0.0129386383688336" calcext:value-type="float">
            <text:p>0.012938638368834</text:p>
          </table:table-cell>
          <table:table-cell table:formula="of:=([.D51]/SUM([.$CH51:.$CK51]))" office:value-type="float" office:value="0.0127661231905825" calcext:value-type="float">
            <text:p>0.012766123190583</text:p>
          </table:table-cell>
          <table:table-cell table:formula="of:=([.E51]/SUM([.$CH51:.$CK51]))" office:value-type="float" office:value="0.033122914224214" calcext:value-type="float">
            <text:p>0.033122914224214</text:p>
          </table:table-cell>
          <table:table-cell table:formula="of:=([.F51]/SUM([.$CH51:.$CK51]))" office:value-type="float" office:value="0.0046579098127801" calcext:value-type="float">
            <text:p>0.00465790981278</text:p>
          </table:table-cell>
          <table:table-cell table:formula="of:=([.G51]/SUM([.$CH51:.$CK51]))" office:value-type="float" office:value="0.432668067053796" calcext:value-type="float">
            <text:p>0.432668067053796</text:p>
          </table:table-cell>
          <table:table-cell table:formula="of:=([.H51]/SUM([.$CH51:.$CK51]))" office:value-type="float" office:value="0.966084998206242" calcext:value-type="float">
            <text:p>0.966084998206242</text:p>
          </table:table-cell>
          <table:table-cell table:formula="of:=([.I51]/SUM([.$CH51:.$CK51]))" office:value-type="float" office:value="0.812373974384499" calcext:value-type="float">
            <text:p>0.812373974384499</text:p>
          </table:table-cell>
          <table:table-cell table:formula="of:=([.J51]/SUM([.$CH51:.$CK51]))" office:value-type="float" office:value="2.18404215665911" calcext:value-type="float">
            <text:p>2.18404215665911</text:p>
          </table:table-cell>
          <table:table-cell table:formula="of:=([.K51]/SUM([.$CH51:.$CK51]))" office:value-type="float" office:value="0.323810989577342" calcext:value-type="float">
            <text:p>0.323810989577342</text:p>
          </table:table-cell>
          <table:table-cell table:formula="of:=([.L51]/SUM([.$CH51:.$CK51]))" office:value-type="float" office:value="0" calcext:value-type="float">
            <text:p>0</text:p>
          </table:table-cell>
          <table:table-cell table:formula="of:=([.M51]/SUM([.$CH51:.$CK51]))" office:value-type="float" office:value="0.00207018213901338" calcext:value-type="float">
            <text:p>0.002070182139013</text:p>
          </table:table-cell>
          <table:table-cell table:formula="of:=([.N51]/SUM([.$CH51:.$CK51]))" office:value-type="float" office:value="0.00155263660426003" calcext:value-type="float">
            <text:p>0.00155263660426</text:p>
          </table:table-cell>
          <table:table-cell table:formula="of:=([.O51]/SUM([.$CH51:.$CK51]))" office:value-type="float" office:value="0.00207018213901338" calcext:value-type="float">
            <text:p>0.002070182139013</text:p>
          </table:table-cell>
          <table:table-cell table:formula="of:=([.P51]/SUM([.$CH51:.$CK51]))" office:value-type="float" office:value="0.000517545534753344" calcext:value-type="float">
            <text:p>0.000517545534753</text:p>
          </table:table-cell>
          <table:table-cell table:formula="of:=([.Q51]/SUM([.$CH51:.$CK51]))" office:value-type="float" office:value="0.000517545534753344" calcext:value-type="float">
            <text:p>0.000517545534753</text:p>
          </table:table-cell>
          <table:table-cell table:formula="of:=([.R51]/SUM([.$CH51:.$CK51]))" office:value-type="float" office:value="0.00103509106950669" calcext:value-type="float">
            <text:p>0.001035091069507</text:p>
          </table:table-cell>
          <table:table-cell table:formula="of:=([.S51]/SUM([.$CH51:.$CK51]))" office:value-type="float" office:value="0.000517545534753344" calcext:value-type="float">
            <text:p>0.000517545534753</text:p>
          </table:table-cell>
          <table:table-cell table:formula="of:=([.T51]/SUM([.$CH51:.$CK51]))" office:value-type="float" office:value="0.00155263660426003" calcext:value-type="float">
            <text:p>0.00155263660426</text:p>
          </table:table-cell>
          <table:table-cell table:formula="of:=([.U51]/SUM([.$CH51:.$CK51]))" office:value-type="float" office:value="0" calcext:value-type="float">
            <text:p>0</text:p>
          </table:table-cell>
          <table:table-cell table:formula="of:=([.V51]/SUM([.$CH51:.$CK51]))" office:value-type="float" office:value="0.0175965481816137" calcext:value-type="float">
            <text:p>0.017596548181614</text:p>
          </table:table-cell>
          <table:table-cell table:formula="of:=([.W51]/SUM([.$CH51:.$CK51]))" office:value-type="float" office:value="0.0129386383688336" calcext:value-type="float">
            <text:p>0.012938638368834</text:p>
          </table:table-cell>
          <table:table-cell table:formula="of:=([.X51]/SUM([.$CH51:.$CK51]))" office:value-type="float" office:value="0" calcext:value-type="float">
            <text:p>0</text:p>
          </table:table-cell>
          <table:table-cell table:formula="of:=([.Y51]/SUM([.$CH51:.$CK51]))" office:value-type="float" office:value="0" calcext:value-type="float">
            <text:p>0</text:p>
          </table:table-cell>
          <table:table-cell table:formula="of:=([.Z51]/SUM([.$CH51:.$CK51]))" office:value-type="float" office:value="0" calcext:value-type="float">
            <text:p>0</text:p>
          </table:table-cell>
          <table:table-cell table:formula="of:=([.AA51]/SUM([.$CH51:.$CK51]))" office:value-type="float" office:value="0.929856810773508" calcext:value-type="float">
            <text:p>0.929856810773508</text:p>
          </table:table-cell>
          <table:table-cell table:formula="of:=([.AB51]/SUM([.$CH51:.$CK51]))" office:value-type="float" office:value="0.661940738949527" calcext:value-type="float">
            <text:p>0.661940738949527</text:p>
          </table:table-cell>
          <table:table-cell table:formula="of:=([.AC51]/SUM([.$CH51:.$CK51]))" office:value-type="float" office:value="0.0160439115773537" calcext:value-type="float">
            <text:p>0.016043911577354</text:p>
          </table:table-cell>
          <table:table-cell table:formula="of:=([.AD51]/SUM([.$CH51:.$CK51]))" office:value-type="float" office:value="0.000517545534753344" calcext:value-type="float">
            <text:p>0.000517545534753</text:p>
          </table:table-cell>
          <table:table-cell table:formula="of:=([.AE51]/SUM([.$CH51:.$CK51]))" office:value-type="float" office:value="0.00207018213901338" calcext:value-type="float">
            <text:p>0.002070182139013</text:p>
          </table:table-cell>
          <table:table-cell table:formula="of:=([.AF51]/SUM([.$CH51:.$CK51]))" office:value-type="float" office:value="0.00207018213901338" calcext:value-type="float">
            <text:p>0.002070182139013</text:p>
          </table:table-cell>
          <table:table-cell table:formula="of:=([.AG51]/SUM([.$CH51:.$CK51]))" office:value-type="float" office:value="0.00155263660426003" calcext:value-type="float">
            <text:p>0.00155263660426</text:p>
          </table:table-cell>
          <table:table-cell table:formula="of:=([.AH51]/SUM([.$CH51:.$CK51]))" office:value-type="float" office:value="0" calcext:value-type="float">
            <text:p>0</text:p>
          </table:table-cell>
          <table:table-cell table:formula="of:=([.AI51]/SUM([.$CH51:.$CK51]))" office:value-type="float" office:value="0" calcext:value-type="float">
            <text:p>0</text:p>
          </table:table-cell>
          <table:table-cell table:formula="of:=([.AJ51]/SUM([.$CH51:.$CK51]))" office:value-type="float" office:value="0" calcext:value-type="float">
            <text:p>0</text:p>
          </table:table-cell>
          <table:table-cell table:formula="of:=([.AK51]/SUM([.$CH51:.$CK51]))" office:value-type="float" office:value="0.000517545534753344" calcext:value-type="float">
            <text:p>0.000517545534753</text:p>
          </table:table-cell>
          <table:table-cell table:formula="of:=([.AL51]/SUM([.$CH51:.$CK51]))" office:value-type="float" office:value="0" calcext:value-type="float">
            <text:p>0</text:p>
          </table:table-cell>
          <table:table-cell table:formula="of:=([.AM51]/SUM([.$CH51:.$CK51]))" office:value-type="float" office:value="0" calcext:value-type="float">
            <text:p>0</text:p>
          </table:table-cell>
          <table:table-cell table:formula="of:=([.AN51]/SUM([.$CH51:.$CK51]))" office:value-type="float" office:value="0" calcext:value-type="float">
            <text:p>0</text:p>
          </table:table-cell>
          <table:table-cell table:formula="of:=([.AO51]/SUM([.$CH51:.$CK51]))" office:value-type="float" office:value="0" calcext:value-type="float">
            <text:p>0</text:p>
          </table:table-cell>
          <table:table-cell table:formula="of:=([.AP51]/SUM([.$CH51:.$CK51]))" office:value-type="float" office:value="0.018114093716367" calcext:value-type="float">
            <text:p>0.018114093716367</text:p>
          </table:table-cell>
          <table:table-cell table:formula="of:=([.AQ51]/SUM([.$CH51:.$CK51]))" office:value-type="float" office:value="0.00569300088228679" calcext:value-type="float">
            <text:p>0.005693000882287</text:p>
          </table:table-cell>
          <table:table-cell table:formula="of:=([.AR51]/SUM([.$CH51:.$CK51]))" office:value-type="float" office:value="1.31059780917372" calcext:value-type="float">
            <text:p>1.31059780917372</text:p>
          </table:table-cell>
          <table:table-cell table:formula="of:=([.AS51]/SUM([.$CH51:.$CK51]))" office:value-type="float" office:value="0.582066211419261" calcext:value-type="float">
            <text:p>0.582066211419261</text:p>
          </table:table-cell>
          <table:table-cell table:formula="of:=([.AT51]/SUM([.$CH51:.$CK51]))" office:value-type="float" office:value="0.00207018213901338" calcext:value-type="float">
            <text:p>0.002070182139013</text:p>
          </table:table-cell>
          <table:table-cell table:formula="of:=([.AU51]/SUM([.$CH51:.$CK51]))" office:value-type="float" office:value="0.000517545534753344" calcext:value-type="float">
            <text:p>0.000517545534753</text:p>
          </table:table-cell>
          <table:table-cell table:formula="of:=([.AV51]/SUM([.$CH51:.$CK51]))" office:value-type="float" office:value="0.00207018213901338" calcext:value-type="float">
            <text:p>0.002070182139013</text:p>
          </table:table-cell>
          <table:table-cell table:formula="of:=([.AW51]/SUM([.$CH51:.$CK51]))" office:value-type="float" office:value="0" calcext:value-type="float">
            <text:p>0</text:p>
          </table:table-cell>
          <table:table-cell table:formula="of:=([.AX51]/SUM([.$CH51:.$CK51]))" office:value-type="float" office:value="0.0172515178251115" calcext:value-type="float">
            <text:p>0.017251517825112</text:p>
          </table:table-cell>
          <table:table-cell table:formula="of:=([.AY51]/SUM([.$CH51:.$CK51]))" office:value-type="float" office:value="0.00983336516031354" calcext:value-type="float">
            <text:p>0.009833365160314</text:p>
          </table:table-cell>
          <table:table-cell table:formula="of:=([.AZ51]/SUM([.$CH51:.$CK51]))" office:value-type="float" office:value="0.0253597312029139" calcext:value-type="float">
            <text:p>0.025359731202914</text:p>
          </table:table-cell>
          <table:table-cell table:formula="of:=([.BA51]/SUM([.$CH51:.$CK51]))" office:value-type="float" office:value="0.00603803123878901" calcext:value-type="float">
            <text:p>0.006038031238789</text:p>
          </table:table-cell>
          <table:table-cell table:formula="of:=([.BB51]/SUM([.$CH51:.$CK51]))" office:value-type="float" office:value="0.00103509106950669" calcext:value-type="float">
            <text:p>0.001035091069507</text:p>
          </table:table-cell>
          <table:table-cell table:formula="of:=([.BC51]/SUM([.$CH51:.$CK51]))" office:value-type="float" office:value="0.00690060713004459" calcext:value-type="float">
            <text:p>0.006900607130045</text:p>
          </table:table-cell>
          <table:table-cell table:formula="of:=([.BD51]/SUM([.$CH51:.$CK51]))" office:value-type="float" office:value="1.24918240571632" calcext:value-type="float">
            <text:p>1.24918240571632</text:p>
          </table:table-cell>
          <table:table-cell table:formula="of:=([.BE51]/SUM([.$CH51:.$CK51]))" office:value-type="float" office:value="0.539282447212985" calcext:value-type="float">
            <text:p>0.539282447212985</text:p>
          </table:table-cell>
          <table:table-cell table:formula="of:=([.BF51]/SUM([.$CH51:.$CK51]))" office:value-type="float" office:value="1.81158188681496" calcext:value-type="float">
            <text:p>1.81158188681496</text:p>
          </table:table-cell>
          <table:table-cell table:formula="of:=([.BG51]/SUM([.$CH51:.$CK51]))" office:value-type="float" office:value="0.450437130413661" calcext:value-type="float">
            <text:p>0.450437130413661</text:p>
          </table:table-cell>
          <table:table-cell table:formula="of:=([.BH51]/SUM([.$CH51:.$CK51]))" office:value-type="float" office:value="0.0224269731726449" calcext:value-type="float">
            <text:p>0.022426973172645</text:p>
          </table:table-cell>
          <table:table-cell table:formula="of:=([.BI51]/SUM([.$CH51:.$CK51]))" office:value-type="float" office:value="0.432668067053796" calcext:value-type="float">
            <text:p>0.432668067053796</text:p>
          </table:table-cell>
          <table:table-cell table:formula="of:=([.BJ51]/SUM([.$CH51:.$CK51]))" office:value-type="float" office:value="0.00155263660426003" calcext:value-type="float">
            <text:p>0.00155263660426</text:p>
          </table:table-cell>
          <table:table-cell table:formula="of:=([.BK51]/SUM([.$CH51:.$CK51]))" office:value-type="float" office:value="0.000517545534753344" calcext:value-type="float">
            <text:p>0.000517545534753</text:p>
          </table:table-cell>
          <table:table-cell table:formula="of:=([.BL51]/SUM([.$CH51:.$CK51]))" office:value-type="float" office:value="0.00258772767376672" calcext:value-type="float">
            <text:p>0.002587727673767</text:p>
          </table:table-cell>
          <table:table-cell table:formula="of:=([.BM51]/SUM([.$CH51:.$CK51]))" office:value-type="float" office:value="0.00103509106950669" calcext:value-type="float">
            <text:p>0.001035091069507</text:p>
          </table:table-cell>
          <table:table-cell table:formula="of:=([.BN51]/SUM([.$CH51:.$CK51]))" office:value-type="float" office:value="0" calcext:value-type="float">
            <text:p>0</text:p>
          </table:table-cell>
          <table:table-cell table:formula="of:=([.BO51]/SUM([.$CH51:.$CK51]))" office:value-type="float" office:value="0" calcext:value-type="float">
            <text:p>0</text:p>
          </table:table-cell>
          <table:table-cell table:formula="of:=([.BP51]/SUM([.$CH51:.$CK51]))" office:value-type="float" office:value="0.00155263660426003" calcext:value-type="float">
            <text:p>0.00155263660426</text:p>
          </table:table-cell>
          <table:table-cell table:formula="of:=([.BQ51]/SUM([.$CH51:.$CK51]))" office:value-type="float" office:value="0.000517545534753344" calcext:value-type="float">
            <text:p>0.000517545534753</text:p>
          </table:table-cell>
          <table:table-cell table:formula="of:=([.BR51]/SUM([.$CH51:.$CK51]))" office:value-type="float" office:value="0" calcext:value-type="float">
            <text:p>0</text:p>
          </table:table-cell>
          <table:table-cell table:formula="of:=([.BS51]/SUM([.$CH51:.$CK51]))" office:value-type="float" office:value="0.000517545534753344" calcext:value-type="float">
            <text:p>0.000517545534753</text:p>
          </table:table-cell>
          <table:table-cell table:formula="of:=([.BT51]/SUM([.$CH51:.$CK51]))" office:value-type="float" office:value="0.000517545534753344" calcext:value-type="float">
            <text:p>0.000517545534753</text:p>
          </table:table-cell>
          <table:table-cell table:formula="of:=([.BU51]/SUM([.$CH51:.$CK51]))" office:value-type="float" office:value="0.000517545534753344" calcext:value-type="float">
            <text:p>0.0005175455347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51</text:p>
          </table:table-cell>
          <table:table-cell table:formula="of:=([.B52]/SUM([.$CH52:.$CK52]))" office:value-type="float" office:value="0.277402948081987" calcext:value-type="float">
            <text:p>0.277402948081987</text:p>
          </table:table-cell>
          <table:table-cell table:formula="of:=([.C52]/SUM([.$CH52:.$CK52]))" office:value-type="float" office:value="0.508921949075818" calcext:value-type="float">
            <text:p>0.508921949075818</text:p>
          </table:table-cell>
          <table:table-cell table:formula="of:=([.D52]/SUM([.$CH52:.$CK52]))" office:value-type="float" office:value="0.789773690566392" calcext:value-type="float">
            <text:p>0.789773690566392</text:p>
          </table:table-cell>
          <table:table-cell table:formula="of:=([.E52]/SUM([.$CH52:.$CK52]))" office:value-type="float" office:value="1.62858022655052" calcext:value-type="float">
            <text:p>1.62858022655052</text:p>
          </table:table-cell>
          <table:table-cell table:formula="of:=([.F52]/SUM([.$CH52:.$CK52]))" office:value-type="float" office:value="0.119358241445006" calcext:value-type="float">
            <text:p>0.119358241445006</text:p>
          </table:table-cell>
          <table:table-cell table:formula="of:=([.G52]/SUM([.$CH52:.$CK52]))" office:value-type="float" office:value="0.000749737697518884" calcext:value-type="float">
            <text:p>0.000749737697519</text:p>
          </table:table-cell>
          <table:table-cell table:formula="of:=([.H52]/SUM([.$CH52:.$CK52]))" office:value-type="float" office:value="0.00314889832957931" calcext:value-type="float">
            <text:p>0.003148898329579</text:p>
          </table:table-cell>
          <table:table-cell table:formula="of:=([.I52]/SUM([.$CH52:.$CK52]))" office:value-type="float" office:value="0.00314889832957931" calcext:value-type="float">
            <text:p>0.003148898329579</text:p>
          </table:table-cell>
          <table:table-cell table:formula="of:=([.J52]/SUM([.$CH52:.$CK52]))" office:value-type="float" office:value="0.00629779665915862" calcext:value-type="float">
            <text:p>0.006297796659159</text:p>
          </table:table-cell>
          <table:table-cell table:formula="of:=([.K52]/SUM([.$CH52:.$CK52]))" office:value-type="float" office:value="0" calcext:value-type="float">
            <text:p>0</text:p>
          </table:table-cell>
          <table:table-cell table:formula="of:=([.L52]/SUM([.$CH52:.$CK52]))" office:value-type="float" office:value="0" calcext:value-type="float">
            <text:p>0</text:p>
          </table:table-cell>
          <table:table-cell table:formula="of:=([.M52]/SUM([.$CH52:.$CK52]))" office:value-type="float" office:value="0" calcext:value-type="float">
            <text:p>0</text:p>
          </table:table-cell>
          <table:table-cell table:formula="of:=([.N52]/SUM([.$CH52:.$CK52]))" office:value-type="float" office:value="0" calcext:value-type="float">
            <text:p>0</text:p>
          </table:table-cell>
          <table:table-cell table:formula="of:=([.O52]/SUM([.$CH52:.$CK52]))" office:value-type="float" office:value="0" calcext:value-type="float">
            <text:p>0</text:p>
          </table:table-cell>
          <table:table-cell table:formula="of:=([.P52]/SUM([.$CH52:.$CK52]))" office:value-type="float" office:value="0" calcext:value-type="float">
            <text:p>0</text:p>
          </table:table-cell>
          <table:table-cell table:formula="of:=([.Q52]/SUM([.$CH52:.$CK52]))" office:value-type="float" office:value="0" calcext:value-type="float">
            <text:p>0</text:p>
          </table:table-cell>
          <table:table-cell table:formula="of:=([.R52]/SUM([.$CH52:.$CK52]))" office:value-type="float" office:value="0" calcext:value-type="float">
            <text:p>0</text:p>
          </table:table-cell>
          <table:table-cell table:formula="of:=([.S52]/SUM([.$CH52:.$CK52]))" office:value-type="float" office:value="0" calcext:value-type="float">
            <text:p>0</text:p>
          </table:table-cell>
          <table:table-cell table:formula="of:=([.T52]/SUM([.$CH52:.$CK52]))" office:value-type="float" office:value="0" calcext:value-type="float">
            <text:p>0</text:p>
          </table:table-cell>
          <table:table-cell table:formula="of:=([.U52]/SUM([.$CH52:.$CK52]))" office:value-type="float" office:value="0" calcext:value-type="float">
            <text:p>0</text:p>
          </table:table-cell>
          <table:table-cell table:formula="of:=([.V52]/SUM([.$CH52:.$CK52]))" office:value-type="float" office:value="0.792322798737956" calcext:value-type="float">
            <text:p>0.792322798737956</text:p>
          </table:table-cell>
          <table:table-cell table:formula="of:=([.W52]/SUM([.$CH52:.$CK52]))" office:value-type="float" office:value="0.296446285598967" calcext:value-type="float">
            <text:p>0.296446285598967</text:p>
          </table:table-cell>
          <table:table-cell table:formula="of:=([.X52]/SUM([.$CH52:.$CK52]))" office:value-type="float" office:value="0.0233918161625892" calcext:value-type="float">
            <text:p>0.023391816162589</text:p>
          </table:table-cell>
          <table:table-cell table:formula="of:=([.Y52]/SUM([.$CH52:.$CK52]))" office:value-type="float" office:value="0.0019493180135491" calcext:value-type="float">
            <text:p>0.001949318013549</text:p>
          </table:table-cell>
          <table:table-cell table:formula="of:=([.Z52]/SUM([.$CH52:.$CK52]))" office:value-type="float" office:value="0.000899685237022661" calcext:value-type="float">
            <text:p>0.000899685237023</text:p>
          </table:table-cell>
          <table:table-cell table:formula="of:=([.AA52]/SUM([.$CH52:.$CK52]))" office:value-type="float" office:value="0.00134952785553399" calcext:value-type="float">
            <text:p>0.001349527855534</text:p>
          </table:table-cell>
          <table:table-cell table:formula="of:=([.AB52]/SUM([.$CH52:.$CK52]))" office:value-type="float" office:value="0.000899685237022661" calcext:value-type="float">
            <text:p>0.000899685237023</text:p>
          </table:table-cell>
          <table:table-cell table:formula="of:=([.AC52]/SUM([.$CH52:.$CK52]))" office:value-type="float" office:value="0" calcext:value-type="float">
            <text:p>0</text:p>
          </table:table-cell>
          <table:table-cell table:formula="of:=([.AD52]/SUM([.$CH52:.$CK52]))" office:value-type="float" office:value="0" calcext:value-type="float">
            <text:p>0</text:p>
          </table:table-cell>
          <table:table-cell table:formula="of:=([.AE52]/SUM([.$CH52:.$CK52]))" office:value-type="float" office:value="0" calcext:value-type="float">
            <text:p>0</text:p>
          </table:table-cell>
          <table:table-cell table:formula="of:=([.AF52]/SUM([.$CH52:.$CK52]))" office:value-type="float" office:value="0" calcext:value-type="float">
            <text:p>0</text:p>
          </table:table-cell>
          <table:table-cell table:formula="of:=([.AG52]/SUM([.$CH52:.$CK52]))" office:value-type="float" office:value="0" calcext:value-type="float">
            <text:p>0</text:p>
          </table:table-cell>
          <table:table-cell table:formula="of:=([.AH52]/SUM([.$CH52:.$CK52]))" office:value-type="float" office:value="0" calcext:value-type="float">
            <text:p>0</text:p>
          </table:table-cell>
          <table:table-cell table:formula="of:=([.AI52]/SUM([.$CH52:.$CK52]))" office:value-type="float" office:value="0" calcext:value-type="float">
            <text:p>0</text:p>
          </table:table-cell>
          <table:table-cell table:formula="of:=([.AJ52]/SUM([.$CH52:.$CK52]))" office:value-type="float" office:value="0" calcext:value-type="float">
            <text:p>0</text:p>
          </table:table-cell>
          <table:table-cell table:formula="of:=([.AK52]/SUM([.$CH52:.$CK52]))" office:value-type="float" office:value="0" calcext:value-type="float">
            <text:p>0</text:p>
          </table:table-cell>
          <table:table-cell table:formula="of:=([.AL52]/SUM([.$CH52:.$CK52]))" office:value-type="float" office:value="0" calcext:value-type="float">
            <text:p>0</text:p>
          </table:table-cell>
          <table:table-cell table:formula="of:=([.AM52]/SUM([.$CH52:.$CK52]))" office:value-type="float" office:value="0" calcext:value-type="float">
            <text:p>0</text:p>
          </table:table-cell>
          <table:table-cell table:formula="of:=([.AN52]/SUM([.$CH52:.$CK52]))" office:value-type="float" office:value="0" calcext:value-type="float">
            <text:p>0</text:p>
          </table:table-cell>
          <table:table-cell table:formula="of:=([.AO52]/SUM([.$CH52:.$CK52]))" office:value-type="float" office:value="0" calcext:value-type="float">
            <text:p>0</text:p>
          </table:table-cell>
          <table:table-cell table:formula="of:=([.AP52]/SUM([.$CH52:.$CK52]))" office:value-type="float" office:value="0.920977787632197" calcext:value-type="float">
            <text:p>0.920977787632197</text:p>
          </table:table-cell>
          <table:table-cell table:formula="of:=([.AQ52]/SUM([.$CH52:.$CK52]))" office:value-type="float" office:value="0.733093520633964" calcext:value-type="float">
            <text:p>0.733093520633964</text:p>
          </table:table-cell>
          <table:table-cell table:formula="of:=([.AR52]/SUM([.$CH52:.$CK52]))" office:value-type="float" office:value="0.00269905571106798" calcext:value-type="float">
            <text:p>0.002699055711068</text:p>
          </table:table-cell>
          <table:table-cell table:formula="of:=([.AS52]/SUM([.$CH52:.$CK52]))" office:value-type="float" office:value="0.00314889832957931" calcext:value-type="float">
            <text:p>0.003148898329579</text:p>
          </table:table-cell>
          <table:table-cell table:formula="of:=([.AT52]/SUM([.$CH52:.$CK52]))" office:value-type="float" office:value="0" calcext:value-type="float">
            <text:p>0</text:p>
          </table:table-cell>
          <table:table-cell table:formula="of:=([.AU52]/SUM([.$CH52:.$CK52]))" office:value-type="float" office:value="0" calcext:value-type="float">
            <text:p>0</text:p>
          </table:table-cell>
          <table:table-cell table:formula="of:=([.AV52]/SUM([.$CH52:.$CK52]))" office:value-type="float" office:value="0" calcext:value-type="float">
            <text:p>0</text:p>
          </table:table-cell>
          <table:table-cell table:formula="of:=([.AW52]/SUM([.$CH52:.$CK52]))" office:value-type="float" office:value="0" calcext:value-type="float">
            <text:p>0</text:p>
          </table:table-cell>
          <table:table-cell table:formula="of:=([.AX52]/SUM([.$CH52:.$CK52]))" office:value-type="float" office:value="0.656920170566046" calcext:value-type="float">
            <text:p>0.656920170566046</text:p>
          </table:table-cell>
          <table:table-cell table:formula="of:=([.AY52]/SUM([.$CH52:.$CK52]))" office:value-type="float" office:value="0.209926555305287" calcext:value-type="float">
            <text:p>0.209926555305287</text:p>
          </table:table-cell>
          <table:table-cell table:formula="of:=([.AZ52]/SUM([.$CH52:.$CK52]))" office:value-type="float" office:value="1.19748105047716" calcext:value-type="float">
            <text:p>1.19748105047716</text:p>
          </table:table-cell>
          <table:table-cell table:formula="of:=([.BA52]/SUM([.$CH52:.$CK52]))" office:value-type="float" office:value="0.60068984325213" calcext:value-type="float">
            <text:p>0.60068984325213</text:p>
          </table:table-cell>
          <table:table-cell table:formula="of:=([.BB52]/SUM([.$CH52:.$CK52]))" office:value-type="float" office:value="0.149347749345762" calcext:value-type="float">
            <text:p>0.149347749345762</text:p>
          </table:table-cell>
          <table:table-cell table:formula="of:=([.BC52]/SUM([.$CH52:.$CK52]))" office:value-type="float" office:value="0.277402948081987" calcext:value-type="float">
            <text:p>0.277402948081987</text:p>
          </table:table-cell>
          <table:table-cell table:formula="of:=([.BD52]/SUM([.$CH52:.$CK52]))" office:value-type="float" office:value="0.00359874094809064" calcext:value-type="float">
            <text:p>0.003598740948091</text:p>
          </table:table-cell>
          <table:table-cell table:formula="of:=([.BE52]/SUM([.$CH52:.$CK52]))" office:value-type="float" office:value="0.00134952785553399" calcext:value-type="float">
            <text:p>0.001349527855534</text:p>
          </table:table-cell>
          <table:table-cell table:formula="of:=([.BF52]/SUM([.$CH52:.$CK52]))" office:value-type="float" office:value="0.00629779665915862" calcext:value-type="float">
            <text:p>0.006297796659159</text:p>
          </table:table-cell>
          <table:table-cell table:formula="of:=([.BG52]/SUM([.$CH52:.$CK52]))" office:value-type="float" office:value="0.00044984261851133" calcext:value-type="float">
            <text:p>0.000449842618511</text:p>
          </table:table-cell>
          <table:table-cell table:formula="of:=([.BH52]/SUM([.$CH52:.$CK52]))" office:value-type="float" office:value="0" calcext:value-type="float">
            <text:p>0</text:p>
          </table:table-cell>
          <table:table-cell table:formula="of:=([.BI52]/SUM([.$CH52:.$CK52]))" office:value-type="float" office:value="0.000749737697518884" calcext:value-type="float">
            <text:p>0.000749737697519</text:p>
          </table:table-cell>
          <table:table-cell table:formula="of:=([.BJ52]/SUM([.$CH52:.$CK52]))" office:value-type="float" office:value="0" calcext:value-type="float">
            <text:p>0</text:p>
          </table:table-cell>
          <table:table-cell table:formula="of:=([.BK52]/SUM([.$CH52:.$CK52]))" office:value-type="float" office:value="0" calcext:value-type="float">
            <text:p>0</text:p>
          </table:table-cell>
          <table:table-cell table:formula="of:=([.BL52]/SUM([.$CH52:.$CK52]))" office:value-type="float" office:value="0" calcext:value-type="float">
            <text:p>0</text:p>
          </table:table-cell>
          <table:table-cell table:formula="of:=([.BM52]/SUM([.$CH52:.$CK52]))" office:value-type="float" office:value="0" calcext:value-type="float">
            <text:p>0</text:p>
          </table:table-cell>
          <table:table-cell table:formula="of:=([.BN52]/SUM([.$CH52:.$CK52]))" office:value-type="float" office:value="0" calcext:value-type="float">
            <text:p>0</text:p>
          </table:table-cell>
          <table:table-cell table:formula="of:=([.BO52]/SUM([.$CH52:.$CK52]))" office:value-type="float" office:value="0" calcext:value-type="float">
            <text:p>0</text:p>
          </table:table-cell>
          <table:table-cell table:formula="of:=([.BP52]/SUM([.$CH52:.$CK52]))" office:value-type="float" office:value="0" calcext:value-type="float">
            <text:p>0</text:p>
          </table:table-cell>
          <table:table-cell table:formula="of:=([.BQ52]/SUM([.$CH52:.$CK52]))" office:value-type="float" office:value="0" calcext:value-type="float">
            <text:p>0</text:p>
          </table:table-cell>
          <table:table-cell table:formula="of:=([.BR52]/SUM([.$CH52:.$CK52]))" office:value-type="float" office:value="0" calcext:value-type="float">
            <text:p>0</text:p>
          </table:table-cell>
          <table:table-cell table:formula="of:=([.BS52]/SUM([.$CH52:.$CK52]))" office:value-type="float" office:value="0" calcext:value-type="float">
            <text:p>0</text:p>
          </table:table-cell>
          <table:table-cell table:formula="of:=([.BT52]/SUM([.$CH52:.$CK52]))" office:value-type="float" office:value="0" calcext:value-type="float">
            <text:p>0</text:p>
          </table:table-cell>
          <table:table-cell table:formula="of:=([.BU52]/SUM([.$CH52:.$CK52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52</text:p>
          </table:table-cell>
          <table:table-cell table:formula="of:=([.B53]/SUM([.$CH53:.$CK53]))" office:value-type="float" office:value="0.293072466595422" calcext:value-type="float">
            <text:p>0.293072466595422</text:p>
          </table:table-cell>
          <table:table-cell table:formula="of:=([.C53]/SUM([.$CH53:.$CK53]))" office:value-type="float" office:value="0.439672383610342" calcext:value-type="float">
            <text:p>0.439672383610342</text:p>
          </table:table-cell>
          <table:table-cell table:formula="of:=([.D53]/SUM([.$CH53:.$CK53]))" office:value-type="float" office:value="0.766879322629742" calcext:value-type="float">
            <text:p>0.766879322629742</text:p>
          </table:table-cell>
          <table:table-cell table:formula="of:=([.E53]/SUM([.$CH53:.$CK53]))" office:value-type="float" office:value="1.37276620815535" calcext:value-type="float">
            <text:p>1.37276620815535</text:p>
          </table:table-cell>
          <table:table-cell table:formula="of:=([.F53]/SUM([.$CH53:.$CK53]))" office:value-type="float" office:value="0.0461070112592537" calcext:value-type="float">
            <text:p>0.046107011259254</text:p>
          </table:table-cell>
          <table:table-cell table:formula="of:=([.G53]/SUM([.$CH53:.$CK53]))" office:value-type="float" office:value="0.000764204606506967" calcext:value-type="float">
            <text:p>0.000764204606507</text:p>
          </table:table-cell>
          <table:table-cell table:formula="of:=([.H53]/SUM([.$CH53:.$CK53]))" office:value-type="float" office:value="0.000764204606506967" calcext:value-type="float">
            <text:p>0.000764204606507</text:p>
          </table:table-cell>
          <table:table-cell table:formula="of:=([.I53]/SUM([.$CH53:.$CK53]))" office:value-type="float" office:value="0.00152840921301393" calcext:value-type="float">
            <text:p>0.001528409213014</text:p>
          </table:table-cell>
          <table:table-cell table:formula="of:=([.J53]/SUM([.$CH53:.$CK53]))" office:value-type="float" office:value="0.00305681842602787" calcext:value-type="float">
            <text:p>0.003056818426028</text:p>
          </table:table-cell>
          <table:table-cell table:formula="of:=([.K53]/SUM([.$CH53:.$CK53]))" office:value-type="float" office:value="0.000382102303253484" calcext:value-type="float">
            <text:p>0.000382102303253</text:p>
          </table:table-cell>
          <table:table-cell table:formula="of:=([.L53]/SUM([.$CH53:.$CK53]))" office:value-type="float" office:value="0" calcext:value-type="float">
            <text:p>0</text:p>
          </table:table-cell>
          <table:table-cell table:formula="of:=([.M53]/SUM([.$CH53:.$CK53]))" office:value-type="float" office:value="0" calcext:value-type="float">
            <text:p>0</text:p>
          </table:table-cell>
          <table:table-cell table:formula="of:=([.N53]/SUM([.$CH53:.$CK53]))" office:value-type="float" office:value="0.000382102303253484" calcext:value-type="float">
            <text:p>0.000382102303253</text:p>
          </table:table-cell>
          <table:table-cell table:formula="of:=([.O53]/SUM([.$CH53:.$CK53]))" office:value-type="float" office:value="0" calcext:value-type="float">
            <text:p>0</text:p>
          </table:table-cell>
          <table:table-cell table:formula="of:=([.P53]/SUM([.$CH53:.$CK53]))" office:value-type="float" office:value="0" calcext:value-type="float">
            <text:p>0</text:p>
          </table:table-cell>
          <table:table-cell table:formula="of:=([.Q53]/SUM([.$CH53:.$CK53]))" office:value-type="float" office:value="0" calcext:value-type="float">
            <text:p>0</text:p>
          </table:table-cell>
          <table:table-cell table:formula="of:=([.R53]/SUM([.$CH53:.$CK53]))" office:value-type="float" office:value="0" calcext:value-type="float">
            <text:p>0</text:p>
          </table:table-cell>
          <table:table-cell table:formula="of:=([.S53]/SUM([.$CH53:.$CK53]))" office:value-type="float" office:value="0.000382102303253484" calcext:value-type="float">
            <text:p>0.000382102303253</text:p>
          </table:table-cell>
          <table:table-cell table:formula="of:=([.T53]/SUM([.$CH53:.$CK53]))" office:value-type="float" office:value="0" calcext:value-type="float">
            <text:p>0</text:p>
          </table:table-cell>
          <table:table-cell table:formula="of:=([.U53]/SUM([.$CH53:.$CK53]))" office:value-type="float" office:value="0.000764204606506967" calcext:value-type="float">
            <text:p>0.000764204606507</text:p>
          </table:table-cell>
          <table:table-cell table:formula="of:=([.V53]/SUM([.$CH53:.$CK53]))" office:value-type="float" office:value="0.704087177461753" calcext:value-type="float">
            <text:p>0.704087177461753</text:p>
          </table:table-cell>
          <table:table-cell table:formula="of:=([.W53]/SUM([.$CH53:.$CK53]))" office:value-type="float" office:value="0.154624065383243" calcext:value-type="float">
            <text:p>0.154624065383243</text:p>
          </table:table-cell>
          <table:table-cell table:formula="of:=([.X53]/SUM([.$CH53:.$CK53]))" office:value-type="float" office:value="0.0213977289821951" calcext:value-type="float">
            <text:p>0.021397728982195</text:p>
          </table:table-cell>
          <table:table-cell table:formula="of:=([.Y53]/SUM([.$CH53:.$CK53]))" office:value-type="float" office:value="0.00267471612277439" calcext:value-type="float">
            <text:p>0.002674716122774</text:p>
          </table:table-cell>
          <table:table-cell table:formula="of:=([.Z53]/SUM([.$CH53:.$CK53]))" office:value-type="float" office:value="0.00152840921301393" calcext:value-type="float">
            <text:p>0.001528409213014</text:p>
          </table:table-cell>
          <table:table-cell table:formula="of:=([.AA53]/SUM([.$CH53:.$CK53]))" office:value-type="float" office:value="0.00152840921301393" calcext:value-type="float">
            <text:p>0.001528409213014</text:p>
          </table:table-cell>
          <table:table-cell table:formula="of:=([.AB53]/SUM([.$CH53:.$CK53]))" office:value-type="float" office:value="0.000382102303253484" calcext:value-type="float">
            <text:p>0.000382102303253</text:p>
          </table:table-cell>
          <table:table-cell table:formula="of:=([.AC53]/SUM([.$CH53:.$CK53]))" office:value-type="float" office:value="0.000382102303253484" calcext:value-type="float">
            <text:p>0.000382102303253</text:p>
          </table:table-cell>
          <table:table-cell table:formula="of:=([.AD53]/SUM([.$CH53:.$CK53]))" office:value-type="float" office:value="0" calcext:value-type="float">
            <text:p>0</text:p>
          </table:table-cell>
          <table:table-cell table:formula="of:=([.AE53]/SUM([.$CH53:.$CK53]))" office:value-type="float" office:value="0" calcext:value-type="float">
            <text:p>0</text:p>
          </table:table-cell>
          <table:table-cell table:formula="of:=([.AF53]/SUM([.$CH53:.$CK53]))" office:value-type="float" office:value="0" calcext:value-type="float">
            <text:p>0</text:p>
          </table:table-cell>
          <table:table-cell table:formula="of:=([.AG53]/SUM([.$CH53:.$CK53]))" office:value-type="float" office:value="0" calcext:value-type="float">
            <text:p>0</text:p>
          </table:table-cell>
          <table:table-cell table:formula="of:=([.AH53]/SUM([.$CH53:.$CK53]))" office:value-type="float" office:value="0" calcext:value-type="float">
            <text:p>0</text:p>
          </table:table-cell>
          <table:table-cell table:formula="of:=([.AI53]/SUM([.$CH53:.$CK53]))" office:value-type="float" office:value="0" calcext:value-type="float">
            <text:p>0</text:p>
          </table:table-cell>
          <table:table-cell table:formula="of:=([.AJ53]/SUM([.$CH53:.$CK53]))" office:value-type="float" office:value="0" calcext:value-type="float">
            <text:p>0</text:p>
          </table:table-cell>
          <table:table-cell table:formula="of:=([.AK53]/SUM([.$CH53:.$CK53]))" office:value-type="float" office:value="0.000382102303253484" calcext:value-type="float">
            <text:p>0.000382102303253</text:p>
          </table:table-cell>
          <table:table-cell table:formula="of:=([.AL53]/SUM([.$CH53:.$CK53]))" office:value-type="float" office:value="0" calcext:value-type="float">
            <text:p>0</text:p>
          </table:table-cell>
          <table:table-cell table:formula="of:=([.AM53]/SUM([.$CH53:.$CK53]))" office:value-type="float" office:value="0" calcext:value-type="float">
            <text:p>0</text:p>
          </table:table-cell>
          <table:table-cell table:formula="of:=([.AN53]/SUM([.$CH53:.$CK53]))" office:value-type="float" office:value="0" calcext:value-type="float">
            <text:p>0</text:p>
          </table:table-cell>
          <table:table-cell table:formula="of:=([.AO53]/SUM([.$CH53:.$CK53]))" office:value-type="float" office:value="0" calcext:value-type="float">
            <text:p>0</text:p>
          </table:table-cell>
          <table:table-cell table:formula="of:=([.AP53]/SUM([.$CH53:.$CK53]))" office:value-type="float" office:value="0.748028942335903" calcext:value-type="float">
            <text:p>0.748028942335903</text:p>
          </table:table-cell>
          <table:table-cell table:formula="of:=([.AQ53]/SUM([.$CH53:.$CK53]))" office:value-type="float" office:value="0.847120806312973" calcext:value-type="float">
            <text:p>0.847120806312973</text:p>
          </table:table-cell>
          <table:table-cell table:formula="of:=([.AR53]/SUM([.$CH53:.$CK53]))" office:value-type="float" office:value="0.000764204606506967" calcext:value-type="float">
            <text:p>0.000764204606507</text:p>
          </table:table-cell>
          <table:table-cell table:formula="of:=([.AS53]/SUM([.$CH53:.$CK53]))" office:value-type="float" office:value="0.00191051151626742" calcext:value-type="float">
            <text:p>0.001910511516267</text:p>
          </table:table-cell>
          <table:table-cell table:formula="of:=([.AT53]/SUM([.$CH53:.$CK53]))" office:value-type="float" office:value="0.000382102303253484" calcext:value-type="float">
            <text:p>0.000382102303253</text:p>
          </table:table-cell>
          <table:table-cell table:formula="of:=([.AU53]/SUM([.$CH53:.$CK53]))" office:value-type="float" office:value="0" calcext:value-type="float">
            <text:p>0</text:p>
          </table:table-cell>
          <table:table-cell table:formula="of:=([.AV53]/SUM([.$CH53:.$CK53]))" office:value-type="float" office:value="0.000382102303253484" calcext:value-type="float">
            <text:p>0.000382102303253</text:p>
          </table:table-cell>
          <table:table-cell table:formula="of:=([.AW53]/SUM([.$CH53:.$CK53]))" office:value-type="float" office:value="0" calcext:value-type="float">
            <text:p>0</text:p>
          </table:table-cell>
          <table:table-cell table:formula="of:=([.AX53]/SUM([.$CH53:.$CK53]))" office:value-type="float" office:value="0.686892573815346" calcext:value-type="float">
            <text:p>0.686892573815346</text:p>
          </table:table-cell>
          <table:table-cell table:formula="of:=([.AY53]/SUM([.$CH53:.$CK53]))" office:value-type="float" office:value="0.202768955593182" calcext:value-type="float">
            <text:p>0.202768955593182</text:p>
          </table:table-cell>
          <table:table-cell table:formula="of:=([.AZ53]/SUM([.$CH53:.$CK53]))" office:value-type="float" office:value="0.989644965426523" calcext:value-type="float">
            <text:p>0.989644965426523</text:p>
          </table:table-cell>
          <table:table-cell table:formula="of:=([.BA53]/SUM([.$CH53:.$CK53]))" office:value-type="float" office:value="0.390763288793896" calcext:value-type="float">
            <text:p>0.390763288793896</text:p>
          </table:table-cell>
          <table:table-cell table:formula="of:=([.BB53]/SUM([.$CH53:.$CK53]))" office:value-type="float" office:value="0.0994739662803236" calcext:value-type="float">
            <text:p>0.099473966280324</text:p>
          </table:table-cell>
          <table:table-cell table:formula="of:=([.BC53]/SUM([.$CH53:.$CK53]))" office:value-type="float" office:value="0.293072466595422" calcext:value-type="float">
            <text:p>0.293072466595422</text:p>
          </table:table-cell>
          <table:table-cell table:formula="of:=([.BD53]/SUM([.$CH53:.$CK53]))" office:value-type="float" office:value="0.00152840921301393" calcext:value-type="float">
            <text:p>0.001528409213014</text:p>
          </table:table-cell>
          <table:table-cell table:formula="of:=([.BE53]/SUM([.$CH53:.$CK53]))" office:value-type="float" office:value="0.000382102303253484" calcext:value-type="float">
            <text:p>0.000382102303253</text:p>
          </table:table-cell>
          <table:table-cell table:formula="of:=([.BF53]/SUM([.$CH53:.$CK53]))" office:value-type="float" office:value="0.0022926138195209" calcext:value-type="float">
            <text:p>0.002292613819521</text:p>
          </table:table-cell>
          <table:table-cell table:formula="of:=([.BG53]/SUM([.$CH53:.$CK53]))" office:value-type="float" office:value="0.000764204606506967" calcext:value-type="float">
            <text:p>0.000764204606507</text:p>
          </table:table-cell>
          <table:table-cell table:formula="of:=([.BH53]/SUM([.$CH53:.$CK53]))" office:value-type="float" office:value="0" calcext:value-type="float">
            <text:p>0</text:p>
          </table:table-cell>
          <table:table-cell table:formula="of:=([.BI53]/SUM([.$CH53:.$CK53]))" office:value-type="float" office:value="0.000764204606506967" calcext:value-type="float">
            <text:p>0.000764204606507</text:p>
          </table:table-cell>
          <table:table-cell table:formula="of:=([.BJ53]/SUM([.$CH53:.$CK53]))" office:value-type="float" office:value="0" calcext:value-type="float">
            <text:p>0</text:p>
          </table:table-cell>
          <table:table-cell table:formula="of:=([.BK53]/SUM([.$CH53:.$CK53]))" office:value-type="float" office:value="0" calcext:value-type="float">
            <text:p>0</text:p>
          </table:table-cell>
          <table:table-cell table:formula="of:=([.BL53]/SUM([.$CH53:.$CK53]))" office:value-type="float" office:value="0.000382102303253484" calcext:value-type="float">
            <text:p>0.000382102303253</text:p>
          </table:table-cell>
          <table:table-cell table:formula="of:=([.BM53]/SUM([.$CH53:.$CK53]))" office:value-type="float" office:value="0" calcext:value-type="float">
            <text:p>0</text:p>
          </table:table-cell>
          <table:table-cell table:formula="of:=([.BN53]/SUM([.$CH53:.$CK53]))" office:value-type="float" office:value="0" calcext:value-type="float">
            <text:p>0</text:p>
          </table:table-cell>
          <table:table-cell table:formula="of:=([.BO53]/SUM([.$CH53:.$CK53]))" office:value-type="float" office:value="0" calcext:value-type="float">
            <text:p>0</text:p>
          </table:table-cell>
          <table:table-cell table:formula="of:=([.BP53]/SUM([.$CH53:.$CK53]))" office:value-type="float" office:value="0.000382102303253484" calcext:value-type="float">
            <text:p>0.000382102303253</text:p>
          </table:table-cell>
          <table:table-cell table:formula="of:=([.BQ53]/SUM([.$CH53:.$CK53]))" office:value-type="float" office:value="0" calcext:value-type="float">
            <text:p>0</text:p>
          </table:table-cell>
          <table:table-cell table:formula="of:=([.BR53]/SUM([.$CH53:.$CK53]))" office:value-type="float" office:value="0" calcext:value-type="float">
            <text:p>0</text:p>
          </table:table-cell>
          <table:table-cell table:formula="of:=([.BS53]/SUM([.$CH53:.$CK53]))" office:value-type="float" office:value="0" calcext:value-type="float">
            <text:p>0</text:p>
          </table:table-cell>
          <table:table-cell table:formula="of:=([.BT53]/SUM([.$CH53:.$CK53]))" office:value-type="float" office:value="0.000764204606506967" calcext:value-type="float">
            <text:p>0.000764204606507</text:p>
          </table:table-cell>
          <table:table-cell table:formula="of:=([.BU53]/SUM([.$CH53:.$CK53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53</text:p>
          </table:table-cell>
          <table:table-cell table:formula="of:=([.B54]/SUM([.$CH54:.$CK54]))" office:value-type="float" office:value="0.0677431360116611" calcext:value-type="float">
            <text:p>0.067743136011661</text:p>
          </table:table-cell>
          <table:table-cell table:formula="of:=([.C54]/SUM([.$CH54:.$CK54]))" office:value-type="float" office:value="0.13630409660294" calcext:value-type="float">
            <text:p>0.13630409660294</text:p>
          </table:table-cell>
          <table:table-cell table:formula="of:=([.D54]/SUM([.$CH54:.$CK54]))" office:value-type="float" office:value="0.162338179054101" calcext:value-type="float">
            <text:p>0.162338179054101</text:p>
          </table:table-cell>
          <table:table-cell table:formula="of:=([.E54]/SUM([.$CH54:.$CK54]))" office:value-type="float" office:value="0.38574059338632" calcext:value-type="float">
            <text:p>0.38574059338632</text:p>
          </table:table-cell>
          <table:table-cell table:formula="of:=([.F54]/SUM([.$CH54:.$CK54]))" office:value-type="float" office:value="0.0312136381220732" calcext:value-type="float">
            <text:p>0.031213638122073</text:p>
          </table:table-cell>
          <table:table-cell table:formula="of:=([.G54]/SUM([.$CH54:.$CK54]))" office:value-type="float" office:value="0.0595648902154847" calcext:value-type="float">
            <text:p>0.059564890215485</text:p>
          </table:table-cell>
          <table:table-cell table:formula="of:=([.H54]/SUM([.$CH54:.$CK54]))" office:value-type="float" office:value="0.142982997336484" calcext:value-type="float">
            <text:p>0.142982997336484</text:p>
          </table:table-cell>
          <table:table-cell table:formula="of:=([.I54]/SUM([.$CH54:.$CK54]))" office:value-type="float" office:value="0.138076049858778" calcext:value-type="float">
            <text:p>0.138076049858778</text:p>
          </table:table-cell>
          <table:table-cell table:formula="of:=([.J54]/SUM([.$CH54:.$CK54]))" office:value-type="float" office:value="0.389148195801393" calcext:value-type="float">
            <text:p>0.389148195801393</text:p>
          </table:table-cell>
          <table:table-cell table:formula="of:=([.K54]/SUM([.$CH54:.$CK54]))" office:value-type="float" office:value="0.0575203287664406" calcext:value-type="float">
            <text:p>0.057520328766441</text:p>
          </table:table-cell>
          <table:table-cell table:formula="of:=([.L54]/SUM([.$CH54:.$CK54]))" office:value-type="float" office:value="0.00613368434713229" calcext:value-type="float">
            <text:p>0.006133684347132</text:p>
          </table:table-cell>
          <table:table-cell table:formula="of:=([.M54]/SUM([.$CH54:.$CK54]))" office:value-type="float" office:value="0.0106317195350293" calcext:value-type="float">
            <text:p>0.010631719535029</text:p>
          </table:table-cell>
          <table:table-cell table:formula="of:=([.N54]/SUM([.$CH54:.$CK54]))" office:value-type="float" office:value="0.0106317195350293" calcext:value-type="float">
            <text:p>0.010631719535029</text:p>
          </table:table-cell>
          <table:table-cell table:formula="of:=([.O54]/SUM([.$CH54:.$CK54]))" office:value-type="float" office:value="0.0338034159575291" calcext:value-type="float">
            <text:p>0.033803415957529</text:p>
          </table:table-cell>
          <table:table-cell table:formula="of:=([.P54]/SUM([.$CH54:.$CK54]))" office:value-type="float" office:value="0.00408912289808819" calcext:value-type="float">
            <text:p>0.004089122898088</text:p>
          </table:table-cell>
          <table:table-cell table:formula="of:=([.Q54]/SUM([.$CH54:.$CK54]))" office:value-type="float" office:value="0.0607916270849111" calcext:value-type="float">
            <text:p>0.060791627084911</text:p>
          </table:table-cell>
          <table:table-cell table:formula="of:=([.R54]/SUM([.$CH54:.$CK54]))" office:value-type="float" office:value="0.182102273061528" calcext:value-type="float">
            <text:p>0.182102273061528</text:p>
          </table:table-cell>
          <table:table-cell table:formula="of:=([.S54]/SUM([.$CH54:.$CK54]))" office:value-type="float" office:value="0.212498086603983" calcext:value-type="float">
            <text:p>0.212498086603983</text:p>
          </table:table-cell>
          <table:table-cell table:formula="of:=([.T54]/SUM([.$CH54:.$CK54]))" office:value-type="float" office:value="0.747355361673919" calcext:value-type="float">
            <text:p>0.747355361673919</text:p>
          </table:table-cell>
          <table:table-cell table:formula="of:=([.U54]/SUM([.$CH54:.$CK54]))" office:value-type="float" office:value="0.328901785102894" calcext:value-type="float">
            <text:p>0.328901785102894</text:p>
          </table:table-cell>
          <table:table-cell table:formula="of:=([.V54]/SUM([.$CH54:.$CK54]))" office:value-type="float" office:value="0.181011840288704" calcext:value-type="float">
            <text:p>0.181011840288704</text:p>
          </table:table-cell>
          <table:table-cell table:formula="of:=([.W54]/SUM([.$CH54:.$CK54]))" office:value-type="float" office:value="0.0748309490350139" calcext:value-type="float">
            <text:p>0.074830949035014</text:p>
          </table:table-cell>
          <table:table-cell table:formula="of:=([.X54]/SUM([.$CH54:.$CK54]))" office:value-type="float" office:value="0.0290327725764262" calcext:value-type="float">
            <text:p>0.029032772576426</text:p>
          </table:table-cell>
          <table:table-cell table:formula="of:=([.Y54]/SUM([.$CH54:.$CK54]))" office:value-type="float" office:value="0.00245347373885292" calcext:value-type="float">
            <text:p>0.002453473738853</text:p>
          </table:table-cell>
          <table:table-cell table:formula="of:=([.Z54]/SUM([.$CH54:.$CK54]))" office:value-type="float" office:value="0" calcext:value-type="float">
            <text:p>0</text:p>
          </table:table-cell>
          <table:table-cell table:formula="of:=([.AA54]/SUM([.$CH54:.$CK54]))" office:value-type="float" office:value="0.114222832953264" calcext:value-type="float">
            <text:p>0.114222832953264</text:p>
          </table:table-cell>
          <table:table-cell table:formula="of:=([.AB54]/SUM([.$CH54:.$CK54]))" office:value-type="float" office:value="0.182920097641145" calcext:value-type="float">
            <text:p>0.182920097641145</text:p>
          </table:table-cell>
          <table:table-cell table:formula="of:=([.AC54]/SUM([.$CH54:.$CK54]))" office:value-type="float" office:value="0.0738768203587934" calcext:value-type="float">
            <text:p>0.073876820358793</text:p>
          </table:table-cell>
          <table:table-cell table:formula="of:=([.AD54]/SUM([.$CH54:.$CK54]))" office:value-type="float" office:value="0.00776933350636757" calcext:value-type="float">
            <text:p>0.007769333506368</text:p>
          </table:table-cell>
          <table:table-cell table:formula="of:=([.AE54]/SUM([.$CH54:.$CK54]))" office:value-type="float" office:value="0.0020445614490441" calcext:value-type="float">
            <text:p>0.002044561449044</text:p>
          </table:table-cell>
          <table:table-cell table:formula="of:=([.AF54]/SUM([.$CH54:.$CK54]))" office:value-type="float" office:value="0.00245347373885292" calcext:value-type="float">
            <text:p>0.002453473738853</text:p>
          </table:table-cell>
          <table:table-cell table:formula="of:=([.AG54]/SUM([.$CH54:.$CK54]))" office:value-type="float" office:value="0.0106317195350293" calcext:value-type="float">
            <text:p>0.010631719535029</text:p>
          </table:table-cell>
          <table:table-cell table:formula="of:=([.AH54]/SUM([.$CH54:.$CK54]))" office:value-type="float" office:value="0.0130851932738822" calcext:value-type="float">
            <text:p>0.013085193273882</text:p>
          </table:table-cell>
          <table:table-cell table:formula="of:=([.AI54]/SUM([.$CH54:.$CK54]))" office:value-type="float" office:value="0.0020445614490441" calcext:value-type="float">
            <text:p>0.002044561449044</text:p>
          </table:table-cell>
          <table:table-cell table:formula="of:=([.AJ54]/SUM([.$CH54:.$CK54]))" office:value-type="float" office:value="0" calcext:value-type="float">
            <text:p>0</text:p>
          </table:table-cell>
          <table:table-cell table:formula="of:=([.AK54]/SUM([.$CH54:.$CK54]))" office:value-type="float" office:value="0.0939135225594255" calcext:value-type="float">
            <text:p>0.093913522559426</text:p>
          </table:table-cell>
          <table:table-cell table:formula="of:=([.AL54]/SUM([.$CH54:.$CK54]))" office:value-type="float" office:value="0.288964684798232" calcext:value-type="float">
            <text:p>0.288964684798232</text:p>
          </table:table-cell>
          <table:table-cell table:formula="of:=([.AM54]/SUM([.$CH54:.$CK54]))" office:value-type="float" office:value="0.279832310325835" calcext:value-type="float">
            <text:p>0.279832310325835</text:p>
          </table:table-cell>
          <table:table-cell table:formula="of:=([.AN54]/SUM([.$CH54:.$CK54]))" office:value-type="float" office:value="0.0511140362261024" calcext:value-type="float">
            <text:p>0.051114036226103</text:p>
          </table:table-cell>
          <table:table-cell table:formula="of:=([.AO54]/SUM([.$CH54:.$CK54]))" office:value-type="float" office:value="0.0110406318248381" calcext:value-type="float">
            <text:p>0.011040631824838</text:p>
          </table:table-cell>
          <table:table-cell table:formula="of:=([.AP54]/SUM([.$CH54:.$CK54]))" office:value-type="float" office:value="0.231580660128395" calcext:value-type="float">
            <text:p>0.231580660128395</text:p>
          </table:table-cell>
          <table:table-cell table:formula="of:=([.AQ54]/SUM([.$CH54:.$CK54]))" office:value-type="float" office:value="0.167245126531807" calcext:value-type="float">
            <text:p>0.167245126531807</text:p>
          </table:table-cell>
          <table:table-cell table:formula="of:=([.AR54]/SUM([.$CH54:.$CK54]))" office:value-type="float" office:value="0.318951586050879" calcext:value-type="float">
            <text:p>0.318951586050879</text:p>
          </table:table-cell>
          <table:table-cell table:formula="of:=([.AS54]/SUM([.$CH54:.$CK54]))" office:value-type="float" office:value="0.0466160010382054" calcext:value-type="float">
            <text:p>0.046616001038205</text:p>
          </table:table-cell>
          <table:table-cell table:formula="of:=([.AT54]/SUM([.$CH54:.$CK54]))" office:value-type="float" office:value="0.0284875561900144" calcext:value-type="float">
            <text:p>0.028487556190015</text:p>
          </table:table-cell>
          <table:table-cell table:formula="of:=([.AU54]/SUM([.$CH54:.$CK54]))" office:value-type="float" office:value="0.00245347373885292" calcext:value-type="float">
            <text:p>0.002453473738853</text:p>
          </table:table-cell>
          <table:table-cell table:formula="of:=([.AV54]/SUM([.$CH54:.$CK54]))" office:value-type="float" office:value="0.615821908452082" calcext:value-type="float">
            <text:p>0.615821908452082</text:p>
          </table:table-cell>
          <table:table-cell table:formula="of:=([.AW54]/SUM([.$CH54:.$CK54]))" office:value-type="float" office:value="0.0263066906443674" calcext:value-type="float">
            <text:p>0.026306690644367</text:p>
          </table:table-cell>
          <table:table-cell table:formula="of:=([.AX54]/SUM([.$CH54:.$CK54]))" office:value-type="float" office:value="0.149934506263234" calcext:value-type="float">
            <text:p>0.149934506263234</text:p>
          </table:table-cell>
          <table:table-cell table:formula="of:=([.AY54]/SUM([.$CH54:.$CK54]))" office:value-type="float" office:value="0.0432083986231319" calcext:value-type="float">
            <text:p>0.043208398623132</text:p>
          </table:table-cell>
          <table:table-cell table:formula="of:=([.AZ54]/SUM([.$CH54:.$CK54]))" office:value-type="float" office:value="0.269336894887409" calcext:value-type="float">
            <text:p>0.269336894887409</text:p>
          </table:table-cell>
          <table:table-cell table:formula="of:=([.BA54]/SUM([.$CH54:.$CK54]))" office:value-type="float" office:value="0.146390599751557" calcext:value-type="float">
            <text:p>0.146390599751557</text:p>
          </table:table-cell>
          <table:table-cell table:formula="of:=([.BB54]/SUM([.$CH54:.$CK54]))" office:value-type="float" office:value="0.0794652883195139" calcext:value-type="float">
            <text:p>0.079465288319514</text:p>
          </table:table-cell>
          <table:table-cell table:formula="of:=([.BC54]/SUM([.$CH54:.$CK54]))" office:value-type="float" office:value="0.0677431360116611" calcext:value-type="float">
            <text:p>0.067743136011661</text:p>
          </table:table-cell>
          <table:table-cell table:formula="of:=([.BD54]/SUM([.$CH54:.$CK54]))" office:value-type="float" office:value="0.119674996817381" calcext:value-type="float">
            <text:p>0.119674996817381</text:p>
          </table:table-cell>
          <table:table-cell table:formula="of:=([.BE54]/SUM([.$CH54:.$CK54]))" office:value-type="float" office:value="0.0391192757250437" calcext:value-type="float">
            <text:p>0.039119275725044</text:p>
          </table:table-cell>
          <table:table-cell table:formula="of:=([.BF54]/SUM([.$CH54:.$CK54]))" office:value-type="float" office:value="0.268519070307791" calcext:value-type="float">
            <text:p>0.268519070307791</text:p>
          </table:table-cell>
          <table:table-cell table:formula="of:=([.BG54]/SUM([.$CH54:.$CK54]))" office:value-type="float" office:value="0.174741851844969" calcext:value-type="float">
            <text:p>0.174741851844969</text:p>
          </table:table-cell>
          <table:table-cell table:formula="of:=([.BH54]/SUM([.$CH54:.$CK54]))" office:value-type="float" office:value="0.0943224348492343" calcext:value-type="float">
            <text:p>0.094322434849234</text:p>
          </table:table-cell>
          <table:table-cell table:formula="of:=([.BI54]/SUM([.$CH54:.$CK54]))" office:value-type="float" office:value="0.0595648902154847" calcext:value-type="float">
            <text:p>0.059564890215485</text:p>
          </table:table-cell>
          <table:table-cell table:formula="of:=([.BJ54]/SUM([.$CH54:.$CK54]))" office:value-type="float" office:value="0.00831454989277933" calcext:value-type="float">
            <text:p>0.008314549892779</text:p>
          </table:table-cell>
          <table:table-cell table:formula="of:=([.BK54]/SUM([.$CH54:.$CK54]))" office:value-type="float" office:value="0.000817824579617639" calcext:value-type="float">
            <text:p>0.000817824579618</text:p>
          </table:table-cell>
          <table:table-cell table:formula="of:=([.BL54]/SUM([.$CH54:.$CK54]))" office:value-type="float" office:value="0.0156749711093381" calcext:value-type="float">
            <text:p>0.015674971109338</text:p>
          </table:table-cell>
          <table:table-cell table:formula="of:=([.BM54]/SUM([.$CH54:.$CK54]))" office:value-type="float" office:value="0.0132214973704852" calcext:value-type="float">
            <text:p>0.013221497370485</text:p>
          </table:table-cell>
          <table:table-cell table:formula="of:=([.BN54]/SUM([.$CH54:.$CK54]))" office:value-type="float" office:value="0.0193551817176174" calcext:value-type="float">
            <text:p>0.019355181717618</text:p>
          </table:table-cell>
          <table:table-cell table:formula="of:=([.BO54]/SUM([.$CH54:.$CK54]))" office:value-type="float" office:value="0.00613368434713229" calcext:value-type="float">
            <text:p>0.006133684347132</text:p>
          </table:table-cell>
          <table:table-cell table:formula="of:=([.BP54]/SUM([.$CH54:.$CK54]))" office:value-type="float" office:value="0.12935258767619" calcext:value-type="float">
            <text:p>0.12935258767619</text:p>
          </table:table-cell>
          <table:table-cell table:formula="of:=([.BQ54]/SUM([.$CH54:.$CK54]))" office:value-type="float" office:value="0.0268519070307791" calcext:value-type="float">
            <text:p>0.026851907030779</text:p>
          </table:table-cell>
          <table:table-cell table:formula="of:=([.BR54]/SUM([.$CH54:.$CK54]))" office:value-type="float" office:value="0.296597714207997" calcext:value-type="float">
            <text:p>0.296597714207997</text:p>
          </table:table-cell>
          <table:table-cell table:formula="of:=([.BS54]/SUM([.$CH54:.$CK54]))" office:value-type="float" office:value="0.479654115945745" calcext:value-type="float">
            <text:p>0.479654115945745</text:p>
          </table:table-cell>
          <table:table-cell table:formula="of:=([.BT54]/SUM([.$CH54:.$CK54]))" office:value-type="float" office:value="0.501053859112407" calcext:value-type="float">
            <text:p>0.501053859112407</text:p>
          </table:table-cell>
          <table:table-cell table:formula="of:=([.BU54]/SUM([.$CH54:.$CK54]))" office:value-type="float" office:value="0.0607916270849111" calcext:value-type="float">
            <text:p>0.06079162708491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54</text:p>
          </table:table-cell>
          <table:table-cell table:formula="of:=([.B55]/SUM([.$CH55:.$CK55]))" office:value-type="float" office:value="0.0156857840264365" calcext:value-type="float">
            <text:p>0.015685784026437</text:p>
          </table:table-cell>
          <table:table-cell table:formula="of:=([.C55]/SUM([.$CH55:.$CK55]))" office:value-type="float" office:value="0.0278252168816786" calcext:value-type="float">
            <text:p>0.027825216881679</text:p>
          </table:table-cell>
          <table:table-cell table:formula="of:=([.D55]/SUM([.$CH55:.$CK55]))" office:value-type="float" office:value="0.0376458816634475" calcext:value-type="float">
            <text:p>0.037645881663448</text:p>
          </table:table-cell>
          <table:table-cell table:formula="of:=([.E55]/SUM([.$CH55:.$CK55]))" office:value-type="float" office:value="0.103389776452512" calcext:value-type="float">
            <text:p>0.103389776452512</text:p>
          </table:table-cell>
          <table:table-cell table:formula="of:=([.F55]/SUM([.$CH55:.$CK55]))" office:value-type="float" office:value="0.00750189670829571" calcext:value-type="float">
            <text:p>0.007501896708296</text:p>
          </table:table-cell>
          <table:table-cell table:formula="of:=([.G55]/SUM([.$CH55:.$CK55]))" office:value-type="float" office:value="0.204597182953519" calcext:value-type="float">
            <text:p>0.204597182953519</text:p>
          </table:table-cell>
          <table:table-cell table:formula="of:=([.H55]/SUM([.$CH55:.$CK55]))" office:value-type="float" office:value="0.466617975255993" calcext:value-type="float">
            <text:p>0.466617975255993</text:p>
          </table:table-cell>
          <table:table-cell table:formula="of:=([.I55]/SUM([.$CH55:.$CK55]))" office:value-type="float" office:value="0.498262339552804" calcext:value-type="float">
            <text:p>0.498262339552804</text:p>
          </table:table-cell>
          <table:table-cell table:formula="of:=([.J55]/SUM([.$CH55:.$CK55]))" office:value-type="float" office:value="1.24354167799149" calcext:value-type="float">
            <text:p>1.24354167799149</text:p>
          </table:table-cell>
          <table:table-cell table:formula="of:=([.K55]/SUM([.$CH55:.$CK55]))" office:value-type="float" office:value="0.209098320978497" calcext:value-type="float">
            <text:p>0.209098320978497</text:p>
          </table:table-cell>
          <table:table-cell table:formula="of:=([.L55]/SUM([.$CH55:.$CK55]))" office:value-type="float" office:value="0.00722910046435768" calcext:value-type="float">
            <text:p>0.007229100464358</text:p>
          </table:table-cell>
          <table:table-cell table:formula="of:=([.M55]/SUM([.$CH55:.$CK55]))" office:value-type="float" office:value="0.010366257269645" calcext:value-type="float">
            <text:p>0.010366257269645</text:p>
          </table:table-cell>
          <table:table-cell table:formula="of:=([.N55]/SUM([.$CH55:.$CK55]))" office:value-type="float" office:value="0.00872947980601682" calcext:value-type="float">
            <text:p>0.008729479806017</text:p>
          </table:table-cell>
          <table:table-cell table:formula="of:=([.O55]/SUM([.$CH55:.$CK55]))" office:value-type="float" office:value="0.031507966174842" calcext:value-type="float">
            <text:p>0.031507966174842</text:p>
          </table:table-cell>
          <table:table-cell table:formula="of:=([.P55]/SUM([.$CH55:.$CK55]))" office:value-type="float" office:value="0.00327355492725631" calcext:value-type="float">
            <text:p>0.003273554927256</text:p>
          </table:table-cell>
          <table:table-cell table:formula="of:=([.Q55]/SUM([.$CH55:.$CK55]))" office:value-type="float" office:value="0.0392826591270757" calcext:value-type="float">
            <text:p>0.039282659127076</text:p>
          </table:table-cell>
          <table:table-cell table:formula="of:=([.R55]/SUM([.$CH55:.$CK55]))" office:value-type="float" office:value="0.104890155794171" calcext:value-type="float">
            <text:p>0.104890155794171</text:p>
          </table:table-cell>
          <table:table-cell table:formula="of:=([.S55]/SUM([.$CH55:.$CK55]))" office:value-type="float" office:value="0.152083905995449" calcext:value-type="float">
            <text:p>0.152083905995449</text:p>
          </table:table-cell>
          <table:table-cell table:formula="of:=([.T55]/SUM([.$CH55:.$CK55]))" office:value-type="float" office:value="0.530997888825367" calcext:value-type="float">
            <text:p>0.530997888825367</text:p>
          </table:table-cell>
          <table:table-cell table:formula="of:=([.U55]/SUM([.$CH55:.$CK55]))" office:value-type="float" office:value="0.13680731633492" calcext:value-type="float">
            <text:p>0.13680731633492</text:p>
          </table:table-cell>
          <table:table-cell table:formula="of:=([.V55]/SUM([.$CH55:.$CK55]))" office:value-type="float" office:value="0.0305531793210589" calcext:value-type="float">
            <text:p>0.030553179321059</text:p>
          </table:table-cell>
          <table:table-cell table:formula="of:=([.W55]/SUM([.$CH55:.$CK55]))" office:value-type="float" office:value="0.0399646497369208" calcext:value-type="float">
            <text:p>0.039964649736921</text:p>
          </table:table-cell>
          <table:table-cell table:formula="of:=([.X55]/SUM([.$CH55:.$CK55]))" office:value-type="float" office:value="0.0220964957589801" calcext:value-type="float">
            <text:p>0.02209649575898</text:p>
          </table:table-cell>
          <table:table-cell table:formula="of:=([.Y55]/SUM([.$CH55:.$CK55]))" office:value-type="float" office:value="0.00204597182953519" calcext:value-type="float">
            <text:p>0.002045971829535</text:p>
          </table:table-cell>
          <table:table-cell table:formula="of:=([.Z55]/SUM([.$CH55:.$CK55]))" office:value-type="float" office:value="0.00163677746362815" calcext:value-type="float">
            <text:p>0.001636777463628</text:p>
          </table:table-cell>
          <table:table-cell table:formula="of:=([.AA55]/SUM([.$CH55:.$CK55]))" office:value-type="float" office:value="0.539727368631384" calcext:value-type="float">
            <text:p>0.539727368631384</text:p>
          </table:table-cell>
          <table:table-cell table:formula="of:=([.AB55]/SUM([.$CH55:.$CK55]))" office:value-type="float" office:value="0.475620251305948" calcext:value-type="float">
            <text:p>0.475620251305948</text:p>
          </table:table-cell>
          <table:table-cell table:formula="of:=([.AC55]/SUM([.$CH55:.$CK55]))" office:value-type="float" office:value="0.0796565032299035" calcext:value-type="float">
            <text:p>0.079656503229904</text:p>
          </table:table-cell>
          <table:table-cell table:formula="of:=([.AD55]/SUM([.$CH55:.$CK55]))" office:value-type="float" office:value="0.00613791548860558" calcext:value-type="float">
            <text:p>0.006137915488606</text:p>
          </table:table-cell>
          <table:table-cell table:formula="of:=([.AE55]/SUM([.$CH55:.$CK55]))" office:value-type="float" office:value="0.00163677746362815" calcext:value-type="float">
            <text:p>0.001636777463628</text:p>
          </table:table-cell>
          <table:table-cell table:formula="of:=([.AF55]/SUM([.$CH55:.$CK55]))" office:value-type="float" office:value="0.0053195267567915" calcext:value-type="float">
            <text:p>0.005319526756792</text:p>
          </table:table-cell>
          <table:table-cell table:formula="of:=([.AG55]/SUM([.$CH55:.$CK55]))" office:value-type="float" office:value="0.0143218028067463" calcext:value-type="float">
            <text:p>0.014321802806746</text:p>
          </table:table-cell>
          <table:table-cell table:formula="of:=([.AH55]/SUM([.$CH55:.$CK55]))" office:value-type="float" office:value="0.00654710985451262" calcext:value-type="float">
            <text:p>0.006547109854513</text:p>
          </table:table-cell>
          <table:table-cell table:formula="of:=([.AI55]/SUM([.$CH55:.$CK55]))" office:value-type="float" office:value="0.000818388731814077" calcext:value-type="float">
            <text:p>0.000818388731814</text:p>
          </table:table-cell>
          <table:table-cell table:formula="of:=([.AJ55]/SUM([.$CH55:.$CK55]))" office:value-type="float" office:value="0" calcext:value-type="float">
            <text:p>0</text:p>
          </table:table-cell>
          <table:table-cell table:formula="of:=([.AK55]/SUM([.$CH55:.$CK55]))" office:value-type="float" office:value="0.0733821896193289" calcext:value-type="float">
            <text:p>0.073382189619329</text:p>
          </table:table-cell>
          <table:table-cell table:formula="of:=([.AL55]/SUM([.$CH55:.$CK55]))" office:value-type="float" office:value="0.303485821381054" calcext:value-type="float">
            <text:p>0.303485821381054</text:p>
          </table:table-cell>
          <table:table-cell table:formula="of:=([.AM55]/SUM([.$CH55:.$CK55]))" office:value-type="float" office:value="0.108845701331272" calcext:value-type="float">
            <text:p>0.108845701331272</text:p>
          </table:table-cell>
          <table:table-cell table:formula="of:=([.AN55]/SUM([.$CH55:.$CK55]))" office:value-type="float" office:value="0.00409194365907039" calcext:value-type="float">
            <text:p>0.00409194365907</text:p>
          </table:table-cell>
          <table:table-cell table:formula="of:=([.AO55]/SUM([.$CH55:.$CK55]))" office:value-type="float" office:value="0.000409194365907039" calcext:value-type="float">
            <text:p>0.000409194365907</text:p>
          </table:table-cell>
          <table:table-cell table:formula="of:=([.AP55]/SUM([.$CH55:.$CK55]))" office:value-type="float" office:value="0.0923415285730217" calcext:value-type="float">
            <text:p>0.092341528573022</text:p>
          </table:table-cell>
          <table:table-cell table:formula="of:=([.AQ55]/SUM([.$CH55:.$CK55]))" office:value-type="float" office:value="0.0122758309772112" calcext:value-type="float">
            <text:p>0.012275830977211</text:p>
          </table:table-cell>
          <table:table-cell table:formula="of:=([.AR55]/SUM([.$CH55:.$CK55]))" office:value-type="float" office:value="0.891770921433406" calcext:value-type="float">
            <text:p>0.891770921433406</text:p>
          </table:table-cell>
          <table:table-cell table:formula="of:=([.AS55]/SUM([.$CH55:.$CK55]))" office:value-type="float" office:value="0.234331973542764" calcext:value-type="float">
            <text:p>0.234331973542764</text:p>
          </table:table-cell>
          <table:table-cell table:formula="of:=([.AT55]/SUM([.$CH55:.$CK55]))" office:value-type="float" office:value="0.0220964957589801" calcext:value-type="float">
            <text:p>0.02209649575898</text:p>
          </table:table-cell>
          <table:table-cell table:formula="of:=([.AU55]/SUM([.$CH55:.$CK55]))" office:value-type="float" office:value="0.00204597182953519" calcext:value-type="float">
            <text:p>0.002045971829535</text:p>
          </table:table-cell>
          <table:table-cell table:formula="of:=([.AV55]/SUM([.$CH55:.$CK55]))" office:value-type="float" office:value="0.409194365907039" calcext:value-type="float">
            <text:p>0.409194365907039</text:p>
          </table:table-cell>
          <table:table-cell table:formula="of:=([.AW55]/SUM([.$CH55:.$CK55]))" office:value-type="float" office:value="0.0354635117119433" calcext:value-type="float">
            <text:p>0.035463511711943</text:p>
          </table:table-cell>
          <table:table-cell table:formula="of:=([.AX55]/SUM([.$CH55:.$CK55]))" office:value-type="float" office:value="0.0271432262718336" calcext:value-type="float">
            <text:p>0.027143226271834</text:p>
          </table:table-cell>
          <table:table-cell table:formula="of:=([.AY55]/SUM([.$CH55:.$CK55]))" office:value-type="float" office:value="0.00832028544010978" calcext:value-type="float">
            <text:p>0.00832028544011</text:p>
          </table:table-cell>
          <table:table-cell table:formula="of:=([.AZ55]/SUM([.$CH55:.$CK55]))" office:value-type="float" office:value="0.0493761201527826" calcext:value-type="float">
            <text:p>0.049376120152783</text:p>
          </table:table-cell>
          <table:table-cell table:formula="of:=([.BA55]/SUM([.$CH55:.$CK55]))" office:value-type="float" office:value="0.0465117595914334" calcext:value-type="float">
            <text:p>0.046511759591433</text:p>
          </table:table-cell>
          <table:table-cell table:formula="of:=([.BB55]/SUM([.$CH55:.$CK55]))" office:value-type="float" office:value="0.0398282516149517" calcext:value-type="float">
            <text:p>0.039828251614952</text:p>
          </table:table-cell>
          <table:table-cell table:formula="of:=([.BC55]/SUM([.$CH55:.$CK55]))" office:value-type="float" office:value="0.0156857840264365" calcext:value-type="float">
            <text:p>0.015685784026437</text:p>
          </table:table-cell>
          <table:table-cell table:formula="of:=([.BD55]/SUM([.$CH55:.$CK55]))" office:value-type="float" office:value="0.53890897989957" calcext:value-type="float">
            <text:p>0.53890897989957</text:p>
          </table:table-cell>
          <table:table-cell table:formula="of:=([.BE55]/SUM([.$CH55:.$CK55]))" office:value-type="float" office:value="0.214827042101195" calcext:value-type="float">
            <text:p>0.214827042101195</text:p>
          </table:table-cell>
          <table:table-cell table:formula="of:=([.BF55]/SUM([.$CH55:.$CK55]))" office:value-type="float" office:value="0.981384487567047" calcext:value-type="float">
            <text:p>0.981384487567047</text:p>
          </table:table-cell>
          <table:table-cell table:formula="of:=([.BG55]/SUM([.$CH55:.$CK55]))" office:value-type="float" office:value="0.453660153668937" calcext:value-type="float">
            <text:p>0.453660153668937</text:p>
          </table:table-cell>
          <table:table-cell table:formula="of:=([.BH55]/SUM([.$CH55:.$CK55]))" office:value-type="float" office:value="0.115120014941847" calcext:value-type="float">
            <text:p>0.115120014941847</text:p>
          </table:table-cell>
          <table:table-cell table:formula="of:=([.BI55]/SUM([.$CH55:.$CK55]))" office:value-type="float" office:value="0.204597182953519" calcext:value-type="float">
            <text:p>0.204597182953519</text:p>
          </table:table-cell>
          <table:table-cell table:formula="of:=([.BJ55]/SUM([.$CH55:.$CK55]))" office:value-type="float" office:value="0.00913867417192386" calcext:value-type="float">
            <text:p>0.009138674171924</text:p>
          </table:table-cell>
          <table:table-cell table:formula="of:=([.BK55]/SUM([.$CH55:.$CK55]))" office:value-type="float" office:value="0.00150037934165914" calcext:value-type="float">
            <text:p>0.001500379341659</text:p>
          </table:table-cell>
          <table:table-cell table:formula="of:=([.BL55]/SUM([.$CH55:.$CK55]))" office:value-type="float" office:value="0.0158221821484055" calcext:value-type="float">
            <text:p>0.015822182148406</text:p>
          </table:table-cell>
          <table:table-cell table:formula="of:=([.BM55]/SUM([.$CH55:.$CK55]))" office:value-type="float" office:value="0.0156857840264365" calcext:value-type="float">
            <text:p>0.015685784026437</text:p>
          </table:table-cell>
          <table:table-cell table:formula="of:=([.BN55]/SUM([.$CH55:.$CK55]))" office:value-type="float" office:value="0.00859308168404781" calcext:value-type="float">
            <text:p>0.008593081684048</text:p>
          </table:table-cell>
          <table:table-cell table:formula="of:=([.BO55]/SUM([.$CH55:.$CK55]))" office:value-type="float" office:value="0.00722910046435768" calcext:value-type="float">
            <text:p>0.007229100464358</text:p>
          </table:table-cell>
          <table:table-cell table:formula="of:=([.BP55]/SUM([.$CH55:.$CK55]))" office:value-type="float" office:value="0.0840212431329119" calcext:value-type="float">
            <text:p>0.084021243132912</text:p>
          </table:table-cell>
          <table:table-cell table:formula="of:=([.BQ55]/SUM([.$CH55:.$CK55]))" office:value-type="float" office:value="0.0173225614900646" calcext:value-type="float">
            <text:p>0.017322561490065</text:p>
          </table:table-cell>
          <table:table-cell table:formula="of:=([.BR55]/SUM([.$CH55:.$CK55]))" office:value-type="float" office:value="0.349451988484611" calcext:value-type="float">
            <text:p>0.349451988484611</text:p>
          </table:table-cell>
          <table:table-cell table:formula="of:=([.BS55]/SUM([.$CH55:.$CK55]))" office:value-type="float" office:value="0.356953885192907" calcext:value-type="float">
            <text:p>0.356953885192907</text:p>
          </table:table-cell>
          <table:table-cell table:formula="of:=([.BT55]/SUM([.$CH55:.$CK55]))" office:value-type="float" office:value="0.0935691116707428" calcext:value-type="float">
            <text:p>0.093569111670743</text:p>
          </table:table-cell>
          <table:table-cell table:formula="of:=([.BU55]/SUM([.$CH55:.$CK55]))" office:value-type="float" office:value="0.0392826591270757" calcext:value-type="float">
            <text:p>0.0392826591270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55</text:p>
          </table:table-cell>
          <table:table-cell table:formula="of:=([.B56]/SUM([.$CH56:.$CK56]))" office:value-type="float" office:value="0.0357944629922148" calcext:value-type="float">
            <text:p>0.035794462992215</text:p>
          </table:table-cell>
          <table:table-cell table:formula="of:=([.C56]/SUM([.$CH56:.$CK56]))" office:value-type="float" office:value="0.0483066867815288" calcext:value-type="float">
            <text:p>0.048306686781529</text:p>
          </table:table-cell>
          <table:table-cell table:formula="of:=([.D56]/SUM([.$CH56:.$CK56]))" office:value-type="float" office:value="0.0769739336912229" calcext:value-type="float">
            <text:p>0.076973933691223</text:p>
          </table:table-cell>
          <table:table-cell table:formula="of:=([.E56]/SUM([.$CH56:.$CK56]))" office:value-type="float" office:value="0.179447462699909" calcext:value-type="float">
            <text:p>0.179447462699909</text:p>
          </table:table-cell>
          <table:table-cell table:formula="of:=([.F56]/SUM([.$CH56:.$CK56]))" office:value-type="float" office:value="0.00807751156019006" calcext:value-type="float">
            <text:p>0.00807751156019</text:p>
          </table:table-cell>
          <table:table-cell table:formula="of:=([.G56]/SUM([.$CH56:.$CK56]))" office:value-type="float" office:value="0.15838257961157" calcext:value-type="float">
            <text:p>0.15838257961157</text:p>
          </table:table-cell>
          <table:table-cell table:formula="of:=([.H56]/SUM([.$CH56:.$CK56]))" office:value-type="float" office:value="0.347491379667784" calcext:value-type="float">
            <text:p>0.347491379667784</text:p>
          </table:table-cell>
          <table:table-cell table:formula="of:=([.I56]/SUM([.$CH56:.$CK56]))" office:value-type="float" office:value="0.326268113999834" calcext:value-type="float">
            <text:p>0.326268113999834</text:p>
          </table:table-cell>
          <table:table-cell table:formula="of:=([.J56]/SUM([.$CH56:.$CK56]))" office:value-type="float" office:value="0.956155633115047" calcext:value-type="float">
            <text:p>0.956155633115047</text:p>
          </table:table-cell>
          <table:table-cell table:formula="of:=([.K56]/SUM([.$CH56:.$CK56]))" office:value-type="float" office:value="0.109600745091206" calcext:value-type="float">
            <text:p>0.109600745091206</text:p>
          </table:table-cell>
          <table:table-cell table:formula="of:=([.L56]/SUM([.$CH56:.$CK56]))" office:value-type="float" office:value="0.00411794706990082" calcext:value-type="float">
            <text:p>0.004117947069901</text:p>
          </table:table-cell>
          <table:table-cell table:formula="of:=([.M56]/SUM([.$CH56:.$CK56]))" office:value-type="float" office:value="0.00934457219708262" calcext:value-type="float">
            <text:p>0.009344572197083</text:p>
          </table:table-cell>
          <table:table-cell table:formula="of:=([.N56]/SUM([.$CH56:.$CK56]))" office:value-type="float" office:value="0.0099781025155289" calcext:value-type="float">
            <text:p>0.009978102515529</text:p>
          </table:table-cell>
          <table:table-cell table:formula="of:=([.O56]/SUM([.$CH56:.$CK56]))" office:value-type="float" office:value="0.0335771068776528" calcext:value-type="float">
            <text:p>0.033577106877653</text:p>
          </table:table-cell>
          <table:table-cell table:formula="of:=([.P56]/SUM([.$CH56:.$CK56]))" office:value-type="float" office:value="0.00332603417184297" calcext:value-type="float">
            <text:p>0.003326034171843</text:p>
          </table:table-cell>
          <table:table-cell table:formula="of:=([.Q56]/SUM([.$CH56:.$CK56]))" office:value-type="float" office:value="0.0654120053795783" calcext:value-type="float">
            <text:p>0.065412005379578</text:p>
          </table:table-cell>
          <table:table-cell table:formula="of:=([.R56]/SUM([.$CH56:.$CK56]))" office:value-type="float" office:value="0.160283170566909" calcext:value-type="float">
            <text:p>0.160283170566909</text:p>
          </table:table-cell>
          <table:table-cell table:formula="of:=([.S56]/SUM([.$CH56:.$CK56]))" office:value-type="float" office:value="0.176754958846512" calcext:value-type="float">
            <text:p>0.176754958846512</text:p>
          </table:table-cell>
          <table:table-cell table:formula="of:=([.T56]/SUM([.$CH56:.$CK56]))" office:value-type="float" office:value="0.721432650130701" calcext:value-type="float">
            <text:p>0.721432650130701</text:p>
          </table:table-cell>
          <table:table-cell table:formula="of:=([.U56]/SUM([.$CH56:.$CK56]))" office:value-type="float" office:value="0.256104631231908" calcext:value-type="float">
            <text:p>0.256104631231908</text:p>
          </table:table-cell>
          <table:table-cell table:formula="of:=([.V56]/SUM([.$CH56:.$CK56]))" office:value-type="float" office:value="0.0749149601562725" calcext:value-type="float">
            <text:p>0.074914960156273</text:p>
          </table:table-cell>
          <table:table-cell table:formula="of:=([.W56]/SUM([.$CH56:.$CK56]))" office:value-type="float" office:value="0.0505240428960908" calcext:value-type="float">
            <text:p>0.050524042896091</text:p>
          </table:table-cell>
          <table:table-cell table:formula="of:=([.X56]/SUM([.$CH56:.$CK56]))" office:value-type="float" office:value="0.0137792844262066" calcext:value-type="float">
            <text:p>0.013779284426207</text:p>
          </table:table-cell>
          <table:table-cell table:formula="of:=([.Y56]/SUM([.$CH56:.$CK56]))" office:value-type="float" office:value="0.00047514773883471" calcext:value-type="float">
            <text:p>0.000475147738835</text:p>
          </table:table-cell>
          <table:table-cell table:formula="of:=([.Z56]/SUM([.$CH56:.$CK56]))" office:value-type="float" office:value="0" calcext:value-type="float">
            <text:p>0</text:p>
          </table:table-cell>
          <table:table-cell table:formula="of:=([.AA56]/SUM([.$CH56:.$CK56]))" office:value-type="float" office:value="0.312330446994016" calcext:value-type="float">
            <text:p>0.312330446994016</text:p>
          </table:table-cell>
          <table:table-cell table:formula="of:=([.AB56]/SUM([.$CH56:.$CK56]))" office:value-type="float" office:value="0.416387801798817" calcext:value-type="float">
            <text:p>0.416387801798817</text:p>
          </table:table-cell>
          <table:table-cell table:formula="of:=([.AC56]/SUM([.$CH56:.$CK56]))" office:value-type="float" office:value="0.0864768884679171" calcext:value-type="float">
            <text:p>0.086476888467917</text:p>
          </table:table-cell>
          <table:table-cell table:formula="of:=([.AD56]/SUM([.$CH56:.$CK56]))" office:value-type="float" office:value="0.00380118191067768" calcext:value-type="float">
            <text:p>0.003801181910678</text:p>
          </table:table-cell>
          <table:table-cell table:formula="of:=([.AE56]/SUM([.$CH56:.$CK56]))" office:value-type="float" office:value="0.00047514773883471" calcext:value-type="float">
            <text:p>0.000475147738835</text:p>
          </table:table-cell>
          <table:table-cell table:formula="of:=([.AF56]/SUM([.$CH56:.$CK56]))" office:value-type="float" office:value="0.00617692060485122" calcext:value-type="float">
            <text:p>0.006176920604851</text:p>
          </table:table-cell>
          <table:table-cell table:formula="of:=([.AG56]/SUM([.$CH56:.$CK56]))" office:value-type="float" office:value="0.0247076824194049" calcext:value-type="float">
            <text:p>0.024707682419405</text:p>
          </table:table-cell>
          <table:table-cell table:formula="of:=([.AH56]/SUM([.$CH56:.$CK56]))" office:value-type="float" office:value="0.00427632964951239" calcext:value-type="float">
            <text:p>0.004276329649512</text:p>
          </table:table-cell>
          <table:table-cell table:formula="of:=([.AI56]/SUM([.$CH56:.$CK56]))" office:value-type="float" office:value="0" calcext:value-type="float">
            <text:p>0</text:p>
          </table:table-cell>
          <table:table-cell table:formula="of:=([.AJ56]/SUM([.$CH56:.$CK56]))" office:value-type="float" office:value="0" calcext:value-type="float">
            <text:p>0</text:p>
          </table:table-cell>
          <table:table-cell table:formula="of:=([.AK56]/SUM([.$CH56:.$CK56]))" office:value-type="float" office:value="0.231555331392115" calcext:value-type="float">
            <text:p>0.231555331392115</text:p>
          </table:table-cell>
          <table:table-cell table:formula="of:=([.AL56]/SUM([.$CH56:.$CK56]))" office:value-type="float" office:value="0.312488829573627" calcext:value-type="float">
            <text:p>0.312488829573627</text:p>
          </table:table-cell>
          <table:table-cell table:formula="of:=([.AM56]/SUM([.$CH56:.$CK56]))" office:value-type="float" office:value="0.086160123308694" calcext:value-type="float">
            <text:p>0.086160123308694</text:p>
          </table:table-cell>
          <table:table-cell table:formula="of:=([.AN56]/SUM([.$CH56:.$CK56]))" office:value-type="float" office:value="0.00950295477669419" calcext:value-type="float">
            <text:p>0.009502954776694</text:p>
          </table:table-cell>
          <table:table-cell table:formula="of:=([.AO56]/SUM([.$CH56:.$CK56]))" office:value-type="float" office:value="0.0209065005087272" calcext:value-type="float">
            <text:p>0.020906500508727</text:p>
          </table:table-cell>
          <table:table-cell table:formula="of:=([.AP56]/SUM([.$CH56:.$CK56]))" office:value-type="float" office:value="0.134783575249446" calcext:value-type="float">
            <text:p>0.134783575249446</text:p>
          </table:table-cell>
          <table:table-cell table:formula="of:=([.AQ56]/SUM([.$CH56:.$CK56]))" office:value-type="float" office:value="0.0484650693611404" calcext:value-type="float">
            <text:p>0.04846506936114</text:p>
          </table:table-cell>
          <table:table-cell table:formula="of:=([.AR56]/SUM([.$CH56:.$CK56]))" office:value-type="float" office:value="0.721432650130701" calcext:value-type="float">
            <text:p>0.721432650130701</text:p>
          </table:table-cell>
          <table:table-cell table:formula="of:=([.AS56]/SUM([.$CH56:.$CK56]))" office:value-type="float" office:value="0.153789484802834" calcext:value-type="float">
            <text:p>0.153789484802834</text:p>
          </table:table-cell>
          <table:table-cell table:formula="of:=([.AT56]/SUM([.$CH56:.$CK56]))" office:value-type="float" office:value="0.0297759249669751" calcext:value-type="float">
            <text:p>0.029775924966975</text:p>
          </table:table-cell>
          <table:table-cell table:formula="of:=([.AU56]/SUM([.$CH56:.$CK56]))" office:value-type="float" office:value="0.00047514773883471" calcext:value-type="float">
            <text:p>0.000475147738835</text:p>
          </table:table-cell>
          <table:table-cell table:formula="of:=([.AV56]/SUM([.$CH56:.$CK56]))" office:value-type="float" office:value="0.490510849057032" calcext:value-type="float">
            <text:p>0.490510849057032</text:p>
          </table:table-cell>
          <table:table-cell table:formula="of:=([.AW56]/SUM([.$CH56:.$CK56]))" office:value-type="float" office:value="0.0707970130863717" calcext:value-type="float">
            <text:p>0.070797013086372</text:p>
          </table:table-cell>
          <table:table-cell table:formula="of:=([.AX56]/SUM([.$CH56:.$CK56]))" office:value-type="float" office:value="0.0479899216223057" calcext:value-type="float">
            <text:p>0.047989921622306</text:p>
          </table:table-cell>
          <table:table-cell table:formula="of:=([.AY56]/SUM([.$CH56:.$CK56]))" office:value-type="float" office:value="0.0220151785660082" calcext:value-type="float">
            <text:p>0.022015178566008</text:p>
          </table:table-cell>
          <table:table-cell table:formula="of:=([.AZ56]/SUM([.$CH56:.$CK56]))" office:value-type="float" office:value="0.0974052864611155" calcext:value-type="float">
            <text:p>0.097405286461116</text:p>
          </table:table-cell>
          <table:table-cell table:formula="of:=([.BA56]/SUM([.$CH56:.$CK56]))" office:value-type="float" office:value="0.0776074640096692" calcext:value-type="float">
            <text:p>0.077607464009669</text:p>
          </table:table-cell>
          <table:table-cell table:formula="of:=([.BB56]/SUM([.$CH56:.$CK56]))" office:value-type="float" office:value="0.0384869668456115" calcext:value-type="float">
            <text:p>0.038486966845612</text:p>
          </table:table-cell>
          <table:table-cell table:formula="of:=([.BC56]/SUM([.$CH56:.$CK56]))" office:value-type="float" office:value="0.0357944629922148" calcext:value-type="float">
            <text:p>0.035794462992215</text:p>
          </table:table-cell>
          <table:table-cell table:formula="of:=([.BD56]/SUM([.$CH56:.$CK56]))" office:value-type="float" office:value="0.360953898934768" calcext:value-type="float">
            <text:p>0.360953898934768</text:p>
          </table:table-cell>
          <table:table-cell table:formula="of:=([.BE56]/SUM([.$CH56:.$CK56]))" office:value-type="float" office:value="0.116569578594115" calcext:value-type="float">
            <text:p>0.116569578594115</text:p>
          </table:table-cell>
          <table:table-cell table:formula="of:=([.BF56]/SUM([.$CH56:.$CK56]))" office:value-type="float" office:value="0.726659275257882" calcext:value-type="float">
            <text:p>0.726659275257882</text:p>
          </table:table-cell>
          <table:table-cell table:formula="of:=([.BG56]/SUM([.$CH56:.$CK56]))" office:value-type="float" office:value="0.335137538458082" calcext:value-type="float">
            <text:p>0.335137538458082</text:p>
          </table:table-cell>
          <table:table-cell table:formula="of:=([.BH56]/SUM([.$CH56:.$CK56]))" office:value-type="float" office:value="0.113560309581496" calcext:value-type="float">
            <text:p>0.113560309581496</text:p>
          </table:table-cell>
          <table:table-cell table:formula="of:=([.BI56]/SUM([.$CH56:.$CK56]))" office:value-type="float" office:value="0.15838257961157" calcext:value-type="float">
            <text:p>0.15838257961157</text:p>
          </table:table-cell>
          <table:table-cell table:formula="of:=([.BJ56]/SUM([.$CH56:.$CK56]))" office:value-type="float" office:value="0.00918618961747105" calcext:value-type="float">
            <text:p>0.009186189617471</text:p>
          </table:table-cell>
          <table:table-cell table:formula="of:=([.BK56]/SUM([.$CH56:.$CK56]))" office:value-type="float" office:value="0.00190059095533884" calcext:value-type="float">
            <text:p>0.001900590955339</text:p>
          </table:table-cell>
          <table:table-cell table:formula="of:=([.BL56]/SUM([.$CH56:.$CK56]))" office:value-type="float" office:value="0.0163134056999917" calcext:value-type="float">
            <text:p>0.016313405699992</text:p>
          </table:table-cell>
          <table:table-cell table:formula="of:=([.BM56]/SUM([.$CH56:.$CK56]))" office:value-type="float" office:value="0.0175804663368843" calcext:value-type="float">
            <text:p>0.017580466336884</text:p>
          </table:table-cell>
          <table:table-cell table:formula="of:=([.BN56]/SUM([.$CH56:.$CK56]))" office:value-type="float" office:value="0.00712721608252064" calcext:value-type="float">
            <text:p>0.007127216082521</text:p>
          </table:table-cell>
          <table:table-cell table:formula="of:=([.BO56]/SUM([.$CH56:.$CK56]))" office:value-type="float" office:value="0.00411794706990082" calcext:value-type="float">
            <text:p>0.004117947069901</text:p>
          </table:table-cell>
          <table:table-cell table:formula="of:=([.BP56]/SUM([.$CH56:.$CK56]))" office:value-type="float" office:value="0.146979033879537" calcext:value-type="float">
            <text:p>0.146979033879537</text:p>
          </table:table-cell>
          <table:table-cell table:formula="of:=([.BQ56]/SUM([.$CH56:.$CK56]))" office:value-type="float" office:value="0.0462477132465784" calcext:value-type="float">
            <text:p>0.046247713246578</text:p>
          </table:table-cell>
          <table:table-cell table:formula="of:=([.BR56]/SUM([.$CH56:.$CK56]))" office:value-type="float" office:value="0.570810816920098" calcext:value-type="float">
            <text:p>0.570810816920098</text:p>
          </table:table-cell>
          <table:table-cell table:formula="of:=([.BS56]/SUM([.$CH56:.$CK56]))" office:value-type="float" office:value="0.323258844987214" calcext:value-type="float">
            <text:p>0.323258844987214</text:p>
          </table:table-cell>
          <table:table-cell table:formula="of:=([.BT56]/SUM([.$CH56:.$CK56]))" office:value-type="float" office:value="0.165351413114479" calcext:value-type="float">
            <text:p>0.165351413114479</text:p>
          </table:table-cell>
          <table:table-cell table:formula="of:=([.BU56]/SUM([.$CH56:.$CK56]))" office:value-type="float" office:value="0.0654120053795783" calcext:value-type="float">
            <text:p>0.06541200537957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56</text:p>
          </table:table-cell>
          <table:table-cell table:formula="of:=([.B57]/SUM([.$CH57:.$CK57]))" office:value-type="float" office:value="0.021515451857182" calcext:value-type="float">
            <text:p>0.021515451857182</text:p>
          </table:table-cell>
          <table:table-cell table:formula="of:=([.C57]/SUM([.$CH57:.$CK57]))" office:value-type="float" office:value="0.033559427625061" calcext:value-type="float">
            <text:p>0.033559427625061</text:p>
          </table:table-cell>
          <table:table-cell table:formula="of:=([.D57]/SUM([.$CH57:.$CK57]))" office:value-type="float" office:value="0.133653051482386" calcext:value-type="float">
            <text:p>0.133653051482386</text:p>
          </table:table-cell>
          <table:table-cell table:formula="of:=([.E57]/SUM([.$CH57:.$CK57]))" office:value-type="float" office:value="0.187324749321769" calcext:value-type="float">
            <text:p>0.187324749321769</text:p>
          </table:table-cell>
          <table:table-cell table:formula="of:=([.F57]/SUM([.$CH57:.$CK57]))" office:value-type="float" office:value="0.00841908985715816" calcext:value-type="float">
            <text:p>0.008419089857158</text:p>
          </table:table-cell>
          <table:table-cell table:formula="of:=([.G57]/SUM([.$CH57:.$CK57]))" office:value-type="float" office:value="0.110149758964486" calcext:value-type="float">
            <text:p>0.110149758964486</text:p>
          </table:table-cell>
          <table:table-cell table:formula="of:=([.H57]/SUM([.$CH57:.$CK57]))" office:value-type="float" office:value="0.251286445875457" calcext:value-type="float">
            <text:p>0.251286445875457</text:p>
          </table:table-cell>
          <table:table-cell table:formula="of:=([.I57]/SUM([.$CH57:.$CK57]))" office:value-type="float" office:value="0.293732690571962" calcext:value-type="float">
            <text:p>0.293732690571962</text:p>
          </table:table-cell>
          <table:table-cell table:formula="of:=([.J57]/SUM([.$CH57:.$CK57]))" office:value-type="float" office:value="0.799345809215739" calcext:value-type="float">
            <text:p>0.799345809215739</text:p>
          </table:table-cell>
          <table:table-cell table:formula="of:=([.K57]/SUM([.$CH57:.$CK57]))" office:value-type="float" office:value="0.119621235053789" calcext:value-type="float">
            <text:p>0.119621235053789</text:p>
          </table:table-cell>
          <table:table-cell table:formula="of:=([.L57]/SUM([.$CH57:.$CK57]))" office:value-type="float" office:value="0.010757725928591" calcext:value-type="float">
            <text:p>0.010757725928591</text:p>
          </table:table-cell>
          <table:table-cell table:formula="of:=([.M57]/SUM([.$CH57:.$CK57]))" office:value-type="float" office:value="0.0235032925178999" calcext:value-type="float">
            <text:p>0.0235032925179</text:p>
          </table:table-cell>
          <table:table-cell table:formula="of:=([.N57]/SUM([.$CH57:.$CK57]))" office:value-type="float" office:value="0.0339102230357759" calcext:value-type="float">
            <text:p>0.033910223035776</text:p>
          </table:table-cell>
          <table:table-cell table:formula="of:=([.O57]/SUM([.$CH57:.$CK57]))" office:value-type="float" office:value="0.080799876268004" calcext:value-type="float">
            <text:p>0.080799876268004</text:p>
          </table:table-cell>
          <table:table-cell table:formula="of:=([.P57]/SUM([.$CH57:.$CK57]))" office:value-type="float" office:value="0.0114593167500208" calcext:value-type="float">
            <text:p>0.011459316750021</text:p>
          </table:table-cell>
          <table:table-cell table:formula="of:=([.Q57]/SUM([.$CH57:.$CK57]))" office:value-type="float" office:value="0.0424462446965057" calcext:value-type="float">
            <text:p>0.042446244696506</text:p>
          </table:table-cell>
          <table:table-cell table:formula="of:=([.R57]/SUM([.$CH57:.$CK57]))" office:value-type="float" office:value="0.0481759030715161" calcext:value-type="float">
            <text:p>0.048175903071516</text:p>
          </table:table-cell>
          <table:table-cell table:formula="of:=([.S57]/SUM([.$CH57:.$CK57]))" office:value-type="float" office:value="0.235617584196857" calcext:value-type="float">
            <text:p>0.235617584196857</text:p>
          </table:table-cell>
          <table:table-cell table:formula="of:=([.T57]/SUM([.$CH57:.$CK57]))" office:value-type="float" office:value="0.606174469715387" calcext:value-type="float">
            <text:p>0.606174469715387</text:p>
          </table:table-cell>
          <table:table-cell table:formula="of:=([.U57]/SUM([.$CH57:.$CK57]))" office:value-type="float" office:value="0.118451917018072" calcext:value-type="float">
            <text:p>0.118451917018072</text:p>
          </table:table-cell>
          <table:table-cell table:formula="of:=([.V57]/SUM([.$CH57:.$CK57]))" office:value-type="float" office:value="0.0768241949465682" calcext:value-type="float">
            <text:p>0.076824194946568</text:p>
          </table:table-cell>
          <table:table-cell table:formula="of:=([.W57]/SUM([.$CH57:.$CK57]))" office:value-type="float" office:value="0.0672357870536936" calcext:value-type="float">
            <text:p>0.067235787053694</text:p>
          </table:table-cell>
          <table:table-cell table:formula="of:=([.X57]/SUM([.$CH57:.$CK57]))" office:value-type="float" office:value="0.0199953384107506" calcext:value-type="float">
            <text:p>0.019995338410751</text:p>
          </table:table-cell>
          <table:table-cell table:formula="of:=([.Y57]/SUM([.$CH57:.$CK57]))" office:value-type="float" office:value="0.00175397705357462" calcext:value-type="float">
            <text:p>0.001753977053575</text:p>
          </table:table-cell>
          <table:table-cell table:formula="of:=([.Z57]/SUM([.$CH57:.$CK57]))" office:value-type="float" office:value="0.000701590821429847" calcext:value-type="float">
            <text:p>0.00070159082143</text:p>
          </table:table-cell>
          <table:table-cell table:formula="of:=([.AA57]/SUM([.$CH57:.$CK57]))" office:value-type="float" office:value="0.282624169232657" calcext:value-type="float">
            <text:p>0.282624169232657</text:p>
          </table:table-cell>
          <table:table-cell table:formula="of:=([.AB57]/SUM([.$CH57:.$CK57]))" office:value-type="float" office:value="0.33489268542918" calcext:value-type="float">
            <text:p>0.33489268542918</text:p>
          </table:table-cell>
          <table:table-cell table:formula="of:=([.AC57]/SUM([.$CH57:.$CK57]))" office:value-type="float" office:value="0.0820861261072921" calcext:value-type="float">
            <text:p>0.082086126107292</text:p>
          </table:table-cell>
          <table:table-cell table:formula="of:=([.AD57]/SUM([.$CH57:.$CK57]))" office:value-type="float" office:value="0.00491113575000893" calcext:value-type="float">
            <text:p>0.004911135750009</text:p>
          </table:table-cell>
          <table:table-cell table:formula="of:=([.AE57]/SUM([.$CH57:.$CK57]))" office:value-type="float" office:value="0.000701590821429847" calcext:value-type="float">
            <text:p>0.00070159082143</text:p>
          </table:table-cell>
          <table:table-cell table:formula="of:=([.AF57]/SUM([.$CH57:.$CK57]))" office:value-type="float" office:value="0.0174228387321745" calcext:value-type="float">
            <text:p>0.017422838732175</text:p>
          </table:table-cell>
          <table:table-cell table:formula="of:=([.AG57]/SUM([.$CH57:.$CK57]))" office:value-type="float" office:value="0.0270112466250491" calcext:value-type="float">
            <text:p>0.027011246625049</text:p>
          </table:table-cell>
          <table:table-cell table:formula="of:=([.AH57]/SUM([.$CH57:.$CK57]))" office:value-type="float" office:value="0.0175397705357462" calcext:value-type="float">
            <text:p>0.017539770535746</text:p>
          </table:table-cell>
          <table:table-cell table:formula="of:=([.AI57]/SUM([.$CH57:.$CK57]))" office:value-type="float" office:value="0.00280636328571939" calcext:value-type="float">
            <text:p>0.002806363285719</text:p>
          </table:table-cell>
          <table:table-cell table:formula="of:=([.AJ57]/SUM([.$CH57:.$CK57]))" office:value-type="float" office:value="0.000350795410714923" calcext:value-type="float">
            <text:p>0.000350795410715</text:p>
          </table:table-cell>
          <table:table-cell table:formula="of:=([.AK57]/SUM([.$CH57:.$CK57]))" office:value-type="float" office:value="0.115294758321638" calcext:value-type="float">
            <text:p>0.115294758321638</text:p>
          </table:table-cell>
          <table:table-cell table:formula="of:=([.AL57]/SUM([.$CH57:.$CK57]))" office:value-type="float" office:value="0.262628830821906" calcext:value-type="float">
            <text:p>0.262628830821906</text:p>
          </table:table-cell>
          <table:table-cell table:formula="of:=([.AM57]/SUM([.$CH57:.$CK57]))" office:value-type="float" office:value="0.220299517928972" calcext:value-type="float">
            <text:p>0.220299517928972</text:p>
          </table:table-cell>
          <table:table-cell table:formula="of:=([.AN57]/SUM([.$CH57:.$CK57]))" office:value-type="float" office:value="0.0271281784286207" calcext:value-type="float">
            <text:p>0.027128178428621</text:p>
          </table:table-cell>
          <table:table-cell table:formula="of:=([.AO57]/SUM([.$CH57:.$CK57]))" office:value-type="float" office:value="0.00491113575000893" calcext:value-type="float">
            <text:p>0.004911135750009</text:p>
          </table:table-cell>
          <table:table-cell table:formula="of:=([.AP57]/SUM([.$CH57:.$CK57]))" office:value-type="float" office:value="0.147684867910983" calcext:value-type="float">
            <text:p>0.147684867910983</text:p>
          </table:table-cell>
          <table:table-cell table:formula="of:=([.AQ57]/SUM([.$CH57:.$CK57]))" office:value-type="float" office:value="0.0357811318929222" calcext:value-type="float">
            <text:p>0.035781131892922</text:p>
          </table:table-cell>
          <table:table-cell table:formula="of:=([.AR57]/SUM([.$CH57:.$CK57]))" office:value-type="float" office:value="0.584892881465349" calcext:value-type="float">
            <text:p>0.584892881465349</text:p>
          </table:table-cell>
          <table:table-cell table:formula="of:=([.AS57]/SUM([.$CH57:.$CK57]))" office:value-type="float" office:value="0.102783055339473" calcext:value-type="float">
            <text:p>0.102783055339473</text:p>
          </table:table-cell>
          <table:table-cell table:formula="of:=([.AT57]/SUM([.$CH57:.$CK57]))" office:value-type="float" office:value="0.0572965837501041" calcext:value-type="float">
            <text:p>0.057296583750104</text:p>
          </table:table-cell>
          <table:table-cell table:formula="of:=([.AU57]/SUM([.$CH57:.$CK57]))" office:value-type="float" office:value="0.00572965837501041" calcext:value-type="float">
            <text:p>0.00572965837501</text:p>
          </table:table-cell>
          <table:table-cell table:formula="of:=([.AV57]/SUM([.$CH57:.$CK57]))" office:value-type="float" office:value="0.540926523322412" calcext:value-type="float">
            <text:p>0.540926523322412</text:p>
          </table:table-cell>
          <table:table-cell table:formula="of:=([.AW57]/SUM([.$CH57:.$CK57]))" office:value-type="float" office:value="0.0256080649821894" calcext:value-type="float">
            <text:p>0.025608064982189</text:p>
          </table:table-cell>
          <table:table-cell table:formula="of:=([.AX57]/SUM([.$CH57:.$CK57]))" office:value-type="float" office:value="0.0412769266607893" calcext:value-type="float">
            <text:p>0.041276926660789</text:p>
          </table:table-cell>
          <table:table-cell table:formula="of:=([.AY57]/SUM([.$CH57:.$CK57]))" office:value-type="float" office:value="0.00970533969644621" calcext:value-type="float">
            <text:p>0.009705339696446</text:p>
          </table:table-cell>
          <table:table-cell table:formula="of:=([.AZ57]/SUM([.$CH57:.$CK57]))" office:value-type="float" office:value="0.079162831018001" calcext:value-type="float">
            <text:p>0.079162831018001</text:p>
          </table:table-cell>
          <table:table-cell table:formula="of:=([.BA57]/SUM([.$CH57:.$CK57]))" office:value-type="float" office:value="0.134120778696672" calcext:value-type="float">
            <text:p>0.134120778696672</text:p>
          </table:table-cell>
          <table:table-cell table:formula="of:=([.BB57]/SUM([.$CH57:.$CK57]))" office:value-type="float" office:value="0.085360216607298" calcext:value-type="float">
            <text:p>0.085360216607298</text:p>
          </table:table-cell>
          <table:table-cell table:formula="of:=([.BC57]/SUM([.$CH57:.$CK57]))" office:value-type="float" office:value="0.021515451857182" calcext:value-type="float">
            <text:p>0.021515451857182</text:p>
          </table:table-cell>
          <table:table-cell table:formula="of:=([.BD57]/SUM([.$CH57:.$CK57]))" office:value-type="float" office:value="0.26789076198263" calcext:value-type="float">
            <text:p>0.26789076198263</text:p>
          </table:table-cell>
          <table:table-cell table:formula="of:=([.BE57]/SUM([.$CH57:.$CK57]))" office:value-type="float" office:value="0.0952994199108875" calcext:value-type="float">
            <text:p>0.095299419910888</text:p>
          </table:table-cell>
          <table:table-cell table:formula="of:=([.BF57]/SUM([.$CH57:.$CK57]))" office:value-type="float" office:value="0.561272657143877" calcext:value-type="float">
            <text:p>0.561272657143877</text:p>
          </table:table-cell>
          <table:table-cell table:formula="of:=([.BG57]/SUM([.$CH57:.$CK57]))" office:value-type="float" office:value="0.340505412000619" calcext:value-type="float">
            <text:p>0.340505412000619</text:p>
          </table:table-cell>
          <table:table-cell table:formula="of:=([.BH57]/SUM([.$CH57:.$CK57]))" office:value-type="float" office:value="0.133653051482386" calcext:value-type="float">
            <text:p>0.133653051482386</text:p>
          </table:table-cell>
          <table:table-cell table:formula="of:=([.BI57]/SUM([.$CH57:.$CK57]))" office:value-type="float" office:value="0.110149758964486" calcext:value-type="float">
            <text:p>0.110149758964486</text:p>
          </table:table-cell>
          <table:table-cell table:formula="of:=([.BJ57]/SUM([.$CH57:.$CK57]))" office:value-type="float" office:value="0.0256080649821894" calcext:value-type="float">
            <text:p>0.025608064982189</text:p>
          </table:table-cell>
          <table:table-cell table:formula="of:=([.BK57]/SUM([.$CH57:.$CK57]))" office:value-type="float" office:value="0.00537886296429549" calcext:value-type="float">
            <text:p>0.005378862964296</text:p>
          </table:table-cell>
          <table:table-cell table:formula="of:=([.BL57]/SUM([.$CH57:.$CK57]))" office:value-type="float" office:value="0.0388213587857848" calcext:value-type="float">
            <text:p>0.038821358785785</text:p>
          </table:table-cell>
          <table:table-cell table:formula="of:=([.BM57]/SUM([.$CH57:.$CK57]))" office:value-type="float" office:value="0.0415107902679326" calcext:value-type="float">
            <text:p>0.041510790267933</text:p>
          </table:table-cell>
          <table:table-cell table:formula="of:=([.BN57]/SUM([.$CH57:.$CK57]))" office:value-type="float" office:value="0.0337932912322043" calcext:value-type="float">
            <text:p>0.033793291232204</text:p>
          </table:table-cell>
          <table:table-cell table:formula="of:=([.BO57]/SUM([.$CH57:.$CK57]))" office:value-type="float" office:value="0.010757725928591" calcext:value-type="float">
            <text:p>0.010757725928591</text:p>
          </table:table-cell>
          <table:table-cell table:formula="of:=([.BP57]/SUM([.$CH57:.$CK57]))" office:value-type="float" office:value="0.0577643109643907" calcext:value-type="float">
            <text:p>0.057764310964391</text:p>
          </table:table-cell>
          <table:table-cell table:formula="of:=([.BQ57]/SUM([.$CH57:.$CK57]))" office:value-type="float" office:value="0.0168381797143163" calcext:value-type="float">
            <text:p>0.016838179714316</text:p>
          </table:table-cell>
          <table:table-cell table:formula="of:=([.BR57]/SUM([.$CH57:.$CK57]))" office:value-type="float" office:value="0.170720433214596" calcext:value-type="float">
            <text:p>0.170720433214596</text:p>
          </table:table-cell>
          <table:table-cell table:formula="of:=([.BS57]/SUM([.$CH57:.$CK57]))" office:value-type="float" office:value="0.344013366107768" calcext:value-type="float">
            <text:p>0.344013366107768</text:p>
          </table:table-cell>
          <table:table-cell table:formula="of:=([.BT57]/SUM([.$CH57:.$CK57]))" office:value-type="float" office:value="0.397451200340008" calcext:value-type="float">
            <text:p>0.397451200340008</text:p>
          </table:table-cell>
          <table:table-cell table:formula="of:=([.BU57]/SUM([.$CH57:.$CK57]))" office:value-type="float" office:value="0.0424462446965057" calcext:value-type="float">
            <text:p>0.04244624469650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57</text:p>
          </table:table-cell>
          <table:table-cell table:formula="of:=([.B58]/SUM([.$CH58:.$CK58]))" office:value-type="float" office:value="0.0140197634599957" calcext:value-type="float">
            <text:p>0.014019763459996</text:p>
          </table:table-cell>
          <table:table-cell table:formula="of:=([.C58]/SUM([.$CH58:.$CK58]))" office:value-type="float" office:value="0.0253068611608396" calcext:value-type="float">
            <text:p>0.02530686116084</text:p>
          </table:table-cell>
          <table:table-cell table:formula="of:=([.D58]/SUM([.$CH58:.$CK58]))" office:value-type="float" office:value="0.0730691061686214" calcext:value-type="float">
            <text:p>0.073069106168621</text:p>
          </table:table-cell>
          <table:table-cell table:formula="of:=([.E58]/SUM([.$CH58:.$CK58]))" office:value-type="float" office:value="0.136633287957585" calcext:value-type="float">
            <text:p>0.136633287957585</text:p>
          </table:table-cell>
          <table:table-cell table:formula="of:=([.F58]/SUM([.$CH58:.$CK58]))" office:value-type="float" office:value="0.0131880825767756" calcext:value-type="float">
            <text:p>0.013188082576776</text:p>
          </table:table-cell>
          <table:table-cell table:formula="of:=([.G58]/SUM([.$CH58:.$CK58]))" office:value-type="float" office:value="0.0379008859638866" calcext:value-type="float">
            <text:p>0.037900885963887</text:p>
          </table:table-cell>
          <table:table-cell table:formula="of:=([.H58]/SUM([.$CH58:.$CK58]))" office:value-type="float" office:value="0.0813859150008222" calcext:value-type="float">
            <text:p>0.081385915000822</text:p>
          </table:table-cell>
          <table:table-cell table:formula="of:=([.I58]/SUM([.$CH58:.$CK58]))" office:value-type="float" office:value="0.122494712942843" calcext:value-type="float">
            <text:p>0.122494712942843</text:p>
          </table:table-cell>
          <table:table-cell table:formula="of:=([.J58]/SUM([.$CH58:.$CK58]))" office:value-type="float" office:value="0.284434862061268" calcext:value-type="float">
            <text:p>0.284434862061268</text:p>
          </table:table-cell>
          <table:table-cell table:formula="of:=([.K58]/SUM([.$CH58:.$CK58]))" office:value-type="float" office:value="0.042059290379987" calcext:value-type="float">
            <text:p>0.042059290379987</text:p>
          </table:table-cell>
          <table:table-cell table:formula="of:=([.L58]/SUM([.$CH58:.$CK58]))" office:value-type="float" office:value="0.0036831581971175" calcext:value-type="float">
            <text:p>0.003683158197118</text:p>
          </table:table-cell>
          <table:table-cell table:formula="of:=([.M58]/SUM([.$CH58:.$CK58]))" office:value-type="float" office:value="0.00902967816067517" calcext:value-type="float">
            <text:p>0.009029678160675</text:p>
          </table:table-cell>
          <table:table-cell table:formula="of:=([.N58]/SUM([.$CH58:.$CK58]))" office:value-type="float" office:value="0.0102177937081324" calcext:value-type="float">
            <text:p>0.010217793708133</text:p>
          </table:table-cell>
          <table:table-cell table:formula="of:=([.O58]/SUM([.$CH58:.$CK58]))" office:value-type="float" office:value="0.0330296122193118" calcext:value-type="float">
            <text:p>0.033029612219312</text:p>
          </table:table-cell>
          <table:table-cell table:formula="of:=([.P58]/SUM([.$CH58:.$CK58]))" office:value-type="float" office:value="0.00213860798542307" calcext:value-type="float">
            <text:p>0.002138607985423</text:p>
          </table:table-cell>
          <table:table-cell table:formula="of:=([.Q58]/SUM([.$CH58:.$CK58]))" office:value-type="float" office:value="0.0556038076209997" calcext:value-type="float">
            <text:p>0.055603807621</text:p>
          </table:table-cell>
          <table:table-cell table:formula="of:=([.R58]/SUM([.$CH58:.$CK58]))" office:value-type="float" office:value="0.108118514818611" calcext:value-type="float">
            <text:p>0.108118514818611</text:p>
          </table:table-cell>
          <table:table-cell table:formula="of:=([.S58]/SUM([.$CH58:.$CK58]))" office:value-type="float" office:value="0.261979478214326" calcext:value-type="float">
            <text:p>0.261979478214326</text:p>
          </table:table-cell>
          <table:table-cell table:formula="of:=([.T58]/SUM([.$CH58:.$CK58]))" office:value-type="float" office:value="0.890611414373961" calcext:value-type="float">
            <text:p>0.890611414373961</text:p>
          </table:table-cell>
          <table:table-cell table:formula="of:=([.U58]/SUM([.$CH58:.$CK58]))" office:value-type="float" office:value="0.179880693885029" calcext:value-type="float">
            <text:p>0.179880693885029</text:p>
          </table:table-cell>
          <table:table-cell table:formula="of:=([.V58]/SUM([.$CH58:.$CK58]))" office:value-type="float" office:value="0.0508513454311707" calcext:value-type="float">
            <text:p>0.050851345431171</text:p>
          </table:table-cell>
          <table:table-cell table:formula="of:=([.W58]/SUM([.$CH58:.$CK58]))" office:value-type="float" office:value="0.0514454032048993" calcext:value-type="float">
            <text:p>0.051445403204899</text:p>
          </table:table-cell>
          <table:table-cell table:formula="of:=([.X58]/SUM([.$CH58:.$CK58]))" office:value-type="float" office:value="0.0217425145184678" calcext:value-type="float">
            <text:p>0.021742514518468</text:p>
          </table:table-cell>
          <table:table-cell table:formula="of:=([.Y58]/SUM([.$CH58:.$CK58]))" office:value-type="float" office:value="0.000712869328474355" calcext:value-type="float">
            <text:p>0.000712869328474</text:p>
          </table:table-cell>
          <table:table-cell table:formula="of:=([.Z58]/SUM([.$CH58:.$CK58]))" office:value-type="float" office:value="0.000356434664237178" calcext:value-type="float">
            <text:p>0.000356434664237</text:p>
          </table:table-cell>
          <table:table-cell table:formula="of:=([.AA58]/SUM([.$CH58:.$CK58]))" office:value-type="float" office:value="0.0889898545045487" calcext:value-type="float">
            <text:p>0.088989854504549</text:p>
          </table:table-cell>
          <table:table-cell table:formula="of:=([.AB58]/SUM([.$CH58:.$CK58]))" office:value-type="float" office:value="0.128078856015892" calcext:value-type="float">
            <text:p>0.128078856015892</text:p>
          </table:table-cell>
          <table:table-cell table:formula="of:=([.AC58]/SUM([.$CH58:.$CK58]))" office:value-type="float" office:value="0.034217727766769" calcext:value-type="float">
            <text:p>0.034217727766769</text:p>
          </table:table-cell>
          <table:table-cell table:formula="of:=([.AD58]/SUM([.$CH58:.$CK58]))" office:value-type="float" office:value="0.0064158239562692" calcext:value-type="float">
            <text:p>0.006415823956269</text:p>
          </table:table-cell>
          <table:table-cell table:formula="of:=([.AE58]/SUM([.$CH58:.$CK58]))" office:value-type="float" office:value="0.000356434664237178" calcext:value-type="float">
            <text:p>0.000356434664237</text:p>
          </table:table-cell>
          <table:table-cell table:formula="of:=([.AF58]/SUM([.$CH58:.$CK58]))" office:value-type="float" office:value="0.00463365063508331" calcext:value-type="float">
            <text:p>0.004633650635083</text:p>
          </table:table-cell>
          <table:table-cell table:formula="of:=([.AG58]/SUM([.$CH58:.$CK58]))" office:value-type="float" office:value="0.0168712407738931" calcext:value-type="float">
            <text:p>0.016871240773893</text:p>
          </table:table-cell>
          <table:table-cell table:formula="of:=([.AH58]/SUM([.$CH58:.$CK58]))" office:value-type="float" office:value="0.00712869328474355" calcext:value-type="float">
            <text:p>0.007128693284744</text:p>
          </table:table-cell>
          <table:table-cell table:formula="of:=([.AI58]/SUM([.$CH58:.$CK58]))" office:value-type="float" office:value="0.00142573865694871" calcext:value-type="float">
            <text:p>0.001425738656949</text:p>
          </table:table-cell>
          <table:table-cell table:formula="of:=([.AJ58]/SUM([.$CH58:.$CK58]))" office:value-type="float" office:value="0.000712869328474355" calcext:value-type="float">
            <text:p>0.000712869328474</text:p>
          </table:table-cell>
          <table:table-cell table:formula="of:=([.AK58]/SUM([.$CH58:.$CK58]))" office:value-type="float" office:value="0.0965937940082751" calcext:value-type="float">
            <text:p>0.096593794008275</text:p>
          </table:table-cell>
          <table:table-cell table:formula="of:=([.AL58]/SUM([.$CH58:.$CK58]))" office:value-type="float" office:value="0.346216870529045" calcext:value-type="float">
            <text:p>0.346216870529045</text:p>
          </table:table-cell>
          <table:table-cell table:formula="of:=([.AM58]/SUM([.$CH58:.$CK58]))" office:value-type="float" office:value="0.379484105857848" calcext:value-type="float">
            <text:p>0.379484105857848</text:p>
          </table:table-cell>
          <table:table-cell table:formula="of:=([.AN58]/SUM([.$CH58:.$CK58]))" office:value-type="float" office:value="0.0700988172999783" calcext:value-type="float">
            <text:p>0.070098817299978</text:p>
          </table:table-cell>
          <table:table-cell table:formula="of:=([.AO58]/SUM([.$CH58:.$CK58]))" office:value-type="float" office:value="0.0185346025403332" calcext:value-type="float">
            <text:p>0.018534602540333</text:p>
          </table:table-cell>
          <table:table-cell table:formula="of:=([.AP58]/SUM([.$CH58:.$CK58]))" office:value-type="float" office:value="0.11619770054132" calcext:value-type="float">
            <text:p>0.11619770054132</text:p>
          </table:table-cell>
          <table:table-cell table:formula="of:=([.AQ58]/SUM([.$CH58:.$CK58]))" office:value-type="float" office:value="0.0237623109491452" calcext:value-type="float">
            <text:p>0.023762310949145</text:p>
          </table:table-cell>
          <table:table-cell table:formula="of:=([.AR58]/SUM([.$CH58:.$CK58]))" office:value-type="float" office:value="0.225029084688405" calcext:value-type="float">
            <text:p>0.225029084688405</text:p>
          </table:table-cell>
          <table:table-cell table:formula="of:=([.AS58]/SUM([.$CH58:.$CK58]))" office:value-type="float" office:value="0.0436038405916814" calcext:value-type="float">
            <text:p>0.043603840591681</text:p>
          </table:table-cell>
          <table:table-cell table:formula="of:=([.AT58]/SUM([.$CH58:.$CK58]))" office:value-type="float" office:value="0.0276830922557541" calcext:value-type="float">
            <text:p>0.027683092255754</text:p>
          </table:table-cell>
          <table:table-cell table:formula="of:=([.AU58]/SUM([.$CH58:.$CK58]))" office:value-type="float" office:value="0.00249504264966024" calcext:value-type="float">
            <text:p>0.00249504264966</text:p>
          </table:table-cell>
          <table:table-cell table:formula="of:=([.AV58]/SUM([.$CH58:.$CK58]))" office:value-type="float" office:value="0.82502743615432" calcext:value-type="float">
            <text:p>0.82502743615432</text:p>
          </table:table-cell>
          <table:table-cell table:formula="of:=([.AW58]/SUM([.$CH58:.$CK58]))" office:value-type="float" office:value="0.028158338474737" calcext:value-type="float">
            <text:p>0.028158338474737</text:p>
          </table:table-cell>
          <table:table-cell table:formula="of:=([.AX58]/SUM([.$CH58:.$CK58]))" office:value-type="float" office:value="0.0286335846937199" calcext:value-type="float">
            <text:p>0.02863358469372</text:p>
          </table:table-cell>
          <table:table-cell table:formula="of:=([.AY58]/SUM([.$CH58:.$CK58]))" office:value-type="float" office:value="0.0096237359344038" calcext:value-type="float">
            <text:p>0.009623735934404</text:p>
          </table:table-cell>
          <table:table-cell table:formula="of:=([.AZ58]/SUM([.$CH58:.$CK58]))" office:value-type="float" office:value="0.0670097168765894" calcext:value-type="float">
            <text:p>0.067009716876589</text:p>
          </table:table-cell>
          <table:table-cell table:formula="of:=([.BA58]/SUM([.$CH58:.$CK58]))" office:value-type="float" office:value="0.0697423826357411" calcext:value-type="float">
            <text:p>0.069742382635741</text:p>
          </table:table-cell>
          <table:table-cell table:formula="of:=([.BB58]/SUM([.$CH58:.$CK58]))" office:value-type="float" office:value="0.0624948777962518" calcext:value-type="float">
            <text:p>0.062494877796252</text:p>
          </table:table-cell>
          <table:table-cell table:formula="of:=([.BC58]/SUM([.$CH58:.$CK58]))" office:value-type="float" office:value="0.0140197634599957" calcext:value-type="float">
            <text:p>0.014019763459996</text:p>
          </table:table-cell>
          <table:table-cell table:formula="of:=([.BD58]/SUM([.$CH58:.$CK58]))" office:value-type="float" office:value="0.088871042949803" calcext:value-type="float">
            <text:p>0.088871042949803</text:p>
          </table:table-cell>
          <table:table-cell table:formula="of:=([.BE58]/SUM([.$CH58:.$CK58]))" office:value-type="float" office:value="0.033386046883549" calcext:value-type="float">
            <text:p>0.033386046883549</text:p>
          </table:table-cell>
          <table:table-cell table:formula="of:=([.BF58]/SUM([.$CH58:.$CK58]))" office:value-type="float" office:value="0.187603444943501" calcext:value-type="float">
            <text:p>0.187603444943501</text:p>
          </table:table-cell>
          <table:table-cell table:formula="of:=([.BG58]/SUM([.$CH58:.$CK58]))" office:value-type="float" office:value="0.116435323650811" calcext:value-type="float">
            <text:p>0.116435323650811</text:p>
          </table:table-cell>
          <table:table-cell table:formula="of:=([.BH58]/SUM([.$CH58:.$CK58]))" office:value-type="float" office:value="0.0861383771906513" calcext:value-type="float">
            <text:p>0.086138377190651</text:p>
          </table:table-cell>
          <table:table-cell table:formula="of:=([.BI58]/SUM([.$CH58:.$CK58]))" office:value-type="float" office:value="0.0379008859638866" calcext:value-type="float">
            <text:p>0.037900885963887</text:p>
          </table:table-cell>
          <table:table-cell table:formula="of:=([.BJ58]/SUM([.$CH58:.$CK58]))" office:value-type="float" office:value="0.00677225862050637" calcext:value-type="float">
            <text:p>0.006772258620506</text:p>
          </table:table-cell>
          <table:table-cell table:formula="of:=([.BK58]/SUM([.$CH58:.$CK58]))" office:value-type="float" office:value="0.00261385420440597" calcext:value-type="float">
            <text:p>0.002613854204406</text:p>
          </table:table-cell>
          <table:table-cell table:formula="of:=([.BL58]/SUM([.$CH58:.$CK58]))" office:value-type="float" office:value="0.0129504594672841" calcext:value-type="float">
            <text:p>0.012950459467284</text:p>
          </table:table-cell>
          <table:table-cell table:formula="of:=([.BM58]/SUM([.$CH58:.$CK58]))" office:value-type="float" office:value="0.0135445172410127" calcext:value-type="float">
            <text:p>0.013544517241013</text:p>
          </table:table-cell>
          <table:table-cell table:formula="of:=([.BN58]/SUM([.$CH58:.$CK58]))" office:value-type="float" office:value="0.0156831252264358" calcext:value-type="float">
            <text:p>0.015683125226436</text:p>
          </table:table-cell>
          <table:table-cell table:formula="of:=([.BO58]/SUM([.$CH58:.$CK58]))" office:value-type="float" office:value="0.0036831581971175" calcext:value-type="float">
            <text:p>0.003683158197118</text:p>
          </table:table-cell>
          <table:table-cell table:formula="of:=([.BP58]/SUM([.$CH58:.$CK58]))" office:value-type="float" office:value="0.0816235381103137" calcext:value-type="float">
            <text:p>0.081623538110314</text:p>
          </table:table-cell>
          <table:table-cell table:formula="of:=([.BQ58]/SUM([.$CH58:.$CK58]))" office:value-type="float" office:value="0.0179405447666046" calcext:value-type="float">
            <text:p>0.017940544766605</text:p>
          </table:table-cell>
          <table:table-cell table:formula="of:=([.BR58]/SUM([.$CH58:.$CK58]))" office:value-type="float" office:value="0.174890608585708" calcext:value-type="float">
            <text:p>0.174890608585708</text:p>
          </table:table-cell>
          <table:table-cell table:formula="of:=([.BS58]/SUM([.$CH58:.$CK58]))" office:value-type="float" office:value="0.398850389281402" calcext:value-type="float">
            <text:p>0.398850389281402</text:p>
          </table:table-cell>
          <table:table-cell table:formula="of:=([.BT58]/SUM([.$CH58:.$CK58]))" office:value-type="float" office:value="0.736988074087738" calcext:value-type="float">
            <text:p>0.736988074087738</text:p>
          </table:table-cell>
          <table:table-cell table:formula="of:=([.BU58]/SUM([.$CH58:.$CK58]))" office:value-type="float" office:value="0.0556038076209997" calcext:value-type="float">
            <text:p>0.0556038076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58</text:p>
          </table:table-cell>
          <table:table-cell table:formula="of:=([.B59]/SUM([.$CH59:.$CK59]))" office:value-type="float" office:value="0.0110226223600389" calcext:value-type="float">
            <text:p>0.011022622360039</text:p>
          </table:table-cell>
          <table:table-cell table:formula="of:=([.C59]/SUM([.$CH59:.$CK59]))" office:value-type="float" office:value="0.0179007387127032" calcext:value-type="float">
            <text:p>0.017900738712703</text:p>
          </table:table-cell>
          <table:table-cell table:formula="of:=([.D59]/SUM([.$CH59:.$CK59]))" office:value-type="float" office:value="0.0476177285953682" calcext:value-type="float">
            <text:p>0.047617728595368</text:p>
          </table:table-cell>
          <table:table-cell table:formula="of:=([.E59]/SUM([.$CH59:.$CK59]))" office:value-type="float" office:value="0.143382271659387" calcext:value-type="float">
            <text:p>0.143382271659387</text:p>
          </table:table-cell>
          <table:table-cell table:formula="of:=([.F59]/SUM([.$CH59:.$CK59]))" office:value-type="float" office:value="0.00802446907810835" calcext:value-type="float">
            <text:p>0.008024469078108</text:p>
          </table:table-cell>
          <table:table-cell table:formula="of:=([.G59]/SUM([.$CH59:.$CK59]))" office:value-type="float" office:value="0.010758079423398" calcext:value-type="float">
            <text:p>0.010758079423398</text:p>
          </table:table-cell>
          <table:table-cell table:formula="of:=([.H59]/SUM([.$CH59:.$CK59]))" office:value-type="float" office:value="0.0146380424941317" calcext:value-type="float">
            <text:p>0.014638042494132</text:p>
          </table:table-cell>
          <table:table-cell table:formula="of:=([.I59]/SUM([.$CH59:.$CK59]))" office:value-type="float" office:value="0.0293642659671437" calcext:value-type="float">
            <text:p>0.029364265967144</text:p>
          </table:table-cell>
          <table:table-cell table:formula="of:=([.J59]/SUM([.$CH59:.$CK59]))" office:value-type="float" office:value="0.133770544961433" calcext:value-type="float">
            <text:p>0.133770544961433</text:p>
          </table:table-cell>
          <table:table-cell table:formula="of:=([.K59]/SUM([.$CH59:.$CK59]))" office:value-type="float" office:value="0.0131389658531664" calcext:value-type="float">
            <text:p>0.013138965853167</text:p>
          </table:table-cell>
          <table:table-cell table:formula="of:=([.L59]/SUM([.$CH59:.$CK59]))" office:value-type="float" office:value="0.00176361957760623" calcext:value-type="float">
            <text:p>0.001763619577606</text:p>
          </table:table-cell>
          <table:table-cell table:formula="of:=([.M59]/SUM([.$CH59:.$CK59]))" office:value-type="float" office:value="0.00343905817633215" calcext:value-type="float">
            <text:p>0.003439058176332</text:p>
          </table:table-cell>
          <table:table-cell table:formula="of:=([.N59]/SUM([.$CH59:.$CK59]))" office:value-type="float" office:value="0.00775992614146742" calcext:value-type="float">
            <text:p>0.007759926141467</text:p>
          </table:table-cell>
          <table:table-cell table:formula="of:=([.O59]/SUM([.$CH59:.$CK59]))" office:value-type="float" office:value="0.0208107110157535" calcext:value-type="float">
            <text:p>0.020810711015754</text:p>
          </table:table-cell>
          <table:table-cell table:formula="of:=([.P59]/SUM([.$CH59:.$CK59]))" office:value-type="float" office:value="0.00105817174656374" calcext:value-type="float">
            <text:p>0.001058171746564</text:p>
          </table:table-cell>
          <table:table-cell table:formula="of:=([.Q59]/SUM([.$CH59:.$CK59]))" office:value-type="float" office:value="0.0520267775393838" calcext:value-type="float">
            <text:p>0.052026777539384</text:p>
          </table:table-cell>
          <table:table-cell table:formula="of:=([.R59]/SUM([.$CH59:.$CK59]))" office:value-type="float" office:value="0.078392890224597" calcext:value-type="float">
            <text:p>0.078392890224597</text:p>
          </table:table-cell>
          <table:table-cell table:formula="of:=([.S59]/SUM([.$CH59:.$CK59]))" office:value-type="float" office:value="0.178742844190392" calcext:value-type="float">
            <text:p>0.178742844190392</text:p>
          </table:table-cell>
          <table:table-cell table:formula="of:=([.T59]/SUM([.$CH59:.$CK59]))" office:value-type="float" office:value="0.838601109151763" calcext:value-type="float">
            <text:p>0.838601109151763</text:p>
          </table:table-cell>
          <table:table-cell table:formula="of:=([.U59]/SUM([.$CH59:.$CK59]))" office:value-type="float" office:value="0.347433056788427" calcext:value-type="float">
            <text:p>0.347433056788427</text:p>
          </table:table-cell>
          <table:table-cell table:formula="of:=([.V59]/SUM([.$CH59:.$CK59]))" office:value-type="float" office:value="0.0788337951189985" calcext:value-type="float">
            <text:p>0.078833795118999</text:p>
          </table:table-cell>
          <table:table-cell table:formula="of:=([.W59]/SUM([.$CH59:.$CK59]))" office:value-type="float" office:value="0.0457659280388817" calcext:value-type="float">
            <text:p>0.045765928038882</text:p>
          </table:table-cell>
          <table:table-cell table:formula="of:=([.X59]/SUM([.$CH59:.$CK59]))" office:value-type="float" office:value="0.0134916897686877" calcext:value-type="float">
            <text:p>0.013491689768688</text:p>
          </table:table-cell>
          <table:table-cell table:formula="of:=([.Y59]/SUM([.$CH59:.$CK59]))" office:value-type="float" office:value="0.00317451523969122" calcext:value-type="float">
            <text:p>0.003174515239691</text:p>
          </table:table-cell>
          <table:table-cell table:formula="of:=([.Z59]/SUM([.$CH59:.$CK59]))" office:value-type="float" office:value="0.00105817174656374" calcext:value-type="float">
            <text:p>0.001058171746564</text:p>
          </table:table-cell>
          <table:table-cell table:formula="of:=([.AA59]/SUM([.$CH59:.$CK59]))" office:value-type="float" office:value="0.0618148661950984" calcext:value-type="float">
            <text:p>0.061814866195098</text:p>
          </table:table-cell>
          <table:table-cell table:formula="of:=([.AB59]/SUM([.$CH59:.$CK59]))" office:value-type="float" office:value="0.0549367498424341" calcext:value-type="float">
            <text:p>0.054936749842434</text:p>
          </table:table-cell>
          <table:table-cell table:formula="of:=([.AC59]/SUM([.$CH59:.$CK59]))" office:value-type="float" office:value="0.012168975085483" calcext:value-type="float">
            <text:p>0.012168975085483</text:p>
          </table:table-cell>
          <table:table-cell table:formula="of:=([.AD59]/SUM([.$CH59:.$CK59]))" office:value-type="float" office:value="0.00211634349312748" calcext:value-type="float">
            <text:p>0.002116343493127</text:p>
          </table:table-cell>
          <table:table-cell table:formula="of:=([.AE59]/SUM([.$CH59:.$CK59]))" office:value-type="float" office:value="0.000793628809922804" calcext:value-type="float">
            <text:p>0.000793628809923</text:p>
          </table:table-cell>
          <table:table-cell table:formula="of:=([.AF59]/SUM([.$CH59:.$CK59]))" office:value-type="float" office:value="0.00290997230305028" calcext:value-type="float">
            <text:p>0.00290997230305</text:p>
          </table:table-cell>
          <table:table-cell table:formula="of:=([.AG59]/SUM([.$CH59:.$CK59]))" office:value-type="float" office:value="0.0060844875427415" calcext:value-type="float">
            <text:p>0.006084487542742</text:p>
          </table:table-cell>
          <table:table-cell table:formula="of:=([.AH59]/SUM([.$CH59:.$CK59]))" office:value-type="float" office:value="0.00555540166945963" calcext:value-type="float">
            <text:p>0.00555540166946</text:p>
          </table:table-cell>
          <table:table-cell table:formula="of:=([.AI59]/SUM([.$CH59:.$CK59]))" office:value-type="float" office:value="0.00105817174656374" calcext:value-type="float">
            <text:p>0.001058171746564</text:p>
          </table:table-cell>
          <table:table-cell table:formula="of:=([.AJ59]/SUM([.$CH59:.$CK59]))" office:value-type="float" office:value="0" calcext:value-type="float">
            <text:p>0</text:p>
          </table:table-cell>
          <table:table-cell table:formula="of:=([.AK59]/SUM([.$CH59:.$CK59]))" office:value-type="float" office:value="0.0967345338317018" calcext:value-type="float">
            <text:p>0.096734533831702</text:p>
          </table:table-cell>
          <table:table-cell table:formula="of:=([.AL59]/SUM([.$CH59:.$CK59]))" office:value-type="float" office:value="0.315423361454874" calcext:value-type="float">
            <text:p>0.315423361454874</text:p>
          </table:table-cell>
          <table:table-cell table:formula="of:=([.AM59]/SUM([.$CH59:.$CK59]))" office:value-type="float" office:value="0.307663435313407" calcext:value-type="float">
            <text:p>0.307663435313407</text:p>
          </table:table-cell>
          <table:table-cell table:formula="of:=([.AN59]/SUM([.$CH59:.$CK59]))" office:value-type="float" office:value="0.0852710065772613" calcext:value-type="float">
            <text:p>0.085271006577261</text:p>
          </table:table-cell>
          <table:table-cell table:formula="of:=([.AO59]/SUM([.$CH59:.$CK59]))" office:value-type="float" office:value="0.0193116343747882" calcext:value-type="float">
            <text:p>0.019311634374788</text:p>
          </table:table-cell>
          <table:table-cell table:formula="of:=([.AP59]/SUM([.$CH59:.$CK59]))" office:value-type="float" office:value="0.1303314867851" calcext:value-type="float">
            <text:p>0.1303314867851</text:p>
          </table:table-cell>
          <table:table-cell table:formula="of:=([.AQ59]/SUM([.$CH59:.$CK59]))" office:value-type="float" office:value="0.0179007387127032" calcext:value-type="float">
            <text:p>0.017900738712703</text:p>
          </table:table-cell>
          <table:table-cell table:formula="of:=([.AR59]/SUM([.$CH59:.$CK59]))" office:value-type="float" office:value="0.11604616820649" calcext:value-type="float">
            <text:p>0.11604616820649</text:p>
          </table:table-cell>
          <table:table-cell table:formula="of:=([.AS59]/SUM([.$CH59:.$CK59]))" office:value-type="float" office:value="0.0108462604022783" calcext:value-type="float">
            <text:p>0.010846260402278</text:p>
          </table:table-cell>
          <table:table-cell table:formula="of:=([.AT59]/SUM([.$CH59:.$CK59]))" office:value-type="float" office:value="0.0178125577338229" calcext:value-type="float">
            <text:p>0.017812557733823</text:p>
          </table:table-cell>
          <table:table-cell table:formula="of:=([.AU59]/SUM([.$CH59:.$CK59]))" office:value-type="float" office:value="0.000793628809922804" calcext:value-type="float">
            <text:p>0.000793628809923</text:p>
          </table:table-cell>
          <table:table-cell table:formula="of:=([.AV59]/SUM([.$CH59:.$CK59]))" office:value-type="float" office:value="0.698305171753187" calcext:value-type="float">
            <text:p>0.698305171753187</text:p>
          </table:table-cell>
          <table:table-cell table:formula="of:=([.AW59]/SUM([.$CH59:.$CK59]))" office:value-type="float" office:value="0.026895198558495" calcext:value-type="float">
            <text:p>0.026895198558495</text:p>
          </table:table-cell>
          <table:table-cell table:formula="of:=([.AX59]/SUM([.$CH59:.$CK59]))" office:value-type="float" office:value="0.0237206833188038" calcext:value-type="float">
            <text:p>0.023720683318804</text:p>
          </table:table-cell>
          <table:table-cell table:formula="of:=([.AY59]/SUM([.$CH59:.$CK59]))" office:value-type="float" office:value="0.00802446907810835" calcext:value-type="float">
            <text:p>0.008024469078108</text:p>
          </table:table-cell>
          <table:table-cell table:formula="of:=([.AZ59]/SUM([.$CH59:.$CK59]))" office:value-type="float" office:value="0.0678993537378399" calcext:value-type="float">
            <text:p>0.06789935373784</text:p>
          </table:table-cell>
          <table:table-cell table:formula="of:=([.BA59]/SUM([.$CH59:.$CK59]))" office:value-type="float" office:value="0.0604921515118937" calcext:value-type="float">
            <text:p>0.060492151511894</text:p>
          </table:table-cell>
          <table:table-cell table:formula="of:=([.BB59]/SUM([.$CH59:.$CK59]))" office:value-type="float" office:value="0.0441786704190361" calcext:value-type="float">
            <text:p>0.044178670419036</text:p>
          </table:table-cell>
          <table:table-cell table:formula="of:=([.BC59]/SUM([.$CH59:.$CK59]))" office:value-type="float" office:value="0.0110226223600389" calcext:value-type="float">
            <text:p>0.011022622360039</text:p>
          </table:table-cell>
          <table:table-cell table:formula="of:=([.BD59]/SUM([.$CH59:.$CK59]))" office:value-type="float" office:value="0.0293642659671437" calcext:value-type="float">
            <text:p>0.029364265967144</text:p>
          </table:table-cell>
          <table:table-cell table:formula="of:=([.BE59]/SUM([.$CH59:.$CK59]))" office:value-type="float" office:value="0.0128744229165255" calcext:value-type="float">
            <text:p>0.012874422916526</text:p>
          </table:table-cell>
          <table:table-cell table:formula="of:=([.BF59]/SUM([.$CH59:.$CK59]))" office:value-type="float" office:value="0.0689575254844036" calcext:value-type="float">
            <text:p>0.068957525484404</text:p>
          </table:table-cell>
          <table:table-cell table:formula="of:=([.BG59]/SUM([.$CH59:.$CK59]))" office:value-type="float" office:value="0.0412686981159858" calcext:value-type="float">
            <text:p>0.041268698115986</text:p>
          </table:table-cell>
          <table:table-cell table:formula="of:=([.BH59]/SUM([.$CH59:.$CK59]))" office:value-type="float" office:value="0.0280415512839391" calcext:value-type="float">
            <text:p>0.028041551283939</text:p>
          </table:table-cell>
          <table:table-cell table:formula="of:=([.BI59]/SUM([.$CH59:.$CK59]))" office:value-type="float" office:value="0.010758079423398" calcext:value-type="float">
            <text:p>0.010758079423398</text:p>
          </table:table-cell>
          <table:table-cell table:formula="of:=([.BJ59]/SUM([.$CH59:.$CK59]))" office:value-type="float" office:value="0.00202816251424717" calcext:value-type="float">
            <text:p>0.002028162514247</text:p>
          </table:table-cell>
          <table:table-cell table:formula="of:=([.BK59]/SUM([.$CH59:.$CK59]))" office:value-type="float" office:value="0.00167543859872592" calcext:value-type="float">
            <text:p>0.001675438598726</text:p>
          </table:table-cell>
          <table:table-cell table:formula="of:=([.BL59]/SUM([.$CH59:.$CK59]))" office:value-type="float" office:value="0.00731902124706586" calcext:value-type="float">
            <text:p>0.007319021247066</text:p>
          </table:table-cell>
          <table:table-cell table:formula="of:=([.BM59]/SUM([.$CH59:.$CK59]))" office:value-type="float" office:value="0.0119926131277224" calcext:value-type="float">
            <text:p>0.011992613127722</text:p>
          </table:table-cell>
          <table:table-cell table:formula="of:=([.BN59]/SUM([.$CH59:.$CK59]))" office:value-type="float" office:value="0.00978808865571458" calcext:value-type="float">
            <text:p>0.009788088655715</text:p>
          </table:table-cell>
          <table:table-cell table:formula="of:=([.BO59]/SUM([.$CH59:.$CK59]))" office:value-type="float" office:value="0.00176361957760623" calcext:value-type="float">
            <text:p>0.001763619577606</text:p>
          </table:table-cell>
          <table:table-cell table:formula="of:=([.BP59]/SUM([.$CH59:.$CK59]))" office:value-type="float" office:value="0.0626084950050212" calcext:value-type="float">
            <text:p>0.062608495005021</text:p>
          </table:table-cell>
          <table:table-cell table:formula="of:=([.BQ59]/SUM([.$CH59:.$CK59]))" office:value-type="float" office:value="0.012168975085483" calcext:value-type="float">
            <text:p>0.012168975085483</text:p>
          </table:table-cell>
          <table:table-cell table:formula="of:=([.BR59]/SUM([.$CH59:.$CK59]))" office:value-type="float" office:value="0.218865189580933" calcext:value-type="float">
            <text:p>0.218865189580933</text:p>
          </table:table-cell>
          <table:table-cell table:formula="of:=([.BS59]/SUM([.$CH59:.$CK59]))" office:value-type="float" office:value="0.530232226007313" calcext:value-type="float">
            <text:p>0.530232226007313</text:p>
          </table:table-cell>
          <table:table-cell table:formula="of:=([.BT59]/SUM([.$CH59:.$CK59]))" office:value-type="float" office:value="0.592047092202412" calcext:value-type="float">
            <text:p>0.592047092202412</text:p>
          </table:table-cell>
          <table:table-cell table:formula="of:=([.BU59]/SUM([.$CH59:.$CK59]))" office:value-type="float" office:value="0.0520267775393838" calcext:value-type="float">
            <text:p>0.05202677753938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59</text:p>
          </table:table-cell>
          <table:table-cell table:formula="of:=([.B60]/SUM([.$CH60:.$CK60]))" office:value-type="float" office:value="0.0295559041235213" calcext:value-type="float">
            <text:p>0.029555904123521</text:p>
          </table:table-cell>
          <table:table-cell table:formula="of:=([.C60]/SUM([.$CH60:.$CK60]))" office:value-type="float" office:value="0.0302948017266094" calcext:value-type="float">
            <text:p>0.030294801726609</text:p>
          </table:table-cell>
          <table:table-cell table:formula="of:=([.D60]/SUM([.$CH60:.$CK60]))" office:value-type="float" office:value="0.298145182846021" calcext:value-type="float">
            <text:p>0.298145182846021</text:p>
          </table:table-cell>
          <table:table-cell table:formula="of:=([.E60]/SUM([.$CH60:.$CK60]))" office:value-type="float" office:value="0.209846919277001" calcext:value-type="float">
            <text:p>0.209846919277001</text:p>
          </table:table-cell>
          <table:table-cell table:formula="of:=([.F60]/SUM([.$CH60:.$CK60]))" office:value-type="float" office:value="0.00554173202316025" calcext:value-type="float">
            <text:p>0.00554173202316</text:p>
          </table:table-cell>
          <table:table-cell table:formula="of:=([.G60]/SUM([.$CH60:.$CK60]))" office:value-type="float" office:value="0.0438412577832233" calcext:value-type="float">
            <text:p>0.043841257783223</text:p>
          </table:table-cell>
          <table:table-cell table:formula="of:=([.H60]/SUM([.$CH60:.$CK60]))" office:value-type="float" office:value="0.0841111771515211" calcext:value-type="float">
            <text:p>0.084111177151521</text:p>
          </table:table-cell>
          <table:table-cell table:formula="of:=([.I60]/SUM([.$CH60:.$CK60]))" office:value-type="float" office:value="0.115883774084307" calcext:value-type="float">
            <text:p>0.115883774084307</text:p>
          </table:table-cell>
          <table:table-cell table:formula="of:=([.J60]/SUM([.$CH60:.$CK60]))" office:value-type="float" office:value="0.295066442833155" calcext:value-type="float">
            <text:p>0.295066442833155</text:p>
          </table:table-cell>
          <table:table-cell table:formula="of:=([.K60]/SUM([.$CH60:.$CK60]))" office:value-type="float" office:value="0.0502450370099863" calcext:value-type="float">
            <text:p>0.050245037009986</text:p>
          </table:table-cell>
          <table:table-cell table:formula="of:=([.L60]/SUM([.$CH60:.$CK60]))" office:value-type="float" office:value="0.0163788968684514" calcext:value-type="float">
            <text:p>0.016378896868451</text:p>
          </table:table-cell>
          <table:table-cell table:formula="of:=([.M60]/SUM([.$CH60:.$CK60]))" office:value-type="float" office:value="0.0376837777574897" calcext:value-type="float">
            <text:p>0.03768377775749</text:p>
          </table:table-cell>
          <table:table-cell table:formula="of:=([.N60]/SUM([.$CH60:.$CK60]))" office:value-type="float" office:value="0.0785694451283609" calcext:value-type="float">
            <text:p>0.078569445128361</text:p>
          </table:table-cell>
          <table:table-cell table:formula="of:=([.O60]/SUM([.$CH60:.$CK60]))" office:value-type="float" office:value="0.102091018826663" calcext:value-type="float">
            <text:p>0.102091018826663</text:p>
          </table:table-cell>
          <table:table-cell table:formula="of:=([.P60]/SUM([.$CH60:.$CK60]))" office:value-type="float" office:value="0.00923622003860042" calcext:value-type="float">
            <text:p>0.0092362200386</text:p>
          </table:table-cell>
          <table:table-cell table:formula="of:=([.Q60]/SUM([.$CH60:.$CK60]))" office:value-type="float" office:value="0.0483977930022662" calcext:value-type="float">
            <text:p>0.048397793002266</text:p>
          </table:table-cell>
          <table:table-cell table:formula="of:=([.R60]/SUM([.$CH60:.$CK60]))" office:value-type="float" office:value="0.117607868491512" calcext:value-type="float">
            <text:p>0.117607868491512</text:p>
          </table:table-cell>
          <table:table-cell table:formula="of:=([.S60]/SUM([.$CH60:.$CK60]))" office:value-type="float" office:value="0.384349903206292" calcext:value-type="float">
            <text:p>0.384349903206292</text:p>
          </table:table-cell>
          <table:table-cell table:formula="of:=([.T60]/SUM([.$CH60:.$CK60]))" office:value-type="float" office:value="0.632619497843871" calcext:value-type="float">
            <text:p>0.632619497843871</text:p>
          </table:table-cell>
          <table:table-cell table:formula="of:=([.U60]/SUM([.$CH60:.$CK60]))" office:value-type="float" office:value="0.250363137846329" calcext:value-type="float">
            <text:p>0.250363137846329</text:p>
          </table:table-cell>
          <table:table-cell table:formula="of:=([.V60]/SUM([.$CH60:.$CK60]))" office:value-type="float" office:value="0.0635451938655709" calcext:value-type="float">
            <text:p>0.063545193865571</text:p>
          </table:table-cell>
          <table:table-cell table:formula="of:=([.W60]/SUM([.$CH60:.$CK60]))" office:value-type="float" office:value="0.0777073979247582" calcext:value-type="float">
            <text:p>0.077707397924758</text:p>
          </table:table-cell>
          <table:table-cell table:formula="of:=([.X60]/SUM([.$CH60:.$CK60]))" office:value-type="float" office:value="0.0325114945358735" calcext:value-type="float">
            <text:p>0.032511494535874</text:p>
          </table:table-cell>
          <table:table-cell table:formula="of:=([.Y60]/SUM([.$CH60:.$CK60]))" office:value-type="float" office:value="0.00332503921389615" calcext:value-type="float">
            <text:p>0.003325039213896</text:p>
          </table:table-cell>
          <table:table-cell table:formula="of:=([.Z60]/SUM([.$CH60:.$CK60]))" office:value-type="float" office:value="0.00110834640463205" calcext:value-type="float">
            <text:p>0.001108346404632</text:p>
          </table:table-cell>
          <table:table-cell table:formula="of:=([.AA60]/SUM([.$CH60:.$CK60]))" office:value-type="float" office:value="0.0843574763525505" calcext:value-type="float">
            <text:p>0.084357476352551</text:p>
          </table:table-cell>
          <table:table-cell table:formula="of:=([.AB60]/SUM([.$CH60:.$CK60]))" office:value-type="float" office:value="0.136203458169227" calcext:value-type="float">
            <text:p>0.136203458169227</text:p>
          </table:table-cell>
          <table:table-cell table:formula="of:=([.AC60]/SUM([.$CH60:.$CK60]))" office:value-type="float" office:value="0.0591118082470427" calcext:value-type="float">
            <text:p>0.059111808247043</text:p>
          </table:table-cell>
          <table:table-cell table:formula="of:=([.AD60]/SUM([.$CH60:.$CK60]))" office:value-type="float" office:value="0.00517228322161623" calcext:value-type="float">
            <text:p>0.005172283221616</text:p>
          </table:table-cell>
          <table:table-cell table:formula="of:=([.AE60]/SUM([.$CH60:.$CK60]))" office:value-type="float" office:value="0.00110834640463205" calcext:value-type="float">
            <text:p>0.001108346404632</text:p>
          </table:table-cell>
          <table:table-cell table:formula="of:=([.AF60]/SUM([.$CH60:.$CK60]))" office:value-type="float" office:value="0.0185955896777155" calcext:value-type="float">
            <text:p>0.018595589677716</text:p>
          </table:table-cell>
          <table:table-cell table:formula="of:=([.AG60]/SUM([.$CH60:.$CK60]))" office:value-type="float" office:value="0.0406393681698418" calcext:value-type="float">
            <text:p>0.040639368169842</text:p>
          </table:table-cell>
          <table:table-cell table:formula="of:=([.AH60]/SUM([.$CH60:.$CK60]))" office:value-type="float" office:value="0.0346050377446229" calcext:value-type="float">
            <text:p>0.034605037744623</text:p>
          </table:table-cell>
          <table:table-cell table:formula="of:=([.AI60]/SUM([.$CH60:.$CK60]))" office:value-type="float" office:value="0.00492598402058689" calcext:value-type="float">
            <text:p>0.004925984020587</text:p>
          </table:table-cell>
          <table:table-cell table:formula="of:=([.AJ60]/SUM([.$CH60:.$CK60]))" office:value-type="float" office:value="0.00147779520617607" calcext:value-type="float">
            <text:p>0.001477795206176</text:p>
          </table:table-cell>
          <table:table-cell table:formula="of:=([.AK60]/SUM([.$CH60:.$CK60]))" office:value-type="float" office:value="0.140636843787756" calcext:value-type="float">
            <text:p>0.140636843787756</text:p>
          </table:table-cell>
          <table:table-cell table:formula="of:=([.AL60]/SUM([.$CH60:.$CK60]))" office:value-type="float" office:value="0.251840933052505" calcext:value-type="float">
            <text:p>0.251840933052505</text:p>
          </table:table-cell>
          <table:table-cell table:formula="of:=([.AM60]/SUM([.$CH60:.$CK60]))" office:value-type="float" office:value="0.259599357884929" calcext:value-type="float">
            <text:p>0.259599357884929</text:p>
          </table:table-cell>
          <table:table-cell table:formula="of:=([.AN60]/SUM([.$CH60:.$CK60]))" office:value-type="float" office:value="0.0513533834146183" calcext:value-type="float">
            <text:p>0.051353383414618</text:p>
          </table:table-cell>
          <table:table-cell table:formula="of:=([.AO60]/SUM([.$CH60:.$CK60]))" office:value-type="float" office:value="0.0118223616494085" calcext:value-type="float">
            <text:p>0.011822361649409</text:p>
          </table:table-cell>
          <table:table-cell table:formula="of:=([.AP60]/SUM([.$CH60:.$CK60]))" office:value-type="float" office:value="0.137927552576433" calcext:value-type="float">
            <text:p>0.137927552576433</text:p>
          </table:table-cell>
          <table:table-cell table:formula="of:=([.AQ60]/SUM([.$CH60:.$CK60]))" office:value-type="float" office:value="0.0147779520617607" calcext:value-type="float">
            <text:p>0.014777952061761</text:p>
          </table:table-cell>
          <table:table-cell table:formula="of:=([.AR60]/SUM([.$CH60:.$CK60]))" office:value-type="float" office:value="0.249624240243241" calcext:value-type="float">
            <text:p>0.249624240243241</text:p>
          </table:table-cell>
          <table:table-cell table:formula="of:=([.AS60]/SUM([.$CH60:.$CK60]))" office:value-type="float" office:value="0.0168714952705101" calcext:value-type="float">
            <text:p>0.01687149527051</text:p>
          </table:table-cell>
          <table:table-cell table:formula="of:=([.AT60]/SUM([.$CH60:.$CK60]))" office:value-type="float" office:value="0.0830028307468891" calcext:value-type="float">
            <text:p>0.083002830746889</text:p>
          </table:table-cell>
          <table:table-cell table:formula="of:=([.AU60]/SUM([.$CH60:.$CK60]))" office:value-type="float" office:value="0.0044333856185282" calcext:value-type="float">
            <text:p>0.004433385618528</text:p>
          </table:table-cell>
          <table:table-cell table:formula="of:=([.AV60]/SUM([.$CH60:.$CK60]))" office:value-type="float" office:value="0.572399343192197" calcext:value-type="float">
            <text:p>0.572399343192197</text:p>
          </table:table-cell>
          <table:table-cell table:formula="of:=([.AW60]/SUM([.$CH60:.$CK60]))" office:value-type="float" office:value="0.0129307080540406" calcext:value-type="float">
            <text:p>0.012930708054041</text:p>
          </table:table-cell>
          <table:table-cell table:formula="of:=([.AX60]/SUM([.$CH60:.$CK60]))" office:value-type="float" office:value="0.0294327545230067" calcext:value-type="float">
            <text:p>0.029432754523007</text:p>
          </table:table-cell>
          <table:table-cell table:formula="of:=([.AY60]/SUM([.$CH60:.$CK60]))" office:value-type="float" office:value="0.00738897603088033" calcext:value-type="float">
            <text:p>0.00738897603088</text:p>
          </table:table-cell>
          <table:table-cell table:formula="of:=([.AZ60]/SUM([.$CH60:.$CK60]))" office:value-type="float" office:value="0.0502450370099863" calcext:value-type="float">
            <text:p>0.050245037009986</text:p>
          </table:table-cell>
          <table:table-cell table:formula="of:=([.BA60]/SUM([.$CH60:.$CK60]))" office:value-type="float" office:value="0.278933845165733" calcext:value-type="float">
            <text:p>0.278933845165733</text:p>
          </table:table-cell>
          <table:table-cell table:formula="of:=([.BB60]/SUM([.$CH60:.$CK60]))" office:value-type="float" office:value="0.168838102305616" calcext:value-type="float">
            <text:p>0.168838102305616</text:p>
          </table:table-cell>
          <table:table-cell table:formula="of:=([.BC60]/SUM([.$CH60:.$CK60]))" office:value-type="float" office:value="0.0295559041235213" calcext:value-type="float">
            <text:p>0.029555904123521</text:p>
          </table:table-cell>
          <table:table-cell table:formula="of:=([.BD60]/SUM([.$CH60:.$CK60]))" office:value-type="float" office:value="0.0731508627057153" calcext:value-type="float">
            <text:p>0.073150862705715</text:p>
          </table:table-cell>
          <table:table-cell table:formula="of:=([.BE60]/SUM([.$CH60:.$CK60]))" office:value-type="float" office:value="0.0213048808890383" calcext:value-type="float">
            <text:p>0.021304880889038</text:p>
          </table:table-cell>
          <table:table-cell table:formula="of:=([.BF60]/SUM([.$CH60:.$CK60]))" office:value-type="float" office:value="0.174626133529805" calcext:value-type="float">
            <text:p>0.174626133529805</text:p>
          </table:table-cell>
          <table:table-cell table:formula="of:=([.BG60]/SUM([.$CH60:.$CK60]))" office:value-type="float" office:value="0.157508339058266" calcext:value-type="float">
            <text:p>0.157508339058266</text:p>
          </table:table-cell>
          <table:table-cell table:formula="of:=([.BH60]/SUM([.$CH60:.$CK60]))" office:value-type="float" office:value="0.0997511764168845" calcext:value-type="float">
            <text:p>0.099751176416885</text:p>
          </table:table-cell>
          <table:table-cell table:formula="of:=([.BI60]/SUM([.$CH60:.$CK60]))" office:value-type="float" office:value="0.0438412577832233" calcext:value-type="float">
            <text:p>0.043841257783223</text:p>
          </table:table-cell>
          <table:table-cell table:formula="of:=([.BJ60]/SUM([.$CH60:.$CK60]))" office:value-type="float" office:value="0.0295559041235213" calcext:value-type="float">
            <text:p>0.029555904123521</text:p>
          </table:table-cell>
          <table:table-cell table:formula="of:=([.BK60]/SUM([.$CH60:.$CK60]))" office:value-type="float" office:value="0.00467968481955755" calcext:value-type="float">
            <text:p>0.004679684819558</text:p>
          </table:table-cell>
          <table:table-cell table:formula="of:=([.BL60]/SUM([.$CH60:.$CK60]))" office:value-type="float" office:value="0.043964407383738" calcext:value-type="float">
            <text:p>0.043964407383738</text:p>
          </table:table-cell>
          <table:table-cell table:formula="of:=([.BM60]/SUM([.$CH60:.$CK60]))" office:value-type="float" office:value="0.0714267682985099" calcext:value-type="float">
            <text:p>0.07142676829851</text:p>
          </table:table-cell>
          <table:table-cell table:formula="of:=([.BN60]/SUM([.$CH60:.$CK60]))" office:value-type="float" office:value="0.0708110202959365" calcext:value-type="float">
            <text:p>0.070811020295937</text:p>
          </table:table-cell>
          <table:table-cell table:formula="of:=([.BO60]/SUM([.$CH60:.$CK60]))" office:value-type="float" office:value="0.0163788968684514" calcext:value-type="float">
            <text:p>0.016378896868451</text:p>
          </table:table-cell>
          <table:table-cell table:formula="of:=([.BP60]/SUM([.$CH60:.$CK60]))" office:value-type="float" office:value="0.0873130667649026" calcext:value-type="float">
            <text:p>0.087313066764903</text:p>
          </table:table-cell>
          <table:table-cell table:formula="of:=([.BQ60]/SUM([.$CH60:.$CK60]))" office:value-type="float" office:value="0.0254919673065372" calcext:value-type="float">
            <text:p>0.025491967306537</text:p>
          </table:table-cell>
          <table:table-cell table:formula="of:=([.BR60]/SUM([.$CH60:.$CK60]))" office:value-type="float" office:value="0.22166928092641" calcext:value-type="float">
            <text:p>0.22166928092641</text:p>
          </table:table-cell>
          <table:table-cell table:formula="of:=([.BS60]/SUM([.$CH60:.$CK60]))" office:value-type="float" office:value="0.428560609791059" calcext:value-type="float">
            <text:p>0.428560609791059</text:p>
          </table:table-cell>
          <table:table-cell table:formula="of:=([.BT60]/SUM([.$CH60:.$CK60]))" office:value-type="float" office:value="0.603556192122409" calcext:value-type="float">
            <text:p>0.603556192122409</text:p>
          </table:table-cell>
          <table:table-cell table:formula="of:=([.BU60]/SUM([.$CH60:.$CK60]))" office:value-type="float" office:value="0.0483977930022662" calcext:value-type="float">
            <text:p>0.0483977930022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60</text:p>
          </table:table-cell>
          <table:table-cell table:formula="of:=([.B61]/SUM([.$CH61:.$CK61]))" office:value-type="float" office:value="0.00888802765454675" calcext:value-type="float">
            <text:p>0.008888027654547</text:p>
          </table:table-cell>
          <table:table-cell table:formula="of:=([.C61]/SUM([.$CH61:.$CK61]))" office:value-type="float" office:value="0.0225163367248518" calcext:value-type="float">
            <text:p>0.022516336724852</text:p>
          </table:table-cell>
          <table:table-cell table:formula="of:=([.D61]/SUM([.$CH61:.$CK61]))" office:value-type="float" office:value="0.0487063915469162" calcext:value-type="float">
            <text:p>0.048706391546916</text:p>
          </table:table-cell>
          <table:table-cell table:formula="of:=([.E61]/SUM([.$CH61:.$CK61]))" office:value-type="float" office:value="0.090302360970195" calcext:value-type="float">
            <text:p>0.090302360970195</text:p>
          </table:table-cell>
          <table:table-cell table:formula="of:=([.F61]/SUM([.$CH61:.$CK61]))" office:value-type="float" office:value="0.00604385880509179" calcext:value-type="float">
            <text:p>0.006043858805092</text:p>
          </table:table-cell>
          <table:table-cell table:formula="of:=([.G61]/SUM([.$CH61:.$CK61]))" office:value-type="float" office:value="0.027375125176004" calcext:value-type="float">
            <text:p>0.027375125176004</text:p>
          </table:table-cell>
          <table:table-cell table:formula="of:=([.H61]/SUM([.$CH61:.$CK61]))" office:value-type="float" office:value="0.0666009538914037" calcext:value-type="float">
            <text:p>0.066600953891404</text:p>
          </table:table-cell>
          <table:table-cell table:formula="of:=([.I61]/SUM([.$CH61:.$CK61]))" office:value-type="float" office:value="0.0654158835374641" calcext:value-type="float">
            <text:p>0.065415883537464</text:p>
          </table:table-cell>
          <table:table-cell table:formula="of:=([.J61]/SUM([.$CH61:.$CK61]))" office:value-type="float" office:value="0.194588552116877" calcext:value-type="float">
            <text:p>0.194588552116877</text:p>
          </table:table-cell>
          <table:table-cell table:formula="of:=([.K61]/SUM([.$CH61:.$CK61]))" office:value-type="float" office:value="0.0141023372118808" calcext:value-type="float">
            <text:p>0.014102337211881</text:p>
          </table:table-cell>
          <table:table-cell table:formula="of:=([.L61]/SUM([.$CH61:.$CK61]))" office:value-type="float" office:value="0.0135098020349111" calcext:value-type="float">
            <text:p>0.013509802034911</text:p>
          </table:table-cell>
          <table:table-cell table:formula="of:=([.M61]/SUM([.$CH61:.$CK61]))" office:value-type="float" office:value="0.0269010970344282" calcext:value-type="float">
            <text:p>0.026901097034428</text:p>
          </table:table-cell>
          <table:table-cell table:formula="of:=([.N61]/SUM([.$CH61:.$CK61]))" office:value-type="float" office:value="0.0336559980518837" calcext:value-type="float">
            <text:p>0.033655998051884</text:p>
          </table:table-cell>
          <table:table-cell table:formula="of:=([.O61]/SUM([.$CH61:.$CK61]))" office:value-type="float" office:value="0.0746594322981927" calcext:value-type="float">
            <text:p>0.074659432298193</text:p>
          </table:table-cell>
          <table:table-cell table:formula="of:=([.P61]/SUM([.$CH61:.$CK61]))" office:value-type="float" office:value="0.00568833769890992" calcext:value-type="float">
            <text:p>0.00568833769891</text:p>
          </table:table-cell>
          <table:table-cell table:formula="of:=([.Q61]/SUM([.$CH61:.$CK61]))" office:value-type="float" office:value="0.0895913187578313" calcext:value-type="float">
            <text:p>0.089591318757831</text:p>
          </table:table-cell>
          <table:table-cell table:formula="of:=([.R61]/SUM([.$CH61:.$CK61]))" office:value-type="float" office:value="0.233103338619913" calcext:value-type="float">
            <text:p>0.233103338619913</text:p>
          </table:table-cell>
          <table:table-cell table:formula="of:=([.S61]/SUM([.$CH61:.$CK61]))" office:value-type="float" office:value="0.371638062995448" calcext:value-type="float">
            <text:p>0.371638062995448</text:p>
          </table:table-cell>
          <table:table-cell table:formula="of:=([.T61]/SUM([.$CH61:.$CK61]))" office:value-type="float" office:value="1.04653562956403" calcext:value-type="float">
            <text:p>1.04653562956403</text:p>
          </table:table-cell>
          <table:table-cell table:formula="of:=([.U61]/SUM([.$CH61:.$CK61]))" office:value-type="float" office:value="0.282165251273011" calcext:value-type="float">
            <text:p>0.282165251273011</text:p>
          </table:table-cell>
          <table:table-cell table:formula="of:=([.V61]/SUM([.$CH61:.$CK61]))" office:value-type="float" office:value="0.041121941281703" calcext:value-type="float">
            <text:p>0.041121941281703</text:p>
          </table:table-cell>
          <table:table-cell table:formula="of:=([.W61]/SUM([.$CH61:.$CK61]))" office:value-type="float" office:value="0.0324709276979441" calcext:value-type="float">
            <text:p>0.032470927697944</text:p>
          </table:table-cell>
          <table:table-cell table:formula="of:=([.X61]/SUM([.$CH61:.$CK61]))" office:value-type="float" office:value="0.0206202241585485" calcext:value-type="float">
            <text:p>0.020620224158549</text:p>
          </table:table-cell>
          <table:table-cell table:formula="of:=([.Y61]/SUM([.$CH61:.$CK61]))" office:value-type="float" office:value="0.00248864774327309" calcext:value-type="float">
            <text:p>0.002488647743273</text:p>
          </table:table-cell>
          <table:table-cell table:formula="of:=([.Z61]/SUM([.$CH61:.$CK61]))" office:value-type="float" office:value="0.00071104221236374" calcext:value-type="float">
            <text:p>0.000711042212364</text:p>
          </table:table-cell>
          <table:table-cell table:formula="of:=([.AA61]/SUM([.$CH61:.$CK61]))" office:value-type="float" office:value="0.051906081502553" calcext:value-type="float">
            <text:p>0.051906081502553</text:p>
          </table:table-cell>
          <table:table-cell table:formula="of:=([.AB61]/SUM([.$CH61:.$CK61]))" office:value-type="float" office:value="0.0746594322981927" calcext:value-type="float">
            <text:p>0.074659432298193</text:p>
          </table:table-cell>
          <table:table-cell table:formula="of:=([.AC61]/SUM([.$CH61:.$CK61]))" office:value-type="float" office:value="0.0558168136705536" calcext:value-type="float">
            <text:p>0.055816813670554</text:p>
          </table:table-cell>
          <table:table-cell table:formula="of:=([.AD61]/SUM([.$CH61:.$CK61]))" office:value-type="float" office:value="0.00639937991127366" calcext:value-type="float">
            <text:p>0.006399379911274</text:p>
          </table:table-cell>
          <table:table-cell table:formula="of:=([.AE61]/SUM([.$CH61:.$CK61]))" office:value-type="float" office:value="0.00106656331854561" calcext:value-type="float">
            <text:p>0.001066563318546</text:p>
          </table:table-cell>
          <table:table-cell table:formula="of:=([.AF61]/SUM([.$CH61:.$CK61]))" office:value-type="float" office:value="0.0100730980084863" calcext:value-type="float">
            <text:p>0.010073098008486</text:p>
          </table:table-cell>
          <table:table-cell table:formula="of:=([.AG61]/SUM([.$CH61:.$CK61]))" office:value-type="float" office:value="0.0284416884945496" calcext:value-type="float">
            <text:p>0.02844168849455</text:p>
          </table:table-cell>
          <table:table-cell table:formula="of:=([.AH61]/SUM([.$CH61:.$CK61]))" office:value-type="float" office:value="0.0213312663709122" calcext:value-type="float">
            <text:p>0.021331266370912</text:p>
          </table:table-cell>
          <table:table-cell table:formula="of:=([.AI61]/SUM([.$CH61:.$CK61]))" office:value-type="float" office:value="0.0035552110618187" calcext:value-type="float">
            <text:p>0.003555211061819</text:p>
          </table:table-cell>
          <table:table-cell table:formula="of:=([.AJ61]/SUM([.$CH61:.$CK61]))" office:value-type="float" office:value="0.00142208442472748" calcext:value-type="float">
            <text:p>0.001422084424727</text:p>
          </table:table-cell>
          <table:table-cell table:formula="of:=([.AK61]/SUM([.$CH61:.$CK61]))" office:value-type="float" office:value="0.121232697208018" calcext:value-type="float">
            <text:p>0.121232697208018</text:p>
          </table:table-cell>
          <table:table-cell table:formula="of:=([.AL61]/SUM([.$CH61:.$CK61]))" office:value-type="float" office:value="0.337152515695807" calcext:value-type="float">
            <text:p>0.337152515695807</text:p>
          </table:table-cell>
          <table:table-cell table:formula="of:=([.AM61]/SUM([.$CH61:.$CK61]))" office:value-type="float" office:value="0.411574933923212" calcext:value-type="float">
            <text:p>0.411574933923212</text:p>
          </table:table-cell>
          <table:table-cell table:formula="of:=([.AN61]/SUM([.$CH61:.$CK61]))" office:value-type="float" office:value="0.119455091677108" calcext:value-type="float">
            <text:p>0.119455091677108</text:p>
          </table:table-cell>
          <table:table-cell table:formula="of:=([.AO61]/SUM([.$CH61:.$CK61]))" office:value-type="float" office:value="0.0241754352203672" calcext:value-type="float">
            <text:p>0.024175435220367</text:p>
          </table:table-cell>
          <table:table-cell table:formula="of:=([.AP61]/SUM([.$CH61:.$CK61]))" office:value-type="float" office:value="0.0836659669881334" calcext:value-type="float">
            <text:p>0.083665966988134</text:p>
          </table:table-cell>
          <table:table-cell table:formula="of:=([.AQ61]/SUM([.$CH61:.$CK61]))" office:value-type="float" office:value="0.00248864774327309" calcext:value-type="float">
            <text:p>0.002488647743273</text:p>
          </table:table-cell>
          <table:table-cell table:formula="of:=([.AR61]/SUM([.$CH61:.$CK61]))" office:value-type="float" office:value="0.172664750568995" calcext:value-type="float">
            <text:p>0.172664750568995</text:p>
          </table:table-cell>
          <table:table-cell table:formula="of:=([.AS61]/SUM([.$CH61:.$CK61]))" office:value-type="float" office:value="0.00900653468994071" calcext:value-type="float">
            <text:p>0.009006534689941</text:p>
          </table:table-cell>
          <table:table-cell table:formula="of:=([.AT61]/SUM([.$CH61:.$CK61]))" office:value-type="float" office:value="0.0615051513694635" calcext:value-type="float">
            <text:p>0.061505151369464</text:p>
          </table:table-cell>
          <table:table-cell table:formula="of:=([.AU61]/SUM([.$CH61:.$CK61]))" office:value-type="float" office:value="0.0035552110618187" calcext:value-type="float">
            <text:p>0.003555211061819</text:p>
          </table:table-cell>
          <table:table-cell table:formula="of:=([.AV61]/SUM([.$CH61:.$CK61]))" office:value-type="float" office:value="0.881929357401826" calcext:value-type="float">
            <text:p>0.881929357401826</text:p>
          </table:table-cell>
          <table:table-cell table:formula="of:=([.AW61]/SUM([.$CH61:.$CK61]))" office:value-type="float" office:value="0.0196721678753968" calcext:value-type="float">
            <text:p>0.019672167875397</text:p>
          </table:table-cell>
          <table:table-cell table:formula="of:=([.AX61]/SUM([.$CH61:.$CK61]))" office:value-type="float" office:value="0.0277306462821859" calcext:value-type="float">
            <text:p>0.027730646282186</text:p>
          </table:table-cell>
          <table:table-cell table:formula="of:=([.AY61]/SUM([.$CH61:.$CK61]))" office:value-type="float" office:value="0.00568833769890992" calcext:value-type="float">
            <text:p>0.00568833769891</text:p>
          </table:table-cell>
          <table:table-cell table:formula="of:=([.AZ61]/SUM([.$CH61:.$CK61]))" office:value-type="float" office:value="0.0456252086266733" calcext:value-type="float">
            <text:p>0.045625208626673</text:p>
          </table:table-cell>
          <table:table-cell table:formula="of:=([.BA61]/SUM([.$CH61:.$CK61]))" office:value-type="float" office:value="0.0376852372552782" calcext:value-type="float">
            <text:p>0.037685237255278</text:p>
          </table:table-cell>
          <table:table-cell table:formula="of:=([.BB61]/SUM([.$CH61:.$CK61]))" office:value-type="float" office:value="0.0415959694232788" calcext:value-type="float">
            <text:p>0.041595969423279</text:p>
          </table:table-cell>
          <table:table-cell table:formula="of:=([.BC61]/SUM([.$CH61:.$CK61]))" office:value-type="float" office:value="0.00888802765454675" calcext:value-type="float">
            <text:p>0.008888027654547</text:p>
          </table:table-cell>
          <table:table-cell table:formula="of:=([.BD61]/SUM([.$CH61:.$CK61]))" office:value-type="float" office:value="0.0581869543784327" calcext:value-type="float">
            <text:p>0.058186954378433</text:p>
          </table:table-cell>
          <table:table-cell table:formula="of:=([.BE61]/SUM([.$CH61:.$CK61]))" office:value-type="float" office:value="0.01647247791976" calcext:value-type="float">
            <text:p>0.01647247791976</text:p>
          </table:table-cell>
          <table:table-cell table:formula="of:=([.BF61]/SUM([.$CH61:.$CK61]))" office:value-type="float" office:value="0.0972942760584384" calcext:value-type="float">
            <text:p>0.097294276058439</text:p>
          </table:table-cell>
          <table:table-cell table:formula="of:=([.BG61]/SUM([.$CH61:.$CK61]))" office:value-type="float" office:value="0.0828364177403757" calcext:value-type="float">
            <text:p>0.082836417740376</text:p>
          </table:table-cell>
          <table:table-cell table:formula="of:=([.BH61]/SUM([.$CH61:.$CK61]))" office:value-type="float" office:value="0.0707487001301922" calcext:value-type="float">
            <text:p>0.070748700130192</text:p>
          </table:table-cell>
          <table:table-cell table:formula="of:=([.BI61]/SUM([.$CH61:.$CK61]))" office:value-type="float" office:value="0.027375125176004" calcext:value-type="float">
            <text:p>0.027375125176004</text:p>
          </table:table-cell>
          <table:table-cell table:formula="of:=([.BJ61]/SUM([.$CH61:.$CK61]))" office:value-type="float" office:value="0.0196721678753968" calcext:value-type="float">
            <text:p>0.019672167875397</text:p>
          </table:table-cell>
          <table:table-cell table:formula="of:=([.BK61]/SUM([.$CH61:.$CK61]))" office:value-type="float" office:value="0.00462177438036431" calcext:value-type="float">
            <text:p>0.004621774380364</text:p>
          </table:table-cell>
          <table:table-cell table:formula="of:=([.BL61]/SUM([.$CH61:.$CK61]))" office:value-type="float" office:value="0.0289157166361254" calcext:value-type="float">
            <text:p>0.028915716636126</text:p>
          </table:table-cell>
          <table:table-cell table:formula="of:=([.BM61]/SUM([.$CH61:.$CK61]))" office:value-type="float" office:value="0.0399368709277634" calcext:value-type="float">
            <text:p>0.039936870927763</text:p>
          </table:table-cell>
          <table:table-cell table:formula="of:=([.BN61]/SUM([.$CH61:.$CK61]))" office:value-type="float" office:value="0.0425440257064305" calcext:value-type="float">
            <text:p>0.042544025706431</text:p>
          </table:table-cell>
          <table:table-cell table:formula="of:=([.BO61]/SUM([.$CH61:.$CK61]))" office:value-type="float" office:value="0.0135098020349111" calcext:value-type="float">
            <text:p>0.013509802034911</text:p>
          </table:table-cell>
          <table:table-cell table:formula="of:=([.BP61]/SUM([.$CH61:.$CK61]))" office:value-type="float" office:value="0.158088385215538" calcext:value-type="float">
            <text:p>0.158088385215538</text:p>
          </table:table-cell>
          <table:table-cell table:formula="of:=([.BQ61]/SUM([.$CH61:.$CK61]))" office:value-type="float" office:value="0.0342485332288535" calcext:value-type="float">
            <text:p>0.034248533228854</text:p>
          </table:table-cell>
          <table:table-cell table:formula="of:=([.BR61]/SUM([.$CH61:.$CK61]))" office:value-type="float" office:value="0.28335032162695" calcext:value-type="float">
            <text:p>0.28335032162695</text:p>
          </table:table-cell>
          <table:table-cell table:formula="of:=([.BS61]/SUM([.$CH61:.$CK61]))" office:value-type="float" office:value="0.527948842680077" calcext:value-type="float">
            <text:p>0.527948842680077</text:p>
          </table:table-cell>
          <table:table-cell table:formula="of:=([.BT61]/SUM([.$CH61:.$CK61]))" office:value-type="float" office:value="0.888565751383887" calcext:value-type="float">
            <text:p>0.888565751383887</text:p>
          </table:table-cell>
          <table:table-cell table:formula="of:=([.BU61]/SUM([.$CH61:.$CK61]))" office:value-type="float" office:value="0.0895913187578313" calcext:value-type="float">
            <text:p>0.0895913187578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61</text:p>
          </table:table-cell>
          <table:table-cell table:formula="of:=([.B62]/SUM([.$CH62:.$CK62]))" office:value-type="float" office:value="0.0142176528781105" calcext:value-type="float">
            <text:p>0.014217652878111</text:p>
          </table:table-cell>
          <table:table-cell table:formula="of:=([.C62]/SUM([.$CH62:.$CK62]))" office:value-type="float" office:value="0.0209523305572155" calcext:value-type="float">
            <text:p>0.020952330557216</text:p>
          </table:table-cell>
          <table:table-cell table:formula="of:=([.D62]/SUM([.$CH62:.$CK62]))" office:value-type="float" office:value="0.0554675536626285" calcext:value-type="float">
            <text:p>0.055467553662629</text:p>
          </table:table-cell>
          <table:table-cell table:formula="of:=([.E62]/SUM([.$CH62:.$CK62]))" office:value-type="float" office:value="0.107661305675692" calcext:value-type="float">
            <text:p>0.107661305675692</text:p>
          </table:table-cell>
          <table:table-cell table:formula="of:=([.F62]/SUM([.$CH62:.$CK62]))" office:value-type="float" office:value="0.00420917354944061" calcext:value-type="float">
            <text:p>0.004209173549441</text:p>
          </table:table-cell>
          <table:table-cell table:formula="of:=([.G62]/SUM([.$CH62:.$CK62]))" office:value-type="float" office:value="0.0741749916601423" calcext:value-type="float">
            <text:p>0.074174991660142</text:p>
          </table:table-cell>
          <table:table-cell table:formula="of:=([.H62]/SUM([.$CH62:.$CK62]))" office:value-type="float" office:value="0.163222396528308" calcext:value-type="float">
            <text:p>0.163222396528308</text:p>
          </table:table-cell>
          <table:table-cell table:formula="of:=([.I62]/SUM([.$CH62:.$CK62]))" office:value-type="float" office:value="0.164438379998147" calcext:value-type="float">
            <text:p>0.164438379998147</text:p>
          </table:table-cell>
          <table:table-cell table:formula="of:=([.J62]/SUM([.$CH62:.$CK62]))" office:value-type="float" office:value="0.499675668913594" calcext:value-type="float">
            <text:p>0.499675668913594</text:p>
          </table:table-cell>
          <table:table-cell table:formula="of:=([.K62]/SUM([.$CH62:.$CK62]))" office:value-type="float" office:value="0.0442430908641202" calcext:value-type="float">
            <text:p>0.04424309086412</text:p>
          </table:table-cell>
          <table:table-cell table:formula="of:=([.L62]/SUM([.$CH62:.$CK62]))" office:value-type="float" office:value="0.0192686611374392" calcext:value-type="float">
            <text:p>0.019268661137439</text:p>
          </table:table-cell>
          <table:table-cell table:formula="of:=([.M62]/SUM([.$CH62:.$CK62]))" office:value-type="float" office:value="0.0391920826047915" calcext:value-type="float">
            <text:p>0.039192082604792</text:p>
          </table:table-cell>
          <table:table-cell table:formula="of:=([.N62]/SUM([.$CH62:.$CK62]))" office:value-type="float" office:value="0.0338604627755" calcext:value-type="float">
            <text:p>0.0338604627755</text:p>
          </table:table-cell>
          <table:table-cell table:formula="of:=([.O62]/SUM([.$CH62:.$CK62]))" office:value-type="float" office:value="0.102797371796338" calcext:value-type="float">
            <text:p>0.102797371796338</text:p>
          </table:table-cell>
          <table:table-cell table:formula="of:=([.P62]/SUM([.$CH62:.$CK62]))" office:value-type="float" office:value="0.00561223139925415" calcext:value-type="float">
            <text:p>0.005612231399254</text:p>
          </table:table-cell>
          <table:table-cell table:formula="of:=([.Q62]/SUM([.$CH62:.$CK62]))" office:value-type="float" office:value="0.0558417024225788" calcext:value-type="float">
            <text:p>0.055841702422579</text:p>
          </table:table-cell>
          <table:table-cell table:formula="of:=([.R62]/SUM([.$CH62:.$CK62]))" office:value-type="float" office:value="0.120943586653927" calcext:value-type="float">
            <text:p>0.120943586653927</text:p>
          </table:table-cell>
          <table:table-cell table:formula="of:=([.S62]/SUM([.$CH62:.$CK62]))" office:value-type="float" office:value="0.192218925424455" calcext:value-type="float">
            <text:p>0.192218925424455</text:p>
          </table:table-cell>
          <table:table-cell table:formula="of:=([.T62]/SUM([.$CH62:.$CK62]))" office:value-type="float" office:value="0.71686902406473" calcext:value-type="float">
            <text:p>0.71686902406473</text:p>
          </table:table-cell>
          <table:table-cell table:formula="of:=([.U62]/SUM([.$CH62:.$CK62]))" office:value-type="float" office:value="0.186139008075263" calcext:value-type="float">
            <text:p>0.186139008075263</text:p>
          </table:table-cell>
          <table:table-cell table:formula="of:=([.V62]/SUM([.$CH62:.$CK62]))" office:value-type="float" office:value="0.0326444793056616" calcext:value-type="float">
            <text:p>0.032644479305662</text:p>
          </table:table-cell>
          <table:table-cell table:formula="of:=([.W62]/SUM([.$CH62:.$CK62]))" office:value-type="float" office:value="0.047984578463623" calcext:value-type="float">
            <text:p>0.047984578463623</text:p>
          </table:table-cell>
          <table:table-cell table:formula="of:=([.X62]/SUM([.$CH62:.$CK62]))" office:value-type="float" office:value="0.0289965288961464" calcext:value-type="float">
            <text:p>0.028996528896147</text:p>
          </table:table-cell>
          <table:table-cell table:formula="of:=([.Y62]/SUM([.$CH62:.$CK62]))" office:value-type="float" office:value="0.00224489255970166" calcext:value-type="float">
            <text:p>0.002244892559702</text:p>
          </table:table-cell>
          <table:table-cell table:formula="of:=([.Z62]/SUM([.$CH62:.$CK62]))" office:value-type="float" office:value="0.000841834709888122" calcext:value-type="float">
            <text:p>0.000841834709888</text:p>
          </table:table-cell>
          <table:table-cell table:formula="of:=([.AA62]/SUM([.$CH62:.$CK62]))" office:value-type="float" office:value="0.0906375370979545" calcext:value-type="float">
            <text:p>0.090637537097955</text:p>
          </table:table-cell>
          <table:table-cell table:formula="of:=([.AB62]/SUM([.$CH62:.$CK62]))" office:value-type="float" office:value="0.22626646257993" calcext:value-type="float">
            <text:p>0.22626646257993</text:p>
          </table:table-cell>
          <table:table-cell table:formula="of:=([.AC62]/SUM([.$CH62:.$CK62]))" office:value-type="float" office:value="0.139651024651441" calcext:value-type="float">
            <text:p>0.139651024651441</text:p>
          </table:table-cell>
          <table:table-cell table:formula="of:=([.AD62]/SUM([.$CH62:.$CK62]))" office:value-type="float" office:value="0.00869895866884393" calcext:value-type="float">
            <text:p>0.008698958668844</text:p>
          </table:table-cell>
          <table:table-cell table:formula="of:=([.AE62]/SUM([.$CH62:.$CK62]))" office:value-type="float" office:value="0.00252550412966437" calcext:value-type="float">
            <text:p>0.002525504129664</text:p>
          </table:table-cell>
          <table:table-cell table:formula="of:=([.AF62]/SUM([.$CH62:.$CK62]))" office:value-type="float" office:value="0.0117856859384337" calcext:value-type="float">
            <text:p>0.011785685938434</text:p>
          </table:table-cell>
          <table:table-cell table:formula="of:=([.AG62]/SUM([.$CH62:.$CK62]))" office:value-type="float" office:value="0.0359182809552265" calcext:value-type="float">
            <text:p>0.035918280955227</text:p>
          </table:table-cell>
          <table:table-cell table:formula="of:=([.AH62]/SUM([.$CH62:.$CK62]))" office:value-type="float" office:value="0.035169983435326" calcext:value-type="float">
            <text:p>0.035169983435326</text:p>
          </table:table-cell>
          <table:table-cell table:formula="of:=([.AI62]/SUM([.$CH62:.$CK62]))" office:value-type="float" office:value="0.00280611569962707" calcext:value-type="float">
            <text:p>0.002806115699627</text:p>
          </table:table-cell>
          <table:table-cell table:formula="of:=([.AJ62]/SUM([.$CH62:.$CK62]))" office:value-type="float" office:value="0.00224489255970166" calcext:value-type="float">
            <text:p>0.002244892559702</text:p>
          </table:table-cell>
          <table:table-cell table:formula="of:=([.AK62]/SUM([.$CH62:.$CK62]))" office:value-type="float" office:value="0.0890474048681658" calcext:value-type="float">
            <text:p>0.089047404868166</text:p>
          </table:table-cell>
          <table:table-cell table:formula="of:=([.AL62]/SUM([.$CH62:.$CK62]))" office:value-type="float" office:value="0.291087735241315" calcext:value-type="float">
            <text:p>0.291087735241315</text:p>
          </table:table-cell>
          <table:table-cell table:formula="of:=([.AM62]/SUM([.$CH62:.$CK62]))" office:value-type="float" office:value="0.273876892283602" calcext:value-type="float">
            <text:p>0.273876892283602</text:p>
          </table:table-cell>
          <table:table-cell table:formula="of:=([.AN62]/SUM([.$CH62:.$CK62]))" office:value-type="float" office:value="0.040595140454605" calcext:value-type="float">
            <text:p>0.040595140454605</text:p>
          </table:table-cell>
          <table:table-cell table:formula="of:=([.AO62]/SUM([.$CH62:.$CK62]))" office:value-type="float" office:value="0.0078571239589558" calcext:value-type="float">
            <text:p>0.007857123958956</text:p>
          </table:table-cell>
          <table:table-cell table:formula="of:=([.AP62]/SUM([.$CH62:.$CK62]))" office:value-type="float" office:value="0.104574578406102" calcext:value-type="float">
            <text:p>0.104574578406102</text:p>
          </table:table-cell>
          <table:table-cell table:formula="of:=([.AQ62]/SUM([.$CH62:.$CK62]))" office:value-type="float" office:value="0.0118792231284213" calcext:value-type="float">
            <text:p>0.011879223128421</text:p>
          </table:table-cell>
          <table:table-cell table:formula="of:=([.AR62]/SUM([.$CH62:.$CK62]))" office:value-type="float" office:value="0.441401999551339" calcext:value-type="float">
            <text:p>0.441401999551339</text:p>
          </table:table-cell>
          <table:table-cell table:formula="of:=([.AS62]/SUM([.$CH62:.$CK62]))" office:value-type="float" office:value="0.0303060495559724" calcext:value-type="float">
            <text:p>0.030306049555972</text:p>
          </table:table-cell>
          <table:table-cell table:formula="of:=([.AT62]/SUM([.$CH62:.$CK62]))" office:value-type="float" office:value="0.08465115693875" calcext:value-type="float">
            <text:p>0.08465115693875</text:p>
          </table:table-cell>
          <table:table-cell table:formula="of:=([.AU62]/SUM([.$CH62:.$CK62]))" office:value-type="float" office:value="0.00402209916946547" calcext:value-type="float">
            <text:p>0.004022099169465</text:p>
          </table:table-cell>
          <table:table-cell table:formula="of:=([.AV62]/SUM([.$CH62:.$CK62]))" office:value-type="float" office:value="0.625202577876912" calcext:value-type="float">
            <text:p>0.625202577876912</text:p>
          </table:table-cell>
          <table:table-cell table:formula="of:=([.AW62]/SUM([.$CH62:.$CK62]))" office:value-type="float" office:value="0.0293706776560967" calcext:value-type="float">
            <text:p>0.029370677656097</text:p>
          </table:table-cell>
          <table:table-cell table:formula="of:=([.AX62]/SUM([.$CH62:.$CK62]))" office:value-type="float" office:value="0.0231972231169171" calcext:value-type="float">
            <text:p>0.023197223116917</text:p>
          </table:table-cell>
          <table:table-cell table:formula="of:=([.AY62]/SUM([.$CH62:.$CK62]))" office:value-type="float" office:value="0.00626699172916713" calcext:value-type="float">
            <text:p>0.006266991729167</text:p>
          </table:table-cell>
          <table:table-cell table:formula="of:=([.AZ62]/SUM([.$CH62:.$CK62]))" office:value-type="float" office:value="0.0388179338448412" calcext:value-type="float">
            <text:p>0.038817933844841</text:p>
          </table:table-cell>
          <table:table-cell table:formula="of:=([.BA62]/SUM([.$CH62:.$CK62]))" office:value-type="float" office:value="0.0530355867229517" calcext:value-type="float">
            <text:p>0.053035586722952</text:p>
          </table:table-cell>
          <table:table-cell table:formula="of:=([.BB62]/SUM([.$CH62:.$CK62]))" office:value-type="float" office:value="0.0617345453917956" calcext:value-type="float">
            <text:p>0.061734545391796</text:p>
          </table:table-cell>
          <table:table-cell table:formula="of:=([.BC62]/SUM([.$CH62:.$CK62]))" office:value-type="float" office:value="0.0142176528781105" calcext:value-type="float">
            <text:p>0.014217652878111</text:p>
          </table:table-cell>
          <table:table-cell table:formula="of:=([.BD62]/SUM([.$CH62:.$CK62]))" office:value-type="float" office:value="0.136377223001876" calcext:value-type="float">
            <text:p>0.136377223001876</text:p>
          </table:table-cell>
          <table:table-cell table:formula="of:=([.BE62]/SUM([.$CH62:.$CK62]))" office:value-type="float" office:value="0.0365730412851395" calcext:value-type="float">
            <text:p>0.03657304128514</text:p>
          </table:table-cell>
          <table:table-cell table:formula="of:=([.BF62]/SUM([.$CH62:.$CK62]))" office:value-type="float" office:value="0.264149024524895" calcext:value-type="float">
            <text:p>0.264149024524895</text:p>
          </table:table-cell>
          <table:table-cell table:formula="of:=([.BG62]/SUM([.$CH62:.$CK62]))" office:value-type="float" office:value="0.251334429496598" calcext:value-type="float">
            <text:p>0.251334429496598</text:p>
          </table:table-cell>
          <table:table-cell table:formula="of:=([.BH62]/SUM([.$CH62:.$CK62]))" office:value-type="float" office:value="0.149659503980111" calcext:value-type="float">
            <text:p>0.149659503980111</text:p>
          </table:table-cell>
          <table:table-cell table:formula="of:=([.BI62]/SUM([.$CH62:.$CK62]))" office:value-type="float" office:value="0.0741749916601423" calcext:value-type="float">
            <text:p>0.074174991660142</text:p>
          </table:table-cell>
          <table:table-cell table:formula="of:=([.BJ62]/SUM([.$CH62:.$CK62]))" office:value-type="float" office:value="0.0276870082363205" calcext:value-type="float">
            <text:p>0.027687008236321</text:p>
          </table:table-cell>
          <table:table-cell table:formula="of:=([.BK62]/SUM([.$CH62:.$CK62]))" office:value-type="float" office:value="0.00542515701927901" calcext:value-type="float">
            <text:p>0.005425157019279</text:p>
          </table:table-cell>
          <table:table-cell table:formula="of:=([.BL62]/SUM([.$CH62:.$CK62]))" office:value-type="float" office:value="0.0379760991349531" calcext:value-type="float">
            <text:p>0.037976099134953</text:p>
          </table:table-cell>
          <table:table-cell table:formula="of:=([.BM62]/SUM([.$CH62:.$CK62]))" office:value-type="float" office:value="0.0531291239129393" calcext:value-type="float">
            <text:p>0.053129123912939</text:p>
          </table:table-cell>
          <table:table-cell table:formula="of:=([.BN62]/SUM([.$CH62:.$CK62]))" office:value-type="float" office:value="0.0489199503634986" calcext:value-type="float">
            <text:p>0.048919950363499</text:p>
          </table:table-cell>
          <table:table-cell table:formula="of:=([.BO62]/SUM([.$CH62:.$CK62]))" office:value-type="float" office:value="0.0192686611374392" calcext:value-type="float">
            <text:p>0.019268661137439</text:p>
          </table:table-cell>
          <table:table-cell table:formula="of:=([.BP62]/SUM([.$CH62:.$CK62]))" office:value-type="float" office:value="0.0924147437077183" calcext:value-type="float">
            <text:p>0.092414743707718</text:p>
          </table:table-cell>
          <table:table-cell table:formula="of:=([.BQ62]/SUM([.$CH62:.$CK62]))" office:value-type="float" office:value="0.0197363470873771" calcext:value-type="float">
            <text:p>0.019736347087377</text:p>
          </table:table-cell>
          <table:table-cell table:formula="of:=([.BR62]/SUM([.$CH62:.$CK62]))" office:value-type="float" office:value="0.250305520406735" calcext:value-type="float">
            <text:p>0.250305520406735</text:p>
          </table:table-cell>
          <table:table-cell table:formula="of:=([.BS62]/SUM([.$CH62:.$CK62]))" office:value-type="float" office:value="0.396691222737281" calcext:value-type="float">
            <text:p>0.396691222737281</text:p>
          </table:table-cell>
          <table:table-cell table:formula="of:=([.BT62]/SUM([.$CH62:.$CK62]))" office:value-type="float" office:value="0.431580594602644" calcext:value-type="float">
            <text:p>0.431580594602644</text:p>
          </table:table-cell>
          <table:table-cell table:formula="of:=([.BU62]/SUM([.$CH62:.$CK62]))" office:value-type="float" office:value="0.0558417024225788" calcext:value-type="float">
            <text:p>0.05584170242257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62</text:p>
          </table:table-cell>
          <table:table-cell table:formula="of:=([.B63]/SUM([.$CH63:.$CK63]))" office:value-type="float" office:value="0.0145579531767659" calcext:value-type="float">
            <text:p>0.014557953176766</text:p>
          </table:table-cell>
          <table:table-cell table:formula="of:=([.C63]/SUM([.$CH63:.$CK63]))" office:value-type="float" office:value="0.0225505549208727" calcext:value-type="float">
            <text:p>0.022550554920873</text:p>
          </table:table-cell>
          <table:table-cell table:formula="of:=([.D63]/SUM([.$CH63:.$CK63]))" office:value-type="float" office:value="0.0373939581599282" calcext:value-type="float">
            <text:p>0.037393958159928</text:p>
          </table:table-cell>
          <table:table-cell table:formula="of:=([.E63]/SUM([.$CH63:.$CK63]))" office:value-type="float" office:value="0.140441430646448" calcext:value-type="float">
            <text:p>0.140441430646448</text:p>
          </table:table-cell>
          <table:table-cell table:formula="of:=([.F63]/SUM([.$CH63:.$CK63]))" office:value-type="float" office:value="0.00599445130808009" calcext:value-type="float">
            <text:p>0.00599445130808</text:p>
          </table:table-cell>
          <table:table-cell table:formula="of:=([.G63]/SUM([.$CH63:.$CK63]))" office:value-type="float" office:value="0.0645117140774334" calcext:value-type="float">
            <text:p>0.064511714077433</text:p>
          </table:table-cell>
          <table:table-cell table:formula="of:=([.H63]/SUM([.$CH63:.$CK63]))" office:value-type="float" office:value="0.145151356674225" calcext:value-type="float">
            <text:p>0.145151356674225</text:p>
          </table:table-cell>
          <table:table-cell table:formula="of:=([.I63]/SUM([.$CH63:.$CK63]))" office:value-type="float" office:value="0.166417386314795" calcext:value-type="float">
            <text:p>0.166417386314795</text:p>
          </table:table-cell>
          <table:table-cell table:formula="of:=([.J63]/SUM([.$CH63:.$CK63]))" office:value-type="float" office:value="0.51737823789977" calcext:value-type="float">
            <text:p>0.51737823789977</text:p>
          </table:table-cell>
          <table:table-cell table:formula="of:=([.K63]/SUM([.$CH63:.$CK63]))" office:value-type="float" office:value="0.107614673483152" calcext:value-type="float">
            <text:p>0.107614673483152</text:p>
          </table:table-cell>
          <table:table-cell table:formula="of:=([.L63]/SUM([.$CH63:.$CK63]))" office:value-type="float" office:value="0.017555178830806" calcext:value-type="float">
            <text:p>0.017555178830806</text:p>
          </table:table-cell>
          <table:table-cell table:formula="of:=([.M63]/SUM([.$CH63:.$CK63]))" office:value-type="float" office:value="0.0428175093434292" calcext:value-type="float">
            <text:p>0.042817509343429</text:p>
          </table:table-cell>
          <table:table-cell table:formula="of:=([.N63]/SUM([.$CH63:.$CK63]))" office:value-type="float" office:value="0.0443874846860216" calcext:value-type="float">
            <text:p>0.044387484686022</text:p>
          </table:table-cell>
          <table:table-cell table:formula="of:=([.O63]/SUM([.$CH63:.$CK63]))" office:value-type="float" office:value="0.117462700632141" calcext:value-type="float">
            <text:p>0.117462700632141</text:p>
          </table:table-cell>
          <table:table-cell table:formula="of:=([.P63]/SUM([.$CH63:.$CK63]))" office:value-type="float" office:value="0.0209805795782803" calcext:value-type="float">
            <text:p>0.02098057957828</text:p>
          </table:table-cell>
          <table:table-cell table:formula="of:=([.Q63]/SUM([.$CH63:.$CK63]))" office:value-type="float" office:value="0.0645117140774334" calcext:value-type="float">
            <text:p>0.064511714077433</text:p>
          </table:table-cell>
          <table:table-cell table:formula="of:=([.R63]/SUM([.$CH63:.$CK63]))" office:value-type="float" office:value="0.180261714335837" calcext:value-type="float">
            <text:p>0.180261714335837</text:p>
          </table:table-cell>
          <table:table-cell table:formula="of:=([.S63]/SUM([.$CH63:.$CK63]))" office:value-type="float" office:value="0.206237670004184" calcext:value-type="float">
            <text:p>0.206237670004184</text:p>
          </table:table-cell>
          <table:table-cell table:formula="of:=([.T63]/SUM([.$CH63:.$CK63]))" office:value-type="float" office:value="0.772713318617753" calcext:value-type="float">
            <text:p>0.772713318617753</text:p>
          </table:table-cell>
          <table:table-cell table:formula="of:=([.U63]/SUM([.$CH63:.$CK63]))" office:value-type="float" office:value="0.220224723056371" calcext:value-type="float">
            <text:p>0.220224723056371</text:p>
          </table:table-cell>
          <table:table-cell table:formula="of:=([.V63]/SUM([.$CH63:.$CK63]))" office:value-type="float" office:value="0.0633699138282753" calcext:value-type="float">
            <text:p>0.063369913828275</text:p>
          </table:table-cell>
          <table:table-cell table:formula="of:=([.W63]/SUM([.$CH63:.$CK63]))" office:value-type="float" office:value="0.0699352652609344" calcext:value-type="float">
            <text:p>0.069935265260934</text:p>
          </table:table-cell>
          <table:table-cell table:formula="of:=([.X63]/SUM([.$CH63:.$CK63]))" office:value-type="float" office:value="0.00899167696212014" calcext:value-type="float">
            <text:p>0.00899167696212</text:p>
          </table:table-cell>
          <table:table-cell table:formula="of:=([.Y63]/SUM([.$CH63:.$CK63]))" office:value-type="float" office:value="0.00256905056060575" calcext:value-type="float">
            <text:p>0.002569050560606</text:p>
          </table:table-cell>
          <table:table-cell table:formula="of:=([.Z63]/SUM([.$CH63:.$CK63]))" office:value-type="float" office:value="0" calcext:value-type="float">
            <text:p>0</text:p>
          </table:table-cell>
          <table:table-cell table:formula="of:=([.AA63]/SUM([.$CH63:.$CK63]))" office:value-type="float" office:value="0.153286683449477" calcext:value-type="float">
            <text:p>0.153286683449477</text:p>
          </table:table-cell>
          <table:table-cell table:formula="of:=([.AB63]/SUM([.$CH63:.$CK63]))" office:value-type="float" office:value="0.245772503631284" calcext:value-type="float">
            <text:p>0.245772503631284</text:p>
          </table:table-cell>
          <table:table-cell table:formula="of:=([.AC63]/SUM([.$CH63:.$CK63]))" office:value-type="float" office:value="0.0637980889217095" calcext:value-type="float">
            <text:p>0.06379808892171</text:p>
          </table:table-cell>
          <table:table-cell table:formula="of:=([.AD63]/SUM([.$CH63:.$CK63]))" office:value-type="float" office:value="0.00727897658838297" calcext:value-type="float">
            <text:p>0.007278976588383</text:p>
          </table:table-cell>
          <table:table-cell table:formula="of:=([.AE63]/SUM([.$CH63:.$CK63]))" office:value-type="float" office:value="0.000856350186868584" calcext:value-type="float">
            <text:p>0.000856350186869</text:p>
          </table:table-cell>
          <table:table-cell table:formula="of:=([.AF63]/SUM([.$CH63:.$CK63]))" office:value-type="float" office:value="0.0249768804503337" calcext:value-type="float">
            <text:p>0.024976880450334</text:p>
          </table:table-cell>
          <table:table-cell table:formula="of:=([.AG63]/SUM([.$CH63:.$CK63]))" office:value-type="float" office:value="0.0609435882988143" calcext:value-type="float">
            <text:p>0.060943588298814</text:p>
          </table:table-cell>
          <table:table-cell table:formula="of:=([.AH63]/SUM([.$CH63:.$CK63]))" office:value-type="float" office:value="0.0162706535505031" calcext:value-type="float">
            <text:p>0.016270653550503</text:p>
          </table:table-cell>
          <table:table-cell table:formula="of:=([.AI63]/SUM([.$CH63:.$CK63]))" office:value-type="float" office:value="0.000428175093434292" calcext:value-type="float">
            <text:p>0.000428175093434</text:p>
          </table:table-cell>
          <table:table-cell table:formula="of:=([.AJ63]/SUM([.$CH63:.$CK63]))" office:value-type="float" office:value="0" calcext:value-type="float">
            <text:p>0</text:p>
          </table:table-cell>
          <table:table-cell table:formula="of:=([.AK63]/SUM([.$CH63:.$CK63]))" office:value-type="float" office:value="0.0912012949015043" calcext:value-type="float">
            <text:p>0.091201294901504</text:p>
          </table:table-cell>
          <table:table-cell table:formula="of:=([.AL63]/SUM([.$CH63:.$CK63]))" office:value-type="float" office:value="0.246628853818152" calcext:value-type="float">
            <text:p>0.246628853818152</text:p>
          </table:table-cell>
          <table:table-cell table:formula="of:=([.AM63]/SUM([.$CH63:.$CK63]))" office:value-type="float" office:value="0.244202528288691" calcext:value-type="float">
            <text:p>0.244202528288691</text:p>
          </table:table-cell>
          <table:table-cell table:formula="of:=([.AN63]/SUM([.$CH63:.$CK63]))" office:value-type="float" office:value="0.0852068435934242" calcext:value-type="float">
            <text:p>0.085206843593424</text:p>
          </table:table-cell>
          <table:table-cell table:formula="of:=([.AO63]/SUM([.$CH63:.$CK63]))" office:value-type="float" office:value="0.0141297780833316" calcext:value-type="float">
            <text:p>0.014129778083332</text:p>
          </table:table-cell>
          <table:table-cell table:formula="of:=([.AP63]/SUM([.$CH63:.$CK63]))" office:value-type="float" office:value="0.133447904120354" calcext:value-type="float">
            <text:p>0.133447904120354</text:p>
          </table:table-cell>
          <table:table-cell table:formula="of:=([.AQ63]/SUM([.$CH63:.$CK63]))" office:value-type="float" office:value="0.0115607275227259" calcext:value-type="float">
            <text:p>0.011560727522726</text:p>
          </table:table-cell>
          <table:table-cell table:formula="of:=([.AR63]/SUM([.$CH63:.$CK63]))" office:value-type="float" office:value="0.40234186279709" calcext:value-type="float">
            <text:p>0.40234186279709</text:p>
          </table:table-cell>
          <table:table-cell table:formula="of:=([.AS63]/SUM([.$CH63:.$CK63]))" office:value-type="float" office:value="0.0470992602777721" calcext:value-type="float">
            <text:p>0.047099260277772</text:p>
          </table:table-cell>
          <table:table-cell table:formula="of:=([.AT63]/SUM([.$CH63:.$CK63]))" office:value-type="float" office:value="0.088346794278609" calcext:value-type="float">
            <text:p>0.088346794278609</text:p>
          </table:table-cell>
          <table:table-cell table:formula="of:=([.AU63]/SUM([.$CH63:.$CK63]))" office:value-type="float" office:value="0.0117034525538707" calcext:value-type="float">
            <text:p>0.011703452553871</text:p>
          </table:table-cell>
          <table:table-cell table:formula="of:=([.AV63]/SUM([.$CH63:.$CK63]))" office:value-type="float" office:value="0.601300556212891" calcext:value-type="float">
            <text:p>0.601300556212891</text:p>
          </table:table-cell>
          <table:table-cell table:formula="of:=([.AW63]/SUM([.$CH63:.$CK63]))" office:value-type="float" office:value="0.0259759556683471" calcext:value-type="float">
            <text:p>0.025975955668347</text:p>
          </table:table-cell>
          <table:table-cell table:formula="of:=([.AX63]/SUM([.$CH63:.$CK63]))" office:value-type="float" office:value="0.0342540074747434" calcext:value-type="float">
            <text:p>0.034254007474743</text:p>
          </table:table-cell>
          <table:table-cell table:formula="of:=([.AY63]/SUM([.$CH63:.$CK63]))" office:value-type="float" office:value="0.0122743526784497" calcext:value-type="float">
            <text:p>0.01227435267845</text:p>
          </table:table-cell>
          <table:table-cell table:formula="of:=([.AZ63]/SUM([.$CH63:.$CK63]))" office:value-type="float" office:value="0.06351263885942" calcext:value-type="float">
            <text:p>0.06351263885942</text:p>
          </table:table-cell>
          <table:table-cell table:formula="of:=([.BA63]/SUM([.$CH63:.$CK63]))" office:value-type="float" office:value="0.0512382861809703" calcext:value-type="float">
            <text:p>0.05123828618097</text:p>
          </table:table-cell>
          <table:table-cell table:formula="of:=([.BB63]/SUM([.$CH63:.$CK63]))" office:value-type="float" office:value="0.0369657830664939" calcext:value-type="float">
            <text:p>0.036965783066494</text:p>
          </table:table-cell>
          <table:table-cell table:formula="of:=([.BC63]/SUM([.$CH63:.$CK63]))" office:value-type="float" office:value="0.0145579531767659" calcext:value-type="float">
            <text:p>0.014557953176766</text:p>
          </table:table-cell>
          <table:table-cell table:formula="of:=([.BD63]/SUM([.$CH63:.$CK63]))" office:value-type="float" office:value="0.151145807982305" calcext:value-type="float">
            <text:p>0.151145807982305</text:p>
          </table:table-cell>
          <table:table-cell table:formula="of:=([.BE63]/SUM([.$CH63:.$CK63]))" office:value-type="float" office:value="0.0535218866792865" calcext:value-type="float">
            <text:p>0.053521886679287</text:p>
          </table:table-cell>
          <table:table-cell table:formula="of:=([.BF63]/SUM([.$CH63:.$CK63]))" office:value-type="float" office:value="0.371085080976387" calcext:value-type="float">
            <text:p>0.371085080976387</text:p>
          </table:table-cell>
          <table:table-cell table:formula="of:=([.BG63]/SUM([.$CH63:.$CK63]))" office:value-type="float" office:value="0.200385943727249" calcext:value-type="float">
            <text:p>0.200385943727249</text:p>
          </table:table-cell>
          <table:table-cell table:formula="of:=([.BH63]/SUM([.$CH63:.$CK63]))" office:value-type="float" office:value="0.119318126037023" calcext:value-type="float">
            <text:p>0.119318126037023</text:p>
          </table:table-cell>
          <table:table-cell table:formula="of:=([.BI63]/SUM([.$CH63:.$CK63]))" office:value-type="float" office:value="0.0645117140774334" calcext:value-type="float">
            <text:p>0.064511714077433</text:p>
          </table:table-cell>
          <table:table-cell table:formula="of:=([.BJ63]/SUM([.$CH63:.$CK63]))" office:value-type="float" office:value="0.0306858816961243" calcext:value-type="float">
            <text:p>0.030685881696124</text:p>
          </table:table-cell>
          <table:table-cell table:formula="of:=([.BK63]/SUM([.$CH63:.$CK63]))" office:value-type="float" office:value="0.0148434032390555" calcext:value-type="float">
            <text:p>0.014843403239056</text:p>
          </table:table-cell>
          <table:table-cell table:formula="of:=([.BL63]/SUM([.$CH63:.$CK63]))" office:value-type="float" office:value="0.0853495686245689" calcext:value-type="float">
            <text:p>0.085349568624569</text:p>
          </table:table-cell>
          <table:table-cell table:formula="of:=([.BM63]/SUM([.$CH63:.$CK63]))" office:value-type="float" office:value="0.0652253392331572" calcext:value-type="float">
            <text:p>0.065225339233157</text:p>
          </table:table-cell>
          <table:table-cell table:formula="of:=([.BN63]/SUM([.$CH63:.$CK63]))" office:value-type="float" office:value="0.0201242293914117" calcext:value-type="float">
            <text:p>0.020124229391412</text:p>
          </table:table-cell>
          <table:table-cell table:formula="of:=([.BO63]/SUM([.$CH63:.$CK63]))" office:value-type="float" office:value="0.017555178830806" calcext:value-type="float">
            <text:p>0.017555178830806</text:p>
          </table:table-cell>
          <table:table-cell table:formula="of:=([.BP63]/SUM([.$CH63:.$CK63]))" office:value-type="float" office:value="0.126597102625406" calcext:value-type="float">
            <text:p>0.126597102625406</text:p>
          </table:table-cell>
          <table:table-cell table:formula="of:=([.BQ63]/SUM([.$CH63:.$CK63]))" office:value-type="float" office:value="0.0245487053568994" calcext:value-type="float">
            <text:p>0.0245487053569</text:p>
          </table:table-cell>
          <table:table-cell table:formula="of:=([.BR63]/SUM([.$CH63:.$CK63]))" office:value-type="float" office:value="0.239778052323204" calcext:value-type="float">
            <text:p>0.239778052323204</text:p>
          </table:table-cell>
          <table:table-cell table:formula="of:=([.BS63]/SUM([.$CH63:.$CK63]))" office:value-type="float" office:value="0.374653206755006" calcext:value-type="float">
            <text:p>0.374653206755006</text:p>
          </table:table-cell>
          <table:table-cell table:formula="of:=([.BT63]/SUM([.$CH63:.$CK63]))" office:value-type="float" office:value="0.575752775637978" calcext:value-type="float">
            <text:p>0.575752775637978</text:p>
          </table:table-cell>
          <table:table-cell table:formula="of:=([.BU63]/SUM([.$CH63:.$CK63]))" office:value-type="float" office:value="0.0645117140774334" calcext:value-type="float">
            <text:p>0.0645117140774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63</text:p>
          </table:table-cell>
          <table:table-cell table:formula="of:=([.B64]/SUM([.$CH64:.$CK64]))" office:value-type="float" office:value="0.00939461984875151" calcext:value-type="float">
            <text:p>0.009394619848752</text:p>
          </table:table-cell>
          <table:table-cell table:formula="of:=([.C64]/SUM([.$CH64:.$CK64]))" office:value-type="float" office:value="0.0203790984411379" calcext:value-type="float">
            <text:p>0.020379098441138</text:p>
          </table:table-cell>
          <table:table-cell table:formula="of:=([.D64]/SUM([.$CH64:.$CK64]))" office:value-type="float" office:value="0.0296291856768317" calcext:value-type="float">
            <text:p>0.029629185676832</text:p>
          </table:table-cell>
          <table:table-cell table:formula="of:=([.E64]/SUM([.$CH64:.$CK64]))" office:value-type="float" office:value="0.0842625134126482" calcext:value-type="float">
            <text:p>0.084262513412648</text:p>
          </table:table-cell>
          <table:table-cell table:formula="of:=([.F64]/SUM([.$CH64:.$CK64]))" office:value-type="float" office:value="0.00130079351751944" calcext:value-type="float">
            <text:p>0.001300793517519</text:p>
          </table:table-cell>
          <table:table-cell table:formula="of:=([.G64]/SUM([.$CH64:.$CK64]))" office:value-type="float" office:value="0.217087984812689" calcext:value-type="float">
            <text:p>0.217087984812689</text:p>
          </table:table-cell>
          <table:table-cell table:formula="of:=([.H64]/SUM([.$CH64:.$CK64]))" office:value-type="float" office:value="0.446172176509168" calcext:value-type="float">
            <text:p>0.446172176509168</text:p>
          </table:table-cell>
          <table:table-cell table:formula="of:=([.I64]/SUM([.$CH64:.$CK64]))" office:value-type="float" office:value="0.411773414601432" calcext:value-type="float">
            <text:p>0.411773414601432</text:p>
          </table:table-cell>
          <table:table-cell table:formula="of:=([.J64]/SUM([.$CH64:.$CK64]))" office:value-type="float" office:value="1.32449686606091" calcext:value-type="float">
            <text:p>1.32449686606091</text:p>
          </table:table-cell>
          <table:table-cell table:formula="of:=([.K64]/SUM([.$CH64:.$CK64]))" office:value-type="float" office:value="0.140052102052926" calcext:value-type="float">
            <text:p>0.140052102052926</text:p>
          </table:table-cell>
          <table:table-cell table:formula="of:=([.L64]/SUM([.$CH64:.$CK64]))" office:value-type="float" office:value="0.0186447070844453" calcext:value-type="float">
            <text:p>0.018644707084445</text:p>
          </table:table-cell>
          <table:table-cell table:formula="of:=([.M64]/SUM([.$CH64:.$CK64]))" office:value-type="float" office:value="0.0380120772341792" calcext:value-type="float">
            <text:p>0.038012077234179</text:p>
          </table:table-cell>
          <table:table-cell table:formula="of:=([.N64]/SUM([.$CH64:.$CK64]))" office:value-type="float" office:value="0.030496381355178" calcext:value-type="float">
            <text:p>0.030496381355178</text:p>
          </table:table-cell>
          <table:table-cell table:formula="of:=([.O64]/SUM([.$CH64:.$CK64]))" office:value-type="float" office:value="0.0917782092916494" calcext:value-type="float">
            <text:p>0.091778209291649</text:p>
          </table:table-cell>
          <table:table-cell table:formula="of:=([.P64]/SUM([.$CH64:.$CK64]))" office:value-type="float" office:value="0.0105508807532132" calcext:value-type="float">
            <text:p>0.010550880753213</text:p>
          </table:table-cell>
          <table:table-cell table:formula="of:=([.Q64]/SUM([.$CH64:.$CK64]))" office:value-type="float" office:value="0.0377230120080638" calcext:value-type="float">
            <text:p>0.037723012008064</text:p>
          </table:table-cell>
          <table:table-cell table:formula="of:=([.R64]/SUM([.$CH64:.$CK64]))" office:value-type="float" office:value="0.0943797963266883" calcext:value-type="float">
            <text:p>0.094379796326688</text:p>
          </table:table-cell>
          <table:table-cell table:formula="of:=([.S64]/SUM([.$CH64:.$CK64]))" office:value-type="float" office:value="0.121985525420712" calcext:value-type="float">
            <text:p>0.121985525420712</text:p>
          </table:table-cell>
          <table:table-cell table:formula="of:=([.T64]/SUM([.$CH64:.$CK64]))" office:value-type="float" office:value="0.386624739929389" calcext:value-type="float">
            <text:p>0.386624739929389</text:p>
          </table:table-cell>
          <table:table-cell table:formula="of:=([.U64]/SUM([.$CH64:.$CK64]))" office:value-type="float" office:value="0.0836843829604173" calcext:value-type="float">
            <text:p>0.083684382960417</text:p>
          </table:table-cell>
          <table:table-cell table:formula="of:=([.V64]/SUM([.$CH64:.$CK64]))" office:value-type="float" office:value="0.0258713377373311" calcext:value-type="float">
            <text:p>0.025871337737331</text:p>
          </table:table-cell>
          <table:table-cell table:formula="of:=([.W64]/SUM([.$CH64:.$CK64]))" office:value-type="float" office:value="0.0403245990431026" calcext:value-type="float">
            <text:p>0.040324599043103</text:p>
          </table:table-cell>
          <table:table-cell table:formula="of:=([.X64]/SUM([.$CH64:.$CK64]))" office:value-type="float" office:value="0.014742326531887" calcext:value-type="float">
            <text:p>0.014742326531887</text:p>
          </table:table-cell>
          <table:table-cell table:formula="of:=([.Y64]/SUM([.$CH64:.$CK64]))" office:value-type="float" office:value="0.00303518487421203" calcext:value-type="float">
            <text:p>0.003035184874212</text:p>
          </table:table-cell>
          <table:table-cell table:formula="of:=([.Z64]/SUM([.$CH64:.$CK64]))" office:value-type="float" office:value="0.000433597839173147" calcext:value-type="float">
            <text:p>0.000433597839173</text:p>
          </table:table-cell>
          <table:table-cell table:formula="of:=([.AA64]/SUM([.$CH64:.$CK64]))" office:value-type="float" office:value="0.242814789936962" calcext:value-type="float">
            <text:p>0.242814789936962</text:p>
          </table:table-cell>
          <table:table-cell table:formula="of:=([.AB64]/SUM([.$CH64:.$CK64]))" office:value-type="float" office:value="0.686818977250264" calcext:value-type="float">
            <text:p>0.686818977250264</text:p>
          </table:table-cell>
          <table:table-cell table:formula="of:=([.AC64]/SUM([.$CH64:.$CK64]))" office:value-type="float" office:value="0.299182509029471" calcext:value-type="float">
            <text:p>0.299182509029471</text:p>
          </table:table-cell>
          <table:table-cell table:formula="of:=([.AD64]/SUM([.$CH64:.$CK64]))" office:value-type="float" office:value="0.0169103157277527" calcext:value-type="float">
            <text:p>0.016910315727753</text:p>
          </table:table-cell>
          <table:table-cell table:formula="of:=([.AE64]/SUM([.$CH64:.$CK64]))" office:value-type="float" office:value="0.00260158703503888" calcext:value-type="float">
            <text:p>0.002601587035039</text:p>
          </table:table-cell>
          <table:table-cell table:formula="of:=([.AF64]/SUM([.$CH64:.$CK64]))" office:value-type="float" office:value="0.0151759243710601" calcext:value-type="float">
            <text:p>0.01517592437106</text:p>
          </table:table-cell>
          <table:table-cell table:formula="of:=([.AG64]/SUM([.$CH64:.$CK64]))" office:value-type="float" office:value="0.0468285666306998" calcext:value-type="float">
            <text:p>0.0468285666307</text:p>
          </table:table-cell>
          <table:table-cell table:formula="of:=([.AH64]/SUM([.$CH64:.$CK64]))" office:value-type="float" office:value="0.0225470876370036" calcext:value-type="float">
            <text:p>0.022547087637004</text:p>
          </table:table-cell>
          <table:table-cell table:formula="of:=([.AI64]/SUM([.$CH64:.$CK64]))" office:value-type="float" office:value="0.00130079351751944" calcext:value-type="float">
            <text:p>0.001300793517519</text:p>
          </table:table-cell>
          <table:table-cell table:formula="of:=([.AJ64]/SUM([.$CH64:.$CK64]))" office:value-type="float" office:value="0" calcext:value-type="float">
            <text:p>0</text:p>
          </table:table-cell>
          <table:table-cell table:formula="of:=([.AK64]/SUM([.$CH64:.$CK64]))" office:value-type="float" office:value="0.0699537847199343" calcext:value-type="float">
            <text:p>0.069953784719934</text:p>
          </table:table-cell>
          <table:table-cell table:formula="of:=([.AL64]/SUM([.$CH64:.$CK64]))" office:value-type="float" office:value="0.197576082049897" calcext:value-type="float">
            <text:p>0.197576082049897</text:p>
          </table:table-cell>
          <table:table-cell table:formula="of:=([.AM64]/SUM([.$CH64:.$CK64]))" office:value-type="float" office:value="0.0958251224572654" calcext:value-type="float">
            <text:p>0.095825122457265</text:p>
          </table:table-cell>
          <table:table-cell table:formula="of:=([.AN64]/SUM([.$CH64:.$CK64]))" office:value-type="float" office:value="0.00823835894428979" calcext:value-type="float">
            <text:p>0.00823835894429</text:p>
          </table:table-cell>
          <table:table-cell table:formula="of:=([.AO64]/SUM([.$CH64:.$CK64]))" office:value-type="float" office:value="0.00216798919586573" calcext:value-type="float">
            <text:p>0.002167989195866</text:p>
          </table:table-cell>
          <table:table-cell table:formula="of:=([.AP64]/SUM([.$CH64:.$CK64]))" office:value-type="float" office:value="0.0745788283377812" calcext:value-type="float">
            <text:p>0.074578828337781</text:p>
          </table:table-cell>
          <table:table-cell table:formula="of:=([.AQ64]/SUM([.$CH64:.$CK64]))" office:value-type="float" office:value="0.00953915246180923" calcext:value-type="float">
            <text:p>0.009539152461809</text:p>
          </table:table-cell>
          <table:table-cell table:formula="of:=([.AR64]/SUM([.$CH64:.$CK64]))" office:value-type="float" office:value="1.12576452310655" calcext:value-type="float">
            <text:p>1.12576452310655</text:p>
          </table:table-cell>
          <table:table-cell table:formula="of:=([.AS64]/SUM([.$CH64:.$CK64]))" office:value-type="float" office:value="0.0923563397438802" calcext:value-type="float">
            <text:p>0.09235633974388</text:p>
          </table:table-cell>
          <table:table-cell table:formula="of:=([.AT64]/SUM([.$CH64:.$CK64]))" office:value-type="float" office:value="0.0758796218553007" calcext:value-type="float">
            <text:p>0.075879621855301</text:p>
          </table:table-cell>
          <table:table-cell table:formula="of:=([.AU64]/SUM([.$CH64:.$CK64]))" office:value-type="float" office:value="0.00216798919586573" calcext:value-type="float">
            <text:p>0.002167989195866</text:p>
          </table:table-cell>
          <table:table-cell table:formula="of:=([.AV64]/SUM([.$CH64:.$CK64]))" office:value-type="float" office:value="0.312334976817723" calcext:value-type="float">
            <text:p>0.312334976817723</text:p>
          </table:table-cell>
          <table:table-cell table:formula="of:=([.AW64]/SUM([.$CH64:.$CK64]))" office:value-type="float" office:value="0.0221134897978305" calcext:value-type="float">
            <text:p>0.022113489797831</text:p>
          </table:table-cell>
          <table:table-cell table:formula="of:=([.AX64]/SUM([.$CH64:.$CK64]))" office:value-type="float" office:value="0.0257268051242734" calcext:value-type="float">
            <text:p>0.025726805124273</text:p>
          </table:table-cell>
          <table:table-cell table:formula="of:=([.AY64]/SUM([.$CH64:.$CK64]))" office:value-type="float" office:value="0.00722663065288578" calcext:value-type="float">
            <text:p>0.007226630652886</text:p>
          </table:table-cell>
          <table:table-cell table:formula="of:=([.AZ64]/SUM([.$CH64:.$CK64]))" office:value-type="float" office:value="0.0309299791943511" calcext:value-type="float">
            <text:p>0.030929979194351</text:p>
          </table:table-cell>
          <table:table-cell table:formula="of:=([.BA64]/SUM([.$CH64:.$CK64]))" office:value-type="float" office:value="0.0351214249730249" calcext:value-type="float">
            <text:p>0.035121424973025</text:p>
          </table:table-cell>
          <table:table-cell table:formula="of:=([.BB64]/SUM([.$CH64:.$CK64]))" office:value-type="float" office:value="0.0289065226115431" calcext:value-type="float">
            <text:p>0.028906522611543</text:p>
          </table:table-cell>
          <table:table-cell table:formula="of:=([.BC64]/SUM([.$CH64:.$CK64]))" office:value-type="float" office:value="0.00939461984875151" calcext:value-type="float">
            <text:p>0.009394619848752</text:p>
          </table:table-cell>
          <table:table-cell table:formula="of:=([.BD64]/SUM([.$CH64:.$CK64]))" office:value-type="float" office:value="0.353526771539172" calcext:value-type="float">
            <text:p>0.353526771539172</text:p>
          </table:table-cell>
          <table:table-cell table:formula="of:=([.BE64]/SUM([.$CH64:.$CK64]))" office:value-type="float" office:value="0.0883094265782642" calcext:value-type="float">
            <text:p>0.088309426578264</text:p>
          </table:table-cell>
          <table:table-cell table:formula="of:=([.BF64]/SUM([.$CH64:.$CK64]))" office:value-type="float" office:value="0.746510946443101" calcext:value-type="float">
            <text:p>0.746510946443101</text:p>
          </table:table-cell>
          <table:table-cell table:formula="of:=([.BG64]/SUM([.$CH64:.$CK64]))" office:value-type="float" office:value="0.706041814786941" calcext:value-type="float">
            <text:p>0.706041814786941</text:p>
          </table:table-cell>
          <table:table-cell table:formula="of:=([.BH64]/SUM([.$CH64:.$CK64]))" office:value-type="float" office:value="0.316670955209455" calcext:value-type="float">
            <text:p>0.316670955209455</text:p>
          </table:table-cell>
          <table:table-cell table:formula="of:=([.BI64]/SUM([.$CH64:.$CK64]))" office:value-type="float" office:value="0.217087984812689" calcext:value-type="float">
            <text:p>0.217087984812689</text:p>
          </table:table-cell>
          <table:table-cell table:formula="of:=([.BJ64]/SUM([.$CH64:.$CK64]))" office:value-type="float" office:value="0.0302073161290626" calcext:value-type="float">
            <text:p>0.030207316129063</text:p>
          </table:table-cell>
          <table:table-cell table:formula="of:=([.BK64]/SUM([.$CH64:.$CK64]))" office:value-type="float" office:value="0.00505864145702004" calcext:value-type="float">
            <text:p>0.00505864145702</text:p>
          </table:table-cell>
          <table:table-cell table:formula="of:=([.BL64]/SUM([.$CH64:.$CK64]))" office:value-type="float" office:value="0.0501528167310273" calcext:value-type="float">
            <text:p>0.050152816731027</text:p>
          </table:table-cell>
          <table:table-cell table:formula="of:=([.BM64]/SUM([.$CH64:.$CK64]))" office:value-type="float" office:value="0.0497192188918542" calcext:value-type="float">
            <text:p>0.049719218891854</text:p>
          </table:table-cell>
          <table:table-cell table:formula="of:=([.BN64]/SUM([.$CH64:.$CK64]))" office:value-type="float" office:value="0.0289065226115431" calcext:value-type="float">
            <text:p>0.028906522611543</text:p>
          </table:table-cell>
          <table:table-cell table:formula="of:=([.BO64]/SUM([.$CH64:.$CK64]))" office:value-type="float" office:value="0.0186447070844453" calcext:value-type="float">
            <text:p>0.018644707084445</text:p>
          </table:table-cell>
          <table:table-cell table:formula="of:=([.BP64]/SUM([.$CH64:.$CK64]))" office:value-type="float" office:value="0.0729889695941464" calcext:value-type="float">
            <text:p>0.072988969594146</text:p>
          </table:table-cell>
          <table:table-cell table:formula="of:=([.BQ64]/SUM([.$CH64:.$CK64]))" office:value-type="float" office:value="0.0153204569841179" calcext:value-type="float">
            <text:p>0.015320456984118</text:p>
          </table:table-cell>
          <table:table-cell table:formula="of:=([.BR64]/SUM([.$CH64:.$CK64]))" office:value-type="float" office:value="0.24295932255002" calcext:value-type="float">
            <text:p>0.24295932255002</text:p>
          </table:table-cell>
          <table:table-cell table:formula="of:=([.BS64]/SUM([.$CH64:.$CK64]))" office:value-type="float" office:value="0.229806854761768" calcext:value-type="float">
            <text:p>0.229806854761768</text:p>
          </table:table-cell>
          <table:table-cell table:formula="of:=([.BT64]/SUM([.$CH64:.$CK64]))" office:value-type="float" office:value="0.108977590245518" calcext:value-type="float">
            <text:p>0.108977590245518</text:p>
          </table:table-cell>
          <table:table-cell table:formula="of:=([.BU64]/SUM([.$CH64:.$CK64]))" office:value-type="float" office:value="0.0377230120080638" calcext:value-type="float">
            <text:p>0.0377230120080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64</text:p>
          </table:table-cell>
          <table:table-cell table:formula="of:=([.B65]/SUM([.$CH65:.$CK65]))" office:value-type="float" office:value="0.0389678182870706" calcext:value-type="float">
            <text:p>0.038967818287071</text:p>
          </table:table-cell>
          <table:table-cell table:formula="of:=([.C65]/SUM([.$CH65:.$CK65]))" office:value-type="float" office:value="0.0596490626293706" calcext:value-type="float">
            <text:p>0.059649062629371</text:p>
          </table:table-cell>
          <table:table-cell table:formula="of:=([.D65]/SUM([.$CH65:.$CK65]))" office:value-type="float" office:value="0.0782621825374406" calcext:value-type="float">
            <text:p>0.078262182537441</text:p>
          </table:table-cell>
          <table:table-cell table:formula="of:=([.E65]/SUM([.$CH65:.$CK65]))" office:value-type="float" office:value="0.187655080242764" calcext:value-type="float">
            <text:p>0.187655080242764</text:p>
          </table:table-cell>
          <table:table-cell table:formula="of:=([.F65]/SUM([.$CH65:.$CK65]))" office:value-type="float" office:value="0.00533358406722474" calcext:value-type="float">
            <text:p>0.005333584067225</text:p>
          </table:table-cell>
          <table:table-cell table:formula="of:=([.G65]/SUM([.$CH65:.$CK65]))" office:value-type="float" office:value="0.199301886267112" calcext:value-type="float">
            <text:p>0.199301886267112</text:p>
          </table:table-cell>
          <table:table-cell table:formula="of:=([.H65]/SUM([.$CH65:.$CK65]))" office:value-type="float" office:value="0.439857412564391" calcext:value-type="float">
            <text:p>0.439857412564391</text:p>
          </table:table-cell>
          <table:table-cell table:formula="of:=([.I65]/SUM([.$CH65:.$CK65]))" office:value-type="float" office:value="0.391528609996069" calcext:value-type="float">
            <text:p>0.391528609996069</text:p>
          </table:table-cell>
          <table:table-cell table:formula="of:=([.J65]/SUM([.$CH65:.$CK65]))" office:value-type="float" office:value="0.974086608522331" calcext:value-type="float">
            <text:p>0.974086608522331</text:p>
          </table:table-cell>
          <table:table-cell table:formula="of:=([.K65]/SUM([.$CH65:.$CK65]))" office:value-type="float" office:value="0.0484376512227553" calcext:value-type="float">
            <text:p>0.048437651222755</text:p>
          </table:table-cell>
          <table:table-cell table:formula="of:=([.L65]/SUM([.$CH65:.$CK65]))" office:value-type="float" office:value="0.00315661097856158" calcext:value-type="float">
            <text:p>0.003156610978562</text:p>
          </table:table-cell>
          <table:table-cell table:formula="of:=([.M65]/SUM([.$CH65:.$CK65]))" office:value-type="float" office:value="0.00326545963299474" calcext:value-type="float">
            <text:p>0.003265459632995</text:p>
          </table:table-cell>
          <table:table-cell table:formula="of:=([.N65]/SUM([.$CH65:.$CK65]))" office:value-type="float" office:value="0.00359200559629421" calcext:value-type="float">
            <text:p>0.003592005596294</text:p>
          </table:table-cell>
          <table:table-cell table:formula="of:=([.O65]/SUM([.$CH65:.$CK65]))" office:value-type="float" office:value="0.0156742062383748" calcext:value-type="float">
            <text:p>0.015674206238375</text:p>
          </table:table-cell>
          <table:table-cell table:formula="of:=([.P65]/SUM([.$CH65:.$CK65]))" office:value-type="float" office:value="0.000979637889898422" calcext:value-type="float">
            <text:p>0.000979637889898</text:p>
          </table:table-cell>
          <table:table-cell table:formula="of:=([.Q65]/SUM([.$CH65:.$CK65]))" office:value-type="float" office:value="0.05377123528998" calcext:value-type="float">
            <text:p>0.05377123528998</text:p>
          </table:table-cell>
          <table:table-cell table:formula="of:=([.R65]/SUM([.$CH65:.$CK65]))" office:value-type="float" office:value="0.116250362934613" calcext:value-type="float">
            <text:p>0.116250362934613</text:p>
          </table:table-cell>
          <table:table-cell table:formula="of:=([.S65]/SUM([.$CH65:.$CK65]))" office:value-type="float" office:value="0.11820963871441" calcext:value-type="float">
            <text:p>0.11820963871441</text:p>
          </table:table-cell>
          <table:table-cell table:formula="of:=([.T65]/SUM([.$CH65:.$CK65]))" office:value-type="float" office:value="0.562747543419427" calcext:value-type="float">
            <text:p>0.562747543419427</text:p>
          </table:table-cell>
          <table:table-cell table:formula="of:=([.U65]/SUM([.$CH65:.$CK65]))" office:value-type="float" office:value="0.129312201466592" calcext:value-type="float">
            <text:p>0.129312201466592</text:p>
          </table:table-cell>
          <table:table-cell table:formula="of:=([.V65]/SUM([.$CH65:.$CK65]))" office:value-type="float" office:value="0.0946983293568474" calcext:value-type="float">
            <text:p>0.094698329356848</text:p>
          </table:table-cell>
          <table:table-cell table:formula="of:=([.W65]/SUM([.$CH65:.$CK65]))" office:value-type="float" office:value="0.025470585137359" calcext:value-type="float">
            <text:p>0.025470585137359</text:p>
          </table:table-cell>
          <table:table-cell table:formula="of:=([.X65]/SUM([.$CH65:.$CK65]))" office:value-type="float" office:value="0.00685746522928895" calcext:value-type="float">
            <text:p>0.006857465229289</text:p>
          </table:table-cell>
          <table:table-cell table:formula="of:=([.Y65]/SUM([.$CH65:.$CK65]))" office:value-type="float" office:value="0.000653091926598948" calcext:value-type="float">
            <text:p>0.000653091926599</text:p>
          </table:table-cell>
          <table:table-cell table:formula="of:=([.Z65]/SUM([.$CH65:.$CK65]))" office:value-type="float" office:value="0" calcext:value-type="float">
            <text:p>0</text:p>
          </table:table-cell>
          <table:table-cell table:formula="of:=([.AA65]/SUM([.$CH65:.$CK65]))" office:value-type="float" office:value="0.425162844215915" calcext:value-type="float">
            <text:p>0.425162844215915</text:p>
          </table:table-cell>
          <table:table-cell table:formula="of:=([.AB65]/SUM([.$CH65:.$CK65]))" office:value-type="float" office:value="0.297483372565821" calcext:value-type="float">
            <text:p>0.297483372565821</text:p>
          </table:table-cell>
          <table:table-cell table:formula="of:=([.AC65]/SUM([.$CH65:.$CK65]))" office:value-type="float" office:value="0.0444102510087285" calcext:value-type="float">
            <text:p>0.044410251008729</text:p>
          </table:table-cell>
          <table:table-cell table:formula="of:=([.AD65]/SUM([.$CH65:.$CK65]))" office:value-type="float" office:value="0.00326545963299474" calcext:value-type="float">
            <text:p>0.003265459632995</text:p>
          </table:table-cell>
          <table:table-cell table:formula="of:=([.AE65]/SUM([.$CH65:.$CK65]))" office:value-type="float" office:value="0.000979637889898422" calcext:value-type="float">
            <text:p>0.000979637889898</text:p>
          </table:table-cell>
          <table:table-cell table:formula="of:=([.AF65]/SUM([.$CH65:.$CK65]))" office:value-type="float" office:value="0.00359200559629421" calcext:value-type="float">
            <text:p>0.003592005596294</text:p>
          </table:table-cell>
          <table:table-cell table:formula="of:=([.AG65]/SUM([.$CH65:.$CK65]))" office:value-type="float" office:value="0.00457164348619263" calcext:value-type="float">
            <text:p>0.004571643486193</text:p>
          </table:table-cell>
          <table:table-cell table:formula="of:=([.AH65]/SUM([.$CH65:.$CK65]))" office:value-type="float" office:value="0.00326545963299474" calcext:value-type="float">
            <text:p>0.003265459632995</text:p>
          </table:table-cell>
          <table:table-cell table:formula="of:=([.AI65]/SUM([.$CH65:.$CK65]))" office:value-type="float" office:value="0.000653091926598948" calcext:value-type="float">
            <text:p>0.000653091926599</text:p>
          </table:table-cell>
          <table:table-cell table:formula="of:=([.AJ65]/SUM([.$CH65:.$CK65]))" office:value-type="float" office:value="0" calcext:value-type="float">
            <text:p>0</text:p>
          </table:table-cell>
          <table:table-cell table:formula="of:=([.AK65]/SUM([.$CH65:.$CK65]))" office:value-type="float" office:value="0.0687923496017558" calcext:value-type="float">
            <text:p>0.068792349601756</text:p>
          </table:table-cell>
          <table:table-cell table:formula="of:=([.AL65]/SUM([.$CH65:.$CK65]))" office:value-type="float" office:value="0.241426315532744" calcext:value-type="float">
            <text:p>0.241426315532744</text:p>
          </table:table-cell>
          <table:table-cell table:formula="of:=([.AM65]/SUM([.$CH65:.$CK65]))" office:value-type="float" office:value="0.184825015227502" calcext:value-type="float">
            <text:p>0.184825015227502</text:p>
          </table:table-cell>
          <table:table-cell table:formula="of:=([.AN65]/SUM([.$CH65:.$CK65]))" office:value-type="float" office:value="0.02481749321076" calcext:value-type="float">
            <text:p>0.02481749321076</text:p>
          </table:table-cell>
          <table:table-cell table:formula="of:=([.AO65]/SUM([.$CH65:.$CK65]))" office:value-type="float" office:value="0.00326545963299474" calcext:value-type="float">
            <text:p>0.003265459632995</text:p>
          </table:table-cell>
          <table:table-cell table:formula="of:=([.AP65]/SUM([.$CH65:.$CK65]))" office:value-type="float" office:value="0.120060065839773" calcext:value-type="float">
            <text:p>0.120060065839773</text:p>
          </table:table-cell>
          <table:table-cell table:formula="of:=([.AQ65]/SUM([.$CH65:.$CK65]))" office:value-type="float" office:value="0.0563836029963758" calcext:value-type="float">
            <text:p>0.056383602996376</text:p>
          </table:table-cell>
          <table:table-cell table:formula="of:=([.AR65]/SUM([.$CH65:.$CK65]))" office:value-type="float" office:value="0.688467739289724" calcext:value-type="float">
            <text:p>0.688467739289724</text:p>
          </table:table-cell>
          <table:table-cell table:formula="of:=([.AS65]/SUM([.$CH65:.$CK65]))" office:value-type="float" office:value="0.209860205747129" calcext:value-type="float">
            <text:p>0.209860205747129</text:p>
          </table:table-cell>
          <table:table-cell table:formula="of:=([.AT65]/SUM([.$CH65:.$CK65]))" office:value-type="float" office:value="0.0104494708255832" calcext:value-type="float">
            <text:p>0.010449470825583</text:p>
          </table:table-cell>
          <table:table-cell table:formula="of:=([.AU65]/SUM([.$CH65:.$CK65]))" office:value-type="float" office:value="0.000979637889898422" calcext:value-type="float">
            <text:p>0.000979637889898</text:p>
          </table:table-cell>
          <table:table-cell table:formula="of:=([.AV65]/SUM([.$CH65:.$CK65]))" office:value-type="float" office:value="0.458579381126895" calcext:value-type="float">
            <text:p>0.458579381126895</text:p>
          </table:table-cell>
          <table:table-cell table:formula="of:=([.AW65]/SUM([.$CH65:.$CK65]))" office:value-type="float" office:value="0.027538709571589" calcext:value-type="float">
            <text:p>0.027538709571589</text:p>
          </table:table-cell>
          <table:table-cell table:formula="of:=([.AX65]/SUM([.$CH65:.$CK65]))" office:value-type="float" office:value="0.0770648473386759" calcext:value-type="float">
            <text:p>0.077064847338676</text:p>
          </table:table-cell>
          <table:table-cell table:formula="of:=([.AY65]/SUM([.$CH65:.$CK65]))" office:value-type="float" office:value="0.0257971311006584" calcext:value-type="float">
            <text:p>0.025797131100659</text:p>
          </table:table-cell>
          <table:table-cell table:formula="of:=([.AZ65]/SUM([.$CH65:.$CK65]))" office:value-type="float" office:value="0.111896416757286" calcext:value-type="float">
            <text:p>0.111896416757286</text:p>
          </table:table-cell>
          <table:table-cell table:formula="of:=([.BA65]/SUM([.$CH65:.$CK65]))" office:value-type="float" office:value="0.0652003440054616" calcext:value-type="float">
            <text:p>0.065200344005462</text:p>
          </table:table-cell>
          <table:table-cell table:formula="of:=([.BB65]/SUM([.$CH65:.$CK65]))" office:value-type="float" office:value="0.0224228228132305" calcext:value-type="float">
            <text:p>0.022422822813231</text:p>
          </table:table-cell>
          <table:table-cell table:formula="of:=([.BC65]/SUM([.$CH65:.$CK65]))" office:value-type="float" office:value="0.0389678182870706" calcext:value-type="float">
            <text:p>0.038967818287071</text:p>
          </table:table-cell>
          <table:table-cell table:formula="of:=([.BD65]/SUM([.$CH65:.$CK65]))" office:value-type="float" office:value="0.481002203940125" calcext:value-type="float">
            <text:p>0.481002203940125</text:p>
          </table:table-cell>
          <table:table-cell table:formula="of:=([.BE65]/SUM([.$CH65:.$CK65]))" office:value-type="float" office:value="0.18406307464647" calcext:value-type="float">
            <text:p>0.18406307464647</text:p>
          </table:table-cell>
          <table:table-cell table:formula="of:=([.BF65]/SUM([.$CH65:.$CK65]))" office:value-type="float" office:value="0.774784722255219" calcext:value-type="float">
            <text:p>0.774784722255219</text:p>
          </table:table-cell>
          <table:table-cell table:formula="of:=([.BG65]/SUM([.$CH65:.$CK65]))" office:value-type="float" office:value="0.260801376021847" calcext:value-type="float">
            <text:p>0.260801376021847</text:p>
          </table:table-cell>
          <table:table-cell table:formula="of:=([.BH65]/SUM([.$CH65:.$CK65]))" office:value-type="float" office:value="0.0501792296936858" calcext:value-type="float">
            <text:p>0.050179229693686</text:p>
          </table:table-cell>
          <table:table-cell table:formula="of:=([.BI65]/SUM([.$CH65:.$CK65]))" office:value-type="float" office:value="0.199301886267112" calcext:value-type="float">
            <text:p>0.199301886267112</text:p>
          </table:table-cell>
          <table:table-cell table:formula="of:=([.BJ65]/SUM([.$CH65:.$CK65]))" office:value-type="float" office:value="0.00359200559629421" calcext:value-type="float">
            <text:p>0.003592005596294</text:p>
          </table:table-cell>
          <table:table-cell table:formula="of:=([.BK65]/SUM([.$CH65:.$CK65]))" office:value-type="float" office:value="0.000326545963299474" calcext:value-type="float">
            <text:p>0.000326545963299</text:p>
          </table:table-cell>
          <table:table-cell table:formula="of:=([.BL65]/SUM([.$CH65:.$CK65]))" office:value-type="float" office:value="0.00685746522928895" calcext:value-type="float">
            <text:p>0.006857465229289</text:p>
          </table:table-cell>
          <table:table-cell table:formula="of:=([.BM65]/SUM([.$CH65:.$CK65]))" office:value-type="float" office:value="0.00653091926598948" calcext:value-type="float">
            <text:p>0.006530919265989</text:p>
          </table:table-cell>
          <table:table-cell table:formula="of:=([.BN65]/SUM([.$CH65:.$CK65]))" office:value-type="float" office:value="0.00587782733939053" calcext:value-type="float">
            <text:p>0.005877827339391</text:p>
          </table:table-cell>
          <table:table-cell table:formula="of:=([.BO65]/SUM([.$CH65:.$CK65]))" office:value-type="float" office:value="0.00315661097856158" calcext:value-type="float">
            <text:p>0.003156610978562</text:p>
          </table:table-cell>
          <table:table-cell table:formula="of:=([.BP65]/SUM([.$CH65:.$CK65]))" office:value-type="float" office:value="0.0901266858706548" calcext:value-type="float">
            <text:p>0.090126685870655</text:p>
          </table:table-cell>
          <table:table-cell table:formula="of:=([.BQ65]/SUM([.$CH65:.$CK65]))" office:value-type="float" office:value="0.01447687103961" calcext:value-type="float">
            <text:p>0.01447687103961</text:p>
          </table:table-cell>
          <table:table-cell table:formula="of:=([.BR65]/SUM([.$CH65:.$CK65]))" office:value-type="float" office:value="0.193968302199888" calcext:value-type="float">
            <text:p>0.193968302199888</text:p>
          </table:table-cell>
          <table:table-cell table:formula="of:=([.BS65]/SUM([.$CH65:.$CK65]))" office:value-type="float" office:value="0.358438619048389" calcext:value-type="float">
            <text:p>0.358438619048389</text:p>
          </table:table-cell>
          <table:table-cell table:formula="of:=([.BT65]/SUM([.$CH65:.$CK65]))" office:value-type="float" office:value="0.248610326725333" calcext:value-type="float">
            <text:p>0.248610326725333</text:p>
          </table:table-cell>
          <table:table-cell table:formula="of:=([.BU65]/SUM([.$CH65:.$CK65]))" office:value-type="float" office:value="0.05377123528998" calcext:value-type="float">
            <text:p>0.053771235289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65</text:p>
          </table:table-cell>
          <table:table-cell table:formula="of:=([.B66]/SUM([.$CH66:.$CK66]))" office:value-type="float" office:value="0.00376539697002318" calcext:value-type="float">
            <text:p>0.003765396970023</text:p>
          </table:table-cell>
          <table:table-cell table:formula="of:=([.C66]/SUM([.$CH66:.$CK66]))" office:value-type="float" office:value="0.0112961909100695" calcext:value-type="float">
            <text:p>0.01129619091007</text:p>
          </table:table-cell>
          <table:table-cell table:formula="of:=([.D66]/SUM([.$CH66:.$CK66]))" office:value-type="float" office:value="0.0122375401525753" calcext:value-type="float">
            <text:p>0.012237540152575</text:p>
          </table:table-cell>
          <table:table-cell table:formula="of:=([.E66]/SUM([.$CH66:.$CK66]))" office:value-type="float" office:value="0.0335747896493734" calcext:value-type="float">
            <text:p>0.033574789649373</text:p>
          </table:table-cell>
          <table:table-cell table:formula="of:=([.F66]/SUM([.$CH66:.$CK66]))" office:value-type="float" office:value="0.00141202386375869" calcext:value-type="float">
            <text:p>0.001412023863759</text:p>
          </table:table-cell>
          <table:table-cell table:formula="of:=([.G66]/SUM([.$CH66:.$CK66]))" office:value-type="float" office:value="0.402426801171228" calcext:value-type="float">
            <text:p>0.402426801171228</text:p>
          </table:table-cell>
          <table:table-cell table:formula="of:=([.H66]/SUM([.$CH66:.$CK66]))" office:value-type="float" office:value="0.879220192500413" calcext:value-type="float">
            <text:p>0.879220192500413</text:p>
          </table:table-cell>
          <table:table-cell table:formula="of:=([.I66]/SUM([.$CH66:.$CK66]))" office:value-type="float" office:value="0.857098485301527" calcext:value-type="float">
            <text:p>0.857098485301527</text:p>
          </table:table-cell>
          <table:table-cell table:formula="of:=([.J66]/SUM([.$CH66:.$CK66]))" office:value-type="float" office:value="2.11850647025929" calcext:value-type="float">
            <text:p>2.11850647025929</text:p>
          </table:table-cell>
          <table:table-cell table:formula="of:=([.K66]/SUM([.$CH66:.$CK66]))" office:value-type="float" office:value="0.23329772060102" calcext:value-type="float">
            <text:p>0.23329772060102</text:p>
          </table:table-cell>
          <table:table-cell table:formula="of:=([.L66]/SUM([.$CH66:.$CK66]))" office:value-type="float" office:value="0.00251026464668212" calcext:value-type="float">
            <text:p>0.002510264646682</text:p>
          </table:table-cell>
          <table:table-cell table:formula="of:=([.M66]/SUM([.$CH66:.$CK66]))" office:value-type="float" office:value="0.00800146856129926" calcext:value-type="float">
            <text:p>0.008001468561299</text:p>
          </table:table-cell>
          <table:table-cell table:formula="of:=([.N66]/SUM([.$CH66:.$CK66]))" office:value-type="float" office:value="0.00470674621252898" calcext:value-type="float">
            <text:p>0.004706746212529</text:p>
          </table:table-cell>
          <table:table-cell table:formula="of:=([.O66]/SUM([.$CH66:.$CK66]))" office:value-type="float" office:value="0.0192976594713688" calcext:value-type="float">
            <text:p>0.019297659471369</text:p>
          </table:table-cell>
          <table:table-cell table:formula="of:=([.P66]/SUM([.$CH66:.$CK66]))" office:value-type="float" office:value="0.000941349242505796" calcext:value-type="float">
            <text:p>0.000941349242506</text:p>
          </table:table-cell>
          <table:table-cell table:formula="of:=([.Q66]/SUM([.$CH66:.$CK66]))" office:value-type="float" office:value="0.00109824078292343" calcext:value-type="float">
            <text:p>0.001098240782923</text:p>
          </table:table-cell>
          <table:table-cell table:formula="of:=([.R66]/SUM([.$CH66:.$CK66]))" office:value-type="float" office:value="0.000470674621252898" calcext:value-type="float">
            <text:p>0.000470674621253</text:p>
          </table:table-cell>
          <table:table-cell table:formula="of:=([.S66]/SUM([.$CH66:.$CK66]))" office:value-type="float" office:value="0.00141202386375869" calcext:value-type="float">
            <text:p>0.001412023863759</text:p>
          </table:table-cell>
          <table:table-cell table:formula="of:=([.T66]/SUM([.$CH66:.$CK66]))" office:value-type="float" office:value="0.00564809545503477" calcext:value-type="float">
            <text:p>0.005648095455035</text:p>
          </table:table-cell>
          <table:table-cell table:formula="of:=([.U66]/SUM([.$CH66:.$CK66]))" office:value-type="float" office:value="0.000941349242505796" calcext:value-type="float">
            <text:p>0.000941349242506</text:p>
          </table:table-cell>
          <table:table-cell table:formula="of:=([.V66]/SUM([.$CH66:.$CK66]))" office:value-type="float" office:value="0.0169442863651043" calcext:value-type="float">
            <text:p>0.016944286365104</text:p>
          </table:table-cell>
          <table:table-cell table:formula="of:=([.W66]/SUM([.$CH66:.$CK66]))" office:value-type="float" office:value="0.00753079394004637" calcext:value-type="float">
            <text:p>0.007530793940046</text:p>
          </table:table-cell>
          <table:table-cell table:formula="of:=([.X66]/SUM([.$CH66:.$CK66]))" office:value-type="float" office:value="0.000470674621252898" calcext:value-type="float">
            <text:p>0.000470674621253</text:p>
          </table:table-cell>
          <table:table-cell table:formula="of:=([.Y66]/SUM([.$CH66:.$CK66]))" office:value-type="float" office:value="0" calcext:value-type="float">
            <text:p>0</text:p>
          </table:table-cell>
          <table:table-cell table:formula="of:=([.Z66]/SUM([.$CH66:.$CK66]))" office:value-type="float" office:value="0" calcext:value-type="float">
            <text:p>0</text:p>
          </table:table-cell>
          <table:table-cell table:formula="of:=([.AA66]/SUM([.$CH66:.$CK66]))" office:value-type="float" office:value="0.949193819526677" calcext:value-type="float">
            <text:p>0.949193819526677</text:p>
          </table:table-cell>
          <table:table-cell table:formula="of:=([.AB66]/SUM([.$CH66:.$CK66]))" office:value-type="float" office:value="0.662552975183663" calcext:value-type="float">
            <text:p>0.662552975183663</text:p>
          </table:table-cell>
          <table:table-cell table:formula="of:=([.AC66]/SUM([.$CH66:.$CK66]))" office:value-type="float" office:value="0.0602463515203709" calcext:value-type="float">
            <text:p>0.060246351520371</text:p>
          </table:table-cell>
          <table:table-cell table:formula="of:=([.AD66]/SUM([.$CH66:.$CK66]))" office:value-type="float" office:value="0.00188269848501159" calcext:value-type="float">
            <text:p>0.001882698485012</text:p>
          </table:table-cell>
          <table:table-cell table:formula="of:=([.AE66]/SUM([.$CH66:.$CK66]))" office:value-type="float" office:value="0.000470674621252898" calcext:value-type="float">
            <text:p>0.000470674621253</text:p>
          </table:table-cell>
          <table:table-cell table:formula="of:=([.AF66]/SUM([.$CH66:.$CK66]))" office:value-type="float" office:value="0.00564809545503477" calcext:value-type="float">
            <text:p>0.005648095455035</text:p>
          </table:table-cell>
          <table:table-cell table:formula="of:=([.AG66]/SUM([.$CH66:.$CK66]))" office:value-type="float" office:value="0.00658944469754057" calcext:value-type="float">
            <text:p>0.006589444697541</text:p>
          </table:table-cell>
          <table:table-cell table:formula="of:=([.AH66]/SUM([.$CH66:.$CK66]))" office:value-type="float" office:value="0.00282404772751739" calcext:value-type="float">
            <text:p>0.002824047727517</text:p>
          </table:table-cell>
          <table:table-cell table:formula="of:=([.AI66]/SUM([.$CH66:.$CK66]))" office:value-type="float" office:value="0" calcext:value-type="float">
            <text:p>0</text:p>
          </table:table-cell>
          <table:table-cell table:formula="of:=([.AJ66]/SUM([.$CH66:.$CK66]))" office:value-type="float" office:value="0" calcext:value-type="float">
            <text:p>0</text:p>
          </table:table-cell>
          <table:table-cell table:formula="of:=([.AK66]/SUM([.$CH66:.$CK66]))" office:value-type="float" office:value="0.000470674621252898" calcext:value-type="float">
            <text:p>0.000470674621253</text:p>
          </table:table-cell>
          <table:table-cell table:formula="of:=([.AL66]/SUM([.$CH66:.$CK66]))" office:value-type="float" office:value="0.000941349242505796" calcext:value-type="float">
            <text:p>0.000941349242506</text:p>
          </table:table-cell>
          <table:table-cell table:formula="of:=([.AM66]/SUM([.$CH66:.$CK66]))" office:value-type="float" office:value="0.00141202386375869" calcext:value-type="float">
            <text:p>0.001412023863759</text:p>
          </table:table-cell>
          <table:table-cell table:formula="of:=([.AN66]/SUM([.$CH66:.$CK66]))" office:value-type="float" office:value="0" calcext:value-type="float">
            <text:p>0</text:p>
          </table:table-cell>
          <table:table-cell table:formula="of:=([.AO66]/SUM([.$CH66:.$CK66]))" office:value-type="float" office:value="0" calcext:value-type="float">
            <text:p>0</text:p>
          </table:table-cell>
          <table:table-cell table:formula="of:=([.AP66]/SUM([.$CH66:.$CK66]))" office:value-type="float" office:value="0.0236906226030625" calcext:value-type="float">
            <text:p>0.023690622603063</text:p>
          </table:table-cell>
          <table:table-cell table:formula="of:=([.AQ66]/SUM([.$CH66:.$CK66]))" office:value-type="float" office:value="0.00894281780380506" calcext:value-type="float">
            <text:p>0.008942817803805</text:p>
          </table:table-cell>
          <table:table-cell table:formula="of:=([.AR66]/SUM([.$CH66:.$CK66]))" office:value-type="float" office:value="1.41390656224371" calcext:value-type="float">
            <text:p>1.41390656224371</text:p>
          </table:table-cell>
          <table:table-cell table:formula="of:=([.AS66]/SUM([.$CH66:.$CK66]))" office:value-type="float" office:value="0.498287532366401" calcext:value-type="float">
            <text:p>0.498287532366401</text:p>
          </table:table-cell>
          <table:table-cell table:formula="of:=([.AT66]/SUM([.$CH66:.$CK66]))" office:value-type="float" office:value="0.013649564016334" calcext:value-type="float">
            <text:p>0.013649564016334</text:p>
          </table:table-cell>
          <table:table-cell table:formula="of:=([.AU66]/SUM([.$CH66:.$CK66]))" office:value-type="float" office:value="0.00141202386375869" calcext:value-type="float">
            <text:p>0.001412023863759</text:p>
          </table:table-cell>
          <table:table-cell table:formula="of:=([.AV66]/SUM([.$CH66:.$CK66]))" office:value-type="float" office:value="0.00423607159127608" calcext:value-type="float">
            <text:p>0.004236071591276</text:p>
          </table:table-cell>
          <table:table-cell table:formula="of:=([.AW66]/SUM([.$CH66:.$CK66]))" office:value-type="float" office:value="0.000941349242505796" calcext:value-type="float">
            <text:p>0.000941349242506</text:p>
          </table:table-cell>
          <table:table-cell table:formula="of:=([.AX66]/SUM([.$CH66:.$CK66]))" office:value-type="float" office:value="0.0164736117438514" calcext:value-type="float">
            <text:p>0.016473611743852</text:p>
          </table:table-cell>
          <table:table-cell table:formula="of:=([.AY66]/SUM([.$CH66:.$CK66]))" office:value-type="float" office:value="0.00470674621252898" calcext:value-type="float">
            <text:p>0.004706746212529</text:p>
          </table:table-cell>
          <table:table-cell table:formula="of:=([.AZ66]/SUM([.$CH66:.$CK66]))" office:value-type="float" office:value="0.0203959002542922" calcext:value-type="float">
            <text:p>0.020395900254292</text:p>
          </table:table-cell>
          <table:table-cell table:formula="of:=([.BA66]/SUM([.$CH66:.$CK66]))" office:value-type="float" office:value="0.0103548416675638" calcext:value-type="float">
            <text:p>0.010354841667564</text:p>
          </table:table-cell>
          <table:table-cell table:formula="of:=([.BB66]/SUM([.$CH66:.$CK66]))" office:value-type="float" office:value="0.00235337310626449" calcext:value-type="float">
            <text:p>0.002353373106264</text:p>
          </table:table-cell>
          <table:table-cell table:formula="of:=([.BC66]/SUM([.$CH66:.$CK66]))" office:value-type="float" office:value="0.00376539697002318" calcext:value-type="float">
            <text:p>0.003765396970023</text:p>
          </table:table-cell>
          <table:table-cell table:formula="of:=([.BD66]/SUM([.$CH66:.$CK66]))" office:value-type="float" office:value="1.06607801713781" calcext:value-type="float">
            <text:p>1.06607801713781</text:p>
          </table:table-cell>
          <table:table-cell table:formula="of:=([.BE66]/SUM([.$CH66:.$CK66]))" office:value-type="float" office:value="0.415919473647144" calcext:value-type="float">
            <text:p>0.415919473647144</text:p>
          </table:table-cell>
          <table:table-cell table:formula="of:=([.BF66]/SUM([.$CH66:.$CK66]))" office:value-type="float" office:value="1.69113391416166" calcext:value-type="float">
            <text:p>1.69113391416166</text:p>
          </table:table-cell>
          <table:table-cell table:formula="of:=([.BG66]/SUM([.$CH66:.$CK66]))" office:value-type="float" office:value="0.553984029214661" calcext:value-type="float">
            <text:p>0.553984029214661</text:p>
          </table:table-cell>
          <table:table-cell table:formula="of:=([.BH66]/SUM([.$CH66:.$CK66]))" office:value-type="float" office:value="0.149203854937169" calcext:value-type="float">
            <text:p>0.149203854937169</text:p>
          </table:table-cell>
          <table:table-cell table:formula="of:=([.BI66]/SUM([.$CH66:.$CK66]))" office:value-type="float" office:value="0.402426801171228" calcext:value-type="float">
            <text:p>0.402426801171228</text:p>
          </table:table-cell>
          <table:table-cell table:formula="of:=([.BJ66]/SUM([.$CH66:.$CK66]))" office:value-type="float" office:value="0.00596187853587004" calcext:value-type="float">
            <text:p>0.00596187853587</text:p>
          </table:table-cell>
          <table:table-cell table:formula="of:=([.BK66]/SUM([.$CH66:.$CK66]))" office:value-type="float" office:value="0.00345161388918792" calcext:value-type="float">
            <text:p>0.003451613889188</text:p>
          </table:table-cell>
          <table:table-cell table:formula="of:=([.BL66]/SUM([.$CH66:.$CK66]))" office:value-type="float" office:value="0.0108255162888167" calcext:value-type="float">
            <text:p>0.010825516288817</text:p>
          </table:table-cell>
          <table:table-cell table:formula="of:=([.BM66]/SUM([.$CH66:.$CK66]))" office:value-type="float" office:value="0.00753079394004637" calcext:value-type="float">
            <text:p>0.007530793940046</text:p>
          </table:table-cell>
          <table:table-cell table:formula="of:=([.BN66]/SUM([.$CH66:.$CK66]))" office:value-type="float" office:value="0.00376539697002318" calcext:value-type="float">
            <text:p>0.003765396970023</text:p>
          </table:table-cell>
          <table:table-cell table:formula="of:=([.BO66]/SUM([.$CH66:.$CK66]))" office:value-type="float" office:value="0.00251026464668212" calcext:value-type="float">
            <text:p>0.002510264646682</text:p>
          </table:table-cell>
          <table:table-cell table:formula="of:=([.BP66]/SUM([.$CH66:.$CK66]))" office:value-type="float" office:value="0.000470674621252898" calcext:value-type="float">
            <text:p>0.000470674621253</text:p>
          </table:table-cell>
          <table:table-cell table:formula="of:=([.BQ66]/SUM([.$CH66:.$CK66]))" office:value-type="float" office:value="0.000470674621252898" calcext:value-type="float">
            <text:p>0.000470674621253</text:p>
          </table:table-cell>
          <table:table-cell table:formula="of:=([.BR66]/SUM([.$CH66:.$CK66]))" office:value-type="float" office:value="0.00517742083378188" calcext:value-type="float">
            <text:p>0.005177420833782</text:p>
          </table:table-cell>
          <table:table-cell table:formula="of:=([.BS66]/SUM([.$CH66:.$CK66]))" office:value-type="float" office:value="0.00141202386375869" calcext:value-type="float">
            <text:p>0.001412023863759</text:p>
          </table:table-cell>
          <table:table-cell table:formula="of:=([.BT66]/SUM([.$CH66:.$CK66]))" office:value-type="float" office:value="0.000941349242505796" calcext:value-type="float">
            <text:p>0.000941349242506</text:p>
          </table:table-cell>
          <table:table-cell table:formula="of:=([.BU66]/SUM([.$CH66:.$CK66]))" office:value-type="float" office:value="0.00109824078292343" calcext:value-type="float">
            <text:p>0.00109824078292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66</text:p>
          </table:table-cell>
          <table:table-cell table:formula="of:=([.B67]/SUM([.$CH67:.$CK67]))" office:value-type="float" office:value="0.0101722159267025" calcext:value-type="float">
            <text:p>0.010172215926703</text:p>
          </table:table-cell>
          <table:table-cell table:formula="of:=([.C67]/SUM([.$CH67:.$CK67]))" office:value-type="float" office:value="0.016216576115033" calcext:value-type="float">
            <text:p>0.016216576115033</text:p>
          </table:table-cell>
          <table:table-cell table:formula="of:=([.D67]/SUM([.$CH67:.$CK67]))" office:value-type="float" office:value="0.0237351704956391" calcext:value-type="float">
            <text:p>0.023735170495639</text:p>
          </table:table-cell>
          <table:table-cell table:formula="of:=([.E67]/SUM([.$CH67:.$CK67]))" office:value-type="float" office:value="0.0617704126563528" calcext:value-type="float">
            <text:p>0.061770412656353</text:p>
          </table:table-cell>
          <table:table-cell table:formula="of:=([.F67]/SUM([.$CH67:.$CK67]))" office:value-type="float" office:value="0.00353816206146173" calcext:value-type="float">
            <text:p>0.003538162061462</text:p>
          </table:table-cell>
          <table:table-cell table:formula="of:=([.G67]/SUM([.$CH67:.$CK67]))" office:value-type="float" office:value="0.323741828623749" calcext:value-type="float">
            <text:p>0.323741828623749</text:p>
          </table:table-cell>
          <table:table-cell table:formula="of:=([.H67]/SUM([.$CH67:.$CK67]))" office:value-type="float" office:value="0.713824195899905" calcext:value-type="float">
            <text:p>0.713824195899905</text:p>
          </table:table-cell>
          <table:table-cell table:formula="of:=([.I67]/SUM([.$CH67:.$CK67]))" office:value-type="float" office:value="0.698787007138693" calcext:value-type="float">
            <text:p>0.698787007138693</text:p>
          </table:table-cell>
          <table:table-cell table:formula="of:=([.J67]/SUM([.$CH67:.$CK67]))" office:value-type="float" office:value="1.82583904713348" calcext:value-type="float">
            <text:p>1.82583904713348</text:p>
          </table:table-cell>
          <table:table-cell table:formula="of:=([.K67]/SUM([.$CH67:.$CK67]))" office:value-type="float" office:value="0.204771129307098" calcext:value-type="float">
            <text:p>0.204771129307098</text:p>
          </table:table-cell>
          <table:table-cell table:formula="of:=([.L67]/SUM([.$CH67:.$CK67]))" office:value-type="float" office:value="0.0274207559763284" calcext:value-type="float">
            <text:p>0.027420755976329</text:p>
          </table:table-cell>
          <table:table-cell table:formula="of:=([.M67]/SUM([.$CH67:.$CK67]))" office:value-type="float" office:value="0.0787241058675236" calcext:value-type="float">
            <text:p>0.078724105867524</text:p>
          </table:table-cell>
          <table:table-cell table:formula="of:=([.N67]/SUM([.$CH67:.$CK67]))" office:value-type="float" office:value="0.0825571147674405" calcext:value-type="float">
            <text:p>0.082557114767441</text:p>
          </table:table-cell>
          <table:table-cell table:formula="of:=([.O67]/SUM([.$CH67:.$CK67]))" office:value-type="float" office:value="0.182952463261417" calcext:value-type="float">
            <text:p>0.182952463261417</text:p>
          </table:table-cell>
          <table:table-cell table:formula="of:=([.P67]/SUM([.$CH67:.$CK67]))" office:value-type="float" office:value="0.0110567564420679" calcext:value-type="float">
            <text:p>0.011056756442068</text:p>
          </table:table-cell>
          <table:table-cell table:formula="of:=([.Q67]/SUM([.$CH67:.$CK67]))" office:value-type="float" office:value="0.000442270257682717" calcext:value-type="float">
            <text:p>0.000442270257683</text:p>
          </table:table-cell>
          <table:table-cell table:formula="of:=([.R67]/SUM([.$CH67:.$CK67]))" office:value-type="float" office:value="0.00221135128841358" calcext:value-type="float">
            <text:p>0.002211351288414</text:p>
          </table:table-cell>
          <table:table-cell table:formula="of:=([.S67]/SUM([.$CH67:.$CK67]))" office:value-type="float" office:value="0.00221135128841358" calcext:value-type="float">
            <text:p>0.002211351288414</text:p>
          </table:table-cell>
          <table:table-cell table:formula="of:=([.T67]/SUM([.$CH67:.$CK67]))" office:value-type="float" office:value="0.00884540515365434" calcext:value-type="float">
            <text:p>0.008845405153654</text:p>
          </table:table-cell>
          <table:table-cell table:formula="of:=([.U67]/SUM([.$CH67:.$CK67]))" office:value-type="float" office:value="0.00309589180377902" calcext:value-type="float">
            <text:p>0.003095891803779</text:p>
          </table:table-cell>
          <table:table-cell table:formula="of:=([.V67]/SUM([.$CH67:.$CK67]))" office:value-type="float" office:value="0.0280104496532387" calcext:value-type="float">
            <text:p>0.028010449653239</text:p>
          </table:table-cell>
          <table:table-cell table:formula="of:=([.W67]/SUM([.$CH67:.$CK67]))" office:value-type="float" office:value="0.0106144861843852" calcext:value-type="float">
            <text:p>0.010614486184385</text:p>
          </table:table-cell>
          <table:table-cell table:formula="of:=([.X67]/SUM([.$CH67:.$CK67]))" office:value-type="float" office:value="0.00619178360755804" calcext:value-type="float">
            <text:p>0.006191783607558</text:p>
          </table:table-cell>
          <table:table-cell table:formula="of:=([.Y67]/SUM([.$CH67:.$CK67]))" office:value-type="float" office:value="0" calcext:value-type="float">
            <text:p>0</text:p>
          </table:table-cell>
          <table:table-cell table:formula="of:=([.Z67]/SUM([.$CH67:.$CK67]))" office:value-type="float" office:value="0" calcext:value-type="float">
            <text:p>0</text:p>
          </table:table-cell>
          <table:table-cell table:formula="of:=([.AA67]/SUM([.$CH67:.$CK67]))" office:value-type="float" office:value="0.610922649279059" calcext:value-type="float">
            <text:p>0.610922649279059</text:p>
          </table:table-cell>
          <table:table-cell table:formula="of:=([.AB67]/SUM([.$CH67:.$CK67]))" office:value-type="float" office:value="0.801098860082628" calcext:value-type="float">
            <text:p>0.801098860082628</text:p>
          </table:table-cell>
          <table:table-cell table:formula="of:=([.AC67]/SUM([.$CH67:.$CK67]))" office:value-type="float" office:value="0.104670627651576" calcext:value-type="float">
            <text:p>0.104670627651576</text:p>
          </table:table-cell>
          <table:table-cell table:formula="of:=([.AD67]/SUM([.$CH67:.$CK67]))" office:value-type="float" office:value="0.00132681077304815" calcext:value-type="float">
            <text:p>0.001326810773048</text:p>
          </table:table-cell>
          <table:table-cell table:formula="of:=([.AE67]/SUM([.$CH67:.$CK67]))" office:value-type="float" office:value="0.000884540515365434" calcext:value-type="float">
            <text:p>0.000884540515365</text:p>
          </table:table-cell>
          <table:table-cell table:formula="of:=([.AF67]/SUM([.$CH67:.$CK67]))" office:value-type="float" office:value="0.052040466987333" calcext:value-type="float">
            <text:p>0.052040466987333</text:p>
          </table:table-cell>
          <table:table-cell table:formula="of:=([.AG67]/SUM([.$CH67:.$CK67]))" office:value-type="float" office:value="0.0753333672252894" calcext:value-type="float">
            <text:p>0.07533336722529</text:p>
          </table:table-cell>
          <table:table-cell table:formula="of:=([.AH67]/SUM([.$CH67:.$CK67]))" office:value-type="float" office:value="0.0119412969574334" calcext:value-type="float">
            <text:p>0.011941296957433</text:p>
          </table:table-cell>
          <table:table-cell table:formula="of:=([.AI67]/SUM([.$CH67:.$CK67]))" office:value-type="float" office:value="0.000442270257682717" calcext:value-type="float">
            <text:p>0.000442270257683</text:p>
          </table:table-cell>
          <table:table-cell table:formula="of:=([.AJ67]/SUM([.$CH67:.$CK67]))" office:value-type="float" office:value="0" calcext:value-type="float">
            <text:p>0</text:p>
          </table:table-cell>
          <table:table-cell table:formula="of:=([.AK67]/SUM([.$CH67:.$CK67]))" office:value-type="float" office:value="0.00309589180377902" calcext:value-type="float">
            <text:p>0.003095891803779</text:p>
          </table:table-cell>
          <table:table-cell table:formula="of:=([.AL67]/SUM([.$CH67:.$CK67]))" office:value-type="float" office:value="0.00574951334987532" calcext:value-type="float">
            <text:p>0.005749513349875</text:p>
          </table:table-cell>
          <table:table-cell table:formula="of:=([.AM67]/SUM([.$CH67:.$CK67]))" office:value-type="float" office:value="0.00132681077304815" calcext:value-type="float">
            <text:p>0.001326810773048</text:p>
          </table:table-cell>
          <table:table-cell table:formula="of:=([.AN67]/SUM([.$CH67:.$CK67]))" office:value-type="float" office:value="0.000884540515365434" calcext:value-type="float">
            <text:p>0.000884540515365</text:p>
          </table:table-cell>
          <table:table-cell table:formula="of:=([.AO67]/SUM([.$CH67:.$CK67]))" office:value-type="float" office:value="0" calcext:value-type="float">
            <text:p>0</text:p>
          </table:table-cell>
          <table:table-cell table:formula="of:=([.AP67]/SUM([.$CH67:.$CK67]))" office:value-type="float" office:value="0.0439321789298165" calcext:value-type="float">
            <text:p>0.043932178929817</text:p>
          </table:table-cell>
          <table:table-cell table:formula="of:=([.AQ67]/SUM([.$CH67:.$CK67]))" office:value-type="float" office:value="0.0143000716650745" calcext:value-type="float">
            <text:p>0.014300071665075</text:p>
          </table:table-cell>
          <table:table-cell table:formula="of:=([.AR67]/SUM([.$CH67:.$CK67]))" office:value-type="float" office:value="1.3222406470521" calcext:value-type="float">
            <text:p>1.3222406470521</text:p>
          </table:table-cell>
          <table:table-cell table:formula="of:=([.AS67]/SUM([.$CH67:.$CK67]))" office:value-type="float" office:value="0.313569612697046" calcext:value-type="float">
            <text:p>0.313569612697046</text:p>
          </table:table-cell>
          <table:table-cell table:formula="of:=([.AT67]/SUM([.$CH67:.$CK67]))" office:value-type="float" office:value="0.129585185501036" calcext:value-type="float">
            <text:p>0.129585185501036</text:p>
          </table:table-cell>
          <table:table-cell table:formula="of:=([.AU67]/SUM([.$CH67:.$CK67]))" office:value-type="float" office:value="0.0280104496532387" calcext:value-type="float">
            <text:p>0.028010449653239</text:p>
          </table:table-cell>
          <table:table-cell table:formula="of:=([.AV67]/SUM([.$CH67:.$CK67]))" office:value-type="float" office:value="0.00751859438060619" calcext:value-type="float">
            <text:p>0.007518594380606</text:p>
          </table:table-cell>
          <table:table-cell table:formula="of:=([.AW67]/SUM([.$CH67:.$CK67]))" office:value-type="float" office:value="0.000442270257682717" calcext:value-type="float">
            <text:p>0.000442270257683</text:p>
          </table:table-cell>
          <table:table-cell table:formula="of:=([.AX67]/SUM([.$CH67:.$CK67]))" office:value-type="float" office:value="0.0260939452032803" calcext:value-type="float">
            <text:p>0.02609394520328</text:p>
          </table:table-cell>
          <table:table-cell table:formula="of:=([.AY67]/SUM([.$CH67:.$CK67]))" office:value-type="float" office:value="0.00678147728446833" calcext:value-type="float">
            <text:p>0.006781477284468</text:p>
          </table:table-cell>
          <table:table-cell table:formula="of:=([.AZ67]/SUM([.$CH67:.$CK67]))" office:value-type="float" office:value="0.0380352421607136" calcext:value-type="float">
            <text:p>0.038035242160714</text:p>
          </table:table-cell>
          <table:table-cell table:formula="of:=([.BA67]/SUM([.$CH67:.$CK67]))" office:value-type="float" office:value="0.0207867021110877" calcext:value-type="float">
            <text:p>0.020786702111088</text:p>
          </table:table-cell>
          <table:table-cell table:formula="of:=([.BB67]/SUM([.$CH67:.$CK67]))" office:value-type="float" office:value="0.00707632412292347" calcext:value-type="float">
            <text:p>0.007076324122923</text:p>
          </table:table-cell>
          <table:table-cell table:formula="of:=([.BC67]/SUM([.$CH67:.$CK67]))" office:value-type="float" office:value="0.0101722159267025" calcext:value-type="float">
            <text:p>0.010172215926703</text:p>
          </table:table-cell>
          <table:table-cell table:formula="of:=([.BD67]/SUM([.$CH67:.$CK67]))" office:value-type="float" office:value="0.788862716286739" calcext:value-type="float">
            <text:p>0.788862716286739</text:p>
          </table:table-cell>
          <table:table-cell table:formula="of:=([.BE67]/SUM([.$CH67:.$CK67]))" office:value-type="float" office:value="0.271111667959505" calcext:value-type="float">
            <text:p>0.271111667959505</text:p>
          </table:table-cell>
          <table:table-cell table:formula="of:=([.BF67]/SUM([.$CH67:.$CK67]))" office:value-type="float" office:value="1.41128439226555" calcext:value-type="float">
            <text:p>1.41128439226555</text:p>
          </table:table-cell>
          <table:table-cell table:formula="of:=([.BG67]/SUM([.$CH67:.$CK67]))" office:value-type="float" office:value="0.690973565919631" calcext:value-type="float">
            <text:p>0.690973565919631</text:p>
          </table:table-cell>
          <table:table-cell table:formula="of:=([.BH67]/SUM([.$CH67:.$CK67]))" office:value-type="float" office:value="0.129585185501036" calcext:value-type="float">
            <text:p>0.129585185501036</text:p>
          </table:table-cell>
          <table:table-cell table:formula="of:=([.BI67]/SUM([.$CH67:.$CK67]))" office:value-type="float" office:value="0.323741828623749" calcext:value-type="float">
            <text:p>0.323741828623749</text:p>
          </table:table-cell>
          <table:table-cell table:formula="of:=([.BJ67]/SUM([.$CH67:.$CK67]))" office:value-type="float" office:value="0.0790189527059787" calcext:value-type="float">
            <text:p>0.079018952705979</text:p>
          </table:table-cell>
          <table:table-cell table:formula="of:=([.BK67]/SUM([.$CH67:.$CK67]))" office:value-type="float" office:value="0.0241774407533219" calcext:value-type="float">
            <text:p>0.024177440753322</text:p>
          </table:table-cell>
          <table:table-cell table:formula="of:=([.BL67]/SUM([.$CH67:.$CK67]))" office:value-type="float" office:value="0.126194446858802" calcext:value-type="float">
            <text:p>0.126194446858802</text:p>
          </table:table-cell>
          <table:table-cell table:formula="of:=([.BM67]/SUM([.$CH67:.$CK67]))" office:value-type="float" office:value="0.093761294628736" calcext:value-type="float">
            <text:p>0.093761294628736</text:p>
          </table:table-cell>
          <table:table-cell table:formula="of:=([.BN67]/SUM([.$CH67:.$CK67]))" office:value-type="float" office:value="0.0165114229534881" calcext:value-type="float">
            <text:p>0.016511422953488</text:p>
          </table:table-cell>
          <table:table-cell table:formula="of:=([.BO67]/SUM([.$CH67:.$CK67]))" office:value-type="float" office:value="0.0274207559763284" calcext:value-type="float">
            <text:p>0.027420755976329</text:p>
          </table:table-cell>
          <table:table-cell table:formula="of:=([.BP67]/SUM([.$CH67:.$CK67]))" office:value-type="float" office:value="0.0026536215460963" calcext:value-type="float">
            <text:p>0.002653621546096</text:p>
          </table:table-cell>
          <table:table-cell table:formula="of:=([.BQ67]/SUM([.$CH67:.$CK67]))" office:value-type="float" office:value="0.00132681077304815" calcext:value-type="float">
            <text:p>0.001326810773048</text:p>
          </table:table-cell>
          <table:table-cell table:formula="of:=([.BR67]/SUM([.$CH67:.$CK67]))" office:value-type="float" office:value="0.0053072430921926" calcext:value-type="float">
            <text:p>0.005307243092193</text:p>
          </table:table-cell>
          <table:table-cell table:formula="of:=([.BS67]/SUM([.$CH67:.$CK67]))" office:value-type="float" office:value="0.00574951334987532" calcext:value-type="float">
            <text:p>0.005749513349875</text:p>
          </table:table-cell>
          <table:table-cell table:formula="of:=([.BT67]/SUM([.$CH67:.$CK67]))" office:value-type="float" office:value="0.000884540515365434" calcext:value-type="float">
            <text:p>0.000884540515365</text:p>
          </table:table-cell>
          <table:table-cell table:formula="of:=([.BU67]/SUM([.$CH67:.$CK67]))" office:value-type="float" office:value="0.000442270257682717" calcext:value-type="float">
            <text:p>0.0004422702576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67</text:p>
          </table:table-cell>
          <table:table-cell table:formula="of:=([.B68]/SUM([.$CH68:.$CK68]))" office:value-type="float" office:value="0.00712763795573556" calcext:value-type="float">
            <text:p>0.007127637955736</text:p>
          </table:table-cell>
          <table:table-cell table:formula="of:=([.C68]/SUM([.$CH68:.$CK68]))" office:value-type="float" office:value="0.0113768067370394" calcext:value-type="float">
            <text:p>0.01137680673704</text:p>
          </table:table-cell>
          <table:table-cell table:formula="of:=([.D68]/SUM([.$CH68:.$CK68]))" office:value-type="float" office:value="0.0157630454790306" calcext:value-type="float">
            <text:p>0.015763045479031</text:p>
          </table:table-cell>
          <table:table-cell table:formula="of:=([.E68]/SUM([.$CH68:.$CK68]))" office:value-type="float" office:value="0.0453701569874706" calcext:value-type="float">
            <text:p>0.045370156987471</text:p>
          </table:table-cell>
          <table:table-cell table:formula="of:=([.F68]/SUM([.$CH68:.$CK68]))" office:value-type="float" office:value="0.003700888938555" calcext:value-type="float">
            <text:p>0.003700888938555</text:p>
          </table:table-cell>
          <table:table-cell table:formula="of:=([.G68]/SUM([.$CH68:.$CK68]))" office:value-type="float" office:value="0.332531724627201" calcext:value-type="float">
            <text:p>0.332531724627201</text:p>
          </table:table-cell>
          <table:table-cell table:formula="of:=([.H68]/SUM([.$CH68:.$CK68]))" office:value-type="float" office:value="0.772115088551123" calcext:value-type="float">
            <text:p>0.772115088551123</text:p>
          </table:table-cell>
          <table:table-cell table:formula="of:=([.I68]/SUM([.$CH68:.$CK68]))" office:value-type="float" office:value="0.736339828811758" calcext:value-type="float">
            <text:p>0.736339828811758</text:p>
          </table:table-cell>
          <table:table-cell table:formula="of:=([.J68]/SUM([.$CH68:.$CK68]))" office:value-type="float" office:value="1.89526634642222" calcext:value-type="float">
            <text:p>1.89526634642222</text:p>
          </table:table-cell>
          <table:table-cell table:formula="of:=([.K68]/SUM([.$CH68:.$CK68]))" office:value-type="float" office:value="0.207112710598393" calcext:value-type="float">
            <text:p>0.207112710598393</text:p>
          </table:table-cell>
          <table:table-cell table:formula="of:=([.L68]/SUM([.$CH68:.$CK68]))" office:value-type="float" office:value="0.00589400830955056" calcext:value-type="float">
            <text:p>0.005894008309551</text:p>
          </table:table-cell>
          <table:table-cell table:formula="of:=([.M68]/SUM([.$CH68:.$CK68]))" office:value-type="float" office:value="0.0154889055576561" calcext:value-type="float">
            <text:p>0.015488905557656</text:p>
          </table:table-cell>
          <table:table-cell table:formula="of:=([.N68]/SUM([.$CH68:.$CK68]))" office:value-type="float" office:value="0.0178190948893389" calcext:value-type="float">
            <text:p>0.017819094889339</text:p>
          </table:table-cell>
          <table:table-cell table:formula="of:=([.O68]/SUM([.$CH68:.$CK68]))" office:value-type="float" office:value="0.0352269798966161" calcext:value-type="float">
            <text:p>0.035226979896616</text:p>
          </table:table-cell>
          <table:table-cell table:formula="of:=([.P68]/SUM([.$CH68:.$CK68]))" office:value-type="float" office:value="0.00287846917443167" calcext:value-type="float">
            <text:p>0.002878469174432</text:p>
          </table:table-cell>
          <table:table-cell table:formula="of:=([.Q68]/SUM([.$CH68:.$CK68]))" office:value-type="float" office:value="0.00561986838817611" calcext:value-type="float">
            <text:p>0.005619868388176</text:p>
          </table:table-cell>
          <table:table-cell table:formula="of:=([.R68]/SUM([.$CH68:.$CK68]))" office:value-type="float" office:value="0.0145294158328456" calcext:value-type="float">
            <text:p>0.014529415832846</text:p>
          </table:table-cell>
          <table:table-cell table:formula="of:=([.S68]/SUM([.$CH68:.$CK68]))" office:value-type="float" office:value="0.0100061071301672" calcext:value-type="float">
            <text:p>0.010006107130167</text:p>
          </table:table-cell>
          <table:table-cell table:formula="of:=([.T68]/SUM([.$CH68:.$CK68]))" office:value-type="float" office:value="0.0485227660832767" calcext:value-type="float">
            <text:p>0.048522766083277</text:p>
          </table:table-cell>
          <table:table-cell table:formula="of:=([.U68]/SUM([.$CH68:.$CK68]))" office:value-type="float" office:value="0.00740177787711" calcext:value-type="float">
            <text:p>0.00740177787711</text:p>
          </table:table-cell>
          <table:table-cell table:formula="of:=([.V68]/SUM([.$CH68:.$CK68]))" office:value-type="float" office:value="0.0164483952824667" calcext:value-type="float">
            <text:p>0.016448395282467</text:p>
          </table:table-cell>
          <table:table-cell table:formula="of:=([.W68]/SUM([.$CH68:.$CK68]))" office:value-type="float" office:value="0.0152147656362817" calcext:value-type="float">
            <text:p>0.015214765636282</text:p>
          </table:table-cell>
          <table:table-cell table:formula="of:=([.X68]/SUM([.$CH68:.$CK68]))" office:value-type="float" office:value="0.00205604941030833" calcext:value-type="float">
            <text:p>0.002056049410308</text:p>
          </table:table-cell>
          <table:table-cell table:formula="of:=([.Y68]/SUM([.$CH68:.$CK68]))" office:value-type="float" office:value="0" calcext:value-type="float">
            <text:p>0</text:p>
          </table:table-cell>
          <table:table-cell table:formula="of:=([.Z68]/SUM([.$CH68:.$CK68]))" office:value-type="float" office:value="0" calcext:value-type="float">
            <text:p>0</text:p>
          </table:table-cell>
          <table:table-cell table:formula="of:=([.AA68]/SUM([.$CH68:.$CK68]))" office:value-type="float" office:value="0.624764880812359" calcext:value-type="float">
            <text:p>0.624764880812359</text:p>
          </table:table-cell>
          <table:table-cell table:formula="of:=([.AB68]/SUM([.$CH68:.$CK68]))" office:value-type="float" office:value="0.797610101238946" calcext:value-type="float">
            <text:p>0.797610101238946</text:p>
          </table:table-cell>
          <table:table-cell table:formula="of:=([.AC68]/SUM([.$CH68:.$CK68]))" office:value-type="float" office:value="0.149269187188385" calcext:value-type="float">
            <text:p>0.149269187188385</text:p>
          </table:table-cell>
          <table:table-cell table:formula="of:=([.AD68]/SUM([.$CH68:.$CK68]))" office:value-type="float" office:value="0.0127475063439117" calcext:value-type="float">
            <text:p>0.012747506343912</text:p>
          </table:table-cell>
          <table:table-cell table:formula="of:=([.AE68]/SUM([.$CH68:.$CK68]))" office:value-type="float" office:value="0.00452330870267834" calcext:value-type="float">
            <text:p>0.004523308702678</text:p>
          </table:table-cell>
          <table:table-cell table:formula="of:=([.AF68]/SUM([.$CH68:.$CK68]))" office:value-type="float" office:value="0.00945782728741834" calcext:value-type="float">
            <text:p>0.009457827287418</text:p>
          </table:table-cell>
          <table:table-cell table:formula="of:=([.AG68]/SUM([.$CH68:.$CK68]))" office:value-type="float" office:value="0.0176820249286517" calcext:value-type="float">
            <text:p>0.017682024928652</text:p>
          </table:table-cell>
          <table:table-cell table:formula="of:=([.AH68]/SUM([.$CH68:.$CK68]))" office:value-type="float" office:value="0.00411209882061667" calcext:value-type="float">
            <text:p>0.004112098820617</text:p>
          </table:table-cell>
          <table:table-cell table:formula="of:=([.AI68]/SUM([.$CH68:.$CK68]))" office:value-type="float" office:value="0.000411209882061667" calcext:value-type="float">
            <text:p>0.000411209882062</text:p>
          </table:table-cell>
          <table:table-cell table:formula="of:=([.AJ68]/SUM([.$CH68:.$CK68]))" office:value-type="float" office:value="0" calcext:value-type="float">
            <text:p>0</text:p>
          </table:table-cell>
          <table:table-cell table:formula="of:=([.AK68]/SUM([.$CH68:.$CK68]))" office:value-type="float" office:value="0.00740177787711" calcext:value-type="float">
            <text:p>0.00740177787711</text:p>
          </table:table-cell>
          <table:table-cell table:formula="of:=([.AL68]/SUM([.$CH68:.$CK68]))" office:value-type="float" office:value="0.018504444692775" calcext:value-type="float">
            <text:p>0.018504444692775</text:p>
          </table:table-cell>
          <table:table-cell table:formula="of:=([.AM68]/SUM([.$CH68:.$CK68]))" office:value-type="float" office:value="0.0119250865797883" calcext:value-type="float">
            <text:p>0.011925086579788</text:p>
          </table:table-cell>
          <table:table-cell table:formula="of:=([.AN68]/SUM([.$CH68:.$CK68]))" office:value-type="float" office:value="0.00246725929237" calcext:value-type="float">
            <text:p>0.00246725929237</text:p>
          </table:table-cell>
          <table:table-cell table:formula="of:=([.AO68]/SUM([.$CH68:.$CK68]))" office:value-type="float" office:value="0" calcext:value-type="float">
            <text:p>0</text:p>
          </table:table-cell>
          <table:table-cell table:formula="of:=([.AP68]/SUM([.$CH68:.$CK68]))" office:value-type="float" office:value="0.0363235395821139" calcext:value-type="float">
            <text:p>0.036323539582114</text:p>
          </table:table-cell>
          <table:table-cell table:formula="of:=([.AQ68]/SUM([.$CH68:.$CK68]))" office:value-type="float" office:value="0.00699056799504834" calcext:value-type="float">
            <text:p>0.006990567995048</text:p>
          </table:table-cell>
          <table:table-cell table:formula="of:=([.AR68]/SUM([.$CH68:.$CK68]))" office:value-type="float" office:value="1.37289272624322" calcext:value-type="float">
            <text:p>1.37289272624322</text:p>
          </table:table-cell>
          <table:table-cell table:formula="of:=([.AS68]/SUM([.$CH68:.$CK68]))" office:value-type="float" office:value="0.3454163009318" calcext:value-type="float">
            <text:p>0.3454163009318</text:p>
          </table:table-cell>
          <table:table-cell table:formula="of:=([.AT68]/SUM([.$CH68:.$CK68]))" office:value-type="float" office:value="0.025906222569885" calcext:value-type="float">
            <text:p>0.025906222569885</text:p>
          </table:table-cell>
          <table:table-cell table:formula="of:=([.AU68]/SUM([.$CH68:.$CK68]))" office:value-type="float" office:value="0.00411209882061667" calcext:value-type="float">
            <text:p>0.004112098820617</text:p>
          </table:table-cell>
          <table:table-cell table:formula="of:=([.AV68]/SUM([.$CH68:.$CK68]))" office:value-type="float" office:value="0.0371459593462372" calcext:value-type="float">
            <text:p>0.037145959346237</text:p>
          </table:table-cell>
          <table:table-cell table:formula="of:=([.AW68]/SUM([.$CH68:.$CK68]))" office:value-type="float" office:value="0.00328967905649333" calcext:value-type="float">
            <text:p>0.003289679056493</text:p>
          </table:table-cell>
          <table:table-cell table:formula="of:=([.AX68]/SUM([.$CH68:.$CK68]))" office:value-type="float" office:value="0.0121992265011628" calcext:value-type="float">
            <text:p>0.012199226501163</text:p>
          </table:table-cell>
          <table:table-cell table:formula="of:=([.AY68]/SUM([.$CH68:.$CK68]))" office:value-type="float" office:value="0.00507158854542722" calcext:value-type="float">
            <text:p>0.005071588545427</text:p>
          </table:table-cell>
          <table:table-cell table:formula="of:=([.AZ68]/SUM([.$CH68:.$CK68]))" office:value-type="float" office:value="0.0326226506435589" calcext:value-type="float">
            <text:p>0.032622650643559</text:p>
          </table:table-cell>
          <table:table-cell table:formula="of:=([.BA68]/SUM([.$CH68:.$CK68]))" office:value-type="float" office:value="0.0149406257149072" calcext:value-type="float">
            <text:p>0.014940625714907</text:p>
          </table:table-cell>
          <table:table-cell table:formula="of:=([.BB68]/SUM([.$CH68:.$CK68]))" office:value-type="float" office:value="0.00822419764123334" calcext:value-type="float">
            <text:p>0.008224197641233</text:p>
          </table:table-cell>
          <table:table-cell table:formula="of:=([.BC68]/SUM([.$CH68:.$CK68]))" office:value-type="float" office:value="0.00712763795573556" calcext:value-type="float">
            <text:p>0.007127637955736</text:p>
          </table:table-cell>
          <table:table-cell table:formula="of:=([.BD68]/SUM([.$CH68:.$CK68]))" office:value-type="float" office:value="0.82406460365158" calcext:value-type="float">
            <text:p>0.82406460365158</text:p>
          </table:table-cell>
          <table:table-cell table:formula="of:=([.BE68]/SUM([.$CH68:.$CK68]))" office:value-type="float" office:value="0.292233156185158" calcext:value-type="float">
            <text:p>0.292233156185158</text:p>
          </table:table-cell>
          <table:table-cell table:formula="of:=([.BF68]/SUM([.$CH68:.$CK68]))" office:value-type="float" office:value="1.42826899036086" calcext:value-type="float">
            <text:p>1.42826899036086</text:p>
          </table:table-cell>
          <table:table-cell table:formula="of:=([.BG68]/SUM([.$CH68:.$CK68]))" office:value-type="float" office:value="0.728663911013274" calcext:value-type="float">
            <text:p>0.728663911013274</text:p>
          </table:table-cell>
          <table:table-cell table:formula="of:=([.BH68]/SUM([.$CH68:.$CK68]))" office:value-type="float" office:value="0.164621022785354" calcext:value-type="float">
            <text:p>0.164621022785354</text:p>
          </table:table-cell>
          <table:table-cell table:formula="of:=([.BI68]/SUM([.$CH68:.$CK68]))" office:value-type="float" office:value="0.332531724627201" calcext:value-type="float">
            <text:p>0.332531724627201</text:p>
          </table:table-cell>
          <table:table-cell table:formula="of:=([.BJ68]/SUM([.$CH68:.$CK68]))" office:value-type="float" office:value="0.0143923458721583" calcext:value-type="float">
            <text:p>0.014392345872158</text:p>
          </table:table-cell>
          <table:table-cell table:formula="of:=([.BK68]/SUM([.$CH68:.$CK68]))" office:value-type="float" office:value="0.00466037866336556" calcext:value-type="float">
            <text:p>0.004660378663366</text:p>
          </table:table-cell>
          <table:table-cell table:formula="of:=([.BL68]/SUM([.$CH68:.$CK68]))" office:value-type="float" office:value="0.0304295312725633" calcext:value-type="float">
            <text:p>0.030429531272563</text:p>
          </table:table-cell>
          <table:table-cell table:formula="of:=([.BM68]/SUM([.$CH68:.$CK68]))" office:value-type="float" office:value="0.01480355575422" calcext:value-type="float">
            <text:p>0.01480355575422</text:p>
          </table:table-cell>
          <table:table-cell table:formula="of:=([.BN68]/SUM([.$CH68:.$CK68]))" office:value-type="float" office:value="0.00411209882061667" calcext:value-type="float">
            <text:p>0.004112098820617</text:p>
          </table:table-cell>
          <table:table-cell table:formula="of:=([.BO68]/SUM([.$CH68:.$CK68]))" office:value-type="float" office:value="0.00589400830955056" calcext:value-type="float">
            <text:p>0.005894008309551</text:p>
          </table:table-cell>
          <table:table-cell table:formula="of:=([.BP68]/SUM([.$CH68:.$CK68]))" office:value-type="float" office:value="0.0104173170122289" calcext:value-type="float">
            <text:p>0.010417317012229</text:p>
          </table:table-cell>
          <table:table-cell table:formula="of:=([.BQ68]/SUM([.$CH68:.$CK68]))" office:value-type="float" office:value="0.00260432925305722" calcext:value-type="float">
            <text:p>0.002604329253057</text:p>
          </table:table-cell>
          <table:table-cell table:formula="of:=([.BR68]/SUM([.$CH68:.$CK68]))" office:value-type="float" office:value="0.0231648233561406" calcext:value-type="float">
            <text:p>0.023164823356141</text:p>
          </table:table-cell>
          <table:table-cell table:formula="of:=([.BS68]/SUM([.$CH68:.$CK68]))" office:value-type="float" office:value="0.0250838028057617" calcext:value-type="float">
            <text:p>0.025083802805762</text:p>
          </table:table-cell>
          <table:table-cell table:formula="of:=([.BT68]/SUM([.$CH68:.$CK68]))" office:value-type="float" office:value="0.0164483952824667" calcext:value-type="float">
            <text:p>0.016448395282467</text:p>
          </table:table-cell>
          <table:table-cell table:formula="of:=([.BU68]/SUM([.$CH68:.$CK68]))" office:value-type="float" office:value="0.00561986838817611" calcext:value-type="float">
            <text:p>0.0056198683881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68</text:p>
          </table:table-cell>
          <table:table-cell table:formula="of:=([.B69]/SUM([.$CH69:.$CK69]))" office:value-type="float" office:value="0.00675226984419949" calcext:value-type="float">
            <text:p>0.006752269844199</text:p>
          </table:table-cell>
          <table:table-cell table:formula="of:=([.C69]/SUM([.$CH69:.$CK69]))" office:value-type="float" office:value="0.0193911339115472" calcext:value-type="float">
            <text:p>0.019391133911547</text:p>
          </table:table-cell>
          <table:table-cell table:formula="of:=([.D69]/SUM([.$CH69:.$CK69]))" office:value-type="float" office:value="0.0212956202778599" calcext:value-type="float">
            <text:p>0.02129562027786</text:p>
          </table:table-cell>
          <table:table-cell table:formula="of:=([.E69]/SUM([.$CH69:.$CK69]))" office:value-type="float" office:value="0.0438031864251916" calcext:value-type="float">
            <text:p>0.043803186425192</text:p>
          </table:table-cell>
          <table:table-cell table:formula="of:=([.F69]/SUM([.$CH69:.$CK69]))" office:value-type="float" office:value="0.00623286447156876" calcext:value-type="float">
            <text:p>0.006232864471569</text:p>
          </table:table-cell>
          <table:table-cell table:formula="of:=([.G69]/SUM([.$CH69:.$CK69]))" office:value-type="float" office:value="0.397518245186719" calcext:value-type="float">
            <text:p>0.397518245186719</text:p>
          </table:table-cell>
          <table:table-cell table:formula="of:=([.H69]/SUM([.$CH69:.$CK69]))" office:value-type="float" office:value="0.951723777783707" calcext:value-type="float">
            <text:p>0.951723777783707</text:p>
          </table:table-cell>
          <table:table-cell table:formula="of:=([.I69]/SUM([.$CH69:.$CK69]))" office:value-type="float" office:value="0.913980320705874" calcext:value-type="float">
            <text:p>0.913980320705874</text:p>
          </table:table-cell>
          <table:table-cell table:formula="of:=([.J69]/SUM([.$CH69:.$CK69]))" office:value-type="float" office:value="2.09476186781973" calcext:value-type="float">
            <text:p>2.09476186781973</text:p>
          </table:table-cell>
          <table:table-cell table:formula="of:=([.K69]/SUM([.$CH69:.$CK69]))" office:value-type="float" office:value="0.304198413237397" calcext:value-type="float">
            <text:p>0.304198413237397</text:p>
          </table:table-cell>
          <table:table-cell table:formula="of:=([.L69]/SUM([.$CH69:.$CK69]))" office:value-type="float" office:value="0.00173135124210243" calcext:value-type="float">
            <text:p>0.001731351242102</text:p>
          </table:table-cell>
          <table:table-cell table:formula="of:=([.M69]/SUM([.$CH69:.$CK69]))" office:value-type="float" office:value="0.00536718885051754" calcext:value-type="float">
            <text:p>0.005367188850518</text:p>
          </table:table-cell>
          <table:table-cell table:formula="of:=([.N69]/SUM([.$CH69:.$CK69]))" office:value-type="float" office:value="0.00484778347788681" calcext:value-type="float">
            <text:p>0.004847783477887</text:p>
          </table:table-cell>
          <table:table-cell table:formula="of:=([.O69]/SUM([.$CH69:.$CK69]))" office:value-type="float" office:value="0.0119463235705068" calcext:value-type="float">
            <text:p>0.011946323570507</text:p>
          </table:table-cell>
          <table:table-cell table:formula="of:=([.P69]/SUM([.$CH69:.$CK69]))" office:value-type="float" office:value="0.00051940537263073" calcext:value-type="float">
            <text:p>0.000519405372631</text:p>
          </table:table-cell>
          <table:table-cell table:formula="of:=([.Q69]/SUM([.$CH69:.$CK69]))" office:value-type="float" office:value="0" calcext:value-type="float">
            <text:p>0</text:p>
          </table:table-cell>
          <table:table-cell table:formula="of:=([.R69]/SUM([.$CH69:.$CK69]))" office:value-type="float" office:value="0.00051940537263073" calcext:value-type="float">
            <text:p>0.000519405372631</text:p>
          </table:table-cell>
          <table:table-cell table:formula="of:=([.S69]/SUM([.$CH69:.$CK69]))" office:value-type="float" office:value="0.00207762149052292" calcext:value-type="float">
            <text:p>0.002077621490523</text:p>
          </table:table-cell>
          <table:table-cell table:formula="of:=([.T69]/SUM([.$CH69:.$CK69]))" office:value-type="float" office:value="0.00727167521683022" calcext:value-type="float">
            <text:p>0.00727167521683</text:p>
          </table:table-cell>
          <table:table-cell table:formula="of:=([.U69]/SUM([.$CH69:.$CK69]))" office:value-type="float" office:value="0" calcext:value-type="float">
            <text:p>0</text:p>
          </table:table-cell>
          <table:table-cell table:formula="of:=([.V69]/SUM([.$CH69:.$CK69]))" office:value-type="float" office:value="0.0223344310231214" calcext:value-type="float">
            <text:p>0.022334431023121</text:p>
          </table:table-cell>
          <table:table-cell table:formula="of:=([.W69]/SUM([.$CH69:.$CK69]))" office:value-type="float" office:value="0.00986870207998387" calcext:value-type="float">
            <text:p>0.009868702079984</text:p>
          </table:table-cell>
          <table:table-cell table:formula="of:=([.X69]/SUM([.$CH69:.$CK69]))" office:value-type="float" office:value="0" calcext:value-type="float">
            <text:p>0</text:p>
          </table:table-cell>
          <table:table-cell table:formula="of:=([.Y69]/SUM([.$CH69:.$CK69]))" office:value-type="float" office:value="0" calcext:value-type="float">
            <text:p>0</text:p>
          </table:table-cell>
          <table:table-cell table:formula="of:=([.Z69]/SUM([.$CH69:.$CK69]))" office:value-type="float" office:value="0" calcext:value-type="float">
            <text:p>0</text:p>
          </table:table-cell>
          <table:table-cell table:formula="of:=([.AA69]/SUM([.$CH69:.$CK69]))" office:value-type="float" office:value="1.09888863336241" calcext:value-type="float">
            <text:p>1.09888863336241</text:p>
          </table:table-cell>
          <table:table-cell table:formula="of:=([.AB69]/SUM([.$CH69:.$CK69]))" office:value-type="float" office:value="0.497417211856029" calcext:value-type="float">
            <text:p>0.497417211856029</text:p>
          </table:table-cell>
          <table:table-cell table:formula="of:=([.AC69]/SUM([.$CH69:.$CK69]))" office:value-type="float" office:value="0.0280478901220594" calcext:value-type="float">
            <text:p>0.02804789012206</text:p>
          </table:table-cell>
          <table:table-cell table:formula="of:=([.AD69]/SUM([.$CH69:.$CK69]))" office:value-type="float" office:value="0.00259702686315365" calcext:value-type="float">
            <text:p>0.002597026863154</text:p>
          </table:table-cell>
          <table:table-cell table:formula="of:=([.AE69]/SUM([.$CH69:.$CK69]))" office:value-type="float" office:value="0.00051940537263073" calcext:value-type="float">
            <text:p>0.000519405372631</text:p>
          </table:table-cell>
          <table:table-cell table:formula="of:=([.AF69]/SUM([.$CH69:.$CK69]))" office:value-type="float" office:value="0.00623286447156876" calcext:value-type="float">
            <text:p>0.006232864471569</text:p>
          </table:table-cell>
          <table:table-cell table:formula="of:=([.AG69]/SUM([.$CH69:.$CK69]))" office:value-type="float" office:value="0.00207762149052292" calcext:value-type="float">
            <text:p>0.002077621490523</text:p>
          </table:table-cell>
          <table:table-cell table:formula="of:=([.AH69]/SUM([.$CH69:.$CK69]))" office:value-type="float" office:value="0.00207762149052292" calcext:value-type="float">
            <text:p>0.002077621490523</text:p>
          </table:table-cell>
          <table:table-cell table:formula="of:=([.AI69]/SUM([.$CH69:.$CK69]))" office:value-type="float" office:value="0" calcext:value-type="float">
            <text:p>0</text:p>
          </table:table-cell>
          <table:table-cell table:formula="of:=([.AJ69]/SUM([.$CH69:.$CK69]))" office:value-type="float" office:value="0" calcext:value-type="float">
            <text:p>0</text:p>
          </table:table-cell>
          <table:table-cell table:formula="of:=([.AK69]/SUM([.$CH69:.$CK69]))" office:value-type="float" office:value="0.00207762149052292" calcext:value-type="float">
            <text:p>0.002077621490523</text:p>
          </table:table-cell>
          <table:table-cell table:formula="of:=([.AL69]/SUM([.$CH69:.$CK69]))" office:value-type="float" office:value="0.00155821611789219" calcext:value-type="float">
            <text:p>0.001558216117892</text:p>
          </table:table-cell>
          <table:table-cell table:formula="of:=([.AM69]/SUM([.$CH69:.$CK69]))" office:value-type="float" office:value="0.00051940537263073" calcext:value-type="float">
            <text:p>0.000519405372631</text:p>
          </table:table-cell>
          <table:table-cell table:formula="of:=([.AN69]/SUM([.$CH69:.$CK69]))" office:value-type="float" office:value="0" calcext:value-type="float">
            <text:p>0</text:p>
          </table:table-cell>
          <table:table-cell table:formula="of:=([.AO69]/SUM([.$CH69:.$CK69]))" office:value-type="float" office:value="0" calcext:value-type="float">
            <text:p>0</text:p>
          </table:table-cell>
          <table:table-cell table:formula="of:=([.AP69]/SUM([.$CH69:.$CK69]))" office:value-type="float" office:value="0.0259702686315365" calcext:value-type="float">
            <text:p>0.025970268631537</text:p>
          </table:table-cell>
          <table:table-cell table:formula="of:=([.AQ69]/SUM([.$CH69:.$CK69]))" office:value-type="float" office:value="0.0109075128252453" calcext:value-type="float">
            <text:p>0.010907512825245</text:p>
          </table:table-cell>
          <table:table-cell table:formula="of:=([.AR69]/SUM([.$CH69:.$CK69]))" office:value-type="float" office:value="1.3336598617915" calcext:value-type="float">
            <text:p>1.3336598617915</text:p>
          </table:table-cell>
          <table:table-cell table:formula="of:=([.AS69]/SUM([.$CH69:.$CK69]))" office:value-type="float" office:value="0.496724671359188" calcext:value-type="float">
            <text:p>0.496724671359188</text:p>
          </table:table-cell>
          <table:table-cell table:formula="of:=([.AT69]/SUM([.$CH69:.$CK69]))" office:value-type="float" office:value="0.00831048596209168" calcext:value-type="float">
            <text:p>0.008310485962092</text:p>
          </table:table-cell>
          <table:table-cell table:formula="of:=([.AU69]/SUM([.$CH69:.$CK69]))" office:value-type="float" office:value="0.00207762149052292" calcext:value-type="float">
            <text:p>0.002077621490523</text:p>
          </table:table-cell>
          <table:table-cell table:formula="of:=([.AV69]/SUM([.$CH69:.$CK69]))" office:value-type="float" office:value="0.00467464835367657" calcext:value-type="float">
            <text:p>0.004674648353677</text:p>
          </table:table-cell>
          <table:table-cell table:formula="of:=([.AW69]/SUM([.$CH69:.$CK69]))" office:value-type="float" office:value="0" calcext:value-type="float">
            <text:p>0</text:p>
          </table:table-cell>
          <table:table-cell table:formula="of:=([.AX69]/SUM([.$CH69:.$CK69]))" office:value-type="float" office:value="0.0264896740041672" calcext:value-type="float">
            <text:p>0.026489674004167</text:p>
          </table:table-cell>
          <table:table-cell table:formula="of:=([.AY69]/SUM([.$CH69:.$CK69]))" office:value-type="float" office:value="0.00917616158314289" calcext:value-type="float">
            <text:p>0.009176161583143</text:p>
          </table:table-cell>
          <table:table-cell table:formula="of:=([.AZ69]/SUM([.$CH69:.$CK69]))" office:value-type="float" office:value="0.0375703219536228" calcext:value-type="float">
            <text:p>0.037570321953623</text:p>
          </table:table-cell>
          <table:table-cell table:formula="of:=([.BA69]/SUM([.$CH69:.$CK69]))" office:value-type="float" office:value="0.0109075128252453" calcext:value-type="float">
            <text:p>0.010907512825245</text:p>
          </table:table-cell>
          <table:table-cell table:formula="of:=([.BB69]/SUM([.$CH69:.$CK69]))" office:value-type="float" office:value="0.00103881074526146" calcext:value-type="float">
            <text:p>0.001038810745261</text:p>
          </table:table-cell>
          <table:table-cell table:formula="of:=([.BC69]/SUM([.$CH69:.$CK69]))" office:value-type="float" office:value="0.00675226984419949" calcext:value-type="float">
            <text:p>0.006752269844199</text:p>
          </table:table-cell>
          <table:table-cell table:formula="of:=([.BD69]/SUM([.$CH69:.$CK69]))" office:value-type="float" office:value="1.25799981251163" calcext:value-type="float">
            <text:p>1.25799981251163</text:p>
          </table:table-cell>
          <table:table-cell table:formula="of:=([.BE69]/SUM([.$CH69:.$CK69]))" office:value-type="float" office:value="0.498802292849711" calcext:value-type="float">
            <text:p>0.498802292849711</text:p>
          </table:table-cell>
          <table:table-cell table:formula="of:=([.BF69]/SUM([.$CH69:.$CK69]))" office:value-type="float" office:value="1.71092129744562" calcext:value-type="float">
            <text:p>1.71092129744562</text:p>
          </table:table-cell>
          <table:table-cell table:formula="of:=([.BG69]/SUM([.$CH69:.$CK69]))" office:value-type="float" office:value="0.468849916361339" calcext:value-type="float">
            <text:p>0.468849916361339</text:p>
          </table:table-cell>
          <table:table-cell table:formula="of:=([.BH69]/SUM([.$CH69:.$CK69]))" office:value-type="float" office:value="0.0812003732546041" calcext:value-type="float">
            <text:p>0.081200373254604</text:p>
          </table:table-cell>
          <table:table-cell table:formula="of:=([.BI69]/SUM([.$CH69:.$CK69]))" office:value-type="float" office:value="0.397518245186719" calcext:value-type="float">
            <text:p>0.397518245186719</text:p>
          </table:table-cell>
          <table:table-cell table:formula="of:=([.BJ69]/SUM([.$CH69:.$CK69]))" office:value-type="float" office:value="0.0051940537263073" calcext:value-type="float">
            <text:p>0.005194053726307</text:p>
          </table:table-cell>
          <table:table-cell table:formula="of:=([.BK69]/SUM([.$CH69:.$CK69]))" office:value-type="float" office:value="0.00155821611789219" calcext:value-type="float">
            <text:p>0.001558216117892</text:p>
          </table:table-cell>
          <table:table-cell table:formula="of:=([.BL69]/SUM([.$CH69:.$CK69]))" office:value-type="float" office:value="0.00900302645893265" calcext:value-type="float">
            <text:p>0.009003026458933</text:p>
          </table:table-cell>
          <table:table-cell table:formula="of:=([.BM69]/SUM([.$CH69:.$CK69]))" office:value-type="float" office:value="0.00467464835367657" calcext:value-type="float">
            <text:p>0.004674648353677</text:p>
          </table:table-cell>
          <table:table-cell table:formula="of:=([.BN69]/SUM([.$CH69:.$CK69]))" office:value-type="float" office:value="0.00103881074526146" calcext:value-type="float">
            <text:p>0.001038810745261</text:p>
          </table:table-cell>
          <table:table-cell table:formula="of:=([.BO69]/SUM([.$CH69:.$CK69]))" office:value-type="float" office:value="0.00173135124210243" calcext:value-type="float">
            <text:p>0.001731351242102</text:p>
          </table:table-cell>
          <table:table-cell table:formula="of:=([.BP69]/SUM([.$CH69:.$CK69]))" office:value-type="float" office:value="0.00207762149052292" calcext:value-type="float">
            <text:p>0.002077621490523</text:p>
          </table:table-cell>
          <table:table-cell table:formula="of:=([.BQ69]/SUM([.$CH69:.$CK69]))" office:value-type="float" office:value="0.00051940537263073" calcext:value-type="float">
            <text:p>0.000519405372631</text:p>
          </table:table-cell>
          <table:table-cell table:formula="of:=([.BR69]/SUM([.$CH69:.$CK69]))" office:value-type="float" office:value="0.00467464835367657" calcext:value-type="float">
            <text:p>0.004674648353677</text:p>
          </table:table-cell>
          <table:table-cell table:formula="of:=([.BS69]/SUM([.$CH69:.$CK69]))" office:value-type="float" office:value="0.00155821611789219" calcext:value-type="float">
            <text:p>0.001558216117892</text:p>
          </table:table-cell>
          <table:table-cell table:formula="of:=([.BT69]/SUM([.$CH69:.$CK69]))" office:value-type="float" office:value="0.00103881074526146" calcext:value-type="float">
            <text:p>0.001038810745261</text:p>
          </table:table-cell>
          <table:table-cell table:formula="of:=([.BU69]/SUM([.$CH69:.$CK69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69</text:p>
          </table:table-cell>
          <table:table-cell table:formula="of:=([.B70]/SUM([.$CH70:.$CK70]))" office:value-type="float" office:value="0.0150353344770028" calcext:value-type="float">
            <text:p>0.015035334477003</text:p>
          </table:table-cell>
          <table:table-cell table:formula="of:=([.C70]/SUM([.$CH70:.$CK70]))" office:value-type="float" office:value="0.023643350398951" calcext:value-type="float">
            <text:p>0.023643350398951</text:p>
          </table:table-cell>
          <table:table-cell table:formula="of:=([.D70]/SUM([.$CH70:.$CK70]))" office:value-type="float" office:value="0.0445321357028786" calcext:value-type="float">
            <text:p>0.044532135702879</text:p>
          </table:table-cell>
          <table:table-cell table:formula="of:=([.E70]/SUM([.$CH70:.$CK70]))" office:value-type="float" office:value="0.104903020702142" calcext:value-type="float">
            <text:p>0.104903020702142</text:p>
          </table:table-cell>
          <table:table-cell table:formula="of:=([.F70]/SUM([.$CH70:.$CK70]))" office:value-type="float" office:value="0.00309888573190134" calcext:value-type="float">
            <text:p>0.003098885731901</text:p>
          </table:table-cell>
          <table:table-cell table:formula="of:=([.G70]/SUM([.$CH70:.$CK70]))" office:value-type="float" office:value="0.191786594741005" calcext:value-type="float">
            <text:p>0.191786594741005</text:p>
          </table:table-cell>
          <table:table-cell table:formula="of:=([.H70]/SUM([.$CH70:.$CK70]))" office:value-type="float" office:value="0.412955217162261" calcext:value-type="float">
            <text:p>0.412955217162261</text:p>
          </table:table-cell>
          <table:table-cell table:formula="of:=([.I70]/SUM([.$CH70:.$CK70]))" office:value-type="float" office:value="0.37106287300878" calcext:value-type="float">
            <text:p>0.37106287300878</text:p>
          </table:table-cell>
          <table:table-cell table:formula="of:=([.J70]/SUM([.$CH70:.$CK70]))" office:value-type="float" office:value="0.906022369171452" calcext:value-type="float">
            <text:p>0.906022369171452</text:p>
          </table:table-cell>
          <table:table-cell table:formula="of:=([.K70]/SUM([.$CH70:.$CK70]))" office:value-type="float" office:value="0.0692084480124634" calcext:value-type="float">
            <text:p>0.069208448012463</text:p>
          </table:table-cell>
          <table:table-cell table:formula="of:=([.L70]/SUM([.$CH70:.$CK70]))" office:value-type="float" office:value="0.00355797991440525" calcext:value-type="float">
            <text:p>0.003557979914405</text:p>
          </table:table-cell>
          <table:table-cell table:formula="of:=([.M70]/SUM([.$CH70:.$CK70]))" office:value-type="float" office:value="0.00998529846945989" calcext:value-type="float">
            <text:p>0.00998529846946</text:p>
          </table:table-cell>
          <table:table-cell table:formula="of:=([.N70]/SUM([.$CH70:.$CK70]))" office:value-type="float" office:value="0.00780460110256635" calcext:value-type="float">
            <text:p>0.007804601102566</text:p>
          </table:table-cell>
          <table:table-cell table:formula="of:=([.O70]/SUM([.$CH70:.$CK70]))" office:value-type="float" office:value="0.0249058594008367" calcext:value-type="float">
            <text:p>0.024905859400837</text:p>
          </table:table-cell>
          <table:table-cell table:formula="of:=([.P70]/SUM([.$CH70:.$CK70]))" office:value-type="float" office:value="0.00103296191063378" calcext:value-type="float">
            <text:p>0.001032961910634</text:p>
          </table:table-cell>
          <table:table-cell table:formula="of:=([.Q70]/SUM([.$CH70:.$CK70]))" office:value-type="float" office:value="0.0634697707311646" calcext:value-type="float">
            <text:p>0.063469770731165</text:p>
          </table:table-cell>
          <table:table-cell table:formula="of:=([.R70]/SUM([.$CH70:.$CK70]))" office:value-type="float" office:value="0.141860102393706" calcext:value-type="float">
            <text:p>0.141860102393706</text:p>
          </table:table-cell>
          <table:table-cell table:formula="of:=([.S70]/SUM([.$CH70:.$CK70]))" office:value-type="float" office:value="0.144614667488729" calcext:value-type="float">
            <text:p>0.144614667488729</text:p>
          </table:table-cell>
          <table:table-cell table:formula="of:=([.T70]/SUM([.$CH70:.$CK70]))" office:value-type="float" office:value="0.693346989126519" calcext:value-type="float">
            <text:p>0.693346989126519</text:p>
          </table:table-cell>
          <table:table-cell table:formula="of:=([.U70]/SUM([.$CH70:.$CK70]))" office:value-type="float" office:value="0.20877307949365" calcext:value-type="float">
            <text:p>0.20877307949365</text:p>
          </table:table-cell>
          <table:table-cell table:formula="of:=([.V70]/SUM([.$CH70:.$CK70]))" office:value-type="float" office:value="0.0524515103510709" calcext:value-type="float">
            <text:p>0.052451510351071</text:p>
          </table:table-cell>
          <table:table-cell table:formula="of:=([.W70]/SUM([.$CH70:.$CK70]))" office:value-type="float" office:value="0.0502708129841774" calcext:value-type="float">
            <text:p>0.050270812984177</text:p>
          </table:table-cell>
          <table:table-cell table:formula="of:=([.X70]/SUM([.$CH70:.$CK70]))" office:value-type="float" office:value="0.00447616827941305" calcext:value-type="float">
            <text:p>0.004476168279413</text:p>
          </table:table-cell>
          <table:table-cell table:formula="of:=([.Y70]/SUM([.$CH70:.$CK70]))" office:value-type="float" office:value="0" calcext:value-type="float">
            <text:p>0</text:p>
          </table:table-cell>
          <table:table-cell table:formula="of:=([.Z70]/SUM([.$CH70:.$CK70]))" office:value-type="float" office:value="0" calcext:value-type="float">
            <text:p>0</text:p>
          </table:table-cell>
          <table:table-cell table:formula="of:=([.AA70]/SUM([.$CH70:.$CK70]))" office:value-type="float" office:value="0.462537388872682" calcext:value-type="float">
            <text:p>0.462537388872682</text:p>
          </table:table-cell>
          <table:table-cell table:formula="of:=([.AB70]/SUM([.$CH70:.$CK70]))" office:value-type="float" office:value="0.336286488684109" calcext:value-type="float">
            <text:p>0.336286488684109</text:p>
          </table:table-cell>
          <table:table-cell table:formula="of:=([.AC70]/SUM([.$CH70:.$CK70]))" office:value-type="float" office:value="0.0203149175757977" calcext:value-type="float">
            <text:p>0.020314917575798</text:p>
          </table:table-cell>
          <table:table-cell table:formula="of:=([.AD70]/SUM([.$CH70:.$CK70]))" office:value-type="float" office:value="0.00344320636877927" calcext:value-type="float">
            <text:p>0.003443206368779</text:p>
          </table:table-cell>
          <table:table-cell table:formula="of:=([.AE70]/SUM([.$CH70:.$CK70]))" office:value-type="float" office:value="0" calcext:value-type="float">
            <text:p>0</text:p>
          </table:table-cell>
          <table:table-cell table:formula="of:=([.AF70]/SUM([.$CH70:.$CK70]))" office:value-type="float" office:value="0.00413184764253513" calcext:value-type="float">
            <text:p>0.004131847642535</text:p>
          </table:table-cell>
          <table:table-cell table:formula="of:=([.AG70]/SUM([.$CH70:.$CK70]))" office:value-type="float" office:value="0.0126250900188573" calcext:value-type="float">
            <text:p>0.012625090018857</text:p>
          </table:table-cell>
          <table:table-cell table:formula="of:=([.AH70]/SUM([.$CH70:.$CK70]))" office:value-type="float" office:value="0.00344320636877927" calcext:value-type="float">
            <text:p>0.003443206368779</text:p>
          </table:table-cell>
          <table:table-cell table:formula="of:=([.AI70]/SUM([.$CH70:.$CK70]))" office:value-type="float" office:value="0" calcext:value-type="float">
            <text:p>0</text:p>
          </table:table-cell>
          <table:table-cell table:formula="of:=([.AJ70]/SUM([.$CH70:.$CK70]))" office:value-type="float" office:value="0.000688641273755855" calcext:value-type="float">
            <text:p>0.000688641273756</text:p>
          </table:table-cell>
          <table:table-cell table:formula="of:=([.AK70]/SUM([.$CH70:.$CK70]))" office:value-type="float" office:value="0.0772425962062817" calcext:value-type="float">
            <text:p>0.077242596206282</text:p>
          </table:table-cell>
          <table:table-cell table:formula="of:=([.AL70]/SUM([.$CH70:.$CK70]))" office:value-type="float" office:value="0.286130449245557" calcext:value-type="float">
            <text:p>0.286130449245557</text:p>
          </table:table-cell>
          <table:table-cell table:formula="of:=([.AM70]/SUM([.$CH70:.$CK70]))" office:value-type="float" office:value="0.21646290705059" calcext:value-type="float">
            <text:p>0.21646290705059</text:p>
          </table:table-cell>
          <table:table-cell table:formula="of:=([.AN70]/SUM([.$CH70:.$CK70]))" office:value-type="float" office:value="0.0351207049615486" calcext:value-type="float">
            <text:p>0.035120704961549</text:p>
          </table:table-cell>
          <table:table-cell table:formula="of:=([.AO70]/SUM([.$CH70:.$CK70]))" office:value-type="float" office:value="0.0037875270056572" calcext:value-type="float">
            <text:p>0.003787527005657</text:p>
          </table:table-cell>
          <table:table-cell table:formula="of:=([.AP70]/SUM([.$CH70:.$CK70]))" office:value-type="float" office:value="0.103066643972126" calcext:value-type="float">
            <text:p>0.103066643972126</text:p>
          </table:table-cell>
          <table:table-cell table:formula="of:=([.AQ70]/SUM([.$CH70:.$CK70]))" office:value-type="float" office:value="0.0203149175757977" calcext:value-type="float">
            <text:p>0.020314917575798</text:p>
          </table:table-cell>
          <table:table-cell table:formula="of:=([.AR70]/SUM([.$CH70:.$CK70]))" office:value-type="float" office:value="0.740518916378796" calcext:value-type="float">
            <text:p>0.740518916378796</text:p>
          </table:table-cell>
          <table:table-cell table:formula="of:=([.AS70]/SUM([.$CH70:.$CK70]))" office:value-type="float" office:value="0.181227428543416" calcext:value-type="float">
            <text:p>0.181227428543416</text:p>
          </table:table-cell>
          <table:table-cell table:formula="of:=([.AT70]/SUM([.$CH70:.$CK70]))" office:value-type="float" office:value="0.0220365207601873" calcext:value-type="float">
            <text:p>0.022036520760187</text:p>
          </table:table-cell>
          <table:table-cell table:formula="of:=([.AU70]/SUM([.$CH70:.$CK70]))" office:value-type="float" office:value="0.00103296191063378" calcext:value-type="float">
            <text:p>0.001032961910634</text:p>
          </table:table-cell>
          <table:table-cell table:formula="of:=([.AV70]/SUM([.$CH70:.$CK70]))" office:value-type="float" office:value="0.514070710858745" calcext:value-type="float">
            <text:p>0.514070710858745</text:p>
          </table:table-cell>
          <table:table-cell table:formula="of:=([.AW70]/SUM([.$CH70:.$CK70]))" office:value-type="float" office:value="0.0241024445814549" calcext:value-type="float">
            <text:p>0.024102444581455</text:p>
          </table:table-cell>
          <table:table-cell table:formula="of:=([.AX70]/SUM([.$CH70:.$CK70]))" office:value-type="float" office:value="0.0436139473378708" calcext:value-type="float">
            <text:p>0.043613947337871</text:p>
          </table:table-cell>
          <table:table-cell table:formula="of:=([.AY70]/SUM([.$CH70:.$CK70]))" office:value-type="float" office:value="0.0136580519294911" calcext:value-type="float">
            <text:p>0.013658051929491</text:p>
          </table:table-cell>
          <table:table-cell table:formula="of:=([.AZ70]/SUM([.$CH70:.$CK70]))" office:value-type="float" office:value="0.0464832859785202" calcext:value-type="float">
            <text:p>0.04648328597852</text:p>
          </table:table-cell>
          <table:table-cell table:formula="of:=([.BA70]/SUM([.$CH70:.$CK70]))" office:value-type="float" office:value="0.0467128330697721" calcext:value-type="float">
            <text:p>0.046712833069772</text:p>
          </table:table-cell>
          <table:table-cell table:formula="of:=([.BB70]/SUM([.$CH70:.$CK70]))" office:value-type="float" office:value="0.014117146111995" calcext:value-type="float">
            <text:p>0.014117146111995</text:p>
          </table:table-cell>
          <table:table-cell table:formula="of:=([.BC70]/SUM([.$CH70:.$CK70]))" office:value-type="float" office:value="0.0150353344770028" calcext:value-type="float">
            <text:p>0.015035334477003</text:p>
          </table:table-cell>
          <table:table-cell table:formula="of:=([.BD70]/SUM([.$CH70:.$CK70]))" office:value-type="float" office:value="0.495477396467337" calcext:value-type="float">
            <text:p>0.495477396467337</text:p>
          </table:table-cell>
          <table:table-cell table:formula="of:=([.BE70]/SUM([.$CH70:.$CK70]))" office:value-type="float" office:value="0.189491123828486" calcext:value-type="float">
            <text:p>0.189491123828486</text:p>
          </table:table-cell>
          <table:table-cell table:formula="of:=([.BF70]/SUM([.$CH70:.$CK70]))" office:value-type="float" office:value="0.700003854772826" calcext:value-type="float">
            <text:p>0.700003854772826</text:p>
          </table:table-cell>
          <table:table-cell table:formula="of:=([.BG70]/SUM([.$CH70:.$CK70]))" office:value-type="float" office:value="0.221972037240637" calcext:value-type="float">
            <text:p>0.221972037240637</text:p>
          </table:table-cell>
          <table:table-cell table:formula="of:=([.BH70]/SUM([.$CH70:.$CK70]))" office:value-type="float" office:value="0.032940007594655" calcext:value-type="float">
            <text:p>0.032940007594655</text:p>
          </table:table-cell>
          <table:table-cell table:formula="of:=([.BI70]/SUM([.$CH70:.$CK70]))" office:value-type="float" office:value="0.191786594741005" calcext:value-type="float">
            <text:p>0.191786594741005</text:p>
          </table:table-cell>
          <table:table-cell table:formula="of:=([.BJ70]/SUM([.$CH70:.$CK70]))" office:value-type="float" office:value="0.0080341481938183" calcext:value-type="float">
            <text:p>0.008034148193818</text:p>
          </table:table-cell>
          <table:table-cell table:formula="of:=([.BK70]/SUM([.$CH70:.$CK70]))" office:value-type="float" office:value="0.00172160318438964" calcext:value-type="float">
            <text:p>0.00172160318439</text:p>
          </table:table-cell>
          <table:table-cell table:formula="of:=([.BL70]/SUM([.$CH70:.$CK70]))" office:value-type="float" office:value="0.0122807693819794" calcext:value-type="float">
            <text:p>0.012280769381979</text:p>
          </table:table-cell>
          <table:table-cell table:formula="of:=([.BM70]/SUM([.$CH70:.$CK70]))" office:value-type="float" office:value="0.0122807693819794" calcext:value-type="float">
            <text:p>0.012280769381979</text:p>
          </table:table-cell>
          <table:table-cell table:formula="of:=([.BN70]/SUM([.$CH70:.$CK70]))" office:value-type="float" office:value="0.00860801592194818" calcext:value-type="float">
            <text:p>0.008608015921948</text:p>
          </table:table-cell>
          <table:table-cell table:formula="of:=([.BO70]/SUM([.$CH70:.$CK70]))" office:value-type="float" office:value="0.00355797991440525" calcext:value-type="float">
            <text:p>0.003557979914405</text:p>
          </table:table-cell>
          <table:table-cell table:formula="of:=([.BP70]/SUM([.$CH70:.$CK70]))" office:value-type="float" office:value="0.10582120906715" calcext:value-type="float">
            <text:p>0.10582120906715</text:p>
          </table:table-cell>
          <table:table-cell table:formula="of:=([.BQ70]/SUM([.$CH70:.$CK70]))" office:value-type="float" office:value="0.0166421641157665" calcext:value-type="float">
            <text:p>0.016642164115767</text:p>
          </table:table-cell>
          <table:table-cell table:formula="of:=([.BR70]/SUM([.$CH70:.$CK70]))" office:value-type="float" office:value="0.240106257449541" calcext:value-type="float">
            <text:p>0.240106257449541</text:p>
          </table:table-cell>
          <table:table-cell table:formula="of:=([.BS70]/SUM([.$CH70:.$CK70]))" office:value-type="float" office:value="0.441304282931877" calcext:value-type="float">
            <text:p>0.441304282931877</text:p>
          </table:table-cell>
          <table:table-cell table:formula="of:=([.BT70]/SUM([.$CH70:.$CK70]))" office:value-type="float" office:value="0.361766215813076" calcext:value-type="float">
            <text:p>0.361766215813076</text:p>
          </table:table-cell>
          <table:table-cell table:formula="of:=([.BU70]/SUM([.$CH70:.$CK70]))" office:value-type="float" office:value="0.0634697707311646" calcext:value-type="float">
            <text:p>0.0634697707311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70</text:p>
          </table:table-cell>
          <table:table-cell table:formula="of:=([.B71]/SUM([.$CH71:.$CK71]))" office:value-type="float" office:value="0.111246432558805" calcext:value-type="float">
            <text:p>0.111246432558805</text:p>
          </table:table-cell>
          <table:table-cell table:formula="of:=([.C71]/SUM([.$CH71:.$CK71]))" office:value-type="float" office:value="0.172266329764451" calcext:value-type="float">
            <text:p>0.172266329764451</text:p>
          </table:table-cell>
          <table:table-cell table:formula="of:=([.D71]/SUM([.$CH71:.$CK71]))" office:value-type="float" office:value="0.246216888199314" calcext:value-type="float">
            <text:p>0.246216888199314</text:p>
          </table:table-cell>
          <table:table-cell table:formula="of:=([.E71]/SUM([.$CH71:.$CK71]))" office:value-type="float" office:value="0.492968101242811" calcext:value-type="float">
            <text:p>0.492968101242811</text:p>
          </table:table-cell>
          <table:table-cell table:formula="of:=([.F71]/SUM([.$CH71:.$CK71]))" office:value-type="float" office:value="0.0167778001073318" calcext:value-type="float">
            <text:p>0.016777800107332</text:p>
          </table:table-cell>
          <table:table-cell table:formula="of:=([.G71]/SUM([.$CH71:.$CK71]))" office:value-type="float" office:value="0.00694622297437302" calcext:value-type="float">
            <text:p>0.006946222974373</text:p>
          </table:table-cell>
          <table:table-cell table:formula="of:=([.H71]/SUM([.$CH71:.$CK71]))" office:value-type="float" office:value="0.0166709351384952" calcext:value-type="float">
            <text:p>0.016670935138495</text:p>
          </table:table-cell>
          <table:table-cell table:formula="of:=([.I71]/SUM([.$CH71:.$CK71]))" office:value-type="float" office:value="0.0168846650761683" calcext:value-type="float">
            <text:p>0.016884665076168</text:p>
          </table:table-cell>
          <table:table-cell table:formula="of:=([.J71]/SUM([.$CH71:.$CK71]))" office:value-type="float" office:value="0.0587757328600794" calcext:value-type="float">
            <text:p>0.058775732860079</text:p>
          </table:table-cell>
          <table:table-cell table:formula="of:=([.K71]/SUM([.$CH71:.$CK71]))" office:value-type="float" office:value="0.00865606247575715" calcext:value-type="float">
            <text:p>0.008656062475757</text:p>
          </table:table-cell>
          <table:table-cell table:formula="of:=([.L71]/SUM([.$CH71:.$CK71]))" office:value-type="float" office:value="0.00117551465720159" calcext:value-type="float">
            <text:p>0.001175514657202</text:p>
          </table:table-cell>
          <table:table-cell table:formula="of:=([.M71]/SUM([.$CH71:.$CK71]))" office:value-type="float" office:value="0.00149610956371111" calcext:value-type="float">
            <text:p>0.001496109563711</text:p>
          </table:table-cell>
          <table:table-cell table:formula="of:=([.N71]/SUM([.$CH71:.$CK71]))" office:value-type="float" office:value="0.0012823796260381" calcext:value-type="float">
            <text:p>0.001282379626038</text:p>
          </table:table-cell>
          <table:table-cell table:formula="of:=([.O71]/SUM([.$CH71:.$CK71]))" office:value-type="float" office:value="0.00480892359764286" calcext:value-type="float">
            <text:p>0.004808923597643</text:p>
          </table:table-cell>
          <table:table-cell table:formula="of:=([.P71]/SUM([.$CH71:.$CK71]))" office:value-type="float" office:value="0.000320594906509524" calcext:value-type="float">
            <text:p>0.00032059490651</text:p>
          </table:table-cell>
          <table:table-cell table:formula="of:=([.Q71]/SUM([.$CH71:.$CK71]))" office:value-type="float" office:value="0.0898734387915032" calcext:value-type="float">
            <text:p>0.089873438791503</text:p>
          </table:table-cell>
          <table:table-cell table:formula="of:=([.R71]/SUM([.$CH71:.$CK71]))" office:value-type="float" office:value="0.202615980914019" calcext:value-type="float">
            <text:p>0.202615980914019</text:p>
          </table:table-cell>
          <table:table-cell table:formula="of:=([.S71]/SUM([.$CH71:.$CK71]))" office:value-type="float" office:value="0.189792184653638" calcext:value-type="float">
            <text:p>0.189792184653638</text:p>
          </table:table-cell>
          <table:table-cell table:formula="of:=([.T71]/SUM([.$CH71:.$CK71]))" office:value-type="float" office:value="0.825852479168534" calcext:value-type="float">
            <text:p>0.825852479168534</text:p>
          </table:table-cell>
          <table:table-cell table:formula="of:=([.U71]/SUM([.$CH71:.$CK71]))" office:value-type="float" office:value="0.318243877195121" calcext:value-type="float">
            <text:p>0.318243877195121</text:p>
          </table:table-cell>
          <table:table-cell table:formula="of:=([.V71]/SUM([.$CH71:.$CK71]))" office:value-type="float" office:value="0.284047087167438" calcext:value-type="float">
            <text:p>0.284047087167438</text:p>
          </table:table-cell>
          <table:table-cell table:formula="of:=([.W71]/SUM([.$CH71:.$CK71]))" office:value-type="float" office:value="0.0190219644528984" calcext:value-type="float">
            <text:p>0.019021964452899</text:p>
          </table:table-cell>
          <table:table-cell table:formula="of:=([.X71]/SUM([.$CH71:.$CK71]))" office:value-type="float" office:value="0.00256475925207619" calcext:value-type="float">
            <text:p>0.002564759252076</text:p>
          </table:table-cell>
          <table:table-cell table:formula="of:=([.Y71]/SUM([.$CH71:.$CK71]))" office:value-type="float" office:value="0.00288535415858572" calcext:value-type="float">
            <text:p>0.002885354158586</text:p>
          </table:table-cell>
          <table:table-cell table:formula="of:=([.Z71]/SUM([.$CH71:.$CK71]))" office:value-type="float" office:value="0" calcext:value-type="float">
            <text:p>0</text:p>
          </table:table-cell>
          <table:table-cell table:formula="of:=([.AA71]/SUM([.$CH71:.$CK71]))" office:value-type="float" office:value="0.0253269976142524" calcext:value-type="float">
            <text:p>0.025326997614252</text:p>
          </table:table-cell>
          <table:table-cell table:formula="of:=([.AB71]/SUM([.$CH71:.$CK71]))" office:value-type="float" office:value="0.0169915300450048" calcext:value-type="float">
            <text:p>0.016991530045005</text:p>
          </table:table-cell>
          <table:table-cell table:formula="of:=([.AC71]/SUM([.$CH71:.$CK71]))" office:value-type="float" office:value="0.00545011341066191" calcext:value-type="float">
            <text:p>0.005450113410662</text:p>
          </table:table-cell>
          <table:table-cell table:formula="of:=([.AD71]/SUM([.$CH71:.$CK71]))" office:value-type="float" office:value="0.000641189813019048" calcext:value-type="float">
            <text:p>0.000641189813019</text:p>
          </table:table-cell>
          <table:table-cell table:formula="of:=([.AE71]/SUM([.$CH71:.$CK71]))" office:value-type="float" office:value="0" calcext:value-type="float">
            <text:p>0</text:p>
          </table:table-cell>
          <table:table-cell table:formula="of:=([.AF71]/SUM([.$CH71:.$CK71]))" office:value-type="float" office:value="0" calcext:value-type="float">
            <text:p>0</text:p>
          </table:table-cell>
          <table:table-cell table:formula="of:=([.AG71]/SUM([.$CH71:.$CK71]))" office:value-type="float" office:value="0.00192356943905714" calcext:value-type="float">
            <text:p>0.001923569439057</text:p>
          </table:table-cell>
          <table:table-cell table:formula="of:=([.AH71]/SUM([.$CH71:.$CK71]))" office:value-type="float" office:value="0.000641189813019048" calcext:value-type="float">
            <text:p>0.000641189813019</text:p>
          </table:table-cell>
          <table:table-cell table:formula="of:=([.AI71]/SUM([.$CH71:.$CK71]))" office:value-type="float" office:value="0" calcext:value-type="float">
            <text:p>0</text:p>
          </table:table-cell>
          <table:table-cell table:formula="of:=([.AJ71]/SUM([.$CH71:.$CK71]))" office:value-type="float" office:value="0" calcext:value-type="float">
            <text:p>0</text:p>
          </table:table-cell>
          <table:table-cell table:formula="of:=([.AK71]/SUM([.$CH71:.$CK71]))" office:value-type="float" office:value="0.105368859272797" calcext:value-type="float">
            <text:p>0.105368859272797</text:p>
          </table:table-cell>
          <table:table-cell table:formula="of:=([.AL71]/SUM([.$CH71:.$CK71]))" office:value-type="float" office:value="0.341112980526133" calcext:value-type="float">
            <text:p>0.341112980526133</text:p>
          </table:table-cell>
          <table:table-cell table:formula="of:=([.AM71]/SUM([.$CH71:.$CK71]))" office:value-type="float" office:value="0.262246633524791" calcext:value-type="float">
            <text:p>0.262246633524791</text:p>
          </table:table-cell>
          <table:table-cell table:formula="of:=([.AN71]/SUM([.$CH71:.$CK71]))" office:value-type="float" office:value="0.0305633810872413" calcext:value-type="float">
            <text:p>0.030563381087241</text:p>
          </table:table-cell>
          <table:table-cell table:formula="of:=([.AO71]/SUM([.$CH71:.$CK71]))" office:value-type="float" office:value="0.00865606247575715" calcext:value-type="float">
            <text:p>0.008656062475757</text:p>
          </table:table-cell>
          <table:table-cell table:formula="of:=([.AP71]/SUM([.$CH71:.$CK71]))" office:value-type="float" office:value="0.270047776249856" calcext:value-type="float">
            <text:p>0.270047776249856</text:p>
          </table:table-cell>
          <table:table-cell table:formula="of:=([.AQ71]/SUM([.$CH71:.$CK71]))" office:value-type="float" office:value="0.355432886350226" calcext:value-type="float">
            <text:p>0.355432886350226</text:p>
          </table:table-cell>
          <table:table-cell table:formula="of:=([.AR71]/SUM([.$CH71:.$CK71]))" office:value-type="float" office:value="0.0400743633136905" calcext:value-type="float">
            <text:p>0.040074363313691</text:p>
          </table:table-cell>
          <table:table-cell table:formula="of:=([.AS71]/SUM([.$CH71:.$CK71]))" office:value-type="float" office:value="0.0133581211045635" calcext:value-type="float">
            <text:p>0.013358121104564</text:p>
          </table:table-cell>
          <table:table-cell table:formula="of:=([.AT71]/SUM([.$CH71:.$CK71]))" office:value-type="float" office:value="0.00256475925207619" calcext:value-type="float">
            <text:p>0.002564759252076</text:p>
          </table:table-cell>
          <table:table-cell table:formula="of:=([.AU71]/SUM([.$CH71:.$CK71]))" office:value-type="float" office:value="0.000641189813019048" calcext:value-type="float">
            <text:p>0.000641189813019</text:p>
          </table:table-cell>
          <table:table-cell table:formula="of:=([.AV71]/SUM([.$CH71:.$CK71]))" office:value-type="float" office:value="0.63499164482653" calcext:value-type="float">
            <text:p>0.63499164482653</text:p>
          </table:table-cell>
          <table:table-cell table:formula="of:=([.AW71]/SUM([.$CH71:.$CK71]))" office:value-type="float" office:value="0.0313114358690968" calcext:value-type="float">
            <text:p>0.031311435869097</text:p>
          </table:table-cell>
          <table:table-cell table:formula="of:=([.AX71]/SUM([.$CH71:.$CK71]))" office:value-type="float" office:value="0.259788739241551" calcext:value-type="float">
            <text:p>0.259788739241551</text:p>
          </table:table-cell>
          <table:table-cell table:formula="of:=([.AY71]/SUM([.$CH71:.$CK71]))" office:value-type="float" office:value="0.0725613138399889" calcext:value-type="float">
            <text:p>0.072561313839989</text:p>
          </table:table-cell>
          <table:table-cell table:formula="of:=([.AZ71]/SUM([.$CH71:.$CK71]))" office:value-type="float" office:value="0.3500896379084" calcext:value-type="float">
            <text:p>0.3500896379084</text:p>
          </table:table-cell>
          <table:table-cell table:formula="of:=([.BA71]/SUM([.$CH71:.$CK71]))" office:value-type="float" office:value="0.119795630065725" calcext:value-type="float">
            <text:p>0.119795630065725</text:p>
          </table:table-cell>
          <table:table-cell table:formula="of:=([.BB71]/SUM([.$CH71:.$CK71]))" office:value-type="float" office:value="0.0182739096710429" calcext:value-type="float">
            <text:p>0.018273909671043</text:p>
          </table:table-cell>
          <table:table-cell table:formula="of:=([.BC71]/SUM([.$CH71:.$CK71]))" office:value-type="float" office:value="0.111246432558805" calcext:value-type="float">
            <text:p>0.111246432558805</text:p>
          </table:table-cell>
          <table:table-cell table:formula="of:=([.BD71]/SUM([.$CH71:.$CK71]))" office:value-type="float" office:value="0.0259681874272714" calcext:value-type="float">
            <text:p>0.025968187427272</text:p>
          </table:table-cell>
          <table:table-cell table:formula="of:=([.BE71]/SUM([.$CH71:.$CK71]))" office:value-type="float" office:value="0.00812173763157461" calcext:value-type="float">
            <text:p>0.008121737631575</text:p>
          </table:table-cell>
          <table:table-cell table:formula="of:=([.BF71]/SUM([.$CH71:.$CK71]))" office:value-type="float" office:value="0.0351585747472111" calcext:value-type="float">
            <text:p>0.035158574747211</text:p>
          </table:table-cell>
          <table:table-cell table:formula="of:=([.BG71]/SUM([.$CH71:.$CK71]))" office:value-type="float" office:value="0.0174189899203508" calcext:value-type="float">
            <text:p>0.017418989920351</text:p>
          </table:table-cell>
          <table:table-cell table:formula="of:=([.BH71]/SUM([.$CH71:.$CK71]))" office:value-type="float" office:value="0.00865606247575715" calcext:value-type="float">
            <text:p>0.008656062475757</text:p>
          </table:table-cell>
          <table:table-cell table:formula="of:=([.BI71]/SUM([.$CH71:.$CK71]))" office:value-type="float" office:value="0.00694622297437302" calcext:value-type="float">
            <text:p>0.006946222974373</text:p>
          </table:table-cell>
          <table:table-cell table:formula="of:=([.BJ71]/SUM([.$CH71:.$CK71]))" office:value-type="float" office:value="0.000961784719528572" calcext:value-type="float">
            <text:p>0.000961784719529</text:p>
          </table:table-cell>
          <table:table-cell table:formula="of:=([.BK71]/SUM([.$CH71:.$CK71]))" office:value-type="float" office:value="0" calcext:value-type="float">
            <text:p>0</text:p>
          </table:table-cell>
          <table:table-cell table:formula="of:=([.BL71]/SUM([.$CH71:.$CK71]))" office:value-type="float" office:value="0.0012823796260381" calcext:value-type="float">
            <text:p>0.001282379626038</text:p>
          </table:table-cell>
          <table:table-cell table:formula="of:=([.BM71]/SUM([.$CH71:.$CK71]))" office:value-type="float" office:value="0.00288535415858572" calcext:value-type="float">
            <text:p>0.002885354158586</text:p>
          </table:table-cell>
          <table:table-cell table:formula="of:=([.BN71]/SUM([.$CH71:.$CK71]))" office:value-type="float" office:value="0.00224416434556667" calcext:value-type="float">
            <text:p>0.002244164345567</text:p>
          </table:table-cell>
          <table:table-cell table:formula="of:=([.BO71]/SUM([.$CH71:.$CK71]))" office:value-type="float" office:value="0.00117551465720159" calcext:value-type="float">
            <text:p>0.001175514657202</text:p>
          </table:table-cell>
          <table:table-cell table:formula="of:=([.BP71]/SUM([.$CH71:.$CK71]))" office:value-type="float" office:value="0.141489218739537" calcext:value-type="float">
            <text:p>0.141489218739537</text:p>
          </table:table-cell>
          <table:table-cell table:formula="of:=([.BQ71]/SUM([.$CH71:.$CK71]))" office:value-type="float" office:value="0.0285329466793476" calcext:value-type="float">
            <text:p>0.028532946679348</text:p>
          </table:table-cell>
          <table:table-cell table:formula="of:=([.BR71]/SUM([.$CH71:.$CK71]))" office:value-type="float" office:value="0.346990553812141" calcext:value-type="float">
            <text:p>0.346990553812141</text:p>
          </table:table-cell>
          <table:table-cell table:formula="of:=([.BS71]/SUM([.$CH71:.$CK71]))" office:value-type="float" office:value="0.582307215190132" calcext:value-type="float">
            <text:p>0.582307215190132</text:p>
          </table:table-cell>
          <table:table-cell table:formula="of:=([.BT71]/SUM([.$CH71:.$CK71]))" office:value-type="float" office:value="0.402453472638289" calcext:value-type="float">
            <text:p>0.402453472638289</text:p>
          </table:table-cell>
          <table:table-cell table:formula="of:=([.BU71]/SUM([.$CH71:.$CK71]))" office:value-type="float" office:value="0.0898734387915032" calcext:value-type="float">
            <text:p>0.0898734387915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71</text:p>
          </table:table-cell>
          <table:table-cell table:formula="of:=([.B72]/SUM([.$CH72:.$CK72]))" office:value-type="float" office:value="0.0349729956467467" calcext:value-type="float">
            <text:p>0.034972995646747</text:p>
          </table:table-cell>
          <table:table-cell table:formula="of:=([.C72]/SUM([.$CH72:.$CK72]))" office:value-type="float" office:value="0.0568491081500615" calcext:value-type="float">
            <text:p>0.056849108150062</text:p>
          </table:table-cell>
          <table:table-cell table:formula="of:=([.D72]/SUM([.$CH72:.$CK72]))" office:value-type="float" office:value="0.247689405382926" calcext:value-type="float">
            <text:p>0.247689405382926</text:p>
          </table:table-cell>
          <table:table-cell table:formula="of:=([.E72]/SUM([.$CH72:.$CK72]))" office:value-type="float" office:value="0.377075097096611" calcext:value-type="float">
            <text:p>0.377075097096611</text:p>
          </table:table-cell>
          <table:table-cell table:formula="of:=([.F72]/SUM([.$CH72:.$CK72]))" office:value-type="float" office:value="0.00949883832380775" calcext:value-type="float">
            <text:p>0.009498838323808</text:p>
          </table:table-cell>
          <table:table-cell table:formula="of:=([.G72]/SUM([.$CH72:.$CK72]))" office:value-type="float" office:value="0.141187278722052" calcext:value-type="float">
            <text:p>0.141187278722052</text:p>
          </table:table-cell>
          <table:table-cell table:formula="of:=([.H72]/SUM([.$CH72:.$CK72]))" office:value-type="float" office:value="0.306553418631977" calcext:value-type="float">
            <text:p>0.306553418631977</text:p>
          </table:table-cell>
          <table:table-cell table:formula="of:=([.I72]/SUM([.$CH72:.$CK72]))" office:value-type="float" office:value="0.531071415376524" calcext:value-type="float">
            <text:p>0.531071415376524</text:p>
          </table:table-cell>
          <table:table-cell table:formula="of:=([.J72]/SUM([.$CH72:.$CK72]))" office:value-type="float" office:value="1.15382101275707" calcext:value-type="float">
            <text:p>1.15382101275707</text:p>
          </table:table-cell>
          <table:table-cell table:formula="of:=([.K72]/SUM([.$CH72:.$CK72]))" office:value-type="float" office:value="0.112115076579488" calcext:value-type="float">
            <text:p>0.112115076579488</text:p>
          </table:table-cell>
          <table:table-cell table:formula="of:=([.L72]/SUM([.$CH72:.$CK72]))" office:value-type="float" office:value="0.00201490509898952" calcext:value-type="float">
            <text:p>0.00201490509899</text:p>
          </table:table-cell>
          <table:table-cell table:formula="of:=([.M72]/SUM([.$CH72:.$CK72]))" office:value-type="float" office:value="0.00474941916190388" calcext:value-type="float">
            <text:p>0.004749419161904</text:p>
          </table:table-cell>
          <table:table-cell table:formula="of:=([.N72]/SUM([.$CH72:.$CK72]))" office:value-type="float" office:value="0.00446157557633395" calcext:value-type="float">
            <text:p>0.004461575576334</text:p>
          </table:table-cell>
          <table:table-cell table:formula="of:=([.O72]/SUM([.$CH72:.$CK72]))" office:value-type="float" office:value="0.0191415984404005" calcext:value-type="float">
            <text:p>0.019141598440401</text:p>
          </table:table-cell>
          <table:table-cell table:formula="of:=([.P72]/SUM([.$CH72:.$CK72]))" office:value-type="float" office:value="0.00259059227012939" calcext:value-type="float">
            <text:p>0.002590592270129</text:p>
          </table:table-cell>
          <table:table-cell table:formula="of:=([.Q72]/SUM([.$CH72:.$CK72]))" office:value-type="float" office:value="0.0935491653102279" calcext:value-type="float">
            <text:p>0.093549165310228</text:p>
          </table:table-cell>
          <table:table-cell table:formula="of:=([.R72]/SUM([.$CH72:.$CK72]))" office:value-type="float" office:value="0.19213559336793" calcext:value-type="float">
            <text:p>0.19213559336793</text:p>
          </table:table-cell>
          <table:table-cell table:formula="of:=([.S72]/SUM([.$CH72:.$CK72]))" office:value-type="float" office:value="0.185227347314251" calcext:value-type="float">
            <text:p>0.185227347314251</text:p>
          </table:table-cell>
          <table:table-cell table:formula="of:=([.T72]/SUM([.$CH72:.$CK72]))" office:value-type="float" office:value="0.760338831282975" calcext:value-type="float">
            <text:p>0.760338831282975</text:p>
          </table:table-cell>
          <table:table-cell table:formula="of:=([.U72]/SUM([.$CH72:.$CK72]))" office:value-type="float" office:value="0.136869624938503" calcext:value-type="float">
            <text:p>0.136869624938503</text:p>
          </table:table-cell>
          <table:table-cell table:formula="of:=([.V72]/SUM([.$CH72:.$CK72]))" office:value-type="float" office:value="0.134710798046728" calcext:value-type="float">
            <text:p>0.134710798046728</text:p>
          </table:table-cell>
          <table:table-cell table:formula="of:=([.W72]/SUM([.$CH72:.$CK72]))" office:value-type="float" office:value="0.0404420237725754" calcext:value-type="float">
            <text:p>0.040442023772576</text:p>
          </table:table-cell>
          <table:table-cell table:formula="of:=([.X72]/SUM([.$CH72:.$CK72]))" office:value-type="float" office:value="0.00431765378354898" calcext:value-type="float">
            <text:p>0.004317653783549</text:p>
          </table:table-cell>
          <table:table-cell table:formula="of:=([.Y72]/SUM([.$CH72:.$CK72]))" office:value-type="float" office:value="0.000431765378354898" calcext:value-type="float">
            <text:p>0.000431765378355</text:p>
          </table:table-cell>
          <table:table-cell table:formula="of:=([.Z72]/SUM([.$CH72:.$CK72]))" office:value-type="float" office:value="0" calcext:value-type="float">
            <text:p>0</text:p>
          </table:table-cell>
          <table:table-cell table:formula="of:=([.AA72]/SUM([.$CH72:.$CK72]))" office:value-type="float" office:value="0.407154751788669" calcext:value-type="float">
            <text:p>0.407154751788669</text:p>
          </table:table-cell>
          <table:table-cell table:formula="of:=([.AB72]/SUM([.$CH72:.$CK72]))" office:value-type="float" office:value="0.341238570693154" calcext:value-type="float">
            <text:p>0.341238570693154</text:p>
          </table:table-cell>
          <table:table-cell table:formula="of:=([.AC72]/SUM([.$CH72:.$CK72]))" office:value-type="float" office:value="0.067787164401719" calcext:value-type="float">
            <text:p>0.067787164401719</text:p>
          </table:table-cell>
          <table:table-cell table:formula="of:=([.AD72]/SUM([.$CH72:.$CK72]))" office:value-type="float" office:value="0.00129529613506469" calcext:value-type="float">
            <text:p>0.001295296135065</text:p>
          </table:table-cell>
          <table:table-cell table:formula="of:=([.AE72]/SUM([.$CH72:.$CK72]))" office:value-type="float" office:value="0.00172706151341959" calcext:value-type="float">
            <text:p>0.00172706151342</text:p>
          </table:table-cell>
          <table:table-cell table:formula="of:=([.AF72]/SUM([.$CH72:.$CK72]))" office:value-type="float" office:value="0.00302235764848429" calcext:value-type="float">
            <text:p>0.003022357648484</text:p>
          </table:table-cell>
          <table:table-cell table:formula="of:=([.AG72]/SUM([.$CH72:.$CK72]))" office:value-type="float" office:value="0.00259059227012939" calcext:value-type="float">
            <text:p>0.002590592270129</text:p>
          </table:table-cell>
          <table:table-cell table:formula="of:=([.AH72]/SUM([.$CH72:.$CK72]))" office:value-type="float" office:value="0.00388588840519408" calcext:value-type="float">
            <text:p>0.003885888405194</text:p>
          </table:table-cell>
          <table:table-cell table:formula="of:=([.AI72]/SUM([.$CH72:.$CK72]))" office:value-type="float" office:value="0" calcext:value-type="float">
            <text:p>0</text:p>
          </table:table-cell>
          <table:table-cell table:formula="of:=([.AJ72]/SUM([.$CH72:.$CK72]))" office:value-type="float" office:value="0" calcext:value-type="float">
            <text:p>0</text:p>
          </table:table-cell>
          <table:table-cell table:formula="of:=([.AK72]/SUM([.$CH72:.$CK72]))" office:value-type="float" office:value="0.0680750079872889" calcext:value-type="float">
            <text:p>0.068075007987289</text:p>
          </table:table-cell>
          <table:table-cell table:formula="of:=([.AL72]/SUM([.$CH72:.$CK72]))" office:value-type="float" office:value="0.249560388689131" calcext:value-type="float">
            <text:p>0.249560388689131</text:p>
          </table:table-cell>
          <table:table-cell table:formula="of:=([.AM72]/SUM([.$CH72:.$CK72]))" office:value-type="float" office:value="0.304538513532988" calcext:value-type="float">
            <text:p>0.304538513532988</text:p>
          </table:table-cell>
          <table:table-cell table:formula="of:=([.AN72]/SUM([.$CH72:.$CK72]))" office:value-type="float" office:value="0.0518118454025877" calcext:value-type="float">
            <text:p>0.051811845402588</text:p>
          </table:table-cell>
          <table:table-cell table:formula="of:=([.AO72]/SUM([.$CH72:.$CK72]))" office:value-type="float" office:value="0.00604471529696857" calcext:value-type="float">
            <text:p>0.006044715296969</text:p>
          </table:table-cell>
          <table:table-cell table:formula="of:=([.AP72]/SUM([.$CH72:.$CK72]))" office:value-type="float" office:value="0.173281838513099" calcext:value-type="float">
            <text:p>0.173281838513099</text:p>
          </table:table-cell>
          <table:table-cell table:formula="of:=([.AQ72]/SUM([.$CH72:.$CK72]))" office:value-type="float" office:value="0.0461988954839741" calcext:value-type="float">
            <text:p>0.046198895483974</text:p>
          </table:table-cell>
          <table:table-cell table:formula="of:=([.AR72]/SUM([.$CH72:.$CK72]))" office:value-type="float" office:value="0.699603834727719" calcext:value-type="float">
            <text:p>0.699603834727719</text:p>
          </table:table-cell>
          <table:table-cell table:formula="of:=([.AS72]/SUM([.$CH72:.$CK72]))" office:value-type="float" office:value="0.12866608274976" calcext:value-type="float">
            <text:p>0.12866608274976</text:p>
          </table:table-cell>
          <table:table-cell table:formula="of:=([.AT72]/SUM([.$CH72:.$CK72]))" office:value-type="float" office:value="0.012521195972292" calcext:value-type="float">
            <text:p>0.012521195972292</text:p>
          </table:table-cell>
          <table:table-cell table:formula="of:=([.AU72]/SUM([.$CH72:.$CK72]))" office:value-type="float" office:value="0.00129529613506469" calcext:value-type="float">
            <text:p>0.001295296135065</text:p>
          </table:table-cell>
          <table:table-cell table:formula="of:=([.AV72]/SUM([.$CH72:.$CK72]))" office:value-type="float" office:value="0.609508792444331" calcext:value-type="float">
            <text:p>0.609508792444331</text:p>
          </table:table-cell>
          <table:table-cell table:formula="of:=([.AW72]/SUM([.$CH72:.$CK72]))" office:value-type="float" office:value="0.021300425332175" calcext:value-type="float">
            <text:p>0.021300425332175</text:p>
          </table:table-cell>
          <table:table-cell table:formula="of:=([.AX72]/SUM([.$CH72:.$CK72]))" office:value-type="float" office:value="0.124780194344565" calcext:value-type="float">
            <text:p>0.124780194344565</text:p>
          </table:table-cell>
          <table:table-cell table:formula="of:=([.AY72]/SUM([.$CH72:.$CK72]))" office:value-type="float" office:value="0.0328141687549722" calcext:value-type="float">
            <text:p>0.032814168754972</text:p>
          </table:table-cell>
          <table:table-cell table:formula="of:=([.AZ72]/SUM([.$CH72:.$CK72]))" office:value-type="float" office:value="0.295183597001965" calcext:value-type="float">
            <text:p>0.295183597001965</text:p>
          </table:table-cell>
          <table:table-cell table:formula="of:=([.BA72]/SUM([.$CH72:.$CK72]))" office:value-type="float" office:value="0.10693389203923" calcext:value-type="float">
            <text:p>0.10693389203923</text:p>
          </table:table-cell>
          <table:table-cell table:formula="of:=([.BB72]/SUM([.$CH72:.$CK72]))" office:value-type="float" office:value="0.0158313972063463" calcext:value-type="float">
            <text:p>0.015831397206346</text:p>
          </table:table-cell>
          <table:table-cell table:formula="of:=([.BC72]/SUM([.$CH72:.$CK72]))" office:value-type="float" office:value="0.0349729956467467" calcext:value-type="float">
            <text:p>0.034972995646747</text:p>
          </table:table-cell>
          <table:table-cell table:formula="of:=([.BD72]/SUM([.$CH72:.$CK72]))" office:value-type="float" office:value="0.429174786084768" calcext:value-type="float">
            <text:p>0.429174786084768</text:p>
          </table:table-cell>
          <table:table-cell table:formula="of:=([.BE72]/SUM([.$CH72:.$CK72]))" office:value-type="float" office:value="0.157018675928398" calcext:value-type="float">
            <text:p>0.157018675928398</text:p>
          </table:table-cell>
          <table:table-cell table:formula="of:=([.BF72]/SUM([.$CH72:.$CK72]))" office:value-type="float" office:value="0.929303016012525" calcext:value-type="float">
            <text:p>0.929303016012525</text:p>
          </table:table-cell>
          <table:table-cell table:formula="of:=([.BG72]/SUM([.$CH72:.$CK72]))" office:value-type="float" office:value="0.344117006548854" calcext:value-type="float">
            <text:p>0.344117006548854</text:p>
          </table:table-cell>
          <table:table-cell table:formula="of:=([.BH72]/SUM([.$CH72:.$CK72]))" office:value-type="float" office:value="0.0824671872657855" calcext:value-type="float">
            <text:p>0.082467187265786</text:p>
          </table:table-cell>
          <table:table-cell table:formula="of:=([.BI72]/SUM([.$CH72:.$CK72]))" office:value-type="float" office:value="0.141187278722052" calcext:value-type="float">
            <text:p>0.141187278722052</text:p>
          </table:table-cell>
          <table:table-cell table:formula="of:=([.BJ72]/SUM([.$CH72:.$CK72]))" office:value-type="float" office:value="0.00244667047734442" calcext:value-type="float">
            <text:p>0.002446670477344</text:p>
          </table:table-cell>
          <table:table-cell table:formula="of:=([.BK72]/SUM([.$CH72:.$CK72]))" office:value-type="float" office:value="0.00172706151341959" calcext:value-type="float">
            <text:p>0.00172706151342</text:p>
          </table:table-cell>
          <table:table-cell table:formula="of:=([.BL72]/SUM([.$CH72:.$CK72]))" office:value-type="float" office:value="0.0113698216300123" calcext:value-type="float">
            <text:p>0.011369821630012</text:p>
          </table:table-cell>
          <table:table-cell table:formula="of:=([.BM72]/SUM([.$CH72:.$CK72]))" office:value-type="float" office:value="0.00877922935988292" calcext:value-type="float">
            <text:p>0.008779229359883</text:p>
          </table:table-cell>
          <table:table-cell table:formula="of:=([.BN72]/SUM([.$CH72:.$CK72]))" office:value-type="float" office:value="0.00345412302683918" calcext:value-type="float">
            <text:p>0.003454123026839</text:p>
          </table:table-cell>
          <table:table-cell table:formula="of:=([.BO72]/SUM([.$CH72:.$CK72]))" office:value-type="float" office:value="0.00201490509898952" calcext:value-type="float">
            <text:p>0.00201490509899</text:p>
          </table:table-cell>
          <table:table-cell table:formula="of:=([.BP72]/SUM([.$CH72:.$CK72]))" office:value-type="float" office:value="0.144209636370536" calcext:value-type="float">
            <text:p>0.144209636370536</text:p>
          </table:table-cell>
          <table:table-cell table:formula="of:=([.BQ72]/SUM([.$CH72:.$CK72]))" office:value-type="float" office:value="0.0227396432600246" calcext:value-type="float">
            <text:p>0.022739643260025</text:p>
          </table:table-cell>
          <table:table-cell table:formula="of:=([.BR72]/SUM([.$CH72:.$CK72]))" office:value-type="float" office:value="0.234736444032279" calcext:value-type="float">
            <text:p>0.234736444032279</text:p>
          </table:table-cell>
          <table:table-cell table:formula="of:=([.BS72]/SUM([.$CH72:.$CK72]))" office:value-type="float" office:value="0.441408138471491" calcext:value-type="float">
            <text:p>0.441408138471491</text:p>
          </table:table-cell>
          <table:table-cell table:formula="of:=([.BT72]/SUM([.$CH72:.$CK72]))" office:value-type="float" office:value="0.398087678843216" calcext:value-type="float">
            <text:p>0.398087678843216</text:p>
          </table:table-cell>
          <table:table-cell table:formula="of:=([.BU72]/SUM([.$CH72:.$CK72]))" office:value-type="float" office:value="0.0935491653102279" calcext:value-type="float">
            <text:p>0.0935491653102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72</text:p>
          </table:table-cell>
          <table:table-cell table:formula="of:=([.B73]/SUM([.$CH73:.$CK73]))" office:value-type="float" office:value="0.0104098371220769" calcext:value-type="float">
            <text:p>0.010409837122077</text:p>
          </table:table-cell>
          <table:table-cell table:formula="of:=([.C73]/SUM([.$CH73:.$CK73]))" office:value-type="float" office:value="0.0132266165786389" calcext:value-type="float">
            <text:p>0.013226616578639</text:p>
          </table:table-cell>
          <table:table-cell table:formula="of:=([.D73]/SUM([.$CH73:.$CK73]))" office:value-type="float" office:value="0.0260858271412044" calcext:value-type="float">
            <text:p>0.026085827141204</text:p>
          </table:table-cell>
          <table:table-cell table:formula="of:=([.E73]/SUM([.$CH73:.$CK73]))" office:value-type="float" office:value="0.0560906517871907" calcext:value-type="float">
            <text:p>0.056090651787191</text:p>
          </table:table-cell>
          <table:table-cell table:formula="of:=([.F73]/SUM([.$CH73:.$CK73]))" office:value-type="float" office:value="0.00257184211251311" calcext:value-type="float">
            <text:p>0.002571842112513</text:p>
          </table:table-cell>
          <table:table-cell table:formula="of:=([.G73]/SUM([.$CH73:.$CK73]))" office:value-type="float" office:value="0.110589210838064" calcext:value-type="float">
            <text:p>0.110589210838064</text:p>
          </table:table-cell>
          <table:table-cell table:formula="of:=([.H73]/SUM([.$CH73:.$CK73]))" office:value-type="float" office:value="0.229383822701765" calcext:value-type="float">
            <text:p>0.229383822701765</text:p>
          </table:table-cell>
          <table:table-cell table:formula="of:=([.I73]/SUM([.$CH73:.$CK73]))" office:value-type="float" office:value="0.216769549483248" calcext:value-type="float">
            <text:p>0.216769549483248</text:p>
          </table:table-cell>
          <table:table-cell table:formula="of:=([.J73]/SUM([.$CH73:.$CK73]))" office:value-type="float" office:value="0.712155327822083" calcext:value-type="float">
            <text:p>0.712155327822083</text:p>
          </table:table-cell>
          <table:table-cell table:formula="of:=([.K73]/SUM([.$CH73:.$CK73]))" office:value-type="float" office:value="0.0665004889092676" calcext:value-type="float">
            <text:p>0.066500488909268</text:p>
          </table:table-cell>
          <table:table-cell table:formula="of:=([.L73]/SUM([.$CH73:.$CK73]))" office:value-type="float" office:value="0.00575602758514839" calcext:value-type="float">
            <text:p>0.005756027585148</text:p>
          </table:table-cell>
          <table:table-cell table:formula="of:=([.M73]/SUM([.$CH73:.$CK73]))" office:value-type="float" office:value="0.0127367418905411" calcext:value-type="float">
            <text:p>0.012736741890541</text:p>
          </table:table-cell>
          <table:table-cell table:formula="of:=([.N73]/SUM([.$CH73:.$CK73]))" office:value-type="float" office:value="0.0144513032988832" calcext:value-type="float">
            <text:p>0.014451303298883</text:p>
          </table:table-cell>
          <table:table-cell table:formula="of:=([.O73]/SUM([.$CH73:.$CK73]))" office:value-type="float" office:value="0.0447010652889183" calcext:value-type="float">
            <text:p>0.044701065288918</text:p>
          </table:table-cell>
          <table:table-cell table:formula="of:=([.P73]/SUM([.$CH73:.$CK73]))" office:value-type="float" office:value="0.00404146617680632" calcext:value-type="float">
            <text:p>0.004041466176806</text:p>
          </table:table-cell>
          <table:table-cell table:formula="of:=([.Q73]/SUM([.$CH73:.$CK73]))" office:value-type="float" office:value="0.0691947996938051" calcext:value-type="float">
            <text:p>0.069194799693805</text:p>
          </table:table-cell>
          <table:table-cell table:formula="of:=([.R73]/SUM([.$CH73:.$CK73]))" office:value-type="float" office:value="0.168639361377645" calcext:value-type="float">
            <text:p>0.168639361377645</text:p>
          </table:table-cell>
          <table:table-cell table:formula="of:=([.S73]/SUM([.$CH73:.$CK73]))" office:value-type="float" office:value="0.218973985579688" calcext:value-type="float">
            <text:p>0.218973985579688</text:p>
          </table:table-cell>
          <table:table-cell table:formula="of:=([.T73]/SUM([.$CH73:.$CK73]))" office:value-type="float" office:value="0.822744538660146" calcext:value-type="float">
            <text:p>0.822744538660146</text:p>
          </table:table-cell>
          <table:table-cell table:formula="of:=([.U73]/SUM([.$CH73:.$CK73]))" office:value-type="float" office:value="0.234037632238693" calcext:value-type="float">
            <text:p>0.234037632238693</text:p>
          </table:table-cell>
          <table:table-cell table:formula="of:=([.V73]/SUM([.$CH73:.$CK73]))" office:value-type="float" office:value="0.0253510151090578" calcext:value-type="float">
            <text:p>0.025351015109058</text:p>
          </table:table-cell>
          <table:table-cell table:formula="of:=([.W73]/SUM([.$CH73:.$CK73]))" office:value-type="float" office:value="0.0180028947875918" calcext:value-type="float">
            <text:p>0.018002894787592</text:p>
          </table:table-cell>
          <table:table-cell table:formula="of:=([.X73]/SUM([.$CH73:.$CK73]))" office:value-type="float" office:value="0.0106547744661257" calcext:value-type="float">
            <text:p>0.010654774466126</text:p>
          </table:table-cell>
          <table:table-cell table:formula="of:=([.Y73]/SUM([.$CH73:.$CK73]))" office:value-type="float" office:value="0.000734812032146603" calcext:value-type="float">
            <text:p>0.000734812032147</text:p>
          </table:table-cell>
          <table:table-cell table:formula="of:=([.Z73]/SUM([.$CH73:.$CK73]))" office:value-type="float" office:value="0.000367406016073301" calcext:value-type="float">
            <text:p>0.000367406016073</text:p>
          </table:table-cell>
          <table:table-cell table:formula="of:=([.AA73]/SUM([.$CH73:.$CK73]))" office:value-type="float" office:value="0.165210238560961" calcext:value-type="float">
            <text:p>0.165210238560961</text:p>
          </table:table-cell>
          <table:table-cell table:formula="of:=([.AB73]/SUM([.$CH73:.$CK73]))" office:value-type="float" office:value="0.336788848067193" calcext:value-type="float">
            <text:p>0.336788848067193</text:p>
          </table:table-cell>
          <table:table-cell table:formula="of:=([.AC73]/SUM([.$CH73:.$CK73]))" office:value-type="float" office:value="0.145125376348954" calcext:value-type="float">
            <text:p>0.145125376348954</text:p>
          </table:table-cell>
          <table:table-cell table:formula="of:=([.AD73]/SUM([.$CH73:.$CK73]))" office:value-type="float" office:value="0.00771552633753933" calcext:value-type="float">
            <text:p>0.007715526337539</text:p>
          </table:table-cell>
          <table:table-cell table:formula="of:=([.AE73]/SUM([.$CH73:.$CK73]))" office:value-type="float" office:value="0.00257184211251311" calcext:value-type="float">
            <text:p>0.002571842112513</text:p>
          </table:table-cell>
          <table:table-cell table:formula="of:=([.AF73]/SUM([.$CH73:.$CK73]))" office:value-type="float" office:value="0.0100424311060036" calcext:value-type="float">
            <text:p>0.010042431106004</text:p>
          </table:table-cell>
          <table:table-cell table:formula="of:=([.AG73]/SUM([.$CH73:.$CK73]))" office:value-type="float" office:value="0.0183703008036651" calcext:value-type="float">
            <text:p>0.018370300803665</text:p>
          </table:table-cell>
          <table:table-cell table:formula="of:=([.AH73]/SUM([.$CH73:.$CK73]))" office:value-type="float" office:value="0.00734812032146603" calcext:value-type="float">
            <text:p>0.007348120321466</text:p>
          </table:table-cell>
          <table:table-cell table:formula="of:=([.AI73]/SUM([.$CH73:.$CK73]))" office:value-type="float" office:value="0.00220443609643981" calcext:value-type="float">
            <text:p>0.00220443609644</text:p>
          </table:table-cell>
          <table:table-cell table:formula="of:=([.AJ73]/SUM([.$CH73:.$CK73]))" office:value-type="float" office:value="0" calcext:value-type="float">
            <text:p>0</text:p>
          </table:table-cell>
          <table:table-cell table:formula="of:=([.AK73]/SUM([.$CH73:.$CK73]))" office:value-type="float" office:value="0.129571855001851" calcext:value-type="float">
            <text:p>0.129571855001851</text:p>
          </table:table-cell>
          <table:table-cell table:formula="of:=([.AL73]/SUM([.$CH73:.$CK73]))" office:value-type="float" office:value="0.400472557519899" calcext:value-type="float">
            <text:p>0.400472557519899</text:p>
          </table:table-cell>
          <table:table-cell table:formula="of:=([.AM73]/SUM([.$CH73:.$CK73]))" office:value-type="float" office:value="0.234282569582742" calcext:value-type="float">
            <text:p>0.234282569582742</text:p>
          </table:table-cell>
          <table:table-cell table:formula="of:=([.AN73]/SUM([.$CH73:.$CK73]))" office:value-type="float" office:value="0.0165332707232986" calcext:value-type="float">
            <text:p>0.016533270723299</text:p>
          </table:table-cell>
          <table:table-cell table:formula="of:=([.AO73]/SUM([.$CH73:.$CK73]))" office:value-type="float" office:value="0.00330665414465971" calcext:value-type="float">
            <text:p>0.00330665414466</text:p>
          </table:table-cell>
          <table:table-cell table:formula="of:=([.AP73]/SUM([.$CH73:.$CK73]))" office:value-type="float" office:value="0.0533963410026531" calcext:value-type="float">
            <text:p>0.053396341002653</text:p>
          </table:table-cell>
          <table:table-cell table:formula="of:=([.AQ73]/SUM([.$CH73:.$CK73]))" office:value-type="float" office:value="0.00477627820895292" calcext:value-type="float">
            <text:p>0.004776278208953</text:p>
          </table:table-cell>
          <table:table-cell table:formula="of:=([.AR73]/SUM([.$CH73:.$CK73]))" office:value-type="float" office:value="0.608179425273338" calcext:value-type="float">
            <text:p>0.608179425273338</text:p>
          </table:table-cell>
          <table:table-cell table:formula="of:=([.AS73]/SUM([.$CH73:.$CK73]))" office:value-type="float" office:value="0.0552333710830196" calcext:value-type="float">
            <text:p>0.05523337108302</text:p>
          </table:table-cell>
          <table:table-cell table:formula="of:=([.AT73]/SUM([.$CH73:.$CK73]))" office:value-type="float" office:value="0.0328216041025483" calcext:value-type="float">
            <text:p>0.032821604102548</text:p>
          </table:table-cell>
          <table:table-cell table:formula="of:=([.AU73]/SUM([.$CH73:.$CK73]))" office:value-type="float" office:value="0.00440887219287962" calcext:value-type="float">
            <text:p>0.00440887219288</text:p>
          </table:table-cell>
          <table:table-cell table:formula="of:=([.AV73]/SUM([.$CH73:.$CK73]))" office:value-type="float" office:value="0.664515014404578" calcext:value-type="float">
            <text:p>0.664515014404578</text:p>
          </table:table-cell>
          <table:table-cell table:formula="of:=([.AW73]/SUM([.$CH73:.$CK73]))" office:value-type="float" office:value="0.0475178447454803" calcext:value-type="float">
            <text:p>0.04751784474548</text:p>
          </table:table-cell>
          <table:table-cell table:formula="of:=([.AX73]/SUM([.$CH73:.$CK73]))" office:value-type="float" office:value="0.0121243985304189" calcext:value-type="float">
            <text:p>0.012124398530419</text:p>
          </table:table-cell>
          <table:table-cell table:formula="of:=([.AY73]/SUM([.$CH73:.$CK73]))" office:value-type="float" office:value="0.00391899750478188" calcext:value-type="float">
            <text:p>0.003918997504782</text:p>
          </table:table-cell>
          <table:table-cell table:formula="of:=([.AZ73]/SUM([.$CH73:.$CK73]))" office:value-type="float" office:value="0.0257184211251311" calcext:value-type="float">
            <text:p>0.025718421125131</text:p>
          </table:table-cell>
          <table:table-cell table:formula="of:=([.BA73]/SUM([.$CH73:.$CK73]))" office:value-type="float" office:value="0.0301272933180107" calcext:value-type="float">
            <text:p>0.030127293318011</text:p>
          </table:table-cell>
          <table:table-cell table:formula="of:=([.BB73]/SUM([.$CH73:.$CK73]))" office:value-type="float" office:value="0.0235139850286913" calcext:value-type="float">
            <text:p>0.023513985028691</text:p>
          </table:table-cell>
          <table:table-cell table:formula="of:=([.BC73]/SUM([.$CH73:.$CK73]))" office:value-type="float" office:value="0.0104098371220769" calcext:value-type="float">
            <text:p>0.010409837122077</text:p>
          </table:table-cell>
          <table:table-cell table:formula="of:=([.BD73]/SUM([.$CH73:.$CK73]))" office:value-type="float" office:value="0.198521717351607" calcext:value-type="float">
            <text:p>0.198521717351607</text:p>
          </table:table-cell>
          <table:table-cell table:formula="of:=([.BE73]/SUM([.$CH73:.$CK73]))" office:value-type="float" office:value="0.0606219926520947" calcext:value-type="float">
            <text:p>0.060621992652095</text:p>
          </table:table-cell>
          <table:table-cell table:formula="of:=([.BF73]/SUM([.$CH73:.$CK73]))" office:value-type="float" office:value="0.435008723030789" calcext:value-type="float">
            <text:p>0.435008723030789</text:p>
          </table:table-cell>
          <table:table-cell table:formula="of:=([.BG73]/SUM([.$CH73:.$CK73]))" office:value-type="float" office:value="0.338870815491608" calcext:value-type="float">
            <text:p>0.338870815491608</text:p>
          </table:table-cell>
          <table:table-cell table:formula="of:=([.BH73]/SUM([.$CH73:.$CK73]))" office:value-type="float" office:value="0.146717469085272" calcext:value-type="float">
            <text:p>0.146717469085272</text:p>
          </table:table-cell>
          <table:table-cell table:formula="of:=([.BI73]/SUM([.$CH73:.$CK73]))" office:value-type="float" office:value="0.110589210838064" calcext:value-type="float">
            <text:p>0.110589210838064</text:p>
          </table:table-cell>
          <table:table-cell table:formula="of:=([.BJ73]/SUM([.$CH73:.$CK73]))" office:value-type="float" office:value="0.0123693358744678" calcext:value-type="float">
            <text:p>0.012369335874468</text:p>
          </table:table-cell>
          <table:table-cell table:formula="of:=([.BK73]/SUM([.$CH73:.$CK73]))" office:value-type="float" office:value="0.00318418547263528" calcext:value-type="float">
            <text:p>0.003184185472635</text:p>
          </table:table-cell>
          <table:table-cell table:formula="of:=([.BL73]/SUM([.$CH73:.$CK73]))" office:value-type="float" office:value="0.022289298308447" calcext:value-type="float">
            <text:p>0.022289298308447</text:p>
          </table:table-cell>
          <table:table-cell table:formula="of:=([.BM73]/SUM([.$CH73:.$CK73]))" office:value-type="float" office:value="0.0202073308840316" calcext:value-type="float">
            <text:p>0.020207330884032</text:p>
          </table:table-cell>
          <table:table-cell table:formula="of:=([.BN73]/SUM([.$CH73:.$CK73]))" office:value-type="float" office:value="0.0154310526750787" calcext:value-type="float">
            <text:p>0.015431052675079</text:p>
          </table:table-cell>
          <table:table-cell table:formula="of:=([.BO73]/SUM([.$CH73:.$CK73]))" office:value-type="float" office:value="0.00575602758514839" calcext:value-type="float">
            <text:p>0.005756027585148</text:p>
          </table:table-cell>
          <table:table-cell table:formula="of:=([.BP73]/SUM([.$CH73:.$CK73]))" office:value-type="float" office:value="0.132633571802462" calcext:value-type="float">
            <text:p>0.132633571802462</text:p>
          </table:table-cell>
          <table:table-cell table:formula="of:=([.BQ73]/SUM([.$CH73:.$CK73]))" office:value-type="float" office:value="0.0278003885495465" calcext:value-type="float">
            <text:p>0.027800388549547</text:p>
          </table:table-cell>
          <table:table-cell table:formula="of:=([.BR73]/SUM([.$CH73:.$CK73]))" office:value-type="float" office:value="0.471749324638119" calcext:value-type="float">
            <text:p>0.471749324638119</text:p>
          </table:table-cell>
          <table:table-cell table:formula="of:=([.BS73]/SUM([.$CH73:.$CK73]))" office:value-type="float" office:value="0.512776329766304" calcext:value-type="float">
            <text:p>0.512776329766304</text:p>
          </table:table-cell>
          <table:table-cell table:formula="of:=([.BT73]/SUM([.$CH73:.$CK73]))" office:value-type="float" office:value="0.268083923061486" calcext:value-type="float">
            <text:p>0.268083923061486</text:p>
          </table:table-cell>
          <table:table-cell table:formula="of:=([.BU73]/SUM([.$CH73:.$CK73]))" office:value-type="float" office:value="0.0691947996938051" calcext:value-type="float">
            <text:p>0.06919479969380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73</text:p>
          </table:table-cell>
          <table:table-cell table:formula="of:=([.B74]/SUM([.$CH74:.$CK74]))" office:value-type="float" office:value="0.00257418271378492" calcext:value-type="float">
            <text:p>0.002574182713785</text:p>
          </table:table-cell>
          <table:table-cell table:formula="of:=([.C74]/SUM([.$CH74:.$CK74]))" office:value-type="float" office:value="0.00620144017411821" calcext:value-type="float">
            <text:p>0.006201440174118</text:p>
          </table:table-cell>
          <table:table-cell table:formula="of:=([.D74]/SUM([.$CH74:.$CK74]))" office:value-type="float" office:value="0.00865861458273108" calcext:value-type="float">
            <text:p>0.008658614582731</text:p>
          </table:table-cell>
          <table:table-cell table:formula="of:=([.E74]/SUM([.$CH74:.$CK74]))" office:value-type="float" office:value="0.0389637656222899" calcext:value-type="float">
            <text:p>0.03896376562229</text:p>
          </table:table-cell>
          <table:table-cell table:formula="of:=([.F74]/SUM([.$CH74:.$CK74]))" office:value-type="float" office:value="0.00245717440861287" calcext:value-type="float">
            <text:p>0.002457174408613</text:p>
          </table:table-cell>
          <table:table-cell table:formula="of:=([.G74]/SUM([.$CH74:.$CK74]))" office:value-type="float" office:value="0.0439951227446877" calcext:value-type="float">
            <text:p>0.043995122744688</text:p>
          </table:table-cell>
          <table:table-cell table:formula="of:=([.H74]/SUM([.$CH74:.$CK74]))" office:value-type="float" office:value="0.0994570593962354" calcext:value-type="float">
            <text:p>0.099457059396235</text:p>
          </table:table-cell>
          <table:table-cell table:formula="of:=([.I74]/SUM([.$CH74:.$CK74]))" office:value-type="float" office:value="0.122975728735816" calcext:value-type="float">
            <text:p>0.122975728735816</text:p>
          </table:table-cell>
          <table:table-cell table:formula="of:=([.J74]/SUM([.$CH74:.$CK74]))" office:value-type="float" office:value="0.413624358783167" calcext:value-type="float">
            <text:p>0.413624358783167</text:p>
          </table:table-cell>
          <table:table-cell table:formula="of:=([.K74]/SUM([.$CH74:.$CK74]))" office:value-type="float" office:value="0.0897453700669559" calcext:value-type="float">
            <text:p>0.089745370066956</text:p>
          </table:table-cell>
          <table:table-cell table:formula="of:=([.L74]/SUM([.$CH74:.$CK74]))" office:value-type="float" office:value="0.00187213288275267" calcext:value-type="float">
            <text:p>0.001872132882753</text:p>
          </table:table-cell>
          <table:table-cell table:formula="of:=([.M74]/SUM([.$CH74:.$CK74]))" office:value-type="float" office:value="0.00526537373274187" calcext:value-type="float">
            <text:p>0.005265373732742</text:p>
          </table:table-cell>
          <table:table-cell table:formula="of:=([.N74]/SUM([.$CH74:.$CK74]))" office:value-type="float" office:value="0.00514836542756983" calcext:value-type="float">
            <text:p>0.00514836542757</text:p>
          </table:table-cell>
          <table:table-cell table:formula="of:=([.O74]/SUM([.$CH74:.$CK74]))" office:value-type="float" office:value="0.0226996112033761" calcext:value-type="float">
            <text:p>0.022699611203376</text:p>
          </table:table-cell>
          <table:table-cell table:formula="of:=([.P74]/SUM([.$CH74:.$CK74]))" office:value-type="float" office:value="0.0014040996620645" calcext:value-type="float">
            <text:p>0.001404099662065</text:p>
          </table:table-cell>
          <table:table-cell table:formula="of:=([.Q74]/SUM([.$CH74:.$CK74]))" office:value-type="float" office:value="0.0821398302307732" calcext:value-type="float">
            <text:p>0.082139830230773</text:p>
          </table:table-cell>
          <table:table-cell table:formula="of:=([.R74]/SUM([.$CH74:.$CK74]))" office:value-type="float" office:value="0.217635447619997" calcext:value-type="float">
            <text:p>0.217635447619997</text:p>
          </table:table-cell>
          <table:table-cell table:formula="of:=([.S74]/SUM([.$CH74:.$CK74]))" office:value-type="float" office:value="0.256131180021599" calcext:value-type="float">
            <text:p>0.256131180021599</text:p>
          </table:table-cell>
          <table:table-cell table:formula="of:=([.T74]/SUM([.$CH74:.$CK74]))" office:value-type="float" office:value="0.920855361703968" calcext:value-type="float">
            <text:p>0.920855361703968</text:p>
          </table:table-cell>
          <table:table-cell table:formula="of:=([.U74]/SUM([.$CH74:.$CK74]))" office:value-type="float" office:value="0.342834334154082" calcext:value-type="float">
            <text:p>0.342834334154082</text:p>
          </table:table-cell>
          <table:table-cell table:formula="of:=([.V74]/SUM([.$CH74:.$CK74]))" office:value-type="float" office:value="0.0210614949309675" calcext:value-type="float">
            <text:p>0.021061494930968</text:p>
          </table:table-cell>
          <table:table-cell table:formula="of:=([.W74]/SUM([.$CH74:.$CK74]))" office:value-type="float" office:value="0.008424597972387" calcext:value-type="float">
            <text:p>0.008424597972387</text:p>
          </table:table-cell>
          <table:table-cell table:formula="of:=([.X74]/SUM([.$CH74:.$CK74]))" office:value-type="float" office:value="0.00351024915516125" calcext:value-type="float">
            <text:p>0.003510249155161</text:p>
          </table:table-cell>
          <table:table-cell table:formula="of:=([.Y74]/SUM([.$CH74:.$CK74]))" office:value-type="float" office:value="0.000351024915516125" calcext:value-type="float">
            <text:p>0.000351024915516</text:p>
          </table:table-cell>
          <table:table-cell table:formula="of:=([.Z74]/SUM([.$CH74:.$CK74]))" office:value-type="float" office:value="0" calcext:value-type="float">
            <text:p>0</text:p>
          </table:table-cell>
          <table:table-cell table:formula="of:=([.AA74]/SUM([.$CH74:.$CK74]))" office:value-type="float" office:value="0.081437780399741" calcext:value-type="float">
            <text:p>0.081437780399741</text:p>
          </table:table-cell>
          <table:table-cell table:formula="of:=([.AB74]/SUM([.$CH74:.$CK74]))" office:value-type="float" office:value="0.193765753364901" calcext:value-type="float">
            <text:p>0.193765753364901</text:p>
          </table:table-cell>
          <table:table-cell table:formula="of:=([.AC74]/SUM([.$CH74:.$CK74]))" office:value-type="float" office:value="0.0790976142963001" calcext:value-type="float">
            <text:p>0.0790976142963</text:p>
          </table:table-cell>
          <table:table-cell table:formula="of:=([.AD74]/SUM([.$CH74:.$CK74]))" office:value-type="float" office:value="0.0042122989861935" calcext:value-type="float">
            <text:p>0.004212298986194</text:p>
          </table:table-cell>
          <table:table-cell table:formula="of:=([.AE74]/SUM([.$CH74:.$CK74]))" office:value-type="float" office:value="0.00175512457758062" calcext:value-type="float">
            <text:p>0.001755124577581</text:p>
          </table:table-cell>
          <table:table-cell table:formula="of:=([.AF74]/SUM([.$CH74:.$CK74]))" office:value-type="float" office:value="0.0042122989861935" calcext:value-type="float">
            <text:p>0.004212298986194</text:p>
          </table:table-cell>
          <table:table-cell table:formula="of:=([.AG74]/SUM([.$CH74:.$CK74]))" office:value-type="float" office:value="0.00666947339480637" calcext:value-type="float">
            <text:p>0.006669473394806</text:p>
          </table:table-cell>
          <table:table-cell table:formula="of:=([.AH74]/SUM([.$CH74:.$CK74]))" office:value-type="float" office:value="0.00666947339480637" calcext:value-type="float">
            <text:p>0.006669473394806</text:p>
          </table:table-cell>
          <table:table-cell table:formula="of:=([.AI74]/SUM([.$CH74:.$CK74]))" office:value-type="float" office:value="0.00105307474654837" calcext:value-type="float">
            <text:p>0.001053074746548</text:p>
          </table:table-cell>
          <table:table-cell table:formula="of:=([.AJ74]/SUM([.$CH74:.$CK74]))" office:value-type="float" office:value="0.000351024915516125" calcext:value-type="float">
            <text:p>0.000351024915516</text:p>
          </table:table-cell>
          <table:table-cell table:formula="of:=([.AK74]/SUM([.$CH74:.$CK74]))" office:value-type="float" office:value="0.120050521106515" calcext:value-type="float">
            <text:p>0.120050521106515</text:p>
          </table:table-cell>
          <table:table-cell table:formula="of:=([.AL74]/SUM([.$CH74:.$CK74]))" office:value-type="float" office:value="0.346110566698899" calcext:value-type="float">
            <text:p>0.346110566698899</text:p>
          </table:table-cell>
          <table:table-cell table:formula="of:=([.AM74]/SUM([.$CH74:.$CK74]))" office:value-type="float" office:value="0.315103365828308" calcext:value-type="float">
            <text:p>0.315103365828308</text:p>
          </table:table-cell>
          <table:table-cell table:formula="of:=([.AN74]/SUM([.$CH74:.$CK74]))" office:value-type="float" office:value="0.0659926841170315" calcext:value-type="float">
            <text:p>0.065992684117032</text:p>
          </table:table-cell>
          <table:table-cell table:formula="of:=([.AO74]/SUM([.$CH74:.$CK74]))" office:value-type="float" office:value="0.0070204983103225" calcext:value-type="float">
            <text:p>0.007020498310323</text:p>
          </table:table-cell>
          <table:table-cell table:formula="of:=([.AP74]/SUM([.$CH74:.$CK74]))" office:value-type="float" office:value="0.0329963420585157" calcext:value-type="float">
            <text:p>0.032996342058516</text:p>
          </table:table-cell>
          <table:table-cell table:formula="of:=([.AQ74]/SUM([.$CH74:.$CK74]))" office:value-type="float" office:value="0.002808199324129" calcext:value-type="float">
            <text:p>0.002808199324129</text:p>
          </table:table-cell>
          <table:table-cell table:formula="of:=([.AR74]/SUM([.$CH74:.$CK74]))" office:value-type="float" office:value="0.324113005326555" calcext:value-type="float">
            <text:p>0.324113005326555</text:p>
          </table:table-cell>
          <table:table-cell table:formula="of:=([.AS74]/SUM([.$CH74:.$CK74]))" office:value-type="float" office:value="0.0304221593447308" calcext:value-type="float">
            <text:p>0.030422159344731</text:p>
          </table:table-cell>
          <table:table-cell table:formula="of:=([.AT74]/SUM([.$CH74:.$CK74]))" office:value-type="float" office:value="0.0161471461137417" calcext:value-type="float">
            <text:p>0.016147146113742</text:p>
          </table:table-cell>
          <table:table-cell table:formula="of:=([.AU74]/SUM([.$CH74:.$CK74]))" office:value-type="float" office:value="0.00175512457758062" calcext:value-type="float">
            <text:p>0.001755124577581</text:p>
          </table:table-cell>
          <table:table-cell table:formula="of:=([.AV74]/SUM([.$CH74:.$CK74]))" office:value-type="float" office:value="0.736684289363174" calcext:value-type="float">
            <text:p>0.736684289363174</text:p>
          </table:table-cell>
          <table:table-cell table:formula="of:=([.AW74]/SUM([.$CH74:.$CK74]))" office:value-type="float" office:value="0.0321772839223114" calcext:value-type="float">
            <text:p>0.032177283922312</text:p>
          </table:table-cell>
          <table:table-cell table:formula="of:=([.AX74]/SUM([.$CH74:.$CK74]))" office:value-type="float" office:value="0.00713750661549454" calcext:value-type="float">
            <text:p>0.007137506615495</text:p>
          </table:table-cell>
          <table:table-cell table:formula="of:=([.AY74]/SUM([.$CH74:.$CK74]))" office:value-type="float" office:value="0.00315922423964512" calcext:value-type="float">
            <text:p>0.003159224239645</text:p>
          </table:table-cell>
          <table:table-cell table:formula="of:=([.AZ74]/SUM([.$CH74:.$CK74]))" office:value-type="float" office:value="0.0180192789964944" calcext:value-type="float">
            <text:p>0.018019278996494</text:p>
          </table:table-cell>
          <table:table-cell table:formula="of:=([.BA74]/SUM([.$CH74:.$CK74]))" office:value-type="float" office:value="0.0148600547568493" calcext:value-type="float">
            <text:p>0.014860054756849</text:p>
          </table:table-cell>
          <table:table-cell table:formula="of:=([.BB74]/SUM([.$CH74:.$CK74]))" office:value-type="float" office:value="0.0105307474654837" calcext:value-type="float">
            <text:p>0.010530747465484</text:p>
          </table:table-cell>
          <table:table-cell table:formula="of:=([.BC74]/SUM([.$CH74:.$CK74]))" office:value-type="float" office:value="0.00257418271378492" calcext:value-type="float">
            <text:p>0.002574182713785</text:p>
          </table:table-cell>
          <table:table-cell table:formula="of:=([.BD74]/SUM([.$CH74:.$CK74]))" office:value-type="float" office:value="0.0924365610859129" calcext:value-type="float">
            <text:p>0.092436561085913</text:p>
          </table:table-cell>
          <table:table-cell table:formula="of:=([.BE74]/SUM([.$CH74:.$CK74]))" office:value-type="float" office:value="0.0289010513774943" calcext:value-type="float">
            <text:p>0.028901051377494</text:p>
          </table:table-cell>
          <table:table-cell table:formula="of:=([.BF74]/SUM([.$CH74:.$CK74]))" office:value-type="float" office:value="0.292052729709416" calcext:value-type="float">
            <text:p>0.292052729709416</text:p>
          </table:table-cell>
          <table:table-cell table:formula="of:=([.BG74]/SUM([.$CH74:.$CK74]))" office:value-type="float" office:value="0.200552235064879" calcext:value-type="float">
            <text:p>0.200552235064879</text:p>
          </table:table-cell>
          <table:table-cell table:formula="of:=([.BH74]/SUM([.$CH74:.$CK74]))" office:value-type="float" office:value="0.0911494697290204" calcext:value-type="float">
            <text:p>0.091149469729021</text:p>
          </table:table-cell>
          <table:table-cell table:formula="of:=([.BI74]/SUM([.$CH74:.$CK74]))" office:value-type="float" office:value="0.0439951227446877" calcext:value-type="float">
            <text:p>0.043995122744688</text:p>
          </table:table-cell>
          <table:table-cell table:formula="of:=([.BJ74]/SUM([.$CH74:.$CK74]))" office:value-type="float" office:value="0.00409529068102146" calcext:value-type="float">
            <text:p>0.004095290681021</text:p>
          </table:table-cell>
          <table:table-cell table:formula="of:=([.BK74]/SUM([.$CH74:.$CK74]))" office:value-type="float" office:value="0.0014040996620645" calcext:value-type="float">
            <text:p>0.001404099662065</text:p>
          </table:table-cell>
          <table:table-cell table:formula="of:=([.BL74]/SUM([.$CH74:.$CK74]))" office:value-type="float" office:value="0.00678648169997841" calcext:value-type="float">
            <text:p>0.006786481699978</text:p>
          </table:table-cell>
          <table:table-cell table:formula="of:=([.BM74]/SUM([.$CH74:.$CK74]))" office:value-type="float" office:value="0.0107647640758278" calcext:value-type="float">
            <text:p>0.010764764075828</text:p>
          </table:table-cell>
          <table:table-cell table:formula="of:=([.BN74]/SUM([.$CH74:.$CK74]))" office:value-type="float" office:value="0.0101797225499676" calcext:value-type="float">
            <text:p>0.010179722549968</text:p>
          </table:table-cell>
          <table:table-cell table:formula="of:=([.BO74]/SUM([.$CH74:.$CK74]))" office:value-type="float" office:value="0.00187213288275267" calcext:value-type="float">
            <text:p>0.001872132882753</text:p>
          </table:table-cell>
          <table:table-cell table:formula="of:=([.BP74]/SUM([.$CH74:.$CK74]))" office:value-type="float" office:value="0.167204868090847" calcext:value-type="float">
            <text:p>0.167204868090847</text:p>
          </table:table-cell>
          <table:table-cell table:formula="of:=([.BQ74]/SUM([.$CH74:.$CK74]))" office:value-type="float" office:value="0.0314752340912792" calcext:value-type="float">
            <text:p>0.031475234091279</text:p>
          </table:table-cell>
          <table:table-cell table:formula="of:=([.BR74]/SUM([.$CH74:.$CK74]))" office:value-type="float" office:value="0.386478431983253" calcext:value-type="float">
            <text:p>0.386478431983253</text:p>
          </table:table-cell>
          <table:table-cell table:formula="of:=([.BS74]/SUM([.$CH74:.$CK74]))" office:value-type="float" office:value="0.583169392977455" calcext:value-type="float">
            <text:p>0.583169392977455</text:p>
          </table:table-cell>
          <table:table-cell table:formula="of:=([.BT74]/SUM([.$CH74:.$CK74]))" office:value-type="float" office:value="0.531334713786241" calcext:value-type="float">
            <text:p>0.531334713786241</text:p>
          </table:table-cell>
          <table:table-cell table:formula="of:=([.BU74]/SUM([.$CH74:.$CK74]))" office:value-type="float" office:value="0.0821398302307732" calcext:value-type="float">
            <text:p>0.0821398302307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74</text:p>
          </table:table-cell>
          <table:table-cell table:formula="of:=([.B75]/SUM([.$CH75:.$CK75]))" office:value-type="float" office:value="0.092877968120479" calcext:value-type="float">
            <text:p>0.092877968120479</text:p>
          </table:table-cell>
          <table:table-cell table:formula="of:=([.C75]/SUM([.$CH75:.$CK75]))" office:value-type="float" office:value="0.135488206154475" calcext:value-type="float">
            <text:p>0.135488206154475</text:p>
          </table:table-cell>
          <table:table-cell table:formula="of:=([.D75]/SUM([.$CH75:.$CK75]))" office:value-type="float" office:value="0.251462158368744" calcext:value-type="float">
            <text:p>0.251462158368744</text:p>
          </table:table-cell>
          <table:table-cell table:formula="of:=([.E75]/SUM([.$CH75:.$CK75]))" office:value-type="float" office:value="0.543928951599188" calcext:value-type="float">
            <text:p>0.543928951599188</text:p>
          </table:table-cell>
          <table:table-cell table:formula="of:=([.F75]/SUM([.$CH75:.$CK75]))" office:value-type="float" office:value="0.00703995237083418" calcext:value-type="float">
            <text:p>0.007039952370834</text:p>
          </table:table-cell>
          <table:table-cell table:formula="of:=([.G75]/SUM([.$CH75:.$CK75]))" office:value-type="float" office:value="0.0691644443450376" calcext:value-type="float">
            <text:p>0.069164444345038</text:p>
          </table:table-cell>
          <table:table-cell table:formula="of:=([.H75]/SUM([.$CH75:.$CK75]))" office:value-type="float" office:value="0.14549234899724" calcext:value-type="float">
            <text:p>0.14549234899724</text:p>
          </table:table-cell>
          <table:table-cell table:formula="of:=([.I75]/SUM([.$CH75:.$CK75]))" office:value-type="float" office:value="0.145368841060909" calcext:value-type="float">
            <text:p>0.145368841060909</text:p>
          </table:table-cell>
          <table:table-cell table:formula="of:=([.J75]/SUM([.$CH75:.$CK75]))" office:value-type="float" office:value="0.351256570923727" calcext:value-type="float">
            <text:p>0.351256570923727</text:p>
          </table:table-cell>
          <table:table-cell table:formula="of:=([.K75]/SUM([.$CH75:.$CK75]))" office:value-type="float" office:value="0.027665777738015" calcext:value-type="float">
            <text:p>0.027665777738015</text:p>
          </table:table-cell>
          <table:table-cell table:formula="of:=([.L75]/SUM([.$CH75:.$CK75]))" office:value-type="float" office:value="0.00160560317229552" calcext:value-type="float">
            <text:p>0.001605603172296</text:p>
          </table:table-cell>
          <table:table-cell table:formula="of:=([.M75]/SUM([.$CH75:.$CK75]))" office:value-type="float" office:value="0.00247015872660848" calcext:value-type="float">
            <text:p>0.002470158726608</text:p>
          </table:table-cell>
          <table:table-cell table:formula="of:=([.N75]/SUM([.$CH75:.$CK75]))" office:value-type="float" office:value="0.00222314285394764" calcext:value-type="float">
            <text:p>0.002223142853948</text:p>
          </table:table-cell>
          <table:table-cell table:formula="of:=([.O75]/SUM([.$CH75:.$CK75]))" office:value-type="float" office:value="0.00889257141579054" calcext:value-type="float">
            <text:p>0.008892571415791</text:p>
          </table:table-cell>
          <table:table-cell table:formula="of:=([.P75]/SUM([.$CH75:.$CK75]))" office:value-type="float" office:value="0.000741047617982545" calcext:value-type="float">
            <text:p>0.000741047617983</text:p>
          </table:table-cell>
          <table:table-cell table:formula="of:=([.Q75]/SUM([.$CH75:.$CK75]))" office:value-type="float" office:value="0.0884316824125838" calcext:value-type="float">
            <text:p>0.088431682412584</text:p>
          </table:table-cell>
          <table:table-cell table:formula="of:=([.R75]/SUM([.$CH75:.$CK75]))" office:value-type="float" office:value="0.158213666439273" calcext:value-type="float">
            <text:p>0.158213666439273</text:p>
          </table:table-cell>
          <table:table-cell table:formula="of:=([.S75]/SUM([.$CH75:.$CK75]))" office:value-type="float" office:value="0.13388260298218" calcext:value-type="float">
            <text:p>0.13388260298218</text:p>
          </table:table-cell>
          <table:table-cell table:formula="of:=([.T75]/SUM([.$CH75:.$CK75]))" office:value-type="float" office:value="0.729067348158494" calcext:value-type="float">
            <text:p>0.729067348158494</text:p>
          </table:table-cell>
          <table:table-cell table:formula="of:=([.U75]/SUM([.$CH75:.$CK75]))" office:value-type="float" office:value="0.117332539513903" calcext:value-type="float">
            <text:p>0.117332539513903</text:p>
          </table:table-cell>
          <table:table-cell table:formula="of:=([.V75]/SUM([.$CH75:.$CK75]))" office:value-type="float" office:value="0.34063488839931" calcext:value-type="float">
            <text:p>0.34063488839931</text:p>
          </table:table-cell>
          <table:table-cell table:formula="of:=([.W75]/SUM([.$CH75:.$CK75]))" office:value-type="float" office:value="0.0626185237195251" calcext:value-type="float">
            <text:p>0.062618523719525</text:p>
          </table:table-cell>
          <table:table-cell table:formula="of:=([.X75]/SUM([.$CH75:.$CK75]))" office:value-type="float" office:value="0.00629890475285164" calcext:value-type="float">
            <text:p>0.006298904752852</text:p>
          </table:table-cell>
          <table:table-cell table:formula="of:=([.Y75]/SUM([.$CH75:.$CK75]))" office:value-type="float" office:value="0.00148209523596509" calcext:value-type="float">
            <text:p>0.001482095235965</text:p>
          </table:table-cell>
          <table:table-cell table:formula="of:=([.Z75]/SUM([.$CH75:.$CK75]))" office:value-type="float" office:value="0" calcext:value-type="float">
            <text:p>0</text:p>
          </table:table-cell>
          <table:table-cell table:formula="of:=([.AA75]/SUM([.$CH75:.$CK75]))" office:value-type="float" office:value="0.190325729885184" calcext:value-type="float">
            <text:p>0.190325729885184</text:p>
          </table:table-cell>
          <table:table-cell table:formula="of:=([.AB75]/SUM([.$CH75:.$CK75]))" office:value-type="float" office:value="0.0934955078021311" calcext:value-type="float">
            <text:p>0.093495507802131</text:p>
          </table:table-cell>
          <table:table-cell table:formula="of:=([.AC75]/SUM([.$CH75:.$CK75]))" office:value-type="float" office:value="0.00963361903377309" calcext:value-type="float">
            <text:p>0.009633619033773</text:p>
          </table:table-cell>
          <table:table-cell table:formula="of:=([.AD75]/SUM([.$CH75:.$CK75]))" office:value-type="float" office:value="0.00185261904495636" calcext:value-type="float">
            <text:p>0.001852619044956</text:p>
          </table:table-cell>
          <table:table-cell table:formula="of:=([.AE75]/SUM([.$CH75:.$CK75]))" office:value-type="float" office:value="0" calcext:value-type="float">
            <text:p>0</text:p>
          </table:table-cell>
          <table:table-cell table:formula="of:=([.AF75]/SUM([.$CH75:.$CK75]))" office:value-type="float" office:value="0.00185261904495636" calcext:value-type="float">
            <text:p>0.001852619044956</text:p>
          </table:table-cell>
          <table:table-cell table:formula="of:=([.AG75]/SUM([.$CH75:.$CK75]))" office:value-type="float" office:value="0.00148209523596509" calcext:value-type="float">
            <text:p>0.001482095235965</text:p>
          </table:table-cell>
          <table:table-cell table:formula="of:=([.AH75]/SUM([.$CH75:.$CK75]))" office:value-type="float" office:value="0.004075761898904" calcext:value-type="float">
            <text:p>0.004075761898904</text:p>
          </table:table-cell>
          <table:table-cell table:formula="of:=([.AI75]/SUM([.$CH75:.$CK75]))" office:value-type="float" office:value="0.00111157142697382" calcext:value-type="float">
            <text:p>0.001111571426974</text:p>
          </table:table-cell>
          <table:table-cell table:formula="of:=([.AJ75]/SUM([.$CH75:.$CK75]))" office:value-type="float" office:value="0" calcext:value-type="float">
            <text:p>0</text:p>
          </table:table-cell>
          <table:table-cell table:formula="of:=([.AK75]/SUM([.$CH75:.$CK75]))" office:value-type="float" office:value="0.0618774761015425" calcext:value-type="float">
            <text:p>0.061877476101543</text:p>
          </table:table-cell>
          <table:table-cell table:formula="of:=([.AL75]/SUM([.$CH75:.$CK75]))" office:value-type="float" office:value="0.202058983836574" calcext:value-type="float">
            <text:p>0.202058983836574</text:p>
          </table:table-cell>
          <table:table-cell table:formula="of:=([.AM75]/SUM([.$CH75:.$CK75]))" office:value-type="float" office:value="0.277028301189142" calcext:value-type="float">
            <text:p>0.277028301189142</text:p>
          </table:table-cell>
          <table:table-cell table:formula="of:=([.AN75]/SUM([.$CH75:.$CK75]))" office:value-type="float" office:value="0.0891727300305663" calcext:value-type="float">
            <text:p>0.089172730030566</text:p>
          </table:table-cell>
          <table:table-cell table:formula="of:=([.AO75]/SUM([.$CH75:.$CK75]))" office:value-type="float" office:value="0.0151914761686422" calcext:value-type="float">
            <text:p>0.015191476168642</text:p>
          </table:table-cell>
          <table:table-cell table:formula="of:=([.AP75]/SUM([.$CH75:.$CK75]))" office:value-type="float" office:value="0.383739158178628" calcext:value-type="float">
            <text:p>0.383739158178628</text:p>
          </table:table-cell>
          <table:table-cell table:formula="of:=([.AQ75]/SUM([.$CH75:.$CK75]))" office:value-type="float" office:value="0.306670205908443" calcext:value-type="float">
            <text:p>0.306670205908443</text:p>
          </table:table-cell>
          <table:table-cell table:formula="of:=([.AR75]/SUM([.$CH75:.$CK75]))" office:value-type="float" office:value="0.267271174219038" calcext:value-type="float">
            <text:p>0.267271174219038</text:p>
          </table:table-cell>
          <table:table-cell table:formula="of:=([.AS75]/SUM([.$CH75:.$CK75]))" office:value-type="float" office:value="0.084726444322671" calcext:value-type="float">
            <text:p>0.084726444322671</text:p>
          </table:table-cell>
          <table:table-cell table:formula="of:=([.AT75]/SUM([.$CH75:.$CK75]))" office:value-type="float" office:value="0.00703995237083418" calcext:value-type="float">
            <text:p>0.007039952370834</text:p>
          </table:table-cell>
          <table:table-cell table:formula="of:=([.AU75]/SUM([.$CH75:.$CK75]))" office:value-type="float" office:value="0.000741047617982545" calcext:value-type="float">
            <text:p>0.000741047617983</text:p>
          </table:table-cell>
          <table:table-cell table:formula="of:=([.AV75]/SUM([.$CH75:.$CK75]))" office:value-type="float" office:value="0.557020792850213" calcext:value-type="float">
            <text:p>0.557020792850213</text:p>
          </table:table-cell>
          <table:table-cell table:formula="of:=([.AW75]/SUM([.$CH75:.$CK75]))" office:value-type="float" office:value="0.017167603149929" calcext:value-type="float">
            <text:p>0.017167603149929</text:p>
          </table:table-cell>
          <table:table-cell table:formula="of:=([.AX75]/SUM([.$CH75:.$CK75]))" office:value-type="float" office:value="0.251709174241405" calcext:value-type="float">
            <text:p>0.251709174241405</text:p>
          </table:table-cell>
          <table:table-cell table:formula="of:=([.AY75]/SUM([.$CH75:.$CK75]))" office:value-type="float" office:value="0.0878141427309316" calcext:value-type="float">
            <text:p>0.087814142730932</text:p>
          </table:table-cell>
          <table:table-cell table:formula="of:=([.AZ75]/SUM([.$CH75:.$CK75]))" office:value-type="float" office:value="0.321614666204425" calcext:value-type="float">
            <text:p>0.321614666204425</text:p>
          </table:table-cell>
          <table:table-cell table:formula="of:=([.BA75]/SUM([.$CH75:.$CK75]))" office:value-type="float" office:value="0.113750809360321" calcext:value-type="float">
            <text:p>0.113750809360321</text:p>
          </table:table-cell>
          <table:table-cell table:formula="of:=([.BB75]/SUM([.$CH75:.$CK75]))" office:value-type="float" office:value="0.0281598094833367" calcext:value-type="float">
            <text:p>0.028159809483337</text:p>
          </table:table-cell>
          <table:table-cell table:formula="of:=([.BC75]/SUM([.$CH75:.$CK75]))" office:value-type="float" office:value="0.092877968120479" calcext:value-type="float">
            <text:p>0.092877968120479</text:p>
          </table:table-cell>
          <table:table-cell table:formula="of:=([.BD75]/SUM([.$CH75:.$CK75]))" office:value-type="float" office:value="0.204652650499513" calcext:value-type="float">
            <text:p>0.204652650499513</text:p>
          </table:table-cell>
          <table:table-cell table:formula="of:=([.BE75]/SUM([.$CH75:.$CK75]))" office:value-type="float" office:value="0.0812682221054192" calcext:value-type="float">
            <text:p>0.081268222105419</text:p>
          </table:table-cell>
          <table:table-cell table:formula="of:=([.BF75]/SUM([.$CH75:.$CK75]))" office:value-type="float" office:value="0.244298698061579" calcext:value-type="float">
            <text:p>0.244298698061579</text:p>
          </table:table-cell>
          <table:table-cell table:formula="of:=([.BG75]/SUM([.$CH75:.$CK75]))" office:value-type="float" office:value="0.0691644443450376" calcext:value-type="float">
            <text:p>0.069164444345038</text:p>
          </table:table-cell>
          <table:table-cell table:formula="of:=([.BH75]/SUM([.$CH75:.$CK75]))" office:value-type="float" office:value="0.0118567618877207" calcext:value-type="float">
            <text:p>0.011856761887721</text:p>
          </table:table-cell>
          <table:table-cell table:formula="of:=([.BI75]/SUM([.$CH75:.$CK75]))" office:value-type="float" office:value="0.0691644443450376" calcext:value-type="float">
            <text:p>0.069164444345038</text:p>
          </table:table-cell>
          <table:table-cell table:formula="of:=([.BJ75]/SUM([.$CH75:.$CK75]))" office:value-type="float" office:value="0.0035817301535823" calcext:value-type="float">
            <text:p>0.003581730153582</text:p>
          </table:table-cell>
          <table:table-cell table:formula="of:=([.BK75]/SUM([.$CH75:.$CK75]))" office:value-type="float" office:value="0.000741047617982545" calcext:value-type="float">
            <text:p>0.000741047617983</text:p>
          </table:table-cell>
          <table:table-cell table:formula="of:=([.BL75]/SUM([.$CH75:.$CK75]))" office:value-type="float" office:value="0.00333471428092145" calcext:value-type="float">
            <text:p>0.003334714280921</text:p>
          </table:table-cell>
          <table:table-cell table:formula="of:=([.BM75]/SUM([.$CH75:.$CK75]))" office:value-type="float" office:value="0.00222314285394764" calcext:value-type="float">
            <text:p>0.002223142853948</text:p>
          </table:table-cell>
          <table:table-cell table:formula="of:=([.BN75]/SUM([.$CH75:.$CK75]))" office:value-type="float" office:value="0.00444628570789527" calcext:value-type="float">
            <text:p>0.004446285707895</text:p>
          </table:table-cell>
          <table:table-cell table:formula="of:=([.BO75]/SUM([.$CH75:.$CK75]))" office:value-type="float" office:value="0.00160560317229552" calcext:value-type="float">
            <text:p>0.001605603172296</text:p>
          </table:table-cell>
          <table:table-cell table:formula="of:=([.BP75]/SUM([.$CH75:.$CK75]))" office:value-type="float" office:value="0.113133269678669" calcext:value-type="float">
            <text:p>0.113133269678669</text:p>
          </table:table-cell>
          <table:table-cell table:formula="of:=([.BQ75]/SUM([.$CH75:.$CK75]))" office:value-type="float" office:value="0.0196377618765375" calcext:value-type="float">
            <text:p>0.019637761876538</text:p>
          </table:table-cell>
          <table:table-cell table:formula="of:=([.BR75]/SUM([.$CH75:.$CK75]))" office:value-type="float" office:value="0.138452396626406" calcext:value-type="float">
            <text:p>0.138452396626406</text:p>
          </table:table-cell>
          <table:table-cell table:formula="of:=([.BS75]/SUM([.$CH75:.$CK75]))" office:value-type="float" office:value="0.331618809047189" calcext:value-type="float">
            <text:p>0.331618809047189</text:p>
          </table:table-cell>
          <table:table-cell table:formula="of:=([.BT75]/SUM([.$CH75:.$CK75]))" office:value-type="float" office:value="0.509099713554009" calcext:value-type="float">
            <text:p>0.509099713554009</text:p>
          </table:table-cell>
          <table:table-cell table:formula="of:=([.BU75]/SUM([.$CH75:.$CK75]))" office:value-type="float" office:value="0.0884316824125838" calcext:value-type="float">
            <text:p>0.08843168241258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75</text:p>
          </table:table-cell>
          <table:table-cell table:formula="of:=([.B76]/SUM([.$CH76:.$CK76]))" office:value-type="float" office:value="0.223265551991613" calcext:value-type="float">
            <text:p>0.223265551991613</text:p>
          </table:table-cell>
          <table:table-cell table:formula="of:=([.C76]/SUM([.$CH76:.$CK76]))" office:value-type="float" office:value="0.374594855404395" calcext:value-type="float">
            <text:p>0.374594855404395</text:p>
          </table:table-cell>
          <table:table-cell table:formula="of:=([.D76]/SUM([.$CH76:.$CK76]))" office:value-type="float" office:value="0.46901118166411" calcext:value-type="float">
            <text:p>0.46901118166411</text:p>
          </table:table-cell>
          <table:table-cell table:formula="of:=([.E76]/SUM([.$CH76:.$CK76]))" office:value-type="float" office:value="0.89843549482676" calcext:value-type="float">
            <text:p>0.89843549482676</text:p>
          </table:table-cell>
          <table:table-cell table:formula="of:=([.F76]/SUM([.$CH76:.$CK76]))" office:value-type="float" office:value="0.0133783876930141" calcext:value-type="float">
            <text:p>0.013378387693014</text:p>
          </table:table-cell>
          <table:table-cell table:formula="of:=([.G76]/SUM([.$CH76:.$CK76]))" office:value-type="float" office:value="0.186310497462549" calcext:value-type="float">
            <text:p>0.186310497462549</text:p>
          </table:table-cell>
          <table:table-cell table:formula="of:=([.H76]/SUM([.$CH76:.$CK76]))" office:value-type="float" office:value="0.436881119417773" calcext:value-type="float">
            <text:p>0.436881119417773</text:p>
          </table:table-cell>
          <table:table-cell table:formula="of:=([.I76]/SUM([.$CH76:.$CK76]))" office:value-type="float" office:value="0.430740220148848" calcext:value-type="float">
            <text:p>0.430740220148848</text:p>
          </table:table-cell>
          <table:table-cell table:formula="of:=([.J76]/SUM([.$CH76:.$CK76]))" office:value-type="float" office:value="0.882863928823416" calcext:value-type="float">
            <text:p>0.882863928823416</text:p>
          </table:table-cell>
          <table:table-cell table:formula="of:=([.K76]/SUM([.$CH76:.$CK76]))" office:value-type="float" office:value="0.0347618762187334" calcext:value-type="float">
            <text:p>0.034761876218734</text:p>
          </table:table-cell>
          <table:table-cell table:formula="of:=([.L76]/SUM([.$CH76:.$CK76]))" office:value-type="float" office:value="0.000767612408615565" calcext:value-type="float">
            <text:p>0.000767612408616</text:p>
          </table:table-cell>
          <table:table-cell table:formula="of:=([.M76]/SUM([.$CH76:.$CK76]))" office:value-type="float" office:value="0.00394772095859433" calcext:value-type="float">
            <text:p>0.003947720958594</text:p>
          </table:table-cell>
          <table:table-cell table:formula="of:=([.N76]/SUM([.$CH76:.$CK76]))" office:value-type="float" office:value="0.00230283722584669" calcext:value-type="float">
            <text:p>0.002302837225847</text:p>
          </table:table-cell>
          <table:table-cell table:formula="of:=([.O76]/SUM([.$CH76:.$CK76]))" office:value-type="float" office:value="0.00986930239648583" calcext:value-type="float">
            <text:p>0.009869302396486</text:p>
          </table:table-cell>
          <table:table-cell table:formula="of:=([.P76]/SUM([.$CH76:.$CK76]))" office:value-type="float" office:value="0" calcext:value-type="float">
            <text:p>0</text:p>
          </table:table-cell>
          <table:table-cell table:formula="of:=([.Q76]/SUM([.$CH76:.$CK76]))" office:value-type="float" office:value="0.000328976746549528" calcext:value-type="float">
            <text:p>0.00032897674655</text:p>
          </table:table-cell>
          <table:table-cell table:formula="of:=([.R76]/SUM([.$CH76:.$CK76]))" office:value-type="float" office:value="0.00230283722584669" calcext:value-type="float">
            <text:p>0.002302837225847</text:p>
          </table:table-cell>
          <table:table-cell table:formula="of:=([.S76]/SUM([.$CH76:.$CK76]))" office:value-type="float" office:value="0.000986930239648583" calcext:value-type="float">
            <text:p>0.000986930239649</text:p>
          </table:table-cell>
          <table:table-cell table:formula="of:=([.T76]/SUM([.$CH76:.$CK76]))" office:value-type="float" office:value="0.00328976746549528" calcext:value-type="float">
            <text:p>0.003289767465495</text:p>
          </table:table-cell>
          <table:table-cell table:formula="of:=([.U76]/SUM([.$CH76:.$CK76]))" office:value-type="float" office:value="0" calcext:value-type="float">
            <text:p>0</text:p>
          </table:table-cell>
          <table:table-cell table:formula="of:=([.V76]/SUM([.$CH76:.$CK76]))" office:value-type="float" office:value="0.366480095656174" calcext:value-type="float">
            <text:p>0.366480095656174</text:p>
          </table:table-cell>
          <table:table-cell table:formula="of:=([.W76]/SUM([.$CH76:.$CK76]))" office:value-type="float" office:value="0.0901396285545706" calcext:value-type="float">
            <text:p>0.090139628554571</text:p>
          </table:table-cell>
          <table:table-cell table:formula="of:=([.X76]/SUM([.$CH76:.$CK76]))" office:value-type="float" office:value="0.00789544191718866" calcext:value-type="float">
            <text:p>0.007895441917189</text:p>
          </table:table-cell>
          <table:table-cell table:formula="of:=([.Y76]/SUM([.$CH76:.$CK76]))" office:value-type="float" office:value="0.000328976746549528" calcext:value-type="float">
            <text:p>0.00032897674655</text:p>
          </table:table-cell>
          <table:table-cell table:formula="of:=([.Z76]/SUM([.$CH76:.$CK76]))" office:value-type="float" office:value="0.000657953493099055" calcext:value-type="float">
            <text:p>0.000657953493099</text:p>
          </table:table-cell>
          <table:table-cell table:formula="of:=([.AA76]/SUM([.$CH76:.$CK76]))" office:value-type="float" office:value="0.263949009648238" calcext:value-type="float">
            <text:p>0.263949009648238</text:p>
          </table:table-cell>
          <table:table-cell table:formula="of:=([.AB76]/SUM([.$CH76:.$CK76]))" office:value-type="float" office:value="0.379419847687122" calcext:value-type="float">
            <text:p>0.379419847687122</text:p>
          </table:table-cell>
          <table:table-cell table:formula="of:=([.AC76]/SUM([.$CH76:.$CK76]))" office:value-type="float" office:value="0.052965256194474" calcext:value-type="float">
            <text:p>0.052965256194474</text:p>
          </table:table-cell>
          <table:table-cell table:formula="of:=([.AD76]/SUM([.$CH76:.$CK76]))" office:value-type="float" office:value="0.00230283722584669" calcext:value-type="float">
            <text:p>0.002302837225847</text:p>
          </table:table-cell>
          <table:table-cell table:formula="of:=([.AE76]/SUM([.$CH76:.$CK76]))" office:value-type="float" office:value="0.000328976746549528" calcext:value-type="float">
            <text:p>0.00032897674655</text:p>
          </table:table-cell>
          <table:table-cell table:formula="of:=([.AF76]/SUM([.$CH76:.$CK76]))" office:value-type="float" office:value="0.00197386047929717" calcext:value-type="float">
            <text:p>0.001973860479297</text:p>
          </table:table-cell>
          <table:table-cell table:formula="of:=([.AG76]/SUM([.$CH76:.$CK76]))" office:value-type="float" office:value="0.00263181397239622" calcext:value-type="float">
            <text:p>0.002631813972396</text:p>
          </table:table-cell>
          <table:table-cell table:formula="of:=([.AH76]/SUM([.$CH76:.$CK76]))" office:value-type="float" office:value="0.000657953493099055" calcext:value-type="float">
            <text:p>0.000657953493099</text:p>
          </table:table-cell>
          <table:table-cell table:formula="of:=([.AI76]/SUM([.$CH76:.$CK76]))" office:value-type="float" office:value="0.000657953493099055" calcext:value-type="float">
            <text:p>0.000657953493099</text:p>
          </table:table-cell>
          <table:table-cell table:formula="of:=([.AJ76]/SUM([.$CH76:.$CK76]))" office:value-type="float" office:value="0" calcext:value-type="float">
            <text:p>0</text:p>
          </table:table-cell>
          <table:table-cell table:formula="of:=([.AK76]/SUM([.$CH76:.$CK76]))" office:value-type="float" office:value="0.000328976746549528" calcext:value-type="float">
            <text:p>0.00032897674655</text:p>
          </table:table-cell>
          <table:table-cell table:formula="of:=([.AL76]/SUM([.$CH76:.$CK76]))" office:value-type="float" office:value="0.00164488373274764" calcext:value-type="float">
            <text:p>0.001644883732748</text:p>
          </table:table-cell>
          <table:table-cell table:formula="of:=([.AM76]/SUM([.$CH76:.$CK76]))" office:value-type="float" office:value="0.000328976746549528" calcext:value-type="float">
            <text:p>0.00032897674655</text:p>
          </table:table-cell>
          <table:table-cell table:formula="of:=([.AN76]/SUM([.$CH76:.$CK76]))" office:value-type="float" office:value="0.000328976746549528" calcext:value-type="float">
            <text:p>0.00032897674655</text:p>
          </table:table-cell>
          <table:table-cell table:formula="of:=([.AO76]/SUM([.$CH76:.$CK76]))" office:value-type="float" office:value="0" calcext:value-type="float">
            <text:p>0</text:p>
          </table:table-cell>
          <table:table-cell table:formula="of:=([.AP76]/SUM([.$CH76:.$CK76]))" office:value-type="float" office:value="0.435894189178124" calcext:value-type="float">
            <text:p>0.435894189178124</text:p>
          </table:table-cell>
          <table:table-cell table:formula="of:=([.AQ76]/SUM([.$CH76:.$CK76]))" office:value-type="float" office:value="0.54314060855327" calcext:value-type="float">
            <text:p>0.54314060855327</text:p>
          </table:table-cell>
          <table:table-cell table:formula="of:=([.AR76]/SUM([.$CH76:.$CK76]))" office:value-type="float" office:value="0.647864872871536" calcext:value-type="float">
            <text:p>0.647864872871536</text:p>
          </table:table-cell>
          <table:table-cell table:formula="of:=([.AS76]/SUM([.$CH76:.$CK76]))" office:value-type="float" office:value="0.205171830931389" calcext:value-type="float">
            <text:p>0.205171830931389</text:p>
          </table:table-cell>
          <table:table-cell table:formula="of:=([.AT76]/SUM([.$CH76:.$CK76]))" office:value-type="float" office:value="0.00625055818444103" calcext:value-type="float">
            <text:p>0.006250558184441</text:p>
          </table:table-cell>
          <table:table-cell table:formula="of:=([.AU76]/SUM([.$CH76:.$CK76]))" office:value-type="float" office:value="0.00263181397239622" calcext:value-type="float">
            <text:p>0.002631813972396</text:p>
          </table:table-cell>
          <table:table-cell table:formula="of:=([.AV76]/SUM([.$CH76:.$CK76]))" office:value-type="float" office:value="0.00296079071894575" calcext:value-type="float">
            <text:p>0.002960790718946</text:p>
          </table:table-cell>
          <table:table-cell table:formula="of:=([.AW76]/SUM([.$CH76:.$CK76]))" office:value-type="float" office:value="0.000328976746549528" calcext:value-type="float">
            <text:p>0.00032897674655</text:p>
          </table:table-cell>
          <table:table-cell table:formula="of:=([.AX76]/SUM([.$CH76:.$CK76]))" office:value-type="float" office:value="0.4642958482969" calcext:value-type="float">
            <text:p>0.4642958482969</text:p>
          </table:table-cell>
          <table:table-cell table:formula="of:=([.AY76]/SUM([.$CH76:.$CK76]))" office:value-type="float" office:value="0.129507179224997" calcext:value-type="float">
            <text:p>0.129507179224997</text:p>
          </table:table-cell>
          <table:table-cell table:formula="of:=([.AZ76]/SUM([.$CH76:.$CK76]))" office:value-type="float" office:value="0.683613679329919" calcext:value-type="float">
            <text:p>0.683613679329919</text:p>
          </table:table-cell>
          <table:table-cell table:formula="of:=([.BA76]/SUM([.$CH76:.$CK76]))" office:value-type="float" office:value="0.268335366268898" calcext:value-type="float">
            <text:p>0.268335366268898</text:p>
          </table:table-cell>
          <table:table-cell table:formula="of:=([.BB76]/SUM([.$CH76:.$CK76]))" office:value-type="float" office:value="0.0582288841392664" calcext:value-type="float">
            <text:p>0.058228884139266</text:p>
          </table:table-cell>
          <table:table-cell table:formula="of:=([.BC76]/SUM([.$CH76:.$CK76]))" office:value-type="float" office:value="0.223265551991613" calcext:value-type="float">
            <text:p>0.223265551991613</text:p>
          </table:table-cell>
          <table:table-cell table:formula="of:=([.BD76]/SUM([.$CH76:.$CK76]))" office:value-type="float" office:value="0.410672638609327" calcext:value-type="float">
            <text:p>0.410672638609327</text:p>
          </table:table-cell>
          <table:table-cell table:formula="of:=([.BE76]/SUM([.$CH76:.$CK76]))" office:value-type="float" office:value="0.155606001117927" calcext:value-type="float">
            <text:p>0.155606001117927</text:p>
          </table:table-cell>
          <table:table-cell table:formula="of:=([.BF76]/SUM([.$CH76:.$CK76]))" office:value-type="float" office:value="0.765090253558685" calcext:value-type="float">
            <text:p>0.765090253558685</text:p>
          </table:table-cell>
          <table:table-cell table:formula="of:=([.BG76]/SUM([.$CH76:.$CK76]))" office:value-type="float" office:value="0.284674544680858" calcext:value-type="float">
            <text:p>0.284674544680858</text:p>
          </table:table-cell>
          <table:table-cell table:formula="of:=([.BH76]/SUM([.$CH76:.$CK76]))" office:value-type="float" office:value="0.0861919075959763" calcext:value-type="float">
            <text:p>0.086191907595976</text:p>
          </table:table-cell>
          <table:table-cell table:formula="of:=([.BI76]/SUM([.$CH76:.$CK76]))" office:value-type="float" office:value="0.186310497462549" calcext:value-type="float">
            <text:p>0.186310497462549</text:p>
          </table:table-cell>
          <table:table-cell table:formula="of:=([.BJ76]/SUM([.$CH76:.$CK76]))" office:value-type="float" office:value="0.00307044963446226" calcext:value-type="float">
            <text:p>0.003070449634462</text:p>
          </table:table-cell>
          <table:table-cell table:formula="of:=([.BK76]/SUM([.$CH76:.$CK76]))" office:value-type="float" office:value="0.000767612408615565" calcext:value-type="float">
            <text:p>0.000767612408616</text:p>
          </table:table-cell>
          <table:table-cell table:formula="of:=([.BL76]/SUM([.$CH76:.$CK76]))" office:value-type="float" office:value="0.00636021709995754" calcext:value-type="float">
            <text:p>0.006360217099958</text:p>
          </table:table-cell>
          <table:table-cell table:formula="of:=([.BM76]/SUM([.$CH76:.$CK76]))" office:value-type="float" office:value="0.00296079071894575" calcext:value-type="float">
            <text:p>0.002960790718946</text:p>
          </table:table-cell>
          <table:table-cell table:formula="of:=([.BN76]/SUM([.$CH76:.$CK76]))" office:value-type="float" office:value="0.00263181397239622" calcext:value-type="float">
            <text:p>0.002631813972396</text:p>
          </table:table-cell>
          <table:table-cell table:formula="of:=([.BO76]/SUM([.$CH76:.$CK76]))" office:value-type="float" office:value="0.000767612408615565" calcext:value-type="float">
            <text:p>0.000767612408616</text:p>
          </table:table-cell>
          <table:table-cell table:formula="of:=([.BP76]/SUM([.$CH76:.$CK76]))" office:value-type="float" office:value="0.00131590698619811" calcext:value-type="float">
            <text:p>0.001315906986198</text:p>
          </table:table-cell>
          <table:table-cell table:formula="of:=([.BQ76]/SUM([.$CH76:.$CK76]))" office:value-type="float" office:value="0.000328976746549528" calcext:value-type="float">
            <text:p>0.00032897674655</text:p>
          </table:table-cell>
          <table:table-cell table:formula="of:=([.BR76]/SUM([.$CH76:.$CK76]))" office:value-type="float" office:value="0.00263181397239622" calcext:value-type="float">
            <text:p>0.002631813972396</text:p>
          </table:table-cell>
          <table:table-cell table:formula="of:=([.BS76]/SUM([.$CH76:.$CK76]))" office:value-type="float" office:value="0.000986930239648583" calcext:value-type="float">
            <text:p>0.000986930239649</text:p>
          </table:table-cell>
          <table:table-cell table:formula="of:=([.BT76]/SUM([.$CH76:.$CK76]))" office:value-type="float" office:value="0.000657953493099055" calcext:value-type="float">
            <text:p>0.000657953493099</text:p>
          </table:table-cell>
          <table:table-cell table:formula="of:=([.BU76]/SUM([.$CH76:.$CK76]))" office:value-type="float" office:value="0.000328976746549528" calcext:value-type="float">
            <text:p>0.0003289767465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76</text:p>
          </table:table-cell>
          <table:table-cell table:formula="of:=([.B77]/SUM([.$CH77:.$CK77]))" office:value-type="float" office:value="0.0214984495599554" calcext:value-type="float">
            <text:p>0.021498449559956</text:p>
          </table:table-cell>
          <table:table-cell table:formula="of:=([.C77]/SUM([.$CH77:.$CK77]))" office:value-type="float" office:value="0.0346504422319281" calcext:value-type="float">
            <text:p>0.034650442231928</text:p>
          </table:table-cell>
          <table:table-cell table:formula="of:=([.D77]/SUM([.$CH77:.$CK77]))" office:value-type="float" office:value="0.0408470541639153" calcext:value-type="float">
            <text:p>0.040847054163915</text:p>
          </table:table-cell>
          <table:table-cell table:formula="of:=([.E77]/SUM([.$CH77:.$CK77]))" office:value-type="float" office:value="0.103951326695784" calcext:value-type="float">
            <text:p>0.103951326695784</text:p>
          </table:table-cell>
          <table:table-cell table:formula="of:=([.F77]/SUM([.$CH77:.$CK77]))" office:value-type="float" office:value="0.00341445963599292" calcext:value-type="float">
            <text:p>0.003414459635993</text:p>
          </table:table-cell>
          <table:table-cell table:formula="of:=([.G77]/SUM([.$CH77:.$CK77]))" office:value-type="float" office:value="0.416943459995135" calcext:value-type="float">
            <text:p>0.416943459995135</text:p>
          </table:table-cell>
          <table:table-cell table:formula="of:=([.H77]/SUM([.$CH77:.$CK77]))" office:value-type="float" office:value="0.903693650326126" calcext:value-type="float">
            <text:p>0.903693650326126</text:p>
          </table:table-cell>
          <table:table-cell table:formula="of:=([.I77]/SUM([.$CH77:.$CK77]))" office:value-type="float" office:value="0.937332400814056" calcext:value-type="float">
            <text:p>0.937332400814056</text:p>
          </table:table-cell>
          <table:table-cell table:formula="of:=([.J77]/SUM([.$CH77:.$CK77]))" office:value-type="float" office:value="2.12910527524358" calcext:value-type="float">
            <text:p>2.12910527524358</text:p>
          </table:table-cell>
          <table:table-cell table:formula="of:=([.K77]/SUM([.$CH77:.$CK77]))" office:value-type="float" office:value="0.128105467083734" calcext:value-type="float">
            <text:p>0.128105467083734</text:p>
          </table:table-cell>
          <table:table-cell table:formula="of:=([.L77]/SUM([.$CH77:.$CK77]))" office:value-type="float" office:value="0.00164399908399659" calcext:value-type="float">
            <text:p>0.001643999083997</text:p>
          </table:table-cell>
          <table:table-cell table:formula="of:=([.M77]/SUM([.$CH77:.$CK77]))" office:value-type="float" office:value="0.00151753761599685" calcext:value-type="float">
            <text:p>0.001517537615997</text:p>
          </table:table-cell>
          <table:table-cell table:formula="of:=([.N77]/SUM([.$CH77:.$CK77]))" office:value-type="float" office:value="0.00417322844399135" calcext:value-type="float">
            <text:p>0.004173228443991</text:p>
          </table:table-cell>
          <table:table-cell table:formula="of:=([.O77]/SUM([.$CH77:.$CK77]))" office:value-type="float" office:value="0.00910522569598112" calcext:value-type="float">
            <text:p>0.009105225695981</text:p>
          </table:table-cell>
          <table:table-cell table:formula="of:=([.P77]/SUM([.$CH77:.$CK77]))" office:value-type="float" office:value="0" calcext:value-type="float">
            <text:p>0</text:p>
          </table:table-cell>
          <table:table-cell table:formula="of:=([.Q77]/SUM([.$CH77:.$CK77]))" office:value-type="float" office:value="0" calcext:value-type="float">
            <text:p>0</text:p>
          </table:table-cell>
          <table:table-cell table:formula="of:=([.R77]/SUM([.$CH77:.$CK77]))" office:value-type="float" office:value="0.000379384403999213" calcext:value-type="float">
            <text:p>0.000379384403999</text:p>
          </table:table-cell>
          <table:table-cell table:formula="of:=([.S77]/SUM([.$CH77:.$CK77]))" office:value-type="float" office:value="0.00265569082799449" calcext:value-type="float">
            <text:p>0.002655690827995</text:p>
          </table:table-cell>
          <table:table-cell table:formula="of:=([.T77]/SUM([.$CH77:.$CK77]))" office:value-type="float" office:value="0.0139107614799712" calcext:value-type="float">
            <text:p>0.013910761479971</text:p>
          </table:table-cell>
          <table:table-cell table:formula="of:=([.U77]/SUM([.$CH77:.$CK77]))" office:value-type="float" office:value="0.00189692201999607" calcext:value-type="float">
            <text:p>0.001896922019996</text:p>
          </table:table-cell>
          <table:table-cell table:formula="of:=([.V77]/SUM([.$CH77:.$CK77]))" office:value-type="float" office:value="0.0295919835119386" calcext:value-type="float">
            <text:p>0.029591983511939</text:p>
          </table:table-cell>
          <table:table-cell table:formula="of:=([.W77]/SUM([.$CH77:.$CK77]))" office:value-type="float" office:value="0.0480553578399003" calcext:value-type="float">
            <text:p>0.0480553578399</text:p>
          </table:table-cell>
          <table:table-cell table:formula="of:=([.X77]/SUM([.$CH77:.$CK77]))" office:value-type="float" office:value="0.00607015046398741" calcext:value-type="float">
            <text:p>0.006070150463987</text:p>
          </table:table-cell>
          <table:table-cell table:formula="of:=([.Y77]/SUM([.$CH77:.$CK77]))" office:value-type="float" office:value="0" calcext:value-type="float">
            <text:p>0</text:p>
          </table:table-cell>
          <table:table-cell table:formula="of:=([.Z77]/SUM([.$CH77:.$CK77]))" office:value-type="float" office:value="0.000379384403999213" calcext:value-type="float">
            <text:p>0.000379384403999</text:p>
          </table:table-cell>
          <table:table-cell table:formula="of:=([.AA77]/SUM([.$CH77:.$CK77]))" office:value-type="float" office:value="0.788993098850364" calcext:value-type="float">
            <text:p>0.788993098850364</text:p>
          </table:table-cell>
          <table:table-cell table:formula="of:=([.AB77]/SUM([.$CH77:.$CK77]))" office:value-type="float" office:value="0.755354348362433" calcext:value-type="float">
            <text:p>0.755354348362433</text:p>
          </table:table-cell>
          <table:table-cell table:formula="of:=([.AC77]/SUM([.$CH77:.$CK77]))" office:value-type="float" office:value="0.0474230504999017" calcext:value-type="float">
            <text:p>0.047423050499902</text:p>
          </table:table-cell>
          <table:table-cell table:formula="of:=([.AD77]/SUM([.$CH77:.$CK77]))" office:value-type="float" office:value="0.00644953486798662" calcext:value-type="float">
            <text:p>0.006449534867987</text:p>
          </table:table-cell>
          <table:table-cell table:formula="of:=([.AE77]/SUM([.$CH77:.$CK77]))" office:value-type="float" office:value="0" calcext:value-type="float">
            <text:p>0</text:p>
          </table:table-cell>
          <table:table-cell table:formula="of:=([.AF77]/SUM([.$CH77:.$CK77]))" office:value-type="float" office:value="0.00151753761599685" calcext:value-type="float">
            <text:p>0.001517537615997</text:p>
          </table:table-cell>
          <table:table-cell table:formula="of:=([.AG77]/SUM([.$CH77:.$CK77]))" office:value-type="float" office:value="0.00341445963599292" calcext:value-type="float">
            <text:p>0.003414459635993</text:p>
          </table:table-cell>
          <table:table-cell table:formula="of:=([.AH77]/SUM([.$CH77:.$CK77]))" office:value-type="float" office:value="0.00151753761599685" calcext:value-type="float">
            <text:p>0.001517537615997</text:p>
          </table:table-cell>
          <table:table-cell table:formula="of:=([.AI77]/SUM([.$CH77:.$CK77]))" office:value-type="float" office:value="0" calcext:value-type="float">
            <text:p>0</text:p>
          </table:table-cell>
          <table:table-cell table:formula="of:=([.AJ77]/SUM([.$CH77:.$CK77]))" office:value-type="float" office:value="0" calcext:value-type="float">
            <text:p>0</text:p>
          </table:table-cell>
          <table:table-cell table:formula="of:=([.AK77]/SUM([.$CH77:.$CK77]))" office:value-type="float" office:value="0" calcext:value-type="float">
            <text:p>0</text:p>
          </table:table-cell>
          <table:table-cell table:formula="of:=([.AL77]/SUM([.$CH77:.$CK77]))" office:value-type="float" office:value="0.00303507523199371" calcext:value-type="float">
            <text:p>0.003035075231994</text:p>
          </table:table-cell>
          <table:table-cell table:formula="of:=([.AM77]/SUM([.$CH77:.$CK77]))" office:value-type="float" office:value="0.000379384403999213" calcext:value-type="float">
            <text:p>0.000379384403999</text:p>
          </table:table-cell>
          <table:table-cell table:formula="of:=([.AN77]/SUM([.$CH77:.$CK77]))" office:value-type="float" office:value="0" calcext:value-type="float">
            <text:p>0</text:p>
          </table:table-cell>
          <table:table-cell table:formula="of:=([.AO77]/SUM([.$CH77:.$CK77]))" office:value-type="float" office:value="0" calcext:value-type="float">
            <text:p>0</text:p>
          </table:table-cell>
          <table:table-cell table:formula="of:=([.AP77]/SUM([.$CH77:.$CK77]))" office:value-type="float" office:value="0.0762562652038419" calcext:value-type="float">
            <text:p>0.076256265203842</text:p>
          </table:table-cell>
          <table:table-cell table:formula="of:=([.AQ77]/SUM([.$CH77:.$CK77]))" office:value-type="float" office:value="0.0121403009279748" calcext:value-type="float">
            <text:p>0.012140300927975</text:p>
          </table:table-cell>
          <table:table-cell table:formula="of:=([.AR77]/SUM([.$CH77:.$CK77]))" office:value-type="float" office:value="1.42269151499705" calcext:value-type="float">
            <text:p>1.42269151499705</text:p>
          </table:table-cell>
          <table:table-cell table:formula="of:=([.AS77]/SUM([.$CH77:.$CK77]))" office:value-type="float" office:value="0.47246004444702" calcext:value-type="float">
            <text:p>0.47246004444702</text:p>
          </table:table-cell>
          <table:table-cell table:formula="of:=([.AT77]/SUM([.$CH77:.$CK77]))" office:value-type="float" office:value="0.00720830367598505" calcext:value-type="float">
            <text:p>0.007208303675985</text:p>
          </table:table-cell>
          <table:table-cell table:formula="of:=([.AU77]/SUM([.$CH77:.$CK77]))" office:value-type="float" office:value="0.000758768807998426" calcext:value-type="float">
            <text:p>0.000758768807998</text:p>
          </table:table-cell>
          <table:table-cell table:formula="of:=([.AV77]/SUM([.$CH77:.$CK77]))" office:value-type="float" office:value="0.0056907660599882" calcext:value-type="float">
            <text:p>0.005690766059988</text:p>
          </table:table-cell>
          <table:table-cell table:formula="of:=([.AW77]/SUM([.$CH77:.$CK77]))" office:value-type="float" office:value="0.00151753761599685" calcext:value-type="float">
            <text:p>0.001517537615997</text:p>
          </table:table-cell>
          <table:table-cell table:formula="of:=([.AX77]/SUM([.$CH77:.$CK77]))" office:value-type="float" office:value="0.0343975192959287" calcext:value-type="float">
            <text:p>0.034397519295929</text:p>
          </table:table-cell>
          <table:table-cell table:formula="of:=([.AY77]/SUM([.$CH77:.$CK77]))" office:value-type="float" office:value="0.0136578385439717" calcext:value-type="float">
            <text:p>0.013657838543972</text:p>
          </table:table-cell>
          <table:table-cell table:formula="of:=([.AZ77]/SUM([.$CH77:.$CK77]))" office:value-type="float" office:value="0.0557695073878843" calcext:value-type="float">
            <text:p>0.055769507387884</text:p>
          </table:table-cell>
          <table:table-cell table:formula="of:=([.BA77]/SUM([.$CH77:.$CK77]))" office:value-type="float" office:value="0.0418587459079132" calcext:value-type="float">
            <text:p>0.041858745907913</text:p>
          </table:table-cell>
          <table:table-cell table:formula="of:=([.BB77]/SUM([.$CH77:.$CK77]))" office:value-type="float" office:value="0.018336912859962" calcext:value-type="float">
            <text:p>0.018336912859962</text:p>
          </table:table-cell>
          <table:table-cell table:formula="of:=([.BC77]/SUM([.$CH77:.$CK77]))" office:value-type="float" office:value="0.0214984495599554" calcext:value-type="float">
            <text:p>0.021498449559956</text:p>
          </table:table-cell>
          <table:table-cell table:formula="of:=([.BD77]/SUM([.$CH77:.$CK77]))" office:value-type="float" office:value="0.984755451313958" calcext:value-type="float">
            <text:p>0.984755451313958</text:p>
          </table:table-cell>
          <table:table-cell table:formula="of:=([.BE77]/SUM([.$CH77:.$CK77]))" office:value-type="float" office:value="0.403159159983164" calcext:value-type="float">
            <text:p>0.403159159983164</text:p>
          </table:table-cell>
          <table:table-cell table:formula="of:=([.BF77]/SUM([.$CH77:.$CK77]))" office:value-type="float" office:value="1.77463378044032" calcext:value-type="float">
            <text:p>1.77463378044032</text:p>
          </table:table-cell>
          <table:table-cell table:formula="of:=([.BG77]/SUM([.$CH77:.$CK77]))" office:value-type="float" office:value="0.603474125294748" calcext:value-type="float">
            <text:p>0.603474125294748</text:p>
          </table:table-cell>
          <table:table-cell table:formula="of:=([.BH77]/SUM([.$CH77:.$CK77]))" office:value-type="float" office:value="0.0734741129078476" calcext:value-type="float">
            <text:p>0.073474112907848</text:p>
          </table:table-cell>
          <table:table-cell table:formula="of:=([.BI77]/SUM([.$CH77:.$CK77]))" office:value-type="float" office:value="0.416943459995135" calcext:value-type="float">
            <text:p>0.416943459995135</text:p>
          </table:table-cell>
          <table:table-cell table:formula="of:=([.BJ77]/SUM([.$CH77:.$CK77]))" office:value-type="float" office:value="0.00151753761599685" calcext:value-type="float">
            <text:p>0.001517537615997</text:p>
          </table:table-cell>
          <table:table-cell table:formula="of:=([.BK77]/SUM([.$CH77:.$CK77]))" office:value-type="float" office:value="0.000758768807998426" calcext:value-type="float">
            <text:p>0.000758768807998</text:p>
          </table:table-cell>
          <table:table-cell table:formula="of:=([.BL77]/SUM([.$CH77:.$CK77]))" office:value-type="float" office:value="0.00834645688798269" calcext:value-type="float">
            <text:p>0.008346456887983</text:p>
          </table:table-cell>
          <table:table-cell table:formula="of:=([.BM77]/SUM([.$CH77:.$CK77]))" office:value-type="float" office:value="0.00227630642399528" calcext:value-type="float">
            <text:p>0.002276306423995</text:p>
          </table:table-cell>
          <table:table-cell table:formula="of:=([.BN77]/SUM([.$CH77:.$CK77]))" office:value-type="float" office:value="0.000758768807998426" calcext:value-type="float">
            <text:p>0.000758768807998</text:p>
          </table:table-cell>
          <table:table-cell table:formula="of:=([.BO77]/SUM([.$CH77:.$CK77]))" office:value-type="float" office:value="0.00164399908399659" calcext:value-type="float">
            <text:p>0.001643999083997</text:p>
          </table:table-cell>
          <table:table-cell table:formula="of:=([.BP77]/SUM([.$CH77:.$CK77]))" office:value-type="float" office:value="0.00227630642399528" calcext:value-type="float">
            <text:p>0.002276306423995</text:p>
          </table:table-cell>
          <table:table-cell table:formula="of:=([.BQ77]/SUM([.$CH77:.$CK77]))" office:value-type="float" office:value="0.000379384403999213" calcext:value-type="float">
            <text:p>0.000379384403999</text:p>
          </table:table-cell>
          <table:table-cell table:formula="of:=([.BR77]/SUM([.$CH77:.$CK77]))" office:value-type="float" office:value="0.0056907660599882" calcext:value-type="float">
            <text:p>0.005690766059988</text:p>
          </table:table-cell>
          <table:table-cell table:formula="of:=([.BS77]/SUM([.$CH77:.$CK77]))" office:value-type="float" office:value="0.00303507523199371" calcext:value-type="float">
            <text:p>0.003035075231994</text:p>
          </table:table-cell>
          <table:table-cell table:formula="of:=([.BT77]/SUM([.$CH77:.$CK77]))" office:value-type="float" office:value="0.00265569082799449" calcext:value-type="float">
            <text:p>0.002655690827995</text:p>
          </table:table-cell>
          <table:table-cell table:formula="of:=([.BU77]/SUM([.$CH77:.$CK77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77</text:p>
          </table:table-cell>
          <table:table-cell table:formula="of:=([.B78]/SUM([.$CH78:.$CK78]))" office:value-type="float" office:value="0.0155991256025084" calcext:value-type="float">
            <text:p>0.015599125602509</text:p>
          </table:table-cell>
          <table:table-cell table:formula="of:=([.C78]/SUM([.$CH78:.$CK78]))" office:value-type="float" office:value="0.0262722115410669" calcext:value-type="float">
            <text:p>0.026272211541067</text:p>
          </table:table-cell>
          <table:table-cell table:formula="of:=([.D78]/SUM([.$CH78:.$CK78]))" office:value-type="float" office:value="0.0261353771059571" calcext:value-type="float">
            <text:p>0.026135377105957</text:p>
          </table:table-cell>
          <table:table-cell table:formula="of:=([.E78]/SUM([.$CH78:.$CK78]))" office:value-type="float" office:value="0.0610281580589365" calcext:value-type="float">
            <text:p>0.061028158058937</text:p>
          </table:table-cell>
          <table:table-cell table:formula="of:=([.F78]/SUM([.$CH78:.$CK78]))" office:value-type="float" office:value="0.00328402644263336" calcext:value-type="float">
            <text:p>0.003284026442633</text:p>
          </table:table-cell>
          <table:table-cell table:formula="of:=([.G78]/SUM([.$CH78:.$CK78]))" office:value-type="float" office:value="0.429796960679641" calcext:value-type="float">
            <text:p>0.429796960679641</text:p>
          </table:table-cell>
          <table:table-cell table:formula="of:=([.H78]/SUM([.$CH78:.$CK78]))" office:value-type="float" office:value="1.01093280659063" calcext:value-type="float">
            <text:p>1.01093280659063</text:p>
          </table:table-cell>
          <table:table-cell table:formula="of:=([.I78]/SUM([.$CH78:.$CK78]))" office:value-type="float" office:value="1.04582558754361" calcext:value-type="float">
            <text:p>1.04582558754361</text:p>
          </table:table-cell>
          <table:table-cell table:formula="of:=([.J78]/SUM([.$CH78:.$CK78]))" office:value-type="float" office:value="2.08768297646905" calcext:value-type="float">
            <text:p>2.08768297646905</text:p>
          </table:table-cell>
          <table:table-cell table:formula="of:=([.K78]/SUM([.$CH78:.$CK78]))" office:value-type="float" office:value="0.100025972065208" calcext:value-type="float">
            <text:p>0.100025972065208</text:p>
          </table:table-cell>
          <table:table-cell table:formula="of:=([.L78]/SUM([.$CH78:.$CK78]))" office:value-type="float" office:value="0.00259985426708474" calcext:value-type="float">
            <text:p>0.002599854267085</text:p>
          </table:table-cell>
          <table:table-cell table:formula="of:=([.M78]/SUM([.$CH78:.$CK78]))" office:value-type="float" office:value="0.00301035757241391" calcext:value-type="float">
            <text:p>0.003010357572414</text:p>
          </table:table-cell>
          <table:table-cell table:formula="of:=([.N78]/SUM([.$CH78:.$CK78]))" office:value-type="float" office:value="0.00615754957993754" calcext:value-type="float">
            <text:p>0.006157549579938</text:p>
          </table:table-cell>
          <table:table-cell table:formula="of:=([.O78]/SUM([.$CH78:.$CK78]))" office:value-type="float" office:value="0.00903107271724173" calcext:value-type="float">
            <text:p>0.009031072717242</text:p>
          </table:table-cell>
          <table:table-cell table:formula="of:=([.P78]/SUM([.$CH78:.$CK78]))" office:value-type="float" office:value="0.000821006610658339" calcext:value-type="float">
            <text:p>0.000821006610658</text:p>
          </table:table-cell>
          <table:table-cell table:formula="of:=([.Q78]/SUM([.$CH78:.$CK78]))" office:value-type="float" office:value="0.00041050330532917" calcext:value-type="float">
            <text:p>0.000410503305329</text:p>
          </table:table-cell>
          <table:table-cell table:formula="of:=([.R78]/SUM([.$CH78:.$CK78]))" office:value-type="float" office:value="0.00041050330532917" calcext:value-type="float">
            <text:p>0.000410503305329</text:p>
          </table:table-cell>
          <table:table-cell table:formula="of:=([.S78]/SUM([.$CH78:.$CK78]))" office:value-type="float" office:value="0.00123150991598751" calcext:value-type="float">
            <text:p>0.001231509915988</text:p>
          </table:table-cell>
          <table:table-cell table:formula="of:=([.T78]/SUM([.$CH78:.$CK78]))" office:value-type="float" office:value="0.00328402644263336" calcext:value-type="float">
            <text:p>0.003284026442633</text:p>
          </table:table-cell>
          <table:table-cell table:formula="of:=([.U78]/SUM([.$CH78:.$CK78]))" office:value-type="float" office:value="0.000821006610658339" calcext:value-type="float">
            <text:p>0.000821006610658</text:p>
          </table:table-cell>
          <table:table-cell table:formula="of:=([.V78]/SUM([.$CH78:.$CK78]))" office:value-type="float" office:value="0.0275037214570544" calcext:value-type="float">
            <text:p>0.027503721457054</text:p>
          </table:table-cell>
          <table:table-cell table:formula="of:=([.W78]/SUM([.$CH78:.$CK78]))" office:value-type="float" office:value="0.019293655350471" calcext:value-type="float">
            <text:p>0.019293655350471</text:p>
          </table:table-cell>
          <table:table-cell table:formula="of:=([.X78]/SUM([.$CH78:.$CK78]))" office:value-type="float" office:value="0.00246301983197502" calcext:value-type="float">
            <text:p>0.002463019831975</text:p>
          </table:table-cell>
          <table:table-cell table:formula="of:=([.Y78]/SUM([.$CH78:.$CK78]))" office:value-type="float" office:value="0" calcext:value-type="float">
            <text:p>0</text:p>
          </table:table-cell>
          <table:table-cell table:formula="of:=([.Z78]/SUM([.$CH78:.$CK78]))" office:value-type="float" office:value="0" calcext:value-type="float">
            <text:p>0</text:p>
          </table:table-cell>
          <table:table-cell table:formula="of:=([.AA78]/SUM([.$CH78:.$CK78]))" office:value-type="float" office:value="0.79117670380442" calcext:value-type="float">
            <text:p>0.79117670380442</text:p>
          </table:table-cell>
          <table:table-cell table:formula="of:=([.AB78]/SUM([.$CH78:.$CK78]))" office:value-type="float" office:value="0.787208505186238" calcext:value-type="float">
            <text:p>0.787208505186238</text:p>
          </table:table-cell>
          <table:table-cell table:formula="of:=([.AC78]/SUM([.$CH78:.$CK78]))" office:value-type="float" office:value="0.0455658668915378" calcext:value-type="float">
            <text:p>0.045565866891538</text:p>
          </table:table-cell>
          <table:table-cell table:formula="of:=([.AD78]/SUM([.$CH78:.$CK78]))" office:value-type="float" office:value="0.0053365429692792" calcext:value-type="float">
            <text:p>0.005336542969279</text:p>
          </table:table-cell>
          <table:table-cell table:formula="of:=([.AE78]/SUM([.$CH78:.$CK78]))" office:value-type="float" office:value="0" calcext:value-type="float">
            <text:p>0</text:p>
          </table:table-cell>
          <table:table-cell table:formula="of:=([.AF78]/SUM([.$CH78:.$CK78]))" office:value-type="float" office:value="0.00246301983197502" calcext:value-type="float">
            <text:p>0.002463019831975</text:p>
          </table:table-cell>
          <table:table-cell table:formula="of:=([.AG78]/SUM([.$CH78:.$CK78]))" office:value-type="float" office:value="0.00287352313730419" calcext:value-type="float">
            <text:p>0.002873523137304</text:p>
          </table:table-cell>
          <table:table-cell table:formula="of:=([.AH78]/SUM([.$CH78:.$CK78]))" office:value-type="float" office:value="0" calcext:value-type="float">
            <text:p>0</text:p>
          </table:table-cell>
          <table:table-cell table:formula="of:=([.AI78]/SUM([.$CH78:.$CK78]))" office:value-type="float" office:value="0" calcext:value-type="float">
            <text:p>0</text:p>
          </table:table-cell>
          <table:table-cell table:formula="of:=([.AJ78]/SUM([.$CH78:.$CK78]))" office:value-type="float" office:value="0" calcext:value-type="float">
            <text:p>0</text:p>
          </table:table-cell>
          <table:table-cell table:formula="of:=([.AK78]/SUM([.$CH78:.$CK78]))" office:value-type="float" office:value="0.000821006610658339" calcext:value-type="float">
            <text:p>0.000821006610658</text:p>
          </table:table-cell>
          <table:table-cell table:formula="of:=([.AL78]/SUM([.$CH78:.$CK78]))" office:value-type="float" office:value="0.00287352313730419" calcext:value-type="float">
            <text:p>0.002873523137304</text:p>
          </table:table-cell>
          <table:table-cell table:formula="of:=([.AM78]/SUM([.$CH78:.$CK78]))" office:value-type="float" office:value="0" calcext:value-type="float">
            <text:p>0</text:p>
          </table:table-cell>
          <table:table-cell table:formula="of:=([.AN78]/SUM([.$CH78:.$CK78]))" office:value-type="float" office:value="0" calcext:value-type="float">
            <text:p>0</text:p>
          </table:table-cell>
          <table:table-cell table:formula="of:=([.AO78]/SUM([.$CH78:.$CK78]))" office:value-type="float" office:value="0" calcext:value-type="float">
            <text:p>0</text:p>
          </table:table-cell>
          <table:table-cell table:formula="of:=([.AP78]/SUM([.$CH78:.$CK78]))" office:value-type="float" office:value="0.0376294696551739" calcext:value-type="float">
            <text:p>0.037629469655174</text:p>
          </table:table-cell>
          <table:table-cell table:formula="of:=([.AQ78]/SUM([.$CH78:.$CK78]))" office:value-type="float" office:value="0.0224408473579946" calcext:value-type="float">
            <text:p>0.022440847357995</text:p>
          </table:table-cell>
          <table:table-cell table:formula="of:=([.AR78]/SUM([.$CH78:.$CK78]))" office:value-type="float" office:value="1.45865507826965" calcext:value-type="float">
            <text:p>1.45865507826965</text:p>
          </table:table-cell>
          <table:table-cell table:formula="of:=([.AS78]/SUM([.$CH78:.$CK78]))" office:value-type="float" office:value="0.561979024995633" calcext:value-type="float">
            <text:p>0.561979024995633</text:p>
          </table:table-cell>
          <table:table-cell table:formula="of:=([.AT78]/SUM([.$CH78:.$CK78]))" office:value-type="float" office:value="0.00697855619059588" calcext:value-type="float">
            <text:p>0.006978556190596</text:p>
          </table:table-cell>
          <table:table-cell table:formula="of:=([.AU78]/SUM([.$CH78:.$CK78]))" office:value-type="float" office:value="0.00164201322131668" calcext:value-type="float">
            <text:p>0.001642013221317</text:p>
          </table:table-cell>
          <table:table-cell table:formula="of:=([.AV78]/SUM([.$CH78:.$CK78]))" office:value-type="float" office:value="0.00205251652664585" calcext:value-type="float">
            <text:p>0.002052516526646</text:p>
          </table:table-cell>
          <table:table-cell table:formula="of:=([.AW78]/SUM([.$CH78:.$CK78]))" office:value-type="float" office:value="0.00164201322131668" calcext:value-type="float">
            <text:p>0.001642013221317</text:p>
          </table:table-cell>
          <table:table-cell table:formula="of:=([.AX78]/SUM([.$CH78:.$CK78]))" office:value-type="float" office:value="0.0249038671899696" calcext:value-type="float">
            <text:p>0.02490386718997</text:p>
          </table:table-cell>
          <table:table-cell table:formula="of:=([.AY78]/SUM([.$CH78:.$CK78]))" office:value-type="float" office:value="0.00821006610658339" calcext:value-type="float">
            <text:p>0.008210066106583</text:p>
          </table:table-cell>
          <table:table-cell table:formula="of:=([.AZ78]/SUM([.$CH78:.$CK78]))" office:value-type="float" office:value="0.0432396814946725" calcext:value-type="float">
            <text:p>0.043239681494673</text:p>
          </table:table-cell>
          <table:table-cell table:formula="of:=([.BA78]/SUM([.$CH78:.$CK78]))" office:value-type="float" office:value="0.0250407016250793" calcext:value-type="float">
            <text:p>0.025040701625079</text:p>
          </table:table-cell>
          <table:table-cell table:formula="of:=([.BB78]/SUM([.$CH78:.$CK78]))" office:value-type="float" office:value="0.0053365429692792" calcext:value-type="float">
            <text:p>0.005336542969279</text:p>
          </table:table-cell>
          <table:table-cell table:formula="of:=([.BC78]/SUM([.$CH78:.$CK78]))" office:value-type="float" office:value="0.0155991256025084" calcext:value-type="float">
            <text:p>0.015599125602509</text:p>
          </table:table-cell>
          <table:table-cell table:formula="of:=([.BD78]/SUM([.$CH78:.$CK78]))" office:value-type="float" office:value="1.05567766687151" calcext:value-type="float">
            <text:p>1.05567766687151</text:p>
          </table:table-cell>
          <table:table-cell table:formula="of:=([.BE78]/SUM([.$CH78:.$CK78]))" office:value-type="float" office:value="0.401882735917257" calcext:value-type="float">
            <text:p>0.401882735917257</text:p>
          </table:table-cell>
          <table:table-cell table:formula="of:=([.BF78]/SUM([.$CH78:.$CK78]))" office:value-type="float" office:value="1.95864810416058" calcext:value-type="float">
            <text:p>1.95864810416058</text:p>
          </table:table-cell>
          <table:table-cell table:formula="of:=([.BG78]/SUM([.$CH78:.$CK78]))" office:value-type="float" office:value="0.58346203130786" calcext:value-type="float">
            <text:p>0.58346203130786</text:p>
          </table:table-cell>
          <table:table-cell table:formula="of:=([.BH78]/SUM([.$CH78:.$CK78]))" office:value-type="float" office:value="0.0529549263874629" calcext:value-type="float">
            <text:p>0.052954926387463</text:p>
          </table:table-cell>
          <table:table-cell table:formula="of:=([.BI78]/SUM([.$CH78:.$CK78]))" office:value-type="float" office:value="0.429796960679641" calcext:value-type="float">
            <text:p>0.429796960679641</text:p>
          </table:table-cell>
          <table:table-cell table:formula="of:=([.BJ78]/SUM([.$CH78:.$CK78]))" office:value-type="float" office:value="0.00342086087774308" calcext:value-type="float">
            <text:p>0.003420860877743</text:p>
          </table:table-cell>
          <table:table-cell table:formula="of:=([.BK78]/SUM([.$CH78:.$CK78]))" office:value-type="float" office:value="0.00123150991598751" calcext:value-type="float">
            <text:p>0.001231509915988</text:p>
          </table:table-cell>
          <table:table-cell table:formula="of:=([.BL78]/SUM([.$CH78:.$CK78]))" office:value-type="float" office:value="0.00779956280125422" calcext:value-type="float">
            <text:p>0.007799562801254</text:p>
          </table:table-cell>
          <table:table-cell table:formula="of:=([.BM78]/SUM([.$CH78:.$CK78]))" office:value-type="float" office:value="0.00205251652664585" calcext:value-type="float">
            <text:p>0.002052516526646</text:p>
          </table:table-cell>
          <table:table-cell table:formula="of:=([.BN78]/SUM([.$CH78:.$CK78]))" office:value-type="float" office:value="0.000821006610658339" calcext:value-type="float">
            <text:p>0.000821006610658</text:p>
          </table:table-cell>
          <table:table-cell table:formula="of:=([.BO78]/SUM([.$CH78:.$CK78]))" office:value-type="float" office:value="0.00259985426708474" calcext:value-type="float">
            <text:p>0.002599854267085</text:p>
          </table:table-cell>
          <table:table-cell table:formula="of:=([.BP78]/SUM([.$CH78:.$CK78]))" office:value-type="float" office:value="0.00041050330532917" calcext:value-type="float">
            <text:p>0.000410503305329</text:p>
          </table:table-cell>
          <table:table-cell table:formula="of:=([.BQ78]/SUM([.$CH78:.$CK78]))" office:value-type="float" office:value="0.000821006610658339" calcext:value-type="float">
            <text:p>0.000821006610658</text:p>
          </table:table-cell>
          <table:table-cell table:formula="of:=([.BR78]/SUM([.$CH78:.$CK78]))" office:value-type="float" office:value="0.00205251652664585" calcext:value-type="float">
            <text:p>0.002052516526646</text:p>
          </table:table-cell>
          <table:table-cell table:formula="of:=([.BS78]/SUM([.$CH78:.$CK78]))" office:value-type="float" office:value="0.00164201322131668" calcext:value-type="float">
            <text:p>0.001642013221317</text:p>
          </table:table-cell>
          <table:table-cell table:formula="of:=([.BT78]/SUM([.$CH78:.$CK78]))" office:value-type="float" office:value="0.000821006610658339" calcext:value-type="float">
            <text:p>0.000821006610658</text:p>
          </table:table-cell>
          <table:table-cell table:formula="of:=([.BU78]/SUM([.$CH78:.$CK78]))" office:value-type="float" office:value="0.00041050330532917" calcext:value-type="float">
            <text:p>0.0004105033053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78</text:p>
          </table:table-cell>
          <table:table-cell table:formula="of:=([.B79]/SUM([.$CH79:.$CK79]))" office:value-type="float" office:value="0.0107484360616952" calcext:value-type="float">
            <text:p>0.010748436061695</text:p>
          </table:table-cell>
          <table:table-cell table:formula="of:=([.C79]/SUM([.$CH79:.$CK79]))" office:value-type="float" office:value="0.0208078698117432" calcext:value-type="float">
            <text:p>0.020807869811743</text:p>
          </table:table-cell>
          <table:table-cell table:formula="of:=([.D79]/SUM([.$CH79:.$CK79]))" office:value-type="float" office:value="0.0248040832192966" calcext:value-type="float">
            <text:p>0.024804083219297</text:p>
          </table:table-cell>
          <table:table-cell table:formula="of:=([.E79]/SUM([.$CH79:.$CK79]))" office:value-type="float" office:value="0.0596676001886412" calcext:value-type="float">
            <text:p>0.059667600188641</text:p>
          </table:table-cell>
          <table:table-cell table:formula="of:=([.F79]/SUM([.$CH79:.$CK79]))" office:value-type="float" office:value="0.00289380970891794" calcext:value-type="float">
            <text:p>0.002893809708918</text:p>
          </table:table-cell>
          <table:table-cell table:formula="of:=([.G79]/SUM([.$CH79:.$CK79]))" office:value-type="float" office:value="0.345603559522199" calcext:value-type="float">
            <text:p>0.345603559522199</text:p>
          </table:table-cell>
          <table:table-cell table:formula="of:=([.H79]/SUM([.$CH79:.$CK79]))" office:value-type="float" office:value="0.774162997366712" calcext:value-type="float">
            <text:p>0.774162997366712</text:p>
          </table:table-cell>
          <table:table-cell table:formula="of:=([.I79]/SUM([.$CH79:.$CK79]))" office:value-type="float" office:value="0.865662504353451" calcext:value-type="float">
            <text:p>0.865662504353451</text:p>
          </table:table-cell>
          <table:table-cell table:formula="of:=([.J79]/SUM([.$CH79:.$CK79]))" office:value-type="float" office:value="2.12819034021565" calcext:value-type="float">
            <text:p>2.12819034021565</text:p>
          </table:table-cell>
          <table:table-cell table:formula="of:=([.K79]/SUM([.$CH79:.$CK79]))" office:value-type="float" office:value="0.150202503939074" calcext:value-type="float">
            <text:p>0.150202503939074</text:p>
          </table:table-cell>
          <table:table-cell table:formula="of:=([.L79]/SUM([.$CH79:.$CK79]))" office:value-type="float" office:value="0.0011024036986354" calcext:value-type="float">
            <text:p>0.001102403698635</text:p>
          </table:table-cell>
          <table:table-cell table:formula="of:=([.M79]/SUM([.$CH79:.$CK79]))" office:value-type="float" office:value="0.00358281202056506" calcext:value-type="float">
            <text:p>0.003582812020565</text:p>
          </table:table-cell>
          <table:table-cell table:formula="of:=([.N79]/SUM([.$CH79:.$CK79]))" office:value-type="float" office:value="0.00344501155823564" calcext:value-type="float">
            <text:p>0.003445011558236</text:p>
          </table:table-cell>
          <table:table-cell table:formula="of:=([.O79]/SUM([.$CH79:.$CK79]))" office:value-type="float" office:value="0.00785462635277725" calcext:value-type="float">
            <text:p>0.007854626352777</text:p>
          </table:table-cell>
          <table:table-cell table:formula="of:=([.P79]/SUM([.$CH79:.$CK79]))" office:value-type="float" office:value="0.00124020416096483" calcext:value-type="float">
            <text:p>0.001240204160965</text:p>
          </table:table-cell>
          <table:table-cell table:formula="of:=([.Q79]/SUM([.$CH79:.$CK79]))" office:value-type="float" office:value="0.000413401386988276" calcext:value-type="float">
            <text:p>0.000413401386988</text:p>
          </table:table-cell>
          <table:table-cell table:formula="of:=([.R79]/SUM([.$CH79:.$CK79]))" office:value-type="float" office:value="0.00165360554795311" calcext:value-type="float">
            <text:p>0.001653605547953</text:p>
          </table:table-cell>
          <table:table-cell table:formula="of:=([.S79]/SUM([.$CH79:.$CK79]))" office:value-type="float" office:value="0.00289380970891794" calcext:value-type="float">
            <text:p>0.002893809708918</text:p>
          </table:table-cell>
          <table:table-cell table:formula="of:=([.T79]/SUM([.$CH79:.$CK79]))" office:value-type="float" office:value="0.0107484360616952" calcext:value-type="float">
            <text:p>0.010748436061695</text:p>
          </table:table-cell>
          <table:table-cell table:formula="of:=([.U79]/SUM([.$CH79:.$CK79]))" office:value-type="float" office:value="0.00165360554795311" calcext:value-type="float">
            <text:p>0.001653605547953</text:p>
          </table:table-cell>
          <table:table-cell table:formula="of:=([.V79]/SUM([.$CH79:.$CK79]))" office:value-type="float" office:value="0.0289380970891793" calcext:value-type="float">
            <text:p>0.028938097089179</text:p>
          </table:table-cell>
          <table:table-cell table:formula="of:=([.W79]/SUM([.$CH79:.$CK79]))" office:value-type="float" office:value="0.0276978929282145" calcext:value-type="float">
            <text:p>0.027697892928215</text:p>
          </table:table-cell>
          <table:table-cell table:formula="of:=([.X79]/SUM([.$CH79:.$CK79]))" office:value-type="float" office:value="0.00289380970891794" calcext:value-type="float">
            <text:p>0.002893809708918</text:p>
          </table:table-cell>
          <table:table-cell table:formula="of:=([.Y79]/SUM([.$CH79:.$CK79]))" office:value-type="float" office:value="0" calcext:value-type="float">
            <text:p>0</text:p>
          </table:table-cell>
          <table:table-cell table:formula="of:=([.Z79]/SUM([.$CH79:.$CK79]))" office:value-type="float" office:value="0" calcext:value-type="float">
            <text:p>0</text:p>
          </table:table-cell>
          <table:table-cell table:formula="of:=([.AA79]/SUM([.$CH79:.$CK79]))" office:value-type="float" office:value="0.644906163701711" calcext:value-type="float">
            <text:p>0.644906163701711</text:p>
          </table:table-cell>
          <table:table-cell table:formula="of:=([.AB79]/SUM([.$CH79:.$CK79]))" office:value-type="float" office:value="1.05582714236806" calcext:value-type="float">
            <text:p>1.05582714236806</text:p>
          </table:table-cell>
          <table:table-cell table:formula="of:=([.AC79]/SUM([.$CH79:.$CK79]))" office:value-type="float" office:value="0.087778894503844" calcext:value-type="float">
            <text:p>0.087778894503844</text:p>
          </table:table-cell>
          <table:table-cell table:formula="of:=([.AD79]/SUM([.$CH79:.$CK79]))" office:value-type="float" office:value="0.00537421803084759" calcext:value-type="float">
            <text:p>0.005374218030848</text:p>
          </table:table-cell>
          <table:table-cell table:formula="of:=([.AE79]/SUM([.$CH79:.$CK79]))" office:value-type="float" office:value="0.00124020416096483" calcext:value-type="float">
            <text:p>0.001240204160965</text:p>
          </table:table-cell>
          <table:table-cell table:formula="of:=([.AF79]/SUM([.$CH79:.$CK79]))" office:value-type="float" office:value="0.000826802773976553" calcext:value-type="float">
            <text:p>0.000826802773977</text:p>
          </table:table-cell>
          <table:table-cell table:formula="of:=([.AG79]/SUM([.$CH79:.$CK79]))" office:value-type="float" office:value="0.00620102080482415" calcext:value-type="float">
            <text:p>0.006201020804824</text:p>
          </table:table-cell>
          <table:table-cell table:formula="of:=([.AH79]/SUM([.$CH79:.$CK79]))" office:value-type="float" office:value="0" calcext:value-type="float">
            <text:p>0</text:p>
          </table:table-cell>
          <table:table-cell table:formula="of:=([.AI79]/SUM([.$CH79:.$CK79]))" office:value-type="float" office:value="0" calcext:value-type="float">
            <text:p>0</text:p>
          </table:table-cell>
          <table:table-cell table:formula="of:=([.AJ79]/SUM([.$CH79:.$CK79]))" office:value-type="float" office:value="0" calcext:value-type="float">
            <text:p>0</text:p>
          </table:table-cell>
          <table:table-cell table:formula="of:=([.AK79]/SUM([.$CH79:.$CK79]))" office:value-type="float" office:value="0.00165360554795311" calcext:value-type="float">
            <text:p>0.001653605547953</text:p>
          </table:table-cell>
          <table:table-cell table:formula="of:=([.AL79]/SUM([.$CH79:.$CK79]))" office:value-type="float" office:value="0.00413401386988276" calcext:value-type="float">
            <text:p>0.004134013869883</text:p>
          </table:table-cell>
          <table:table-cell table:formula="of:=([.AM79]/SUM([.$CH79:.$CK79]))" office:value-type="float" office:value="0.000826802773976553" calcext:value-type="float">
            <text:p>0.000826802773977</text:p>
          </table:table-cell>
          <table:table-cell table:formula="of:=([.AN79]/SUM([.$CH79:.$CK79]))" office:value-type="float" office:value="0" calcext:value-type="float">
            <text:p>0</text:p>
          </table:table-cell>
          <table:table-cell table:formula="of:=([.AO79]/SUM([.$CH79:.$CK79]))" office:value-type="float" office:value="0" calcext:value-type="float">
            <text:p>0</text:p>
          </table:table-cell>
          <table:table-cell table:formula="of:=([.AP79]/SUM([.$CH79:.$CK79]))" office:value-type="float" office:value="0.0496081664385932" calcext:value-type="float">
            <text:p>0.049608166438593</text:p>
          </table:table-cell>
          <table:table-cell table:formula="of:=([.AQ79]/SUM([.$CH79:.$CK79]))" office:value-type="float" office:value="0.0081302272774361" calcext:value-type="float">
            <text:p>0.008130227277436</text:p>
          </table:table-cell>
          <table:table-cell table:formula="of:=([.AR79]/SUM([.$CH79:.$CK79]))" office:value-type="float" office:value="1.56872046315818" calcext:value-type="float">
            <text:p>1.56872046315818</text:p>
          </table:table-cell>
          <table:table-cell table:formula="of:=([.AS79]/SUM([.$CH79:.$CK79]))" office:value-type="float" office:value="0.341056144265328" calcext:value-type="float">
            <text:p>0.341056144265328</text:p>
          </table:table-cell>
          <table:table-cell table:formula="of:=([.AT79]/SUM([.$CH79:.$CK79]))" office:value-type="float" office:value="0.00633882126715357" calcext:value-type="float">
            <text:p>0.006338821267154</text:p>
          </table:table-cell>
          <table:table-cell table:formula="of:=([.AU79]/SUM([.$CH79:.$CK79]))" office:value-type="float" office:value="0.000826802773976553" calcext:value-type="float">
            <text:p>0.000826802773977</text:p>
          </table:table-cell>
          <table:table-cell table:formula="of:=([.AV79]/SUM([.$CH79:.$CK79]))" office:value-type="float" office:value="0.0070278235788007" calcext:value-type="float">
            <text:p>0.007027823578801</text:p>
          </table:table-cell>
          <table:table-cell table:formula="of:=([.AW79]/SUM([.$CH79:.$CK79]))" office:value-type="float" office:value="0.00124020416096483" calcext:value-type="float">
            <text:p>0.001240204160965</text:p>
          </table:table-cell>
          <table:table-cell table:formula="of:=([.AX79]/SUM([.$CH79:.$CK79]))" office:value-type="float" office:value="0.0168116564041899" calcext:value-type="float">
            <text:p>0.01681165640419</text:p>
          </table:table-cell>
          <table:table-cell table:formula="of:=([.AY79]/SUM([.$CH79:.$CK79]))" office:value-type="float" office:value="0.00771682589044783" calcext:value-type="float">
            <text:p>0.007716825890448</text:p>
          </table:table-cell>
          <table:table-cell table:formula="of:=([.AZ79]/SUM([.$CH79:.$CK79]))" office:value-type="float" office:value="0.0500215678255815" calcext:value-type="float">
            <text:p>0.050021567825582</text:p>
          </table:table-cell>
          <table:table-cell table:formula="of:=([.BA79]/SUM([.$CH79:.$CK79]))" office:value-type="float" office:value="0.0260442873802614" calcext:value-type="float">
            <text:p>0.026044287380262</text:p>
          </table:table-cell>
          <table:table-cell table:formula="of:=([.BB79]/SUM([.$CH79:.$CK79]))" office:value-type="float" office:value="0.00372061248289449" calcext:value-type="float">
            <text:p>0.003720612482894</text:p>
          </table:table-cell>
          <table:table-cell table:formula="of:=([.BC79]/SUM([.$CH79:.$CK79]))" office:value-type="float" office:value="0.0107484360616952" calcext:value-type="float">
            <text:p>0.010748436061695</text:p>
          </table:table-cell>
          <table:table-cell table:formula="of:=([.BD79]/SUM([.$CH79:.$CK79]))" office:value-type="float" office:value="0.734614264678167" calcext:value-type="float">
            <text:p>0.734614264678167</text:p>
          </table:table-cell>
          <table:table-cell table:formula="of:=([.BE79]/SUM([.$CH79:.$CK79]))" office:value-type="float" office:value="0.301094010189795" calcext:value-type="float">
            <text:p>0.301094010189795</text:p>
          </table:table-cell>
          <table:table-cell table:formula="of:=([.BF79]/SUM([.$CH79:.$CK79]))" office:value-type="float" office:value="1.7936108176798" calcext:value-type="float">
            <text:p>1.7936108176798</text:p>
          </table:table-cell>
          <table:table-cell table:formula="of:=([.BG79]/SUM([.$CH79:.$CK79]))" office:value-type="float" office:value="0.890328787110418" calcext:value-type="float">
            <text:p>0.890328787110418</text:p>
          </table:table-cell>
          <table:table-cell table:formula="of:=([.BH79]/SUM([.$CH79:.$CK79]))" office:value-type="float" office:value="0.0609078043496061" calcext:value-type="float">
            <text:p>0.060907804349606</text:p>
          </table:table-cell>
          <table:table-cell table:formula="of:=([.BI79]/SUM([.$CH79:.$CK79]))" office:value-type="float" office:value="0.345603559522199" calcext:value-type="float">
            <text:p>0.345603559522199</text:p>
          </table:table-cell>
          <table:table-cell table:formula="of:=([.BJ79]/SUM([.$CH79:.$CK79]))" office:value-type="float" office:value="0.00344501155823564" calcext:value-type="float">
            <text:p>0.003445011558236</text:p>
          </table:table-cell>
          <table:table-cell table:formula="of:=([.BK79]/SUM([.$CH79:.$CK79]))" office:value-type="float" office:value="0.00124020416096483" calcext:value-type="float">
            <text:p>0.001240204160965</text:p>
          </table:table-cell>
          <table:table-cell table:formula="of:=([.BL79]/SUM([.$CH79:.$CK79]))" office:value-type="float" office:value="0.00620102080482415" calcext:value-type="float">
            <text:p>0.006201020804824</text:p>
          </table:table-cell>
          <table:table-cell table:formula="of:=([.BM79]/SUM([.$CH79:.$CK79]))" office:value-type="float" office:value="0.00468521571920047" calcext:value-type="float">
            <text:p>0.0046852157192</text:p>
          </table:table-cell>
          <table:table-cell table:formula="of:=([.BN79]/SUM([.$CH79:.$CK79]))" office:value-type="float" office:value="0" calcext:value-type="float">
            <text:p>0</text:p>
          </table:table-cell>
          <table:table-cell table:formula="of:=([.BO79]/SUM([.$CH79:.$CK79]))" office:value-type="float" office:value="0.0011024036986354" calcext:value-type="float">
            <text:p>0.001102403698635</text:p>
          </table:table-cell>
          <table:table-cell table:formula="of:=([.BP79]/SUM([.$CH79:.$CK79]))" office:value-type="float" office:value="0.000413401386988276" calcext:value-type="float">
            <text:p>0.000413401386988</text:p>
          </table:table-cell>
          <table:table-cell table:formula="of:=([.BQ79]/SUM([.$CH79:.$CK79]))" office:value-type="float" office:value="0.00165360554795311" calcext:value-type="float">
            <text:p>0.001653605547953</text:p>
          </table:table-cell>
          <table:table-cell table:formula="of:=([.BR79]/SUM([.$CH79:.$CK79]))" office:value-type="float" office:value="0.00909483051374208" calcext:value-type="float">
            <text:p>0.009094830513742</text:p>
          </table:table-cell>
          <table:table-cell table:formula="of:=([.BS79]/SUM([.$CH79:.$CK79]))" office:value-type="float" office:value="0.00454741525687104" calcext:value-type="float">
            <text:p>0.004547415256871</text:p>
          </table:table-cell>
          <table:table-cell table:formula="of:=([.BT79]/SUM([.$CH79:.$CK79]))" office:value-type="float" office:value="0.000826802773976553" calcext:value-type="float">
            <text:p>0.000826802773977</text:p>
          </table:table-cell>
          <table:table-cell table:formula="of:=([.BU79]/SUM([.$CH79:.$CK79]))" office:value-type="float" office:value="0.000413401386988276" calcext:value-type="float">
            <text:p>0.0004134013869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79</text:p>
          </table:table-cell>
          <table:table-cell table:formula="of:=([.B80]/SUM([.$CH80:.$CK80]))" office:value-type="float" office:value="0.0204507696288189" calcext:value-type="float">
            <text:p>0.020450769628819</text:p>
          </table:table-cell>
          <table:table-cell table:formula="of:=([.C80]/SUM([.$CH80:.$CK80]))" office:value-type="float" office:value="0.0337509205063025" calcext:value-type="float">
            <text:p>0.033750920506303</text:p>
          </table:table-cell>
          <table:table-cell table:formula="of:=([.D80]/SUM([.$CH80:.$CK80]))" office:value-type="float" office:value="0.0370402051319167" calcext:value-type="float">
            <text:p>0.037040205131917</text:p>
          </table:table-cell>
          <table:table-cell table:formula="of:=([.E80]/SUM([.$CH80:.$CK80]))" office:value-type="float" office:value="0.0858074250160233" calcext:value-type="float">
            <text:p>0.085807425016023</text:p>
          </table:table-cell>
          <table:table-cell table:formula="of:=([.F80]/SUM([.$CH80:.$CK80]))" office:value-type="float" office:value="0.00557748262604151" calcext:value-type="float">
            <text:p>0.005577482626042</text:p>
          </table:table-cell>
          <table:table-cell table:formula="of:=([.G80]/SUM([.$CH80:.$CK80]))" office:value-type="float" office:value="0.489960396841493" calcext:value-type="float">
            <text:p>0.489960396841493</text:p>
          </table:table-cell>
          <table:table-cell table:formula="of:=([.H80]/SUM([.$CH80:.$CK80]))" office:value-type="float" office:value="1.0105254419387" calcext:value-type="float">
            <text:p>1.0105254419387</text:p>
          </table:table-cell>
          <table:table-cell table:formula="of:=([.I80]/SUM([.$CH80:.$CK80]))" office:value-type="float" office:value="1.08617898832783" calcext:value-type="float">
            <text:p>1.08617898832783</text:p>
          </table:table-cell>
          <table:table-cell table:formula="of:=([.J80]/SUM([.$CH80:.$CK80]))" office:value-type="float" office:value="2.1094325316439" calcext:value-type="float">
            <text:p>2.1094325316439</text:p>
          </table:table-cell>
          <table:table-cell table:formula="of:=([.K80]/SUM([.$CH80:.$CK80]))" office:value-type="float" office:value="0.138292966650824" calcext:value-type="float">
            <text:p>0.138292966650824</text:p>
          </table:table-cell>
          <table:table-cell table:formula="of:=([.L80]/SUM([.$CH80:.$CK80]))" office:value-type="float" office:value="0.00128711137524035" calcext:value-type="float">
            <text:p>0.00128711137524</text:p>
          </table:table-cell>
          <table:table-cell table:formula="of:=([.M80]/SUM([.$CH80:.$CK80]))" office:value-type="float" office:value="0.00185916087534717" calcext:value-type="float">
            <text:p>0.001859160875347</text:p>
          </table:table-cell>
          <table:table-cell table:formula="of:=([.N80]/SUM([.$CH80:.$CK80]))" office:value-type="float" office:value="0.0025742227504807" calcext:value-type="float">
            <text:p>0.002574222750481</text:p>
          </table:table-cell>
          <table:table-cell table:formula="of:=([.O80]/SUM([.$CH80:.$CK80]))" office:value-type="float" office:value="0.00471940837588128" calcext:value-type="float">
            <text:p>0.004719408375881</text:p>
          </table:table-cell>
          <table:table-cell table:formula="of:=([.P80]/SUM([.$CH80:.$CK80]))" office:value-type="float" office:value="0.000429037125080116" calcext:value-type="float">
            <text:p>0.00042903712508</text:p>
          </table:table-cell>
          <table:table-cell table:formula="of:=([.Q80]/SUM([.$CH80:.$CK80]))" office:value-type="float" office:value="0.000429037125080116" calcext:value-type="float">
            <text:p>0.00042903712508</text:p>
          </table:table-cell>
          <table:table-cell table:formula="of:=([.R80]/SUM([.$CH80:.$CK80]))" office:value-type="float" office:value="0.00128711137524035" calcext:value-type="float">
            <text:p>0.00128711137524</text:p>
          </table:table-cell>
          <table:table-cell table:formula="of:=([.S80]/SUM([.$CH80:.$CK80]))" office:value-type="float" office:value="0.000858074250160233" calcext:value-type="float">
            <text:p>0.00085807425016</text:p>
          </table:table-cell>
          <table:table-cell table:formula="of:=([.T80]/SUM([.$CH80:.$CK80]))" office:value-type="float" office:value="0.00429037125080116" calcext:value-type="float">
            <text:p>0.004290371250801</text:p>
          </table:table-cell>
          <table:table-cell table:formula="of:=([.U80]/SUM([.$CH80:.$CK80]))" office:value-type="float" office:value="0.00128711137524035" calcext:value-type="float">
            <text:p>0.00128711137524</text:p>
          </table:table-cell>
          <table:table-cell table:formula="of:=([.V80]/SUM([.$CH80:.$CK80]))" office:value-type="float" office:value="0.0434757620081185" calcext:value-type="float">
            <text:p>0.043475762008119</text:p>
          </table:table-cell>
          <table:table-cell table:formula="of:=([.W80]/SUM([.$CH80:.$CK80]))" office:value-type="float" office:value="0.0270293388800473" calcext:value-type="float">
            <text:p>0.027029338880047</text:p>
          </table:table-cell>
          <table:table-cell table:formula="of:=([.X80]/SUM([.$CH80:.$CK80]))" office:value-type="float" office:value="0.000429037125080116" calcext:value-type="float">
            <text:p>0.00042903712508</text:p>
          </table:table-cell>
          <table:table-cell table:formula="of:=([.Y80]/SUM([.$CH80:.$CK80]))" office:value-type="float" office:value="0" calcext:value-type="float">
            <text:p>0</text:p>
          </table:table-cell>
          <table:table-cell table:formula="of:=([.Z80]/SUM([.$CH80:.$CK80]))" office:value-type="float" office:value="0" calcext:value-type="float">
            <text:p>0</text:p>
          </table:table-cell>
          <table:table-cell table:formula="of:=([.AA80]/SUM([.$CH80:.$CK80]))" office:value-type="float" office:value="0.994794080685763" calcext:value-type="float">
            <text:p>0.994794080685763</text:p>
          </table:table-cell>
          <table:table-cell table:formula="of:=([.AB80]/SUM([.$CH80:.$CK80]))" office:value-type="float" office:value="0.68717446200332" calcext:value-type="float">
            <text:p>0.68717446200332</text:p>
          </table:table-cell>
          <table:table-cell table:formula="of:=([.AC80]/SUM([.$CH80:.$CK80]))" office:value-type="float" office:value="0.0163034107530444" calcext:value-type="float">
            <text:p>0.016303410753045</text:p>
          </table:table-cell>
          <table:table-cell table:formula="of:=([.AD80]/SUM([.$CH80:.$CK80]))" office:value-type="float" office:value="0.00343229700064093" calcext:value-type="float">
            <text:p>0.003432297000641</text:p>
          </table:table-cell>
          <table:table-cell table:formula="of:=([.AE80]/SUM([.$CH80:.$CK80]))" office:value-type="float" office:value="0.00128711137524035" calcext:value-type="float">
            <text:p>0.00128711137524</text:p>
          </table:table-cell>
          <table:table-cell table:formula="of:=([.AF80]/SUM([.$CH80:.$CK80]))" office:value-type="float" office:value="0.0025742227504807" calcext:value-type="float">
            <text:p>0.002574222750481</text:p>
          </table:table-cell>
          <table:table-cell table:formula="of:=([.AG80]/SUM([.$CH80:.$CK80]))" office:value-type="float" office:value="0.00171614850032047" calcext:value-type="float">
            <text:p>0.00171614850032</text:p>
          </table:table-cell>
          <table:table-cell table:formula="of:=([.AH80]/SUM([.$CH80:.$CK80]))" office:value-type="float" office:value="0" calcext:value-type="float">
            <text:p>0</text:p>
          </table:table-cell>
          <table:table-cell table:formula="of:=([.AI80]/SUM([.$CH80:.$CK80]))" office:value-type="float" office:value="0" calcext:value-type="float">
            <text:p>0</text:p>
          </table:table-cell>
          <table:table-cell table:formula="of:=([.AJ80]/SUM([.$CH80:.$CK80]))" office:value-type="float" office:value="0" calcext:value-type="float">
            <text:p>0</text:p>
          </table:table-cell>
          <table:table-cell table:formula="of:=([.AK80]/SUM([.$CH80:.$CK80]))" office:value-type="float" office:value="0.00214518562540058" calcext:value-type="float">
            <text:p>0.002145185625401</text:p>
          </table:table-cell>
          <table:table-cell table:formula="of:=([.AL80]/SUM([.$CH80:.$CK80]))" office:value-type="float" office:value="0" calcext:value-type="float">
            <text:p>0</text:p>
          </table:table-cell>
          <table:table-cell table:formula="of:=([.AM80]/SUM([.$CH80:.$CK80]))" office:value-type="float" office:value="0.000858074250160233" calcext:value-type="float">
            <text:p>0.00085807425016</text:p>
          </table:table-cell>
          <table:table-cell table:formula="of:=([.AN80]/SUM([.$CH80:.$CK80]))" office:value-type="float" office:value="0" calcext:value-type="float">
            <text:p>0</text:p>
          </table:table-cell>
          <table:table-cell table:formula="of:=([.AO80]/SUM([.$CH80:.$CK80]))" office:value-type="float" office:value="0" calcext:value-type="float">
            <text:p>0</text:p>
          </table:table-cell>
          <table:table-cell table:formula="of:=([.AP80]/SUM([.$CH80:.$CK80]))" office:value-type="float" office:value="0.0579200118858157" calcext:value-type="float">
            <text:p>0.057920011885816</text:p>
          </table:table-cell>
          <table:table-cell table:formula="of:=([.AQ80]/SUM([.$CH80:.$CK80]))" office:value-type="float" office:value="0.0230249923792996" calcext:value-type="float">
            <text:p>0.0230249923793</text:p>
          </table:table-cell>
          <table:table-cell table:formula="of:=([.AR80]/SUM([.$CH80:.$CK80]))" office:value-type="float" office:value="1.43484315864294" calcext:value-type="float">
            <text:p>1.43484315864294</text:p>
          </table:table-cell>
          <table:table-cell table:formula="of:=([.AS80]/SUM([.$CH80:.$CK80]))" office:value-type="float" office:value="0.604942346362964" calcext:value-type="float">
            <text:p>0.604942346362964</text:p>
          </table:table-cell>
          <table:table-cell table:formula="of:=([.AT80]/SUM([.$CH80:.$CK80]))" office:value-type="float" office:value="0.00300325987556081" calcext:value-type="float">
            <text:p>0.003003259875561</text:p>
          </table:table-cell>
          <table:table-cell table:formula="of:=([.AU80]/SUM([.$CH80:.$CK80]))" office:value-type="float" office:value="0.00171614850032047" calcext:value-type="float">
            <text:p>0.00171614850032</text:p>
          </table:table-cell>
          <table:table-cell table:formula="of:=([.AV80]/SUM([.$CH80:.$CK80]))" office:value-type="float" office:value="0.00300325987556081" calcext:value-type="float">
            <text:p>0.003003259875561</text:p>
          </table:table-cell>
          <table:table-cell table:formula="of:=([.AW80]/SUM([.$CH80:.$CK80]))" office:value-type="float" office:value="0" calcext:value-type="float">
            <text:p>0</text:p>
          </table:table-cell>
          <table:table-cell table:formula="of:=([.AX80]/SUM([.$CH80:.$CK80]))" office:value-type="float" office:value="0.0383273165071571" calcext:value-type="float">
            <text:p>0.038327316507157</text:p>
          </table:table-cell>
          <table:table-cell table:formula="of:=([.AY80]/SUM([.$CH80:.$CK80]))" office:value-type="float" office:value="0.00829471775154892" calcext:value-type="float">
            <text:p>0.008294717751549</text:p>
          </table:table-cell>
          <table:table-cell table:formula="of:=([.AZ80]/SUM([.$CH80:.$CK80]))" office:value-type="float" office:value="0.0660717172623379" calcext:value-type="float">
            <text:p>0.066071717262338</text:p>
          </table:table-cell>
          <table:table-cell table:formula="of:=([.BA80]/SUM([.$CH80:.$CK80]))" office:value-type="float" office:value="0.0347520071314894" calcext:value-type="float">
            <text:p>0.03475200713149</text:p>
          </table:table-cell>
          <table:table-cell table:formula="of:=([.BB80]/SUM([.$CH80:.$CK80]))" office:value-type="float" office:value="0.00600651975112163" calcext:value-type="float">
            <text:p>0.006006519751122</text:p>
          </table:table-cell>
          <table:table-cell table:formula="of:=([.BC80]/SUM([.$CH80:.$CK80]))" office:value-type="float" office:value="0.0204507696288189" calcext:value-type="float">
            <text:p>0.020450769628819</text:p>
          </table:table-cell>
          <table:table-cell table:formula="of:=([.BD80]/SUM([.$CH80:.$CK80]))" office:value-type="float" office:value="1.14581514871396" calcext:value-type="float">
            <text:p>1.14581514871396</text:p>
          </table:table-cell>
          <table:table-cell table:formula="of:=([.BE80]/SUM([.$CH80:.$CK80]))" office:value-type="float" office:value="0.487958223591119" calcext:value-type="float">
            <text:p>0.487958223591119</text:p>
          </table:table-cell>
          <table:table-cell table:formula="of:=([.BF80]/SUM([.$CH80:.$CK80]))" office:value-type="float" office:value="1.95483615424004" calcext:value-type="float">
            <text:p>1.95483615424004</text:p>
          </table:table-cell>
          <table:table-cell table:formula="of:=([.BG80]/SUM([.$CH80:.$CK80]))" office:value-type="float" office:value="0.482666765715131" calcext:value-type="float">
            <text:p>0.482666765715131</text:p>
          </table:table-cell>
          <table:table-cell table:formula="of:=([.BH80]/SUM([.$CH80:.$CK80]))" office:value-type="float" office:value="0.0406155145075843" calcext:value-type="float">
            <text:p>0.040615514507584</text:p>
          </table:table-cell>
          <table:table-cell table:formula="of:=([.BI80]/SUM([.$CH80:.$CK80]))" office:value-type="float" office:value="0.489960396841493" calcext:value-type="float">
            <text:p>0.489960396841493</text:p>
          </table:table-cell>
          <table:table-cell table:formula="of:=([.BJ80]/SUM([.$CH80:.$CK80]))" office:value-type="float" office:value="0.00128711137524035" calcext:value-type="float">
            <text:p>0.00128711137524</text:p>
          </table:table-cell>
          <table:table-cell table:formula="of:=([.BK80]/SUM([.$CH80:.$CK80]))" office:value-type="float" office:value="0.00100108662518694" calcext:value-type="float">
            <text:p>0.001001086625187</text:p>
          </table:table-cell>
          <table:table-cell table:formula="of:=([.BL80]/SUM([.$CH80:.$CK80]))" office:value-type="float" office:value="0.00557748262604151" calcext:value-type="float">
            <text:p>0.005577482626042</text:p>
          </table:table-cell>
          <table:table-cell table:formula="of:=([.BM80]/SUM([.$CH80:.$CK80]))" office:value-type="float" office:value="0.00128711137524035" calcext:value-type="float">
            <text:p>0.00128711137524</text:p>
          </table:table-cell>
          <table:table-cell table:formula="of:=([.BN80]/SUM([.$CH80:.$CK80]))" office:value-type="float" office:value="0" calcext:value-type="float">
            <text:p>0</text:p>
          </table:table-cell>
          <table:table-cell table:formula="of:=([.BO80]/SUM([.$CH80:.$CK80]))" office:value-type="float" office:value="0.00128711137524035" calcext:value-type="float">
            <text:p>0.00128711137524</text:p>
          </table:table-cell>
          <table:table-cell table:formula="of:=([.BP80]/SUM([.$CH80:.$CK80]))" office:value-type="float" office:value="0.0025742227504807" calcext:value-type="float">
            <text:p>0.002574222750481</text:p>
          </table:table-cell>
          <table:table-cell table:formula="of:=([.BQ80]/SUM([.$CH80:.$CK80]))" office:value-type="float" office:value="0.000858074250160233" calcext:value-type="float">
            <text:p>0.00085807425016</text:p>
          </table:table-cell>
          <table:table-cell table:formula="of:=([.BR80]/SUM([.$CH80:.$CK80]))" office:value-type="float" office:value="0.0025742227504807" calcext:value-type="float">
            <text:p>0.002574222750481</text:p>
          </table:table-cell>
          <table:table-cell table:formula="of:=([.BS80]/SUM([.$CH80:.$CK80]))" office:value-type="float" office:value="0.00128711137524035" calcext:value-type="float">
            <text:p>0.00128711137524</text:p>
          </table:table-cell>
          <table:table-cell table:formula="of:=([.BT80]/SUM([.$CH80:.$CK80]))" office:value-type="float" office:value="0.000429037125080116" calcext:value-type="float">
            <text:p>0.00042903712508</text:p>
          </table:table-cell>
          <table:table-cell table:formula="of:=([.BU80]/SUM([.$CH80:.$CK80]))" office:value-type="float" office:value="0.000429037125080116" calcext:value-type="float">
            <text:p>0.00042903712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80</text:p>
          </table:table-cell>
          <table:table-cell table:formula="of:=([.B81]/SUM([.$CH81:.$CK81]))" office:value-type="float" office:value="0.0152588017446532" calcext:value-type="float">
            <text:p>0.015258801744653</text:p>
          </table:table-cell>
          <table:table-cell table:formula="of:=([.C81]/SUM([.$CH81:.$CK81]))" office:value-type="float" office:value="0.0252237334962634" calcext:value-type="float">
            <text:p>0.025223733496263</text:p>
          </table:table-cell>
          <table:table-cell table:formula="of:=([.D81]/SUM([.$CH81:.$CK81]))" office:value-type="float" office:value="0.0360190762271744" calcext:value-type="float">
            <text:p>0.036019076227175</text:p>
          </table:table-cell>
          <table:table-cell table:formula="of:=([.E81]/SUM([.$CH81:.$CK81]))" office:value-type="float" office:value="0.0808612691094204" calcext:value-type="float">
            <text:p>0.080861269109421</text:p>
          </table:table-cell>
          <table:table-cell table:formula="of:=([.F81]/SUM([.$CH81:.$CK81]))" office:value-type="float" office:value="0.00342544528961601" calcext:value-type="float">
            <text:p>0.003425445289616</text:p>
          </table:table-cell>
          <table:table-cell table:formula="of:=([.G81]/SUM([.$CH81:.$CK81]))" office:value-type="float" office:value="0.361332577368283" calcext:value-type="float">
            <text:p>0.361332577368283</text:p>
          </table:table-cell>
          <table:table-cell table:formula="of:=([.H81]/SUM([.$CH81:.$CK81]))" office:value-type="float" office:value="0.780274916425563" calcext:value-type="float">
            <text:p>0.780274916425563</text:p>
          </table:table-cell>
          <table:table-cell table:formula="of:=([.I81]/SUM([.$CH81:.$CK81]))" office:value-type="float" office:value="0.697233818495478" calcext:value-type="float">
            <text:p>0.697233818495478</text:p>
          </table:table-cell>
          <table:table-cell table:formula="of:=([.J81]/SUM([.$CH81:.$CK81]))" office:value-type="float" office:value="1.88534432713017" calcext:value-type="float">
            <text:p>1.88534432713017</text:p>
          </table:table-cell>
          <table:table-cell table:formula="of:=([.K81]/SUM([.$CH81:.$CK81]))" office:value-type="float" office:value="0.103593769667781" calcext:value-type="float">
            <text:p>0.103593769667781</text:p>
          </table:table-cell>
          <table:table-cell table:formula="of:=([.L81]/SUM([.$CH81:.$CK81]))" office:value-type="float" office:value="0.0047748631309799" calcext:value-type="float">
            <text:p>0.00477486313098</text:p>
          </table:table-cell>
          <table:table-cell table:formula="of:=([.M81]/SUM([.$CH81:.$CK81]))" office:value-type="float" office:value="0.00716229469646985" calcext:value-type="float">
            <text:p>0.00716229469647</text:p>
          </table:table-cell>
          <table:table-cell table:formula="of:=([.N81]/SUM([.$CH81:.$CK81]))" office:value-type="float" office:value="0.00674708920681942" calcext:value-type="float">
            <text:p>0.006747089206819</text:p>
          </table:table-cell>
          <table:table-cell table:formula="of:=([.O81]/SUM([.$CH81:.$CK81]))" office:value-type="float" office:value="0.0243933225169625" calcext:value-type="float">
            <text:p>0.024393322516963</text:p>
          </table:table-cell>
          <table:table-cell table:formula="of:=([.P81]/SUM([.$CH81:.$CK81]))" office:value-type="float" office:value="0.00186842470342692" calcext:value-type="float">
            <text:p>0.001868424703427</text:p>
          </table:table-cell>
          <table:table-cell table:formula="of:=([.Q81]/SUM([.$CH81:.$CK81]))" office:value-type="float" office:value="0.00622808234475639" calcext:value-type="float">
            <text:p>0.006228082344756</text:p>
          </table:table-cell>
          <table:table-cell table:formula="of:=([.R81]/SUM([.$CH81:.$CK81]))" office:value-type="float" office:value="0.0103801372412606" calcext:value-type="float">
            <text:p>0.010380137241261</text:p>
          </table:table-cell>
          <table:table-cell table:formula="of:=([.S81]/SUM([.$CH81:.$CK81]))" office:value-type="float" office:value="0.0138055825308767" calcext:value-type="float">
            <text:p>0.013805582530877</text:p>
          </table:table-cell>
          <table:table-cell table:formula="of:=([.T81]/SUM([.$CH81:.$CK81]))" office:value-type="float" office:value="0.0460878093511973" calcext:value-type="float">
            <text:p>0.046087809351197</text:p>
          </table:table-cell>
          <table:table-cell table:formula="of:=([.U81]/SUM([.$CH81:.$CK81]))" office:value-type="float" office:value="0.00653948646199421" calcext:value-type="float">
            <text:p>0.006539486461994</text:p>
          </table:table-cell>
          <table:table-cell table:formula="of:=([.V81]/SUM([.$CH81:.$CK81]))" office:value-type="float" office:value="0.048267638171862" calcext:value-type="float">
            <text:p>0.048267638171862</text:p>
          </table:table-cell>
          <table:table-cell table:formula="of:=([.W81]/SUM([.$CH81:.$CK81]))" office:value-type="float" office:value="0.0241857197721373" calcext:value-type="float">
            <text:p>0.024185719772137</text:p>
          </table:table-cell>
          <table:table-cell table:formula="of:=([.X81]/SUM([.$CH81:.$CK81]))" office:value-type="float" office:value="0.00622808234475639" calcext:value-type="float">
            <text:p>0.006228082344756</text:p>
          </table:table-cell>
          <table:table-cell table:formula="of:=([.Y81]/SUM([.$CH81:.$CK81]))" office:value-type="float" office:value="0.000311404117237819" calcext:value-type="float">
            <text:p>0.000311404117238</text:p>
          </table:table-cell>
          <table:table-cell table:formula="of:=([.Z81]/SUM([.$CH81:.$CK81]))" office:value-type="float" office:value="0.000311404117237819" calcext:value-type="float">
            <text:p>0.000311404117238</text:p>
          </table:table-cell>
          <table:table-cell table:formula="of:=([.AA81]/SUM([.$CH81:.$CK81]))" office:value-type="float" office:value="0.637236625240991" calcext:value-type="float">
            <text:p>0.637236625240991</text:p>
          </table:table-cell>
          <table:table-cell table:formula="of:=([.AB81]/SUM([.$CH81:.$CK81]))" office:value-type="float" office:value="0.929333687210066" calcext:value-type="float">
            <text:p>0.929333687210066</text:p>
          </table:table-cell>
          <table:table-cell table:formula="of:=([.AC81]/SUM([.$CH81:.$CK81]))" office:value-type="float" office:value="0.148124558432789" calcext:value-type="float">
            <text:p>0.148124558432789</text:p>
          </table:table-cell>
          <table:table-cell table:formula="of:=([.AD81]/SUM([.$CH81:.$CK81]))" office:value-type="float" office:value="0.0143245893929397" calcext:value-type="float">
            <text:p>0.01432458939294</text:p>
          </table:table-cell>
          <table:table-cell table:formula="of:=([.AE81]/SUM([.$CH81:.$CK81]))" office:value-type="float" office:value="0.00124561646895128" calcext:value-type="float">
            <text:p>0.001245616468951</text:p>
          </table:table-cell>
          <table:table-cell table:formula="of:=([.AF81]/SUM([.$CH81:.$CK81]))" office:value-type="float" office:value="0.00498246587580511" calcext:value-type="float">
            <text:p>0.004982465875805</text:p>
          </table:table-cell>
          <table:table-cell table:formula="of:=([.AG81]/SUM([.$CH81:.$CK81]))" office:value-type="float" office:value="0.0108991441033237" calcext:value-type="float">
            <text:p>0.010899144103324</text:p>
          </table:table-cell>
          <table:table-cell table:formula="of:=([.AH81]/SUM([.$CH81:.$CK81]))" office:value-type="float" office:value="0.00280263705514038" calcext:value-type="float">
            <text:p>0.00280263705514</text:p>
          </table:table-cell>
          <table:table-cell table:formula="of:=([.AI81]/SUM([.$CH81:.$CK81]))" office:value-type="float" office:value="0.000622808234475639" calcext:value-type="float">
            <text:p>0.000622808234476</text:p>
          </table:table-cell>
          <table:table-cell table:formula="of:=([.AJ81]/SUM([.$CH81:.$CK81]))" office:value-type="float" office:value="0.000311404117237819" calcext:value-type="float">
            <text:p>0.000311404117238</text:p>
          </table:table-cell>
          <table:table-cell table:formula="of:=([.AK81]/SUM([.$CH81:.$CK81]))" office:value-type="float" office:value="0.0115219523377993" calcext:value-type="float">
            <text:p>0.011521952337799</text:p>
          </table:table-cell>
          <table:table-cell table:formula="of:=([.AL81]/SUM([.$CH81:.$CK81]))" office:value-type="float" office:value="0.0193070552687448" calcext:value-type="float">
            <text:p>0.019307055268745</text:p>
          </table:table-cell>
          <table:table-cell table:formula="of:=([.AM81]/SUM([.$CH81:.$CK81]))" office:value-type="float" office:value="0.010276335868848" calcext:value-type="float">
            <text:p>0.010276335868848</text:p>
          </table:table-cell>
          <table:table-cell table:formula="of:=([.AN81]/SUM([.$CH81:.$CK81]))" office:value-type="float" office:value="0" calcext:value-type="float">
            <text:p>0</text:p>
          </table:table-cell>
          <table:table-cell table:formula="of:=([.AO81]/SUM([.$CH81:.$CK81]))" office:value-type="float" office:value="0.000622808234475639" calcext:value-type="float">
            <text:p>0.000622808234476</text:p>
          </table:table-cell>
          <table:table-cell table:formula="of:=([.AP81]/SUM([.$CH81:.$CK81]))" office:value-type="float" office:value="0.0687165085371455" calcext:value-type="float">
            <text:p>0.068716508537146</text:p>
          </table:table-cell>
          <table:table-cell table:formula="of:=([.AQ81]/SUM([.$CH81:.$CK81]))" office:value-type="float" office:value="0.0141169866481145" calcext:value-type="float">
            <text:p>0.014116986648115</text:p>
          </table:table-cell>
          <table:table-cell table:formula="of:=([.AR81]/SUM([.$CH81:.$CK81]))" office:value-type="float" office:value="1.55463315462361" calcext:value-type="float">
            <text:p>1.55463315462361</text:p>
          </table:table-cell>
          <table:table-cell table:formula="of:=([.AS81]/SUM([.$CH81:.$CK81]))" office:value-type="float" office:value="0.250784115748857" calcext:value-type="float">
            <text:p>0.250784115748857</text:p>
          </table:table-cell>
          <table:table-cell table:formula="of:=([.AT81]/SUM([.$CH81:.$CK81]))" office:value-type="float" office:value="0.0198260621308078" calcext:value-type="float">
            <text:p>0.019826062130808</text:p>
          </table:table-cell>
          <table:table-cell table:formula="of:=([.AU81]/SUM([.$CH81:.$CK81]))" office:value-type="float" office:value="0.0016608219586017" calcext:value-type="float">
            <text:p>0.001660821958602</text:p>
          </table:table-cell>
          <table:table-cell table:formula="of:=([.AV81]/SUM([.$CH81:.$CK81]))" office:value-type="float" office:value="0.0355000693651114" calcext:value-type="float">
            <text:p>0.035500069365112</text:p>
          </table:table-cell>
          <table:table-cell table:formula="of:=([.AW81]/SUM([.$CH81:.$CK81]))" office:value-type="float" office:value="0.0047748631309799" calcext:value-type="float">
            <text:p>0.00477486313098</text:p>
          </table:table-cell>
          <table:table-cell table:formula="of:=([.AX81]/SUM([.$CH81:.$CK81]))" office:value-type="float" office:value="0.0392369187719652" calcext:value-type="float">
            <text:p>0.039236918771965</text:p>
          </table:table-cell>
          <table:table-cell table:formula="of:=([.AY81]/SUM([.$CH81:.$CK81]))" office:value-type="float" office:value="0.0107953427309111" calcext:value-type="float">
            <text:p>0.010795342730911</text:p>
          </table:table-cell>
          <table:table-cell table:formula="of:=([.AZ81]/SUM([.$CH81:.$CK81]))" office:value-type="float" office:value="0.0507588711097646" calcext:value-type="float">
            <text:p>0.050758871109765</text:p>
          </table:table-cell>
          <table:table-cell table:formula="of:=([.BA81]/SUM([.$CH81:.$CK81]))" office:value-type="float" office:value="0.0231477060480112" calcext:value-type="float">
            <text:p>0.023147706048011</text:p>
          </table:table-cell>
          <table:table-cell table:formula="of:=([.BB81]/SUM([.$CH81:.$CK81]))" office:value-type="float" office:value="0.00653948646199421" calcext:value-type="float">
            <text:p>0.006539486461994</text:p>
          </table:table-cell>
          <table:table-cell table:formula="of:=([.BC81]/SUM([.$CH81:.$CK81]))" office:value-type="float" office:value="0.0152588017446532" calcext:value-type="float">
            <text:p>0.015258801744653</text:p>
          </table:table-cell>
          <table:table-cell table:formula="of:=([.BD81]/SUM([.$CH81:.$CK81]))" office:value-type="float" office:value="0.747162278625941" calcext:value-type="float">
            <text:p>0.747162278625941</text:p>
          </table:table-cell>
          <table:table-cell table:formula="of:=([.BE81]/SUM([.$CH81:.$CK81]))" office:value-type="float" office:value="0.229297231659448" calcext:value-type="float">
            <text:p>0.229297231659448</text:p>
          </table:table-cell>
          <table:table-cell table:formula="of:=([.BF81]/SUM([.$CH81:.$CK81]))" office:value-type="float" office:value="1.41491650735624" calcext:value-type="float">
            <text:p>1.41491650735624</text:p>
          </table:table-cell>
          <table:table-cell table:formula="of:=([.BG81]/SUM([.$CH81:.$CK81]))" office:value-type="float" office:value="0.72359936708828" calcext:value-type="float">
            <text:p>0.72359936708828</text:p>
          </table:table-cell>
          <table:table-cell table:formula="of:=([.BH81]/SUM([.$CH81:.$CK81]))" office:value-type="float" office:value="0.171272264480801" calcext:value-type="float">
            <text:p>0.171272264480801</text:p>
          </table:table-cell>
          <table:table-cell table:formula="of:=([.BI81]/SUM([.$CH81:.$CK81]))" office:value-type="float" office:value="0.361332577368283" calcext:value-type="float">
            <text:p>0.361332577368283</text:p>
          </table:table-cell>
          <table:table-cell table:formula="of:=([.BJ81]/SUM([.$CH81:.$CK81]))" office:value-type="float" office:value="0.00550147273786814" calcext:value-type="float">
            <text:p>0.005501472737868</text:p>
          </table:table-cell>
          <table:table-cell table:formula="of:=([.BK81]/SUM([.$CH81:.$CK81]))" office:value-type="float" office:value="0.00259503431031516" calcext:value-type="float">
            <text:p>0.002595034310315</text:p>
          </table:table-cell>
          <table:table-cell table:formula="of:=([.BL81]/SUM([.$CH81:.$CK81]))" office:value-type="float" office:value="0.0133903770412262" calcext:value-type="float">
            <text:p>0.013390377041226</text:p>
          </table:table-cell>
          <table:table-cell table:formula="of:=([.BM81]/SUM([.$CH81:.$CK81]))" office:value-type="float" office:value="0.0127675688067506" calcext:value-type="float">
            <text:p>0.012767568806751</text:p>
          </table:table-cell>
          <table:table-cell table:formula="of:=([.BN81]/SUM([.$CH81:.$CK81]))" office:value-type="float" office:value="0.00435965764132947" calcext:value-type="float">
            <text:p>0.004359657641329</text:p>
          </table:table-cell>
          <table:table-cell table:formula="of:=([.BO81]/SUM([.$CH81:.$CK81]))" office:value-type="float" office:value="0.0047748631309799" calcext:value-type="float">
            <text:p>0.00477486313098</text:p>
          </table:table-cell>
          <table:table-cell table:formula="of:=([.BP81]/SUM([.$CH81:.$CK81]))" office:value-type="float" office:value="0.0104839386136733" calcext:value-type="float">
            <text:p>0.010483938613673</text:p>
          </table:table-cell>
          <table:table-cell table:formula="of:=([.BQ81]/SUM([.$CH81:.$CK81]))" office:value-type="float" office:value="0.00415205489650426" calcext:value-type="float">
            <text:p>0.004152054896504</text:p>
          </table:table-cell>
          <table:table-cell table:formula="of:=([.BR81]/SUM([.$CH81:.$CK81]))" office:value-type="float" office:value="0.031659418585845" calcext:value-type="float">
            <text:p>0.031659418585845</text:p>
          </table:table-cell>
          <table:table-cell table:formula="of:=([.BS81]/SUM([.$CH81:.$CK81]))" office:value-type="float" office:value="0.0203450689928709" calcext:value-type="float">
            <text:p>0.020345068992871</text:p>
          </table:table-cell>
          <table:table-cell table:formula="of:=([.BT81]/SUM([.$CH81:.$CK81]))" office:value-type="float" office:value="0.00716229469646985" calcext:value-type="float">
            <text:p>0.00716229469647</text:p>
          </table:table-cell>
          <table:table-cell table:formula="of:=([.BU81]/SUM([.$CH81:.$CK81]))" office:value-type="float" office:value="0.00622808234475639" calcext:value-type="float">
            <text:p>0.00622808234475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81</text:p>
          </table:table-cell>
          <table:table-cell table:formula="of:=([.B82]/SUM([.$CH82:.$CK82]))" office:value-type="float" office:value="0.0146692432192917" calcext:value-type="float">
            <text:p>0.014669243219292</text:p>
          </table:table-cell>
          <table:table-cell table:formula="of:=([.C82]/SUM([.$CH82:.$CK82]))" office:value-type="float" office:value="0.0227373269899021" calcext:value-type="float">
            <text:p>0.022737326989902</text:p>
          </table:table-cell>
          <table:table-cell table:formula="of:=([.D82]/SUM([.$CH82:.$CK82]))" office:value-type="float" office:value="0.0313921804892842" calcext:value-type="float">
            <text:p>0.031392180489284</text:p>
          </table:table-cell>
          <table:table-cell table:formula="of:=([.E82]/SUM([.$CH82:.$CK82]))" office:value-type="float" office:value="0.0661582869190055" calcext:value-type="float">
            <text:p>0.066158286919006</text:p>
          </table:table-cell>
          <table:table-cell table:formula="of:=([.F82]/SUM([.$CH82:.$CK82]))" office:value-type="float" office:value="0.00440077296578751" calcext:value-type="float">
            <text:p>0.004400772965788</text:p>
          </table:table-cell>
          <table:table-cell table:formula="of:=([.G82]/SUM([.$CH82:.$CK82]))" office:value-type="float" office:value="0.419833740936128" calcext:value-type="float">
            <text:p>0.419833740936128</text:p>
          </table:table-cell>
          <table:table-cell table:formula="of:=([.H82]/SUM([.$CH82:.$CK82]))" office:value-type="float" office:value="0.955994580601239" calcext:value-type="float">
            <text:p>0.955994580601239</text:p>
          </table:table-cell>
          <table:table-cell table:formula="of:=([.I82]/SUM([.$CH82:.$CK82]))" office:value-type="float" office:value="1.01731201725788" calcext:value-type="float">
            <text:p>1.01731201725788</text:p>
          </table:table-cell>
          <table:table-cell table:formula="of:=([.J82]/SUM([.$CH82:.$CK82]))" office:value-type="float" office:value="2.07012360310644" calcext:value-type="float">
            <text:p>2.07012360310644</text:p>
          </table:table-cell>
          <table:table-cell table:formula="of:=([.K82]/SUM([.$CH82:.$CK82]))" office:value-type="float" office:value="0.115300251703633" calcext:value-type="float">
            <text:p>0.115300251703633</text:p>
          </table:table-cell>
          <table:table-cell table:formula="of:=([.L82]/SUM([.$CH82:.$CK82]))" office:value-type="float" office:value="0.00850816106718918" calcext:value-type="float">
            <text:p>0.008508161067189</text:p>
          </table:table-cell>
          <table:table-cell table:formula="of:=([.M82]/SUM([.$CH82:.$CK82]))" office:value-type="float" office:value="0.0149626280836775" calcext:value-type="float">
            <text:p>0.014962628083678</text:p>
          </table:table-cell>
          <table:table-cell table:formula="of:=([.N82]/SUM([.$CH82:.$CK82]))" office:value-type="float" office:value="0.0143758583549059" calcext:value-type="float">
            <text:p>0.014375858354906</text:p>
          </table:table-cell>
          <table:table-cell table:formula="of:=([.O82]/SUM([.$CH82:.$CK82]))" office:value-type="float" office:value="0.0244976361762171" calcext:value-type="float">
            <text:p>0.024497636176217</text:p>
          </table:table-cell>
          <table:table-cell table:formula="of:=([.P82]/SUM([.$CH82:.$CK82]))" office:value-type="float" office:value="0.000440077296578751" calcext:value-type="float">
            <text:p>0.000440077296579</text:p>
          </table:table-cell>
          <table:table-cell table:formula="of:=([.Q82]/SUM([.$CH82:.$CK82]))" office:value-type="float" office:value="0" calcext:value-type="float">
            <text:p>0</text:p>
          </table:table-cell>
          <table:table-cell table:formula="of:=([.R82]/SUM([.$CH82:.$CK82]))" office:value-type="float" office:value="0.000880154593157501" calcext:value-type="float">
            <text:p>0.000880154593158</text:p>
          </table:table-cell>
          <table:table-cell table:formula="of:=([.S82]/SUM([.$CH82:.$CK82]))" office:value-type="float" office:value="0.00308054107605125" calcext:value-type="float">
            <text:p>0.003080541076051</text:p>
          </table:table-cell>
          <table:table-cell table:formula="of:=([.T82]/SUM([.$CH82:.$CK82]))" office:value-type="float" office:value="0.00748131404183876" calcext:value-type="float">
            <text:p>0.007481314041839</text:p>
          </table:table-cell>
          <table:table-cell table:formula="of:=([.U82]/SUM([.$CH82:.$CK82]))" office:value-type="float" office:value="0.00132023188973625" calcext:value-type="float">
            <text:p>0.001320231889736</text:p>
          </table:table-cell>
          <table:table-cell table:formula="of:=([.V82]/SUM([.$CH82:.$CK82]))" office:value-type="float" office:value="0.0272847923878825" calcext:value-type="float">
            <text:p>0.027284792387883</text:p>
          </table:table-cell>
          <table:table-cell table:formula="of:=([.W82]/SUM([.$CH82:.$CK82]))" office:value-type="float" office:value="0.0294851788707763" calcext:value-type="float">
            <text:p>0.029485178870776</text:p>
          </table:table-cell>
          <table:table-cell table:formula="of:=([.X82]/SUM([.$CH82:.$CK82]))" office:value-type="float" office:value="0.000880154593157501" calcext:value-type="float">
            <text:p>0.000880154593158</text:p>
          </table:table-cell>
          <table:table-cell table:formula="of:=([.Y82]/SUM([.$CH82:.$CK82]))" office:value-type="float" office:value="0" calcext:value-type="float">
            <text:p>0</text:p>
          </table:table-cell>
          <table:table-cell table:formula="of:=([.Z82]/SUM([.$CH82:.$CK82]))" office:value-type="float" office:value="0.000440077296578751" calcext:value-type="float">
            <text:p>0.000440077296579</text:p>
          </table:table-cell>
          <table:table-cell table:formula="of:=([.AA82]/SUM([.$CH82:.$CK82]))" office:value-type="float" office:value="0.808275301382972" calcext:value-type="float">
            <text:p>0.808275301382972</text:p>
          </table:table-cell>
          <table:table-cell table:formula="of:=([.AB82]/SUM([.$CH82:.$CK82]))" office:value-type="float" office:value="0.871206354793733" calcext:value-type="float">
            <text:p>0.871206354793733</text:p>
          </table:table-cell>
          <table:table-cell table:formula="of:=([.AC82]/SUM([.$CH82:.$CK82]))" office:value-type="float" office:value="0.0445944993866467" calcext:value-type="float">
            <text:p>0.044594499386647</text:p>
          </table:table-cell>
          <table:table-cell table:formula="of:=([.AD82]/SUM([.$CH82:.$CK82]))" office:value-type="float" office:value="0.0026404637794725" calcext:value-type="float">
            <text:p>0.002640463779473</text:p>
          </table:table-cell>
          <table:table-cell table:formula="of:=([.AE82]/SUM([.$CH82:.$CK82]))" office:value-type="float" office:value="0.001760309186315" calcext:value-type="float">
            <text:p>0.001760309186315</text:p>
          </table:table-cell>
          <table:table-cell table:formula="of:=([.AF82]/SUM([.$CH82:.$CK82]))" office:value-type="float" office:value="0.0149626280836775" calcext:value-type="float">
            <text:p>0.014962628083678</text:p>
          </table:table-cell>
          <table:table-cell table:formula="of:=([.AG82]/SUM([.$CH82:.$CK82]))" office:value-type="float" office:value="0.00660115944868126" calcext:value-type="float">
            <text:p>0.006601159448681</text:p>
          </table:table-cell>
          <table:table-cell table:formula="of:=([.AH82]/SUM([.$CH82:.$CK82]))" office:value-type="float" office:value="0.000440077296578751" calcext:value-type="float">
            <text:p>0.000440077296579</text:p>
          </table:table-cell>
          <table:table-cell table:formula="of:=([.AI82]/SUM([.$CH82:.$CK82]))" office:value-type="float" office:value="0" calcext:value-type="float">
            <text:p>0</text:p>
          </table:table-cell>
          <table:table-cell table:formula="of:=([.AJ82]/SUM([.$CH82:.$CK82]))" office:value-type="float" office:value="0" calcext:value-type="float">
            <text:p>0</text:p>
          </table:table-cell>
          <table:table-cell table:formula="of:=([.AK82]/SUM([.$CH82:.$CK82]))" office:value-type="float" office:value="0.000880154593157501" calcext:value-type="float">
            <text:p>0.000880154593158</text:p>
          </table:table-cell>
          <table:table-cell table:formula="of:=([.AL82]/SUM([.$CH82:.$CK82]))" office:value-type="float" office:value="0.00308054107605125" calcext:value-type="float">
            <text:p>0.003080541076051</text:p>
          </table:table-cell>
          <table:table-cell table:formula="of:=([.AM82]/SUM([.$CH82:.$CK82]))" office:value-type="float" office:value="0.001760309186315" calcext:value-type="float">
            <text:p>0.001760309186315</text:p>
          </table:table-cell>
          <table:table-cell table:formula="of:=([.AN82]/SUM([.$CH82:.$CK82]))" office:value-type="float" office:value="0" calcext:value-type="float">
            <text:p>0</text:p>
          </table:table-cell>
          <table:table-cell table:formula="of:=([.AO82]/SUM([.$CH82:.$CK82]))" office:value-type="float" office:value="0" calcext:value-type="float">
            <text:p>0</text:p>
          </table:table-cell>
          <table:table-cell table:formula="of:=([.AP82]/SUM([.$CH82:.$CK82]))" office:value-type="float" office:value="0.0485551950558555" calcext:value-type="float">
            <text:p>0.048555195055856</text:p>
          </table:table-cell>
          <table:table-cell table:formula="of:=([.AQ82]/SUM([.$CH82:.$CK82]))" office:value-type="float" office:value="0.0130556264651696" calcext:value-type="float">
            <text:p>0.01305562646517</text:p>
          </table:table-cell>
          <table:table-cell table:formula="of:=([.AR82]/SUM([.$CH82:.$CK82]))" office:value-type="float" office:value="1.4993433494438" calcext:value-type="float">
            <text:p>1.4993433494438</text:p>
          </table:table-cell>
          <table:table-cell table:formula="of:=([.AS82]/SUM([.$CH82:.$CK82]))" office:value-type="float" office:value="0.48980603109215" calcext:value-type="float">
            <text:p>0.48980603109215</text:p>
          </table:table-cell>
          <table:table-cell table:formula="of:=([.AT82]/SUM([.$CH82:.$CK82]))" office:value-type="float" office:value="0.015842782676835" calcext:value-type="float">
            <text:p>0.015842782676835</text:p>
          </table:table-cell>
          <table:table-cell table:formula="of:=([.AU82]/SUM([.$CH82:.$CK82]))" office:value-type="float" office:value="0.00924162322815376" calcext:value-type="float">
            <text:p>0.009241623228154</text:p>
          </table:table-cell>
          <table:table-cell table:formula="of:=([.AV82]/SUM([.$CH82:.$CK82]))" office:value-type="float" office:value="0.00484085026236626" calcext:value-type="float">
            <text:p>0.004840850262366</text:p>
          </table:table-cell>
          <table:table-cell table:formula="of:=([.AW82]/SUM([.$CH82:.$CK82]))" office:value-type="float" office:value="0.00132023188973625" calcext:value-type="float">
            <text:p>0.001320231889736</text:p>
          </table:table-cell>
          <table:table-cell table:formula="of:=([.AX82]/SUM([.$CH82:.$CK82]))" office:value-type="float" office:value="0.0258178680659534" calcext:value-type="float">
            <text:p>0.025817868065953</text:p>
          </table:table-cell>
          <table:table-cell table:formula="of:=([.AY82]/SUM([.$CH82:.$CK82]))" office:value-type="float" office:value="0.0104151626856971" calcext:value-type="float">
            <text:p>0.010415162685697</text:p>
          </table:table-cell>
          <table:table-cell table:formula="of:=([.AZ82]/SUM([.$CH82:.$CK82]))" office:value-type="float" office:value="0.054716277207958" calcext:value-type="float">
            <text:p>0.054716277207958</text:p>
          </table:table-cell>
          <table:table-cell table:formula="of:=([.BA82]/SUM([.$CH82:.$CK82]))" office:value-type="float" office:value="0.0231774042864809" calcext:value-type="float">
            <text:p>0.023177404286481</text:p>
          </table:table-cell>
          <table:table-cell table:formula="of:=([.BB82]/SUM([.$CH82:.$CK82]))" office:value-type="float" office:value="0.00440077296578751" calcext:value-type="float">
            <text:p>0.004400772965788</text:p>
          </table:table-cell>
          <table:table-cell table:formula="of:=([.BC82]/SUM([.$CH82:.$CK82]))" office:value-type="float" office:value="0.0146692432192917" calcext:value-type="float">
            <text:p>0.014669243219292</text:p>
          </table:table-cell>
          <table:table-cell table:formula="of:=([.BD82]/SUM([.$CH82:.$CK82]))" office:value-type="float" office:value="1.06572051988154" calcext:value-type="float">
            <text:p>1.06572051988154</text:p>
          </table:table-cell>
          <table:table-cell table:formula="of:=([.BE82]/SUM([.$CH82:.$CK82]))" office:value-type="float" office:value="0.415726352834726" calcext:value-type="float">
            <text:p>0.415726352834726</text:p>
          </table:table-cell>
          <table:table-cell table:formula="of:=([.BF82]/SUM([.$CH82:.$CK82]))" office:value-type="float" office:value="1.83233517052173" calcext:value-type="float">
            <text:p>1.83233517052173</text:p>
          </table:table-cell>
          <table:table-cell table:formula="of:=([.BG82]/SUM([.$CH82:.$CK82]))" office:value-type="float" office:value="0.600412124965609" calcext:value-type="float">
            <text:p>0.600412124965609</text:p>
          </table:table-cell>
          <table:table-cell table:formula="of:=([.BH82]/SUM([.$CH82:.$CK82]))" office:value-type="float" office:value="0.0808275301382972" calcext:value-type="float">
            <text:p>0.080827530138297</text:p>
          </table:table-cell>
          <table:table-cell table:formula="of:=([.BI82]/SUM([.$CH82:.$CK82]))" office:value-type="float" office:value="0.419833740936128" calcext:value-type="float">
            <text:p>0.419833740936128</text:p>
          </table:table-cell>
          <table:table-cell table:formula="of:=([.BJ82]/SUM([.$CH82:.$CK82]))" office:value-type="float" office:value="0.0183365540241146" calcext:value-type="float">
            <text:p>0.018336554024115</text:p>
          </table:table-cell>
          <table:table-cell table:formula="of:=([.BK82]/SUM([.$CH82:.$CK82]))" office:value-type="float" office:value="0.00542761999113792" calcext:value-type="float">
            <text:p>0.005427619991138</text:p>
          </table:table-cell>
          <table:table-cell table:formula="of:=([.BL82]/SUM([.$CH82:.$CK82]))" office:value-type="float" office:value="0.0236174815830596" calcext:value-type="float">
            <text:p>0.02361748158306</text:p>
          </table:table-cell>
          <table:table-cell table:formula="of:=([.BM82]/SUM([.$CH82:.$CK82]))" office:value-type="float" office:value="0.00469415783017334" calcext:value-type="float">
            <text:p>0.004694157830173</text:p>
          </table:table-cell>
          <table:table-cell table:formula="of:=([.BN82]/SUM([.$CH82:.$CK82]))" office:value-type="float" office:value="0.000440077296578751" calcext:value-type="float">
            <text:p>0.000440077296579</text:p>
          </table:table-cell>
          <table:table-cell table:formula="of:=([.BO82]/SUM([.$CH82:.$CK82]))" office:value-type="float" office:value="0.00850816106718918" calcext:value-type="float">
            <text:p>0.008508161067189</text:p>
          </table:table-cell>
          <table:table-cell table:formula="of:=([.BP82]/SUM([.$CH82:.$CK82]))" office:value-type="float" office:value="0.0026404637794725" calcext:value-type="float">
            <text:p>0.002640463779473</text:p>
          </table:table-cell>
          <table:table-cell table:formula="of:=([.BQ82]/SUM([.$CH82:.$CK82]))" office:value-type="float" office:value="0" calcext:value-type="float">
            <text:p>0</text:p>
          </table:table-cell>
          <table:table-cell table:formula="of:=([.BR82]/SUM([.$CH82:.$CK82]))" office:value-type="float" office:value="0.00660115944868126" calcext:value-type="float">
            <text:p>0.006601159448681</text:p>
          </table:table-cell>
          <table:table-cell table:formula="of:=([.BS82]/SUM([.$CH82:.$CK82]))" office:value-type="float" office:value="0.0026404637794725" calcext:value-type="float">
            <text:p>0.002640463779473</text:p>
          </table:table-cell>
          <table:table-cell table:formula="of:=([.BT82]/SUM([.$CH82:.$CK82]))" office:value-type="float" office:value="0.000880154593157501" calcext:value-type="float">
            <text:p>0.000880154593158</text:p>
          </table:table-cell>
          <table:table-cell table:formula="of:=([.BU82]/SUM([.$CH82:.$CK82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82</text:p>
          </table:table-cell>
          <table:table-cell table:formula="of:=([.B83]/SUM([.$CH83:.$CK83]))" office:value-type="float" office:value="0.0274938208512131" calcext:value-type="float">
            <text:p>0.027493820851213</text:p>
          </table:table-cell>
          <table:table-cell table:formula="of:=([.C83]/SUM([.$CH83:.$CK83]))" office:value-type="float" office:value="0.0489988886457263" calcext:value-type="float">
            <text:p>0.048998888645726</text:p>
          </table:table-cell>
          <table:table-cell table:formula="of:=([.D83]/SUM([.$CH83:.$CK83]))" office:value-type="float" office:value="0.0409685152287878" calcext:value-type="float">
            <text:p>0.040968515228788</text:p>
          </table:table-cell>
          <table:table-cell table:formula="of:=([.E83]/SUM([.$CH83:.$CK83]))" office:value-type="float" office:value="0.105892042684375" calcext:value-type="float">
            <text:p>0.105892042684375</text:p>
          </table:table-cell>
          <table:table-cell table:formula="of:=([.F83]/SUM([.$CH83:.$CK83]))" office:value-type="float" office:value="0.0042193487444931" calcext:value-type="float">
            <text:p>0.004219348744493</text:p>
          </table:table-cell>
          <table:table-cell table:formula="of:=([.G83]/SUM([.$CH83:.$CK83]))" office:value-type="float" office:value="0.515304978924222" calcext:value-type="float">
            <text:p>0.515304978924222</text:p>
          </table:table-cell>
          <table:table-cell table:formula="of:=([.H83]/SUM([.$CH83:.$CK83]))" office:value-type="float" office:value="1.14208242951747" calcext:value-type="float">
            <text:p>1.14208242951747</text:p>
          </table:table-cell>
          <table:table-cell table:formula="of:=([.I83]/SUM([.$CH83:.$CK83]))" office:value-type="float" office:value="1.06000929103588" calcext:value-type="float">
            <text:p>1.06000929103588</text:p>
          </table:table-cell>
          <table:table-cell table:formula="of:=([.J83]/SUM([.$CH83:.$CK83]))" office:value-type="float" office:value="1.98758547470428" calcext:value-type="float">
            <text:p>1.98758547470428</text:p>
          </table:table-cell>
          <table:table-cell table:formula="of:=([.K83]/SUM([.$CH83:.$CK83]))" office:value-type="float" office:value="0.0847952989619097" calcext:value-type="float">
            <text:p>0.08479529896191</text:p>
          </table:table-cell>
          <table:table-cell table:formula="of:=([.L83]/SUM([.$CH83:.$CK83]))" office:value-type="float" office:value="0.00326659257638175" calcext:value-type="float">
            <text:p>0.003266592576382</text:p>
          </table:table-cell>
          <table:table-cell table:formula="of:=([.M83]/SUM([.$CH83:.$CK83]))" office:value-type="float" office:value="0.00585264503268398" calcext:value-type="float">
            <text:p>0.005852645032684</text:p>
          </table:table-cell>
          <table:table-cell table:formula="of:=([.N83]/SUM([.$CH83:.$CK83]))" office:value-type="float" office:value="0.00653318515276351" calcext:value-type="float">
            <text:p>0.006533185152764</text:p>
          </table:table-cell>
          <table:table-cell table:formula="of:=([.O83]/SUM([.$CH83:.$CK83]))" office:value-type="float" office:value="0.00734983329685895" calcext:value-type="float">
            <text:p>0.007349833296859</text:p>
          </table:table-cell>
          <table:table-cell table:formula="of:=([.P83]/SUM([.$CH83:.$CK83]))" office:value-type="float" office:value="0" calcext:value-type="float">
            <text:p>0</text:p>
          </table:table-cell>
          <table:table-cell table:formula="of:=([.Q83]/SUM([.$CH83:.$CK83]))" office:value-type="float" office:value="0" calcext:value-type="float">
            <text:p>0</text:p>
          </table:table-cell>
          <table:table-cell table:formula="of:=([.R83]/SUM([.$CH83:.$CK83]))" office:value-type="float" office:value="0.000408324072047719" calcext:value-type="float">
            <text:p>0.000408324072048</text:p>
          </table:table-cell>
          <table:table-cell table:formula="of:=([.S83]/SUM([.$CH83:.$CK83]))" office:value-type="float" office:value="0.000816648144095439" calcext:value-type="float">
            <text:p>0.000816648144095</text:p>
          </table:table-cell>
          <table:table-cell table:formula="of:=([.T83]/SUM([.$CH83:.$CK83]))" office:value-type="float" office:value="0.00163329628819088" calcext:value-type="float">
            <text:p>0.001633296288191</text:p>
          </table:table-cell>
          <table:table-cell table:formula="of:=([.U83]/SUM([.$CH83:.$CK83]))" office:value-type="float" office:value="0.000408324072047719" calcext:value-type="float">
            <text:p>0.000408324072048</text:p>
          </table:table-cell>
          <table:table-cell table:formula="of:=([.V83]/SUM([.$CH83:.$CK83]))" office:value-type="float" office:value="0.0666929317677941" calcext:value-type="float">
            <text:p>0.066692931767794</text:p>
          </table:table-cell>
          <table:table-cell table:formula="of:=([.W83]/SUM([.$CH83:.$CK83]))" office:value-type="float" office:value="0.0179662591700996" calcext:value-type="float">
            <text:p>0.0179662591701</text:p>
          </table:table-cell>
          <table:table-cell table:formula="of:=([.X83]/SUM([.$CH83:.$CK83]))" office:value-type="float" office:value="0.000408324072047719" calcext:value-type="float">
            <text:p>0.000408324072048</text:p>
          </table:table-cell>
          <table:table-cell table:formula="of:=([.Y83]/SUM([.$CH83:.$CK83]))" office:value-type="float" office:value="0" calcext:value-type="float">
            <text:p>0</text:p>
          </table:table-cell>
          <table:table-cell table:formula="of:=([.Z83]/SUM([.$CH83:.$CK83]))" office:value-type="float" office:value="0" calcext:value-type="float">
            <text:p>0</text:p>
          </table:table-cell>
          <table:table-cell table:formula="of:=([.AA83]/SUM([.$CH83:.$CK83]))" office:value-type="float" office:value="0.937512069421563" calcext:value-type="float">
            <text:p>0.937512069421563</text:p>
          </table:table-cell>
          <table:table-cell table:formula="of:=([.AB83]/SUM([.$CH83:.$CK83]))" office:value-type="float" office:value="0.485497321664738" calcext:value-type="float">
            <text:p>0.485497321664738</text:p>
          </table:table-cell>
          <table:table-cell table:formula="of:=([.AC83]/SUM([.$CH83:.$CK83]))" office:value-type="float" office:value="0.00734983329685895" calcext:value-type="float">
            <text:p>0.007349833296859</text:p>
          </table:table-cell>
          <table:table-cell table:formula="of:=([.AD83]/SUM([.$CH83:.$CK83]))" office:value-type="float" office:value="0.000816648144095439" calcext:value-type="float">
            <text:p>0.000816648144095</text:p>
          </table:table-cell>
          <table:table-cell table:formula="of:=([.AE83]/SUM([.$CH83:.$CK83]))" office:value-type="float" office:value="0" calcext:value-type="float">
            <text:p>0</text:p>
          </table:table-cell>
          <table:table-cell table:formula="of:=([.AF83]/SUM([.$CH83:.$CK83]))" office:value-type="float" office:value="0.00285826850433403" calcext:value-type="float">
            <text:p>0.002858268504334</text:p>
          </table:table-cell>
          <table:table-cell table:formula="of:=([.AG83]/SUM([.$CH83:.$CK83]))" office:value-type="float" office:value="0.00122497221614316" calcext:value-type="float">
            <text:p>0.001224972216143</text:p>
          </table:table-cell>
          <table:table-cell table:formula="of:=([.AH83]/SUM([.$CH83:.$CK83]))" office:value-type="float" office:value="0" calcext:value-type="float">
            <text:p>0</text:p>
          </table:table-cell>
          <table:table-cell table:formula="of:=([.AI83]/SUM([.$CH83:.$CK83]))" office:value-type="float" office:value="0" calcext:value-type="float">
            <text:p>0</text:p>
          </table:table-cell>
          <table:table-cell table:formula="of:=([.AJ83]/SUM([.$CH83:.$CK83]))" office:value-type="float" office:value="0" calcext:value-type="float">
            <text:p>0</text:p>
          </table:table-cell>
          <table:table-cell table:formula="of:=([.AK83]/SUM([.$CH83:.$CK83]))" office:value-type="float" office:value="0.00244994443228631" calcext:value-type="float">
            <text:p>0.002449944432286</text:p>
          </table:table-cell>
          <table:table-cell table:formula="of:=([.AL83]/SUM([.$CH83:.$CK83]))" office:value-type="float" office:value="0" calcext:value-type="float">
            <text:p>0</text:p>
          </table:table-cell>
          <table:table-cell table:formula="of:=([.AM83]/SUM([.$CH83:.$CK83]))" office:value-type="float" office:value="0" calcext:value-type="float">
            <text:p>0</text:p>
          </table:table-cell>
          <table:table-cell table:formula="of:=([.AN83]/SUM([.$CH83:.$CK83]))" office:value-type="float" office:value="0" calcext:value-type="float">
            <text:p>0</text:p>
          </table:table-cell>
          <table:table-cell table:formula="of:=([.AO83]/SUM([.$CH83:.$CK83]))" office:value-type="float" office:value="0" calcext:value-type="float">
            <text:p>0</text:p>
          </table:table-cell>
          <table:table-cell table:formula="of:=([.AP83]/SUM([.$CH83:.$CK83]))" office:value-type="float" office:value="0.0540348855343149" calcext:value-type="float">
            <text:p>0.054034885534315</text:p>
          </table:table-cell>
          <table:table-cell table:formula="of:=([.AQ83]/SUM([.$CH83:.$CK83]))" office:value-type="float" office:value="0.0431462436130423" calcext:value-type="float">
            <text:p>0.043146243613042</text:p>
          </table:table-cell>
          <table:table-cell table:formula="of:=([.AR83]/SUM([.$CH83:.$CK83]))" office:value-type="float" office:value="1.18005656821791" calcext:value-type="float">
            <text:p>1.18005656821791</text:p>
          </table:table-cell>
          <table:table-cell table:formula="of:=([.AS83]/SUM([.$CH83:.$CK83]))" office:value-type="float" office:value="0.744510891367008" calcext:value-type="float">
            <text:p>0.744510891367008</text:p>
          </table:table-cell>
          <table:table-cell table:formula="of:=([.AT83]/SUM([.$CH83:.$CK83]))" office:value-type="float" office:value="0.00326659257638175" calcext:value-type="float">
            <text:p>0.003266592576382</text:p>
          </table:table-cell>
          <table:table-cell table:formula="of:=([.AU83]/SUM([.$CH83:.$CK83]))" office:value-type="float" office:value="0.00408324072047719" calcext:value-type="float">
            <text:p>0.004083240720477</text:p>
          </table:table-cell>
          <table:table-cell table:formula="of:=([.AV83]/SUM([.$CH83:.$CK83]))" office:value-type="float" office:value="0.00163329628819088" calcext:value-type="float">
            <text:p>0.001633296288191</text:p>
          </table:table-cell>
          <table:table-cell table:formula="of:=([.AW83]/SUM([.$CH83:.$CK83]))" office:value-type="float" office:value="0" calcext:value-type="float">
            <text:p>0</text:p>
          </table:table-cell>
          <table:table-cell table:formula="of:=([.AX83]/SUM([.$CH83:.$CK83]))" office:value-type="float" office:value="0.0528099133181717" calcext:value-type="float">
            <text:p>0.052809913318172</text:p>
          </table:table-cell>
          <table:table-cell table:formula="of:=([.AY83]/SUM([.$CH83:.$CK83]))" office:value-type="float" office:value="0.0153802067137974" calcext:value-type="float">
            <text:p>0.015380206713798</text:p>
          </table:table-cell>
          <table:table-cell table:formula="of:=([.AZ83]/SUM([.$CH83:.$CK83]))" office:value-type="float" office:value="0.0862924872260847" calcext:value-type="float">
            <text:p>0.086292487226085</text:p>
          </table:table-cell>
          <table:table-cell table:formula="of:=([.BA83]/SUM([.$CH83:.$CK83]))" office:value-type="float" office:value="0.0308965214516108" calcext:value-type="float">
            <text:p>0.030896521451611</text:p>
          </table:table-cell>
          <table:table-cell table:formula="of:=([.BB83]/SUM([.$CH83:.$CK83]))" office:value-type="float" office:value="0.00326659257638175" calcext:value-type="float">
            <text:p>0.003266592576382</text:p>
          </table:table-cell>
          <table:table-cell table:formula="of:=([.BC83]/SUM([.$CH83:.$CK83]))" office:value-type="float" office:value="0.0274938208512131" calcext:value-type="float">
            <text:p>0.027493820851213</text:p>
          </table:table-cell>
          <table:table-cell table:formula="of:=([.BD83]/SUM([.$CH83:.$CK83]))" office:value-type="float" office:value="1.29003185162276" calcext:value-type="float">
            <text:p>1.29003185162276</text:p>
          </table:table-cell>
          <table:table-cell table:formula="of:=([.BE83]/SUM([.$CH83:.$CK83]))" office:value-type="float" office:value="0.528915781325812" calcext:value-type="float">
            <text:p>0.528915781325812</text:p>
          </table:table-cell>
          <table:table-cell table:formula="of:=([.BF83]/SUM([.$CH83:.$CK83]))" office:value-type="float" office:value="1.85923560805728" calcext:value-type="float">
            <text:p>1.85923560805728</text:p>
          </table:table-cell>
          <table:table-cell table:formula="of:=([.BG83]/SUM([.$CH83:.$CK83]))" office:value-type="float" office:value="0.341631140279925" calcext:value-type="float">
            <text:p>0.341631140279925</text:p>
          </table:table-cell>
          <table:table-cell table:formula="of:=([.BH83]/SUM([.$CH83:.$CK83]))" office:value-type="float" office:value="0.0118413980893839" calcext:value-type="float">
            <text:p>0.011841398089384</text:p>
          </table:table-cell>
          <table:table-cell table:formula="of:=([.BI83]/SUM([.$CH83:.$CK83]))" office:value-type="float" office:value="0.515304978924222" calcext:value-type="float">
            <text:p>0.515304978924222</text:p>
          </table:table-cell>
          <table:table-cell table:formula="of:=([.BJ83]/SUM([.$CH83:.$CK83]))" office:value-type="float" office:value="0.00707761724882713" calcext:value-type="float">
            <text:p>0.007077617248827</text:p>
          </table:table-cell>
          <table:table-cell table:formula="of:=([.BK83]/SUM([.$CH83:.$CK83]))" office:value-type="float" office:value="0.00285826850433403" calcext:value-type="float">
            <text:p>0.002858268504334</text:p>
          </table:table-cell>
          <table:table-cell table:formula="of:=([.BL83]/SUM([.$CH83:.$CK83]))" office:value-type="float" office:value="0.00775815736890667" calcext:value-type="float">
            <text:p>0.007758157368907</text:p>
          </table:table-cell>
          <table:table-cell table:formula="of:=([.BM83]/SUM([.$CH83:.$CK83]))" office:value-type="float" office:value="0.00163329628819088" calcext:value-type="float">
            <text:p>0.001633296288191</text:p>
          </table:table-cell>
          <table:table-cell table:formula="of:=([.BN83]/SUM([.$CH83:.$CK83]))" office:value-type="float" office:value="0" calcext:value-type="float">
            <text:p>0</text:p>
          </table:table-cell>
          <table:table-cell table:formula="of:=([.BO83]/SUM([.$CH83:.$CK83]))" office:value-type="float" office:value="0.00326659257638175" calcext:value-type="float">
            <text:p>0.003266592576382</text:p>
          </table:table-cell>
          <table:table-cell table:formula="of:=([.BP83]/SUM([.$CH83:.$CK83]))" office:value-type="float" office:value="0.000816648144095439" calcext:value-type="float">
            <text:p>0.000816648144095</text:p>
          </table:table-cell>
          <table:table-cell table:formula="of:=([.BQ83]/SUM([.$CH83:.$CK83]))" office:value-type="float" office:value="0.000408324072047719" calcext:value-type="float">
            <text:p>0.000408324072048</text:p>
          </table:table-cell>
          <table:table-cell table:formula="of:=([.BR83]/SUM([.$CH83:.$CK83]))" office:value-type="float" office:value="0.00122497221614316" calcext:value-type="float">
            <text:p>0.001224972216143</text:p>
          </table:table-cell>
          <table:table-cell table:formula="of:=([.BS83]/SUM([.$CH83:.$CK83]))" office:value-type="float" office:value="0.000408324072047719" calcext:value-type="float">
            <text:p>0.000408324072048</text:p>
          </table:table-cell>
          <table:table-cell table:formula="of:=([.BT83]/SUM([.$CH83:.$CK83]))" office:value-type="float" office:value="0.000408324072047719" calcext:value-type="float">
            <text:p>0.000408324072048</text:p>
          </table:table-cell>
          <table:table-cell table:formula="of:=([.BU83]/SUM([.$CH83:.$CK83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83</text:p>
          </table:table-cell>
          <table:table-cell table:formula="of:=([.B84]/SUM([.$CH84:.$CK84]))" office:value-type="float" office:value="0.0162803488455303" calcext:value-type="float">
            <text:p>0.01628034884553</text:p>
          </table:table-cell>
          <table:table-cell table:formula="of:=([.C84]/SUM([.$CH84:.$CK84]))" office:value-type="float" office:value="0.0206953587019453" calcext:value-type="float">
            <text:p>0.020695358701945</text:p>
          </table:table-cell>
          <table:table-cell table:formula="of:=([.D84]/SUM([.$CH84:.$CK84]))" office:value-type="float" office:value="0.0289735021827234" calcext:value-type="float">
            <text:p>0.028973502182724</text:p>
          </table:table-cell>
          <table:table-cell table:formula="of:=([.E84]/SUM([.$CH84:.$CK84]))" office:value-type="float" office:value="0.0798840845895088" calcext:value-type="float">
            <text:p>0.079884084589509</text:p>
          </table:table-cell>
          <table:table-cell table:formula="of:=([.F84]/SUM([.$CH84:.$CK84]))" office:value-type="float" office:value="0.00538079326250578" calcext:value-type="float">
            <text:p>0.005380793262506</text:p>
          </table:table-cell>
          <table:table-cell table:formula="of:=([.G84]/SUM([.$CH84:.$CK84]))" office:value-type="float" office:value="0.384519764682144" calcext:value-type="float">
            <text:p>0.384519764682144</text:p>
          </table:table-cell>
          <table:table-cell table:formula="of:=([.H84]/SUM([.$CH84:.$CK84]))" office:value-type="float" office:value="0.884381661863129" calcext:value-type="float">
            <text:p>0.884381661863129</text:p>
          </table:table-cell>
          <table:table-cell table:formula="of:=([.I84]/SUM([.$CH84:.$CK84]))" office:value-type="float" office:value="0.800910381765283" calcext:value-type="float">
            <text:p>0.800910381765283</text:p>
          </table:table-cell>
          <table:table-cell table:formula="of:=([.J84]/SUM([.$CH84:.$CK84]))" office:value-type="float" office:value="1.89500501180812" calcext:value-type="float">
            <text:p>1.89500501180812</text:p>
          </table:table-cell>
          <table:table-cell table:formula="of:=([.K84]/SUM([.$CH84:.$CK84]))" office:value-type="float" office:value="0.155767066496642" calcext:value-type="float">
            <text:p>0.155767066496642</text:p>
          </table:table-cell>
          <table:table-cell table:formula="of:=([.L84]/SUM([.$CH84:.$CK84]))" office:value-type="float" office:value="0.00124172152211672" calcext:value-type="float">
            <text:p>0.001241721522117</text:p>
          </table:table-cell>
          <table:table-cell table:formula="of:=([.M84]/SUM([.$CH84:.$CK84]))" office:value-type="float" office:value="0.00248344304423343" calcext:value-type="float">
            <text:p>0.002483443044233</text:p>
          </table:table-cell>
          <table:table-cell table:formula="of:=([.N84]/SUM([.$CH84:.$CK84]))" office:value-type="float" office:value="0.00124172152211672" calcext:value-type="float">
            <text:p>0.001241721522117</text:p>
          </table:table-cell>
          <table:table-cell table:formula="of:=([.O84]/SUM([.$CH84:.$CK84]))" office:value-type="float" office:value="0.00620860761058359" calcext:value-type="float">
            <text:p>0.006208607610584</text:p>
          </table:table-cell>
          <table:table-cell table:formula="of:=([.P84]/SUM([.$CH84:.$CK84]))" office:value-type="float" office:value="0.000413907174038906" calcext:value-type="float">
            <text:p>0.000413907174039</text:p>
          </table:table-cell>
          <table:table-cell table:formula="of:=([.Q84]/SUM([.$CH84:.$CK84]))" office:value-type="float" office:value="0.0146247201493747" calcext:value-type="float">
            <text:p>0.014624720149375</text:p>
          </table:table-cell>
          <table:table-cell table:formula="of:=([.R84]/SUM([.$CH84:.$CK84]))" office:value-type="float" office:value="0.0277317806606067" calcext:value-type="float">
            <text:p>0.027731780660607</text:p>
          </table:table-cell>
          <table:table-cell table:formula="of:=([.S84]/SUM([.$CH84:.$CK84]))" office:value-type="float" office:value="0.030905068994905" calcext:value-type="float">
            <text:p>0.030905068994905</text:p>
          </table:table-cell>
          <table:table-cell table:formula="of:=([.T84]/SUM([.$CH84:.$CK84]))" office:value-type="float" office:value="0.116445884962946" calcext:value-type="float">
            <text:p>0.116445884962946</text:p>
          </table:table-cell>
          <table:table-cell table:formula="of:=([.U84]/SUM([.$CH84:.$CK84]))" office:value-type="float" office:value="0.0158664416714914" calcext:value-type="float">
            <text:p>0.015866441671491</text:p>
          </table:table-cell>
          <table:table-cell table:formula="of:=([.V84]/SUM([.$CH84:.$CK84]))" office:value-type="float" office:value="0.0310430380529179" calcext:value-type="float">
            <text:p>0.031043038052918</text:p>
          </table:table-cell>
          <table:table-cell table:formula="of:=([.W84]/SUM([.$CH84:.$CK84]))" office:value-type="float" office:value="0.00993377217693374" calcext:value-type="float">
            <text:p>0.009933772176934</text:p>
          </table:table-cell>
          <table:table-cell table:formula="of:=([.X84]/SUM([.$CH84:.$CK84]))" office:value-type="float" office:value="0.00165562869615562" calcext:value-type="float">
            <text:p>0.001655628696156</text:p>
          </table:table-cell>
          <table:table-cell table:formula="of:=([.Y84]/SUM([.$CH84:.$CK84]))" office:value-type="float" office:value="0" calcext:value-type="float">
            <text:p>0</text:p>
          </table:table-cell>
          <table:table-cell table:formula="of:=([.Z84]/SUM([.$CH84:.$CK84]))" office:value-type="float" office:value="0" calcext:value-type="float">
            <text:p>0</text:p>
          </table:table-cell>
          <table:table-cell table:formula="of:=([.AA84]/SUM([.$CH84:.$CK84]))" office:value-type="float" office:value="0.951986500289483" calcext:value-type="float">
            <text:p>0.951986500289483</text:p>
          </table:table-cell>
          <table:table-cell table:formula="of:=([.AB84]/SUM([.$CH84:.$CK84]))" office:value-type="float" office:value="0.598647742718271" calcext:value-type="float">
            <text:p>0.598647742718271</text:p>
          </table:table-cell>
          <table:table-cell table:formula="of:=([.AC84]/SUM([.$CH84:.$CK84]))" office:value-type="float" office:value="0.0473233868984482" calcext:value-type="float">
            <text:p>0.047323386898448</text:p>
          </table:table-cell>
          <table:table-cell table:formula="of:=([.AD84]/SUM([.$CH84:.$CK84]))" office:value-type="float" office:value="0.000827814348077812" calcext:value-type="float">
            <text:p>0.000827814348078</text:p>
          </table:table-cell>
          <table:table-cell table:formula="of:=([.AE84]/SUM([.$CH84:.$CK84]))" office:value-type="float" office:value="0.00206953587019453" calcext:value-type="float">
            <text:p>0.002069535870195</text:p>
          </table:table-cell>
          <table:table-cell table:formula="of:=([.AF84]/SUM([.$CH84:.$CK84]))" office:value-type="float" office:value="0.00165562869615562" calcext:value-type="float">
            <text:p>0.001655628696156</text:p>
          </table:table-cell>
          <table:table-cell table:formula="of:=([.AG84]/SUM([.$CH84:.$CK84]))" office:value-type="float" office:value="0.00124172152211672" calcext:value-type="float">
            <text:p>0.001241721522117</text:p>
          </table:table-cell>
          <table:table-cell table:formula="of:=([.AH84]/SUM([.$CH84:.$CK84]))" office:value-type="float" office:value="0" calcext:value-type="float">
            <text:p>0</text:p>
          </table:table-cell>
          <table:table-cell table:formula="of:=([.AI84]/SUM([.$CH84:.$CK84]))" office:value-type="float" office:value="0" calcext:value-type="float">
            <text:p>0</text:p>
          </table:table-cell>
          <table:table-cell table:formula="of:=([.AJ84]/SUM([.$CH84:.$CK84]))" office:value-type="float" office:value="0" calcext:value-type="float">
            <text:p>0</text:p>
          </table:table-cell>
          <table:table-cell table:formula="of:=([.AK84]/SUM([.$CH84:.$CK84]))" office:value-type="float" office:value="0.0240066160942565" calcext:value-type="float">
            <text:p>0.024006616094257</text:p>
          </table:table-cell>
          <table:table-cell table:formula="of:=([.AL84]/SUM([.$CH84:.$CK84]))" office:value-type="float" office:value="0.0521523039289021" calcext:value-type="float">
            <text:p>0.052152303928902</text:p>
          </table:table-cell>
          <table:table-cell table:formula="of:=([.AM84]/SUM([.$CH84:.$CK84]))" office:value-type="float" office:value="0.0295253784147753" calcext:value-type="float">
            <text:p>0.029525378414775</text:p>
          </table:table-cell>
          <table:table-cell table:formula="of:=([.AN84]/SUM([.$CH84:.$CK84]))" office:value-type="float" office:value="0.00124172152211672" calcext:value-type="float">
            <text:p>0.001241721522117</text:p>
          </table:table-cell>
          <table:table-cell table:formula="of:=([.AO84]/SUM([.$CH84:.$CK84]))" office:value-type="float" office:value="0" calcext:value-type="float">
            <text:p>0</text:p>
          </table:table-cell>
          <table:table-cell table:formula="of:=([.AP84]/SUM([.$CH84:.$CK84]))" office:value-type="float" office:value="0.0386313362436312" calcext:value-type="float">
            <text:p>0.038631336243631</text:p>
          </table:table-cell>
          <table:table-cell table:formula="of:=([.AQ84]/SUM([.$CH84:.$CK84]))" office:value-type="float" office:value="0.0372516456635015" calcext:value-type="float">
            <text:p>0.037251645663502</text:p>
          </table:table-cell>
          <table:table-cell table:formula="of:=([.AR84]/SUM([.$CH84:.$CK84]))" office:value-type="float" office:value="1.43018725536243" calcext:value-type="float">
            <text:p>1.43018725536243</text:p>
          </table:table-cell>
          <table:table-cell table:formula="of:=([.AS84]/SUM([.$CH84:.$CK84]))" office:value-type="float" office:value="0.344922645032422" calcext:value-type="float">
            <text:p>0.344922645032422</text:p>
          </table:table-cell>
          <table:table-cell table:formula="of:=([.AT84]/SUM([.$CH84:.$CK84]))" office:value-type="float" office:value="0.00455297891442797" calcext:value-type="float">
            <text:p>0.004552978914428</text:p>
          </table:table-cell>
          <table:table-cell table:formula="of:=([.AU84]/SUM([.$CH84:.$CK84]))" office:value-type="float" office:value="0.000413907174038906" calcext:value-type="float">
            <text:p>0.000413907174039</text:p>
          </table:table-cell>
          <table:table-cell table:formula="of:=([.AV84]/SUM([.$CH84:.$CK84]))" office:value-type="float" office:value="0.0961644334350391" calcext:value-type="float">
            <text:p>0.096164433435039</text:p>
          </table:table-cell>
          <table:table-cell table:formula="of:=([.AW84]/SUM([.$CH84:.$CK84]))" office:value-type="float" office:value="0.00662251478462249" calcext:value-type="float">
            <text:p>0.006622514784623</text:p>
          </table:table-cell>
          <table:table-cell table:formula="of:=([.AX84]/SUM([.$CH84:.$CK84]))" office:value-type="float" office:value="0.0358719550833718" calcext:value-type="float">
            <text:p>0.035871955083372</text:p>
          </table:table-cell>
          <table:table-cell table:formula="of:=([.AY84]/SUM([.$CH84:.$CK84]))" office:value-type="float" office:value="0.0146247201493747" calcext:value-type="float">
            <text:p>0.014624720149375</text:p>
          </table:table-cell>
          <table:table-cell table:formula="of:=([.AZ84]/SUM([.$CH84:.$CK84]))" office:value-type="float" office:value="0.0516004276968503" calcext:value-type="float">
            <text:p>0.05160042769685</text:p>
          </table:table-cell>
          <table:table-cell table:formula="of:=([.BA84]/SUM([.$CH84:.$CK84]))" office:value-type="float" office:value="0.017384101309634" calcext:value-type="float">
            <text:p>0.017384101309634</text:p>
          </table:table-cell>
          <table:table-cell table:formula="of:=([.BB84]/SUM([.$CH84:.$CK84]))" office:value-type="float" office:value="0.00206953587019453" calcext:value-type="float">
            <text:p>0.002069535870195</text:p>
          </table:table-cell>
          <table:table-cell table:formula="of:=([.BC84]/SUM([.$CH84:.$CK84]))" office:value-type="float" office:value="0.0162803488455303" calcext:value-type="float">
            <text:p>0.01628034884553</text:p>
          </table:table-cell>
          <table:table-cell table:formula="of:=([.BD84]/SUM([.$CH84:.$CK84]))" office:value-type="float" office:value="1.03325027545912" calcext:value-type="float">
            <text:p>1.03325027545912</text:p>
          </table:table-cell>
          <table:table-cell table:formula="of:=([.BE84]/SUM([.$CH84:.$CK84]))" office:value-type="float" office:value="0.375827714027326" calcext:value-type="float">
            <text:p>0.375827714027326</text:p>
          </table:table-cell>
          <table:table-cell table:formula="of:=([.BF84]/SUM([.$CH84:.$CK84]))" office:value-type="float" office:value="1.46233404587945" calcext:value-type="float">
            <text:p>1.46233404587945</text:p>
          </table:table-cell>
          <table:table-cell table:formula="of:=([.BG84]/SUM([.$CH84:.$CK84]))" office:value-type="float" office:value="0.575882848146131" calcext:value-type="float">
            <text:p>0.575882848146131</text:p>
          </table:table-cell>
          <table:table-cell table:formula="of:=([.BH84]/SUM([.$CH84:.$CK84]))" office:value-type="float" office:value="0.0597406021196154" calcext:value-type="float">
            <text:p>0.059740602119616</text:p>
          </table:table-cell>
          <table:table-cell table:formula="of:=([.BI84]/SUM([.$CH84:.$CK84]))" office:value-type="float" office:value="0.384519764682144" calcext:value-type="float">
            <text:p>0.384519764682144</text:p>
          </table:table-cell>
          <table:table-cell table:formula="of:=([.BJ84]/SUM([.$CH84:.$CK84]))" office:value-type="float" office:value="0.00372516456635015" calcext:value-type="float">
            <text:p>0.00372516456635</text:p>
          </table:table-cell>
          <table:table-cell table:formula="of:=([.BK84]/SUM([.$CH84:.$CK84]))" office:value-type="float" office:value="0.000413907174038906" calcext:value-type="float">
            <text:p>0.000413907174039</text:p>
          </table:table-cell>
          <table:table-cell table:formula="of:=([.BL84]/SUM([.$CH84:.$CK84]))" office:value-type="float" office:value="0.00331125739231125" calcext:value-type="float">
            <text:p>0.003311257392311</text:p>
          </table:table-cell>
          <table:table-cell table:formula="of:=([.BM84]/SUM([.$CH84:.$CK84]))" office:value-type="float" office:value="0.00206953587019453" calcext:value-type="float">
            <text:p>0.002069535870195</text:p>
          </table:table-cell>
          <table:table-cell table:formula="of:=([.BN84]/SUM([.$CH84:.$CK84]))" office:value-type="float" office:value="0.000413907174038906" calcext:value-type="float">
            <text:p>0.000413907174039</text:p>
          </table:table-cell>
          <table:table-cell table:formula="of:=([.BO84]/SUM([.$CH84:.$CK84]))" office:value-type="float" office:value="0.00124172152211672" calcext:value-type="float">
            <text:p>0.001241721522117</text:p>
          </table:table-cell>
          <table:table-cell table:formula="of:=([.BP84]/SUM([.$CH84:.$CK84]))" office:value-type="float" office:value="0.021799111166049" calcext:value-type="float">
            <text:p>0.021799111166049</text:p>
          </table:table-cell>
          <table:table-cell table:formula="of:=([.BQ84]/SUM([.$CH84:.$CK84]))" office:value-type="float" office:value="0.00551876232051874" calcext:value-type="float">
            <text:p>0.005518762320519</text:p>
          </table:table-cell>
          <table:table-cell table:formula="of:=([.BR84]/SUM([.$CH84:.$CK84]))" office:value-type="float" office:value="0.0594646640035895" calcext:value-type="float">
            <text:p>0.05946466400359</text:p>
          </table:table-cell>
          <table:table-cell table:formula="of:=([.BS84]/SUM([.$CH84:.$CK84]))" office:value-type="float" office:value="0.0671909312523157" calcext:value-type="float">
            <text:p>0.067190931252316</text:p>
          </table:table-cell>
          <table:table-cell table:formula="of:=([.BT84]/SUM([.$CH84:.$CK84]))" office:value-type="float" office:value="0.0326986667490736" calcext:value-type="float">
            <text:p>0.032698666749074</text:p>
          </table:table-cell>
          <table:table-cell table:formula="of:=([.BU84]/SUM([.$CH84:.$CK84]))" office:value-type="float" office:value="0.0146247201493747" calcext:value-type="float">
            <text:p>0.0146247201493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84</text:p>
          </table:table-cell>
          <table:table-cell table:formula="of:=([.B85]/SUM([.$CH85:.$CK85]))" office:value-type="float" office:value="0.00385773838918866" calcext:value-type="float">
            <text:p>0.003857738389189</text:p>
          </table:table-cell>
          <table:table-cell table:formula="of:=([.C85]/SUM([.$CH85:.$CK85]))" office:value-type="float" office:value="0.0110221096833962" calcext:value-type="float">
            <text:p>0.011022109683396</text:p>
          </table:table-cell>
          <table:table-cell table:formula="of:=([.D85]/SUM([.$CH85:.$CK85]))" office:value-type="float" office:value="0.0225953248509621" calcext:value-type="float">
            <text:p>0.022595324850962</text:p>
          </table:table-cell>
          <table:table-cell table:formula="of:=([.E85]/SUM([.$CH85:.$CK85]))" office:value-type="float" office:value="0.0705415019737355" calcext:value-type="float">
            <text:p>0.070541501973736</text:p>
          </table:table-cell>
          <table:table-cell table:formula="of:=([.F85]/SUM([.$CH85:.$CK85]))" office:value-type="float" office:value="0.00289330379189149" calcext:value-type="float">
            <text:p>0.002893303791892</text:p>
          </table:table-cell>
          <table:table-cell table:formula="of:=([.G85]/SUM([.$CH85:.$CK85]))" office:value-type="float" office:value="0.0168087172671792" calcext:value-type="float">
            <text:p>0.016808717267179</text:p>
          </table:table-cell>
          <table:table-cell table:formula="of:=([.H85]/SUM([.$CH85:.$CK85]))" office:value-type="float" office:value="0.0400929239733536" calcext:value-type="float">
            <text:p>0.040092923973354</text:p>
          </table:table-cell>
          <table:table-cell table:formula="of:=([.I85]/SUM([.$CH85:.$CK85]))" office:value-type="float" office:value="0.0395418184891837" calcext:value-type="float">
            <text:p>0.039541818489184</text:p>
          </table:table-cell>
          <table:table-cell table:formula="of:=([.J85]/SUM([.$CH85:.$CK85]))" office:value-type="float" office:value="0.117936573612339" calcext:value-type="float">
            <text:p>0.117936573612339</text:p>
          </table:table-cell>
          <table:table-cell table:formula="of:=([.K85]/SUM([.$CH85:.$CK85]))" office:value-type="float" office:value="0.0103332278281839" calcext:value-type="float">
            <text:p>0.010333227828184</text:p>
          </table:table-cell>
          <table:table-cell table:formula="of:=([.L85]/SUM([.$CH85:.$CK85]))" office:value-type="float" office:value="0.000551105484169808" calcext:value-type="float">
            <text:p>0.00055110548417</text:p>
          </table:table-cell>
          <table:table-cell table:formula="of:=([.M85]/SUM([.$CH85:.$CK85]))" office:value-type="float" office:value="0.00123998733938207" calcext:value-type="float">
            <text:p>0.001239987339382</text:p>
          </table:table-cell>
          <table:table-cell table:formula="of:=([.N85]/SUM([.$CH85:.$CK85]))" office:value-type="float" office:value="0.00206664556563678" calcext:value-type="float">
            <text:p>0.002066645565637</text:p>
          </table:table-cell>
          <table:table-cell table:formula="of:=([.O85]/SUM([.$CH85:.$CK85]))" office:value-type="float" office:value="0.00413329113127356" calcext:value-type="float">
            <text:p>0.004133291131274</text:p>
          </table:table-cell>
          <table:table-cell table:formula="of:=([.P85]/SUM([.$CH85:.$CK85]))" office:value-type="float" office:value="0.000413329113127356" calcext:value-type="float">
            <text:p>0.000413329113127</text:p>
          </table:table-cell>
          <table:table-cell table:formula="of:=([.Q85]/SUM([.$CH85:.$CK85]))" office:value-type="float" office:value="0.110634425947089" calcext:value-type="float">
            <text:p>0.110634425947089</text:p>
          </table:table-cell>
          <table:table-cell table:formula="of:=([.R85]/SUM([.$CH85:.$CK85]))" office:value-type="float" office:value="0.323223366465593" calcext:value-type="float">
            <text:p>0.323223366465593</text:p>
          </table:table-cell>
          <table:table-cell table:formula="of:=([.S85]/SUM([.$CH85:.$CK85]))" office:value-type="float" office:value="0.303245792664437" calcext:value-type="float">
            <text:p>0.303245792664437</text:p>
          </table:table-cell>
          <table:table-cell table:formula="of:=([.T85]/SUM([.$CH85:.$CK85]))" office:value-type="float" office:value="1.22235196388863" calcext:value-type="float">
            <text:p>1.22235196388863</text:p>
          </table:table-cell>
          <table:table-cell table:formula="of:=([.U85]/SUM([.$CH85:.$CK85]))" office:value-type="float" office:value="0.439644399996465" calcext:value-type="float">
            <text:p>0.439644399996465</text:p>
          </table:table-cell>
          <table:table-cell table:formula="of:=([.V85]/SUM([.$CH85:.$CK85]))" office:value-type="float" office:value="0.0439506623625422" calcext:value-type="float">
            <text:p>0.043950662362542</text:p>
          </table:table-cell>
          <table:table-cell table:formula="of:=([.W85]/SUM([.$CH85:.$CK85]))" office:value-type="float" office:value="0.0063377130679528" calcext:value-type="float">
            <text:p>0.006337713067953</text:p>
          </table:table-cell>
          <table:table-cell table:formula="of:=([.X85]/SUM([.$CH85:.$CK85]))" office:value-type="float" office:value="0.00413329113127356" calcext:value-type="float">
            <text:p>0.004133291131274</text:p>
          </table:table-cell>
          <table:table-cell table:formula="of:=([.Y85]/SUM([.$CH85:.$CK85]))" office:value-type="float" office:value="0.000413329113127356" calcext:value-type="float">
            <text:p>0.000413329113127</text:p>
          </table:table-cell>
          <table:table-cell table:formula="of:=([.Z85]/SUM([.$CH85:.$CK85]))" office:value-type="float" office:value="0" calcext:value-type="float">
            <text:p>0</text:p>
          </table:table-cell>
          <table:table-cell table:formula="of:=([.AA85]/SUM([.$CH85:.$CK85]))" office:value-type="float" office:value="0.0850080209331929" calcext:value-type="float">
            <text:p>0.085008020933193</text:p>
          </table:table-cell>
          <table:table-cell table:formula="of:=([.AB85]/SUM([.$CH85:.$CK85]))" office:value-type="float" office:value="0.0198397974301131" calcext:value-type="float">
            <text:p>0.019839797430113</text:p>
          </table:table-cell>
          <table:table-cell table:formula="of:=([.AC85]/SUM([.$CH85:.$CK85]))" office:value-type="float" office:value="0.0103332278281839" calcext:value-type="float">
            <text:p>0.010333227828184</text:p>
          </table:table-cell>
          <table:table-cell table:formula="of:=([.AD85]/SUM([.$CH85:.$CK85]))" office:value-type="float" office:value="0.000826658226254712" calcext:value-type="float">
            <text:p>0.000826658226255</text:p>
          </table:table-cell>
          <table:table-cell table:formula="of:=([.AE85]/SUM([.$CH85:.$CK85]))" office:value-type="float" office:value="0" calcext:value-type="float">
            <text:p>0</text:p>
          </table:table-cell>
          <table:table-cell table:formula="of:=([.AF85]/SUM([.$CH85:.$CK85]))" office:value-type="float" office:value="0.000413329113127356" calcext:value-type="float">
            <text:p>0.000413329113127</text:p>
          </table:table-cell>
          <table:table-cell table:formula="of:=([.AG85]/SUM([.$CH85:.$CK85]))" office:value-type="float" office:value="0.00165331645250942" calcext:value-type="float">
            <text:p>0.001653316452509</text:p>
          </table:table-cell>
          <table:table-cell table:formula="of:=([.AH85]/SUM([.$CH85:.$CK85]))" office:value-type="float" office:value="0.00123998733938207" calcext:value-type="float">
            <text:p>0.001239987339382</text:p>
          </table:table-cell>
          <table:table-cell table:formula="of:=([.AI85]/SUM([.$CH85:.$CK85]))" office:value-type="float" office:value="0" calcext:value-type="float">
            <text:p>0</text:p>
          </table:table-cell>
          <table:table-cell table:formula="of:=([.AJ85]/SUM([.$CH85:.$CK85]))" office:value-type="float" office:value="0" calcext:value-type="float">
            <text:p>0</text:p>
          </table:table-cell>
          <table:table-cell table:formula="of:=([.AK85]/SUM([.$CH85:.$CK85]))" office:value-type="float" office:value="0.10167896182933" calcext:value-type="float">
            <text:p>0.10167896182933</text:p>
          </table:table-cell>
          <table:table-cell table:formula="of:=([.AL85]/SUM([.$CH85:.$CK85]))" office:value-type="float" office:value="0.386324944403036" calcext:value-type="float">
            <text:p>0.386324944403036</text:p>
          </table:table-cell>
          <table:table-cell table:formula="of:=([.AM85]/SUM([.$CH85:.$CK85]))" office:value-type="float" office:value="0.423937893697625" calcext:value-type="float">
            <text:p>0.423937893697625</text:p>
          </table:table-cell>
          <table:table-cell table:formula="of:=([.AN85]/SUM([.$CH85:.$CK85]))" office:value-type="float" office:value="0.0936879323088674" calcext:value-type="float">
            <text:p>0.093687932308867</text:p>
          </table:table-cell>
          <table:table-cell table:formula="of:=([.AO85]/SUM([.$CH85:.$CK85]))" office:value-type="float" office:value="0.0157065062988395" calcext:value-type="float">
            <text:p>0.01570650629884</text:p>
          </table:table-cell>
          <table:table-cell table:formula="of:=([.AP85]/SUM([.$CH85:.$CK85]))" office:value-type="float" office:value="0.057590523095745" calcext:value-type="float">
            <text:p>0.057590523095745</text:p>
          </table:table-cell>
          <table:table-cell table:formula="of:=([.AQ85]/SUM([.$CH85:.$CK85]))" office:value-type="float" office:value="0.00619993669691034" calcext:value-type="float">
            <text:p>0.00619993669691</text:p>
          </table:table-cell>
          <table:table-cell table:formula="of:=([.AR85]/SUM([.$CH85:.$CK85]))" office:value-type="float" office:value="0.103607831023924" calcext:value-type="float">
            <text:p>0.103607831023924</text:p>
          </table:table-cell>
          <table:table-cell table:formula="of:=([.AS85]/SUM([.$CH85:.$CK85]))" office:value-type="float" office:value="0.00964434597297164" calcext:value-type="float">
            <text:p>0.009644345972972</text:p>
          </table:table-cell>
          <table:table-cell table:formula="of:=([.AT85]/SUM([.$CH85:.$CK85]))" office:value-type="float" office:value="0.00330663290501885" calcext:value-type="float">
            <text:p>0.003306632905019</text:p>
          </table:table-cell>
          <table:table-cell table:formula="of:=([.AU85]/SUM([.$CH85:.$CK85]))" office:value-type="float" office:value="0" calcext:value-type="float">
            <text:p>0</text:p>
          </table:table-cell>
          <table:table-cell table:formula="of:=([.AV85]/SUM([.$CH85:.$CK85]))" office:value-type="float" office:value="0.869093348535788" calcext:value-type="float">
            <text:p>0.869093348535788</text:p>
          </table:table-cell>
          <table:table-cell table:formula="of:=([.AW85]/SUM([.$CH85:.$CK85]))" office:value-type="float" office:value="0.0334796581633159" calcext:value-type="float">
            <text:p>0.033479658163316</text:p>
          </table:table-cell>
          <table:table-cell table:formula="of:=([.AX85]/SUM([.$CH85:.$CK85]))" office:value-type="float" office:value="0.0276930505795329" calcext:value-type="float">
            <text:p>0.027693050579533</text:p>
          </table:table-cell>
          <table:table-cell table:formula="of:=([.AY85]/SUM([.$CH85:.$CK85]))" office:value-type="float" office:value="0.00551105484169808" calcext:value-type="float">
            <text:p>0.005511054841698</text:p>
          </table:table-cell>
          <table:table-cell table:formula="of:=([.AZ85]/SUM([.$CH85:.$CK85]))" office:value-type="float" office:value="0.0309996834845517" calcext:value-type="float">
            <text:p>0.030999683484552</text:p>
          </table:table-cell>
          <table:table-cell table:formula="of:=([.BA85]/SUM([.$CH85:.$CK85]))" office:value-type="float" office:value="0.020115350172198" calcext:value-type="float">
            <text:p>0.020115350172198</text:p>
          </table:table-cell>
          <table:table-cell table:formula="of:=([.BB85]/SUM([.$CH85:.$CK85]))" office:value-type="float" office:value="0.0132265316200754" calcext:value-type="float">
            <text:p>0.013226531620075</text:p>
          </table:table-cell>
          <table:table-cell table:formula="of:=([.BC85]/SUM([.$CH85:.$CK85]))" office:value-type="float" office:value="0.00385773838918866" calcext:value-type="float">
            <text:p>0.003857738389189</text:p>
          </table:table-cell>
          <table:table-cell table:formula="of:=([.BD85]/SUM([.$CH85:.$CK85]))" office:value-type="float" office:value="0.0577282994667874" calcext:value-type="float">
            <text:p>0.057728299466788</text:p>
          </table:table-cell>
          <table:table-cell table:formula="of:=([.BE85]/SUM([.$CH85:.$CK85]))" office:value-type="float" office:value="0.0242486413034716" calcext:value-type="float">
            <text:p>0.024248641303472</text:p>
          </table:table-cell>
          <table:table-cell table:formula="of:=([.BF85]/SUM([.$CH85:.$CK85]))" office:value-type="float" office:value="0.0699903964895657" calcext:value-type="float">
            <text:p>0.069990396489566</text:p>
          </table:table-cell>
          <table:table-cell table:formula="of:=([.BG85]/SUM([.$CH85:.$CK85]))" office:value-type="float" office:value="0.0270041687243206" calcext:value-type="float">
            <text:p>0.027004168724321</text:p>
          </table:table-cell>
          <table:table-cell table:formula="of:=([.BH85]/SUM([.$CH85:.$CK85]))" office:value-type="float" office:value="0.0148798480725848" calcext:value-type="float">
            <text:p>0.014879848072585</text:p>
          </table:table-cell>
          <table:table-cell table:formula="of:=([.BI85]/SUM([.$CH85:.$CK85]))" office:value-type="float" office:value="0.0168087172671792" calcext:value-type="float">
            <text:p>0.016808717267179</text:p>
          </table:table-cell>
          <table:table-cell table:formula="of:=([.BJ85]/SUM([.$CH85:.$CK85]))" office:value-type="float" office:value="0.00123998733938207" calcext:value-type="float">
            <text:p>0.001239987339382</text:p>
          </table:table-cell>
          <table:table-cell table:formula="of:=([.BK85]/SUM([.$CH85:.$CK85]))" office:value-type="float" office:value="0" calcext:value-type="float">
            <text:p>0</text:p>
          </table:table-cell>
          <table:table-cell table:formula="of:=([.BL85]/SUM([.$CH85:.$CK85]))" office:value-type="float" office:value="0.00123998733938207" calcext:value-type="float">
            <text:p>0.001239987339382</text:p>
          </table:table-cell>
          <table:table-cell table:formula="of:=([.BM85]/SUM([.$CH85:.$CK85]))" office:value-type="float" office:value="0.00165331645250942" calcext:value-type="float">
            <text:p>0.001653316452509</text:p>
          </table:table-cell>
          <table:table-cell table:formula="of:=([.BN85]/SUM([.$CH85:.$CK85]))" office:value-type="float" office:value="0.00247997467876414" calcext:value-type="float">
            <text:p>0.002479974678764</text:p>
          </table:table-cell>
          <table:table-cell table:formula="of:=([.BO85]/SUM([.$CH85:.$CK85]))" office:value-type="float" office:value="0.000551105484169808" calcext:value-type="float">
            <text:p>0.00055110548417</text:p>
          </table:table-cell>
          <table:table-cell table:formula="of:=([.BP85]/SUM([.$CH85:.$CK85]))" office:value-type="float" office:value="0.231464303351319" calcext:value-type="float">
            <text:p>0.231464303351319</text:p>
          </table:table-cell>
          <table:table-cell table:formula="of:=([.BQ85]/SUM([.$CH85:.$CK85]))" office:value-type="float" office:value="0.0422973459100328" calcext:value-type="float">
            <text:p>0.042297345910033</text:p>
          </table:table-cell>
          <table:table-cell table:formula="of:=([.BR85]/SUM([.$CH85:.$CK85]))" office:value-type="float" office:value="0.354636379063272" calcext:value-type="float">
            <text:p>0.354636379063272</text:p>
          </table:table-cell>
          <table:table-cell table:formula="of:=([.BS85]/SUM([.$CH85:.$CK85]))" office:value-type="float" office:value="0.626606935501072" calcext:value-type="float">
            <text:p>0.626606935501072</text:p>
          </table:table-cell>
          <table:table-cell table:formula="of:=([.BT85]/SUM([.$CH85:.$CK85]))" office:value-type="float" office:value="0.978763339885579" calcext:value-type="float">
            <text:p>0.978763339885579</text:p>
          </table:table-cell>
          <table:table-cell table:formula="of:=([.BU85]/SUM([.$CH85:.$CK85]))" office:value-type="float" office:value="0.110634425947089" calcext:value-type="float">
            <text:p>0.11063442594708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85</text:p>
          </table:table-cell>
          <table:table-cell table:formula="of:=([.B86]/SUM([.$CH86:.$CK86]))" office:value-type="float" office:value="0.0444225280252198" calcext:value-type="float">
            <text:p>0.04442252802522</text:p>
          </table:table-cell>
          <table:table-cell table:formula="of:=([.C86]/SUM([.$CH86:.$CK86]))" office:value-type="float" office:value="0.0666337920378297" calcext:value-type="float">
            <text:p>0.06663379203783</text:p>
          </table:table-cell>
          <table:table-cell table:formula="of:=([.D86]/SUM([.$CH86:.$CK86]))" office:value-type="float" office:value="0.0781778042549099" calcext:value-type="float">
            <text:p>0.07817780425491</text:p>
          </table:table-cell>
          <table:table-cell table:formula="of:=([.E86]/SUM([.$CH86:.$CK86]))" office:value-type="float" office:value="0.162346804723747" calcext:value-type="float">
            <text:p>0.162346804723747</text:p>
          </table:table-cell>
          <table:table-cell table:formula="of:=([.F86]/SUM([.$CH86:.$CK86]))" office:value-type="float" office:value="0.00832922400472872" calcext:value-type="float">
            <text:p>0.008329224004729</text:p>
          </table:table-cell>
          <table:table-cell table:formula="of:=([.G86]/SUM([.$CH86:.$CK86]))" office:value-type="float" office:value="0.104188363427571" calcext:value-type="float">
            <text:p>0.104188363427571</text:p>
          </table:table-cell>
          <table:table-cell table:formula="of:=([.H86]/SUM([.$CH86:.$CK86]))" office:value-type="float" office:value="0.216705950859872" calcext:value-type="float">
            <text:p>0.216705950859872</text:p>
          </table:table-cell>
          <table:table-cell table:formula="of:=([.I86]/SUM([.$CH86:.$CK86]))" office:value-type="float" office:value="0.183389054840957" calcext:value-type="float">
            <text:p>0.183389054840957</text:p>
          </table:table-cell>
          <table:table-cell table:formula="of:=([.J86]/SUM([.$CH86:.$CK86]))" office:value-type="float" office:value="0.509397804920777" calcext:value-type="float">
            <text:p>0.509397804920777</text:p>
          </table:table-cell>
          <table:table-cell table:formula="of:=([.K86]/SUM([.$CH86:.$CK86]))" office:value-type="float" office:value="0.0391619654959175" calcext:value-type="float">
            <text:p>0.039161965495918</text:p>
          </table:table-cell>
          <table:table-cell table:formula="of:=([.L86]/SUM([.$CH86:.$CK86]))" office:value-type="float" office:value="0.000438380210775196" calcext:value-type="float">
            <text:p>0.000438380210775</text:p>
          </table:table-cell>
          <table:table-cell table:formula="of:=([.M86]/SUM([.$CH86:.$CK86]))" office:value-type="float" office:value="0.00263028126465117" calcext:value-type="float">
            <text:p>0.002630281264651</text:p>
          </table:table-cell>
          <table:table-cell table:formula="of:=([.N86]/SUM([.$CH86:.$CK86]))" office:value-type="float" office:value="0.000876760421550391" calcext:value-type="float">
            <text:p>0.00087676042155</text:p>
          </table:table-cell>
          <table:table-cell table:formula="of:=([.O86]/SUM([.$CH86:.$CK86]))" office:value-type="float" office:value="0.00569894274007754" calcext:value-type="float">
            <text:p>0.005698942740078</text:p>
          </table:table-cell>
          <table:table-cell table:formula="of:=([.P86]/SUM([.$CH86:.$CK86]))" office:value-type="float" office:value="0" calcext:value-type="float">
            <text:p>0</text:p>
          </table:table-cell>
          <table:table-cell table:formula="of:=([.Q86]/SUM([.$CH86:.$CK86]))" office:value-type="float" office:value="0.0802235785718608" calcext:value-type="float">
            <text:p>0.080223578571861</text:p>
          </table:table-cell>
          <table:table-cell table:formula="of:=([.R86]/SUM([.$CH86:.$CK86]))" office:value-type="float" office:value="0.176228844731629" calcext:value-type="float">
            <text:p>0.176228844731629</text:p>
          </table:table-cell>
          <table:table-cell table:formula="of:=([.S86]/SUM([.$CH86:.$CK86]))" office:value-type="float" office:value="0.16702286030535" calcext:value-type="float">
            <text:p>0.16702286030535</text:p>
          </table:table-cell>
          <table:table-cell table:formula="of:=([.T86]/SUM([.$CH86:.$CK86]))" office:value-type="float" office:value="0.760005158747264" calcext:value-type="float">
            <text:p>0.760005158747264</text:p>
          </table:table-cell>
          <table:table-cell table:formula="of:=([.U86]/SUM([.$CH86:.$CK86]))" office:value-type="float" office:value="0.338429522718451" calcext:value-type="float">
            <text:p>0.338429522718451</text:p>
          </table:table-cell>
          <table:table-cell table:formula="of:=([.V86]/SUM([.$CH86:.$CK86]))" office:value-type="float" office:value="0.0951285057382174" calcext:value-type="float">
            <text:p>0.095128505738218</text:p>
          </table:table-cell>
          <table:table-cell table:formula="of:=([.W86]/SUM([.$CH86:.$CK86]))" office:value-type="float" office:value="0.0149049271663567" calcext:value-type="float">
            <text:p>0.014904927166357</text:p>
          </table:table-cell>
          <table:table-cell table:formula="of:=([.X86]/SUM([.$CH86:.$CK86]))" office:value-type="float" office:value="0.00175352084310078" calcext:value-type="float">
            <text:p>0.001753520843101</text:p>
          </table:table-cell>
          <table:table-cell table:formula="of:=([.Y86]/SUM([.$CH86:.$CK86]))" office:value-type="float" office:value="0.000876760421550391" calcext:value-type="float">
            <text:p>0.00087676042155</text:p>
          </table:table-cell>
          <table:table-cell table:formula="of:=([.Z86]/SUM([.$CH86:.$CK86]))" office:value-type="float" office:value="0" calcext:value-type="float">
            <text:p>0</text:p>
          </table:table-cell>
          <table:table-cell table:formula="of:=([.AA86]/SUM([.$CH86:.$CK86]))" office:value-type="float" office:value="0.299121430485608" calcext:value-type="float">
            <text:p>0.299121430485608</text:p>
          </table:table-cell>
          <table:table-cell table:formula="of:=([.AB86]/SUM([.$CH86:.$CK86]))" office:value-type="float" office:value="0.103165476269096" calcext:value-type="float">
            <text:p>0.103165476269096</text:p>
          </table:table-cell>
          <table:table-cell table:formula="of:=([.AC86]/SUM([.$CH86:.$CK86]))" office:value-type="float" office:value="0.0122746459017055" calcext:value-type="float">
            <text:p>0.012274645901706</text:p>
          </table:table-cell>
          <table:table-cell table:formula="of:=([.AD86]/SUM([.$CH86:.$CK86]))" office:value-type="float" office:value="0.00219190105387598" calcext:value-type="float">
            <text:p>0.002191901053876</text:p>
          </table:table-cell>
          <table:table-cell table:formula="of:=([.AE86]/SUM([.$CH86:.$CK86]))" office:value-type="float" office:value="0.000876760421550391" calcext:value-type="float">
            <text:p>0.00087676042155</text:p>
          </table:table-cell>
          <table:table-cell table:formula="of:=([.AF86]/SUM([.$CH86:.$CK86]))" office:value-type="float" office:value="0.000438380210775196" calcext:value-type="float">
            <text:p>0.000438380210775</text:p>
          </table:table-cell>
          <table:table-cell table:formula="of:=([.AG86]/SUM([.$CH86:.$CK86]))" office:value-type="float" office:value="0.00175352084310078" calcext:value-type="float">
            <text:p>0.001753520843101</text:p>
          </table:table-cell>
          <table:table-cell table:formula="of:=([.AH86]/SUM([.$CH86:.$CK86]))" office:value-type="float" office:value="0.000438380210775196" calcext:value-type="float">
            <text:p>0.000438380210775</text:p>
          </table:table-cell>
          <table:table-cell table:formula="of:=([.AI86]/SUM([.$CH86:.$CK86]))" office:value-type="float" office:value="0" calcext:value-type="float">
            <text:p>0</text:p>
          </table:table-cell>
          <table:table-cell table:formula="of:=([.AJ86]/SUM([.$CH86:.$CK86]))" office:value-type="float" office:value="0" calcext:value-type="float">
            <text:p>0</text:p>
          </table:table-cell>
          <table:table-cell table:formula="of:=([.AK86]/SUM([.$CH86:.$CK86]))" office:value-type="float" office:value="0.0977587870028686" calcext:value-type="float">
            <text:p>0.097758787002869</text:p>
          </table:table-cell>
          <table:table-cell table:formula="of:=([.AL86]/SUM([.$CH86:.$CK86]))" office:value-type="float" office:value="0.298390796800983" calcext:value-type="float">
            <text:p>0.298390796800983</text:p>
          </table:table-cell>
          <table:table-cell table:formula="of:=([.AM86]/SUM([.$CH86:.$CK86]))" office:value-type="float" office:value="0.221674259915324" calcext:value-type="float">
            <text:p>0.221674259915324</text:p>
          </table:table-cell>
          <table:table-cell table:formula="of:=([.AN86]/SUM([.$CH86:.$CK86]))" office:value-type="float" office:value="0.0391619654959175" calcext:value-type="float">
            <text:p>0.039161965495918</text:p>
          </table:table-cell>
          <table:table-cell table:formula="of:=([.AO86]/SUM([.$CH86:.$CK86]))" office:value-type="float" office:value="0.0118362656909303" calcext:value-type="float">
            <text:p>0.01183626569093</text:p>
          </table:table-cell>
          <table:table-cell table:formula="of:=([.AP86]/SUM([.$CH86:.$CK86]))" office:value-type="float" office:value="0.10126582868907" calcext:value-type="float">
            <text:p>0.10126582868907</text:p>
          </table:table-cell>
          <table:table-cell table:formula="of:=([.AQ86]/SUM([.$CH86:.$CK86]))" office:value-type="float" office:value="0.0476373162375713" calcext:value-type="float">
            <text:p>0.047637316237571</text:p>
          </table:table-cell>
          <table:table-cell table:formula="of:=([.AR86]/SUM([.$CH86:.$CK86]))" office:value-type="float" office:value="0.372769305895841" calcext:value-type="float">
            <text:p>0.372769305895841</text:p>
          </table:table-cell>
          <table:table-cell table:formula="of:=([.AS86]/SUM([.$CH86:.$CK86]))" office:value-type="float" office:value="0.0995123078459694" calcext:value-type="float">
            <text:p>0.099512307845969</text:p>
          </table:table-cell>
          <table:table-cell table:formula="of:=([.AT86]/SUM([.$CH86:.$CK86]))" office:value-type="float" office:value="0.00438380210775196" calcext:value-type="float">
            <text:p>0.004383802107752</text:p>
          </table:table-cell>
          <table:table-cell table:formula="of:=([.AU86]/SUM([.$CH86:.$CK86]))" office:value-type="float" office:value="0" calcext:value-type="float">
            <text:p>0</text:p>
          </table:table-cell>
          <table:table-cell table:formula="of:=([.AV86]/SUM([.$CH86:.$CK86]))" office:value-type="float" office:value="0.553674206209072" calcext:value-type="float">
            <text:p>0.553674206209072</text:p>
          </table:table-cell>
          <table:table-cell table:formula="of:=([.AW86]/SUM([.$CH86:.$CK86]))" office:value-type="float" office:value="0.0322940088604394" calcext:value-type="float">
            <text:p>0.032294008860439</text:p>
          </table:table-cell>
          <table:table-cell table:formula="of:=([.AX86]/SUM([.$CH86:.$CK86]))" office:value-type="float" office:value="0.103457729742946" calcext:value-type="float">
            <text:p>0.103457729742946</text:p>
          </table:table-cell>
          <table:table-cell table:formula="of:=([.AY86]/SUM([.$CH86:.$CK86]))" office:value-type="float" office:value="0.0239647848557107" calcext:value-type="float">
            <text:p>0.023964784855711</text:p>
          </table:table-cell>
          <table:table-cell table:formula="of:=([.AZ86]/SUM([.$CH86:.$CK86]))" office:value-type="float" office:value="0.0910369571043156" calcext:value-type="float">
            <text:p>0.091036957104316</text:p>
          </table:table-cell>
          <table:table-cell table:formula="of:=([.BA86]/SUM([.$CH86:.$CK86]))" office:value-type="float" office:value="0.0265950661203619" calcext:value-type="float">
            <text:p>0.026595066120362</text:p>
          </table:table-cell>
          <table:table-cell table:formula="of:=([.BB86]/SUM([.$CH86:.$CK86]))" office:value-type="float" office:value="0.00789084379395352" calcext:value-type="float">
            <text:p>0.007890843793954</text:p>
          </table:table-cell>
          <table:table-cell table:formula="of:=([.BC86]/SUM([.$CH86:.$CK86]))" office:value-type="float" office:value="0.0444225280252198" calcext:value-type="float">
            <text:p>0.04442252802522</text:p>
          </table:table-cell>
          <table:table-cell table:formula="of:=([.BD86]/SUM([.$CH86:.$CK86]))" office:value-type="float" office:value="0.304528119751836" calcext:value-type="float">
            <text:p>0.304528119751836</text:p>
          </table:table-cell>
          <table:table-cell table:formula="of:=([.BE86]/SUM([.$CH86:.$CK86]))" office:value-type="float" office:value="0.101996462373695" calcext:value-type="float">
            <text:p>0.101996462373695</text:p>
          </table:table-cell>
          <table:table-cell table:formula="of:=([.BF86]/SUM([.$CH86:.$CK86]))" office:value-type="float" office:value="0.322501708393619" calcext:value-type="float">
            <text:p>0.322501708393619</text:p>
          </table:table-cell>
          <table:table-cell table:formula="of:=([.BG86]/SUM([.$CH86:.$CK86]))" office:value-type="float" office:value="0.111786953747675" calcext:value-type="float">
            <text:p>0.111786953747675</text:p>
          </table:table-cell>
          <table:table-cell table:formula="of:=([.BH86]/SUM([.$CH86:.$CK86]))" office:value-type="float" office:value="0.0210422501172094" calcext:value-type="float">
            <text:p>0.021042250117209</text:p>
          </table:table-cell>
          <table:table-cell table:formula="of:=([.BI86]/SUM([.$CH86:.$CK86]))" office:value-type="float" office:value="0.104188363427571" calcext:value-type="float">
            <text:p>0.104188363427571</text:p>
          </table:table-cell>
          <table:table-cell table:formula="of:=([.BJ86]/SUM([.$CH86:.$CK86]))" office:value-type="float" office:value="0.00306866147542637" calcext:value-type="float">
            <text:p>0.003068661475426</text:p>
          </table:table-cell>
          <table:table-cell table:formula="of:=([.BK86]/SUM([.$CH86:.$CK86]))" office:value-type="float" office:value="0.000438380210775196" calcext:value-type="float">
            <text:p>0.000438380210775</text:p>
          </table:table-cell>
          <table:table-cell table:formula="of:=([.BL86]/SUM([.$CH86:.$CK86]))" office:value-type="float" office:value="0.000876760421550391" calcext:value-type="float">
            <text:p>0.00087676042155</text:p>
          </table:table-cell>
          <table:table-cell table:formula="of:=([.BM86]/SUM([.$CH86:.$CK86]))" office:value-type="float" office:value="0.00219190105387598" calcext:value-type="float">
            <text:p>0.002191901053876</text:p>
          </table:table-cell>
          <table:table-cell table:formula="of:=([.BN86]/SUM([.$CH86:.$CK86]))" office:value-type="float" office:value="0.00263028126465117" calcext:value-type="float">
            <text:p>0.002630281264651</text:p>
          </table:table-cell>
          <table:table-cell table:formula="of:=([.BO86]/SUM([.$CH86:.$CK86]))" office:value-type="float" office:value="0.000438380210775196" calcext:value-type="float">
            <text:p>0.000438380210775</text:p>
          </table:table-cell>
          <table:table-cell table:formula="of:=([.BP86]/SUM([.$CH86:.$CK86]))" office:value-type="float" office:value="0.124938360070931" calcext:value-type="float">
            <text:p>0.124938360070931</text:p>
          </table:table-cell>
          <table:table-cell table:formula="of:=([.BQ86]/SUM([.$CH86:.$CK86]))" office:value-type="float" office:value="0.0232341511710854" calcext:value-type="float">
            <text:p>0.023234151171085</text:p>
          </table:table-cell>
          <table:table-cell table:formula="of:=([.BR86]/SUM([.$CH86:.$CK86]))" office:value-type="float" office:value="0.288454178690079" calcext:value-type="float">
            <text:p>0.288454178690079</text:p>
          </table:table-cell>
          <table:table-cell table:formula="of:=([.BS86]/SUM([.$CH86:.$CK86]))" office:value-type="float" office:value="0.576031596958607" calcext:value-type="float">
            <text:p>0.576031596958607</text:p>
          </table:table-cell>
          <table:table-cell table:formula="of:=([.BT86]/SUM([.$CH86:.$CK86]))" office:value-type="float" office:value="0.394980569908451" calcext:value-type="float">
            <text:p>0.394980569908451</text:p>
          </table:table-cell>
          <table:table-cell table:formula="of:=([.BU86]/SUM([.$CH86:.$CK86]))" office:value-type="float" office:value="0.0802235785718608" calcext:value-type="float">
            <text:p>0.08022357857186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86</text:p>
          </table:table-cell>
          <table:table-cell table:formula="of:=([.B87]/SUM([.$CH87:.$CK87]))" office:value-type="float" office:value="0.119036389388956" calcext:value-type="float">
            <text:p>0.119036389388956</text:p>
          </table:table-cell>
          <table:table-cell table:formula="of:=([.C87]/SUM([.$CH87:.$CK87]))" office:value-type="float" office:value="0.134009520129705" calcext:value-type="float">
            <text:p>0.134009520129705</text:p>
          </table:table-cell>
          <table:table-cell table:formula="of:=([.D87]/SUM([.$CH87:.$CK87]))" office:value-type="float" office:value="0.249302626833473" calcext:value-type="float">
            <text:p>0.249302626833473</text:p>
          </table:table-cell>
          <table:table-cell table:formula="of:=([.E87]/SUM([.$CH87:.$CK87]))" office:value-type="float" office:value="0.479514511972492" calcext:value-type="float">
            <text:p>0.479514511972492</text:p>
          </table:table-cell>
          <table:table-cell table:formula="of:=([.F87]/SUM([.$CH87:.$CK87]))" office:value-type="float" office:value="0.00673790883333712" calcext:value-type="float">
            <text:p>0.006737908833337</text:p>
          </table:table-cell>
          <table:table-cell table:formula="of:=([.G87]/SUM([.$CH87:.$CK87]))" office:value-type="float" office:value="0.0103876094513947" calcext:value-type="float">
            <text:p>0.010387609451395</text:p>
          </table:table-cell>
          <table:table-cell table:formula="of:=([.H87]/SUM([.$CH87:.$CK87]))" office:value-type="float" office:value="0.0143180562708414" calcext:value-type="float">
            <text:p>0.014318056270841</text:p>
          </table:table-cell>
          <table:table-cell table:formula="of:=([.I87]/SUM([.$CH87:.$CK87]))" office:value-type="float" office:value="0.0147859666064898" calcext:value-type="float">
            <text:p>0.01478596660649</text:p>
          </table:table-cell>
          <table:table-cell table:formula="of:=([.J87]/SUM([.$CH87:.$CK87]))" office:value-type="float" office:value="0.0516573010555846" calcext:value-type="float">
            <text:p>0.051657301055585</text:p>
          </table:table-cell>
          <table:table-cell table:formula="of:=([.K87]/SUM([.$CH87:.$CK87]))" office:value-type="float" office:value="0.00393044681944665" calcext:value-type="float">
            <text:p>0.003930446819447</text:p>
          </table:table-cell>
          <table:table-cell table:formula="of:=([.L87]/SUM([.$CH87:.$CK87]))" office:value-type="float" office:value="0.000280746201389047" calcext:value-type="float">
            <text:p>0.000280746201389</text:p>
          </table:table-cell>
          <table:table-cell table:formula="of:=([.M87]/SUM([.$CH87:.$CK87]))" office:value-type="float" office:value="0" calcext:value-type="float">
            <text:p>0</text:p>
          </table:table-cell>
          <table:table-cell table:formula="of:=([.N87]/SUM([.$CH87:.$CK87]))" office:value-type="float" office:value="0.000280746201389047" calcext:value-type="float">
            <text:p>0.000280746201389</text:p>
          </table:table-cell>
          <table:table-cell table:formula="of:=([.O87]/SUM([.$CH87:.$CK87]))" office:value-type="float" office:value="0.00224596961111237" calcext:value-type="float">
            <text:p>0.002245969611112</text:p>
          </table:table-cell>
          <table:table-cell table:formula="of:=([.P87]/SUM([.$CH87:.$CK87]))" office:value-type="float" office:value="0" calcext:value-type="float">
            <text:p>0</text:p>
          </table:table-cell>
          <table:table-cell table:formula="of:=([.Q87]/SUM([.$CH87:.$CK87]))" office:value-type="float" office:value="0.0531546141296595" calcext:value-type="float">
            <text:p>0.05315461412966</text:p>
          </table:table-cell>
          <table:table-cell table:formula="of:=([.R87]/SUM([.$CH87:.$CK87]))" office:value-type="float" office:value="0.143274144775543" calcext:value-type="float">
            <text:p>0.143274144775543</text:p>
          </table:table-cell>
          <table:table-cell table:formula="of:=([.S87]/SUM([.$CH87:.$CK87]))" office:value-type="float" office:value="0.166669661557964" calcext:value-type="float">
            <text:p>0.166669661557964</text:p>
          </table:table-cell>
          <table:table-cell table:formula="of:=([.T87]/SUM([.$CH87:.$CK87]))" office:value-type="float" office:value="0.65095685895407" calcext:value-type="float">
            <text:p>0.65095685895407</text:p>
          </table:table-cell>
          <table:table-cell table:formula="of:=([.U87]/SUM([.$CH87:.$CK87]))" office:value-type="float" office:value="0.321828728858977" calcext:value-type="float">
            <text:p>0.321828728858977</text:p>
          </table:table-cell>
          <table:table-cell table:formula="of:=([.V87]/SUM([.$CH87:.$CK87]))" office:value-type="float" office:value="0.260626056956165" calcext:value-type="float">
            <text:p>0.260626056956165</text:p>
          </table:table-cell>
          <table:table-cell table:formula="of:=([.W87]/SUM([.$CH87:.$CK87]))" office:value-type="float" office:value="0.0190907416944552" calcext:value-type="float">
            <text:p>0.019090741694455</text:p>
          </table:table-cell>
          <table:table-cell table:formula="of:=([.X87]/SUM([.$CH87:.$CK87]))" office:value-type="float" office:value="0.00252671581250142" calcext:value-type="float">
            <text:p>0.002526715812501</text:p>
          </table:table-cell>
          <table:table-cell table:formula="of:=([.Y87]/SUM([.$CH87:.$CK87]))" office:value-type="float" office:value="0.000561492402778093" calcext:value-type="float">
            <text:p>0.000561492402778</text:p>
          </table:table-cell>
          <table:table-cell table:formula="of:=([.Z87]/SUM([.$CH87:.$CK87]))" office:value-type="float" office:value="0.00364970061805761" calcext:value-type="float">
            <text:p>0.003649700618058</text:p>
          </table:table-cell>
          <table:table-cell table:formula="of:=([.AA87]/SUM([.$CH87:.$CK87]))" office:value-type="float" office:value="0.0242377553865877" calcext:value-type="float">
            <text:p>0.024237755386588</text:p>
          </table:table-cell>
          <table:table-cell table:formula="of:=([.AB87]/SUM([.$CH87:.$CK87]))" office:value-type="float" office:value="0.0103876094513947" calcext:value-type="float">
            <text:p>0.010387609451395</text:p>
          </table:table-cell>
          <table:table-cell table:formula="of:=([.AC87]/SUM([.$CH87:.$CK87]))" office:value-type="float" office:value="0.00308820821527951" calcext:value-type="float">
            <text:p>0.00308820821528</text:p>
          </table:table-cell>
          <table:table-cell table:formula="of:=([.AD87]/SUM([.$CH87:.$CK87]))" office:value-type="float" office:value="0" calcext:value-type="float">
            <text:p>0</text:p>
          </table:table-cell>
          <table:table-cell table:formula="of:=([.AE87]/SUM([.$CH87:.$CK87]))" office:value-type="float" office:value="0" calcext:value-type="float">
            <text:p>0</text:p>
          </table:table-cell>
          <table:table-cell table:formula="of:=([.AF87]/SUM([.$CH87:.$CK87]))" office:value-type="float" office:value="0.000561492402778093" calcext:value-type="float">
            <text:p>0.000561492402778</text:p>
          </table:table-cell>
          <table:table-cell table:formula="of:=([.AG87]/SUM([.$CH87:.$CK87]))" office:value-type="float" office:value="0.00084223860416714" calcext:value-type="float">
            <text:p>0.000842238604167</text:p>
          </table:table-cell>
          <table:table-cell table:formula="of:=([.AH87]/SUM([.$CH87:.$CK87]))" office:value-type="float" office:value="0.000280746201389047" calcext:value-type="float">
            <text:p>0.000280746201389</text:p>
          </table:table-cell>
          <table:table-cell table:formula="of:=([.AI87]/SUM([.$CH87:.$CK87]))" office:value-type="float" office:value="0" calcext:value-type="float">
            <text:p>0</text:p>
          </table:table-cell>
          <table:table-cell table:formula="of:=([.AJ87]/SUM([.$CH87:.$CK87]))" office:value-type="float" office:value="0" calcext:value-type="float">
            <text:p>0</text:p>
          </table:table-cell>
          <table:table-cell table:formula="of:=([.AK87]/SUM([.$CH87:.$CK87]))" office:value-type="float" office:value="0.119129971456085" calcext:value-type="float">
            <text:p>0.119129971456085</text:p>
          </table:table-cell>
          <table:table-cell table:formula="of:=([.AL87]/SUM([.$CH87:.$CK87]))" office:value-type="float" office:value="0.299181868613594" calcext:value-type="float">
            <text:p>0.299181868613594</text:p>
          </table:table-cell>
          <table:table-cell table:formula="of:=([.AM87]/SUM([.$CH87:.$CK87]))" office:value-type="float" office:value="0.150947874280177" calcext:value-type="float">
            <text:p>0.150947874280177</text:p>
          </table:table-cell>
          <table:table-cell table:formula="of:=([.AN87]/SUM([.$CH87:.$CK87]))" office:value-type="float" office:value="0.0157217872777866" calcext:value-type="float">
            <text:p>0.015721787277787</text:p>
          </table:table-cell>
          <table:table-cell table:formula="of:=([.AO87]/SUM([.$CH87:.$CK87]))" office:value-type="float" office:value="0.00252671581250142" calcext:value-type="float">
            <text:p>0.002526715812501</text:p>
          </table:table-cell>
          <table:table-cell table:formula="of:=([.AP87]/SUM([.$CH87:.$CK87]))" office:value-type="float" office:value="0.258847997680701" calcext:value-type="float">
            <text:p>0.258847997680701</text:p>
          </table:table-cell>
          <table:table-cell table:formula="of:=([.AQ87]/SUM([.$CH87:.$CK87]))" office:value-type="float" office:value="0.327350070819628" calcext:value-type="float">
            <text:p>0.327350070819628</text:p>
          </table:table-cell>
          <table:table-cell table:formula="of:=([.AR87]/SUM([.$CH87:.$CK87]))" office:value-type="float" office:value="0.0356547675764089" calcext:value-type="float">
            <text:p>0.035654767576409</text:p>
          </table:table-cell>
          <table:table-cell table:formula="of:=([.AS87]/SUM([.$CH87:.$CK87]))" office:value-type="float" office:value="0.0122592507939884" calcext:value-type="float">
            <text:p>0.012259250793988</text:p>
          </table:table-cell>
          <table:table-cell table:formula="of:=([.AT87]/SUM([.$CH87:.$CK87]))" office:value-type="float" office:value="0.000561492402778093" calcext:value-type="float">
            <text:p>0.000561492402778</text:p>
          </table:table-cell>
          <table:table-cell table:formula="of:=([.AU87]/SUM([.$CH87:.$CK87]))" office:value-type="float" office:value="0.000280746201389047" calcext:value-type="float">
            <text:p>0.000280746201389</text:p>
          </table:table-cell>
          <table:table-cell table:formula="of:=([.AV87]/SUM([.$CH87:.$CK87]))" office:value-type="float" office:value="0.450878399430809" calcext:value-type="float">
            <text:p>0.450878399430809</text:p>
          </table:table-cell>
          <table:table-cell table:formula="of:=([.AW87]/SUM([.$CH87:.$CK87]))" office:value-type="float" office:value="0.0339702903680746" calcext:value-type="float">
            <text:p>0.033970290368075</text:p>
          </table:table-cell>
          <table:table-cell table:formula="of:=([.AX87]/SUM([.$CH87:.$CK87]))" office:value-type="float" office:value="0.262778444500148" calcext:value-type="float">
            <text:p>0.262778444500148</text:p>
          </table:table-cell>
          <table:table-cell table:formula="of:=([.AY87]/SUM([.$CH87:.$CK87]))" office:value-type="float" office:value="0.0840366962824546" calcext:value-type="float">
            <text:p>0.084036696282455</text:p>
          </table:table-cell>
          <table:table-cell table:formula="of:=([.AZ87]/SUM([.$CH87:.$CK87]))" office:value-type="float" office:value="0.323700370201571" calcext:value-type="float">
            <text:p>0.323700370201571</text:p>
          </table:table-cell>
          <table:table-cell table:formula="of:=([.BA87]/SUM([.$CH87:.$CK87]))" office:value-type="float" office:value="0.101349378701446" calcext:value-type="float">
            <text:p>0.101349378701446</text:p>
          </table:table-cell>
          <table:table-cell table:formula="of:=([.BB87]/SUM([.$CH87:.$CK87]))" office:value-type="float" office:value="0.0243313374537174" calcext:value-type="float">
            <text:p>0.024331337453717</text:p>
          </table:table-cell>
          <table:table-cell table:formula="of:=([.BC87]/SUM([.$CH87:.$CK87]))" office:value-type="float" office:value="0.119036389388956" calcext:value-type="float">
            <text:p>0.119036389388956</text:p>
          </table:table-cell>
          <table:table-cell table:formula="of:=([.BD87]/SUM([.$CH87:.$CK87]))" office:value-type="float" office:value="0.0239570091851986" calcext:value-type="float">
            <text:p>0.023957009185199</text:p>
          </table:table-cell>
          <table:table-cell table:formula="of:=([.BE87]/SUM([.$CH87:.$CK87]))" office:value-type="float" office:value="0.00664432676620744" calcext:value-type="float">
            <text:p>0.006644326766207</text:p>
          </table:table-cell>
          <table:table-cell table:formula="of:=([.BF87]/SUM([.$CH87:.$CK87]))" office:value-type="float" office:value="0.0294783511458499" calcext:value-type="float">
            <text:p>0.02947835114585</text:p>
          </table:table-cell>
          <table:table-cell table:formula="of:=([.BG87]/SUM([.$CH87:.$CK87]))" office:value-type="float" office:value="0.0116041763240806" calcext:value-type="float">
            <text:p>0.011604176324081</text:p>
          </table:table-cell>
          <table:table-cell table:formula="of:=([.BH87]/SUM([.$CH87:.$CK87]))" office:value-type="float" office:value="0.00505343162500284" calcext:value-type="float">
            <text:p>0.005053431625003</text:p>
          </table:table-cell>
          <table:table-cell table:formula="of:=([.BI87]/SUM([.$CH87:.$CK87]))" office:value-type="float" office:value="0.0103876094513947" calcext:value-type="float">
            <text:p>0.010387609451395</text:p>
          </table:table-cell>
          <table:table-cell table:formula="of:=([.BJ87]/SUM([.$CH87:.$CK87]))" office:value-type="float" office:value="0" calcext:value-type="float">
            <text:p>0</text:p>
          </table:table-cell>
          <table:table-cell table:formula="of:=([.BK87]/SUM([.$CH87:.$CK87]))" office:value-type="float" office:value="0" calcext:value-type="float">
            <text:p>0</text:p>
          </table:table-cell>
          <table:table-cell table:formula="of:=([.BL87]/SUM([.$CH87:.$CK87]))" office:value-type="float" office:value="0.00112298480555619" calcext:value-type="float">
            <text:p>0.001122984805556</text:p>
          </table:table-cell>
          <table:table-cell table:formula="of:=([.BM87]/SUM([.$CH87:.$CK87]))" office:value-type="float" office:value="0.00084223860416714" calcext:value-type="float">
            <text:p>0.000842238604167</text:p>
          </table:table-cell>
          <table:table-cell table:formula="of:=([.BN87]/SUM([.$CH87:.$CK87]))" office:value-type="float" office:value="0.000561492402778093" calcext:value-type="float">
            <text:p>0.000561492402778</text:p>
          </table:table-cell>
          <table:table-cell table:formula="of:=([.BO87]/SUM([.$CH87:.$CK87]))" office:value-type="float" office:value="0.000280746201389047" calcext:value-type="float">
            <text:p>0.000280746201389</text:p>
          </table:table-cell>
          <table:table-cell table:formula="of:=([.BP87]/SUM([.$CH87:.$CK87]))" office:value-type="float" office:value="0.103595348312558" calcext:value-type="float">
            <text:p>0.103595348312558</text:p>
          </table:table-cell>
          <table:table-cell table:formula="of:=([.BQ87]/SUM([.$CH87:.$CK87]))" office:value-type="float" office:value="0.0262965608634407" calcext:value-type="float">
            <text:p>0.026296560863441</text:p>
          </table:table-cell>
          <table:table-cell table:formula="of:=([.BR87]/SUM([.$CH87:.$CK87]))" office:value-type="float" office:value="0.328005145289536" calcext:value-type="float">
            <text:p>0.328005145289536</text:p>
          </table:table-cell>
          <table:table-cell table:formula="of:=([.BS87]/SUM([.$CH87:.$CK87]))" office:value-type="float" office:value="0.498885999868336" calcext:value-type="float">
            <text:p>0.498885999868336</text:p>
          </table:table-cell>
          <table:table-cell table:formula="of:=([.BT87]/SUM([.$CH87:.$CK87]))" office:value-type="float" office:value="0.296935899002482" calcext:value-type="float">
            <text:p>0.296935899002482</text:p>
          </table:table-cell>
          <table:table-cell table:formula="of:=([.BU87]/SUM([.$CH87:.$CK87]))" office:value-type="float" office:value="0.0531546141296595" calcext:value-type="float">
            <text:p>0.053154614129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87</text:p>
          </table:table-cell>
          <table:table-cell table:formula="of:=([.B88]/SUM([.$CH88:.$CK88]))" office:value-type="float" office:value="0.345514270240935" calcext:value-type="float">
            <text:p>0.345514270240935</text:p>
          </table:table-cell>
          <table:table-cell table:formula="of:=([.C88]/SUM([.$CH88:.$CK88]))" office:value-type="float" office:value="0.538037504670931" calcext:value-type="float">
            <text:p>0.538037504670931</text:p>
          </table:table-cell>
          <table:table-cell table:formula="of:=([.D88]/SUM([.$CH88:.$CK88]))" office:value-type="float" office:value="0.720713368325783" calcext:value-type="float">
            <text:p>0.720713368325783</text:p>
          </table:table-cell>
          <table:table-cell table:formula="of:=([.E88]/SUM([.$CH88:.$CK88]))" office:value-type="float" office:value="1.45669729712896" calcext:value-type="float">
            <text:p>1.45669729712896</text:p>
          </table:table-cell>
          <table:table-cell table:formula="of:=([.F88]/SUM([.$CH88:.$CK88]))" office:value-type="float" office:value="0.0238334915862189" calcext:value-type="float">
            <text:p>0.023833491586219</text:p>
          </table:table-cell>
          <table:table-cell table:formula="of:=([.G88]/SUM([.$CH88:.$CK88]))" office:value-type="float" office:value="0.0199801725872494" calcext:value-type="float">
            <text:p>0.01998017258725</text:p>
          </table:table-cell>
          <table:table-cell table:formula="of:=([.H88]/SUM([.$CH88:.$CK88]))" office:value-type="float" office:value="0.0351080175461668" calcext:value-type="float">
            <text:p>0.035108017546167</text:p>
          </table:table-cell>
          <table:table-cell table:formula="of:=([.I88]/SUM([.$CH88:.$CK88]))" office:value-type="float" office:value="0.0295421123254331" calcext:value-type="float">
            <text:p>0.029542112325433</text:p>
          </table:table-cell>
          <table:table-cell table:formula="of:=([.J88]/SUM([.$CH88:.$CK88]))" office:value-type="float" office:value="0.0840594403849279" calcext:value-type="float">
            <text:p>0.084059440384928</text:p>
          </table:table-cell>
          <table:table-cell table:formula="of:=([.K88]/SUM([.$CH88:.$CK88]))" office:value-type="float" office:value="0.00214073277720529" calcext:value-type="float">
            <text:p>0.002140732777205</text:p>
          </table:table-cell>
          <table:table-cell table:formula="of:=([.L88]/SUM([.$CH88:.$CK88]))" office:value-type="float" office:value="0" calcext:value-type="float">
            <text:p>0</text:p>
          </table:table-cell>
          <table:table-cell table:formula="of:=([.M88]/SUM([.$CH88:.$CK88]))" office:value-type="float" office:value="0" calcext:value-type="float">
            <text:p>0</text:p>
          </table:table-cell>
          <table:table-cell table:formula="of:=([.N88]/SUM([.$CH88:.$CK88]))" office:value-type="float" office:value="0" calcext:value-type="float">
            <text:p>0</text:p>
          </table:table-cell>
          <table:table-cell table:formula="of:=([.O88]/SUM([.$CH88:.$CK88]))" office:value-type="float" office:value="0.000428146555441059" calcext:value-type="float">
            <text:p>0.000428146555441</text:p>
          </table:table-cell>
          <table:table-cell table:formula="of:=([.P88]/SUM([.$CH88:.$CK88]))" office:value-type="float" office:value="0" calcext:value-type="float">
            <text:p>0</text:p>
          </table:table-cell>
          <table:table-cell table:formula="of:=([.Q88]/SUM([.$CH88:.$CK88]))" office:value-type="float" office:value="0.000570862073921412" calcext:value-type="float">
            <text:p>0.000570862073921</text:p>
          </table:table-cell>
          <table:table-cell table:formula="of:=([.R88]/SUM([.$CH88:.$CK88]))" office:value-type="float" office:value="0.00128443966632318" calcext:value-type="float">
            <text:p>0.001284439666323</text:p>
          </table:table-cell>
          <table:table-cell table:formula="of:=([.S88]/SUM([.$CH88:.$CK88]))" office:value-type="float" office:value="0.00171258622176424" calcext:value-type="float">
            <text:p>0.001712586221764</text:p>
          </table:table-cell>
          <table:table-cell table:formula="of:=([.T88]/SUM([.$CH88:.$CK88]))" office:value-type="float" office:value="0.00642219833161589" calcext:value-type="float">
            <text:p>0.006422198331616</text:p>
          </table:table-cell>
          <table:table-cell table:formula="of:=([.U88]/SUM([.$CH88:.$CK88]))" office:value-type="float" office:value="0.000428146555441059" calcext:value-type="float">
            <text:p>0.000428146555441</text:p>
          </table:table-cell>
          <table:table-cell table:formula="of:=([.V88]/SUM([.$CH88:.$CK88]))" office:value-type="float" office:value="0.824182119224039" calcext:value-type="float">
            <text:p>0.824182119224039</text:p>
          </table:table-cell>
          <table:table-cell table:formula="of:=([.W88]/SUM([.$CH88:.$CK88]))" office:value-type="float" office:value="0.10503862160154" calcext:value-type="float">
            <text:p>0.10503862160154</text:p>
          </table:table-cell>
          <table:table-cell table:formula="of:=([.X88]/SUM([.$CH88:.$CK88]))" office:value-type="float" office:value="0.00342517244352847" calcext:value-type="float">
            <text:p>0.003425172443528</text:p>
          </table:table-cell>
          <table:table-cell table:formula="of:=([.Y88]/SUM([.$CH88:.$CK88]))" office:value-type="float" office:value="0.000428146555441059" calcext:value-type="float">
            <text:p>0.000428146555441</text:p>
          </table:table-cell>
          <table:table-cell table:formula="of:=([.Z88]/SUM([.$CH88:.$CK88]))" office:value-type="float" office:value="0" calcext:value-type="float">
            <text:p>0</text:p>
          </table:table-cell>
          <table:table-cell table:formula="of:=([.AA88]/SUM([.$CH88:.$CK88]))" office:value-type="float" office:value="0.0443845262473898" calcext:value-type="float">
            <text:p>0.04438452624739</text:p>
          </table:table-cell>
          <table:table-cell table:formula="of:=([.AB88]/SUM([.$CH88:.$CK88]))" office:value-type="float" office:value="0.00299702588808741" calcext:value-type="float">
            <text:p>0.002997025888087</text:p>
          </table:table-cell>
          <table:table-cell table:formula="of:=([.AC88]/SUM([.$CH88:.$CK88]))" office:value-type="float" office:value="0" calcext:value-type="float">
            <text:p>0</text:p>
          </table:table-cell>
          <table:table-cell table:formula="of:=([.AD88]/SUM([.$CH88:.$CK88]))" office:value-type="float" office:value="0" calcext:value-type="float">
            <text:p>0</text:p>
          </table:table-cell>
          <table:table-cell table:formula="of:=([.AE88]/SUM([.$CH88:.$CK88]))" office:value-type="float" office:value="0" calcext:value-type="float">
            <text:p>0</text:p>
          </table:table-cell>
          <table:table-cell table:formula="of:=([.AF88]/SUM([.$CH88:.$CK88]))" office:value-type="float" office:value="0" calcext:value-type="float">
            <text:p>0</text:p>
          </table:table-cell>
          <table:table-cell table:formula="of:=([.AG88]/SUM([.$CH88:.$CK88]))" office:value-type="float" office:value="0" calcext:value-type="float">
            <text:p>0</text:p>
          </table:table-cell>
          <table:table-cell table:formula="of:=([.AH88]/SUM([.$CH88:.$CK88]))" office:value-type="float" office:value="0" calcext:value-type="float">
            <text:p>0</text:p>
          </table:table-cell>
          <table:table-cell table:formula="of:=([.AI88]/SUM([.$CH88:.$CK88]))" office:value-type="float" office:value="0" calcext:value-type="float">
            <text:p>0</text:p>
          </table:table-cell>
          <table:table-cell table:formula="of:=([.AJ88]/SUM([.$CH88:.$CK88]))" office:value-type="float" office:value="0" calcext:value-type="float">
            <text:p>0</text:p>
          </table:table-cell>
          <table:table-cell table:formula="of:=([.AK88]/SUM([.$CH88:.$CK88]))" office:value-type="float" office:value="0.00385331899896953" calcext:value-type="float">
            <text:p>0.00385331899897</text:p>
          </table:table-cell>
          <table:table-cell table:formula="of:=([.AL88]/SUM([.$CH88:.$CK88]))" office:value-type="float" office:value="0.00128443966632318" calcext:value-type="float">
            <text:p>0.001284439666323</text:p>
          </table:table-cell>
          <table:table-cell table:formula="of:=([.AM88]/SUM([.$CH88:.$CK88]))" office:value-type="float" office:value="0.000428146555441059" calcext:value-type="float">
            <text:p>0.000428146555441</text:p>
          </table:table-cell>
          <table:table-cell table:formula="of:=([.AN88]/SUM([.$CH88:.$CK88]))" office:value-type="float" office:value="0" calcext:value-type="float">
            <text:p>0</text:p>
          </table:table-cell>
          <table:table-cell table:formula="of:=([.AO88]/SUM([.$CH88:.$CK88]))" office:value-type="float" office:value="0" calcext:value-type="float">
            <text:p>0</text:p>
          </table:table-cell>
          <table:table-cell table:formula="of:=([.AP88]/SUM([.$CH88:.$CK88]))" office:value-type="float" office:value="0.826465567519724" calcext:value-type="float">
            <text:p>0.826465567519724</text:p>
          </table:table-cell>
          <table:table-cell table:formula="of:=([.AQ88]/SUM([.$CH88:.$CK88]))" office:value-type="float" office:value="0.795924446564929" calcext:value-type="float">
            <text:p>0.795924446564929</text:p>
          </table:table-cell>
          <table:table-cell table:formula="of:=([.AR88]/SUM([.$CH88:.$CK88]))" office:value-type="float" office:value="0.0403884917299399" calcext:value-type="float">
            <text:p>0.04038849172994</text:p>
          </table:table-cell>
          <table:table-cell table:formula="of:=([.AS88]/SUM([.$CH88:.$CK88]))" office:value-type="float" office:value="0.0368206037679311" calcext:value-type="float">
            <text:p>0.036820603767931</text:p>
          </table:table-cell>
          <table:table-cell table:formula="of:=([.AT88]/SUM([.$CH88:.$CK88]))" office:value-type="float" office:value="0.000428146555441059" calcext:value-type="float">
            <text:p>0.000428146555441</text:p>
          </table:table-cell>
          <table:table-cell table:formula="of:=([.AU88]/SUM([.$CH88:.$CK88]))" office:value-type="float" office:value="0" calcext:value-type="float">
            <text:p>0</text:p>
          </table:table-cell>
          <table:table-cell table:formula="of:=([.AV88]/SUM([.$CH88:.$CK88]))" office:value-type="float" office:value="0.00556590522073377" calcext:value-type="float">
            <text:p>0.005565905220734</text:p>
          </table:table-cell>
          <table:table-cell table:formula="of:=([.AW88]/SUM([.$CH88:.$CK88]))" office:value-type="float" office:value="0.000428146555441059" calcext:value-type="float">
            <text:p>0.000428146555441</text:p>
          </table:table-cell>
          <table:table-cell table:formula="of:=([.AX88]/SUM([.$CH88:.$CK88]))" office:value-type="float" office:value="0.790786687899636" calcext:value-type="float">
            <text:p>0.790786687899636</text:p>
          </table:table-cell>
          <table:table-cell table:formula="of:=([.AY88]/SUM([.$CH88:.$CK88]))" office:value-type="float" office:value="0.213216984609647" calcext:value-type="float">
            <text:p>0.213216984609647</text:p>
          </table:table-cell>
          <table:table-cell table:formula="of:=([.AZ88]/SUM([.$CH88:.$CK88]))" office:value-type="float" office:value="0.970608241184881" calcext:value-type="float">
            <text:p>0.970608241184881</text:p>
          </table:table-cell>
          <table:table-cell table:formula="of:=([.BA88]/SUM([.$CH88:.$CK88]))" office:value-type="float" office:value="0.332099011503781" calcext:value-type="float">
            <text:p>0.332099011503781</text:p>
          </table:table-cell>
          <table:table-cell table:formula="of:=([.BB88]/SUM([.$CH88:.$CK88]))" office:value-type="float" office:value="0.0486659918018004" calcext:value-type="float">
            <text:p>0.0486659918018</text:p>
          </table:table-cell>
          <table:table-cell table:formula="of:=([.BC88]/SUM([.$CH88:.$CK88]))" office:value-type="float" office:value="0.345514270240935" calcext:value-type="float">
            <text:p>0.345514270240935</text:p>
          </table:table-cell>
          <table:table-cell table:formula="of:=([.BD88]/SUM([.$CH88:.$CK88]))" office:value-type="float" office:value="0.0595123712063072" calcext:value-type="float">
            <text:p>0.059512371206307</text:p>
          </table:table-cell>
          <table:table-cell table:formula="of:=([.BE88]/SUM([.$CH88:.$CK88]))" office:value-type="float" office:value="0.0134152587371532" calcext:value-type="float">
            <text:p>0.013415258737153</text:p>
          </table:table-cell>
          <table:table-cell table:formula="of:=([.BF88]/SUM([.$CH88:.$CK88]))" office:value-type="float" office:value="0.0423865089886649" calcext:value-type="float">
            <text:p>0.042386508988665</text:p>
          </table:table-cell>
          <table:table-cell table:formula="of:=([.BG88]/SUM([.$CH88:.$CK88]))" office:value-type="float" office:value="0.00685034488705695" calcext:value-type="float">
            <text:p>0.006850344887057</text:p>
          </table:table-cell>
          <table:table-cell table:formula="of:=([.BH88]/SUM([.$CH88:.$CK88]))" office:value-type="float" office:value="0" calcext:value-type="float">
            <text:p>0</text:p>
          </table:table-cell>
          <table:table-cell table:formula="of:=([.BI88]/SUM([.$CH88:.$CK88]))" office:value-type="float" office:value="0.0199801725872494" calcext:value-type="float">
            <text:p>0.01998017258725</text:p>
          </table:table-cell>
          <table:table-cell table:formula="of:=([.BJ88]/SUM([.$CH88:.$CK88]))" office:value-type="float" office:value="0" calcext:value-type="float">
            <text:p>0</text:p>
          </table:table-cell>
          <table:table-cell table:formula="of:=([.BK88]/SUM([.$CH88:.$CK88]))" office:value-type="float" office:value="0" calcext:value-type="float">
            <text:p>0</text:p>
          </table:table-cell>
          <table:table-cell table:formula="of:=([.BL88]/SUM([.$CH88:.$CK88]))" office:value-type="float" office:value="0.000428146555441059" calcext:value-type="float">
            <text:p>0.000428146555441</text:p>
          </table:table-cell>
          <table:table-cell table:formula="of:=([.BM88]/SUM([.$CH88:.$CK88]))" office:value-type="float" office:value="0" calcext:value-type="float">
            <text:p>0</text:p>
          </table:table-cell>
          <table:table-cell table:formula="of:=([.BN88]/SUM([.$CH88:.$CK88]))" office:value-type="float" office:value="0" calcext:value-type="float">
            <text:p>0</text:p>
          </table:table-cell>
          <table:table-cell table:formula="of:=([.BO88]/SUM([.$CH88:.$CK88]))" office:value-type="float" office:value="0" calcext:value-type="float">
            <text:p>0</text:p>
          </table:table-cell>
          <table:table-cell table:formula="of:=([.BP88]/SUM([.$CH88:.$CK88]))" office:value-type="float" office:value="0.000856293110882118" calcext:value-type="float">
            <text:p>0.000856293110882</text:p>
          </table:table-cell>
          <table:table-cell table:formula="of:=([.BQ88]/SUM([.$CH88:.$CK88]))" office:value-type="float" office:value="0" calcext:value-type="float">
            <text:p>0</text:p>
          </table:table-cell>
          <table:table-cell table:formula="of:=([.BR88]/SUM([.$CH88:.$CK88]))" office:value-type="float" office:value="0.00299702588808741" calcext:value-type="float">
            <text:p>0.002997025888087</text:p>
          </table:table-cell>
          <table:table-cell table:formula="of:=([.BS88]/SUM([.$CH88:.$CK88]))" office:value-type="float" office:value="0.00342517244352847" calcext:value-type="float">
            <text:p>0.003425172443528</text:p>
          </table:table-cell>
          <table:table-cell table:formula="of:=([.BT88]/SUM([.$CH88:.$CK88]))" office:value-type="float" office:value="0.000856293110882118" calcext:value-type="float">
            <text:p>0.000856293110882</text:p>
          </table:table-cell>
          <table:table-cell table:formula="of:=([.BU88]/SUM([.$CH88:.$CK88]))" office:value-type="float" office:value="0.000570862073921412" calcext:value-type="float">
            <text:p>0.0005708620739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88</text:p>
          </table:table-cell>
          <table:table-cell table:formula="of:=([.B89]/SUM([.$CH89:.$CK89]))" office:value-type="float" office:value="0.411336205386432" calcext:value-type="float">
            <text:p>0.411336205386432</text:p>
          </table:table-cell>
          <table:table-cell table:formula="of:=([.C89]/SUM([.$CH89:.$CK89]))" office:value-type="float" office:value="0.775869733557421" calcext:value-type="float">
            <text:p>0.775869733557421</text:p>
          </table:table-cell>
          <table:table-cell table:formula="of:=([.D89]/SUM([.$CH89:.$CK89]))" office:value-type="float" office:value="0.949105558518246" calcext:value-type="float">
            <text:p>0.949105558518246</text:p>
          </table:table-cell>
          <table:table-cell table:formula="of:=([.E89]/SUM([.$CH89:.$CK89]))" office:value-type="float" office:value="1.79115823281413" calcext:value-type="float">
            <text:p>1.79115823281413</text:p>
          </table:table-cell>
          <table:table-cell table:formula="of:=([.F89]/SUM([.$CH89:.$CK89]))" office:value-type="float" office:value="0.0417928131754805" calcext:value-type="float">
            <text:p>0.041792813175481</text:p>
          </table:table-cell>
          <table:table-cell table:formula="of:=([.G89]/SUM([.$CH89:.$CK89]))" office:value-type="float" office:value="0.00118654674630702" calcext:value-type="float">
            <text:p>0.001186546746307</text:p>
          </table:table-cell>
          <table:table-cell table:formula="of:=([.H89]/SUM([.$CH89:.$CK89]))" office:value-type="float" office:value="0.00158206232840935" calcext:value-type="float">
            <text:p>0.001582062328409</text:p>
          </table:table-cell>
          <table:table-cell table:formula="of:=([.I89]/SUM([.$CH89:.$CK89]))" office:value-type="float" office:value="0.00435067140312573" calcext:value-type="float">
            <text:p>0.004350671403126</text:p>
          </table:table-cell>
          <table:table-cell table:formula="of:=([.J89]/SUM([.$CH89:.$CK89]))" office:value-type="float" office:value="0.00553721814943274" calcext:value-type="float">
            <text:p>0.005537218149433</text:p>
          </table:table-cell>
          <table:table-cell table:formula="of:=([.K89]/SUM([.$CH89:.$CK89]))" office:value-type="float" office:value="0.000791031164204678" calcext:value-type="float">
            <text:p>0.000791031164205</text:p>
          </table:table-cell>
          <table:table-cell table:formula="of:=([.L89]/SUM([.$CH89:.$CK89]))" office:value-type="float" office:value="0.000395515582102339" calcext:value-type="float">
            <text:p>0.000395515582102</text:p>
          </table:table-cell>
          <table:table-cell table:formula="of:=([.M89]/SUM([.$CH89:.$CK89]))" office:value-type="float" office:value="0" calcext:value-type="float">
            <text:p>0</text:p>
          </table:table-cell>
          <table:table-cell table:formula="of:=([.N89]/SUM([.$CH89:.$CK89]))" office:value-type="float" office:value="0.000395515582102339" calcext:value-type="float">
            <text:p>0.000395515582102</text:p>
          </table:table-cell>
          <table:table-cell table:formula="of:=([.O89]/SUM([.$CH89:.$CK89]))" office:value-type="float" office:value="0.000395515582102339" calcext:value-type="float">
            <text:p>0.000395515582102</text:p>
          </table:table-cell>
          <table:table-cell table:formula="of:=([.P89]/SUM([.$CH89:.$CK89]))" office:value-type="float" office:value="0" calcext:value-type="float">
            <text:p>0</text:p>
          </table:table-cell>
          <table:table-cell table:formula="of:=([.Q89]/SUM([.$CH89:.$CK89]))" office:value-type="float" office:value="0.000791031164204678" calcext:value-type="float">
            <text:p>0.000791031164205</text:p>
          </table:table-cell>
          <table:table-cell table:formula="of:=([.R89]/SUM([.$CH89:.$CK89]))" office:value-type="float" office:value="0.000791031164204678" calcext:value-type="float">
            <text:p>0.000791031164205</text:p>
          </table:table-cell>
          <table:table-cell table:formula="of:=([.S89]/SUM([.$CH89:.$CK89]))" office:value-type="float" office:value="0" calcext:value-type="float">
            <text:p>0</text:p>
          </table:table-cell>
          <table:table-cell table:formula="of:=([.T89]/SUM([.$CH89:.$CK89]))" office:value-type="float" office:value="0.00118654674630702" calcext:value-type="float">
            <text:p>0.001186546746307</text:p>
          </table:table-cell>
          <table:table-cell table:formula="of:=([.U89]/SUM([.$CH89:.$CK89]))" office:value-type="float" office:value="0" calcext:value-type="float">
            <text:p>0</text:p>
          </table:table-cell>
          <table:table-cell table:formula="of:=([.V89]/SUM([.$CH89:.$CK89]))" office:value-type="float" office:value="0.811993490056101" calcext:value-type="float">
            <text:p>0.811993490056101</text:p>
          </table:table-cell>
          <table:table-cell table:formula="of:=([.W89]/SUM([.$CH89:.$CK89]))" office:value-type="float" office:value="0.265654632645404" calcext:value-type="float">
            <text:p>0.265654632645404</text:p>
          </table:table-cell>
          <table:table-cell table:formula="of:=([.X89]/SUM([.$CH89:.$CK89]))" office:value-type="float" office:value="0.023335419344038" calcext:value-type="float">
            <text:p>0.023335419344038</text:p>
          </table:table-cell>
          <table:table-cell table:formula="of:=([.Y89]/SUM([.$CH89:.$CK89]))" office:value-type="float" office:value="0" calcext:value-type="float">
            <text:p>0</text:p>
          </table:table-cell>
          <table:table-cell table:formula="of:=([.Z89]/SUM([.$CH89:.$CK89]))" office:value-type="float" office:value="0.000395515582102339" calcext:value-type="float">
            <text:p>0.000395515582102</text:p>
          </table:table-cell>
          <table:table-cell table:formula="of:=([.AA89]/SUM([.$CH89:.$CK89]))" office:value-type="float" office:value="0.00316412465681871" calcext:value-type="float">
            <text:p>0.003164124656819</text:p>
          </table:table-cell>
          <table:table-cell table:formula="of:=([.AB89]/SUM([.$CH89:.$CK89]))" office:value-type="float" office:value="0.00197757791051169" calcext:value-type="float">
            <text:p>0.001977577910512</text:p>
          </table:table-cell>
          <table:table-cell table:formula="of:=([.AC89]/SUM([.$CH89:.$CK89]))" office:value-type="float" office:value="0" calcext:value-type="float">
            <text:p>0</text:p>
          </table:table-cell>
          <table:table-cell table:formula="of:=([.AD89]/SUM([.$CH89:.$CK89]))" office:value-type="float" office:value="0" calcext:value-type="float">
            <text:p>0</text:p>
          </table:table-cell>
          <table:table-cell table:formula="of:=([.AE89]/SUM([.$CH89:.$CK89]))" office:value-type="float" office:value="0" calcext:value-type="float">
            <text:p>0</text:p>
          </table:table-cell>
          <table:table-cell table:formula="of:=([.AF89]/SUM([.$CH89:.$CK89]))" office:value-type="float" office:value="0.000791031164204678" calcext:value-type="float">
            <text:p>0.000791031164205</text:p>
          </table:table-cell>
          <table:table-cell table:formula="of:=([.AG89]/SUM([.$CH89:.$CK89]))" office:value-type="float" office:value="0" calcext:value-type="float">
            <text:p>0</text:p>
          </table:table-cell>
          <table:table-cell table:formula="of:=([.AH89]/SUM([.$CH89:.$CK89]))" office:value-type="float" office:value="0" calcext:value-type="float">
            <text:p>0</text:p>
          </table:table-cell>
          <table:table-cell table:formula="of:=([.AI89]/SUM([.$CH89:.$CK89]))" office:value-type="float" office:value="0" calcext:value-type="float">
            <text:p>0</text:p>
          </table:table-cell>
          <table:table-cell table:formula="of:=([.AJ89]/SUM([.$CH89:.$CK89]))" office:value-type="float" office:value="0" calcext:value-type="float">
            <text:p>0</text:p>
          </table:table-cell>
          <table:table-cell table:formula="of:=([.AK89]/SUM([.$CH89:.$CK89]))" office:value-type="float" office:value="0" calcext:value-type="float">
            <text:p>0</text:p>
          </table:table-cell>
          <table:table-cell table:formula="of:=([.AL89]/SUM([.$CH89:.$CK89]))" office:value-type="float" office:value="0" calcext:value-type="float">
            <text:p>0</text:p>
          </table:table-cell>
          <table:table-cell table:formula="of:=([.AM89]/SUM([.$CH89:.$CK89]))" office:value-type="float" office:value="0" calcext:value-type="float">
            <text:p>0</text:p>
          </table:table-cell>
          <table:table-cell table:formula="of:=([.AN89]/SUM([.$CH89:.$CK89]))" office:value-type="float" office:value="0" calcext:value-type="float">
            <text:p>0</text:p>
          </table:table-cell>
          <table:table-cell table:formula="of:=([.AO89]/SUM([.$CH89:.$CK89]))" office:value-type="float" office:value="0" calcext:value-type="float">
            <text:p>0</text:p>
          </table:table-cell>
          <table:table-cell table:formula="of:=([.AP89]/SUM([.$CH89:.$CK89]))" office:value-type="float" office:value="0.968222144986525" calcext:value-type="float">
            <text:p>0.968222144986525</text:p>
          </table:table-cell>
          <table:table-cell table:formula="of:=([.AQ89]/SUM([.$CH89:.$CK89]))" office:value-type="float" office:value="1.02148491004297" calcext:value-type="float">
            <text:p>1.02148491004297</text:p>
          </table:table-cell>
          <table:table-cell table:formula="of:=([.AR89]/SUM([.$CH89:.$CK89]))" office:value-type="float" office:value="0.00435067140312573" calcext:value-type="float">
            <text:p>0.004350671403126</text:p>
          </table:table-cell>
          <table:table-cell table:formula="of:=([.AS89]/SUM([.$CH89:.$CK89]))" office:value-type="float" office:value="0.00355964023892105" calcext:value-type="float">
            <text:p>0.003559640238921</text:p>
          </table:table-cell>
          <table:table-cell table:formula="of:=([.AT89]/SUM([.$CH89:.$CK89]))" office:value-type="float" office:value="0.000395515582102339" calcext:value-type="float">
            <text:p>0.000395515582102</text:p>
          </table:table-cell>
          <table:table-cell table:formula="of:=([.AU89]/SUM([.$CH89:.$CK89]))" office:value-type="float" office:value="0" calcext:value-type="float">
            <text:p>0</text:p>
          </table:table-cell>
          <table:table-cell table:formula="of:=([.AV89]/SUM([.$CH89:.$CK89]))" office:value-type="float" office:value="0.000791031164204678" calcext:value-type="float">
            <text:p>0.000791031164205</text:p>
          </table:table-cell>
          <table:table-cell table:formula="of:=([.AW89]/SUM([.$CH89:.$CK89]))" office:value-type="float" office:value="0" calcext:value-type="float">
            <text:p>0</text:p>
          </table:table-cell>
          <table:table-cell table:formula="of:=([.AX89]/SUM([.$CH89:.$CK89]))" office:value-type="float" office:value="1.06301404616372" calcext:value-type="float">
            <text:p>1.06301404616372</text:p>
          </table:table-cell>
          <table:table-cell table:formula="of:=([.AY89]/SUM([.$CH89:.$CK89]))" office:value-type="float" office:value="0.315357757462931" calcext:value-type="float">
            <text:p>0.315357757462931</text:p>
          </table:table-cell>
          <table:table-cell table:formula="of:=([.AZ89]/SUM([.$CH89:.$CK89]))" office:value-type="float" office:value="1.27210995056849" calcext:value-type="float">
            <text:p>1.27210995056849</text:p>
          </table:table-cell>
          <table:table-cell table:formula="of:=([.BA89]/SUM([.$CH89:.$CK89]))" office:value-type="float" office:value="0.487407035677449" calcext:value-type="float">
            <text:p>0.487407035677449</text:p>
          </table:table-cell>
          <table:table-cell table:formula="of:=([.BB89]/SUM([.$CH89:.$CK89]))" office:value-type="float" office:value="0.123928215725399" calcext:value-type="float">
            <text:p>0.123928215725399</text:p>
          </table:table-cell>
          <table:table-cell table:formula="of:=([.BC89]/SUM([.$CH89:.$CK89]))" office:value-type="float" office:value="0.411336205386432" calcext:value-type="float">
            <text:p>0.411336205386432</text:p>
          </table:table-cell>
          <table:table-cell table:formula="of:=([.BD89]/SUM([.$CH89:.$CK89]))" office:value-type="float" office:value="0.00395515582102339" calcext:value-type="float">
            <text:p>0.003955155821023</text:p>
          </table:table-cell>
          <table:table-cell table:formula="of:=([.BE89]/SUM([.$CH89:.$CK89]))" office:value-type="float" office:value="0.000791031164204678" calcext:value-type="float">
            <text:p>0.000791031164205</text:p>
          </table:table-cell>
          <table:table-cell table:formula="of:=([.BF89]/SUM([.$CH89:.$CK89]))" office:value-type="float" office:value="0.00593273373153508" calcext:value-type="float">
            <text:p>0.005932733731535</text:p>
          </table:table-cell>
          <table:table-cell table:formula="of:=([.BG89]/SUM([.$CH89:.$CK89]))" office:value-type="float" office:value="0.000791031164204678" calcext:value-type="float">
            <text:p>0.000791031164205</text:p>
          </table:table-cell>
          <table:table-cell table:formula="of:=([.BH89]/SUM([.$CH89:.$CK89]))" office:value-type="float" office:value="0" calcext:value-type="float">
            <text:p>0</text:p>
          </table:table-cell>
          <table:table-cell table:formula="of:=([.BI89]/SUM([.$CH89:.$CK89]))" office:value-type="float" office:value="0.00118654674630702" calcext:value-type="float">
            <text:p>0.001186546746307</text:p>
          </table:table-cell>
          <table:table-cell table:formula="of:=([.BJ89]/SUM([.$CH89:.$CK89]))" office:value-type="float" office:value="0" calcext:value-type="float">
            <text:p>0</text:p>
          </table:table-cell>
          <table:table-cell table:formula="of:=([.BK89]/SUM([.$CH89:.$CK89]))" office:value-type="float" office:value="0" calcext:value-type="float">
            <text:p>0</text:p>
          </table:table-cell>
          <table:table-cell table:formula="of:=([.BL89]/SUM([.$CH89:.$CK89]))" office:value-type="float" office:value="0.000395515582102339" calcext:value-type="float">
            <text:p>0.000395515582102</text:p>
          </table:table-cell>
          <table:table-cell table:formula="of:=([.BM89]/SUM([.$CH89:.$CK89]))" office:value-type="float" office:value="0.000395515582102339" calcext:value-type="float">
            <text:p>0.000395515582102</text:p>
          </table:table-cell>
          <table:table-cell table:formula="of:=([.BN89]/SUM([.$CH89:.$CK89]))" office:value-type="float" office:value="0" calcext:value-type="float">
            <text:p>0</text:p>
          </table:table-cell>
          <table:table-cell table:formula="of:=([.BO89]/SUM([.$CH89:.$CK89]))" office:value-type="float" office:value="0.000395515582102339" calcext:value-type="float">
            <text:p>0.000395515582102</text:p>
          </table:table-cell>
          <table:table-cell table:formula="of:=([.BP89]/SUM([.$CH89:.$CK89]))" office:value-type="float" office:value="0.000395515582102339" calcext:value-type="float">
            <text:p>0.000395515582102</text:p>
          </table:table-cell>
          <table:table-cell table:formula="of:=([.BQ89]/SUM([.$CH89:.$CK89]))" office:value-type="float" office:value="0" calcext:value-type="float">
            <text:p>0</text:p>
          </table:table-cell>
          <table:table-cell table:formula="of:=([.BR89]/SUM([.$CH89:.$CK89]))" office:value-type="float" office:value="0" calcext:value-type="float">
            <text:p>0</text:p>
          </table:table-cell>
          <table:table-cell table:formula="of:=([.BS89]/SUM([.$CH89:.$CK89]))" office:value-type="float" office:value="0.000791031164204678" calcext:value-type="float">
            <text:p>0.000791031164205</text:p>
          </table:table-cell>
          <table:table-cell table:formula="of:=([.BT89]/SUM([.$CH89:.$CK89]))" office:value-type="float" office:value="0.000395515582102339" calcext:value-type="float">
            <text:p>0.000395515582102</text:p>
          </table:table-cell>
          <table:table-cell table:formula="of:=([.BU89]/SUM([.$CH89:.$CK89]))" office:value-type="float" office:value="0.000791031164204678" calcext:value-type="float">
            <text:p>0.00079103116420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89</text:p>
          </table:table-cell>
          <table:table-cell table:formula="of:=([.B90]/SUM([.$CH90:.$CK90]))" office:value-type="float" office:value="0.428916884529656" calcext:value-type="float">
            <text:p>0.428916884529656</text:p>
          </table:table-cell>
          <table:table-cell table:formula="of:=([.C90]/SUM([.$CH90:.$CK90]))" office:value-type="float" office:value="0.893036450726973" calcext:value-type="float">
            <text:p>0.893036450726973</text:p>
          </table:table-cell>
          <table:table-cell table:formula="of:=([.D90]/SUM([.$CH90:.$CK90]))" office:value-type="float" office:value="1.1702575688598" calcext:value-type="float">
            <text:p>1.1702575688598</text:p>
          </table:table-cell>
          <table:table-cell table:formula="of:=([.E90]/SUM([.$CH90:.$CK90]))" office:value-type="float" office:value="1.9602335370729" calcext:value-type="float">
            <text:p>1.9602335370729</text:p>
          </table:table-cell>
          <table:table-cell table:formula="of:=([.F90]/SUM([.$CH90:.$CK90]))" office:value-type="float" office:value="0.0453929316240889" calcext:value-type="float">
            <text:p>0.045392931624089</text:p>
          </table:table-cell>
          <table:table-cell table:formula="of:=([.G90]/SUM([.$CH90:.$CK90]))" office:value-type="float" office:value="0" calcext:value-type="float">
            <text:p>0</text:p>
          </table:table-cell>
          <table:table-cell table:formula="of:=([.H90]/SUM([.$CH90:.$CK90]))" office:value-type="float" office:value="0" calcext:value-type="float">
            <text:p>0</text:p>
          </table:table-cell>
          <table:table-cell table:formula="of:=([.I90]/SUM([.$CH90:.$CK90]))" office:value-type="float" office:value="0.00208436930926939" calcext:value-type="float">
            <text:p>0.002084369309269</text:p>
          </table:table-cell>
          <table:table-cell table:formula="of:=([.J90]/SUM([.$CH90:.$CK90]))" office:value-type="float" office:value="0.00277915907902585" calcext:value-type="float">
            <text:p>0.002779159079026</text:p>
          </table:table-cell>
          <table:table-cell table:formula="of:=([.K90]/SUM([.$CH90:.$CK90]))" office:value-type="float" office:value="0" calcext:value-type="float">
            <text:p>0</text:p>
          </table:table-cell>
          <table:table-cell table:formula="of:=([.L90]/SUM([.$CH90:.$CK90]))" office:value-type="float" office:value="0.000694789769756462" calcext:value-type="float">
            <text:p>0.000694789769756</text:p>
          </table:table-cell>
          <table:table-cell table:formula="of:=([.M90]/SUM([.$CH90:.$CK90]))" office:value-type="float" office:value="0" calcext:value-type="float">
            <text:p>0</text:p>
          </table:table-cell>
          <table:table-cell table:formula="of:=([.N90]/SUM([.$CH90:.$CK90]))" office:value-type="float" office:value="0.00138957953951292" calcext:value-type="float">
            <text:p>0.001389579539513</text:p>
          </table:table-cell>
          <table:table-cell table:formula="of:=([.O90]/SUM([.$CH90:.$CK90]))" office:value-type="float" office:value="0.00138957953951292" calcext:value-type="float">
            <text:p>0.001389579539513</text:p>
          </table:table-cell>
          <table:table-cell table:formula="of:=([.P90]/SUM([.$CH90:.$CK90]))" office:value-type="float" office:value="0" calcext:value-type="float">
            <text:p>0</text:p>
          </table:table-cell>
          <table:table-cell table:formula="of:=([.Q90]/SUM([.$CH90:.$CK90]))" office:value-type="float" office:value="0" calcext:value-type="float">
            <text:p>0</text:p>
          </table:table-cell>
          <table:table-cell table:formula="of:=([.R90]/SUM([.$CH90:.$CK90]))" office:value-type="float" office:value="0" calcext:value-type="float">
            <text:p>0</text:p>
          </table:table-cell>
          <table:table-cell table:formula="of:=([.S90]/SUM([.$CH90:.$CK90]))" office:value-type="float" office:value="0" calcext:value-type="float">
            <text:p>0</text:p>
          </table:table-cell>
          <table:table-cell table:formula="of:=([.T90]/SUM([.$CH90:.$CK90]))" office:value-type="float" office:value="0.000694789769756462" calcext:value-type="float">
            <text:p>0.000694789769756</text:p>
          </table:table-cell>
          <table:table-cell table:formula="of:=([.U90]/SUM([.$CH90:.$CK90]))" office:value-type="float" office:value="0" calcext:value-type="float">
            <text:p>0</text:p>
          </table:table-cell>
          <table:table-cell table:formula="of:=([.V90]/SUM([.$CH90:.$CK90]))" office:value-type="float" office:value="1.03755272283632" calcext:value-type="float">
            <text:p>1.03755272283632</text:p>
          </table:table-cell>
          <table:table-cell table:formula="of:=([.W90]/SUM([.$CH90:.$CK90]))" office:value-type="float" office:value="0.164433578842363" calcext:value-type="float">
            <text:p>0.164433578842363</text:p>
          </table:table-cell>
          <table:table-cell table:formula="of:=([.X90]/SUM([.$CH90:.$CK90]))" office:value-type="float" office:value="0.0111166363161034" calcext:value-type="float">
            <text:p>0.011116636316103</text:p>
          </table:table-cell>
          <table:table-cell table:formula="of:=([.Y90]/SUM([.$CH90:.$CK90]))" office:value-type="float" office:value="0" calcext:value-type="float">
            <text:p>0</text:p>
          </table:table-cell>
          <table:table-cell table:formula="of:=([.Z90]/SUM([.$CH90:.$CK90]))" office:value-type="float" office:value="0.00138957953951292" calcext:value-type="float">
            <text:p>0.001389579539513</text:p>
          </table:table-cell>
          <table:table-cell table:formula="of:=([.AA90]/SUM([.$CH90:.$CK90]))" office:value-type="float" office:value="0.00138957953951292" calcext:value-type="float">
            <text:p>0.001389579539513</text:p>
          </table:table-cell>
          <table:table-cell table:formula="of:=([.AB90]/SUM([.$CH90:.$CK90]))" office:value-type="float" office:value="0" calcext:value-type="float">
            <text:p>0</text:p>
          </table:table-cell>
          <table:table-cell table:formula="of:=([.AC90]/SUM([.$CH90:.$CK90]))" office:value-type="float" office:value="0" calcext:value-type="float">
            <text:p>0</text:p>
          </table:table-cell>
          <table:table-cell table:formula="of:=([.AD90]/SUM([.$CH90:.$CK90]))" office:value-type="float" office:value="0" calcext:value-type="float">
            <text:p>0</text:p>
          </table:table-cell>
          <table:table-cell table:formula="of:=([.AE90]/SUM([.$CH90:.$CK90]))" office:value-type="float" office:value="0" calcext:value-type="float">
            <text:p>0</text:p>
          </table:table-cell>
          <table:table-cell table:formula="of:=([.AF90]/SUM([.$CH90:.$CK90]))" office:value-type="float" office:value="0" calcext:value-type="float">
            <text:p>0</text:p>
          </table:table-cell>
          <table:table-cell table:formula="of:=([.AG90]/SUM([.$CH90:.$CK90]))" office:value-type="float" office:value="0" calcext:value-type="float">
            <text:p>0</text:p>
          </table:table-cell>
          <table:table-cell table:formula="of:=([.AH90]/SUM([.$CH90:.$CK90]))" office:value-type="float" office:value="0" calcext:value-type="float">
            <text:p>0</text:p>
          </table:table-cell>
          <table:table-cell table:formula="of:=([.AI90]/SUM([.$CH90:.$CK90]))" office:value-type="float" office:value="0" calcext:value-type="float">
            <text:p>0</text:p>
          </table:table-cell>
          <table:table-cell table:formula="of:=([.AJ90]/SUM([.$CH90:.$CK90]))" office:value-type="float" office:value="0" calcext:value-type="float">
            <text:p>0</text:p>
          </table:table-cell>
          <table:table-cell table:formula="of:=([.AK90]/SUM([.$CH90:.$CK90]))" office:value-type="float" office:value="0" calcext:value-type="float">
            <text:p>0</text:p>
          </table:table-cell>
          <table:table-cell table:formula="of:=([.AL90]/SUM([.$CH90:.$CK90]))" office:value-type="float" office:value="0" calcext:value-type="float">
            <text:p>0</text:p>
          </table:table-cell>
          <table:table-cell table:formula="of:=([.AM90]/SUM([.$CH90:.$CK90]))" office:value-type="float" office:value="0" calcext:value-type="float">
            <text:p>0</text:p>
          </table:table-cell>
          <table:table-cell table:formula="of:=([.AN90]/SUM([.$CH90:.$CK90]))" office:value-type="float" office:value="0" calcext:value-type="float">
            <text:p>0</text:p>
          </table:table-cell>
          <table:table-cell table:formula="of:=([.AO90]/SUM([.$CH90:.$CK90]))" office:value-type="float" office:value="0" calcext:value-type="float">
            <text:p>0</text:p>
          </table:table-cell>
          <table:table-cell table:formula="of:=([.AP90]/SUM([.$CH90:.$CK90]))" office:value-type="float" office:value="0.948851228897409" calcext:value-type="float">
            <text:p>0.948851228897409</text:p>
          </table:table-cell>
          <table:table-cell table:formula="of:=([.AQ90]/SUM([.$CH90:.$CK90]))" office:value-type="float" office:value="1.18160580176582" calcext:value-type="float">
            <text:p>1.18160580176582</text:p>
          </table:table-cell>
          <table:table-cell table:formula="of:=([.AR90]/SUM([.$CH90:.$CK90]))" office:value-type="float" office:value="0.00277915907902585" calcext:value-type="float">
            <text:p>0.002779159079026</text:p>
          </table:table-cell>
          <table:table-cell table:formula="of:=([.AS90]/SUM([.$CH90:.$CK90]))" office:value-type="float" office:value="0.00138957953951292" calcext:value-type="float">
            <text:p>0.001389579539513</text:p>
          </table:table-cell>
          <table:table-cell table:formula="of:=([.AT90]/SUM([.$CH90:.$CK90]))" office:value-type="float" office:value="0" calcext:value-type="float">
            <text:p>0</text:p>
          </table:table-cell>
          <table:table-cell table:formula="of:=([.AU90]/SUM([.$CH90:.$CK90]))" office:value-type="float" office:value="0.00208436930926939" calcext:value-type="float">
            <text:p>0.002084369309269</text:p>
          </table:table-cell>
          <table:table-cell table:formula="of:=([.AV90]/SUM([.$CH90:.$CK90]))" office:value-type="float" office:value="0.000694789769756462" calcext:value-type="float">
            <text:p>0.000694789769756</text:p>
          </table:table-cell>
          <table:table-cell table:formula="of:=([.AW90]/SUM([.$CH90:.$CK90]))" office:value-type="float" office:value="0" calcext:value-type="float">
            <text:p>0</text:p>
          </table:table-cell>
          <table:table-cell table:formula="of:=([.AX90]/SUM([.$CH90:.$CK90]))" office:value-type="float" office:value="1.35924038623356" calcext:value-type="float">
            <text:p>1.35924038623356</text:p>
          </table:table-cell>
          <table:table-cell table:formula="of:=([.AY90]/SUM([.$CH90:.$CK90]))" office:value-type="float" office:value="0.391398236962807" calcext:value-type="float">
            <text:p>0.391398236962807</text:p>
          </table:table-cell>
          <table:table-cell table:formula="of:=([.AZ90]/SUM([.$CH90:.$CK90]))" office:value-type="float" office:value="1.43914120975555" calcext:value-type="float">
            <text:p>1.43914120975555</text:p>
          </table:table-cell>
          <table:table-cell table:formula="of:=([.BA90]/SUM([.$CH90:.$CK90]))" office:value-type="float" office:value="0.475930992283177" calcext:value-type="float">
            <text:p>0.475930992283177</text:p>
          </table:table-cell>
          <table:table-cell table:formula="of:=([.BB90]/SUM([.$CH90:.$CK90]))" office:value-type="float" office:value="0.062067886098244" calcext:value-type="float">
            <text:p>0.062067886098244</text:p>
          </table:table-cell>
          <table:table-cell table:formula="of:=([.BC90]/SUM([.$CH90:.$CK90]))" office:value-type="float" office:value="0.428916884529656" calcext:value-type="float">
            <text:p>0.428916884529656</text:p>
          </table:table-cell>
          <table:table-cell table:formula="of:=([.BD90]/SUM([.$CH90:.$CK90]))" office:value-type="float" office:value="0.00138957953951292" calcext:value-type="float">
            <text:p>0.001389579539513</text:p>
          </table:table-cell>
          <table:table-cell table:formula="of:=([.BE90]/SUM([.$CH90:.$CK90]))" office:value-type="float" office:value="0.000694789769756462" calcext:value-type="float">
            <text:p>0.000694789769756</text:p>
          </table:table-cell>
          <table:table-cell table:formula="of:=([.BF90]/SUM([.$CH90:.$CK90]))" office:value-type="float" office:value="0.00277915907902585" calcext:value-type="float">
            <text:p>0.002779159079026</text:p>
          </table:table-cell>
          <table:table-cell table:formula="of:=([.BG90]/SUM([.$CH90:.$CK90]))" office:value-type="float" office:value="0" calcext:value-type="float">
            <text:p>0</text:p>
          </table:table-cell>
          <table:table-cell table:formula="of:=([.BH90]/SUM([.$CH90:.$CK90]))" office:value-type="float" office:value="0" calcext:value-type="float">
            <text:p>0</text:p>
          </table:table-cell>
          <table:table-cell table:formula="of:=([.BI90]/SUM([.$CH90:.$CK90]))" office:value-type="float" office:value="0" calcext:value-type="float">
            <text:p>0</text:p>
          </table:table-cell>
          <table:table-cell table:formula="of:=([.BJ90]/SUM([.$CH90:.$CK90]))" office:value-type="float" office:value="0.00138957953951292" calcext:value-type="float">
            <text:p>0.001389579539513</text:p>
          </table:table-cell>
          <table:table-cell table:formula="of:=([.BK90]/SUM([.$CH90:.$CK90]))" office:value-type="float" office:value="0.000694789769756462" calcext:value-type="float">
            <text:p>0.000694789769756</text:p>
          </table:table-cell>
          <table:table-cell table:formula="of:=([.BL90]/SUM([.$CH90:.$CK90]))" office:value-type="float" office:value="0" calcext:value-type="float">
            <text:p>0</text:p>
          </table:table-cell>
          <table:table-cell table:formula="of:=([.BM90]/SUM([.$CH90:.$CK90]))" office:value-type="float" office:value="0" calcext:value-type="float">
            <text:p>0</text:p>
          </table:table-cell>
          <table:table-cell table:formula="of:=([.BN90]/SUM([.$CH90:.$CK90]))" office:value-type="float" office:value="0" calcext:value-type="float">
            <text:p>0</text:p>
          </table:table-cell>
          <table:table-cell table:formula="of:=([.BO90]/SUM([.$CH90:.$CK90]))" office:value-type="float" office:value="0.000694789769756462" calcext:value-type="float">
            <text:p>0.000694789769756</text:p>
          </table:table-cell>
          <table:table-cell table:formula="of:=([.BP90]/SUM([.$CH90:.$CK90]))" office:value-type="float" office:value="0" calcext:value-type="float">
            <text:p>0</text:p>
          </table:table-cell>
          <table:table-cell table:formula="of:=([.BQ90]/SUM([.$CH90:.$CK90]))" office:value-type="float" office:value="0" calcext:value-type="float">
            <text:p>0</text:p>
          </table:table-cell>
          <table:table-cell table:formula="of:=([.BR90]/SUM([.$CH90:.$CK90]))" office:value-type="float" office:value="0.000694789769756462" calcext:value-type="float">
            <text:p>0.000694789769756</text:p>
          </table:table-cell>
          <table:table-cell table:formula="of:=([.BS90]/SUM([.$CH90:.$CK90]))" office:value-type="float" office:value="0" calcext:value-type="float">
            <text:p>0</text:p>
          </table:table-cell>
          <table:table-cell table:formula="of:=([.BT90]/SUM([.$CH90:.$CK90]))" office:value-type="float" office:value="0" calcext:value-type="float">
            <text:p>0</text:p>
          </table:table-cell>
          <table:table-cell table:formula="of:=([.BU90]/SUM([.$CH90:.$CK90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90</text:p>
          </table:table-cell>
          <table:table-cell table:formula="of:=([.B91]/SUM([.$CH91:.$CK91]))" office:value-type="float" office:value="0.398543258054251" calcext:value-type="float">
            <text:p>0.398543258054251</text:p>
          </table:table-cell>
          <table:table-cell table:formula="of:=([.C91]/SUM([.$CH91:.$CK91]))" office:value-type="float" office:value="0.717754514948264" calcext:value-type="float">
            <text:p>0.717754514948264</text:p>
          </table:table-cell>
          <table:table-cell table:formula="of:=([.D91]/SUM([.$CH91:.$CK91]))" office:value-type="float" office:value="0.886658701394765" calcext:value-type="float">
            <text:p>0.886658701394765</text:p>
          </table:table-cell>
          <table:table-cell table:formula="of:=([.E91]/SUM([.$CH91:.$CK91]))" office:value-type="float" office:value="1.70128300410991" calcext:value-type="float">
            <text:p>1.70128300410991</text:p>
          </table:table-cell>
          <table:table-cell table:formula="of:=([.F91]/SUM([.$CH91:.$CK91]))" office:value-type="float" office:value="0.0333100242260346" calcext:value-type="float">
            <text:p>0.033310024226035</text:p>
          </table:table-cell>
          <table:table-cell table:formula="of:=([.G91]/SUM([.$CH91:.$CK91]))" office:value-type="float" office:value="0.000706219594898259" calcext:value-type="float">
            <text:p>0.000706219594898</text:p>
          </table:table-cell>
          <table:table-cell table:formula="of:=([.H91]/SUM([.$CH91:.$CK91]))" office:value-type="float" office:value="0.00294258164540941" calcext:value-type="float">
            <text:p>0.002942581645409</text:p>
          </table:table-cell>
          <table:table-cell table:formula="of:=([.I91]/SUM([.$CH91:.$CK91]))" office:value-type="float" office:value="0.00329569144285854" calcext:value-type="float">
            <text:p>0.003295691442859</text:p>
          </table:table-cell>
          <table:table-cell table:formula="of:=([.J91]/SUM([.$CH91:.$CK91]))" office:value-type="float" office:value="0.00529664696173695" calcext:value-type="float">
            <text:p>0.005296646961737</text:p>
          </table:table-cell>
          <table:table-cell table:formula="of:=([.K91]/SUM([.$CH91:.$CK91]))" office:value-type="float" office:value="0" calcext:value-type="float">
            <text:p>0</text:p>
          </table:table-cell>
          <table:table-cell table:formula="of:=([.L91]/SUM([.$CH91:.$CK91]))" office:value-type="float" office:value="0" calcext:value-type="float">
            <text:p>0</text:p>
          </table:table-cell>
          <table:table-cell table:formula="of:=([.M91]/SUM([.$CH91:.$CK91]))" office:value-type="float" office:value="0" calcext:value-type="float">
            <text:p>0</text:p>
          </table:table-cell>
          <table:table-cell table:formula="of:=([.N91]/SUM([.$CH91:.$CK91]))" office:value-type="float" office:value="0" calcext:value-type="float">
            <text:p>0</text:p>
          </table:table-cell>
          <table:table-cell table:formula="of:=([.O91]/SUM([.$CH91:.$CK91]))" office:value-type="float" office:value="0" calcext:value-type="float">
            <text:p>0</text:p>
          </table:table-cell>
          <table:table-cell table:formula="of:=([.P91]/SUM([.$CH91:.$CK91]))" office:value-type="float" office:value="0" calcext:value-type="float">
            <text:p>0</text:p>
          </table:table-cell>
          <table:table-cell table:formula="of:=([.Q91]/SUM([.$CH91:.$CK91]))" office:value-type="float" office:value="0" calcext:value-type="float">
            <text:p>0</text:p>
          </table:table-cell>
          <table:table-cell table:formula="of:=([.R91]/SUM([.$CH91:.$CK91]))" office:value-type="float" office:value="0" calcext:value-type="float">
            <text:p>0</text:p>
          </table:table-cell>
          <table:table-cell table:formula="of:=([.S91]/SUM([.$CH91:.$CK91]))" office:value-type="float" office:value="0" calcext:value-type="float">
            <text:p>0</text:p>
          </table:table-cell>
          <table:table-cell table:formula="of:=([.T91]/SUM([.$CH91:.$CK91]))" office:value-type="float" office:value="0" calcext:value-type="float">
            <text:p>0</text:p>
          </table:table-cell>
          <table:table-cell table:formula="of:=([.U91]/SUM([.$CH91:.$CK91]))" office:value-type="float" office:value="0.00035310979744913" calcext:value-type="float">
            <text:p>0.000353109797449</text:p>
          </table:table-cell>
          <table:table-cell table:formula="of:=([.V91]/SUM([.$CH91:.$CK91]))" office:value-type="float" office:value="0.798616658564115" calcext:value-type="float">
            <text:p>0.798616658564115</text:p>
          </table:table-cell>
          <table:table-cell table:formula="of:=([.W91]/SUM([.$CH91:.$CK91]))" office:value-type="float" office:value="0.110052553538312" calcext:value-type="float">
            <text:p>0.110052553538312</text:p>
          </table:table-cell>
          <table:table-cell table:formula="of:=([.X91]/SUM([.$CH91:.$CK91]))" office:value-type="float" office:value="0.00388420777194043" calcext:value-type="float">
            <text:p>0.00388420777194</text:p>
          </table:table-cell>
          <table:table-cell table:formula="of:=([.Y91]/SUM([.$CH91:.$CK91]))" office:value-type="float" office:value="0.000706219594898259" calcext:value-type="float">
            <text:p>0.000706219594898</text:p>
          </table:table-cell>
          <table:table-cell table:formula="of:=([.Z91]/SUM([.$CH91:.$CK91]))" office:value-type="float" office:value="0.0020009555188784" calcext:value-type="float">
            <text:p>0.002000955518878</text:p>
          </table:table-cell>
          <table:table-cell table:formula="of:=([.AA91]/SUM([.$CH91:.$CK91]))" office:value-type="float" office:value="0.00105932939234739" calcext:value-type="float">
            <text:p>0.001059329392347</text:p>
          </table:table-cell>
          <table:table-cell table:formula="of:=([.AB91]/SUM([.$CH91:.$CK91]))" office:value-type="float" office:value="0.00035310979744913" calcext:value-type="float">
            <text:p>0.000353109797449</text:p>
          </table:table-cell>
          <table:table-cell table:formula="of:=([.AC91]/SUM([.$CH91:.$CK91]))" office:value-type="float" office:value="0" calcext:value-type="float">
            <text:p>0</text:p>
          </table:table-cell>
          <table:table-cell table:formula="of:=([.AD91]/SUM([.$CH91:.$CK91]))" office:value-type="float" office:value="0" calcext:value-type="float">
            <text:p>0</text:p>
          </table:table-cell>
          <table:table-cell table:formula="of:=([.AE91]/SUM([.$CH91:.$CK91]))" office:value-type="float" office:value="0" calcext:value-type="float">
            <text:p>0</text:p>
          </table:table-cell>
          <table:table-cell table:formula="of:=([.AF91]/SUM([.$CH91:.$CK91]))" office:value-type="float" office:value="0" calcext:value-type="float">
            <text:p>0</text:p>
          </table:table-cell>
          <table:table-cell table:formula="of:=([.AG91]/SUM([.$CH91:.$CK91]))" office:value-type="float" office:value="0" calcext:value-type="float">
            <text:p>0</text:p>
          </table:table-cell>
          <table:table-cell table:formula="of:=([.AH91]/SUM([.$CH91:.$CK91]))" office:value-type="float" office:value="0" calcext:value-type="float">
            <text:p>0</text:p>
          </table:table-cell>
          <table:table-cell table:formula="of:=([.AI91]/SUM([.$CH91:.$CK91]))" office:value-type="float" office:value="0" calcext:value-type="float">
            <text:p>0</text:p>
          </table:table-cell>
          <table:table-cell table:formula="of:=([.AJ91]/SUM([.$CH91:.$CK91]))" office:value-type="float" office:value="0" calcext:value-type="float">
            <text:p>0</text:p>
          </table:table-cell>
          <table:table-cell table:formula="of:=([.AK91]/SUM([.$CH91:.$CK91]))" office:value-type="float" office:value="0" calcext:value-type="float">
            <text:p>0</text:p>
          </table:table-cell>
          <table:table-cell table:formula="of:=([.AL91]/SUM([.$CH91:.$CK91]))" office:value-type="float" office:value="0" calcext:value-type="float">
            <text:p>0</text:p>
          </table:table-cell>
          <table:table-cell table:formula="of:=([.AM91]/SUM([.$CH91:.$CK91]))" office:value-type="float" office:value="0" calcext:value-type="float">
            <text:p>0</text:p>
          </table:table-cell>
          <table:table-cell table:formula="of:=([.AN91]/SUM([.$CH91:.$CK91]))" office:value-type="float" office:value="0" calcext:value-type="float">
            <text:p>0</text:p>
          </table:table-cell>
          <table:table-cell table:formula="of:=([.AO91]/SUM([.$CH91:.$CK91]))" office:value-type="float" office:value="0" calcext:value-type="float">
            <text:p>0</text:p>
          </table:table-cell>
          <table:table-cell table:formula="of:=([.AP91]/SUM([.$CH91:.$CK91]))" office:value-type="float" office:value="0.794850154057991" calcext:value-type="float">
            <text:p>0.794850154057991</text:p>
          </table:table-cell>
          <table:table-cell table:formula="of:=([.AQ91]/SUM([.$CH91:.$CK91]))" office:value-type="float" office:value="1.05626910743616" calcext:value-type="float">
            <text:p>1.05626910743616</text:p>
          </table:table-cell>
          <table:table-cell table:formula="of:=([.AR91]/SUM([.$CH91:.$CK91]))" office:value-type="float" office:value="0.00141243918979652" calcext:value-type="float">
            <text:p>0.001412439189797</text:p>
          </table:table-cell>
          <table:table-cell table:formula="of:=([.AS91]/SUM([.$CH91:.$CK91]))" office:value-type="float" office:value="0.00211865878469478" calcext:value-type="float">
            <text:p>0.002118658784695</text:p>
          </table:table-cell>
          <table:table-cell table:formula="of:=([.AT91]/SUM([.$CH91:.$CK91]))" office:value-type="float" office:value="0" calcext:value-type="float">
            <text:p>0</text:p>
          </table:table-cell>
          <table:table-cell table:formula="of:=([.AU91]/SUM([.$CH91:.$CK91]))" office:value-type="float" office:value="0" calcext:value-type="float">
            <text:p>0</text:p>
          </table:table-cell>
          <table:table-cell table:formula="of:=([.AV91]/SUM([.$CH91:.$CK91]))" office:value-type="float" office:value="0" calcext:value-type="float">
            <text:p>0</text:p>
          </table:table-cell>
          <table:table-cell table:formula="of:=([.AW91]/SUM([.$CH91:.$CK91]))" office:value-type="float" office:value="0" calcext:value-type="float">
            <text:p>0</text:p>
          </table:table-cell>
          <table:table-cell table:formula="of:=([.AX91]/SUM([.$CH91:.$CK91]))" office:value-type="float" office:value="1.12241834282497" calcext:value-type="float">
            <text:p>1.12241834282497</text:p>
          </table:table-cell>
          <table:table-cell table:formula="of:=([.AY91]/SUM([.$CH91:.$CK91]))" office:value-type="float" office:value="0.320152883020544" calcext:value-type="float">
            <text:p>0.320152883020544</text:p>
          </table:table-cell>
          <table:table-cell table:formula="of:=([.AZ91]/SUM([.$CH91:.$CK91]))" office:value-type="float" office:value="1.17020586874642" calcext:value-type="float">
            <text:p>1.17020586874642</text:p>
          </table:table-cell>
          <table:table-cell table:formula="of:=([.BA91]/SUM([.$CH91:.$CK91]))" office:value-type="float" office:value="0.33392416512106" calcext:value-type="float">
            <text:p>0.33392416512106</text:p>
          </table:table-cell>
          <table:table-cell table:formula="of:=([.BB91]/SUM([.$CH91:.$CK91]))" office:value-type="float" office:value="0.0508478108326747" calcext:value-type="float">
            <text:p>0.050847810832675</text:p>
          </table:table-cell>
          <table:table-cell table:formula="of:=([.BC91]/SUM([.$CH91:.$CK91]))" office:value-type="float" office:value="0.398543258054251" calcext:value-type="float">
            <text:p>0.398543258054251</text:p>
          </table:table-cell>
          <table:table-cell table:formula="of:=([.BD91]/SUM([.$CH91:.$CK91]))" office:value-type="float" office:value="0.00435502083520593" calcext:value-type="float">
            <text:p>0.004355020835206</text:p>
          </table:table-cell>
          <table:table-cell table:formula="of:=([.BE91]/SUM([.$CH91:.$CK91]))" office:value-type="float" office:value="0.00188325225306203" calcext:value-type="float">
            <text:p>0.001883252253062</text:p>
          </table:table-cell>
          <table:table-cell table:formula="of:=([.BF91]/SUM([.$CH91:.$CK91]))" office:value-type="float" office:value="0.00282487837959304" calcext:value-type="float">
            <text:p>0.002824878379593</text:p>
          </table:table-cell>
          <table:table-cell table:formula="of:=([.BG91]/SUM([.$CH91:.$CK91]))" office:value-type="float" office:value="0.00105932939234739" calcext:value-type="float">
            <text:p>0.001059329392347</text:p>
          </table:table-cell>
          <table:table-cell table:formula="of:=([.BH91]/SUM([.$CH91:.$CK91]))" office:value-type="float" office:value="0" calcext:value-type="float">
            <text:p>0</text:p>
          </table:table-cell>
          <table:table-cell table:formula="of:=([.BI91]/SUM([.$CH91:.$CK91]))" office:value-type="float" office:value="0.000706219594898259" calcext:value-type="float">
            <text:p>0.000706219594898</text:p>
          </table:table-cell>
          <table:table-cell table:formula="of:=([.BJ91]/SUM([.$CH91:.$CK91]))" office:value-type="float" office:value="0" calcext:value-type="float">
            <text:p>0</text:p>
          </table:table-cell>
          <table:table-cell table:formula="of:=([.BK91]/SUM([.$CH91:.$CK91]))" office:value-type="float" office:value="0" calcext:value-type="float">
            <text:p>0</text:p>
          </table:table-cell>
          <table:table-cell table:formula="of:=([.BL91]/SUM([.$CH91:.$CK91]))" office:value-type="float" office:value="0" calcext:value-type="float">
            <text:p>0</text:p>
          </table:table-cell>
          <table:table-cell table:formula="of:=([.BM91]/SUM([.$CH91:.$CK91]))" office:value-type="float" office:value="0" calcext:value-type="float">
            <text:p>0</text:p>
          </table:table-cell>
          <table:table-cell table:formula="of:=([.BN91]/SUM([.$CH91:.$CK91]))" office:value-type="float" office:value="0" calcext:value-type="float">
            <text:p>0</text:p>
          </table:table-cell>
          <table:table-cell table:formula="of:=([.BO91]/SUM([.$CH91:.$CK91]))" office:value-type="float" office:value="0" calcext:value-type="float">
            <text:p>0</text:p>
          </table:table-cell>
          <table:table-cell table:formula="of:=([.BP91]/SUM([.$CH91:.$CK91]))" office:value-type="float" office:value="0" calcext:value-type="float">
            <text:p>0</text:p>
          </table:table-cell>
          <table:table-cell table:formula="of:=([.BQ91]/SUM([.$CH91:.$CK91]))" office:value-type="float" office:value="0" calcext:value-type="float">
            <text:p>0</text:p>
          </table:table-cell>
          <table:table-cell table:formula="of:=([.BR91]/SUM([.$CH91:.$CK91]))" office:value-type="float" office:value="0" calcext:value-type="float">
            <text:p>0</text:p>
          </table:table-cell>
          <table:table-cell table:formula="of:=([.BS91]/SUM([.$CH91:.$CK91]))" office:value-type="float" office:value="0" calcext:value-type="float">
            <text:p>0</text:p>
          </table:table-cell>
          <table:table-cell table:formula="of:=([.BT91]/SUM([.$CH91:.$CK91]))" office:value-type="float" office:value="0" calcext:value-type="float">
            <text:p>0</text:p>
          </table:table-cell>
          <table:table-cell table:formula="of:=([.BU91]/SUM([.$CH91:.$CK91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91</text:p>
          </table:table-cell>
          <table:table-cell table:formula="of:=([.B92]/SUM([.$CH92:.$CK92]))" office:value-type="float" office:value="0.378460209668767" calcext:value-type="float">
            <text:p>0.378460209668767</text:p>
          </table:table-cell>
          <table:table-cell table:formula="of:=([.C92]/SUM([.$CH92:.$CK92]))" office:value-type="float" office:value="0.731073702965958" calcext:value-type="float">
            <text:p>0.731073702965958</text:p>
          </table:table-cell>
          <table:table-cell table:formula="of:=([.D92]/SUM([.$CH92:.$CK92]))" office:value-type="float" office:value="0.886287922005626" calcext:value-type="float">
            <text:p>0.886287922005626</text:p>
          </table:table-cell>
          <table:table-cell table:formula="of:=([.E92]/SUM([.$CH92:.$CK92]))" office:value-type="float" office:value="1.66758192880237" calcext:value-type="float">
            <text:p>1.66758192880237</text:p>
          </table:table-cell>
          <table:table-cell table:formula="of:=([.F92]/SUM([.$CH92:.$CK92]))" office:value-type="float" office:value="0.0401762430646249" calcext:value-type="float">
            <text:p>0.040176243064625</text:p>
          </table:table-cell>
          <table:table-cell table:formula="of:=([.G92]/SUM([.$CH92:.$CK92]))" office:value-type="float" office:value="0.00147312891236958" calcext:value-type="float">
            <text:p>0.00147312891237</text:p>
          </table:table-cell>
          <table:table-cell table:formula="of:=([.H92]/SUM([.$CH92:.$CK92]))" office:value-type="float" office:value="0.001607049722585" calcext:value-type="float">
            <text:p>0.001607049722585</text:p>
          </table:table-cell>
          <table:table-cell table:formula="of:=([.I92]/SUM([.$CH92:.$CK92]))" office:value-type="float" office:value="0.00120528729193875" calcext:value-type="float">
            <text:p>0.001205287291939</text:p>
          </table:table-cell>
          <table:table-cell table:formula="of:=([.J92]/SUM([.$CH92:.$CK92]))" office:value-type="float" office:value="0.00482114916775499" calcext:value-type="float">
            <text:p>0.004821149167755</text:p>
          </table:table-cell>
          <table:table-cell table:formula="of:=([.K92]/SUM([.$CH92:.$CK92]))" office:value-type="float" office:value="0" calcext:value-type="float">
            <text:p>0</text:p>
          </table:table-cell>
          <table:table-cell table:formula="of:=([.L92]/SUM([.$CH92:.$CK92]))" office:value-type="float" office:value="0" calcext:value-type="float">
            <text:p>0</text:p>
          </table:table-cell>
          <table:table-cell table:formula="of:=([.M92]/SUM([.$CH92:.$CK92]))" office:value-type="float" office:value="0" calcext:value-type="float">
            <text:p>0</text:p>
          </table:table-cell>
          <table:table-cell table:formula="of:=([.N92]/SUM([.$CH92:.$CK92]))" office:value-type="float" office:value="0" calcext:value-type="float">
            <text:p>0</text:p>
          </table:table-cell>
          <table:table-cell table:formula="of:=([.O92]/SUM([.$CH92:.$CK92]))" office:value-type="float" office:value="0" calcext:value-type="float">
            <text:p>0</text:p>
          </table:table-cell>
          <table:table-cell table:formula="of:=([.P92]/SUM([.$CH92:.$CK92]))" office:value-type="float" office:value="0" calcext:value-type="float">
            <text:p>0</text:p>
          </table:table-cell>
          <table:table-cell table:formula="of:=([.Q92]/SUM([.$CH92:.$CK92]))" office:value-type="float" office:value="0" calcext:value-type="float">
            <text:p>0</text:p>
          </table:table-cell>
          <table:table-cell table:formula="of:=([.R92]/SUM([.$CH92:.$CK92]))" office:value-type="float" office:value="0" calcext:value-type="float">
            <text:p>0</text:p>
          </table:table-cell>
          <table:table-cell table:formula="of:=([.S92]/SUM([.$CH92:.$CK92]))" office:value-type="float" office:value="0" calcext:value-type="float">
            <text:p>0</text:p>
          </table:table-cell>
          <table:table-cell table:formula="of:=([.T92]/SUM([.$CH92:.$CK92]))" office:value-type="float" office:value="0" calcext:value-type="float">
            <text:p>0</text:p>
          </table:table-cell>
          <table:table-cell table:formula="of:=([.U92]/SUM([.$CH92:.$CK92]))" office:value-type="float" office:value="0" calcext:value-type="float">
            <text:p>0</text:p>
          </table:table-cell>
          <table:table-cell table:formula="of:=([.V92]/SUM([.$CH92:.$CK92]))" office:value-type="float" office:value="0.867137246144821" calcext:value-type="float">
            <text:p>0.867137246144821</text:p>
          </table:table-cell>
          <table:table-cell table:formula="of:=([.W92]/SUM([.$CH92:.$CK92]))" office:value-type="float" office:value="0.127224769704646" calcext:value-type="float">
            <text:p>0.127224769704646</text:p>
          </table:table-cell>
          <table:table-cell table:formula="of:=([.X92]/SUM([.$CH92:.$CK92]))" office:value-type="float" office:value="0.00696388213120165" calcext:value-type="float">
            <text:p>0.006963882131202</text:p>
          </table:table-cell>
          <table:table-cell table:formula="of:=([.Y92]/SUM([.$CH92:.$CK92]))" office:value-type="float" office:value="0.00200881215323125" calcext:value-type="float">
            <text:p>0.002008812153231</text:p>
          </table:table-cell>
          <table:table-cell table:formula="of:=([.Z92]/SUM([.$CH92:.$CK92]))" office:value-type="float" office:value="0.00120528729193875" calcext:value-type="float">
            <text:p>0.001205287291939</text:p>
          </table:table-cell>
          <table:table-cell table:formula="of:=([.AA92]/SUM([.$CH92:.$CK92]))" office:value-type="float" office:value="0.00200881215323125" calcext:value-type="float">
            <text:p>0.002008812153231</text:p>
          </table:table-cell>
          <table:table-cell table:formula="of:=([.AB92]/SUM([.$CH92:.$CK92]))" office:value-type="float" office:value="0.000803524861292499" calcext:value-type="float">
            <text:p>0.000803524861292</text:p>
          </table:table-cell>
          <table:table-cell table:formula="of:=([.AC92]/SUM([.$CH92:.$CK92]))" office:value-type="float" office:value="0" calcext:value-type="float">
            <text:p>0</text:p>
          </table:table-cell>
          <table:table-cell table:formula="of:=([.AD92]/SUM([.$CH92:.$CK92]))" office:value-type="float" office:value="0" calcext:value-type="float">
            <text:p>0</text:p>
          </table:table-cell>
          <table:table-cell table:formula="of:=([.AE92]/SUM([.$CH92:.$CK92]))" office:value-type="float" office:value="0" calcext:value-type="float">
            <text:p>0</text:p>
          </table:table-cell>
          <table:table-cell table:formula="of:=([.AF92]/SUM([.$CH92:.$CK92]))" office:value-type="float" office:value="0" calcext:value-type="float">
            <text:p>0</text:p>
          </table:table-cell>
          <table:table-cell table:formula="of:=([.AG92]/SUM([.$CH92:.$CK92]))" office:value-type="float" office:value="0" calcext:value-type="float">
            <text:p>0</text:p>
          </table:table-cell>
          <table:table-cell table:formula="of:=([.AH92]/SUM([.$CH92:.$CK92]))" office:value-type="float" office:value="0" calcext:value-type="float">
            <text:p>0</text:p>
          </table:table-cell>
          <table:table-cell table:formula="of:=([.AI92]/SUM([.$CH92:.$CK92]))" office:value-type="float" office:value="0" calcext:value-type="float">
            <text:p>0</text:p>
          </table:table-cell>
          <table:table-cell table:formula="of:=([.AJ92]/SUM([.$CH92:.$CK92]))" office:value-type="float" office:value="0" calcext:value-type="float">
            <text:p>0</text:p>
          </table:table-cell>
          <table:table-cell table:formula="of:=([.AK92]/SUM([.$CH92:.$CK92]))" office:value-type="float" office:value="0" calcext:value-type="float">
            <text:p>0</text:p>
          </table:table-cell>
          <table:table-cell table:formula="of:=([.AL92]/SUM([.$CH92:.$CK92]))" office:value-type="float" office:value="0.000401762430646249" calcext:value-type="float">
            <text:p>0.000401762430646</text:p>
          </table:table-cell>
          <table:table-cell table:formula="of:=([.AM92]/SUM([.$CH92:.$CK92]))" office:value-type="float" office:value="0" calcext:value-type="float">
            <text:p>0</text:p>
          </table:table-cell>
          <table:table-cell table:formula="of:=([.AN92]/SUM([.$CH92:.$CK92]))" office:value-type="float" office:value="0" calcext:value-type="float">
            <text:p>0</text:p>
          </table:table-cell>
          <table:table-cell table:formula="of:=([.AO92]/SUM([.$CH92:.$CK92]))" office:value-type="float" office:value="0" calcext:value-type="float">
            <text:p>0</text:p>
          </table:table-cell>
          <table:table-cell table:formula="of:=([.AP92]/SUM([.$CH92:.$CK92]))" office:value-type="float" office:value="0.812363634766716" calcext:value-type="float">
            <text:p>0.812363634766716</text:p>
          </table:table-cell>
          <table:table-cell table:formula="of:=([.AQ92]/SUM([.$CH92:.$CK92]))" office:value-type="float" office:value="0.915750500253017" calcext:value-type="float">
            <text:p>0.915750500253017</text:p>
          </table:table-cell>
          <table:table-cell table:formula="of:=([.AR92]/SUM([.$CH92:.$CK92]))" office:value-type="float" office:value="0.000803524861292499" calcext:value-type="float">
            <text:p>0.000803524861292</text:p>
          </table:table-cell>
          <table:table-cell table:formula="of:=([.AS92]/SUM([.$CH92:.$CK92]))" office:value-type="float" office:value="0.00441938673710874" calcext:value-type="float">
            <text:p>0.004419386737109</text:p>
          </table:table-cell>
          <table:table-cell table:formula="of:=([.AT92]/SUM([.$CH92:.$CK92]))" office:value-type="float" office:value="0" calcext:value-type="float">
            <text:p>0</text:p>
          </table:table-cell>
          <table:table-cell table:formula="of:=([.AU92]/SUM([.$CH92:.$CK92]))" office:value-type="float" office:value="0" calcext:value-type="float">
            <text:p>0</text:p>
          </table:table-cell>
          <table:table-cell table:formula="of:=([.AV92]/SUM([.$CH92:.$CK92]))" office:value-type="float" office:value="0" calcext:value-type="float">
            <text:p>0</text:p>
          </table:table-cell>
          <table:table-cell table:formula="of:=([.AW92]/SUM([.$CH92:.$CK92]))" office:value-type="float" office:value="0" calcext:value-type="float">
            <text:p>0</text:p>
          </table:table-cell>
          <table:table-cell table:formula="of:=([.AX92]/SUM([.$CH92:.$CK92]))" office:value-type="float" office:value="1.00815585930165" calcext:value-type="float">
            <text:p>1.00815585930165</text:p>
          </table:table-cell>
          <table:table-cell table:formula="of:=([.AY92]/SUM([.$CH92:.$CK92]))" office:value-type="float" office:value="0.293822257612624" calcext:value-type="float">
            <text:p>0.293822257612624</text:p>
          </table:table-cell>
          <table:table-cell table:formula="of:=([.AZ92]/SUM([.$CH92:.$CK92]))" office:value-type="float" office:value="1.20207319249358" calcext:value-type="float">
            <text:p>1.20207319249358</text:p>
          </table:table-cell>
          <table:table-cell table:formula="of:=([.BA92]/SUM([.$CH92:.$CK92]))" office:value-type="float" office:value="0.434037345908165" calcext:value-type="float">
            <text:p>0.434037345908165</text:p>
          </table:table-cell>
          <table:table-cell table:formula="of:=([.BB92]/SUM([.$CH92:.$CK92]))" office:value-type="float" office:value="0.0699066629324474" calcext:value-type="float">
            <text:p>0.069906662932447</text:p>
          </table:table-cell>
          <table:table-cell table:formula="of:=([.BC92]/SUM([.$CH92:.$CK92]))" office:value-type="float" office:value="0.378460209668767" calcext:value-type="float">
            <text:p>0.378460209668767</text:p>
          </table:table-cell>
          <table:table-cell table:formula="of:=([.BD92]/SUM([.$CH92:.$CK92]))" office:value-type="float" office:value="0.00321409944516999" calcext:value-type="float">
            <text:p>0.00321409944517</text:p>
          </table:table-cell>
          <table:table-cell table:formula="of:=([.BE92]/SUM([.$CH92:.$CK92]))" office:value-type="float" office:value="0.000803524861292499" calcext:value-type="float">
            <text:p>0.000803524861292</text:p>
          </table:table-cell>
          <table:table-cell table:formula="of:=([.BF92]/SUM([.$CH92:.$CK92]))" office:value-type="float" office:value="0.00281233701452374" calcext:value-type="float">
            <text:p>0.002812337014524</text:p>
          </table:table-cell>
          <table:table-cell table:formula="of:=([.BG92]/SUM([.$CH92:.$CK92]))" office:value-type="float" office:value="0" calcext:value-type="float">
            <text:p>0</text:p>
          </table:table-cell>
          <table:table-cell table:formula="of:=([.BH92]/SUM([.$CH92:.$CK92]))" office:value-type="float" office:value="0" calcext:value-type="float">
            <text:p>0</text:p>
          </table:table-cell>
          <table:table-cell table:formula="of:=([.BI92]/SUM([.$CH92:.$CK92]))" office:value-type="float" office:value="0.00147312891236958" calcext:value-type="float">
            <text:p>0.00147312891237</text:p>
          </table:table-cell>
          <table:table-cell table:formula="of:=([.BJ92]/SUM([.$CH92:.$CK92]))" office:value-type="float" office:value="0" calcext:value-type="float">
            <text:p>0</text:p>
          </table:table-cell>
          <table:table-cell table:formula="of:=([.BK92]/SUM([.$CH92:.$CK92]))" office:value-type="float" office:value="0" calcext:value-type="float">
            <text:p>0</text:p>
          </table:table-cell>
          <table:table-cell table:formula="of:=([.BL92]/SUM([.$CH92:.$CK92]))" office:value-type="float" office:value="0" calcext:value-type="float">
            <text:p>0</text:p>
          </table:table-cell>
          <table:table-cell table:formula="of:=([.BM92]/SUM([.$CH92:.$CK92]))" office:value-type="float" office:value="0" calcext:value-type="float">
            <text:p>0</text:p>
          </table:table-cell>
          <table:table-cell table:formula="of:=([.BN92]/SUM([.$CH92:.$CK92]))" office:value-type="float" office:value="0" calcext:value-type="float">
            <text:p>0</text:p>
          </table:table-cell>
          <table:table-cell table:formula="of:=([.BO92]/SUM([.$CH92:.$CK92]))" office:value-type="float" office:value="0" calcext:value-type="float">
            <text:p>0</text:p>
          </table:table-cell>
          <table:table-cell table:formula="of:=([.BP92]/SUM([.$CH92:.$CK92]))" office:value-type="float" office:value="0" calcext:value-type="float">
            <text:p>0</text:p>
          </table:table-cell>
          <table:table-cell table:formula="of:=([.BQ92]/SUM([.$CH92:.$CK92]))" office:value-type="float" office:value="0" calcext:value-type="float">
            <text:p>0</text:p>
          </table:table-cell>
          <table:table-cell table:formula="of:=([.BR92]/SUM([.$CH92:.$CK92]))" office:value-type="float" office:value="0" calcext:value-type="float">
            <text:p>0</text:p>
          </table:table-cell>
          <table:table-cell table:formula="of:=([.BS92]/SUM([.$CH92:.$CK92]))" office:value-type="float" office:value="0" calcext:value-type="float">
            <text:p>0</text:p>
          </table:table-cell>
          <table:table-cell table:formula="of:=([.BT92]/SUM([.$CH92:.$CK92]))" office:value-type="float" office:value="0" calcext:value-type="float">
            <text:p>0</text:p>
          </table:table-cell>
          <table:table-cell table:formula="of:=([.BU92]/SUM([.$CH92:.$CK92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92</text:p>
          </table:table-cell>
          <table:table-cell table:formula="of:=([.B93]/SUM([.$CH93:.$CK93]))" office:value-type="float" office:value="0.349563476945374" calcext:value-type="float">
            <text:p>0.349563476945374</text:p>
          </table:table-cell>
          <table:table-cell table:formula="of:=([.C93]/SUM([.$CH93:.$CK93]))" office:value-type="float" office:value="0.643100555914252" calcext:value-type="float">
            <text:p>0.643100555914252</text:p>
          </table:table-cell>
          <table:table-cell table:formula="of:=([.D93]/SUM([.$CH93:.$CK93]))" office:value-type="float" office:value="0.852254317685402" calcext:value-type="float">
            <text:p>0.852254317685402</text:p>
          </table:table-cell>
          <table:table-cell table:formula="of:=([.E93]/SUM([.$CH93:.$CK93]))" office:value-type="float" office:value="1.62115647887203" calcext:value-type="float">
            <text:p>1.62115647887203</text:p>
          </table:table-cell>
          <table:table-cell table:formula="of:=([.F93]/SUM([.$CH93:.$CK93]))" office:value-type="float" office:value="0.0443399100550179" calcext:value-type="float">
            <text:p>0.044339910055018</text:p>
          </table:table-cell>
          <table:table-cell table:formula="of:=([.G93]/SUM([.$CH93:.$CK93]))" office:value-type="float" office:value="0.0010311606989539" calcext:value-type="float">
            <text:p>0.001031160698954</text:p>
          </table:table-cell>
          <table:table-cell table:formula="of:=([.H93]/SUM([.$CH93:.$CK93]))" office:value-type="float" office:value="0.00240604163089244" calcext:value-type="float">
            <text:p>0.002406041630892</text:p>
          </table:table-cell>
          <table:table-cell table:formula="of:=([.I93]/SUM([.$CH93:.$CK93]))" office:value-type="float" office:value="0.00206232139790781" calcext:value-type="float">
            <text:p>0.002062321397908</text:p>
          </table:table-cell>
          <table:table-cell table:formula="of:=([.J93]/SUM([.$CH93:.$CK93]))" office:value-type="float" office:value="0.00618696419372343" calcext:value-type="float">
            <text:p>0.006186964193723</text:p>
          </table:table-cell>
          <table:table-cell table:formula="of:=([.K93]/SUM([.$CH93:.$CK93]))" office:value-type="float" office:value="0" calcext:value-type="float">
            <text:p>0</text:p>
          </table:table-cell>
          <table:table-cell table:formula="of:=([.L93]/SUM([.$CH93:.$CK93]))" office:value-type="float" office:value="0" calcext:value-type="float">
            <text:p>0</text:p>
          </table:table-cell>
          <table:table-cell table:formula="of:=([.M93]/SUM([.$CH93:.$CK93]))" office:value-type="float" office:value="0" calcext:value-type="float">
            <text:p>0</text:p>
          </table:table-cell>
          <table:table-cell table:formula="of:=([.N93]/SUM([.$CH93:.$CK93]))" office:value-type="float" office:value="0" calcext:value-type="float">
            <text:p>0</text:p>
          </table:table-cell>
          <table:table-cell table:formula="of:=([.O93]/SUM([.$CH93:.$CK93]))" office:value-type="float" office:value="0" calcext:value-type="float">
            <text:p>0</text:p>
          </table:table-cell>
          <table:table-cell table:formula="of:=([.P93]/SUM([.$CH93:.$CK93]))" office:value-type="float" office:value="0" calcext:value-type="float">
            <text:p>0</text:p>
          </table:table-cell>
          <table:table-cell table:formula="of:=([.Q93]/SUM([.$CH93:.$CK93]))" office:value-type="float" office:value="0" calcext:value-type="float">
            <text:p>0</text:p>
          </table:table-cell>
          <table:table-cell table:formula="of:=([.R93]/SUM([.$CH93:.$CK93]))" office:value-type="float" office:value="0" calcext:value-type="float">
            <text:p>0</text:p>
          </table:table-cell>
          <table:table-cell table:formula="of:=([.S93]/SUM([.$CH93:.$CK93]))" office:value-type="float" office:value="0.000515580349476952" calcext:value-type="float">
            <text:p>0.000515580349477</text:p>
          </table:table-cell>
          <table:table-cell table:formula="of:=([.T93]/SUM([.$CH93:.$CK93]))" office:value-type="float" office:value="0.000515580349476952" calcext:value-type="float">
            <text:p>0.000515580349477</text:p>
          </table:table-cell>
          <table:table-cell table:formula="of:=([.U93]/SUM([.$CH93:.$CK93]))" office:value-type="float" office:value="0" calcext:value-type="float">
            <text:p>0</text:p>
          </table:table-cell>
          <table:table-cell table:formula="of:=([.V93]/SUM([.$CH93:.$CK93]))" office:value-type="float" office:value="0.800696282737707" calcext:value-type="float">
            <text:p>0.800696282737707</text:p>
          </table:table-cell>
          <table:table-cell table:formula="of:=([.W93]/SUM([.$CH93:.$CK93]))" office:value-type="float" office:value="0.105693971642775" calcext:value-type="float">
            <text:p>0.105693971642775</text:p>
          </table:table-cell>
          <table:table-cell table:formula="of:=([.X93]/SUM([.$CH93:.$CK93]))" office:value-type="float" office:value="0.00326534221335403" calcext:value-type="float">
            <text:p>0.003265342213354</text:p>
          </table:table-cell>
          <table:table-cell table:formula="of:=([.Y93]/SUM([.$CH93:.$CK93]))" office:value-type="float" office:value="0.00257790174738476" calcext:value-type="float">
            <text:p>0.002577901747385</text:p>
          </table:table-cell>
          <table:table-cell table:formula="of:=([.Z93]/SUM([.$CH93:.$CK93]))" office:value-type="float" office:value="0" calcext:value-type="float">
            <text:p>0</text:p>
          </table:table-cell>
          <table:table-cell table:formula="of:=([.AA93]/SUM([.$CH93:.$CK93]))" office:value-type="float" office:value="0.0010311606989539" calcext:value-type="float">
            <text:p>0.001031160698954</text:p>
          </table:table-cell>
          <table:table-cell table:formula="of:=([.AB93]/SUM([.$CH93:.$CK93]))" office:value-type="float" office:value="0.000515580349476952" calcext:value-type="float">
            <text:p>0.000515580349477</text:p>
          </table:table-cell>
          <table:table-cell table:formula="of:=([.AC93]/SUM([.$CH93:.$CK93]))" office:value-type="float" office:value="0" calcext:value-type="float">
            <text:p>0</text:p>
          </table:table-cell>
          <table:table-cell table:formula="of:=([.AD93]/SUM([.$CH93:.$CK93]))" office:value-type="float" office:value="0" calcext:value-type="float">
            <text:p>0</text:p>
          </table:table-cell>
          <table:table-cell table:formula="of:=([.AE93]/SUM([.$CH93:.$CK93]))" office:value-type="float" office:value="0" calcext:value-type="float">
            <text:p>0</text:p>
          </table:table-cell>
          <table:table-cell table:formula="of:=([.AF93]/SUM([.$CH93:.$CK93]))" office:value-type="float" office:value="0" calcext:value-type="float">
            <text:p>0</text:p>
          </table:table-cell>
          <table:table-cell table:formula="of:=([.AG93]/SUM([.$CH93:.$CK93]))" office:value-type="float" office:value="0" calcext:value-type="float">
            <text:p>0</text:p>
          </table:table-cell>
          <table:table-cell table:formula="of:=([.AH93]/SUM([.$CH93:.$CK93]))" office:value-type="float" office:value="0" calcext:value-type="float">
            <text:p>0</text:p>
          </table:table-cell>
          <table:table-cell table:formula="of:=([.AI93]/SUM([.$CH93:.$CK93]))" office:value-type="float" office:value="0" calcext:value-type="float">
            <text:p>0</text:p>
          </table:table-cell>
          <table:table-cell table:formula="of:=([.AJ93]/SUM([.$CH93:.$CK93]))" office:value-type="float" office:value="0" calcext:value-type="float">
            <text:p>0</text:p>
          </table:table-cell>
          <table:table-cell table:formula="of:=([.AK93]/SUM([.$CH93:.$CK93]))" office:value-type="float" office:value="0" calcext:value-type="float">
            <text:p>0</text:p>
          </table:table-cell>
          <table:table-cell table:formula="of:=([.AL93]/SUM([.$CH93:.$CK93]))" office:value-type="float" office:value="0" calcext:value-type="float">
            <text:p>0</text:p>
          </table:table-cell>
          <table:table-cell table:formula="of:=([.AM93]/SUM([.$CH93:.$CK93]))" office:value-type="float" office:value="0" calcext:value-type="float">
            <text:p>0</text:p>
          </table:table-cell>
          <table:table-cell table:formula="of:=([.AN93]/SUM([.$CH93:.$CK93]))" office:value-type="float" office:value="0" calcext:value-type="float">
            <text:p>0</text:p>
          </table:table-cell>
          <table:table-cell table:formula="of:=([.AO93]/SUM([.$CH93:.$CK93]))" office:value-type="float" office:value="0" calcext:value-type="float">
            <text:p>0</text:p>
          </table:table-cell>
          <table:table-cell table:formula="of:=([.AP93]/SUM([.$CH93:.$CK93]))" office:value-type="float" office:value="0.80688324693143" calcext:value-type="float">
            <text:p>0.80688324693143</text:p>
          </table:table-cell>
          <table:table-cell table:formula="of:=([.AQ93]/SUM([.$CH93:.$CK93]))" office:value-type="float" office:value="0.867378007936726" calcext:value-type="float">
            <text:p>0.867378007936726</text:p>
          </table:table-cell>
          <table:table-cell table:formula="of:=([.AR93]/SUM([.$CH93:.$CK93]))" office:value-type="float" office:value="0.00412464279581562" calcext:value-type="float">
            <text:p>0.004124642795816</text:p>
          </table:table-cell>
          <table:table-cell table:formula="of:=([.AS93]/SUM([.$CH93:.$CK93]))" office:value-type="float" office:value="0.00206232139790781" calcext:value-type="float">
            <text:p>0.002062321397908</text:p>
          </table:table-cell>
          <table:table-cell table:formula="of:=([.AT93]/SUM([.$CH93:.$CK93]))" office:value-type="float" office:value="0" calcext:value-type="float">
            <text:p>0</text:p>
          </table:table-cell>
          <table:table-cell table:formula="of:=([.AU93]/SUM([.$CH93:.$CK93]))" office:value-type="float" office:value="0" calcext:value-type="float">
            <text:p>0</text:p>
          </table:table-cell>
          <table:table-cell table:formula="of:=([.AV93]/SUM([.$CH93:.$CK93]))" office:value-type="float" office:value="0" calcext:value-type="float">
            <text:p>0</text:p>
          </table:table-cell>
          <table:table-cell table:formula="of:=([.AW93]/SUM([.$CH93:.$CK93]))" office:value-type="float" office:value="0.000515580349476952" calcext:value-type="float">
            <text:p>0.000515580349477</text:p>
          </table:table-cell>
          <table:table-cell table:formula="of:=([.AX93]/SUM([.$CH93:.$CK93]))" office:value-type="float" office:value="0.941277858028422" calcext:value-type="float">
            <text:p>0.941277858028422</text:p>
          </table:table-cell>
          <table:table-cell table:formula="of:=([.AY93]/SUM([.$CH93:.$CK93]))" office:value-type="float" office:value="0.29370893908537" calcext:value-type="float">
            <text:p>0.29370893908537</text:p>
          </table:table-cell>
          <table:table-cell table:formula="of:=([.AZ93]/SUM([.$CH93:.$CK93]))" office:value-type="float" office:value="1.18824084542788" calcext:value-type="float">
            <text:p>1.18824084542788</text:p>
          </table:table-cell>
          <table:table-cell table:formula="of:=([.BA93]/SUM([.$CH93:.$CK93]))" office:value-type="float" office:value="0.449242344510918" calcext:value-type="float">
            <text:p>0.449242344510918</text:p>
          </table:table-cell>
          <table:table-cell table:formula="of:=([.BB93]/SUM([.$CH93:.$CK93]))" office:value-type="float" office:value="0.0596354604228341" calcext:value-type="float">
            <text:p>0.059635460422834</text:p>
          </table:table-cell>
          <table:table-cell table:formula="of:=([.BC93]/SUM([.$CH93:.$CK93]))" office:value-type="float" office:value="0.349563476945374" calcext:value-type="float">
            <text:p>0.349563476945374</text:p>
          </table:table-cell>
          <table:table-cell table:formula="of:=([.BD93]/SUM([.$CH93:.$CK93]))" office:value-type="float" office:value="0.00378092256283098" calcext:value-type="float">
            <text:p>0.003780922562831</text:p>
          </table:table-cell>
          <table:table-cell table:formula="of:=([.BE93]/SUM([.$CH93:.$CK93]))" office:value-type="float" office:value="0.0010311606989539" calcext:value-type="float">
            <text:p>0.001031160698954</text:p>
          </table:table-cell>
          <table:table-cell table:formula="of:=([.BF93]/SUM([.$CH93:.$CK93]))" office:value-type="float" office:value="0.00412464279581562" calcext:value-type="float">
            <text:p>0.004124642795816</text:p>
          </table:table-cell>
          <table:table-cell table:formula="of:=([.BG93]/SUM([.$CH93:.$CK93]))" office:value-type="float" office:value="0.0010311606989539" calcext:value-type="float">
            <text:p>0.001031160698954</text:p>
          </table:table-cell>
          <table:table-cell table:formula="of:=([.BH93]/SUM([.$CH93:.$CK93]))" office:value-type="float" office:value="0" calcext:value-type="float">
            <text:p>0</text:p>
          </table:table-cell>
          <table:table-cell table:formula="of:=([.BI93]/SUM([.$CH93:.$CK93]))" office:value-type="float" office:value="0.0010311606989539" calcext:value-type="float">
            <text:p>0.001031160698954</text:p>
          </table:table-cell>
          <table:table-cell table:formula="of:=([.BJ93]/SUM([.$CH93:.$CK93]))" office:value-type="float" office:value="0" calcext:value-type="float">
            <text:p>0</text:p>
          </table:table-cell>
          <table:table-cell table:formula="of:=([.BK93]/SUM([.$CH93:.$CK93]))" office:value-type="float" office:value="0" calcext:value-type="float">
            <text:p>0</text:p>
          </table:table-cell>
          <table:table-cell table:formula="of:=([.BL93]/SUM([.$CH93:.$CK93]))" office:value-type="float" office:value="0" calcext:value-type="float">
            <text:p>0</text:p>
          </table:table-cell>
          <table:table-cell table:formula="of:=([.BM93]/SUM([.$CH93:.$CK93]))" office:value-type="float" office:value="0" calcext:value-type="float">
            <text:p>0</text:p>
          </table:table-cell>
          <table:table-cell table:formula="of:=([.BN93]/SUM([.$CH93:.$CK93]))" office:value-type="float" office:value="0" calcext:value-type="float">
            <text:p>0</text:p>
          </table:table-cell>
          <table:table-cell table:formula="of:=([.BO93]/SUM([.$CH93:.$CK93]))" office:value-type="float" office:value="0" calcext:value-type="float">
            <text:p>0</text:p>
          </table:table-cell>
          <table:table-cell table:formula="of:=([.BP93]/SUM([.$CH93:.$CK93]))" office:value-type="float" office:value="0" calcext:value-type="float">
            <text:p>0</text:p>
          </table:table-cell>
          <table:table-cell table:formula="of:=([.BQ93]/SUM([.$CH93:.$CK93]))" office:value-type="float" office:value="0" calcext:value-type="float">
            <text:p>0</text:p>
          </table:table-cell>
          <table:table-cell table:formula="of:=([.BR93]/SUM([.$CH93:.$CK93]))" office:value-type="float" office:value="0.000515580349476952" calcext:value-type="float">
            <text:p>0.000515580349477</text:p>
          </table:table-cell>
          <table:table-cell table:formula="of:=([.BS93]/SUM([.$CH93:.$CK93]))" office:value-type="float" office:value="0.000515580349476952" calcext:value-type="float">
            <text:p>0.000515580349477</text:p>
          </table:table-cell>
          <table:table-cell table:formula="of:=([.BT93]/SUM([.$CH93:.$CK93]))" office:value-type="float" office:value="0" calcext:value-type="float">
            <text:p>0</text:p>
          </table:table-cell>
          <table:table-cell table:formula="of:=([.BU93]/SUM([.$CH93:.$CK93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93</text:p>
          </table:table-cell>
          <table:table-cell table:formula="of:=([.B94]/SUM([.$CH94:.$CK94]))" office:value-type="float" office:value="0.377010541912519" calcext:value-type="float">
            <text:p>0.377010541912519</text:p>
          </table:table-cell>
          <table:table-cell table:formula="of:=([.C94]/SUM([.$CH94:.$CK94]))" office:value-type="float" office:value="0.699119261724434" calcext:value-type="float">
            <text:p>0.699119261724434</text:p>
          </table:table-cell>
          <table:table-cell table:formula="of:=([.D94]/SUM([.$CH94:.$CK94]))" office:value-type="float" office:value="0.895061971635209" calcext:value-type="float">
            <text:p>0.895061971635209</text:p>
          </table:table-cell>
          <table:table-cell table:formula="of:=([.E94]/SUM([.$CH94:.$CK94]))" office:value-type="float" office:value="1.700333771165" calcext:value-type="float">
            <text:p>1.700333771165</text:p>
          </table:table-cell>
          <table:table-cell table:formula="of:=([.F94]/SUM([.$CH94:.$CK94]))" office:value-type="float" office:value="0.0379985517494325" calcext:value-type="float">
            <text:p>0.037998551749433</text:p>
          </table:table-cell>
          <table:table-cell table:formula="of:=([.G94]/SUM([.$CH94:.$CK94]))" office:value-type="float" office:value="0" calcext:value-type="float">
            <text:p>0</text:p>
          </table:table-cell>
          <table:table-cell table:formula="of:=([.H94]/SUM([.$CH94:.$CK94]))" office:value-type="float" office:value="0.00175794011652179" calcext:value-type="float">
            <text:p>0.001757940116522</text:p>
          </table:table-cell>
          <table:table-cell table:formula="of:=([.I94]/SUM([.$CH94:.$CK94]))" office:value-type="float" office:value="0.00324542790742484" calcext:value-type="float">
            <text:p>0.003245427907425</text:p>
          </table:table-cell>
          <table:table-cell table:formula="of:=([.J94]/SUM([.$CH94:.$CK94]))" office:value-type="float" office:value="0.00324542790742484" calcext:value-type="float">
            <text:p>0.003245427907425</text:p>
          </table:table-cell>
          <table:table-cell table:formula="of:=([.K94]/SUM([.$CH94:.$CK94]))" office:value-type="float" office:value="0.00081135697685621" calcext:value-type="float">
            <text:p>0.000811356976856</text:p>
          </table:table-cell>
          <table:table-cell table:formula="of:=([.L94]/SUM([.$CH94:.$CK94]))" office:value-type="float" office:value="0" calcext:value-type="float">
            <text:p>0</text:p>
          </table:table-cell>
          <table:table-cell table:formula="of:=([.M94]/SUM([.$CH94:.$CK94]))" office:value-type="float" office:value="0" calcext:value-type="float">
            <text:p>0</text:p>
          </table:table-cell>
          <table:table-cell table:formula="of:=([.N94]/SUM([.$CH94:.$CK94]))" office:value-type="float" office:value="0" calcext:value-type="float">
            <text:p>0</text:p>
          </table:table-cell>
          <table:table-cell table:formula="of:=([.O94]/SUM([.$CH94:.$CK94]))" office:value-type="float" office:value="0" calcext:value-type="float">
            <text:p>0</text:p>
          </table:table-cell>
          <table:table-cell table:formula="of:=([.P94]/SUM([.$CH94:.$CK94]))" office:value-type="float" office:value="0" calcext:value-type="float">
            <text:p>0</text:p>
          </table:table-cell>
          <table:table-cell table:formula="of:=([.Q94]/SUM([.$CH94:.$CK94]))" office:value-type="float" office:value="0" calcext:value-type="float">
            <text:p>0</text:p>
          </table:table-cell>
          <table:table-cell table:formula="of:=([.R94]/SUM([.$CH94:.$CK94]))" office:value-type="float" office:value="0" calcext:value-type="float">
            <text:p>0</text:p>
          </table:table-cell>
          <table:table-cell table:formula="of:=([.S94]/SUM([.$CH94:.$CK94]))" office:value-type="float" office:value="0" calcext:value-type="float">
            <text:p>0</text:p>
          </table:table-cell>
          <table:table-cell table:formula="of:=([.T94]/SUM([.$CH94:.$CK94]))" office:value-type="float" office:value="0.00121703546528431" calcext:value-type="float">
            <text:p>0.001217035465284</text:p>
          </table:table-cell>
          <table:table-cell table:formula="of:=([.U94]/SUM([.$CH94:.$CK94]))" office:value-type="float" office:value="0" calcext:value-type="float">
            <text:p>0</text:p>
          </table:table-cell>
          <table:table-cell table:formula="of:=([.V94]/SUM([.$CH94:.$CK94]))" office:value-type="float" office:value="0.897496042565778" calcext:value-type="float">
            <text:p>0.897496042565778</text:p>
          </table:table-cell>
          <table:table-cell table:formula="of:=([.W94]/SUM([.$CH94:.$CK94]))" office:value-type="float" office:value="0.111426358154919" calcext:value-type="float">
            <text:p>0.111426358154919</text:p>
          </table:table-cell>
          <table:table-cell table:formula="of:=([.X94]/SUM([.$CH94:.$CK94]))" office:value-type="float" office:value="0.00365110639585294" calcext:value-type="float">
            <text:p>0.003651106395853</text:p>
          </table:table-cell>
          <table:table-cell table:formula="of:=([.Y94]/SUM([.$CH94:.$CK94]))" office:value-type="float" office:value="0.00162271395371242" calcext:value-type="float">
            <text:p>0.001622713953712</text:p>
          </table:table-cell>
          <table:table-cell table:formula="of:=([.Z94]/SUM([.$CH94:.$CK94]))" office:value-type="float" office:value="0" calcext:value-type="float">
            <text:p>0</text:p>
          </table:table-cell>
          <table:table-cell table:formula="of:=([.AA94]/SUM([.$CH94:.$CK94]))" office:value-type="float" office:value="0.00202839244214052" calcext:value-type="float">
            <text:p>0.002028392442141</text:p>
          </table:table-cell>
          <table:table-cell table:formula="of:=([.AB94]/SUM([.$CH94:.$CK94]))" office:value-type="float" office:value="0.000405678488428105" calcext:value-type="float">
            <text:p>0.000405678488428</text:p>
          </table:table-cell>
          <table:table-cell table:formula="of:=([.AC94]/SUM([.$CH94:.$CK94]))" office:value-type="float" office:value="0" calcext:value-type="float">
            <text:p>0</text:p>
          </table:table-cell>
          <table:table-cell table:formula="of:=([.AD94]/SUM([.$CH94:.$CK94]))" office:value-type="float" office:value="0" calcext:value-type="float">
            <text:p>0</text:p>
          </table:table-cell>
          <table:table-cell table:formula="of:=([.AE94]/SUM([.$CH94:.$CK94]))" office:value-type="float" office:value="0" calcext:value-type="float">
            <text:p>0</text:p>
          </table:table-cell>
          <table:table-cell table:formula="of:=([.AF94]/SUM([.$CH94:.$CK94]))" office:value-type="float" office:value="0" calcext:value-type="float">
            <text:p>0</text:p>
          </table:table-cell>
          <table:table-cell table:formula="of:=([.AG94]/SUM([.$CH94:.$CK94]))" office:value-type="float" office:value="0" calcext:value-type="float">
            <text:p>0</text:p>
          </table:table-cell>
          <table:table-cell table:formula="of:=([.AH94]/SUM([.$CH94:.$CK94]))" office:value-type="float" office:value="0" calcext:value-type="float">
            <text:p>0</text:p>
          </table:table-cell>
          <table:table-cell table:formula="of:=([.AI94]/SUM([.$CH94:.$CK94]))" office:value-type="float" office:value="0" calcext:value-type="float">
            <text:p>0</text:p>
          </table:table-cell>
          <table:table-cell table:formula="of:=([.AJ94]/SUM([.$CH94:.$CK94]))" office:value-type="float" office:value="0" calcext:value-type="float">
            <text:p>0</text:p>
          </table:table-cell>
          <table:table-cell table:formula="of:=([.AK94]/SUM([.$CH94:.$CK94]))" office:value-type="float" office:value="0.00081135697685621" calcext:value-type="float">
            <text:p>0.000811356976856</text:p>
          </table:table-cell>
          <table:table-cell table:formula="of:=([.AL94]/SUM([.$CH94:.$CK94]))" office:value-type="float" office:value="0" calcext:value-type="float">
            <text:p>0</text:p>
          </table:table-cell>
          <table:table-cell table:formula="of:=([.AM94]/SUM([.$CH94:.$CK94]))" office:value-type="float" office:value="0" calcext:value-type="float">
            <text:p>0</text:p>
          </table:table-cell>
          <table:table-cell table:formula="of:=([.AN94]/SUM([.$CH94:.$CK94]))" office:value-type="float" office:value="0" calcext:value-type="float">
            <text:p>0</text:p>
          </table:table-cell>
          <table:table-cell table:formula="of:=([.AO94]/SUM([.$CH94:.$CK94]))" office:value-type="float" office:value="0" calcext:value-type="float">
            <text:p>0</text:p>
          </table:table-cell>
          <table:table-cell table:formula="of:=([.AP94]/SUM([.$CH94:.$CK94]))" office:value-type="float" office:value="0.870721262329523" calcext:value-type="float">
            <text:p>0.870721262329523</text:p>
          </table:table-cell>
          <table:table-cell table:formula="of:=([.AQ94]/SUM([.$CH94:.$CK94]))" office:value-type="float" office:value="1.0450277861908" calcext:value-type="float">
            <text:p>1.0450277861908</text:p>
          </table:table-cell>
          <table:table-cell table:formula="of:=([.AR94]/SUM([.$CH94:.$CK94]))" office:value-type="float" office:value="0.00121703546528431" calcext:value-type="float">
            <text:p>0.001217035465284</text:p>
          </table:table-cell>
          <table:table-cell table:formula="of:=([.AS94]/SUM([.$CH94:.$CK94]))" office:value-type="float" office:value="0.00324542790742484" calcext:value-type="float">
            <text:p>0.003245427907425</text:p>
          </table:table-cell>
          <table:table-cell table:formula="of:=([.AT94]/SUM([.$CH94:.$CK94]))" office:value-type="float" office:value="0" calcext:value-type="float">
            <text:p>0</text:p>
          </table:table-cell>
          <table:table-cell table:formula="of:=([.AU94]/SUM([.$CH94:.$CK94]))" office:value-type="float" office:value="0" calcext:value-type="float">
            <text:p>0</text:p>
          </table:table-cell>
          <table:table-cell table:formula="of:=([.AV94]/SUM([.$CH94:.$CK94]))" office:value-type="float" office:value="0.00121703546528431" calcext:value-type="float">
            <text:p>0.001217035465284</text:p>
          </table:table-cell>
          <table:table-cell table:formula="of:=([.AW94]/SUM([.$CH94:.$CK94]))" office:value-type="float" office:value="0" calcext:value-type="float">
            <text:p>0</text:p>
          </table:table-cell>
          <table:table-cell table:formula="of:=([.AX94]/SUM([.$CH94:.$CK94]))" office:value-type="float" office:value="1.01608938734959" calcext:value-type="float">
            <text:p>1.01608938734959</text:p>
          </table:table-cell>
          <table:table-cell table:formula="of:=([.AY94]/SUM([.$CH94:.$CK94]))" office:value-type="float" office:value="0.304934997135126" calcext:value-type="float">
            <text:p>0.304934997135126</text:p>
          </table:table-cell>
          <table:table-cell table:formula="of:=([.AZ94]/SUM([.$CH94:.$CK94]))" office:value-type="float" office:value="1.28532467750305" calcext:value-type="float">
            <text:p>1.28532467750305</text:p>
          </table:table-cell>
          <table:table-cell table:formula="of:=([.BA94]/SUM([.$CH94:.$CK94]))" office:value-type="float" office:value="0.43894412447921" calcext:value-type="float">
            <text:p>0.43894412447921</text:p>
          </table:table-cell>
          <table:table-cell table:formula="of:=([.BB94]/SUM([.$CH94:.$CK94]))" office:value-type="float" office:value="0.068289212218731" calcext:value-type="float">
            <text:p>0.068289212218731</text:p>
          </table:table-cell>
          <table:table-cell table:formula="of:=([.BC94]/SUM([.$CH94:.$CK94]))" office:value-type="float" office:value="0.377010541912519" calcext:value-type="float">
            <text:p>0.377010541912519</text:p>
          </table:table-cell>
          <table:table-cell table:formula="of:=([.BD94]/SUM([.$CH94:.$CK94]))" office:value-type="float" office:value="0.00338065407023421" calcext:value-type="float">
            <text:p>0.003380654070234</text:p>
          </table:table-cell>
          <table:table-cell table:formula="of:=([.BE94]/SUM([.$CH94:.$CK94]))" office:value-type="float" office:value="0.00121703546528431" calcext:value-type="float">
            <text:p>0.001217035465284</text:p>
          </table:table-cell>
          <table:table-cell table:formula="of:=([.BF94]/SUM([.$CH94:.$CK94]))" office:value-type="float" office:value="0.00243407093056863" calcext:value-type="float">
            <text:p>0.002434070930569</text:p>
          </table:table-cell>
          <table:table-cell table:formula="of:=([.BG94]/SUM([.$CH94:.$CK94]))" office:value-type="float" office:value="0.00121703546528431" calcext:value-type="float">
            <text:p>0.001217035465284</text:p>
          </table:table-cell>
          <table:table-cell table:formula="of:=([.BH94]/SUM([.$CH94:.$CK94]))" office:value-type="float" office:value="0" calcext:value-type="float">
            <text:p>0</text:p>
          </table:table-cell>
          <table:table-cell table:formula="of:=([.BI94]/SUM([.$CH94:.$CK94]))" office:value-type="float" office:value="0" calcext:value-type="float">
            <text:p>0</text:p>
          </table:table-cell>
          <table:table-cell table:formula="of:=([.BJ94]/SUM([.$CH94:.$CK94]))" office:value-type="float" office:value="0" calcext:value-type="float">
            <text:p>0</text:p>
          </table:table-cell>
          <table:table-cell table:formula="of:=([.BK94]/SUM([.$CH94:.$CK94]))" office:value-type="float" office:value="0" calcext:value-type="float">
            <text:p>0</text:p>
          </table:table-cell>
          <table:table-cell table:formula="of:=([.BL94]/SUM([.$CH94:.$CK94]))" office:value-type="float" office:value="0" calcext:value-type="float">
            <text:p>0</text:p>
          </table:table-cell>
          <table:table-cell table:formula="of:=([.BM94]/SUM([.$CH94:.$CK94]))" office:value-type="float" office:value="0" calcext:value-type="float">
            <text:p>0</text:p>
          </table:table-cell>
          <table:table-cell table:formula="of:=([.BN94]/SUM([.$CH94:.$CK94]))" office:value-type="float" office:value="0" calcext:value-type="float">
            <text:p>0</text:p>
          </table:table-cell>
          <table:table-cell table:formula="of:=([.BO94]/SUM([.$CH94:.$CK94]))" office:value-type="float" office:value="0" calcext:value-type="float">
            <text:p>0</text:p>
          </table:table-cell>
          <table:table-cell table:formula="of:=([.BP94]/SUM([.$CH94:.$CK94]))" office:value-type="float" office:value="0.00081135697685621" calcext:value-type="float">
            <text:p>0.000811356976856</text:p>
          </table:table-cell>
          <table:table-cell table:formula="of:=([.BQ94]/SUM([.$CH94:.$CK94]))" office:value-type="float" office:value="0" calcext:value-type="float">
            <text:p>0</text:p>
          </table:table-cell>
          <table:table-cell table:formula="of:=([.BR94]/SUM([.$CH94:.$CK94]))" office:value-type="float" office:value="0.000405678488428105" calcext:value-type="float">
            <text:p>0.000405678488428</text:p>
          </table:table-cell>
          <table:table-cell table:formula="of:=([.BS94]/SUM([.$CH94:.$CK94]))" office:value-type="float" office:value="0" calcext:value-type="float">
            <text:p>0</text:p>
          </table:table-cell>
          <table:table-cell table:formula="of:=([.BT94]/SUM([.$CH94:.$CK94]))" office:value-type="float" office:value="0" calcext:value-type="float">
            <text:p>0</text:p>
          </table:table-cell>
          <table:table-cell table:formula="of:=([.BU94]/SUM([.$CH94:.$CK94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94</text:p>
          </table:table-cell>
          <table:table-cell table:formula="of:=([.B95]/SUM([.$CH95:.$CK95]))" office:value-type="float" office:value="0.35712037826949" calcext:value-type="float">
            <text:p>0.35712037826949</text:p>
          </table:table-cell>
          <table:table-cell table:formula="of:=([.C95]/SUM([.$CH95:.$CK95]))" office:value-type="float" office:value="0.845505416554127" calcext:value-type="float">
            <text:p>0.845505416554127</text:p>
          </table:table-cell>
          <table:table-cell table:formula="of:=([.D95]/SUM([.$CH95:.$CK95]))" office:value-type="float" office:value="1.12502982033425" calcext:value-type="float">
            <text:p>1.12502982033425</text:p>
          </table:table-cell>
          <table:table-cell table:formula="of:=([.E95]/SUM([.$CH95:.$CK95]))" office:value-type="float" office:value="2.01503552197018" calcext:value-type="float">
            <text:p>2.01503552197018</text:p>
          </table:table-cell>
          <table:table-cell table:formula="of:=([.F95]/SUM([.$CH95:.$CK95]))" office:value-type="float" office:value="0.12701588907769" calcext:value-type="float">
            <text:p>0.12701588907769</text:p>
          </table:table-cell>
          <table:table-cell table:formula="of:=([.G95]/SUM([.$CH95:.$CK95]))" office:value-type="float" office:value="0.00134171713814461" calcext:value-type="float">
            <text:p>0.001341717138145</text:p>
          </table:table-cell>
          <table:table-cell table:formula="of:=([.H95]/SUM([.$CH95:.$CK95]))" office:value-type="float" office:value="0.00134171713814461" calcext:value-type="float">
            <text:p>0.001341717138145</text:p>
          </table:table-cell>
          <table:table-cell table:formula="of:=([.I95]/SUM([.$CH95:.$CK95]))" office:value-type="float" office:value="0.00201257570721691" calcext:value-type="float">
            <text:p>0.002012575707217</text:p>
          </table:table-cell>
          <table:table-cell table:formula="of:=([.J95]/SUM([.$CH95:.$CK95]))" office:value-type="float" office:value="0.0122990737663256" calcext:value-type="float">
            <text:p>0.012299073766326</text:p>
          </table:table-cell>
          <table:table-cell table:formula="of:=([.K95]/SUM([.$CH95:.$CK95]))" office:value-type="float" office:value="0" calcext:value-type="float">
            <text:p>0</text:p>
          </table:table-cell>
          <table:table-cell table:formula="of:=([.L95]/SUM([.$CH95:.$CK95]))" office:value-type="float" office:value="0" calcext:value-type="float">
            <text:p>0</text:p>
          </table:table-cell>
          <table:table-cell table:formula="of:=([.M95]/SUM([.$CH95:.$CK95]))" office:value-type="float" office:value="0" calcext:value-type="float">
            <text:p>0</text:p>
          </table:table-cell>
          <table:table-cell table:formula="of:=([.N95]/SUM([.$CH95:.$CK95]))" office:value-type="float" office:value="0" calcext:value-type="float">
            <text:p>0</text:p>
          </table:table-cell>
          <table:table-cell table:formula="of:=([.O95]/SUM([.$CH95:.$CK95]))" office:value-type="float" office:value="0" calcext:value-type="float">
            <text:p>0</text:p>
          </table:table-cell>
          <table:table-cell table:formula="of:=([.P95]/SUM([.$CH95:.$CK95]))" office:value-type="float" office:value="0" calcext:value-type="float">
            <text:p>0</text:p>
          </table:table-cell>
          <table:table-cell table:formula="of:=([.Q95]/SUM([.$CH95:.$CK95]))" office:value-type="float" office:value="0" calcext:value-type="float">
            <text:p>0</text:p>
          </table:table-cell>
          <table:table-cell table:formula="of:=([.R95]/SUM([.$CH95:.$CK95]))" office:value-type="float" office:value="0" calcext:value-type="float">
            <text:p>0</text:p>
          </table:table-cell>
          <table:table-cell table:formula="of:=([.S95]/SUM([.$CH95:.$CK95]))" office:value-type="float" office:value="0" calcext:value-type="float">
            <text:p>0</text:p>
          </table:table-cell>
          <table:table-cell table:formula="of:=([.T95]/SUM([.$CH95:.$CK95]))" office:value-type="float" office:value="0.00134171713814461" calcext:value-type="float">
            <text:p>0.001341717138145</text:p>
          </table:table-cell>
          <table:table-cell table:formula="of:=([.U95]/SUM([.$CH95:.$CK95]))" office:value-type="float" office:value="0" calcext:value-type="float">
            <text:p>0</text:p>
          </table:table-cell>
          <table:table-cell table:formula="of:=([.V95]/SUM([.$CH95:.$CK95]))" office:value-type="float" office:value="0.943898006684732" calcext:value-type="float">
            <text:p>0.943898006684732</text:p>
          </table:table-cell>
          <table:table-cell table:formula="of:=([.W95]/SUM([.$CH95:.$CK95]))" office:value-type="float" office:value="0.408105629518985" calcext:value-type="float">
            <text:p>0.408105629518985</text:p>
          </table:table-cell>
          <table:table-cell table:formula="of:=([.X95]/SUM([.$CH95:.$CK95]))" office:value-type="float" office:value="0.0187840399340245" calcext:value-type="float">
            <text:p>0.018784039934025</text:p>
          </table:table-cell>
          <table:table-cell table:formula="of:=([.Y95]/SUM([.$CH95:.$CK95]))" office:value-type="float" office:value="0.000670858569072304" calcext:value-type="float">
            <text:p>0.000670858569072</text:p>
          </table:table-cell>
          <table:table-cell table:formula="of:=([.Z95]/SUM([.$CH95:.$CK95]))" office:value-type="float" office:value="0.00201257570721691" calcext:value-type="float">
            <text:p>0.002012575707217</text:p>
          </table:table-cell>
          <table:table-cell table:formula="of:=([.AA95]/SUM([.$CH95:.$CK95]))" office:value-type="float" office:value="0.00402515141443382" calcext:value-type="float">
            <text:p>0.004025151414434</text:p>
          </table:table-cell>
          <table:table-cell table:formula="of:=([.AB95]/SUM([.$CH95:.$CK95]))" office:value-type="float" office:value="0.00335429284536152" calcext:value-type="float">
            <text:p>0.003354292845362</text:p>
          </table:table-cell>
          <table:table-cell table:formula="of:=([.AC95]/SUM([.$CH95:.$CK95]))" office:value-type="float" office:value="0" calcext:value-type="float">
            <text:p>0</text:p>
          </table:table-cell>
          <table:table-cell table:formula="of:=([.AD95]/SUM([.$CH95:.$CK95]))" office:value-type="float" office:value="0" calcext:value-type="float">
            <text:p>0</text:p>
          </table:table-cell>
          <table:table-cell table:formula="of:=([.AE95]/SUM([.$CH95:.$CK95]))" office:value-type="float" office:value="0" calcext:value-type="float">
            <text:p>0</text:p>
          </table:table-cell>
          <table:table-cell table:formula="of:=([.AF95]/SUM([.$CH95:.$CK95]))" office:value-type="float" office:value="0" calcext:value-type="float">
            <text:p>0</text:p>
          </table:table-cell>
          <table:table-cell table:formula="of:=([.AG95]/SUM([.$CH95:.$CK95]))" office:value-type="float" office:value="0" calcext:value-type="float">
            <text:p>0</text:p>
          </table:table-cell>
          <table:table-cell table:formula="of:=([.AH95]/SUM([.$CH95:.$CK95]))" office:value-type="float" office:value="0" calcext:value-type="float">
            <text:p>0</text:p>
          </table:table-cell>
          <table:table-cell table:formula="of:=([.AI95]/SUM([.$CH95:.$CK95]))" office:value-type="float" office:value="0" calcext:value-type="float">
            <text:p>0</text:p>
          </table:table-cell>
          <table:table-cell table:formula="of:=([.AJ95]/SUM([.$CH95:.$CK95]))" office:value-type="float" office:value="0" calcext:value-type="float">
            <text:p>0</text:p>
          </table:table-cell>
          <table:table-cell table:formula="of:=([.AK95]/SUM([.$CH95:.$CK95]))" office:value-type="float" office:value="0" calcext:value-type="float">
            <text:p>0</text:p>
          </table:table-cell>
          <table:table-cell table:formula="of:=([.AL95]/SUM([.$CH95:.$CK95]))" office:value-type="float" office:value="0.000670858569072304" calcext:value-type="float">
            <text:p>0.000670858569072</text:p>
          </table:table-cell>
          <table:table-cell table:formula="of:=([.AM95]/SUM([.$CH95:.$CK95]))" office:value-type="float" office:value="0" calcext:value-type="float">
            <text:p>0</text:p>
          </table:table-cell>
          <table:table-cell table:formula="of:=([.AN95]/SUM([.$CH95:.$CK95]))" office:value-type="float" office:value="0" calcext:value-type="float">
            <text:p>0</text:p>
          </table:table-cell>
          <table:table-cell table:formula="of:=([.AO95]/SUM([.$CH95:.$CK95]))" office:value-type="float" office:value="0" calcext:value-type="float">
            <text:p>0</text:p>
          </table:table-cell>
          <table:table-cell table:formula="of:=([.AP95]/SUM([.$CH95:.$CK95]))" office:value-type="float" office:value="1.16818838827791" calcext:value-type="float">
            <text:p>1.16818838827791</text:p>
          </table:table-cell>
          <table:table-cell table:formula="of:=([.AQ95]/SUM([.$CH95:.$CK95]))" office:value-type="float" office:value="0.854673816998115" calcext:value-type="float">
            <text:p>0.854673816998115</text:p>
          </table:table-cell>
          <table:table-cell table:formula="of:=([.AR95]/SUM([.$CH95:.$CK95]))" office:value-type="float" office:value="0.00737944425979534" calcext:value-type="float">
            <text:p>0.007379444259795</text:p>
          </table:table-cell>
          <table:table-cell table:formula="of:=([.AS95]/SUM([.$CH95:.$CK95]))" office:value-type="float" office:value="0.00223619523024101" calcext:value-type="float">
            <text:p>0.002236195230241</text:p>
          </table:table-cell>
          <table:table-cell table:formula="of:=([.AT95]/SUM([.$CH95:.$CK95]))" office:value-type="float" office:value="0" calcext:value-type="float">
            <text:p>0</text:p>
          </table:table-cell>
          <table:table-cell table:formula="of:=([.AU95]/SUM([.$CH95:.$CK95]))" office:value-type="float" office:value="0" calcext:value-type="float">
            <text:p>0</text:p>
          </table:table-cell>
          <table:table-cell table:formula="of:=([.AV95]/SUM([.$CH95:.$CK95]))" office:value-type="float" office:value="0.000670858569072304" calcext:value-type="float">
            <text:p>0.000670858569072</text:p>
          </table:table-cell>
          <table:table-cell table:formula="of:=([.AW95]/SUM([.$CH95:.$CK95]))" office:value-type="float" office:value="0" calcext:value-type="float">
            <text:p>0</text:p>
          </table:table-cell>
          <table:table-cell table:formula="of:=([.AX95]/SUM([.$CH95:.$CK95]))" office:value-type="float" office:value="0.917510902967888" calcext:value-type="float">
            <text:p>0.917510902967888</text:p>
          </table:table-cell>
          <table:table-cell table:formula="of:=([.AY95]/SUM([.$CH95:.$CK95]))" office:value-type="float" office:value="0.305464268450922" calcext:value-type="float">
            <text:p>0.305464268450922</text:p>
          </table:table-cell>
          <table:table-cell table:formula="of:=([.AZ95]/SUM([.$CH95:.$CK95]))" office:value-type="float" office:value="1.62481945429312" calcext:value-type="float">
            <text:p>1.62481945429312</text:p>
          </table:table-cell>
          <table:table-cell table:formula="of:=([.BA95]/SUM([.$CH95:.$CK95]))" office:value-type="float" office:value="0.827392235189175" calcext:value-type="float">
            <text:p>0.827392235189175</text:p>
          </table:table-cell>
          <table:table-cell table:formula="of:=([.BB95]/SUM([.$CH95:.$CK95]))" office:value-type="float" office:value="0.226526576823415" calcext:value-type="float">
            <text:p>0.226526576823415</text:p>
          </table:table-cell>
          <table:table-cell table:formula="of:=([.BC95]/SUM([.$CH95:.$CK95]))" office:value-type="float" office:value="0.35712037826949" calcext:value-type="float">
            <text:p>0.35712037826949</text:p>
          </table:table-cell>
          <table:table-cell table:formula="of:=([.BD95]/SUM([.$CH95:.$CK95]))" office:value-type="float" office:value="0.00335429284536152" calcext:value-type="float">
            <text:p>0.003354292845362</text:p>
          </table:table-cell>
          <table:table-cell table:formula="of:=([.BE95]/SUM([.$CH95:.$CK95]))" office:value-type="float" office:value="0.00134171713814461" calcext:value-type="float">
            <text:p>0.001341717138145</text:p>
          </table:table-cell>
          <table:table-cell table:formula="of:=([.BF95]/SUM([.$CH95:.$CK95]))" office:value-type="float" office:value="0.00559048807560253" calcext:value-type="float">
            <text:p>0.005590488075603</text:p>
          </table:table-cell>
          <table:table-cell table:formula="of:=([.BG95]/SUM([.$CH95:.$CK95]))" office:value-type="float" office:value="0.00268343427628922" calcext:value-type="float">
            <text:p>0.002683434276289</text:p>
          </table:table-cell>
          <table:table-cell table:formula="of:=([.BH95]/SUM([.$CH95:.$CK95]))" office:value-type="float" office:value="0" calcext:value-type="float">
            <text:p>0</text:p>
          </table:table-cell>
          <table:table-cell table:formula="of:=([.BI95]/SUM([.$CH95:.$CK95]))" office:value-type="float" office:value="0.00134171713814461" calcext:value-type="float">
            <text:p>0.001341717138145</text:p>
          </table:table-cell>
          <table:table-cell table:formula="of:=([.BJ95]/SUM([.$CH95:.$CK95]))" office:value-type="float" office:value="0" calcext:value-type="float">
            <text:p>0</text:p>
          </table:table-cell>
          <table:table-cell table:formula="of:=([.BK95]/SUM([.$CH95:.$CK95]))" office:value-type="float" office:value="0" calcext:value-type="float">
            <text:p>0</text:p>
          </table:table-cell>
          <table:table-cell table:formula="of:=([.BL95]/SUM([.$CH95:.$CK95]))" office:value-type="float" office:value="0" calcext:value-type="float">
            <text:p>0</text:p>
          </table:table-cell>
          <table:table-cell table:formula="of:=([.BM95]/SUM([.$CH95:.$CK95]))" office:value-type="float" office:value="0" calcext:value-type="float">
            <text:p>0</text:p>
          </table:table-cell>
          <table:table-cell table:formula="of:=([.BN95]/SUM([.$CH95:.$CK95]))" office:value-type="float" office:value="0" calcext:value-type="float">
            <text:p>0</text:p>
          </table:table-cell>
          <table:table-cell table:formula="of:=([.BO95]/SUM([.$CH95:.$CK95]))" office:value-type="float" office:value="0" calcext:value-type="float">
            <text:p>0</text:p>
          </table:table-cell>
          <table:table-cell table:formula="of:=([.BP95]/SUM([.$CH95:.$CK95]))" office:value-type="float" office:value="0" calcext:value-type="float">
            <text:p>0</text:p>
          </table:table-cell>
          <table:table-cell table:formula="of:=([.BQ95]/SUM([.$CH95:.$CK95]))" office:value-type="float" office:value="0" calcext:value-type="float">
            <text:p>0</text:p>
          </table:table-cell>
          <table:table-cell table:formula="of:=([.BR95]/SUM([.$CH95:.$CK95]))" office:value-type="float" office:value="0" calcext:value-type="float">
            <text:p>0</text:p>
          </table:table-cell>
          <table:table-cell table:formula="of:=([.BS95]/SUM([.$CH95:.$CK95]))" office:value-type="float" office:value="0.000670858569072304" calcext:value-type="float">
            <text:p>0.000670858569072</text:p>
          </table:table-cell>
          <table:table-cell table:formula="of:=([.BT95]/SUM([.$CH95:.$CK95]))" office:value-type="float" office:value="0" calcext:value-type="float">
            <text:p>0</text:p>
          </table:table-cell>
          <table:table-cell table:formula="of:=([.BU95]/SUM([.$CH95:.$CK95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95</text:p>
          </table:table-cell>
          <table:table-cell table:formula="of:=([.B96]/SUM([.$CH96:.$CK96]))" office:value-type="float" office:value="0.389538223786972" calcext:value-type="float">
            <text:p>0.389538223786972</text:p>
          </table:table-cell>
          <table:table-cell table:formula="of:=([.C96]/SUM([.$CH96:.$CK96]))" office:value-type="float" office:value="0.900434446130664" calcext:value-type="float">
            <text:p>0.900434446130664</text:p>
          </table:table-cell>
          <table:table-cell table:formula="of:=([.D96]/SUM([.$CH96:.$CK96]))" office:value-type="float" office:value="0.988914580536559" calcext:value-type="float">
            <text:p>0.988914580536559</text:p>
          </table:table-cell>
          <table:table-cell table:formula="of:=([.E96]/SUM([.$CH96:.$CK96]))" office:value-type="float" office:value="1.89402284068866" calcext:value-type="float">
            <text:p>1.89402284068866</text:p>
          </table:table-cell>
          <table:table-cell table:formula="of:=([.F96]/SUM([.$CH96:.$CK96]))" office:value-type="float" office:value="0.0468993062151464" calcext:value-type="float">
            <text:p>0.046899306215147</text:p>
          </table:table-cell>
          <table:table-cell table:formula="of:=([.G96]/SUM([.$CH96:.$CK96]))" office:value-type="float" office:value="0.00177282600813268" calcext:value-type="float">
            <text:p>0.001772826008133</text:p>
          </table:table-cell>
          <table:table-cell table:formula="of:=([.H96]/SUM([.$CH96:.$CK96]))" office:value-type="float" office:value="0.00483498002218005" calcext:value-type="float">
            <text:p>0.00483498002218</text:p>
          </table:table-cell>
          <table:table-cell table:formula="of:=([.I96]/SUM([.$CH96:.$CK96]))" office:value-type="float" office:value="0.00290098801330803" calcext:value-type="float">
            <text:p>0.002900988013308</text:p>
          </table:table-cell>
          <table:table-cell table:formula="of:=([.J96]/SUM([.$CH96:.$CK96]))" office:value-type="float" office:value="0.0101534580465781" calcext:value-type="float">
            <text:p>0.010153458046578</text:p>
          </table:table-cell>
          <table:table-cell table:formula="of:=([.K96]/SUM([.$CH96:.$CK96]))" office:value-type="float" office:value="0.000483498002218005" calcext:value-type="float">
            <text:p>0.000483498002218</text:p>
          </table:table-cell>
          <table:table-cell table:formula="of:=([.L96]/SUM([.$CH96:.$CK96]))" office:value-type="float" office:value="0" calcext:value-type="float">
            <text:p>0</text:p>
          </table:table-cell>
          <table:table-cell table:formula="of:=([.M96]/SUM([.$CH96:.$CK96]))" office:value-type="float" office:value="0" calcext:value-type="float">
            <text:p>0</text:p>
          </table:table-cell>
          <table:table-cell table:formula="of:=([.N96]/SUM([.$CH96:.$CK96]))" office:value-type="float" office:value="0" calcext:value-type="float">
            <text:p>0</text:p>
          </table:table-cell>
          <table:table-cell table:formula="of:=([.O96]/SUM([.$CH96:.$CK96]))" office:value-type="float" office:value="0" calcext:value-type="float">
            <text:p>0</text:p>
          </table:table-cell>
          <table:table-cell table:formula="of:=([.P96]/SUM([.$CH96:.$CK96]))" office:value-type="float" office:value="0" calcext:value-type="float">
            <text:p>0</text:p>
          </table:table-cell>
          <table:table-cell table:formula="of:=([.Q96]/SUM([.$CH96:.$CK96]))" office:value-type="float" office:value="0" calcext:value-type="float">
            <text:p>0</text:p>
          </table:table-cell>
          <table:table-cell table:formula="of:=([.R96]/SUM([.$CH96:.$CK96]))" office:value-type="float" office:value="0" calcext:value-type="float">
            <text:p>0</text:p>
          </table:table-cell>
          <table:table-cell table:formula="of:=([.S96]/SUM([.$CH96:.$CK96]))" office:value-type="float" office:value="0.000483498002218005" calcext:value-type="float">
            <text:p>0.000483498002218</text:p>
          </table:table-cell>
          <table:table-cell table:formula="of:=([.T96]/SUM([.$CH96:.$CK96]))" office:value-type="float" office:value="0.000483498002218005" calcext:value-type="float">
            <text:p>0.000483498002218</text:p>
          </table:table-cell>
          <table:table-cell table:formula="of:=([.U96]/SUM([.$CH96:.$CK96]))" office:value-type="float" office:value="0" calcext:value-type="float">
            <text:p>0</text:p>
          </table:table-cell>
          <table:table-cell table:formula="of:=([.V96]/SUM([.$CH96:.$CK96]))" office:value-type="float" office:value="0.865944921972446" calcext:value-type="float">
            <text:p>0.865944921972446</text:p>
          </table:table-cell>
          <table:table-cell table:formula="of:=([.W96]/SUM([.$CH96:.$CK96]))" office:value-type="float" office:value="0.330229135514897" calcext:value-type="float">
            <text:p>0.330229135514897</text:p>
          </table:table-cell>
          <table:table-cell table:formula="of:=([.X96]/SUM([.$CH96:.$CK96]))" office:value-type="float" office:value="0.0149884380687581" calcext:value-type="float">
            <text:p>0.014988438068758</text:p>
          </table:table-cell>
          <table:table-cell table:formula="of:=([.Y96]/SUM([.$CH96:.$CK96]))" office:value-type="float" office:value="0.00338448601552603" calcext:value-type="float">
            <text:p>0.003384486015526</text:p>
          </table:table-cell>
          <table:table-cell table:formula="of:=([.Z96]/SUM([.$CH96:.$CK96]))" office:value-type="float" office:value="0.000966996004436009" calcext:value-type="float">
            <text:p>0.000966996004436</text:p>
          </table:table-cell>
          <table:table-cell table:formula="of:=([.AA96]/SUM([.$CH96:.$CK96]))" office:value-type="float" office:value="0.00870296403992408" calcext:value-type="float">
            <text:p>0.008702964039924</text:p>
          </table:table-cell>
          <table:table-cell table:formula="of:=([.AB96]/SUM([.$CH96:.$CK96]))" office:value-type="float" office:value="0.00290098801330803" calcext:value-type="float">
            <text:p>0.002900988013308</text:p>
          </table:table-cell>
          <table:table-cell table:formula="of:=([.AC96]/SUM([.$CH96:.$CK96]))" office:value-type="float" office:value="0" calcext:value-type="float">
            <text:p>0</text:p>
          </table:table-cell>
          <table:table-cell table:formula="of:=([.AD96]/SUM([.$CH96:.$CK96]))" office:value-type="float" office:value="0" calcext:value-type="float">
            <text:p>0</text:p>
          </table:table-cell>
          <table:table-cell table:formula="of:=([.AE96]/SUM([.$CH96:.$CK96]))" office:value-type="float" office:value="0" calcext:value-type="float">
            <text:p>0</text:p>
          </table:table-cell>
          <table:table-cell table:formula="of:=([.AF96]/SUM([.$CH96:.$CK96]))" office:value-type="float" office:value="0" calcext:value-type="float">
            <text:p>0</text:p>
          </table:table-cell>
          <table:table-cell table:formula="of:=([.AG96]/SUM([.$CH96:.$CK96]))" office:value-type="float" office:value="0" calcext:value-type="float">
            <text:p>0</text:p>
          </table:table-cell>
          <table:table-cell table:formula="of:=([.AH96]/SUM([.$CH96:.$CK96]))" office:value-type="float" office:value="0" calcext:value-type="float">
            <text:p>0</text:p>
          </table:table-cell>
          <table:table-cell table:formula="of:=([.AI96]/SUM([.$CH96:.$CK96]))" office:value-type="float" office:value="0" calcext:value-type="float">
            <text:p>0</text:p>
          </table:table-cell>
          <table:table-cell table:formula="of:=([.AJ96]/SUM([.$CH96:.$CK96]))" office:value-type="float" office:value="0" calcext:value-type="float">
            <text:p>0</text:p>
          </table:table-cell>
          <table:table-cell table:formula="of:=([.AK96]/SUM([.$CH96:.$CK96]))" office:value-type="float" office:value="0" calcext:value-type="float">
            <text:p>0</text:p>
          </table:table-cell>
          <table:table-cell table:formula="of:=([.AL96]/SUM([.$CH96:.$CK96]))" office:value-type="float" office:value="0" calcext:value-type="float">
            <text:p>0</text:p>
          </table:table-cell>
          <table:table-cell table:formula="of:=([.AM96]/SUM([.$CH96:.$CK96]))" office:value-type="float" office:value="0" calcext:value-type="float">
            <text:p>0</text:p>
          </table:table-cell>
          <table:table-cell table:formula="of:=([.AN96]/SUM([.$CH96:.$CK96]))" office:value-type="float" office:value="0" calcext:value-type="float">
            <text:p>0</text:p>
          </table:table-cell>
          <table:table-cell table:formula="of:=([.AO96]/SUM([.$CH96:.$CK96]))" office:value-type="float" office:value="0" calcext:value-type="float">
            <text:p>0</text:p>
          </table:table-cell>
          <table:table-cell table:formula="of:=([.AP96]/SUM([.$CH96:.$CK96]))" office:value-type="float" office:value="1.13734846721749" calcext:value-type="float">
            <text:p>1.13734846721749</text:p>
          </table:table-cell>
          <table:table-cell table:formula="of:=([.AQ96]/SUM([.$CH96:.$CK96]))" office:value-type="float" office:value="0.846766167884465" calcext:value-type="float">
            <text:p>0.846766167884465</text:p>
          </table:table-cell>
          <table:table-cell table:formula="of:=([.AR96]/SUM([.$CH96:.$CK96]))" office:value-type="float" office:value="0.00580197602661605" calcext:value-type="float">
            <text:p>0.005801976026616</text:p>
          </table:table-cell>
          <table:table-cell table:formula="of:=([.AS96]/SUM([.$CH96:.$CK96]))" office:value-type="float" office:value="0.00531847802439805" calcext:value-type="float">
            <text:p>0.005318478024398</text:p>
          </table:table-cell>
          <table:table-cell table:formula="of:=([.AT96]/SUM([.$CH96:.$CK96]))" office:value-type="float" office:value="0" calcext:value-type="float">
            <text:p>0</text:p>
          </table:table-cell>
          <table:table-cell table:formula="of:=([.AU96]/SUM([.$CH96:.$CK96]))" office:value-type="float" office:value="0" calcext:value-type="float">
            <text:p>0</text:p>
          </table:table-cell>
          <table:table-cell table:formula="of:=([.AV96]/SUM([.$CH96:.$CK96]))" office:value-type="float" office:value="0.000966996004436009" calcext:value-type="float">
            <text:p>0.000966996004436</text:p>
          </table:table-cell>
          <table:table-cell table:formula="of:=([.AW96]/SUM([.$CH96:.$CK96]))" office:value-type="float" office:value="0" calcext:value-type="float">
            <text:p>0</text:p>
          </table:table-cell>
          <table:table-cell table:formula="of:=([.AX96]/SUM([.$CH96:.$CK96]))" office:value-type="float" office:value="1.05064115881972" calcext:value-type="float">
            <text:p>1.05064115881972</text:p>
          </table:table-cell>
          <table:table-cell table:formula="of:=([.AY96]/SUM([.$CH96:.$CK96]))" office:value-type="float" office:value="0.293966785348547" calcext:value-type="float">
            <text:p>0.293966785348547</text:p>
          </table:table-cell>
          <table:table-cell table:formula="of:=([.AZ96]/SUM([.$CH96:.$CK96]))" office:value-type="float" office:value="1.4438862006237" calcext:value-type="float">
            <text:p>1.4438862006237</text:p>
          </table:table-cell>
          <table:table-cell table:formula="of:=([.BA96]/SUM([.$CH96:.$CK96]))" office:value-type="float" office:value="0.56939948061207" calcext:value-type="float">
            <text:p>0.56939948061207</text:p>
          </table:table-cell>
          <table:table-cell table:formula="of:=([.BB96]/SUM([.$CH96:.$CK96]))" office:value-type="float" office:value="0.149884380687581" calcext:value-type="float">
            <text:p>0.149884380687581</text:p>
          </table:table-cell>
          <table:table-cell table:formula="of:=([.BC96]/SUM([.$CH96:.$CK96]))" office:value-type="float" office:value="0.389538223786972" calcext:value-type="float">
            <text:p>0.389538223786972</text:p>
          </table:table-cell>
          <table:table-cell table:formula="of:=([.BD96]/SUM([.$CH96:.$CK96]))" office:value-type="float" office:value="0.00515731202365871" calcext:value-type="float">
            <text:p>0.005157312023659</text:p>
          </table:table-cell>
          <table:table-cell table:formula="of:=([.BE96]/SUM([.$CH96:.$CK96]))" office:value-type="float" office:value="0.00193399200887202" calcext:value-type="float">
            <text:p>0.001933992008872</text:p>
          </table:table-cell>
          <table:table-cell table:formula="of:=([.BF96]/SUM([.$CH96:.$CK96]))" office:value-type="float" office:value="0.00628547402883406" calcext:value-type="float">
            <text:p>0.006285474028834</text:p>
          </table:table-cell>
          <table:table-cell table:formula="of:=([.BG96]/SUM([.$CH96:.$CK96]))" office:value-type="float" office:value="0.00290098801330803" calcext:value-type="float">
            <text:p>0.002900988013308</text:p>
          </table:table-cell>
          <table:table-cell table:formula="of:=([.BH96]/SUM([.$CH96:.$CK96]))" office:value-type="float" office:value="0.000483498002218005" calcext:value-type="float">
            <text:p>0.000483498002218</text:p>
          </table:table-cell>
          <table:table-cell table:formula="of:=([.BI96]/SUM([.$CH96:.$CK96]))" office:value-type="float" office:value="0.00177282600813268" calcext:value-type="float">
            <text:p>0.001772826008133</text:p>
          </table:table-cell>
          <table:table-cell table:formula="of:=([.BJ96]/SUM([.$CH96:.$CK96]))" office:value-type="float" office:value="0" calcext:value-type="float">
            <text:p>0</text:p>
          </table:table-cell>
          <table:table-cell table:formula="of:=([.BK96]/SUM([.$CH96:.$CK96]))" office:value-type="float" office:value="0" calcext:value-type="float">
            <text:p>0</text:p>
          </table:table-cell>
          <table:table-cell table:formula="of:=([.BL96]/SUM([.$CH96:.$CK96]))" office:value-type="float" office:value="0" calcext:value-type="float">
            <text:p>0</text:p>
          </table:table-cell>
          <table:table-cell table:formula="of:=([.BM96]/SUM([.$CH96:.$CK96]))" office:value-type="float" office:value="0" calcext:value-type="float">
            <text:p>0</text:p>
          </table:table-cell>
          <table:table-cell table:formula="of:=([.BN96]/SUM([.$CH96:.$CK96]))" office:value-type="float" office:value="0" calcext:value-type="float">
            <text:p>0</text:p>
          </table:table-cell>
          <table:table-cell table:formula="of:=([.BO96]/SUM([.$CH96:.$CK96]))" office:value-type="float" office:value="0" calcext:value-type="float">
            <text:p>0</text:p>
          </table:table-cell>
          <table:table-cell table:formula="of:=([.BP96]/SUM([.$CH96:.$CK96]))" office:value-type="float" office:value="0" calcext:value-type="float">
            <text:p>0</text:p>
          </table:table-cell>
          <table:table-cell table:formula="of:=([.BQ96]/SUM([.$CH96:.$CK96]))" office:value-type="float" office:value="0" calcext:value-type="float">
            <text:p>0</text:p>
          </table:table-cell>
          <table:table-cell table:formula="of:=([.BR96]/SUM([.$CH96:.$CK96]))" office:value-type="float" office:value="0" calcext:value-type="float">
            <text:p>0</text:p>
          </table:table-cell>
          <table:table-cell table:formula="of:=([.BS96]/SUM([.$CH96:.$CK96]))" office:value-type="float" office:value="0.000483498002218005" calcext:value-type="float">
            <text:p>0.000483498002218</text:p>
          </table:table-cell>
          <table:table-cell table:formula="of:=([.BT96]/SUM([.$CH96:.$CK96]))" office:value-type="float" office:value="0.000483498002218005" calcext:value-type="float">
            <text:p>0.000483498002218</text:p>
          </table:table-cell>
          <table:table-cell table:formula="of:=([.BU96]/SUM([.$CH96:.$CK96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96</text:p>
          </table:table-cell>
          <table:table-cell table:formula="of:=([.B97]/SUM([.$CH97:.$CK97]))" office:value-type="float" office:value="0.435923143034956" calcext:value-type="float">
            <text:p>0.435923143034956</text:p>
          </table:table-cell>
          <table:table-cell table:formula="of:=([.C97]/SUM([.$CH97:.$CK97]))" office:value-type="float" office:value="0.83114584519687" calcext:value-type="float">
            <text:p>0.83114584519687</text:p>
          </table:table-cell>
          <table:table-cell table:formula="of:=([.D97]/SUM([.$CH97:.$CK97]))" office:value-type="float" office:value="0.88374699977548" calcext:value-type="float">
            <text:p>0.88374699977548</text:p>
          </table:table-cell>
          <table:table-cell table:formula="of:=([.E97]/SUM([.$CH97:.$CK97]))" office:value-type="float" office:value="1.81343075445445" calcext:value-type="float">
            <text:p>1.81343075445445</text:p>
          </table:table-cell>
          <table:table-cell table:formula="of:=([.F97]/SUM([.$CH97:.$CK97]))" office:value-type="float" office:value="0.0336790197867575" calcext:value-type="float">
            <text:p>0.033679019786758</text:p>
          </table:table-cell>
          <table:table-cell table:formula="of:=([.G97]/SUM([.$CH97:.$CK97]))" office:value-type="float" office:value="0.0023801427411136" calcext:value-type="float">
            <text:p>0.002380142741114</text:p>
          </table:table-cell>
          <table:table-cell table:formula="of:=([.H97]/SUM([.$CH97:.$CK97]))" office:value-type="float" office:value="0.00606936398983968" calcext:value-type="float">
            <text:p>0.00606936398984</text:p>
          </table:table-cell>
          <table:table-cell table:formula="of:=([.I97]/SUM([.$CH97:.$CK97]))" office:value-type="float" office:value="0.00464127834517152" calcext:value-type="float">
            <text:p>0.004641278345172</text:p>
          </table:table-cell>
          <table:table-cell table:formula="of:=([.J97]/SUM([.$CH97:.$CK97]))" office:value-type="float" office:value="0.0121387279796794" calcext:value-type="float">
            <text:p>0.012138727979679</text:p>
          </table:table-cell>
          <table:table-cell table:formula="of:=([.K97]/SUM([.$CH97:.$CK97]))" office:value-type="float" office:value="0" calcext:value-type="float">
            <text:p>0</text:p>
          </table:table-cell>
          <table:table-cell table:formula="of:=([.L97]/SUM([.$CH97:.$CK97]))" office:value-type="float" office:value="0" calcext:value-type="float">
            <text:p>0</text:p>
          </table:table-cell>
          <table:table-cell table:formula="of:=([.M97]/SUM([.$CH97:.$CK97]))" office:value-type="float" office:value="0" calcext:value-type="float">
            <text:p>0</text:p>
          </table:table-cell>
          <table:table-cell table:formula="of:=([.N97]/SUM([.$CH97:.$CK97]))" office:value-type="float" office:value="0" calcext:value-type="float">
            <text:p>0</text:p>
          </table:table-cell>
          <table:table-cell table:formula="of:=([.O97]/SUM([.$CH97:.$CK97]))" office:value-type="float" office:value="0" calcext:value-type="float">
            <text:p>0</text:p>
          </table:table-cell>
          <table:table-cell table:formula="of:=([.P97]/SUM([.$CH97:.$CK97]))" office:value-type="float" office:value="0" calcext:value-type="float">
            <text:p>0</text:p>
          </table:table-cell>
          <table:table-cell table:formula="of:=([.Q97]/SUM([.$CH97:.$CK97]))" office:value-type="float" office:value="0" calcext:value-type="float">
            <text:p>0</text:p>
          </table:table-cell>
          <table:table-cell table:formula="of:=([.R97]/SUM([.$CH97:.$CK97]))" office:value-type="float" office:value="0" calcext:value-type="float">
            <text:p>0</text:p>
          </table:table-cell>
          <table:table-cell table:formula="of:=([.S97]/SUM([.$CH97:.$CK97]))" office:value-type="float" office:value="0" calcext:value-type="float">
            <text:p>0</text:p>
          </table:table-cell>
          <table:table-cell table:formula="of:=([.T97]/SUM([.$CH97:.$CK97]))" office:value-type="float" office:value="0.00035702141116704" calcext:value-type="float">
            <text:p>0.000357021411167</text:p>
          </table:table-cell>
          <table:table-cell table:formula="of:=([.U97]/SUM([.$CH97:.$CK97]))" office:value-type="float" office:value="0" calcext:value-type="float">
            <text:p>0</text:p>
          </table:table-cell>
          <table:table-cell table:formula="of:=([.V97]/SUM([.$CH97:.$CK97]))" office:value-type="float" office:value="0.864824864983627" calcext:value-type="float">
            <text:p>0.864824864983627</text:p>
          </table:table-cell>
          <table:table-cell table:formula="of:=([.W97]/SUM([.$CH97:.$CK97]))" office:value-type="float" office:value="0.166728999015008" calcext:value-type="float">
            <text:p>0.166728999015008</text:p>
          </table:table-cell>
          <table:table-cell table:formula="of:=([.X97]/SUM([.$CH97:.$CK97]))" office:value-type="float" office:value="0.00428425693400448" calcext:value-type="float">
            <text:p>0.004284256934004</text:p>
          </table:table-cell>
          <table:table-cell table:formula="of:=([.Y97]/SUM([.$CH97:.$CK97]))" office:value-type="float" office:value="0.0017851070558352" calcext:value-type="float">
            <text:p>0.001785107055835</text:p>
          </table:table-cell>
          <table:table-cell table:formula="of:=([.Z97]/SUM([.$CH97:.$CK97]))" office:value-type="float" office:value="0.00035702141116704" calcext:value-type="float">
            <text:p>0.000357021411167</text:p>
          </table:table-cell>
          <table:table-cell table:formula="of:=([.AA97]/SUM([.$CH97:.$CK97]))" office:value-type="float" office:value="0.00892553527917601" calcext:value-type="float">
            <text:p>0.008925535279176</text:p>
          </table:table-cell>
          <table:table-cell table:formula="of:=([.AB97]/SUM([.$CH97:.$CK97]))" office:value-type="float" office:value="0.00107106423350112" calcext:value-type="float">
            <text:p>0.001071064233501</text:p>
          </table:table-cell>
          <table:table-cell table:formula="of:=([.AC97]/SUM([.$CH97:.$CK97]))" office:value-type="float" office:value="0.00035702141116704" calcext:value-type="float">
            <text:p>0.000357021411167</text:p>
          </table:table-cell>
          <table:table-cell table:formula="of:=([.AD97]/SUM([.$CH97:.$CK97]))" office:value-type="float" office:value="0" calcext:value-type="float">
            <text:p>0</text:p>
          </table:table-cell>
          <table:table-cell table:formula="of:=([.AE97]/SUM([.$CH97:.$CK97]))" office:value-type="float" office:value="0" calcext:value-type="float">
            <text:p>0</text:p>
          </table:table-cell>
          <table:table-cell table:formula="of:=([.AF97]/SUM([.$CH97:.$CK97]))" office:value-type="float" office:value="0" calcext:value-type="float">
            <text:p>0</text:p>
          </table:table-cell>
          <table:table-cell table:formula="of:=([.AG97]/SUM([.$CH97:.$CK97]))" office:value-type="float" office:value="0" calcext:value-type="float">
            <text:p>0</text:p>
          </table:table-cell>
          <table:table-cell table:formula="of:=([.AH97]/SUM([.$CH97:.$CK97]))" office:value-type="float" office:value="0" calcext:value-type="float">
            <text:p>0</text:p>
          </table:table-cell>
          <table:table-cell table:formula="of:=([.AI97]/SUM([.$CH97:.$CK97]))" office:value-type="float" office:value="0" calcext:value-type="float">
            <text:p>0</text:p>
          </table:table-cell>
          <table:table-cell table:formula="of:=([.AJ97]/SUM([.$CH97:.$CK97]))" office:value-type="float" office:value="0" calcext:value-type="float">
            <text:p>0</text:p>
          </table:table-cell>
          <table:table-cell table:formula="of:=([.AK97]/SUM([.$CH97:.$CK97]))" office:value-type="float" office:value="0.00035702141116704" calcext:value-type="float">
            <text:p>0.000357021411167</text:p>
          </table:table-cell>
          <table:table-cell table:formula="of:=([.AL97]/SUM([.$CH97:.$CK97]))" office:value-type="float" office:value="0" calcext:value-type="float">
            <text:p>0</text:p>
          </table:table-cell>
          <table:table-cell table:formula="of:=([.AM97]/SUM([.$CH97:.$CK97]))" office:value-type="float" office:value="0" calcext:value-type="float">
            <text:p>0</text:p>
          </table:table-cell>
          <table:table-cell table:formula="of:=([.AN97]/SUM([.$CH97:.$CK97]))" office:value-type="float" office:value="0" calcext:value-type="float">
            <text:p>0</text:p>
          </table:table-cell>
          <table:table-cell table:formula="of:=([.AO97]/SUM([.$CH97:.$CK97]))" office:value-type="float" office:value="0" calcext:value-type="float">
            <text:p>0</text:p>
          </table:table-cell>
          <table:table-cell table:formula="of:=([.AP97]/SUM([.$CH97:.$CK97]))" office:value-type="float" office:value="0.912665734080011" calcext:value-type="float">
            <text:p>0.912665734080011</text:p>
          </table:table-cell>
          <table:table-cell table:formula="of:=([.AQ97]/SUM([.$CH97:.$CK97]))" office:value-type="float" office:value="1.03250592109508" calcext:value-type="float">
            <text:p>1.03250592109508</text:p>
          </table:table-cell>
          <table:table-cell table:formula="of:=([.AR97]/SUM([.$CH97:.$CK97]))" office:value-type="float" office:value="0.00499829975633856" calcext:value-type="float">
            <text:p>0.004998299756339</text:p>
          </table:table-cell>
          <table:table-cell table:formula="of:=([.AS97]/SUM([.$CH97:.$CK97]))" office:value-type="float" office:value="0.00499829975633856" calcext:value-type="float">
            <text:p>0.004998299756339</text:p>
          </table:table-cell>
          <table:table-cell table:formula="of:=([.AT97]/SUM([.$CH97:.$CK97]))" office:value-type="float" office:value="0" calcext:value-type="float">
            <text:p>0</text:p>
          </table:table-cell>
          <table:table-cell table:formula="of:=([.AU97]/SUM([.$CH97:.$CK97]))" office:value-type="float" office:value="0" calcext:value-type="float">
            <text:p>0</text:p>
          </table:table-cell>
          <table:table-cell table:formula="of:=([.AV97]/SUM([.$CH97:.$CK97]))" office:value-type="float" office:value="0" calcext:value-type="float">
            <text:p>0</text:p>
          </table:table-cell>
          <table:table-cell table:formula="of:=([.AW97]/SUM([.$CH97:.$CK97]))" office:value-type="float" office:value="0.00035702141116704" calcext:value-type="float">
            <text:p>0.000357021411167</text:p>
          </table:table-cell>
          <table:table-cell table:formula="of:=([.AX97]/SUM([.$CH97:.$CK97]))" office:value-type="float" office:value="1.03369599246564" calcext:value-type="float">
            <text:p>1.03369599246564</text:p>
          </table:table-cell>
          <table:table-cell table:formula="of:=([.AY97]/SUM([.$CH97:.$CK97]))" office:value-type="float" office:value="0.293590607116363" calcext:value-type="float">
            <text:p>0.293590607116363</text:p>
          </table:table-cell>
          <table:table-cell table:formula="of:=([.AZ97]/SUM([.$CH97:.$CK97]))" office:value-type="float" office:value="1.25445423170392" calcext:value-type="float">
            <text:p>1.25445423170392</text:p>
          </table:table-cell>
          <table:table-cell table:formula="of:=([.BA97]/SUM([.$CH97:.$CK97]))" office:value-type="float" office:value="0.397007809217749" calcext:value-type="float">
            <text:p>0.397007809217749</text:p>
          </table:table-cell>
          <table:table-cell table:formula="of:=([.BB97]/SUM([.$CH97:.$CK97]))" office:value-type="float" office:value="0.0780686819085261" calcext:value-type="float">
            <text:p>0.078068681908526</text:p>
          </table:table-cell>
          <table:table-cell table:formula="of:=([.BC97]/SUM([.$CH97:.$CK97]))" office:value-type="float" office:value="0.435923143034956" calcext:value-type="float">
            <text:p>0.435923143034956</text:p>
          </table:table-cell>
          <table:table-cell table:formula="of:=([.BD97]/SUM([.$CH97:.$CK97]))" office:value-type="float" office:value="0.0121387279796794" calcext:value-type="float">
            <text:p>0.012138727979679</text:p>
          </table:table-cell>
          <table:table-cell table:formula="of:=([.BE97]/SUM([.$CH97:.$CK97]))" office:value-type="float" office:value="0.00249914987816928" calcext:value-type="float">
            <text:p>0.002499149878169</text:p>
          </table:table-cell>
          <table:table-cell table:formula="of:=([.BF97]/SUM([.$CH97:.$CK97]))" office:value-type="float" office:value="0.0053553211675056" calcext:value-type="float">
            <text:p>0.005355321167506</text:p>
          </table:table-cell>
          <table:table-cell table:formula="of:=([.BG97]/SUM([.$CH97:.$CK97]))" office:value-type="float" office:value="0.00071404282233408" calcext:value-type="float">
            <text:p>0.000714042822334</text:p>
          </table:table-cell>
          <table:table-cell table:formula="of:=([.BH97]/SUM([.$CH97:.$CK97]))" office:value-type="float" office:value="0" calcext:value-type="float">
            <text:p>0</text:p>
          </table:table-cell>
          <table:table-cell table:formula="of:=([.BI97]/SUM([.$CH97:.$CK97]))" office:value-type="float" office:value="0.0023801427411136" calcext:value-type="float">
            <text:p>0.002380142741114</text:p>
          </table:table-cell>
          <table:table-cell table:formula="of:=([.BJ97]/SUM([.$CH97:.$CK97]))" office:value-type="float" office:value="0" calcext:value-type="float">
            <text:p>0</text:p>
          </table:table-cell>
          <table:table-cell table:formula="of:=([.BK97]/SUM([.$CH97:.$CK97]))" office:value-type="float" office:value="0" calcext:value-type="float">
            <text:p>0</text:p>
          </table:table-cell>
          <table:table-cell table:formula="of:=([.BL97]/SUM([.$CH97:.$CK97]))" office:value-type="float" office:value="0" calcext:value-type="float">
            <text:p>0</text:p>
          </table:table-cell>
          <table:table-cell table:formula="of:=([.BM97]/SUM([.$CH97:.$CK97]))" office:value-type="float" office:value="0" calcext:value-type="float">
            <text:p>0</text:p>
          </table:table-cell>
          <table:table-cell table:formula="of:=([.BN97]/SUM([.$CH97:.$CK97]))" office:value-type="float" office:value="0" calcext:value-type="float">
            <text:p>0</text:p>
          </table:table-cell>
          <table:table-cell table:formula="of:=([.BO97]/SUM([.$CH97:.$CK97]))" office:value-type="float" office:value="0" calcext:value-type="float">
            <text:p>0</text:p>
          </table:table-cell>
          <table:table-cell table:formula="of:=([.BP97]/SUM([.$CH97:.$CK97]))" office:value-type="float" office:value="0" calcext:value-type="float">
            <text:p>0</text:p>
          </table:table-cell>
          <table:table-cell table:formula="of:=([.BQ97]/SUM([.$CH97:.$CK97]))" office:value-type="float" office:value="0" calcext:value-type="float">
            <text:p>0</text:p>
          </table:table-cell>
          <table:table-cell table:formula="of:=([.BR97]/SUM([.$CH97:.$CK97]))" office:value-type="float" office:value="0" calcext:value-type="float">
            <text:p>0</text:p>
          </table:table-cell>
          <table:table-cell table:formula="of:=([.BS97]/SUM([.$CH97:.$CK97]))" office:value-type="float" office:value="0" calcext:value-type="float">
            <text:p>0</text:p>
          </table:table-cell>
          <table:table-cell table:formula="of:=([.BT97]/SUM([.$CH97:.$CK97]))" office:value-type="float" office:value="0.00035702141116704" calcext:value-type="float">
            <text:p>0.000357021411167</text:p>
          </table:table-cell>
          <table:table-cell table:formula="of:=([.BU97]/SUM([.$CH97:.$CK97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97</text:p>
          </table:table-cell>
          <table:table-cell table:formula="of:=([.B98]/SUM([.$CH98:.$CK98]))" office:value-type="float" office:value="0.347162630853739" calcext:value-type="float">
            <text:p>0.347162630853739</text:p>
          </table:table-cell>
          <table:table-cell table:formula="of:=([.C98]/SUM([.$CH98:.$CK98]))" office:value-type="float" office:value="0.554156312160898" calcext:value-type="float">
            <text:p>0.554156312160898</text:p>
          </table:table-cell>
          <table:table-cell table:formula="of:=([.D98]/SUM([.$CH98:.$CK98]))" office:value-type="float" office:value="0.707480653151634" calcext:value-type="float">
            <text:p>0.707480653151634</text:p>
          </table:table-cell>
          <table:table-cell table:formula="of:=([.E98]/SUM([.$CH98:.$CK98]))" office:value-type="float" office:value="1.52148505118294" calcext:value-type="float">
            <text:p>1.52148505118294</text:p>
          </table:table-cell>
          <table:table-cell table:formula="of:=([.F98]/SUM([.$CH98:.$CK98]))" office:value-type="float" office:value="0.0292212677210894" calcext:value-type="float">
            <text:p>0.029221267721089</text:p>
          </table:table-cell>
          <table:table-cell table:formula="of:=([.G98]/SUM([.$CH98:.$CK98]))" office:value-type="float" office:value="0.00651948602542233" calcext:value-type="float">
            <text:p>0.006519486025422</text:p>
          </table:table-cell>
          <table:table-cell table:formula="of:=([.H98]/SUM([.$CH98:.$CK98]))" office:value-type="float" office:value="0.00873145449833348" calcext:value-type="float">
            <text:p>0.008731454498333</text:p>
          </table:table-cell>
          <table:table-cell table:formula="of:=([.I98]/SUM([.$CH98:.$CK98]))" office:value-type="float" office:value="0.0053552920923112" calcext:value-type="float">
            <text:p>0.005355292092311</text:p>
          </table:table-cell>
          <table:table-cell table:formula="of:=([.J98]/SUM([.$CH98:.$CK98]))" office:value-type="float" office:value="0.0274749768214227" calcext:value-type="float">
            <text:p>0.027474976821423</text:p>
          </table:table-cell>
          <table:table-cell table:formula="of:=([.K98]/SUM([.$CH98:.$CK98]))" office:value-type="float" office:value="0" calcext:value-type="float">
            <text:p>0</text:p>
          </table:table-cell>
          <table:table-cell table:formula="of:=([.L98]/SUM([.$CH98:.$CK98]))" office:value-type="float" office:value="0" calcext:value-type="float">
            <text:p>0</text:p>
          </table:table-cell>
          <table:table-cell table:formula="of:=([.M98]/SUM([.$CH98:.$CK98]))" office:value-type="float" office:value="0" calcext:value-type="float">
            <text:p>0</text:p>
          </table:table-cell>
          <table:table-cell table:formula="of:=([.N98]/SUM([.$CH98:.$CK98]))" office:value-type="float" office:value="0" calcext:value-type="float">
            <text:p>0</text:p>
          </table:table-cell>
          <table:table-cell table:formula="of:=([.O98]/SUM([.$CH98:.$CK98]))" office:value-type="float" office:value="0.000349258179933339" calcext:value-type="float">
            <text:p>0.000349258179933</text:p>
          </table:table-cell>
          <table:table-cell table:formula="of:=([.P98]/SUM([.$CH98:.$CK98]))" office:value-type="float" office:value="0" calcext:value-type="float">
            <text:p>0</text:p>
          </table:table-cell>
          <table:table-cell table:formula="of:=([.Q98]/SUM([.$CH98:.$CK98]))" office:value-type="float" office:value="0" calcext:value-type="float">
            <text:p>0</text:p>
          </table:table-cell>
          <table:table-cell table:formula="of:=([.R98]/SUM([.$CH98:.$CK98]))" office:value-type="float" office:value="0.000349258179933339" calcext:value-type="float">
            <text:p>0.000349258179933</text:p>
          </table:table-cell>
          <table:table-cell table:formula="of:=([.S98]/SUM([.$CH98:.$CK98]))" office:value-type="float" office:value="0.000349258179933339" calcext:value-type="float">
            <text:p>0.000349258179933</text:p>
          </table:table-cell>
          <table:table-cell table:formula="of:=([.T98]/SUM([.$CH98:.$CK98]))" office:value-type="float" office:value="0.00104777453980002" calcext:value-type="float">
            <text:p>0.0010477745398</text:p>
          </table:table-cell>
          <table:table-cell table:formula="of:=([.U98]/SUM([.$CH98:.$CK98]))" office:value-type="float" office:value="0" calcext:value-type="float">
            <text:p>0</text:p>
          </table:table-cell>
          <table:table-cell table:formula="of:=([.V98]/SUM([.$CH98:.$CK98]))" office:value-type="float" office:value="0.828906080375125" calcext:value-type="float">
            <text:p>0.828906080375125</text:p>
          </table:table-cell>
          <table:table-cell table:formula="of:=([.W98]/SUM([.$CH98:.$CK98]))" office:value-type="float" office:value="0.147736210111802" calcext:value-type="float">
            <text:p>0.147736210111802</text:p>
          </table:table-cell>
          <table:table-cell table:formula="of:=([.X98]/SUM([.$CH98:.$CK98]))" office:value-type="float" office:value="0.00349258179933339" calcext:value-type="float">
            <text:p>0.003492581799333</text:p>
          </table:table-cell>
          <table:table-cell table:formula="of:=([.Y98]/SUM([.$CH98:.$CK98]))" office:value-type="float" office:value="0.00244480725953337" calcext:value-type="float">
            <text:p>0.002444807259533</text:p>
          </table:table-cell>
          <table:table-cell table:formula="of:=([.Z98]/SUM([.$CH98:.$CK98]))" office:value-type="float" office:value="0" calcext:value-type="float">
            <text:p>0</text:p>
          </table:table-cell>
          <table:table-cell table:formula="of:=([.AA98]/SUM([.$CH98:.$CK98]))" office:value-type="float" office:value="0.00698516359866678" calcext:value-type="float">
            <text:p>0.006985163598667</text:p>
          </table:table-cell>
          <table:table-cell table:formula="of:=([.AB98]/SUM([.$CH98:.$CK98]))" office:value-type="float" office:value="0.0138539078040225" calcext:value-type="float">
            <text:p>0.013853907804023</text:p>
          </table:table-cell>
          <table:table-cell table:formula="of:=([.AC98]/SUM([.$CH98:.$CK98]))" office:value-type="float" office:value="0.000698516359866678" calcext:value-type="float">
            <text:p>0.000698516359867</text:p>
          </table:table-cell>
          <table:table-cell table:formula="of:=([.AD98]/SUM([.$CH98:.$CK98]))" office:value-type="float" office:value="0" calcext:value-type="float">
            <text:p>0</text:p>
          </table:table-cell>
          <table:table-cell table:formula="of:=([.AE98]/SUM([.$CH98:.$CK98]))" office:value-type="float" office:value="0.000349258179933339" calcext:value-type="float">
            <text:p>0.000349258179933</text:p>
          </table:table-cell>
          <table:table-cell table:formula="of:=([.AF98]/SUM([.$CH98:.$CK98]))" office:value-type="float" office:value="0" calcext:value-type="float">
            <text:p>0</text:p>
          </table:table-cell>
          <table:table-cell table:formula="of:=([.AG98]/SUM([.$CH98:.$CK98]))" office:value-type="float" office:value="0" calcext:value-type="float">
            <text:p>0</text:p>
          </table:table-cell>
          <table:table-cell table:formula="of:=([.AH98]/SUM([.$CH98:.$CK98]))" office:value-type="float" office:value="0" calcext:value-type="float">
            <text:p>0</text:p>
          </table:table-cell>
          <table:table-cell table:formula="of:=([.AI98]/SUM([.$CH98:.$CK98]))" office:value-type="float" office:value="0" calcext:value-type="float">
            <text:p>0</text:p>
          </table:table-cell>
          <table:table-cell table:formula="of:=([.AJ98]/SUM([.$CH98:.$CK98]))" office:value-type="float" office:value="0" calcext:value-type="float">
            <text:p>0</text:p>
          </table:table-cell>
          <table:table-cell table:formula="of:=([.AK98]/SUM([.$CH98:.$CK98]))" office:value-type="float" office:value="0" calcext:value-type="float">
            <text:p>0</text:p>
          </table:table-cell>
          <table:table-cell table:formula="of:=([.AL98]/SUM([.$CH98:.$CK98]))" office:value-type="float" office:value="0.000349258179933339" calcext:value-type="float">
            <text:p>0.000349258179933</text:p>
          </table:table-cell>
          <table:table-cell table:formula="of:=([.AM98]/SUM([.$CH98:.$CK98]))" office:value-type="float" office:value="0.000698516359866678" calcext:value-type="float">
            <text:p>0.000698516359867</text:p>
          </table:table-cell>
          <table:table-cell table:formula="of:=([.AN98]/SUM([.$CH98:.$CK98]))" office:value-type="float" office:value="0" calcext:value-type="float">
            <text:p>0</text:p>
          </table:table-cell>
          <table:table-cell table:formula="of:=([.AO98]/SUM([.$CH98:.$CK98]))" office:value-type="float" office:value="0" calcext:value-type="float">
            <text:p>0</text:p>
          </table:table-cell>
          <table:table-cell table:formula="of:=([.AP98]/SUM([.$CH98:.$CK98]))" office:value-type="float" office:value="0.78548164667008" calcext:value-type="float">
            <text:p>0.78548164667008</text:p>
          </table:table-cell>
          <table:table-cell table:formula="of:=([.AQ98]/SUM([.$CH98:.$CK98]))" office:value-type="float" office:value="0.861154252322303" calcext:value-type="float">
            <text:p>0.861154252322303</text:p>
          </table:table-cell>
          <table:table-cell table:formula="of:=([.AR98]/SUM([.$CH98:.$CK98]))" office:value-type="float" office:value="0.0210719101893115" calcext:value-type="float">
            <text:p>0.021071910189312</text:p>
          </table:table-cell>
          <table:table-cell table:formula="of:=([.AS98]/SUM([.$CH98:.$CK98]))" office:value-type="float" office:value="0.0053552920923112" calcext:value-type="float">
            <text:p>0.005355292092311</text:p>
          </table:table-cell>
          <table:table-cell table:formula="of:=([.AT98]/SUM([.$CH98:.$CK98]))" office:value-type="float" office:value="0" calcext:value-type="float">
            <text:p>0</text:p>
          </table:table-cell>
          <table:table-cell table:formula="of:=([.AU98]/SUM([.$CH98:.$CK98]))" office:value-type="float" office:value="0.000349258179933339" calcext:value-type="float">
            <text:p>0.000349258179933</text:p>
          </table:table-cell>
          <table:table-cell table:formula="of:=([.AV98]/SUM([.$CH98:.$CK98]))" office:value-type="float" office:value="0.000698516359866678" calcext:value-type="float">
            <text:p>0.000698516359867</text:p>
          </table:table-cell>
          <table:table-cell table:formula="of:=([.AW98]/SUM([.$CH98:.$CK98]))" office:value-type="float" office:value="0.000698516359866678" calcext:value-type="float">
            <text:p>0.000698516359867</text:p>
          </table:table-cell>
          <table:table-cell table:formula="of:=([.AX98]/SUM([.$CH98:.$CK98]))" office:value-type="float" office:value="0.769881447966391" calcext:value-type="float">
            <text:p>0.769881447966391</text:p>
          </table:table-cell>
          <table:table-cell table:formula="of:=([.AY98]/SUM([.$CH98:.$CK98]))" office:value-type="float" office:value="0.24052246658076" calcext:value-type="float">
            <text:p>0.24052246658076</text:p>
          </table:table-cell>
          <table:table-cell table:formula="of:=([.AZ98]/SUM([.$CH98:.$CK98]))" office:value-type="float" office:value="1.14428621685493" calcext:value-type="float">
            <text:p>1.14428621685493</text:p>
          </table:table-cell>
          <table:table-cell table:formula="of:=([.BA98]/SUM([.$CH98:.$CK98]))" office:value-type="float" office:value="0.405139488722673" calcext:value-type="float">
            <text:p>0.405139488722673</text:p>
          </table:table-cell>
          <table:table-cell table:formula="of:=([.BB98]/SUM([.$CH98:.$CK98]))" office:value-type="float" office:value="0.0582096966555565" calcext:value-type="float">
            <text:p>0.058209696655557</text:p>
          </table:table-cell>
          <table:table-cell table:formula="of:=([.BC98]/SUM([.$CH98:.$CK98]))" office:value-type="float" office:value="0.347162630853739" calcext:value-type="float">
            <text:p>0.347162630853739</text:p>
          </table:table-cell>
          <table:table-cell table:formula="of:=([.BD98]/SUM([.$CH98:.$CK98]))" office:value-type="float" office:value="0.00919713207157793" calcext:value-type="float">
            <text:p>0.009197132071578</text:p>
          </table:table-cell>
          <table:table-cell table:formula="of:=([.BE98]/SUM([.$CH98:.$CK98]))" office:value-type="float" office:value="0.0017462908996667" calcext:value-type="float">
            <text:p>0.001746290899667</text:p>
          </table:table-cell>
          <table:table-cell table:formula="of:=([.BF98]/SUM([.$CH98:.$CK98]))" office:value-type="float" office:value="0.0160658762769336" calcext:value-type="float">
            <text:p>0.016065876276934</text:p>
          </table:table-cell>
          <table:table-cell table:formula="of:=([.BG98]/SUM([.$CH98:.$CK98]))" office:value-type="float" office:value="0.0104777453980002" calcext:value-type="float">
            <text:p>0.010477745398</text:p>
          </table:table-cell>
          <table:table-cell table:formula="of:=([.BH98]/SUM([.$CH98:.$CK98]))" office:value-type="float" office:value="0" calcext:value-type="float">
            <text:p>0</text:p>
          </table:table-cell>
          <table:table-cell table:formula="of:=([.BI98]/SUM([.$CH98:.$CK98]))" office:value-type="float" office:value="0.00651948602542233" calcext:value-type="float">
            <text:p>0.006519486025422</text:p>
          </table:table-cell>
          <table:table-cell table:formula="of:=([.BJ98]/SUM([.$CH98:.$CK98]))" office:value-type="float" office:value="0" calcext:value-type="float">
            <text:p>0</text:p>
          </table:table-cell>
          <table:table-cell table:formula="of:=([.BK98]/SUM([.$CH98:.$CK98]))" office:value-type="float" office:value="0" calcext:value-type="float">
            <text:p>0</text:p>
          </table:table-cell>
          <table:table-cell table:formula="of:=([.BL98]/SUM([.$CH98:.$CK98]))" office:value-type="float" office:value="0.000349258179933339" calcext:value-type="float">
            <text:p>0.000349258179933</text:p>
          </table:table-cell>
          <table:table-cell table:formula="of:=([.BM98]/SUM([.$CH98:.$CK98]))" office:value-type="float" office:value="0" calcext:value-type="float">
            <text:p>0</text:p>
          </table:table-cell>
          <table:table-cell table:formula="of:=([.BN98]/SUM([.$CH98:.$CK98]))" office:value-type="float" office:value="0" calcext:value-type="float">
            <text:p>0</text:p>
          </table:table-cell>
          <table:table-cell table:formula="of:=([.BO98]/SUM([.$CH98:.$CK98]))" office:value-type="float" office:value="0" calcext:value-type="float">
            <text:p>0</text:p>
          </table:table-cell>
          <table:table-cell table:formula="of:=([.BP98]/SUM([.$CH98:.$CK98]))" office:value-type="float" office:value="0.000349258179933339" calcext:value-type="float">
            <text:p>0.000349258179933</text:p>
          </table:table-cell>
          <table:table-cell table:formula="of:=([.BQ98]/SUM([.$CH98:.$CK98]))" office:value-type="float" office:value="0" calcext:value-type="float">
            <text:p>0</text:p>
          </table:table-cell>
          <table:table-cell table:formula="of:=([.BR98]/SUM([.$CH98:.$CK98]))" office:value-type="float" office:value="0.000698516359866678" calcext:value-type="float">
            <text:p>0.000698516359867</text:p>
          </table:table-cell>
          <table:table-cell table:formula="of:=([.BS98]/SUM([.$CH98:.$CK98]))" office:value-type="float" office:value="0.000698516359866678" calcext:value-type="float">
            <text:p>0.000698516359867</text:p>
          </table:table-cell>
          <table:table-cell table:formula="of:=([.BT98]/SUM([.$CH98:.$CK98]))" office:value-type="float" office:value="0" calcext:value-type="float">
            <text:p>0</text:p>
          </table:table-cell>
          <table:table-cell table:formula="of:=([.BU98]/SUM([.$CH98:.$CK98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98</text:p>
          </table:table-cell>
          <table:table-cell table:formula="of:=([.B99]/SUM([.$CH99:.$CK99]))" office:value-type="float" office:value="0.392970367875451" calcext:value-type="float">
            <text:p>0.392970367875451</text:p>
          </table:table-cell>
          <table:table-cell table:formula="of:=([.C99]/SUM([.$CH99:.$CK99]))" office:value-type="float" office:value="0.683207053863463" calcext:value-type="float">
            <text:p>0.683207053863463</text:p>
          </table:table-cell>
          <table:table-cell table:formula="of:=([.D99]/SUM([.$CH99:.$CK99]))" office:value-type="float" office:value="0.78383553735157" calcext:value-type="float">
            <text:p>0.78383553735157</text:p>
          </table:table-cell>
          <table:table-cell table:formula="of:=([.E99]/SUM([.$CH99:.$CK99]))" office:value-type="float" office:value="1.62844113516388" calcext:value-type="float">
            <text:p>1.62844113516388</text:p>
          </table:table-cell>
          <table:table-cell table:formula="of:=([.F99]/SUM([.$CH99:.$CK99]))" office:value-type="float" office:value="0.0275079257512816" calcext:value-type="float">
            <text:p>0.027507925751282</text:p>
          </table:table-cell>
          <table:table-cell table:formula="of:=([.G99]/SUM([.$CH99:.$CK99]))" office:value-type="float" office:value="0.00140346559955518" calcext:value-type="float">
            <text:p>0.001403465599555</text:p>
          </table:table-cell>
          <table:table-cell table:formula="of:=([.H99]/SUM([.$CH99:.$CK99]))" office:value-type="float" office:value="0.00252623807919933" calcext:value-type="float">
            <text:p>0.002526238079199</text:p>
          </table:table-cell>
          <table:table-cell table:formula="of:=([.I99]/SUM([.$CH99:.$CK99]))" office:value-type="float" office:value="0.00336831743893244" calcext:value-type="float">
            <text:p>0.003368317438932</text:p>
          </table:table-cell>
          <table:table-cell table:formula="of:=([.J99]/SUM([.$CH99:.$CK99]))" office:value-type="float" office:value="0.00968391263693077" calcext:value-type="float">
            <text:p>0.009683912636931</text:p>
          </table:table-cell>
          <table:table-cell table:formula="of:=([.K99]/SUM([.$CH99:.$CK99]))" office:value-type="float" office:value="0" calcext:value-type="float">
            <text:p>0</text:p>
          </table:table-cell>
          <table:table-cell table:formula="of:=([.L99]/SUM([.$CH99:.$CK99]))" office:value-type="float" office:value="0" calcext:value-type="float">
            <text:p>0</text:p>
          </table:table-cell>
          <table:table-cell table:formula="of:=([.M99]/SUM([.$CH99:.$CK99]))" office:value-type="float" office:value="0" calcext:value-type="float">
            <text:p>0</text:p>
          </table:table-cell>
          <table:table-cell table:formula="of:=([.N99]/SUM([.$CH99:.$CK99]))" office:value-type="float" office:value="0" calcext:value-type="float">
            <text:p>0</text:p>
          </table:table-cell>
          <table:table-cell table:formula="of:=([.O99]/SUM([.$CH99:.$CK99]))" office:value-type="float" office:value="0" calcext:value-type="float">
            <text:p>0</text:p>
          </table:table-cell>
          <table:table-cell table:formula="of:=([.P99]/SUM([.$CH99:.$CK99]))" office:value-type="float" office:value="0" calcext:value-type="float">
            <text:p>0</text:p>
          </table:table-cell>
          <table:table-cell table:formula="of:=([.Q99]/SUM([.$CH99:.$CK99]))" office:value-type="float" office:value="0" calcext:value-type="float">
            <text:p>0</text:p>
          </table:table-cell>
          <table:table-cell table:formula="of:=([.R99]/SUM([.$CH99:.$CK99]))" office:value-type="float" office:value="0" calcext:value-type="float">
            <text:p>0</text:p>
          </table:table-cell>
          <table:table-cell table:formula="of:=([.S99]/SUM([.$CH99:.$CK99]))" office:value-type="float" office:value="0.000421039679866555" calcext:value-type="float">
            <text:p>0.000421039679867</text:p>
          </table:table-cell>
          <table:table-cell table:formula="of:=([.T99]/SUM([.$CH99:.$CK99]))" office:value-type="float" office:value="0.000421039679866555" calcext:value-type="float">
            <text:p>0.000421039679867</text:p>
          </table:table-cell>
          <table:table-cell table:formula="of:=([.U99]/SUM([.$CH99:.$CK99]))" office:value-type="float" office:value="0" calcext:value-type="float">
            <text:p>0</text:p>
          </table:table-cell>
          <table:table-cell table:formula="of:=([.V99]/SUM([.$CH99:.$CK99]))" office:value-type="float" office:value="0.826781584697959" calcext:value-type="float">
            <text:p>0.826781584697959</text:p>
          </table:table-cell>
          <table:table-cell table:formula="of:=([.W99]/SUM([.$CH99:.$CK99]))" office:value-type="float" office:value="0.131083686998454" calcext:value-type="float">
            <text:p>0.131083686998454</text:p>
          </table:table-cell>
          <table:table-cell table:formula="of:=([.X99]/SUM([.$CH99:.$CK99]))" office:value-type="float" office:value="0.00771906079755351" calcext:value-type="float">
            <text:p>0.007719060797554</text:p>
          </table:table-cell>
          <table:table-cell table:formula="of:=([.Y99]/SUM([.$CH99:.$CK99]))" office:value-type="float" office:value="0" calcext:value-type="float">
            <text:p>0</text:p>
          </table:table-cell>
          <table:table-cell table:formula="of:=([.Z99]/SUM([.$CH99:.$CK99]))" office:value-type="float" office:value="0.000421039679866555" calcext:value-type="float">
            <text:p>0.000421039679867</text:p>
          </table:table-cell>
          <table:table-cell table:formula="of:=([.AA99]/SUM([.$CH99:.$CK99]))" office:value-type="float" office:value="0.00505247615839866" calcext:value-type="float">
            <text:p>0.005052476158399</text:p>
          </table:table-cell>
          <table:table-cell table:formula="of:=([.AB99]/SUM([.$CH99:.$CK99]))" office:value-type="float" office:value="0.00210519839933278" calcext:value-type="float">
            <text:p>0.002105198399333</text:p>
          </table:table-cell>
          <table:table-cell table:formula="of:=([.AC99]/SUM([.$CH99:.$CK99]))" office:value-type="float" office:value="0" calcext:value-type="float">
            <text:p>0</text:p>
          </table:table-cell>
          <table:table-cell table:formula="of:=([.AD99]/SUM([.$CH99:.$CK99]))" office:value-type="float" office:value="0" calcext:value-type="float">
            <text:p>0</text:p>
          </table:table-cell>
          <table:table-cell table:formula="of:=([.AE99]/SUM([.$CH99:.$CK99]))" office:value-type="float" office:value="0" calcext:value-type="float">
            <text:p>0</text:p>
          </table:table-cell>
          <table:table-cell table:formula="of:=([.AF99]/SUM([.$CH99:.$CK99]))" office:value-type="float" office:value="0" calcext:value-type="float">
            <text:p>0</text:p>
          </table:table-cell>
          <table:table-cell table:formula="of:=([.AG99]/SUM([.$CH99:.$CK99]))" office:value-type="float" office:value="0" calcext:value-type="float">
            <text:p>0</text:p>
          </table:table-cell>
          <table:table-cell table:formula="of:=([.AH99]/SUM([.$CH99:.$CK99]))" office:value-type="float" office:value="0" calcext:value-type="float">
            <text:p>0</text:p>
          </table:table-cell>
          <table:table-cell table:formula="of:=([.AI99]/SUM([.$CH99:.$CK99]))" office:value-type="float" office:value="0" calcext:value-type="float">
            <text:p>0</text:p>
          </table:table-cell>
          <table:table-cell table:formula="of:=([.AJ99]/SUM([.$CH99:.$CK99]))" office:value-type="float" office:value="0" calcext:value-type="float">
            <text:p>0</text:p>
          </table:table-cell>
          <table:table-cell table:formula="of:=([.AK99]/SUM([.$CH99:.$CK99]))" office:value-type="float" office:value="0" calcext:value-type="float">
            <text:p>0</text:p>
          </table:table-cell>
          <table:table-cell table:formula="of:=([.AL99]/SUM([.$CH99:.$CK99]))" office:value-type="float" office:value="0" calcext:value-type="float">
            <text:p>0</text:p>
          </table:table-cell>
          <table:table-cell table:formula="of:=([.AM99]/SUM([.$CH99:.$CK99]))" office:value-type="float" office:value="0" calcext:value-type="float">
            <text:p>0</text:p>
          </table:table-cell>
          <table:table-cell table:formula="of:=([.AN99]/SUM([.$CH99:.$CK99]))" office:value-type="float" office:value="0" calcext:value-type="float">
            <text:p>0</text:p>
          </table:table-cell>
          <table:table-cell table:formula="of:=([.AO99]/SUM([.$CH99:.$CK99]))" office:value-type="float" office:value="0" calcext:value-type="float">
            <text:p>0</text:p>
          </table:table-cell>
          <table:table-cell table:formula="of:=([.AP99]/SUM([.$CH99:.$CK99]))" office:value-type="float" office:value="0.828886783097291" calcext:value-type="float">
            <text:p>0.828886783097291</text:p>
          </table:table-cell>
          <table:table-cell table:formula="of:=([.AQ99]/SUM([.$CH99:.$CK99]))" office:value-type="float" office:value="0.944251655380728" calcext:value-type="float">
            <text:p>0.944251655380728</text:p>
          </table:table-cell>
          <table:table-cell table:formula="of:=([.AR99]/SUM([.$CH99:.$CK99]))" office:value-type="float" office:value="0.00463143647853211" calcext:value-type="float">
            <text:p>0.004631436478532</text:p>
          </table:table-cell>
          <table:table-cell table:formula="of:=([.AS99]/SUM([.$CH99:.$CK99]))" office:value-type="float" office:value="0.00463143647853211" calcext:value-type="float">
            <text:p>0.004631436478532</text:p>
          </table:table-cell>
          <table:table-cell table:formula="of:=([.AT99]/SUM([.$CH99:.$CK99]))" office:value-type="float" office:value="0" calcext:value-type="float">
            <text:p>0</text:p>
          </table:table-cell>
          <table:table-cell table:formula="of:=([.AU99]/SUM([.$CH99:.$CK99]))" office:value-type="float" office:value="0" calcext:value-type="float">
            <text:p>0</text:p>
          </table:table-cell>
          <table:table-cell table:formula="of:=([.AV99]/SUM([.$CH99:.$CK99]))" office:value-type="float" office:value="0" calcext:value-type="float">
            <text:p>0</text:p>
          </table:table-cell>
          <table:table-cell table:formula="of:=([.AW99]/SUM([.$CH99:.$CK99]))" office:value-type="float" office:value="0.000421039679866555" calcext:value-type="float">
            <text:p>0.000421039679867</text:p>
          </table:table-cell>
          <table:table-cell table:formula="of:=([.AX99]/SUM([.$CH99:.$CK99]))" office:value-type="float" office:value="0.868604859564703" calcext:value-type="float">
            <text:p>0.868604859564703</text:p>
          </table:table-cell>
          <table:table-cell table:formula="of:=([.AY99]/SUM([.$CH99:.$CK99]))" office:value-type="float" office:value="0.276903762792238" calcext:value-type="float">
            <text:p>0.276903762792238</text:p>
          </table:table-cell>
          <table:table-cell table:formula="of:=([.AZ99]/SUM([.$CH99:.$CK99]))" office:value-type="float" office:value="1.20038412729955" calcext:value-type="float">
            <text:p>1.20038412729955</text:p>
          </table:table-cell>
          <table:table-cell table:formula="of:=([.BA99]/SUM([.$CH99:.$CK99]))" office:value-type="float" office:value="0.416408243388023" calcext:value-type="float">
            <text:p>0.416408243388023</text:p>
          </table:table-cell>
          <table:table-cell table:formula="of:=([.BB99]/SUM([.$CH99:.$CK99]))" office:value-type="float" office:value="0.0634366450998943" calcext:value-type="float">
            <text:p>0.063436645099894</text:p>
          </table:table-cell>
          <table:table-cell table:formula="of:=([.BC99]/SUM([.$CH99:.$CK99]))" office:value-type="float" office:value="0.392970367875451" calcext:value-type="float">
            <text:p>0.392970367875451</text:p>
          </table:table-cell>
          <table:table-cell table:formula="of:=([.BD99]/SUM([.$CH99:.$CK99]))" office:value-type="float" office:value="0.003789357118799" calcext:value-type="float">
            <text:p>0.003789357118799</text:p>
          </table:table-cell>
          <table:table-cell table:formula="of:=([.BE99]/SUM([.$CH99:.$CK99]))" office:value-type="float" office:value="0.00336831743893244" calcext:value-type="float">
            <text:p>0.003368317438932</text:p>
          </table:table-cell>
          <table:table-cell table:formula="of:=([.BF99]/SUM([.$CH99:.$CK99]))" office:value-type="float" office:value="0.00631559519799833" calcext:value-type="float">
            <text:p>0.006315595197998</text:p>
          </table:table-cell>
          <table:table-cell table:formula="of:=([.BG99]/SUM([.$CH99:.$CK99]))" office:value-type="float" office:value="0.00126311903959967" calcext:value-type="float">
            <text:p>0.0012631190396</text:p>
          </table:table-cell>
          <table:table-cell table:formula="of:=([.BH99]/SUM([.$CH99:.$CK99]))" office:value-type="float" office:value="0" calcext:value-type="float">
            <text:p>0</text:p>
          </table:table-cell>
          <table:table-cell table:formula="of:=([.BI99]/SUM([.$CH99:.$CK99]))" office:value-type="float" office:value="0.00140346559955518" calcext:value-type="float">
            <text:p>0.001403465599555</text:p>
          </table:table-cell>
          <table:table-cell table:formula="of:=([.BJ99]/SUM([.$CH99:.$CK99]))" office:value-type="float" office:value="0" calcext:value-type="float">
            <text:p>0</text:p>
          </table:table-cell>
          <table:table-cell table:formula="of:=([.BK99]/SUM([.$CH99:.$CK99]))" office:value-type="float" office:value="0" calcext:value-type="float">
            <text:p>0</text:p>
          </table:table-cell>
          <table:table-cell table:formula="of:=([.BL99]/SUM([.$CH99:.$CK99]))" office:value-type="float" office:value="0" calcext:value-type="float">
            <text:p>0</text:p>
          </table:table-cell>
          <table:table-cell table:formula="of:=([.BM99]/SUM([.$CH99:.$CK99]))" office:value-type="float" office:value="0" calcext:value-type="float">
            <text:p>0</text:p>
          </table:table-cell>
          <table:table-cell table:formula="of:=([.BN99]/SUM([.$CH99:.$CK99]))" office:value-type="float" office:value="0" calcext:value-type="float">
            <text:p>0</text:p>
          </table:table-cell>
          <table:table-cell table:formula="of:=([.BO99]/SUM([.$CH99:.$CK99]))" office:value-type="float" office:value="0" calcext:value-type="float">
            <text:p>0</text:p>
          </table:table-cell>
          <table:table-cell table:formula="of:=([.BP99]/SUM([.$CH99:.$CK99]))" office:value-type="float" office:value="0.000421039679866555" calcext:value-type="float">
            <text:p>0.000421039679867</text:p>
          </table:table-cell>
          <table:table-cell table:formula="of:=([.BQ99]/SUM([.$CH99:.$CK99]))" office:value-type="float" office:value="0" calcext:value-type="float">
            <text:p>0</text:p>
          </table:table-cell>
          <table:table-cell table:formula="of:=([.BR99]/SUM([.$CH99:.$CK99]))" office:value-type="float" office:value="0.000421039679866555" calcext:value-type="float">
            <text:p>0.000421039679867</text:p>
          </table:table-cell>
          <table:table-cell table:formula="of:=([.BS99]/SUM([.$CH99:.$CK99]))" office:value-type="float" office:value="0" calcext:value-type="float">
            <text:p>0</text:p>
          </table:table-cell>
          <table:table-cell table:formula="of:=([.BT99]/SUM([.$CH99:.$CK99]))" office:value-type="float" office:value="0" calcext:value-type="float">
            <text:p>0</text:p>
          </table:table-cell>
          <table:table-cell table:formula="of:=([.BU99]/SUM([.$CH99:.$CK99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099</text:p>
          </table:table-cell>
          <table:table-cell table:formula="of:=([.B100]/SUM([.$CH100:.$CK100]))" office:value-type="float" office:value="0.380250269102216" calcext:value-type="float">
            <text:p>0.380250269102216</text:p>
          </table:table-cell>
          <table:table-cell table:formula="of:=([.C100]/SUM([.$CH100:.$CK100]))" office:value-type="float" office:value="0.723443924141716" calcext:value-type="float">
            <text:p>0.723443924141716</text:p>
          </table:table-cell>
          <table:table-cell table:formula="of:=([.D100]/SUM([.$CH100:.$CK100]))" office:value-type="float" office:value="0.889259919867683" calcext:value-type="float">
            <text:p>0.889259919867683</text:p>
          </table:table-cell>
          <table:table-cell table:formula="of:=([.E100]/SUM([.$CH100:.$CK100]))" office:value-type="float" office:value="1.76557472922279" calcext:value-type="float">
            <text:p>1.76557472922279</text:p>
          </table:table-cell>
          <table:table-cell table:formula="of:=([.F100]/SUM([.$CH100:.$CK100]))" office:value-type="float" office:value="0.0524721655128058" calcext:value-type="float">
            <text:p>0.052472165512806</text:p>
          </table:table-cell>
          <table:table-cell table:formula="of:=([.G100]/SUM([.$CH100:.$CK100]))" office:value-type="float" office:value="0.00177871747501037" calcext:value-type="float">
            <text:p>0.00177871747501</text:p>
          </table:table-cell>
          <table:table-cell table:formula="of:=([.H100]/SUM([.$CH100:.$CK100]))" office:value-type="float" office:value="0.00405152313752361" calcext:value-type="float">
            <text:p>0.004051523137524</text:p>
          </table:table-cell>
          <table:table-cell table:formula="of:=([.I100]/SUM([.$CH100:.$CK100]))" office:value-type="float" office:value="0.00237162330001382" calcext:value-type="float">
            <text:p>0.002371623300014</text:p>
          </table:table-cell>
          <table:table-cell table:formula="of:=([.J100]/SUM([.$CH100:.$CK100]))" office:value-type="float" office:value="0.0112652106750657" calcext:value-type="float">
            <text:p>0.011265210675066</text:p>
          </table:table-cell>
          <table:table-cell table:formula="of:=([.K100]/SUM([.$CH100:.$CK100]))" office:value-type="float" office:value="0.000296452912501728" calcext:value-type="float">
            <text:p>0.000296452912502</text:p>
          </table:table-cell>
          <table:table-cell table:formula="of:=([.L100]/SUM([.$CH100:.$CK100]))" office:value-type="float" office:value="0" calcext:value-type="float">
            <text:p>0</text:p>
          </table:table-cell>
          <table:table-cell table:formula="of:=([.M100]/SUM([.$CH100:.$CK100]))" office:value-type="float" office:value="0" calcext:value-type="float">
            <text:p>0</text:p>
          </table:table-cell>
          <table:table-cell table:formula="of:=([.N100]/SUM([.$CH100:.$CK100]))" office:value-type="float" office:value="0" calcext:value-type="float">
            <text:p>0</text:p>
          </table:table-cell>
          <table:table-cell table:formula="of:=([.O100]/SUM([.$CH100:.$CK100]))" office:value-type="float" office:value="0.000296452912501728" calcext:value-type="float">
            <text:p>0.000296452912502</text:p>
          </table:table-cell>
          <table:table-cell table:formula="of:=([.P100]/SUM([.$CH100:.$CK100]))" office:value-type="float" office:value="0" calcext:value-type="float">
            <text:p>0</text:p>
          </table:table-cell>
          <table:table-cell table:formula="of:=([.Q100]/SUM([.$CH100:.$CK100]))" office:value-type="float" office:value="0" calcext:value-type="float">
            <text:p>0</text:p>
          </table:table-cell>
          <table:table-cell table:formula="of:=([.R100]/SUM([.$CH100:.$CK100]))" office:value-type="float" office:value="0" calcext:value-type="float">
            <text:p>0</text:p>
          </table:table-cell>
          <table:table-cell table:formula="of:=([.S100]/SUM([.$CH100:.$CK100]))" office:value-type="float" office:value="0.000592905825003456" calcext:value-type="float">
            <text:p>0.000592905825003</text:p>
          </table:table-cell>
          <table:table-cell table:formula="of:=([.T100]/SUM([.$CH100:.$CK100]))" office:value-type="float" office:value="0.000296452912501728" calcext:value-type="float">
            <text:p>0.000296452912502</text:p>
          </table:table-cell>
          <table:table-cell table:formula="of:=([.U100]/SUM([.$CH100:.$CK100]))" office:value-type="float" office:value="0" calcext:value-type="float">
            <text:p>0</text:p>
          </table:table-cell>
          <table:table-cell table:formula="of:=([.V100]/SUM([.$CH100:.$CK100]))" office:value-type="float" office:value="0.761587532216939" calcext:value-type="float">
            <text:p>0.761587532216939</text:p>
          </table:table-cell>
          <table:table-cell table:formula="of:=([.W100]/SUM([.$CH100:.$CK100]))" office:value-type="float" office:value="0.380052633827215" calcext:value-type="float">
            <text:p>0.380052633827215</text:p>
          </table:table-cell>
          <table:table-cell table:formula="of:=([.X100]/SUM([.$CH100:.$CK100]))" office:value-type="float" office:value="0.0318192792751854" calcext:value-type="float">
            <text:p>0.031819279275186</text:p>
          </table:table-cell>
          <table:table-cell table:formula="of:=([.Y100]/SUM([.$CH100:.$CK100]))" office:value-type="float" office:value="0.00266807621251555" calcext:value-type="float">
            <text:p>0.002668076212516</text:p>
          </table:table-cell>
          <table:table-cell table:formula="of:=([.Z100]/SUM([.$CH100:.$CK100]))" office:value-type="float" office:value="0.00177871747501037" calcext:value-type="float">
            <text:p>0.00177871747501</text:p>
          </table:table-cell>
          <table:table-cell table:formula="of:=([.AA100]/SUM([.$CH100:.$CK100]))" office:value-type="float" office:value="0.00474324660002765" calcext:value-type="float">
            <text:p>0.004743246600028</text:p>
          </table:table-cell>
          <table:table-cell table:formula="of:=([.AB100]/SUM([.$CH100:.$CK100]))" office:value-type="float" office:value="0.00207517038751209" calcext:value-type="float">
            <text:p>0.002075170387512</text:p>
          </table:table-cell>
          <table:table-cell table:formula="of:=([.AC100]/SUM([.$CH100:.$CK100]))" office:value-type="float" office:value="0.000296452912501728" calcext:value-type="float">
            <text:p>0.000296452912502</text:p>
          </table:table-cell>
          <table:table-cell table:formula="of:=([.AD100]/SUM([.$CH100:.$CK100]))" office:value-type="float" office:value="0.000296452912501728" calcext:value-type="float">
            <text:p>0.000296452912502</text:p>
          </table:table-cell>
          <table:table-cell table:formula="of:=([.AE100]/SUM([.$CH100:.$CK100]))" office:value-type="float" office:value="0" calcext:value-type="float">
            <text:p>0</text:p>
          </table:table-cell>
          <table:table-cell table:formula="of:=([.AF100]/SUM([.$CH100:.$CK100]))" office:value-type="float" office:value="0" calcext:value-type="float">
            <text:p>0</text:p>
          </table:table-cell>
          <table:table-cell table:formula="of:=([.AG100]/SUM([.$CH100:.$CK100]))" office:value-type="float" office:value="0" calcext:value-type="float">
            <text:p>0</text:p>
          </table:table-cell>
          <table:table-cell table:formula="of:=([.AH100]/SUM([.$CH100:.$CK100]))" office:value-type="float" office:value="0" calcext:value-type="float">
            <text:p>0</text:p>
          </table:table-cell>
          <table:table-cell table:formula="of:=([.AI100]/SUM([.$CH100:.$CK100]))" office:value-type="float" office:value="0" calcext:value-type="float">
            <text:p>0</text:p>
          </table:table-cell>
          <table:table-cell table:formula="of:=([.AJ100]/SUM([.$CH100:.$CK100]))" office:value-type="float" office:value="0" calcext:value-type="float">
            <text:p>0</text:p>
          </table:table-cell>
          <table:table-cell table:formula="of:=([.AK100]/SUM([.$CH100:.$CK100]))" office:value-type="float" office:value="0.000592905825003456" calcext:value-type="float">
            <text:p>0.000592905825003</text:p>
          </table:table-cell>
          <table:table-cell table:formula="of:=([.AL100]/SUM([.$CH100:.$CK100]))" office:value-type="float" office:value="0" calcext:value-type="float">
            <text:p>0</text:p>
          </table:table-cell>
          <table:table-cell table:formula="of:=([.AM100]/SUM([.$CH100:.$CK100]))" office:value-type="float" office:value="0" calcext:value-type="float">
            <text:p>0</text:p>
          </table:table-cell>
          <table:table-cell table:formula="of:=([.AN100]/SUM([.$CH100:.$CK100]))" office:value-type="float" office:value="0" calcext:value-type="float">
            <text:p>0</text:p>
          </table:table-cell>
          <table:table-cell table:formula="of:=([.AO100]/SUM([.$CH100:.$CK100]))" office:value-type="float" office:value="0" calcext:value-type="float">
            <text:p>0</text:p>
          </table:table-cell>
          <table:table-cell table:formula="of:=([.AP100]/SUM([.$CH100:.$CK100]))" office:value-type="float" office:value="1.03906745831856" calcext:value-type="float">
            <text:p>1.03906745831856</text:p>
          </table:table-cell>
          <table:table-cell table:formula="of:=([.AQ100]/SUM([.$CH100:.$CK100]))" office:value-type="float" office:value="0.791529276379613" calcext:value-type="float">
            <text:p>0.791529276379613</text:p>
          </table:table-cell>
          <table:table-cell table:formula="of:=([.AR100]/SUM([.$CH100:.$CK100]))" office:value-type="float" office:value="0.00503969951252937" calcext:value-type="float">
            <text:p>0.005039699512529</text:p>
          </table:table-cell>
          <table:table-cell table:formula="of:=([.AS100]/SUM([.$CH100:.$CK100]))" office:value-type="float" office:value="0.00266807621251555" calcext:value-type="float">
            <text:p>0.002668076212516</text:p>
          </table:table-cell>
          <table:table-cell table:formula="of:=([.AT100]/SUM([.$CH100:.$CK100]))" office:value-type="float" office:value="0.000296452912501728" calcext:value-type="float">
            <text:p>0.000296452912502</text:p>
          </table:table-cell>
          <table:table-cell table:formula="of:=([.AU100]/SUM([.$CH100:.$CK100]))" office:value-type="float" office:value="0" calcext:value-type="float">
            <text:p>0</text:p>
          </table:table-cell>
          <table:table-cell table:formula="of:=([.AV100]/SUM([.$CH100:.$CK100]))" office:value-type="float" office:value="0.000889358737505183" calcext:value-type="float">
            <text:p>0.000889358737505</text:p>
          </table:table-cell>
          <table:table-cell table:formula="of:=([.AW100]/SUM([.$CH100:.$CK100]))" office:value-type="float" office:value="0" calcext:value-type="float">
            <text:p>0</text:p>
          </table:table-cell>
          <table:table-cell table:formula="of:=([.AX100]/SUM([.$CH100:.$CK100]))" office:value-type="float" office:value="0.802102763592175" calcext:value-type="float">
            <text:p>0.802102763592175</text:p>
          </table:table-cell>
          <table:table-cell table:formula="of:=([.AY100]/SUM([.$CH100:.$CK100]))" office:value-type="float" office:value="0.249415717051454" calcext:value-type="float">
            <text:p>0.249415717051454</text:p>
          </table:table-cell>
          <table:table-cell table:formula="of:=([.AZ100]/SUM([.$CH100:.$CK100]))" office:value-type="float" office:value="1.28887844592001" calcext:value-type="float">
            <text:p>1.28887844592001</text:p>
          </table:table-cell>
          <table:table-cell table:formula="of:=([.BA100]/SUM([.$CH100:.$CK100]))" office:value-type="float" office:value="0.644587449416257" calcext:value-type="float">
            <text:p>0.644587449416257</text:p>
          </table:table-cell>
          <table:table-cell table:formula="of:=([.BB100]/SUM([.$CH100:.$CK100]))" office:value-type="float" office:value="0.224316037126307" calcext:value-type="float">
            <text:p>0.224316037126307</text:p>
          </table:table-cell>
          <table:table-cell table:formula="of:=([.BC100]/SUM([.$CH100:.$CK100]))" office:value-type="float" office:value="0.380250269102216" calcext:value-type="float">
            <text:p>0.380250269102216</text:p>
          </table:table-cell>
          <table:table-cell table:formula="of:=([.BD100]/SUM([.$CH100:.$CK100]))" office:value-type="float" office:value="0.00583024061253398" calcext:value-type="float">
            <text:p>0.005830240612534</text:p>
          </table:table-cell>
          <table:table-cell table:formula="of:=([.BE100]/SUM([.$CH100:.$CK100]))" office:value-type="float" office:value="0.00237162330001382" calcext:value-type="float">
            <text:p>0.002371623300014</text:p>
          </table:table-cell>
          <table:table-cell table:formula="of:=([.BF100]/SUM([.$CH100:.$CK100]))" office:value-type="float" office:value="0.0053361524250311" calcext:value-type="float">
            <text:p>0.005336152425031</text:p>
          </table:table-cell>
          <table:table-cell table:formula="of:=([.BG100]/SUM([.$CH100:.$CK100]))" office:value-type="float" office:value="0.00266807621251555" calcext:value-type="float">
            <text:p>0.002668076212516</text:p>
          </table:table-cell>
          <table:table-cell table:formula="of:=([.BH100]/SUM([.$CH100:.$CK100]))" office:value-type="float" office:value="0" calcext:value-type="float">
            <text:p>0</text:p>
          </table:table-cell>
          <table:table-cell table:formula="of:=([.BI100]/SUM([.$CH100:.$CK100]))" office:value-type="float" office:value="0.00177871747501037" calcext:value-type="float">
            <text:p>0.00177871747501</text:p>
          </table:table-cell>
          <table:table-cell table:formula="of:=([.BJ100]/SUM([.$CH100:.$CK100]))" office:value-type="float" office:value="0" calcext:value-type="float">
            <text:p>0</text:p>
          </table:table-cell>
          <table:table-cell table:formula="of:=([.BK100]/SUM([.$CH100:.$CK100]))" office:value-type="float" office:value="0" calcext:value-type="float">
            <text:p>0</text:p>
          </table:table-cell>
          <table:table-cell table:formula="of:=([.BL100]/SUM([.$CH100:.$CK100]))" office:value-type="float" office:value="0.000296452912501728" calcext:value-type="float">
            <text:p>0.000296452912502</text:p>
          </table:table-cell>
          <table:table-cell table:formula="of:=([.BM100]/SUM([.$CH100:.$CK100]))" office:value-type="float" office:value="0" calcext:value-type="float">
            <text:p>0</text:p>
          </table:table-cell>
          <table:table-cell table:formula="of:=([.BN100]/SUM([.$CH100:.$CK100]))" office:value-type="float" office:value="0" calcext:value-type="float">
            <text:p>0</text:p>
          </table:table-cell>
          <table:table-cell table:formula="of:=([.BO100]/SUM([.$CH100:.$CK100]))" office:value-type="float" office:value="0" calcext:value-type="float">
            <text:p>0</text:p>
          </table:table-cell>
          <table:table-cell table:formula="of:=([.BP100]/SUM([.$CH100:.$CK100]))" office:value-type="float" office:value="0" calcext:value-type="float">
            <text:p>0</text:p>
          </table:table-cell>
          <table:table-cell table:formula="of:=([.BQ100]/SUM([.$CH100:.$CK100]))" office:value-type="float" office:value="0" calcext:value-type="float">
            <text:p>0</text:p>
          </table:table-cell>
          <table:table-cell table:formula="of:=([.BR100]/SUM([.$CH100:.$CK100]))" office:value-type="float" office:value="0.000296452912501728" calcext:value-type="float">
            <text:p>0.000296452912502</text:p>
          </table:table-cell>
          <table:table-cell table:formula="of:=([.BS100]/SUM([.$CH100:.$CK100]))" office:value-type="float" office:value="0.000592905825003456" calcext:value-type="float">
            <text:p>0.000592905825003</text:p>
          </table:table-cell>
          <table:table-cell table:formula="of:=([.BT100]/SUM([.$CH100:.$CK100]))" office:value-type="float" office:value="0" calcext:value-type="float">
            <text:p>0</text:p>
          </table:table-cell>
          <table:table-cell table:formula="of:=([.BU100]/SUM([.$CH100:.$CK100])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100100</text:p>
          </table:table-cell>
          <table:table-cell table:formula="of:=([.B101]/SUM([.$CH101:.$CK101]))" office:value-type="float" office:value="0.013813805301015" calcext:value-type="float">
            <text:p>0.013813805301015</text:p>
          </table:table-cell>
          <table:table-cell table:formula="of:=([.C101]/SUM([.$CH101:.$CK101]))" office:value-type="float" office:value="0.0274866534050809" calcext:value-type="float">
            <text:p>0.027486653405081</text:p>
          </table:table-cell>
          <table:table-cell table:formula="of:=([.D101]/SUM([.$CH101:.$CK101]))" office:value-type="float" office:value="0.0255132526477931" calcext:value-type="float">
            <text:p>0.025513252647793</text:p>
          </table:table-cell>
          <table:table-cell table:formula="of:=([.E101]/SUM([.$CH101:.$CK101]))" office:value-type="float" office:value="0.0638536102179572" calcext:value-type="float">
            <text:p>0.063853610217957</text:p>
          </table:table-cell>
          <table:table-cell table:formula="of:=([.F101]/SUM([.$CH101:.$CK101]))" office:value-type="float" office:value="0.00465158749932139" calcext:value-type="float">
            <text:p>0.004651587499321</text:p>
          </table:table-cell>
          <table:table-cell table:formula="of:=([.G101]/SUM([.$CH101:.$CK101]))" office:value-type="float" office:value="0.31856326510504" calcext:value-type="float">
            <text:p>0.31856326510504</text:p>
          </table:table-cell>
          <table:table-cell table:formula="of:=([.H101]/SUM([.$CH101:.$CK101]))" office:value-type="float" office:value="0.67955464649177" calcext:value-type="float">
            <text:p>0.67955464649177</text:p>
          </table:table-cell>
          <table:table-cell table:formula="of:=([.I101]/SUM([.$CH101:.$CK101]))" office:value-type="float" office:value="0.587509596883986" calcext:value-type="float">
            <text:p>0.587509596883986</text:p>
          </table:table-cell>
          <table:table-cell table:formula="of:=([.J101]/SUM([.$CH101:.$CK101]))" office:value-type="float" office:value="1.43170224941234" calcext:value-type="float">
            <text:p>1.43170224941234</text:p>
          </table:table-cell>
          <table:table-cell table:formula="of:=([.K101]/SUM([.$CH101:.$CK101]))" office:value-type="float" office:value="0.0992338666521896" calcext:value-type="float">
            <text:p>0.09923386665219</text:p>
          </table:table-cell>
          <table:table-cell table:formula="of:=([.L101]/SUM([.$CH101:.$CK101]))" office:value-type="float" office:value="0.00563828787796532" calcext:value-type="float">
            <text:p>0.005638287877965</text:p>
          </table:table-cell>
          <table:table-cell table:formula="of:=([.M101]/SUM([.$CH101:.$CK101]))" office:value-type="float" office:value="0.0108537041650832" calcext:value-type="float">
            <text:p>0.010853704165083</text:p>
          </table:table-cell>
          <table:table-cell table:formula="of:=([.N101]/SUM([.$CH101:.$CK101]))" office:value-type="float" office:value="0.00690690265050751" calcext:value-type="float">
            <text:p>0.006906902650508</text:p>
          </table:table-cell>
          <table:table-cell table:formula="of:=([.O101]/SUM([.$CH101:.$CK101]))" office:value-type="float" office:value="0.0232579374966069" calcext:value-type="float">
            <text:p>0.023257937496607</text:p>
          </table:table-cell>
          <table:table-cell table:formula="of:=([.P101]/SUM([.$CH101:.$CK101]))" office:value-type="float" office:value="0.000845743181694797" calcext:value-type="float">
            <text:p>0.000845743181695</text:p>
          </table:table-cell>
          <table:table-cell table:formula="of:=([.Q101]/SUM([.$CH101:.$CK101]))" office:value-type="float" office:value="0.0342525988586393" calcext:value-type="float">
            <text:p>0.034252598858639</text:p>
          </table:table-cell>
          <table:table-cell table:formula="of:=([.R101]/SUM([.$CH101:.$CK101]))" office:value-type="float" office:value="0.0758349719586335" calcext:value-type="float">
            <text:p>0.075834971958634</text:p>
          </table:table-cell>
          <table:table-cell table:formula="of:=([.S101]/SUM([.$CH101:.$CK101]))" office:value-type="float" office:value="0.0731567852166" calcext:value-type="float">
            <text:p>0.0731567852166</text:p>
          </table:table-cell>
          <table:table-cell table:formula="of:=([.T101]/SUM([.$CH101:.$CK101]))" office:value-type="float" office:value="0.376214758657236" calcext:value-type="float">
            <text:p>0.376214758657236</text:p>
          </table:table-cell>
          <table:table-cell table:formula="of:=([.U101]/SUM([.$CH101:.$CK101]))" office:value-type="float" office:value="0.0824599602152428" calcext:value-type="float">
            <text:p>0.082459960215243</text:p>
          </table:table-cell>
          <table:table-cell table:formula="of:=([.V101]/SUM([.$CH101:.$CK101]))" office:value-type="float" office:value="0.0350983420403341" calcext:value-type="float">
            <text:p>0.035098342040334</text:p>
          </table:table-cell>
          <table:table-cell table:formula="of:=([.W101]/SUM([.$CH101:.$CK101]))" office:value-type="float" office:value="0.0118404045437272" calcext:value-type="float">
            <text:p>0.011840404543727</text:p>
          </table:table-cell>
          <table:table-cell table:formula="of:=([.X101]/SUM([.$CH101:.$CK101]))" office:value-type="float" office:value="0.00253722954508439" calcext:value-type="float">
            <text:p>0.002537229545084</text:p>
          </table:table-cell>
          <table:table-cell table:formula="of:=([.Y101]/SUM([.$CH101:.$CK101]))" office:value-type="float" office:value="0.000422871590847399" calcext:value-type="float">
            <text:p>0.000422871590847</text:p>
          </table:table-cell>
          <table:table-cell table:formula="of:=([.Z101]/SUM([.$CH101:.$CK101]))" office:value-type="float" office:value="0" calcext:value-type="float">
            <text:p>0</text:p>
          </table:table-cell>
          <table:table-cell table:formula="of:=([.AA101]/SUM([.$CH101:.$CK101]))" office:value-type="float" office:value="0.729735408605661" calcext:value-type="float">
            <text:p>0.729735408605661</text:p>
          </table:table-cell>
          <table:table-cell table:formula="of:=([.AB101]/SUM([.$CH101:.$CK101]))" office:value-type="float" office:value="0.371422213960965" calcext:value-type="float">
            <text:p>0.371422213960965</text:p>
          </table:table-cell>
          <table:table-cell table:formula="of:=([.AC101]/SUM([.$CH101:.$CK101]))" office:value-type="float" office:value="0.0477844897657561" calcext:value-type="float">
            <text:p>0.047784489765756</text:p>
          </table:table-cell>
          <table:table-cell table:formula="of:=([.AD101]/SUM([.$CH101:.$CK101]))" office:value-type="float" office:value="0.00380584431762659" calcext:value-type="float">
            <text:p>0.003805844317627</text:p>
          </table:table-cell>
          <table:table-cell table:formula="of:=([.AE101]/SUM([.$CH101:.$CK101]))" office:value-type="float" office:value="0.0016914863633896" calcext:value-type="float">
            <text:p>0.00169148636339</text:p>
          </table:table-cell>
          <table:table-cell table:formula="of:=([.AF101]/SUM([.$CH101:.$CK101]))" office:value-type="float" office:value="0.00592020227186358" calcext:value-type="float">
            <text:p>0.005920202271864</text:p>
          </table:table-cell>
          <table:table-cell table:formula="of:=([.AG101]/SUM([.$CH101:.$CK101]))" office:value-type="float" office:value="0.00972604658949017" calcext:value-type="float">
            <text:p>0.00972604658949</text:p>
          </table:table-cell>
          <table:table-cell table:formula="of:=([.AH101]/SUM([.$CH101:.$CK101]))" office:value-type="float" office:value="0.00253722954508439" calcext:value-type="float">
            <text:p>0.002537229545084</text:p>
          </table:table-cell>
          <table:table-cell table:formula="of:=([.AI101]/SUM([.$CH101:.$CK101]))" office:value-type="float" office:value="0.000422871590847399" calcext:value-type="float">
            <text:p>0.000422871590847</text:p>
          </table:table-cell>
          <table:table-cell table:formula="of:=([.AJ101]/SUM([.$CH101:.$CK101]))" office:value-type="float" office:value="0" calcext:value-type="float">
            <text:p>0</text:p>
          </table:table-cell>
          <table:table-cell table:formula="of:=([.AK101]/SUM([.$CH101:.$CK101]))" office:value-type="float" office:value="0.0477844897657561" calcext:value-type="float">
            <text:p>0.047784489765756</text:p>
          </table:table-cell>
          <table:table-cell table:formula="of:=([.AL101]/SUM([.$CH101:.$CK101]))" office:value-type="float" office:value="0.164497048839638" calcext:value-type="float">
            <text:p>0.164497048839638</text:p>
          </table:table-cell>
          <table:table-cell table:formula="of:=([.AM101]/SUM([.$CH101:.$CK101]))" office:value-type="float" office:value="0.106563640893544" calcext:value-type="float">
            <text:p>0.106563640893544</text:p>
          </table:table-cell>
          <table:table-cell table:formula="of:=([.AN101]/SUM([.$CH101:.$CK101]))" office:value-type="float" office:value="0.0135318909071168" calcext:value-type="float">
            <text:p>0.013531890907117</text:p>
          </table:table-cell>
          <table:table-cell table:formula="of:=([.AO101]/SUM([.$CH101:.$CK101]))" office:value-type="float" office:value="0.00296010113593179" calcext:value-type="float">
            <text:p>0.002960101135932</text:p>
          </table:table-cell>
          <table:table-cell table:formula="of:=([.AP101]/SUM([.$CH101:.$CK101]))" office:value-type="float" office:value="0.0458110890084682" calcext:value-type="float">
            <text:p>0.045811089008468</text:p>
          </table:table-cell>
          <table:table-cell table:formula="of:=([.AQ101]/SUM([.$CH101:.$CK101]))" office:value-type="float" office:value="0.0122632761345746" calcext:value-type="float">
            <text:p>0.012263276134575</text:p>
          </table:table-cell>
          <table:table-cell table:formula="of:=([.AR101]/SUM([.$CH101:.$CK101]))" office:value-type="float" office:value="0.995298767657827" calcext:value-type="float">
            <text:p>0.995298767657827</text:p>
          </table:table-cell>
          <table:table-cell table:formula="of:=([.AS101]/SUM([.$CH101:.$CK101]))" office:value-type="float" office:value="0.342244074192495" calcext:value-type="float">
            <text:p>0.342244074192495</text:p>
          </table:table-cell>
          <table:table-cell table:formula="of:=([.AT101]/SUM([.$CH101:.$CK101]))" office:value-type="float" office:value="0.0152233772705064" calcext:value-type="float">
            <text:p>0.015223377270506</text:p>
          </table:table-cell>
          <table:table-cell table:formula="of:=([.AU101]/SUM([.$CH101:.$CK101]))" office:value-type="float" office:value="0.00352392992372832" calcext:value-type="float">
            <text:p>0.003523929923728</text:p>
          </table:table-cell>
          <table:table-cell table:formula="of:=([.AV101]/SUM([.$CH101:.$CK101]))" office:value-type="float" office:value="0.274584619656911" calcext:value-type="float">
            <text:p>0.274584619656911</text:p>
          </table:table-cell>
          <table:table-cell table:formula="of:=([.AW101]/SUM([.$CH101:.$CK101]))" office:value-type="float" office:value="0.0208616651484717" calcext:value-type="float">
            <text:p>0.020861665148472</text:p>
          </table:table-cell>
          <table:table-cell table:formula="of:=([.AX101]/SUM([.$CH101:.$CK101]))" office:value-type="float" office:value="0.0383403575701641" calcext:value-type="float">
            <text:p>0.038340357570164</text:p>
          </table:table-cell>
          <table:table-cell table:formula="of:=([.AY101]/SUM([.$CH101:.$CK101]))" office:value-type="float" office:value="0.0121223189376254" calcext:value-type="float">
            <text:p>0.012122318937626</text:p>
          </table:table-cell>
          <table:table-cell table:formula="of:=([.AZ101]/SUM([.$CH101:.$CK101]))" office:value-type="float" office:value="0.0373536571915202" calcext:value-type="float">
            <text:p>0.03735365719152</text:p>
          </table:table-cell>
          <table:table-cell table:formula="of:=([.BA101]/SUM([.$CH101:.$CK101]))" office:value-type="float" office:value="0.0191701787850821" calcext:value-type="float">
            <text:p>0.019170178785082</text:p>
          </table:table-cell>
          <table:table-cell table:formula="of:=([.BB101]/SUM([.$CH101:.$CK101]))" office:value-type="float" office:value="0.00380584431762659" calcext:value-type="float">
            <text:p>0.003805844317627</text:p>
          </table:table-cell>
          <table:table-cell table:formula="of:=([.BC101]/SUM([.$CH101:.$CK101]))" office:value-type="float" office:value="0.013813805301015" calcext:value-type="float">
            <text:p>0.013813805301015</text:p>
          </table:table-cell>
          <table:table-cell table:formula="of:=([.BD101]/SUM([.$CH101:.$CK101]))" office:value-type="float" office:value="0.772727353675147" calcext:value-type="float">
            <text:p>0.772727353675147</text:p>
          </table:table-cell>
          <table:table-cell table:formula="of:=([.BE101]/SUM([.$CH101:.$CK101]))" office:value-type="float" office:value="0.281632479504368" calcext:value-type="float">
            <text:p>0.281632479504368</text:p>
          </table:table-cell>
          <table:table-cell table:formula="of:=([.BF101]/SUM([.$CH101:.$CK101]))" office:value-type="float" office:value="1.09213636196188" calcext:value-type="float">
            <text:p>1.09213636196188</text:p>
          </table:table-cell>
          <table:table-cell table:formula="of:=([.BG101]/SUM([.$CH101:.$CK101]))" office:value-type="float" office:value="0.387491334413166" calcext:value-type="float">
            <text:p>0.387491334413166</text:p>
          </table:table-cell>
          <table:table-cell table:formula="of:=([.BH101]/SUM([.$CH101:.$CK101]))" office:value-type="float" office:value="0.0676594545355838" calcext:value-type="float">
            <text:p>0.067659454535584</text:p>
          </table:table-cell>
          <table:table-cell table:formula="of:=([.BI101]/SUM([.$CH101:.$CK101]))" office:value-type="float" office:value="0.31856326510504" calcext:value-type="float">
            <text:p>0.31856326510504</text:p>
          </table:table-cell>
          <table:table-cell table:formula="of:=([.BJ101]/SUM([.$CH101:.$CK101]))" office:value-type="float" office:value="0.00634307386271098" calcext:value-type="float">
            <text:p>0.006343073862711</text:p>
          </table:table-cell>
          <table:table-cell table:formula="of:=([.BK101]/SUM([.$CH101:.$CK101]))" office:value-type="float" office:value="0.00253722954508439" calcext:value-type="float">
            <text:p>0.002537229545084</text:p>
          </table:table-cell>
          <table:table-cell table:formula="of:=([.BL101]/SUM([.$CH101:.$CK101]))" office:value-type="float" office:value="0.0162100776491503" calcext:value-type="float">
            <text:p>0.01621007764915</text:p>
          </table:table-cell>
          <table:table-cell table:formula="of:=([.BM101]/SUM([.$CH101:.$CK101]))" office:value-type="float" office:value="0.00972604658949017" calcext:value-type="float">
            <text:p>0.00972604658949</text:p>
          </table:table-cell>
          <table:table-cell table:formula="of:=([.BN101]/SUM([.$CH101:.$CK101]))" office:value-type="float" office:value="0.00338297272677919" calcext:value-type="float">
            <text:p>0.003382972726779</text:p>
          </table:table-cell>
          <table:table-cell table:formula="of:=([.BO101]/SUM([.$CH101:.$CK101]))" office:value-type="float" office:value="0.00563828787796532" calcext:value-type="float">
            <text:p>0.005638287877965</text:p>
          </table:table-cell>
          <table:table-cell table:formula="of:=([.BP101]/SUM([.$CH101:.$CK101]))" office:value-type="float" office:value="0.0590610655216867" calcext:value-type="float">
            <text:p>0.059061065521687</text:p>
          </table:table-cell>
          <table:table-cell table:formula="of:=([.BQ101]/SUM([.$CH101:.$CK101]))" office:value-type="float" office:value="0.0115584901498289" calcext:value-type="float">
            <text:p>0.011558490149829</text:p>
          </table:table-cell>
          <table:table-cell table:formula="of:=([.BR101]/SUM([.$CH101:.$CK101]))" office:value-type="float" office:value="0.119954574603712" calcext:value-type="float">
            <text:p>0.119954574603712</text:p>
          </table:table-cell>
          <table:table-cell table:formula="of:=([.BS101]/SUM([.$CH101:.$CK101]))" office:value-type="float" office:value="0.248084666630474" calcext:value-type="float">
            <text:p>0.248084666630474</text:p>
          </table:table-cell>
          <table:table-cell table:formula="of:=([.BT101]/SUM([.$CH101:.$CK101]))" office:value-type="float" office:value="0.15124707232642" calcext:value-type="float">
            <text:p>0.15124707232642</text:p>
          </table:table-cell>
          <table:table-cell table:formula="of:=([.BU101]/SUM([.$CH101:.$CK101]))" office:value-type="float" office:value="0.0342525988586393" calcext:value-type="float">
            <text:p>0.034252598858639</text:p>
          </table:table-cell>
          <table:table-cell table:number-columns-repeated="16"/>
        </table:table-row>
        <table:table-row table:style-name="ro1" table:number-rows-repeated="1048374">
          <table:table-cell table:number-columns-repeated="89"/>
        </table:table-row>
        <table:table-row table:style-name="ro1">
          <table:table-cell table:number-columns-repeated="89"/>
        </table:table-row>
      </table:table>
      <table:table table:name="AGE" table:style-name="ta1">
        <table:table-column table:style-name="co1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Ward</text:p>
          </table:table-cell>
          <table:table-cell table:style-name="Default" office:value-type="string" calcext:value-type="string">
            <text:p>AGE_INDEX</text:p>
          </table:table-cell>
          <table:table-cell table:style-name="Default" office:value-type="string" calcext:value-type="string">
            <text:p>INCOME_INDEX</text:p>
          </table:table-cell>
          <table:table-cell table:style-name="Default" office:value-type="string" calcext:value-type="string">
            <text:p>EDUCATION_INDEX</text:p>
          </table:table-cell>
          <table:table-cell table:style-name="Default" office:value-type="string" calcext:value-type="string">
            <text:p>PERCENTAGE_WHITE</text:p>
          </table:table-cell>
          <table:table-cell table:style-name="Default" office:value-type="string" calcext:value-type="string">
            <text:p>PERCENTAGE_FAMILY</text:p>
          </table:table-cell>
          <table:table-cell table:style-name="Default" office:value-type="string" calcext:value-type="string">
            <text:p>HOUSEHOLDS</text:p>
          </table:table-cell>
          <table:table-cell table:style-name="Default"/>
        </table:table-row>
        <table:table-row table:style-name="ro1">
          <table:table-cell office:value-type="string" calcext:value-type="string">
            <text:p>19100001</text:p>
          </table:table-cell>
          <table:table-cell office:value-type="float" office:value="4.67393436765382" calcext:value-type="float">
            <text:p>5</text:p>
          </table:table-cell>
          <table:table-cell office:value-type="float" office:value="1.70114326414879" calcext:value-type="float">
            <text:p>2</text:p>
          </table:table-cell>
          <table:table-cell office:value-type="float" office:value="4.39679218028097" calcext:value-type="float">
            <text:p>4</text:p>
          </table:table-cell>
          <table:table-cell office:value-type="float" office:value="0.518992860248783" calcext:value-type="float">
            <text:p>1</text:p>
          </table:table-cell>
          <table:table-cell office:value-type="float" office:value="38.0608243099919" calcext:value-type="float">
            <text:p>38</text:p>
          </table:table-cell>
          <table:table-cell office:value-type="float" office:value="8670.639511" calcext:value-type="float">
            <text:p>8,671</text:p>
          </table:table-cell>
          <table:table-cell/>
        </table:table-row>
        <table:table-row table:style-name="ro1">
          <table:table-cell office:value-type="string" calcext:value-type="string">
            <text:p>19100002</text:p>
          </table:table-cell>
          <table:table-cell office:value-type="float" office:value="3.87348920869363" calcext:value-type="float">
            <text:p>4</text:p>
          </table:table-cell>
          <table:table-cell office:value-type="float" office:value="1.62766460984244" calcext:value-type="float">
            <text:p>2</text:p>
          </table:table-cell>
          <table:table-cell office:value-type="float" office:value="3.67092589394067" calcext:value-type="float">
            <text:p>4</text:p>
          </table:table-cell>
          <table:table-cell office:value-type="float" office:value="28.1902737916093" calcext:value-type="float">
            <text:p>28</text:p>
          </table:table-cell>
          <table:table-cell office:value-type="float" office:value="43.5327897716499" calcext:value-type="float">
            <text:p>44</text:p>
          </table:table-cell>
          <table:table-cell office:value-type="float" office:value="9360.036403" calcext:value-type="float">
            <text:p>9,360</text:p>
          </table:table-cell>
          <table:table-cell/>
        </table:table-row>
        <table:table-row table:style-name="ro1">
          <table:table-cell office:value-type="string" calcext:value-type="string">
            <text:p>19100003</text:p>
          </table:table-cell>
          <table:table-cell office:value-type="float" office:value="2.52975215027848" calcext:value-type="float">
            <text:p>3</text:p>
          </table:table-cell>
          <table:table-cell office:value-type="float" office:value="1.28174399773694" calcext:value-type="float">
            <text:p>1</text:p>
          </table:table-cell>
          <table:table-cell office:value-type="float" office:value="2.47151419337864" calcext:value-type="float">
            <text:p>2</text:p>
          </table:table-cell>
          <table:table-cell office:value-type="float" office:value="62.6875112154917" calcext:value-type="float">
            <text:p>63</text:p>
          </table:table-cell>
          <table:table-cell office:value-type="float" office:value="51.6012567522875" calcext:value-type="float">
            <text:p>52</text:p>
          </table:table-cell>
          <table:table-cell office:value-type="float" office:value="13753.916563" calcext:value-type="float">
            <text:p>13,754</text:p>
          </table:table-cell>
          <table:table-cell/>
        </table:table-row>
        <table:table-row table:style-name="ro1">
          <table:table-cell office:value-type="string" calcext:value-type="string">
            <text:p>19100004</text:p>
          </table:table-cell>
          <table:table-cell office:value-type="float" office:value="2.83933694344655" calcext:value-type="float">
            <text:p>3</text:p>
          </table:table-cell>
          <table:table-cell office:value-type="float" office:value="1.46511749118672" calcext:value-type="float">
            <text:p>1</text:p>
          </table:table-cell>
          <table:table-cell office:value-type="float" office:value="2.93093599552712" calcext:value-type="float">
            <text:p>3</text:p>
          </table:table-cell>
          <table:table-cell office:value-type="float" office:value="66.1009421194075" calcext:value-type="float">
            <text:p>66</text:p>
          </table:table-cell>
          <table:table-cell office:value-type="float" office:value="52.4856780345265" calcext:value-type="float">
            <text:p>52</text:p>
          </table:table-cell>
          <table:table-cell office:value-type="float" office:value="8559.040538" calcext:value-type="float">
            <text:p>8,559</text:p>
          </table:table-cell>
          <table:table-cell/>
        </table:table-row>
        <table:table-row table:style-name="ro1">
          <table:table-cell office:value-type="string" calcext:value-type="string">
            <text:p>19100005</text:p>
          </table:table-cell>
          <table:table-cell office:value-type="float" office:value="3.08873521441789" calcext:value-type="float">
            <text:p>3</text:p>
          </table:table-cell>
          <table:table-cell office:value-type="float" office:value="1.62600577775186" calcext:value-type="float">
            <text:p>2</text:p>
          </table:table-cell>
          <table:table-cell office:value-type="float" office:value="3.19437292018431" calcext:value-type="float">
            <text:p>3</text:p>
          </table:table-cell>
          <table:table-cell office:value-type="float" office:value="83.8669316836925" calcext:value-type="float">
            <text:p>84</text:p>
          </table:table-cell>
          <table:table-cell office:value-type="float" office:value="55.7934091114662" calcext:value-type="float">
            <text:p>56</text:p>
          </table:table-cell>
          <table:table-cell office:value-type="float" office:value="10062.694871" calcext:value-type="float">
            <text:p>10,063</text:p>
          </table:table-cell>
          <table:table-cell/>
        </table:table-row>
        <table:table-row table:style-name="ro1">
          <table:table-cell office:value-type="string" calcext:value-type="string">
            <text:p>19100006</text:p>
          </table:table-cell>
          <table:table-cell office:value-type="float" office:value="2.75971989277634" calcext:value-type="float">
            <text:p>3</text:p>
          </table:table-cell>
          <table:table-cell office:value-type="float" office:value="1.51574367759688" calcext:value-type="float">
            <text:p>2</text:p>
          </table:table-cell>
          <table:table-cell office:value-type="float" office:value="2.96595310971886" calcext:value-type="float">
            <text:p>3</text:p>
          </table:table-cell>
          <table:table-cell office:value-type="float" office:value="89.8213823855986" calcext:value-type="float">
            <text:p>90</text:p>
          </table:table-cell>
          <table:table-cell office:value-type="float" office:value="58.1879919740701" calcext:value-type="float">
            <text:p>58</text:p>
          </table:table-cell>
          <table:table-cell office:value-type="float" office:value="8514.63225" calcext:value-type="float">
            <text:p>8,515</text:p>
          </table:table-cell>
          <table:table-cell/>
        </table:table-row>
        <table:table-row table:style-name="ro1">
          <table:table-cell office:value-type="string" calcext:value-type="string">
            <text:p>19100007</text:p>
          </table:table-cell>
          <table:table-cell office:value-type="float" office:value="2.41638313073413" calcext:value-type="float">
            <text:p>2</text:p>
          </table:table-cell>
          <table:table-cell office:value-type="float" office:value="1.40246296904837" calcext:value-type="float">
            <text:p>1</text:p>
          </table:table-cell>
          <table:table-cell office:value-type="float" office:value="2.55339403690998" calcext:value-type="float">
            <text:p>3</text:p>
          </table:table-cell>
          <table:table-cell office:value-type="float" office:value="87.8581056372757" calcext:value-type="float">
            <text:p>88</text:p>
          </table:table-cell>
          <table:table-cell office:value-type="float" office:value="58.2255840816783" calcext:value-type="float">
            <text:p>58</text:p>
          </table:table-cell>
          <table:table-cell office:value-type="float" office:value="10137.879084" calcext:value-type="float">
            <text:p>10,138</text:p>
          </table:table-cell>
          <table:table-cell/>
        </table:table-row>
        <table:table-row table:style-name="ro1">
          <table:table-cell office:value-type="string" calcext:value-type="string">
            <text:p>19100008</text:p>
          </table:table-cell>
          <table:table-cell office:value-type="float" office:value="2.94090505170978" calcext:value-type="float">
            <text:p>3</text:p>
          </table:table-cell>
          <table:table-cell office:value-type="float" office:value="1.55929633929554" calcext:value-type="float">
            <text:p>2</text:p>
          </table:table-cell>
          <table:table-cell office:value-type="float" office:value="2.8703385880825" calcext:value-type="float">
            <text:p>3</text:p>
          </table:table-cell>
          <table:table-cell office:value-type="float" office:value="75.8506787567735" calcext:value-type="float">
            <text:p>76</text:p>
          </table:table-cell>
          <table:table-cell office:value-type="float" office:value="56.0408777299372" calcext:value-type="float">
            <text:p>56</text:p>
          </table:table-cell>
          <table:table-cell office:value-type="float" office:value="12583.881271" calcext:value-type="float">
            <text:p>12,584</text:p>
          </table:table-cell>
          <table:table-cell/>
        </table:table-row>
        <table:table-row table:style-name="ro1">
          <table:table-cell office:value-type="string" calcext:value-type="string">
            <text:p>19100009</text:p>
          </table:table-cell>
          <table:table-cell office:value-type="float" office:value="2.62027038523032" calcext:value-type="float">
            <text:p>3</text:p>
          </table:table-cell>
          <table:table-cell office:value-type="float" office:value="1.48769265688072" calcext:value-type="float">
            <text:p>1</text:p>
          </table:table-cell>
          <table:table-cell office:value-type="float" office:value="2.73749963924159" calcext:value-type="float">
            <text:p>3</text:p>
          </table:table-cell>
          <table:table-cell office:value-type="float" office:value="90.7613335976994" calcext:value-type="float">
            <text:p>91</text:p>
          </table:table-cell>
          <table:table-cell office:value-type="float" office:value="57.754126065226" calcext:value-type="float">
            <text:p>58</text:p>
          </table:table-cell>
          <table:table-cell office:value-type="float" office:value="9920.731901" calcext:value-type="float">
            <text:p>9,921</text:p>
          </table:table-cell>
          <table:table-cell/>
        </table:table-row>
        <table:table-row table:style-name="ro1">
          <table:table-cell office:value-type="string" calcext:value-type="string">
            <text:p>19100010</text:p>
          </table:table-cell>
          <table:table-cell office:value-type="float" office:value="3.42726363837544" calcext:value-type="float">
            <text:p>3</text:p>
          </table:table-cell>
          <table:table-cell office:value-type="float" office:value="0.913453605849818" calcext:value-type="float">
            <text:p>1</text:p>
          </table:table-cell>
          <table:table-cell office:value-type="float" office:value="3.03815530955203" calcext:value-type="float">
            <text:p>3</text:p>
          </table:table-cell>
          <table:table-cell office:value-type="float" office:value="4.92593562436375" calcext:value-type="float">
            <text:p>5</text:p>
          </table:table-cell>
          <table:table-cell office:value-type="float" office:value="35.6001588610882" calcext:value-type="float">
            <text:p>36</text:p>
          </table:table-cell>
          <table:table-cell office:value-type="float" office:value="9516.630012" calcext:value-type="float">
            <text:p>9,517</text:p>
          </table:table-cell>
          <table:table-cell/>
        </table:table-row>
        <table:table-row table:style-name="ro1">
          <table:table-cell office:value-type="string" calcext:value-type="string">
            <text:p>19100011</text:p>
          </table:table-cell>
          <table:table-cell office:value-type="float" office:value="4.05486763505725" calcext:value-type="float">
            <text:p>4</text:p>
          </table:table-cell>
          <table:table-cell office:value-type="float" office:value="1.80702704750858" calcext:value-type="float">
            <text:p>2</text:p>
          </table:table-cell>
          <table:table-cell office:value-type="float" office:value="3.9708471935701" calcext:value-type="float">
            <text:p>4</text:p>
          </table:table-cell>
          <table:table-cell office:value-type="float" office:value="40.47544707155" calcext:value-type="float">
            <text:p>40</text:p>
          </table:table-cell>
          <table:table-cell office:value-type="float" office:value="46.832443139613" calcext:value-type="float">
            <text:p>47</text:p>
          </table:table-cell>
          <table:table-cell office:value-type="float" office:value="6807.867108" calcext:value-type="float">
            <text:p>6,808</text:p>
          </table:table-cell>
          <table:table-cell/>
        </table:table-row>
        <table:table-row table:style-name="ro1">
          <table:table-cell office:value-type="string" calcext:value-type="string">
            <text:p>19100012</text:p>
          </table:table-cell>
          <table:table-cell office:value-type="float" office:value="3.94713543494844" calcext:value-type="float">
            <text:p>4</text:p>
          </table:table-cell>
          <table:table-cell office:value-type="float" office:value="1.35763561170351" calcext:value-type="float">
            <text:p>1</text:p>
          </table:table-cell>
          <table:table-cell office:value-type="float" office:value="3.59810530970601" calcext:value-type="float">
            <text:p>4</text:p>
          </table:table-cell>
          <table:table-cell office:value-type="float" office:value="9.25983494838092" calcext:value-type="float">
            <text:p>9</text:p>
          </table:table-cell>
          <table:table-cell office:value-type="float" office:value="38.427347428137" calcext:value-type="float">
            <text:p>38</text:p>
          </table:table-cell>
          <table:table-cell office:value-type="float" office:value="8626.762512" calcext:value-type="float">
            <text:p>8,627</text:p>
          </table:table-cell>
          <table:table-cell/>
        </table:table-row>
        <table:table-row table:style-name="ro1">
          <table:table-cell office:value-type="string" calcext:value-type="string">
            <text:p>19100013</text:p>
          </table:table-cell>
          <table:table-cell office:value-type="float" office:value="3.19604105318099" calcext:value-type="float">
            <text:p>3</text:p>
          </table:table-cell>
          <table:table-cell office:value-type="float" office:value="1.67951874013155" calcext:value-type="float">
            <text:p>2</text:p>
          </table:table-cell>
          <table:table-cell office:value-type="float" office:value="3.23592906771574" calcext:value-type="float">
            <text:p>3</text:p>
          </table:table-cell>
          <table:table-cell office:value-type="float" office:value="63.9005580966775" calcext:value-type="float">
            <text:p>64</text:p>
          </table:table-cell>
          <table:table-cell office:value-type="float" office:value="52.5626574724838" calcext:value-type="float">
            <text:p>53</text:p>
          </table:table-cell>
          <table:table-cell office:value-type="float" office:value="9000.197282" calcext:value-type="float">
            <text:p>9,000</text:p>
          </table:table-cell>
          <table:table-cell/>
        </table:table-row>
        <table:table-row table:style-name="ro1">
          <table:table-cell office:value-type="string" calcext:value-type="string">
            <text:p>19100014</text:p>
          </table:table-cell>
          <table:table-cell office:value-type="float" office:value="2.53325384599873" calcext:value-type="float">
            <text:p>3</text:p>
          </table:table-cell>
          <table:table-cell office:value-type="float" office:value="1.46431715724788" calcext:value-type="float">
            <text:p>1</text:p>
          </table:table-cell>
          <table:table-cell office:value-type="float" office:value="2.71838643202508" calcext:value-type="float">
            <text:p>3</text:p>
          </table:table-cell>
          <table:table-cell office:value-type="float" office:value="81.403626032793" calcext:value-type="float">
            <text:p>81</text:p>
          </table:table-cell>
          <table:table-cell office:value-type="float" office:value="56.7619989351183" calcext:value-type="float">
            <text:p>57</text:p>
          </table:table-cell>
          <table:table-cell office:value-type="float" office:value="9436.480295" calcext:value-type="float">
            <text:p>9,436</text:p>
          </table:table-cell>
          <table:table-cell/>
        </table:table-row>
        <table:table-row table:style-name="ro1">
          <table:table-cell office:value-type="string" calcext:value-type="string">
            <text:p>19100015</text:p>
          </table:table-cell>
          <table:table-cell office:value-type="float" office:value="3.56964388863773" calcext:value-type="float">
            <text:p>4</text:p>
          </table:table-cell>
          <table:table-cell office:value-type="float" office:value="1.56692828008729" calcext:value-type="float">
            <text:p>2</text:p>
          </table:table-cell>
          <table:table-cell office:value-type="float" office:value="3.43416112142685" calcext:value-type="float">
            <text:p>3</text:p>
          </table:table-cell>
          <table:table-cell office:value-type="float" office:value="23.0720013178926" calcext:value-type="float">
            <text:p>23</text:p>
          </table:table-cell>
          <table:table-cell office:value-type="float" office:value="46.475424624346" calcext:value-type="float">
            <text:p>46</text:p>
          </table:table-cell>
          <table:table-cell office:value-type="float" office:value="10702.468143" calcext:value-type="float">
            <text:p>10,702</text:p>
          </table:table-cell>
          <table:table-cell/>
        </table:table-row>
        <table:table-row table:style-name="ro1">
          <table:table-cell office:value-type="string" calcext:value-type="string">
            <text:p>19100016</text:p>
          </table:table-cell>
          <table:table-cell office:value-type="float" office:value="4.62686853508107" calcext:value-type="float">
            <text:p>5</text:p>
          </table:table-cell>
          <table:table-cell office:value-type="float" office:value="1.72940192526478" calcext:value-type="float">
            <text:p>2</text:p>
          </table:table-cell>
          <table:table-cell office:value-type="float" office:value="4.38115154400411" calcext:value-type="float">
            <text:p>4</text:p>
          </table:table-cell>
          <table:table-cell office:value-type="float" office:value="3.54129084504561" calcext:value-type="float">
            <text:p>4</text:p>
          </table:table-cell>
          <table:table-cell office:value-type="float" office:value="40.3685982633351" calcext:value-type="float">
            <text:p>40</text:p>
          </table:table-cell>
          <table:table-cell office:value-type="float" office:value="8526.068917" calcext:value-type="float">
            <text:p>8,526</text:p>
          </table:table-cell>
          <table:table-cell/>
        </table:table-row>
        <table:table-row table:style-name="ro1">
          <table:table-cell office:value-type="string" calcext:value-type="string">
            <text:p>19100017</text:p>
          </table:table-cell>
          <table:table-cell office:value-type="float" office:value="4.57481649787133" calcext:value-type="float">
            <text:p>5</text:p>
          </table:table-cell>
          <table:table-cell office:value-type="float" office:value="1.75236602772283" calcext:value-type="float">
            <text:p>2</text:p>
          </table:table-cell>
          <table:table-cell office:value-type="float" office:value="4.32325236268292" calcext:value-type="float">
            <text:p>4</text:p>
          </table:table-cell>
          <table:table-cell office:value-type="float" office:value="0.398924385450148" calcext:value-type="float">
            <text:p>0</text:p>
          </table:table-cell>
          <table:table-cell office:value-type="float" office:value="40.4079368015007" calcext:value-type="float">
            <text:p>40</text:p>
          </table:table-cell>
          <table:table-cell office:value-type="float" office:value="8272.244366" calcext:value-type="float">
            <text:p>8,272</text:p>
          </table:table-cell>
          <table:table-cell/>
        </table:table-row>
        <table:table-row table:style-name="ro1">
          <table:table-cell office:value-type="string" calcext:value-type="string">
            <text:p>19100018</text:p>
          </table:table-cell>
          <table:table-cell office:value-type="float" office:value="3.75370452750646" calcext:value-type="float">
            <text:p>4</text:p>
          </table:table-cell>
          <table:table-cell office:value-type="float" office:value="1.02892989019653" calcext:value-type="float">
            <text:p>1</text:p>
          </table:table-cell>
          <table:table-cell office:value-type="float" office:value="3.42789099755478" calcext:value-type="float">
            <text:p>3</text:p>
          </table:table-cell>
          <table:table-cell office:value-type="float" office:value="0.073381425664795" calcext:value-type="float">
            <text:p>0</text:p>
          </table:table-cell>
          <table:table-cell office:value-type="float" office:value="37.1833279062195" calcext:value-type="float">
            <text:p>37</text:p>
          </table:table-cell>
          <table:table-cell office:value-type="float" office:value="8176.456025" calcext:value-type="float">
            <text:p>8,176</text:p>
          </table:table-cell>
          <table:table-cell/>
        </table:table-row>
        <table:table-row table:style-name="ro1">
          <table:table-cell office:value-type="string" calcext:value-type="string">
            <text:p>19100019</text:p>
          </table:table-cell>
          <table:table-cell office:value-type="float" office:value="4.24044083944628" calcext:value-type="float">
            <text:p>4</text:p>
          </table:table-cell>
          <table:table-cell office:value-type="float" office:value="1.23273330473997" calcext:value-type="float">
            <text:p>1</text:p>
          </table:table-cell>
          <table:table-cell office:value-type="float" office:value="3.88164237028241" calcext:value-type="float">
            <text:p>4</text:p>
          </table:table-cell>
          <table:table-cell office:value-type="float" office:value="0.269548098704075" calcext:value-type="float">
            <text:p>0</text:p>
          </table:table-cell>
          <table:table-cell office:value-type="float" office:value="39.6758703481393" calcext:value-type="float">
            <text:p>40</text:p>
          </table:table-cell>
          <table:table-cell office:value-type="float" office:value="13355.68686" calcext:value-type="float">
            <text:p>13,356</text:p>
          </table:table-cell>
          <table:table-cell/>
        </table:table-row>
        <table:table-row table:style-name="ro1">
          <table:table-cell office:value-type="string" calcext:value-type="string">
            <text:p>19100020</text:p>
          </table:table-cell>
          <table:table-cell office:value-type="float" office:value="4.25032662226174" calcext:value-type="float">
            <text:p>4</text:p>
          </table:table-cell>
          <table:table-cell office:value-type="float" office:value="1.09743822589882" calcext:value-type="float">
            <text:p>1</text:p>
          </table:table-cell>
          <table:table-cell office:value-type="float" office:value="3.95212837688087" calcext:value-type="float">
            <text:p>4</text:p>
          </table:table-cell>
          <table:table-cell office:value-type="float" office:value="0.137365794417293" calcext:value-type="float">
            <text:p>0</text:p>
          </table:table-cell>
          <table:table-cell office:value-type="float" office:value="35.7063973063973" calcext:value-type="float">
            <text:p>36</text:p>
          </table:table-cell>
          <table:table-cell office:value-type="float" office:value="8735.799222" calcext:value-type="float">
            <text:p>8,736</text:p>
          </table:table-cell>
          <table:table-cell/>
        </table:table-row>
        <table:table-row table:style-name="ro1">
          <table:table-cell office:value-type="string" calcext:value-type="string">
            <text:p>19100021</text:p>
          </table:table-cell>
          <table:table-cell office:value-type="float" office:value="4.65423738732115" calcext:value-type="float">
            <text:p>5</text:p>
          </table:table-cell>
          <table:table-cell office:value-type="float" office:value="1.62021081236033" calcext:value-type="float">
            <text:p>2</text:p>
          </table:table-cell>
          <table:table-cell office:value-type="float" office:value="4.49948945872895" calcext:value-type="float">
            <text:p>4</text:p>
          </table:table-cell>
          <table:table-cell office:value-type="float" office:value="7.15139540679427" calcext:value-type="float">
            <text:p>7</text:p>
          </table:table-cell>
          <table:table-cell office:value-type="float" office:value="35.86696376991" calcext:value-type="float">
            <text:p>36</text:p>
          </table:table-cell>
          <table:table-cell office:value-type="float" office:value="5169.697632" calcext:value-type="float">
            <text:p>5,170</text:p>
          </table:table-cell>
          <table:table-cell/>
        </table:table-row>
        <table:table-row table:style-name="ro1">
          <table:table-cell office:value-type="string" calcext:value-type="string">
            <text:p>19100022</text:p>
          </table:table-cell>
          <table:table-cell office:value-type="float" office:value="4.92287258187595" calcext:value-type="float">
            <text:p>5</text:p>
          </table:table-cell>
          <table:table-cell office:value-type="float" office:value="1.68697651171518" calcext:value-type="float">
            <text:p>2</text:p>
          </table:table-cell>
          <table:table-cell office:value-type="float" office:value="4.64096491830506" calcext:value-type="float">
            <text:p>5</text:p>
          </table:table-cell>
          <table:table-cell office:value-type="float" office:value="0.852598723593247" calcext:value-type="float">
            <text:p>1</text:p>
          </table:table-cell>
          <table:table-cell office:value-type="float" office:value="38.0976397014323" calcext:value-type="float">
            <text:p>38</text:p>
          </table:table-cell>
          <table:table-cell office:value-type="float" office:value="6040.985117" calcext:value-type="float">
            <text:p>6,041</text:p>
          </table:table-cell>
          <table:table-cell/>
        </table:table-row>
        <table:table-row table:style-name="ro1">
          <table:table-cell office:value-type="string" calcext:value-type="string">
            <text:p>19100023</text:p>
          </table:table-cell>
          <table:table-cell office:value-type="float" office:value="3.28808093700849" calcext:value-type="float">
            <text:p>3</text:p>
          </table:table-cell>
          <table:table-cell office:value-type="float" office:value="1.58973500463619" calcext:value-type="float">
            <text:p>2</text:p>
          </table:table-cell>
          <table:table-cell office:value-type="float" office:value="3.36197990899819" calcext:value-type="float">
            <text:p>3</text:p>
          </table:table-cell>
          <table:table-cell office:value-type="float" office:value="47.8720681678951" calcext:value-type="float">
            <text:p>48</text:p>
          </table:table-cell>
          <table:table-cell office:value-type="float" office:value="44.6999207142611" calcext:value-type="float">
            <text:p>45</text:p>
          </table:table-cell>
          <table:table-cell office:value-type="float" office:value="8268.04465" calcext:value-type="float">
            <text:p>8,268</text:p>
          </table:table-cell>
          <table:table-cell/>
        </table:table-row>
        <table:table-row table:style-name="ro1">
          <table:table-cell office:value-type="string" calcext:value-type="string">
            <text:p>19100024</text:p>
          </table:table-cell>
          <table:table-cell office:value-type="float" office:value="4.23959025020244" calcext:value-type="float">
            <text:p>4</text:p>
          </table:table-cell>
          <table:table-cell office:value-type="float" office:value="1.59527067741167" calcext:value-type="float">
            <text:p>2</text:p>
          </table:table-cell>
          <table:table-cell office:value-type="float" office:value="4.02055049397752" calcext:value-type="float">
            <text:p>4</text:p>
          </table:table-cell>
          <table:table-cell office:value-type="float" office:value="0.49593907069793" calcext:value-type="float">
            <text:p>0</text:p>
          </table:table-cell>
          <table:table-cell office:value-type="float" office:value="40.144894577824" calcext:value-type="float">
            <text:p>40</text:p>
          </table:table-cell>
          <table:table-cell office:value-type="float" office:value="7258.956216" calcext:value-type="float">
            <text:p>7,259</text:p>
          </table:table-cell>
          <table:table-cell/>
        </table:table-row>
        <table:table-row table:style-name="ro1">
          <table:table-cell office:value-type="string" calcext:value-type="string">
            <text:p>19100025</text:p>
          </table:table-cell>
          <table:table-cell office:value-type="float" office:value="4.82484299037252" calcext:value-type="float">
            <text:p>5</text:p>
          </table:table-cell>
          <table:table-cell office:value-type="float" office:value="1.83460973550552" calcext:value-type="float">
            <text:p>2</text:p>
          </table:table-cell>
          <table:table-cell office:value-type="float" office:value="4.60978987186883" calcext:value-type="float">
            <text:p>5</text:p>
          </table:table-cell>
          <table:table-cell office:value-type="float" office:value="0.183675261355467" calcext:value-type="float">
            <text:p>0</text:p>
          </table:table-cell>
          <table:table-cell office:value-type="float" office:value="38.274385408406" calcext:value-type="float">
            <text:p>38</text:p>
          </table:table-cell>
          <table:table-cell office:value-type="float" office:value="6533.269593" calcext:value-type="float">
            <text:p>6,533</text:p>
          </table:table-cell>
          <table:table-cell/>
        </table:table-row>
        <table:table-row table:style-name="ro1">
          <table:table-cell office:value-type="string" calcext:value-type="string">
            <text:p>19100026</text:p>
          </table:table-cell>
          <table:table-cell office:value-type="float" office:value="2.73648619682955" calcext:value-type="float">
            <text:p>3</text:p>
          </table:table-cell>
          <table:table-cell office:value-type="float" office:value="1.55000192830583" calcext:value-type="float">
            <text:p>2</text:p>
          </table:table-cell>
          <table:table-cell office:value-type="float" office:value="2.89955852418548" calcext:value-type="float">
            <text:p>3</text:p>
          </table:table-cell>
          <table:table-cell office:value-type="float" office:value="70.1333752312533" calcext:value-type="float">
            <text:p>70</text:p>
          </table:table-cell>
          <table:table-cell office:value-type="float" office:value="54.700667615191" calcext:value-type="float">
            <text:p>55</text:p>
          </table:table-cell>
          <table:table-cell office:value-type="float" office:value="9204.504678" calcext:value-type="float">
            <text:p>9,205</text:p>
          </table:table-cell>
          <table:table-cell/>
        </table:table-row>
        <table:table-row table:style-name="ro1">
          <table:table-cell office:value-type="string" calcext:value-type="string">
            <text:p>19100027</text:p>
          </table:table-cell>
          <table:table-cell office:value-type="float" office:value="3.0445002790369" calcext:value-type="float">
            <text:p>3</text:p>
          </table:table-cell>
          <table:table-cell office:value-type="float" office:value="1.59908279906143" calcext:value-type="float">
            <text:p>2</text:p>
          </table:table-cell>
          <table:table-cell office:value-type="float" office:value="3.1881375350731" calcext:value-type="float">
            <text:p>3</text:p>
          </table:table-cell>
          <table:table-cell office:value-type="float" office:value="72.5405034358782" calcext:value-type="float">
            <text:p>73</text:p>
          </table:table-cell>
          <table:table-cell office:value-type="float" office:value="53.7042005783621" calcext:value-type="float">
            <text:p>54</text:p>
          </table:table-cell>
          <table:table-cell office:value-type="float" office:value="10171.455793" calcext:value-type="float">
            <text:p>10,171</text:p>
          </table:table-cell>
          <table:table-cell/>
        </table:table-row>
        <table:table-row table:style-name="ro1">
          <table:table-cell office:value-type="string" calcext:value-type="string">
            <text:p>19100028</text:p>
          </table:table-cell>
          <table:table-cell office:value-type="float" office:value="4.74407618927586" calcext:value-type="float">
            <text:p>5</text:p>
          </table:table-cell>
          <table:table-cell office:value-type="float" office:value="1.67726434033268" calcext:value-type="float">
            <text:p>2</text:p>
          </table:table-cell>
          <table:table-cell office:value-type="float" office:value="4.53158403927458" calcext:value-type="float">
            <text:p>5</text:p>
          </table:table-cell>
          <table:table-cell office:value-type="float" office:value="0.316365483872872" calcext:value-type="float">
            <text:p>0</text:p>
          </table:table-cell>
          <table:table-cell office:value-type="float" office:value="37.3227180151824" calcext:value-type="float">
            <text:p>37</text:p>
          </table:table-cell>
          <table:table-cell office:value-type="float" office:value="5689.621946" calcext:value-type="float">
            <text:p>5,690</text:p>
          </table:table-cell>
          <table:table-cell/>
        </table:table-row>
        <table:table-row table:style-name="ro1">
          <table:table-cell office:value-type="string" calcext:value-type="string">
            <text:p>19100029</text:p>
          </table:table-cell>
          <table:table-cell office:value-type="float" office:value="5.04493600058731" calcext:value-type="float">
            <text:p>5</text:p>
          </table:table-cell>
          <table:table-cell office:value-type="float" office:value="1.62942285396347" calcext:value-type="float">
            <text:p>2</text:p>
          </table:table-cell>
          <table:table-cell office:value-type="float" office:value="4.76867976278105" calcext:value-type="float">
            <text:p>5</text:p>
          </table:table-cell>
          <table:table-cell office:value-type="float" office:value="0.122237273365601" calcext:value-type="float">
            <text:p>0</text:p>
          </table:table-cell>
          <table:table-cell office:value-type="float" office:value="36.8778280542986" calcext:value-type="float">
            <text:p>37</text:p>
          </table:table-cell>
          <table:table-cell office:value-type="float" office:value="4908.48645" calcext:value-type="float">
            <text:p>4,908</text:p>
          </table:table-cell>
          <table:table-cell/>
        </table:table-row>
        <table:table-row table:style-name="ro1">
          <table:table-cell office:value-type="string" calcext:value-type="string">
            <text:p>19100030</text:p>
          </table:table-cell>
          <table:table-cell office:value-type="float" office:value="4.23141705371781" calcext:value-type="float">
            <text:p>4</text:p>
          </table:table-cell>
          <table:table-cell office:value-type="float" office:value="1.68741182697319" calcext:value-type="float">
            <text:p>2</text:p>
          </table:table-cell>
          <table:table-cell office:value-type="float" office:value="4.10778979007513" calcext:value-type="float">
            <text:p>4</text:p>
          </table:table-cell>
          <table:table-cell office:value-type="float" office:value="20.5523232440915" calcext:value-type="float">
            <text:p>21</text:p>
          </table:table-cell>
          <table:table-cell office:value-type="float" office:value="42.6091945779244" calcext:value-type="float">
            <text:p>43</text:p>
          </table:table-cell>
          <table:table-cell office:value-type="float" office:value="6479.153355" calcext:value-type="float">
            <text:p>6,479</text:p>
          </table:table-cell>
          <table:table-cell/>
        </table:table-row>
        <table:table-row table:style-name="ro1">
          <table:table-cell office:value-type="string" calcext:value-type="string">
            <text:p>19100031</text:p>
          </table:table-cell>
          <table:table-cell office:value-type="float" office:value="4.99390152009907" calcext:value-type="float">
            <text:p>5</text:p>
          </table:table-cell>
          <table:table-cell office:value-type="float" office:value="1.68196926143404" calcext:value-type="float">
            <text:p>2</text:p>
          </table:table-cell>
          <table:table-cell office:value-type="float" office:value="4.73126988587361" calcext:value-type="float">
            <text:p>5</text:p>
          </table:table-cell>
          <table:table-cell office:value-type="float" office:value="0.195023490761484" calcext:value-type="float">
            <text:p>0</text:p>
          </table:table-cell>
          <table:table-cell office:value-type="float" office:value="37.0950253719044" calcext:value-type="float">
            <text:p>37</text:p>
          </table:table-cell>
          <table:table-cell office:value-type="float" office:value="4614.828688" calcext:value-type="float">
            <text:p>4,615</text:p>
          </table:table-cell>
          <table:table-cell/>
        </table:table-row>
        <table:table-row table:style-name="ro1">
          <table:table-cell office:value-type="string" calcext:value-type="string">
            <text:p>19100032</text:p>
          </table:table-cell>
          <table:table-cell office:value-type="float" office:value="5.15431595564854" calcext:value-type="float">
            <text:p>5</text:p>
          </table:table-cell>
          <table:table-cell office:value-type="float" office:value="1.53926793451328" calcext:value-type="float">
            <text:p>2</text:p>
          </table:table-cell>
          <table:table-cell office:value-type="float" office:value="4.88670539094943" calcext:value-type="float">
            <text:p>5</text:p>
          </table:table-cell>
          <table:table-cell office:value-type="float" office:value="0.055329544734482" calcext:value-type="float">
            <text:p>0</text:p>
          </table:table-cell>
          <table:table-cell office:value-type="float" office:value="37.7366593894277" calcext:value-type="float">
            <text:p>38</text:p>
          </table:table-cell>
          <table:table-cell office:value-type="float" office:value="5422.057988" calcext:value-type="float">
            <text:p>5,422</text:p>
          </table:table-cell>
          <table:table-cell/>
        </table:table-row>
        <table:table-row table:style-name="ro1">
          <table:table-cell office:value-type="string" calcext:value-type="string">
            <text:p>19100033</text:p>
          </table:table-cell>
          <table:table-cell office:value-type="float" office:value="3.58743707697902" calcext:value-type="float">
            <text:p>4</text:p>
          </table:table-cell>
          <table:table-cell office:value-type="float" office:value="0.868034346462611" calcext:value-type="float">
            <text:p>1</text:p>
          </table:table-cell>
          <table:table-cell office:value-type="float" office:value="3.27179899083864" calcext:value-type="float">
            <text:p>3</text:p>
          </table:table-cell>
          <table:table-cell office:value-type="float" office:value="0.017765745936607" calcext:value-type="float">
            <text:p>0</text:p>
          </table:table-cell>
          <table:table-cell office:value-type="float" office:value="32.0518322878838" calcext:value-type="float">
            <text:p>32</text:p>
          </table:table-cell>
          <table:table-cell office:value-type="float" office:value="16886.428584" calcext:value-type="float">
            <text:p>16,886</text:p>
          </table:table-cell>
          <table:table-cell/>
        </table:table-row>
        <table:table-row table:style-name="ro1">
          <table:table-cell office:value-type="string" calcext:value-type="string">
            <text:p>19100034</text:p>
          </table:table-cell>
          <table:table-cell office:value-type="float" office:value="3.42920240846792" calcext:value-type="float">
            <text:p>3</text:p>
          </table:table-cell>
          <table:table-cell office:value-type="float" office:value="0.868519432943296" calcext:value-type="float">
            <text:p>1</text:p>
          </table:table-cell>
          <table:table-cell office:value-type="float" office:value="3.16395286233651" calcext:value-type="float">
            <text:p>3</text:p>
          </table:table-cell>
          <table:table-cell office:value-type="float" office:value="0.072770794549082" calcext:value-type="float">
            <text:p>0</text:p>
          </table:table-cell>
          <table:table-cell office:value-type="float" office:value="30.6201824482003" calcext:value-type="float">
            <text:p>31</text:p>
          </table:table-cell>
          <table:table-cell office:value-type="float" office:value="8245.065946" calcext:value-type="float">
            <text:p>8,245</text:p>
          </table:table-cell>
          <table:table-cell/>
        </table:table-row>
        <table:table-row table:style-name="ro1">
          <table:table-cell office:value-type="string" calcext:value-type="string">
            <text:p>19100035</text:p>
          </table:table-cell>
          <table:table-cell office:value-type="float" office:value="3.25132553560519" calcext:value-type="float">
            <text:p>3</text:p>
          </table:table-cell>
          <table:table-cell office:value-type="float" office:value="0.843499637142367" calcext:value-type="float">
            <text:p>1</text:p>
          </table:table-cell>
          <table:table-cell office:value-type="float" office:value="2.90600100411075" calcext:value-type="float">
            <text:p>3</text:p>
          </table:table-cell>
          <table:table-cell office:value-type="float" office:value="0.036801903889283" calcext:value-type="float">
            <text:p>0</text:p>
          </table:table-cell>
          <table:table-cell office:value-type="float" office:value="31.188679245283" calcext:value-type="float">
            <text:p>31</text:p>
          </table:table-cell>
          <table:table-cell office:value-type="float" office:value="8151.752173" calcext:value-type="float">
            <text:p>8,152</text:p>
          </table:table-cell>
          <table:table-cell/>
        </table:table-row>
        <table:table-row table:style-name="ro1">
          <table:table-cell office:value-type="string" calcext:value-type="string">
            <text:p>19100036</text:p>
          </table:table-cell>
          <table:table-cell office:value-type="float" office:value="3.8850734988031" calcext:value-type="float">
            <text:p>4</text:p>
          </table:table-cell>
          <table:table-cell office:value-type="float" office:value="0.96342886429311" calcext:value-type="float">
            <text:p>1</text:p>
          </table:table-cell>
          <table:table-cell office:value-type="float" office:value="3.50010657297786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.8844251013652" calcext:value-type="float">
            <text:p>29</text:p>
          </table:table-cell>
          <table:table-cell office:value-type="float" office:value="6920.075002" calcext:value-type="float">
            <text:p>6,920</text:p>
          </table:table-cell>
          <table:table-cell/>
        </table:table-row>
        <table:table-row table:style-name="ro1">
          <table:table-cell office:value-type="string" calcext:value-type="string">
            <text:p>19100037</text:p>
          </table:table-cell>
          <table:table-cell office:value-type="float" office:value="3.94052875430267" calcext:value-type="float">
            <text:p>4</text:p>
          </table:table-cell>
          <table:table-cell office:value-type="float" office:value="0.860270993735867" calcext:value-type="float">
            <text:p>1</text:p>
          </table:table-cell>
          <table:table-cell office:value-type="float" office:value="3.37351613171077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.0139118132516" calcext:value-type="float">
            <text:p>26</text:p>
          </table:table-cell>
          <table:table-cell office:value-type="float" office:value="4306.782429" calcext:value-type="float">
            <text:p>4,307</text:p>
          </table:table-cell>
          <table:table-cell/>
        </table:table-row>
        <table:table-row table:style-name="ro1">
          <table:table-cell office:value-type="string" calcext:value-type="string">
            <text:p>19100038</text:p>
          </table:table-cell>
          <table:table-cell office:value-type="float" office:value="5.38020006847274" calcext:value-type="float">
            <text:p>5</text:p>
          </table:table-cell>
          <table:table-cell office:value-type="float" office:value="1.31057646133519" calcext:value-type="float">
            <text:p>1</text:p>
          </table:table-cell>
          <table:table-cell office:value-type="float" office:value="4.90745309439636" calcext:value-type="float">
            <text:p>5</text:p>
          </table:table-cell>
          <table:table-cell office:value-type="float" office:value="0.069760989780085" calcext:value-type="float">
            <text:p>0</text:p>
          </table:table-cell>
          <table:table-cell office:value-type="float" office:value="22.8944297999222" calcext:value-type="float">
            <text:p>23</text:p>
          </table:table-cell>
          <table:table-cell office:value-type="float" office:value="4300.3977" calcext:value-type="float">
            <text:p>4,300</text:p>
          </table:table-cell>
          <table:table-cell/>
        </table:table-row>
        <table:table-row table:style-name="ro1">
          <table:table-cell office:value-type="string" calcext:value-type="string">
            <text:p>19100039</text:p>
          </table:table-cell>
          <table:table-cell office:value-type="float" office:value="3.88237674405201" calcext:value-type="float">
            <text:p>4</text:p>
          </table:table-cell>
          <table:table-cell office:value-type="float" office:value="1.00607760023272" calcext:value-type="float">
            <text:p>1</text:p>
          </table:table-cell>
          <table:table-cell office:value-type="float" office:value="3.35916622392267" calcext:value-type="float">
            <text:p>3</text:p>
          </table:table-cell>
          <table:table-cell office:value-type="float" office:value="0.125420020806074" calcext:value-type="float">
            <text:p>0</text:p>
          </table:table-cell>
          <table:table-cell office:value-type="float" office:value="26.7194058766548" calcext:value-type="float">
            <text:p>27</text:p>
          </table:table-cell>
          <table:table-cell office:value-type="float" office:value="4783.925215" calcext:value-type="float">
            <text:p>4,784</text:p>
          </table:table-cell>
          <table:table-cell/>
        </table:table-row>
        <table:table-row table:style-name="ro1">
          <table:table-cell office:value-type="string" calcext:value-type="string">
            <text:p>19100040</text:p>
          </table:table-cell>
          <table:table-cell office:value-type="float" office:value="3.6708059290314" calcext:value-type="float">
            <text:p>4</text:p>
          </table:table-cell>
          <table:table-cell office:value-type="float" office:value="1.0832301130343" calcext:value-type="float">
            <text:p>1</text:p>
          </table:table-cell>
          <table:table-cell office:value-type="float" office:value="3.3143678743191" calcext:value-type="float">
            <text:p>3</text:p>
          </table:table-cell>
          <table:table-cell office:value-type="float" office:value="0.047440734877414" calcext:value-type="float">
            <text:p>0</text:p>
          </table:table-cell>
          <table:table-cell office:value-type="float" office:value="28.05944432479" calcext:value-type="float">
            <text:p>28</text:p>
          </table:table-cell>
          <table:table-cell office:value-type="float" office:value="6323.679445" calcext:value-type="float">
            <text:p>6,324</text:p>
          </table:table-cell>
          <table:table-cell/>
        </table:table-row>
        <table:table-row table:style-name="ro1">
          <table:table-cell office:value-type="string" calcext:value-type="string">
            <text:p>19100041</text:p>
          </table:table-cell>
          <table:table-cell office:value-type="float" office:value="5.44889634910662" calcext:value-type="float">
            <text:p>5</text:p>
          </table:table-cell>
          <table:table-cell office:value-type="float" office:value="1.51050204056418" calcext:value-type="float">
            <text:p>2</text:p>
          </table:table-cell>
          <table:table-cell office:value-type="float" office:value="5.22861480152434" calcext:value-type="float">
            <text:p>5</text:p>
          </table:table-cell>
          <table:table-cell office:value-type="float" office:value="0.269732507243604" calcext:value-type="float">
            <text:p>0</text:p>
          </table:table-cell>
          <table:table-cell office:value-type="float" office:value="21.5593555836587" calcext:value-type="float">
            <text:p>22</text:p>
          </table:table-cell>
          <table:table-cell office:value-type="float" office:value="3336.638988" calcext:value-type="float">
            <text:p>3,337</text:p>
          </table:table-cell>
          <table:table-cell/>
        </table:table-row>
        <table:table-row table:style-name="ro1">
          <table:table-cell office:value-type="string" calcext:value-type="string">
            <text:p>19100042</text:p>
          </table:table-cell>
          <table:table-cell office:value-type="float" office:value="5.43309540699085" calcext:value-type="float">
            <text:p>5</text:p>
          </table:table-cell>
          <table:table-cell office:value-type="float" office:value="1.71578396466207" calcext:value-type="float">
            <text:p>2</text:p>
          </table:table-cell>
          <table:table-cell office:value-type="float" office:value="5.04912756139088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.9693281402142" calcext:value-type="float">
            <text:p>22</text:p>
          </table:table-cell>
          <table:table-cell office:value-type="float" office:value="3023.69069" calcext:value-type="float">
            <text:p>3,024</text:p>
          </table:table-cell>
          <table:table-cell/>
        </table:table-row>
        <table:table-row table:style-name="ro1">
          <table:table-cell office:value-type="string" calcext:value-type="string">
            <text:p>19100043</text:p>
          </table:table-cell>
          <table:table-cell office:value-type="float" office:value="3.44732855564222" calcext:value-type="float">
            <text:p>3</text:p>
          </table:table-cell>
          <table:table-cell office:value-type="float" office:value="1.01138336927771" calcext:value-type="float">
            <text:p>1</text:p>
          </table:table-cell>
          <table:table-cell office:value-type="float" office:value="3.14028532161409" calcext:value-type="float">
            <text:p>3</text:p>
          </table:table-cell>
          <table:table-cell office:value-type="float" office:value="0.038735479482103" calcext:value-type="float">
            <text:p>0</text:p>
          </table:table-cell>
          <table:table-cell office:value-type="float" office:value="36.3081417122313" calcext:value-type="float">
            <text:p>36</text:p>
          </table:table-cell>
          <table:table-cell office:value-type="float" office:value="7744.837653" calcext:value-type="float">
            <text:p>7,745</text:p>
          </table:table-cell>
          <table:table-cell/>
        </table:table-row>
        <table:table-row table:style-name="ro1">
          <table:table-cell office:value-type="string" calcext:value-type="string">
            <text:p>19100044</text:p>
          </table:table-cell>
          <table:table-cell office:value-type="float" office:value="4.40569851081204" calcext:value-type="float">
            <text:p>4</text:p>
          </table:table-cell>
          <table:table-cell office:value-type="float" office:value="1.38040423996435" calcext:value-type="float">
            <text:p>1</text:p>
          </table:table-cell>
          <table:table-cell office:value-type="float" office:value="4.13169123141997" calcext:value-type="float">
            <text:p>4</text:p>
          </table:table-cell>
          <table:table-cell office:value-type="float" office:value="1.14257861677" calcext:value-type="float">
            <text:p>1</text:p>
          </table:table-cell>
          <table:table-cell office:value-type="float" office:value="34.0503168811216" calcext:value-type="float">
            <text:p>34</text:p>
          </table:table-cell>
          <table:table-cell office:value-type="float" office:value="4726.151812" calcext:value-type="float">
            <text:p>4,726</text:p>
          </table:table-cell>
          <table:table-cell/>
        </table:table-row>
        <table:table-row table:style-name="ro1">
          <table:table-cell office:value-type="string" calcext:value-type="string">
            <text:p>19100045</text:p>
          </table:table-cell>
          <table:table-cell office:value-type="float" office:value="5.05900435464778" calcext:value-type="float">
            <text:p>5</text:p>
          </table:table-cell>
          <table:table-cell office:value-type="float" office:value="1.55501734543684" calcext:value-type="float">
            <text:p>2</text:p>
          </table:table-cell>
          <table:table-cell office:value-type="float" office:value="4.77948580497039" calcext:value-type="float">
            <text:p>5</text:p>
          </table:table-cell>
          <table:table-cell office:value-type="float" office:value="0.28139451309805" calcext:value-type="float">
            <text:p>0</text:p>
          </table:table-cell>
          <table:table-cell office:value-type="float" office:value="36.2316153751081" calcext:value-type="float">
            <text:p>36</text:p>
          </table:table-cell>
          <table:table-cell office:value-type="float" office:value="6396.713213" calcext:value-type="float">
            <text:p>6,397</text:p>
          </table:table-cell>
          <table:table-cell/>
        </table:table-row>
        <table:table-row table:style-name="ro1">
          <table:table-cell office:value-type="string" calcext:value-type="string">
            <text:p>19100046</text:p>
          </table:table-cell>
          <table:table-cell office:value-type="float" office:value="4.30937897832352" calcext:value-type="float">
            <text:p>4</text:p>
          </table:table-cell>
          <table:table-cell office:value-type="float" office:value="1.78087851696253" calcext:value-type="float">
            <text:p>2</text:p>
          </table:table-cell>
          <table:table-cell office:value-type="float" office:value="4.13903262589531" calcext:value-type="float">
            <text:p>4</text:p>
          </table:table-cell>
          <table:table-cell office:value-type="float" office:value="0.550580766908035" calcext:value-type="float">
            <text:p>1</text:p>
          </table:table-cell>
          <table:table-cell office:value-type="float" office:value="47.1045607520019" calcext:value-type="float">
            <text:p>47</text:p>
          </table:table-cell>
          <table:table-cell office:value-type="float" office:value="5993.671044" calcext:value-type="float">
            <text:p>5,994</text:p>
          </table:table-cell>
          <table:table-cell/>
        </table:table-row>
        <table:table-row table:style-name="ro1">
          <table:table-cell office:value-type="string" calcext:value-type="string">
            <text:p>19100047</text:p>
          </table:table-cell>
          <table:table-cell office:value-type="float" office:value="4.69030447389324" calcext:value-type="float">
            <text:p>5</text:p>
          </table:table-cell>
          <table:table-cell office:value-type="float" office:value="1.56453381093584" calcext:value-type="float">
            <text:p>2</text:p>
          </table:table-cell>
          <table:table-cell office:value-type="float" office:value="4.43440973970063" calcext:value-type="float">
            <text:p>4</text:p>
          </table:table-cell>
          <table:table-cell office:value-type="float" office:value="0.64671117164636" calcext:value-type="float">
            <text:p>1</text:p>
          </table:table-cell>
          <table:table-cell office:value-type="float" office:value="40.0621453661173" calcext:value-type="float">
            <text:p>40</text:p>
          </table:table-cell>
          <table:table-cell office:value-type="float" office:value="7886.055203" calcext:value-type="float">
            <text:p>7,886</text:p>
          </table:table-cell>
          <table:table-cell/>
        </table:table-row>
        <table:table-row table:style-name="ro1">
          <table:table-cell office:value-type="string" calcext:value-type="string">
            <text:p>19100048</text:p>
          </table:table-cell>
          <table:table-cell office:value-type="float" office:value="3.95937571397723" calcext:value-type="float">
            <text:p>4</text:p>
          </table:table-cell>
          <table:table-cell office:value-type="float" office:value="1.6857433027631" calcext:value-type="float">
            <text:p>2</text:p>
          </table:table-cell>
          <table:table-cell office:value-type="float" office:value="3.81331711887139" calcext:value-type="float">
            <text:p>4</text:p>
          </table:table-cell>
          <table:table-cell office:value-type="float" office:value="0.743998205632959" calcext:value-type="float">
            <text:p>1</text:p>
          </table:table-cell>
          <table:table-cell office:value-type="float" office:value="49.0232895213625" calcext:value-type="float">
            <text:p>49</text:p>
          </table:table-cell>
          <table:table-cell office:value-type="float" office:value="7661.3088" calcext:value-type="float">
            <text:p>7,661</text:p>
          </table:table-cell>
          <table:table-cell/>
        </table:table-row>
        <table:table-row table:style-name="ro1">
          <table:table-cell office:value-type="string" calcext:value-type="string">
            <text:p>19100049</text:p>
          </table:table-cell>
          <table:table-cell office:value-type="float" office:value="4.29126620735815" calcext:value-type="float">
            <text:p>4</text:p>
          </table:table-cell>
          <table:table-cell office:value-type="float" office:value="1.65342686539019" calcext:value-type="float">
            <text:p>2</text:p>
          </table:table-cell>
          <table:table-cell office:value-type="float" office:value="4.12339303161208" calcext:value-type="float">
            <text:p>4</text:p>
          </table:table-cell>
          <table:table-cell office:value-type="float" office:value="0.234787658386111" calcext:value-type="float">
            <text:p>0</text:p>
          </table:table-cell>
          <table:table-cell office:value-type="float" office:value="42.7359781121751" calcext:value-type="float">
            <text:p>43</text:p>
          </table:table-cell>
          <table:table-cell office:value-type="float" office:value="7666.501776" calcext:value-type="float">
            <text:p>7,667</text:p>
          </table:table-cell>
          <table:table-cell/>
        </table:table-row>
        <table:table-row table:style-name="ro1">
          <table:table-cell office:value-type="string" calcext:value-type="string">
            <text:p>19100050</text:p>
          </table:table-cell>
          <table:table-cell office:value-type="float" office:value="4.79919974376776" calcext:value-type="float">
            <text:p>5</text:p>
          </table:table-cell>
          <table:table-cell office:value-type="float" office:value="1.64510473980263" calcext:value-type="float">
            <text:p>2</text:p>
          </table:table-cell>
          <table:table-cell office:value-type="float" office:value="4.5813130736366" calcext:value-type="float">
            <text:p>5</text:p>
          </table:table-cell>
          <table:table-cell office:value-type="float" office:value="0.155263660426003" calcext:value-type="float">
            <text:p>0</text:p>
          </table:table-cell>
          <table:table-cell office:value-type="float" office:value="42.3714193293319" calcext:value-type="float">
            <text:p>42</text:p>
          </table:table-cell>
          <table:table-cell office:value-type="float" office:value="5796.591408" calcext:value-type="float">
            <text:p>5,797</text:p>
          </table:table-cell>
          <table:table-cell/>
        </table:table-row>
        <table:table-row table:style-name="ro1">
          <table:table-cell office:value-type="string" calcext:value-type="string">
            <text:p>19100051</text:p>
          </table:table-cell>
          <table:table-cell office:value-type="float" office:value="3.33738238673556" calcext:value-type="float">
            <text:p>3</text:p>
          </table:table-cell>
          <table:table-cell office:value-type="float" office:value="1.11725911684264" calcext:value-type="float">
            <text:p>1</text:p>
          </table:table-cell>
          <table:table-cell office:value-type="float" office:value="3.10421396280719" calcext:value-type="float">
            <text:p>3</text:p>
          </table:table-cell>
          <table:table-cell office:value-type="float" office:value="0.044984261851133" calcext:value-type="float">
            <text:p>0</text:p>
          </table:table-cell>
          <table:table-cell office:value-type="float" office:value="27.8923484746372" calcext:value-type="float">
            <text:p>28</text:p>
          </table:table-cell>
          <table:table-cell office:value-type="float" office:value="6668.99906" calcext:value-type="float">
            <text:p>6,669</text:p>
          </table:table-cell>
          <table:table-cell/>
        </table:table-row>
        <table:table-row table:style-name="ro1">
          <table:table-cell office:value-type="string" calcext:value-type="string">
            <text:p>19100052</text:p>
          </table:table-cell>
          <table:table-cell office:value-type="float" office:value="2.92575733601192" calcext:value-type="float">
            <text:p>3</text:p>
          </table:table-cell>
          <table:table-cell office:value-type="float" office:value="0.886986813285753" calcext:value-type="float">
            <text:p>1</text:p>
          </table:table-cell>
          <table:table-cell office:value-type="float" office:value="2.66987616026651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.3799120936507" calcext:value-type="float">
            <text:p>30</text:p>
          </table:table-cell>
          <table:table-cell office:value-type="float" office:value="7851.300488" calcext:value-type="float">
            <text:p>7,851</text:p>
          </table:table-cell>
          <table:table-cell/>
        </table:table-row>
        <table:table-row table:style-name="ro1">
          <table:table-cell office:value-type="string" calcext:value-type="string">
            <text:p>19100053</text:p>
          </table:table-cell>
          <table:table-cell office:value-type="float" office:value="2.83866911585282" calcext:value-type="float">
            <text:p>3</text:p>
          </table:table-cell>
          <table:table-cell office:value-type="float" office:value="1.42124281527885" calcext:value-type="float">
            <text:p>1</text:p>
          </table:table-cell>
          <table:table-cell office:value-type="float" office:value="3.06984086369141" calcext:value-type="float">
            <text:p>3</text:p>
          </table:table-cell>
          <table:table-cell office:value-type="float" office:value="59.7213484538979" calcext:value-type="float">
            <text:p>60</text:p>
          </table:table-cell>
          <table:table-cell office:value-type="float" office:value="49.3502022549273" calcext:value-type="float">
            <text:p>49</text:p>
          </table:table-cell>
          <table:table-cell office:value-type="float" office:value="7336.536648" calcext:value-type="float">
            <text:p>7,337</text:p>
          </table:table-cell>
          <table:table-cell/>
        </table:table-row>
        <table:table-row table:style-name="ro1">
          <table:table-cell office:value-type="string" calcext:value-type="string">
            <text:p>19100054</text:p>
          </table:table-cell>
          <table:table-cell office:value-type="float" office:value="3.70252702084885" calcext:value-type="float">
            <text:p>4</text:p>
          </table:table-cell>
          <table:table-cell office:value-type="float" office:value="1.71629756873609" calcext:value-type="float">
            <text:p>2</text:p>
          </table:table-cell>
          <table:table-cell office:value-type="float" office:value="3.69393393916481" calcext:value-type="float">
            <text:p>4</text:p>
          </table:table-cell>
          <table:table-cell office:value-type="float" office:value="32.4350985685523" calcext:value-type="float">
            <text:p>32</text:p>
          </table:table-cell>
          <table:table-cell office:value-type="float" office:value="47.7599744200092" calcext:value-type="float">
            <text:p>48</text:p>
          </table:table-cell>
          <table:table-cell office:value-type="float" office:value="7331.479243" calcext:value-type="float">
            <text:p>7,331</text:p>
          </table:table-cell>
          <table:table-cell/>
        </table:table-row>
        <table:table-row table:style-name="ro1">
          <table:table-cell office:value-type="string" calcext:value-type="string">
            <text:p>19100055</text:p>
          </table:table-cell>
          <table:table-cell office:value-type="float" office:value="3.43072505696621" calcext:value-type="float">
            <text:p>3</text:p>
          </table:table-cell>
          <table:table-cell office:value-type="float" office:value="1.65493957436129" calcext:value-type="float">
            <text:p>2</text:p>
          </table:table-cell>
          <table:table-cell office:value-type="float" office:value="3.50484810422443" calcext:value-type="float">
            <text:p>4</text:p>
          </table:table-cell>
          <table:table-cell office:value-type="float" office:value="45.6817390376832" calcext:value-type="float">
            <text:p>46</text:p>
          </table:table-cell>
          <table:table-cell office:value-type="float" office:value="50.1847079037801" calcext:value-type="float">
            <text:p>50</text:p>
          </table:table-cell>
          <table:table-cell office:value-type="float" office:value="6313.82569" calcext:value-type="float">
            <text:p>6,314</text:p>
          </table:table-cell>
          <table:table-cell/>
        </table:table-row>
        <table:table-row table:style-name="ro1">
          <table:table-cell office:value-type="string" calcext:value-type="string">
            <text:p>19100056</text:p>
          </table:table-cell>
          <table:table-cell office:value-type="float" office:value="3.05145234600555" calcext:value-type="float">
            <text:p>3</text:p>
          </table:table-cell>
          <table:table-cell office:value-type="float" office:value="1.56712003146713" calcext:value-type="float">
            <text:p>2</text:p>
          </table:table-cell>
          <table:table-cell office:value-type="float" office:value="3.06501643521986" calcext:value-type="float">
            <text:p>3</text:p>
          </table:table-cell>
          <table:table-cell office:value-type="float" office:value="44.6689141779395" calcext:value-type="float">
            <text:p>45</text:p>
          </table:table-cell>
          <table:table-cell office:value-type="float" office:value="44.4108315502103" calcext:value-type="float">
            <text:p>44</text:p>
          </table:table-cell>
          <table:table-cell office:value-type="float" office:value="8551.993294" calcext:value-type="float">
            <text:p>8,552</text:p>
          </table:table-cell>
          <table:table-cell/>
        </table:table-row>
        <table:table-row table:style-name="ro1">
          <table:table-cell office:value-type="string" calcext:value-type="string">
            <text:p>19100057</text:p>
          </table:table-cell>
          <table:table-cell office:value-type="float" office:value="2.20490483297118" calcext:value-type="float">
            <text:p>2</text:p>
          </table:table-cell>
          <table:table-cell office:value-type="float" office:value="1.32486764696959" calcext:value-type="float">
            <text:p>1</text:p>
          </table:table-cell>
          <table:table-cell office:value-type="float" office:value="2.32300351838843" calcext:value-type="float">
            <text:p>2</text:p>
          </table:table-cell>
          <table:table-cell office:value-type="float" office:value="74.4460285557356" calcext:value-type="float">
            <text:p>74</text:p>
          </table:table-cell>
          <table:table-cell office:value-type="float" office:value="47.355577689243" calcext:value-type="float">
            <text:p>47</text:p>
          </table:table-cell>
          <table:table-cell office:value-type="float" office:value="8416.689792" calcext:value-type="float">
            <text:p>8,417</text:p>
          </table:table-cell>
          <table:table-cell/>
        </table:table-row>
        <table:table-row table:style-name="ro1">
          <table:table-cell office:value-type="string" calcext:value-type="string">
            <text:p>19100058</text:p>
          </table:table-cell>
          <table:table-cell office:value-type="float" office:value="1.61221283686874" calcext:value-type="float">
            <text:p>2</text:p>
          </table:table-cell>
          <table:table-cell office:value-type="float" office:value="1.11416666815274" calcext:value-type="float">
            <text:p>1</text:p>
          </table:table-cell>
          <table:table-cell office:value-type="float" office:value="1.90911819275875" calcext:value-type="float">
            <text:p>2</text:p>
          </table:table-cell>
          <table:table-cell office:value-type="float" office:value="78.6687084661929" calcext:value-type="float">
            <text:p>79</text:p>
          </table:table-cell>
          <table:table-cell office:value-type="float" office:value="58.8666846700873" calcext:value-type="float">
            <text:p>59</text:p>
          </table:table-cell>
          <table:table-cell office:value-type="float" office:value="11340.314121" calcext:value-type="float">
            <text:p>11,340</text:p>
          </table:table-cell>
          <table:table-cell/>
        </table:table-row>
        <table:table-row table:style-name="ro1">
          <table:table-cell office:value-type="string" calcext:value-type="string">
            <text:p>19100059</text:p>
          </table:table-cell>
          <table:table-cell office:value-type="float" office:value="2.58946665002201" calcext:value-type="float">
            <text:p>3</text:p>
          </table:table-cell>
          <table:table-cell office:value-type="float" office:value="1.27964749894796" calcext:value-type="float">
            <text:p>1</text:p>
          </table:table-cell>
          <table:table-cell office:value-type="float" office:value="2.78638286124497" calcext:value-type="float">
            <text:p>3</text:p>
          </table:table-cell>
          <table:table-cell office:value-type="float" office:value="60.9015931634145" calcext:value-type="float">
            <text:p>61</text:p>
          </table:table-cell>
          <table:table-cell office:value-type="float" office:value="41.3333911685608" calcext:value-type="float">
            <text:p>41</text:p>
          </table:table-cell>
          <table:table-cell office:value-type="float" office:value="8120.204985" calcext:value-type="float">
            <text:p>8,120</text:p>
          </table:table-cell>
          <table:table-cell/>
        </table:table-row>
        <table:table-row table:style-name="ro1">
          <table:table-cell office:value-type="string" calcext:value-type="string">
            <text:p>19100060</text:p>
          </table:table-cell>
          <table:table-cell office:value-type="float" office:value="2.43982284469078" calcext:value-type="float">
            <text:p>2</text:p>
          </table:table-cell>
          <table:table-cell office:value-type="float" office:value="1.36567507587996" calcext:value-type="float">
            <text:p>1</text:p>
          </table:table-cell>
          <table:table-cell office:value-type="float" office:value="2.65112088879821" calcext:value-type="float">
            <text:p>3</text:p>
          </table:table-cell>
          <table:table-cell office:value-type="float" office:value="78.1320895341476" calcext:value-type="float">
            <text:p>78</text:p>
          </table:table-cell>
          <table:table-cell office:value-type="float" office:value="53.2604910325614" calcext:value-type="float">
            <text:p>53</text:p>
          </table:table-cell>
          <table:table-cell office:value-type="float" office:value="8438.317579" calcext:value-type="float">
            <text:p>8,438</text:p>
          </table:table-cell>
          <table:table-cell/>
        </table:table-row>
        <table:table-row table:style-name="ro1">
          <table:table-cell office:value-type="string" calcext:value-type="string">
            <text:p>19100061</text:p>
          </table:table-cell>
          <table:table-cell office:value-type="float" office:value="2.43486659256641" calcext:value-type="float">
            <text:p>2</text:p>
          </table:table-cell>
          <table:table-cell office:value-type="float" office:value="1.37088105645781" calcext:value-type="float">
            <text:p>1</text:p>
          </table:table-cell>
          <table:table-cell office:value-type="float" office:value="2.54851427840131" calcext:value-type="float">
            <text:p>3</text:p>
          </table:table-cell>
          <table:table-cell office:value-type="float" office:value="58.6585101245503" calcext:value-type="float">
            <text:p>59</text:p>
          </table:table-cell>
          <table:table-cell office:value-type="float" office:value="52.5628212450029" calcext:value-type="float">
            <text:p>53</text:p>
          </table:table-cell>
          <table:table-cell office:value-type="float" office:value="10690.934805" calcext:value-type="float">
            <text:p>10,691</text:p>
          </table:table-cell>
          <table:table-cell/>
        </table:table-row>
        <table:table-row table:style-name="ro1">
          <table:table-cell office:value-type="string" calcext:value-type="string">
            <text:p>19100062</text:p>
          </table:table-cell>
          <table:table-cell office:value-type="float" office:value="2.68893958676736" calcext:value-type="float">
            <text:p>3</text:p>
          </table:table-cell>
          <table:table-cell office:value-type="float" office:value="1.39984710546785" calcext:value-type="float">
            <text:p>1</text:p>
          </table:table-cell>
          <table:table-cell office:value-type="float" office:value="2.81239673870758" calcext:value-type="float">
            <text:p>3</text:p>
          </table:table-cell>
          <table:table-cell office:value-type="float" office:value="57.0803512150049" calcext:value-type="float">
            <text:p>57</text:p>
          </table:table-cell>
          <table:table-cell office:value-type="float" office:value="53.6604514229637" calcext:value-type="float">
            <text:p>54</text:p>
          </table:table-cell>
          <table:table-cell office:value-type="float" office:value="7006.479466" calcext:value-type="float">
            <text:p>7,006</text:p>
          </table:table-cell>
          <table:table-cell/>
        </table:table-row>
        <table:table-row table:style-name="ro1">
          <table:table-cell office:value-type="string" calcext:value-type="string">
            <text:p>19100063</text:p>
          </table:table-cell>
          <table:table-cell office:value-type="float" office:value="3.51474408433753" calcext:value-type="float">
            <text:p>4</text:p>
          </table:table-cell>
          <table:table-cell office:value-type="float" office:value="1.79234893452873" calcext:value-type="float">
            <text:p>2</text:p>
          </table:table-cell>
          <table:table-cell office:value-type="float" office:value="3.45591931082304" calcext:value-type="float">
            <text:p>3</text:p>
          </table:table-cell>
          <table:table-cell office:value-type="float" office:value="23.6903792543109" calcext:value-type="float">
            <text:p>24</text:p>
          </table:table-cell>
          <table:table-cell office:value-type="float" office:value="51.8772838613822" calcext:value-type="float">
            <text:p>52</text:p>
          </table:table-cell>
          <table:table-cell office:value-type="float" office:value="6918.853668" calcext:value-type="float">
            <text:p>6,919</text:p>
          </table:table-cell>
          <table:table-cell/>
        </table:table-row>
        <table:table-row table:style-name="ro1">
          <table:table-cell office:value-type="string" calcext:value-type="string">
            <text:p>19100064</text:p>
          </table:table-cell>
          <table:table-cell office:value-type="float" office:value="3.30072659703108" calcext:value-type="float">
            <text:p>3</text:p>
          </table:table-cell>
          <table:table-cell office:value-type="float" office:value="1.43418987081129" calcext:value-type="float">
            <text:p>1</text:p>
          </table:table-cell>
          <table:table-cell office:value-type="float" office:value="3.27721528767352" calcext:value-type="float">
            <text:p>3</text:p>
          </table:table-cell>
          <table:table-cell office:value-type="float" office:value="41.403933898262" calcext:value-type="float">
            <text:p>41</text:p>
          </table:table-cell>
          <table:table-cell office:value-type="float" office:value="48.1470905514309" calcext:value-type="float">
            <text:p>48</text:p>
          </table:table-cell>
          <table:table-cell office:value-type="float" office:value="9187.068092" calcext:value-type="float">
            <text:p>9,187</text:p>
          </table:table-cell>
          <table:table-cell/>
        </table:table-row>
        <table:table-row table:style-name="ro1">
          <table:table-cell office:value-type="string" calcext:value-type="string">
            <text:p>19100065</text:p>
          </table:table-cell>
          <table:table-cell office:value-type="float" office:value="4.59692213423664" calcext:value-type="float">
            <text:p>5</text:p>
          </table:table-cell>
          <table:table-cell office:value-type="float" office:value="1.71717790987099" calcext:value-type="float">
            <text:p>2</text:p>
          </table:table-cell>
          <table:table-cell office:value-type="float" office:value="4.3804118084603" calcext:value-type="float">
            <text:p>4</text:p>
          </table:table-cell>
          <table:table-cell office:value-type="float" office:value="0.282404772751739" calcext:value-type="float">
            <text:p>0</text:p>
          </table:table-cell>
          <table:table-cell office:value-type="float" office:value="41.3697788697789" calcext:value-type="float">
            <text:p>41</text:p>
          </table:table-cell>
          <table:table-cell office:value-type="float" office:value="6373.829955" calcext:value-type="float">
            <text:p>6,374</text:p>
          </table:table-cell>
          <table:table-cell/>
        </table:table-row>
        <table:table-row table:style-name="ro1">
          <table:table-cell office:value-type="string" calcext:value-type="string">
            <text:p>19100066</text:p>
          </table:table-cell>
          <table:table-cell office:value-type="float" office:value="4.27881731966106" calcext:value-type="float">
            <text:p>4</text:p>
          </table:table-cell>
          <table:table-cell office:value-type="float" office:value="1.71453436561667" calcext:value-type="float">
            <text:p>2</text:p>
          </table:table-cell>
          <table:table-cell office:value-type="float" office:value="4.1079535767763" calcext:value-type="float">
            <text:p>4</text:p>
          </table:table-cell>
          <table:table-cell office:value-type="float" office:value="0.442270257682717" calcext:value-type="float">
            <text:p>0</text:p>
          </table:table-cell>
          <table:table-cell office:value-type="float" office:value="45.7775329638173" calcext:value-type="float">
            <text:p>46</text:p>
          </table:table-cell>
          <table:table-cell office:value-type="float" office:value="6783.182789" calcext:value-type="float">
            <text:p>6,783</text:p>
          </table:table-cell>
          <table:table-cell/>
        </table:table-row>
        <table:table-row table:style-name="ro1">
          <table:table-cell office:value-type="string" calcext:value-type="string">
            <text:p>19100067</text:p>
          </table:table-cell>
          <table:table-cell office:value-type="float" office:value="4.18268985037059" calcext:value-type="float">
            <text:p>4</text:p>
          </table:table-cell>
          <table:table-cell office:value-type="float" office:value="1.69459592397613" calcext:value-type="float">
            <text:p>2</text:p>
          </table:table-cell>
          <table:table-cell office:value-type="float" office:value="4.00819979041575" calcext:value-type="float">
            <text:p>4</text:p>
          </table:table-cell>
          <table:table-cell office:value-type="float" office:value="2.75510620981317" calcext:value-type="float">
            <text:p>3</text:p>
          </table:table-cell>
          <table:table-cell office:value-type="float" office:value="44.3899247628394" calcext:value-type="float">
            <text:p>44</text:p>
          </table:table-cell>
          <table:table-cell office:value-type="float" office:value="7295.544516" calcext:value-type="float">
            <text:p>7,296</text:p>
          </table:table-cell>
          <table:table-cell/>
        </table:table-row>
        <table:table-row table:style-name="ro1">
          <table:table-cell office:value-type="string" calcext:value-type="string">
            <text:p>19100068</text:p>
          </table:table-cell>
          <table:table-cell office:value-type="float" office:value="4.79393845425742" calcext:value-type="float">
            <text:p>5</text:p>
          </table:table-cell>
          <table:table-cell office:value-type="float" office:value="1.67421665111305" calcext:value-type="float">
            <text:p>2</text:p>
          </table:table-cell>
          <table:table-cell office:value-type="float" office:value="4.54029549728942" calcext:value-type="float">
            <text:p>5</text:p>
          </table:table-cell>
          <table:table-cell office:value-type="float" office:value="0.311643223578438" calcext:value-type="float">
            <text:p>0</text:p>
          </table:table-cell>
          <table:table-cell office:value-type="float" office:value="38.4168141273338" calcext:value-type="float">
            <text:p>38</text:p>
          </table:table-cell>
          <table:table-cell office:value-type="float" office:value="5775.835519" calcext:value-type="float">
            <text:p>5,776</text:p>
          </table:table-cell>
          <table:table-cell/>
        </table:table-row>
        <table:table-row table:style-name="ro1">
          <table:table-cell office:value-type="string" calcext:value-type="string">
            <text:p>19100069</text:p>
          </table:table-cell>
          <table:table-cell office:value-type="float" office:value="3.23282645964686" calcext:value-type="float">
            <text:p>3</text:p>
          </table:table-cell>
          <table:table-cell office:value-type="float" office:value="1.56941346288959" calcext:value-type="float">
            <text:p>2</text:p>
          </table:table-cell>
          <table:table-cell office:value-type="float" office:value="3.28688479963669" calcext:value-type="float">
            <text:p>3</text:p>
          </table:table-cell>
          <table:table-cell office:value-type="float" office:value="50.7403022296633" calcext:value-type="float">
            <text:p>51</text:p>
          </table:table-cell>
          <table:table-cell office:value-type="float" office:value="49.6932310770257" calcext:value-type="float">
            <text:p>50</text:p>
          </table:table-cell>
          <table:table-cell office:value-type="float" office:value="8712.809163" calcext:value-type="float">
            <text:p>8,713</text:p>
          </table:table-cell>
          <table:table-cell/>
        </table:table-row>
        <table:table-row table:style-name="ro1">
          <table:table-cell office:value-type="string" calcext:value-type="string">
            <text:p>19100070</text:p>
          </table:table-cell>
          <table:table-cell office:value-type="float" office:value="2.46462677627638" calcext:value-type="float">
            <text:p>2</text:p>
          </table:table-cell>
          <table:table-cell office:value-type="float" office:value="1.10744167205273" calcext:value-type="float">
            <text:p>1</text:p>
          </table:table-cell>
          <table:table-cell office:value-type="float" office:value="2.63422148181992" calcext:value-type="float">
            <text:p>3</text:p>
          </table:table-cell>
          <table:table-cell office:value-type="float" office:value="66.1487218462423" calcext:value-type="float">
            <text:p>66</text:p>
          </table:table-cell>
          <table:table-cell office:value-type="float" office:value="51.3266520754137" calcext:value-type="float">
            <text:p>51</text:p>
          </table:table-cell>
          <table:table-cell office:value-type="float" office:value="9357.60344" calcext:value-type="float">
            <text:p>9,358</text:p>
          </table:table-cell>
          <table:table-cell/>
        </table:table-row>
        <table:table-row table:style-name="ro1">
          <table:table-cell office:value-type="string" calcext:value-type="string">
            <text:p>19100071</text:p>
          </table:table-cell>
          <table:table-cell office:value-type="float" office:value="4.23504267449041" calcext:value-type="float">
            <text:p>4</text:p>
          </table:table-cell>
          <table:table-cell office:value-type="float" office:value="1.68863439474601" calcext:value-type="float">
            <text:p>2</text:p>
          </table:table-cell>
          <table:table-cell office:value-type="float" office:value="4.05830671295047" calcext:value-type="float">
            <text:p>4</text:p>
          </table:table-cell>
          <table:table-cell office:value-type="float" office:value="47.937368513167" calcext:value-type="float">
            <text:p>48</text:p>
          </table:table-cell>
          <table:table-cell office:value-type="float" office:value="42.0886284322118" calcext:value-type="float">
            <text:p>42</text:p>
          </table:table-cell>
          <table:table-cell office:value-type="float" office:value="6948.218061" calcext:value-type="float">
            <text:p>6,948</text:p>
          </table:table-cell>
          <table:table-cell/>
        </table:table-row>
        <table:table-row table:style-name="ro1">
          <table:table-cell office:value-type="string" calcext:value-type="string">
            <text:p>19100072</text:p>
          </table:table-cell>
          <table:table-cell office:value-type="float" office:value="2.80502246404763" calcext:value-type="float">
            <text:p>3</text:p>
          </table:table-cell>
          <table:table-cell office:value-type="float" office:value="1.53465492913818" calcext:value-type="float">
            <text:p>2</text:p>
          </table:table-cell>
          <table:table-cell office:value-type="float" office:value="2.95761842939008" calcext:value-type="float">
            <text:p>3</text:p>
          </table:table-cell>
          <table:table-cell office:value-type="float" office:value="58.4608058160713" calcext:value-type="float">
            <text:p>58</text:p>
          </table:table-cell>
          <table:table-cell office:value-type="float" office:value="54.5938104448743" calcext:value-type="float">
            <text:p>55</text:p>
          </table:table-cell>
          <table:table-cell office:value-type="float" office:value="8165.353502" calcext:value-type="float">
            <text:p>8,165</text:p>
          </table:table-cell>
          <table:table-cell/>
        </table:table-row>
        <table:table-row table:style-name="ro1">
          <table:table-cell office:value-type="string" calcext:value-type="string">
            <text:p>19100073</text:p>
          </table:table-cell>
          <table:table-cell office:value-type="float" office:value="2.34180421971324" calcext:value-type="float">
            <text:p>2</text:p>
          </table:table-cell>
          <table:table-cell office:value-type="float" office:value="1.2668489200977" calcext:value-type="float">
            <text:p>1</text:p>
          </table:table-cell>
          <table:table-cell office:value-type="float" office:value="2.62227312721062" calcext:value-type="float">
            <text:p>3</text:p>
          </table:table-cell>
          <table:table-cell office:value-type="float" office:value="73.0962015281948" calcext:value-type="float">
            <text:p>73</text:p>
          </table:table-cell>
          <table:table-cell office:value-type="float" office:value="58.9440641757859" calcext:value-type="float">
            <text:p>59</text:p>
          </table:table-cell>
          <table:table-cell office:value-type="float" office:value="8546.401886" calcext:value-type="float">
            <text:p>8,546</text:p>
          </table:table-cell>
          <table:table-cell/>
        </table:table-row>
        <table:table-row table:style-name="ro1">
          <table:table-cell office:value-type="string" calcext:value-type="string">
            <text:p>19100074</text:p>
          </table:table-cell>
          <table:table-cell office:value-type="float" office:value="2.8952730434578" calcext:value-type="float">
            <text:p>3</text:p>
          </table:table-cell>
          <table:table-cell office:value-type="float" office:value="1.36019290280696" calcext:value-type="float">
            <text:p>1</text:p>
          </table:table-cell>
          <table:table-cell office:value-type="float" office:value="2.79263794836722" calcext:value-type="float">
            <text:p>3</text:p>
          </table:table-cell>
          <table:table-cell office:value-type="float" office:value="47.5377910160984" calcext:value-type="float">
            <text:p>48</text:p>
          </table:table-cell>
          <table:table-cell office:value-type="float" office:value="44.8841500922698" calcext:value-type="float">
            <text:p>45</text:p>
          </table:table-cell>
          <table:table-cell office:value-type="float" office:value="8096.645687" calcext:value-type="float">
            <text:p>8,097</text:p>
          </table:table-cell>
          <table:table-cell/>
        </table:table-row>
        <table:table-row table:style-name="ro1">
          <table:table-cell office:value-type="string" calcext:value-type="string">
            <text:p>19100075</text:p>
          </table:table-cell>
          <table:table-cell office:value-type="float" office:value="3.97403909831829" calcext:value-type="float">
            <text:p>4</text:p>
          </table:table-cell>
          <table:table-cell office:value-type="float" office:value="1.1730214192801" calcext:value-type="float">
            <text:p>1</text:p>
          </table:table-cell>
          <table:table-cell office:value-type="float" office:value="3.73860140670435" calcext:value-type="float">
            <text:p>4</text:p>
          </table:table-cell>
          <table:table-cell office:value-type="float" office:value="0.131590698619811" calcext:value-type="float">
            <text:p>0</text:p>
          </table:table-cell>
          <table:table-cell office:value-type="float" office:value="37.3240991115281" calcext:value-type="float">
            <text:p>37</text:p>
          </table:table-cell>
          <table:table-cell office:value-type="float" office:value="9119.18557" calcext:value-type="float">
            <text:p>9,119</text:p>
          </table:table-cell>
          <table:table-cell/>
        </table:table-row>
        <table:table-row table:style-name="ro1">
          <table:table-cell office:value-type="string" calcext:value-type="string">
            <text:p>19100076</text:p>
          </table:table-cell>
          <table:table-cell office:value-type="float" office:value="4.75292781330214" calcext:value-type="float">
            <text:p>5</text:p>
          </table:table-cell>
          <table:table-cell office:value-type="float" office:value="1.69218090330449" calcext:value-type="float">
            <text:p>2</text:p>
          </table:table-cell>
          <table:table-cell office:value-type="float" office:value="4.47129812406673" calcext:value-type="float">
            <text:p>4</text:p>
          </table:table-cell>
          <table:table-cell office:value-type="float" office:value="0.417322844399134" calcext:value-type="float">
            <text:p>0</text:p>
          </table:table-cell>
          <table:table-cell office:value-type="float" office:value="41.2107348990611" calcext:value-type="float">
            <text:p>41</text:p>
          </table:table-cell>
          <table:table-cell office:value-type="float" office:value="7907.546985" calcext:value-type="float">
            <text:p>7,908</text:p>
          </table:table-cell>
          <table:table-cell/>
        </table:table-row>
        <table:table-row table:style-name="ro1">
          <table:table-cell office:value-type="string" calcext:value-type="string">
            <text:p>19100077</text:p>
          </table:table-cell>
          <table:table-cell office:value-type="float" office:value="4.83353958581586" calcext:value-type="float">
            <text:p>5</text:p>
          </table:table-cell>
          <table:table-cell office:value-type="float" office:value="1.68757908820822" calcext:value-type="float">
            <text:p>2</text:p>
          </table:table-cell>
          <table:table-cell office:value-type="float" office:value="4.62883527089172" calcext:value-type="float">
            <text:p>5</text:p>
          </table:table-cell>
          <table:table-cell office:value-type="float" office:value="0.164201322131668" calcext:value-type="float">
            <text:p>0</text:p>
          </table:table-cell>
          <table:table-cell office:value-type="float" office:value="41.1210191082803" calcext:value-type="float">
            <text:p>41</text:p>
          </table:table-cell>
          <table:table-cell office:value-type="float" office:value="7308.101935" calcext:value-type="float">
            <text:p>7,308</text:p>
          </table:table-cell>
          <table:table-cell/>
        </table:table-row>
        <table:table-row table:style-name="ro1">
          <table:table-cell office:value-type="string" calcext:value-type="string">
            <text:p>19100078</text:p>
          </table:table-cell>
          <table:table-cell office:value-type="float" office:value="4.41567801488411" calcext:value-type="float">
            <text:p>4</text:p>
          </table:table-cell>
          <table:table-cell office:value-type="float" office:value="1.86829866826235" calcext:value-type="float">
            <text:p>2</text:p>
          </table:table-cell>
          <table:table-cell office:value-type="float" office:value="4.27484594238344" calcext:value-type="float">
            <text:p>4</text:p>
          </table:table-cell>
          <table:table-cell office:value-type="float" office:value="0.454741525687104" calcext:value-type="float">
            <text:p>0</text:p>
          </table:table-cell>
          <table:table-cell office:value-type="float" office:value="46.0849762914899" calcext:value-type="float">
            <text:p>46</text:p>
          </table:table-cell>
          <table:table-cell office:value-type="float" office:value="7256.869702" calcext:value-type="float">
            <text:p>7,257</text:p>
          </table:table-cell>
          <table:table-cell/>
        </table:table-row>
        <table:table-row table:style-name="ro1">
          <table:table-cell office:value-type="string" calcext:value-type="string">
            <text:p>19100079</text:p>
          </table:table-cell>
          <table:table-cell office:value-type="float" office:value="5.03475066281516" calcext:value-type="float">
            <text:p>5</text:p>
          </table:table-cell>
          <table:table-cell office:value-type="float" office:value="1.78121913095762" calcext:value-type="float">
            <text:p>2</text:p>
          </table:table-cell>
          <table:table-cell office:value-type="float" office:value="4.79434686039527" calcext:value-type="float">
            <text:p>5</text:p>
          </table:table-cell>
          <table:table-cell office:value-type="float" office:value="0.128711137524035" calcext:value-type="float">
            <text:p>0</text:p>
          </table:table-cell>
          <table:table-cell office:value-type="float" office:value="39.583747409069" calcext:value-type="float">
            <text:p>40</text:p>
          </table:table-cell>
          <table:table-cell office:value-type="float" office:value="6992.40188" calcext:value-type="float">
            <text:p>6,992</text:p>
          </table:table-cell>
          <table:table-cell/>
        </table:table-row>
        <table:table-row table:style-name="ro1">
          <table:table-cell office:value-type="string" calcext:value-type="string">
            <text:p>19100080</text:p>
          </table:table-cell>
          <table:table-cell office:value-type="float" office:value="4.11001534067715" calcext:value-type="float">
            <text:p>4</text:p>
          </table:table-cell>
          <table:table-cell office:value-type="float" office:value="1.87091593636482" calcext:value-type="float">
            <text:p>2</text:p>
          </table:table-cell>
          <table:table-cell office:value-type="float" office:value="3.91673718524488" calcext:value-type="float">
            <text:p>4</text:p>
          </table:table-cell>
          <table:table-cell office:value-type="float" office:value="2.93619821874285" calcext:value-type="float">
            <text:p>3</text:p>
          </table:table-cell>
          <table:table-cell office:value-type="float" office:value="47.2863916069807" calcext:value-type="float">
            <text:p>47</text:p>
          </table:table-cell>
          <table:table-cell office:value-type="float" office:value="9633.783993" calcext:value-type="float">
            <text:p>9,634</text:p>
          </table:table-cell>
          <table:table-cell/>
        </table:table-row>
        <table:table-row table:style-name="ro1">
          <table:table-cell office:value-type="string" calcext:value-type="string">
            <text:p>19100081</text:p>
          </table:table-cell>
          <table:table-cell office:value-type="float" office:value="4.79214837487821" calcext:value-type="float">
            <text:p>5</text:p>
          </table:table-cell>
          <table:table-cell office:value-type="float" office:value="1.814292001362" calcext:value-type="float">
            <text:p>2</text:p>
          </table:table-cell>
          <table:table-cell office:value-type="float" office:value="4.62183846110223" calcext:value-type="float">
            <text:p>5</text:p>
          </table:table-cell>
          <table:table-cell office:value-type="float" office:value="0.352061837263001" calcext:value-type="float">
            <text:p>0</text:p>
          </table:table-cell>
          <table:table-cell office:value-type="float" office:value="41.4891663606317" calcext:value-type="float">
            <text:p>41</text:p>
          </table:table-cell>
          <table:table-cell office:value-type="float" office:value="6816.984251" calcext:value-type="float">
            <text:p>6,817</text:p>
          </table:table-cell>
          <table:table-cell/>
        </table:table-row>
        <table:table-row table:style-name="ro1">
          <table:table-cell office:value-type="string" calcext:value-type="string">
            <text:p>19100082</text:p>
          </table:table-cell>
          <table:table-cell office:value-type="float" office:value="5.04321061386138" calcext:value-type="float">
            <text:p>5</text:p>
          </table:table-cell>
          <table:table-cell office:value-type="float" office:value="1.52277657268996" calcext:value-type="float">
            <text:p>2</text:p>
          </table:table-cell>
          <table:table-cell office:value-type="float" office:value="4.78896082499967" calcext:value-type="float">
            <text:p>5</text:p>
          </table:table-cell>
          <table:table-cell office:value-type="float" office:value="0.20416203602386" calcext:value-type="float">
            <text:p>0</text:p>
          </table:table-cell>
          <table:table-cell office:value-type="float" office:value="37.9583906743301" calcext:value-type="float">
            <text:p>38</text:p>
          </table:table-cell>
          <table:table-cell office:value-type="float" office:value="7347.105413" calcext:value-type="float">
            <text:p>7,347</text:p>
          </table:table-cell>
          <table:table-cell/>
        </table:table-row>
        <table:table-row table:style-name="ro1">
          <table:table-cell office:value-type="string" calcext:value-type="string">
            <text:p>19100083</text:p>
          </table:table-cell>
          <table:table-cell office:value-type="float" office:value="4.47309482983845" calcext:value-type="float">
            <text:p>4</text:p>
          </table:table-cell>
          <table:table-cell office:value-type="float" office:value="1.75331078922881" calcext:value-type="float">
            <text:p>2</text:p>
          </table:table-cell>
          <table:table-cell office:value-type="float" office:value="4.24185868860872" calcext:value-type="float">
            <text:p>4</text:p>
          </table:table-cell>
          <table:table-cell office:value-type="float" office:value="7.02357582523268" calcext:value-type="float">
            <text:p>7</text:p>
          </table:table-cell>
          <table:table-cell office:value-type="float" office:value="40.272313744775" calcext:value-type="float">
            <text:p>40</text:p>
          </table:table-cell>
          <table:table-cell office:value-type="float" office:value="7248.001939" calcext:value-type="float">
            <text:p>7,248</text:p>
          </table:table-cell>
          <table:table-cell/>
        </table:table-row>
        <table:table-row table:style-name="ro1">
          <table:table-cell office:value-type="string" calcext:value-type="string">
            <text:p>19100084</text:p>
          </table:table-cell>
          <table:table-cell office:value-type="float" office:value="2.30348314745876" calcext:value-type="float">
            <text:p>2</text:p>
          </table:table-cell>
          <table:table-cell office:value-type="float" office:value="1.19548557153536" calcext:value-type="float">
            <text:p>1</text:p>
          </table:table-cell>
          <table:table-cell office:value-type="float" office:value="2.66363058136373" calcext:value-type="float">
            <text:p>3</text:p>
          </table:table-cell>
          <table:table-cell office:value-type="float" office:value="90.8997105965029" calcext:value-type="float">
            <text:p>91</text:p>
          </table:table-cell>
          <table:table-cell office:value-type="float" office:value="62.3398804440649" calcext:value-type="float">
            <text:p>62</text:p>
          </table:table-cell>
          <table:table-cell office:value-type="float" office:value="7258.138623" calcext:value-type="float">
            <text:p>7,258</text:p>
          </table:table-cell>
          <table:table-cell/>
        </table:table-row>
        <table:table-row table:style-name="ro1">
          <table:table-cell office:value-type="string" calcext:value-type="string">
            <text:p>19100085</text:p>
          </table:table-cell>
          <table:table-cell office:value-type="float" office:value="2.60587809958469" calcext:value-type="float">
            <text:p>3</text:p>
          </table:table-cell>
          <table:table-cell office:value-type="float" office:value="1.20174628447174" calcext:value-type="float">
            <text:p>1</text:p>
          </table:table-cell>
          <table:table-cell office:value-type="float" office:value="2.76091856746218" calcext:value-type="float">
            <text:p>3</text:p>
          </table:table-cell>
          <table:table-cell office:value-type="float" office:value="63.3051580775214" calcext:value-type="float">
            <text:p>63</text:p>
          </table:table-cell>
          <table:table-cell office:value-type="float" office:value="54.7417001637636" calcext:value-type="float">
            <text:p>55</text:p>
          </table:table-cell>
          <table:table-cell office:value-type="float" office:value="6843.374601" calcext:value-type="float">
            <text:p>6,843</text:p>
          </table:table-cell>
          <table:table-cell/>
        </table:table-row>
        <table:table-row table:style-name="ro1">
          <table:table-cell office:value-type="string" calcext:value-type="string">
            <text:p>19100086</text:p>
          </table:table-cell>
          <table:table-cell office:value-type="float" office:value="2.10054307879285" calcext:value-type="float">
            <text:p>2</text:p>
          </table:table-cell>
          <table:table-cell office:value-type="float" office:value="0.913360975185698" calcext:value-type="float">
            <text:p>1</text:p>
          </table:table-cell>
          <table:table-cell office:value-type="float" office:value="2.31203855050593" calcext:value-type="float">
            <text:p>2</text:p>
          </table:table-cell>
          <table:table-cell office:value-type="float" office:value="57.6743978911529" calcext:value-type="float">
            <text:p>58</text:p>
          </table:table-cell>
          <table:table-cell office:value-type="float" office:value="53.7130051773433" calcext:value-type="float">
            <text:p>54</text:p>
          </table:table-cell>
          <table:table-cell office:value-type="float" office:value="10685.807983" calcext:value-type="float">
            <text:p>10,686</text:p>
          </table:table-cell>
          <table:table-cell/>
        </table:table-row>
        <table:table-row table:style-name="ro1">
          <table:table-cell office:value-type="string" calcext:value-type="string">
            <text:p>19100087</text:p>
          </table:table-cell>
          <table:table-cell office:value-type="float" office:value="3.26604464042288" calcext:value-type="float">
            <text:p>3</text:p>
          </table:table-cell>
          <table:table-cell office:value-type="float" office:value="0.986021517180759" calcext:value-type="float">
            <text:p>1</text:p>
          </table:table-cell>
          <table:table-cell office:value-type="float" office:value="2.85216963682985" calcext:value-type="float">
            <text:p>3</text:p>
          </table:table-cell>
          <table:table-cell office:value-type="float" office:value="0.470961210985165" calcext:value-type="float">
            <text:p>0</text:p>
          </table:table-cell>
          <table:table-cell office:value-type="float" office:value="35.0373574518285" calcext:value-type="float">
            <text:p>35</text:p>
          </table:table-cell>
          <table:table-cell office:value-type="float" office:value="7006.946481" calcext:value-type="float">
            <text:p>7,007</text:p>
          </table:table-cell>
          <table:table-cell/>
        </table:table-row>
        <table:table-row table:style-name="ro1">
          <table:table-cell office:value-type="string" calcext:value-type="string">
            <text:p>19100088</text:p>
          </table:table-cell>
          <table:table-cell office:value-type="float" office:value="3.98666522906421" calcext:value-type="float">
            <text:p>4</text:p>
          </table:table-cell>
          <table:table-cell office:value-type="float" office:value="1.10731179135918" calcext:value-type="float">
            <text:p>1</text:p>
          </table:table-cell>
          <table:table-cell office:value-type="float" office:value="3.68936934985062" calcext:value-type="float">
            <text:p>4</text:p>
          </table:table-cell>
          <table:table-cell office:value-type="float" office:value="0.039551558210234" calcext:value-type="float">
            <text:p>0</text:p>
          </table:table-cell>
          <table:table-cell office:value-type="float" office:value="29.2650658199378" calcext:value-type="float">
            <text:p>29</text:p>
          </table:table-cell>
          <table:table-cell office:value-type="float" office:value="7585.03618" calcext:value-type="float">
            <text:p>7,585</text:p>
          </table:table-cell>
          <table:table-cell/>
        </table:table-row>
        <table:table-row table:style-name="ro1">
          <table:table-cell office:value-type="string" calcext:value-type="string">
            <text:p>19100089</text:p>
          </table:table-cell>
          <table:table-cell office:value-type="float" office:value="4.50686963982025" calcext:value-type="float">
            <text:p>5</text:p>
          </table:table-cell>
          <table:table-cell office:value-type="float" office:value="1.21588209707381" calcext:value-type="float">
            <text:p>1</text:p>
          </table:table-cell>
          <table:table-cell office:value-type="float" office:value="4.16503307310007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.7361632149648" calcext:value-type="float">
            <text:p>26</text:p>
          </table:table-cell>
          <table:table-cell office:value-type="float" office:value="4317.852868" calcext:value-type="float">
            <text:p>4,318</text:p>
          </table:table-cell>
          <table:table-cell/>
        </table:table-row>
        <table:table-row table:style-name="ro1">
          <table:table-cell office:value-type="string" calcext:value-type="string">
            <text:p>19100090</text:p>
          </table:table-cell>
          <table:table-cell office:value-type="float" office:value="3.74979064237813" calcext:value-type="float">
            <text:p>4</text:p>
          </table:table-cell>
          <table:table-cell office:value-type="float" office:value="0.916673034177941" calcext:value-type="float">
            <text:p>1</text:p>
          </table:table-cell>
          <table:table-cell office:value-type="float" office:value="3.40692102905502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.5096980729395" calcext:value-type="float">
            <text:p>31</text:p>
          </table:table-cell>
          <table:table-cell office:value-type="float" office:value="8495.940984" calcext:value-type="float">
            <text:p>8,496</text:p>
          </table:table-cell>
          <table:table-cell/>
        </table:table-row>
        <table:table-row table:style-name="ro1">
          <table:table-cell office:value-type="string" calcext:value-type="string">
            <text:p>19100091</text:p>
          </table:table-cell>
          <table:table-cell office:value-type="float" office:value="3.71268662160199" calcext:value-type="float">
            <text:p>4</text:p>
          </table:table-cell>
          <table:table-cell office:value-type="float" office:value="1.00775409687101" calcext:value-type="float">
            <text:p>1</text:p>
          </table:table-cell>
          <table:table-cell office:value-type="float" office:value="3.39475861815059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.0326071273986" calcext:value-type="float">
            <text:p>29</text:p>
          </table:table-cell>
          <table:table-cell office:value-type="float" office:value="7467.099388" calcext:value-type="float">
            <text:p>7,467</text:p>
          </table:table-cell>
          <table:table-cell/>
        </table:table-row>
        <table:table-row table:style-name="ro1">
          <table:table-cell office:value-type="string" calcext:value-type="string">
            <text:p>19100092</text:p>
          </table:table-cell>
          <table:table-cell office:value-type="float" office:value="3.52313238809251" calcext:value-type="float">
            <text:p>4</text:p>
          </table:table-cell>
          <table:table-cell office:value-type="float" office:value="0.913780239389652" calcext:value-type="float">
            <text:p>1</text:p>
          </table:table-cell>
          <table:table-cell office:value-type="float" office:value="3.29369913257526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.7317073170732" calcext:value-type="float">
            <text:p>29</text:p>
          </table:table-cell>
          <table:table-cell office:value-type="float" office:value="5818.685687" calcext:value-type="float">
            <text:p>5,819</text:p>
          </table:table-cell>
          <table:table-cell/>
        </table:table-row>
        <table:table-row table:style-name="ro1">
          <table:table-cell office:value-type="string" calcext:value-type="string">
            <text:p>19100093</text:p>
          </table:table-cell>
          <table:table-cell office:value-type="float" office:value="3.7198012865601" calcext:value-type="float">
            <text:p>4</text:p>
          </table:table-cell>
          <table:table-cell office:value-type="float" office:value="1.01744164897769" calcext:value-type="float">
            <text:p>1</text:p>
          </table:table-cell>
          <table:table-cell office:value-type="float" office:value="3.50005877199488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.9867713330426" calcext:value-type="float">
            <text:p>29</text:p>
          </table:table-cell>
          <table:table-cell office:value-type="float" office:value="7395.01868" calcext:value-type="float">
            <text:p>7,395</text:p>
          </table:table-cell>
          <table:table-cell/>
        </table:table-row>
        <table:table-row table:style-name="ro1">
          <table:table-cell office:value-type="string" calcext:value-type="string">
            <text:p>19100094</text:p>
          </table:table-cell>
          <table:table-cell office:value-type="float" office:value="4.48804382709371" calcext:value-type="float">
            <text:p>4</text:p>
          </table:table-cell>
          <table:table-cell office:value-type="float" office:value="1.3815214132429" calcext:value-type="float">
            <text:p>1</text:p>
          </table:table-cell>
          <table:table-cell office:value-type="float" office:value="4.27381632403662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.8403428343632" calcext:value-type="float">
            <text:p>28</text:p>
          </table:table-cell>
          <table:table-cell office:value-type="float" office:value="4471.881464" calcext:value-type="float">
            <text:p>4,472</text:p>
          </table:table-cell>
          <table:table-cell/>
        </table:table-row>
        <table:table-row table:style-name="ro1">
          <table:table-cell office:value-type="string" calcext:value-type="string">
            <text:p>19100095</text:p>
          </table:table-cell>
          <table:table-cell office:value-type="float" office:value="4.24092214345486" calcext:value-type="float">
            <text:p>4</text:p>
          </table:table-cell>
          <table:table-cell office:value-type="float" office:value="1.2271179296293" calcext:value-type="float">
            <text:p>1</text:p>
          </table:table-cell>
          <table:table-cell office:value-type="float" office:value="3.91681731596806" calcext:value-type="float">
            <text:p>4</text:p>
          </table:table-cell>
          <table:table-cell office:value-type="float" office:value="0.048349800221801" calcext:value-type="float">
            <text:p>0</text:p>
          </table:table-cell>
          <table:table-cell office:value-type="float" office:value="30.1440133753847" calcext:value-type="float">
            <text:p>30</text:p>
          </table:table-cell>
          <table:table-cell office:value-type="float" office:value="6204.782618" calcext:value-type="float">
            <text:p>6,205</text:p>
          </table:table-cell>
          <table:table-cell/>
        </table:table-row>
        <table:table-row table:style-name="ro1">
          <table:table-cell office:value-type="string" calcext:value-type="string">
            <text:p>19100096</text:p>
          </table:table-cell>
          <table:table-cell office:value-type="float" office:value="4.02351229671549" calcext:value-type="float">
            <text:p>4</text:p>
          </table:table-cell>
          <table:table-cell office:value-type="float" office:value="1.04869089173465" calcext:value-type="float">
            <text:p>1</text:p>
          </table:table-cell>
          <table:table-cell office:value-type="float" office:value="3.51618487144712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.7221252551549" calcext:value-type="float">
            <text:p>31</text:p>
          </table:table-cell>
          <table:table-cell office:value-type="float" office:value="8402.857381" calcext:value-type="float">
            <text:p>8,403</text:p>
          </table:table-cell>
          <table:table-cell/>
        </table:table-row>
        <table:table-row table:style-name="ro1">
          <table:table-cell office:value-type="string" calcext:value-type="string">
            <text:p>19100097</text:p>
          </table:table-cell>
          <table:table-cell office:value-type="float" office:value="3.20968267358739" calcext:value-type="float">
            <text:p>3</text:p>
          </table:table-cell>
          <table:table-cell office:value-type="float" office:value="1.00551430002808" calcext:value-type="float">
            <text:p>1</text:p>
          </table:table-cell>
          <table:table-cell office:value-type="float" office:value="3.01130402738525" calcext:value-type="float">
            <text:p>3</text:p>
          </table:table-cell>
          <table:table-cell office:value-type="float" office:value="0.034925817993334" calcext:value-type="float">
            <text:p>0</text:p>
          </table:table-cell>
          <table:table-cell office:value-type="float" office:value="31.299648155537" calcext:value-type="float">
            <text:p>31</text:p>
          </table:table-cell>
          <table:table-cell office:value-type="float" office:value="8589.63418" calcext:value-type="float">
            <text:p>8,590</text:p>
          </table:table-cell>
          <table:table-cell/>
        </table:table-row>
        <table:table-row table:style-name="ro1">
          <table:table-cell office:value-type="string" calcext:value-type="string">
            <text:p>19100098</text:p>
          </table:table-cell>
          <table:table-cell office:value-type="float" office:value="3.53378603312" calcext:value-type="float">
            <text:p>4</text:p>
          </table:table-cell>
          <table:table-cell office:value-type="float" office:value="0.973163046731564" calcext:value-type="float">
            <text:p>1</text:p>
          </table:table-cell>
          <table:table-cell office:value-type="float" office:value="3.23568993977448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.5015893197711" calcext:value-type="float">
            <text:p>33</text:p>
          </table:table-cell>
          <table:table-cell office:value-type="float" office:value="7125.219174" calcext:value-type="float">
            <text:p>7,125</text:p>
          </table:table-cell>
          <table:table-cell/>
        </table:table-row>
        <table:table-row table:style-name="ro1">
          <table:table-cell office:value-type="string" calcext:value-type="string">
            <text:p>19100099</text:p>
          </table:table-cell>
          <table:table-cell office:value-type="float" office:value="3.83195034699733" calcext:value-type="float">
            <text:p>4</text:p>
          </table:table-cell>
          <table:table-cell office:value-type="float" office:value="1.18591046764441" calcext:value-type="float">
            <text:p>1</text:p>
          </table:table-cell>
          <table:table-cell office:value-type="float" office:value="3.60872130388353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.3283466597885" calcext:value-type="float">
            <text:p>31</text:p>
          </table:table-cell>
          <table:table-cell office:value-type="float" office:value="10119.650958" calcext:value-type="float">
            <text:p>10,120</text:p>
          </table:table-cell>
          <table:table-cell/>
        </table:table-row>
        <table:table-row table:style-name="ro1">
          <table:table-cell office:value-type="string" calcext:value-type="string">
            <text:p>19100100</text:p>
          </table:table-cell>
          <table:table-cell office:value-type="float" office:value="3.85884422367946" calcext:value-type="float">
            <text:p>4</text:p>
          </table:table-cell>
          <table:table-cell office:value-type="float" office:value="1.55828181227266" calcext:value-type="float">
            <text:p>2</text:p>
          </table:table-cell>
          <table:table-cell office:value-type="float" office:value="3.71281256764016" calcext:value-type="float">
            <text:p>4</text:p>
          </table:table-cell>
          <table:table-cell office:value-type="float" office:value="25.656494295746" calcext:value-type="float">
            <text:p>26</text:p>
          </table:table-cell>
          <table:table-cell office:value-type="float" office:value="44.8036621128675" calcext:value-type="float">
            <text:p>45</text:p>
          </table:table-cell>
          <table:table-cell office:value-type="float" office:value="7094.352198" calcext:value-type="float">
            <text:p>7,09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 number:grouping="true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3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3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4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6" number:language="en" number:country="ZA">
      <number:day number:style="long"/>
      <number:text>-</number:text>
      <number:month number:textual="true"/>
    </number:date-style>
    <number:date-style style:name="N10117" number:language="en" number:country="ZA">
      <number:month number:textual="true"/>
      <number:text>-</number:text>
      <number:year/>
    </number:date-style>
    <number:date-style style:name="N10118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en" number:country="ZA">
      <number:number number:decimal-places="0" loext:min-decimal-places="0" number:min-integer-digits="1" number:grouping="true"/>
    </number:number-style>
    <number:number-style style:name="N10119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0" loext:min-decimal-places="0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number:number number:decimal-places="2" loext:min-decimal-places="2" number:min-integer-digits="1" number:grouping="true"/>
    </number:number-style>
    <number:number-style style:name="N10121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ZA">
      <number:number number:decimal-places="2" loext:min-decimal-places="2" number:min-integer-digits="1" number:grouping="true"/>
    </number:number-style>
    <number:number-style style:name="N10122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ZA">
      <loext:text> </loext:text>
      <loext:fill-character> </loext:fill-character>
      <number:text>- </number:text>
    </number:number-style>
    <number:text-style style:name="N10126" number:language="en" number:country="Z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ZA">
      <loext:text> R </loext:text>
      <loext:fill-character> </loext:fill-character>
      <number:text>- </number:text>
    </number:number-style>
    <number:text-style style:name="N10130" number:language="en" number:country="Z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n" number:country="Z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Z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lumn_20_field" style:display-name="column field" style:family="table-cell" style:parent-style-name="Default" style:data-style-name="N0">
      <style:table-cell-properties fo:border-bottom="none" fo:background-color="#99cc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ells" style:family="table-cell" style:parent-style-name="Default" style:data-style-name="N0">
      <style:table-cell-properties fo:background-color="#ffff99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00/00/00</text:date>, <text:time style:data-style-name="N2" text:time-value="00:35:22.5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9-20T01:04:56.673000000</dc:date>
    <meta:editing-duration>PT1H58S</meta:editing-duration>
    <meta:editing-cycles>11</meta:editing-cycles>
    <meta:document-statistic meta:table-count="2" meta:cell-count="16996" meta:object-count="0"/>
  </office:meta>
</office:document-meta>
</file>